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4098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0.54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IG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table table:name="I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Adj Close</text:p>
          </table:table-cell>
          <table:table-cell table:style-name="ce1" office:value-type="string" calcext:value-type="string">
            <text:p>Volume</text:p>
          </table:table-cell>
          <table:table-cell table:style-name="ce4" office:value-type="string" calcext:value-type="string">
            <text:p>Daily Return</text:p>
          </table:table-cell>
          <table:table-cell table:style-name="ce4" office:value-type="string" calcext:value-type="string">
            <text:p>Excess Daily Return</text:p>
          </table:table-cell>
          <table:table-cell table:style-name="ce5" office:value-type="string" calcext:value-type="string">
            <text:p>Sharpe Ratio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2001-11-27</text:p>
          </table:table-cell>
          <table:table-cell table:number-columns-repeated="4" office:value-type="float" office:value="15.168333" calcext:value-type="float">
            <text:p>15.168333</text:p>
          </table:table-cell>
          <table:table-cell office:value-type="float" office:value="10.196901" calcext:value-type="float">
            <text:p>10.1969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QRT(TradingDaysPerYear)*AVERAGE([.I$1:.I$1048576])/STDEV([.I$1:.I$1048576])" office:value-type="float" office:value="0.787292585191595" calcext:value-type="float">
            <text:p>0.787292585191595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2001-11-28</text:p>
          </table:table-cell>
          <table:table-cell table:number-columns-repeated="4" office:value-type="float" office:value="15.168333" calcext:value-type="float">
            <text:p>15.168333</text:p>
          </table:table-cell>
          <table:table-cell office:value-type="float" office:value="10.196901" calcext:value-type="float">
            <text:p>10.196901</text:p>
          </table:table-cell>
          <table:table-cell office:value-type="float" office:value="0" calcext:value-type="float">
            <text:p>0</text:p>
          </table:table-cell>
          <table:table-cell table:formula="of:=([.F3]-[.F2])/[.F2]" office:value-type="float" office:value="0" calcext:value-type="float">
            <text:p>0</text:p>
          </table:table-cell>
          <table:table-cell table:formula="of:=[.H3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1-29</text:p>
          </table:table-cell>
          <table:table-cell table:number-columns-repeated="4" office:value-type="float" office:value="15.168333" calcext:value-type="float">
            <text:p>15.168333</text:p>
          </table:table-cell>
          <table:table-cell office:value-type="float" office:value="10.196901" calcext:value-type="float">
            <text:p>10.196901</text:p>
          </table:table-cell>
          <table:table-cell office:value-type="float" office:value="0" calcext:value-type="float">
            <text:p>0</text:p>
          </table:table-cell>
          <table:table-cell table:formula="of:=([.F4]-[.F3])/[.F3]" office:value-type="float" office:value="0" calcext:value-type="float">
            <text:p>0</text:p>
          </table:table-cell>
          <table:table-cell table:formula="of:=[.H4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1-30</text:p>
          </table:table-cell>
          <table:table-cell table:number-columns-repeated="4" office:value-type="float" office:value="15.22" calcext:value-type="float">
            <text:p>15.22</text:p>
          </table:table-cell>
          <table:table-cell office:value-type="float" office:value="10.231637" calcext:value-type="float">
            <text:p>10.231637</text:p>
          </table:table-cell>
          <table:table-cell office:value-type="float" office:value="600" calcext:value-type="float">
            <text:p>600</text:p>
          </table:table-cell>
          <table:table-cell table:formula="of:=([.F5]-[.F4])/[.F4]" office:value-type="float" office:value="0.0034065251785811" calcext:value-type="float">
            <text:p>0.003406525178581</text:p>
          </table:table-cell>
          <table:table-cell table:formula="of:=[.H5]-PerAnnumRiskFreeRate/TradingDaysPerYear" office:value-type="float" office:value="0.00324779501985094" calcext:value-type="float">
            <text:p>0.0032477950198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03</text:p>
          </table:table-cell>
          <table:table-cell table:number-columns-repeated="4" office:value-type="float" office:value="15.22" calcext:value-type="float">
            <text:p>15.22</text:p>
          </table:table-cell>
          <table:table-cell office:value-type="float" office:value="10.231637" calcext:value-type="float">
            <text:p>10.231637</text:p>
          </table:table-cell>
          <table:table-cell office:value-type="float" office:value="0" calcext:value-type="float">
            <text:p>0</text:p>
          </table:table-cell>
          <table:table-cell table:formula="of:=([.F6]-[.F5])/[.F5]" office:value-type="float" office:value="0" calcext:value-type="float">
            <text:p>0</text:p>
          </table:table-cell>
          <table:table-cell table:formula="of:=[.H6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04</text:p>
          </table:table-cell>
          <table:table-cell table:number-columns-repeated="4" office:value-type="float" office:value="15.44" calcext:value-type="float">
            <text:p>15.44</text:p>
          </table:table-cell>
          <table:table-cell office:value-type="float" office:value="10.379532" calcext:value-type="float">
            <text:p>10.379532</text:p>
          </table:table-cell>
          <table:table-cell office:value-type="float" office:value="600" calcext:value-type="float">
            <text:p>600</text:p>
          </table:table-cell>
          <table:table-cell table:formula="of:=([.F7]-[.F6])/[.F6]" office:value-type="float" office:value="0.0144546762165233" calcext:value-type="float">
            <text:p>0.014454676216523</text:p>
          </table:table-cell>
          <table:table-cell table:formula="of:=[.H7]-PerAnnumRiskFreeRate/TradingDaysPerYear" office:value-type="float" office:value="0.0142959460577932" calcext:value-type="float">
            <text:p>0.0142959460577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05</text:p>
          </table:table-cell>
          <table:table-cell table:number-columns-repeated="4" office:value-type="float" office:value="15.44" calcext:value-type="float">
            <text:p>15.44</text:p>
          </table:table-cell>
          <table:table-cell office:value-type="float" office:value="10.379532" calcext:value-type="float">
            <text:p>10.379532</text:p>
          </table:table-cell>
          <table:table-cell office:value-type="float" office:value="0" calcext:value-type="float">
            <text:p>0</text:p>
          </table:table-cell>
          <table:table-cell table:formula="of:=([.F8]-[.F7])/[.F7]" office:value-type="float" office:value="0" calcext:value-type="float">
            <text:p>0</text:p>
          </table:table-cell>
          <table:table-cell table:formula="of:=[.H8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06</text:p>
          </table:table-cell>
          <table:table-cell table:number-columns-repeated="4" office:value-type="float" office:value="15.686667" calcext:value-type="float">
            <text:p>15.686667</text:p>
          </table:table-cell>
          <table:table-cell office:value-type="float" office:value="10.545352" calcext:value-type="float">
            <text:p>10.545352</text:p>
          </table:table-cell>
          <table:table-cell office:value-type="float" office:value="1200" calcext:value-type="float">
            <text:p>1200</text:p>
          </table:table-cell>
          <table:table-cell table:formula="of:=([.F9]-[.F8])/[.F8]" office:value-type="float" office:value="0.0159756721208625" calcext:value-type="float">
            <text:p>0.015975672120863</text:p>
          </table:table-cell>
          <table:table-cell table:formula="of:=[.H9]-PerAnnumRiskFreeRate/TradingDaysPerYear" office:value-type="float" office:value="0.0158169419621323" calcext:value-type="float">
            <text:p>0.0158169419621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07</text:p>
          </table:table-cell>
          <table:table-cell table:number-columns-repeated="2" office:value-type="float" office:value="15.45" calcext:value-type="float">
            <text:p>15.45</text:p>
          </table:table-cell>
          <table:table-cell table:number-columns-repeated="2" office:value-type="float" office:value="15.356667" calcext:value-type="float">
            <text:p>15.356667</text:p>
          </table:table-cell>
          <table:table-cell office:value-type="float" office:value="10.323511" calcext:value-type="float">
            <text:p>10.323511</text:p>
          </table:table-cell>
          <table:table-cell office:value-type="float" office:value="1800" calcext:value-type="float">
            <text:p>1800</text:p>
          </table:table-cell>
          <table:table-cell table:formula="of:=([.F10]-[.F9])/[.F9]" office:value-type="float" office:value="-0.021036851116966" calcext:value-type="float">
            <text:p>-0.021036851116966</text:p>
          </table:table-cell>
          <table:table-cell table:formula="of:=[.H10]-PerAnnumRiskFreeRate/TradingDaysPerYear" office:value-type="float" office:value="-0.0211955812756961" calcext:value-type="float">
            <text:p>-0.0211955812756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10</text:p>
          </table:table-cell>
          <table:table-cell table:number-columns-repeated="4" office:value-type="float" office:value="15.356667" calcext:value-type="float">
            <text:p>15.356667</text:p>
          </table:table-cell>
          <table:table-cell office:value-type="float" office:value="10.323511" calcext:value-type="float">
            <text:p>10.323511</text:p>
          </table:table-cell>
          <table:table-cell office:value-type="float" office:value="0" calcext:value-type="float">
            <text:p>0</text:p>
          </table:table-cell>
          <table:table-cell table:formula="of:=([.F11]-[.F10])/[.F10]" office:value-type="float" office:value="0" calcext:value-type="float">
            <text:p>0</text:p>
          </table:table-cell>
          <table:table-cell table:formula="of:=[.H11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11</text:p>
          </table:table-cell>
          <table:table-cell table:number-columns-repeated="4" office:value-type="float" office:value="15.125" calcext:value-type="float">
            <text:p>15.125</text:p>
          </table:table-cell>
          <table:table-cell office:value-type="float" office:value="10.167772" calcext:value-type="float">
            <text:p>10.167772</text:p>
          </table:table-cell>
          <table:table-cell office:value-type="float" office:value="1200" calcext:value-type="float">
            <text:p>1200</text:p>
          </table:table-cell>
          <table:table-cell table:formula="of:=([.F12]-[.F11])/[.F11]" office:value-type="float" office:value="-0.0150858559650879" calcext:value-type="float">
            <text:p>-0.015085855965088</text:p>
          </table:table-cell>
          <table:table-cell table:formula="of:=[.H12]-PerAnnumRiskFreeRate/TradingDaysPerYear" office:value-type="float" office:value="-0.0152445861238181" calcext:value-type="float">
            <text:p>-0.0152445861238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12</text:p>
          </table:table-cell>
          <table:table-cell table:number-columns-repeated="2" office:value-type="float" office:value="15.05" calcext:value-type="float">
            <text:p>15.05</text:p>
          </table:table-cell>
          <table:table-cell table:number-columns-repeated="2" office:value-type="float" office:value="15.008333" calcext:value-type="float">
            <text:p>15.008333</text:p>
          </table:table-cell>
          <table:table-cell office:value-type="float" office:value="10.089342" calcext:value-type="float">
            <text:p>10.089342</text:p>
          </table:table-cell>
          <table:table-cell office:value-type="float" office:value="1800" calcext:value-type="float">
            <text:p>1800</text:p>
          </table:table-cell>
          <table:table-cell table:formula="of:=([.F13]-[.F12])/[.F12]" office:value-type="float" office:value="-0.00771358759814826" calcext:value-type="float">
            <text:p>-0.007713587598148</text:p>
          </table:table-cell>
          <table:table-cell table:formula="of:=[.H13]-PerAnnumRiskFreeRate/TradingDaysPerYear" office:value-type="float" office:value="-0.00787231775687842" calcext:value-type="float">
            <text:p>-0.0078723177568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13</text:p>
          </table:table-cell>
          <table:table-cell table:number-columns-repeated="4" office:value-type="float" office:value="15.008333" calcext:value-type="float">
            <text:p>15.008333</text:p>
          </table:table-cell>
          <table:table-cell office:value-type="float" office:value="10.089342" calcext:value-type="float">
            <text:p>10.089342</text:p>
          </table:table-cell>
          <table:table-cell office:value-type="float" office:value="0" calcext:value-type="float">
            <text:p>0</text:p>
          </table:table-cell>
          <table:table-cell table:formula="of:=([.F14]-[.F13])/[.F13]" office:value-type="float" office:value="0" calcext:value-type="float">
            <text:p>0</text:p>
          </table:table-cell>
          <table:table-cell table:formula="of:=[.H14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14</text:p>
          </table:table-cell>
          <table:table-cell table:number-columns-repeated="4" office:value-type="float" office:value="15.008333" calcext:value-type="float">
            <text:p>15.008333</text:p>
          </table:table-cell>
          <table:table-cell office:value-type="float" office:value="10.089342" calcext:value-type="float">
            <text:p>10.089342</text:p>
          </table:table-cell>
          <table:table-cell office:value-type="float" office:value="0" calcext:value-type="float">
            <text:p>0</text:p>
          </table:table-cell>
          <table:table-cell table:formula="of:=([.F15]-[.F14])/[.F14]" office:value-type="float" office:value="0" calcext:value-type="float">
            <text:p>0</text:p>
          </table:table-cell>
          <table:table-cell table:formula="of:=[.H15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17</text:p>
          </table:table-cell>
          <table:table-cell table:number-columns-repeated="4" office:value-type="float" office:value="14.946667" calcext:value-type="float">
            <text:p>14.946667</text:p>
          </table:table-cell>
          <table:table-cell office:value-type="float" office:value="10.089681" calcext:value-type="float">
            <text:p>10.089681</text:p>
          </table:table-cell>
          <table:table-cell office:value-type="float" office:value="0" calcext:value-type="float">
            <text:p>0</text:p>
          </table:table-cell>
          <table:table-cell table:formula="of:=([.F16]-[.F15])/[.F15]" office:value-type="float" office:value="0.0000335998125547049" calcext:value-type="float">
            <text:p>3.35998125547049E-05</text:p>
          </table:table-cell>
          <table:table-cell table:formula="of:=[.H16]-PerAnnumRiskFreeRate/TradingDaysPerYear" office:value-type="float" office:value="-0.000125130346175454" calcext:value-type="float">
            <text:p>-0.0001251303461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18</text:p>
          </table:table-cell>
          <table:table-cell office:value-type="float" office:value="15.008333" calcext:value-type="float">
            <text:p>15.008333</text:p>
          </table:table-cell>
          <table:table-cell office:value-type="float" office:value="15.135" calcext:value-type="float">
            <text:p>15.135</text:p>
          </table:table-cell>
          <table:table-cell office:value-type="float" office:value="15.008333" calcext:value-type="float">
            <text:p>15.008333</text:p>
          </table:table-cell>
          <table:table-cell office:value-type="float" office:value="15.135" calcext:value-type="float">
            <text:p>15.135</text:p>
          </table:table-cell>
          <table:table-cell office:value-type="float" office:value="10.216816" calcext:value-type="float">
            <text:p>10.216816</text:p>
          </table:table-cell>
          <table:table-cell office:value-type="float" office:value="7800" calcext:value-type="float">
            <text:p>7800</text:p>
          </table:table-cell>
          <table:table-cell table:formula="of:=([.F17]-[.F16])/[.F16]" office:value-type="float" office:value="0.0126004974785624" calcext:value-type="float">
            <text:p>0.012600497478563</text:p>
          </table:table-cell>
          <table:table-cell table:formula="of:=[.H17]-PerAnnumRiskFreeRate/TradingDaysPerYear" office:value-type="float" office:value="0.0124417673198323" calcext:value-type="float">
            <text:p>0.0124417673198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19</text:p>
          </table:table-cell>
          <table:table-cell office:value-type="float" office:value="15.108333" calcext:value-type="float">
            <text:p>15.108333</text:p>
          </table:table-cell>
          <table:table-cell office:value-type="float" office:value="15.233333" calcext:value-type="float">
            <text:p>15.233333</text:p>
          </table:table-cell>
          <table:table-cell office:value-type="float" office:value="15.108333" calcext:value-type="float">
            <text:p>15.108333</text:p>
          </table:table-cell>
          <table:table-cell office:value-type="float" office:value="15.233333" calcext:value-type="float">
            <text:p>15.233333</text:p>
          </table:table-cell>
          <table:table-cell office:value-type="float" office:value="10.283194" calcext:value-type="float">
            <text:p>10.283194</text:p>
          </table:table-cell>
          <table:table-cell office:value-type="float" office:value="14400" calcext:value-type="float">
            <text:p>14400</text:p>
          </table:table-cell>
          <table:table-cell table:formula="of:=([.F18]-[.F17])/[.F17]" office:value-type="float" office:value="0.00649693603173438" calcext:value-type="float">
            <text:p>0.006496936031734</text:p>
          </table:table-cell>
          <table:table-cell table:formula="of:=[.H18]-PerAnnumRiskFreeRate/TradingDaysPerYear" office:value-type="float" office:value="0.00633820587300422" calcext:value-type="float">
            <text:p>0.0063382058730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20</text:p>
          </table:table-cell>
          <table:table-cell table:number-columns-repeated="4" office:value-type="float" office:value="15.233333" calcext:value-type="float">
            <text:p>15.233333</text:p>
          </table:table-cell>
          <table:table-cell office:value-type="float" office:value="10.283194" calcext:value-type="float">
            <text:p>10.283194</text:p>
          </table:table-cell>
          <table:table-cell office:value-type="float" office:value="0" calcext:value-type="float">
            <text:p>0</text:p>
          </table:table-cell>
          <table:table-cell table:formula="of:=([.F19]-[.F18])/[.F18]" office:value-type="float" office:value="0" calcext:value-type="float">
            <text:p>0</text:p>
          </table:table-cell>
          <table:table-cell table:formula="of:=[.H19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21</text:p>
          </table:table-cell>
          <table:table-cell table:number-columns-repeated="4" office:value-type="float" office:value="15.233333" calcext:value-type="float">
            <text:p>15.233333</text:p>
          </table:table-cell>
          <table:table-cell office:value-type="float" office:value="10.283194" calcext:value-type="float">
            <text:p>10.283194</text:p>
          </table:table-cell>
          <table:table-cell office:value-type="float" office:value="0" calcext:value-type="float">
            <text:p>0</text:p>
          </table:table-cell>
          <table:table-cell table:formula="of:=([.F20]-[.F19])/[.F19]" office:value-type="float" office:value="0" calcext:value-type="float">
            <text:p>0</text:p>
          </table:table-cell>
          <table:table-cell table:formula="of:=[.H20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24</text:p>
          </table:table-cell>
          <table:table-cell table:number-columns-repeated="4" office:value-type="float" office:value="15.5" calcext:value-type="float">
            <text:p>15.5</text:p>
          </table:table-cell>
          <table:table-cell office:value-type="float" office:value="10.463209" calcext:value-type="float">
            <text:p>10.463209</text:p>
          </table:table-cell>
          <table:table-cell office:value-type="float" office:value="600" calcext:value-type="float">
            <text:p>600</text:p>
          </table:table-cell>
          <table:table-cell table:formula="of:=([.F21]-[.F20])/[.F20]" office:value-type="float" office:value="0.0175057477277975" calcext:value-type="float">
            <text:p>0.017505747727798</text:p>
          </table:table-cell>
          <table:table-cell table:formula="of:=[.H21]-PerAnnumRiskFreeRate/TradingDaysPerYear" office:value-type="float" office:value="0.0173470175690673" calcext:value-type="float">
            <text:p>0.0173470175690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26</text:p>
          </table:table-cell>
          <table:table-cell table:number-columns-repeated="4" office:value-type="float" office:value="15.908333" calcext:value-type="float">
            <text:p>15.908333</text:p>
          </table:table-cell>
          <table:table-cell office:value-type="float" office:value="10.738849" calcext:value-type="float">
            <text:p>10.738849</text:p>
          </table:table-cell>
          <table:table-cell office:value-type="float" office:value="600" calcext:value-type="float">
            <text:p>600</text:p>
          </table:table-cell>
          <table:table-cell table:formula="of:=([.F22]-[.F21])/[.F21]" office:value-type="float" office:value="0.0263437345082182" calcext:value-type="float">
            <text:p>0.026343734508218</text:p>
          </table:table-cell>
          <table:table-cell table:formula="of:=[.H22]-PerAnnumRiskFreeRate/TradingDaysPerYear" office:value-type="float" office:value="0.026185004349488" calcext:value-type="float">
            <text:p>0.0261850043494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27</text:p>
          </table:table-cell>
          <table:table-cell table:number-columns-repeated="4" office:value-type="float" office:value="15.908333" calcext:value-type="float">
            <text:p>15.908333</text:p>
          </table:table-cell>
          <table:table-cell office:value-type="float" office:value="10.738849" calcext:value-type="float">
            <text:p>10.738849</text:p>
          </table:table-cell>
          <table:table-cell office:value-type="float" office:value="0" calcext:value-type="float">
            <text:p>0</text:p>
          </table:table-cell>
          <table:table-cell table:formula="of:=([.F23]-[.F22])/[.F22]" office:value-type="float" office:value="0" calcext:value-type="float">
            <text:p>0</text:p>
          </table:table-cell>
          <table:table-cell table:formula="of:=[.H23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28</text:p>
          </table:table-cell>
          <table:table-cell table:number-columns-repeated="4" office:value-type="float" office:value="16.059999" calcext:value-type="float">
            <text:p>16.059999</text:p>
          </table:table-cell>
          <table:table-cell office:value-type="float" office:value="10.841231" calcext:value-type="float">
            <text:p>10.841231</text:p>
          </table:table-cell>
          <table:table-cell office:value-type="float" office:value="600" calcext:value-type="float">
            <text:p>600</text:p>
          </table:table-cell>
          <table:table-cell table:formula="of:=([.F24]-[.F23])/[.F23]" office:value-type="float" office:value="0.00953379640592771" calcext:value-type="float">
            <text:p>0.009533796405928</text:p>
          </table:table-cell>
          <table:table-cell table:formula="of:=[.H24]-PerAnnumRiskFreeRate/TradingDaysPerYear" office:value-type="float" office:value="0.00937506624719756" calcext:value-type="float">
            <text:p>0.0093750662471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1-12-31</text:p>
          </table:table-cell>
          <table:table-cell table:number-columns-repeated="4" office:value-type="float" office:value="15.933333" calcext:value-type="float">
            <text:p>15.933333</text:p>
          </table:table-cell>
          <table:table-cell office:value-type="float" office:value="10.755726" calcext:value-type="float">
            <text:p>10.755726</text:p>
          </table:table-cell>
          <table:table-cell office:value-type="float" office:value="6000" calcext:value-type="float">
            <text:p>6000</text:p>
          </table:table-cell>
          <table:table-cell table:formula="of:=([.F25]-[.F24])/[.F24]" office:value-type="float" office:value="-0.00788701947223533" calcext:value-type="float">
            <text:p>-0.007887019472235</text:p>
          </table:table-cell>
          <table:table-cell table:formula="of:=[.H25]-PerAnnumRiskFreeRate/TradingDaysPerYear" office:value-type="float" office:value="-0.00804574963096549" calcext:value-type="float">
            <text:p>-0.0080457496309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02</text:p>
          </table:table-cell>
          <table:table-cell table:number-columns-repeated="4" office:value-type="float" office:value="15.933333" calcext:value-type="float">
            <text:p>15.933333</text:p>
          </table:table-cell>
          <table:table-cell office:value-type="float" office:value="10.755726" calcext:value-type="float">
            <text:p>10.755726</text:p>
          </table:table-cell>
          <table:table-cell office:value-type="float" office:value="0" calcext:value-type="float">
            <text:p>0</text:p>
          </table:table-cell>
          <table:table-cell table:formula="of:=([.F26]-[.F25])/[.F25]" office:value-type="float" office:value="0" calcext:value-type="float">
            <text:p>0</text:p>
          </table:table-cell>
          <table:table-cell table:formula="of:=[.H26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03</text:p>
          </table:table-cell>
          <table:table-cell table:number-columns-repeated="4" office:value-type="float" office:value="15.933333" calcext:value-type="float">
            <text:p>15.933333</text:p>
          </table:table-cell>
          <table:table-cell office:value-type="float" office:value="10.755726" calcext:value-type="float">
            <text:p>10.755726</text:p>
          </table:table-cell>
          <table:table-cell office:value-type="float" office:value="0" calcext:value-type="float">
            <text:p>0</text:p>
          </table:table-cell>
          <table:table-cell table:formula="of:=([.F27]-[.F26])/[.F26]" office:value-type="float" office:value="0" calcext:value-type="float">
            <text:p>0</text:p>
          </table:table-cell>
          <table:table-cell table:formula="of:=[.H27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04</text:p>
          </table:table-cell>
          <table:table-cell office:value-type="float" office:value="15.7" calcext:value-type="float">
            <text:p>15.7</text:p>
          </table:table-cell>
          <table:table-cell office:value-type="float" office:value="15.73" calcext:value-type="float">
            <text:p>15.73</text:p>
          </table:table-cell>
          <table:table-cell office:value-type="float" office:value="15.7" calcext:value-type="float">
            <text:p>15.7</text:p>
          </table:table-cell>
          <table:table-cell office:value-type="float" office:value="15.73" calcext:value-type="float">
            <text:p>15.73</text:p>
          </table:table-cell>
          <table:table-cell office:value-type="float" office:value="10.618464" calcext:value-type="float">
            <text:p>10.618464</text:p>
          </table:table-cell>
          <table:table-cell office:value-type="float" office:value="1800" calcext:value-type="float">
            <text:p>1800</text:p>
          </table:table-cell>
          <table:table-cell table:formula="of:=([.F28]-[.F27])/[.F27]" office:value-type="float" office:value="-0.0127617605729264" calcext:value-type="float">
            <text:p>-0.012761760572927</text:p>
          </table:table-cell>
          <table:table-cell table:formula="of:=[.H28]-PerAnnumRiskFreeRate/TradingDaysPerYear" office:value-type="float" office:value="-0.0129204907316566" calcext:value-type="float">
            <text:p>-0.0129204907316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07</text:p>
          </table:table-cell>
          <table:table-cell table:number-columns-repeated="4" office:value-type="float" office:value="15.816667" calcext:value-type="float">
            <text:p>15.816667</text:p>
          </table:table-cell>
          <table:table-cell office:value-type="float" office:value="10.676966" calcext:value-type="float">
            <text:p>10.676966</text:p>
          </table:table-cell>
          <table:table-cell office:value-type="float" office:value="1800" calcext:value-type="float">
            <text:p>1800</text:p>
          </table:table-cell>
          <table:table-cell table:formula="of:=([.F29]-[.F28])/[.F28]" office:value-type="float" office:value="0.00550945974860401" calcext:value-type="float">
            <text:p>0.005509459748604</text:p>
          </table:table-cell>
          <table:table-cell table:formula="of:=[.H29]-PerAnnumRiskFreeRate/TradingDaysPerYear" office:value-type="float" office:value="0.00535072958987385" calcext:value-type="float">
            <text:p>0.0053507295898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08</text:p>
          </table:table-cell>
          <table:table-cell table:number-columns-repeated="4" office:value-type="float" office:value="15.65" calcext:value-type="float">
            <text:p>15.65</text:p>
          </table:table-cell>
          <table:table-cell office:value-type="float" office:value="10.564462" calcext:value-type="float">
            <text:p>10.564462</text:p>
          </table:table-cell>
          <table:table-cell office:value-type="float" office:value="600" calcext:value-type="float">
            <text:p>600</text:p>
          </table:table-cell>
          <table:table-cell table:formula="of:=([.F30]-[.F29])/[.F29]" office:value-type="float" office:value="-0.0105370757947529" calcext:value-type="float">
            <text:p>-0.010537075794753</text:p>
          </table:table-cell>
          <table:table-cell table:formula="of:=[.H30]-PerAnnumRiskFreeRate/TradingDaysPerYear" office:value-type="float" office:value="-0.010695805953483" calcext:value-type="float">
            <text:p>-0.0106958059534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09</text:p>
          </table:table-cell>
          <table:table-cell table:number-columns-repeated="4" office:value-type="float" office:value="15.648333" calcext:value-type="float">
            <text:p>15.648333</text:p>
          </table:table-cell>
          <table:table-cell office:value-type="float" office:value="10.563339" calcext:value-type="float">
            <text:p>10.563339</text:p>
          </table:table-cell>
          <table:table-cell office:value-type="float" office:value="600" calcext:value-type="float">
            <text:p>600</text:p>
          </table:table-cell>
          <table:table-cell table:formula="of:=([.F31]-[.F30])/[.F30]" office:value-type="float" office:value="-0.000106299781285743" calcext:value-type="float">
            <text:p>-0.000106299781286</text:p>
          </table:table-cell>
          <table:table-cell table:formula="of:=[.H31]-PerAnnumRiskFreeRate/TradingDaysPerYear" office:value-type="float" office:value="-0.000265029940015901" calcext:value-type="float">
            <text:p>-0.0002650299400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10</text:p>
          </table:table-cell>
          <table:table-cell table:number-columns-repeated="4" office:value-type="float" office:value="15.648333" calcext:value-type="float">
            <text:p>15.648333</text:p>
          </table:table-cell>
          <table:table-cell office:value-type="float" office:value="10.563339" calcext:value-type="float">
            <text:p>10.563339</text:p>
          </table:table-cell>
          <table:table-cell office:value-type="float" office:value="0" calcext:value-type="float">
            <text:p>0</text:p>
          </table:table-cell>
          <table:table-cell table:formula="of:=([.F32]-[.F31])/[.F31]" office:value-type="float" office:value="0" calcext:value-type="float">
            <text:p>0</text:p>
          </table:table-cell>
          <table:table-cell table:formula="of:=[.H32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11</text:p>
          </table:table-cell>
          <table:table-cell table:number-columns-repeated="4" office:value-type="float" office:value="15.648333" calcext:value-type="float">
            <text:p>15.648333</text:p>
          </table:table-cell>
          <table:table-cell office:value-type="float" office:value="10.563339" calcext:value-type="float">
            <text:p>10.563339</text:p>
          </table:table-cell>
          <table:table-cell office:value-type="float" office:value="0" calcext:value-type="float">
            <text:p>0</text:p>
          </table:table-cell>
          <table:table-cell table:formula="of:=([.F33]-[.F32])/[.F32]" office:value-type="float" office:value="0" calcext:value-type="float">
            <text:p>0</text:p>
          </table:table-cell>
          <table:table-cell table:formula="of:=[.H33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14</text:p>
          </table:table-cell>
          <table:table-cell table:number-columns-repeated="4" office:value-type="float" office:value="15.648333" calcext:value-type="float">
            <text:p>15.648333</text:p>
          </table:table-cell>
          <table:table-cell office:value-type="float" office:value="10.563339" calcext:value-type="float">
            <text:p>10.563339</text:p>
          </table:table-cell>
          <table:table-cell office:value-type="float" office:value="0" calcext:value-type="float">
            <text:p>0</text:p>
          </table:table-cell>
          <table:table-cell table:formula="of:=([.F34]-[.F33])/[.F33]" office:value-type="float" office:value="0" calcext:value-type="float">
            <text:p>0</text:p>
          </table:table-cell>
          <table:table-cell table:formula="of:=[.H34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15</text:p>
          </table:table-cell>
          <table:table-cell table:number-columns-repeated="4" office:value-type="float" office:value="15.648333" calcext:value-type="float">
            <text:p>15.648333</text:p>
          </table:table-cell>
          <table:table-cell office:value-type="float" office:value="10.563339" calcext:value-type="float">
            <text:p>10.563339</text:p>
          </table:table-cell>
          <table:table-cell office:value-type="float" office:value="0" calcext:value-type="float">
            <text:p>0</text:p>
          </table:table-cell>
          <table:table-cell table:formula="of:=([.F35]-[.F34])/[.F34]" office:value-type="float" office:value="0" calcext:value-type="float">
            <text:p>0</text:p>
          </table:table-cell>
          <table:table-cell table:formula="of:=[.H35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16</text:p>
          </table:table-cell>
          <table:table-cell table:number-columns-repeated="4" office:value-type="float" office:value="15.648333" calcext:value-type="float">
            <text:p>15.648333</text:p>
          </table:table-cell>
          <table:table-cell office:value-type="float" office:value="10.563339" calcext:value-type="float">
            <text:p>10.563339</text:p>
          </table:table-cell>
          <table:table-cell office:value-type="float" office:value="0" calcext:value-type="float">
            <text:p>0</text:p>
          </table:table-cell>
          <table:table-cell table:formula="of:=([.F36]-[.F35])/[.F35]" office:value-type="float" office:value="0" calcext:value-type="float">
            <text:p>0</text:p>
          </table:table-cell>
          <table:table-cell table:formula="of:=[.H36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17</text:p>
          </table:table-cell>
          <table:table-cell table:number-columns-repeated="4" office:value-type="float" office:value="15.648333" calcext:value-type="float">
            <text:p>15.648333</text:p>
          </table:table-cell>
          <table:table-cell office:value-type="float" office:value="10.563339" calcext:value-type="float">
            <text:p>10.563339</text:p>
          </table:table-cell>
          <table:table-cell office:value-type="float" office:value="0" calcext:value-type="float">
            <text:p>0</text:p>
          </table:table-cell>
          <table:table-cell table:formula="of:=([.F37]-[.F36])/[.F36]" office:value-type="float" office:value="0" calcext:value-type="float">
            <text:p>0</text:p>
          </table:table-cell>
          <table:table-cell table:formula="of:=[.H37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18</text:p>
          </table:table-cell>
          <table:table-cell table:number-columns-repeated="4" office:value-type="float" office:value="15.648333" calcext:value-type="float">
            <text:p>15.648333</text:p>
          </table:table-cell>
          <table:table-cell office:value-type="float" office:value="10.563339" calcext:value-type="float">
            <text:p>10.563339</text:p>
          </table:table-cell>
          <table:table-cell office:value-type="float" office:value="0" calcext:value-type="float">
            <text:p>0</text:p>
          </table:table-cell>
          <table:table-cell table:formula="of:=([.F38]-[.F37])/[.F37]" office:value-type="float" office:value="0" calcext:value-type="float">
            <text:p>0</text:p>
          </table:table-cell>
          <table:table-cell table:formula="of:=[.H38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22</text:p>
          </table:table-cell>
          <table:table-cell table:number-columns-repeated="2" office:value-type="float" office:value="14.866667" calcext:value-type="float">
            <text:p>14.866667</text:p>
          </table:table-cell>
          <table:table-cell office:value-type="float" office:value="14.758333" calcext:value-type="float">
            <text:p>14.758333</text:p>
          </table:table-cell>
          <table:table-cell office:value-type="float" office:value="14.761667" calcext:value-type="float">
            <text:p>14.761667</text:p>
          </table:table-cell>
          <table:table-cell office:value-type="float" office:value="9.964797" calcext:value-type="float">
            <text:p>9.964797</text:p>
          </table:table-cell>
          <table:table-cell office:value-type="float" office:value="10200" calcext:value-type="float">
            <text:p>10200</text:p>
          </table:table-cell>
          <table:table-cell table:formula="of:=([.F39]-[.F38])/[.F38]" office:value-type="float" office:value="-0.0566621974358674" calcext:value-type="float">
            <text:p>-0.056662197435868</text:p>
          </table:table-cell>
          <table:table-cell table:formula="of:=[.H39]-PerAnnumRiskFreeRate/TradingDaysPerYear" office:value-type="float" office:value="-0.0568209275945976" calcext:value-type="float">
            <text:p>-0.0568209275945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23</text:p>
          </table:table-cell>
          <table:table-cell table:number-columns-repeated="4" office:value-type="float" office:value="14.761667" calcext:value-type="float">
            <text:p>14.761667</text:p>
          </table:table-cell>
          <table:table-cell office:value-type="float" office:value="9.964797" calcext:value-type="float">
            <text:p>9.964797</text:p>
          </table:table-cell>
          <table:table-cell office:value-type="float" office:value="0" calcext:value-type="float">
            <text:p>0</text:p>
          </table:table-cell>
          <table:table-cell table:formula="of:=([.F40]-[.F39])/[.F39]" office:value-type="float" office:value="0" calcext:value-type="float">
            <text:p>0</text:p>
          </table:table-cell>
          <table:table-cell table:formula="of:=[.H40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24</text:p>
          </table:table-cell>
          <table:table-cell table:number-columns-repeated="4" office:value-type="float" office:value="14.761667" calcext:value-type="float">
            <text:p>14.761667</text:p>
          </table:table-cell>
          <table:table-cell office:value-type="float" office:value="9.964797" calcext:value-type="float">
            <text:p>9.964797</text:p>
          </table:table-cell>
          <table:table-cell office:value-type="float" office:value="0" calcext:value-type="float">
            <text:p>0</text:p>
          </table:table-cell>
          <table:table-cell table:formula="of:=([.F41]-[.F40])/[.F40]" office:value-type="float" office:value="0" calcext:value-type="float">
            <text:p>0</text:p>
          </table:table-cell>
          <table:table-cell table:formula="of:=[.H41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25</text:p>
          </table:table-cell>
          <table:table-cell table:number-columns-repeated="4" office:value-type="float" office:value="14.761667" calcext:value-type="float">
            <text:p>14.761667</text:p>
          </table:table-cell>
          <table:table-cell office:value-type="float" office:value="9.964797" calcext:value-type="float">
            <text:p>9.964797</text:p>
          </table:table-cell>
          <table:table-cell office:value-type="float" office:value="0" calcext:value-type="float">
            <text:p>0</text:p>
          </table:table-cell>
          <table:table-cell table:formula="of:=([.F42]-[.F41])/[.F41]" office:value-type="float" office:value="0" calcext:value-type="float">
            <text:p>0</text:p>
          </table:table-cell>
          <table:table-cell table:formula="of:=[.H42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28</text:p>
          </table:table-cell>
          <table:table-cell table:number-columns-repeated="4" office:value-type="float" office:value="15.433333" calcext:value-type="float">
            <text:p>15.433333</text:p>
          </table:table-cell>
          <table:table-cell office:value-type="float" office:value="10.418204" calcext:value-type="float">
            <text:p>10.418204</text:p>
          </table:table-cell>
          <table:table-cell office:value-type="float" office:value="14400" calcext:value-type="float">
            <text:p>14400</text:p>
          </table:table-cell>
          <table:table-cell table:formula="of:=([.F43]-[.F42])/[.F42]" office:value-type="float" office:value="0.0455008767363749" calcext:value-type="float">
            <text:p>0.045500876736375</text:p>
          </table:table-cell>
          <table:table-cell table:formula="of:=[.H43]-PerAnnumRiskFreeRate/TradingDaysPerYear" office:value-type="float" office:value="0.0453421465776448" calcext:value-type="float">
            <text:p>0.0453421465776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29</text:p>
          </table:table-cell>
          <table:table-cell table:number-columns-repeated="4" office:value-type="float" office:value="15.341667" calcext:value-type="float">
            <text:p>15.341667</text:p>
          </table:table-cell>
          <table:table-cell office:value-type="float" office:value="10.356326" calcext:value-type="float">
            <text:p>10.356326</text:p>
          </table:table-cell>
          <table:table-cell office:value-type="float" office:value="600" calcext:value-type="float">
            <text:p>600</text:p>
          </table:table-cell>
          <table:table-cell table:formula="of:=([.F44]-[.F43])/[.F43]" office:value-type="float" office:value="-0.00593941143790236" calcext:value-type="float">
            <text:p>-0.005939411437902</text:p>
          </table:table-cell>
          <table:table-cell table:formula="of:=[.H44]-PerAnnumRiskFreeRate/TradingDaysPerYear" office:value-type="float" office:value="-0.00609814159663252" calcext:value-type="float">
            <text:p>-0.0060981415966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30</text:p>
          </table:table-cell>
          <table:table-cell table:number-columns-repeated="4" office:value-type="float" office:value="15.341667" calcext:value-type="float">
            <text:p>15.341667</text:p>
          </table:table-cell>
          <table:table-cell office:value-type="float" office:value="10.356326" calcext:value-type="float">
            <text:p>10.356326</text:p>
          </table:table-cell>
          <table:table-cell office:value-type="float" office:value="0" calcext:value-type="float">
            <text:p>0</text:p>
          </table:table-cell>
          <table:table-cell table:formula="of:=([.F45]-[.F44])/[.F44]" office:value-type="float" office:value="0" calcext:value-type="float">
            <text:p>0</text:p>
          </table:table-cell>
          <table:table-cell table:formula="of:=[.H45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1-31</text:p>
          </table:table-cell>
          <table:table-cell table:number-columns-repeated="4" office:value-type="float" office:value="15.341667" calcext:value-type="float">
            <text:p>15.341667</text:p>
          </table:table-cell>
          <table:table-cell office:value-type="float" office:value="10.356326" calcext:value-type="float">
            <text:p>10.356326</text:p>
          </table:table-cell>
          <table:table-cell office:value-type="float" office:value="0" calcext:value-type="float">
            <text:p>0</text:p>
          </table:table-cell>
          <table:table-cell table:formula="of:=([.F46]-[.F45])/[.F45]" office:value-type="float" office:value="0" calcext:value-type="float">
            <text:p>0</text:p>
          </table:table-cell>
          <table:table-cell table:formula="of:=[.H46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01</text:p>
          </table:table-cell>
          <table:table-cell table:number-columns-repeated="4" office:value-type="float" office:value="15.341667" calcext:value-type="float">
            <text:p>15.341667</text:p>
          </table:table-cell>
          <table:table-cell office:value-type="float" office:value="10.356326" calcext:value-type="float">
            <text:p>10.356326</text:p>
          </table:table-cell>
          <table:table-cell office:value-type="float" office:value="0" calcext:value-type="float">
            <text:p>0</text:p>
          </table:table-cell>
          <table:table-cell table:formula="of:=([.F47]-[.F46])/[.F46]" office:value-type="float" office:value="0" calcext:value-type="float">
            <text:p>0</text:p>
          </table:table-cell>
          <table:table-cell table:formula="of:=[.H47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04</text:p>
          </table:table-cell>
          <table:table-cell table:number-columns-repeated="4" office:value-type="float" office:value="15.341667" calcext:value-type="float">
            <text:p>15.341667</text:p>
          </table:table-cell>
          <table:table-cell office:value-type="float" office:value="10.356326" calcext:value-type="float">
            <text:p>10.356326</text:p>
          </table:table-cell>
          <table:table-cell office:value-type="float" office:value="0" calcext:value-type="float">
            <text:p>0</text:p>
          </table:table-cell>
          <table:table-cell table:formula="of:=([.F48]-[.F47])/[.F47]" office:value-type="float" office:value="0" calcext:value-type="float">
            <text:p>0</text:p>
          </table:table-cell>
          <table:table-cell table:formula="of:=[.H48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05</text:p>
          </table:table-cell>
          <table:table-cell table:number-columns-repeated="4" office:value-type="float" office:value="15.341667" calcext:value-type="float">
            <text:p>15.341667</text:p>
          </table:table-cell>
          <table:table-cell office:value-type="float" office:value="10.356326" calcext:value-type="float">
            <text:p>10.356326</text:p>
          </table:table-cell>
          <table:table-cell office:value-type="float" office:value="0" calcext:value-type="float">
            <text:p>0</text:p>
          </table:table-cell>
          <table:table-cell table:formula="of:=([.F49]-[.F48])/[.F48]" office:value-type="float" office:value="0" calcext:value-type="float">
            <text:p>0</text:p>
          </table:table-cell>
          <table:table-cell table:formula="of:=[.H49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06</text:p>
          </table:table-cell>
          <table:table-cell table:number-columns-repeated="4" office:value-type="float" office:value="15.341667" calcext:value-type="float">
            <text:p>15.341667</text:p>
          </table:table-cell>
          <table:table-cell office:value-type="float" office:value="10.356326" calcext:value-type="float">
            <text:p>10.356326</text:p>
          </table:table-cell>
          <table:table-cell office:value-type="float" office:value="0" calcext:value-type="float">
            <text:p>0</text:p>
          </table:table-cell>
          <table:table-cell table:formula="of:=([.F50]-[.F49])/[.F49]" office:value-type="float" office:value="0" calcext:value-type="float">
            <text:p>0</text:p>
          </table:table-cell>
          <table:table-cell table:formula="of:=[.H50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07</text:p>
          </table:table-cell>
          <table:table-cell table:number-columns-repeated="4" office:value-type="float" office:value="15.1" calcext:value-type="float">
            <text:p>15.1</text:p>
          </table:table-cell>
          <table:table-cell office:value-type="float" office:value="10.193191" calcext:value-type="float">
            <text:p>10.193191</text:p>
          </table:table-cell>
          <table:table-cell office:value-type="float" office:value="3600" calcext:value-type="float">
            <text:p>3600</text:p>
          </table:table-cell>
          <table:table-cell table:formula="of:=([.F51]-[.F50])/[.F50]" office:value-type="float" office:value="-0.0157522078775812" calcext:value-type="float">
            <text:p>-0.015752207877581</text:p>
          </table:table-cell>
          <table:table-cell table:formula="of:=[.H51]-PerAnnumRiskFreeRate/TradingDaysPerYear" office:value-type="float" office:value="-0.0159109380363113" calcext:value-type="float">
            <text:p>-0.0159109380363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08</text:p>
          </table:table-cell>
          <table:table-cell table:number-columns-repeated="4" office:value-type="float" office:value="15.1" calcext:value-type="float">
            <text:p>15.1</text:p>
          </table:table-cell>
          <table:table-cell office:value-type="float" office:value="10.193191" calcext:value-type="float">
            <text:p>10.193191</text:p>
          </table:table-cell>
          <table:table-cell office:value-type="float" office:value="0" calcext:value-type="float">
            <text:p>0</text:p>
          </table:table-cell>
          <table:table-cell table:formula="of:=([.F52]-[.F51])/[.F51]" office:value-type="float" office:value="0" calcext:value-type="float">
            <text:p>0</text:p>
          </table:table-cell>
          <table:table-cell table:formula="of:=[.H52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11</text:p>
          </table:table-cell>
          <table:table-cell table:number-columns-repeated="4" office:value-type="float" office:value="15.1" calcext:value-type="float">
            <text:p>15.1</text:p>
          </table:table-cell>
          <table:table-cell office:value-type="float" office:value="10.193191" calcext:value-type="float">
            <text:p>10.193191</text:p>
          </table:table-cell>
          <table:table-cell office:value-type="float" office:value="0" calcext:value-type="float">
            <text:p>0</text:p>
          </table:table-cell>
          <table:table-cell table:formula="of:=([.F53]-[.F52])/[.F52]" office:value-type="float" office:value="0" calcext:value-type="float">
            <text:p>0</text:p>
          </table:table-cell>
          <table:table-cell table:formula="of:=[.H53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12</text:p>
          </table:table-cell>
          <table:table-cell table:number-columns-repeated="4" office:value-type="float" office:value="15.45" calcext:value-type="float">
            <text:p>15.45</text:p>
          </table:table-cell>
          <table:table-cell office:value-type="float" office:value="10.429454" calcext:value-type="float">
            <text:p>10.429454</text:p>
          </table:table-cell>
          <table:table-cell office:value-type="float" office:value="1200" calcext:value-type="float">
            <text:p>1200</text:p>
          </table:table-cell>
          <table:table-cell table:formula="of:=([.F54]-[.F53])/[.F53]" office:value-type="float" office:value="0.0231785120086535" calcext:value-type="float">
            <text:p>0.023178512008654</text:p>
          </table:table-cell>
          <table:table-cell table:formula="of:=[.H54]-PerAnnumRiskFreeRate/TradingDaysPerYear" office:value-type="float" office:value="0.0230197818499234" calcext:value-type="float">
            <text:p>0.0230197818499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13</text:p>
          </table:table-cell>
          <table:table-cell office:value-type="float" office:value="15.5" calcext:value-type="float">
            <text:p>15.5</text:p>
          </table:table-cell>
          <table:table-cell office:value-type="float" office:value="15.523333" calcext:value-type="float">
            <text:p>15.523333</text:p>
          </table:table-cell>
          <table:table-cell office:value-type="float" office:value="15.5" calcext:value-type="float">
            <text:p>15.5</text:p>
          </table:table-cell>
          <table:table-cell office:value-type="float" office:value="15.523333" calcext:value-type="float">
            <text:p>15.523333</text:p>
          </table:table-cell>
          <table:table-cell office:value-type="float" office:value="10.478956" calcext:value-type="float">
            <text:p>10.478956</text:p>
          </table:table-cell>
          <table:table-cell office:value-type="float" office:value="7800" calcext:value-type="float">
            <text:p>7800</text:p>
          </table:table-cell>
          <table:table-cell table:formula="of:=([.F55]-[.F54])/[.F54]" office:value-type="float" office:value="0.00474636543773053" calcext:value-type="float">
            <text:p>0.004746365437731</text:p>
          </table:table-cell>
          <table:table-cell table:formula="of:=[.H55]-PerAnnumRiskFreeRate/TradingDaysPerYear" office:value-type="float" office:value="0.00458763527900037" calcext:value-type="float">
            <text:p>0.0045876352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14</text:p>
          </table:table-cell>
          <table:table-cell office:value-type="float" office:value="15.613333" calcext:value-type="float">
            <text:p>15.613333</text:p>
          </table:table-cell>
          <table:table-cell office:value-type="float" office:value="15.648333" calcext:value-type="float">
            <text:p>15.648333</text:p>
          </table:table-cell>
          <table:table-cell office:value-type="float" office:value="15.613333" calcext:value-type="float">
            <text:p>15.613333</text:p>
          </table:table-cell>
          <table:table-cell office:value-type="float" office:value="15.648333" calcext:value-type="float">
            <text:p>15.648333</text:p>
          </table:table-cell>
          <table:table-cell office:value-type="float" office:value="10.563339" calcext:value-type="float">
            <text:p>10.563339</text:p>
          </table:table-cell>
          <table:table-cell office:value-type="float" office:value="8400" calcext:value-type="float">
            <text:p>8400</text:p>
          </table:table-cell>
          <table:table-cell table:formula="of:=([.F56]-[.F55])/[.F55]" office:value-type="float" office:value="0.00805261516509841" calcext:value-type="float">
            <text:p>0.008052615165098</text:p>
          </table:table-cell>
          <table:table-cell table:formula="of:=[.H56]-PerAnnumRiskFreeRate/TradingDaysPerYear" office:value-type="float" office:value="0.00789388500636825" calcext:value-type="float">
            <text:p>0.0078938850063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15</text:p>
          </table:table-cell>
          <table:table-cell table:number-columns-repeated="4" office:value-type="float" office:value="15.648333" calcext:value-type="float">
            <text:p>15.648333</text:p>
          </table:table-cell>
          <table:table-cell office:value-type="float" office:value="10.563339" calcext:value-type="float">
            <text:p>10.563339</text:p>
          </table:table-cell>
          <table:table-cell office:value-type="float" office:value="0" calcext:value-type="float">
            <text:p>0</text:p>
          </table:table-cell>
          <table:table-cell table:formula="of:=([.F57]-[.F56])/[.F56]" office:value-type="float" office:value="0" calcext:value-type="float">
            <text:p>0</text:p>
          </table:table-cell>
          <table:table-cell table:formula="of:=[.H57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19</text:p>
          </table:table-cell>
          <table:table-cell table:number-columns-repeated="4" office:value-type="float" office:value="15.556667" calcext:value-type="float">
            <text:p>15.556667</text:p>
          </table:table-cell>
          <table:table-cell office:value-type="float" office:value="10.501458" calcext:value-type="float">
            <text:p>10.501458</text:p>
          </table:table-cell>
          <table:table-cell office:value-type="float" office:value="600" calcext:value-type="float">
            <text:p>600</text:p>
          </table:table-cell>
          <table:table-cell table:formula="of:=([.F58]-[.F57])/[.F57]" office:value-type="float" office:value="-0.00585809089341918" calcext:value-type="float">
            <text:p>-0.005858090893419</text:p>
          </table:table-cell>
          <table:table-cell table:formula="of:=[.H58]-PerAnnumRiskFreeRate/TradingDaysPerYear" office:value-type="float" office:value="-0.00601682105214934" calcext:value-type="float">
            <text:p>-0.0060168210521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20</text:p>
          </table:table-cell>
          <table:table-cell table:number-columns-repeated="4" office:value-type="float" office:value="15.556667" calcext:value-type="float">
            <text:p>15.556667</text:p>
          </table:table-cell>
          <table:table-cell office:value-type="float" office:value="10.501458" calcext:value-type="float">
            <text:p>10.501458</text:p>
          </table:table-cell>
          <table:table-cell office:value-type="float" office:value="0" calcext:value-type="float">
            <text:p>0</text:p>
          </table:table-cell>
          <table:table-cell table:formula="of:=([.F59]-[.F58])/[.F58]" office:value-type="float" office:value="0" calcext:value-type="float">
            <text:p>0</text:p>
          </table:table-cell>
          <table:table-cell table:formula="of:=[.H59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21</text:p>
          </table:table-cell>
          <table:table-cell table:number-columns-repeated="2" office:value-type="float" office:value="15.79" calcext:value-type="float">
            <text:p>15.79</text:p>
          </table:table-cell>
          <table:table-cell table:number-columns-repeated="2" office:value-type="float" office:value="15.651667" calcext:value-type="float">
            <text:p>15.651667</text:p>
          </table:table-cell>
          <table:table-cell office:value-type="float" office:value="10.565587" calcext:value-type="float">
            <text:p>10.565587</text:p>
          </table:table-cell>
          <table:table-cell office:value-type="float" office:value="3600" calcext:value-type="float">
            <text:p>3600</text:p>
          </table:table-cell>
          <table:table-cell table:formula="of:=([.F60]-[.F59])/[.F59]" office:value-type="float" office:value="0.00610667585396249" calcext:value-type="float">
            <text:p>0.006106675853962</text:p>
          </table:table-cell>
          <table:table-cell table:formula="of:=[.H60]-PerAnnumRiskFreeRate/TradingDaysPerYear" office:value-type="float" office:value="0.00594794569523233" calcext:value-type="float">
            <text:p>0.0059479456952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22</text:p>
          </table:table-cell>
          <table:table-cell table:number-columns-repeated="4" office:value-type="float" office:value="15.651667" calcext:value-type="float">
            <text:p>15.651667</text:p>
          </table:table-cell>
          <table:table-cell office:value-type="float" office:value="10.565587" calcext:value-type="float">
            <text:p>10.565587</text:p>
          </table:table-cell>
          <table:table-cell office:value-type="float" office:value="0" calcext:value-type="float">
            <text:p>0</text:p>
          </table:table-cell>
          <table:table-cell table:formula="of:=([.F61]-[.F60])/[.F60]" office:value-type="float" office:value="0" calcext:value-type="float">
            <text:p>0</text:p>
          </table:table-cell>
          <table:table-cell table:formula="of:=[.H61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25</text:p>
          </table:table-cell>
          <table:table-cell office:value-type="float" office:value="15.998333" calcext:value-type="float">
            <text:p>15.998333</text:p>
          </table:table-cell>
          <table:table-cell office:value-type="float" office:value="16.07" calcext:value-type="float">
            <text:p>16.07</text:p>
          </table:table-cell>
          <table:table-cell office:value-type="float" office:value="15.998333" calcext:value-type="float">
            <text:p>15.998333</text:p>
          </table:table-cell>
          <table:table-cell office:value-type="float" office:value="16.07" calcext:value-type="float">
            <text:p>16.07</text:p>
          </table:table-cell>
          <table:table-cell office:value-type="float" office:value="10.847982" calcext:value-type="float">
            <text:p>10.847982</text:p>
          </table:table-cell>
          <table:table-cell office:value-type="float" office:value="1200" calcext:value-type="float">
            <text:p>1200</text:p>
          </table:table-cell>
          <table:table-cell table:formula="of:=([.F62]-[.F61])/[.F61]" office:value-type="float" office:value="0.0267278098225872" calcext:value-type="float">
            <text:p>0.026727809822587</text:p>
          </table:table-cell>
          <table:table-cell table:formula="of:=[.H62]-PerAnnumRiskFreeRate/TradingDaysPerYear" office:value-type="float" office:value="0.026569079663857" calcext:value-type="float">
            <text:p>0.0265690796638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26</text:p>
          </table:table-cell>
          <table:table-cell table:number-columns-repeated="4" office:value-type="float" office:value="16.129999" calcext:value-type="float">
            <text:p>16.129999</text:p>
          </table:table-cell>
          <table:table-cell office:value-type="float" office:value="10.888482" calcext:value-type="float">
            <text:p>10.888482</text:p>
          </table:table-cell>
          <table:table-cell office:value-type="float" office:value="600" calcext:value-type="float">
            <text:p>600</text:p>
          </table:table-cell>
          <table:table-cell table:formula="of:=([.F63]-[.F62])/[.F62]" office:value-type="float" office:value="0.00373341327446891" calcext:value-type="float">
            <text:p>0.003733413274469</text:p>
          </table:table-cell>
          <table:table-cell table:formula="of:=[.H63]-PerAnnumRiskFreeRate/TradingDaysPerYear" office:value-type="float" office:value="0.00357468311573875" calcext:value-type="float">
            <text:p>0.0035746831157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27</text:p>
          </table:table-cell>
          <table:table-cell table:number-columns-repeated="2" office:value-type="float" office:value="16.126667" calcext:value-type="float">
            <text:p>16.126667</text:p>
          </table:table-cell>
          <table:table-cell table:number-columns-repeated="2" office:value-type="float" office:value="16.116667" calcext:value-type="float">
            <text:p>16.116667</text:p>
          </table:table-cell>
          <table:table-cell office:value-type="float" office:value="10.879486" calcext:value-type="float">
            <text:p>10.879486</text:p>
          </table:table-cell>
          <table:table-cell office:value-type="float" office:value="2400" calcext:value-type="float">
            <text:p>2400</text:p>
          </table:table-cell>
          <table:table-cell table:formula="of:=([.F64]-[.F63])/[.F63]" office:value-type="float" office:value="-0.000826194137989095" calcext:value-type="float">
            <text:p>-0.000826194137989</text:p>
          </table:table-cell>
          <table:table-cell table:formula="of:=[.H64]-PerAnnumRiskFreeRate/TradingDaysPerYear" office:value-type="float" office:value="-0.000984924296719254" calcext:value-type="float">
            <text:p>-0.0009849242967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2-28</text:p>
          </table:table-cell>
          <table:table-cell office:value-type="float" office:value="16.186666" calcext:value-type="float">
            <text:p>16.186666</text:p>
          </table:table-cell>
          <table:table-cell office:value-type="float" office:value="16.263332" calcext:value-type="float">
            <text:p>16.263332</text:p>
          </table:table-cell>
          <table:table-cell office:value-type="float" office:value="16.186666" calcext:value-type="float">
            <text:p>16.186666</text:p>
          </table:table-cell>
          <table:table-cell office:value-type="float" office:value="16.218332" calcext:value-type="float">
            <text:p>16.218332</text:p>
          </table:table-cell>
          <table:table-cell office:value-type="float" office:value="10.948112" calcext:value-type="float">
            <text:p>10.948112</text:p>
          </table:table-cell>
          <table:table-cell office:value-type="float" office:value="89400" calcext:value-type="float">
            <text:p>89400</text:p>
          </table:table-cell>
          <table:table-cell table:formula="of:=([.F65]-[.F64])/[.F64]" office:value-type="float" office:value="0.00630783476351733" calcext:value-type="float">
            <text:p>0.006307834763517</text:p>
          </table:table-cell>
          <table:table-cell table:formula="of:=[.H65]-PerAnnumRiskFreeRate/TradingDaysPerYear" office:value-type="float" office:value="0.00614910460478717" calcext:value-type="float">
            <text:p>0.0061491046047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01</text:p>
          </table:table-cell>
          <table:table-cell table:number-columns-repeated="4" office:value-type="float" office:value="16.333332" calcext:value-type="float">
            <text:p>16.333332</text:p>
          </table:table-cell>
          <table:table-cell office:value-type="float" office:value="11.025743" calcext:value-type="float">
            <text:p>11.025743</text:p>
          </table:table-cell>
          <table:table-cell office:value-type="float" office:value="600" calcext:value-type="float">
            <text:p>600</text:p>
          </table:table-cell>
          <table:table-cell table:formula="of:=([.F66]-[.F65])/[.F65]" office:value-type="float" office:value="0.00709081163948635" calcext:value-type="float">
            <text:p>0.007090811639486</text:p>
          </table:table-cell>
          <table:table-cell table:formula="of:=[.H66]-PerAnnumRiskFreeRate/TradingDaysPerYear" office:value-type="float" office:value="0.0069320814807562" calcext:value-type="float">
            <text:p>0.0069320814807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04</text:p>
          </table:table-cell>
          <table:table-cell office:value-type="float" office:value="16.531668" calcext:value-type="float">
            <text:p>16.531668</text:p>
          </table:table-cell>
          <table:table-cell office:value-type="float" office:value="16.658333" calcext:value-type="float">
            <text:p>16.658333</text:p>
          </table:table-cell>
          <table:table-cell office:value-type="float" office:value="16.531668" calcext:value-type="float">
            <text:p>16.531668</text:p>
          </table:table-cell>
          <table:table-cell office:value-type="float" office:value="16.658333" calcext:value-type="float">
            <text:p>16.658333</text:p>
          </table:table-cell>
          <table:table-cell office:value-type="float" office:value="11.24513" calcext:value-type="float">
            <text:p>11.24513</text:p>
          </table:table-cell>
          <table:table-cell office:value-type="float" office:value="1200" calcext:value-type="float">
            <text:p>1200</text:p>
          </table:table-cell>
          <table:table-cell table:formula="of:=([.F67]-[.F66])/[.F66]" office:value-type="float" office:value="0.0198977066670246" calcext:value-type="float">
            <text:p>0.019897706667025</text:p>
          </table:table-cell>
          <table:table-cell table:formula="of:=[.H67]-PerAnnumRiskFreeRate/TradingDaysPerYear" office:value-type="float" office:value="0.0197389765082944" calcext:value-type="float">
            <text:p>0.0197389765082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05</text:p>
          </table:table-cell>
          <table:table-cell table:number-columns-repeated="4" office:value-type="float" office:value="16.666668" calcext:value-type="float">
            <text:p>16.666668</text:p>
          </table:table-cell>
          <table:table-cell office:value-type="float" office:value="11.250764" calcext:value-type="float">
            <text:p>11.250764</text:p>
          </table:table-cell>
          <table:table-cell office:value-type="float" office:value="600" calcext:value-type="float">
            <text:p>600</text:p>
          </table:table-cell>
          <table:table-cell table:formula="of:=([.F68]-[.F67])/[.F67]" office:value-type="float" office:value="0.000501016884642559" calcext:value-type="float">
            <text:p>0.000501016884643</text:p>
          </table:table-cell>
          <table:table-cell table:formula="of:=[.H68]-PerAnnumRiskFreeRate/TradingDaysPerYear" office:value-type="float" office:value="0.000342286725912401" calcext:value-type="float">
            <text:p>0.0003422867259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06</text:p>
          </table:table-cell>
          <table:table-cell table:number-columns-repeated="4" office:value-type="float" office:value="16.666668" calcext:value-type="float">
            <text:p>16.666668</text:p>
          </table:table-cell>
          <table:table-cell office:value-type="float" office:value="11.250764" calcext:value-type="float">
            <text:p>11.250764</text:p>
          </table:table-cell>
          <table:table-cell office:value-type="float" office:value="0" calcext:value-type="float">
            <text:p>0</text:p>
          </table:table-cell>
          <table:table-cell table:formula="of:=([.F69]-[.F68])/[.F68]" office:value-type="float" office:value="0" calcext:value-type="float">
            <text:p>0</text:p>
          </table:table-cell>
          <table:table-cell table:formula="of:=[.H69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07</text:p>
          </table:table-cell>
          <table:table-cell office:value-type="float" office:value="17.006666" calcext:value-type="float">
            <text:p>17.006666</text:p>
          </table:table-cell>
          <table:table-cell office:value-type="float" office:value="17.096666" calcext:value-type="float">
            <text:p>17.096666</text:p>
          </table:table-cell>
          <table:table-cell office:value-type="float" office:value="17.006666" calcext:value-type="float">
            <text:p>17.006666</text:p>
          </table:table-cell>
          <table:table-cell office:value-type="float" office:value="17.096666" calcext:value-type="float">
            <text:p>17.096666</text:p>
          </table:table-cell>
          <table:table-cell office:value-type="float" office:value="11.541031" calcext:value-type="float">
            <text:p>11.541031</text:p>
          </table:table-cell>
          <table:table-cell office:value-type="float" office:value="6000" calcext:value-type="float">
            <text:p>6000</text:p>
          </table:table-cell>
          <table:table-cell table:formula="of:=([.F70]-[.F69])/[.F69]" office:value-type="float" office:value="0.0257997590208096" calcext:value-type="float">
            <text:p>0.02579975902081</text:p>
          </table:table-cell>
          <table:table-cell table:formula="of:=[.H70]-PerAnnumRiskFreeRate/TradingDaysPerYear" office:value-type="float" office:value="0.0256410288620795" calcext:value-type="float">
            <text:p>0.025641028862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08</text:p>
          </table:table-cell>
          <table:table-cell table:number-columns-repeated="2" office:value-type="float" office:value="17.133333" calcext:value-type="float">
            <text:p>17.133333</text:p>
          </table:table-cell>
          <table:table-cell table:number-columns-repeated="2" office:value-type="float" office:value="16.941668" calcext:value-type="float">
            <text:p>16.941668</text:p>
          </table:table-cell>
          <table:table-cell office:value-type="float" office:value="11.436397" calcext:value-type="float">
            <text:p>11.436397</text:p>
          </table:table-cell>
          <table:table-cell office:value-type="float" office:value="12600" calcext:value-type="float">
            <text:p>12600</text:p>
          </table:table-cell>
          <table:table-cell table:formula="of:=([.F71]-[.F70])/[.F70]" office:value-type="float" office:value="-0.00906626106454447" calcext:value-type="float">
            <text:p>-0.009066261064544</text:p>
          </table:table-cell>
          <table:table-cell table:formula="of:=[.H71]-PerAnnumRiskFreeRate/TradingDaysPerYear" office:value-type="float" office:value="-0.00922499122327463" calcext:value-type="float">
            <text:p>-0.0092249912232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11</text:p>
          </table:table-cell>
          <table:table-cell office:value-type="float" office:value="17.023333" calcext:value-type="float">
            <text:p>17.023333</text:p>
          </table:table-cell>
          <table:table-cell office:value-type="float" office:value="17.051666" calcext:value-type="float">
            <text:p>17.051666</text:p>
          </table:table-cell>
          <table:table-cell office:value-type="float" office:value="17.023333" calcext:value-type="float">
            <text:p>17.023333</text:p>
          </table:table-cell>
          <table:table-cell office:value-type="float" office:value="17.051666" calcext:value-type="float">
            <text:p>17.051666</text:p>
          </table:table-cell>
          <table:table-cell office:value-type="float" office:value="11.540396" calcext:value-type="float">
            <text:p>11.540396</text:p>
          </table:table-cell>
          <table:table-cell office:value-type="float" office:value="10200" calcext:value-type="float">
            <text:p>10200</text:p>
          </table:table-cell>
          <table:table-cell table:formula="of:=([.F72]-[.F71])/[.F71]" office:value-type="float" office:value="0.00909368571237952" calcext:value-type="float">
            <text:p>0.00909368571238</text:p>
          </table:table-cell>
          <table:table-cell table:formula="of:=[.H72]-PerAnnumRiskFreeRate/TradingDaysPerYear" office:value-type="float" office:value="0.00893495555364936" calcext:value-type="float">
            <text:p>0.0089349555536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12</text:p>
          </table:table-cell>
          <table:table-cell table:number-columns-repeated="4" office:value-type="float" office:value="17.051666" calcext:value-type="float">
            <text:p>17.051666</text:p>
          </table:table-cell>
          <table:table-cell office:value-type="float" office:value="11.540396" calcext:value-type="float">
            <text:p>11.540396</text:p>
          </table:table-cell>
          <table:table-cell office:value-type="float" office:value="0" calcext:value-type="float">
            <text:p>0</text:p>
          </table:table-cell>
          <table:table-cell table:formula="of:=([.F73]-[.F72])/[.F72]" office:value-type="float" office:value="0" calcext:value-type="float">
            <text:p>0</text:p>
          </table:table-cell>
          <table:table-cell table:formula="of:=[.H73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13</text:p>
          </table:table-cell>
          <table:table-cell table:number-columns-repeated="4" office:value-type="float" office:value="17.013332" calcext:value-type="float">
            <text:p>17.013332</text:p>
          </table:table-cell>
          <table:table-cell office:value-type="float" office:value="11.51445" calcext:value-type="float">
            <text:p>11.51445</text:p>
          </table:table-cell>
          <table:table-cell office:value-type="float" office:value="1200" calcext:value-type="float">
            <text:p>1200</text:p>
          </table:table-cell>
          <table:table-cell table:formula="of:=([.F74]-[.F73])/[.F73]" office:value-type="float" office:value="-0.00224827640230018" calcext:value-type="float">
            <text:p>-0.0022482764023</text:p>
          </table:table-cell>
          <table:table-cell table:formula="of:=[.H74]-PerAnnumRiskFreeRate/TradingDaysPerYear" office:value-type="float" office:value="-0.00240700656103034" calcext:value-type="float">
            <text:p>-0.002407006561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14</text:p>
          </table:table-cell>
          <table:table-cell table:number-columns-repeated="4" office:value-type="float" office:value="17.013332" calcext:value-type="float">
            <text:p>17.013332</text:p>
          </table:table-cell>
          <table:table-cell office:value-type="float" office:value="11.51445" calcext:value-type="float">
            <text:p>11.51445</text:p>
          </table:table-cell>
          <table:table-cell office:value-type="float" office:value="0" calcext:value-type="float">
            <text:p>0</text:p>
          </table:table-cell>
          <table:table-cell table:formula="of:=([.F75]-[.F74])/[.F74]" office:value-type="float" office:value="0" calcext:value-type="float">
            <text:p>0</text:p>
          </table:table-cell>
          <table:table-cell table:formula="of:=[.H75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15</text:p>
          </table:table-cell>
          <table:table-cell table:number-columns-repeated="4" office:value-type="float" office:value="17.105" calcext:value-type="float">
            <text:p>17.105</text:p>
          </table:table-cell>
          <table:table-cell office:value-type="float" office:value="11.57649" calcext:value-type="float">
            <text:p>11.57649</text:p>
          </table:table-cell>
          <table:table-cell office:value-type="float" office:value="600" calcext:value-type="float">
            <text:p>600</text:p>
          </table:table-cell>
          <table:table-cell table:formula="of:=([.F76]-[.F75])/[.F75]" office:value-type="float" office:value="0.00538801245391657" calcext:value-type="float">
            <text:p>0.005388012453917</text:p>
          </table:table-cell>
          <table:table-cell table:formula="of:=[.H76]-PerAnnumRiskFreeRate/TradingDaysPerYear" office:value-type="float" office:value="0.00522928229518641" calcext:value-type="float">
            <text:p>0.0052292822951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18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7.290001" calcext:value-type="float">
            <text:p>17.290001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7.198334" calcext:value-type="float">
            <text:p>17.198334</text:p>
          </table:table-cell>
          <table:table-cell office:value-type="float" office:value="11.639658" calcext:value-type="float">
            <text:p>11.639658</text:p>
          </table:table-cell>
          <table:table-cell office:value-type="float" office:value="19800" calcext:value-type="float">
            <text:p>19800</text:p>
          </table:table-cell>
          <table:table-cell table:formula="of:=([.F77]-[.F76])/[.F76]" office:value-type="float" office:value="0.00545657621610704" calcext:value-type="float">
            <text:p>0.005456576216107</text:p>
          </table:table-cell>
          <table:table-cell table:formula="of:=[.H77]-PerAnnumRiskFreeRate/TradingDaysPerYear" office:value-type="float" office:value="0.00529784605737688" calcext:value-type="float">
            <text:p>0.0052978460573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19</text:p>
          </table:table-cell>
          <table:table-cell table:number-columns-repeated="4" office:value-type="float" office:value="17.198334" calcext:value-type="float">
            <text:p>17.198334</text:p>
          </table:table-cell>
          <table:table-cell office:value-type="float" office:value="11.639658" calcext:value-type="float">
            <text:p>11.639658</text:p>
          </table:table-cell>
          <table:table-cell office:value-type="float" office:value="0" calcext:value-type="float">
            <text:p>0</text:p>
          </table:table-cell>
          <table:table-cell table:formula="of:=([.F78]-[.F77])/[.F77]" office:value-type="float" office:value="0" calcext:value-type="float">
            <text:p>0</text:p>
          </table:table-cell>
          <table:table-cell table:formula="of:=[.H78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20</text:p>
          </table:table-cell>
          <table:table-cell office:value-type="float" office:value="17.35" calcext:value-type="float">
            <text:p>17.35</text:p>
          </table:table-cell>
          <table:table-cell office:value-type="float" office:value="17.441668" calcext:value-type="float">
            <text:p>17.441668</text:p>
          </table:table-cell>
          <table:table-cell office:value-type="float" office:value="17.333332" calcext:value-type="float">
            <text:p>17.333332</text:p>
          </table:table-cell>
          <table:table-cell office:value-type="float" office:value="17.441668" calcext:value-type="float">
            <text:p>17.441668</text:p>
          </table:table-cell>
          <table:table-cell office:value-type="float" office:value="11.804344" calcext:value-type="float">
            <text:p>11.804344</text:p>
          </table:table-cell>
          <table:table-cell office:value-type="float" office:value="4200" calcext:value-type="float">
            <text:p>4200</text:p>
          </table:table-cell>
          <table:table-cell table:formula="of:=([.F79]-[.F78])/[.F78]" office:value-type="float" office:value="0.0141486974960948" calcext:value-type="float">
            <text:p>0.014148697496095</text:p>
          </table:table-cell>
          <table:table-cell table:formula="of:=[.H79]-PerAnnumRiskFreeRate/TradingDaysPerYear" office:value-type="float" office:value="0.0139899673373646" calcext:value-type="float">
            <text:p>0.0139899673373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21</text:p>
          </table:table-cell>
          <table:table-cell table:number-columns-repeated="2" office:value-type="float" office:value="17.283333" calcext:value-type="float">
            <text:p>17.283333</text:p>
          </table:table-cell>
          <table:table-cell office:value-type="float" office:value="17.166668" calcext:value-type="float">
            <text:p>17.166668</text:p>
          </table:table-cell>
          <table:table-cell office:value-type="float" office:value="17.181667" calcext:value-type="float">
            <text:p>17.181667</text:p>
          </table:table-cell>
          <table:table-cell office:value-type="float" office:value="11.628382" calcext:value-type="float">
            <text:p>11.628382</text:p>
          </table:table-cell>
          <table:table-cell office:value-type="float" office:value="5400" calcext:value-type="float">
            <text:p>5400</text:p>
          </table:table-cell>
          <table:table-cell table:formula="of:=([.F80]-[.F79])/[.F79]" office:value-type="float" office:value="-0.0149065462680518" calcext:value-type="float">
            <text:p>-0.014906546268052</text:p>
          </table:table-cell>
          <table:table-cell table:formula="of:=[.H80]-PerAnnumRiskFreeRate/TradingDaysPerYear" office:value-type="float" office:value="-0.015065276426782" calcext:value-type="float">
            <text:p>-0.0150652764267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22</text:p>
          </table:table-cell>
          <table:table-cell table:number-columns-repeated="4" office:value-type="float" office:value="17.181667" calcext:value-type="float">
            <text:p>17.181667</text:p>
          </table:table-cell>
          <table:table-cell office:value-type="float" office:value="11.628382" calcext:value-type="float">
            <text:p>11.628382</text:p>
          </table:table-cell>
          <table:table-cell office:value-type="float" office:value="0" calcext:value-type="float">
            <text:p>0</text:p>
          </table:table-cell>
          <table:table-cell table:formula="of:=([.F81]-[.F80])/[.F80]" office:value-type="float" office:value="0" calcext:value-type="float">
            <text:p>0</text:p>
          </table:table-cell>
          <table:table-cell table:formula="of:=[.H81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25</text:p>
          </table:table-cell>
          <table:table-cell office:value-type="float" office:value="16.916668" calcext:value-type="float">
            <text:p>16.916668</text:p>
          </table:table-cell>
          <table:table-cell office:value-type="float" office:value="17.023333" calcext:value-type="float">
            <text:p>17.023333</text:p>
          </table:table-cell>
          <table:table-cell office:value-type="float" office:value="16.916668" calcext:value-type="float">
            <text:p>16.916668</text:p>
          </table:table-cell>
          <table:table-cell office:value-type="float" office:value="17.02" calcext:value-type="float">
            <text:p>17.02</text:p>
          </table:table-cell>
          <table:table-cell office:value-type="float" office:value="11.518968" calcext:value-type="float">
            <text:p>11.518968</text:p>
          </table:table-cell>
          <table:table-cell office:value-type="float" office:value="27000" calcext:value-type="float">
            <text:p>27000</text:p>
          </table:table-cell>
          <table:table-cell table:formula="of:=([.F82]-[.F81])/[.F81]" office:value-type="float" office:value="-0.00940921961456039" calcext:value-type="float">
            <text:p>-0.00940921961456</text:p>
          </table:table-cell>
          <table:table-cell table:formula="of:=[.H82]-PerAnnumRiskFreeRate/TradingDaysPerYear" office:value-type="float" office:value="-0.00956794977329055" calcext:value-type="float">
            <text:p>-0.0095679497732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26</text:p>
          </table:table-cell>
          <table:table-cell table:number-columns-repeated="4" office:value-type="float" office:value="16.958332" calcext:value-type="float">
            <text:p>16.958332</text:p>
          </table:table-cell>
          <table:table-cell office:value-type="float" office:value="11.477232" calcext:value-type="float">
            <text:p>11.477232</text:p>
          </table:table-cell>
          <table:table-cell office:value-type="float" office:value="600" calcext:value-type="float">
            <text:p>600</text:p>
          </table:table-cell>
          <table:table-cell table:formula="of:=([.F83]-[.F82])/[.F82]" office:value-type="float" office:value="-0.00362324124869506" calcext:value-type="float">
            <text:p>-0.003623241248695</text:p>
          </table:table-cell>
          <table:table-cell table:formula="of:=[.H83]-PerAnnumRiskFreeRate/TradingDaysPerYear" office:value-type="float" office:value="-0.00378197140742522" calcext:value-type="float">
            <text:p>-0.0037819714074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27</text:p>
          </table:table-cell>
          <table:table-cell table:number-columns-repeated="4" office:value-type="float" office:value="16.958332" calcext:value-type="float">
            <text:p>16.958332</text:p>
          </table:table-cell>
          <table:table-cell office:value-type="float" office:value="11.477232" calcext:value-type="float">
            <text:p>11.477232</text:p>
          </table:table-cell>
          <table:table-cell office:value-type="float" office:value="0" calcext:value-type="float">
            <text:p>0</text:p>
          </table:table-cell>
          <table:table-cell table:formula="of:=([.F84]-[.F83])/[.F83]" office:value-type="float" office:value="0" calcext:value-type="float">
            <text:p>0</text:p>
          </table:table-cell>
          <table:table-cell table:formula="of:=[.H84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3-28</text:p>
          </table:table-cell>
          <table:table-cell table:number-columns-repeated="4" office:value-type="float" office:value="16.958332" calcext:value-type="float">
            <text:p>16.958332</text:p>
          </table:table-cell>
          <table:table-cell office:value-type="float" office:value="11.477232" calcext:value-type="float">
            <text:p>11.477232</text:p>
          </table:table-cell>
          <table:table-cell office:value-type="float" office:value="0" calcext:value-type="float">
            <text:p>0</text:p>
          </table:table-cell>
          <table:table-cell table:formula="of:=([.F85]-[.F84])/[.F84]" office:value-type="float" office:value="0" calcext:value-type="float">
            <text:p>0</text:p>
          </table:table-cell>
          <table:table-cell table:formula="of:=[.H85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01</text:p>
          </table:table-cell>
          <table:table-cell table:number-columns-repeated="4" office:value-type="float" office:value="16.958332" calcext:value-type="float">
            <text:p>16.958332</text:p>
          </table:table-cell>
          <table:table-cell office:value-type="float" office:value="11.477232" calcext:value-type="float">
            <text:p>11.477232</text:p>
          </table:table-cell>
          <table:table-cell office:value-type="float" office:value="0" calcext:value-type="float">
            <text:p>0</text:p>
          </table:table-cell>
          <table:table-cell table:formula="of:=([.F86]-[.F85])/[.F85]" office:value-type="float" office:value="0" calcext:value-type="float">
            <text:p>0</text:p>
          </table:table-cell>
          <table:table-cell table:formula="of:=[.H86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02</text:p>
          </table:table-cell>
          <table:table-cell office:value-type="float" office:value="17.406668" calcext:value-type="float">
            <text:p>17.406668</text:p>
          </table:table-cell>
          <table:table-cell office:value-type="float" office:value="17.548332" calcext:value-type="float">
            <text:p>17.548332</text:p>
          </table:table-cell>
          <table:table-cell office:value-type="float" office:value="17.406668" calcext:value-type="float">
            <text:p>17.406668</text:p>
          </table:table-cell>
          <table:table-cell office:value-type="float" office:value="17.5" calcext:value-type="float">
            <text:p>17.5</text:p>
          </table:table-cell>
          <table:table-cell office:value-type="float" office:value="11.84382" calcext:value-type="float">
            <text:p>11.84382</text:p>
          </table:table-cell>
          <table:table-cell office:value-type="float" office:value="15000" calcext:value-type="float">
            <text:p>15000</text:p>
          </table:table-cell>
          <table:table-cell table:formula="of:=([.F87]-[.F86])/[.F86]" office:value-type="float" office:value="0.0319404539352344" calcext:value-type="float">
            <text:p>0.031940453935235</text:p>
          </table:table-cell>
          <table:table-cell table:formula="of:=[.H87]-PerAnnumRiskFreeRate/TradingDaysPerYear" office:value-type="float" office:value="0.0317817237765043" calcext:value-type="float">
            <text:p>0.0317817237765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03</text:p>
          </table:table-cell>
          <table:table-cell office:value-type="float" office:value="17.223333" calcext:value-type="float">
            <text:p>17.223333</text:p>
          </table:table-cell>
          <table:table-cell office:value-type="float" office:value="17.295" calcext:value-type="float">
            <text:p>17.295</text:p>
          </table:table-cell>
          <table:table-cell table:number-columns-repeated="2" office:value-type="float" office:value="17.203333" calcext:value-type="float">
            <text:p>17.203333</text:p>
          </table:table-cell>
          <table:table-cell office:value-type="float" office:value="11.643045" calcext:value-type="float">
            <text:p>11.643045</text:p>
          </table:table-cell>
          <table:table-cell office:value-type="float" office:value="3600" calcext:value-type="float">
            <text:p>3600</text:p>
          </table:table-cell>
          <table:table-cell table:formula="of:=([.F88]-[.F87])/[.F87]" office:value-type="float" office:value="-0.0169518787012973" calcext:value-type="float">
            <text:p>-0.016951878701297</text:p>
          </table:table-cell>
          <table:table-cell table:formula="of:=[.H88]-PerAnnumRiskFreeRate/TradingDaysPerYear" office:value-type="float" office:value="-0.0171106088600274" calcext:value-type="float">
            <text:p>-0.0171106088600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04</text:p>
          </table:table-cell>
          <table:table-cell table:number-columns-repeated="2" office:value-type="float" office:value="16.971666" calcext:value-type="float">
            <text:p>16.971666</text:p>
          </table:table-cell>
          <table:table-cell table:number-columns-repeated="2" office:value-type="float" office:value="16.940001" calcext:value-type="float">
            <text:p>16.940001</text:p>
          </table:table-cell>
          <table:table-cell office:value-type="float" office:value="11.46482" calcext:value-type="float">
            <text:p>11.46482</text:p>
          </table:table-cell>
          <table:table-cell office:value-type="float" office:value="2400" calcext:value-type="float">
            <text:p>2400</text:p>
          </table:table-cell>
          <table:table-cell table:formula="of:=([.F89]-[.F88])/[.F88]" office:value-type="float" office:value="-0.0153074217268765" calcext:value-type="float">
            <text:p>-0.015307421726877</text:p>
          </table:table-cell>
          <table:table-cell table:formula="of:=[.H89]-PerAnnumRiskFreeRate/TradingDaysPerYear" office:value-type="float" office:value="-0.0154661518856067" calcext:value-type="float">
            <text:p>-0.0154661518856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05</text:p>
          </table:table-cell>
          <table:table-cell table:number-columns-repeated="4" office:value-type="float" office:value="16.976667" calcext:value-type="float">
            <text:p>16.976667</text:p>
          </table:table-cell>
          <table:table-cell office:value-type="float" office:value="11.489639" calcext:value-type="float">
            <text:p>11.489639</text:p>
          </table:table-cell>
          <table:table-cell office:value-type="float" office:value="600" calcext:value-type="float">
            <text:p>600</text:p>
          </table:table-cell>
          <table:table-cell table:formula="of:=([.F90]-[.F89])/[.F89]" office:value-type="float" office:value="0.00216479630731235" calcext:value-type="float">
            <text:p>0.002164796307312</text:p>
          </table:table-cell>
          <table:table-cell table:formula="of:=[.H90]-PerAnnumRiskFreeRate/TradingDaysPerYear" office:value-type="float" office:value="0.00200606614858219" calcext:value-type="float">
            <text:p>0.0020060661485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08</text:p>
          </table:table-cell>
          <table:table-cell table:number-columns-repeated="2" office:value-type="float" office:value="17.033333" calcext:value-type="float">
            <text:p>17.033333</text:p>
          </table:table-cell>
          <table:table-cell table:number-columns-repeated="2" office:value-type="float" office:value="16.98" calcext:value-type="float">
            <text:p>16.98</text:p>
          </table:table-cell>
          <table:table-cell office:value-type="float" office:value="11.491892" calcext:value-type="float">
            <text:p>11.491892</text:p>
          </table:table-cell>
          <table:table-cell office:value-type="float" office:value="2400" calcext:value-type="float">
            <text:p>2400</text:p>
          </table:table-cell>
          <table:table-cell table:formula="of:=([.F91]-[.F90])/[.F90]" office:value-type="float" office:value="0.000196089711782904" calcext:value-type="float">
            <text:p>0.000196089711783</text:p>
          </table:table-cell>
          <table:table-cell table:formula="of:=[.H91]-PerAnnumRiskFreeRate/TradingDaysPerYear" office:value-type="float" office:value="0.0000373595530527455" calcext:value-type="float">
            <text:p>3.73595530527455E-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09</text:p>
          </table:table-cell>
          <table:table-cell table:number-columns-repeated="2" office:value-type="float" office:value="16.933332" calcext:value-type="float">
            <text:p>16.933332</text:p>
          </table:table-cell>
          <table:table-cell table:number-columns-repeated="2" office:value-type="float" office:value="16.716667" calcext:value-type="float">
            <text:p>16.716667</text:p>
          </table:table-cell>
          <table:table-cell office:value-type="float" office:value="11.313675" calcext:value-type="float">
            <text:p>11.313675</text:p>
          </table:table-cell>
          <table:table-cell office:value-type="float" office:value="2400" calcext:value-type="float">
            <text:p>2400</text:p>
          </table:table-cell>
          <table:table-cell table:formula="of:=([.F92]-[.F91])/[.F91]" office:value-type="float" office:value="-0.0155080642943738" calcext:value-type="float">
            <text:p>-0.015508064294374</text:p>
          </table:table-cell>
          <table:table-cell table:formula="of:=[.H92]-PerAnnumRiskFreeRate/TradingDaysPerYear" office:value-type="float" office:value="-0.015666794453104" calcext:value-type="float">
            <text:p>-0.0156667944531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10</text:p>
          </table:table-cell>
          <table:table-cell table:number-columns-repeated="4" office:value-type="float" office:value="16.716667" calcext:value-type="float">
            <text:p>16.716667</text:p>
          </table:table-cell>
          <table:table-cell office:value-type="float" office:value="11.313675" calcext:value-type="float">
            <text:p>11.313675</text:p>
          </table:table-cell>
          <table:table-cell office:value-type="float" office:value="0" calcext:value-type="float">
            <text:p>0</text:p>
          </table:table-cell>
          <table:table-cell table:formula="of:=([.F93]-[.F92])/[.F92]" office:value-type="float" office:value="0" calcext:value-type="float">
            <text:p>0</text:p>
          </table:table-cell>
          <table:table-cell table:formula="of:=[.H93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11</text:p>
          </table:table-cell>
          <table:table-cell office:value-type="float" office:value="16.85" calcext:value-type="float">
            <text:p>16.85</text:p>
          </table:table-cell>
          <table:table-cell office:value-type="float" office:value="16.965" calcext:value-type="float">
            <text:p>16.965</text:p>
          </table:table-cell>
          <table:table-cell office:value-type="float" office:value="16.85" calcext:value-type="float">
            <text:p>16.85</text:p>
          </table:table-cell>
          <table:table-cell office:value-type="float" office:value="16.875" calcext:value-type="float">
            <text:p>16.875</text:p>
          </table:table-cell>
          <table:table-cell office:value-type="float" office:value="11.420829" calcext:value-type="float">
            <text:p>11.420829</text:p>
          </table:table-cell>
          <table:table-cell office:value-type="float" office:value="12600" calcext:value-type="float">
            <text:p>12600</text:p>
          </table:table-cell>
          <table:table-cell table:formula="of:=([.F94]-[.F93])/[.F93]" office:value-type="float" office:value="0.00947119304735195" calcext:value-type="float">
            <text:p>0.009471193047352</text:p>
          </table:table-cell>
          <table:table-cell table:formula="of:=[.H94]-PerAnnumRiskFreeRate/TradingDaysPerYear" office:value-type="float" office:value="0.00931246288862179" calcext:value-type="float">
            <text:p>0.0093124628886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12</text:p>
          </table:table-cell>
          <table:table-cell table:number-columns-repeated="2" office:value-type="float" office:value="16.716667" calcext:value-type="float">
            <text:p>16.716667</text:p>
          </table:table-cell>
          <table:table-cell table:number-columns-repeated="2" office:value-type="float" office:value="16.353333" calcext:value-type="float">
            <text:p>16.353333</text:p>
          </table:table-cell>
          <table:table-cell office:value-type="float" office:value="11.067774" calcext:value-type="float">
            <text:p>11.067774</text:p>
          </table:table-cell>
          <table:table-cell office:value-type="float" office:value="9000" calcext:value-type="float">
            <text:p>9000</text:p>
          </table:table-cell>
          <table:table-cell table:formula="of:=([.F95]-[.F94])/[.F94]" office:value-type="float" office:value="-0.0309132550710635" calcext:value-type="float">
            <text:p>-0.030913255071064</text:p>
          </table:table-cell>
          <table:table-cell table:formula="of:=[.H95]-PerAnnumRiskFreeRate/TradingDaysPerYear" office:value-type="float" office:value="-0.0310719852297937" calcext:value-type="float">
            <text:p>-0.0310719852297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15</text:p>
          </table:table-cell>
          <table:table-cell office:value-type="float" office:value="16.633333" calcext:value-type="float">
            <text:p>16.633333</text:p>
          </table:table-cell>
          <table:table-cell office:value-type="float" office:value="16.708332" calcext:value-type="float">
            <text:p>16.708332</text:p>
          </table:table-cell>
          <table:table-cell office:value-type="float" office:value="16.633333" calcext:value-type="float">
            <text:p>16.633333</text:p>
          </table:table-cell>
          <table:table-cell office:value-type="float" office:value="16.65" calcext:value-type="float">
            <text:p>16.65</text:p>
          </table:table-cell>
          <table:table-cell office:value-type="float" office:value="11.268553" calcext:value-type="float">
            <text:p>11.268553</text:p>
          </table:table-cell>
          <table:table-cell office:value-type="float" office:value="4800" calcext:value-type="float">
            <text:p>4800</text:p>
          </table:table-cell>
          <table:table-cell table:formula="of:=([.F96]-[.F95])/[.F95]" office:value-type="float" office:value="0.0181408655435141" calcext:value-type="float">
            <text:p>0.018140865543514</text:p>
          </table:table-cell>
          <table:table-cell table:formula="of:=[.H96]-PerAnnumRiskFreeRate/TradingDaysPerYear" office:value-type="float" office:value="0.0179821353847839" calcext:value-type="float">
            <text:p>0.0179821353847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16</text:p>
          </table:table-cell>
          <table:table-cell office:value-type="float" office:value="16.745001" calcext:value-type="float">
            <text:p>16.745001</text:p>
          </table:table-cell>
          <table:table-cell office:value-type="float" office:value="16.775" calcext:value-type="float">
            <text:p>16.775</text:p>
          </table:table-cell>
          <table:table-cell office:value-type="float" office:value="16.745001" calcext:value-type="float">
            <text:p>16.745001</text:p>
          </table:table-cell>
          <table:table-cell office:value-type="float" office:value="16.775" calcext:value-type="float">
            <text:p>16.775</text:p>
          </table:table-cell>
          <table:table-cell office:value-type="float" office:value="11.35315" calcext:value-type="float">
            <text:p>11.35315</text:p>
          </table:table-cell>
          <table:table-cell office:value-type="float" office:value="2400" calcext:value-type="float">
            <text:p>2400</text:p>
          </table:table-cell>
          <table:table-cell table:formula="of:=([.F97]-[.F96])/[.F96]" office:value-type="float" office:value="0.00750735254118241" calcext:value-type="float">
            <text:p>0.007507352541182</text:p>
          </table:table-cell>
          <table:table-cell table:formula="of:=[.H97]-PerAnnumRiskFreeRate/TradingDaysPerYear" office:value-type="float" office:value="0.00734862238245225" calcext:value-type="float">
            <text:p>0.0073486223824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17</text:p>
          </table:table-cell>
          <table:table-cell table:number-columns-repeated="2" office:value-type="float" office:value="17.1" calcext:value-type="float">
            <text:p>17.1</text:p>
          </table:table-cell>
          <table:table-cell table:number-columns-repeated="2" office:value-type="float" office:value="17.093332" calcext:value-type="float">
            <text:p>17.093332</text:p>
          </table:table-cell>
          <table:table-cell office:value-type="float" office:value="11.568594" calcext:value-type="float">
            <text:p>11.568594</text:p>
          </table:table-cell>
          <table:table-cell office:value-type="float" office:value="3000" calcext:value-type="float">
            <text:p>3000</text:p>
          </table:table-cell>
          <table:table-cell table:formula="of:=([.F98]-[.F97])/[.F97]" office:value-type="float" office:value="0.0189765835913381" calcext:value-type="float">
            <text:p>0.018976583591338</text:p>
          </table:table-cell>
          <table:table-cell table:formula="of:=[.H98]-PerAnnumRiskFreeRate/TradingDaysPerYear" office:value-type="float" office:value="0.0188178534326079" calcext:value-type="float">
            <text:p>0.0188178534326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18</text:p>
          </table:table-cell>
          <table:table-cell office:value-type="float" office:value="17.241667" calcext:value-type="float">
            <text:p>17.241667</text:p>
          </table:table-cell>
          <table:table-cell office:value-type="float" office:value="17.266666" calcext:value-type="float">
            <text:p>17.266666</text:p>
          </table:table-cell>
          <table:table-cell table:number-columns-repeated="2" office:value-type="float" office:value="17.200001" calcext:value-type="float">
            <text:p>17.200001</text:p>
          </table:table-cell>
          <table:table-cell office:value-type="float" office:value="11.64079" calcext:value-type="float">
            <text:p>11.64079</text:p>
          </table:table-cell>
          <table:table-cell office:value-type="float" office:value="45600" calcext:value-type="float">
            <text:p>45600</text:p>
          </table:table-cell>
          <table:table-cell table:formula="of:=([.F99]-[.F98])/[.F98]" office:value-type="float" office:value="0.0062406892315524" calcext:value-type="float">
            <text:p>0.006240689231552</text:p>
          </table:table-cell>
          <table:table-cell table:formula="of:=[.H99]-PerAnnumRiskFreeRate/TradingDaysPerYear" office:value-type="float" office:value="0.00608195907282224" calcext:value-type="float">
            <text:p>0.0060819590728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19</text:p>
          </table:table-cell>
          <table:table-cell table:number-columns-repeated="4" office:value-type="float" office:value="17.200001" calcext:value-type="float">
            <text:p>17.200001</text:p>
          </table:table-cell>
          <table:table-cell office:value-type="float" office:value="11.64079" calcext:value-type="float">
            <text:p>11.64079</text:p>
          </table:table-cell>
          <table:table-cell office:value-type="float" office:value="0" calcext:value-type="float">
            <text:p>0</text:p>
          </table:table-cell>
          <table:table-cell table:formula="of:=([.F100]-[.F99])/[.F99]" office:value-type="float" office:value="0" calcext:value-type="float">
            <text:p>0</text:p>
          </table:table-cell>
          <table:table-cell table:formula="of:=[.H100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22</text:p>
          </table:table-cell>
          <table:table-cell table:number-columns-repeated="2" office:value-type="float" office:value="17.083332" calcext:value-type="float">
            <text:p>17.083332</text:p>
          </table:table-cell>
          <table:table-cell table:number-columns-repeated="2" office:value-type="float" office:value="17.033333" calcext:value-type="float">
            <text:p>17.033333</text:p>
          </table:table-cell>
          <table:table-cell office:value-type="float" office:value="11.527989" calcext:value-type="float">
            <text:p>11.527989</text:p>
          </table:table-cell>
          <table:table-cell office:value-type="float" office:value="3600" calcext:value-type="float">
            <text:p>3600</text:p>
          </table:table-cell>
          <table:table-cell table:formula="of:=([.F101]-[.F100])/[.F100]" office:value-type="float" office:value="-0.00969014989532506" calcext:value-type="float">
            <text:p>-0.009690149895325</text:p>
          </table:table-cell>
          <table:table-cell table:formula="of:=[.H101]-PerAnnumRiskFreeRate/TradingDaysPerYear" office:value-type="float" office:value="-0.00984888005405522" calcext:value-type="float">
            <text:p>-0.0098488800540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23</text:p>
          </table:table-cell>
          <table:table-cell office:value-type="float" office:value="17.033333" calcext:value-type="float">
            <text:p>17.033333</text:p>
          </table:table-cell>
          <table:table-cell office:value-type="float" office:value="17.07" calcext:value-type="float">
            <text:p>17.07</text:p>
          </table:table-cell>
          <table:table-cell office:value-type="float" office:value="17.033333" calcext:value-type="float">
            <text:p>17.033333</text:p>
          </table:table-cell>
          <table:table-cell office:value-type="float" office:value="17.07" calcext:value-type="float">
            <text:p>17.07</text:p>
          </table:table-cell>
          <table:table-cell office:value-type="float" office:value="11.552804" calcext:value-type="float">
            <text:p>11.552804</text:p>
          </table:table-cell>
          <table:table-cell office:value-type="float" office:value="4800" calcext:value-type="float">
            <text:p>4800</text:p>
          </table:table-cell>
          <table:table-cell table:formula="of:=([.F102]-[.F101])/[.F101]" office:value-type="float" office:value="0.00215258706440475" calcext:value-type="float">
            <text:p>0.002152587064405</text:p>
          </table:table-cell>
          <table:table-cell table:formula="of:=[.H102]-PerAnnumRiskFreeRate/TradingDaysPerYear" office:value-type="float" office:value="0.00199385690567459" calcext:value-type="float">
            <text:p>0.0019938569056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24</text:p>
          </table:table-cell>
          <table:table-cell table:number-columns-repeated="2" office:value-type="float" office:value="16.958332" calcext:value-type="float">
            <text:p>16.958332</text:p>
          </table:table-cell>
          <table:table-cell table:number-columns-repeated="2" office:value-type="float" office:value="16.798332" calcext:value-type="float">
            <text:p>16.798332</text:p>
          </table:table-cell>
          <table:table-cell office:value-type="float" office:value="11.368945" calcext:value-type="float">
            <text:p>11.368945</text:p>
          </table:table-cell>
          <table:table-cell office:value-type="float" office:value="1200" calcext:value-type="float">
            <text:p>1200</text:p>
          </table:table-cell>
          <table:table-cell table:formula="of:=([.F103]-[.F102])/[.F102]" office:value-type="float" office:value="-0.0159146645264647" calcext:value-type="float">
            <text:p>-0.015914664526465</text:p>
          </table:table-cell>
          <table:table-cell table:formula="of:=[.H103]-PerAnnumRiskFreeRate/TradingDaysPerYear" office:value-type="float" office:value="-0.0160733946851949" calcext:value-type="float">
            <text:p>-0.0160733946851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25</text:p>
          </table:table-cell>
          <table:table-cell table:number-columns-repeated="4" office:value-type="float" office:value="16.9" calcext:value-type="float">
            <text:p>16.9</text:p>
          </table:table-cell>
          <table:table-cell office:value-type="float" office:value="11.437749" calcext:value-type="float">
            <text:p>11.437749</text:p>
          </table:table-cell>
          <table:table-cell office:value-type="float" office:value="1200" calcext:value-type="float">
            <text:p>1200</text:p>
          </table:table-cell>
          <table:table-cell table:formula="of:=([.F104]-[.F103])/[.F103]" office:value-type="float" office:value="0.00605192478281847" calcext:value-type="float">
            <text:p>0.006051924782818</text:p>
          </table:table-cell>
          <table:table-cell table:formula="of:=[.H104]-PerAnnumRiskFreeRate/TradingDaysPerYear" office:value-type="float" office:value="0.00589319462408831" calcext:value-type="float">
            <text:p>0.0058931946240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26</text:p>
          </table:table-cell>
          <table:table-cell table:number-columns-repeated="2" office:value-type="float" office:value="16.883333" calcext:value-type="float">
            <text:p>16.883333</text:p>
          </table:table-cell>
          <table:table-cell office:value-type="float" office:value="16.68" calcext:value-type="float">
            <text:p>16.68</text:p>
          </table:table-cell>
          <table:table-cell office:value-type="float" office:value="16.716667" calcext:value-type="float">
            <text:p>16.716667</text:p>
          </table:table-cell>
          <table:table-cell office:value-type="float" office:value="11.313675" calcext:value-type="float">
            <text:p>11.313675</text:p>
          </table:table-cell>
          <table:table-cell office:value-type="float" office:value="63600" calcext:value-type="float">
            <text:p>63600</text:p>
          </table:table-cell>
          <table:table-cell table:formula="of:=([.F105]-[.F104])/[.F104]" office:value-type="float" office:value="-0.0108477638388463" calcext:value-type="float">
            <text:p>-0.010847763838846</text:p>
          </table:table-cell>
          <table:table-cell table:formula="of:=[.H105]-PerAnnumRiskFreeRate/TradingDaysPerYear" office:value-type="float" office:value="-0.0110064939975764" calcext:value-type="float">
            <text:p>-0.0110064939975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29</text:p>
          </table:table-cell>
          <table:table-cell table:number-columns-repeated="4" office:value-type="float" office:value="16.643333" calcext:value-type="float">
            <text:p>16.643333</text:p>
          </table:table-cell>
          <table:table-cell office:value-type="float" office:value="11.264044" calcext:value-type="float">
            <text:p>11.264044</text:p>
          </table:table-cell>
          <table:table-cell office:value-type="float" office:value="1200" calcext:value-type="float">
            <text:p>1200</text:p>
          </table:table-cell>
          <table:table-cell table:formula="of:=([.F106]-[.F105])/[.F105]" office:value-type="float" office:value="-0.00438681507114176" calcext:value-type="float">
            <text:p>-0.004386815071142</text:p>
          </table:table-cell>
          <table:table-cell table:formula="of:=[.H106]-PerAnnumRiskFreeRate/TradingDaysPerYear" office:value-type="float" office:value="-0.00454554522987192" calcext:value-type="float">
            <text:p>-0.0045455452298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4-30</text:p>
          </table:table-cell>
          <table:table-cell table:number-columns-repeated="4" office:value-type="float" office:value="16.764999" calcext:value-type="float">
            <text:p>16.764999</text:p>
          </table:table-cell>
          <table:table-cell office:value-type="float" office:value="11.346378" calcext:value-type="float">
            <text:p>11.346378</text:p>
          </table:table-cell>
          <table:table-cell office:value-type="float" office:value="600" calcext:value-type="float">
            <text:p>600</text:p>
          </table:table-cell>
          <table:table-cell table:formula="of:=([.F107]-[.F106])/[.F106]" office:value-type="float" office:value="0.00730945298154015" calcext:value-type="float">
            <text:p>0.00730945298154</text:p>
          </table:table-cell>
          <table:table-cell table:formula="of:=[.H107]-PerAnnumRiskFreeRate/TradingDaysPerYear" office:value-type="float" office:value="0.00715072282280999" calcext:value-type="float">
            <text:p>0.007150722822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01</text:p>
          </table:table-cell>
          <table:table-cell office:value-type="float" office:value="16.766666" calcext:value-type="float">
            <text:p>16.766666</text:p>
          </table:table-cell>
          <table:table-cell office:value-type="float" office:value="16.915001" calcext:value-type="float">
            <text:p>16.915001</text:p>
          </table:table-cell>
          <table:table-cell office:value-type="float" office:value="16.766666" calcext:value-type="float">
            <text:p>16.766666</text:p>
          </table:table-cell>
          <table:table-cell office:value-type="float" office:value="16.915001" calcext:value-type="float">
            <text:p>16.915001</text:p>
          </table:table-cell>
          <table:table-cell office:value-type="float" office:value="11.447906" calcext:value-type="float">
            <text:p>11.447906</text:p>
          </table:table-cell>
          <table:table-cell office:value-type="float" office:value="1200" calcext:value-type="float">
            <text:p>1200</text:p>
          </table:table-cell>
          <table:table-cell table:formula="of:=([.F108]-[.F107])/[.F107]" office:value-type="float" office:value="0.00894805373133171" calcext:value-type="float">
            <text:p>0.008948053731332</text:p>
          </table:table-cell>
          <table:table-cell table:formula="of:=[.H108]-PerAnnumRiskFreeRate/TradingDaysPerYear" office:value-type="float" office:value="0.00878932357260156" calcext:value-type="float">
            <text:p>0.0087893235726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02</text:p>
          </table:table-cell>
          <table:table-cell office:value-type="float" office:value="16.948334" calcext:value-type="float">
            <text:p>16.948334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16.948334" calcext:value-type="float">
            <text:p>16.948334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11.471587" calcext:value-type="float">
            <text:p>11.471587</text:p>
          </table:table-cell>
          <table:table-cell office:value-type="float" office:value="3600" calcext:value-type="float">
            <text:p>3600</text:p>
          </table:table-cell>
          <table:table-cell table:formula="of:=([.F109]-[.F108])/[.F108]" office:value-type="float" office:value="0.00206858791468063" calcext:value-type="float">
            <text:p>0.002068587914681</text:p>
          </table:table-cell>
          <table:table-cell table:formula="of:=[.H109]-PerAnnumRiskFreeRate/TradingDaysPerYear" office:value-type="float" office:value="0.00190985775595047" calcext:value-type="float">
            <text:p>0.001909857755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03</text:p>
          </table:table-cell>
          <table:table-cell office:value-type="float" office:value="17.1" calcext:value-type="float">
            <text:p>17.1</text:p>
          </table:table-cell>
          <table:table-cell office:value-type="float" office:value="17.198334" calcext:value-type="float">
            <text:p>17.198334</text:p>
          </table:table-cell>
          <table:table-cell office:value-type="float" office:value="17.1" calcext:value-type="float">
            <text:p>17.1</text:p>
          </table:table-cell>
          <table:table-cell office:value-type="float" office:value="17.145" calcext:value-type="float">
            <text:p>17.145</text:p>
          </table:table-cell>
          <table:table-cell office:value-type="float" office:value="11.603561" calcext:value-type="float">
            <text:p>11.603561</text:p>
          </table:table-cell>
          <table:table-cell office:value-type="float" office:value="3000" calcext:value-type="float">
            <text:p>3000</text:p>
          </table:table-cell>
          <table:table-cell table:formula="of:=([.F110]-[.F109])/[.F109]" office:value-type="float" office:value="0.011504423930185" calcext:value-type="float">
            <text:p>0.011504423930185</text:p>
          </table:table-cell>
          <table:table-cell table:formula="of:=[.H110]-PerAnnumRiskFreeRate/TradingDaysPerYear" office:value-type="float" office:value="0.0113456937714549" calcext:value-type="float">
            <text:p>0.0113456937714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06</text:p>
          </table:table-cell>
          <table:table-cell table:number-columns-repeated="2" office:value-type="float" office:value="16.918333" calcext:value-type="float">
            <text:p>16.918333</text:p>
          </table:table-cell>
          <table:table-cell table:number-columns-repeated="2" office:value-type="float" office:value="16.691668" calcext:value-type="float">
            <text:p>16.691668</text:p>
          </table:table-cell>
          <table:table-cell office:value-type="float" office:value="11.296754" calcext:value-type="float">
            <text:p>11.296754</text:p>
          </table:table-cell>
          <table:table-cell office:value-type="float" office:value="43800" calcext:value-type="float">
            <text:p>43800</text:p>
          </table:table-cell>
          <table:table-cell table:formula="of:=([.F111]-[.F110])/[.F110]" office:value-type="float" office:value="-0.0264407624521472" calcext:value-type="float">
            <text:p>-0.026440762452147</text:p>
          </table:table-cell>
          <table:table-cell table:formula="of:=[.H111]-PerAnnumRiskFreeRate/TradingDaysPerYear" office:value-type="float" office:value="-0.0265994926108773" calcext:value-type="float">
            <text:p>-0.0265994926108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07</text:p>
          </table:table-cell>
          <table:table-cell office:value-type="float" office:value="16.693333" calcext:value-type="float">
            <text:p>16.693333</text:p>
          </table:table-cell>
          <table:table-cell office:value-type="float" office:value="16.719999" calcext:value-type="float">
            <text:p>16.719999</text:p>
          </table:table-cell>
          <table:table-cell office:value-type="float" office:value="16.658333" calcext:value-type="float">
            <text:p>16.658333</text:p>
          </table:table-cell>
          <table:table-cell office:value-type="float" office:value="16.719999" calcext:value-type="float">
            <text:p>16.719999</text:p>
          </table:table-cell>
          <table:table-cell office:value-type="float" office:value="11.315929" calcext:value-type="float">
            <text:p>11.315929</text:p>
          </table:table-cell>
          <table:table-cell office:value-type="float" office:value="1800" calcext:value-type="float">
            <text:p>1800</text:p>
          </table:table-cell>
          <table:table-cell table:formula="of:=([.F112]-[.F111])/[.F111]" office:value-type="float" office:value="0.00169739024148004" calcext:value-type="float">
            <text:p>0.00169739024148</text:p>
          </table:table-cell>
          <table:table-cell table:formula="of:=[.H112]-PerAnnumRiskFreeRate/TradingDaysPerYear" office:value-type="float" office:value="0.00153866008274988" calcext:value-type="float">
            <text:p>0.001538660082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08</text:p>
          </table:table-cell>
          <table:table-cell table:number-columns-repeated="4" office:value-type="float" office:value="16.885" calcext:value-type="float">
            <text:p>16.885</text:p>
          </table:table-cell>
          <table:table-cell office:value-type="float" office:value="11.427597" calcext:value-type="float">
            <text:p>11.427597</text:p>
          </table:table-cell>
          <table:table-cell office:value-type="float" office:value="600" calcext:value-type="float">
            <text:p>600</text:p>
          </table:table-cell>
          <table:table-cell table:formula="of:=([.F113]-[.F112])/[.F112]" office:value-type="float" office:value="0.00986821320635715" calcext:value-type="float">
            <text:p>0.009868213206357</text:p>
          </table:table-cell>
          <table:table-cell table:formula="of:=[.H113]-PerAnnumRiskFreeRate/TradingDaysPerYear" office:value-type="float" office:value="0.00970948304762699" calcext:value-type="float">
            <text:p>0.0097094830476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09</text:p>
          </table:table-cell>
          <table:table-cell table:number-columns-repeated="4" office:value-type="float" office:value="16.866667" calcext:value-type="float">
            <text:p>16.866667</text:p>
          </table:table-cell>
          <table:table-cell office:value-type="float" office:value="11.41519" calcext:value-type="float">
            <text:p>11.41519</text:p>
          </table:table-cell>
          <table:table-cell office:value-type="float" office:value="1200" calcext:value-type="float">
            <text:p>1200</text:p>
          </table:table-cell>
          <table:table-cell table:formula="of:=([.F114]-[.F113])/[.F113]" office:value-type="float" office:value="-0.00108570506992849" calcext:value-type="float">
            <text:p>-0.001085705069928</text:p>
          </table:table-cell>
          <table:table-cell table:formula="of:=[.H114]-PerAnnumRiskFreeRate/TradingDaysPerYear" office:value-type="float" office:value="-0.00124443522865865" calcext:value-type="float">
            <text:p>-0.0012444352286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10</text:p>
          </table:table-cell>
          <table:table-cell office:value-type="float" office:value="16.883333" calcext:value-type="float">
            <text:p>16.883333</text:p>
          </table:table-cell>
          <table:table-cell office:value-type="float" office:value="16.893333" calcext:value-type="float">
            <text:p>16.893333</text:p>
          </table:table-cell>
          <table:table-cell office:value-type="float" office:value="16.785" calcext:value-type="float">
            <text:p>16.785</text:p>
          </table:table-cell>
          <table:table-cell office:value-type="float" office:value="16.893333" calcext:value-type="float">
            <text:p>16.893333</text:p>
          </table:table-cell>
          <table:table-cell office:value-type="float" office:value="11.433235" calcext:value-type="float">
            <text:p>11.433235</text:p>
          </table:table-cell>
          <table:table-cell office:value-type="float" office:value="4200" calcext:value-type="float">
            <text:p>4200</text:p>
          </table:table-cell>
          <table:table-cell table:formula="of:=([.F115]-[.F114])/[.F114]" office:value-type="float" office:value="0.00158078840562435" calcext:value-type="float">
            <text:p>0.001580788405624</text:p>
          </table:table-cell>
          <table:table-cell table:formula="of:=[.H115]-PerAnnumRiskFreeRate/TradingDaysPerYear" office:value-type="float" office:value="0.00142205824689419" calcext:value-type="float">
            <text:p>0.0014220582468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13</text:p>
          </table:table-cell>
          <table:table-cell office:value-type="float" office:value="16.865" calcext:value-type="float">
            <text:p>16.865</text:p>
          </table:table-cell>
          <table:table-cell office:value-type="float" office:value="17" calcext:value-type="float">
            <text:p>17</text:p>
          </table:table-cell>
          <table:table-cell office:value-type="float" office:value="16.865" calcext:value-type="float">
            <text:p>16.865</text:p>
          </table:table-cell>
          <table:table-cell office:value-type="float" office:value="16.940001" calcext:value-type="float">
            <text:p>16.940001</text:p>
          </table:table-cell>
          <table:table-cell office:value-type="float" office:value="11.46482" calcext:value-type="float">
            <text:p>11.46482</text:p>
          </table:table-cell>
          <table:table-cell office:value-type="float" office:value="63600" calcext:value-type="float">
            <text:p>63600</text:p>
          </table:table-cell>
          <table:table-cell table:formula="of:=([.F116]-[.F115])/[.F115]" office:value-type="float" office:value="0.00276256020277723" calcext:value-type="float">
            <text:p>0.002762560202777</text:p>
          </table:table-cell>
          <table:table-cell table:formula="of:=[.H116]-PerAnnumRiskFreeRate/TradingDaysPerYear" office:value-type="float" office:value="0.00260383004404707" calcext:value-type="float">
            <text:p>0.0026038300440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14</text:p>
          </table:table-cell>
          <table:table-cell table:number-columns-repeated="2" office:value-type="float" office:value="17.173332" calcext:value-type="float">
            <text:p>17.173332</text:p>
          </table:table-cell>
          <table:table-cell table:number-columns-repeated="2" office:value-type="float" office:value="17.148333" calcext:value-type="float">
            <text:p>17.148333</text:p>
          </table:table-cell>
          <table:table-cell office:value-type="float" office:value="11.60582" calcext:value-type="float">
            <text:p>11.60582</text:p>
          </table:table-cell>
          <table:table-cell office:value-type="float" office:value="1800" calcext:value-type="float">
            <text:p>1800</text:p>
          </table:table-cell>
          <table:table-cell table:formula="of:=([.F117]-[.F116])/[.F116]" office:value-type="float" office:value="0.0122984922571833" calcext:value-type="float">
            <text:p>0.012298492257183</text:p>
          </table:table-cell>
          <table:table-cell table:formula="of:=[.H117]-PerAnnumRiskFreeRate/TradingDaysPerYear" office:value-type="float" office:value="0.0121397620984531" calcext:value-type="float">
            <text:p>0.0121397620984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15</text:p>
          </table:table-cell>
          <table:table-cell office:value-type="float" office:value="16.911667" calcext:value-type="float">
            <text:p>16.911667</text:p>
          </table:table-cell>
          <table:table-cell office:value-type="float" office:value="16.965" calcext:value-type="float">
            <text:p>16.965</text:p>
          </table:table-cell>
          <table:table-cell office:value-type="float" office:value="16.91" calcext:value-type="float">
            <text:p>16.91</text:p>
          </table:table-cell>
          <table:table-cell office:value-type="float" office:value="16.965" calcext:value-type="float">
            <text:p>16.965</text:p>
          </table:table-cell>
          <table:table-cell office:value-type="float" office:value="11.48174" calcext:value-type="float">
            <text:p>11.48174</text:p>
          </table:table-cell>
          <table:table-cell office:value-type="float" office:value="4800" calcext:value-type="float">
            <text:p>4800</text:p>
          </table:table-cell>
          <table:table-cell table:formula="of:=([.F118]-[.F117])/[.F117]" office:value-type="float" office:value="-0.010691187697207" calcext:value-type="float">
            <text:p>-0.010691187697207</text:p>
          </table:table-cell>
          <table:table-cell table:formula="of:=[.H118]-PerAnnumRiskFreeRate/TradingDaysPerYear" office:value-type="float" office:value="-0.0108499178559372" calcext:value-type="float">
            <text:p>-0.0108499178559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16</text:p>
          </table:table-cell>
          <table:table-cell table:number-columns-repeated="4" office:value-type="float" office:value="17.046667" calcext:value-type="float">
            <text:p>17.046667</text:p>
          </table:table-cell>
          <table:table-cell office:value-type="float" office:value="11.537008" calcext:value-type="float">
            <text:p>11.537008</text:p>
          </table:table-cell>
          <table:table-cell office:value-type="float" office:value="600" calcext:value-type="float">
            <text:p>600</text:p>
          </table:table-cell>
          <table:table-cell table:formula="of:=([.F119]-[.F118])/[.F118]" office:value-type="float" office:value="0.00481355613347802" calcext:value-type="float">
            <text:p>0.004813556133478</text:p>
          </table:table-cell>
          <table:table-cell table:formula="of:=[.H119]-PerAnnumRiskFreeRate/TradingDaysPerYear" office:value-type="float" office:value="0.00465482597474786" calcext:value-type="float">
            <text:p>0.0046548259747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17</text:p>
          </table:table-cell>
          <table:table-cell office:value-type="float" office:value="16.848333" calcext:value-type="float">
            <text:p>16.848333</text:p>
          </table:table-cell>
          <table:table-cell office:value-type="float" office:value="16.895" calcext:value-type="float">
            <text:p>16.895</text:p>
          </table:table-cell>
          <table:table-cell office:value-type="float" office:value="16.848333" calcext:value-type="float">
            <text:p>16.848333</text:p>
          </table:table-cell>
          <table:table-cell office:value-type="float" office:value="16.881666" calcext:value-type="float">
            <text:p>16.881666</text:p>
          </table:table-cell>
          <table:table-cell office:value-type="float" office:value="11.425341" calcext:value-type="float">
            <text:p>11.425341</text:p>
          </table:table-cell>
          <table:table-cell office:value-type="float" office:value="25800" calcext:value-type="float">
            <text:p>25800</text:p>
          </table:table-cell>
          <table:table-cell table:formula="of:=([.F120]-[.F119])/[.F119]" office:value-type="float" office:value="-0.00967902596583106" calcext:value-type="float">
            <text:p>-0.009679025965831</text:p>
          </table:table-cell>
          <table:table-cell table:formula="of:=[.H120]-PerAnnumRiskFreeRate/TradingDaysPerYear" office:value-type="float" office:value="-0.00983775612456122" calcext:value-type="float">
            <text:p>-0.0098377561245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20</text:p>
          </table:table-cell>
          <table:table-cell table:number-columns-repeated="4" office:value-type="float" office:value="16.881666" calcext:value-type="float">
            <text:p>16.881666</text:p>
          </table:table-cell>
          <table:table-cell office:value-type="float" office:value="11.425341" calcext:value-type="float">
            <text:p>11.425341</text:p>
          </table:table-cell>
          <table:table-cell office:value-type="float" office:value="0" calcext:value-type="float">
            <text:p>0</text:p>
          </table:table-cell>
          <table:table-cell table:formula="of:=([.F121]-[.F120])/[.F120]" office:value-type="float" office:value="0" calcext:value-type="float">
            <text:p>0</text:p>
          </table:table-cell>
          <table:table-cell table:formula="of:=[.H121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21</text:p>
          </table:table-cell>
          <table:table-cell table:number-columns-repeated="2" office:value-type="float" office:value="16.963333" calcext:value-type="float">
            <text:p>16.963333</text:p>
          </table:table-cell>
          <table:table-cell table:number-columns-repeated="2" office:value-type="float" office:value="16.956667" calcext:value-type="float">
            <text:p>16.956667</text:p>
          </table:table-cell>
          <table:table-cell office:value-type="float" office:value="11.476104" calcext:value-type="float">
            <text:p>11.476104</text:p>
          </table:table-cell>
          <table:table-cell office:value-type="float" office:value="1200" calcext:value-type="float">
            <text:p>1200</text:p>
          </table:table-cell>
          <table:table-cell table:formula="of:=([.F122]-[.F121])/[.F121]" office:value-type="float" office:value="0.00444301837468132" calcext:value-type="float">
            <text:p>0.004443018374681</text:p>
          </table:table-cell>
          <table:table-cell table:formula="of:=[.H122]-PerAnnumRiskFreeRate/TradingDaysPerYear" office:value-type="float" office:value="0.00428428821595117" calcext:value-type="float">
            <text:p>0.0042842882159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22</text:p>
          </table:table-cell>
          <table:table-cell office:value-type="float" office:value="16.975" calcext:value-type="float">
            <text:p>16.975</text:p>
          </table:table-cell>
          <table:table-cell office:value-type="float" office:value="17.053333" calcext:value-type="float">
            <text:p>17.053333</text:p>
          </table:table-cell>
          <table:table-cell office:value-type="float" office:value="16.975" calcext:value-type="float">
            <text:p>16.975</text:p>
          </table:table-cell>
          <table:table-cell office:value-type="float" office:value="17.053333" calcext:value-type="float">
            <text:p>17.053333</text:p>
          </table:table-cell>
          <table:table-cell office:value-type="float" office:value="11.541523" calcext:value-type="float">
            <text:p>11.541523</text:p>
          </table:table-cell>
          <table:table-cell office:value-type="float" office:value="12000" calcext:value-type="float">
            <text:p>12000</text:p>
          </table:table-cell>
          <table:table-cell table:formula="of:=([.F123]-[.F122])/[.F122]" office:value-type="float" office:value="0.00570045374283819" calcext:value-type="float">
            <text:p>0.005700453742838</text:p>
          </table:table-cell>
          <table:table-cell table:formula="of:=[.H123]-PerAnnumRiskFreeRate/TradingDaysPerYear" office:value-type="float" office:value="0.00554172358410803" calcext:value-type="float">
            <text:p>0.0055417235841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23</text:p>
          </table:table-cell>
          <table:table-cell table:number-columns-repeated="4" office:value-type="float" office:value="17.046667" calcext:value-type="float">
            <text:p>17.046667</text:p>
          </table:table-cell>
          <table:table-cell office:value-type="float" office:value="11.537008" calcext:value-type="float">
            <text:p>11.537008</text:p>
          </table:table-cell>
          <table:table-cell office:value-type="float" office:value="600" calcext:value-type="float">
            <text:p>600</text:p>
          </table:table-cell>
          <table:table-cell table:formula="of:=([.F124]-[.F123])/[.F123]" office:value-type="float" office:value="-0.000391196205214823" calcext:value-type="float">
            <text:p>-0.000391196205215</text:p>
          </table:table-cell>
          <table:table-cell table:formula="of:=[.H124]-PerAnnumRiskFreeRate/TradingDaysPerYear" office:value-type="float" office:value="-0.000549926363944982" calcext:value-type="float">
            <text:p>-0.0005499263639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24</text:p>
          </table:table-cell>
          <table:table-cell table:number-columns-repeated="2" office:value-type="float" office:value="17.075001" calcext:value-type="float">
            <text:p>17.075001</text:p>
          </table:table-cell>
          <table:table-cell office:value-type="float" office:value="17.036667" calcext:value-type="float">
            <text:p>17.036667</text:p>
          </table:table-cell>
          <table:table-cell office:value-type="float" office:value="17.045" calcext:value-type="float">
            <text:p>17.045</text:p>
          </table:table-cell>
          <table:table-cell office:value-type="float" office:value="11.535883" calcext:value-type="float">
            <text:p>11.535883</text:p>
          </table:table-cell>
          <table:table-cell office:value-type="float" office:value="2400" calcext:value-type="float">
            <text:p>2400</text:p>
          </table:table-cell>
          <table:table-cell table:formula="of:=([.F125]-[.F124])/[.F124]" office:value-type="float" office:value="-0.0000975122839474535" calcext:value-type="float">
            <text:p>-9.75122839474535E-05</text:p>
          </table:table-cell>
          <table:table-cell table:formula="of:=[.H125]-PerAnnumRiskFreeRate/TradingDaysPerYear" office:value-type="float" office:value="-0.000256242442677612" calcext:value-type="float">
            <text:p>-0.0002562424426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28</text:p>
          </table:table-cell>
          <table:table-cell office:value-type="float" office:value="16.933332" calcext:value-type="float">
            <text:p>16.933332</text:p>
          </table:table-cell>
          <table:table-cell office:value-type="float" office:value="16.948334" calcext:value-type="float">
            <text:p>16.948334</text:p>
          </table:table-cell>
          <table:table-cell office:value-type="float" office:value="16.916668" calcext:value-type="float">
            <text:p>16.916668</text:p>
          </table:table-cell>
          <table:table-cell office:value-type="float" office:value="16.941668" calcext:value-type="float">
            <text:p>16.941668</text:p>
          </table:table-cell>
          <table:table-cell office:value-type="float" office:value="11.465951" calcext:value-type="float">
            <text:p>11.465951</text:p>
          </table:table-cell>
          <table:table-cell office:value-type="float" office:value="10800" calcext:value-type="float">
            <text:p>10800</text:p>
          </table:table-cell>
          <table:table-cell table:formula="of:=([.F126]-[.F125])/[.F125]" office:value-type="float" office:value="-0.00606212805729736" calcext:value-type="float">
            <text:p>-0.006062128057297</text:p>
          </table:table-cell>
          <table:table-cell table:formula="of:=[.H126]-PerAnnumRiskFreeRate/TradingDaysPerYear" office:value-type="float" office:value="-0.00622085821602752" calcext:value-type="float">
            <text:p>-0.0062208582160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29</text:p>
          </table:table-cell>
          <table:table-cell table:number-columns-repeated="2" office:value-type="float" office:value="16.833332" calcext:value-type="float">
            <text:p>16.833332</text:p>
          </table:table-cell>
          <table:table-cell table:number-columns-repeated="2" office:value-type="float" office:value="16.783333" calcext:value-type="float">
            <text:p>16.783333</text:p>
          </table:table-cell>
          <table:table-cell office:value-type="float" office:value="11.358793" calcext:value-type="float">
            <text:p>11.358793</text:p>
          </table:table-cell>
          <table:table-cell office:value-type="float" office:value="1800" calcext:value-type="float">
            <text:p>1800</text:p>
          </table:table-cell>
          <table:table-cell table:formula="of:=([.F127]-[.F126])/[.F126]" office:value-type="float" office:value="-0.00934575771342474" calcext:value-type="float">
            <text:p>-0.009345757713425</text:p>
          </table:table-cell>
          <table:table-cell table:formula="of:=[.H127]-PerAnnumRiskFreeRate/TradingDaysPerYear" office:value-type="float" office:value="-0.0095044878721549" calcext:value-type="float">
            <text:p>-0.0095044878721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30</text:p>
          </table:table-cell>
          <table:table-cell table:number-columns-repeated="2" office:value-type="float" office:value="16.711666" calcext:value-type="float">
            <text:p>16.711666</text:p>
          </table:table-cell>
          <table:table-cell office:value-type="float" office:value="16.42" calcext:value-type="float">
            <text:p>16.42</text:p>
          </table:table-cell>
          <table:table-cell office:value-type="float" office:value="16.548332" calcext:value-type="float">
            <text:p>16.548332</text:p>
          </table:table-cell>
          <table:table-cell office:value-type="float" office:value="11.199744" calcext:value-type="float">
            <text:p>11.199744</text:p>
          </table:table-cell>
          <table:table-cell office:value-type="float" office:value="19800" calcext:value-type="float">
            <text:p>19800</text:p>
          </table:table-cell>
          <table:table-cell table:formula="of:=([.F128]-[.F127])/[.F127]" office:value-type="float" office:value="-0.0140022799957706" calcext:value-type="float">
            <text:p>-0.014002279995771</text:p>
          </table:table-cell>
          <table:table-cell table:formula="of:=[.H128]-PerAnnumRiskFreeRate/TradingDaysPerYear" office:value-type="float" office:value="-0.0141610101545008" calcext:value-type="float">
            <text:p>-0.0141610101545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5-31</text:p>
          </table:table-cell>
          <table:table-cell office:value-type="float" office:value="16.75" calcext:value-type="float">
            <text:p>16.75</text:p>
          </table:table-cell>
          <table:table-cell office:value-type="float" office:value="16.763332" calcext:value-type="float">
            <text:p>16.763332</text:p>
          </table:table-cell>
          <table:table-cell table:number-columns-repeated="2" office:value-type="float" office:value="16.715" calcext:value-type="float">
            <text:p>16.715</text:p>
          </table:table-cell>
          <table:table-cell office:value-type="float" office:value="11.31254" calcext:value-type="float">
            <text:p>11.31254</text:p>
          </table:table-cell>
          <table:table-cell office:value-type="float" office:value="5400" calcext:value-type="float">
            <text:p>5400</text:p>
          </table:table-cell>
          <table:table-cell table:formula="of:=([.F129]-[.F128])/[.F128]" office:value-type="float" office:value="0.0100713016297515" calcext:value-type="float">
            <text:p>0.010071301629752</text:p>
          </table:table-cell>
          <table:table-cell table:formula="of:=[.H129]-PerAnnumRiskFreeRate/TradingDaysPerYear" office:value-type="float" office:value="0.00991257147102133" calcext:value-type="float">
            <text:p>0.0099125714710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03</text:p>
          </table:table-cell>
          <table:table-cell table:number-columns-repeated="2" office:value-type="float" office:value="16.691668" calcext:value-type="float">
            <text:p>16.691668</text:p>
          </table:table-cell>
          <table:table-cell table:number-columns-repeated="2" office:value-type="float" office:value="16.360001" calcext:value-type="float">
            <text:p>16.360001</text:p>
          </table:table-cell>
          <table:table-cell office:value-type="float" office:value="11.072285" calcext:value-type="float">
            <text:p>11.072285</text:p>
          </table:table-cell>
          <table:table-cell office:value-type="float" office:value="2400" calcext:value-type="float">
            <text:p>2400</text:p>
          </table:table-cell>
          <table:table-cell table:formula="of:=([.F130]-[.F129])/[.F129]" office:value-type="float" office:value="-0.0212379359542596" calcext:value-type="float">
            <text:p>-0.02123793595426</text:p>
          </table:table-cell>
          <table:table-cell table:formula="of:=[.H130]-PerAnnumRiskFreeRate/TradingDaysPerYear" office:value-type="float" office:value="-0.0213966661129897" calcext:value-type="float">
            <text:p>-0.021396666112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04</text:p>
          </table:table-cell>
          <table:table-cell office:value-type="float" office:value="16.195" calcext:value-type="float">
            <text:p>16.195</text:p>
          </table:table-cell>
          <table:table-cell office:value-type="float" office:value="16.218332" calcext:value-type="float">
            <text:p>16.218332</text:p>
          </table:table-cell>
          <table:table-cell office:value-type="float" office:value="16.195" calcext:value-type="float">
            <text:p>16.195</text:p>
          </table:table-cell>
          <table:table-cell office:value-type="float" office:value="16.218332" calcext:value-type="float">
            <text:p>16.218332</text:p>
          </table:table-cell>
          <table:table-cell office:value-type="float" office:value="10.976404" calcext:value-type="float">
            <text:p>10.976404</text:p>
          </table:table-cell>
          <table:table-cell office:value-type="float" office:value="1800" calcext:value-type="float">
            <text:p>1800</text:p>
          </table:table-cell>
          <table:table-cell table:formula="of:=([.F131]-[.F130])/[.F130]" office:value-type="float" office:value="-0.00865954949678412" calcext:value-type="float">
            <text:p>-0.008659549496784</text:p>
          </table:table-cell>
          <table:table-cell table:formula="of:=[.H131]-PerAnnumRiskFreeRate/TradingDaysPerYear" office:value-type="float" office:value="-0.00881827965551427" calcext:value-type="float">
            <text:p>-0.0088182796555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05</text:p>
          </table:table-cell>
          <table:table-cell table:number-columns-repeated="4" office:value-type="float" office:value="16.218332" calcext:value-type="float">
            <text:p>16.218332</text:p>
          </table:table-cell>
          <table:table-cell office:value-type="float" office:value="10.976404" calcext:value-type="float">
            <text:p>10.976404</text:p>
          </table:table-cell>
          <table:table-cell office:value-type="float" office:value="0" calcext:value-type="float">
            <text:p>0</text:p>
          </table:table-cell>
          <table:table-cell table:formula="of:=([.F132]-[.F131])/[.F131]" office:value-type="float" office:value="0" calcext:value-type="float">
            <text:p>0</text:p>
          </table:table-cell>
          <table:table-cell table:formula="of:=[.H132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06</text:p>
          </table:table-cell>
          <table:table-cell table:number-columns-repeated="4" office:value-type="float" office:value="16.056667" calcext:value-type="float">
            <text:p>16.056667</text:p>
          </table:table-cell>
          <table:table-cell office:value-type="float" office:value="10.866991" calcext:value-type="float">
            <text:p>10.866991</text:p>
          </table:table-cell>
          <table:table-cell office:value-type="float" office:value="600" calcext:value-type="float">
            <text:p>600</text:p>
          </table:table-cell>
          <table:table-cell table:formula="of:=([.F133]-[.F132])/[.F132]" office:value-type="float" office:value="-0.00996801866986674" calcext:value-type="float">
            <text:p>-0.009968018669867</text:p>
          </table:table-cell>
          <table:table-cell table:formula="of:=[.H133]-PerAnnumRiskFreeRate/TradingDaysPerYear" office:value-type="float" office:value="-0.0101267488285969" calcext:value-type="float">
            <text:p>-0.0101267488285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07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0.828639" calcext:value-type="float">
            <text:p>10.828639</text:p>
          </table:table-cell>
          <table:table-cell office:value-type="float" office:value="2400" calcext:value-type="float">
            <text:p>2400</text:p>
          </table:table-cell>
          <table:table-cell table:formula="of:=([.F134]-[.F133])/[.F133]" office:value-type="float" office:value="-0.00352921981807105" calcext:value-type="float">
            <text:p>-0.003529219818071</text:p>
          </table:table-cell>
          <table:table-cell table:formula="of:=[.H134]-PerAnnumRiskFreeRate/TradingDaysPerYear" office:value-type="float" office:value="-0.00368794997680121" calcext:value-type="float">
            <text:p>-0.0036879499768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10</text:p>
          </table:table-cell>
          <table:table-cell table:number-columns-repeated="4" office:value-type="float" office:value="15.851667" calcext:value-type="float">
            <text:p>15.851667</text:p>
          </table:table-cell>
          <table:table-cell office:value-type="float" office:value="10.72825" calcext:value-type="float">
            <text:p>10.72825</text:p>
          </table:table-cell>
          <table:table-cell office:value-type="float" office:value="600" calcext:value-type="float">
            <text:p>600</text:p>
          </table:table-cell>
          <table:table-cell table:formula="of:=([.F135]-[.F134])/[.F134]" office:value-type="float" office:value="-0.00927069412878217" calcext:value-type="float">
            <text:p>-0.009270694128782</text:p>
          </table:table-cell>
          <table:table-cell table:formula="of:=[.H135]-PerAnnumRiskFreeRate/TradingDaysPerYear" office:value-type="float" office:value="-0.00942942428751233" calcext:value-type="float">
            <text:p>-0.0094294242875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11</text:p>
          </table:table-cell>
          <table:table-cell office:value-type="float" office:value="15.883333" calcext:value-type="float">
            <text:p>15.883333</text:p>
          </table:table-cell>
          <table:table-cell office:value-type="float" office:value="15.908333" calcext:value-type="float">
            <text:p>15.908333</text:p>
          </table:table-cell>
          <table:table-cell table:number-columns-repeated="2" office:value-type="float" office:value="15.64" calcext:value-type="float">
            <text:p>15.64</text:p>
          </table:table-cell>
          <table:table-cell office:value-type="float" office:value="10.584991" calcext:value-type="float">
            <text:p>10.584991</text:p>
          </table:table-cell>
          <table:table-cell office:value-type="float" office:value="1800" calcext:value-type="float">
            <text:p>1800</text:p>
          </table:table-cell>
          <table:table-cell table:formula="of:=([.F136]-[.F135])/[.F135]" office:value-type="float" office:value="-0.0133534360217182" calcext:value-type="float">
            <text:p>-0.013353436021718</text:p>
          </table:table-cell>
          <table:table-cell table:formula="of:=[.H136]-PerAnnumRiskFreeRate/TradingDaysPerYear" office:value-type="float" office:value="-0.0135121661804484" calcext:value-type="float">
            <text:p>-0.0135121661804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12</text:p>
          </table:table-cell>
          <table:table-cell office:value-type="float" office:value="15.666667" calcext:value-type="float">
            <text:p>15.666667</text:p>
          </table:table-cell>
          <table:table-cell office:value-type="float" office:value="15.78" calcext:value-type="float">
            <text:p>15.78</text:p>
          </table:table-cell>
          <table:table-cell office:value-type="float" office:value="15.666667" calcext:value-type="float">
            <text:p>15.666667</text:p>
          </table:table-cell>
          <table:table-cell office:value-type="float" office:value="15.78" calcext:value-type="float">
            <text:p>15.78</text:p>
          </table:table-cell>
          <table:table-cell office:value-type="float" office:value="10.679747" calcext:value-type="float">
            <text:p>10.679747</text:p>
          </table:table-cell>
          <table:table-cell office:value-type="float" office:value="2400" calcext:value-type="float">
            <text:p>2400</text:p>
          </table:table-cell>
          <table:table-cell table:formula="of:=([.F137]-[.F136])/[.F136]" office:value-type="float" office:value="0.00895192069601196" calcext:value-type="float">
            <text:p>0.008951920696012</text:p>
          </table:table-cell>
          <table:table-cell table:formula="of:=[.H137]-PerAnnumRiskFreeRate/TradingDaysPerYear" office:value-type="float" office:value="0.0087931905372818" calcext:value-type="float">
            <text:p>0.0087931905372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13</text:p>
          </table:table-cell>
          <table:table-cell table:number-columns-repeated="4" office:value-type="float" office:value="15.711667" calcext:value-type="float">
            <text:p>15.711667</text:p>
          </table:table-cell>
          <table:table-cell office:value-type="float" office:value="10.633497" calcext:value-type="float">
            <text:p>10.633497</text:p>
          </table:table-cell>
          <table:table-cell office:value-type="float" office:value="1800" calcext:value-type="float">
            <text:p>1800</text:p>
          </table:table-cell>
          <table:table-cell table:formula="of:=([.F138]-[.F137])/[.F137]" office:value-type="float" office:value="-0.00433062693339089" calcext:value-type="float">
            <text:p>-0.004330626933391</text:p>
          </table:table-cell>
          <table:table-cell table:formula="of:=[.H138]-PerAnnumRiskFreeRate/TradingDaysPerYear" office:value-type="float" office:value="-0.00448935709212105" calcext:value-type="float">
            <text:p>-0.0044893570921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14</text:p>
          </table:table-cell>
          <table:table-cell table:number-columns-repeated="4" office:value-type="float" office:value="15.611667" calcext:value-type="float">
            <text:p>15.611667</text:p>
          </table:table-cell>
          <table:table-cell office:value-type="float" office:value="10.56582" calcext:value-type="float">
            <text:p>10.56582</text:p>
          </table:table-cell>
          <table:table-cell office:value-type="float" office:value="600" calcext:value-type="float">
            <text:p>600</text:p>
          </table:table-cell>
          <table:table-cell table:formula="of:=([.F139]-[.F138])/[.F138]" office:value-type="float" office:value="-0.00636451018888704" calcext:value-type="float">
            <text:p>-0.006364510188887</text:p>
          </table:table-cell>
          <table:table-cell table:formula="of:=[.H139]-PerAnnumRiskFreeRate/TradingDaysPerYear" office:value-type="float" office:value="-0.0065232403476172" calcext:value-type="float">
            <text:p>-0.0065232403476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17</text:p>
          </table:table-cell>
          <table:table-cell office:value-type="float" office:value="15.955" calcext:value-type="float">
            <text:p>15.955</text:p>
          </table:table-cell>
          <table:table-cell office:value-type="float" office:value="16.035" calcext:value-type="float">
            <text:p>16.035</text:p>
          </table:table-cell>
          <table:table-cell office:value-type="float" office:value="15.955" calcext:value-type="float">
            <text:p>15.955</text:p>
          </table:table-cell>
          <table:table-cell office:value-type="float" office:value="16.02" calcext:value-type="float">
            <text:p>16.02</text:p>
          </table:table-cell>
          <table:table-cell office:value-type="float" office:value="10.892057" calcext:value-type="float">
            <text:p>10.892057</text:p>
          </table:table-cell>
          <table:table-cell office:value-type="float" office:value="3000" calcext:value-type="float">
            <text:p>3000</text:p>
          </table:table-cell>
          <table:table-cell table:formula="of:=([.F140]-[.F139])/[.F139]" office:value-type="float" office:value="0.0308766380650057" calcext:value-type="float">
            <text:p>0.030876638065006</text:p>
          </table:table-cell>
          <table:table-cell table:formula="of:=[.H140]-PerAnnumRiskFreeRate/TradingDaysPerYear" office:value-type="float" office:value="0.0307179079062756" calcext:value-type="float">
            <text:p>0.0307179079062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18</text:p>
          </table:table-cell>
          <table:table-cell office:value-type="float" office:value="16.040001" calcext:value-type="float">
            <text:p>16.040001</text:p>
          </table:table-cell>
          <table:table-cell office:value-type="float" office:value="16.081667" calcext:value-type="float">
            <text:p>16.081667</text:p>
          </table:table-cell>
          <table:table-cell office:value-type="float" office:value="16.040001" calcext:value-type="float">
            <text:p>16.040001</text:p>
          </table:table-cell>
          <table:table-cell office:value-type="float" office:value="16.081667" calcext:value-type="float">
            <text:p>16.081667</text:p>
          </table:table-cell>
          <table:table-cell office:value-type="float" office:value="10.933988" calcext:value-type="float">
            <text:p>10.933988</text:p>
          </table:table-cell>
          <table:table-cell office:value-type="float" office:value="6600" calcext:value-type="float">
            <text:p>6600</text:p>
          </table:table-cell>
          <table:table-cell table:formula="of:=([.F141]-[.F140])/[.F140]" office:value-type="float" office:value="0.003849686060218" calcext:value-type="float">
            <text:p>0.003849686060218</text:p>
          </table:table-cell>
          <table:table-cell table:formula="of:=[.H141]-PerAnnumRiskFreeRate/TradingDaysPerYear" office:value-type="float" office:value="0.00369095590148785" calcext:value-type="float">
            <text:p>0.0036909559014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19</text:p>
          </table:table-cell>
          <table:table-cell table:number-columns-repeated="4" office:value-type="float" office:value="16.081667" calcext:value-type="float">
            <text:p>16.081667</text:p>
          </table:table-cell>
          <table:table-cell office:value-type="float" office:value="10.933988" calcext:value-type="float">
            <text:p>10.933988</text:p>
          </table:table-cell>
          <table:table-cell office:value-type="float" office:value="0" calcext:value-type="float">
            <text:p>0</text:p>
          </table:table-cell>
          <table:table-cell table:formula="of:=([.F142]-[.F141])/[.F141]" office:value-type="float" office:value="0" calcext:value-type="float">
            <text:p>0</text:p>
          </table:table-cell>
          <table:table-cell table:formula="of:=[.H142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20</text:p>
          </table:table-cell>
          <table:table-cell table:number-columns-repeated="4" office:value-type="float" office:value="16.021667" calcext:value-type="float">
            <text:p>16.021667</text:p>
          </table:table-cell>
          <table:table-cell office:value-type="float" office:value="10.89319" calcext:value-type="float">
            <text:p>10.89319</text:p>
          </table:table-cell>
          <table:table-cell office:value-type="float" office:value="1800" calcext:value-type="float">
            <text:p>1800</text:p>
          </table:table-cell>
          <table:table-cell table:formula="of:=([.F143]-[.F142])/[.F142]" office:value-type="float" office:value="-0.00373130096722246" calcext:value-type="float">
            <text:p>-0.003731300967222</text:p>
          </table:table-cell>
          <table:table-cell table:formula="of:=[.H143]-PerAnnumRiskFreeRate/TradingDaysPerYear" office:value-type="float" office:value="-0.00389003112595262" calcext:value-type="float">
            <text:p>-0.0038900311259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21</text:p>
          </table:table-cell>
          <table:table-cell table:number-columns-repeated="2" office:value-type="float" office:value="15.925" calcext:value-type="float">
            <text:p>15.925</text:p>
          </table:table-cell>
          <table:table-cell table:number-columns-repeated="2" office:value-type="float" office:value="15.771667" calcext:value-type="float">
            <text:p>15.771667</text:p>
          </table:table-cell>
          <table:table-cell office:value-type="float" office:value="10.72322" calcext:value-type="float">
            <text:p>10.72322</text:p>
          </table:table-cell>
          <table:table-cell office:value-type="float" office:value="1800" calcext:value-type="float">
            <text:p>1800</text:p>
          </table:table-cell>
          <table:table-cell table:formula="of:=([.F144]-[.F143])/[.F143]" office:value-type="float" office:value="-0.0156033264819581" calcext:value-type="float">
            <text:p>-0.015603326481958</text:p>
          </table:table-cell>
          <table:table-cell table:formula="of:=[.H144]-PerAnnumRiskFreeRate/TradingDaysPerYear" office:value-type="float" office:value="-0.0157620566406883" calcext:value-type="float">
            <text:p>-0.0157620566406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24</text:p>
          </table:table-cell>
          <table:table-cell table:number-columns-repeated="4" office:value-type="float" office:value="15.881667" calcext:value-type="float">
            <text:p>15.881667</text:p>
          </table:table-cell>
          <table:table-cell office:value-type="float" office:value="10.798007" calcext:value-type="float">
            <text:p>10.798007</text:p>
          </table:table-cell>
          <table:table-cell office:value-type="float" office:value="1200" calcext:value-type="float">
            <text:p>1200</text:p>
          </table:table-cell>
          <table:table-cell table:formula="of:=([.F145]-[.F144])/[.F144]" office:value-type="float" office:value="0.00697430436007101" calcext:value-type="float">
            <text:p>0.006974304360071</text:p>
          </table:table-cell>
          <table:table-cell table:formula="of:=[.H145]-PerAnnumRiskFreeRate/TradingDaysPerYear" office:value-type="float" office:value="0.00681557420134085" calcext:value-type="float">
            <text:p>0.0068155742013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25</text:p>
          </table:table-cell>
          <table:table-cell table:number-columns-repeated="4" office:value-type="float" office:value="16.093332" calcext:value-type="float">
            <text:p>16.093332</text:p>
          </table:table-cell>
          <table:table-cell office:value-type="float" office:value="10.941922" calcext:value-type="float">
            <text:p>10.941922</text:p>
          </table:table-cell>
          <table:table-cell office:value-type="float" office:value="600" calcext:value-type="float">
            <text:p>600</text:p>
          </table:table-cell>
          <table:table-cell table:formula="of:=([.F146]-[.F145])/[.F145]" office:value-type="float" office:value="0.0133279224582833" calcext:value-type="float">
            <text:p>0.013327922458283</text:p>
          </table:table-cell>
          <table:table-cell table:formula="of:=[.H146]-PerAnnumRiskFreeRate/TradingDaysPerYear" office:value-type="float" office:value="0.0131691922995531" calcext:value-type="float">
            <text:p>0.0131691922995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26</text:p>
          </table:table-cell>
          <table:table-cell table:number-columns-repeated="2" office:value-type="float" office:value="15.766667" calcext:value-type="float">
            <text:p>15.766667</text:p>
          </table:table-cell>
          <table:table-cell table:number-columns-repeated="2" office:value-type="float" office:value="15.76" calcext:value-type="float">
            <text:p>15.76</text:p>
          </table:table-cell>
          <table:table-cell office:value-type="float" office:value="10.715288" calcext:value-type="float">
            <text:p>10.715288</text:p>
          </table:table-cell>
          <table:table-cell office:value-type="float" office:value="1800" calcext:value-type="float">
            <text:p>1800</text:p>
          </table:table-cell>
          <table:table-cell table:formula="of:=([.F147]-[.F146])/[.F146]" office:value-type="float" office:value="-0.0207124488732419" calcext:value-type="float">
            <text:p>-0.020712448873242</text:p>
          </table:table-cell>
          <table:table-cell table:formula="of:=[.H147]-PerAnnumRiskFreeRate/TradingDaysPerYear" office:value-type="float" office:value="-0.0208711790319721" calcext:value-type="float">
            <text:p>-0.0208711790319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27</text:p>
          </table:table-cell>
          <table:table-cell office:value-type="float" office:value="15.85" calcext:value-type="float">
            <text:p>15.85</text:p>
          </table:table-cell>
          <table:table-cell office:value-type="float" office:value="15.858333" calcext:value-type="float">
            <text:p>15.858333</text:p>
          </table:table-cell>
          <table:table-cell office:value-type="float" office:value="15.85" calcext:value-type="float">
            <text:p>15.85</text:p>
          </table:table-cell>
          <table:table-cell office:value-type="float" office:value="15.858333" calcext:value-type="float">
            <text:p>15.858333</text:p>
          </table:table-cell>
          <table:table-cell office:value-type="float" office:value="10.782139" calcext:value-type="float">
            <text:p>10.782139</text:p>
          </table:table-cell>
          <table:table-cell office:value-type="float" office:value="2400" calcext:value-type="float">
            <text:p>2400</text:p>
          </table:table-cell>
          <table:table-cell table:formula="of:=([.F148]-[.F147])/[.F147]" office:value-type="float" office:value="0.00623884304369622" calcext:value-type="float">
            <text:p>0.006238843043696</text:p>
          </table:table-cell>
          <table:table-cell table:formula="of:=[.H148]-PerAnnumRiskFreeRate/TradingDaysPerYear" office:value-type="float" office:value="0.00608011288496606" calcext:value-type="float">
            <text:p>0.0060801128849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6-28</text:p>
          </table:table-cell>
          <table:table-cell table:number-columns-repeated="4" office:value-type="float" office:value="15.858333" calcext:value-type="float">
            <text:p>15.858333</text:p>
          </table:table-cell>
          <table:table-cell office:value-type="float" office:value="10.782139" calcext:value-type="float">
            <text:p>10.782139</text:p>
          </table:table-cell>
          <table:table-cell office:value-type="float" office:value="0" calcext:value-type="float">
            <text:p>0</text:p>
          </table:table-cell>
          <table:table-cell table:formula="of:=([.F149]-[.F148])/[.F148]" office:value-type="float" office:value="0" calcext:value-type="float">
            <text:p>0</text:p>
          </table:table-cell>
          <table:table-cell table:formula="of:=[.H149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01</text:p>
          </table:table-cell>
          <table:table-cell table:number-columns-repeated="4" office:value-type="float" office:value="15.858333" calcext:value-type="float">
            <text:p>15.858333</text:p>
          </table:table-cell>
          <table:table-cell office:value-type="float" office:value="10.782139" calcext:value-type="float">
            <text:p>10.782139</text:p>
          </table:table-cell>
          <table:table-cell office:value-type="float" office:value="0" calcext:value-type="float">
            <text:p>0</text:p>
          </table:table-cell>
          <table:table-cell table:formula="of:=([.F150]-[.F149])/[.F149]" office:value-type="float" office:value="0" calcext:value-type="float">
            <text:p>0</text:p>
          </table:table-cell>
          <table:table-cell table:formula="of:=[.H150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02</text:p>
          </table:table-cell>
          <table:table-cell table:number-columns-repeated="2" office:value-type="float" office:value="15.74" calcext:value-type="float">
            <text:p>15.74</text:p>
          </table:table-cell>
          <table:table-cell office:value-type="float" office:value="15.541667" calcext:value-type="float">
            <text:p>15.541667</text:p>
          </table:table-cell>
          <table:table-cell office:value-type="float" office:value="15.543333" calcext:value-type="float">
            <text:p>15.543333</text:p>
          </table:table-cell>
          <table:table-cell office:value-type="float" office:value="10.56797" calcext:value-type="float">
            <text:p>10.56797</text:p>
          </table:table-cell>
          <table:table-cell office:value-type="float" office:value="3000" calcext:value-type="float">
            <text:p>3000</text:p>
          </table:table-cell>
          <table:table-cell table:formula="of:=([.F151]-[.F150])/[.F150]" office:value-type="float" office:value="-0.0198633128361636" calcext:value-type="float">
            <text:p>-0.019863312836164</text:p>
          </table:table-cell>
          <table:table-cell table:formula="of:=[.H151]-PerAnnumRiskFreeRate/TradingDaysPerYear" office:value-type="float" office:value="-0.0200220429948937" calcext:value-type="float">
            <text:p>-0.0200220429948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03</text:p>
          </table:table-cell>
          <table:table-cell table:number-columns-repeated="2" office:value-type="float" office:value="15.418333" calcext:value-type="float">
            <text:p>15.418333</text:p>
          </table:table-cell>
          <table:table-cell office:value-type="float" office:value="15.325" calcext:value-type="float">
            <text:p>15.325</text:p>
          </table:table-cell>
          <table:table-cell office:value-type="float" office:value="15.375" calcext:value-type="float">
            <text:p>15.375</text:p>
          </table:table-cell>
          <table:table-cell office:value-type="float" office:value="10.453519" calcext:value-type="float">
            <text:p>10.453519</text:p>
          </table:table-cell>
          <table:table-cell office:value-type="float" office:value="8400" calcext:value-type="float">
            <text:p>8400</text:p>
          </table:table-cell>
          <table:table-cell table:formula="of:=([.F152]-[.F151])/[.F151]" office:value-type="float" office:value="-0.010829989108599" calcext:value-type="float">
            <text:p>-0.010829989108599</text:p>
          </table:table-cell>
          <table:table-cell table:formula="of:=[.H152]-PerAnnumRiskFreeRate/TradingDaysPerYear" office:value-type="float" office:value="-0.0109887192673291" calcext:value-type="float">
            <text:p>-0.0109887192673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05</text:p>
          </table:table-cell>
          <table:table-cell office:value-type="float" office:value="15.566667" calcext:value-type="float">
            <text:p>15.566667</text:p>
          </table:table-cell>
          <table:table-cell office:value-type="float" office:value="15.633333" calcext:value-type="float">
            <text:p>15.633333</text:p>
          </table:table-cell>
          <table:table-cell office:value-type="float" office:value="15.566667" calcext:value-type="float">
            <text:p>15.566667</text:p>
          </table:table-cell>
          <table:table-cell office:value-type="float" office:value="15.633333" calcext:value-type="float">
            <text:p>15.633333</text:p>
          </table:table-cell>
          <table:table-cell office:value-type="float" office:value="10.629168" calcext:value-type="float">
            <text:p>10.629168</text:p>
          </table:table-cell>
          <table:table-cell office:value-type="float" office:value="3000" calcext:value-type="float">
            <text:p>3000</text:p>
          </table:table-cell>
          <table:table-cell table:formula="of:=([.F153]-[.F152])/[.F152]" office:value-type="float" office:value="0.0168028584441278" calcext:value-type="float">
            <text:p>0.016802858444128</text:p>
          </table:table-cell>
          <table:table-cell table:formula="of:=[.H153]-PerAnnumRiskFreeRate/TradingDaysPerYear" office:value-type="float" office:value="0.0166441282853976" calcext:value-type="float">
            <text:p>0.0166441282853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08</text:p>
          </table:table-cell>
          <table:table-cell table:number-columns-repeated="2" office:value-type="float" office:value="15.881667" calcext:value-type="float">
            <text:p>15.881667</text:p>
          </table:table-cell>
          <table:table-cell table:number-columns-repeated="2" office:value-type="float" office:value="15.778333" calcext:value-type="float">
            <text:p>15.778333</text:p>
          </table:table-cell>
          <table:table-cell office:value-type="float" office:value="10.72775" calcext:value-type="float">
            <text:p>10.72775</text:p>
          </table:table-cell>
          <table:table-cell office:value-type="float" office:value="1200" calcext:value-type="float">
            <text:p>1200</text:p>
          </table:table-cell>
          <table:table-cell table:formula="of:=([.F154]-[.F153])/[.F153]" office:value-type="float" office:value="0.00927466759392648" calcext:value-type="float">
            <text:p>0.009274667593926</text:p>
          </table:table-cell>
          <table:table-cell table:formula="of:=[.H154]-PerAnnumRiskFreeRate/TradingDaysPerYear" office:value-type="float" office:value="0.00911593743519633" calcext:value-type="float">
            <text:p>0.0091159374351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09</text:p>
          </table:table-cell>
          <table:table-cell table:number-columns-repeated="4" office:value-type="float" office:value="15.616667" calcext:value-type="float">
            <text:p>15.616667</text:p>
          </table:table-cell>
          <table:table-cell office:value-type="float" office:value="10.617832" calcext:value-type="float">
            <text:p>10.617832</text:p>
          </table:table-cell>
          <table:table-cell office:value-type="float" office:value="600" calcext:value-type="float">
            <text:p>600</text:p>
          </table:table-cell>
          <table:table-cell table:formula="of:=([.F155]-[.F154])/[.F154]" office:value-type="float" office:value="-0.0102461373540584" calcext:value-type="float">
            <text:p>-0.010246137354059</text:p>
          </table:table-cell>
          <table:table-cell table:formula="of:=[.H155]-PerAnnumRiskFreeRate/TradingDaysPerYear" office:value-type="float" office:value="-0.0104048675127886" calcext:value-type="float">
            <text:p>-0.0104048675127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10</text:p>
          </table:table-cell>
          <table:table-cell table:number-columns-repeated="4" office:value-type="float" office:value="15.43" calcext:value-type="float">
            <text:p>15.43</text:p>
          </table:table-cell>
          <table:table-cell office:value-type="float" office:value="10.490917" calcext:value-type="float">
            <text:p>10.490917</text:p>
          </table:table-cell>
          <table:table-cell office:value-type="float" office:value="600" calcext:value-type="float">
            <text:p>600</text:p>
          </table:table-cell>
          <table:table-cell table:formula="of:=([.F156]-[.F155])/[.F155]" office:value-type="float" office:value="-0.0119530050955789" calcext:value-type="float">
            <text:p>-0.011953005095579</text:p>
          </table:table-cell>
          <table:table-cell table:formula="of:=[.H156]-PerAnnumRiskFreeRate/TradingDaysPerYear" office:value-type="float" office:value="-0.012111735254309" calcext:value-type="float">
            <text:p>-0.0121117352543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11</text:p>
          </table:table-cell>
          <table:table-cell table:number-columns-repeated="4" office:value-type="float" office:value="14.813333" calcext:value-type="float">
            <text:p>14.813333</text:p>
          </table:table-cell>
          <table:table-cell office:value-type="float" office:value="10.07164" calcext:value-type="float">
            <text:p>10.07164</text:p>
          </table:table-cell>
          <table:table-cell office:value-type="float" office:value="1200" calcext:value-type="float">
            <text:p>1200</text:p>
          </table:table-cell>
          <table:table-cell table:formula="of:=([.F157]-[.F156])/[.F156]" office:value-type="float" office:value="-0.0399657151038369" calcext:value-type="float">
            <text:p>-0.039965715103837</text:p>
          </table:table-cell>
          <table:table-cell table:formula="of:=[.H157]-PerAnnumRiskFreeRate/TradingDaysPerYear" office:value-type="float" office:value="-0.0401244452625671" calcext:value-type="float">
            <text:p>-0.0401244452625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12</text:p>
          </table:table-cell>
          <table:table-cell table:number-columns-repeated="4" office:value-type="float" office:value="14.813333" calcext:value-type="float">
            <text:p>14.813333</text:p>
          </table:table-cell>
          <table:table-cell office:value-type="float" office:value="10.07164" calcext:value-type="float">
            <text:p>10.07164</text:p>
          </table:table-cell>
          <table:table-cell office:value-type="float" office:value="0" calcext:value-type="float">
            <text:p>0</text:p>
          </table:table-cell>
          <table:table-cell table:formula="of:=([.F158]-[.F157])/[.F157]" office:value-type="float" office:value="0" calcext:value-type="float">
            <text:p>0</text:p>
          </table:table-cell>
          <table:table-cell table:formula="of:=[.H158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15</text:p>
          </table:table-cell>
          <table:table-cell table:number-columns-repeated="4" office:value-type="float" office:value="14.813333" calcext:value-type="float">
            <text:p>14.813333</text:p>
          </table:table-cell>
          <table:table-cell office:value-type="float" office:value="10.07164" calcext:value-type="float">
            <text:p>10.07164</text:p>
          </table:table-cell>
          <table:table-cell office:value-type="float" office:value="0" calcext:value-type="float">
            <text:p>0</text:p>
          </table:table-cell>
          <table:table-cell table:formula="of:=([.F159]-[.F158])/[.F158]" office:value-type="float" office:value="0" calcext:value-type="float">
            <text:p>0</text:p>
          </table:table-cell>
          <table:table-cell table:formula="of:=[.H159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16</text:p>
          </table:table-cell>
          <table:table-cell office:value-type="float" office:value="14.076667" calcext:value-type="float">
            <text:p>14.076667</text:p>
          </table:table-cell>
          <table:table-cell office:value-type="float" office:value="14.175" calcext:value-type="float">
            <text:p>14.175</text:p>
          </table:table-cell>
          <table:table-cell office:value-type="float" office:value="14.076667" calcext:value-type="float">
            <text:p>14.076667</text:p>
          </table:table-cell>
          <table:table-cell office:value-type="float" office:value="14.175" calcext:value-type="float">
            <text:p>14.175</text:p>
          </table:table-cell>
          <table:table-cell office:value-type="float" office:value="9.637637" calcext:value-type="float">
            <text:p>9.637637</text:p>
          </table:table-cell>
          <table:table-cell office:value-type="float" office:value="1800" calcext:value-type="float">
            <text:p>1800</text:p>
          </table:table-cell>
          <table:table-cell table:formula="of:=([.F160]-[.F159])/[.F159]" office:value-type="float" office:value="-0.0430915918360863" calcext:value-type="float">
            <text:p>-0.043091591836086</text:p>
          </table:table-cell>
          <table:table-cell table:formula="of:=[.H160]-PerAnnumRiskFreeRate/TradingDaysPerYear" office:value-type="float" office:value="-0.0432503219948165" calcext:value-type="float">
            <text:p>-0.0432503219948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17</text:p>
          </table:table-cell>
          <table:table-cell table:number-columns-repeated="2" office:value-type="float" office:value="14.383333" calcext:value-type="float">
            <text:p>14.383333</text:p>
          </table:table-cell>
          <table:table-cell table:number-columns-repeated="2" office:value-type="float" office:value="14.175" calcext:value-type="float">
            <text:p>14.175</text:p>
          </table:table-cell>
          <table:table-cell office:value-type="float" office:value="9.637637" calcext:value-type="float">
            <text:p>9.637637</text:p>
          </table:table-cell>
          <table:table-cell office:value-type="float" office:value="1800" calcext:value-type="float">
            <text:p>1800</text:p>
          </table:table-cell>
          <table:table-cell table:formula="of:=([.F161]-[.F160])/[.F160]" office:value-type="float" office:value="0" calcext:value-type="float">
            <text:p>0</text:p>
          </table:table-cell>
          <table:table-cell table:formula="of:=[.H161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18</text:p>
          </table:table-cell>
          <table:table-cell table:number-columns-repeated="2" office:value-type="float" office:value="14.28" calcext:value-type="float">
            <text:p>14.28</text:p>
          </table:table-cell>
          <table:table-cell table:number-columns-repeated="2" office:value-type="float" office:value="14.225" calcext:value-type="float">
            <text:p>14.225</text:p>
          </table:table-cell>
          <table:table-cell office:value-type="float" office:value="9.671635" calcext:value-type="float">
            <text:p>9.671635</text:p>
          </table:table-cell>
          <table:table-cell office:value-type="float" office:value="1800" calcext:value-type="float">
            <text:p>1800</text:p>
          </table:table-cell>
          <table:table-cell table:formula="of:=([.F162]-[.F161])/[.F161]" office:value-type="float" office:value="0.00352762819350847" calcext:value-type="float">
            <text:p>0.003527628193508</text:p>
          </table:table-cell>
          <table:table-cell table:formula="of:=[.H162]-PerAnnumRiskFreeRate/TradingDaysPerYear" office:value-type="float" office:value="0.00336889803477831" calcext:value-type="float">
            <text:p>0.0033688980347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19</text:p>
          </table:table-cell>
          <table:table-cell table:number-columns-repeated="2" office:value-type="float" office:value="13.975" calcext:value-type="float">
            <text:p>13.975</text:p>
          </table:table-cell>
          <table:table-cell table:number-columns-repeated="2" office:value-type="float" office:value="13.433333" calcext:value-type="float">
            <text:p>13.433333</text:p>
          </table:table-cell>
          <table:table-cell office:value-type="float" office:value="9.133376" calcext:value-type="float">
            <text:p>9.133376</text:p>
          </table:table-cell>
          <table:table-cell office:value-type="float" office:value="3000" calcext:value-type="float">
            <text:p>3000</text:p>
          </table:table-cell>
          <table:table-cell table:formula="of:=([.F163]-[.F162])/[.F162]" office:value-type="float" office:value="-0.0556533616084561" calcext:value-type="float">
            <text:p>-0.055653361608456</text:p>
          </table:table-cell>
          <table:table-cell table:formula="of:=[.H163]-PerAnnumRiskFreeRate/TradingDaysPerYear" office:value-type="float" office:value="-0.0558120917671862" calcext:value-type="float">
            <text:p>-0.0558120917671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22</text:p>
          </table:table-cell>
          <table:table-cell office:value-type="float" office:value="12.641667" calcext:value-type="float">
            <text:p>12.641667</text:p>
          </table:table-cell>
          <table:table-cell office:value-type="float" office:value="12.85" calcext:value-type="float">
            <text:p>12.85</text:p>
          </table:table-cell>
          <table:table-cell office:value-type="float" office:value="12.636667" calcext:value-type="float">
            <text:p>12.636667</text:p>
          </table:table-cell>
          <table:table-cell office:value-type="float" office:value="12.85" calcext:value-type="float">
            <text:p>12.85</text:p>
          </table:table-cell>
          <table:table-cell office:value-type="float" office:value="8.736765" calcext:value-type="float">
            <text:p>8.736765</text:p>
          </table:table-cell>
          <table:table-cell office:value-type="float" office:value="1800" calcext:value-type="float">
            <text:p>1800</text:p>
          </table:table-cell>
          <table:table-cell table:formula="of:=([.F164]-[.F163])/[.F163]" office:value-type="float" office:value="-0.0434243591854753" calcext:value-type="float">
            <text:p>-0.043424359185475</text:p>
          </table:table-cell>
          <table:table-cell table:formula="of:=[.H164]-PerAnnumRiskFreeRate/TradingDaysPerYear" office:value-type="float" office:value="-0.0435830893442055" calcext:value-type="float">
            <text:p>-0.0435830893442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23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2" office:value-type="float" office:value="12.266667" calcext:value-type="float">
            <text:p>12.266667</text:p>
          </table:table-cell>
          <table:table-cell office:value-type="float" office:value="8.340155" calcext:value-type="float">
            <text:p>8.340155</text:p>
          </table:table-cell>
          <table:table-cell office:value-type="float" office:value="9000" calcext:value-type="float">
            <text:p>9000</text:p>
          </table:table-cell>
          <table:table-cell table:formula="of:=([.F165]-[.F164])/[.F164]" office:value-type="float" office:value="-0.045395521111075" calcext:value-type="float">
            <text:p>-0.045395521111075</text:p>
          </table:table-cell>
          <table:table-cell table:formula="of:=[.H165]-PerAnnumRiskFreeRate/TradingDaysPerYear" office:value-type="float" office:value="-0.0455542512698051" calcext:value-type="float">
            <text:p>-0.0455542512698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24</text:p>
          </table:table-cell>
          <table:table-cell office:value-type="float" office:value="12.033333" calcext:value-type="float">
            <text:p>12.033333</text:p>
          </table:table-cell>
          <table:table-cell office:value-type="float" office:value="12.866667" calcext:value-type="float">
            <text:p>12.866667</text:p>
          </table:table-cell>
          <table:table-cell office:value-type="float" office:value="12.016667" calcext:value-type="float">
            <text:p>12.016667</text:p>
          </table:table-cell>
          <table:table-cell office:value-type="float" office:value="12.866667" calcext:value-type="float">
            <text:p>12.866667</text:p>
          </table:table-cell>
          <table:table-cell office:value-type="float" office:value="8.748098" calcext:value-type="float">
            <text:p>8.748098</text:p>
          </table:table-cell>
          <table:table-cell office:value-type="float" office:value="3600" calcext:value-type="float">
            <text:p>3600</text:p>
          </table:table-cell>
          <table:table-cell table:formula="of:=([.F166]-[.F165])/[.F165]" office:value-type="float" office:value="0.0489131197201972" calcext:value-type="float">
            <text:p>0.048913119720197</text:p>
          </table:table-cell>
          <table:table-cell table:formula="of:=[.H166]-PerAnnumRiskFreeRate/TradingDaysPerYear" office:value-type="float" office:value="0.0487543895614671" calcext:value-type="float">
            <text:p>0.0487543895614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25</text:p>
          </table:table-cell>
          <table:table-cell office:value-type="float" office:value="12.966667" calcext:value-type="float">
            <text:p>12.966667</text:p>
          </table:table-cell>
          <table:table-cell office:value-type="float" office:value="13.058333" calcext:value-type="float">
            <text:p>13.058333</text:p>
          </table:table-cell>
          <table:table-cell table:number-columns-repeated="2" office:value-type="float" office:value="12.948333" calcext:value-type="float">
            <text:p>12.948333</text:p>
          </table:table-cell>
          <table:table-cell office:value-type="float" office:value="8.803621" calcext:value-type="float">
            <text:p>8.803621</text:p>
          </table:table-cell>
          <table:table-cell office:value-type="float" office:value="4200" calcext:value-type="float">
            <text:p>4200</text:p>
          </table:table-cell>
          <table:table-cell table:formula="of:=([.F167]-[.F166])/[.F166]" office:value-type="float" office:value="0.00634686534147184" calcext:value-type="float">
            <text:p>0.006346865341472</text:p>
          </table:table-cell>
          <table:table-cell table:formula="of:=[.H167]-PerAnnumRiskFreeRate/TradingDaysPerYear" office:value-type="float" office:value="0.00618813518274168" calcext:value-type="float">
            <text:p>0.0061881351827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26</text:p>
          </table:table-cell>
          <table:table-cell office:value-type="float" office:value="12.841667" calcext:value-type="float">
            <text:p>12.841667</text:p>
          </table:table-cell>
          <table:table-cell office:value-type="float" office:value="12.858333" calcext:value-type="float">
            <text:p>12.858333</text:p>
          </table:table-cell>
          <table:table-cell office:value-type="float" office:value="12.825" calcext:value-type="float">
            <text:p>12.825</text:p>
          </table:table-cell>
          <table:table-cell office:value-type="float" office:value="12.841667" calcext:value-type="float">
            <text:p>12.841667</text:p>
          </table:table-cell>
          <table:table-cell office:value-type="float" office:value="8.731095" calcext:value-type="float">
            <text:p>8.731095</text:p>
          </table:table-cell>
          <table:table-cell office:value-type="float" office:value="3600" calcext:value-type="float">
            <text:p>3600</text:p>
          </table:table-cell>
          <table:table-cell table:formula="of:=([.F168]-[.F167])/[.F167]" office:value-type="float" office:value="-0.00823820107657972" calcext:value-type="float">
            <text:p>-0.00823820107658</text:p>
          </table:table-cell>
          <table:table-cell table:formula="of:=[.H168]-PerAnnumRiskFreeRate/TradingDaysPerYear" office:value-type="float" office:value="-0.00839693123530988" calcext:value-type="float">
            <text:p>-0.008396931235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29</text:p>
          </table:table-cell>
          <table:table-cell table:number-columns-repeated="4" office:value-type="float" office:value="13.691667" calcext:value-type="float">
            <text:p>13.691667</text:p>
          </table:table-cell>
          <table:table-cell office:value-type="float" office:value="9.309016" calcext:value-type="float">
            <text:p>9.309016</text:p>
          </table:table-cell>
          <table:table-cell office:value-type="float" office:value="600" calcext:value-type="float">
            <text:p>600</text:p>
          </table:table-cell>
          <table:table-cell table:formula="of:=([.F169]-[.F168])/[.F168]" office:value-type="float" office:value="0.0661911249390827" calcext:value-type="float">
            <text:p>0.066191124939083</text:p>
          </table:table-cell>
          <table:table-cell table:formula="of:=[.H169]-PerAnnumRiskFreeRate/TradingDaysPerYear" office:value-type="float" office:value="0.0660323947803525" calcext:value-type="float">
            <text:p>0.0660323947803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30</text:p>
          </table:table-cell>
          <table:table-cell office:value-type="float" office:value="13.691667" calcext:value-type="float">
            <text:p>13.691667</text:p>
          </table:table-cell>
          <table:table-cell office:value-type="float" office:value="13.77" calcext:value-type="float">
            <text:p>13.77</text:p>
          </table:table-cell>
          <table:table-cell table:number-columns-repeated="2" office:value-type="float" office:value="13.663333" calcext:value-type="float">
            <text:p>13.663333</text:p>
          </table:table-cell>
          <table:table-cell office:value-type="float" office:value="9.289749" calcext:value-type="float">
            <text:p>9.289749</text:p>
          </table:table-cell>
          <table:table-cell office:value-type="float" office:value="2400" calcext:value-type="float">
            <text:p>2400</text:p>
          </table:table-cell>
          <table:table-cell table:formula="of:=([.F170]-[.F169])/[.F169]" office:value-type="float" office:value="-0.00206971392035412" calcext:value-type="float">
            <text:p>-0.002069713920354</text:p>
          </table:table-cell>
          <table:table-cell table:formula="of:=[.H170]-PerAnnumRiskFreeRate/TradingDaysPerYear" office:value-type="float" office:value="-0.00222844407908428" calcext:value-type="float">
            <text:p>-0.0022284440790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7-31</text:p>
          </table:table-cell>
          <table:table-cell office:value-type="float" office:value="13.608333" calcext:value-type="float">
            <text:p>13.608333</text:p>
          </table:table-cell>
          <table:table-cell office:value-type="float" office:value="13.783333" calcext:value-type="float">
            <text:p>13.783333</text:p>
          </table:table-cell>
          <table:table-cell office:value-type="float" office:value="13.608333" calcext:value-type="float">
            <text:p>13.608333</text:p>
          </table:table-cell>
          <table:table-cell office:value-type="float" office:value="13.783333" calcext:value-type="float">
            <text:p>13.783333</text:p>
          </table:table-cell>
          <table:table-cell office:value-type="float" office:value="9.371341" calcext:value-type="float">
            <text:p>9.371341</text:p>
          </table:table-cell>
          <table:table-cell office:value-type="float" office:value="3600" calcext:value-type="float">
            <text:p>3600</text:p>
          </table:table-cell>
          <table:table-cell table:formula="of:=([.F171]-[.F170])/[.F170]" office:value-type="float" office:value="0.00878301448187661" calcext:value-type="float">
            <text:p>0.008783014481877</text:p>
          </table:table-cell>
          <table:table-cell table:formula="of:=[.H171]-PerAnnumRiskFreeRate/TradingDaysPerYear" office:value-type="float" office:value="0.00862428432314645" calcext:value-type="float">
            <text:p>0.0086242843231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01</text:p>
          </table:table-cell>
          <table:table-cell table:number-columns-repeated="4" office:value-type="float" office:value="13.466667" calcext:value-type="float">
            <text:p>13.466667</text:p>
          </table:table-cell>
          <table:table-cell office:value-type="float" office:value="9.156038" calcext:value-type="float">
            <text:p>9.156038</text:p>
          </table:table-cell>
          <table:table-cell office:value-type="float" office:value="600" calcext:value-type="float">
            <text:p>600</text:p>
          </table:table-cell>
          <table:table-cell table:formula="of:=([.F172]-[.F171])/[.F171]" office:value-type="float" office:value="-0.0229746201744231" calcext:value-type="float">
            <text:p>-0.022974620174423</text:p>
          </table:table-cell>
          <table:table-cell table:formula="of:=[.H172]-PerAnnumRiskFreeRate/TradingDaysPerYear" office:value-type="float" office:value="-0.0231333503331533" calcext:value-type="float">
            <text:p>-0.0231333503331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02</text:p>
          </table:table-cell>
          <table:table-cell table:number-columns-repeated="4" office:value-type="float" office:value="13.466667" calcext:value-type="float">
            <text:p>13.466667</text:p>
          </table:table-cell>
          <table:table-cell office:value-type="float" office:value="9.156038" calcext:value-type="float">
            <text:p>9.156038</text:p>
          </table:table-cell>
          <table:table-cell office:value-type="float" office:value="0" calcext:value-type="float">
            <text:p>0</text:p>
          </table:table-cell>
          <table:table-cell table:formula="of:=([.F173]-[.F172])/[.F172]" office:value-type="float" office:value="0" calcext:value-type="float">
            <text:p>0</text:p>
          </table:table-cell>
          <table:table-cell table:formula="of:=[.H173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05</text:p>
          </table:table-cell>
          <table:table-cell table:number-columns-repeated="4" office:value-type="float" office:value="12.875" calcext:value-type="float">
            <text:p>12.875</text:p>
          </table:table-cell>
          <table:table-cell office:value-type="float" office:value="8.75376" calcext:value-type="float">
            <text:p>8.75376</text:p>
          </table:table-cell>
          <table:table-cell office:value-type="float" office:value="13200" calcext:value-type="float">
            <text:p>13200</text:p>
          </table:table-cell>
          <table:table-cell table:formula="of:=([.F174]-[.F173])/[.F173]" office:value-type="float" office:value="-0.0439358159063998" calcext:value-type="float">
            <text:p>-0.0439358159064</text:p>
          </table:table-cell>
          <table:table-cell table:formula="of:=[.H174]-PerAnnumRiskFreeRate/TradingDaysPerYear" office:value-type="float" office:value="-0.0440945460651299" calcext:value-type="float">
            <text:p>-0.044094546065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06</text:p>
          </table:table-cell>
          <table:table-cell table:number-columns-repeated="2" office:value-type="float" office:value="13.2" calcext:value-type="float">
            <text:p>13.2</text:p>
          </table:table-cell>
          <table:table-cell table:number-columns-repeated="2" office:value-type="float" office:value="13.183333" calcext:value-type="float">
            <text:p>13.183333</text:p>
          </table:table-cell>
          <table:table-cell office:value-type="float" office:value="8.963398" calcext:value-type="float">
            <text:p>8.963398</text:p>
          </table:table-cell>
          <table:table-cell office:value-type="float" office:value="2400" calcext:value-type="float">
            <text:p>2400</text:p>
          </table:table-cell>
          <table:table-cell table:formula="of:=([.F175]-[.F174])/[.F174]" office:value-type="float" office:value="0.0239483376286304" calcext:value-type="float">
            <text:p>0.023948337628631</text:p>
          </table:table-cell>
          <table:table-cell table:formula="of:=[.H175]-PerAnnumRiskFreeRate/TradingDaysPerYear" office:value-type="float" office:value="0.0237896074699003" calcext:value-type="float">
            <text:p>0.02378960746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07</text:p>
          </table:table-cell>
          <table:table-cell table:number-columns-repeated="4" office:value-type="float" office:value="13.033333" calcext:value-type="float">
            <text:p>13.033333</text:p>
          </table:table-cell>
          <table:table-cell office:value-type="float" office:value="8.861413" calcext:value-type="float">
            <text:p>8.861413</text:p>
          </table:table-cell>
          <table:table-cell office:value-type="float" office:value="600" calcext:value-type="float">
            <text:p>600</text:p>
          </table:table-cell>
          <table:table-cell table:formula="of:=([.F176]-[.F175])/[.F175]" office:value-type="float" office:value="-0.0113779394823257" calcext:value-type="float">
            <text:p>-0.011377939482326</text:p>
          </table:table-cell>
          <table:table-cell table:formula="of:=[.H176]-PerAnnumRiskFreeRate/TradingDaysPerYear" office:value-type="float" office:value="-0.0115366696410558" calcext:value-type="float">
            <text:p>-0.0115366696410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08</text:p>
          </table:table-cell>
          <table:table-cell table:number-columns-repeated="4" office:value-type="float" office:value="13.033333" calcext:value-type="float">
            <text:p>13.033333</text:p>
          </table:table-cell>
          <table:table-cell office:value-type="float" office:value="8.861413" calcext:value-type="float">
            <text:p>8.861413</text:p>
          </table:table-cell>
          <table:table-cell office:value-type="float" office:value="0" calcext:value-type="float">
            <text:p>0</text:p>
          </table:table-cell>
          <table:table-cell table:formula="of:=([.F177]-[.F176])/[.F176]" office:value-type="float" office:value="0" calcext:value-type="float">
            <text:p>0</text:p>
          </table:table-cell>
          <table:table-cell table:formula="of:=[.H177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09</text:p>
          </table:table-cell>
          <table:table-cell office:value-type="float" office:value="13.666667" calcext:value-type="float">
            <text:p>13.666667</text:p>
          </table:table-cell>
          <table:table-cell office:value-type="float" office:value="13.9" calcext:value-type="float">
            <text:p>13.9</text:p>
          </table:table-cell>
          <table:table-cell office:value-type="float" office:value="13.666667" calcext:value-type="float">
            <text:p>13.666667</text:p>
          </table:table-cell>
          <table:table-cell office:value-type="float" office:value="13.9" calcext:value-type="float">
            <text:p>13.9</text:p>
          </table:table-cell>
          <table:table-cell office:value-type="float" office:value="9.450665" calcext:value-type="float">
            <text:p>9.450665</text:p>
          </table:table-cell>
          <table:table-cell office:value-type="float" office:value="22200" calcext:value-type="float">
            <text:p>22200</text:p>
          </table:table-cell>
          <table:table-cell table:formula="of:=([.F178]-[.F177])/[.F177]" office:value-type="float" office:value="0.0664963928438952" calcext:value-type="float">
            <text:p>0.066496392843895</text:p>
          </table:table-cell>
          <table:table-cell table:formula="of:=[.H178]-PerAnnumRiskFreeRate/TradingDaysPerYear" office:value-type="float" office:value="0.0663376626851651" calcext:value-type="float">
            <text:p>0.0663376626851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12</text:p>
          </table:table-cell>
          <table:table-cell office:value-type="float" office:value="13.775" calcext:value-type="float">
            <text:p>13.775</text:p>
          </table:table-cell>
          <table:table-cell office:value-type="float" office:value="13.955" calcext:value-type="float">
            <text:p>13.955</text:p>
          </table:table-cell>
          <table:table-cell office:value-type="float" office:value="13.775" calcext:value-type="float">
            <text:p>13.775</text:p>
          </table:table-cell>
          <table:table-cell office:value-type="float" office:value="13.955" calcext:value-type="float">
            <text:p>13.955</text:p>
          </table:table-cell>
          <table:table-cell office:value-type="float" office:value="9.48806" calcext:value-type="float">
            <text:p>9.48806</text:p>
          </table:table-cell>
          <table:table-cell office:value-type="float" office:value="9000" calcext:value-type="float">
            <text:p>9000</text:p>
          </table:table-cell>
          <table:table-cell table:formula="of:=([.F179]-[.F178])/[.F178]" office:value-type="float" office:value="0.00395686441112875" calcext:value-type="float">
            <text:p>0.003956864411129</text:p>
          </table:table-cell>
          <table:table-cell table:formula="of:=[.H179]-PerAnnumRiskFreeRate/TradingDaysPerYear" office:value-type="float" office:value="0.00379813425239859" calcext:value-type="float">
            <text:p>0.0037981342523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13</text:p>
          </table:table-cell>
          <table:table-cell office:value-type="float" office:value="13.858333" calcext:value-type="float">
            <text:p>13.858333</text:p>
          </table:table-cell>
          <table:table-cell office:value-type="float" office:value="13.911667" calcext:value-type="float">
            <text:p>13.911667</text:p>
          </table:table-cell>
          <table:table-cell table:number-columns-repeated="2" office:value-type="float" office:value="13.76" calcext:value-type="float">
            <text:p>13.76</text:p>
          </table:table-cell>
          <table:table-cell office:value-type="float" office:value="9.355477" calcext:value-type="float">
            <text:p>9.355477</text:p>
          </table:table-cell>
          <table:table-cell office:value-type="float" office:value="8400" calcext:value-type="float">
            <text:p>8400</text:p>
          </table:table-cell>
          <table:table-cell table:formula="of:=([.F180]-[.F179])/[.F179]" office:value-type="float" office:value="-0.0139736679574118" calcext:value-type="float">
            <text:p>-0.013973667957412</text:p>
          </table:table-cell>
          <table:table-cell table:formula="of:=[.H180]-PerAnnumRiskFreeRate/TradingDaysPerYear" office:value-type="float" office:value="-0.0141323981161419" calcext:value-type="float">
            <text:p>-0.0141323981161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14</text:p>
          </table:table-cell>
          <table:table-cell office:value-type="float" office:value="13.793333" calcext:value-type="float">
            <text:p>13.793333</text:p>
          </table:table-cell>
          <table:table-cell office:value-type="float" office:value="13.988333" calcext:value-type="float">
            <text:p>13.988333</text:p>
          </table:table-cell>
          <table:table-cell office:value-type="float" office:value="13.64" calcext:value-type="float">
            <text:p>13.64</text:p>
          </table:table-cell>
          <table:table-cell office:value-type="float" office:value="13.988333" calcext:value-type="float">
            <text:p>13.988333</text:p>
          </table:table-cell>
          <table:table-cell office:value-type="float" office:value="9.510722" calcext:value-type="float">
            <text:p>9.510722</text:p>
          </table:table-cell>
          <table:table-cell office:value-type="float" office:value="28200" calcext:value-type="float">
            <text:p>28200</text:p>
          </table:table-cell>
          <table:table-cell table:formula="of:=([.F181]-[.F180])/[.F180]" office:value-type="float" office:value="0.0165940229450619" calcext:value-type="float">
            <text:p>0.016594022945062</text:p>
          </table:table-cell>
          <table:table-cell table:formula="of:=[.H181]-PerAnnumRiskFreeRate/TradingDaysPerYear" office:value-type="float" office:value="0.0164352927863318" calcext:value-type="float">
            <text:p>0.0164352927863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15</text:p>
          </table:table-cell>
          <table:table-cell office:value-type="float" office:value="14.2" calcext:value-type="float">
            <text:p>14.2</text:p>
          </table:table-cell>
          <table:table-cell office:value-type="float" office:value="14.368333" calcext:value-type="float">
            <text:p>14.368333</text:p>
          </table:table-cell>
          <table:table-cell office:value-type="float" office:value="14.161667" calcext:value-type="float">
            <text:p>14.161667</text:p>
          </table:table-cell>
          <table:table-cell office:value-type="float" office:value="14.358333" calcext:value-type="float">
            <text:p>14.358333</text:p>
          </table:table-cell>
          <table:table-cell office:value-type="float" office:value="9.762283" calcext:value-type="float">
            <text:p>9.762283</text:p>
          </table:table-cell>
          <table:table-cell office:value-type="float" office:value="60000" calcext:value-type="float">
            <text:p>60000</text:p>
          </table:table-cell>
          <table:table-cell table:formula="of:=([.F182]-[.F181])/[.F181]" office:value-type="float" office:value="0.0264502526727204" calcext:value-type="float">
            <text:p>0.02645025267272</text:p>
          </table:table-cell>
          <table:table-cell table:formula="of:=[.H182]-PerAnnumRiskFreeRate/TradingDaysPerYear" office:value-type="float" office:value="0.0262915225139902" calcext:value-type="float">
            <text:p>0.026291522513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16</text:p>
          </table:table-cell>
          <table:table-cell office:value-type="float" office:value="14.216667" calcext:value-type="float">
            <text:p>14.216667</text:p>
          </table:table-cell>
          <table:table-cell office:value-type="float" office:value="14.241667" calcext:value-type="float">
            <text:p>14.241667</text:p>
          </table:table-cell>
          <table:table-cell table:number-columns-repeated="2" office:value-type="float" office:value="14.108333" calcext:value-type="float">
            <text:p>14.108333</text:p>
          </table:table-cell>
          <table:table-cell office:value-type="float" office:value="9.592312" calcext:value-type="float">
            <text:p>9.592312</text:p>
          </table:table-cell>
          <table:table-cell office:value-type="float" office:value="9000" calcext:value-type="float">
            <text:p>9000</text:p>
          </table:table-cell>
          <table:table-cell table:formula="of:=([.F183]-[.F182])/[.F182]" office:value-type="float" office:value="-0.0174109888025168" calcext:value-type="float">
            <text:p>-0.017410988802517</text:p>
          </table:table-cell>
          <table:table-cell table:formula="of:=[.H183]-PerAnnumRiskFreeRate/TradingDaysPerYear" office:value-type="float" office:value="-0.017569718961247" calcext:value-type="float">
            <text:p>-0.0175697189612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19</text:p>
          </table:table-cell>
          <table:table-cell table:number-columns-repeated="4" office:value-type="float" office:value="14.225" calcext:value-type="float">
            <text:p>14.225</text:p>
          </table:table-cell>
          <table:table-cell office:value-type="float" office:value="9.671635" calcext:value-type="float">
            <text:p>9.671635</text:p>
          </table:table-cell>
          <table:table-cell office:value-type="float" office:value="6600" calcext:value-type="float">
            <text:p>6600</text:p>
          </table:table-cell>
          <table:table-cell table:formula="of:=([.F184]-[.F183])/[.F183]" office:value-type="float" office:value="0.00826943493914715" calcext:value-type="float">
            <text:p>0.008269434939147</text:p>
          </table:table-cell>
          <table:table-cell table:formula="of:=[.H184]-PerAnnumRiskFreeRate/TradingDaysPerYear" office:value-type="float" office:value="0.00811070478041699" calcext:value-type="float">
            <text:p>0.0081107047804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20</text:p>
          </table:table-cell>
          <table:table-cell table:number-columns-repeated="2" office:value-type="float" office:value="14.083333" calcext:value-type="float">
            <text:p>14.083333</text:p>
          </table:table-cell>
          <table:table-cell office:value-type="float" office:value="14.041667" calcext:value-type="float">
            <text:p>14.041667</text:p>
          </table:table-cell>
          <table:table-cell office:value-type="float" office:value="14.043333" calcext:value-type="float">
            <text:p>14.043333</text:p>
          </table:table-cell>
          <table:table-cell office:value-type="float" office:value="9.548118" calcext:value-type="float">
            <text:p>9.548118</text:p>
          </table:table-cell>
          <table:table-cell office:value-type="float" office:value="25800" calcext:value-type="float">
            <text:p>25800</text:p>
          </table:table-cell>
          <table:table-cell table:formula="of:=([.F185]-[.F184])/[.F184]" office:value-type="float" office:value="-0.0127710568068377" calcext:value-type="float">
            <text:p>-0.012771056806838</text:p>
          </table:table-cell>
          <table:table-cell table:formula="of:=[.H185]-PerAnnumRiskFreeRate/TradingDaysPerYear" office:value-type="float" office:value="-0.0129297869655678" calcext:value-type="float">
            <text:p>-0.0129297869655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21</text:p>
          </table:table-cell>
          <table:table-cell office:value-type="float" office:value="14.026667" calcext:value-type="float">
            <text:p>14.026667</text:p>
          </table:table-cell>
          <table:table-cell office:value-type="float" office:value="14.236667" calcext:value-type="float">
            <text:p>14.236667</text:p>
          </table:table-cell>
          <table:table-cell office:value-type="float" office:value="14.026667" calcext:value-type="float">
            <text:p>14.026667</text:p>
          </table:table-cell>
          <table:table-cell office:value-type="float" office:value="14.236667" calcext:value-type="float">
            <text:p>14.236667</text:p>
          </table:table-cell>
          <table:table-cell office:value-type="float" office:value="9.679564" calcext:value-type="float">
            <text:p>9.679564</text:p>
          </table:table-cell>
          <table:table-cell office:value-type="float" office:value="90600" calcext:value-type="float">
            <text:p>90600</text:p>
          </table:table-cell>
          <table:table-cell table:formula="of:=([.F186]-[.F185])/[.F185]" office:value-type="float" office:value="0.0137666920329219" calcext:value-type="float">
            <text:p>0.013766692032922</text:p>
          </table:table-cell>
          <table:table-cell table:formula="of:=[.H186]-PerAnnumRiskFreeRate/TradingDaysPerYear" office:value-type="float" office:value="0.0136079618741918" calcext:value-type="float">
            <text:p>0.0136079618741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22</text:p>
          </table:table-cell>
          <table:table-cell table:number-columns-repeated="4" office:value-type="float" office:value="14.416667" calcext:value-type="float">
            <text:p>14.416667</text:p>
          </table:table-cell>
          <table:table-cell office:value-type="float" office:value="9.801946" calcext:value-type="float">
            <text:p>9.801946</text:p>
          </table:table-cell>
          <table:table-cell office:value-type="float" office:value="1800" calcext:value-type="float">
            <text:p>1800</text:p>
          </table:table-cell>
          <table:table-cell table:formula="of:=([.F187]-[.F186])/[.F186]" office:value-type="float" office:value="0.0126433380677064" calcext:value-type="float">
            <text:p>0.012643338067706</text:p>
          </table:table-cell>
          <table:table-cell table:formula="of:=[.H187]-PerAnnumRiskFreeRate/TradingDaysPerYear" office:value-type="float" office:value="0.0124846079089762" calcext:value-type="float">
            <text:p>0.0124846079089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23</text:p>
          </table:table-cell>
          <table:table-cell table:number-columns-repeated="2" office:value-type="float" office:value="14.383333" calcext:value-type="float">
            <text:p>14.383333</text:p>
          </table:table-cell>
          <table:table-cell office:value-type="float" office:value="14.26" calcext:value-type="float">
            <text:p>14.26</text:p>
          </table:table-cell>
          <table:table-cell office:value-type="float" office:value="14.288333" calcext:value-type="float">
            <text:p>14.288333</text:p>
          </table:table-cell>
          <table:table-cell office:value-type="float" office:value="9.714693" calcext:value-type="float">
            <text:p>9.714693</text:p>
          </table:table-cell>
          <table:table-cell office:value-type="float" office:value="92400" calcext:value-type="float">
            <text:p>92400</text:p>
          </table:table-cell>
          <table:table-cell table:formula="of:=([.F188]-[.F187])/[.F187]" office:value-type="float" office:value="-0.00890159974356099" calcext:value-type="float">
            <text:p>-0.008901599743561</text:p>
          </table:table-cell>
          <table:table-cell table:formula="of:=[.H188]-PerAnnumRiskFreeRate/TradingDaysPerYear" office:value-type="float" office:value="-0.00906032990229115" calcext:value-type="float">
            <text:p>-0.0090603299022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26</text:p>
          </table:table-cell>
          <table:table-cell office:value-type="float" office:value="14.308333" calcext:value-type="float">
            <text:p>14.308333</text:p>
          </table:table-cell>
          <table:table-cell office:value-type="float" office:value="14.525" calcext:value-type="float">
            <text:p>14.525</text:p>
          </table:table-cell>
          <table:table-cell office:value-type="float" office:value="14.308333" calcext:value-type="float">
            <text:p>14.308333</text:p>
          </table:table-cell>
          <table:table-cell office:value-type="float" office:value="14.513333" calcext:value-type="float">
            <text:p>14.513333</text:p>
          </table:table-cell>
          <table:table-cell office:value-type="float" office:value="9.867672" calcext:value-type="float">
            <text:p>9.867672</text:p>
          </table:table-cell>
          <table:table-cell office:value-type="float" office:value="768600" calcext:value-type="float">
            <text:p>768600</text:p>
          </table:table-cell>
          <table:table-cell table:formula="of:=([.F189]-[.F188])/[.F188]" office:value-type="float" office:value="0.0157471780116984" calcext:value-type="float">
            <text:p>0.015747178011698</text:p>
          </table:table-cell>
          <table:table-cell table:formula="of:=[.H189]-PerAnnumRiskFreeRate/TradingDaysPerYear" office:value-type="float" office:value="0.0155884478529682" calcext:value-type="float">
            <text:p>0.0155884478529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27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14.416667" calcext:value-type="float">
            <text:p>14.416667</text:p>
          </table:table-cell>
          <table:table-cell office:value-type="float" office:value="14.42" calcext:value-type="float">
            <text:p>14.42</text:p>
          </table:table-cell>
          <table:table-cell office:value-type="float" office:value="9.804214" calcext:value-type="float">
            <text:p>9.804214</text:p>
          </table:table-cell>
          <table:table-cell office:value-type="float" office:value="48600" calcext:value-type="float">
            <text:p>48600</text:p>
          </table:table-cell>
          <table:table-cell table:formula="of:=([.F190]-[.F189])/[.F189]" office:value-type="float" office:value="-0.00643089879760907" calcext:value-type="float">
            <text:p>-0.006430898797609</text:p>
          </table:table-cell>
          <table:table-cell table:formula="of:=[.H190]-PerAnnumRiskFreeRate/TradingDaysPerYear" office:value-type="float" office:value="-0.00658962895633923" calcext:value-type="float">
            <text:p>-0.0065896289563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28</text:p>
          </table:table-cell>
          <table:table-cell table:number-columns-repeated="2" office:value-type="float" office:value="14.278333" calcext:value-type="float">
            <text:p>14.278333</text:p>
          </table:table-cell>
          <table:table-cell table:number-columns-repeated="2" office:value-type="float" office:value="14.225" calcext:value-type="float">
            <text:p>14.225</text:p>
          </table:table-cell>
          <table:table-cell office:value-type="float" office:value="9.671635" calcext:value-type="float">
            <text:p>9.671635</text:p>
          </table:table-cell>
          <table:table-cell office:value-type="float" office:value="12000" calcext:value-type="float">
            <text:p>12000</text:p>
          </table:table-cell>
          <table:table-cell table:formula="of:=([.F191]-[.F190])/[.F190]" office:value-type="float" office:value="-0.0135226546462572" calcext:value-type="float">
            <text:p>-0.013522654646257</text:p>
          </table:table-cell>
          <table:table-cell table:formula="of:=[.H191]-PerAnnumRiskFreeRate/TradingDaysPerYear" office:value-type="float" office:value="-0.0136813848049873" calcext:value-type="float">
            <text:p>-0.0136813848049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29</text:p>
          </table:table-cell>
          <table:table-cell office:value-type="float" office:value="13.975" calcext:value-type="float">
            <text:p>13.975</text:p>
          </table:table-cell>
          <table:table-cell office:value-type="float" office:value="13.99" calcext:value-type="float">
            <text:p>13.99</text:p>
          </table:table-cell>
          <table:table-cell office:value-type="float" office:value="13.975" calcext:value-type="float">
            <text:p>13.975</text:p>
          </table:table-cell>
          <table:table-cell office:value-type="float" office:value="13.983333" calcext:value-type="float">
            <text:p>13.983333</text:p>
          </table:table-cell>
          <table:table-cell office:value-type="float" office:value="9.507318" calcext:value-type="float">
            <text:p>9.507318</text:p>
          </table:table-cell>
          <table:table-cell office:value-type="float" office:value="49200" calcext:value-type="float">
            <text:p>49200</text:p>
          </table:table-cell>
          <table:table-cell table:formula="of:=([.F192]-[.F191])/[.F191]" office:value-type="float" office:value="-0.0169895782874354" calcext:value-type="float">
            <text:p>-0.016989578287436</text:p>
          </table:table-cell>
          <table:table-cell table:formula="of:=[.H192]-PerAnnumRiskFreeRate/TradingDaysPerYear" office:value-type="float" office:value="-0.0171483084461656" calcext:value-type="float">
            <text:p>-0.0171483084461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8-30</text:p>
          </table:table-cell>
          <table:table-cell office:value-type="float" office:value="13.983333" calcext:value-type="float">
            <text:p>13.983333</text:p>
          </table:table-cell>
          <table:table-cell office:value-type="float" office:value="14.106667" calcext:value-type="float">
            <text:p>14.106667</text:p>
          </table:table-cell>
          <table:table-cell office:value-type="float" office:value="13.983333" calcext:value-type="float">
            <text:p>13.983333</text:p>
          </table:table-cell>
          <table:table-cell office:value-type="float" office:value="14.083333" calcext:value-type="float">
            <text:p>14.083333</text:p>
          </table:table-cell>
          <table:table-cell office:value-type="float" office:value="9.575316" calcext:value-type="float">
            <text:p>9.575316</text:p>
          </table:table-cell>
          <table:table-cell office:value-type="float" office:value="92400" calcext:value-type="float">
            <text:p>92400</text:p>
          </table:table-cell>
          <table:table-cell table:formula="of:=([.F193]-[.F192])/[.F192]" office:value-type="float" office:value="0.00715217477736635" calcext:value-type="float">
            <text:p>0.007152174777366</text:p>
          </table:table-cell>
          <table:table-cell table:formula="of:=[.H193]-PerAnnumRiskFreeRate/TradingDaysPerYear" office:value-type="float" office:value="0.00699344461863619" calcext:value-type="float">
            <text:p>0.0069934446186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03</text:p>
          </table:table-cell>
          <table:table-cell office:value-type="float" office:value="13.558333" calcext:value-type="float">
            <text:p>13.558333</text:p>
          </table:table-cell>
          <table:table-cell office:value-type="float" office:value="13.608333" calcext:value-type="float">
            <text:p>13.608333</text:p>
          </table:table-cell>
          <table:table-cell table:number-columns-repeated="2" office:value-type="float" office:value="13.55" calcext:value-type="float">
            <text:p>13.55</text:p>
          </table:table-cell>
          <table:table-cell office:value-type="float" office:value="9.212699" calcext:value-type="float">
            <text:p>9.212699</text:p>
          </table:table-cell>
          <table:table-cell office:value-type="float" office:value="13800" calcext:value-type="float">
            <text:p>13800</text:p>
          </table:table-cell>
          <table:table-cell table:formula="of:=([.F194]-[.F193])/[.F193]" office:value-type="float" office:value="-0.0378699773459174" calcext:value-type="float">
            <text:p>-0.037869977345917</text:p>
          </table:table-cell>
          <table:table-cell table:formula="of:=[.H194]-PerAnnumRiskFreeRate/TradingDaysPerYear" office:value-type="float" office:value="-0.0380287075046475" calcext:value-type="float">
            <text:p>-0.0380287075046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04</text:p>
          </table:table-cell>
          <table:table-cell office:value-type="float" office:value="13.533333" calcext:value-type="float">
            <text:p>13.533333</text:p>
          </table:table-cell>
          <table:table-cell office:value-type="float" office:value="13.566667" calcext:value-type="float">
            <text:p>13.566667</text:p>
          </table:table-cell>
          <table:table-cell office:value-type="float" office:value="13.533333" calcext:value-type="float">
            <text:p>13.533333</text:p>
          </table:table-cell>
          <table:table-cell office:value-type="float" office:value="13.556667" calcext:value-type="float">
            <text:p>13.556667</text:p>
          </table:table-cell>
          <table:table-cell office:value-type="float" office:value="9.217232" calcext:value-type="float">
            <text:p>9.217232</text:p>
          </table:table-cell>
          <table:table-cell office:value-type="float" office:value="50400" calcext:value-type="float">
            <text:p>50400</text:p>
          </table:table-cell>
          <table:table-cell table:formula="of:=([.F195]-[.F194])/[.F194]" office:value-type="float" office:value="0.000492038218115947" calcext:value-type="float">
            <text:p>0.000492038218116</text:p>
          </table:table-cell>
          <table:table-cell table:formula="of:=[.H195]-PerAnnumRiskFreeRate/TradingDaysPerYear" office:value-type="float" office:value="0.000333308059385788" calcext:value-type="float">
            <text:p>0.0003333080593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05</text:p>
          </table:table-cell>
          <table:table-cell office:value-type="float" office:value="13.453333" calcext:value-type="float">
            <text:p>13.453333</text:p>
          </table:table-cell>
          <table:table-cell office:value-type="float" office:value="13.471667" calcext:value-type="float">
            <text:p>13.471667</text:p>
          </table:table-cell>
          <table:table-cell office:value-type="float" office:value="13.398333" calcext:value-type="float">
            <text:p>13.398333</text:p>
          </table:table-cell>
          <table:table-cell office:value-type="float" office:value="13.4" calcext:value-type="float">
            <text:p>13.4</text:p>
          </table:table-cell>
          <table:table-cell office:value-type="float" office:value="9.110711" calcext:value-type="float">
            <text:p>9.110711</text:p>
          </table:table-cell>
          <table:table-cell office:value-type="float" office:value="93000" calcext:value-type="float">
            <text:p>93000</text:p>
          </table:table-cell>
          <table:table-cell table:formula="of:=([.F196]-[.F195])/[.F195]" office:value-type="float" office:value="-0.0115567233199727" calcext:value-type="float">
            <text:p>-0.011556723319973</text:p>
          </table:table-cell>
          <table:table-cell table:formula="of:=[.H196]-PerAnnumRiskFreeRate/TradingDaysPerYear" office:value-type="float" office:value="-0.0117154534787029" calcext:value-type="float">
            <text:p>-0.0117154534787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06</text:p>
          </table:table-cell>
          <table:table-cell table:number-columns-repeated="2" office:value-type="float" office:value="13.725" calcext:value-type="float">
            <text:p>13.725</text:p>
          </table:table-cell>
          <table:table-cell office:value-type="float" office:value="13.663333" calcext:value-type="float">
            <text:p>13.663333</text:p>
          </table:table-cell>
          <table:table-cell office:value-type="float" office:value="13.665" calcext:value-type="float">
            <text:p>13.665</text:p>
          </table:table-cell>
          <table:table-cell office:value-type="float" office:value="9.290886" calcext:value-type="float">
            <text:p>9.290886</text:p>
          </table:table-cell>
          <table:table-cell office:value-type="float" office:value="85800" calcext:value-type="float">
            <text:p>85800</text:p>
          </table:table-cell>
          <table:table-cell table:formula="of:=([.F197]-[.F196])/[.F196]" office:value-type="float" office:value="0.0197761733414659" calcext:value-type="float">
            <text:p>0.019776173341466</text:p>
          </table:table-cell>
          <table:table-cell table:formula="of:=[.H197]-PerAnnumRiskFreeRate/TradingDaysPerYear" office:value-type="float" office:value="0.0196174431827357" calcext:value-type="float">
            <text:p>0.0196174431827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09</text:p>
          </table:table-cell>
          <table:table-cell office:value-type="float" office:value="13.583333" calcext:value-type="float">
            <text:p>13.583333</text:p>
          </table:table-cell>
          <table:table-cell office:value-type="float" office:value="13.756667" calcext:value-type="float">
            <text:p>13.756667</text:p>
          </table:table-cell>
          <table:table-cell office:value-type="float" office:value="13.558333" calcext:value-type="float">
            <text:p>13.558333</text:p>
          </table:table-cell>
          <table:table-cell office:value-type="float" office:value="13.756667" calcext:value-type="float">
            <text:p>13.756667</text:p>
          </table:table-cell>
          <table:table-cell office:value-type="float" office:value="9.353209" calcext:value-type="float">
            <text:p>9.353209</text:p>
          </table:table-cell>
          <table:table-cell office:value-type="float" office:value="5400" calcext:value-type="float">
            <text:p>5400</text:p>
          </table:table-cell>
          <table:table-cell table:formula="of:=([.F198]-[.F197])/[.F197]" office:value-type="float" office:value="0.00670797166169074" calcext:value-type="float">
            <text:p>0.006707971661691</text:p>
          </table:table-cell>
          <table:table-cell table:formula="of:=[.H198]-PerAnnumRiskFreeRate/TradingDaysPerYear" office:value-type="float" office:value="0.00654924150296058" calcext:value-type="float">
            <text:p>0.0065492415029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10</text:p>
          </table:table-cell>
          <table:table-cell office:value-type="float" office:value="13.881667" calcext:value-type="float">
            <text:p>13.881667</text:p>
          </table:table-cell>
          <table:table-cell office:value-type="float" office:value="13.883333" calcext:value-type="float">
            <text:p>13.883333</text:p>
          </table:table-cell>
          <table:table-cell office:value-type="float" office:value="13.841667" calcext:value-type="float">
            <text:p>13.841667</text:p>
          </table:table-cell>
          <table:table-cell office:value-type="float" office:value="13.883333" calcext:value-type="float">
            <text:p>13.883333</text:p>
          </table:table-cell>
          <table:table-cell office:value-type="float" office:value="9.439332" calcext:value-type="float">
            <text:p>9.439332</text:p>
          </table:table-cell>
          <table:table-cell office:value-type="float" office:value="37200" calcext:value-type="float">
            <text:p>37200</text:p>
          </table:table-cell>
          <table:table-cell table:formula="of:=([.F199]-[.F198])/[.F198]" office:value-type="float" office:value="0.00920785582787689" calcext:value-type="float">
            <text:p>0.009207855827877</text:p>
          </table:table-cell>
          <table:table-cell table:formula="of:=[.H199]-PerAnnumRiskFreeRate/TradingDaysPerYear" office:value-type="float" office:value="0.00904912566914674" calcext:value-type="float">
            <text:p>0.0090491256691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11</text:p>
          </table:table-cell>
          <table:table-cell table:number-columns-repeated="2" office:value-type="float" office:value="13.876667" calcext:value-type="float">
            <text:p>13.876667</text:p>
          </table:table-cell>
          <table:table-cell table:number-columns-repeated="2" office:value-type="float" office:value="13.843333" calcext:value-type="float">
            <text:p>13.843333</text:p>
          </table:table-cell>
          <table:table-cell office:value-type="float" office:value="9.412131" calcext:value-type="float">
            <text:p>9.412131</text:p>
          </table:table-cell>
          <table:table-cell office:value-type="float" office:value="193800" calcext:value-type="float">
            <text:p>193800</text:p>
          </table:table-cell>
          <table:table-cell table:formula="of:=([.F200]-[.F199])/[.F199]" office:value-type="float" office:value="-0.00288166577889196" calcext:value-type="float">
            <text:p>-0.002881665778892</text:p>
          </table:table-cell>
          <table:table-cell table:formula="of:=[.H200]-PerAnnumRiskFreeRate/TradingDaysPerYear" office:value-type="float" office:value="-0.00304039593762212" calcext:value-type="float">
            <text:p>-0.0030403959376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12</text:p>
          </table:table-cell>
          <table:table-cell table:number-columns-repeated="2" office:value-type="float" office:value="13.775" calcext:value-type="float">
            <text:p>13.775</text:p>
          </table:table-cell>
          <table:table-cell office:value-type="float" office:value="13.623333" calcext:value-type="float">
            <text:p>13.623333</text:p>
          </table:table-cell>
          <table:table-cell office:value-type="float" office:value="13.641667" calcext:value-type="float">
            <text:p>13.641667</text:p>
          </table:table-cell>
          <table:table-cell office:value-type="float" office:value="9.275023" calcext:value-type="float">
            <text:p>9.275023</text:p>
          </table:table-cell>
          <table:table-cell office:value-type="float" office:value="5400" calcext:value-type="float">
            <text:p>5400</text:p>
          </table:table-cell>
          <table:table-cell table:formula="of:=([.F201]-[.F200])/[.F200]" office:value-type="float" office:value="-0.0145671580644172" calcext:value-type="float">
            <text:p>-0.014567158064417</text:p>
          </table:table-cell>
          <table:table-cell table:formula="of:=[.H201]-PerAnnumRiskFreeRate/TradingDaysPerYear" office:value-type="float" office:value="-0.0147258882231474" calcext:value-type="float">
            <text:p>-0.0147258882231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13</text:p>
          </table:table-cell>
          <table:table-cell office:value-type="float" office:value="13.581667" calcext:value-type="float">
            <text:p>13.581667</text:p>
          </table:table-cell>
          <table:table-cell office:value-type="float" office:value="13.666667" calcext:value-type="float">
            <text:p>13.666667</text:p>
          </table:table-cell>
          <table:table-cell office:value-type="float" office:value="13.535" calcext:value-type="float">
            <text:p>13.535</text:p>
          </table:table-cell>
          <table:table-cell office:value-type="float" office:value="13.665" calcext:value-type="float">
            <text:p>13.665</text:p>
          </table:table-cell>
          <table:table-cell office:value-type="float" office:value="9.290886" calcext:value-type="float">
            <text:p>9.290886</text:p>
          </table:table-cell>
          <table:table-cell office:value-type="float" office:value="220200" calcext:value-type="float">
            <text:p>220200</text:p>
          </table:table-cell>
          <table:table-cell table:formula="of:=([.F202]-[.F201])/[.F201]" office:value-type="float" office:value="0.00171029225480102" calcext:value-type="float">
            <text:p>0.001710292254801</text:p>
          </table:table-cell>
          <table:table-cell table:formula="of:=[.H202]-PerAnnumRiskFreeRate/TradingDaysPerYear" office:value-type="float" office:value="0.00155156209607086" calcext:value-type="float">
            <text:p>0.0015515620960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16</text:p>
          </table:table-cell>
          <table:table-cell office:value-type="float" office:value="13.583333" calcext:value-type="float">
            <text:p>13.583333</text:p>
          </table:table-cell>
          <table:table-cell office:value-type="float" office:value="13.625" calcext:value-type="float">
            <text:p>13.625</text:p>
          </table:table-cell>
          <table:table-cell office:value-type="float" office:value="13.516667" calcext:value-type="float">
            <text:p>13.516667</text:p>
          </table:table-cell>
          <table:table-cell office:value-type="float" office:value="13.593333" calcext:value-type="float">
            <text:p>13.593333</text:p>
          </table:table-cell>
          <table:table-cell office:value-type="float" office:value="9.249268" calcext:value-type="float">
            <text:p>9.249268</text:p>
          </table:table-cell>
          <table:table-cell office:value-type="float" office:value="287400" calcext:value-type="float">
            <text:p>287400</text:p>
          </table:table-cell>
          <table:table-cell table:formula="of:=([.F203]-[.F202])/[.F202]" office:value-type="float" office:value="-0.00447944361818665" calcext:value-type="float">
            <text:p>-0.004479443618187</text:p>
          </table:table-cell>
          <table:table-cell table:formula="of:=[.H203]-PerAnnumRiskFreeRate/TradingDaysPerYear" office:value-type="float" office:value="-0.00463817377691681" calcext:value-type="float">
            <text:p>-0.0046381737769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17</text:p>
          </table:table-cell>
          <table:table-cell table:number-columns-repeated="2" office:value-type="float" office:value="13.483333" calcext:value-type="float">
            <text:p>13.483333</text:p>
          </table:table-cell>
          <table:table-cell table:number-columns-repeated="2" office:value-type="float" office:value="13.198333" calcext:value-type="float">
            <text:p>13.198333</text:p>
          </table:table-cell>
          <table:table-cell office:value-type="float" office:value="8.9805" calcext:value-type="float">
            <text:p>8.9805</text:p>
          </table:table-cell>
          <table:table-cell office:value-type="float" office:value="20400" calcext:value-type="float">
            <text:p>20400</text:p>
          </table:table-cell>
          <table:table-cell table:formula="of:=([.F204]-[.F203])/[.F203]" office:value-type="float" office:value="-0.0290582995324605" calcext:value-type="float">
            <text:p>-0.029058299532461</text:p>
          </table:table-cell>
          <table:table-cell table:formula="of:=[.H204]-PerAnnumRiskFreeRate/TradingDaysPerYear" office:value-type="float" office:value="-0.0292170296911906" calcext:value-type="float">
            <text:p>-0.0292170296911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18</text:p>
          </table:table-cell>
          <table:table-cell office:value-type="float" office:value="13.183333" calcext:value-type="float">
            <text:p>13.183333</text:p>
          </table:table-cell>
          <table:table-cell office:value-type="float" office:value="13.235" calcext:value-type="float">
            <text:p>13.235</text:p>
          </table:table-cell>
          <table:table-cell office:value-type="float" office:value="13.053333" calcext:value-type="float">
            <text:p>13.053333</text:p>
          </table:table-cell>
          <table:table-cell office:value-type="float" office:value="13.2" calcext:value-type="float">
            <text:p>13.2</text:p>
          </table:table-cell>
          <table:table-cell office:value-type="float" office:value="8.981636" calcext:value-type="float">
            <text:p>8.981636</text:p>
          </table:table-cell>
          <table:table-cell office:value-type="float" office:value="91800" calcext:value-type="float">
            <text:p>91800</text:p>
          </table:table-cell>
          <table:table-cell table:formula="of:=([.F205]-[.F204])/[.F204]" office:value-type="float" office:value="0.000126496297533622" calcext:value-type="float">
            <text:p>0.000126496297534</text:p>
          </table:table-cell>
          <table:table-cell table:formula="of:=[.H205]-PerAnnumRiskFreeRate/TradingDaysPerYear" office:value-type="float" office:value="-0.0000322338611965367" calcext:value-type="float">
            <text:p>-3.22338611965367E-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19</text:p>
          </table:table-cell>
          <table:table-cell office:value-type="float" office:value="12.991667" calcext:value-type="float">
            <text:p>12.991667</text:p>
          </table:table-cell>
          <table:table-cell office:value-type="float" office:value="13.036667" calcext:value-type="float">
            <text:p>13.036667</text:p>
          </table:table-cell>
          <table:table-cell office:value-type="float" office:value="12.968333" calcext:value-type="float">
            <text:p>12.968333</text:p>
          </table:table-cell>
          <table:table-cell office:value-type="float" office:value="13" calcext:value-type="float">
            <text:p>13</text:p>
          </table:table-cell>
          <table:table-cell office:value-type="float" office:value="8.845546" calcext:value-type="float">
            <text:p>8.845546</text:p>
          </table:table-cell>
          <table:table-cell office:value-type="float" office:value="8400" calcext:value-type="float">
            <text:p>8400</text:p>
          </table:table-cell>
          <table:table-cell table:formula="of:=([.F206]-[.F205])/[.F205]" office:value-type="float" office:value="-0.0151520279824299" calcext:value-type="float">
            <text:p>-0.01515202798243</text:p>
          </table:table-cell>
          <table:table-cell table:formula="of:=[.H206]-PerAnnumRiskFreeRate/TradingDaysPerYear" office:value-type="float" office:value="-0.01531075814116" calcext:value-type="float">
            <text:p>-0.015310758141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20</text:p>
          </table:table-cell>
          <table:table-cell office:value-type="float" office:value="12.916667" calcext:value-type="float">
            <text:p>12.916667</text:p>
          </table:table-cell>
          <table:table-cell office:value-type="float" office:value="12.965" calcext:value-type="float">
            <text:p>12.965</text:p>
          </table:table-cell>
          <table:table-cell office:value-type="float" office:value="12.875" calcext:value-type="float">
            <text:p>12.875</text:p>
          </table:table-cell>
          <table:table-cell office:value-type="float" office:value="12.928333" calcext:value-type="float">
            <text:p>12.928333</text:p>
          </table:table-cell>
          <table:table-cell office:value-type="float" office:value="8.796783" calcext:value-type="float">
            <text:p>8.796783</text:p>
          </table:table-cell>
          <table:table-cell office:value-type="float" office:value="214200" calcext:value-type="float">
            <text:p>214200</text:p>
          </table:table-cell>
          <table:table-cell table:formula="of:=([.F207]-[.F206])/[.F206]" office:value-type="float" office:value="-0.00551271792606143" calcext:value-type="float">
            <text:p>-0.005512717926061</text:p>
          </table:table-cell>
          <table:table-cell table:formula="of:=[.H207]-PerAnnumRiskFreeRate/TradingDaysPerYear" office:value-type="float" office:value="-0.00567144808479159" calcext:value-type="float">
            <text:p>-0.0056714480847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23</text:p>
          </table:table-cell>
          <table:table-cell table:number-columns-repeated="2" office:value-type="float" office:value="12.835" calcext:value-type="float">
            <text:p>12.835</text:p>
          </table:table-cell>
          <table:table-cell table:number-columns-repeated="2" office:value-type="float" office:value="12.733333" calcext:value-type="float">
            <text:p>12.733333</text:p>
          </table:table-cell>
          <table:table-cell office:value-type="float" office:value="8.664099" calcext:value-type="float">
            <text:p>8.664099</text:p>
          </table:table-cell>
          <table:table-cell office:value-type="float" office:value="241200" calcext:value-type="float">
            <text:p>241200</text:p>
          </table:table-cell>
          <table:table-cell table:formula="of:=([.F208]-[.F207])/[.F207]" office:value-type="float" office:value="-0.015083241225798" calcext:value-type="float">
            <text:p>-0.015083241225798</text:p>
          </table:table-cell>
          <table:table-cell table:formula="of:=[.H208]-PerAnnumRiskFreeRate/TradingDaysPerYear" office:value-type="float" office:value="-0.0152419713845282" calcext:value-type="float">
            <text:p>-0.0152419713845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24</text:p>
          </table:table-cell>
          <table:table-cell table:number-columns-repeated="2" office:value-type="float" office:value="12.591667" calcext:value-type="float">
            <text:p>12.591667</text:p>
          </table:table-cell>
          <table:table-cell table:number-columns-repeated="2" office:value-type="float" office:value="12.448333" calcext:value-type="float">
            <text:p>12.448333</text:p>
          </table:table-cell>
          <table:table-cell office:value-type="float" office:value="8.470176" calcext:value-type="float">
            <text:p>8.470176</text:p>
          </table:table-cell>
          <table:table-cell office:value-type="float" office:value="24000" calcext:value-type="float">
            <text:p>24000</text:p>
          </table:table-cell>
          <table:table-cell table:formula="of:=([.F209]-[.F208])/[.F208]" office:value-type="float" office:value="-0.0223823619743957" calcext:value-type="float">
            <text:p>-0.022382361974396</text:p>
          </table:table-cell>
          <table:table-cell table:formula="of:=[.H209]-PerAnnumRiskFreeRate/TradingDaysPerYear" office:value-type="float" office:value="-0.0225410921331259" calcext:value-type="float">
            <text:p>-0.0225410921331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25</text:p>
          </table:table-cell>
          <table:table-cell office:value-type="float" office:value="12.54" calcext:value-type="float">
            <text:p>12.54</text:p>
          </table:table-cell>
          <table:table-cell office:value-type="float" office:value="12.716667" calcext:value-type="float">
            <text:p>12.716667</text:p>
          </table:table-cell>
          <table:table-cell office:value-type="float" office:value="12.54" calcext:value-type="float">
            <text:p>12.54</text:p>
          </table:table-cell>
          <table:table-cell office:value-type="float" office:value="12.716667" calcext:value-type="float">
            <text:p>12.716667</text:p>
          </table:table-cell>
          <table:table-cell office:value-type="float" office:value="8.65276" calcext:value-type="float">
            <text:p>8.65276</text:p>
          </table:table-cell>
          <table:table-cell office:value-type="float" office:value="144600" calcext:value-type="float">
            <text:p>144600</text:p>
          </table:table-cell>
          <table:table-cell table:formula="of:=([.F210]-[.F209])/[.F209]" office:value-type="float" office:value="0.0215561046193137" calcext:value-type="float">
            <text:p>0.021556104619314</text:p>
          </table:table-cell>
          <table:table-cell table:formula="of:=[.H210]-PerAnnumRiskFreeRate/TradingDaysPerYear" office:value-type="float" office:value="0.0213973744605836" calcext:value-type="float">
            <text:p>0.0213973744605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26</text:p>
          </table:table-cell>
          <table:table-cell office:value-type="float" office:value="12.885" calcext:value-type="float">
            <text:p>12.885</text:p>
          </table:table-cell>
          <table:table-cell office:value-type="float" office:value="13.083333" calcext:value-type="float">
            <text:p>13.083333</text:p>
          </table:table-cell>
          <table:table-cell office:value-type="float" office:value="12.883333" calcext:value-type="float">
            <text:p>12.883333</text:p>
          </table:table-cell>
          <table:table-cell office:value-type="float" office:value="13.075" calcext:value-type="float">
            <text:p>13.075</text:p>
          </table:table-cell>
          <table:table-cell office:value-type="float" office:value="8.896582" calcext:value-type="float">
            <text:p>8.896582</text:p>
          </table:table-cell>
          <table:table-cell office:value-type="float" office:value="85200" calcext:value-type="float">
            <text:p>85200</text:p>
          </table:table-cell>
          <table:table-cell table:formula="of:=([.F211]-[.F210])/[.F210]" office:value-type="float" office:value="0.0281785233844461" calcext:value-type="float">
            <text:p>0.028178523384446</text:p>
          </table:table-cell>
          <table:table-cell table:formula="of:=[.H211]-PerAnnumRiskFreeRate/TradingDaysPerYear" office:value-type="float" office:value="0.0280197932257159" calcext:value-type="float">
            <text:p>0.0280197932257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27</text:p>
          </table:table-cell>
          <table:table-cell office:value-type="float" office:value="13.131667" calcext:value-type="float">
            <text:p>13.131667</text:p>
          </table:table-cell>
          <table:table-cell office:value-type="float" office:value="13.18" calcext:value-type="float">
            <text:p>13.18</text:p>
          </table:table-cell>
          <table:table-cell table:number-columns-repeated="2" office:value-type="float" office:value="12.808333" calcext:value-type="float">
            <text:p>12.808333</text:p>
          </table:table-cell>
          <table:table-cell office:value-type="float" office:value="8.715131" calcext:value-type="float">
            <text:p>8.715131</text:p>
          </table:table-cell>
          <table:table-cell office:value-type="float" office:value="102000" calcext:value-type="float">
            <text:p>102000</text:p>
          </table:table-cell>
          <table:table-cell table:formula="of:=([.F212]-[.F211])/[.F211]" office:value-type="float" office:value="-0.0203955856305265" calcext:value-type="float">
            <text:p>-0.020395585630527</text:p>
          </table:table-cell>
          <table:table-cell table:formula="of:=[.H212]-PerAnnumRiskFreeRate/TradingDaysPerYear" office:value-type="float" office:value="-0.0205543157892567" calcext:value-type="float">
            <text:p>-0.0205543157892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09-30</text:p>
          </table:table-cell>
          <table:table-cell office:value-type="float" office:value="12.515" calcext:value-type="float">
            <text:p>12.515</text:p>
          </table:table-cell>
          <table:table-cell office:value-type="float" office:value="12.568333" calcext:value-type="float">
            <text:p>12.568333</text:p>
          </table:table-cell>
          <table:table-cell office:value-type="float" office:value="12.515" calcext:value-type="float">
            <text:p>12.515</text:p>
          </table:table-cell>
          <table:table-cell office:value-type="float" office:value="12.568333" calcext:value-type="float">
            <text:p>12.568333</text:p>
          </table:table-cell>
          <table:table-cell office:value-type="float" office:value="8.551827" calcext:value-type="float">
            <text:p>8.551827</text:p>
          </table:table-cell>
          <table:table-cell office:value-type="float" office:value="8400" calcext:value-type="float">
            <text:p>8400</text:p>
          </table:table-cell>
          <table:table-cell table:formula="of:=([.F213]-[.F212])/[.F212]" office:value-type="float" office:value="-0.0187379856940762" calcext:value-type="float">
            <text:p>-0.018737985694076</text:p>
          </table:table-cell>
          <table:table-cell table:formula="of:=[.H213]-PerAnnumRiskFreeRate/TradingDaysPerYear" office:value-type="float" office:value="-0.0188967158528064" calcext:value-type="float">
            <text:p>-0.0188967158528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01</text:p>
          </table:table-cell>
          <table:table-cell office:value-type="float" office:value="12.881667" calcext:value-type="float">
            <text:p>12.881667</text:p>
          </table:table-cell>
          <table:table-cell office:value-type="float" office:value="13.14" calcext:value-type="float">
            <text:p>13.14</text:p>
          </table:table-cell>
          <table:table-cell office:value-type="float" office:value="12.881667" calcext:value-type="float">
            <text:p>12.881667</text:p>
          </table:table-cell>
          <table:table-cell office:value-type="float" office:value="13.14" calcext:value-type="float">
            <text:p>13.14</text:p>
          </table:table-cell>
          <table:table-cell office:value-type="float" office:value="8.940806" calcext:value-type="float">
            <text:p>8.940806</text:p>
          </table:table-cell>
          <table:table-cell office:value-type="float" office:value="151800" calcext:value-type="float">
            <text:p>151800</text:p>
          </table:table-cell>
          <table:table-cell table:formula="of:=([.F214]-[.F213])/[.F213]" office:value-type="float" office:value="0.0454849004779915" calcext:value-type="float">
            <text:p>0.045484900477992</text:p>
          </table:table-cell>
          <table:table-cell table:formula="of:=[.H214]-PerAnnumRiskFreeRate/TradingDaysPerYear" office:value-type="float" office:value="0.0453261703192614" calcext:value-type="float">
            <text:p>0.0453261703192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02</text:p>
          </table:table-cell>
          <table:table-cell office:value-type="float" office:value="13.001667" calcext:value-type="float">
            <text:p>13.001667</text:p>
          </table:table-cell>
          <table:table-cell office:value-type="float" office:value="13.005" calcext:value-type="float">
            <text:p>13.005</text:p>
          </table:table-cell>
          <table:table-cell table:number-columns-repeated="2" office:value-type="float" office:value="12.86" calcext:value-type="float">
            <text:p>12.86</text:p>
          </table:table-cell>
          <table:table-cell office:value-type="float" office:value="8.750289" calcext:value-type="float">
            <text:p>8.750289</text:p>
          </table:table-cell>
          <table:table-cell office:value-type="float" office:value="135600" calcext:value-type="float">
            <text:p>135600</text:p>
          </table:table-cell>
          <table:table-cell table:formula="of:=([.F215]-[.F214])/[.F214]" office:value-type="float" office:value="-0.0213087052778016" calcext:value-type="float">
            <text:p>-0.021308705277802</text:p>
          </table:table-cell>
          <table:table-cell table:formula="of:=[.H215]-PerAnnumRiskFreeRate/TradingDaysPerYear" office:value-type="float" office:value="-0.0214674354365317" calcext:value-type="float">
            <text:p>-0.0214674354365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03</text:p>
          </table:table-cell>
          <table:table-cell office:value-type="float" office:value="12.916667" calcext:value-type="float">
            <text:p>12.916667</text:p>
          </table:table-cell>
          <table:table-cell office:value-type="float" office:value="12.94" calcext:value-type="float">
            <text:p>12.94</text:p>
          </table:table-cell>
          <table:table-cell office:value-type="float" office:value="12.865" calcext:value-type="float">
            <text:p>12.865</text:p>
          </table:table-cell>
          <table:table-cell office:value-type="float" office:value="12.895" calcext:value-type="float">
            <text:p>12.895</text:p>
          </table:table-cell>
          <table:table-cell office:value-type="float" office:value="8.774101" calcext:value-type="float">
            <text:p>8.774101</text:p>
          </table:table-cell>
          <table:table-cell office:value-type="float" office:value="27000" calcext:value-type="float">
            <text:p>27000</text:p>
          </table:table-cell>
          <table:table-cell table:formula="of:=([.F216]-[.F215])/[.F215]" office:value-type="float" office:value="0.00272128154852937" calcext:value-type="float">
            <text:p>0.002721281548529</text:p>
          </table:table-cell>
          <table:table-cell table:formula="of:=[.H216]-PerAnnumRiskFreeRate/TradingDaysPerYear" office:value-type="float" office:value="0.00256255138979921" calcext:value-type="float">
            <text:p>0.0025625513897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04</text:p>
          </table:table-cell>
          <table:table-cell table:number-columns-repeated="2" office:value-type="float" office:value="12.708333" calcext:value-type="float">
            <text:p>12.708333</text:p>
          </table:table-cell>
          <table:table-cell table:number-columns-repeated="2" office:value-type="float" office:value="12.668333" calcext:value-type="float">
            <text:p>12.668333</text:p>
          </table:table-cell>
          <table:table-cell office:value-type="float" office:value="8.619871" calcext:value-type="float">
            <text:p>8.619871</text:p>
          </table:table-cell>
          <table:table-cell office:value-type="float" office:value="41400" calcext:value-type="float">
            <text:p>41400</text:p>
          </table:table-cell>
          <table:table-cell table:formula="of:=([.F217]-[.F216])/[.F216]" office:value-type="float" office:value="-0.0175778692312751" calcext:value-type="float">
            <text:p>-0.017577869231275</text:p>
          </table:table-cell>
          <table:table-cell table:formula="of:=[.H217]-PerAnnumRiskFreeRate/TradingDaysPerYear" office:value-type="float" office:value="-0.0177365993900053" calcext:value-type="float">
            <text:p>-0.0177365993900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07</text:p>
          </table:table-cell>
          <table:table-cell table:number-columns-repeated="4" office:value-type="float" office:value="12.42" calcext:value-type="float">
            <text:p>12.42</text:p>
          </table:table-cell>
          <table:table-cell office:value-type="float" office:value="8.450898" calcext:value-type="float">
            <text:p>8.450898</text:p>
          </table:table-cell>
          <table:table-cell office:value-type="float" office:value="8400" calcext:value-type="float">
            <text:p>8400</text:p>
          </table:table-cell>
          <table:table-cell table:formula="of:=([.F218]-[.F217])/[.F217]" office:value-type="float" office:value="-0.0196027295536093" calcext:value-type="float">
            <text:p>-0.019602729553609</text:p>
          </table:table-cell>
          <table:table-cell table:formula="of:=[.H218]-PerAnnumRiskFreeRate/TradingDaysPerYear" office:value-type="float" office:value="-0.0197614597123394" calcext:value-type="float">
            <text:p>-0.019761459712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08</text:p>
          </table:table-cell>
          <table:table-cell table:number-columns-repeated="2" office:value-type="float" office:value="12.468333" calcext:value-type="float">
            <text:p>12.468333</text:p>
          </table:table-cell>
          <table:table-cell office:value-type="float" office:value="12.141667" calcext:value-type="float">
            <text:p>12.141667</text:p>
          </table:table-cell>
          <table:table-cell office:value-type="float" office:value="12.321667" calcext:value-type="float">
            <text:p>12.321667</text:p>
          </table:table-cell>
          <table:table-cell office:value-type="float" office:value="8.383986" calcext:value-type="float">
            <text:p>8.383986</text:p>
          </table:table-cell>
          <table:table-cell office:value-type="float" office:value="59400" calcext:value-type="float">
            <text:p>59400</text:p>
          </table:table-cell>
          <table:table-cell table:formula="of:=([.F219]-[.F218])/[.F218]" office:value-type="float" office:value="-0.00791773844625746" calcext:value-type="float">
            <text:p>-0.007917738446257</text:p>
          </table:table-cell>
          <table:table-cell table:formula="of:=[.H219]-PerAnnumRiskFreeRate/TradingDaysPerYear" office:value-type="float" office:value="-0.00807646860498762" calcext:value-type="float">
            <text:p>-0.0080764686049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09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1.928333" calcext:value-type="float">
            <text:p>11.928333</text:p>
          </table:table-cell>
          <table:table-cell office:value-type="float" office:value="11.93" calcext:value-type="float">
            <text:p>11.93</text:p>
          </table:table-cell>
          <table:table-cell office:value-type="float" office:value="8.117491" calcext:value-type="float">
            <text:p>8.117491</text:p>
          </table:table-cell>
          <table:table-cell office:value-type="float" office:value="80400" calcext:value-type="float">
            <text:p>80400</text:p>
          </table:table-cell>
          <table:table-cell table:formula="of:=([.F220]-[.F219])/[.F219]" office:value-type="float" office:value="-0.0317861933452657" calcext:value-type="float">
            <text:p>-0.031786193345266</text:p>
          </table:table-cell>
          <table:table-cell table:formula="of:=[.H220]-PerAnnumRiskFreeRate/TradingDaysPerYear" office:value-type="float" office:value="-0.0319449235039959" calcext:value-type="float">
            <text:p>-0.0319449235039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10</text:p>
          </table:table-cell>
          <table:table-cell office:value-type="float" office:value="11.95" calcext:value-type="float">
            <text:p>11.95</text:p>
          </table:table-cell>
          <table:table-cell office:value-type="float" office:value="12.275" calcext:value-type="float">
            <text:p>12.275</text:p>
          </table:table-cell>
          <table:table-cell office:value-type="float" office:value="11.85" calcext:value-type="float">
            <text:p>11.85</text:p>
          </table:table-cell>
          <table:table-cell office:value-type="float" office:value="12.266667" calcext:value-type="float">
            <text:p>12.266667</text:p>
          </table:table-cell>
          <table:table-cell office:value-type="float" office:value="8.346567" calcext:value-type="float">
            <text:p>8.346567</text:p>
          </table:table-cell>
          <table:table-cell office:value-type="float" office:value="82800" calcext:value-type="float">
            <text:p>82800</text:p>
          </table:table-cell>
          <table:table-cell table:formula="of:=([.F221]-[.F220])/[.F220]" office:value-type="float" office:value="0.028220049766609" calcext:value-type="float">
            <text:p>0.028220049766609</text:p>
          </table:table-cell>
          <table:table-cell table:formula="of:=[.H221]-PerAnnumRiskFreeRate/TradingDaysPerYear" office:value-type="float" office:value="0.0280613196078789" calcext:value-type="float">
            <text:p>0.0280613196078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11</text:p>
          </table:table-cell>
          <table:table-cell office:value-type="float" office:value="12.418333" calcext:value-type="float">
            <text:p>12.418333</text:p>
          </table:table-cell>
          <table:table-cell office:value-type="float" office:value="12.591667" calcext:value-type="float">
            <text:p>12.591667</text:p>
          </table:table-cell>
          <table:table-cell office:value-type="float" office:value="12.418333" calcext:value-type="float">
            <text:p>12.418333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8.550697" calcext:value-type="float">
            <text:p>8.550697</text:p>
          </table:table-cell>
          <table:table-cell office:value-type="float" office:value="10800" calcext:value-type="float">
            <text:p>10800</text:p>
          </table:table-cell>
          <table:table-cell table:formula="of:=([.F222]-[.F221])/[.F221]" office:value-type="float" office:value="0.024456761684175" calcext:value-type="float">
            <text:p>0.024456761684175</text:p>
          </table:table-cell>
          <table:table-cell table:formula="of:=[.H222]-PerAnnumRiskFreeRate/TradingDaysPerYear" office:value-type="float" office:value="0.0242980315254448" calcext:value-type="float">
            <text:p>0.0242980315254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14</text:p>
          </table:table-cell>
          <table:table-cell table:number-columns-repeated="2" office:value-type="float" office:value="12.691667" calcext:value-type="float">
            <text:p>12.691667</text:p>
          </table:table-cell>
          <table:table-cell office:value-type="float" office:value="12.651667" calcext:value-type="float">
            <text:p>12.651667</text:p>
          </table:table-cell>
          <table:table-cell office:value-type="float" office:value="12.68" calcext:value-type="float">
            <text:p>12.68</text:p>
          </table:table-cell>
          <table:table-cell office:value-type="float" office:value="8.627809" calcext:value-type="float">
            <text:p>8.627809</text:p>
          </table:table-cell>
          <table:table-cell office:value-type="float" office:value="4200" calcext:value-type="float">
            <text:p>4200</text:p>
          </table:table-cell>
          <table:table-cell table:formula="of:=([.F223]-[.F222])/[.F222]" office:value-type="float" office:value="0.00901821219954346" calcext:value-type="float">
            <text:p>0.009018212199543</text:p>
          </table:table-cell>
          <table:table-cell table:formula="of:=[.H223]-PerAnnumRiskFreeRate/TradingDaysPerYear" office:value-type="float" office:value="0.0088594820408133" calcext:value-type="float">
            <text:p>0.0088594820408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15</text:p>
          </table:table-cell>
          <table:table-cell office:value-type="float" office:value="13.075" calcext:value-type="float">
            <text:p>13.075</text:p>
          </table:table-cell>
          <table:table-cell office:value-type="float" office:value="13.181667" calcext:value-type="float">
            <text:p>13.181667</text:p>
          </table:table-cell>
          <table:table-cell office:value-type="float" office:value="13.075" calcext:value-type="float">
            <text:p>13.075</text:p>
          </table:table-cell>
          <table:table-cell office:value-type="float" office:value="13.166667" calcext:value-type="float">
            <text:p>13.166667</text:p>
          </table:table-cell>
          <table:table-cell office:value-type="float" office:value="8.958955" calcext:value-type="float">
            <text:p>8.958955</text:p>
          </table:table-cell>
          <table:table-cell office:value-type="float" office:value="21600" calcext:value-type="float">
            <text:p>21600</text:p>
          </table:table-cell>
          <table:table-cell table:formula="of:=([.F224]-[.F223])/[.F223]" office:value-type="float" office:value="0.03838123908399" calcext:value-type="float">
            <text:p>0.03838123908399</text:p>
          </table:table-cell>
          <table:table-cell table:formula="of:=[.H224]-PerAnnumRiskFreeRate/TradingDaysPerYear" office:value-type="float" office:value="0.0382225089252598" calcext:value-type="float">
            <text:p>0.038222508925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16</text:p>
          </table:table-cell>
          <table:table-cell table:number-columns-repeated="2" office:value-type="float" office:value="13.083333" calcext:value-type="float">
            <text:p>13.083333</text:p>
          </table:table-cell>
          <table:table-cell office:value-type="float" office:value="12.991667" calcext:value-type="float">
            <text:p>12.991667</text:p>
          </table:table-cell>
          <table:table-cell office:value-type="float" office:value="13.025" calcext:value-type="float">
            <text:p>13.025</text:p>
          </table:table-cell>
          <table:table-cell office:value-type="float" office:value="8.862554" calcext:value-type="float">
            <text:p>8.862554</text:p>
          </table:table-cell>
          <table:table-cell office:value-type="float" office:value="52800" calcext:value-type="float">
            <text:p>52800</text:p>
          </table:table-cell>
          <table:table-cell table:formula="of:=([.F225]-[.F224])/[.F224]" office:value-type="float" office:value="-0.0107602951460299" calcext:value-type="float">
            <text:p>-0.01076029514603</text:p>
          </table:table-cell>
          <table:table-cell table:formula="of:=[.H225]-PerAnnumRiskFreeRate/TradingDaysPerYear" office:value-type="float" office:value="-0.01091902530476" calcext:value-type="float">
            <text:p>-0.010919025304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17</text:p>
          </table:table-cell>
          <table:table-cell office:value-type="float" office:value="13.248333" calcext:value-type="float">
            <text:p>13.248333</text:p>
          </table:table-cell>
          <table:table-cell office:value-type="float" office:value="13.375" calcext:value-type="float">
            <text:p>13.375</text:p>
          </table:table-cell>
          <table:table-cell office:value-type="float" office:value="13.248333" calcext:value-type="float">
            <text:p>13.248333</text:p>
          </table:table-cell>
          <table:table-cell office:value-type="float" office:value="13.375" calcext:value-type="float">
            <text:p>13.375</text:p>
          </table:table-cell>
          <table:table-cell office:value-type="float" office:value="9.100704" calcext:value-type="float">
            <text:p>9.100704</text:p>
          </table:table-cell>
          <table:table-cell office:value-type="float" office:value="46200" calcext:value-type="float">
            <text:p>46200</text:p>
          </table:table-cell>
          <table:table-cell table:formula="of:=([.F226]-[.F225])/[.F225]" office:value-type="float" office:value="0.0268714864812108" calcext:value-type="float">
            <text:p>0.026871486481211</text:p>
          </table:table-cell>
          <table:table-cell table:formula="of:=[.H226]-PerAnnumRiskFreeRate/TradingDaysPerYear" office:value-type="float" office:value="0.0267127563224807" calcext:value-type="float">
            <text:p>0.0267127563224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18</text:p>
          </table:table-cell>
          <table:table-cell office:value-type="float" office:value="13.233333" calcext:value-type="float">
            <text:p>13.233333</text:p>
          </table:table-cell>
          <table:table-cell office:value-type="float" office:value="13.366667" calcext:value-type="float">
            <text:p>13.366667</text:p>
          </table:table-cell>
          <table:table-cell office:value-type="float" office:value="13.233333" calcext:value-type="float">
            <text:p>13.233333</text:p>
          </table:table-cell>
          <table:table-cell office:value-type="float" office:value="13.366667" calcext:value-type="float">
            <text:p>13.366667</text:p>
          </table:table-cell>
          <table:table-cell office:value-type="float" office:value="9.095035" calcext:value-type="float">
            <text:p>9.095035</text:p>
          </table:table-cell>
          <table:table-cell office:value-type="float" office:value="1800" calcext:value-type="float">
            <text:p>1800</text:p>
          </table:table-cell>
          <table:table-cell table:formula="of:=([.F227]-[.F226])/[.F226]" office:value-type="float" office:value="-0.000622918842322642" calcext:value-type="float">
            <text:p>-0.000622918842323</text:p>
          </table:table-cell>
          <table:table-cell table:formula="of:=[.H227]-PerAnnumRiskFreeRate/TradingDaysPerYear" office:value-type="float" office:value="-0.0007816490010528" calcext:value-type="float">
            <text:p>-0.0007816490010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21</text:p>
          </table:table-cell>
          <table:table-cell office:value-type="float" office:value="13.266667" calcext:value-type="float">
            <text:p>13.266667</text:p>
          </table:table-cell>
          <table:table-cell office:value-type="float" office:value="13.45" calcext:value-type="float">
            <text:p>13.45</text:p>
          </table:table-cell>
          <table:table-cell office:value-type="float" office:value="13.236667" calcext:value-type="float">
            <text:p>13.236667</text:p>
          </table:table-cell>
          <table:table-cell office:value-type="float" office:value="13.421667" calcext:value-type="float">
            <text:p>13.421667</text:p>
          </table:table-cell>
          <table:table-cell office:value-type="float" office:value="9.132463" calcext:value-type="float">
            <text:p>9.132463</text:p>
          </table:table-cell>
          <table:table-cell office:value-type="float" office:value="3000" calcext:value-type="float">
            <text:p>3000</text:p>
          </table:table-cell>
          <table:table-cell table:formula="of:=([.F228]-[.F227])/[.F227]" office:value-type="float" office:value="0.00411521231089273" calcext:value-type="float">
            <text:p>0.004115212310893</text:p>
          </table:table-cell>
          <table:table-cell table:formula="of:=[.H228]-PerAnnumRiskFreeRate/TradingDaysPerYear" office:value-type="float" office:value="0.00395648215216257" calcext:value-type="float">
            <text:p>0.0039564821521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22</text:p>
          </table:table-cell>
          <table:table-cell office:value-type="float" office:value="13.071667" calcext:value-type="float">
            <text:p>13.071667</text:p>
          </table:table-cell>
          <table:table-cell office:value-type="float" office:value="13.088333" calcext:value-type="float">
            <text:p>13.088333</text:p>
          </table:table-cell>
          <table:table-cell office:value-type="float" office:value="13.071667" calcext:value-type="float">
            <text:p>13.071667</text:p>
          </table:table-cell>
          <table:table-cell office:value-type="float" office:value="13.073333" calcext:value-type="float">
            <text:p>13.073333</text:p>
          </table:table-cell>
          <table:table-cell office:value-type="float" office:value="8.89544" calcext:value-type="float">
            <text:p>8.89544</text:p>
          </table:table-cell>
          <table:table-cell office:value-type="float" office:value="58800" calcext:value-type="float">
            <text:p>58800</text:p>
          </table:table-cell>
          <table:table-cell table:formula="of:=([.F229]-[.F228])/[.F228]" office:value-type="float" office:value="-0.0259538965556169" calcext:value-type="float">
            <text:p>-0.025953896555617</text:p>
          </table:table-cell>
          <table:table-cell table:formula="of:=[.H229]-PerAnnumRiskFreeRate/TradingDaysPerYear" office:value-type="float" office:value="-0.0261126267143471" calcext:value-type="float">
            <text:p>-0.0261126267143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23</text:p>
          </table:table-cell>
          <table:table-cell office:value-type="float" office:value="13.041667" calcext:value-type="float">
            <text:p>13.041667</text:p>
          </table:table-cell>
          <table:table-cell office:value-type="float" office:value="13.261667" calcext:value-type="float">
            <text:p>13.261667</text:p>
          </table:table-cell>
          <table:table-cell office:value-type="float" office:value="13" calcext:value-type="float">
            <text:p>13</text:p>
          </table:table-cell>
          <table:table-cell office:value-type="float" office:value="13.233333" calcext:value-type="float">
            <text:p>13.233333</text:p>
          </table:table-cell>
          <table:table-cell office:value-type="float" office:value="9.004312" calcext:value-type="float">
            <text:p>9.004312</text:p>
          </table:table-cell>
          <table:table-cell office:value-type="float" office:value="108000" calcext:value-type="float">
            <text:p>108000</text:p>
          </table:table-cell>
          <table:table-cell table:formula="of:=([.F230]-[.F229])/[.F229]" office:value-type="float" office:value="0.0122390797981887" calcext:value-type="float">
            <text:p>0.012239079798189</text:p>
          </table:table-cell>
          <table:table-cell table:formula="of:=[.H230]-PerAnnumRiskFreeRate/TradingDaysPerYear" office:value-type="float" office:value="0.0120803496394586" calcext:value-type="float">
            <text:p>0.0120803496394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24</text:p>
          </table:table-cell>
          <table:table-cell table:number-columns-repeated="2" office:value-type="float" office:value="13.276667" calcext:value-type="float">
            <text:p>13.276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3.053333" calcext:value-type="float">
            <text:p>13.053333</text:p>
          </table:table-cell>
          <table:table-cell office:value-type="float" office:value="8.881835" calcext:value-type="float">
            <text:p>8.881835</text:p>
          </table:table-cell>
          <table:table-cell office:value-type="float" office:value="103200" calcext:value-type="float">
            <text:p>103200</text:p>
          </table:table-cell>
          <table:table-cell table:formula="of:=([.F231]-[.F230])/[.F230]" office:value-type="float" office:value="-0.0136020386676961" calcext:value-type="float">
            <text:p>-0.013602038667696</text:p>
          </table:table-cell>
          <table:table-cell table:formula="of:=[.H231]-PerAnnumRiskFreeRate/TradingDaysPerYear" office:value-type="float" office:value="-0.0137607688264263" calcext:value-type="float">
            <text:p>-0.0137607688264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25</text:p>
          </table:table-cell>
          <table:table-cell office:value-type="float" office:value="12.991667" calcext:value-type="float">
            <text:p>12.991667</text:p>
          </table:table-cell>
          <table:table-cell office:value-type="float" office:value="13.033333" calcext:value-type="float">
            <text:p>13.033333</text:p>
          </table:table-cell>
          <table:table-cell office:value-type="float" office:value="12.991667" calcext:value-type="float">
            <text:p>12.991667</text:p>
          </table:table-cell>
          <table:table-cell office:value-type="float" office:value="13.02" calcext:value-type="float">
            <text:p>13.02</text:p>
          </table:table-cell>
          <table:table-cell office:value-type="float" office:value="8.85915" calcext:value-type="float">
            <text:p>8.85915</text:p>
          </table:table-cell>
          <table:table-cell office:value-type="float" office:value="101400" calcext:value-type="float">
            <text:p>101400</text:p>
          </table:table-cell>
          <table:table-cell table:formula="of:=([.F232]-[.F231])/[.F231]" office:value-type="float" office:value="-0.00255408932951366" calcext:value-type="float">
            <text:p>-0.002554089329514</text:p>
          </table:table-cell>
          <table:table-cell table:formula="of:=[.H232]-PerAnnumRiskFreeRate/TradingDaysPerYear" office:value-type="float" office:value="-0.00271281948824382" calcext:value-type="float">
            <text:p>-0.0027128194882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28</text:p>
          </table:table-cell>
          <table:table-cell office:value-type="float" office:value="13.05" calcext:value-type="float">
            <text:p>13.05</text:p>
          </table:table-cell>
          <table:table-cell office:value-type="float" office:value="13.195" calcext:value-type="float">
            <text:p>13.195</text:p>
          </table:table-cell>
          <table:table-cell office:value-type="float" office:value="12.983333" calcext:value-type="float">
            <text:p>12.983333</text:p>
          </table:table-cell>
          <table:table-cell office:value-type="float" office:value="13" calcext:value-type="float">
            <text:p>13</text:p>
          </table:table-cell>
          <table:table-cell office:value-type="float" office:value="8.845546" calcext:value-type="float">
            <text:p>8.845546</text:p>
          </table:table-cell>
          <table:table-cell office:value-type="float" office:value="122400" calcext:value-type="float">
            <text:p>122400</text:p>
          </table:table-cell>
          <table:table-cell table:formula="of:=([.F233]-[.F232])/[.F232]" office:value-type="float" office:value="-0.00153558749992935" calcext:value-type="float">
            <text:p>-0.001535587499929</text:p>
          </table:table-cell>
          <table:table-cell table:formula="of:=[.H233]-PerAnnumRiskFreeRate/TradingDaysPerYear" office:value-type="float" office:value="-0.0016943176586595" calcext:value-type="float">
            <text:p>-0.001694317658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29</text:p>
          </table:table-cell>
          <table:table-cell table:number-columns-repeated="4" office:value-type="float" office:value="12.663333" calcext:value-type="float">
            <text:p>12.663333</text:p>
          </table:table-cell>
          <table:table-cell office:value-type="float" office:value="8.616467" calcext:value-type="float">
            <text:p>8.616467</text:p>
          </table:table-cell>
          <table:table-cell office:value-type="float" office:value="600" calcext:value-type="float">
            <text:p>600</text:p>
          </table:table-cell>
          <table:table-cell table:formula="of:=([.F234]-[.F233])/[.F233]" office:value-type="float" office:value="-0.0258976664640035" calcext:value-type="float">
            <text:p>-0.025897666464004</text:p>
          </table:table-cell>
          <table:table-cell table:formula="of:=[.H234]-PerAnnumRiskFreeRate/TradingDaysPerYear" office:value-type="float" office:value="-0.0260563966227337" calcext:value-type="float">
            <text:p>-0.0260563966227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30</text:p>
          </table:table-cell>
          <table:table-cell office:value-type="float" office:value="12.995" calcext:value-type="float">
            <text:p>12.995</text:p>
          </table:table-cell>
          <table:table-cell office:value-type="float" office:value="13.023333" calcext:value-type="float">
            <text:p>13.023333</text:p>
          </table:table-cell>
          <table:table-cell office:value-type="float" office:value="12.983333" calcext:value-type="float">
            <text:p>12.983333</text:p>
          </table:table-cell>
          <table:table-cell office:value-type="float" office:value="13" calcext:value-type="float">
            <text:p>13</text:p>
          </table:table-cell>
          <table:table-cell office:value-type="float" office:value="8.845546" calcext:value-type="float">
            <text:p>8.845546</text:p>
          </table:table-cell>
          <table:table-cell office:value-type="float" office:value="104400" calcext:value-type="float">
            <text:p>104400</text:p>
          </table:table-cell>
          <table:table-cell table:formula="of:=([.F235]-[.F234])/[.F234]" office:value-type="float" office:value="0.0265861866586387" calcext:value-type="float">
            <text:p>0.026586186658639</text:p>
          </table:table-cell>
          <table:table-cell table:formula="of:=[.H235]-PerAnnumRiskFreeRate/TradingDaysPerYear" office:value-type="float" office:value="0.0264274564999085" calcext:value-type="float">
            <text:p>0.0264274564999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0-31</text:p>
          </table:table-cell>
          <table:table-cell office:value-type="float" office:value="13.051667" calcext:value-type="float">
            <text:p>13.051667</text:p>
          </table:table-cell>
          <table:table-cell office:value-type="float" office:value="13.096667" calcext:value-type="float">
            <text:p>13.096667</text:p>
          </table:table-cell>
          <table:table-cell office:value-type="float" office:value="12.9" calcext:value-type="float">
            <text:p>12.9</text:p>
          </table:table-cell>
          <table:table-cell office:value-type="float" office:value="12.946667" calcext:value-type="float">
            <text:p>12.946667</text:p>
          </table:table-cell>
          <table:table-cell office:value-type="float" office:value="8.809258" calcext:value-type="float">
            <text:p>8.809258</text:p>
          </table:table-cell>
          <table:table-cell office:value-type="float" office:value="121800" calcext:value-type="float">
            <text:p>121800</text:p>
          </table:table-cell>
          <table:table-cell table:formula="of:=([.F236]-[.F235])/[.F235]" office:value-type="float" office:value="-0.00410240362776936" calcext:value-type="float">
            <text:p>-0.004102403627769</text:p>
          </table:table-cell>
          <table:table-cell table:formula="of:=[.H236]-PerAnnumRiskFreeRate/TradingDaysPerYear" office:value-type="float" office:value="-0.00426113378649952" calcext:value-type="float">
            <text:p>-0.00426113378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01</text:p>
          </table:table-cell>
          <table:table-cell office:value-type="float" office:value="13.231667" calcext:value-type="float">
            <text:p>13.231667</text:p>
          </table:table-cell>
          <table:table-cell office:value-type="float" office:value="13.233333" calcext:value-type="float">
            <text:p>13.233333</text:p>
          </table:table-cell>
          <table:table-cell table:number-columns-repeated="2" office:value-type="float" office:value="13.225" calcext:value-type="float">
            <text:p>13.225</text:p>
          </table:table-cell>
          <table:table-cell office:value-type="float" office:value="8.998642" calcext:value-type="float">
            <text:p>8.998642</text:p>
          </table:table-cell>
          <table:table-cell office:value-type="float" office:value="14400" calcext:value-type="float">
            <text:p>14400</text:p>
          </table:table-cell>
          <table:table-cell table:formula="of:=([.F237]-[.F236])/[.F236]" office:value-type="float" office:value="0.0214982919106241" calcext:value-type="float">
            <text:p>0.021498291910624</text:p>
          </table:table-cell>
          <table:table-cell table:formula="of:=[.H237]-PerAnnumRiskFreeRate/TradingDaysPerYear" office:value-type="float" office:value="0.0213395617518939" calcext:value-type="float">
            <text:p>0.0213395617518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04</text:p>
          </table:table-cell>
          <table:table-cell table:number-columns-repeated="4" office:value-type="float" office:value="13.225" calcext:value-type="float">
            <text:p>13.225</text:p>
          </table:table-cell>
          <table:table-cell office:value-type="float" office:value="8.998642" calcext:value-type="float">
            <text:p>8.998642</text:p>
          </table:table-cell>
          <table:table-cell office:value-type="float" office:value="1800" calcext:value-type="float">
            <text:p>1800</text:p>
          </table:table-cell>
          <table:table-cell table:formula="of:=([.F238]-[.F237])/[.F237]" office:value-type="float" office:value="0" calcext:value-type="float">
            <text:p>0</text:p>
          </table:table-cell>
          <table:table-cell table:formula="of:=[.H238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05</text:p>
          </table:table-cell>
          <table:table-cell table:number-columns-repeated="2" office:value-type="float" office:value="13.275" calcext:value-type="float">
            <text:p>13.275</text:p>
          </table:table-cell>
          <table:table-cell table:number-columns-repeated="2" office:value-type="float" office:value="13.216667" calcext:value-type="float">
            <text:p>13.216667</text:p>
          </table:table-cell>
          <table:table-cell office:value-type="float" office:value="8.992972" calcext:value-type="float">
            <text:p>8.992972</text:p>
          </table:table-cell>
          <table:table-cell office:value-type="float" office:value="251400" calcext:value-type="float">
            <text:p>251400</text:p>
          </table:table-cell>
          <table:table-cell table:formula="of:=([.F239]-[.F238])/[.F238]" office:value-type="float" office:value="-0.000630095074345694" calcext:value-type="float">
            <text:p>-0.000630095074346</text:p>
          </table:table-cell>
          <table:table-cell table:formula="of:=[.H239]-PerAnnumRiskFreeRate/TradingDaysPerYear" office:value-type="float" office:value="-0.000788825233075853" calcext:value-type="float">
            <text:p>-0.0007888252330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06</text:p>
          </table:table-cell>
          <table:table-cell office:value-type="float" office:value="13.25" calcext:value-type="float">
            <text:p>13.25</text:p>
          </table:table-cell>
          <table:table-cell office:value-type="float" office:value="13.43" calcext:value-type="float">
            <text:p>13.43</text:p>
          </table:table-cell>
          <table:table-cell office:value-type="float" office:value="13.23" calcext:value-type="float">
            <text:p>13.23</text:p>
          </table:table-cell>
          <table:table-cell office:value-type="float" office:value="13.43" calcext:value-type="float">
            <text:p>13.43</text:p>
          </table:table-cell>
          <table:table-cell office:value-type="float" office:value="9.138129" calcext:value-type="float">
            <text:p>9.138129</text:p>
          </table:table-cell>
          <table:table-cell office:value-type="float" office:value="176400" calcext:value-type="float">
            <text:p>176400</text:p>
          </table:table-cell>
          <table:table-cell table:formula="of:=([.F240]-[.F239])/[.F239]" office:value-type="float" office:value="0.0161411600080596" calcext:value-type="float">
            <text:p>0.01614116000806</text:p>
          </table:table-cell>
          <table:table-cell table:formula="of:=[.H240]-PerAnnumRiskFreeRate/TradingDaysPerYear" office:value-type="float" office:value="0.0159824298493294" calcext:value-type="float">
            <text:p>0.0159824298493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07</text:p>
          </table:table-cell>
          <table:table-cell table:number-columns-repeated="2" office:value-type="float" office:value="13.283333" calcext:value-type="float">
            <text:p>13.283333</text:p>
          </table:table-cell>
          <table:table-cell table:number-columns-repeated="2" office:value-type="float" office:value="13.153333" calcext:value-type="float">
            <text:p>13.153333</text:p>
          </table:table-cell>
          <table:table-cell office:value-type="float" office:value="8.949876" calcext:value-type="float">
            <text:p>8.949876</text:p>
          </table:table-cell>
          <table:table-cell office:value-type="float" office:value="257400" calcext:value-type="float">
            <text:p>257400</text:p>
          </table:table-cell>
          <table:table-cell table:formula="of:=([.F241]-[.F240])/[.F240]" office:value-type="float" office:value="-0.0206008253987222" calcext:value-type="float">
            <text:p>-0.020600825398722</text:p>
          </table:table-cell>
          <table:table-cell table:formula="of:=[.H241]-PerAnnumRiskFreeRate/TradingDaysPerYear" office:value-type="float" office:value="-0.0207595555574523" calcext:value-type="float">
            <text:p>-0.0207595555574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08</text:p>
          </table:table-cell>
          <table:table-cell office:value-type="float" office:value="13.223333" calcext:value-type="float">
            <text:p>13.223333</text:p>
          </table:table-cell>
          <table:table-cell office:value-type="float" office:value="13.225" calcext:value-type="float">
            <text:p>13.225</text:p>
          </table:table-cell>
          <table:table-cell table:number-columns-repeated="2" office:value-type="float" office:value="13.158333" calcext:value-type="float">
            <text:p>13.158333</text:p>
          </table:table-cell>
          <table:table-cell office:value-type="float" office:value="8.953281" calcext:value-type="float">
            <text:p>8.953281</text:p>
          </table:table-cell>
          <table:table-cell office:value-type="float" office:value="6000" calcext:value-type="float">
            <text:p>6000</text:p>
          </table:table-cell>
          <table:table-cell table:formula="of:=([.F242]-[.F241])/[.F241]" office:value-type="float" office:value="0.000380452198443953" calcext:value-type="float">
            <text:p>0.000380452198444</text:p>
          </table:table-cell>
          <table:table-cell table:formula="of:=[.H242]-PerAnnumRiskFreeRate/TradingDaysPerYear" office:value-type="float" office:value="0.000221722039713794" calcext:value-type="float">
            <text:p>0.0002217220397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11</text:p>
          </table:table-cell>
          <table:table-cell table:number-columns-repeated="2" office:value-type="float" office:value="13.083333" calcext:value-type="float">
            <text:p>13.083333</text:p>
          </table:table-cell>
          <table:table-cell table:number-columns-repeated="2" office:value-type="float" office:value="12.93" calcext:value-type="float">
            <text:p>12.93</text:p>
          </table:table-cell>
          <table:table-cell office:value-type="float" office:value="8.797915" calcext:value-type="float">
            <text:p>8.797915</text:p>
          </table:table-cell>
          <table:table-cell office:value-type="float" office:value="4200" calcext:value-type="float">
            <text:p>4200</text:p>
          </table:table-cell>
          <table:table-cell table:formula="of:=([.F243]-[.F242])/[.F242]" office:value-type="float" office:value="-0.0173529681465377" calcext:value-type="float">
            <text:p>-0.017352968146538</text:p>
          </table:table-cell>
          <table:table-cell table:formula="of:=[.H243]-PerAnnumRiskFreeRate/TradingDaysPerYear" office:value-type="float" office:value="-0.0175116983052678" calcext:value-type="float">
            <text:p>-0.0175116983052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12</text:p>
          </table:table-cell>
          <table:table-cell office:value-type="float" office:value="12.925" calcext:value-type="float">
            <text:p>12.925</text:p>
          </table:table-cell>
          <table:table-cell office:value-type="float" office:value="13.023333" calcext:value-type="float">
            <text:p>13.023333</text:p>
          </table:table-cell>
          <table:table-cell office:value-type="float" office:value="12.916667" calcext:value-type="float">
            <text:p>12.916667</text:p>
          </table:table-cell>
          <table:table-cell office:value-type="float" office:value="12.925" calcext:value-type="float">
            <text:p>12.925</text:p>
          </table:table-cell>
          <table:table-cell office:value-type="float" office:value="8.794515" calcext:value-type="float">
            <text:p>8.794515</text:p>
          </table:table-cell>
          <table:table-cell office:value-type="float" office:value="246600" calcext:value-type="float">
            <text:p>246600</text:p>
          </table:table-cell>
          <table:table-cell table:formula="of:=([.F244]-[.F243])/[.F243]" office:value-type="float" office:value="-0.000386455199896701" calcext:value-type="float">
            <text:p>-0.000386455199897</text:p>
          </table:table-cell>
          <table:table-cell table:formula="of:=[.H244]-PerAnnumRiskFreeRate/TradingDaysPerYear" office:value-type="float" office:value="-0.000545185358626859" calcext:value-type="float">
            <text:p>-0.0005451853586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13</text:p>
          </table:table-cell>
          <table:table-cell office:value-type="float" office:value="12.821667" calcext:value-type="float">
            <text:p>12.821667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12.603333" calcext:value-type="float">
            <text:p>12.603333</text:p>
          </table:table-cell>
          <table:table-cell office:value-type="float" office:value="8.575643" calcext:value-type="float">
            <text:p>8.575643</text:p>
          </table:table-cell>
          <table:table-cell office:value-type="float" office:value="16200" calcext:value-type="float">
            <text:p>16200</text:p>
          </table:table-cell>
          <table:table-cell table:formula="of:=([.F245]-[.F244])/[.F244]" office:value-type="float" office:value="-0.0248873303416961" calcext:value-type="float">
            <text:p>-0.024887330341696</text:p>
          </table:table-cell>
          <table:table-cell table:formula="of:=[.H245]-PerAnnumRiskFreeRate/TradingDaysPerYear" office:value-type="float" office:value="-0.0250460605004262" calcext:value-type="float">
            <text:p>-0.0250460605004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14</text:p>
          </table:table-cell>
          <table:table-cell office:value-type="float" office:value="12.883333" calcext:value-type="float">
            <text:p>12.883333</text:p>
          </table:table-cell>
          <table:table-cell office:value-type="float" office:value="13.038333" calcext:value-type="float">
            <text:p>13.038333</text:p>
          </table:table-cell>
          <table:table-cell office:value-type="float" office:value="12.883333" calcext:value-type="float">
            <text:p>12.883333</text:p>
          </table:table-cell>
          <table:table-cell office:value-type="float" office:value="13.038333" calcext:value-type="float">
            <text:p>13.038333</text:p>
          </table:table-cell>
          <table:table-cell office:value-type="float" office:value="8.87163" calcext:value-type="float">
            <text:p>8.87163</text:p>
          </table:table-cell>
          <table:table-cell office:value-type="float" office:value="12000" calcext:value-type="float">
            <text:p>12000</text:p>
          </table:table-cell>
          <table:table-cell table:formula="of:=([.F246]-[.F245])/[.F245]" office:value-type="float" office:value="0.0345148462919924" calcext:value-type="float">
            <text:p>0.034514846291992</text:p>
          </table:table-cell>
          <table:table-cell table:formula="of:=[.H246]-PerAnnumRiskFreeRate/TradingDaysPerYear" office:value-type="float" office:value="0.0343561161332622" calcext:value-type="float">
            <text:p>0.0343561161332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15</text:p>
          </table:table-cell>
          <table:table-cell office:value-type="float" office:value="12.991667" calcext:value-type="float">
            <text:p>12.991667</text:p>
          </table:table-cell>
          <table:table-cell office:value-type="float" office:value="13.025" calcext:value-type="float">
            <text:p>13.025</text:p>
          </table:table-cell>
          <table:table-cell office:value-type="float" office:value="12.991667" calcext:value-type="float">
            <text:p>12.991667</text:p>
          </table:table-cell>
          <table:table-cell office:value-type="float" office:value="13.025" calcext:value-type="float">
            <text:p>13.025</text:p>
          </table:table-cell>
          <table:table-cell office:value-type="float" office:value="8.862554" calcext:value-type="float">
            <text:p>8.862554</text:p>
          </table:table-cell>
          <table:table-cell office:value-type="float" office:value="1800" calcext:value-type="float">
            <text:p>1800</text:p>
          </table:table-cell>
          <table:table-cell table:formula="of:=([.F247]-[.F246])/[.F246]" office:value-type="float" office:value="-0.00102303635295885" calcext:value-type="float">
            <text:p>-0.001023036352959</text:p>
          </table:table-cell>
          <table:table-cell table:formula="of:=[.H247]-PerAnnumRiskFreeRate/TradingDaysPerYear" office:value-type="float" office:value="-0.00118176651168901" calcext:value-type="float">
            <text:p>-0.0011817665116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18</text:p>
          </table:table-cell>
          <table:table-cell table:number-columns-repeated="2" office:value-type="float" office:value="13.208333" calcext:value-type="float">
            <text:p>13.208333</text:p>
          </table:table-cell>
          <table:table-cell table:number-columns-repeated="2" office:value-type="float" office:value="13.133333" calcext:value-type="float">
            <text:p>13.133333</text:p>
          </table:table-cell>
          <table:table-cell office:value-type="float" office:value="8.93627" calcext:value-type="float">
            <text:p>8.93627</text:p>
          </table:table-cell>
          <table:table-cell office:value-type="float" office:value="140400" calcext:value-type="float">
            <text:p>140400</text:p>
          </table:table-cell>
          <table:table-cell table:formula="of:=([.F248]-[.F247])/[.F247]" office:value-type="float" office:value="0.00831769261998302" calcext:value-type="float">
            <text:p>0.008317692619983</text:p>
          </table:table-cell>
          <table:table-cell table:formula="of:=[.H248]-PerAnnumRiskFreeRate/TradingDaysPerYear" office:value-type="float" office:value="0.00815896246125286" calcext:value-type="float">
            <text:p>0.0081589624612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19</text:p>
          </table:table-cell>
          <table:table-cell office:value-type="float" office:value="13.166667" calcext:value-type="float">
            <text:p>13.166667</text:p>
          </table:table-cell>
          <table:table-cell office:value-type="float" office:value="13.208333" calcext:value-type="float">
            <text:p>13.208333</text:p>
          </table:table-cell>
          <table:table-cell table:number-columns-repeated="2" office:value-type="float" office:value="13.133333" calcext:value-type="float">
            <text:p>13.133333</text:p>
          </table:table-cell>
          <table:table-cell office:value-type="float" office:value="8.93627" calcext:value-type="float">
            <text:p>8.93627</text:p>
          </table:table-cell>
          <table:table-cell office:value-type="float" office:value="3600" calcext:value-type="float">
            <text:p>3600</text:p>
          </table:table-cell>
          <table:table-cell table:formula="of:=([.F249]-[.F248])/[.F248]" office:value-type="float" office:value="0" calcext:value-type="float">
            <text:p>0</text:p>
          </table:table-cell>
          <table:table-cell table:formula="of:=[.H249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20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13.323333" calcext:value-type="float">
            <text:p>13.323333</text:p>
          </table:table-cell>
          <table:table-cell office:value-type="float" office:value="13.113333" calcext:value-type="float">
            <text:p>13.113333</text:p>
          </table:table-cell>
          <table:table-cell office:value-type="float" office:value="13.323333" calcext:value-type="float">
            <text:p>13.323333</text:p>
          </table:table-cell>
          <table:table-cell office:value-type="float" office:value="9.065549" calcext:value-type="float">
            <text:p>9.065549</text:p>
          </table:table-cell>
          <table:table-cell office:value-type="float" office:value="151800" calcext:value-type="float">
            <text:p>151800</text:p>
          </table:table-cell>
          <table:table-cell table:formula="of:=([.F250]-[.F249])/[.F249]" office:value-type="float" office:value="0.0144667741686409" calcext:value-type="float">
            <text:p>0.014466774168641</text:p>
          </table:table-cell>
          <table:table-cell table:formula="of:=[.H250]-PerAnnumRiskFreeRate/TradingDaysPerYear" office:value-type="float" office:value="0.0143080440099107" calcext:value-type="float">
            <text:p>0.0143080440099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21</text:p>
          </table:table-cell>
          <table:table-cell office:value-type="float" office:value="13.416667" calcext:value-type="float">
            <text:p>13.416667</text:p>
          </table:table-cell>
          <table:table-cell office:value-type="float" office:value="13.533333" calcext:value-type="float">
            <text:p>13.533333</text:p>
          </table:table-cell>
          <table:table-cell office:value-type="float" office:value="13.416667" calcext:value-type="float">
            <text:p>13.416667</text:p>
          </table:table-cell>
          <table:table-cell office:value-type="float" office:value="13.533333" calcext:value-type="float">
            <text:p>13.533333</text:p>
          </table:table-cell>
          <table:table-cell office:value-type="float" office:value="9.20844" calcext:value-type="float">
            <text:p>9.20844</text:p>
          </table:table-cell>
          <table:table-cell office:value-type="float" office:value="4200" calcext:value-type="float">
            <text:p>4200</text:p>
          </table:table-cell>
          <table:table-cell table:formula="of:=([.F251]-[.F250])/[.F250]" office:value-type="float" office:value="0.0157619797764039" calcext:value-type="float">
            <text:p>0.015761979776404</text:p>
          </table:table-cell>
          <table:table-cell table:formula="of:=[.H251]-PerAnnumRiskFreeRate/TradingDaysPerYear" office:value-type="float" office:value="0.0156032496176738" calcext:value-type="float">
            <text:p>0.0156032496176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22</text:p>
          </table:table-cell>
          <table:table-cell office:value-type="float" office:value="13.4" calcext:value-type="float">
            <text:p>13.4</text:p>
          </table:table-cell>
          <table:table-cell office:value-type="float" office:value="13.44" calcext:value-type="float">
            <text:p>13.44</text:p>
          </table:table-cell>
          <table:table-cell table:number-columns-repeated="2" office:value-type="float" office:value="13.335" calcext:value-type="float">
            <text:p>13.335</text:p>
          </table:table-cell>
          <table:table-cell office:value-type="float" office:value="9.073485" calcext:value-type="float">
            <text:p>9.073485</text:p>
          </table:table-cell>
          <table:table-cell office:value-type="float" office:value="19800" calcext:value-type="float">
            <text:p>19800</text:p>
          </table:table-cell>
          <table:table-cell table:formula="of:=([.F252]-[.F251])/[.F251]" office:value-type="float" office:value="-0.0146555768403768" calcext:value-type="float">
            <text:p>-0.014655576840377</text:p>
          </table:table-cell>
          <table:table-cell table:formula="of:=[.H252]-PerAnnumRiskFreeRate/TradingDaysPerYear" office:value-type="float" office:value="-0.014814306999107" calcext:value-type="float">
            <text:p>-0.0148143069991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25</text:p>
          </table:table-cell>
          <table:table-cell office:value-type="float" office:value="13.335" calcext:value-type="float">
            <text:p>13.335</text:p>
          </table:table-cell>
          <table:table-cell office:value-type="float" office:value="13.398333" calcext:value-type="float">
            <text:p>13.398333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98333" calcext:value-type="float">
            <text:p>13.398333</text:p>
          </table:table-cell>
          <table:table-cell office:value-type="float" office:value="9.116586" calcext:value-type="float">
            <text:p>9.116586</text:p>
          </table:table-cell>
          <table:table-cell office:value-type="float" office:value="15600" calcext:value-type="float">
            <text:p>15600</text:p>
          </table:table-cell>
          <table:table-cell table:formula="of:=([.F253]-[.F252])/[.F252]" office:value-type="float" office:value="0.00475021449861878" calcext:value-type="float">
            <text:p>0.004750214498619</text:p>
          </table:table-cell>
          <table:table-cell table:formula="of:=[.H253]-PerAnnumRiskFreeRate/TradingDaysPerYear" office:value-type="float" office:value="0.00459148433988863" calcext:value-type="float">
            <text:p>0.0045914843398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26</text:p>
          </table:table-cell>
          <table:table-cell table:number-columns-repeated="2" office:value-type="float" office:value="13.2" calcext:value-type="float">
            <text:p>13.2</text:p>
          </table:table-cell>
          <table:table-cell table:number-columns-repeated="2" office:value-type="float" office:value="13.058333" calcext:value-type="float">
            <text:p>13.058333</text:p>
          </table:table-cell>
          <table:table-cell office:value-type="float" office:value="8.885242" calcext:value-type="float">
            <text:p>8.885242</text:p>
          </table:table-cell>
          <table:table-cell office:value-type="float" office:value="142200" calcext:value-type="float">
            <text:p>142200</text:p>
          </table:table-cell>
          <table:table-cell table:formula="of:=([.F254]-[.F253])/[.F253]" office:value-type="float" office:value="-0.0253761660340834" calcext:value-type="float">
            <text:p>-0.025376166034083</text:p>
          </table:table-cell>
          <table:table-cell table:formula="of:=[.H254]-PerAnnumRiskFreeRate/TradingDaysPerYear" office:value-type="float" office:value="-0.0255348961928135" calcext:value-type="float">
            <text:p>-0.0255348961928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27</text:p>
          </table:table-cell>
          <table:table-cell office:value-type="float" office:value="13.458333" calcext:value-type="float">
            <text:p>13.458333</text:p>
          </table:table-cell>
          <table:table-cell office:value-type="float" office:value="13.473333" calcext:value-type="float">
            <text:p>13.473333</text:p>
          </table:table-cell>
          <table:table-cell office:value-type="float" office:value="13.458333" calcext:value-type="float">
            <text:p>13.458333</text:p>
          </table:table-cell>
          <table:table-cell office:value-type="float" office:value="13.473333" calcext:value-type="float">
            <text:p>13.473333</text:p>
          </table:table-cell>
          <table:table-cell office:value-type="float" office:value="9.167618" calcext:value-type="float">
            <text:p>9.167618</text:p>
          </table:table-cell>
          <table:table-cell office:value-type="float" office:value="131400" calcext:value-type="float">
            <text:p>131400</text:p>
          </table:table-cell>
          <table:table-cell table:formula="of:=([.F255]-[.F254])/[.F254]" office:value-type="float" office:value="0.0317803386784512" calcext:value-type="float">
            <text:p>0.031780338678451</text:p>
          </table:table-cell>
          <table:table-cell table:formula="of:=[.H255]-PerAnnumRiskFreeRate/TradingDaysPerYear" office:value-type="float" office:value="0.0316216085197211" calcext:value-type="float">
            <text:p>0.0316216085197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1-29</text:p>
          </table:table-cell>
          <table:table-cell table:number-columns-repeated="2" office:value-type="float" office:value="13.558333" calcext:value-type="float">
            <text:p>13.558333</text:p>
          </table:table-cell>
          <table:table-cell table:number-columns-repeated="2" office:value-type="float" office:value="13.526667" calcext:value-type="float">
            <text:p>13.526667</text:p>
          </table:table-cell>
          <table:table-cell office:value-type="float" office:value="9.203905" calcext:value-type="float">
            <text:p>9.203905</text:p>
          </table:table-cell>
          <table:table-cell office:value-type="float" office:value="123600" calcext:value-type="float">
            <text:p>123600</text:p>
          </table:table-cell>
          <table:table-cell table:formula="of:=([.F256]-[.F255])/[.F255]" office:value-type="float" office:value="0.00395817103199561" calcext:value-type="float">
            <text:p>0.003958171031996</text:p>
          </table:table-cell>
          <table:table-cell table:formula="of:=[.H256]-PerAnnumRiskFreeRate/TradingDaysPerYear" office:value-type="float" office:value="0.00379944087326545" calcext:value-type="float">
            <text:p>0.0037994408732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02</text:p>
          </table:table-cell>
          <table:table-cell office:value-type="float" office:value="13.583333" calcext:value-type="float">
            <text:p>13.583333</text:p>
          </table:table-cell>
          <table:table-cell office:value-type="float" office:value="13.608333" calcext:value-type="float">
            <text:p>13.608333</text:p>
          </table:table-cell>
          <table:table-cell office:value-type="float" office:value="13.466667" calcext:value-type="float">
            <text:p>13.466667</text:p>
          </table:table-cell>
          <table:table-cell office:value-type="float" office:value="13.608333" calcext:value-type="float">
            <text:p>13.608333</text:p>
          </table:table-cell>
          <table:table-cell office:value-type="float" office:value="9.259477" calcext:value-type="float">
            <text:p>9.259477</text:p>
          </table:table-cell>
          <table:table-cell office:value-type="float" office:value="116400" calcext:value-type="float">
            <text:p>116400</text:p>
          </table:table-cell>
          <table:table-cell table:formula="of:=([.F257]-[.F256])/[.F256]" office:value-type="float" office:value="0.00603787196847422" calcext:value-type="float">
            <text:p>0.006037871968474</text:p>
          </table:table-cell>
          <table:table-cell table:formula="of:=[.H257]-PerAnnumRiskFreeRate/TradingDaysPerYear" office:value-type="float" office:value="0.00587914180974406" calcext:value-type="float">
            <text:p>0.0058791418097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03</text:p>
          </table:table-cell>
          <table:table-cell table:number-columns-repeated="2" office:value-type="float" office:value="13.671667" calcext:value-type="float">
            <text:p>13.671667</text:p>
          </table:table-cell>
          <table:table-cell office:value-type="float" office:value="13.593333" calcext:value-type="float">
            <text:p>13.593333</text:p>
          </table:table-cell>
          <table:table-cell office:value-type="float" office:value="13.6" calcext:value-type="float">
            <text:p>13.6</text:p>
          </table:table-cell>
          <table:table-cell office:value-type="float" office:value="9.253804" calcext:value-type="float">
            <text:p>9.253804</text:p>
          </table:table-cell>
          <table:table-cell office:value-type="float" office:value="81600" calcext:value-type="float">
            <text:p>81600</text:p>
          </table:table-cell>
          <table:table-cell table:formula="of:=([.F258]-[.F257])/[.F257]" office:value-type="float" office:value="-0.000612669592461844" calcext:value-type="float">
            <text:p>-0.000612669592462</text:p>
          </table:table-cell>
          <table:table-cell table:formula="of:=[.H258]-PerAnnumRiskFreeRate/TradingDaysPerYear" office:value-type="float" office:value="-0.000771399751192003" calcext:value-type="float">
            <text:p>-0.0007713997511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04</text:p>
          </table:table-cell>
          <table:table-cell table:number-columns-repeated="4" office:value-type="float" office:value="13.48" calcext:value-type="float">
            <text:p>13.48</text:p>
          </table:table-cell>
          <table:table-cell office:value-type="float" office:value="9.172152" calcext:value-type="float">
            <text:p>9.172152</text:p>
          </table:table-cell>
          <table:table-cell office:value-type="float" office:value="3600" calcext:value-type="float">
            <text:p>3600</text:p>
          </table:table-cell>
          <table:table-cell table:formula="of:=([.F259]-[.F258])/[.F258]" office:value-type="float" office:value="-0.00882361459136157" calcext:value-type="float">
            <text:p>-0.008823614591362</text:p>
          </table:table-cell>
          <table:table-cell table:formula="of:=[.H259]-PerAnnumRiskFreeRate/TradingDaysPerYear" office:value-type="float" office:value="-0.00898234475009173" calcext:value-type="float">
            <text:p>-0.0089823447500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05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13.563333" calcext:value-type="float">
            <text:p>13.563333</text:p>
          </table:table-cell>
          <table:table-cell office:value-type="float" office:value="13.566667" calcext:value-type="float">
            <text:p>13.566667</text:p>
          </table:table-cell>
          <table:table-cell office:value-type="float" office:value="9.231121" calcext:value-type="float">
            <text:p>9.231121</text:p>
          </table:table-cell>
          <table:table-cell office:value-type="float" office:value="4800" calcext:value-type="float">
            <text:p>4800</text:p>
          </table:table-cell>
          <table:table-cell table:formula="of:=([.F260]-[.F259])/[.F259]" office:value-type="float" office:value="0.00642913462402274" calcext:value-type="float">
            <text:p>0.006429134624023</text:p>
          </table:table-cell>
          <table:table-cell table:formula="of:=[.H260]-PerAnnumRiskFreeRate/TradingDaysPerYear" office:value-type="float" office:value="0.00627040446529258" calcext:value-type="float">
            <text:p>0.0062704044652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06</text:p>
          </table:table-cell>
          <table:table-cell office:value-type="float" office:value="13.583333" calcext:value-type="float">
            <text:p>13.583333</text:p>
          </table:table-cell>
          <table:table-cell office:value-type="float" office:value="13.656667" calcext:value-type="float">
            <text:p>13.656667</text:p>
          </table:table-cell>
          <table:table-cell office:value-type="float" office:value="13.558333" calcext:value-type="float">
            <text:p>13.558333</text:p>
          </table:table-cell>
          <table:table-cell office:value-type="float" office:value="13.656667" calcext:value-type="float">
            <text:p>13.656667</text:p>
          </table:table-cell>
          <table:table-cell office:value-type="float" office:value="9.292359" calcext:value-type="float">
            <text:p>9.292359</text:p>
          </table:table-cell>
          <table:table-cell office:value-type="float" office:value="14400" calcext:value-type="float">
            <text:p>14400</text:p>
          </table:table-cell>
          <table:table-cell table:formula="of:=([.F261]-[.F260])/[.F260]" office:value-type="float" office:value="0.0066338638611713" calcext:value-type="float">
            <text:p>0.006633863861171</text:p>
          </table:table-cell>
          <table:table-cell table:formula="of:=[.H261]-PerAnnumRiskFreeRate/TradingDaysPerYear" office:value-type="float" office:value="0.00647513370244114" calcext:value-type="float">
            <text:p>0.0064751337024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09</text:p>
          </table:table-cell>
          <table:table-cell office:value-type="float" office:value="13.633333" calcext:value-type="float">
            <text:p>13.633333</text:p>
          </table:table-cell>
          <table:table-cell office:value-type="float" office:value="13.716667" calcext:value-type="float">
            <text:p>13.716667</text:p>
          </table:table-cell>
          <table:table-cell table:number-columns-repeated="2" office:value-type="float" office:value="13.41" calcext:value-type="float">
            <text:p>13.41</text:p>
          </table:table-cell>
          <table:table-cell office:value-type="float" office:value="9.124522" calcext:value-type="float">
            <text:p>9.124522</text:p>
          </table:table-cell>
          <table:table-cell office:value-type="float" office:value="22200" calcext:value-type="float">
            <text:p>22200</text:p>
          </table:table-cell>
          <table:table-cell table:formula="of:=([.F262]-[.F261])/[.F261]" office:value-type="float" office:value="-0.018061829079139" calcext:value-type="float">
            <text:p>-0.018061829079139</text:p>
          </table:table-cell>
          <table:table-cell table:formula="of:=[.H262]-PerAnnumRiskFreeRate/TradingDaysPerYear" office:value-type="float" office:value="-0.0182205592378691" calcext:value-type="float">
            <text:p>-0.0182205592378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10</text:p>
          </table:table-cell>
          <table:table-cell office:value-type="float" office:value="13.416667" calcext:value-type="float">
            <text:p>13.416667</text:p>
          </table:table-cell>
          <table:table-cell office:value-type="float" office:value="13.583333" calcext:value-type="float">
            <text:p>13.583333</text:p>
          </table:table-cell>
          <table:table-cell office:value-type="float" office:value="13.416667" calcext:value-type="float">
            <text:p>13.416667</text:p>
          </table:table-cell>
          <table:table-cell office:value-type="float" office:value="13.583333" calcext:value-type="float">
            <text:p>13.583333</text:p>
          </table:table-cell>
          <table:table-cell office:value-type="float" office:value="9.242462" calcext:value-type="float">
            <text:p>9.242462</text:p>
          </table:table-cell>
          <table:table-cell office:value-type="float" office:value="23400" calcext:value-type="float">
            <text:p>23400</text:p>
          </table:table-cell>
          <table:table-cell table:formula="of:=([.F263]-[.F262])/[.F262]" office:value-type="float" office:value="0.0129256085962639" calcext:value-type="float">
            <text:p>0.012925608596264</text:p>
          </table:table-cell>
          <table:table-cell table:formula="of:=[.H263]-PerAnnumRiskFreeRate/TradingDaysPerYear" office:value-type="float" office:value="0.0127668784375337" calcext:value-type="float">
            <text:p>0.0127668784375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11</text:p>
          </table:table-cell>
          <table:table-cell table:number-columns-repeated="2" office:value-type="float" office:value="13.58" calcext:value-type="float">
            <text:p>13.58</text:p>
          </table:table-cell>
          <table:table-cell table:number-columns-repeated="2" office:value-type="float" office:value="13.516667" calcext:value-type="float">
            <text:p>13.516667</text:p>
          </table:table-cell>
          <table:table-cell office:value-type="float" office:value="9.1971" calcext:value-type="float">
            <text:p>9.1971</text:p>
          </table:table-cell>
          <table:table-cell office:value-type="float" office:value="9600" calcext:value-type="float">
            <text:p>9600</text:p>
          </table:table-cell>
          <table:table-cell table:formula="of:=([.F264]-[.F263])/[.F263]" office:value-type="float" office:value="-0.0049079996217457" calcext:value-type="float">
            <text:p>-0.004907999621746</text:p>
          </table:table-cell>
          <table:table-cell table:formula="of:=[.H264]-PerAnnumRiskFreeRate/TradingDaysPerYear" office:value-type="float" office:value="-0.00506672978047586" calcext:value-type="float">
            <text:p>-0.0050667297804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12</text:p>
          </table:table-cell>
          <table:table-cell office:value-type="float" office:value="13.558333" calcext:value-type="float">
            <text:p>13.558333</text:p>
          </table:table-cell>
          <table:table-cell office:value-type="float" office:value="13.723333" calcext:value-type="float">
            <text:p>13.723333</text:p>
          </table:table-cell>
          <table:table-cell office:value-type="float" office:value="13.558333" calcext:value-type="float">
            <text:p>13.558333</text:p>
          </table:table-cell>
          <table:table-cell office:value-type="float" office:value="13.723333" calcext:value-type="float">
            <text:p>13.723333</text:p>
          </table:table-cell>
          <table:table-cell office:value-type="float" office:value="9.337723" calcext:value-type="float">
            <text:p>9.337723</text:p>
          </table:table-cell>
          <table:table-cell office:value-type="float" office:value="27600" calcext:value-type="float">
            <text:p>27600</text:p>
          </table:table-cell>
          <table:table-cell table:formula="of:=([.F265]-[.F264])/[.F264]" office:value-type="float" office:value="0.0152899283469789" calcext:value-type="float">
            <text:p>0.015289928346979</text:p>
          </table:table-cell>
          <table:table-cell table:formula="of:=[.H265]-PerAnnumRiskFreeRate/TradingDaysPerYear" office:value-type="float" office:value="0.0151311981882488" calcext:value-type="float">
            <text:p>0.0151311981882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13</text:p>
          </table:table-cell>
          <table:table-cell office:value-type="float" office:value="13.708333" calcext:value-type="float">
            <text:p>13.708333</text:p>
          </table:table-cell>
          <table:table-cell office:value-type="float" office:value="13.723333" calcext:value-type="float">
            <text:p>13.723333</text:p>
          </table:table-cell>
          <table:table-cell office:value-type="float" office:value="13.601667" calcext:value-type="float">
            <text:p>13.601667</text:p>
          </table:table-cell>
          <table:table-cell office:value-type="float" office:value="13.675" calcext:value-type="float">
            <text:p>13.675</text:p>
          </table:table-cell>
          <table:table-cell office:value-type="float" office:value="9.304833" calcext:value-type="float">
            <text:p>9.304833</text:p>
          </table:table-cell>
          <table:table-cell office:value-type="float" office:value="16200" calcext:value-type="float">
            <text:p>16200</text:p>
          </table:table-cell>
          <table:table-cell table:formula="of:=([.F266]-[.F265])/[.F265]" office:value-type="float" office:value="-0.00352227197144315" calcext:value-type="float">
            <text:p>-0.003522271971443</text:p>
          </table:table-cell>
          <table:table-cell table:formula="of:=[.H266]-PerAnnumRiskFreeRate/TradingDaysPerYear" office:value-type="float" office:value="-0.00368100213017331" calcext:value-type="float">
            <text:p>-0.0036810021301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16</text:p>
          </table:table-cell>
          <table:table-cell office:value-type="float" office:value="13.75" calcext:value-type="float">
            <text:p>13.75</text:p>
          </table:table-cell>
          <table:table-cell office:value-type="float" office:value="13.925" calcext:value-type="float">
            <text:p>13.925</text:p>
          </table:table-cell>
          <table:table-cell office:value-type="float" office:value="13.75" calcext:value-type="float">
            <text:p>13.75</text:p>
          </table:table-cell>
          <table:table-cell office:value-type="float" office:value="13.925" calcext:value-type="float">
            <text:p>13.925</text:p>
          </table:table-cell>
          <table:table-cell office:value-type="float" office:value="9.510874" calcext:value-type="float">
            <text:p>9.510874</text:p>
          </table:table-cell>
          <table:table-cell office:value-type="float" office:value="366600" calcext:value-type="float">
            <text:p>366600</text:p>
          </table:table-cell>
          <table:table-cell table:formula="of:=([.F267]-[.F266])/[.F266]" office:value-type="float" office:value="0.0221434387914323" calcext:value-type="float">
            <text:p>0.022143438791432</text:p>
          </table:table-cell>
          <table:table-cell table:formula="of:=[.H267]-PerAnnumRiskFreeRate/TradingDaysPerYear" office:value-type="float" office:value="0.0219847086327021" calcext:value-type="float">
            <text:p>0.0219847086327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.81" calcext:value-type="float">
            <text:p>13.81</text:p>
          </table:table-cell>
          <table:table-cell office:value-type="float" office:value="13.833333" calcext:value-type="float">
            <text:p>13.833333</text:p>
          </table:table-cell>
          <table:table-cell office:value-type="float" office:value="9.448266" calcext:value-type="float">
            <text:p>9.448266</text:p>
          </table:table-cell>
          <table:table-cell office:value-type="float" office:value="103200" calcext:value-type="float">
            <text:p>103200</text:p>
          </table:table-cell>
          <table:table-cell table:formula="of:=([.F268]-[.F267])/[.F267]" office:value-type="float" office:value="-0.0065827809305432" calcext:value-type="float">
            <text:p>-0.006582780930543</text:p>
          </table:table-cell>
          <table:table-cell table:formula="of:=[.H268]-PerAnnumRiskFreeRate/TradingDaysPerYear" office:value-type="float" office:value="-0.00674151108927336" calcext:value-type="float">
            <text:p>-0.0067415110892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18</text:p>
          </table:table-cell>
          <table:table-cell office:value-type="float" office:value="13.708333" calcext:value-type="float">
            <text:p>13.708333</text:p>
          </table:table-cell>
          <table:table-cell office:value-type="float" office:value="13.73" calcext:value-type="float">
            <text:p>13.73</text:p>
          </table:table-cell>
          <table:table-cell office:value-type="float" office:value="13.583333" calcext:value-type="float">
            <text:p>13.583333</text:p>
          </table:table-cell>
          <table:table-cell office:value-type="float" office:value="13.616667" calcext:value-type="float">
            <text:p>13.616667</text:p>
          </table:table-cell>
          <table:table-cell office:value-type="float" office:value="9.300282" calcext:value-type="float">
            <text:p>9.300282</text:p>
          </table:table-cell>
          <table:table-cell office:value-type="float" office:value="60600" calcext:value-type="float">
            <text:p>60600</text:p>
          </table:table-cell>
          <table:table-cell table:formula="of:=([.F269]-[.F268])/[.F268]" office:value-type="float" office:value="-0.0156625564944934" calcext:value-type="float">
            <text:p>-0.015662556494493</text:p>
          </table:table-cell>
          <table:table-cell table:formula="of:=[.H269]-PerAnnumRiskFreeRate/TradingDaysPerYear" office:value-type="float" office:value="-0.0158212866532235" calcext:value-type="float">
            <text:p>-0.0158212866532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19</text:p>
          </table:table-cell>
          <table:table-cell office:value-type="float" office:value="13.616667" calcext:value-type="float">
            <text:p>13.616667</text:p>
          </table:table-cell>
          <table:table-cell office:value-type="float" office:value="13.666667" calcext:value-type="float">
            <text:p>13.666667</text:p>
          </table:table-cell>
          <table:table-cell table:number-columns-repeated="2" office:value-type="float" office:value="13.503333" calcext:value-type="float">
            <text:p>13.503333</text:p>
          </table:table-cell>
          <table:table-cell office:value-type="float" office:value="9.222874" calcext:value-type="float">
            <text:p>9.222874</text:p>
          </table:table-cell>
          <table:table-cell office:value-type="float" office:value="11400" calcext:value-type="float">
            <text:p>11400</text:p>
          </table:table-cell>
          <table:table-cell table:formula="of:=([.F270]-[.F269])/[.F269]" office:value-type="float" office:value="-0.00832318847966117" calcext:value-type="float">
            <text:p>-0.008323188479661</text:p>
          </table:table-cell>
          <table:table-cell table:formula="of:=[.H270]-PerAnnumRiskFreeRate/TradingDaysPerYear" office:value-type="float" office:value="-0.00848191863839133" calcext:value-type="float">
            <text:p>-0.0084819186383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20</text:p>
          </table:table-cell>
          <table:table-cell office:value-type="float" office:value="13.541667" calcext:value-type="float">
            <text:p>13.541667</text:p>
          </table:table-cell>
          <table:table-cell office:value-type="float" office:value="13.741667" calcext:value-type="float">
            <text:p>13.741667</text:p>
          </table:table-cell>
          <table:table-cell office:value-type="float" office:value="13.541667" calcext:value-type="float">
            <text:p>13.541667</text:p>
          </table:table-cell>
          <table:table-cell office:value-type="float" office:value="13.741667" calcext:value-type="float">
            <text:p>13.741667</text:p>
          </table:table-cell>
          <table:table-cell office:value-type="float" office:value="9.385659" calcext:value-type="float">
            <text:p>9.385659</text:p>
          </table:table-cell>
          <table:table-cell office:value-type="float" office:value="18600" calcext:value-type="float">
            <text:p>18600</text:p>
          </table:table-cell>
          <table:table-cell table:formula="of:=([.F271]-[.F270])/[.F270]" office:value-type="float" office:value="0.0176501381239732" calcext:value-type="float">
            <text:p>0.017650138123973</text:p>
          </table:table-cell>
          <table:table-cell table:formula="of:=[.H271]-PerAnnumRiskFreeRate/TradingDaysPerYear" office:value-type="float" office:value="0.0174914079652431" calcext:value-type="float">
            <text:p>0.0174914079652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23</text:p>
          </table:table-cell>
          <table:table-cell office:value-type="float" office:value="13.791667" calcext:value-type="float">
            <text:p>13.791667</text:p>
          </table:table-cell>
          <table:table-cell office:value-type="float" office:value="13.848333" calcext:value-type="float">
            <text:p>13.848333</text:p>
          </table:table-cell>
          <table:table-cell office:value-type="float" office:value="13.731667" calcext:value-type="float">
            <text:p>13.731667</text:p>
          </table:table-cell>
          <table:table-cell office:value-type="float" office:value="13.801667" calcext:value-type="float">
            <text:p>13.801667</text:p>
          </table:table-cell>
          <table:table-cell office:value-type="float" office:value="9.426637" calcext:value-type="float">
            <text:p>9.426637</text:p>
          </table:table-cell>
          <table:table-cell office:value-type="float" office:value="55800" calcext:value-type="float">
            <text:p>55800</text:p>
          </table:table-cell>
          <table:table-cell table:formula="of:=([.F272]-[.F271])/[.F271]" office:value-type="float" office:value="0.00436602267352767" calcext:value-type="float">
            <text:p>0.004366022673528</text:p>
          </table:table-cell>
          <table:table-cell table:formula="of:=[.H272]-PerAnnumRiskFreeRate/TradingDaysPerYear" office:value-type="float" office:value="0.00420729251479751" calcext:value-type="float">
            <text:p>0.0042072925147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24</text:p>
          </table:table-cell>
          <table:table-cell table:number-columns-repeated="2" office:value-type="float" office:value="13.825" calcext:value-type="float">
            <text:p>13.825</text:p>
          </table:table-cell>
          <table:table-cell office:value-type="float" office:value="13.711667" calcext:value-type="float">
            <text:p>13.711667</text:p>
          </table:table-cell>
          <table:table-cell office:value-type="float" office:value="13.733333" calcext:value-type="float">
            <text:p>13.733333</text:p>
          </table:table-cell>
          <table:table-cell office:value-type="float" office:value="9.379969" calcext:value-type="float">
            <text:p>9.379969</text:p>
          </table:table-cell>
          <table:table-cell office:value-type="float" office:value="9600" calcext:value-type="float">
            <text:p>9600</text:p>
          </table:table-cell>
          <table:table-cell table:formula="of:=([.F273]-[.F272])/[.F272]" office:value-type="float" office:value="-0.00495065207241993" calcext:value-type="float">
            <text:p>-0.00495065207242</text:p>
          </table:table-cell>
          <table:table-cell table:formula="of:=[.H273]-PerAnnumRiskFreeRate/TradingDaysPerYear" office:value-type="float" office:value="-0.00510938223115009" calcext:value-type="float">
            <text:p>-0.005109382231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26</text:p>
          </table:table-cell>
          <table:table-cell office:value-type="float" office:value="13.693333" calcext:value-type="float">
            <text:p>13.693333</text:p>
          </table:table-cell>
          <table:table-cell office:value-type="float" office:value="13.785" calcext:value-type="float">
            <text:p>13.785</text:p>
          </table:table-cell>
          <table:table-cell table:number-columns-repeated="2" office:value-type="float" office:value="13.656667" calcext:value-type="float">
            <text:p>13.656667</text:p>
          </table:table-cell>
          <table:table-cell office:value-type="float" office:value="9.327603" calcext:value-type="float">
            <text:p>9.327603</text:p>
          </table:table-cell>
          <table:table-cell office:value-type="float" office:value="17400" calcext:value-type="float">
            <text:p>17400</text:p>
          </table:table-cell>
          <table:table-cell table:formula="of:=([.F274]-[.F273])/[.F273]" office:value-type="float" office:value="-0.0055827476615327" calcext:value-type="float">
            <text:p>-0.005582747661533</text:p>
          </table:table-cell>
          <table:table-cell table:formula="of:=[.H274]-PerAnnumRiskFreeRate/TradingDaysPerYear" office:value-type="float" office:value="-0.00574147782026286" calcext:value-type="float">
            <text:p>-0.0057414778202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27</text:p>
          </table:table-cell>
          <table:table-cell table:number-columns-repeated="2" office:value-type="float" office:value="13.646667" calcext:value-type="float">
            <text:p>13.646667</text:p>
          </table:table-cell>
          <table:table-cell office:value-type="float" office:value="13.451667" calcext:value-type="float">
            <text:p>13.451667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9.226284" calcext:value-type="float">
            <text:p>9.226284</text:p>
          </table:table-cell>
          <table:table-cell office:value-type="float" office:value="61200" calcext:value-type="float">
            <text:p>61200</text:p>
          </table:table-cell>
          <table:table-cell table:formula="of:=([.F275]-[.F274])/[.F274]" office:value-type="float" office:value="-0.0108622761925009" calcext:value-type="float">
            <text:p>-0.010862276192501</text:p>
          </table:table-cell>
          <table:table-cell table:formula="of:=[.H275]-PerAnnumRiskFreeRate/TradingDaysPerYear" office:value-type="float" office:value="-0.0110210063512311" calcext:value-type="float">
            <text:p>-0.0110210063512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30</text:p>
          </table:table-cell>
          <table:table-cell table:number-columns-repeated="2" office:value-type="float" office:value="13.508333" calcext:value-type="float">
            <text:p>13.508333</text:p>
          </table:table-cell>
          <table:table-cell office:value-type="float" office:value="13.486667" calcext:value-type="float">
            <text:p>13.486667</text:p>
          </table:table-cell>
          <table:table-cell office:value-type="float" office:value="13.491667" calcext:value-type="float">
            <text:p>13.491667</text:p>
          </table:table-cell>
          <table:table-cell office:value-type="float" office:value="9.214905" calcext:value-type="float">
            <text:p>9.214905</text:p>
          </table:table-cell>
          <table:table-cell office:value-type="float" office:value="8400" calcext:value-type="float">
            <text:p>8400</text:p>
          </table:table-cell>
          <table:table-cell table:formula="of:=([.F276]-[.F275])/[.F275]" office:value-type="float" office:value="-0.00123332427226387" calcext:value-type="float">
            <text:p>-0.001233324272264</text:p>
          </table:table-cell>
          <table:table-cell table:formula="of:=[.H276]-PerAnnumRiskFreeRate/TradingDaysPerYear" office:value-type="float" office:value="-0.00139205443099403" calcext:value-type="float">
            <text:p>-0.0013920544309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2-12-31</text:p>
          </table:table-cell>
          <table:table-cell office:value-type="float" office:value="13.528333" calcext:value-type="float">
            <text:p>13.528333</text:p>
          </table:table-cell>
          <table:table-cell office:value-type="float" office:value="13.565" calcext:value-type="float">
            <text:p>13.565</text:p>
          </table:table-cell>
          <table:table-cell office:value-type="float" office:value="13.36" calcext:value-type="float">
            <text:p>13.36</text:p>
          </table:table-cell>
          <table:table-cell office:value-type="float" office:value="13.565" calcext:value-type="float">
            <text:p>13.565</text:p>
          </table:table-cell>
          <table:table-cell office:value-type="float" office:value="9.264994" calcext:value-type="float">
            <text:p>9.264994</text:p>
          </table:table-cell>
          <table:table-cell office:value-type="float" office:value="17400" calcext:value-type="float">
            <text:p>17400</text:p>
          </table:table-cell>
          <table:table-cell table:formula="of:=([.F277]-[.F276])/[.F276]" office:value-type="float" office:value="0.00543565017761983" calcext:value-type="float">
            <text:p>0.00543565017762</text:p>
          </table:table-cell>
          <table:table-cell table:formula="of:=[.H277]-PerAnnumRiskFreeRate/TradingDaysPerYear" office:value-type="float" office:value="0.00527692001888967" calcext:value-type="float">
            <text:p>0.005276920018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02</text:p>
          </table:table-cell>
          <table:table-cell office:value-type="float" office:value="13.631667" calcext:value-type="float">
            <text:p>13.631667</text:p>
          </table:table-cell>
          <table:table-cell office:value-type="float" office:value="13.841667" calcext:value-type="float">
            <text:p>13.841667</text:p>
          </table:table-cell>
          <table:table-cell office:value-type="float" office:value="13.601667" calcext:value-type="float">
            <text:p>13.601667</text:p>
          </table:table-cell>
          <table:table-cell office:value-type="float" office:value="13.841667" calcext:value-type="float">
            <text:p>13.841667</text:p>
          </table:table-cell>
          <table:table-cell office:value-type="float" office:value="9.45396" calcext:value-type="float">
            <text:p>9.45396</text:p>
          </table:table-cell>
          <table:table-cell office:value-type="float" office:value="12600" calcext:value-type="float">
            <text:p>12600</text:p>
          </table:table-cell>
          <table:table-cell table:formula="of:=([.F278]-[.F277])/[.F277]" office:value-type="float" office:value="0.0203956958849623" calcext:value-type="float">
            <text:p>0.020395695884962</text:p>
          </table:table-cell>
          <table:table-cell table:formula="of:=[.H278]-PerAnnumRiskFreeRate/TradingDaysPerYear" office:value-type="float" office:value="0.0202369657262322" calcext:value-type="float">
            <text:p>0.0202369657262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03</text:p>
          </table:table-cell>
          <table:table-cell table:number-columns-repeated="2" office:value-type="float" office:value="13.866667" calcext:value-type="float">
            <text:p>13.866667</text:p>
          </table:table-cell>
          <table:table-cell office:value-type="float" office:value="13.811667" calcext:value-type="float">
            <text:p>13.811667</text:p>
          </table:table-cell>
          <table:table-cell office:value-type="float" office:value="13.833333" calcext:value-type="float">
            <text:p>13.833333</text:p>
          </table:table-cell>
          <table:table-cell office:value-type="float" office:value="9.448266" calcext:value-type="float">
            <text:p>9.448266</text:p>
          </table:table-cell>
          <table:table-cell office:value-type="float" office:value="9600" calcext:value-type="float">
            <text:p>9600</text:p>
          </table:table-cell>
          <table:table-cell table:formula="of:=([.F279]-[.F278])/[.F278]" office:value-type="float" office:value="-0.000602287295482537" calcext:value-type="float">
            <text:p>-0.000602287295483</text:p>
          </table:table-cell>
          <table:table-cell table:formula="of:=[.H279]-PerAnnumRiskFreeRate/TradingDaysPerYear" office:value-type="float" office:value="-0.000761017454212696" calcext:value-type="float">
            <text:p>-0.0007610174542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06</text:p>
          </table:table-cell>
          <table:table-cell office:value-type="float" office:value="13.908333" calcext:value-type="float">
            <text:p>13.908333</text:p>
          </table:table-cell>
          <table:table-cell office:value-type="float" office:value="14.058333" calcext:value-type="float">
            <text:p>14.058333</text:p>
          </table:table-cell>
          <table:table-cell office:value-type="float" office:value="13.908333" calcext:value-type="float">
            <text:p>13.908333</text:p>
          </table:table-cell>
          <table:table-cell office:value-type="float" office:value="14.031667" calcext:value-type="float">
            <text:p>14.031667</text:p>
          </table:table-cell>
          <table:table-cell office:value-type="float" office:value="9.583733" calcext:value-type="float">
            <text:p>9.583733</text:p>
          </table:table-cell>
          <table:table-cell office:value-type="float" office:value="15600" calcext:value-type="float">
            <text:p>15600</text:p>
          </table:table-cell>
          <table:table-cell table:formula="of:=([.F280]-[.F279])/[.F279]" office:value-type="float" office:value="0.0143377631408769" calcext:value-type="float">
            <text:p>0.014337763140877</text:p>
          </table:table-cell>
          <table:table-cell table:formula="of:=[.H280]-PerAnnumRiskFreeRate/TradingDaysPerYear" office:value-type="float" office:value="0.0141790329821467" calcext:value-type="float">
            <text:p>0.0141790329821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07</text:p>
          </table:table-cell>
          <table:table-cell table:number-columns-repeated="2" office:value-type="float" office:value="13.891667" calcext:value-type="float">
            <text:p>13.891667</text:p>
          </table:table-cell>
          <table:table-cell office:value-type="float" office:value="13.595" calcext:value-type="float">
            <text:p>13.595</text:p>
          </table:table-cell>
          <table:table-cell office:value-type="float" office:value="13.616667" calcext:value-type="float">
            <text:p>13.616667</text:p>
          </table:table-cell>
          <table:table-cell office:value-type="float" office:value="9.300282" calcext:value-type="float">
            <text:p>9.300282</text:p>
          </table:table-cell>
          <table:table-cell office:value-type="float" office:value="46200" calcext:value-type="float">
            <text:p>46200</text:p>
          </table:table-cell>
          <table:table-cell table:formula="of:=([.F281]-[.F280])/[.F280]" office:value-type="float" office:value="-0.0295762621934481" calcext:value-type="float">
            <text:p>-0.029576262193448</text:p>
          </table:table-cell>
          <table:table-cell table:formula="of:=[.H281]-PerAnnumRiskFreeRate/TradingDaysPerYear" office:value-type="float" office:value="-0.0297349923521783" calcext:value-type="float">
            <text:p>-0.0297349923521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08</text:p>
          </table:table-cell>
          <table:table-cell office:value-type="float" office:value="13.5" calcext:value-type="float">
            <text:p>13.5</text:p>
          </table:table-cell>
          <table:table-cell office:value-type="float" office:value="13.551667" calcext:value-type="float">
            <text:p>13.551667</text:p>
          </table:table-cell>
          <table:table-cell table:number-columns-repeated="2" office:value-type="float" office:value="13.411667" calcext:value-type="float">
            <text:p>13.411667</text:p>
          </table:table-cell>
          <table:table-cell office:value-type="float" office:value="9.160265" calcext:value-type="float">
            <text:p>9.160265</text:p>
          </table:table-cell>
          <table:table-cell office:value-type="float" office:value="15600" calcext:value-type="float">
            <text:p>15600</text:p>
          </table:table-cell>
          <table:table-cell table:formula="of:=([.F282]-[.F281])/[.F281]" office:value-type="float" office:value="-0.0150551348873076" calcext:value-type="float">
            <text:p>-0.015055134887308</text:p>
          </table:table-cell>
          <table:table-cell table:formula="of:=[.H282]-PerAnnumRiskFreeRate/TradingDaysPerYear" office:value-type="float" office:value="-0.0152138650460377" calcext:value-type="float">
            <text:p>-0.0152138650460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09</text:p>
          </table:table-cell>
          <table:table-cell office:value-type="float" office:value="13.441667" calcext:value-type="float">
            <text:p>13.441667</text:p>
          </table:table-cell>
          <table:table-cell office:value-type="float" office:value="13.603333" calcext:value-type="float">
            <text:p>13.603333</text:p>
          </table:table-cell>
          <table:table-cell office:value-type="float" office:value="13.441667" calcext:value-type="float">
            <text:p>13.441667</text:p>
          </table:table-cell>
          <table:table-cell office:value-type="float" office:value="13.603333" calcext:value-type="float">
            <text:p>13.603333</text:p>
          </table:table-cell>
          <table:table-cell office:value-type="float" office:value="9.291177" calcext:value-type="float">
            <text:p>9.291177</text:p>
          </table:table-cell>
          <table:table-cell office:value-type="float" office:value="2400" calcext:value-type="float">
            <text:p>2400</text:p>
          </table:table-cell>
          <table:table-cell table:formula="of:=([.F283]-[.F282])/[.F282]" office:value-type="float" office:value="0.0142912896078878" calcext:value-type="float">
            <text:p>0.014291289607888</text:p>
          </table:table-cell>
          <table:table-cell table:formula="of:=[.H283]-PerAnnumRiskFreeRate/TradingDaysPerYear" office:value-type="float" office:value="0.0141325594491577" calcext:value-type="float">
            <text:p>0.0141325594491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10</text:p>
          </table:table-cell>
          <table:table-cell office:value-type="float" office:value="13.6" calcext:value-type="float">
            <text:p>13.6</text:p>
          </table:table-cell>
          <table:table-cell office:value-type="float" office:value="13.641667" calcext:value-type="float">
            <text:p>13.641667</text:p>
          </table:table-cell>
          <table:table-cell office:value-type="float" office:value="13.6" calcext:value-type="float">
            <text:p>13.6</text:p>
          </table:table-cell>
          <table:table-cell office:value-type="float" office:value="13.641667" calcext:value-type="float">
            <text:p>13.641667</text:p>
          </table:table-cell>
          <table:table-cell office:value-type="float" office:value="9.317358" calcext:value-type="float">
            <text:p>9.317358</text:p>
          </table:table-cell>
          <table:table-cell office:value-type="float" office:value="3600" calcext:value-type="float">
            <text:p>3600</text:p>
          </table:table-cell>
          <table:table-cell table:formula="of:=([.F284]-[.F283])/[.F283]" office:value-type="float" office:value="0.0028178345972745" calcext:value-type="float">
            <text:p>0.002817834597275</text:p>
          </table:table-cell>
          <table:table-cell table:formula="of:=[.H284]-PerAnnumRiskFreeRate/TradingDaysPerYear" office:value-type="float" office:value="0.00265910443854434" calcext:value-type="float">
            <text:p>0.0026591044385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13</text:p>
          </table:table-cell>
          <table:table-cell table:number-columns-repeated="2" office:value-type="float" office:value="13.625" calcext:value-type="float">
            <text:p>13.625</text:p>
          </table:table-cell>
          <table:table-cell office:value-type="float" office:value="13.498333" calcext:value-type="float">
            <text:p>13.498333</text:p>
          </table:table-cell>
          <table:table-cell office:value-type="float" office:value="13.573333" calcext:value-type="float">
            <text:p>13.573333</text:p>
          </table:table-cell>
          <table:table-cell office:value-type="float" office:value="9.270681" calcext:value-type="float">
            <text:p>9.270681</text:p>
          </table:table-cell>
          <table:table-cell office:value-type="float" office:value="18600" calcext:value-type="float">
            <text:p>18600</text:p>
          </table:table-cell>
          <table:table-cell table:formula="of:=([.F285]-[.F284])/[.F284]" office:value-type="float" office:value="-0.00500968192914781" calcext:value-type="float">
            <text:p>-0.005009681929148</text:p>
          </table:table-cell>
          <table:table-cell table:formula="of:=[.H285]-PerAnnumRiskFreeRate/TradingDaysPerYear" office:value-type="float" office:value="-0.00516841208787796" calcext:value-type="float">
            <text:p>-0.0051684120878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14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13.516667" calcext:value-type="float">
            <text:p>13.516667</text:p>
          </table:table-cell>
          <table:table-cell office:value-type="float" office:value="9.231982" calcext:value-type="float">
            <text:p>9.231982</text:p>
          </table:table-cell>
          <table:table-cell office:value-type="float" office:value="8400" calcext:value-type="float">
            <text:p>8400</text:p>
          </table:table-cell>
          <table:table-cell table:formula="of:=([.F286]-[.F285])/[.F285]" office:value-type="float" office:value="-0.00417434274785201" calcext:value-type="float">
            <text:p>-0.004174342747852</text:p>
          </table:table-cell>
          <table:table-cell table:formula="of:=[.H286]-PerAnnumRiskFreeRate/TradingDaysPerYear" office:value-type="float" office:value="-0.00433307290658216" calcext:value-type="float">
            <text:p>-0.0043330729065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15</text:p>
          </table:table-cell>
          <table:table-cell office:value-type="float" office:value="13.5" calcext:value-type="float">
            <text:p>13.5</text:p>
          </table:table-cell>
          <table:table-cell office:value-type="float" office:value="13.608333" calcext:value-type="float">
            <text:p>13.608333</text:p>
          </table:table-cell>
          <table:table-cell office:value-type="float" office:value="13.488333" calcext:value-type="float">
            <text:p>13.488333</text:p>
          </table:table-cell>
          <table:table-cell office:value-type="float" office:value="13.596667" calcext:value-type="float">
            <text:p>13.596667</text:p>
          </table:table-cell>
          <table:table-cell office:value-type="float" office:value="9.28662" calcext:value-type="float">
            <text:p>9.28662</text:p>
          </table:table-cell>
          <table:table-cell office:value-type="float" office:value="13200" calcext:value-type="float">
            <text:p>13200</text:p>
          </table:table-cell>
          <table:table-cell table:formula="of:=([.F287]-[.F286])/[.F286]" office:value-type="float" office:value="0.00591833909554837" calcext:value-type="float">
            <text:p>0.005918339095548</text:p>
          </table:table-cell>
          <table:table-cell table:formula="of:=[.H287]-PerAnnumRiskFreeRate/TradingDaysPerYear" office:value-type="float" office:value="0.00575960893681821" calcext:value-type="float">
            <text:p>0.0057596089368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16</text:p>
          </table:table-cell>
          <table:table-cell office:value-type="float" office:value="13.583333" calcext:value-type="float">
            <text:p>13.583333</text:p>
          </table:table-cell>
          <table:table-cell office:value-type="float" office:value="13.72" calcext:value-type="float">
            <text:p>13.72</text:p>
          </table:table-cell>
          <table:table-cell office:value-type="float" office:value="13.583333" calcext:value-type="float">
            <text:p>13.583333</text:p>
          </table:table-cell>
          <table:table-cell office:value-type="float" office:value="13.72" calcext:value-type="float">
            <text:p>13.72</text:p>
          </table:table-cell>
          <table:table-cell office:value-type="float" office:value="9.370859" calcext:value-type="float">
            <text:p>9.370859</text:p>
          </table:table-cell>
          <table:table-cell office:value-type="float" office:value="11400" calcext:value-type="float">
            <text:p>11400</text:p>
          </table:table-cell>
          <table:table-cell table:formula="of:=([.F288]-[.F287])/[.F287]" office:value-type="float" office:value="0.0090710075355727" calcext:value-type="float">
            <text:p>0.009071007535573</text:p>
          </table:table-cell>
          <table:table-cell table:formula="of:=[.H288]-PerAnnumRiskFreeRate/TradingDaysPerYear" office:value-type="float" office:value="0.00891227737684254" calcext:value-type="float">
            <text:p>0.0089122773768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17</text:p>
          </table:table-cell>
          <table:table-cell office:value-type="float" office:value="13.683333" calcext:value-type="float">
            <text:p>13.683333</text:p>
          </table:table-cell>
          <table:table-cell office:value-type="float" office:value="13.7" calcext:value-type="float">
            <text:p>13.7</text:p>
          </table:table-cell>
          <table:table-cell office:value-type="float" office:value="13.626667" calcext:value-type="float">
            <text:p>13.626667</text:p>
          </table:table-cell>
          <table:table-cell office:value-type="float" office:value="13.638333" calcext:value-type="float">
            <text:p>13.638333</text:p>
          </table:table-cell>
          <table:table-cell office:value-type="float" office:value="9.315083" calcext:value-type="float">
            <text:p>9.315083</text:p>
          </table:table-cell>
          <table:table-cell office:value-type="float" office:value="4800" calcext:value-type="float">
            <text:p>4800</text:p>
          </table:table-cell>
          <table:table-cell table:formula="of:=([.F289]-[.F288])/[.F288]" office:value-type="float" office:value="-0.00595206906858804" calcext:value-type="float">
            <text:p>-0.005952069068588</text:p>
          </table:table-cell>
          <table:table-cell table:formula="of:=[.H289]-PerAnnumRiskFreeRate/TradingDaysPerYear" office:value-type="float" office:value="-0.0061107992273182" calcext:value-type="float">
            <text:p>-0.0061107992273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21</text:p>
          </table:table-cell>
          <table:table-cell table:number-columns-repeated="2" office:value-type="float" office:value="13.483333" calcext:value-type="float">
            <text:p>13.483333</text:p>
          </table:table-cell>
          <table:table-cell table:number-columns-repeated="2" office:value-type="float" office:value="13.283333" calcext:value-type="float">
            <text:p>13.283333</text:p>
          </table:table-cell>
          <table:table-cell office:value-type="float" office:value="9.072614" calcext:value-type="float">
            <text:p>9.072614</text:p>
          </table:table-cell>
          <table:table-cell office:value-type="float" office:value="45000" calcext:value-type="float">
            <text:p>45000</text:p>
          </table:table-cell>
          <table:table-cell table:formula="of:=([.F290]-[.F289])/[.F289]" office:value-type="float" office:value="-0.026029719756657" calcext:value-type="float">
            <text:p>-0.026029719756657</text:p>
          </table:table-cell>
          <table:table-cell table:formula="of:=[.H290]-PerAnnumRiskFreeRate/TradingDaysPerYear" office:value-type="float" office:value="-0.0261884499153872" calcext:value-type="float">
            <text:p>-0.0261884499153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22</text:p>
          </table:table-cell>
          <table:table-cell office:value-type="float" office:value="13.166667" calcext:value-type="float">
            <text:p>13.166667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65" calcext:value-type="float">
            <text:p>13.065</text:p>
          </table:table-cell>
          <table:table-cell office:value-type="float" office:value="13.265" calcext:value-type="float">
            <text:p>13.265</text:p>
          </table:table-cell>
          <table:table-cell office:value-type="float" office:value="9.060092" calcext:value-type="float">
            <text:p>9.060092</text:p>
          </table:table-cell>
          <table:table-cell office:value-type="float" office:value="50400" calcext:value-type="float">
            <text:p>50400</text:p>
          </table:table-cell>
          <table:table-cell table:formula="of:=([.F291]-[.F290])/[.F290]" office:value-type="float" office:value="-0.00138019759244696" calcext:value-type="float">
            <text:p>-0.001380197592447</text:p>
          </table:table-cell>
          <table:table-cell table:formula="of:=[.H291]-PerAnnumRiskFreeRate/TradingDaysPerYear" office:value-type="float" office:value="-0.00153892775117712" calcext:value-type="float">
            <text:p>-0.0015389277511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23</text:p>
          </table:table-cell>
          <table:table-cell office:value-type="float" office:value="13.233333" calcext:value-type="float">
            <text:p>13.233333</text:p>
          </table:table-cell>
          <table:table-cell office:value-type="float" office:value="13.378333" calcext:value-type="float">
            <text:p>13.378333</text:p>
          </table:table-cell>
          <table:table-cell office:value-type="float" office:value="13.233333" calcext:value-type="float">
            <text:p>13.233333</text:p>
          </table:table-cell>
          <table:table-cell office:value-type="float" office:value="13.336667" calcext:value-type="float">
            <text:p>13.336667</text:p>
          </table:table-cell>
          <table:table-cell office:value-type="float" office:value="9.109039" calcext:value-type="float">
            <text:p>9.109039</text:p>
          </table:table-cell>
          <table:table-cell office:value-type="float" office:value="7200" calcext:value-type="float">
            <text:p>7200</text:p>
          </table:table-cell>
          <table:table-cell table:formula="of:=([.F292]-[.F291])/[.F291]" office:value-type="float" office:value="0.00540248377168798" calcext:value-type="float">
            <text:p>0.005402483771688</text:p>
          </table:table-cell>
          <table:table-cell table:formula="of:=[.H292]-PerAnnumRiskFreeRate/TradingDaysPerYear" office:value-type="float" office:value="0.00524375361295782" calcext:value-type="float">
            <text:p>0.0052437536129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24</text:p>
          </table:table-cell>
          <table:table-cell office:value-type="float" office:value="13.183333" calcext:value-type="float">
            <text:p>13.183333</text:p>
          </table:table-cell>
          <table:table-cell office:value-type="float" office:value="13.226667" calcext:value-type="float">
            <text:p>13.226667</text:p>
          </table:table-cell>
          <table:table-cell office:value-type="float" office:value="13.096667" calcext:value-type="float">
            <text:p>13.096667</text:p>
          </table:table-cell>
          <table:table-cell office:value-type="float" office:value="13.103333" calcext:value-type="float">
            <text:p>13.103333</text:p>
          </table:table-cell>
          <table:table-cell office:value-type="float" office:value="8.949669" calcext:value-type="float">
            <text:p>8.949669</text:p>
          </table:table-cell>
          <table:table-cell office:value-type="float" office:value="36600" calcext:value-type="float">
            <text:p>36600</text:p>
          </table:table-cell>
          <table:table-cell table:formula="of:=([.F293]-[.F292])/[.F292]" office:value-type="float" office:value="-0.0174958082844962" calcext:value-type="float">
            <text:p>-0.017495808284496</text:p>
          </table:table-cell>
          <table:table-cell table:formula="of:=[.H293]-PerAnnumRiskFreeRate/TradingDaysPerYear" office:value-type="float" office:value="-0.0176545384432264" calcext:value-type="float">
            <text:p>-0.0176545384432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27</text:p>
          </table:table-cell>
          <table:table-cell office:value-type="float" office:value="12.9" calcext:value-type="float">
            <text:p>12.9</text:p>
          </table:table-cell>
          <table:table-cell office:value-type="float" office:value="12.943333" calcext:value-type="float">
            <text:p>12.943333</text:p>
          </table:table-cell>
          <table:table-cell office:value-type="float" office:value="12.668333" calcext:value-type="float">
            <text:p>12.668333</text:p>
          </table:table-cell>
          <table:table-cell office:value-type="float" office:value="12.773333" calcext:value-type="float">
            <text:p>12.773333</text:p>
          </table:table-cell>
          <table:table-cell office:value-type="float" office:value="8.724277" calcext:value-type="float">
            <text:p>8.724277</text:p>
          </table:table-cell>
          <table:table-cell office:value-type="float" office:value="81000" calcext:value-type="float">
            <text:p>81000</text:p>
          </table:table-cell>
          <table:table-cell table:formula="of:=([.F294]-[.F293])/[.F293]" office:value-type="float" office:value="-0.0251843950876842" calcext:value-type="float">
            <text:p>-0.025184395087684</text:p>
          </table:table-cell>
          <table:table-cell table:formula="of:=[.H294]-PerAnnumRiskFreeRate/TradingDaysPerYear" office:value-type="float" office:value="-0.0253431252464143" calcext:value-type="float">
            <text:p>-0.0253431252464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28</text:p>
          </table:table-cell>
          <table:table-cell office:value-type="float" office:value="12.725" calcext:value-type="float">
            <text:p>12.725</text:p>
          </table:table-cell>
          <table:table-cell office:value-type="float" office:value="12.9" calcext:value-type="float">
            <text:p>12.9</text:p>
          </table:table-cell>
          <table:table-cell office:value-type="float" office:value="12.725" calcext:value-type="float">
            <text:p>12.725</text:p>
          </table:table-cell>
          <table:table-cell office:value-type="float" office:value="12.9" calcext:value-type="float">
            <text:p>12.9</text:p>
          </table:table-cell>
          <table:table-cell office:value-type="float" office:value="8.81079" calcext:value-type="float">
            <text:p>8.81079</text:p>
          </table:table-cell>
          <table:table-cell office:value-type="float" office:value="310200" calcext:value-type="float">
            <text:p>310200</text:p>
          </table:table-cell>
          <table:table-cell table:formula="of:=([.F295]-[.F294])/[.F294]" office:value-type="float" office:value="0.00991635180772" calcext:value-type="float">
            <text:p>0.00991635180772</text:p>
          </table:table-cell>
          <table:table-cell table:formula="of:=[.H295]-PerAnnumRiskFreeRate/TradingDaysPerYear" office:value-type="float" office:value="0.00975762164898985" calcext:value-type="float">
            <text:p>0.009757621648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29</text:p>
          </table:table-cell>
          <table:table-cell office:value-type="float" office:value="12.833333" calcext:value-type="float">
            <text:p>12.833333</text:p>
          </table:table-cell>
          <table:table-cell office:value-type="float" office:value="13.263333" calcext:value-type="float">
            <text:p>13.263333</text:p>
          </table:table-cell>
          <table:table-cell office:value-type="float" office:value="12.833333" calcext:value-type="float">
            <text:p>12.833333</text:p>
          </table:table-cell>
          <table:table-cell office:value-type="float" office:value="13.225" calcext:value-type="float">
            <text:p>13.225</text:p>
          </table:table-cell>
          <table:table-cell office:value-type="float" office:value="9.032769" calcext:value-type="float">
            <text:p>9.032769</text:p>
          </table:table-cell>
          <table:table-cell office:value-type="float" office:value="60600" calcext:value-type="float">
            <text:p>60600</text:p>
          </table:table-cell>
          <table:table-cell table:formula="of:=([.F296]-[.F295])/[.F295]" office:value-type="float" office:value="0.025193995090111" calcext:value-type="float">
            <text:p>0.025193995090111</text:p>
          </table:table-cell>
          <table:table-cell table:formula="of:=[.H296]-PerAnnumRiskFreeRate/TradingDaysPerYear" office:value-type="float" office:value="0.0250352649313809" calcext:value-type="float">
            <text:p>0.0250352649313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30</text:p>
          </table:table-cell>
          <table:table-cell office:value-type="float" office:value="13.225" calcext:value-type="float">
            <text:p>13.225</text:p>
          </table:table-cell>
          <table:table-cell office:value-type="float" office:value="13.273333" calcext:value-type="float">
            <text:p>13.273333</text:p>
          </table:table-cell>
          <table:table-cell table:number-columns-repeated="2" office:value-type="float" office:value="13.075" calcext:value-type="float">
            <text:p>13.075</text:p>
          </table:table-cell>
          <table:table-cell office:value-type="float" office:value="8.930321" calcext:value-type="float">
            <text:p>8.930321</text:p>
          </table:table-cell>
          <table:table-cell office:value-type="float" office:value="21000" calcext:value-type="float">
            <text:p>21000</text:p>
          </table:table-cell>
          <table:table-cell table:formula="of:=([.F297]-[.F296])/[.F296]" office:value-type="float" office:value="-0.0113418155606549" calcext:value-type="float">
            <text:p>-0.011341815560655</text:p>
          </table:table-cell>
          <table:table-cell table:formula="of:=[.H297]-PerAnnumRiskFreeRate/TradingDaysPerYear" office:value-type="float" office:value="-0.011500545719385" calcext:value-type="float">
            <text:p>-0.0115005457193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1-31</text:p>
          </table:table-cell>
          <table:table-cell office:value-type="float" office:value="12.9" calcext:value-type="float">
            <text:p>12.9</text:p>
          </table:table-cell>
          <table:table-cell office:value-type="float" office:value="13.266667" calcext:value-type="float">
            <text:p>13.266667</text:p>
          </table:table-cell>
          <table:table-cell office:value-type="float" office:value="12.9" calcext:value-type="float">
            <text:p>12.9</text:p>
          </table:table-cell>
          <table:table-cell office:value-type="float" office:value="13.208333" calcext:value-type="float">
            <text:p>13.208333</text:p>
          </table:table-cell>
          <table:table-cell office:value-type="float" office:value="9.021384" calcext:value-type="float">
            <text:p>9.021384</text:p>
          </table:table-cell>
          <table:table-cell office:value-type="float" office:value="21000" calcext:value-type="float">
            <text:p>21000</text:p>
          </table:table-cell>
          <table:table-cell table:formula="of:=([.F298]-[.F297])/[.F297]" office:value-type="float" office:value="0.010197057866117" calcext:value-type="float">
            <text:p>0.010197057866117</text:p>
          </table:table-cell>
          <table:table-cell table:formula="of:=[.H298]-PerAnnumRiskFreeRate/TradingDaysPerYear" office:value-type="float" office:value="0.0100383277073869" calcext:value-type="float">
            <text:p>0.0100383277073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03</text:p>
          </table:table-cell>
          <table:table-cell office:value-type="float" office:value="13.208333" calcext:value-type="float">
            <text:p>13.208333</text:p>
          </table:table-cell>
          <table:table-cell office:value-type="float" office:value="13.275" calcext:value-type="float">
            <text:p>13.275</text:p>
          </table:table-cell>
          <table:table-cell office:value-type="float" office:value="13.208333" calcext:value-type="float">
            <text:p>13.208333</text:p>
          </table:table-cell>
          <table:table-cell office:value-type="float" office:value="13.271667" calcext:value-type="float">
            <text:p>13.271667</text:p>
          </table:table-cell>
          <table:table-cell office:value-type="float" office:value="9.064646" calcext:value-type="float">
            <text:p>9.064646</text:p>
          </table:table-cell>
          <table:table-cell office:value-type="float" office:value="25800" calcext:value-type="float">
            <text:p>25800</text:p>
          </table:table-cell>
          <table:table-cell table:formula="of:=([.F299]-[.F298])/[.F298]" office:value-type="float" office:value="0.00479549479326014" calcext:value-type="float">
            <text:p>0.00479549479326</text:p>
          </table:table-cell>
          <table:table-cell table:formula="of:=[.H299]-PerAnnumRiskFreeRate/TradingDaysPerYear" office:value-type="float" office:value="0.00463676463452998" calcext:value-type="float">
            <text:p>0.004636764634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04</text:p>
          </table:table-cell>
          <table:table-cell office:value-type="float" office:value="13.218333" calcext:value-type="float">
            <text:p>13.218333</text:p>
          </table:table-cell>
          <table:table-cell office:value-type="float" office:value="13.425" calcext:value-type="float">
            <text:p>13.425</text:p>
          </table:table-cell>
          <table:table-cell office:value-type="float" office:value="13.218333" calcext:value-type="float">
            <text:p>13.218333</text:p>
          </table:table-cell>
          <table:table-cell office:value-type="float" office:value="13.42" calcext:value-type="float">
            <text:p>13.42</text:p>
          </table:table-cell>
          <table:table-cell office:value-type="float" office:value="9.165956" calcext:value-type="float">
            <text:p>9.165956</text:p>
          </table:table-cell>
          <table:table-cell office:value-type="float" office:value="177000" calcext:value-type="float">
            <text:p>177000</text:p>
          </table:table-cell>
          <table:table-cell table:formula="of:=([.F300]-[.F299])/[.F299]" office:value-type="float" office:value="0.0111763879141005" calcext:value-type="float">
            <text:p>0.011176387914101</text:p>
          </table:table-cell>
          <table:table-cell table:formula="of:=[.H300]-PerAnnumRiskFreeRate/TradingDaysPerYear" office:value-type="float" office:value="0.0110176577553704" calcext:value-type="float">
            <text:p>0.011017657755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0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458333" calcext:value-type="float">
            <text:p>13.458333</text:p>
          </table:table-cell>
          <table:table-cell office:value-type="float" office:value="13.315" calcext:value-type="float">
            <text:p>13.315</text:p>
          </table:table-cell>
          <table:table-cell office:value-type="float" office:value="13.35" calcext:value-type="float">
            <text:p>13.35</text:p>
          </table:table-cell>
          <table:table-cell office:value-type="float" office:value="9.118145" calcext:value-type="float">
            <text:p>9.118145</text:p>
          </table:table-cell>
          <table:table-cell office:value-type="float" office:value="19800" calcext:value-type="float">
            <text:p>19800</text:p>
          </table:table-cell>
          <table:table-cell table:formula="of:=([.F301]-[.F300])/[.F300]" office:value-type="float" office:value="-0.00521614984841727" calcext:value-type="float">
            <text:p>-0.005216149848417</text:p>
          </table:table-cell>
          <table:table-cell table:formula="of:=[.H301]-PerAnnumRiskFreeRate/TradingDaysPerYear" office:value-type="float" office:value="-0.00537488000714743" calcext:value-type="float">
            <text:p>-0.0053748800071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06</text:p>
          </table:table-cell>
          <table:table-cell table:number-columns-repeated="2" office:value-type="float" office:value="13.225" calcext:value-type="float">
            <text:p>13.225</text:p>
          </table:table-cell>
          <table:table-cell office:value-type="float" office:value="13.09" calcext:value-type="float">
            <text:p>13.09</text:p>
          </table:table-cell>
          <table:table-cell office:value-type="float" office:value="13.166667" calcext:value-type="float">
            <text:p>13.166667</text:p>
          </table:table-cell>
          <table:table-cell office:value-type="float" office:value="8.992928" calcext:value-type="float">
            <text:p>8.992928</text:p>
          </table:table-cell>
          <table:table-cell office:value-type="float" office:value="9600" calcext:value-type="float">
            <text:p>9600</text:p>
          </table:table-cell>
          <table:table-cell table:formula="of:=([.F302]-[.F301])/[.F301]" office:value-type="float" office:value="-0.0137327274352405" calcext:value-type="float">
            <text:p>-0.013732727435241</text:p>
          </table:table-cell>
          <table:table-cell table:formula="of:=[.H302]-PerAnnumRiskFreeRate/TradingDaysPerYear" office:value-type="float" office:value="-0.0138914575939707" calcext:value-type="float">
            <text:p>-0.0138914575939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07</text:p>
          </table:table-cell>
          <table:table-cell office:value-type="float" office:value="13.166667" calcext:value-type="float">
            <text:p>13.166667</text:p>
          </table:table-cell>
          <table:table-cell office:value-type="float" office:value="13.185" calcext:value-type="float">
            <text:p>13.185</text:p>
          </table:table-cell>
          <table:table-cell table:number-columns-repeated="2" office:value-type="float" office:value="13.05" calcext:value-type="float">
            <text:p>13.05</text:p>
          </table:table-cell>
          <table:table-cell office:value-type="float" office:value="8.913244" calcext:value-type="float">
            <text:p>8.913244</text:p>
          </table:table-cell>
          <table:table-cell office:value-type="float" office:value="13200" calcext:value-type="float">
            <text:p>13200</text:p>
          </table:table-cell>
          <table:table-cell table:formula="of:=([.F303]-[.F302])/[.F302]" office:value-type="float" office:value="-0.00886074035063981" calcext:value-type="float">
            <text:p>-0.00886074035064</text:p>
          </table:table-cell>
          <table:table-cell table:formula="of:=[.H303]-PerAnnumRiskFreeRate/TradingDaysPerYear" office:value-type="float" office:value="-0.00901947050936997" calcext:value-type="float">
            <text:p>-0.009019470509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10</text:p>
          </table:table-cell>
          <table:table-cell office:value-type="float" office:value="13.05" calcext:value-type="float">
            <text:p>13.05</text:p>
          </table:table-cell>
          <table:table-cell office:value-type="float" office:value="13.163333" calcext:value-type="float">
            <text:p>13.163333</text:p>
          </table:table-cell>
          <table:table-cell office:value-type="float" office:value="13.05" calcext:value-type="float">
            <text:p>13.05</text:p>
          </table:table-cell>
          <table:table-cell office:value-type="float" office:value="13.083333" calcext:value-type="float">
            <text:p>13.083333</text:p>
          </table:table-cell>
          <table:table-cell office:value-type="float" office:value="8.936012" calcext:value-type="float">
            <text:p>8.936012</text:p>
          </table:table-cell>
          <table:table-cell office:value-type="float" office:value="33600" calcext:value-type="float">
            <text:p>33600</text:p>
          </table:table-cell>
          <table:table-cell table:formula="of:=([.F304]-[.F303])/[.F303]" office:value-type="float" office:value="0.00255440106879148" calcext:value-type="float">
            <text:p>0.002554401068791</text:p>
          </table:table-cell>
          <table:table-cell table:formula="of:=[.H304]-PerAnnumRiskFreeRate/TradingDaysPerYear" office:value-type="float" office:value="0.00239567091006132" calcext:value-type="float">
            <text:p>0.0023956709100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11</text:p>
          </table:table-cell>
          <table:table-cell table:number-columns-repeated="2" office:value-type="float" office:value="13.166667" calcext:value-type="float">
            <text:p>13.166667</text:p>
          </table:table-cell>
          <table:table-cell office:value-type="float" office:value="13.128333" calcext:value-type="float">
            <text:p>13.128333</text:p>
          </table:table-cell>
          <table:table-cell office:value-type="float" office:value="13.15" calcext:value-type="float">
            <text:p>13.15</text:p>
          </table:table-cell>
          <table:table-cell office:value-type="float" office:value="8.981544" calcext:value-type="float">
            <text:p>8.981544</text:p>
          </table:table-cell>
          <table:table-cell office:value-type="float" office:value="1800" calcext:value-type="float">
            <text:p>1800</text:p>
          </table:table-cell>
          <table:table-cell table:formula="of:=([.F305]-[.F304])/[.F304]" office:value-type="float" office:value="0.0050953378307907" calcext:value-type="float">
            <text:p>0.005095337830791</text:p>
          </table:table-cell>
          <table:table-cell table:formula="of:=[.H305]-PerAnnumRiskFreeRate/TradingDaysPerYear" office:value-type="float" office:value="0.00493660767206054" calcext:value-type="float">
            <text:p>0.0049366076720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12</text:p>
          </table:table-cell>
          <table:table-cell table:number-columns-repeated="2" office:value-type="float" office:value="13.1" calcext:value-type="float">
            <text:p>13.1</text:p>
          </table:table-cell>
          <table:table-cell table:number-columns-repeated="2" office:value-type="float" office:value="12.883333" calcext:value-type="float">
            <text:p>12.883333</text:p>
          </table:table-cell>
          <table:table-cell office:value-type="float" office:value="8.799412" calcext:value-type="float">
            <text:p>8.799412</text:p>
          </table:table-cell>
          <table:table-cell office:value-type="float" office:value="19800" calcext:value-type="float">
            <text:p>19800</text:p>
          </table:table-cell>
          <table:table-cell table:formula="of:=([.F306]-[.F305])/[.F305]" office:value-type="float" office:value="-0.0202784732780911" calcext:value-type="float">
            <text:p>-0.020278473278091</text:p>
          </table:table-cell>
          <table:table-cell table:formula="of:=[.H306]-PerAnnumRiskFreeRate/TradingDaysPerYear" office:value-type="float" office:value="-0.0204372034368212" calcext:value-type="float">
            <text:p>-0.0204372034368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13</text:p>
          </table:table-cell>
          <table:table-cell office:value-type="float" office:value="12.891667" calcext:value-type="float">
            <text:p>12.891667</text:p>
          </table:table-cell>
          <table:table-cell office:value-type="float" office:value="12.9" calcext:value-type="float">
            <text:p>12.9</text:p>
          </table:table-cell>
          <table:table-cell office:value-type="float" office:value="12.783333" calcext:value-type="float">
            <text:p>12.783333</text:p>
          </table:table-cell>
          <table:table-cell office:value-type="float" office:value="12.808333" calcext:value-type="float">
            <text:p>12.808333</text:p>
          </table:table-cell>
          <table:table-cell office:value-type="float" office:value="8.748184" calcext:value-type="float">
            <text:p>8.748184</text:p>
          </table:table-cell>
          <table:table-cell office:value-type="float" office:value="15600" calcext:value-type="float">
            <text:p>15600</text:p>
          </table:table-cell>
          <table:table-cell table:formula="of:=([.F307]-[.F306])/[.F306]" office:value-type="float" office:value="-0.00582175263528973" calcext:value-type="float">
            <text:p>-0.00582175263529</text:p>
          </table:table-cell>
          <table:table-cell table:formula="of:=[.H307]-PerAnnumRiskFreeRate/TradingDaysPerYear" office:value-type="float" office:value="-0.00598048279401989" calcext:value-type="float">
            <text:p>-0.005980482794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14</text:p>
          </table:table-cell>
          <table:table-cell office:value-type="float" office:value="12.891667" calcext:value-type="float">
            <text:p>12.891667</text:p>
          </table:table-cell>
          <table:table-cell office:value-type="float" office:value="12.933333" calcext:value-type="float">
            <text:p>12.933333</text:p>
          </table:table-cell>
          <table:table-cell office:value-type="float" office:value="12.891667" calcext:value-type="float">
            <text:p>12.891667</text:p>
          </table:table-cell>
          <table:table-cell office:value-type="float" office:value="12.923333" calcext:value-type="float">
            <text:p>12.923333</text:p>
          </table:table-cell>
          <table:table-cell office:value-type="float" office:value="8.826729" calcext:value-type="float">
            <text:p>8.826729</text:p>
          </table:table-cell>
          <table:table-cell office:value-type="float" office:value="13200" calcext:value-type="float">
            <text:p>13200</text:p>
          </table:table-cell>
          <table:table-cell table:formula="of:=([.F308]-[.F307])/[.F307]" office:value-type="float" office:value="0.00897843483859051" calcext:value-type="float">
            <text:p>0.008978434838591</text:p>
          </table:table-cell>
          <table:table-cell table:formula="of:=[.H308]-PerAnnumRiskFreeRate/TradingDaysPerYear" office:value-type="float" office:value="0.00881970467986035" calcext:value-type="float">
            <text:p>0.008819704679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18</text:p>
          </table:table-cell>
          <table:table-cell office:value-type="float" office:value="13.05" calcext:value-type="float">
            <text:p>13.05</text:p>
          </table:table-cell>
          <table:table-cell office:value-type="float" office:value="13.186667" calcext:value-type="float">
            <text:p>13.186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3.12" calcext:value-type="float">
            <text:p>13.12</text:p>
          </table:table-cell>
          <table:table-cell office:value-type="float" office:value="8.961058" calcext:value-type="float">
            <text:p>8.961058</text:p>
          </table:table-cell>
          <table:table-cell office:value-type="float" office:value="4200" calcext:value-type="float">
            <text:p>4200</text:p>
          </table:table-cell>
          <table:table-cell table:formula="of:=([.F309]-[.F308])/[.F308]" office:value-type="float" office:value="0.0152184348244972" calcext:value-type="float">
            <text:p>0.015218434824497</text:p>
          </table:table-cell>
          <table:table-cell table:formula="of:=[.H309]-PerAnnumRiskFreeRate/TradingDaysPerYear" office:value-type="float" office:value="0.015059704665767" calcext:value-type="float">
            <text:p>0.0150597046657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19</text:p>
          </table:table-cell>
          <table:table-cell office:value-type="float" office:value="13.148333" calcext:value-type="float">
            <text:p>13.148333</text:p>
          </table:table-cell>
          <table:table-cell office:value-type="float" office:value="13.165" calcext:value-type="float">
            <text:p>13.165</text:p>
          </table:table-cell>
          <table:table-cell office:value-type="float" office:value="13.148333" calcext:value-type="float">
            <text:p>13.148333</text:p>
          </table:table-cell>
          <table:table-cell office:value-type="float" office:value="13.165" calcext:value-type="float">
            <text:p>13.165</text:p>
          </table:table-cell>
          <table:table-cell office:value-type="float" office:value="8.991793" calcext:value-type="float">
            <text:p>8.991793</text:p>
          </table:table-cell>
          <table:table-cell office:value-type="float" office:value="12000" calcext:value-type="float">
            <text:p>12000</text:p>
          </table:table-cell>
          <table:table-cell table:formula="of:=([.F310]-[.F309])/[.F309]" office:value-type="float" office:value="0.0034298405389185" calcext:value-type="float">
            <text:p>0.003429840538919</text:p>
          </table:table-cell>
          <table:table-cell table:formula="of:=[.H310]-PerAnnumRiskFreeRate/TradingDaysPerYear" office:value-type="float" office:value="0.00327111038018834" calcext:value-type="float">
            <text:p>0.0032711103801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20</text:p>
          </table:table-cell>
          <table:table-cell office:value-type="float" office:value="13.188333" calcext:value-type="float">
            <text:p>13.188333</text:p>
          </table:table-cell>
          <table:table-cell office:value-type="float" office:value="13.19" calcext:value-type="float">
            <text:p>13.19</text:p>
          </table:table-cell>
          <table:table-cell table:number-columns-repeated="2" office:value-type="float" office:value="13.153333" calcext:value-type="float">
            <text:p>13.153333</text:p>
          </table:table-cell>
          <table:table-cell office:value-type="float" office:value="8.983819" calcext:value-type="float">
            <text:p>8.983819</text:p>
          </table:table-cell>
          <table:table-cell office:value-type="float" office:value="2400" calcext:value-type="float">
            <text:p>2400</text:p>
          </table:table-cell>
          <table:table-cell table:formula="of:=([.F311]-[.F310])/[.F310]" office:value-type="float" office:value="-0.000886808670973524" calcext:value-type="float">
            <text:p>-0.000886808670974</text:p>
          </table:table-cell>
          <table:table-cell table:formula="of:=[.H311]-PerAnnumRiskFreeRate/TradingDaysPerYear" office:value-type="float" office:value="-0.00104553882970368" calcext:value-type="float">
            <text:p>-0.0010455388297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21</text:p>
          </table:table-cell>
          <table:table-cell office:value-type="float" office:value="13.166667" calcext:value-type="float">
            <text:p>13.166667</text:p>
          </table:table-cell>
          <table:table-cell office:value-type="float" office:value="13.43" calcext:value-type="float">
            <text:p>13.43</text:p>
          </table:table-cell>
          <table:table-cell office:value-type="float" office:value="13.166667" calcext:value-type="float">
            <text:p>13.166667</text:p>
          </table:table-cell>
          <table:table-cell office:value-type="float" office:value="13.416667" calcext:value-type="float">
            <text:p>13.416667</text:p>
          </table:table-cell>
          <table:table-cell office:value-type="float" office:value="9.163683" calcext:value-type="float">
            <text:p>9.163683</text:p>
          </table:table-cell>
          <table:table-cell office:value-type="float" office:value="13800" calcext:value-type="float">
            <text:p>13800</text:p>
          </table:table-cell>
          <table:table-cell table:formula="of:=([.F312]-[.F311])/[.F311]" office:value-type="float" office:value="0.0200208842141633" calcext:value-type="float">
            <text:p>0.020020884214163</text:p>
          </table:table-cell>
          <table:table-cell table:formula="of:=[.H312]-PerAnnumRiskFreeRate/TradingDaysPerYear" office:value-type="float" office:value="0.0198621540554331" calcext:value-type="float">
            <text:p>0.0198621540554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24</text:p>
          </table:table-cell>
          <table:table-cell office:value-type="float" office:value="13.486667" calcext:value-type="float">
            <text:p>13.486667</text:p>
          </table:table-cell>
          <table:table-cell office:value-type="float" office:value="13.516667" calcext:value-type="float">
            <text:p>13.516667</text:p>
          </table:table-cell>
          <table:table-cell office:value-type="float" office:value="13.458333" calcext:value-type="float">
            <text:p>13.458333</text:p>
          </table:table-cell>
          <table:table-cell office:value-type="float" office:value="13.5" calcext:value-type="float">
            <text:p>13.5</text:p>
          </table:table-cell>
          <table:table-cell office:value-type="float" office:value="9.220598" calcext:value-type="float">
            <text:p>9.220598</text:p>
          </table:table-cell>
          <table:table-cell office:value-type="float" office:value="15600" calcext:value-type="float">
            <text:p>15600</text:p>
          </table:table-cell>
          <table:table-cell table:formula="of:=([.F313]-[.F312])/[.F312]" office:value-type="float" office:value="0.00621093069238646" calcext:value-type="float">
            <text:p>0.006210930692386</text:p>
          </table:table-cell>
          <table:table-cell table:formula="of:=[.H313]-PerAnnumRiskFreeRate/TradingDaysPerYear" office:value-type="float" office:value="0.0060522005336563" calcext:value-type="float">
            <text:p>0.0060522005336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25</text:p>
          </table:table-cell>
          <table:table-cell table:number-columns-repeated="2" office:value-type="float" office:value="13.51" calcext:value-type="float">
            <text:p>13.51</text:p>
          </table:table-cell>
          <table:table-cell office:value-type="float" office:value="13.341667" calcext:value-type="float">
            <text:p>13.341667</text:p>
          </table:table-cell>
          <table:table-cell office:value-type="float" office:value="13.433333" calcext:value-type="float">
            <text:p>13.433333</text:p>
          </table:table-cell>
          <table:table-cell office:value-type="float" office:value="9.175065" calcext:value-type="float">
            <text:p>9.175065</text:p>
          </table:table-cell>
          <table:table-cell office:value-type="float" office:value="5400" calcext:value-type="float">
            <text:p>5400</text:p>
          </table:table-cell>
          <table:table-cell table:formula="of:=([.F314]-[.F313])/[.F313]" office:value-type="float" office:value="-0.00493818296817633" calcext:value-type="float">
            <text:p>-0.004938182968176</text:p>
          </table:table-cell>
          <table:table-cell table:formula="of:=[.H314]-PerAnnumRiskFreeRate/TradingDaysPerYear" office:value-type="float" office:value="-0.00509691312690649" calcext:value-type="float">
            <text:p>-0.0050969131269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26</text:p>
          </table:table-cell>
          <table:table-cell office:value-type="float" office:value="13.366667" calcext:value-type="float">
            <text:p>13.366667</text:p>
          </table:table-cell>
          <table:table-cell office:value-type="float" office:value="13.393333" calcext:value-type="float">
            <text:p>13.393333</text:p>
          </table:table-cell>
          <table:table-cell office:value-type="float" office:value="13.36" calcext:value-type="float">
            <text:p>13.36</text:p>
          </table:table-cell>
          <table:table-cell office:value-type="float" office:value="13.393333" calcext:value-type="float">
            <text:p>13.393333</text:p>
          </table:table-cell>
          <table:table-cell office:value-type="float" office:value="9.147743" calcext:value-type="float">
            <text:p>9.147743</text:p>
          </table:table-cell>
          <table:table-cell office:value-type="float" office:value="4200" calcext:value-type="float">
            <text:p>4200</text:p>
          </table:table-cell>
          <table:table-cell table:formula="of:=([.F315]-[.F314])/[.F314]" office:value-type="float" office:value="-0.00297785356289027" calcext:value-type="float">
            <text:p>-0.00297785356289</text:p>
          </table:table-cell>
          <table:table-cell table:formula="of:=[.H315]-PerAnnumRiskFreeRate/TradingDaysPerYear" office:value-type="float" office:value="-0.00313658372162043" calcext:value-type="float">
            <text:p>-0.003136583721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2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461667" calcext:value-type="float">
            <text:p>13.461667</text:p>
          </table:table-cell>
          <table:table-cell office:value-type="float" office:value="13.353333" calcext:value-type="float">
            <text:p>13.353333</text:p>
          </table:table-cell>
          <table:table-cell office:value-type="float" office:value="13.36" calcext:value-type="float">
            <text:p>13.36</text:p>
          </table:table-cell>
          <table:table-cell office:value-type="float" office:value="9.124975" calcext:value-type="float">
            <text:p>9.124975</text:p>
          </table:table-cell>
          <table:table-cell office:value-type="float" office:value="12600" calcext:value-type="float">
            <text:p>12600</text:p>
          </table:table-cell>
          <table:table-cell table:formula="of:=([.F316]-[.F315])/[.F315]" office:value-type="float" office:value="-0.00248891994451539" calcext:value-type="float">
            <text:p>-0.002488919944515</text:p>
          </table:table-cell>
          <table:table-cell table:formula="of:=[.H316]-PerAnnumRiskFreeRate/TradingDaysPerYear" office:value-type="float" office:value="-0.00264765010324554" calcext:value-type="float">
            <text:p>-0.0026476501032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2-28</text:p>
          </table:table-cell>
          <table:table-cell office:value-type="float" office:value="13.383333" calcext:value-type="float">
            <text:p>13.383333</text:p>
          </table:table-cell>
          <table:table-cell office:value-type="float" office:value="13.456667" calcext:value-type="float">
            <text:p>13.456667</text:p>
          </table:table-cell>
          <table:table-cell office:value-type="float" office:value="13.383333" calcext:value-type="float">
            <text:p>13.383333</text:p>
          </table:table-cell>
          <table:table-cell office:value-type="float" office:value="13.456667" calcext:value-type="float">
            <text:p>13.456667</text:p>
          </table:table-cell>
          <table:table-cell office:value-type="float" office:value="9.191001" calcext:value-type="float">
            <text:p>9.191001</text:p>
          </table:table-cell>
          <table:table-cell office:value-type="float" office:value="4200" calcext:value-type="float">
            <text:p>4200</text:p>
          </table:table-cell>
          <table:table-cell table:formula="of:=([.F317]-[.F316])/[.F316]" office:value-type="float" office:value="0.00723574585135859" calcext:value-type="float">
            <text:p>0.007235745851359</text:p>
          </table:table-cell>
          <table:table-cell table:formula="of:=[.H317]-PerAnnumRiskFreeRate/TradingDaysPerYear" office:value-type="float" office:value="0.00707701569262843" calcext:value-type="float">
            <text:p>0.0070770156926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03</text:p>
          </table:table-cell>
          <table:table-cell office:value-type="float" office:value="13.523333" calcext:value-type="float">
            <text:p>13.523333</text:p>
          </table:table-cell>
          <table:table-cell office:value-type="float" office:value="13.525" calcext:value-type="float">
            <text:p>13.525</text:p>
          </table:table-cell>
          <table:table-cell office:value-type="float" office:value="13.465" calcext:value-type="float">
            <text:p>13.465</text:p>
          </table:table-cell>
          <table:table-cell office:value-type="float" office:value="13.5" calcext:value-type="float">
            <text:p>13.5</text:p>
          </table:table-cell>
          <table:table-cell office:value-type="float" office:value="9.220598" calcext:value-type="float">
            <text:p>9.220598</text:p>
          </table:table-cell>
          <table:table-cell office:value-type="float" office:value="4800" calcext:value-type="float">
            <text:p>4800</text:p>
          </table:table-cell>
          <table:table-cell table:formula="of:=([.F318]-[.F317])/[.F317]" office:value-type="float" office:value="0.00322021507777018" calcext:value-type="float">
            <text:p>0.00322021507777</text:p>
          </table:table-cell>
          <table:table-cell table:formula="of:=[.H318]-PerAnnumRiskFreeRate/TradingDaysPerYear" office:value-type="float" office:value="0.00306148491904002" calcext:value-type="float">
            <text:p>0.003061484919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04</text:p>
          </table:table-cell>
          <table:table-cell office:value-type="float" office:value="13.42" calcext:value-type="float">
            <text:p>13.42</text:p>
          </table:table-cell>
          <table:table-cell office:value-type="float" office:value="13.443333" calcext:value-type="float">
            <text:p>13.443333</text:p>
          </table:table-cell>
          <table:table-cell table:number-columns-repeated="2" office:value-type="float" office:value="13.356667" calcext:value-type="float">
            <text:p>13.356667</text:p>
          </table:table-cell>
          <table:table-cell office:value-type="float" office:value="9.122698" calcext:value-type="float">
            <text:p>9.122698</text:p>
          </table:table-cell>
          <table:table-cell office:value-type="float" office:value="426000" calcext:value-type="float">
            <text:p>426000</text:p>
          </table:table-cell>
          <table:table-cell table:formula="of:=([.F319]-[.F318])/[.F318]" office:value-type="float" office:value="-0.0106175326155637" calcext:value-type="float">
            <text:p>-0.010617532615564</text:p>
          </table:table-cell>
          <table:table-cell table:formula="of:=[.H319]-PerAnnumRiskFreeRate/TradingDaysPerYear" office:value-type="float" office:value="-0.0107762627742938" calcext:value-type="float">
            <text:p>-0.0107762627742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05</text:p>
          </table:table-cell>
          <table:table-cell office:value-type="float" office:value="13.441667" calcext:value-type="float">
            <text:p>13.441667</text:p>
          </table:table-cell>
          <table:table-cell office:value-type="float" office:value="13.448333" calcext:value-type="float">
            <text:p>13.448333</text:p>
          </table:table-cell>
          <table:table-cell office:value-type="float" office:value="13.4" calcext:value-type="float">
            <text:p>13.4</text:p>
          </table:table-cell>
          <table:table-cell office:value-type="float" office:value="13.448333" calcext:value-type="float">
            <text:p>13.448333</text:p>
          </table:table-cell>
          <table:table-cell office:value-type="float" office:value="9.18531" calcext:value-type="float">
            <text:p>9.18531</text:p>
          </table:table-cell>
          <table:table-cell office:value-type="float" office:value="114600" calcext:value-type="float">
            <text:p>114600</text:p>
          </table:table-cell>
          <table:table-cell table:formula="of:=([.F320]-[.F319])/[.F319]" office:value-type="float" office:value="0.00686332047821814" calcext:value-type="float">
            <text:p>0.006863320478218</text:p>
          </table:table-cell>
          <table:table-cell table:formula="of:=[.H320]-PerAnnumRiskFreeRate/TradingDaysPerYear" office:value-type="float" office:value="0.00670459031948798" calcext:value-type="float">
            <text:p>0.0067045903194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06</text:p>
          </table:table-cell>
          <table:table-cell office:value-type="float" office:value="13.391667" calcext:value-type="float">
            <text:p>13.391667</text:p>
          </table:table-cell>
          <table:table-cell office:value-type="float" office:value="13.431667" calcext:value-type="float">
            <text:p>13.431667</text:p>
          </table:table-cell>
          <table:table-cell office:value-type="float" office:value="13.336667" calcext:value-type="float">
            <text:p>13.336667</text:p>
          </table:table-cell>
          <table:table-cell office:value-type="float" office:value="13.381667" calcext:value-type="float">
            <text:p>13.381667</text:p>
          </table:table-cell>
          <table:table-cell office:value-type="float" office:value="9.139776" calcext:value-type="float">
            <text:p>9.139776</text:p>
          </table:table-cell>
          <table:table-cell office:value-type="float" office:value="19200" calcext:value-type="float">
            <text:p>19200</text:p>
          </table:table-cell>
          <table:table-cell table:formula="of:=([.F321]-[.F320])/[.F320]" office:value-type="float" office:value="-0.00495726328234975" calcext:value-type="float">
            <text:p>-0.00495726328235</text:p>
          </table:table-cell>
          <table:table-cell table:formula="of:=[.H321]-PerAnnumRiskFreeRate/TradingDaysPerYear" office:value-type="float" office:value="-0.00511599344107991" calcext:value-type="float">
            <text:p>-0.005115993441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07</text:p>
          </table:table-cell>
          <table:table-cell office:value-type="float" office:value="13.316667" calcext:value-type="float">
            <text:p>13.316667</text:p>
          </table:table-cell>
          <table:table-cell office:value-type="float" office:value="13.408333" calcext:value-type="float">
            <text:p>13.408333</text:p>
          </table:table-cell>
          <table:table-cell office:value-type="float" office:value="13.285" calcext:value-type="float">
            <text:p>13.285</text:p>
          </table:table-cell>
          <table:table-cell office:value-type="float" office:value="13.408333" calcext:value-type="float">
            <text:p>13.408333</text:p>
          </table:table-cell>
          <table:table-cell office:value-type="float" office:value="9.157988" calcext:value-type="float">
            <text:p>9.157988</text:p>
          </table:table-cell>
          <table:table-cell office:value-type="float" office:value="57000" calcext:value-type="float">
            <text:p>57000</text:p>
          </table:table-cell>
          <table:table-cell table:formula="of:=([.F322]-[.F321])/[.F321]" office:value-type="float" office:value="0.00199260900923613" calcext:value-type="float">
            <text:p>0.001992609009236</text:p>
          </table:table-cell>
          <table:table-cell table:formula="of:=[.H322]-PerAnnumRiskFreeRate/TradingDaysPerYear" office:value-type="float" office:value="0.00183387885050597" calcext:value-type="float">
            <text:p>0.0018338788505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10</text:p>
          </table:table-cell>
          <table:table-cell table:number-columns-repeated="2" office:value-type="float" office:value="13.391667" calcext:value-type="float">
            <text:p>13.391667</text:p>
          </table:table-cell>
          <table:table-cell office:value-type="float" office:value="13.151667" calcext:value-type="float">
            <text:p>13.151667</text:p>
          </table:table-cell>
          <table:table-cell office:value-type="float" office:value="13.153333" calcext:value-type="float">
            <text:p>13.153333</text:p>
          </table:table-cell>
          <table:table-cell office:value-type="float" office:value="9.016994" calcext:value-type="float">
            <text:p>9.016994</text:p>
          </table:table-cell>
          <table:table-cell office:value-type="float" office:value="16200" calcext:value-type="float">
            <text:p>16200</text:p>
          </table:table-cell>
          <table:table-cell table:formula="of:=([.F323]-[.F322])/[.F322]" office:value-type="float" office:value="-0.015395739762926" calcext:value-type="float">
            <text:p>-0.015395739762926</text:p>
          </table:table-cell>
          <table:table-cell table:formula="of:=[.H323]-PerAnnumRiskFreeRate/TradingDaysPerYear" office:value-type="float" office:value="-0.0155544699216562" calcext:value-type="float">
            <text:p>-0.0155544699216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11</text:p>
          </table:table-cell>
          <table:table-cell office:value-type="float" office:value="13.15" calcext:value-type="float">
            <text:p>13.15</text:p>
          </table:table-cell>
          <table:table-cell office:value-type="float" office:value="13.241667" calcext:value-type="float">
            <text:p>13.241667</text:p>
          </table:table-cell>
          <table:table-cell table:number-columns-repeated="2" office:value-type="float" office:value="13.105" calcext:value-type="float">
            <text:p>13.105</text:p>
          </table:table-cell>
          <table:table-cell office:value-type="float" office:value="8.983865" calcext:value-type="float">
            <text:p>8.983865</text:p>
          </table:table-cell>
          <table:table-cell office:value-type="float" office:value="30600" calcext:value-type="float">
            <text:p>30600</text:p>
          </table:table-cell>
          <table:table-cell table:formula="of:=([.F324]-[.F323])/[.F323]" office:value-type="float" office:value="-0.00367406255344083" calcext:value-type="float">
            <text:p>-0.003674062553441</text:p>
          </table:table-cell>
          <table:table-cell table:formula="of:=[.H324]-PerAnnumRiskFreeRate/TradingDaysPerYear" office:value-type="float" office:value="-0.00383279271217099" calcext:value-type="float">
            <text:p>-0.0038327927121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12</text:p>
          </table:table-cell>
          <table:table-cell table:number-columns-repeated="2" office:value-type="float" office:value="12.816667" calcext:value-type="float">
            <text:p>12.816667</text:p>
          </table:table-cell>
          <table:table-cell office:value-type="float" office:value="12.695" calcext:value-type="float">
            <text:p>12.695</text:p>
          </table:table-cell>
          <table:table-cell office:value-type="float" office:value="12.806667" calcext:value-type="float">
            <text:p>12.806667</text:p>
          </table:table-cell>
          <table:table-cell office:value-type="float" office:value="8.779344" calcext:value-type="float">
            <text:p>8.779344</text:p>
          </table:table-cell>
          <table:table-cell office:value-type="float" office:value="330000" calcext:value-type="float">
            <text:p>330000</text:p>
          </table:table-cell>
          <table:table-cell table:formula="of:=([.F325]-[.F324])/[.F324]" office:value-type="float" office:value="-0.0227653688028482" calcext:value-type="float">
            <text:p>-0.022765368802848</text:p>
          </table:table-cell>
          <table:table-cell table:formula="of:=[.H325]-PerAnnumRiskFreeRate/TradingDaysPerYear" office:value-type="float" office:value="-0.0229240989615783" calcext:value-type="float">
            <text:p>-0.0229240989615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13</text:p>
          </table:table-cell>
          <table:table-cell office:value-type="float" office:value="12.925" calcext:value-type="float">
            <text:p>12.925</text:p>
          </table:table-cell>
          <table:table-cell office:value-type="float" office:value="12.935" calcext:value-type="float">
            <text:p>12.935</text:p>
          </table:table-cell>
          <table:table-cell office:value-type="float" office:value="12.868333" calcext:value-type="float">
            <text:p>12.868333</text:p>
          </table:table-cell>
          <table:table-cell office:value-type="float" office:value="12.935" calcext:value-type="float">
            <text:p>12.935</text:p>
          </table:table-cell>
          <table:table-cell office:value-type="float" office:value="8.867326" calcext:value-type="float">
            <text:p>8.867326</text:p>
          </table:table-cell>
          <table:table-cell office:value-type="float" office:value="9000" calcext:value-type="float">
            <text:p>9000</text:p>
          </table:table-cell>
          <table:table-cell table:formula="of:=([.F326]-[.F325])/[.F325]" office:value-type="float" office:value="0.0100214776867156" calcext:value-type="float">
            <text:p>0.010021477686716</text:p>
          </table:table-cell>
          <table:table-cell table:formula="of:=[.H326]-PerAnnumRiskFreeRate/TradingDaysPerYear" office:value-type="float" office:value="0.00986274752798541" calcext:value-type="float">
            <text:p>0.0098627475279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14</text:p>
          </table:table-cell>
          <table:table-cell office:value-type="float" office:value="12.916667" calcext:value-type="float">
            <text:p>12.916667</text:p>
          </table:table-cell>
          <table:table-cell office:value-type="float" office:value="12.976667" calcext:value-type="float">
            <text:p>12.976667</text:p>
          </table:table-cell>
          <table:table-cell office:value-type="float" office:value="12.916667" calcext:value-type="float">
            <text:p>12.916667</text:p>
          </table:table-cell>
          <table:table-cell office:value-type="float" office:value="12.951667" calcext:value-type="float">
            <text:p>12.951667</text:p>
          </table:table-cell>
          <table:table-cell office:value-type="float" office:value="8.878747" calcext:value-type="float">
            <text:p>8.878747</text:p>
          </table:table-cell>
          <table:table-cell office:value-type="float" office:value="8400" calcext:value-type="float">
            <text:p>8400</text:p>
          </table:table-cell>
          <table:table-cell table:formula="of:=([.F327]-[.F326])/[.F326]" office:value-type="float" office:value="0.00128798693089668" calcext:value-type="float">
            <text:p>0.001287986930897</text:p>
          </table:table-cell>
          <table:table-cell table:formula="of:=[.H327]-PerAnnumRiskFreeRate/TradingDaysPerYear" office:value-type="float" office:value="0.00112925677216652" calcext:value-type="float">
            <text:p>0.0011292567721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17</text:p>
          </table:table-cell>
          <table:table-cell office:value-type="float" office:value="13.041667" calcext:value-type="float">
            <text:p>13.041667</text:p>
          </table:table-cell>
          <table:table-cell office:value-type="float" office:value="13.218333" calcext:value-type="float">
            <text:p>13.218333</text:p>
          </table:table-cell>
          <table:table-cell office:value-type="float" office:value="13.041667" calcext:value-type="float">
            <text:p>13.041667</text:p>
          </table:table-cell>
          <table:table-cell office:value-type="float" office:value="13.186667" calcext:value-type="float">
            <text:p>13.186667</text:p>
          </table:table-cell>
          <table:table-cell office:value-type="float" office:value="9.039846" calcext:value-type="float">
            <text:p>9.039846</text:p>
          </table:table-cell>
          <table:table-cell office:value-type="float" office:value="72600" calcext:value-type="float">
            <text:p>72600</text:p>
          </table:table-cell>
          <table:table-cell table:formula="of:=([.F328]-[.F327])/[.F327]" office:value-type="float" office:value="0.0181443395109693" calcext:value-type="float">
            <text:p>0.018144339510969</text:p>
          </table:table-cell>
          <table:table-cell table:formula="of:=[.H328]-PerAnnumRiskFreeRate/TradingDaysPerYear" office:value-type="float" office:value="0.0179856093522391" calcext:value-type="float">
            <text:p>0.0179856093522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18</text:p>
          </table:table-cell>
          <table:table-cell office:value-type="float" office:value="13.065" calcext:value-type="float">
            <text:p>13.065</text:p>
          </table:table-cell>
          <table:table-cell office:value-type="float" office:value="13.311667" calcext:value-type="float">
            <text:p>13.311667</text:p>
          </table:table-cell>
          <table:table-cell office:value-type="float" office:value="13.065" calcext:value-type="float">
            <text:p>13.065</text:p>
          </table:table-cell>
          <table:table-cell office:value-type="float" office:value="13.311667" calcext:value-type="float">
            <text:p>13.311667</text:p>
          </table:table-cell>
          <table:table-cell office:value-type="float" office:value="9.125541" calcext:value-type="float">
            <text:p>9.125541</text:p>
          </table:table-cell>
          <table:table-cell office:value-type="float" office:value="7200" calcext:value-type="float">
            <text:p>7200</text:p>
          </table:table-cell>
          <table:table-cell table:formula="of:=([.F329]-[.F328])/[.F328]" office:value-type="float" office:value="0.00947969688864162" calcext:value-type="float">
            <text:p>0.009479696888642</text:p>
          </table:table-cell>
          <table:table-cell table:formula="of:=[.H329]-PerAnnumRiskFreeRate/TradingDaysPerYear" office:value-type="float" office:value="0.00932096672991146" calcext:value-type="float">
            <text:p>0.0093209667299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19</text:p>
          </table:table-cell>
          <table:table-cell table:number-columns-repeated="2" office:value-type="float" office:value="13.375" calcext:value-type="float">
            <text:p>13.375</text:p>
          </table:table-cell>
          <table:table-cell office:value-type="float" office:value="13.305" calcext:value-type="float">
            <text:p>13.305</text:p>
          </table:table-cell>
          <table:table-cell office:value-type="float" office:value="13.316667" calcext:value-type="float">
            <text:p>13.316667</text:p>
          </table:table-cell>
          <table:table-cell office:value-type="float" office:value="9.128965" calcext:value-type="float">
            <text:p>9.128965</text:p>
          </table:table-cell>
          <table:table-cell office:value-type="float" office:value="9000" calcext:value-type="float">
            <text:p>9000</text:p>
          </table:table-cell>
          <table:table-cell table:formula="of:=([.F330]-[.F329])/[.F329]" office:value-type="float" office:value="0.000375210631347858" calcext:value-type="float">
            <text:p>0.000375210631348</text:p>
          </table:table-cell>
          <table:table-cell table:formula="of:=[.H330]-PerAnnumRiskFreeRate/TradingDaysPerYear" office:value-type="float" office:value="0.000216480472617699" calcext:value-type="float">
            <text:p>0.0002164804726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20</text:p>
          </table:table-cell>
          <table:table-cell office:value-type="float" office:value="13.358333" calcext:value-type="float">
            <text:p>13.358333</text:p>
          </table:table-cell>
          <table:table-cell office:value-type="float" office:value="13.496667" calcext:value-type="float">
            <text:p>13.496667</text:p>
          </table:table-cell>
          <table:table-cell office:value-type="float" office:value="13.283333" calcext:value-type="float">
            <text:p>13.283333</text:p>
          </table:table-cell>
          <table:table-cell office:value-type="float" office:value="13.496667" calcext:value-type="float">
            <text:p>13.496667</text:p>
          </table:table-cell>
          <table:table-cell office:value-type="float" office:value="9.252364" calcext:value-type="float">
            <text:p>9.252364</text:p>
          </table:table-cell>
          <table:table-cell office:value-type="float" office:value="93600" calcext:value-type="float">
            <text:p>93600</text:p>
          </table:table-cell>
          <table:table-cell table:formula="of:=([.F331]-[.F330])/[.F330]" office:value-type="float" office:value="0.0135173045356181" calcext:value-type="float">
            <text:p>0.013517304535618</text:p>
          </table:table-cell>
          <table:table-cell table:formula="of:=[.H331]-PerAnnumRiskFreeRate/TradingDaysPerYear" office:value-type="float" office:value="0.013358574376888" calcext:value-type="float">
            <text:p>0.0133585743768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21</text:p>
          </table:table-cell>
          <table:table-cell table:number-columns-repeated="2" office:value-type="float" office:value="13.466667" calcext:value-type="float">
            <text:p>13.466667</text:p>
          </table:table-cell>
          <table:table-cell office:value-type="float" office:value="13.385" calcext:value-type="float">
            <text:p>13.385</text:p>
          </table:table-cell>
          <table:table-cell office:value-type="float" office:value="13.436667" calcext:value-type="float">
            <text:p>13.436667</text:p>
          </table:table-cell>
          <table:table-cell office:value-type="float" office:value="9.211231" calcext:value-type="float">
            <text:p>9.211231</text:p>
          </table:table-cell>
          <table:table-cell office:value-type="float" office:value="13200" calcext:value-type="float">
            <text:p>13200</text:p>
          </table:table-cell>
          <table:table-cell table:formula="of:=([.F332]-[.F331])/[.F331]" office:value-type="float" office:value="-0.00444567464055676" calcext:value-type="float">
            <text:p>-0.004445674640557</text:p>
          </table:table-cell>
          <table:table-cell table:formula="of:=[.H332]-PerAnnumRiskFreeRate/TradingDaysPerYear" office:value-type="float" office:value="-0.00460440479928692" calcext:value-type="float">
            <text:p>-0.0046044047992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24</text:p>
          </table:table-cell>
          <table:table-cell table:number-columns-repeated="2" office:value-type="float" office:value="13.408333" calcext:value-type="float">
            <text:p>13.408333</text:p>
          </table:table-cell>
          <table:table-cell table:number-columns-repeated="2" office:value-type="float" office:value="13.141667" calcext:value-type="float">
            <text:p>13.141667</text:p>
          </table:table-cell>
          <table:table-cell office:value-type="float" office:value="9.008999" calcext:value-type="float">
            <text:p>9.008999</text:p>
          </table:table-cell>
          <table:table-cell office:value-type="float" office:value="59400" calcext:value-type="float">
            <text:p>59400</text:p>
          </table:table-cell>
          <table:table-cell table:formula="of:=([.F333]-[.F332])/[.F332]" office:value-type="float" office:value="-0.0219549374019608" calcext:value-type="float">
            <text:p>-0.021954937401961</text:p>
          </table:table-cell>
          <table:table-cell table:formula="of:=[.H333]-PerAnnumRiskFreeRate/TradingDaysPerYear" office:value-type="float" office:value="-0.0221136675606909" calcext:value-type="float">
            <text:p>-0.0221136675606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25</text:p>
          </table:table-cell>
          <table:table-cell office:value-type="float" office:value="13.235" calcext:value-type="float">
            <text:p>13.235</text:p>
          </table:table-cell>
          <table:table-cell office:value-type="float" office:value="13.403333" calcext:value-type="float">
            <text:p>13.403333</text:p>
          </table:table-cell>
          <table:table-cell office:value-type="float" office:value="13.235" calcext:value-type="float">
            <text:p>13.235</text:p>
          </table:table-cell>
          <table:table-cell office:value-type="float" office:value="13.325" calcext:value-type="float">
            <text:p>13.325</text:p>
          </table:table-cell>
          <table:table-cell office:value-type="float" office:value="9.134683" calcext:value-type="float">
            <text:p>9.134683</text:p>
          </table:table-cell>
          <table:table-cell office:value-type="float" office:value="72000" calcext:value-type="float">
            <text:p>72000</text:p>
          </table:table-cell>
          <table:table-cell table:formula="of:=([.F334]-[.F333])/[.F333]" office:value-type="float" office:value="0.0139509394994939" calcext:value-type="float">
            <text:p>0.013950939499494</text:p>
          </table:table-cell>
          <table:table-cell table:formula="of:=[.H334]-PerAnnumRiskFreeRate/TradingDaysPerYear" office:value-type="float" office:value="0.0137922093407638" calcext:value-type="float">
            <text:p>0.0137922093407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26</text:p>
          </table:table-cell>
          <table:table-cell table:number-columns-repeated="2" office:value-type="float" office:value="13.353333" calcext:value-type="float">
            <text:p>13.353333</text:p>
          </table:table-cell>
          <table:table-cell table:number-columns-repeated="2" office:value-type="float" office:value="13.255" calcext:value-type="float">
            <text:p>13.255</text:p>
          </table:table-cell>
          <table:table-cell office:value-type="float" office:value="9.086691" calcext:value-type="float">
            <text:p>9.086691</text:p>
          </table:table-cell>
          <table:table-cell office:value-type="float" office:value="12000" calcext:value-type="float">
            <text:p>12000</text:p>
          </table:table-cell>
          <table:table-cell table:formula="of:=([.F335]-[.F334])/[.F334]" office:value-type="float" office:value="-0.00525382216328697" calcext:value-type="float">
            <text:p>-0.005253822163287</text:p>
          </table:table-cell>
          <table:table-cell table:formula="of:=[.H335]-PerAnnumRiskFreeRate/TradingDaysPerYear" office:value-type="float" office:value="-0.00541255232201713" calcext:value-type="float">
            <text:p>-0.0054125523220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27</text:p>
          </table:table-cell>
          <table:table-cell office:value-type="float" office:value="13.213333" calcext:value-type="float">
            <text:p>13.213333</text:p>
          </table:table-cell>
          <table:table-cell office:value-type="float" office:value="13.36" calcext:value-type="float">
            <text:p>13.36</text:p>
          </table:table-cell>
          <table:table-cell office:value-type="float" office:value="13.213333" calcext:value-type="float">
            <text:p>13.213333</text:p>
          </table:table-cell>
          <table:table-cell office:value-type="float" office:value="13.33" calcext:value-type="float">
            <text:p>13.33</text:p>
          </table:table-cell>
          <table:table-cell office:value-type="float" office:value="9.138104" calcext:value-type="float">
            <text:p>9.138104</text:p>
          </table:table-cell>
          <table:table-cell office:value-type="float" office:value="14400" calcext:value-type="float">
            <text:p>14400</text:p>
          </table:table-cell>
          <table:table-cell table:formula="of:=([.F336]-[.F335])/[.F335]" office:value-type="float" office:value="0.00565805528106988" calcext:value-type="float">
            <text:p>0.00565805528107</text:p>
          </table:table-cell>
          <table:table-cell table:formula="of:=[.H336]-PerAnnumRiskFreeRate/TradingDaysPerYear" office:value-type="float" office:value="0.00549932512233972" calcext:value-type="float">
            <text:p>0.005499325122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28</text:p>
          </table:table-cell>
          <table:table-cell table:number-columns-repeated="4" office:value-type="float" office:value="13.308333" calcext:value-type="float">
            <text:p>13.308333</text:p>
          </table:table-cell>
          <table:table-cell office:value-type="float" office:value="9.123251" calcext:value-type="float">
            <text:p>9.123251</text:p>
          </table:table-cell>
          <table:table-cell office:value-type="float" office:value="600" calcext:value-type="float">
            <text:p>600</text:p>
          </table:table-cell>
          <table:table-cell table:formula="of:=([.F337]-[.F336])/[.F336]" office:value-type="float" office:value="-0.00162539187560138" calcext:value-type="float">
            <text:p>-0.001625391875601</text:p>
          </table:table-cell>
          <table:table-cell table:formula="of:=[.H337]-PerAnnumRiskFreeRate/TradingDaysPerYear" office:value-type="float" office:value="-0.00178412203433154" calcext:value-type="float">
            <text:p>-0.0017841220343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3-31</text:p>
          </table:table-cell>
          <table:table-cell office:value-type="float" office:value="13.25" calcext:value-type="float">
            <text:p>13.25</text:p>
          </table:table-cell>
          <table:table-cell office:value-type="float" office:value="13.285" calcext:value-type="float">
            <text:p>13.285</text:p>
          </table:table-cell>
          <table:table-cell office:value-type="float" office:value="13.218333" calcext:value-type="float">
            <text:p>13.218333</text:p>
          </table:table-cell>
          <table:table-cell office:value-type="float" office:value="13.221667" calcext:value-type="float">
            <text:p>13.221667</text:p>
          </table:table-cell>
          <table:table-cell office:value-type="float" office:value="9.063844" calcext:value-type="float">
            <text:p>9.063844</text:p>
          </table:table-cell>
          <table:table-cell office:value-type="float" office:value="145200" calcext:value-type="float">
            <text:p>145200</text:p>
          </table:table-cell>
          <table:table-cell table:formula="of:=([.F338]-[.F337])/[.F337]" office:value-type="float" office:value="-0.00651160425159849" calcext:value-type="float">
            <text:p>-0.006511604251599</text:p>
          </table:table-cell>
          <table:table-cell table:formula="of:=[.H338]-PerAnnumRiskFreeRate/TradingDaysPerYear" office:value-type="float" office:value="-0.00667033441032865" calcext:value-type="float">
            <text:p>-0.0066703344103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01</text:p>
          </table:table-cell>
          <table:table-cell office:value-type="float" office:value="13.35" calcext:value-type="float">
            <text:p>13.35</text:p>
          </table:table-cell>
          <table:table-cell office:value-type="float" office:value="13.448333" calcext:value-type="float">
            <text:p>13.448333</text:p>
          </table:table-cell>
          <table:table-cell office:value-type="float" office:value="13.35" calcext:value-type="float">
            <text:p>13.35</text:p>
          </table:table-cell>
          <table:table-cell office:value-type="float" office:value="13.448333" calcext:value-type="float">
            <text:p>13.448333</text:p>
          </table:table-cell>
          <table:table-cell office:value-type="float" office:value="9.219232" calcext:value-type="float">
            <text:p>9.219232</text:p>
          </table:table-cell>
          <table:table-cell office:value-type="float" office:value="21600" calcext:value-type="float">
            <text:p>21600</text:p>
          </table:table-cell>
          <table:table-cell table:formula="of:=([.F339]-[.F338])/[.F338]" office:value-type="float" office:value="0.0171437195962332" calcext:value-type="float">
            <text:p>0.017143719596233</text:p>
          </table:table-cell>
          <table:table-cell table:formula="of:=[.H339]-PerAnnumRiskFreeRate/TradingDaysPerYear" office:value-type="float" office:value="0.016984989437503" calcext:value-type="float">
            <text:p>0.0169849894375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02</text:p>
          </table:table-cell>
          <table:table-cell office:value-type="float" office:value="13.356667" calcext:value-type="float">
            <text:p>13.356667</text:p>
          </table:table-cell>
          <table:table-cell office:value-type="float" office:value="13.385" calcext:value-type="float">
            <text:p>13.385</text:p>
          </table:table-cell>
          <table:table-cell office:value-type="float" office:value="13.356667" calcext:value-type="float">
            <text:p>13.356667</text:p>
          </table:table-cell>
          <table:table-cell office:value-type="float" office:value="13.385" calcext:value-type="float">
            <text:p>13.385</text:p>
          </table:table-cell>
          <table:table-cell office:value-type="float" office:value="9.175815" calcext:value-type="float">
            <text:p>9.175815</text:p>
          </table:table-cell>
          <table:table-cell office:value-type="float" office:value="3000" calcext:value-type="float">
            <text:p>3000</text:p>
          </table:table-cell>
          <table:table-cell table:formula="of:=([.F340]-[.F339])/[.F339]" office:value-type="float" office:value="-0.00470939444847465" calcext:value-type="float">
            <text:p>-0.004709394448475</text:p>
          </table:table-cell>
          <table:table-cell table:formula="of:=[.H340]-PerAnnumRiskFreeRate/TradingDaysPerYear" office:value-type="float" office:value="-0.00486812460720481" calcext:value-type="float">
            <text:p>-0.0048681246072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03</text:p>
          </table:table-cell>
          <table:table-cell table:number-columns-repeated="2" office:value-type="float" office:value="13.441667" calcext:value-type="float">
            <text:p>13.441667</text:p>
          </table:table-cell>
          <table:table-cell office:value-type="float" office:value="13.235" calcext:value-type="float">
            <text:p>13.235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9.077552" calcext:value-type="float">
            <text:p>9.077552</text:p>
          </table:table-cell>
          <table:table-cell office:value-type="float" office:value="73200" calcext:value-type="float">
            <text:p>73200</text:p>
          </table:table-cell>
          <table:table-cell table:formula="of:=([.F341]-[.F340])/[.F340]" office:value-type="float" office:value="-0.0107089125053196" calcext:value-type="float">
            <text:p>-0.01070891250532</text:p>
          </table:table-cell>
          <table:table-cell table:formula="of:=[.H341]-PerAnnumRiskFreeRate/TradingDaysPerYear" office:value-type="float" office:value="-0.0108676426640498" calcext:value-type="float">
            <text:p>-0.010867642664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04</text:p>
          </table:table-cell>
          <table:table-cell office:value-type="float" office:value="13.3" calcext:value-type="float">
            <text:p>13.3</text:p>
          </table:table-cell>
          <table:table-cell office:value-type="float" office:value="13.356667" calcext:value-type="float">
            <text:p>13.356667</text:p>
          </table:table-cell>
          <table:table-cell office:value-type="float" office:value="13.266667" calcext:value-type="float">
            <text:p>13.266667</text:p>
          </table:table-cell>
          <table:table-cell office:value-type="float" office:value="13.305" calcext:value-type="float">
            <text:p>13.305</text:p>
          </table:table-cell>
          <table:table-cell office:value-type="float" office:value="9.120971" calcext:value-type="float">
            <text:p>9.120971</text:p>
          </table:table-cell>
          <table:table-cell office:value-type="float" office:value="61800" calcext:value-type="float">
            <text:p>61800</text:p>
          </table:table-cell>
          <table:table-cell table:formula="of:=([.F342]-[.F341])/[.F341]" office:value-type="float" office:value="0.00478311773923191" calcext:value-type="float">
            <text:p>0.004783117739232</text:p>
          </table:table-cell>
          <table:table-cell table:formula="of:=[.H342]-PerAnnumRiskFreeRate/TradingDaysPerYear" office:value-type="float" office:value="0.00462438758050175" calcext:value-type="float">
            <text:p>0.0046243875805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07</text:p>
          </table:table-cell>
          <table:table-cell office:value-type="float" office:value="13.366667" calcext:value-type="float">
            <text:p>13.366667</text:p>
          </table:table-cell>
          <table:table-cell office:value-type="float" office:value="13.438333" calcext:value-type="float">
            <text:p>13.438333</text:p>
          </table:table-cell>
          <table:table-cell table:number-columns-repeated="2" office:value-type="float" office:value="13.265" calcext:value-type="float">
            <text:p>13.265</text:p>
          </table:table-cell>
          <table:table-cell office:value-type="float" office:value="9.09355" calcext:value-type="float">
            <text:p>9.09355</text:p>
          </table:table-cell>
          <table:table-cell office:value-type="float" office:value="129000" calcext:value-type="float">
            <text:p>129000</text:p>
          </table:table-cell>
          <table:table-cell table:formula="of:=([.F343]-[.F342])/[.F342]" office:value-type="float" office:value="-0.00300636851054568" calcext:value-type="float">
            <text:p>-0.003006368510546</text:p>
          </table:table-cell>
          <table:table-cell table:formula="of:=[.H343]-PerAnnumRiskFreeRate/TradingDaysPerYear" office:value-type="float" office:value="-0.00316509866927584" calcext:value-type="float">
            <text:p>-0.0031650986692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08</text:p>
          </table:table-cell>
          <table:table-cell office:value-type="float" office:value="13.191667" calcext:value-type="float">
            <text:p>13.191667</text:p>
          </table:table-cell>
          <table:table-cell office:value-type="float" office:value="13.223333" calcext:value-type="float">
            <text:p>13.223333</text:p>
          </table:table-cell>
          <table:table-cell office:value-type="float" office:value="13.17" calcext:value-type="float">
            <text:p>13.17</text:p>
          </table:table-cell>
          <table:table-cell office:value-type="float" office:value="13.175" calcext:value-type="float">
            <text:p>13.175</text:p>
          </table:table-cell>
          <table:table-cell office:value-type="float" office:value="9.03185" calcext:value-type="float">
            <text:p>9.03185</text:p>
          </table:table-cell>
          <table:table-cell office:value-type="float" office:value="20400" calcext:value-type="float">
            <text:p>20400</text:p>
          </table:table-cell>
          <table:table-cell table:formula="of:=([.F344]-[.F343])/[.F343]" office:value-type="float" office:value="-0.0067850289490903" calcext:value-type="float">
            <text:p>-0.00678502894909</text:p>
          </table:table-cell>
          <table:table-cell table:formula="of:=[.H344]-PerAnnumRiskFreeRate/TradingDaysPerYear" office:value-type="float" office:value="-0.00694375910782046" calcext:value-type="float">
            <text:p>-0.006943759107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09</text:p>
          </table:table-cell>
          <table:table-cell table:number-columns-repeated="2" office:value-type="float" office:value="13.243333" calcext:value-type="float">
            <text:p>13.243333</text:p>
          </table:table-cell>
          <table:table-cell office:value-type="float" office:value="13.166667" calcext:value-type="float">
            <text:p>13.166667</text:p>
          </table:table-cell>
          <table:table-cell office:value-type="float" office:value="13.203333" calcext:value-type="float">
            <text:p>13.203333</text:p>
          </table:table-cell>
          <table:table-cell office:value-type="float" office:value="9.051271" calcext:value-type="float">
            <text:p>9.051271</text:p>
          </table:table-cell>
          <table:table-cell office:value-type="float" office:value="3600" calcext:value-type="float">
            <text:p>3600</text:p>
          </table:table-cell>
          <table:table-cell table:formula="of:=([.F345]-[.F344])/[.F344]" office:value-type="float" office:value="0.00215027928940355" calcext:value-type="float">
            <text:p>0.002150279289404</text:p>
          </table:table-cell>
          <table:table-cell table:formula="of:=[.H345]-PerAnnumRiskFreeRate/TradingDaysPerYear" office:value-type="float" office:value="0.00199154913067339" calcext:value-type="float">
            <text:p>0.0019915491306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10</text:p>
          </table:table-cell>
          <table:table-cell office:value-type="float" office:value="13.213333" calcext:value-type="float">
            <text:p>13.213333</text:p>
          </table:table-cell>
          <table:table-cell office:value-type="float" office:value="13.3" calcext:value-type="float">
            <text:p>13.3</text:p>
          </table:table-cell>
          <table:table-cell office:value-type="float" office:value="13.213333" calcext:value-type="float">
            <text:p>13.213333</text:p>
          </table:table-cell>
          <table:table-cell office:value-type="float" office:value="13.3" calcext:value-type="float">
            <text:p>13.3</text:p>
          </table:table-cell>
          <table:table-cell office:value-type="float" office:value="9.11754" calcext:value-type="float">
            <text:p>9.11754</text:p>
          </table:table-cell>
          <table:table-cell office:value-type="float" office:value="3000" calcext:value-type="float">
            <text:p>3000</text:p>
          </table:table-cell>
          <table:table-cell table:formula="of:=([.F346]-[.F345])/[.F345]" office:value-type="float" office:value="0.00732151318858977" calcext:value-type="float">
            <text:p>0.00732151318859</text:p>
          </table:table-cell>
          <table:table-cell table:formula="of:=[.H346]-PerAnnumRiskFreeRate/TradingDaysPerYear" office:value-type="float" office:value="0.00716278302985961" calcext:value-type="float">
            <text:p>0.007162783029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11</text:p>
          </table:table-cell>
          <table:table-cell table:number-columns-repeated="2" office:value-type="float" office:value="13.325" calcext:value-type="float">
            <text:p>13.325</text:p>
          </table:table-cell>
          <table:table-cell office:value-type="float" office:value="13.21" calcext:value-type="float">
            <text:p>13.21</text:p>
          </table:table-cell>
          <table:table-cell office:value-type="float" office:value="13.271667" calcext:value-type="float">
            <text:p>13.271667</text:p>
          </table:table-cell>
          <table:table-cell office:value-type="float" office:value="9.098118" calcext:value-type="float">
            <text:p>9.098118</text:p>
          </table:table-cell>
          <table:table-cell office:value-type="float" office:value="10800" calcext:value-type="float">
            <text:p>10800</text:p>
          </table:table-cell>
          <table:table-cell table:formula="of:=([.F347]-[.F346])/[.F346]" office:value-type="float" office:value="-0.00213017985114411" calcext:value-type="float">
            <text:p>-0.002130179851144</text:p>
          </table:table-cell>
          <table:table-cell table:formula="of:=[.H347]-PerAnnumRiskFreeRate/TradingDaysPerYear" office:value-type="float" office:value="-0.00228891000987427" calcext:value-type="float">
            <text:p>-0.0022889100098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14</text:p>
          </table:table-cell>
          <table:table-cell office:value-type="float" office:value="13.265" calcext:value-type="float">
            <text:p>13.265</text:p>
          </table:table-cell>
          <table:table-cell office:value-type="float" office:value="13.31" calcext:value-type="float">
            <text:p>13.31</text:p>
          </table:table-cell>
          <table:table-cell office:value-type="float" office:value="13.265" calcext:value-type="float">
            <text:p>13.265</text:p>
          </table:table-cell>
          <table:table-cell office:value-type="float" office:value="13.31" calcext:value-type="float">
            <text:p>13.31</text:p>
          </table:table-cell>
          <table:table-cell office:value-type="float" office:value="9.124397" calcext:value-type="float">
            <text:p>9.124397</text:p>
          </table:table-cell>
          <table:table-cell office:value-type="float" office:value="7200" calcext:value-type="float">
            <text:p>7200</text:p>
          </table:table-cell>
          <table:table-cell table:formula="of:=([.F348]-[.F347])/[.F347]" office:value-type="float" office:value="0.00288839955691942" calcext:value-type="float">
            <text:p>0.002888399556919</text:p>
          </table:table-cell>
          <table:table-cell table:formula="of:=[.H348]-PerAnnumRiskFreeRate/TradingDaysPerYear" office:value-type="float" office:value="0.00272966939818926" calcext:value-type="float">
            <text:p>0.0027296693981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15</text:p>
          </table:table-cell>
          <table:table-cell office:value-type="float" office:value="13.306667" calcext:value-type="float">
            <text:p>13.306667</text:p>
          </table:table-cell>
          <table:table-cell office:value-type="float" office:value="13.365" calcext:value-type="float">
            <text:p>13.365</text:p>
          </table:table-cell>
          <table:table-cell office:value-type="float" office:value="13.305" calcext:value-type="float">
            <text:p>13.305</text:p>
          </table:table-cell>
          <table:table-cell office:value-type="float" office:value="13.365" calcext:value-type="float">
            <text:p>13.365</text:p>
          </table:table-cell>
          <table:table-cell office:value-type="float" office:value="9.162104" calcext:value-type="float">
            <text:p>9.162104</text:p>
          </table:table-cell>
          <table:table-cell office:value-type="float" office:value="15000" calcext:value-type="float">
            <text:p>15000</text:p>
          </table:table-cell>
          <table:table-cell table:formula="of:=([.F349]-[.F348])/[.F348]" office:value-type="float" office:value="0.00413254706037005" calcext:value-type="float">
            <text:p>0.00413254706037</text:p>
          </table:table-cell>
          <table:table-cell table:formula="of:=[.H349]-PerAnnumRiskFreeRate/TradingDaysPerYear" office:value-type="float" office:value="0.00397381690163989" calcext:value-type="float">
            <text:p>0.003973816901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16</text:p>
          </table:table-cell>
          <table:table-cell office:value-type="float" office:value="13.283333" calcext:value-type="float">
            <text:p>13.283333</text:p>
          </table:table-cell>
          <table:table-cell office:value-type="float" office:value="13.315" calcext:value-type="float">
            <text:p>13.315</text:p>
          </table:table-cell>
          <table:table-cell office:value-type="float" office:value="13.225" calcext:value-type="float">
            <text:p>13.225</text:p>
          </table:table-cell>
          <table:table-cell office:value-type="float" office:value="13.233333" calcext:value-type="float">
            <text:p>13.233333</text:p>
          </table:table-cell>
          <table:table-cell office:value-type="float" office:value="9.071837" calcext:value-type="float">
            <text:p>9.071837</text:p>
          </table:table-cell>
          <table:table-cell office:value-type="float" office:value="12600" calcext:value-type="float">
            <text:p>12600</text:p>
          </table:table-cell>
          <table:table-cell table:formula="of:=([.F350]-[.F349])/[.F349]" office:value-type="float" office:value="-0.00985221298513955" calcext:value-type="float">
            <text:p>-0.00985221298514</text:p>
          </table:table-cell>
          <table:table-cell table:formula="of:=[.H350]-PerAnnumRiskFreeRate/TradingDaysPerYear" office:value-type="float" office:value="-0.0100109431438697" calcext:value-type="float">
            <text:p>-0.010010943143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17</text:p>
          </table:table-cell>
          <table:table-cell office:value-type="float" office:value="13.371667" calcext:value-type="float">
            <text:p>13.371667</text:p>
          </table:table-cell>
          <table:table-cell office:value-type="float" office:value="13.46" calcext:value-type="float">
            <text:p>13.46</text:p>
          </table:table-cell>
          <table:table-cell office:value-type="float" office:value="13.371667" calcext:value-type="float">
            <text:p>13.371667</text:p>
          </table:table-cell>
          <table:table-cell office:value-type="float" office:value="13.46" calcext:value-type="float">
            <text:p>13.46</text:p>
          </table:table-cell>
          <table:table-cell office:value-type="float" office:value="9.227227" calcext:value-type="float">
            <text:p>9.227227</text:p>
          </table:table-cell>
          <table:table-cell office:value-type="float" office:value="7200" calcext:value-type="float">
            <text:p>7200</text:p>
          </table:table-cell>
          <table:table-cell table:formula="of:=([.F351]-[.F350])/[.F350]" office:value-type="float" office:value="0.017128835097015" calcext:value-type="float">
            <text:p>0.017128835097015</text:p>
          </table:table-cell>
          <table:table-cell table:formula="of:=[.H351]-PerAnnumRiskFreeRate/TradingDaysPerYear" office:value-type="float" office:value="0.0169701049382848" calcext:value-type="float">
            <text:p>0.0169701049382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21</text:p>
          </table:table-cell>
          <table:table-cell office:value-type="float" office:value="13.466667" calcext:value-type="float">
            <text:p>13.466667</text:p>
          </table:table-cell>
          <table:table-cell office:value-type="float" office:value="13.541667" calcext:value-type="float">
            <text:p>13.541667</text:p>
          </table:table-cell>
          <table:table-cell office:value-type="float" office:value="13.466667" calcext:value-type="float">
            <text:p>13.466667</text:p>
          </table:table-cell>
          <table:table-cell office:value-type="float" office:value="13.515" calcext:value-type="float">
            <text:p>13.515</text:p>
          </table:table-cell>
          <table:table-cell office:value-type="float" office:value="9.264932" calcext:value-type="float">
            <text:p>9.264932</text:p>
          </table:table-cell>
          <table:table-cell office:value-type="float" office:value="18600" calcext:value-type="float">
            <text:p>18600</text:p>
          </table:table-cell>
          <table:table-cell table:formula="of:=([.F352]-[.F351])/[.F351]" office:value-type="float" office:value="0.00408627640785263" calcext:value-type="float">
            <text:p>0.004086276407853</text:p>
          </table:table-cell>
          <table:table-cell table:formula="of:=[.H352]-PerAnnumRiskFreeRate/TradingDaysPerYear" office:value-type="float" office:value="0.00392754624912247" calcext:value-type="float">
            <text:p>0.0039275462491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22</text:p>
          </table:table-cell>
          <table:table-cell office:value-type="float" office:value="13.565" calcext:value-type="float">
            <text:p>13.565</text:p>
          </table:table-cell>
          <table:table-cell office:value-type="float" office:value="13.711667" calcext:value-type="float">
            <text:p>13.711667</text:p>
          </table:table-cell>
          <table:table-cell office:value-type="float" office:value="13.565" calcext:value-type="float">
            <text:p>13.565</text:p>
          </table:table-cell>
          <table:table-cell office:value-type="float" office:value="13.691667" calcext:value-type="float">
            <text:p>13.691667</text:p>
          </table:table-cell>
          <table:table-cell office:value-type="float" office:value="9.386042" calcext:value-type="float">
            <text:p>9.386042</text:p>
          </table:table-cell>
          <table:table-cell office:value-type="float" office:value="39600" calcext:value-type="float">
            <text:p>39600</text:p>
          </table:table-cell>
          <table:table-cell table:formula="of:=([.F353]-[.F352])/[.F352]" office:value-type="float" office:value="0.0130718714395313" calcext:value-type="float">
            <text:p>0.013071871439531</text:p>
          </table:table-cell>
          <table:table-cell table:formula="of:=[.H353]-PerAnnumRiskFreeRate/TradingDaysPerYear" office:value-type="float" office:value="0.0129131412808012" calcext:value-type="float">
            <text:p>0.0129131412808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23</text:p>
          </table:table-cell>
          <table:table-cell office:value-type="float" office:value="13.716667" calcext:value-type="float">
            <text:p>13.716667</text:p>
          </table:table-cell>
          <table:table-cell office:value-type="float" office:value="13.731667" calcext:value-type="float">
            <text:p>13.731667</text:p>
          </table:table-cell>
          <table:table-cell office:value-type="float" office:value="13.6" calcext:value-type="float">
            <text:p>13.6</text:p>
          </table:table-cell>
          <table:table-cell office:value-type="float" office:value="13.681667" calcext:value-type="float">
            <text:p>13.681667</text:p>
          </table:table-cell>
          <table:table-cell office:value-type="float" office:value="9.379183" calcext:value-type="float">
            <text:p>9.379183</text:p>
          </table:table-cell>
          <table:table-cell office:value-type="float" office:value="490200" calcext:value-type="float">
            <text:p>490200</text:p>
          </table:table-cell>
          <table:table-cell table:formula="of:=([.F354]-[.F353])/[.F353]" office:value-type="float" office:value="-0.000730765960774562" calcext:value-type="float">
            <text:p>-0.000730765960775</text:p>
          </table:table-cell>
          <table:table-cell table:formula="of:=[.H354]-PerAnnumRiskFreeRate/TradingDaysPerYear" office:value-type="float" office:value="-0.000889496119504721" calcext:value-type="float">
            <text:p>-0.0008894961195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24</text:p>
          </table:table-cell>
          <table:table-cell office:value-type="float" office:value="13.583333" calcext:value-type="float">
            <text:p>13.583333</text:p>
          </table:table-cell>
          <table:table-cell office:value-type="float" office:value="13.646667" calcext:value-type="float">
            <text:p>13.646667</text:p>
          </table:table-cell>
          <table:table-cell office:value-type="float" office:value="13.535" calcext:value-type="float">
            <text:p>13.535</text:p>
          </table:table-cell>
          <table:table-cell office:value-type="float" office:value="13.578333" calcext:value-type="float">
            <text:p>13.578333</text:p>
          </table:table-cell>
          <table:table-cell office:value-type="float" office:value="9.308346" calcext:value-type="float">
            <text:p>9.308346</text:p>
          </table:table-cell>
          <table:table-cell office:value-type="float" office:value="49800" calcext:value-type="float">
            <text:p>49800</text:p>
          </table:table-cell>
          <table:table-cell table:formula="of:=([.F355]-[.F354])/[.F354]" office:value-type="float" office:value="-0.00755257680759605" calcext:value-type="float">
            <text:p>-0.007552576807596</text:p>
          </table:table-cell>
          <table:table-cell table:formula="of:=[.H355]-PerAnnumRiskFreeRate/TradingDaysPerYear" office:value-type="float" office:value="-0.00771130696632621" calcext:value-type="float">
            <text:p>-0.0077113069663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25</text:p>
          </table:table-cell>
          <table:table-cell office:value-type="float" office:value="13.396667" calcext:value-type="float">
            <text:p>13.396667</text:p>
          </table:table-cell>
          <table:table-cell office:value-type="float" office:value="13.436667" calcext:value-type="float">
            <text:p>13.436667</text:p>
          </table:table-cell>
          <table:table-cell office:value-type="float" office:value="13.396667" calcext:value-type="float">
            <text:p>13.396667</text:p>
          </table:table-cell>
          <table:table-cell office:value-type="float" office:value="13.416667" calcext:value-type="float">
            <text:p>13.416667</text:p>
          </table:table-cell>
          <table:table-cell office:value-type="float" office:value="9.197522" calcext:value-type="float">
            <text:p>9.197522</text:p>
          </table:table-cell>
          <table:table-cell office:value-type="float" office:value="10800" calcext:value-type="float">
            <text:p>10800</text:p>
          </table:table-cell>
          <table:table-cell table:formula="of:=([.F356]-[.F355])/[.F355]" office:value-type="float" office:value="-0.0119058745775029" calcext:value-type="float">
            <text:p>-0.011905874577503</text:p>
          </table:table-cell>
          <table:table-cell table:formula="of:=[.H356]-PerAnnumRiskFreeRate/TradingDaysPerYear" office:value-type="float" office:value="-0.0120646047362331" calcext:value-type="float">
            <text:p>-0.0120646047362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28</text:p>
          </table:table-cell>
          <table:table-cell office:value-type="float" office:value="13.426667" calcext:value-type="float">
            <text:p>13.426667</text:p>
          </table:table-cell>
          <table:table-cell office:value-type="float" office:value="13.503333" calcext:value-type="float">
            <text:p>13.503333</text:p>
          </table:table-cell>
          <table:table-cell office:value-type="float" office:value="13.426667" calcext:value-type="float">
            <text:p>13.426667</text:p>
          </table:table-cell>
          <table:table-cell office:value-type="float" office:value="13.473333" calcext:value-type="float">
            <text:p>13.473333</text:p>
          </table:table-cell>
          <table:table-cell office:value-type="float" office:value="9.236366" calcext:value-type="float">
            <text:p>9.236366</text:p>
          </table:table-cell>
          <table:table-cell office:value-type="float" office:value="1800" calcext:value-type="float">
            <text:p>1800</text:p>
          </table:table-cell>
          <table:table-cell table:formula="of:=([.F357]-[.F356])/[.F356]" office:value-type="float" office:value="0.00422331145280229" calcext:value-type="float">
            <text:p>0.004223311452802</text:p>
          </table:table-cell>
          <table:table-cell table:formula="of:=[.H357]-PerAnnumRiskFreeRate/TradingDaysPerYear" office:value-type="float" office:value="0.00406458129407213" calcext:value-type="float">
            <text:p>0.0040645812940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29</text:p>
          </table:table-cell>
          <table:table-cell office:value-type="float" office:value="13.45" calcext:value-type="float">
            <text:p>13.45</text:p>
          </table:table-cell>
          <table:table-cell office:value-type="float" office:value="13.493333" calcext:value-type="float">
            <text:p>13.493333</text:p>
          </table:table-cell>
          <table:table-cell office:value-type="float" office:value="13.353333" calcext:value-type="float">
            <text:p>13.353333</text:p>
          </table:table-cell>
          <table:table-cell office:value-type="float" office:value="13.365" calcext:value-type="float">
            <text:p>13.365</text:p>
          </table:table-cell>
          <table:table-cell office:value-type="float" office:value="9.162104" calcext:value-type="float">
            <text:p>9.162104</text:p>
          </table:table-cell>
          <table:table-cell office:value-type="float" office:value="7800" calcext:value-type="float">
            <text:p>7800</text:p>
          </table:table-cell>
          <table:table-cell table:formula="of:=([.F358]-[.F357])/[.F357]" office:value-type="float" office:value="-0.00804017510782931" calcext:value-type="float">
            <text:p>-0.008040175107829</text:p>
          </table:table-cell>
          <table:table-cell table:formula="of:=[.H358]-PerAnnumRiskFreeRate/TradingDaysPerYear" office:value-type="float" office:value="-0.00819890526655946" calcext:value-type="float">
            <text:p>-0.0081989052665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4-30</text:p>
          </table:table-cell>
          <table:table-cell office:value-type="float" office:value="13.325" calcext:value-type="float">
            <text:p>13.325</text:p>
          </table:table-cell>
          <table:table-cell office:value-type="float" office:value="13.455" calcext:value-type="float">
            <text:p>13.455</text:p>
          </table:table-cell>
          <table:table-cell office:value-type="float" office:value="13.325" calcext:value-type="float">
            <text:p>13.325</text:p>
          </table:table-cell>
          <table:table-cell office:value-type="float" office:value="13.408333" calcext:value-type="float">
            <text:p>13.408333</text:p>
          </table:table-cell>
          <table:table-cell office:value-type="float" office:value="9.191806" calcext:value-type="float">
            <text:p>9.191806</text:p>
          </table:table-cell>
          <table:table-cell office:value-type="float" office:value="15600" calcext:value-type="float">
            <text:p>15600</text:p>
          </table:table-cell>
          <table:table-cell table:formula="of:=([.F359]-[.F358])/[.F358]" office:value-type="float" office:value="0.00324183178885552" calcext:value-type="float">
            <text:p>0.003241831788856</text:p>
          </table:table-cell>
          <table:table-cell table:formula="of:=[.H359]-PerAnnumRiskFreeRate/TradingDaysPerYear" office:value-type="float" office:value="0.00308310163012536" calcext:value-type="float">
            <text:p>0.0030831016301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01</text:p>
          </table:table-cell>
          <table:table-cell table:number-columns-repeated="2" office:value-type="float" office:value="13.473333" calcext:value-type="float">
            <text:p>13.473333</text:p>
          </table:table-cell>
          <table:table-cell office:value-type="float" office:value="13.371667" calcext:value-type="float">
            <text:p>13.371667</text:p>
          </table:table-cell>
          <table:table-cell office:value-type="float" office:value="13.398333" calcext:value-type="float">
            <text:p>13.398333</text:p>
          </table:table-cell>
          <table:table-cell office:value-type="float" office:value="9.184952" calcext:value-type="float">
            <text:p>9.184952</text:p>
          </table:table-cell>
          <table:table-cell office:value-type="float" office:value="21000" calcext:value-type="float">
            <text:p>21000</text:p>
          </table:table-cell>
          <table:table-cell table:formula="of:=([.F360]-[.F359])/[.F359]" office:value-type="float" office:value="-0.00074566412737612" calcext:value-type="float">
            <text:p>-0.000745664127376</text:p>
          </table:table-cell>
          <table:table-cell table:formula="of:=[.H360]-PerAnnumRiskFreeRate/TradingDaysPerYear" office:value-type="float" office:value="-0.000904394286106279" calcext:value-type="float">
            <text:p>-0.0009043942861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02</text:p>
          </table:table-cell>
          <table:table-cell office:value-type="float" office:value="13.485" calcext:value-type="float">
            <text:p>13.485</text:p>
          </table:table-cell>
          <table:table-cell office:value-type="float" office:value="13.691667" calcext:value-type="float">
            <text:p>13.691667</text:p>
          </table:table-cell>
          <table:table-cell office:value-type="float" office:value="13.485" calcext:value-type="float">
            <text:p>13.485</text:p>
          </table:table-cell>
          <table:table-cell office:value-type="float" office:value="13.681667" calcext:value-type="float">
            <text:p>13.681667</text:p>
          </table:table-cell>
          <table:table-cell office:value-type="float" office:value="9.379183" calcext:value-type="float">
            <text:p>9.379183</text:p>
          </table:table-cell>
          <table:table-cell office:value-type="float" office:value="23400" calcext:value-type="float">
            <text:p>23400</text:p>
          </table:table-cell>
          <table:table-cell table:formula="of:=([.F361]-[.F360])/[.F360]" office:value-type="float" office:value="0.0211466537876301" calcext:value-type="float">
            <text:p>0.02114665378763</text:p>
          </table:table-cell>
          <table:table-cell table:formula="of:=[.H361]-PerAnnumRiskFreeRate/TradingDaysPerYear" office:value-type="float" office:value="0.0209879236288999" calcext:value-type="float">
            <text:p>0.02098792362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05</text:p>
          </table:table-cell>
          <table:table-cell office:value-type="float" office:value="13.703333" calcext:value-type="float">
            <text:p>13.703333</text:p>
          </table:table-cell>
          <table:table-cell office:value-type="float" office:value="13.785" calcext:value-type="float">
            <text:p>13.785</text:p>
          </table:table-cell>
          <table:table-cell office:value-type="float" office:value="13.703333" calcext:value-type="float">
            <text:p>13.703333</text:p>
          </table:table-cell>
          <table:table-cell office:value-type="float" office:value="13.775" calcext:value-type="float">
            <text:p>13.775</text:p>
          </table:table-cell>
          <table:table-cell office:value-type="float" office:value="9.443168" calcext:value-type="float">
            <text:p>9.443168</text:p>
          </table:table-cell>
          <table:table-cell office:value-type="float" office:value="81000" calcext:value-type="float">
            <text:p>81000</text:p>
          </table:table-cell>
          <table:table-cell table:formula="of:=([.F362]-[.F361])/[.F361]" office:value-type="float" office:value="0.00682202277106659" calcext:value-type="float">
            <text:p>0.006822022771067</text:p>
          </table:table-cell>
          <table:table-cell table:formula="of:=[.H362]-PerAnnumRiskFreeRate/TradingDaysPerYear" office:value-type="float" office:value="0.00666329261233643" calcext:value-type="float">
            <text:p>0.0066632926123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06</text:p>
          </table:table-cell>
          <table:table-cell office:value-type="float" office:value="13.873333" calcext:value-type="float">
            <text:p>13.873333</text:p>
          </table:table-cell>
          <table:table-cell office:value-type="float" office:value="13.896667" calcext:value-type="float">
            <text:p>13.896667</text:p>
          </table:table-cell>
          <table:table-cell table:number-columns-repeated="2" office:value-type="float" office:value="13.801667" calcext:value-type="float">
            <text:p>13.801667</text:p>
          </table:table-cell>
          <table:table-cell office:value-type="float" office:value="9.461448" calcext:value-type="float">
            <text:p>9.461448</text:p>
          </table:table-cell>
          <table:table-cell office:value-type="float" office:value="4200" calcext:value-type="float">
            <text:p>4200</text:p>
          </table:table-cell>
          <table:table-cell table:formula="of:=([.F363]-[.F362])/[.F362]" office:value-type="float" office:value="0.00193579103961729" calcext:value-type="float">
            <text:p>0.001935791039617</text:p>
          </table:table-cell>
          <table:table-cell table:formula="of:=[.H363]-PerAnnumRiskFreeRate/TradingDaysPerYear" office:value-type="float" office:value="0.00177706088088713" calcext:value-type="float">
            <text:p>0.0017770608808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07</text:p>
          </table:table-cell>
          <table:table-cell office:value-type="float" office:value="13.808333" calcext:value-type="float">
            <text:p>13.808333</text:p>
          </table:table-cell>
          <table:table-cell office:value-type="float" office:value="13.916667" calcext:value-type="float">
            <text:p>13.916667</text:p>
          </table:table-cell>
          <table:table-cell office:value-type="float" office:value="13.771667" calcext:value-type="float">
            <text:p>13.771667</text:p>
          </table:table-cell>
          <table:table-cell office:value-type="float" office:value="13.916667" calcext:value-type="float">
            <text:p>13.916667</text:p>
          </table:table-cell>
          <table:table-cell office:value-type="float" office:value="9.540284" calcext:value-type="float">
            <text:p>9.540284</text:p>
          </table:table-cell>
          <table:table-cell office:value-type="float" office:value="18000" calcext:value-type="float">
            <text:p>18000</text:p>
          </table:table-cell>
          <table:table-cell table:formula="of:=([.F364]-[.F363])/[.F363]" office:value-type="float" office:value="0.00833233982789939" calcext:value-type="float">
            <text:p>0.008332339827899</text:p>
          </table:table-cell>
          <table:table-cell table:formula="of:=[.H364]-PerAnnumRiskFreeRate/TradingDaysPerYear" office:value-type="float" office:value="0.00817360966916923" calcext:value-type="float">
            <text:p>0.0081736096691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08</text:p>
          </table:table-cell>
          <table:table-cell office:value-type="float" office:value="13.825" calcext:value-type="float">
            <text:p>13.825</text:p>
          </table:table-cell>
          <table:table-cell office:value-type="float" office:value="13.963333" calcext:value-type="float">
            <text:p>13.963333</text:p>
          </table:table-cell>
          <table:table-cell office:value-type="float" office:value="13.793333" calcext:value-type="float">
            <text:p>13.793333</text:p>
          </table:table-cell>
          <table:table-cell office:value-type="float" office:value="13.881667" calcext:value-type="float">
            <text:p>13.881667</text:p>
          </table:table-cell>
          <table:table-cell office:value-type="float" office:value="9.516293" calcext:value-type="float">
            <text:p>9.516293</text:p>
          </table:table-cell>
          <table:table-cell office:value-type="float" office:value="84000" calcext:value-type="float">
            <text:p>84000</text:p>
          </table:table-cell>
          <table:table-cell table:formula="of:=([.F365]-[.F364])/[.F364]" office:value-type="float" office:value="-0.00251470501297451" calcext:value-type="float">
            <text:p>-0.002514705012975</text:p>
          </table:table-cell>
          <table:table-cell table:formula="of:=[.H365]-PerAnnumRiskFreeRate/TradingDaysPerYear" office:value-type="float" office:value="-0.00267343517170467" calcext:value-type="float">
            <text:p>-0.0026734351717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09</text:p>
          </table:table-cell>
          <table:table-cell office:value-type="float" office:value="13.916667" calcext:value-type="float">
            <text:p>13.916667</text:p>
          </table:table-cell>
          <table:table-cell office:value-type="float" office:value="14.006667" calcext:value-type="float">
            <text:p>14.006667</text:p>
          </table:table-cell>
          <table:table-cell office:value-type="float" office:value="13.89" calcext:value-type="float">
            <text:p>13.89</text:p>
          </table:table-cell>
          <table:table-cell office:value-type="float" office:value="14.006667" calcext:value-type="float">
            <text:p>14.006667</text:p>
          </table:table-cell>
          <table:table-cell office:value-type="float" office:value="9.601983" calcext:value-type="float">
            <text:p>9.601983</text:p>
          </table:table-cell>
          <table:table-cell office:value-type="float" office:value="6000" calcext:value-type="float">
            <text:p>6000</text:p>
          </table:table-cell>
          <table:table-cell table:formula="of:=([.F366]-[.F365])/[.F365]" office:value-type="float" office:value="0.0090045567113162" calcext:value-type="float">
            <text:p>0.009004556711316</text:p>
          </table:table-cell>
          <table:table-cell table:formula="of:=[.H366]-PerAnnumRiskFreeRate/TradingDaysPerYear" office:value-type="float" office:value="0.00884582655258604" calcext:value-type="float">
            <text:p>0.0088458265525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12</text:p>
          </table:table-cell>
          <table:table-cell office:value-type="float" office:value="14.041667" calcext:value-type="float">
            <text:p>14.041667</text:p>
          </table:table-cell>
          <table:table-cell office:value-type="float" office:value="14.206667" calcext:value-type="float">
            <text:p>14.206667</text:p>
          </table:table-cell>
          <table:table-cell office:value-type="float" office:value="14.041667" calcext:value-type="float">
            <text:p>14.041667</text:p>
          </table:table-cell>
          <table:table-cell office:value-type="float" office:value="14.158333" calcext:value-type="float">
            <text:p>14.158333</text:p>
          </table:table-cell>
          <table:table-cell office:value-type="float" office:value="9.705957" calcext:value-type="float">
            <text:p>9.705957</text:p>
          </table:table-cell>
          <table:table-cell office:value-type="float" office:value="14400" calcext:value-type="float">
            <text:p>14400</text:p>
          </table:table-cell>
          <table:table-cell table:formula="of:=([.F367]-[.F366])/[.F366]" office:value-type="float" office:value="0.0108283882610497" calcext:value-type="float">
            <text:p>0.01082838826105</text:p>
          </table:table-cell>
          <table:table-cell table:formula="of:=[.H367]-PerAnnumRiskFreeRate/TradingDaysPerYear" office:value-type="float" office:value="0.0106696581023196" calcext:value-type="float">
            <text:p>0.010669658102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13</text:p>
          </table:table-cell>
          <table:table-cell office:value-type="float" office:value="14.145" calcext:value-type="float">
            <text:p>14.145</text:p>
          </table:table-cell>
          <table:table-cell office:value-type="float" office:value="14.255" calcext:value-type="float">
            <text:p>14.25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55" calcext:value-type="float">
            <text:p>14.255</text:p>
          </table:table-cell>
          <table:table-cell office:value-type="float" office:value="9.772224" calcext:value-type="float">
            <text:p>9.772224</text:p>
          </table:table-cell>
          <table:table-cell office:value-type="float" office:value="40800" calcext:value-type="float">
            <text:p>40800</text:p>
          </table:table-cell>
          <table:table-cell table:formula="of:=([.F368]-[.F367])/[.F367]" office:value-type="float" office:value="0.00682745658156119" calcext:value-type="float">
            <text:p>0.006827456581561</text:p>
          </table:table-cell>
          <table:table-cell table:formula="of:=[.H368]-PerAnnumRiskFreeRate/TradingDaysPerYear" office:value-type="float" office:value="0.00666872642283103" calcext:value-type="float">
            <text:p>0.0066687264228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14</text:p>
          </table:table-cell>
          <table:table-cell office:value-type="float" office:value="14.275" calcext:value-type="float">
            <text:p>14.275</text:p>
          </table:table-cell>
          <table:table-cell office:value-type="float" office:value="14.288333" calcext:value-type="float">
            <text:p>14.288333</text:p>
          </table:table-cell>
          <table:table-cell office:value-type="float" office:value="14.213333" calcext:value-type="float">
            <text:p>14.213333</text:p>
          </table:table-cell>
          <table:table-cell office:value-type="float" office:value="14.288333" calcext:value-type="float">
            <text:p>14.288333</text:p>
          </table:table-cell>
          <table:table-cell office:value-type="float" office:value="9.795075" calcext:value-type="float">
            <text:p>9.795075</text:p>
          </table:table-cell>
          <table:table-cell office:value-type="float" office:value="9000" calcext:value-type="float">
            <text:p>9000</text:p>
          </table:table-cell>
          <table:table-cell table:formula="of:=([.F369]-[.F368])/[.F368]" office:value-type="float" office:value="0.00233836228068463" calcext:value-type="float">
            <text:p>0.002338362280685</text:p>
          </table:table-cell>
          <table:table-cell table:formula="of:=[.H369]-PerAnnumRiskFreeRate/TradingDaysPerYear" office:value-type="float" office:value="0.00217963212195447" calcext:value-type="float">
            <text:p>0.0021796321219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15</text:p>
          </table:table-cell>
          <table:table-cell table:number-columns-repeated="2" office:value-type="float" office:value="14.358333" calcext:value-type="float">
            <text:p>14.358333</text:p>
          </table:table-cell>
          <table:table-cell office:value-type="float" office:value="14.31" calcext:value-type="float">
            <text:p>14.31</text:p>
          </table:table-cell>
          <table:table-cell office:value-type="float" office:value="14.33" calcext:value-type="float">
            <text:p>14.33</text:p>
          </table:table-cell>
          <table:table-cell office:value-type="float" office:value="9.823637" calcext:value-type="float">
            <text:p>9.823637</text:p>
          </table:table-cell>
          <table:table-cell office:value-type="float" office:value="5400" calcext:value-type="float">
            <text:p>5400</text:p>
          </table:table-cell>
          <table:table-cell table:formula="of:=([.F370]-[.F369])/[.F369]" office:value-type="float" office:value="0.00291595521218562" calcext:value-type="float">
            <text:p>0.002915955212186</text:p>
          </table:table-cell>
          <table:table-cell table:formula="of:=[.H370]-PerAnnumRiskFreeRate/TradingDaysPerYear" office:value-type="float" office:value="0.00275722505345546" calcext:value-type="float">
            <text:p>0.0027572250534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16</text:p>
          </table:table-cell>
          <table:table-cell office:value-type="float" office:value="14.371667" calcext:value-type="float">
            <text:p>14.371667</text:p>
          </table:table-cell>
          <table:table-cell office:value-type="float" office:value="14.39" calcext:value-type="float">
            <text:p>14.39</text:p>
          </table:table-cell>
          <table:table-cell office:value-type="float" office:value="14.351667" calcext:value-type="float">
            <text:p>14.351667</text:p>
          </table:table-cell>
          <table:table-cell office:value-type="float" office:value="14.39" calcext:value-type="float">
            <text:p>14.39</text:p>
          </table:table-cell>
          <table:table-cell office:value-type="float" office:value="9.864768" calcext:value-type="float">
            <text:p>9.864768</text:p>
          </table:table-cell>
          <table:table-cell office:value-type="float" office:value="8400" calcext:value-type="float">
            <text:p>8400</text:p>
          </table:table-cell>
          <table:table-cell table:formula="of:=([.F371]-[.F370])/[.F370]" office:value-type="float" office:value="0.00418694216816033" calcext:value-type="float">
            <text:p>0.00418694216816</text:p>
          </table:table-cell>
          <table:table-cell table:formula="of:=[.H371]-PerAnnumRiskFreeRate/TradingDaysPerYear" office:value-type="float" office:value="0.00402821200943017" calcext:value-type="float">
            <text:p>0.004028212009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19</text:p>
          </table:table-cell>
          <table:table-cell table:number-columns-repeated="2" office:value-type="float" office:value="14.316667" calcext:value-type="float">
            <text:p>14.316667</text:p>
          </table:table-cell>
          <table:table-cell table:number-columns-repeated="2" office:value-type="float" office:value="14.25" calcext:value-type="float">
            <text:p>14.25</text:p>
          </table:table-cell>
          <table:table-cell office:value-type="float" office:value="9.768798" calcext:value-type="float">
            <text:p>9.768798</text:p>
          </table:table-cell>
          <table:table-cell office:value-type="float" office:value="26400" calcext:value-type="float">
            <text:p>26400</text:p>
          </table:table-cell>
          <table:table-cell table:formula="of:=([.F372]-[.F371])/[.F371]" office:value-type="float" office:value="-0.00972856127990029" calcext:value-type="float">
            <text:p>-0.0097285612799</text:p>
          </table:table-cell>
          <table:table-cell table:formula="of:=[.H372]-PerAnnumRiskFreeRate/TradingDaysPerYear" office:value-type="float" office:value="-0.00988729143863045" calcext:value-type="float">
            <text:p>-0.009887291438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20</text:p>
          </table:table-cell>
          <table:table-cell office:value-type="float" office:value="14.291667" calcext:value-type="float">
            <text:p>14.291667</text:p>
          </table:table-cell>
          <table:table-cell office:value-type="float" office:value="14.298333" calcext:value-type="float">
            <text:p>14.298333</text:p>
          </table:table-cell>
          <table:table-cell office:value-type="float" office:value="14.141667" calcext:value-type="float">
            <text:p>14.141667</text:p>
          </table:table-cell>
          <table:table-cell office:value-type="float" office:value="14.176667" calcext:value-type="float">
            <text:p>14.176667</text:p>
          </table:table-cell>
          <table:table-cell office:value-type="float" office:value="9.718522" calcext:value-type="float">
            <text:p>9.718522</text:p>
          </table:table-cell>
          <table:table-cell office:value-type="float" office:value="9600" calcext:value-type="float">
            <text:p>9600</text:p>
          </table:table-cell>
          <table:table-cell table:formula="of:=([.F373]-[.F372])/[.F372]" office:value-type="float" office:value="-0.00514659019461762" calcext:value-type="float">
            <text:p>-0.005146590194618</text:p>
          </table:table-cell>
          <table:table-cell table:formula="of:=[.H373]-PerAnnumRiskFreeRate/TradingDaysPerYear" office:value-type="float" office:value="-0.00530532035334778" calcext:value-type="float">
            <text:p>-0.0053053203533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21</text:p>
          </table:table-cell>
          <table:table-cell office:value-type="float" office:value="14.348333" calcext:value-type="float">
            <text:p>14.348333</text:p>
          </table:table-cell>
          <table:table-cell office:value-type="float" office:value="14.561667" calcext:value-type="float">
            <text:p>14.561667</text:p>
          </table:table-cell>
          <table:table-cell office:value-type="float" office:value="14.348333" calcext:value-type="float">
            <text:p>14.348333</text:p>
          </table:table-cell>
          <table:table-cell office:value-type="float" office:value="14.561667" calcext:value-type="float">
            <text:p>14.561667</text:p>
          </table:table-cell>
          <table:table-cell office:value-type="float" office:value="9.982452" calcext:value-type="float">
            <text:p>9.982452</text:p>
          </table:table-cell>
          <table:table-cell office:value-type="float" office:value="2400" calcext:value-type="float">
            <text:p>2400</text:p>
          </table:table-cell>
          <table:table-cell table:formula="of:=([.F374]-[.F373])/[.F373]" office:value-type="float" office:value="0.0271574216737895" calcext:value-type="float">
            <text:p>0.02715742167379</text:p>
          </table:table-cell>
          <table:table-cell table:formula="of:=[.H374]-PerAnnumRiskFreeRate/TradingDaysPerYear" office:value-type="float" office:value="0.0269986915150594" calcext:value-type="float">
            <text:p>0.0269986915150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22</text:p>
          </table:table-cell>
          <table:table-cell office:value-type="float" office:value="14.55" calcext:value-type="float">
            <text:p>14.55</text:p>
          </table:table-cell>
          <table:table-cell office:value-type="float" office:value="14.576667" calcext:value-type="float">
            <text:p>14.576667</text:p>
          </table:table-cell>
          <table:table-cell office:value-type="float" office:value="14.523333" calcext:value-type="float">
            <text:p>14.523333</text:p>
          </table:table-cell>
          <table:table-cell office:value-type="float" office:value="14.573333" calcext:value-type="float">
            <text:p>14.573333</text:p>
          </table:table-cell>
          <table:table-cell office:value-type="float" office:value="9.990449" calcext:value-type="float">
            <text:p>9.990449</text:p>
          </table:table-cell>
          <table:table-cell office:value-type="float" office:value="7800" calcext:value-type="float">
            <text:p>7800</text:p>
          </table:table-cell>
          <table:table-cell table:formula="of:=([.F375]-[.F374])/[.F374]" office:value-type="float" office:value="0.000801105780423446" calcext:value-type="float">
            <text:p>0.000801105780423</text:p>
          </table:table-cell>
          <table:table-cell table:formula="of:=[.H375]-PerAnnumRiskFreeRate/TradingDaysPerYear" office:value-type="float" office:value="0.000642375621693287" calcext:value-type="float">
            <text:p>0.0006423756216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23</text:p>
          </table:table-cell>
          <table:table-cell office:value-type="float" office:value="14.563333" calcext:value-type="float">
            <text:p>14.563333</text:p>
          </table:table-cell>
          <table:table-cell office:value-type="float" office:value="14.656667" calcext:value-type="float">
            <text:p>14.656667</text:p>
          </table:table-cell>
          <table:table-cell office:value-type="float" office:value="14.563333" calcext:value-type="float">
            <text:p>14.563333</text:p>
          </table:table-cell>
          <table:table-cell office:value-type="float" office:value="14.656667" calcext:value-type="float">
            <text:p>14.656667</text:p>
          </table:table-cell>
          <table:table-cell office:value-type="float" office:value="10.047579" calcext:value-type="float">
            <text:p>10.047579</text:p>
          </table:table-cell>
          <table:table-cell office:value-type="float" office:value="12000" calcext:value-type="float">
            <text:p>12000</text:p>
          </table:table-cell>
          <table:table-cell table:formula="of:=([.F376]-[.F375])/[.F375]" office:value-type="float" office:value="0.0057184617027724" calcext:value-type="float">
            <text:p>0.005718461702772</text:p>
          </table:table-cell>
          <table:table-cell table:formula="of:=[.H376]-PerAnnumRiskFreeRate/TradingDaysPerYear" office:value-type="float" office:value="0.00555973154404224" calcext:value-type="float">
            <text:p>0.0055597315440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27</text:p>
          </table:table-cell>
          <table:table-cell office:value-type="float" office:value="14.566667" calcext:value-type="float">
            <text:p>14.566667</text:p>
          </table:table-cell>
          <table:table-cell office:value-type="float" office:value="14.93" calcext:value-type="float">
            <text:p>14.93</text:p>
          </table:table-cell>
          <table:table-cell office:value-type="float" office:value="14.566667" calcext:value-type="float">
            <text:p>14.566667</text:p>
          </table:table-cell>
          <table:table-cell office:value-type="float" office:value="14.93" calcext:value-type="float">
            <text:p>14.93</text:p>
          </table:table-cell>
          <table:table-cell office:value-type="float" office:value="10.234957" calcext:value-type="float">
            <text:p>10.234957</text:p>
          </table:table-cell>
          <table:table-cell office:value-type="float" office:value="19200" calcext:value-type="float">
            <text:p>19200</text:p>
          </table:table-cell>
          <table:table-cell table:formula="of:=([.F377]-[.F376])/[.F376]" office:value-type="float" office:value="0.0186490695917891" calcext:value-type="float">
            <text:p>0.018649069591789</text:p>
          </table:table-cell>
          <table:table-cell table:formula="of:=[.H377]-PerAnnumRiskFreeRate/TradingDaysPerYear" office:value-type="float" office:value="0.018490339433059" calcext:value-type="float">
            <text:p>0.0184903394330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28</text:p>
          </table:table-cell>
          <table:table-cell office:value-type="float" office:value="14.85" calcext:value-type="float">
            <text:p>14.85</text:p>
          </table:table-cell>
          <table:table-cell office:value-type="float" office:value="14.851667" calcext:value-type="float">
            <text:p>14.851667</text:p>
          </table:table-cell>
          <table:table-cell office:value-type="float" office:value="14.743333" calcext:value-type="float">
            <text:p>14.743333</text:p>
          </table:table-cell>
          <table:table-cell office:value-type="float" office:value="14.798333" calcext:value-type="float">
            <text:p>14.798333</text:p>
          </table:table-cell>
          <table:table-cell office:value-type="float" office:value="10.144691" calcext:value-type="float">
            <text:p>10.144691</text:p>
          </table:table-cell>
          <table:table-cell office:value-type="float" office:value="10800" calcext:value-type="float">
            <text:p>10800</text:p>
          </table:table-cell>
          <table:table-cell table:formula="of:=([.F378]-[.F377])/[.F377]" office:value-type="float" office:value="-0.00881938243609619" calcext:value-type="float">
            <text:p>-0.008819382436096</text:p>
          </table:table-cell>
          <table:table-cell table:formula="of:=[.H378]-PerAnnumRiskFreeRate/TradingDaysPerYear" office:value-type="float" office:value="-0.00897811259482635" calcext:value-type="float">
            <text:p>-0.0089781125948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29</text:p>
          </table:table-cell>
          <table:table-cell table:number-columns-repeated="2" office:value-type="float" office:value="14.766667" calcext:value-type="float">
            <text:p>14.766667</text:p>
          </table:table-cell>
          <table:table-cell office:value-type="float" office:value="14.671667" calcext:value-type="float">
            <text:p>14.671667</text:p>
          </table:table-cell>
          <table:table-cell office:value-type="float" office:value="14.676667" calcext:value-type="float">
            <text:p>14.676667</text:p>
          </table:table-cell>
          <table:table-cell office:value-type="float" office:value="10.06129" calcext:value-type="float">
            <text:p>10.06129</text:p>
          </table:table-cell>
          <table:table-cell office:value-type="float" office:value="15000" calcext:value-type="float">
            <text:p>15000</text:p>
          </table:table-cell>
          <table:table-cell table:formula="of:=([.F379]-[.F378])/[.F378]" office:value-type="float" office:value="-0.00822114739620953" calcext:value-type="float">
            <text:p>-0.00822114739621</text:p>
          </table:table-cell>
          <table:table-cell table:formula="of:=[.H379]-PerAnnumRiskFreeRate/TradingDaysPerYear" office:value-type="float" office:value="-0.00837987755493969" calcext:value-type="float">
            <text:p>-0.008379877554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5-30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14.84" calcext:value-type="float">
            <text:p>14.84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14.838333" calcext:value-type="float">
            <text:p>14.838333</text:p>
          </table:table-cell>
          <table:table-cell office:value-type="float" office:value="10.172117" calcext:value-type="float">
            <text:p>10.172117</text:p>
          </table:table-cell>
          <table:table-cell office:value-type="float" office:value="15600" calcext:value-type="float">
            <text:p>15600</text:p>
          </table:table-cell>
          <table:table-cell table:formula="of:=([.F380]-[.F379])/[.F379]" office:value-type="float" office:value="0.0110151879132796" calcext:value-type="float">
            <text:p>0.01101518791328</text:p>
          </table:table-cell>
          <table:table-cell table:formula="of:=[.H380]-PerAnnumRiskFreeRate/TradingDaysPerYear" office:value-type="float" office:value="0.0108564577545494" calcext:value-type="float">
            <text:p>0.0108564577545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02</text:p>
          </table:table-cell>
          <table:table-cell office:value-type="float" office:value="14.941667" calcext:value-type="float">
            <text:p>14.941667</text:p>
          </table:table-cell>
          <table:table-cell office:value-type="float" office:value="15.058333" calcext:value-type="float">
            <text:p>15.058333</text:p>
          </table:table-cell>
          <table:table-cell office:value-type="float" office:value="14.941667" calcext:value-type="float">
            <text:p>14.941667</text:p>
          </table:table-cell>
          <table:table-cell office:value-type="float" office:value="15.006667" calcext:value-type="float">
            <text:p>15.006667</text:p>
          </table:table-cell>
          <table:table-cell office:value-type="float" office:value="10.287518" calcext:value-type="float">
            <text:p>10.287518</text:p>
          </table:table-cell>
          <table:table-cell office:value-type="float" office:value="19200" calcext:value-type="float">
            <text:p>19200</text:p>
          </table:table-cell>
          <table:table-cell table:formula="of:=([.F381]-[.F380])/[.F380]" office:value-type="float" office:value="0.01134483608476" calcext:value-type="float">
            <text:p>0.01134483608476</text:p>
          </table:table-cell>
          <table:table-cell table:formula="of:=[.H381]-PerAnnumRiskFreeRate/TradingDaysPerYear" office:value-type="float" office:value="0.0111861059260298" calcext:value-type="float">
            <text:p>0.011186105926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03</text:p>
          </table:table-cell>
          <table:table-cell office:value-type="float" office:value="15" calcext:value-type="float">
            <text:p>15</text:p>
          </table:table-cell>
          <table:table-cell office:value-type="float" office:value="15.036667" calcext:value-type="float">
            <text:p>15.036667</text:p>
          </table:table-cell>
          <table:table-cell office:value-type="float" office:value="14.928333" calcext:value-type="float">
            <text:p>14.928333</text:p>
          </table:table-cell>
          <table:table-cell office:value-type="float" office:value="15.036667" calcext:value-type="float">
            <text:p>15.036667</text:p>
          </table:table-cell>
          <table:table-cell office:value-type="float" office:value="10.308075" calcext:value-type="float">
            <text:p>10.308075</text:p>
          </table:table-cell>
          <table:table-cell office:value-type="float" office:value="253200" calcext:value-type="float">
            <text:p>253200</text:p>
          </table:table-cell>
          <table:table-cell table:formula="of:=([.F382]-[.F381])/[.F381]" office:value-type="float" office:value="0.00199824680744181" calcext:value-type="float">
            <text:p>0.001998246807442</text:p>
          </table:table-cell>
          <table:table-cell table:formula="of:=[.H382]-PerAnnumRiskFreeRate/TradingDaysPerYear" office:value-type="float" office:value="0.00183951664871165" calcext:value-type="float">
            <text:p>0.0018395166487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04</text:p>
          </table:table-cell>
          <table:table-cell office:value-type="float" office:value="15" calcext:value-type="float">
            <text:p>15</text:p>
          </table:table-cell>
          <table:table-cell office:value-type="float" office:value="15.22" calcext:value-type="float">
            <text:p>15.22</text:p>
          </table:table-cell>
          <table:table-cell office:value-type="float" office:value="15" calcext:value-type="float">
            <text:p>15</text:p>
          </table:table-cell>
          <table:table-cell office:value-type="float" office:value="15.203333" calcext:value-type="float">
            <text:p>15.203333</text:p>
          </table:table-cell>
          <table:table-cell office:value-type="float" office:value="10.422333" calcext:value-type="float">
            <text:p>10.422333</text:p>
          </table:table-cell>
          <table:table-cell office:value-type="float" office:value="27600" calcext:value-type="float">
            <text:p>27600</text:p>
          </table:table-cell>
          <table:table-cell table:formula="of:=([.F383]-[.F382])/[.F382]" office:value-type="float" office:value="0.0110843198172306" calcext:value-type="float">
            <text:p>0.011084319817231</text:p>
          </table:table-cell>
          <table:table-cell table:formula="of:=[.H383]-PerAnnumRiskFreeRate/TradingDaysPerYear" office:value-type="float" office:value="0.0109255896585005" calcext:value-type="float">
            <text:p>0.0109255896585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05</text:p>
          </table:table-cell>
          <table:table-cell office:value-type="float" office:value="15.091667" calcext:value-type="float">
            <text:p>15.091667</text:p>
          </table:table-cell>
          <table:table-cell office:value-type="float" office:value="15.241667" calcext:value-type="float">
            <text:p>15.241667</text:p>
          </table:table-cell>
          <table:table-cell office:value-type="float" office:value="15.085" calcext:value-type="float">
            <text:p>15.085</text:p>
          </table:table-cell>
          <table:table-cell office:value-type="float" office:value="15.241667" calcext:value-type="float">
            <text:p>15.241667</text:p>
          </table:table-cell>
          <table:table-cell office:value-type="float" office:value="10.448612" calcext:value-type="float">
            <text:p>10.448612</text:p>
          </table:table-cell>
          <table:table-cell office:value-type="float" office:value="111600" calcext:value-type="float">
            <text:p>111600</text:p>
          </table:table-cell>
          <table:table-cell table:formula="of:=([.F384]-[.F383])/[.F383]" office:value-type="float" office:value="0.00252141243232207" calcext:value-type="float">
            <text:p>0.002521412432322</text:p>
          </table:table-cell>
          <table:table-cell table:formula="of:=[.H384]-PerAnnumRiskFreeRate/TradingDaysPerYear" office:value-type="float" office:value="0.00236268227359191" calcext:value-type="float">
            <text:p>0.0023626822735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06</text:p>
          </table:table-cell>
          <table:table-cell office:value-type="float" office:value="15.233333" calcext:value-type="float">
            <text:p>15.233333</text:p>
          </table:table-cell>
          <table:table-cell office:value-type="float" office:value="15.318333" calcext:value-type="float">
            <text:p>15.318333</text:p>
          </table:table-cell>
          <table:table-cell office:value-type="float" office:value="15.233333" calcext:value-type="float">
            <text:p>15.233333</text:p>
          </table:table-cell>
          <table:table-cell office:value-type="float" office:value="15.256667" calcext:value-type="float">
            <text:p>15.256667</text:p>
          </table:table-cell>
          <table:table-cell office:value-type="float" office:value="10.458898" calcext:value-type="float">
            <text:p>10.458898</text:p>
          </table:table-cell>
          <table:table-cell office:value-type="float" office:value="250800" calcext:value-type="float">
            <text:p>250800</text:p>
          </table:table-cell>
          <table:table-cell table:formula="of:=([.F385]-[.F384])/[.F384]" office:value-type="float" office:value="0.000984436975935072" calcext:value-type="float">
            <text:p>0.000984436975935</text:p>
          </table:table-cell>
          <table:table-cell table:formula="of:=[.H385]-PerAnnumRiskFreeRate/TradingDaysPerYear" office:value-type="float" office:value="0.000825706817204913" calcext:value-type="float">
            <text:p>0.0008257068172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09</text:p>
          </table:table-cell>
          <table:table-cell office:value-type="float" office:value="15.08" calcext:value-type="float">
            <text:p>15.08</text:p>
          </table:table-cell>
          <table:table-cell office:value-type="float" office:value="15.098333" calcext:value-type="float">
            <text:p>15.098333</text:p>
          </table:table-cell>
          <table:table-cell office:value-type="float" office:value="15.035" calcext:value-type="float">
            <text:p>15.035</text:p>
          </table:table-cell>
          <table:table-cell office:value-type="float" office:value="15.083333" calcext:value-type="float">
            <text:p>15.083333</text:p>
          </table:table-cell>
          <table:table-cell office:value-type="float" office:value="10.340069" calcext:value-type="float">
            <text:p>10.340069</text:p>
          </table:table-cell>
          <table:table-cell office:value-type="float" office:value="14400" calcext:value-type="float">
            <text:p>14400</text:p>
          </table:table-cell>
          <table:table-cell table:formula="of:=([.F386]-[.F385])/[.F385]" office:value-type="float" office:value="-0.0113615220265079" calcext:value-type="float">
            <text:p>-0.011361522026508</text:p>
          </table:table-cell>
          <table:table-cell table:formula="of:=[.H386]-PerAnnumRiskFreeRate/TradingDaysPerYear" office:value-type="float" office:value="-0.0115202521852381" calcext:value-type="float">
            <text:p>-0.0115202521852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10</text:p>
          </table:table-cell>
          <table:table-cell table:number-columns-repeated="2" office:value-type="float" office:value="15.186667" calcext:value-type="float">
            <text:p>15.186667</text:p>
          </table:table-cell>
          <table:table-cell office:value-type="float" office:value="15.101667" calcext:value-type="float">
            <text:p>15.101667</text:p>
          </table:table-cell>
          <table:table-cell office:value-type="float" office:value="15.181667" calcext:value-type="float">
            <text:p>15.181667</text:p>
          </table:table-cell>
          <table:table-cell office:value-type="float" office:value="10.407481" calcext:value-type="float">
            <text:p>10.407481</text:p>
          </table:table-cell>
          <table:table-cell office:value-type="float" office:value="25800" calcext:value-type="float">
            <text:p>25800</text:p>
          </table:table-cell>
          <table:table-cell table:formula="of:=([.F387]-[.F386])/[.F386]" office:value-type="float" office:value="0.00651949227804968" calcext:value-type="float">
            <text:p>0.00651949227805</text:p>
          </table:table-cell>
          <table:table-cell table:formula="of:=[.H387]-PerAnnumRiskFreeRate/TradingDaysPerYear" office:value-type="float" office:value="0.00636076211931953" calcext:value-type="float">
            <text:p>0.006360762119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11</text:p>
          </table:table-cell>
          <table:table-cell office:value-type="float" office:value="15.233333" calcext:value-type="float">
            <text:p>15.233333</text:p>
          </table:table-cell>
          <table:table-cell office:value-type="float" office:value="15.603333" calcext:value-type="float">
            <text:p>15.603333</text:p>
          </table:table-cell>
          <table:table-cell office:value-type="float" office:value="15.233333" calcext:value-type="float">
            <text:p>15.233333</text:p>
          </table:table-cell>
          <table:table-cell office:value-type="float" office:value="15.603333" calcext:value-type="float">
            <text:p>15.603333</text:p>
          </table:table-cell>
          <table:table-cell office:value-type="float" office:value="10.696545" calcext:value-type="float">
            <text:p>10.696545</text:p>
          </table:table-cell>
          <table:table-cell office:value-type="float" office:value="371400" calcext:value-type="float">
            <text:p>371400</text:p>
          </table:table-cell>
          <table:table-cell table:formula="of:=([.F388]-[.F387])/[.F387]" office:value-type="float" office:value="0.0277746363409167" calcext:value-type="float">
            <text:p>0.027774636340917</text:p>
          </table:table-cell>
          <table:table-cell table:formula="of:=[.H388]-PerAnnumRiskFreeRate/TradingDaysPerYear" office:value-type="float" office:value="0.0276159061821865" calcext:value-type="float">
            <text:p>0.0276159061821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12</text:p>
          </table:table-cell>
          <table:table-cell office:value-type="float" office:value="15.608333" calcext:value-type="float">
            <text:p>15.608333</text:p>
          </table:table-cell>
          <table:table-cell office:value-type="float" office:value="15.66" calcext:value-type="float">
            <text:p>15.66</text:p>
          </table:table-cell>
          <table:table-cell office:value-type="float" office:value="15.46" calcext:value-type="float">
            <text:p>15.46</text:p>
          </table:table-cell>
          <table:table-cell office:value-type="float" office:value="15.528333" calcext:value-type="float">
            <text:p>15.528333</text:p>
          </table:table-cell>
          <table:table-cell office:value-type="float" office:value="10.645129" calcext:value-type="float">
            <text:p>10.645129</text:p>
          </table:table-cell>
          <table:table-cell office:value-type="float" office:value="105000" calcext:value-type="float">
            <text:p>105000</text:p>
          </table:table-cell>
          <table:table-cell table:formula="of:=([.F389]-[.F388])/[.F388]" office:value-type="float" office:value="-0.00480678574249907" calcext:value-type="float">
            <text:p>-0.004806785742499</text:p>
          </table:table-cell>
          <table:table-cell table:formula="of:=[.H389]-PerAnnumRiskFreeRate/TradingDaysPerYear" office:value-type="float" office:value="-0.00496551590122923" calcext:value-type="float">
            <text:p>-0.0049655159012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13</text:p>
          </table:table-cell>
          <table:table-cell table:number-columns-repeated="2" office:value-type="float" office:value="15.321667" calcext:value-type="float">
            <text:p>15.321667</text:p>
          </table:table-cell>
          <table:table-cell office:value-type="float" office:value="15.216667" calcext:value-type="float">
            <text:p>15.216667</text:p>
          </table:table-cell>
          <table:table-cell office:value-type="float" office:value="15.273333" calcext:value-type="float">
            <text:p>15.273333</text:p>
          </table:table-cell>
          <table:table-cell office:value-type="float" office:value="10.47032" calcext:value-type="float">
            <text:p>10.47032</text:p>
          </table:table-cell>
          <table:table-cell office:value-type="float" office:value="11400" calcext:value-type="float">
            <text:p>11400</text:p>
          </table:table-cell>
          <table:table-cell table:formula="of:=([.F390]-[.F389])/[.F389]" office:value-type="float" office:value="-0.016421501327039" calcext:value-type="float">
            <text:p>-0.016421501327039</text:p>
          </table:table-cell>
          <table:table-cell table:formula="of:=[.H390]-PerAnnumRiskFreeRate/TradingDaysPerYear" office:value-type="float" office:value="-0.0165802314857692" calcext:value-type="float">
            <text:p>-0.0165802314857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16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91667" calcext:value-type="float">
            <text:p>15.291667</text:p>
          </table:table-cell>
          <table:table-cell office:value-type="float" office:value="15.16" calcext:value-type="float">
            <text:p>15.16</text:p>
          </table:table-cell>
          <table:table-cell office:value-type="float" office:value="15.291667" calcext:value-type="float">
            <text:p>15.291667</text:p>
          </table:table-cell>
          <table:table-cell office:value-type="float" office:value="10.530342" calcext:value-type="float">
            <text:p>10.530342</text:p>
          </table:table-cell>
          <table:table-cell office:value-type="float" office:value="30600" calcext:value-type="float">
            <text:p>30600</text:p>
          </table:table-cell>
          <table:table-cell table:formula="of:=([.F391]-[.F390])/[.F390]" office:value-type="float" office:value="0.00573258505948243" calcext:value-type="float">
            <text:p>0.005732585059482</text:p>
          </table:table-cell>
          <table:table-cell table:formula="of:=[.H391]-PerAnnumRiskFreeRate/TradingDaysPerYear" office:value-type="float" office:value="0.00557385490075227" calcext:value-type="float">
            <text:p>0.0055738549007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17</text:p>
          </table:table-cell>
          <table:table-cell office:value-type="float" office:value="15.166667" calcext:value-type="float">
            <text:p>15.166667</text:p>
          </table:table-cell>
          <table:table-cell office:value-type="float" office:value="15.251667" calcext:value-type="float">
            <text:p>15.251667</text:p>
          </table:table-cell>
          <table:table-cell office:value-type="float" office:value="15.166667" calcext:value-type="float">
            <text:p>15.166667</text:p>
          </table:table-cell>
          <table:table-cell office:value-type="float" office:value="15.201667" calcext:value-type="float">
            <text:p>15.201667</text:p>
          </table:table-cell>
          <table:table-cell office:value-type="float" office:value="10.468371" calcext:value-type="float">
            <text:p>10.468371</text:p>
          </table:table-cell>
          <table:table-cell office:value-type="float" office:value="15000" calcext:value-type="float">
            <text:p>15000</text:p>
          </table:table-cell>
          <table:table-cell table:formula="of:=([.F392]-[.F391])/[.F391]" office:value-type="float" office:value="-0.00588499404862632" calcext:value-type="float">
            <text:p>-0.005884994048626</text:p>
          </table:table-cell>
          <table:table-cell table:formula="of:=[.H392]-PerAnnumRiskFreeRate/TradingDaysPerYear" office:value-type="float" office:value="-0.00604372420735648" calcext:value-type="float">
            <text:p>-0.0060437242073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18</text:p>
          </table:table-cell>
          <table:table-cell office:value-type="float" office:value="15.141667" calcext:value-type="float">
            <text:p>15.141667</text:p>
          </table:table-cell>
          <table:table-cell office:value-type="float" office:value="15.145" calcext:value-type="float">
            <text:p>15.145</text:p>
          </table:table-cell>
          <table:table-cell office:value-type="float" office:value="15.123333" calcext:value-type="float">
            <text:p>15.123333</text:p>
          </table:table-cell>
          <table:table-cell office:value-type="float" office:value="15.126667" calcext:value-type="float">
            <text:p>15.126667</text:p>
          </table:table-cell>
          <table:table-cell office:value-type="float" office:value="10.41672" calcext:value-type="float">
            <text:p>10.41672</text:p>
          </table:table-cell>
          <table:table-cell office:value-type="float" office:value="2400" calcext:value-type="float">
            <text:p>2400</text:p>
          </table:table-cell>
          <table:table-cell table:formula="of:=([.F393]-[.F392])/[.F392]" office:value-type="float" office:value="-0.00493400549139877" calcext:value-type="float">
            <text:p>-0.004934005491399</text:p>
          </table:table-cell>
          <table:table-cell table:formula="of:=[.H393]-PerAnnumRiskFreeRate/TradingDaysPerYear" office:value-type="float" office:value="-0.00509273565012893" calcext:value-type="float">
            <text:p>-0.0050927356501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19</text:p>
          </table:table-cell>
          <table:table-cell office:value-type="float" office:value="15.121667" calcext:value-type="float">
            <text:p>15.121667</text:p>
          </table:table-cell>
          <table:table-cell office:value-type="float" office:value="15.216667" calcext:value-type="float">
            <text:p>15.216667</text:p>
          </table:table-cell>
          <table:table-cell office:value-type="float" office:value="15.101667" calcext:value-type="float">
            <text:p>15.101667</text:p>
          </table:table-cell>
          <table:table-cell office:value-type="float" office:value="15.163333" calcext:value-type="float">
            <text:p>15.163333</text:p>
          </table:table-cell>
          <table:table-cell office:value-type="float" office:value="10.44197" calcext:value-type="float">
            <text:p>10.44197</text:p>
          </table:table-cell>
          <table:table-cell office:value-type="float" office:value="15000" calcext:value-type="float">
            <text:p>15000</text:p>
          </table:table-cell>
          <table:table-cell table:formula="of:=([.F394]-[.F393])/[.F393]" office:value-type="float" office:value="0.00242398758918352" calcext:value-type="float">
            <text:p>0.002423987589184</text:p>
          </table:table-cell>
          <table:table-cell table:formula="of:=[.H394]-PerAnnumRiskFreeRate/TradingDaysPerYear" office:value-type="float" office:value="0.00226525743045336" calcext:value-type="float">
            <text:p>0.0022652574304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20</text:p>
          </table:table-cell>
          <table:table-cell table:number-columns-repeated="2" office:value-type="float" office:value="15.19" calcext:value-type="float">
            <text:p>15.19</text:p>
          </table:table-cell>
          <table:table-cell office:value-type="float" office:value="15.071667" calcext:value-type="float">
            <text:p>15.071667</text:p>
          </table:table-cell>
          <table:table-cell office:value-type="float" office:value="15.098333" calcext:value-type="float">
            <text:p>15.098333</text:p>
          </table:table-cell>
          <table:table-cell office:value-type="float" office:value="10.397211" calcext:value-type="float">
            <text:p>10.397211</text:p>
          </table:table-cell>
          <table:table-cell office:value-type="float" office:value="13200" calcext:value-type="float">
            <text:p>13200</text:p>
          </table:table-cell>
          <table:table-cell table:formula="of:=([.F395]-[.F394])/[.F394]" office:value-type="float" office:value="-0.00428645169445987" calcext:value-type="float">
            <text:p>-0.00428645169446</text:p>
          </table:table-cell>
          <table:table-cell table:formula="of:=[.H395]-PerAnnumRiskFreeRate/TradingDaysPerYear" office:value-type="float" office:value="-0.00444518185319003" calcext:value-type="float">
            <text:p>-0.004445181853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23</text:p>
          </table:table-cell>
          <table:table-cell table:number-columns-repeated="2" office:value-type="float" office:value="15.018333" calcext:value-type="float">
            <text:p>15.018333</text:p>
          </table:table-cell>
          <table:table-cell office:value-type="float" office:value="14.913333" calcext:value-type="float">
            <text:p>14.913333</text:p>
          </table:table-cell>
          <table:table-cell office:value-type="float" office:value="14.981667" calcext:value-type="float">
            <text:p>14.981667</text:p>
          </table:table-cell>
          <table:table-cell office:value-type="float" office:value="10.316871" calcext:value-type="float">
            <text:p>10.316871</text:p>
          </table:table-cell>
          <table:table-cell office:value-type="float" office:value="26400" calcext:value-type="float">
            <text:p>26400</text:p>
          </table:table-cell>
          <table:table-cell table:formula="of:=([.F396]-[.F395])/[.F395]" office:value-type="float" office:value="-0.00772707219272549" calcext:value-type="float">
            <text:p>-0.007727072192726</text:p>
          </table:table-cell>
          <table:table-cell table:formula="of:=[.H396]-PerAnnumRiskFreeRate/TradingDaysPerYear" office:value-type="float" office:value="-0.00788580235145565" calcext:value-type="float">
            <text:p>-0.0078858023514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24</text:p>
          </table:table-cell>
          <table:table-cell office:value-type="float" office:value="14.978333" calcext:value-type="float">
            <text:p>14.978333</text:p>
          </table:table-cell>
          <table:table-cell office:value-type="float" office:value="14.991667" calcext:value-type="float">
            <text:p>14.991667</text:p>
          </table:table-cell>
          <table:table-cell office:value-type="float" office:value="14.911667" calcext:value-type="float">
            <text:p>14.911667</text:p>
          </table:table-cell>
          <table:table-cell office:value-type="float" office:value="14.951667" calcext:value-type="float">
            <text:p>14.951667</text:p>
          </table:table-cell>
          <table:table-cell office:value-type="float" office:value="10.296212" calcext:value-type="float">
            <text:p>10.296212</text:p>
          </table:table-cell>
          <table:table-cell office:value-type="float" office:value="7200" calcext:value-type="float">
            <text:p>7200</text:p>
          </table:table-cell>
          <table:table-cell table:formula="of:=([.F397]-[.F396])/[.F396]" office:value-type="float" office:value="-0.00200244822291567" calcext:value-type="float">
            <text:p>-0.002002448222916</text:p>
          </table:table-cell>
          <table:table-cell table:formula="of:=[.H397]-PerAnnumRiskFreeRate/TradingDaysPerYear" office:value-type="float" office:value="-0.00216117838164583" calcext:value-type="float">
            <text:p>-0.0021611783816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25</text:p>
          </table:table-cell>
          <table:table-cell office:value-type="float" office:value="14.95" calcext:value-type="float">
            <text:p>14.95</text:p>
          </table:table-cell>
          <table:table-cell office:value-type="float" office:value="15.11" calcext:value-type="float">
            <text:p>15.11</text:p>
          </table:table-cell>
          <table:table-cell office:value-type="float" office:value="14.95" calcext:value-type="float">
            <text:p>14.95</text:p>
          </table:table-cell>
          <table:table-cell office:value-type="float" office:value="15" calcext:value-type="float">
            <text:p>15</text:p>
          </table:table-cell>
          <table:table-cell office:value-type="float" office:value="10.329494" calcext:value-type="float">
            <text:p>10.329494</text:p>
          </table:table-cell>
          <table:table-cell office:value-type="float" office:value="25800" calcext:value-type="float">
            <text:p>25800</text:p>
          </table:table-cell>
          <table:table-cell table:formula="of:=([.F398]-[.F397])/[.F397]" office:value-type="float" office:value="0.00323245092467014" calcext:value-type="float">
            <text:p>0.00323245092467</text:p>
          </table:table-cell>
          <table:table-cell table:formula="of:=[.H398]-PerAnnumRiskFreeRate/TradingDaysPerYear" office:value-type="float" office:value="0.00307372076593998" calcext:value-type="float">
            <text:p>0.003073720765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26</text:p>
          </table:table-cell>
          <table:table-cell office:value-type="float" office:value="14.883333" calcext:value-type="float">
            <text:p>14.883333</text:p>
          </table:table-cell>
          <table:table-cell office:value-type="float" office:value="14.923333" calcext:value-type="float">
            <text:p>14.923333</text:p>
          </table:table-cell>
          <table:table-cell office:value-type="float" office:value="14.871667" calcext:value-type="float">
            <text:p>14.871667</text:p>
          </table:table-cell>
          <table:table-cell office:value-type="float" office:value="14.923333" calcext:value-type="float">
            <text:p>14.923333</text:p>
          </table:table-cell>
          <table:table-cell office:value-type="float" office:value="10.276701" calcext:value-type="float">
            <text:p>10.276701</text:p>
          </table:table-cell>
          <table:table-cell office:value-type="float" office:value="12000" calcext:value-type="float">
            <text:p>12000</text:p>
          </table:table-cell>
          <table:table-cell table:formula="of:=([.F399]-[.F398])/[.F398]" office:value-type="float" office:value="-0.00511089894626021" calcext:value-type="float">
            <text:p>-0.00511089894626</text:p>
          </table:table-cell>
          <table:table-cell table:formula="of:=[.H399]-PerAnnumRiskFreeRate/TradingDaysPerYear" office:value-type="float" office:value="-0.00526962910499037" calcext:value-type="float">
            <text:p>-0.005269629104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27</text:p>
          </table:table-cell>
          <table:table-cell office:value-type="float" office:value="14.886667" calcext:value-type="float">
            <text:p>14.886667</text:p>
          </table:table-cell>
          <table:table-cell office:value-type="float" office:value="14.968333" calcext:value-type="float">
            <text:p>14.968333</text:p>
          </table:table-cell>
          <table:table-cell table:number-columns-repeated="2" office:value-type="float" office:value="14.833333" calcext:value-type="float">
            <text:p>14.833333</text:p>
          </table:table-cell>
          <table:table-cell office:value-type="float" office:value="10.214723" calcext:value-type="float">
            <text:p>10.214723</text:p>
          </table:table-cell>
          <table:table-cell office:value-type="float" office:value="11400" calcext:value-type="float">
            <text:p>11400</text:p>
          </table:table-cell>
          <table:table-cell table:formula="of:=([.F400]-[.F399])/[.F399]" office:value-type="float" office:value="-0.006030923737102" calcext:value-type="float">
            <text:p>-0.006030923737102</text:p>
          </table:table-cell>
          <table:table-cell table:formula="of:=[.H400]-PerAnnumRiskFreeRate/TradingDaysPerYear" office:value-type="float" office:value="-0.00618965389583216" calcext:value-type="float">
            <text:p>-0.0061896538958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6-30</text:p>
          </table:table-cell>
          <table:table-cell office:value-type="float" office:value="14.833333" calcext:value-type="float">
            <text:p>14.833333</text:p>
          </table:table-cell>
          <table:table-cell office:value-type="float" office:value="14.92" calcext:value-type="float">
            <text:p>14.92</text:p>
          </table:table-cell>
          <table:table-cell office:value-type="float" office:value="14.786667" calcext:value-type="float">
            <text:p>14.786667</text:p>
          </table:table-cell>
          <table:table-cell office:value-type="float" office:value="14.866667" calcext:value-type="float">
            <text:p>14.866667</text:p>
          </table:table-cell>
          <table:table-cell office:value-type="float" office:value="10.237677" calcext:value-type="float">
            <text:p>10.237677</text:p>
          </table:table-cell>
          <table:table-cell office:value-type="float" office:value="18000" calcext:value-type="float">
            <text:p>18000</text:p>
          </table:table-cell>
          <table:table-cell table:formula="of:=([.F401]-[.F400])/[.F400]" office:value-type="float" office:value="0.00224714855214384" calcext:value-type="float">
            <text:p>0.002247148552144</text:p>
          </table:table-cell>
          <table:table-cell table:formula="of:=[.H401]-PerAnnumRiskFreeRate/TradingDaysPerYear" office:value-type="float" office:value="0.00208841839341368" calcext:value-type="float">
            <text:p>0.0020884183934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01</text:p>
          </table:table-cell>
          <table:table-cell table:number-columns-repeated="2" office:value-type="float" office:value="14.766667" calcext:value-type="float">
            <text:p>14.766667</text:p>
          </table:table-cell>
          <table:table-cell office:value-type="float" office:value="14.656667" calcext:value-type="float">
            <text:p>14.656667</text:p>
          </table:table-cell>
          <table:table-cell office:value-type="float" office:value="14.761667" calcext:value-type="float">
            <text:p>14.761667</text:p>
          </table:table-cell>
          <table:table-cell office:value-type="float" office:value="10.165371" calcext:value-type="float">
            <text:p>10.165371</text:p>
          </table:table-cell>
          <table:table-cell office:value-type="float" office:value="376200" calcext:value-type="float">
            <text:p>376200</text:p>
          </table:table-cell>
          <table:table-cell table:formula="of:=([.F402]-[.F401])/[.F401]" office:value-type="float" office:value="-0.0070627350325664" calcext:value-type="float">
            <text:p>-0.007062735032566</text:p>
          </table:table-cell>
          <table:table-cell table:formula="of:=[.H402]-PerAnnumRiskFreeRate/TradingDaysPerYear" office:value-type="float" office:value="-0.00722146519129656" calcext:value-type="float">
            <text:p>-0.0072214651912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02</text:p>
          </table:table-cell>
          <table:table-cell office:value-type="float" office:value="14.775" calcext:value-type="float">
            <text:p>14.775</text:p>
          </table:table-cell>
          <table:table-cell office:value-type="float" office:value="14.83" calcext:value-type="float">
            <text:p>14.83</text:p>
          </table:table-cell>
          <table:table-cell office:value-type="float" office:value="14.775" calcext:value-type="float">
            <text:p>14.775</text:p>
          </table:table-cell>
          <table:table-cell office:value-type="float" office:value="14.83" calcext:value-type="float">
            <text:p>14.83</text:p>
          </table:table-cell>
          <table:table-cell office:value-type="float" office:value="10.212424" calcext:value-type="float">
            <text:p>10.212424</text:p>
          </table:table-cell>
          <table:table-cell office:value-type="float" office:value="1800" calcext:value-type="float">
            <text:p>1800</text:p>
          </table:table-cell>
          <table:table-cell table:formula="of:=([.F403]-[.F402])/[.F402]" office:value-type="float" office:value="0.00462875383495595" calcext:value-type="float">
            <text:p>0.004628753834956</text:p>
          </table:table-cell>
          <table:table-cell table:formula="of:=[.H403]-PerAnnumRiskFreeRate/TradingDaysPerYear" office:value-type="float" office:value="0.00447002367622579" calcext:value-type="float">
            <text:p>0.0044700236762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03</text:p>
          </table:table-cell>
          <table:table-cell office:value-type="float" office:value="14.788333" calcext:value-type="float">
            <text:p>14.788333</text:p>
          </table:table-cell>
          <table:table-cell office:value-type="float" office:value="14.841667" calcext:value-type="float">
            <text:p>14.841667</text:p>
          </table:table-cell>
          <table:table-cell office:value-type="float" office:value="14.758333" calcext:value-type="float">
            <text:p>14.758333</text:p>
          </table:table-cell>
          <table:table-cell office:value-type="float" office:value="14.841667" calcext:value-type="float">
            <text:p>14.841667</text:p>
          </table:table-cell>
          <table:table-cell office:value-type="float" office:value="10.220461" calcext:value-type="float">
            <text:p>10.220461</text:p>
          </table:table-cell>
          <table:table-cell office:value-type="float" office:value="18000" calcext:value-type="float">
            <text:p>18000</text:p>
          </table:table-cell>
          <table:table-cell table:formula="of:=([.F404]-[.F403])/[.F403]" office:value-type="float" office:value="0.000786982600800735" calcext:value-type="float">
            <text:p>0.000786982600801</text:p>
          </table:table-cell>
          <table:table-cell table:formula="of:=[.H404]-PerAnnumRiskFreeRate/TradingDaysPerYear" office:value-type="float" office:value="0.000628252442070577" calcext:value-type="float">
            <text:p>0.0006282524420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07</text:p>
          </table:table-cell>
          <table:table-cell office:value-type="float" office:value="14.766667" calcext:value-type="float">
            <text:p>14.766667</text:p>
          </table:table-cell>
          <table:table-cell office:value-type="float" office:value="14.821667" calcext:value-type="float">
            <text:p>14.821667</text:p>
          </table:table-cell>
          <table:table-cell office:value-type="float" office:value="14.72" calcext:value-type="float">
            <text:p>14.72</text:p>
          </table:table-cell>
          <table:table-cell office:value-type="float" office:value="14.761667" calcext:value-type="float">
            <text:p>14.761667</text:p>
          </table:table-cell>
          <table:table-cell office:value-type="float" office:value="10.165371" calcext:value-type="float">
            <text:p>10.165371</text:p>
          </table:table-cell>
          <table:table-cell office:value-type="float" office:value="6600" calcext:value-type="float">
            <text:p>6600</text:p>
          </table:table-cell>
          <table:table-cell table:formula="of:=([.F405]-[.F404])/[.F404]" office:value-type="float" office:value="-0.00539016782119709" calcext:value-type="float">
            <text:p>-0.005390167821197</text:p>
          </table:table-cell>
          <table:table-cell table:formula="of:=[.H405]-PerAnnumRiskFreeRate/TradingDaysPerYear" office:value-type="float" office:value="-0.00554889797992725" calcext:value-type="float">
            <text:p>-0.0055488979799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08</text:p>
          </table:table-cell>
          <table:table-cell table:number-columns-repeated="2" office:value-type="float" office:value="14.683333" calcext:value-type="float">
            <text:p>14.683333</text:p>
          </table:table-cell>
          <table:table-cell office:value-type="float" office:value="14.626667" calcext:value-type="float">
            <text:p>14.626667</text:p>
          </table:table-cell>
          <table:table-cell office:value-type="float" office:value="14.675" calcext:value-type="float">
            <text:p>14.675</text:p>
          </table:table-cell>
          <table:table-cell office:value-type="float" office:value="10.10569" calcext:value-type="float">
            <text:p>10.10569</text:p>
          </table:table-cell>
          <table:table-cell office:value-type="float" office:value="9000" calcext:value-type="float">
            <text:p>9000</text:p>
          </table:table-cell>
          <table:table-cell table:formula="of:=([.F406]-[.F405])/[.F405]" office:value-type="float" office:value="-0.00587101051206111" calcext:value-type="float">
            <text:p>-0.005871010512061</text:p>
          </table:table-cell>
          <table:table-cell table:formula="of:=[.H406]-PerAnnumRiskFreeRate/TradingDaysPerYear" office:value-type="float" office:value="-0.00602974067079127" calcext:value-type="float">
            <text:p>-0.0060297406707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09</text:p>
          </table:table-cell>
          <table:table-cell office:value-type="float" office:value="14.705" calcext:value-type="float">
            <text:p>14.705</text:p>
          </table:table-cell>
          <table:table-cell office:value-type="float" office:value="14.75" calcext:value-type="float">
            <text:p>14.75</text:p>
          </table:table-cell>
          <table:table-cell office:value-type="float" office:value="14.676667" calcext:value-type="float">
            <text:p>14.676667</text:p>
          </table:table-cell>
          <table:table-cell office:value-type="float" office:value="14.695" calcext:value-type="float">
            <text:p>14.695</text:p>
          </table:table-cell>
          <table:table-cell office:value-type="float" office:value="10.119455" calcext:value-type="float">
            <text:p>10.119455</text:p>
          </table:table-cell>
          <table:table-cell office:value-type="float" office:value="13800" calcext:value-type="float">
            <text:p>13800</text:p>
          </table:table-cell>
          <table:table-cell table:formula="of:=([.F407]-[.F406])/[.F406]" office:value-type="float" office:value="0.00136210392363126" calcext:value-type="float">
            <text:p>0.001362103923631</text:p>
          </table:table-cell>
          <table:table-cell table:formula="of:=[.H407]-PerAnnumRiskFreeRate/TradingDaysPerYear" office:value-type="float" office:value="0.0012033737649011" calcext:value-type="float">
            <text:p>0.0012033737649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10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14.45" calcext:value-type="float">
            <text:p>14.45</text:p>
          </table:table-cell>
          <table:table-cell office:value-type="float" office:value="14.506667" calcext:value-type="float">
            <text:p>14.506667</text:p>
          </table:table-cell>
          <table:table-cell office:value-type="float" office:value="9.98977" calcext:value-type="float">
            <text:p>9.98977</text:p>
          </table:table-cell>
          <table:table-cell office:value-type="float" office:value="15000" calcext:value-type="float">
            <text:p>15000</text:p>
          </table:table-cell>
          <table:table-cell table:formula="of:=([.F408]-[.F407])/[.F407]" office:value-type="float" office:value="-0.0128154134782951" calcext:value-type="float">
            <text:p>-0.012815413478295</text:p>
          </table:table-cell>
          <table:table-cell table:formula="of:=[.H408]-PerAnnumRiskFreeRate/TradingDaysPerYear" office:value-type="float" office:value="-0.0129741436370252" calcext:value-type="float">
            <text:p>-0.0129741436370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11</text:p>
          </table:table-cell>
          <table:table-cell office:value-type="float" office:value="14.511667" calcext:value-type="float">
            <text:p>14.511667</text:p>
          </table:table-cell>
          <table:table-cell office:value-type="float" office:value="14.605" calcext:value-type="float">
            <text:p>14.605</text:p>
          </table:table-cell>
          <table:table-cell office:value-type="float" office:value="14.511667" calcext:value-type="float">
            <text:p>14.511667</text:p>
          </table:table-cell>
          <table:table-cell office:value-type="float" office:value="14.55" calcext:value-type="float">
            <text:p>14.55</text:p>
          </table:table-cell>
          <table:table-cell office:value-type="float" office:value="10.019608" calcext:value-type="float">
            <text:p>10.019608</text:p>
          </table:table-cell>
          <table:table-cell office:value-type="float" office:value="3600" calcext:value-type="float">
            <text:p>3600</text:p>
          </table:table-cell>
          <table:table-cell table:formula="of:=([.F409]-[.F408])/[.F408]" office:value-type="float" office:value="0.00298685555323094" calcext:value-type="float">
            <text:p>0.002986855553231</text:p>
          </table:table-cell>
          <table:table-cell table:formula="of:=[.H409]-PerAnnumRiskFreeRate/TradingDaysPerYear" office:value-type="float" office:value="0.00282812539450078" calcext:value-type="float">
            <text:p>0.0028281253945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14</text:p>
          </table:table-cell>
          <table:table-cell office:value-type="float" office:value="14.593333" calcext:value-type="float">
            <text:p>14.593333</text:p>
          </table:table-cell>
          <table:table-cell office:value-type="float" office:value="14.623333" calcext:value-type="float">
            <text:p>14.623333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float" office:value="9.985175" calcext:value-type="float">
            <text:p>9.985175</text:p>
          </table:table-cell>
          <table:table-cell office:value-type="float" office:value="7200" calcext:value-type="float">
            <text:p>7200</text:p>
          </table:table-cell>
          <table:table-cell table:formula="of:=([.F410]-[.F409])/[.F409]" office:value-type="float" office:value="-0.00343656159003425" calcext:value-type="float">
            <text:p>-0.003436561590034</text:p>
          </table:table-cell>
          <table:table-cell table:formula="of:=[.H410]-PerAnnumRiskFreeRate/TradingDaysPerYear" office:value-type="float" office:value="-0.00359529174876441" calcext:value-type="float">
            <text:p>-0.0035952917487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15</text:p>
          </table:table-cell>
          <table:table-cell table:number-columns-repeated="2" office:value-type="float" office:value="14.425" calcext:value-type="float">
            <text:p>14.425</text:p>
          </table:table-cell>
          <table:table-cell table:number-columns-repeated="2" office:value-type="float" office:value="14.29" calcext:value-type="float">
            <text:p>14.29</text:p>
          </table:table-cell>
          <table:table-cell office:value-type="float" office:value="9.840565" calcext:value-type="float">
            <text:p>9.840565</text:p>
          </table:table-cell>
          <table:table-cell office:value-type="float" office:value="6600" calcext:value-type="float">
            <text:p>6600</text:p>
          </table:table-cell>
          <table:table-cell table:formula="of:=([.F411]-[.F410])/[.F410]" office:value-type="float" office:value="-0.0144824702621637" calcext:value-type="float">
            <text:p>-0.014482470262164</text:p>
          </table:table-cell>
          <table:table-cell table:formula="of:=[.H411]-PerAnnumRiskFreeRate/TradingDaysPerYear" office:value-type="float" office:value="-0.0146412004208938" calcext:value-type="float">
            <text:p>-0.0146412004208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16</text:p>
          </table:table-cell>
          <table:table-cell table:number-columns-repeated="2" office:value-type="float" office:value="14.296667" calcext:value-type="float">
            <text:p>14.296667</text:p>
          </table:table-cell>
          <table:table-cell table:number-columns-repeated="2" office:value-type="float" office:value="14.241667" calcext:value-type="float">
            <text:p>14.241667</text:p>
          </table:table-cell>
          <table:table-cell office:value-type="float" office:value="9.807283" calcext:value-type="float">
            <text:p>9.807283</text:p>
          </table:table-cell>
          <table:table-cell office:value-type="float" office:value="1200" calcext:value-type="float">
            <text:p>1200</text:p>
          </table:table-cell>
          <table:table-cell table:formula="of:=([.F412]-[.F411])/[.F411]" office:value-type="float" office:value="-0.00338212287607468" calcext:value-type="float">
            <text:p>-0.003382122876075</text:p>
          </table:table-cell>
          <table:table-cell table:formula="of:=[.H412]-PerAnnumRiskFreeRate/TradingDaysPerYear" office:value-type="float" office:value="-0.00354085303480484" calcext:value-type="float">
            <text:p>-0.0035408530348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17</text:p>
          </table:table-cell>
          <table:table-cell office:value-type="float" office:value="14.298333" calcext:value-type="float">
            <text:p>14.298333</text:p>
          </table:table-cell>
          <table:table-cell office:value-type="float" office:value="14.383333" calcext:value-type="float">
            <text:p>14.383333</text:p>
          </table:table-cell>
          <table:table-cell office:value-type="float" office:value="14.298333" calcext:value-type="float">
            <text:p>14.298333</text:p>
          </table:table-cell>
          <table:table-cell office:value-type="float" office:value="14.34" calcext:value-type="float">
            <text:p>14.34</text:p>
          </table:table-cell>
          <table:table-cell office:value-type="float" office:value="9.874997" calcext:value-type="float">
            <text:p>9.874997</text:p>
          </table:table-cell>
          <table:table-cell office:value-type="float" office:value="30600" calcext:value-type="float">
            <text:p>30600</text:p>
          </table:table-cell>
          <table:table-cell table:formula="of:=([.F413]-[.F412])/[.F412]" office:value-type="float" office:value="0.00690446069517934" calcext:value-type="float">
            <text:p>0.006904460695179</text:p>
          </table:table-cell>
          <table:table-cell table:formula="of:=[.H413]-PerAnnumRiskFreeRate/TradingDaysPerYear" office:value-type="float" office:value="0.00674573053644918" calcext:value-type="float">
            <text:p>0.0067457305364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18</text:p>
          </table:table-cell>
          <table:table-cell office:value-type="float" office:value="14.453333" calcext:value-type="float">
            <text:p>14.453333</text:p>
          </table:table-cell>
          <table:table-cell office:value-type="float" office:value="14.57" calcext:value-type="float">
            <text:p>14.57</text:p>
          </table:table-cell>
          <table:table-cell office:value-type="float" office:value="14.453333" calcext:value-type="float">
            <text:p>14.453333</text:p>
          </table:table-cell>
          <table:table-cell office:value-type="float" office:value="14.57" calcext:value-type="float">
            <text:p>14.57</text:p>
          </table:table-cell>
          <table:table-cell office:value-type="float" office:value="10.033386" calcext:value-type="float">
            <text:p>10.033386</text:p>
          </table:table-cell>
          <table:table-cell office:value-type="float" office:value="10200" calcext:value-type="float">
            <text:p>10200</text:p>
          </table:table-cell>
          <table:table-cell table:formula="of:=([.F414]-[.F413])/[.F413]" office:value-type="float" office:value="0.0160393972777915" calcext:value-type="float">
            <text:p>0.016039397277792</text:p>
          </table:table-cell>
          <table:table-cell table:formula="of:=[.H414]-PerAnnumRiskFreeRate/TradingDaysPerYear" office:value-type="float" office:value="0.0158806671190614" calcext:value-type="float">
            <text:p>0.0158806671190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21</text:p>
          </table:table-cell>
          <table:table-cell table:number-columns-repeated="2" office:value-type="float" office:value="14.611667" calcext:value-type="float">
            <text:p>14.611667</text:p>
          </table:table-cell>
          <table:table-cell office:value-type="float" office:value="14.466667" calcext:value-type="float">
            <text:p>14.466667</text:p>
          </table:table-cell>
          <table:table-cell office:value-type="float" office:value="14.48" calcext:value-type="float">
            <text:p>14.48</text:p>
          </table:table-cell>
          <table:table-cell office:value-type="float" office:value="9.971405" calcext:value-type="float">
            <text:p>9.971405</text:p>
          </table:table-cell>
          <table:table-cell office:value-type="float" office:value="12600" calcext:value-type="float">
            <text:p>12600</text:p>
          </table:table-cell>
          <table:table-cell table:formula="of:=([.F415]-[.F414])/[.F414]" office:value-type="float" office:value="-0.00617747587903021" calcext:value-type="float">
            <text:p>-0.00617747587903</text:p>
          </table:table-cell>
          <table:table-cell table:formula="of:=[.H415]-PerAnnumRiskFreeRate/TradingDaysPerYear" office:value-type="float" office:value="-0.00633620603776037" calcext:value-type="float">
            <text:p>-0.006336206037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22</text:p>
          </table:table-cell>
          <table:table-cell table:number-columns-repeated="4" office:value-type="float" office:value="14.546667" calcext:value-type="float">
            <text:p>14.546667</text:p>
          </table:table-cell>
          <table:table-cell office:value-type="float" office:value="10.017313" calcext:value-type="float">
            <text:p>10.017313</text:p>
          </table:table-cell>
          <table:table-cell office:value-type="float" office:value="2400" calcext:value-type="float">
            <text:p>2400</text:p>
          </table:table-cell>
          <table:table-cell table:formula="of:=([.F416]-[.F415])/[.F415]" office:value-type="float" office:value="0.00460396503802613" calcext:value-type="float">
            <text:p>0.004603965038026</text:p>
          </table:table-cell>
          <table:table-cell table:formula="of:=[.H416]-PerAnnumRiskFreeRate/TradingDaysPerYear" office:value-type="float" office:value="0.00444523487929597" calcext:value-type="float">
            <text:p>0.0044452348792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23</text:p>
          </table:table-cell>
          <table:table-cell table:number-columns-repeated="2" office:value-type="float" office:value="14.633333" calcext:value-type="float">
            <text:p>14.633333</text:p>
          </table:table-cell>
          <table:table-cell table:number-columns-repeated="2" office:value-type="float" office:value="14.545" calcext:value-type="float">
            <text:p>14.545</text:p>
          </table:table-cell>
          <table:table-cell office:value-type="float" office:value="10.016166" calcext:value-type="float">
            <text:p>10.016166</text:p>
          </table:table-cell>
          <table:table-cell office:value-type="float" office:value="9600" calcext:value-type="float">
            <text:p>9600</text:p>
          </table:table-cell>
          <table:table-cell table:formula="of:=([.F417]-[.F416])/[.F416]" office:value-type="float" office:value="-0.000114501763097506" calcext:value-type="float">
            <text:p>-0.000114501763098</text:p>
          </table:table-cell>
          <table:table-cell table:formula="of:=[.H417]-PerAnnumRiskFreeRate/TradingDaysPerYear" office:value-type="float" office:value="-0.000273231921827665" calcext:value-type="float">
            <text:p>-0.0002732319218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24</text:p>
          </table:table-cell>
          <table:table-cell office:value-type="float" office:value="14.633333" calcext:value-type="float">
            <text:p>14.633333</text:p>
          </table:table-cell>
          <table:table-cell office:value-type="float" office:value="14.74" calcext:value-type="float">
            <text:p>14.74</text:p>
          </table:table-cell>
          <table:table-cell table:number-columns-repeated="2" office:value-type="float" office:value="14.525" calcext:value-type="float">
            <text:p>14.525</text:p>
          </table:table-cell>
          <table:table-cell office:value-type="float" office:value="10.002398" calcext:value-type="float">
            <text:p>10.002398</text:p>
          </table:table-cell>
          <table:table-cell office:value-type="float" office:value="25200" calcext:value-type="float">
            <text:p>25200</text:p>
          </table:table-cell>
          <table:table-cell table:formula="of:=([.F418]-[.F417])/[.F417]" office:value-type="float" office:value="-0.00137457785743574" calcext:value-type="float">
            <text:p>-0.001374577857436</text:p>
          </table:table-cell>
          <table:table-cell table:formula="of:=[.H418]-PerAnnumRiskFreeRate/TradingDaysPerYear" office:value-type="float" office:value="-0.0015333080161659" calcext:value-type="float">
            <text:p>-0.0015333080161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25</text:p>
          </table:table-cell>
          <table:table-cell office:value-type="float" office:value="14.556667" calcext:value-type="float">
            <text:p>14.556667</text:p>
          </table:table-cell>
          <table:table-cell office:value-type="float" office:value="14.59" calcext:value-type="float">
            <text:p>14.59</text:p>
          </table:table-cell>
          <table:table-cell office:value-type="float" office:value="14.556667" calcext:value-type="float">
            <text:p>14.556667</text:p>
          </table:table-cell>
          <table:table-cell office:value-type="float" office:value="14.59" calcext:value-type="float">
            <text:p>14.59</text:p>
          </table:table-cell>
          <table:table-cell office:value-type="float" office:value="10.047153" calcext:value-type="float">
            <text:p>10.047153</text:p>
          </table:table-cell>
          <table:table-cell office:value-type="float" office:value="6600" calcext:value-type="float">
            <text:p>6600</text:p>
          </table:table-cell>
          <table:table-cell table:formula="of:=([.F419]-[.F418])/[.F418]" office:value-type="float" office:value="0.00447442703239766" calcext:value-type="float">
            <text:p>0.004474427032398</text:p>
          </table:table-cell>
          <table:table-cell table:formula="of:=[.H419]-PerAnnumRiskFreeRate/TradingDaysPerYear" office:value-type="float" office:value="0.0043156968736675" calcext:value-type="float">
            <text:p>0.0043156968736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28</text:p>
          </table:table-cell>
          <table:table-cell office:value-type="float" office:value="14.641667" calcext:value-type="float">
            <text:p>14.641667</text:p>
          </table:table-cell>
          <table:table-cell office:value-type="float" office:value="14.68" calcext:value-type="float">
            <text:p>14.68</text:p>
          </table:table-cell>
          <table:table-cell office:value-type="float" office:value="14.628333" calcext:value-type="float">
            <text:p>14.628333</text:p>
          </table:table-cell>
          <table:table-cell office:value-type="float" office:value="14.673333" calcext:value-type="float">
            <text:p>14.673333</text:p>
          </table:table-cell>
          <table:table-cell office:value-type="float" office:value="10.104543" calcext:value-type="float">
            <text:p>10.104543</text:p>
          </table:table-cell>
          <table:table-cell office:value-type="float" office:value="6600" calcext:value-type="float">
            <text:p>6600</text:p>
          </table:table-cell>
          <table:table-cell table:formula="of:=([.F420]-[.F419])/[.F419]" office:value-type="float" office:value="0.00571206589568207" calcext:value-type="float">
            <text:p>0.005712065895682</text:p>
          </table:table-cell>
          <table:table-cell table:formula="of:=[.H420]-PerAnnumRiskFreeRate/TradingDaysPerYear" office:value-type="float" office:value="0.00555333573695191" calcext:value-type="float">
            <text:p>0.0055533357369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29</text:p>
          </table:table-cell>
          <table:table-cell office:value-type="float" office:value="14.48" calcext:value-type="float">
            <text:p>14.48</text:p>
          </table:table-cell>
          <table:table-cell office:value-type="float" office:value="14.506667" calcext:value-type="float">
            <text:p>14.506667</text:p>
          </table:table-cell>
          <table:table-cell office:value-type="float" office:value="14.431667" calcext:value-type="float">
            <text:p>14.431667</text:p>
          </table:table-cell>
          <table:table-cell office:value-type="float" office:value="14.506667" calcext:value-type="float">
            <text:p>14.506667</text:p>
          </table:table-cell>
          <table:table-cell office:value-type="float" office:value="9.98977" calcext:value-type="float">
            <text:p>9.98977</text:p>
          </table:table-cell>
          <table:table-cell office:value-type="float" office:value="6600" calcext:value-type="float">
            <text:p>6600</text:p>
          </table:table-cell>
          <table:table-cell table:formula="of:=([.F421]-[.F420])/[.F420]" office:value-type="float" office:value="-0.0113585542661355" calcext:value-type="float">
            <text:p>-0.011358554266136</text:p>
          </table:table-cell>
          <table:table-cell table:formula="of:=[.H421]-PerAnnumRiskFreeRate/TradingDaysPerYear" office:value-type="float" office:value="-0.0115172844248657" calcext:value-type="float">
            <text:p>-0.0115172844248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30</text:p>
          </table:table-cell>
          <table:table-cell table:number-columns-repeated="2" office:value-type="float" office:value="14.428333" calcext:value-type="float">
            <text:p>14.428333</text:p>
          </table:table-cell>
          <table:table-cell table:number-columns-repeated="2" office:value-type="float" office:value="14.426667" calcext:value-type="float">
            <text:p>14.426667</text:p>
          </table:table-cell>
          <table:table-cell office:value-type="float" office:value="9.934678" calcext:value-type="float">
            <text:p>9.934678</text:p>
          </table:table-cell>
          <table:table-cell office:value-type="float" office:value="3000" calcext:value-type="float">
            <text:p>3000</text:p>
          </table:table-cell>
          <table:table-cell table:formula="of:=([.F422]-[.F421])/[.F421]" office:value-type="float" office:value="-0.00551484168304177" calcext:value-type="float">
            <text:p>-0.005514841683042</text:p>
          </table:table-cell>
          <table:table-cell table:formula="of:=[.H422]-PerAnnumRiskFreeRate/TradingDaysPerYear" office:value-type="float" office:value="-0.00567357184177192" calcext:value-type="float">
            <text:p>-0.0056735718417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7-31</text:p>
          </table:table-cell>
          <table:table-cell office:value-type="float" office:value="14.491667" calcext:value-type="float">
            <text:p>14.491667</text:p>
          </table:table-cell>
          <table:table-cell office:value-type="float" office:value="14.643333" calcext:value-type="float">
            <text:p>14.643333</text:p>
          </table:table-cell>
          <table:table-cell office:value-type="float" office:value="14.435" calcext:value-type="float">
            <text:p>14.435</text:p>
          </table:table-cell>
          <table:table-cell office:value-type="float" office:value="14.483333" calcext:value-type="float">
            <text:p>14.483333</text:p>
          </table:table-cell>
          <table:table-cell office:value-type="float" office:value="9.973699" calcext:value-type="float">
            <text:p>9.973699</text:p>
          </table:table-cell>
          <table:table-cell office:value-type="float" office:value="18600" calcext:value-type="float">
            <text:p>18600</text:p>
          </table:table-cell>
          <table:table-cell table:formula="of:=([.F423]-[.F422])/[.F422]" office:value-type="float" office:value="0.00392775689358024" calcext:value-type="float">
            <text:p>0.00392775689358</text:p>
          </table:table-cell>
          <table:table-cell table:formula="of:=[.H423]-PerAnnumRiskFreeRate/TradingDaysPerYear" office:value-type="float" office:value="0.00376902673485008" calcext:value-type="float">
            <text:p>0.003769026734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01</text:p>
          </table:table-cell>
          <table:table-cell table:number-columns-repeated="2" office:value-type="float" office:value="14.508333" calcext:value-type="float">
            <text:p>14.508333</text:p>
          </table:table-cell>
          <table:table-cell office:value-type="float" office:value="14.386667" calcext:value-type="float">
            <text:p>14.386667</text:p>
          </table:table-cell>
          <table:table-cell office:value-type="float" office:value="14.44" calcext:value-type="float">
            <text:p>14.44</text:p>
          </table:table-cell>
          <table:table-cell office:value-type="float" office:value="9.943859" calcext:value-type="float">
            <text:p>9.943859</text:p>
          </table:table-cell>
          <table:table-cell office:value-type="float" office:value="16800" calcext:value-type="float">
            <text:p>16800</text:p>
          </table:table-cell>
          <table:table-cell table:formula="of:=([.F424]-[.F423])/[.F423]" office:value-type="float" office:value="-0.00299186891443186" calcext:value-type="float">
            <text:p>-0.002991868914432</text:p>
          </table:table-cell>
          <table:table-cell table:formula="of:=[.H424]-PerAnnumRiskFreeRate/TradingDaysPerYear" office:value-type="float" office:value="-0.00315059907316201" calcext:value-type="float">
            <text:p>-0.0031505990731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04</text:p>
          </table:table-cell>
          <table:table-cell table:number-columns-repeated="2" office:value-type="float" office:value="14.458333" calcext:value-type="float">
            <text:p>14.458333</text:p>
          </table:table-cell>
          <table:table-cell office:value-type="float" office:value="14.308333" calcext:value-type="float">
            <text:p>14.308333</text:p>
          </table:table-cell>
          <table:table-cell office:value-type="float" office:value="14.401667" calcext:value-type="float">
            <text:p>14.401667</text:p>
          </table:table-cell>
          <table:table-cell office:value-type="float" office:value="9.917462" calcext:value-type="float">
            <text:p>9.917462</text:p>
          </table:table-cell>
          <table:table-cell office:value-type="float" office:value="9000" calcext:value-type="float">
            <text:p>9000</text:p>
          </table:table-cell>
          <table:table-cell table:formula="of:=([.F425]-[.F424])/[.F424]" office:value-type="float" office:value="-0.00265460320786923" calcext:value-type="float">
            <text:p>-0.002654603207869</text:p>
          </table:table-cell>
          <table:table-cell table:formula="of:=[.H425]-PerAnnumRiskFreeRate/TradingDaysPerYear" office:value-type="float" office:value="-0.00281333336659939" calcext:value-type="float">
            <text:p>-0.0028133333665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05</text:p>
          </table:table-cell>
          <table:table-cell office:value-type="float" office:value="14.433333" calcext:value-type="float">
            <text:p>14.433333</text:p>
          </table:table-cell>
          <table:table-cell office:value-type="float" office:value="14.48" calcext:value-type="float">
            <text:p>14.48</text:p>
          </table:table-cell>
          <table:table-cell table:number-columns-repeated="2" office:value-type="float" office:value="14.328333" calcext:value-type="float">
            <text:p>14.328333</text:p>
          </table:table-cell>
          <table:table-cell office:value-type="float" office:value="9.866962" calcext:value-type="float">
            <text:p>9.866962</text:p>
          </table:table-cell>
          <table:table-cell office:value-type="float" office:value="93000" calcext:value-type="float">
            <text:p>93000</text:p>
          </table:table-cell>
          <table:table-cell table:formula="of:=([.F426]-[.F425])/[.F425]" office:value-type="float" office:value="-0.00509202858553946" calcext:value-type="float">
            <text:p>-0.005092028585539</text:p>
          </table:table-cell>
          <table:table-cell table:formula="of:=[.H426]-PerAnnumRiskFreeRate/TradingDaysPerYear" office:value-type="float" office:value="-0.00525075874426962" calcext:value-type="float">
            <text:p>-0.005250758744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06</text:p>
          </table:table-cell>
          <table:table-cell office:value-type="float" office:value="14.363333" calcext:value-type="float">
            <text:p>14.363333</text:p>
          </table:table-cell>
          <table:table-cell office:value-type="float" office:value="14.451667" calcext:value-type="float">
            <text:p>14.451667</text:p>
          </table:table-cell>
          <table:table-cell office:value-type="float" office:value="14.363333" calcext:value-type="float">
            <text:p>14.363333</text:p>
          </table:table-cell>
          <table:table-cell office:value-type="float" office:value="14.451667" calcext:value-type="float">
            <text:p>14.451667</text:p>
          </table:table-cell>
          <table:table-cell office:value-type="float" office:value="9.951895" calcext:value-type="float">
            <text:p>9.951895</text:p>
          </table:table-cell>
          <table:table-cell office:value-type="float" office:value="45600" calcext:value-type="float">
            <text:p>45600</text:p>
          </table:table-cell>
          <table:table-cell table:formula="of:=([.F427]-[.F426])/[.F426]" office:value-type="float" office:value="0.00860781667143355" calcext:value-type="float">
            <text:p>0.008607816671434</text:p>
          </table:table-cell>
          <table:table-cell table:formula="of:=[.H427]-PerAnnumRiskFreeRate/TradingDaysPerYear" office:value-type="float" office:value="0.00844908651270339" calcext:value-type="float">
            <text:p>0.0084490865127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07</text:p>
          </table:table-cell>
          <table:table-cell office:value-type="float" office:value="14.493333" calcext:value-type="float">
            <text:p>14.493333</text:p>
          </table:table-cell>
          <table:table-cell office:value-type="float" office:value="14.731667" calcext:value-type="float">
            <text:p>14.731667</text:p>
          </table:table-cell>
          <table:table-cell office:value-type="float" office:value="14.471667" calcext:value-type="float">
            <text:p>14.471667</text:p>
          </table:table-cell>
          <table:table-cell office:value-type="float" office:value="14.731667" calcext:value-type="float">
            <text:p>14.731667</text:p>
          </table:table-cell>
          <table:table-cell office:value-type="float" office:value="10.144708" calcext:value-type="float">
            <text:p>10.144708</text:p>
          </table:table-cell>
          <table:table-cell office:value-type="float" office:value="12600" calcext:value-type="float">
            <text:p>12600</text:p>
          </table:table-cell>
          <table:table-cell table:formula="of:=([.F428]-[.F427])/[.F427]" office:value-type="float" office:value="0.0193745010372396" calcext:value-type="float">
            <text:p>0.01937450103724</text:p>
          </table:table-cell>
          <table:table-cell table:formula="of:=[.H428]-PerAnnumRiskFreeRate/TradingDaysPerYear" office:value-type="float" office:value="0.0192157708785094" calcext:value-type="float">
            <text:p>0.0192157708785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08</text:p>
          </table:table-cell>
          <table:table-cell office:value-type="float" office:value="14.805" calcext:value-type="float">
            <text:p>14.805</text:p>
          </table:table-cell>
          <table:table-cell office:value-type="float" office:value="14.861667" calcext:value-type="float">
            <text:p>14.861667</text:p>
          </table:table-cell>
          <table:table-cell office:value-type="float" office:value="14.805" calcext:value-type="float">
            <text:p>14.805</text:p>
          </table:table-cell>
          <table:table-cell office:value-type="float" office:value="14.861667" calcext:value-type="float">
            <text:p>14.861667</text:p>
          </table:table-cell>
          <table:table-cell office:value-type="float" office:value="10.234231" calcext:value-type="float">
            <text:p>10.234231</text:p>
          </table:table-cell>
          <table:table-cell office:value-type="float" office:value="25200" calcext:value-type="float">
            <text:p>25200</text:p>
          </table:table-cell>
          <table:table-cell table:formula="of:=([.F429]-[.F428])/[.F428]" office:value-type="float" office:value="0.00882460096436485" calcext:value-type="float">
            <text:p>0.008824600964365</text:p>
          </table:table-cell>
          <table:table-cell table:formula="of:=[.H429]-PerAnnumRiskFreeRate/TradingDaysPerYear" office:value-type="float" office:value="0.00866587080563469" calcext:value-type="float">
            <text:p>0.0086658708056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11</text:p>
          </table:table-cell>
          <table:table-cell office:value-type="float" office:value="14.9" calcext:value-type="float">
            <text:p>14.9</text:p>
          </table:table-cell>
          <table:table-cell office:value-type="float" office:value="15.065" calcext:value-type="float">
            <text:p>15.065</text:p>
          </table:table-cell>
          <table:table-cell office:value-type="float" office:value="14.9" calcext:value-type="float">
            <text:p>14.9</text:p>
          </table:table-cell>
          <table:table-cell office:value-type="float" office:value="15.056667" calcext:value-type="float">
            <text:p>15.056667</text:p>
          </table:table-cell>
          <table:table-cell office:value-type="float" office:value="10.36852" calcext:value-type="float">
            <text:p>10.36852</text:p>
          </table:table-cell>
          <table:table-cell office:value-type="float" office:value="45600" calcext:value-type="float">
            <text:p>45600</text:p>
          </table:table-cell>
          <table:table-cell table:formula="of:=([.F430]-[.F429])/[.F429]" office:value-type="float" office:value="0.0131215525621809" calcext:value-type="float">
            <text:p>0.013121552562181</text:p>
          </table:table-cell>
          <table:table-cell table:formula="of:=[.H430]-PerAnnumRiskFreeRate/TradingDaysPerYear" office:value-type="float" office:value="0.0129628224034507" calcext:value-type="float">
            <text:p>0.0129628224034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12</text:p>
          </table:table-cell>
          <table:table-cell table:number-columns-repeated="2" office:value-type="float" office:value="15.066667" calcext:value-type="float">
            <text:p>15.066667</text:p>
          </table:table-cell>
          <table:table-cell office:value-type="float" office:value="14.953333" calcext:value-type="float">
            <text:p>14.953333</text:p>
          </table:table-cell>
          <table:table-cell office:value-type="float" office:value="15.035" calcext:value-type="float">
            <text:p>15.035</text:p>
          </table:table-cell>
          <table:table-cell office:value-type="float" office:value="10.3536" calcext:value-type="float">
            <text:p>10.3536</text:p>
          </table:table-cell>
          <table:table-cell office:value-type="float" office:value="19200" calcext:value-type="float">
            <text:p>19200</text:p>
          </table:table-cell>
          <table:table-cell table:formula="of:=([.F431]-[.F430])/[.F430]" office:value-type="float" office:value="-0.00143897103926115" calcext:value-type="float">
            <text:p>-0.001438971039261</text:p>
          </table:table-cell>
          <table:table-cell table:formula="of:=[.H431]-PerAnnumRiskFreeRate/TradingDaysPerYear" office:value-type="float" office:value="-0.00159770119799131" calcext:value-type="float">
            <text:p>-0.0015977011979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13</text:p>
          </table:table-cell>
          <table:table-cell office:value-type="float" office:value="15.083333" calcext:value-type="float">
            <text:p>15.083333</text:p>
          </table:table-cell>
          <table:table-cell office:value-type="float" office:value="15.151667" calcext:value-type="float">
            <text:p>15.151667</text:p>
          </table:table-cell>
          <table:table-cell office:value-type="float" office:value="15.05" calcext:value-type="float">
            <text:p>15.05</text:p>
          </table:table-cell>
          <table:table-cell office:value-type="float" office:value="15.101667" calcext:value-type="float">
            <text:p>15.101667</text:p>
          </table:table-cell>
          <table:table-cell office:value-type="float" office:value="10.399508" calcext:value-type="float">
            <text:p>10.399508</text:p>
          </table:table-cell>
          <table:table-cell office:value-type="float" office:value="42600" calcext:value-type="float">
            <text:p>42600</text:p>
          </table:table-cell>
          <table:table-cell table:formula="of:=([.F432]-[.F431])/[.F431]" office:value-type="float" office:value="0.00443401329006343" calcext:value-type="float">
            <text:p>0.004434013290063</text:p>
          </table:table-cell>
          <table:table-cell table:formula="of:=[.H432]-PerAnnumRiskFreeRate/TradingDaysPerYear" office:value-type="float" office:value="0.00427528313133327" calcext:value-type="float">
            <text:p>0.0042752831313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14</text:p>
          </table:table-cell>
          <table:table-cell office:value-type="float" office:value="15.158333" calcext:value-type="float">
            <text:p>15.158333</text:p>
          </table:table-cell>
          <table:table-cell office:value-type="float" office:value="15.203333" calcext:value-type="float">
            <text:p>15.203333</text:p>
          </table:table-cell>
          <table:table-cell office:value-type="float" office:value="15.105" calcext:value-type="float">
            <text:p>15.105</text:p>
          </table:table-cell>
          <table:table-cell office:value-type="float" office:value="15.118333" calcext:value-type="float">
            <text:p>15.118333</text:p>
          </table:table-cell>
          <table:table-cell office:value-type="float" office:value="10.410982" calcext:value-type="float">
            <text:p>10.410982</text:p>
          </table:table-cell>
          <table:table-cell office:value-type="float" office:value="16800" calcext:value-type="float">
            <text:p>16800</text:p>
          </table:table-cell>
          <table:table-cell table:formula="of:=([.F433]-[.F432])/[.F432]" office:value-type="float" office:value="0.00110332142635976" calcext:value-type="float">
            <text:p>0.00110332142636</text:p>
          </table:table-cell>
          <table:table-cell table:formula="of:=[.H433]-PerAnnumRiskFreeRate/TradingDaysPerYear" office:value-type="float" office:value="0.000944591267629604" calcext:value-type="float">
            <text:p>0.000944591267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15</text:p>
          </table:table-cell>
          <table:table-cell table:number-columns-repeated="4" office:value-type="float" office:value="15.166667" calcext:value-type="float">
            <text:p>15.166667</text:p>
          </table:table-cell>
          <table:table-cell office:value-type="float" office:value="10.444265" calcext:value-type="float">
            <text:p>10.444265</text:p>
          </table:table-cell>
          <table:table-cell office:value-type="float" office:value="14400" calcext:value-type="float">
            <text:p>14400</text:p>
          </table:table-cell>
          <table:table-cell table:formula="of:=([.F434]-[.F433])/[.F433]" office:value-type="float" office:value="0.0031969126447437" calcext:value-type="float">
            <text:p>0.003196912644744</text:p>
          </table:table-cell>
          <table:table-cell table:formula="of:=[.H434]-PerAnnumRiskFreeRate/TradingDaysPerYear" office:value-type="float" office:value="0.00303818248601354" calcext:value-type="float">
            <text:p>0.0030381824860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18</text:p>
          </table:table-cell>
          <table:table-cell office:value-type="float" office:value="15.191667" calcext:value-type="float">
            <text:p>15.191667</text:p>
          </table:table-cell>
          <table:table-cell office:value-type="float" office:value="15.236667" calcext:value-type="float">
            <text:p>15.236667</text:p>
          </table:table-cell>
          <table:table-cell office:value-type="float" office:value="15.175" calcext:value-type="float">
            <text:p>15.175</text:p>
          </table:table-cell>
          <table:table-cell office:value-type="float" office:value="15.221667" calcext:value-type="float">
            <text:p>15.221667</text:p>
          </table:table-cell>
          <table:table-cell office:value-type="float" office:value="10.482143" calcext:value-type="float">
            <text:p>10.482143</text:p>
          </table:table-cell>
          <table:table-cell office:value-type="float" office:value="15600" calcext:value-type="float">
            <text:p>15600</text:p>
          </table:table-cell>
          <table:table-cell table:formula="of:=([.F435]-[.F434])/[.F434]" office:value-type="float" office:value="0.00362667933071413" calcext:value-type="float">
            <text:p>0.003626679330714</text:p>
          </table:table-cell>
          <table:table-cell table:formula="of:=[.H435]-PerAnnumRiskFreeRate/TradingDaysPerYear" office:value-type="float" office:value="0.00346794917198397" calcext:value-type="float">
            <text:p>0.0034679491719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19</text:p>
          </table:table-cell>
          <table:table-cell office:value-type="float" office:value="15.191667" calcext:value-type="float">
            <text:p>15.191667</text:p>
          </table:table-cell>
          <table:table-cell office:value-type="float" office:value="15.213333" calcext:value-type="float">
            <text:p>15.213333</text:p>
          </table:table-cell>
          <table:table-cell office:value-type="float" office:value="15.136667" calcext:value-type="float">
            <text:p>15.136667</text:p>
          </table:table-cell>
          <table:table-cell office:value-type="float" office:value="15.198333" calcext:value-type="float">
            <text:p>15.198333</text:p>
          </table:table-cell>
          <table:table-cell office:value-type="float" office:value="10.466072" calcext:value-type="float">
            <text:p>10.466072</text:p>
          </table:table-cell>
          <table:table-cell office:value-type="float" office:value="37800" calcext:value-type="float">
            <text:p>37800</text:p>
          </table:table-cell>
          <table:table-cell table:formula="of:=([.F436]-[.F435])/[.F435]" office:value-type="float" office:value="-0.00153317885474375" calcext:value-type="float">
            <text:p>-0.001533178854744</text:p>
          </table:table-cell>
          <table:table-cell table:formula="of:=[.H436]-PerAnnumRiskFreeRate/TradingDaysPerYear" office:value-type="float" office:value="-0.0016919090134739" calcext:value-type="float">
            <text:p>-0.0016919090134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20</text:p>
          </table:table-cell>
          <table:table-cell office:value-type="float" office:value="15.166667" calcext:value-type="float">
            <text:p>15.166667</text:p>
          </table:table-cell>
          <table:table-cell office:value-type="float" office:value="15.306667" calcext:value-type="float">
            <text:p>15.306667</text:p>
          </table:table-cell>
          <table:table-cell office:value-type="float" office:value="15.166667" calcext:value-type="float">
            <text:p>15.166667</text:p>
          </table:table-cell>
          <table:table-cell office:value-type="float" office:value="15.278333" calcext:value-type="float">
            <text:p>15.278333</text:p>
          </table:table-cell>
          <table:table-cell office:value-type="float" office:value="10.521163" calcext:value-type="float">
            <text:p>10.521163</text:p>
          </table:table-cell>
          <table:table-cell office:value-type="float" office:value="15000" calcext:value-type="float">
            <text:p>15000</text:p>
          </table:table-cell>
          <table:table-cell table:formula="of:=([.F437]-[.F436])/[.F436]" office:value-type="float" office:value="0.00526377040020354" calcext:value-type="float">
            <text:p>0.005263770400204</text:p>
          </table:table-cell>
          <table:table-cell table:formula="of:=[.H437]-PerAnnumRiskFreeRate/TradingDaysPerYear" office:value-type="float" office:value="0.00510504024147339" calcext:value-type="float">
            <text:p>0.0051050402414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21</text:p>
          </table:table-cell>
          <table:table-cell office:value-type="float" office:value="15.31" calcext:value-type="float">
            <text:p>15.31</text:p>
          </table:table-cell>
          <table:table-cell office:value-type="float" office:value="15.355" calcext:value-type="float">
            <text:p>15.355</text:p>
          </table:table-cell>
          <table:table-cell office:value-type="float" office:value="15.293333" calcext:value-type="float">
            <text:p>15.293333</text:p>
          </table:table-cell>
          <table:table-cell office:value-type="float" office:value="15.331667" calcext:value-type="float">
            <text:p>15.331667</text:p>
          </table:table-cell>
          <table:table-cell office:value-type="float" office:value="10.557891" calcext:value-type="float">
            <text:p>10.557891</text:p>
          </table:table-cell>
          <table:table-cell office:value-type="float" office:value="13800" calcext:value-type="float">
            <text:p>13800</text:p>
          </table:table-cell>
          <table:table-cell table:formula="of:=([.F438]-[.F437])/[.F437]" office:value-type="float" office:value="0.00349086883265663" calcext:value-type="float">
            <text:p>0.003490868832657</text:p>
          </table:table-cell>
          <table:table-cell table:formula="of:=[.H438]-PerAnnumRiskFreeRate/TradingDaysPerYear" office:value-type="float" office:value="0.00333213867392647" calcext:value-type="float">
            <text:p>0.0033321386739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22</text:p>
          </table:table-cell>
          <table:table-cell table:number-columns-repeated="2" office:value-type="float" office:value="15.331667" calcext:value-type="float">
            <text:p>15.331667</text:p>
          </table:table-cell>
          <table:table-cell table:number-columns-repeated="2" office:value-type="float" office:value="15.168333" calcext:value-type="float">
            <text:p>15.168333</text:p>
          </table:table-cell>
          <table:table-cell office:value-type="float" office:value="10.445415" calcext:value-type="float">
            <text:p>10.445415</text:p>
          </table:table-cell>
          <table:table-cell office:value-type="float" office:value="15000" calcext:value-type="float">
            <text:p>15000</text:p>
          </table:table-cell>
          <table:table-cell table:formula="of:=([.F439]-[.F438])/[.F438]" office:value-type="float" office:value="-0.0106532639899388" calcext:value-type="float">
            <text:p>-0.010653263989939</text:p>
          </table:table-cell>
          <table:table-cell table:formula="of:=[.H439]-PerAnnumRiskFreeRate/TradingDaysPerYear" office:value-type="float" office:value="-0.010811994148669" calcext:value-type="float">
            <text:p>-0.0108119941486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25</text:p>
          </table:table-cell>
          <table:table-cell table:number-columns-repeated="2" office:value-type="float" office:value="15.166667" calcext:value-type="float">
            <text:p>15.166667</text:p>
          </table:table-cell>
          <table:table-cell table:number-columns-repeated="2" office:value-type="float" office:value="15.051667" calcext:value-type="float">
            <text:p>15.051667</text:p>
          </table:table-cell>
          <table:table-cell office:value-type="float" office:value="10.365075" calcext:value-type="float">
            <text:p>10.365075</text:p>
          </table:table-cell>
          <table:table-cell office:value-type="float" office:value="10800" calcext:value-type="float">
            <text:p>10800</text:p>
          </table:table-cell>
          <table:table-cell table:formula="of:=([.F440]-[.F439])/[.F439]" office:value-type="float" office:value="-0.00769141293093682" calcext:value-type="float">
            <text:p>-0.007691412930937</text:p>
          </table:table-cell>
          <table:table-cell table:formula="of:=[.H440]-PerAnnumRiskFreeRate/TradingDaysPerYear" office:value-type="float" office:value="-0.00785014308966698" calcext:value-type="float">
            <text:p>-0.0078501430896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26</text:p>
          </table:table-cell>
          <table:table-cell office:value-type="float" office:value="15.083333" calcext:value-type="float">
            <text:p>15.083333</text:p>
          </table:table-cell>
          <table:table-cell office:value-type="float" office:value="15.106667" calcext:value-type="float">
            <text:p>15.106667</text:p>
          </table:table-cell>
          <table:table-cell office:value-type="float" office:value="14.946667" calcext:value-type="float">
            <text:p>14.946667</text:p>
          </table:table-cell>
          <table:table-cell office:value-type="float" office:value="15.106667" calcext:value-type="float">
            <text:p>15.106667</text:p>
          </table:table-cell>
          <table:table-cell office:value-type="float" office:value="10.402946" calcext:value-type="float">
            <text:p>10.402946</text:p>
          </table:table-cell>
          <table:table-cell office:value-type="float" office:value="36000" calcext:value-type="float">
            <text:p>36000</text:p>
          </table:table-cell>
          <table:table-cell table:formula="of:=([.F441]-[.F440])/[.F440]" office:value-type="float" office:value="0.00365371210531529" calcext:value-type="float">
            <text:p>0.003653712105315</text:p>
          </table:table-cell>
          <table:table-cell table:formula="of:=[.H441]-PerAnnumRiskFreeRate/TradingDaysPerYear" office:value-type="float" office:value="0.00349498194658513" calcext:value-type="float">
            <text:p>0.0034949819465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27</text:p>
          </table:table-cell>
          <table:table-cell office:value-type="float" office:value="15.141667" calcext:value-type="float">
            <text:p>15.141667</text:p>
          </table:table-cell>
          <table:table-cell office:value-type="float" office:value="15.185" calcext:value-type="float">
            <text:p>15.185</text:p>
          </table:table-cell>
          <table:table-cell office:value-type="float" office:value="15.141667" calcext:value-type="float">
            <text:p>15.141667</text:p>
          </table:table-cell>
          <table:table-cell office:value-type="float" office:value="15.185" calcext:value-type="float">
            <text:p>15.185</text:p>
          </table:table-cell>
          <table:table-cell office:value-type="float" office:value="10.456892" calcext:value-type="float">
            <text:p>10.456892</text:p>
          </table:table-cell>
          <table:table-cell office:value-type="float" office:value="8400" calcext:value-type="float">
            <text:p>8400</text:p>
          </table:table-cell>
          <table:table-cell table:formula="of:=([.F442]-[.F441])/[.F441]" office:value-type="float" office:value="0.00518564645053428" calcext:value-type="float">
            <text:p>0.005185646450534</text:p>
          </table:table-cell>
          <table:table-cell table:formula="of:=[.H442]-PerAnnumRiskFreeRate/TradingDaysPerYear" office:value-type="float" office:value="0.00502691629180413" calcext:value-type="float">
            <text:p>0.0050269162918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28</text:p>
          </table:table-cell>
          <table:table-cell office:value-type="float" office:value="15.151667" calcext:value-type="float">
            <text:p>15.151667</text:p>
          </table:table-cell>
          <table:table-cell office:value-type="float" office:value="15.356667" calcext:value-type="float">
            <text:p>15.356667</text:p>
          </table:table-cell>
          <table:table-cell office:value-type="float" office:value="15.151667" calcext:value-type="float">
            <text:p>15.151667</text:p>
          </table:table-cell>
          <table:table-cell office:value-type="float" office:value="15.356667" calcext:value-type="float">
            <text:p>15.356667</text:p>
          </table:table-cell>
          <table:table-cell office:value-type="float" office:value="10.575107" calcext:value-type="float">
            <text:p>10.575107</text:p>
          </table:table-cell>
          <table:table-cell office:value-type="float" office:value="3000" calcext:value-type="float">
            <text:p>3000</text:p>
          </table:table-cell>
          <table:table-cell table:formula="of:=([.F443]-[.F442])/[.F442]" office:value-type="float" office:value="0.0113049843108258" calcext:value-type="float">
            <text:p>0.011304984310826</text:p>
          </table:table-cell>
          <table:table-cell table:formula="of:=[.H443]-PerAnnumRiskFreeRate/TradingDaysPerYear" office:value-type="float" office:value="0.0111462541520956" calcext:value-type="float">
            <text:p>0.0111462541520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8-29</text:p>
          </table:table-cell>
          <table:table-cell office:value-type="float" office:value="15.378333" calcext:value-type="float">
            <text:p>15.378333</text:p>
          </table:table-cell>
          <table:table-cell office:value-type="float" office:value="15.415" calcext:value-type="float">
            <text:p>15.415</text:p>
          </table:table-cell>
          <table:table-cell office:value-type="float" office:value="15.32" calcext:value-type="float">
            <text:p>15.32</text:p>
          </table:table-cell>
          <table:table-cell office:value-type="float" office:value="15.398333" calcext:value-type="float">
            <text:p>15.398333</text:p>
          </table:table-cell>
          <table:table-cell office:value-type="float" office:value="10.603802" calcext:value-type="float">
            <text:p>10.603802</text:p>
          </table:table-cell>
          <table:table-cell office:value-type="float" office:value="25800" calcext:value-type="float">
            <text:p>25800</text:p>
          </table:table-cell>
          <table:table-cell table:formula="of:=([.F444]-[.F443])/[.F443]" office:value-type="float" office:value="0.00271344772208932" calcext:value-type="float">
            <text:p>0.002713447722089</text:p>
          </table:table-cell>
          <table:table-cell table:formula="of:=[.H444]-PerAnnumRiskFreeRate/TradingDaysPerYear" office:value-type="float" office:value="0.00255471756335916" calcext:value-type="float">
            <text:p>0.0025547175633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02</text:p>
          </table:table-cell>
          <table:table-cell office:value-type="float" office:value="15.4" calcext:value-type="float">
            <text:p>15.4</text:p>
          </table:table-cell>
          <table:table-cell office:value-type="float" office:value="15.441667" calcext:value-type="float">
            <text:p>15.441667</text:p>
          </table:table-cell>
          <table:table-cell office:value-type="float" office:value="15.326667" calcext:value-type="float">
            <text:p>15.326667</text:p>
          </table:table-cell>
          <table:table-cell office:value-type="float" office:value="15.411667" calcext:value-type="float">
            <text:p>15.411667</text:p>
          </table:table-cell>
          <table:table-cell office:value-type="float" office:value="10.612982" calcext:value-type="float">
            <text:p>10.612982</text:p>
          </table:table-cell>
          <table:table-cell office:value-type="float" office:value="31800" calcext:value-type="float">
            <text:p>31800</text:p>
          </table:table-cell>
          <table:table-cell table:formula="of:=([.F445]-[.F444])/[.F444]" office:value-type="float" office:value="0.000865727217464135" calcext:value-type="float">
            <text:p>0.000865727217464</text:p>
          </table:table-cell>
          <table:table-cell table:formula="of:=[.H445]-PerAnnumRiskFreeRate/TradingDaysPerYear" office:value-type="float" office:value="0.000706997058733976" calcext:value-type="float">
            <text:p>0.0007069970587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03</text:p>
          </table:table-cell>
          <table:table-cell office:value-type="float" office:value="15.475" calcext:value-type="float">
            <text:p>15.475</text:p>
          </table:table-cell>
          <table:table-cell office:value-type="float" office:value="15.508333" calcext:value-type="float">
            <text:p>15.508333</text:p>
          </table:table-cell>
          <table:table-cell office:value-type="float" office:value="15.471667" calcext:value-type="float">
            <text:p>15.471667</text:p>
          </table:table-cell>
          <table:table-cell office:value-type="float" office:value="15.506667" calcext:value-type="float">
            <text:p>15.506667</text:p>
          </table:table-cell>
          <table:table-cell office:value-type="float" office:value="10.678398" calcext:value-type="float">
            <text:p>10.678398</text:p>
          </table:table-cell>
          <table:table-cell office:value-type="float" office:value="30600" calcext:value-type="float">
            <text:p>30600</text:p>
          </table:table-cell>
          <table:table-cell table:formula="of:=([.F446]-[.F445])/[.F445]" office:value-type="float" office:value="0.00616377187862931" calcext:value-type="float">
            <text:p>0.006163771878629</text:p>
          </table:table-cell>
          <table:table-cell table:formula="of:=[.H446]-PerAnnumRiskFreeRate/TradingDaysPerYear" office:value-type="float" office:value="0.00600504171989915" calcext:value-type="float">
            <text:p>0.0060050417198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04</text:p>
          </table:table-cell>
          <table:table-cell office:value-type="float" office:value="15.493333" calcext:value-type="float">
            <text:p>15.493333</text:p>
          </table:table-cell>
          <table:table-cell office:value-type="float" office:value="15.498333" calcext:value-type="float">
            <text:p>15.498333</text:p>
          </table:table-cell>
          <table:table-cell office:value-type="float" office:value="15.461667" calcext:value-type="float">
            <text:p>15.461667</text:p>
          </table:table-cell>
          <table:table-cell office:value-type="float" office:value="15.483333" calcext:value-type="float">
            <text:p>15.483333</text:p>
          </table:table-cell>
          <table:table-cell office:value-type="float" office:value="10.662333" calcext:value-type="float">
            <text:p>10.662333</text:p>
          </table:table-cell>
          <table:table-cell office:value-type="float" office:value="16800" calcext:value-type="float">
            <text:p>16800</text:p>
          </table:table-cell>
          <table:table-cell table:formula="of:=([.F447]-[.F446])/[.F446]" office:value-type="float" office:value="-0.00150443914901836" calcext:value-type="float">
            <text:p>-0.001504439149018</text:p>
          </table:table-cell>
          <table:table-cell table:formula="of:=[.H447]-PerAnnumRiskFreeRate/TradingDaysPerYear" office:value-type="float" office:value="-0.00166316930774852" calcext:value-type="float">
            <text:p>-0.0016631693077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05</text:p>
          </table:table-cell>
          <table:table-cell office:value-type="float" office:value="15.463333" calcext:value-type="float">
            <text:p>15.463333</text:p>
          </table:table-cell>
          <table:table-cell office:value-type="float" office:value="15.486667" calcext:value-type="float">
            <text:p>15.486667</text:p>
          </table:table-cell>
          <table:table-cell office:value-type="float" office:value="15.383333" calcext:value-type="float">
            <text:p>15.383333</text:p>
          </table:table-cell>
          <table:table-cell office:value-type="float" office:value="15.41" calcext:value-type="float">
            <text:p>15.41</text:p>
          </table:table-cell>
          <table:table-cell office:value-type="float" office:value="10.611839" calcext:value-type="float">
            <text:p>10.611839</text:p>
          </table:table-cell>
          <table:table-cell office:value-type="float" office:value="8400" calcext:value-type="float">
            <text:p>8400</text:p>
          </table:table-cell>
          <table:table-cell table:formula="of:=([.F448]-[.F447])/[.F447]" office:value-type="float" office:value="-0.00473573654096158" calcext:value-type="float">
            <text:p>-0.004735736540962</text:p>
          </table:table-cell>
          <table:table-cell table:formula="of:=[.H448]-PerAnnumRiskFreeRate/TradingDaysPerYear" office:value-type="float" office:value="-0.00489446669969174" calcext:value-type="float">
            <text:p>-0.0048944666996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08</text:p>
          </table:table-cell>
          <table:table-cell office:value-type="float" office:value="15.446667" calcext:value-type="float">
            <text:p>15.446667</text:p>
          </table:table-cell>
          <table:table-cell office:value-type="float" office:value="15.606667" calcext:value-type="float">
            <text:p>15.606667</text:p>
          </table:table-cell>
          <table:table-cell office:value-type="float" office:value="15.446667" calcext:value-type="float">
            <text:p>15.446667</text:p>
          </table:table-cell>
          <table:table-cell office:value-type="float" office:value="15.59" calcext:value-type="float">
            <text:p>15.59</text:p>
          </table:table-cell>
          <table:table-cell office:value-type="float" office:value="10.735787" calcext:value-type="float">
            <text:p>10.735787</text:p>
          </table:table-cell>
          <table:table-cell office:value-type="float" office:value="20400" calcext:value-type="float">
            <text:p>20400</text:p>
          </table:table-cell>
          <table:table-cell table:formula="of:=([.F449]-[.F448])/[.F448]" office:value-type="float" office:value="0.011680162128355" calcext:value-type="float">
            <text:p>0.011680162128355</text:p>
          </table:table-cell>
          <table:table-cell table:formula="of:=[.H449]-PerAnnumRiskFreeRate/TradingDaysPerYear" office:value-type="float" office:value="0.0115214319696248" calcext:value-type="float">
            <text:p>0.0115214319696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09</text:p>
          </table:table-cell>
          <table:table-cell office:value-type="float" office:value="15.566667" calcext:value-type="float">
            <text:p>15.566667</text:p>
          </table:table-cell>
          <table:table-cell office:value-type="float" office:value="15.581667" calcext:value-type="float">
            <text:p>15.581667</text:p>
          </table:table-cell>
          <table:table-cell office:value-type="float" office:value="15.516667" calcext:value-type="float">
            <text:p>15.516667</text:p>
          </table:table-cell>
          <table:table-cell office:value-type="float" office:value="15.535" calcext:value-type="float">
            <text:p>15.535</text:p>
          </table:table-cell>
          <table:table-cell office:value-type="float" office:value="10.697916" calcext:value-type="float">
            <text:p>10.697916</text:p>
          </table:table-cell>
          <table:table-cell office:value-type="float" office:value="63600" calcext:value-type="float">
            <text:p>63600</text:p>
          </table:table-cell>
          <table:table-cell table:formula="of:=([.F450]-[.F449])/[.F449]" office:value-type="float" office:value="-0.0035275476311146" calcext:value-type="float">
            <text:p>-0.003527547631115</text:p>
          </table:table-cell>
          <table:table-cell table:formula="of:=[.H450]-PerAnnumRiskFreeRate/TradingDaysPerYear" office:value-type="float" office:value="-0.00368627778984475" calcext:value-type="float">
            <text:p>-0.0036862777898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10</text:p>
          </table:table-cell>
          <table:table-cell table:number-columns-repeated="2" office:value-type="float" office:value="15.483333" calcext:value-type="float">
            <text:p>15.483333</text:p>
          </table:table-cell>
          <table:table-cell table:number-columns-repeated="2" office:value-type="float" office:value="15.375" calcext:value-type="float">
            <text:p>15.375</text:p>
          </table:table-cell>
          <table:table-cell office:value-type="float" office:value="10.587732" calcext:value-type="float">
            <text:p>10.587732</text:p>
          </table:table-cell>
          <table:table-cell office:value-type="float" office:value="4800" calcext:value-type="float">
            <text:p>4800</text:p>
          </table:table-cell>
          <table:table-cell table:formula="of:=([.F451]-[.F450])/[.F450]" office:value-type="float" office:value="-0.0102995761043551" calcext:value-type="float">
            <text:p>-0.010299576104355</text:p>
          </table:table-cell>
          <table:table-cell table:formula="of:=[.H451]-PerAnnumRiskFreeRate/TradingDaysPerYear" office:value-type="float" office:value="-0.0104583062630853" calcext:value-type="float">
            <text:p>-0.0104583062630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11</text:p>
          </table:table-cell>
          <table:table-cell table:number-columns-repeated="2" office:value-type="float" office:value="15.416667" calcext:value-type="float">
            <text:p>15.416667</text:p>
          </table:table-cell>
          <table:table-cell office:value-type="float" office:value="15.333333" calcext:value-type="float">
            <text:p>15.333333</text:p>
          </table:table-cell>
          <table:table-cell office:value-type="float" office:value="15.386667" calcext:value-type="float">
            <text:p>15.386667</text:p>
          </table:table-cell>
          <table:table-cell office:value-type="float" office:value="10.595768" calcext:value-type="float">
            <text:p>10.595768</text:p>
          </table:table-cell>
          <table:table-cell office:value-type="float" office:value="8400" calcext:value-type="float">
            <text:p>8400</text:p>
          </table:table-cell>
          <table:table-cell table:formula="of:=([.F452]-[.F451])/[.F451]" office:value-type="float" office:value="0.000758991632957731" calcext:value-type="float">
            <text:p>0.000758991632958</text:p>
          </table:table-cell>
          <table:table-cell table:formula="of:=[.H452]-PerAnnumRiskFreeRate/TradingDaysPerYear" office:value-type="float" office:value="0.000600261474227572" calcext:value-type="float">
            <text:p>0.0006002614742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12</text:p>
          </table:table-cell>
          <table:table-cell office:value-type="float" office:value="15.373333" calcext:value-type="float">
            <text:p>15.373333</text:p>
          </table:table-cell>
          <table:table-cell office:value-type="float" office:value="15.415" calcext:value-type="float">
            <text:p>15.415</text:p>
          </table:table-cell>
          <table:table-cell office:value-type="float" office:value="15.308333" calcext:value-type="float">
            <text:p>15.308333</text:p>
          </table:table-cell>
          <table:table-cell office:value-type="float" office:value="15.415" calcext:value-type="float">
            <text:p>15.415</text:p>
          </table:table-cell>
          <table:table-cell office:value-type="float" office:value="10.615277" calcext:value-type="float">
            <text:p>10.615277</text:p>
          </table:table-cell>
          <table:table-cell office:value-type="float" office:value="41400" calcext:value-type="float">
            <text:p>41400</text:p>
          </table:table-cell>
          <table:table-cell table:formula="of:=([.F453]-[.F452])/[.F452]" office:value-type="float" office:value="0.00184120679123978" calcext:value-type="float">
            <text:p>0.00184120679124</text:p>
          </table:table-cell>
          <table:table-cell table:formula="of:=[.H453]-PerAnnumRiskFreeRate/TradingDaysPerYear" office:value-type="float" office:value="0.00168247663250962" calcext:value-type="float">
            <text:p>0.001682476632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15</text:p>
          </table:table-cell>
          <table:table-cell table:number-columns-repeated="2" office:value-type="float" office:value="15.35" calcext:value-type="float">
            <text:p>15.35</text:p>
          </table:table-cell>
          <table:table-cell office:value-type="float" office:value="15.228333" calcext:value-type="float">
            <text:p>15.228333</text:p>
          </table:table-cell>
          <table:table-cell office:value-type="float" office:value="15.265" calcext:value-type="float">
            <text:p>15.265</text:p>
          </table:table-cell>
          <table:table-cell office:value-type="float" office:value="10.559481" calcext:value-type="float">
            <text:p>10.559481</text:p>
          </table:table-cell>
          <table:table-cell office:value-type="float" office:value="11400" calcext:value-type="float">
            <text:p>11400</text:p>
          </table:table-cell>
          <table:table-cell table:formula="of:=([.F454]-[.F453])/[.F453]" office:value-type="float" office:value="-0.00525619821319791" calcext:value-type="float">
            <text:p>-0.005256198213198</text:p>
          </table:table-cell>
          <table:table-cell table:formula="of:=[.H454]-PerAnnumRiskFreeRate/TradingDaysPerYear" office:value-type="float" office:value="-0.00541492837192807" calcext:value-type="float">
            <text:p>-0.0054149283719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16</text:p>
          </table:table-cell>
          <table:table-cell office:value-type="float" office:value="15.236667" calcext:value-type="float">
            <text:p>15.236667</text:p>
          </table:table-cell>
          <table:table-cell office:value-type="float" office:value="15.308333" calcext:value-type="float">
            <text:p>15.308333</text:p>
          </table:table-cell>
          <table:table-cell office:value-type="float" office:value="15.236667" calcext:value-type="float">
            <text:p>15.236667</text:p>
          </table:table-cell>
          <table:table-cell office:value-type="float" office:value="15.308333" calcext:value-type="float">
            <text:p>15.308333</text:p>
          </table:table-cell>
          <table:table-cell office:value-type="float" office:value="10.589452" calcext:value-type="float">
            <text:p>10.589452</text:p>
          </table:table-cell>
          <table:table-cell office:value-type="float" office:value="69000" calcext:value-type="float">
            <text:p>69000</text:p>
          </table:table-cell>
          <table:table-cell table:formula="of:=([.F455]-[.F454])/[.F454]" office:value-type="float" office:value="0.00283830237489889" calcext:value-type="float">
            <text:p>0.002838302374899</text:p>
          </table:table-cell>
          <table:table-cell table:formula="of:=[.H455]-PerAnnumRiskFreeRate/TradingDaysPerYear" office:value-type="float" office:value="0.00267957221616874" calcext:value-type="float">
            <text:p>0.0026795722161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17</text:p>
          </table:table-cell>
          <table:table-cell table:number-columns-repeated="2" office:value-type="float" office:value="15.333333" calcext:value-type="float">
            <text:p>15.333333</text:p>
          </table:table-cell>
          <table:table-cell table:number-columns-repeated="2" office:value-type="float" office:value="15.183333" calcext:value-type="float">
            <text:p>15.183333</text:p>
          </table:table-cell>
          <table:table-cell office:value-type="float" office:value="10.502981" calcext:value-type="float">
            <text:p>10.502981</text:p>
          </table:table-cell>
          <table:table-cell office:value-type="float" office:value="26400" calcext:value-type="float">
            <text:p>26400</text:p>
          </table:table-cell>
          <table:table-cell table:formula="of:=([.F456]-[.F455])/[.F455]" office:value-type="float" office:value="-0.00816576721817139" calcext:value-type="float">
            <text:p>-0.008165767218171</text:p>
          </table:table-cell>
          <table:table-cell table:formula="of:=[.H456]-PerAnnumRiskFreeRate/TradingDaysPerYear" office:value-type="float" office:value="-0.00832449737690155" calcext:value-type="float">
            <text:p>-0.0083244973769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18</text:p>
          </table:table-cell>
          <table:table-cell office:value-type="float" office:value="15.166667" calcext:value-type="float">
            <text:p>15.166667</text:p>
          </table:table-cell>
          <table:table-cell office:value-type="float" office:value="15.213333" calcext:value-type="float">
            <text:p>15.213333</text:p>
          </table:table-cell>
          <table:table-cell office:value-type="float" office:value="15.1" calcext:value-type="float">
            <text:p>15.1</text:p>
          </table:table-cell>
          <table:table-cell office:value-type="float" office:value="15.213333" calcext:value-type="float">
            <text:p>15.213333</text:p>
          </table:table-cell>
          <table:table-cell office:value-type="float" office:value="10.523738" calcext:value-type="float">
            <text:p>10.523738</text:p>
          </table:table-cell>
          <table:table-cell office:value-type="float" office:value="81000" calcext:value-type="float">
            <text:p>81000</text:p>
          </table:table-cell>
          <table:table-cell table:formula="of:=([.F457]-[.F456])/[.F456]" office:value-type="float" office:value="0.0019762960629939" calcext:value-type="float">
            <text:p>0.001976296062994</text:p>
          </table:table-cell>
          <table:table-cell table:formula="of:=[.H457]-PerAnnumRiskFreeRate/TradingDaysPerYear" office:value-type="float" office:value="0.00181756590426374" calcext:value-type="float">
            <text:p>0.0018175659042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19</text:p>
          </table:table-cell>
          <table:table-cell office:value-type="float" office:value="15.253333" calcext:value-type="float">
            <text:p>15.253333</text:p>
          </table:table-cell>
          <table:table-cell office:value-type="float" office:value="15.3" calcext:value-type="float">
            <text:p>15.3</text:p>
          </table:table-cell>
          <table:table-cell office:value-type="float" office:value="15.253333" calcext:value-type="float">
            <text:p>15.253333</text:p>
          </table:table-cell>
          <table:table-cell office:value-type="float" office:value="15.266667" calcext:value-type="float">
            <text:p>15.266667</text:p>
          </table:table-cell>
          <table:table-cell office:value-type="float" office:value="10.560626" calcext:value-type="float">
            <text:p>10.560626</text:p>
          </table:table-cell>
          <table:table-cell office:value-type="float" office:value="6600" calcext:value-type="float">
            <text:p>6600</text:p>
          </table:table-cell>
          <table:table-cell table:formula="of:=([.F458]-[.F457])/[.F457]" office:value-type="float" office:value="0.00350521839293219" calcext:value-type="float">
            <text:p>0.003505218392932</text:p>
          </table:table-cell>
          <table:table-cell table:formula="of:=[.H458]-PerAnnumRiskFreeRate/TradingDaysPerYear" office:value-type="float" office:value="0.00334648823420203" calcext:value-type="float">
            <text:p>0.0033464882342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22</text:p>
          </table:table-cell>
          <table:table-cell table:number-columns-repeated="2" office:value-type="float" office:value="15.308333" calcext:value-type="float">
            <text:p>15.308333</text:p>
          </table:table-cell>
          <table:table-cell office:value-type="float" office:value="15.225" calcext:value-type="float">
            <text:p>15.225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10.554866" calcext:value-type="float">
            <text:p>10.554866</text:p>
          </table:table-cell>
          <table:table-cell office:value-type="float" office:value="37800" calcext:value-type="float">
            <text:p>37800</text:p>
          </table:table-cell>
          <table:table-cell table:formula="of:=([.F459]-[.F458])/[.F458]" office:value-type="float" office:value="-0.000545422212660372" calcext:value-type="float">
            <text:p>-0.00054542221266</text:p>
          </table:table-cell>
          <table:table-cell table:formula="of:=[.H459]-PerAnnumRiskFreeRate/TradingDaysPerYear" office:value-type="float" office:value="-0.000704152371390531" calcext:value-type="float">
            <text:p>-0.0007041523713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23</text:p>
          </table:table-cell>
          <table:table-cell office:value-type="float" office:value="15.283333" calcext:value-type="float">
            <text:p>15.283333</text:p>
          </table:table-cell>
          <table:table-cell office:value-type="float" office:value="15.336667" calcext:value-type="float">
            <text:p>15.336667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15.308333" calcext:value-type="float">
            <text:p>15.308333</text:p>
          </table:table-cell>
          <table:table-cell office:value-type="float" office:value="10.589452" calcext:value-type="float">
            <text:p>10.589452</text:p>
          </table:table-cell>
          <table:table-cell office:value-type="float" office:value="36000" calcext:value-type="float">
            <text:p>36000</text:p>
          </table:table-cell>
          <table:table-cell table:formula="of:=([.F460]-[.F459])/[.F459]" office:value-type="float" office:value="0.00327678248117969" calcext:value-type="float">
            <text:p>0.00327678248118</text:p>
          </table:table-cell>
          <table:table-cell table:formula="of:=[.H460]-PerAnnumRiskFreeRate/TradingDaysPerYear" office:value-type="float" office:value="0.00311805232244953" calcext:value-type="float">
            <text:p>0.003118052322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24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01667" calcext:value-type="float">
            <text:p>15.501667</text:p>
          </table:table-cell>
          <table:table-cell office:value-type="float" office:value="15.35" calcext:value-type="float">
            <text:p>15.35</text:p>
          </table:table-cell>
          <table:table-cell office:value-type="float" office:value="15.401667" calcext:value-type="float">
            <text:p>15.401667</text:p>
          </table:table-cell>
          <table:table-cell office:value-type="float" office:value="10.654012" calcext:value-type="float">
            <text:p>10.654012</text:p>
          </table:table-cell>
          <table:table-cell office:value-type="float" office:value="16200" calcext:value-type="float">
            <text:p>16200</text:p>
          </table:table-cell>
          <table:table-cell table:formula="of:=([.F461]-[.F460])/[.F460]" office:value-type="float" office:value="0.00609663276248858" calcext:value-type="float">
            <text:p>0.006096632762489</text:p>
          </table:table-cell>
          <table:table-cell table:formula="of:=[.H461]-PerAnnumRiskFreeRate/TradingDaysPerYear" office:value-type="float" office:value="0.00593790260375842" calcext:value-type="float">
            <text:p>0.0059379026037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25</text:p>
          </table:table-cell>
          <table:table-cell table:number-columns-repeated="2" office:value-type="float" office:value="15.425" calcext:value-type="float">
            <text:p>15.425</text:p>
          </table:table-cell>
          <table:table-cell table:number-columns-repeated="2" office:value-type="float" office:value="15.223333" calcext:value-type="float">
            <text:p>15.223333</text:p>
          </table:table-cell>
          <table:table-cell office:value-type="float" office:value="10.530654" calcext:value-type="float">
            <text:p>10.530654</text:p>
          </table:table-cell>
          <table:table-cell office:value-type="float" office:value="138000" calcext:value-type="float">
            <text:p>138000</text:p>
          </table:table-cell>
          <table:table-cell table:formula="of:=([.F462]-[.F461])/[.F461]" office:value-type="float" office:value="-0.0115785490010711" calcext:value-type="float">
            <text:p>-0.011578549001071</text:p>
          </table:table-cell>
          <table:table-cell table:formula="of:=[.H462]-PerAnnumRiskFreeRate/TradingDaysPerYear" office:value-type="float" office:value="-0.0117372791598013" calcext:value-type="float">
            <text:p>-0.0117372791598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26</text:p>
          </table:table-cell>
          <table:table-cell table:number-columns-repeated="2" office:value-type="float" office:value="15.108333" calcext:value-type="float">
            <text:p>15.108333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16667" calcext:value-type="float">
            <text:p>15.016667</text:p>
          </table:table-cell>
          <table:table-cell office:value-type="float" office:value="10.387693" calcext:value-type="float">
            <text:p>10.387693</text:p>
          </table:table-cell>
          <table:table-cell office:value-type="float" office:value="19200" calcext:value-type="float">
            <text:p>19200</text:p>
          </table:table-cell>
          <table:table-cell table:formula="of:=([.F463]-[.F462])/[.F462]" office:value-type="float" office:value="-0.0135757000467397" calcext:value-type="float">
            <text:p>-0.01357570004674</text:p>
          </table:table-cell>
          <table:table-cell table:formula="of:=[.H463]-PerAnnumRiskFreeRate/TradingDaysPerYear" office:value-type="float" office:value="-0.0137344302054699" calcext:value-type="float">
            <text:p>-0.013734430205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29</text:p>
          </table:table-cell>
          <table:table-cell office:value-type="float" office:value="14.983333" calcext:value-type="float">
            <text:p>14.983333</text:p>
          </table:table-cell>
          <table:table-cell office:value-type="float" office:value="15.09" calcext:value-type="float">
            <text:p>15.09</text:p>
          </table:table-cell>
          <table:table-cell office:value-type="float" office:value="14.968333" calcext:value-type="float">
            <text:p>14.968333</text:p>
          </table:table-cell>
          <table:table-cell office:value-type="float" office:value="15.071667" calcext:value-type="float">
            <text:p>15.071667</text:p>
          </table:table-cell>
          <table:table-cell office:value-type="float" office:value="10.425737" calcext:value-type="float">
            <text:p>10.425737</text:p>
          </table:table-cell>
          <table:table-cell office:value-type="float" office:value="21000" calcext:value-type="float">
            <text:p>21000</text:p>
          </table:table-cell>
          <table:table-cell table:formula="of:=([.F464]-[.F463])/[.F463]" office:value-type="float" office:value="0.00366241089335229" calcext:value-type="float">
            <text:p>0.003662410893352</text:p>
          </table:table-cell>
          <table:table-cell table:formula="of:=[.H464]-PerAnnumRiskFreeRate/TradingDaysPerYear" office:value-type="float" office:value="0.00350368073462213" calcext:value-type="float">
            <text:p>0.0035036807346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09-30</text:p>
          </table:table-cell>
          <table:table-cell office:value-type="float" office:value="15.108333" calcext:value-type="float">
            <text:p>15.108333</text:p>
          </table:table-cell>
          <table:table-cell office:value-type="float" office:value="15.141667" calcext:value-type="float">
            <text:p>15.141667</text:p>
          </table:table-cell>
          <table:table-cell office:value-type="float" office:value="14.931667" calcext:value-type="float">
            <text:p>14.931667</text:p>
          </table:table-cell>
          <table:table-cell office:value-type="float" office:value="15.083333" calcext:value-type="float">
            <text:p>15.083333</text:p>
          </table:table-cell>
          <table:table-cell office:value-type="float" office:value="10.433808" calcext:value-type="float">
            <text:p>10.433808</text:p>
          </table:table-cell>
          <table:table-cell office:value-type="float" office:value="51000" calcext:value-type="float">
            <text:p>51000</text:p>
          </table:table-cell>
          <table:table-cell table:formula="of:=([.F465]-[.F464])/[.F464]" office:value-type="float" office:value="0.000774141914379871" calcext:value-type="float">
            <text:p>0.00077414191438</text:p>
          </table:table-cell>
          <table:table-cell table:formula="of:=[.H465]-PerAnnumRiskFreeRate/TradingDaysPerYear" office:value-type="float" office:value="0.000615411755649712" calcext:value-type="float">
            <text:p>0.000615411755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01</text:p>
          </table:table-cell>
          <table:table-cell office:value-type="float" office:value="15.136667" calcext:value-type="float">
            <text:p>15.136667</text:p>
          </table:table-cell>
          <table:table-cell office:value-type="float" office:value="15.268333" calcext:value-type="float">
            <text:p>15.268333</text:p>
          </table:table-cell>
          <table:table-cell office:value-type="float" office:value="15.136667" calcext:value-type="float">
            <text:p>15.136667</text:p>
          </table:table-cell>
          <table:table-cell office:value-type="float" office:value="15.268333" calcext:value-type="float">
            <text:p>15.268333</text:p>
          </table:table-cell>
          <table:table-cell office:value-type="float" office:value="10.561779" calcext:value-type="float">
            <text:p>10.561779</text:p>
          </table:table-cell>
          <table:table-cell office:value-type="float" office:value="28200" calcext:value-type="float">
            <text:p>28200</text:p>
          </table:table-cell>
          <table:table-cell table:formula="of:=([.F466]-[.F465])/[.F465]" office:value-type="float" office:value="0.0122650330540871" calcext:value-type="float">
            <text:p>0.012265033054087</text:p>
          </table:table-cell>
          <table:table-cell table:formula="of:=[.H466]-PerAnnumRiskFreeRate/TradingDaysPerYear" office:value-type="float" office:value="0.012106302895357" calcext:value-type="float">
            <text:p>0.0121063028953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02</text:p>
          </table:table-cell>
          <table:table-cell office:value-type="float" office:value="15.25" calcext:value-type="float">
            <text:p>15.25</text:p>
          </table:table-cell>
          <table:table-cell office:value-type="float" office:value="15.386667" calcext:value-type="float">
            <text:p>15.386667</text:p>
          </table:table-cell>
          <table:table-cell office:value-type="float" office:value="15.25" calcext:value-type="float">
            <text:p>15.25</text:p>
          </table:table-cell>
          <table:table-cell office:value-type="float" office:value="15.386667" calcext:value-type="float">
            <text:p>15.386667</text:p>
          </table:table-cell>
          <table:table-cell office:value-type="float" office:value="10.643642" calcext:value-type="float">
            <text:p>10.643642</text:p>
          </table:table-cell>
          <table:table-cell office:value-type="float" office:value="220200" calcext:value-type="float">
            <text:p>220200</text:p>
          </table:table-cell>
          <table:table-cell table:formula="of:=([.F467]-[.F466])/[.F466]" office:value-type="float" office:value="0.00775087227255941" calcext:value-type="float">
            <text:p>0.007750872272559</text:p>
          </table:table-cell>
          <table:table-cell table:formula="of:=[.H467]-PerAnnumRiskFreeRate/TradingDaysPerYear" office:value-type="float" office:value="0.00759214211382925" calcext:value-type="float">
            <text:p>0.0075921421138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03</text:p>
          </table:table-cell>
          <table:table-cell office:value-type="float" office:value="15.463333" calcext:value-type="float">
            <text:p>15.463333</text:p>
          </table:table-cell>
          <table:table-cell office:value-type="float" office:value="15.528333" calcext:value-type="float">
            <text:p>15.528333</text:p>
          </table:table-cell>
          <table:table-cell office:value-type="float" office:value="15.458333" calcext:value-type="float">
            <text:p>15.458333</text:p>
          </table:table-cell>
          <table:table-cell office:value-type="float" office:value="15.47" calcext:value-type="float">
            <text:p>15.47</text:p>
          </table:table-cell>
          <table:table-cell office:value-type="float" office:value="10.70128" calcext:value-type="float">
            <text:p>10.70128</text:p>
          </table:table-cell>
          <table:table-cell office:value-type="float" office:value="28200" calcext:value-type="float">
            <text:p>28200</text:p>
          </table:table-cell>
          <table:table-cell table:formula="of:=([.F468]-[.F467])/[.F467]" office:value-type="float" office:value="0.00541525165915959" calcext:value-type="float">
            <text:p>0.00541525165916</text:p>
          </table:table-cell>
          <table:table-cell table:formula="of:=[.H468]-PerAnnumRiskFreeRate/TradingDaysPerYear" office:value-type="float" office:value="0.00525652150042944" calcext:value-type="float">
            <text:p>0.0052565215004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06</text:p>
          </table:table-cell>
          <table:table-cell office:value-type="float" office:value="15.5" calcext:value-type="float">
            <text:p>15.5</text:p>
          </table:table-cell>
          <table:table-cell office:value-type="float" office:value="15.566667" calcext:value-type="float">
            <text:p>15.566667</text:p>
          </table:table-cell>
          <table:table-cell office:value-type="float" office:value="15.483333" calcext:value-type="float">
            <text:p>15.483333</text:p>
          </table:table-cell>
          <table:table-cell office:value-type="float" office:value="15.566667" calcext:value-type="float">
            <text:p>15.566667</text:p>
          </table:table-cell>
          <table:table-cell office:value-type="float" office:value="10.768153" calcext:value-type="float">
            <text:p>10.768153</text:p>
          </table:table-cell>
          <table:table-cell office:value-type="float" office:value="76200" calcext:value-type="float">
            <text:p>76200</text:p>
          </table:table-cell>
          <table:table-cell table:formula="of:=([.F469]-[.F468])/[.F468]" office:value-type="float" office:value="0.00624906553234747" calcext:value-type="float">
            <text:p>0.006249065532347</text:p>
          </table:table-cell>
          <table:table-cell table:formula="of:=[.H469]-PerAnnumRiskFreeRate/TradingDaysPerYear" office:value-type="float" office:value="0.00609033537361731" calcext:value-type="float">
            <text:p>0.0060903353736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07</text:p>
          </table:table-cell>
          <table:table-cell office:value-type="float" office:value="15.533333" calcext:value-type="float">
            <text:p>15.533333</text:p>
          </table:table-cell>
          <table:table-cell office:value-type="float" office:value="15.633333" calcext:value-type="float">
            <text:p>15.633333</text:p>
          </table:table-cell>
          <table:table-cell office:value-type="float" office:value="15.47" calcext:value-type="float">
            <text:p>15.47</text:p>
          </table:table-cell>
          <table:table-cell office:value-type="float" office:value="15.633333" calcext:value-type="float">
            <text:p>15.633333</text:p>
          </table:table-cell>
          <table:table-cell office:value-type="float" office:value="10.814269" calcext:value-type="float">
            <text:p>10.814269</text:p>
          </table:table-cell>
          <table:table-cell office:value-type="float" office:value="96000" calcext:value-type="float">
            <text:p>96000</text:p>
          </table:table-cell>
          <table:table-cell table:formula="of:=([.F470]-[.F469])/[.F469]" office:value-type="float" office:value="0.00428262859935215" calcext:value-type="float">
            <text:p>0.004282628599352</text:p>
          </table:table-cell>
          <table:table-cell table:formula="of:=[.H470]-PerAnnumRiskFreeRate/TradingDaysPerYear" office:value-type="float" office:value="0.00412389844062199" calcext:value-type="float">
            <text:p>0.0041238984406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08</text:p>
          </table:table-cell>
          <table:table-cell office:value-type="float" office:value="15.638333" calcext:value-type="float">
            <text:p>15.638333</text:p>
          </table:table-cell>
          <table:table-cell office:value-type="float" office:value="15.696667" calcext:value-type="float">
            <text:p>15.696667</text:p>
          </table:table-cell>
          <table:table-cell office:value-type="float" office:value="15.581667" calcext:value-type="float">
            <text:p>15.581667</text:p>
          </table:table-cell>
          <table:table-cell office:value-type="float" office:value="15.583333" calcext:value-type="float">
            <text:p>15.583333</text:p>
          </table:table-cell>
          <table:table-cell office:value-type="float" office:value="10.779681" calcext:value-type="float">
            <text:p>10.779681</text:p>
          </table:table-cell>
          <table:table-cell office:value-type="float" office:value="84000" calcext:value-type="float">
            <text:p>84000</text:p>
          </table:table-cell>
          <table:table-cell table:formula="of:=([.F471]-[.F470])/[.F470]" office:value-type="float" office:value="-0.00319836689840057" calcext:value-type="float">
            <text:p>-0.003198366898401</text:p>
          </table:table-cell>
          <table:table-cell table:formula="of:=[.H471]-PerAnnumRiskFreeRate/TradingDaysPerYear" office:value-type="float" office:value="-0.00335709705713073" calcext:value-type="float">
            <text:p>-0.0033570970571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09</text:p>
          </table:table-cell>
          <table:table-cell office:value-type="float" office:value="15.633333" calcext:value-type="float">
            <text:p>15.633333</text:p>
          </table:table-cell>
          <table:table-cell office:value-type="float" office:value="15.636667" calcext:value-type="float">
            <text:p>15.636667</text:p>
          </table:table-cell>
          <table:table-cell table:number-columns-repeated="2" office:value-type="float" office:value="15.543333" calcext:value-type="float">
            <text:p>15.543333</text:p>
          </table:table-cell>
          <table:table-cell office:value-type="float" office:value="10.752011" calcext:value-type="float">
            <text:p>10.752011</text:p>
          </table:table-cell>
          <table:table-cell office:value-type="float" office:value="27600" calcext:value-type="float">
            <text:p>27600</text:p>
          </table:table-cell>
          <table:table-cell table:formula="of:=([.F472]-[.F471])/[.F471]" office:value-type="float" office:value="-0.00256686631079348" calcext:value-type="float">
            <text:p>-0.002566866310793</text:p>
          </table:table-cell>
          <table:table-cell table:formula="of:=[.H472]-PerAnnumRiskFreeRate/TradingDaysPerYear" office:value-type="float" office:value="-0.00272559646952363" calcext:value-type="float">
            <text:p>-0.0027255964695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10</text:p>
          </table:table-cell>
          <table:table-cell office:value-type="float" office:value="15.608333" calcext:value-type="float">
            <text:p>15.608333</text:p>
          </table:table-cell>
          <table:table-cell office:value-type="float" office:value="15.746667" calcext:value-type="float">
            <text:p>15.746667</text:p>
          </table:table-cell>
          <table:table-cell office:value-type="float" office:value="15.608333" calcext:value-type="float">
            <text:p>15.608333</text:p>
          </table:table-cell>
          <table:table-cell office:value-type="float" office:value="15.725" calcext:value-type="float">
            <text:p>15.725</text:p>
          </table:table-cell>
          <table:table-cell office:value-type="float" office:value="10.877678" calcext:value-type="float">
            <text:p>10.877678</text:p>
          </table:table-cell>
          <table:table-cell office:value-type="float" office:value="22800" calcext:value-type="float">
            <text:p>22800</text:p>
          </table:table-cell>
          <table:table-cell table:formula="of:=([.F473]-[.F472])/[.F472]" office:value-type="float" office:value="0.0116877670605062" calcext:value-type="float">
            <text:p>0.011687767060506</text:p>
          </table:table-cell>
          <table:table-cell table:formula="of:=[.H473]-PerAnnumRiskFreeRate/TradingDaysPerYear" office:value-type="float" office:value="0.011529036901776" calcext:value-type="float">
            <text:p>0.0115290369017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13</text:p>
          </table:table-cell>
          <table:table-cell office:value-type="float" office:value="15.766667" calcext:value-type="float">
            <text:p>15.766667</text:p>
          </table:table-cell>
          <table:table-cell office:value-type="float" office:value="15.83" calcext:value-type="float">
            <text:p>15.83</text:p>
          </table:table-cell>
          <table:table-cell office:value-type="float" office:value="15.753333" calcext:value-type="float">
            <text:p>15.753333</text:p>
          </table:table-cell>
          <table:table-cell office:value-type="float" office:value="15.828333" calcext:value-type="float">
            <text:p>15.828333</text:p>
          </table:table-cell>
          <table:table-cell office:value-type="float" office:value="10.949156" calcext:value-type="float">
            <text:p>10.949156</text:p>
          </table:table-cell>
          <table:table-cell office:value-type="float" office:value="22200" calcext:value-type="float">
            <text:p>22200</text:p>
          </table:table-cell>
          <table:table-cell table:formula="of:=([.F474]-[.F473])/[.F473]" office:value-type="float" office:value="0.00657107150993078" calcext:value-type="float">
            <text:p>0.006571071509931</text:p>
          </table:table-cell>
          <table:table-cell table:formula="of:=[.H474]-PerAnnumRiskFreeRate/TradingDaysPerYear" office:value-type="float" office:value="0.00641234135120062" calcext:value-type="float">
            <text:p>0.0064123413512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14</text:p>
          </table:table-cell>
          <table:table-cell table:number-columns-repeated="2" office:value-type="float" office:value="15.816667" calcext:value-type="float">
            <text:p>15.816667</text:p>
          </table:table-cell>
          <table:table-cell office:value-type="float" office:value="15.693333" calcext:value-type="float">
            <text:p>15.693333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10.935326" calcext:value-type="float">
            <text:p>10.935326</text:p>
          </table:table-cell>
          <table:table-cell office:value-type="float" office:value="33000" calcext:value-type="float">
            <text:p>33000</text:p>
          </table:table-cell>
          <table:table-cell table:formula="of:=([.F475]-[.F474])/[.F474]" office:value-type="float" office:value="-0.00126311105623122" calcext:value-type="float">
            <text:p>-0.001263111056231</text:p>
          </table:table-cell>
          <table:table-cell table:formula="of:=[.H475]-PerAnnumRiskFreeRate/TradingDaysPerYear" office:value-type="float" office:value="-0.00142184121496138" calcext:value-type="float">
            <text:p>-0.0014218412149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15</text:p>
          </table:table-cell>
          <table:table-cell table:number-columns-repeated="2" office:value-type="float" office:value="15.825" calcext:value-type="float">
            <text:p>15.825</text:p>
          </table:table-cell>
          <table:table-cell office:value-type="float" office:value="15.603333" calcext:value-type="float">
            <text:p>15.603333</text:p>
          </table:table-cell>
          <table:table-cell office:value-type="float" office:value="15.658333" calcext:value-type="float">
            <text:p>15.658333</text:p>
          </table:table-cell>
          <table:table-cell office:value-type="float" office:value="10.831561" calcext:value-type="float">
            <text:p>10.831561</text:p>
          </table:table-cell>
          <table:table-cell office:value-type="float" office:value="18000" calcext:value-type="float">
            <text:p>18000</text:p>
          </table:table-cell>
          <table:table-cell table:formula="of:=([.F476]-[.F475])/[.F475]" office:value-type="float" office:value="-0.00948897179654262" calcext:value-type="float">
            <text:p>-0.009488971796543</text:p>
          </table:table-cell>
          <table:table-cell table:formula="of:=[.H476]-PerAnnumRiskFreeRate/TradingDaysPerYear" office:value-type="float" office:value="-0.00964770195527278" calcext:value-type="float">
            <text:p>-0.0096477019552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16</text:p>
          </table:table-cell>
          <table:table-cell office:value-type="float" office:value="15.666667" calcext:value-type="float">
            <text:p>15.666667</text:p>
          </table:table-cell>
          <table:table-cell office:value-type="float" office:value="15.785" calcext:value-type="float">
            <text:p>15.785</text:p>
          </table:table-cell>
          <table:table-cell office:value-type="float" office:value="15.666667" calcext:value-type="float">
            <text:p>15.666667</text:p>
          </table:table-cell>
          <table:table-cell office:value-type="float" office:value="15.741667" calcext:value-type="float">
            <text:p>15.741667</text:p>
          </table:table-cell>
          <table:table-cell office:value-type="float" office:value="10.889205" calcext:value-type="float">
            <text:p>10.889205</text:p>
          </table:table-cell>
          <table:table-cell office:value-type="float" office:value="11400" calcext:value-type="float">
            <text:p>11400</text:p>
          </table:table-cell>
          <table:table-cell table:formula="of:=([.F477]-[.F476])/[.F476]" office:value-type="float" office:value="0.00532185527090692" calcext:value-type="float">
            <text:p>0.005321855270907</text:p>
          </table:table-cell>
          <table:table-cell table:formula="of:=[.H477]-PerAnnumRiskFreeRate/TradingDaysPerYear" office:value-type="float" office:value="0.00516312511217676" calcext:value-type="float">
            <text:p>0.0051631251121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17</text:p>
          </table:table-cell>
          <table:table-cell table:number-columns-repeated="2" office:value-type="float" office:value="15.758333" calcext:value-type="float">
            <text:p>15.758333</text:p>
          </table:table-cell>
          <table:table-cell office:value-type="float" office:value="15.596667" calcext:value-type="float">
            <text:p>15.596667</text:p>
          </table:table-cell>
          <table:table-cell office:value-type="float" office:value="15.62" calcext:value-type="float">
            <text:p>15.62</text:p>
          </table:table-cell>
          <table:table-cell office:value-type="float" office:value="10.805046" calcext:value-type="float">
            <text:p>10.805046</text:p>
          </table:table-cell>
          <table:table-cell office:value-type="float" office:value="43800" calcext:value-type="float">
            <text:p>43800</text:p>
          </table:table-cell>
          <table:table-cell table:formula="of:=([.F478]-[.F477])/[.F477]" office:value-type="float" office:value="-0.00772866338727204" calcext:value-type="float">
            <text:p>-0.007728663387272</text:p>
          </table:table-cell>
          <table:table-cell table:formula="of:=[.H478]-PerAnnumRiskFreeRate/TradingDaysPerYear" office:value-type="float" office:value="-0.0078873935460022" calcext:value-type="float">
            <text:p>-0.0078873935460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20</text:p>
          </table:table-cell>
          <table:table-cell table:number-columns-repeated="2" office:value-type="float" office:value="15.625" calcext:value-type="float">
            <text:p>15.625</text:p>
          </table:table-cell>
          <table:table-cell office:value-type="float" office:value="15.52" calcext:value-type="float">
            <text:p>15.52</text:p>
          </table:table-cell>
          <table:table-cell office:value-type="float" office:value="15.595" calcext:value-type="float">
            <text:p>15.595</text:p>
          </table:table-cell>
          <table:table-cell office:value-type="float" office:value="10.787749" calcext:value-type="float">
            <text:p>10.787749</text:p>
          </table:table-cell>
          <table:table-cell office:value-type="float" office:value="54000" calcext:value-type="float">
            <text:p>54000</text:p>
          </table:table-cell>
          <table:table-cell table:formula="of:=([.F479]-[.F478])/[.F478]" office:value-type="float" office:value="-0.00160082613253113" calcext:value-type="float">
            <text:p>-0.001600826132531</text:p>
          </table:table-cell>
          <table:table-cell table:formula="of:=[.H479]-PerAnnumRiskFreeRate/TradingDaysPerYear" office:value-type="float" office:value="-0.00175955629126129" calcext:value-type="float">
            <text:p>-0.0017595562912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21</text:p>
          </table:table-cell>
          <table:table-cell office:value-type="float" office:value="15.608333" calcext:value-type="float">
            <text:p>15.608333</text:p>
          </table:table-cell>
          <table:table-cell office:value-type="float" office:value="15.698333" calcext:value-type="float">
            <text:p>15.698333</text:p>
          </table:table-cell>
          <table:table-cell office:value-type="float" office:value="15.598333" calcext:value-type="float">
            <text:p>15.598333</text:p>
          </table:table-cell>
          <table:table-cell office:value-type="float" office:value="15.696667" calcext:value-type="float">
            <text:p>15.696667</text:p>
          </table:table-cell>
          <table:table-cell office:value-type="float" office:value="10.858081" calcext:value-type="float">
            <text:p>10.858081</text:p>
          </table:table-cell>
          <table:table-cell office:value-type="float" office:value="180000" calcext:value-type="float">
            <text:p>180000</text:p>
          </table:table-cell>
          <table:table-cell table:formula="of:=([.F480]-[.F479])/[.F479]" office:value-type="float" office:value="0.00651961776270476" calcext:value-type="float">
            <text:p>0.006519617762705</text:p>
          </table:table-cell>
          <table:table-cell table:formula="of:=[.H480]-PerAnnumRiskFreeRate/TradingDaysPerYear" office:value-type="float" office:value="0.0063608876039746" calcext:value-type="float">
            <text:p>0.0063608876039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22</text:p>
          </table:table-cell>
          <table:table-cell table:number-columns-repeated="2" office:value-type="float" office:value="15.65" calcext:value-type="float">
            <text:p>15.65</text:p>
          </table:table-cell>
          <table:table-cell table:number-columns-repeated="2" office:value-type="float" office:value="15.476667" calcext:value-type="float">
            <text:p>15.476667</text:p>
          </table:table-cell>
          <table:table-cell office:value-type="float" office:value="10.705897" calcext:value-type="float">
            <text:p>10.705897</text:p>
          </table:table-cell>
          <table:table-cell office:value-type="float" office:value="25200" calcext:value-type="float">
            <text:p>25200</text:p>
          </table:table-cell>
          <table:table-cell table:formula="of:=([.F481]-[.F480])/[.F480]" office:value-type="float" office:value="-0.0140157362981544" calcext:value-type="float">
            <text:p>-0.014015736298154</text:p>
          </table:table-cell>
          <table:table-cell table:formula="of:=[.H481]-PerAnnumRiskFreeRate/TradingDaysPerYear" office:value-type="float" office:value="-0.0141744664568845" calcext:value-type="float">
            <text:p>-0.0141744664568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23</text:p>
          </table:table-cell>
          <table:table-cell office:value-type="float" office:value="15.416667" calcext:value-type="float">
            <text:p>15.416667</text:p>
          </table:table-cell>
          <table:table-cell office:value-type="float" office:value="15.465" calcext:value-type="float">
            <text:p>15.465</text:p>
          </table:table-cell>
          <table:table-cell office:value-type="float" office:value="15.321667" calcext:value-type="float">
            <text:p>15.321667</text:p>
          </table:table-cell>
          <table:table-cell office:value-type="float" office:value="15.465" calcext:value-type="float">
            <text:p>15.465</text:p>
          </table:table-cell>
          <table:table-cell office:value-type="float" office:value="10.697825" calcext:value-type="float">
            <text:p>10.697825</text:p>
          </table:table-cell>
          <table:table-cell office:value-type="float" office:value="13800" calcext:value-type="float">
            <text:p>13800</text:p>
          </table:table-cell>
          <table:table-cell table:formula="of:=([.F482]-[.F481])/[.F481]" office:value-type="float" office:value="-0.000753976990438102" calcext:value-type="float">
            <text:p>-0.000753976990438</text:p>
          </table:table-cell>
          <table:table-cell table:formula="of:=[.H482]-PerAnnumRiskFreeRate/TradingDaysPerYear" office:value-type="float" office:value="-0.00091270714916826" calcext:value-type="float">
            <text:p>-0.0009127071491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24</text:p>
          </table:table-cell>
          <table:table-cell office:value-type="float" office:value="15.39" calcext:value-type="float">
            <text:p>15.39</text:p>
          </table:table-cell>
          <table:table-cell office:value-type="float" office:value="15.413333" calcext:value-type="float">
            <text:p>15.413333</text:p>
          </table:table-cell>
          <table:table-cell office:value-type="float" office:value="15.335" calcext:value-type="float">
            <text:p>15.335</text:p>
          </table:table-cell>
          <table:table-cell office:value-type="float" office:value="15.371667" calcext:value-type="float">
            <text:p>15.371667</text:p>
          </table:table-cell>
          <table:table-cell office:value-type="float" office:value="10.63326" calcext:value-type="float">
            <text:p>10.63326</text:p>
          </table:table-cell>
          <table:table-cell office:value-type="float" office:value="40800" calcext:value-type="float">
            <text:p>40800</text:p>
          </table:table-cell>
          <table:table-cell table:formula="of:=([.F483]-[.F482])/[.F482]" office:value-type="float" office:value="-0.00603533895908748" calcext:value-type="float">
            <text:p>-0.006035338959087</text:p>
          </table:table-cell>
          <table:table-cell table:formula="of:=[.H483]-PerAnnumRiskFreeRate/TradingDaysPerYear" office:value-type="float" office:value="-0.00619406911781763" calcext:value-type="float">
            <text:p>-0.0061940691178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27</text:p>
          </table:table-cell>
          <table:table-cell office:value-type="float" office:value="15.405" calcext:value-type="float">
            <text:p>15.405</text:p>
          </table:table-cell>
          <table:table-cell office:value-type="float" office:value="15.45" calcext:value-type="float">
            <text:p>15.45</text:p>
          </table:table-cell>
          <table:table-cell office:value-type="float" office:value="15.376667" calcext:value-type="float">
            <text:p>15.376667</text:p>
          </table:table-cell>
          <table:table-cell office:value-type="float" office:value="15.396667" calcext:value-type="float">
            <text:p>15.396667</text:p>
          </table:table-cell>
          <table:table-cell office:value-type="float" office:value="10.650554" calcext:value-type="float">
            <text:p>10.650554</text:p>
          </table:table-cell>
          <table:table-cell office:value-type="float" office:value="28200" calcext:value-type="float">
            <text:p>28200</text:p>
          </table:table-cell>
          <table:table-cell table:formula="of:=([.F484]-[.F483])/[.F483]" office:value-type="float" office:value="0.00162640620092048" calcext:value-type="float">
            <text:p>0.00162640620092</text:p>
          </table:table-cell>
          <table:table-cell table:formula="of:=[.H484]-PerAnnumRiskFreeRate/TradingDaysPerYear" office:value-type="float" office:value="0.00146767604219032" calcext:value-type="float">
            <text:p>0.001467676042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28</text:p>
          </table:table-cell>
          <table:table-cell table:number-columns-repeated="2" office:value-type="float" office:value="15.433333" calcext:value-type="float">
            <text:p>15.433333</text:p>
          </table:table-cell>
          <table:table-cell office:value-type="float" office:value="15.333333" calcext:value-type="float">
            <text:p>15.333333</text:p>
          </table:table-cell>
          <table:table-cell office:value-type="float" office:value="15.431667" calcext:value-type="float">
            <text:p>15.431667</text:p>
          </table:table-cell>
          <table:table-cell office:value-type="float" office:value="10.674765" calcext:value-type="float">
            <text:p>10.674765</text:p>
          </table:table-cell>
          <table:table-cell office:value-type="float" office:value="34200" calcext:value-type="float">
            <text:p>34200</text:p>
          </table:table-cell>
          <table:table-cell table:formula="of:=([.F485]-[.F484])/[.F484]" office:value-type="float" office:value="0.00227321508345961" calcext:value-type="float">
            <text:p>0.00227321508346</text:p>
          </table:table-cell>
          <table:table-cell table:formula="of:=[.H485]-PerAnnumRiskFreeRate/TradingDaysPerYear" office:value-type="float" office:value="0.00211448492472945" calcext:value-type="float">
            <text:p>0.0021144849247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29</text:p>
          </table:table-cell>
          <table:table-cell office:value-type="float" office:value="15.491667" calcext:value-type="float">
            <text:p>15.491667</text:p>
          </table:table-cell>
          <table:table-cell office:value-type="float" office:value="15.498333" calcext:value-type="float">
            <text:p>15.498333</text:p>
          </table:table-cell>
          <table:table-cell office:value-type="float" office:value="15.423333" calcext:value-type="float">
            <text:p>15.423333</text:p>
          </table:table-cell>
          <table:table-cell office:value-type="float" office:value="15.483333" calcext:value-type="float">
            <text:p>15.483333</text:p>
          </table:table-cell>
          <table:table-cell office:value-type="float" office:value="10.710505" calcext:value-type="float">
            <text:p>10.710505</text:p>
          </table:table-cell>
          <table:table-cell office:value-type="float" office:value="16800" calcext:value-type="float">
            <text:p>16800</text:p>
          </table:table-cell>
          <table:table-cell table:formula="of:=([.F486]-[.F485])/[.F485]" office:value-type="float" office:value="0.00334808307255464" calcext:value-type="float">
            <text:p>0.003348083072555</text:p>
          </table:table-cell>
          <table:table-cell table:formula="of:=[.H486]-PerAnnumRiskFreeRate/TradingDaysPerYear" office:value-type="float" office:value="0.00318935291382448" calcext:value-type="float">
            <text:p>0.0031893529138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30</text:p>
          </table:table-cell>
          <table:table-cell table:number-columns-repeated="2" office:value-type="float" office:value="15.435" calcext:value-type="float">
            <text:p>15.435</text:p>
          </table:table-cell>
          <table:table-cell office:value-type="float" office:value="15.351667" calcext:value-type="float">
            <text:p>15.351667</text:p>
          </table:table-cell>
          <table:table-cell office:value-type="float" office:value="15.396667" calcext:value-type="float">
            <text:p>15.396667</text:p>
          </table:table-cell>
          <table:table-cell office:value-type="float" office:value="10.650554" calcext:value-type="float">
            <text:p>10.650554</text:p>
          </table:table-cell>
          <table:table-cell office:value-type="float" office:value="47400" calcext:value-type="float">
            <text:p>47400</text:p>
          </table:table-cell>
          <table:table-cell table:formula="of:=([.F487]-[.F486])/[.F486]" office:value-type="float" office:value="-0.00559740180318294" calcext:value-type="float">
            <text:p>-0.005597401803183</text:p>
          </table:table-cell>
          <table:table-cell table:formula="of:=[.H487]-PerAnnumRiskFreeRate/TradingDaysPerYear" office:value-type="float" office:value="-0.0057561319619131" calcext:value-type="float">
            <text:p>-0.0057561319619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0-31</text:p>
          </table:table-cell>
          <table:table-cell office:value-type="float" office:value="15.4" calcext:value-type="float">
            <text:p>15.4</text:p>
          </table:table-cell>
          <table:table-cell office:value-type="float" office:value="15.585" calcext:value-type="float">
            <text:p>15.585</text:p>
          </table:table-cell>
          <table:table-cell office:value-type="float" office:value="15.4" calcext:value-type="float">
            <text:p>15.4</text:p>
          </table:table-cell>
          <table:table-cell office:value-type="float" office:value="15.585" calcext:value-type="float">
            <text:p>15.585</text:p>
          </table:table-cell>
          <table:table-cell office:value-type="float" office:value="10.780833" calcext:value-type="float">
            <text:p>10.780833</text:p>
          </table:table-cell>
          <table:table-cell office:value-type="float" office:value="193800" calcext:value-type="float">
            <text:p>193800</text:p>
          </table:table-cell>
          <table:table-cell table:formula="of:=([.F488]-[.F487])/[.F487]" office:value-type="float" office:value="0.0122321336523903" calcext:value-type="float">
            <text:p>0.01223213365239</text:p>
          </table:table-cell>
          <table:table-cell table:formula="of:=[.H488]-PerAnnumRiskFreeRate/TradingDaysPerYear" office:value-type="float" office:value="0.0120734034936601" calcext:value-type="float">
            <text:p>0.012073403493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03</text:p>
          </table:table-cell>
          <table:table-cell office:value-type="float" office:value="15.6" calcext:value-type="float">
            <text:p>15.6</text:p>
          </table:table-cell>
          <table:table-cell office:value-type="float" office:value="15.663333" calcext:value-type="float">
            <text:p>15.663333</text:p>
          </table:table-cell>
          <table:table-cell office:value-type="float" office:value="15.501667" calcext:value-type="float">
            <text:p>15.501667</text:p>
          </table:table-cell>
          <table:table-cell office:value-type="float" office:value="15.521667" calcext:value-type="float">
            <text:p>15.521667</text:p>
          </table:table-cell>
          <table:table-cell office:value-type="float" office:value="10.737023" calcext:value-type="float">
            <text:p>10.737023</text:p>
          </table:table-cell>
          <table:table-cell office:value-type="float" office:value="22200" calcext:value-type="float">
            <text:p>22200</text:p>
          </table:table-cell>
          <table:table-cell table:formula="of:=([.F489]-[.F488])/[.F488]" office:value-type="float" office:value="-0.00406369340847769" calcext:value-type="float">
            <text:p>-0.004063693408478</text:p>
          </table:table-cell>
          <table:table-cell table:formula="of:=[.H489]-PerAnnumRiskFreeRate/TradingDaysPerYear" office:value-type="float" office:value="-0.00422242356720785" calcext:value-type="float">
            <text:p>-0.0042224235672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04</text:p>
          </table:table-cell>
          <table:table-cell office:value-type="float" office:value="15.508333" calcext:value-type="float">
            <text:p>15.508333</text:p>
          </table:table-cell>
          <table:table-cell office:value-type="float" office:value="15.548333" calcext:value-type="float">
            <text:p>15.548333</text:p>
          </table:table-cell>
          <table:table-cell office:value-type="float" office:value="15.48" calcext:value-type="float">
            <text:p>15.48</text:p>
          </table:table-cell>
          <table:table-cell office:value-type="float" office:value="15.508333" calcext:value-type="float">
            <text:p>15.508333</text:p>
          </table:table-cell>
          <table:table-cell office:value-type="float" office:value="10.727797" calcext:value-type="float">
            <text:p>10.727797</text:p>
          </table:table-cell>
          <table:table-cell office:value-type="float" office:value="26400" calcext:value-type="float">
            <text:p>26400</text:p>
          </table:table-cell>
          <table:table-cell table:formula="of:=([.F490]-[.F489])/[.F489]" office:value-type="float" office:value="-0.00085926983671358" calcext:value-type="float">
            <text:p>-0.000859269836714</text:p>
          </table:table-cell>
          <table:table-cell table:formula="of:=[.H490]-PerAnnumRiskFreeRate/TradingDaysPerYear" office:value-type="float" office:value="-0.00101799999544374" calcext:value-type="float">
            <text:p>-0.0010179999954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05</text:p>
          </table:table-cell>
          <table:table-cell office:value-type="float" office:value="15.468333" calcext:value-type="float">
            <text:p>15.468333</text:p>
          </table:table-cell>
          <table:table-cell office:value-type="float" office:value="15.488333" calcext:value-type="float">
            <text:p>15.488333</text:p>
          </table:table-cell>
          <table:table-cell office:value-type="float" office:value="15.433333" calcext:value-type="float">
            <text:p>15.433333</text:p>
          </table:table-cell>
          <table:table-cell office:value-type="float" office:value="15.458333" calcext:value-type="float">
            <text:p>15.458333</text:p>
          </table:table-cell>
          <table:table-cell office:value-type="float" office:value="10.693213" calcext:value-type="float">
            <text:p>10.693213</text:p>
          </table:table-cell>
          <table:table-cell office:value-type="float" office:value="19800" calcext:value-type="float">
            <text:p>19800</text:p>
          </table:table-cell>
          <table:table-cell table:formula="of:=([.F491]-[.F490])/[.F490]" office:value-type="float" office:value="-0.00322377464823399" calcext:value-type="float">
            <text:p>-0.003223774648234</text:p>
          </table:table-cell>
          <table:table-cell table:formula="of:=[.H491]-PerAnnumRiskFreeRate/TradingDaysPerYear" office:value-type="float" office:value="-0.00338250480696414" calcext:value-type="float">
            <text:p>-0.0033825048069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06</text:p>
          </table:table-cell>
          <table:table-cell office:value-type="float" office:value="15.483333" calcext:value-type="float">
            <text:p>15.483333</text:p>
          </table:table-cell>
          <table:table-cell office:value-type="float" office:value="15.515" calcext:value-type="float">
            <text:p>15.515</text:p>
          </table:table-cell>
          <table:table-cell office:value-type="float" office:value="15.38" calcext:value-type="float">
            <text:p>15.38</text:p>
          </table:table-cell>
          <table:table-cell office:value-type="float" office:value="15.491667" calcext:value-type="float">
            <text:p>15.491667</text:p>
          </table:table-cell>
          <table:table-cell office:value-type="float" office:value="10.716269" calcext:value-type="float">
            <text:p>10.716269</text:p>
          </table:table-cell>
          <table:table-cell office:value-type="float" office:value="58800" calcext:value-type="float">
            <text:p>58800</text:p>
          </table:table-cell>
          <table:table-cell table:formula="of:=([.F492]-[.F491])/[.F491]" office:value-type="float" office:value="0.00215613398891431" calcext:value-type="float">
            <text:p>0.002156133988914</text:p>
          </table:table-cell>
          <table:table-cell table:formula="of:=[.H492]-PerAnnumRiskFreeRate/TradingDaysPerYear" office:value-type="float" office:value="0.00199740383018416" calcext:value-type="float">
            <text:p>0.0019974038301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07</text:p>
          </table:table-cell>
          <table:table-cell office:value-type="float" office:value="15.5" calcext:value-type="float">
            <text:p>15.5</text:p>
          </table:table-cell>
          <table:table-cell office:value-type="float" office:value="15.633333" calcext:value-type="float">
            <text:p>15.633333</text:p>
          </table:table-cell>
          <table:table-cell office:value-type="float" office:value="15.5" calcext:value-type="float">
            <text:p>15.5</text:p>
          </table:table-cell>
          <table:table-cell office:value-type="float" office:value="15.608333" calcext:value-type="float">
            <text:p>15.608333</text:p>
          </table:table-cell>
          <table:table-cell office:value-type="float" office:value="10.796975" calcext:value-type="float">
            <text:p>10.796975</text:p>
          </table:table-cell>
          <table:table-cell office:value-type="float" office:value="85800" calcext:value-type="float">
            <text:p>85800</text:p>
          </table:table-cell>
          <table:table-cell table:formula="of:=([.F493]-[.F492])/[.F492]" office:value-type="float" office:value="0.00753116593097834" calcext:value-type="float">
            <text:p>0.007531165930978</text:p>
          </table:table-cell>
          <table:table-cell table:formula="of:=[.H493]-PerAnnumRiskFreeRate/TradingDaysPerYear" office:value-type="float" office:value="0.00737243577224818" calcext:value-type="float">
            <text:p>0.0073724357722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10</text:p>
          </table:table-cell>
          <table:table-cell office:value-type="float" office:value="15.608333" calcext:value-type="float">
            <text:p>15.608333</text:p>
          </table:table-cell>
          <table:table-cell office:value-type="float" office:value="15.616667" calcext:value-type="float">
            <text:p>15.616667</text:p>
          </table:table-cell>
          <table:table-cell table:number-columns-repeated="2" office:value-type="float" office:value="15.5" calcext:value-type="float">
            <text:p>15.5</text:p>
          </table:table-cell>
          <table:table-cell office:value-type="float" office:value="10.722038" calcext:value-type="float">
            <text:p>10.722038</text:p>
          </table:table-cell>
          <table:table-cell office:value-type="float" office:value="66600" calcext:value-type="float">
            <text:p>66600</text:p>
          </table:table-cell>
          <table:table-cell table:formula="of:=([.F494]-[.F493])/[.F493]" office:value-type="float" office:value="-0.0069405551091857" calcext:value-type="float">
            <text:p>-0.006940555109186</text:p>
          </table:table-cell>
          <table:table-cell table:formula="of:=[.H494]-PerAnnumRiskFreeRate/TradingDaysPerYear" office:value-type="float" office:value="-0.00709928526791586" calcext:value-type="float">
            <text:p>-0.0070992852679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11</text:p>
          </table:table-cell>
          <table:table-cell office:value-type="float" office:value="15.491667" calcext:value-type="float">
            <text:p>15.491667</text:p>
          </table:table-cell>
          <table:table-cell office:value-type="float" office:value="15.5" calcext:value-type="float">
            <text:p>15.5</text:p>
          </table:table-cell>
          <table:table-cell office:value-type="float" office:value="15.415" calcext:value-type="float">
            <text:p>15.415</text:p>
          </table:table-cell>
          <table:table-cell office:value-type="float" office:value="15.466667" calcext:value-type="float">
            <text:p>15.466667</text:p>
          </table:table-cell>
          <table:table-cell office:value-type="float" office:value="10.698978" calcext:value-type="float">
            <text:p>10.698978</text:p>
          </table:table-cell>
          <table:table-cell office:value-type="float" office:value="21000" calcext:value-type="float">
            <text:p>21000</text:p>
          </table:table-cell>
          <table:table-cell table:formula="of:=([.F495]-[.F494])/[.F494]" office:value-type="float" office:value="-0.00215071052723365" calcext:value-type="float">
            <text:p>-0.002150710527234</text:p>
          </table:table-cell>
          <table:table-cell table:formula="of:=[.H495]-PerAnnumRiskFreeRate/TradingDaysPerYear" office:value-type="float" office:value="-0.00230944068596381" calcext:value-type="float">
            <text:p>-0.0023094406859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12</text:p>
          </table:table-cell>
          <table:table-cell office:value-type="float" office:value="15.468333" calcext:value-type="float">
            <text:p>15.468333</text:p>
          </table:table-cell>
          <table:table-cell office:value-type="float" office:value="15.641667" calcext:value-type="float">
            <text:p>15.641667</text:p>
          </table:table-cell>
          <table:table-cell office:value-type="float" office:value="15.468333" calcext:value-type="float">
            <text:p>15.468333</text:p>
          </table:table-cell>
          <table:table-cell office:value-type="float" office:value="15.641667" calcext:value-type="float">
            <text:p>15.641667</text:p>
          </table:table-cell>
          <table:table-cell office:value-type="float" office:value="10.820033" calcext:value-type="float">
            <text:p>10.820033</text:p>
          </table:table-cell>
          <table:table-cell office:value-type="float" office:value="30000" calcext:value-type="float">
            <text:p>30000</text:p>
          </table:table-cell>
          <table:table-cell table:formula="of:=([.F496]-[.F495])/[.F495]" office:value-type="float" office:value="0.0113146321078518" calcext:value-type="float">
            <text:p>0.011314632107852</text:p>
          </table:table-cell>
          <table:table-cell table:formula="of:=[.H496]-PerAnnumRiskFreeRate/TradingDaysPerYear" office:value-type="float" office:value="0.0111559019491217" calcext:value-type="float">
            <text:p>0.0111559019491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13</text:p>
          </table:table-cell>
          <table:table-cell office:value-type="float" office:value="15.658333" calcext:value-type="float">
            <text:p>15.658333</text:p>
          </table:table-cell>
          <table:table-cell office:value-type="float" office:value="15.773333" calcext:value-type="float">
            <text:p>15.773333</text:p>
          </table:table-cell>
          <table:table-cell office:value-type="float" office:value="15.658333" calcext:value-type="float">
            <text:p>15.658333</text:p>
          </table:table-cell>
          <table:table-cell office:value-type="float" office:value="15.768333" calcext:value-type="float">
            <text:p>15.768333</text:p>
          </table:table-cell>
          <table:table-cell office:value-type="float" office:value="10.907652" calcext:value-type="float">
            <text:p>10.907652</text:p>
          </table:table-cell>
          <table:table-cell office:value-type="float" office:value="63600" calcext:value-type="float">
            <text:p>63600</text:p>
          </table:table-cell>
          <table:table-cell table:formula="of:=([.F497]-[.F496])/[.F496]" office:value-type="float" office:value="0.0080978496091463" calcext:value-type="float">
            <text:p>0.008097849609146</text:p>
          </table:table-cell>
          <table:table-cell table:formula="of:=[.H497]-PerAnnumRiskFreeRate/TradingDaysPerYear" office:value-type="float" office:value="0.00793911945041615" calcext:value-type="float">
            <text:p>0.0079391194504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14</text:p>
          </table:table-cell>
          <table:table-cell office:value-type="float" office:value="15.791667" calcext:value-type="float">
            <text:p>15.791667</text:p>
          </table:table-cell>
          <table:table-cell office:value-type="float" office:value="15.863333" calcext:value-type="float">
            <text:p>15.863333</text:p>
          </table:table-cell>
          <table:table-cell office:value-type="float" office:value="15.728333" calcext:value-type="float">
            <text:p>15.728333</text:p>
          </table:table-cell>
          <table:table-cell office:value-type="float" office:value="15.786667" calcext:value-type="float">
            <text:p>15.786667</text:p>
          </table:table-cell>
          <table:table-cell office:value-type="float" office:value="10.920336" calcext:value-type="float">
            <text:p>10.920336</text:p>
          </table:table-cell>
          <table:table-cell office:value-type="float" office:value="87600" calcext:value-type="float">
            <text:p>87600</text:p>
          </table:table-cell>
          <table:table-cell table:formula="of:=([.F498]-[.F497])/[.F497]" office:value-type="float" office:value="0.00116285338036088" calcext:value-type="float">
            <text:p>0.001162853380361</text:p>
          </table:table-cell>
          <table:table-cell table:formula="of:=[.H498]-PerAnnumRiskFreeRate/TradingDaysPerYear" office:value-type="float" office:value="0.00100412322163072" calcext:value-type="float">
            <text:p>0.0010041232216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17</text:p>
          </table:table-cell>
          <table:table-cell table:number-columns-repeated="2" office:value-type="float" office:value="15.733333" calcext:value-type="float">
            <text:p>15.733333</text:p>
          </table:table-cell>
          <table:table-cell office:value-type="float" office:value="15.526667" calcext:value-type="float">
            <text:p>15.526667</text:p>
          </table:table-cell>
          <table:table-cell office:value-type="float" office:value="15.583333" calcext:value-type="float">
            <text:p>15.583333</text:p>
          </table:table-cell>
          <table:table-cell office:value-type="float" office:value="10.779681" calcext:value-type="float">
            <text:p>10.779681</text:p>
          </table:table-cell>
          <table:table-cell office:value-type="float" office:value="43200" calcext:value-type="float">
            <text:p>43200</text:p>
          </table:table-cell>
          <table:table-cell table:formula="of:=([.F499]-[.F498])/[.F498]" office:value-type="float" office:value="-0.0128800981947809" calcext:value-type="float">
            <text:p>-0.012880098194781</text:p>
          </table:table-cell>
          <table:table-cell table:formula="of:=[.H499]-PerAnnumRiskFreeRate/TradingDaysPerYear" office:value-type="float" office:value="-0.013038828353511" calcext:value-type="float">
            <text:p>-0.0130388283535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18</text:p>
          </table:table-cell>
          <table:table-cell office:value-type="float" office:value="15.636667" calcext:value-type="float">
            <text:p>15.636667</text:p>
          </table:table-cell>
          <table:table-cell office:value-type="float" office:value="15.648333" calcext:value-type="float">
            <text:p>15.648333</text:p>
          </table:table-cell>
          <table:table-cell office:value-type="float" office:value="15.6" calcext:value-type="float">
            <text:p>15.6</text:p>
          </table:table-cell>
          <table:table-cell office:value-type="float" office:value="15.605" calcext:value-type="float">
            <text:p>15.605</text:p>
          </table:table-cell>
          <table:table-cell office:value-type="float" office:value="10.794667" calcext:value-type="float">
            <text:p>10.794667</text:p>
          </table:table-cell>
          <table:table-cell office:value-type="float" office:value="30000" calcext:value-type="float">
            <text:p>30000</text:p>
          </table:table-cell>
          <table:table-cell table:formula="of:=([.F500]-[.F499])/[.F499]" office:value-type="float" office:value="0.00139020811469285" calcext:value-type="float">
            <text:p>0.001390208114693</text:p>
          </table:table-cell>
          <table:table-cell table:formula="of:=[.H500]-PerAnnumRiskFreeRate/TradingDaysPerYear" office:value-type="float" office:value="0.0012314779559627" calcext:value-type="float">
            <text:p>0.0012314779559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19</text:p>
          </table:table-cell>
          <table:table-cell office:value-type="float" office:value="15.583333" calcext:value-type="float">
            <text:p>15.583333</text:p>
          </table:table-cell>
          <table:table-cell office:value-type="float" office:value="15.645" calcext:value-type="float">
            <text:p>15.645</text:p>
          </table:table-cell>
          <table:table-cell office:value-type="float" office:value="15.583333" calcext:value-type="float">
            <text:p>15.583333</text:p>
          </table:table-cell>
          <table:table-cell office:value-type="float" office:value="15.645" calcext:value-type="float">
            <text:p>15.645</text:p>
          </table:table-cell>
          <table:table-cell office:value-type="float" office:value="10.822341" calcext:value-type="float">
            <text:p>10.822341</text:p>
          </table:table-cell>
          <table:table-cell office:value-type="float" office:value="43800" calcext:value-type="float">
            <text:p>43800</text:p>
          </table:table-cell>
          <table:table-cell table:formula="of:=([.F501]-[.F500])/[.F500]" office:value-type="float" office:value="0.00256367333980745" calcext:value-type="float">
            <text:p>0.002563673339807</text:p>
          </table:table-cell>
          <table:table-cell table:formula="of:=[.H501]-PerAnnumRiskFreeRate/TradingDaysPerYear" office:value-type="float" office:value="0.0024049431810773" calcext:value-type="float">
            <text:p>0.0024049431810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20</text:p>
          </table:table-cell>
          <table:table-cell office:value-type="float" office:value="15.57" calcext:value-type="float">
            <text:p>15.57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15.563333" calcext:value-type="float">
            <text:p>15.563333</text:p>
          </table:table-cell>
          <table:table-cell office:value-type="float" office:value="15.583333" calcext:value-type="float">
            <text:p>15.583333</text:p>
          </table:table-cell>
          <table:table-cell office:value-type="float" office:value="10.779681" calcext:value-type="float">
            <text:p>10.779681</text:p>
          </table:table-cell>
          <table:table-cell office:value-type="float" office:value="33600" calcext:value-type="float">
            <text:p>33600</text:p>
          </table:table-cell>
          <table:table-cell table:formula="of:=([.F502]-[.F501])/[.F501]" office:value-type="float" office:value="-0.00394184585386837" calcext:value-type="float">
            <text:p>-0.003941845853868</text:p>
          </table:table-cell>
          <table:table-cell table:formula="of:=[.H502]-PerAnnumRiskFreeRate/TradingDaysPerYear" office:value-type="float" office:value="-0.00410057601259853" calcext:value-type="float">
            <text:p>-0.0041005760125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21</text:p>
          </table:table-cell>
          <table:table-cell office:value-type="float" office:value="15.625" calcext:value-type="float">
            <text:p>15.625</text:p>
          </table:table-cell>
          <table:table-cell office:value-type="float" office:value="15.631667" calcext:value-type="float">
            <text:p>15.631667</text:p>
          </table:table-cell>
          <table:table-cell office:value-type="float" office:value="15.533333" calcext:value-type="float">
            <text:p>15.533333</text:p>
          </table:table-cell>
          <table:table-cell office:value-type="float" office:value="15.55" calcext:value-type="float">
            <text:p>15.55</text:p>
          </table:table-cell>
          <table:table-cell office:value-type="float" office:value="10.756623" calcext:value-type="float">
            <text:p>10.756623</text:p>
          </table:table-cell>
          <table:table-cell office:value-type="float" office:value="55800" calcext:value-type="float">
            <text:p>55800</text:p>
          </table:table-cell>
          <table:table-cell table:formula="of:=([.F503]-[.F502])/[.F502]" office:value-type="float" office:value="-0.00213902433662004" calcext:value-type="float">
            <text:p>-0.00213902433662</text:p>
          </table:table-cell>
          <table:table-cell table:formula="of:=[.H503]-PerAnnumRiskFreeRate/TradingDaysPerYear" office:value-type="float" office:value="-0.0022977544953502" calcext:value-type="float">
            <text:p>-0.002297754495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24</text:p>
          </table:table-cell>
          <table:table-cell office:value-type="float" office:value="15.6" calcext:value-type="float">
            <text:p>15.6</text:p>
          </table:table-cell>
          <table:table-cell office:value-type="float" office:value="15.623333" calcext:value-type="float">
            <text:p>15.623333</text:p>
          </table:table-cell>
          <table:table-cell office:value-type="float" office:value="15.548333" calcext:value-type="float">
            <text:p>15.548333</text:p>
          </table:table-cell>
          <table:table-cell office:value-type="float" office:value="15.608333" calcext:value-type="float">
            <text:p>15.608333</text:p>
          </table:table-cell>
          <table:table-cell office:value-type="float" office:value="10.796975" calcext:value-type="float">
            <text:p>10.796975</text:p>
          </table:table-cell>
          <table:table-cell office:value-type="float" office:value="30000" calcext:value-type="float">
            <text:p>30000</text:p>
          </table:table-cell>
          <table:table-cell table:formula="of:=([.F504]-[.F503])/[.F503]" office:value-type="float" office:value="0.00375136322989105" calcext:value-type="float">
            <text:p>0.003751363229891</text:p>
          </table:table-cell>
          <table:table-cell table:formula="of:=[.H504]-PerAnnumRiskFreeRate/TradingDaysPerYear" office:value-type="float" office:value="0.00359263307116089" calcext:value-type="float">
            <text:p>0.0035926330711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25</text:p>
          </table:table-cell>
          <table:table-cell office:value-type="float" office:value="15.633333" calcext:value-type="float">
            <text:p>15.633333</text:p>
          </table:table-cell>
          <table:table-cell office:value-type="float" office:value="15.748333" calcext:value-type="float">
            <text:p>15.748333</text:p>
          </table:table-cell>
          <table:table-cell office:value-type="float" office:value="15.633333" calcext:value-type="float">
            <text:p>15.633333</text:p>
          </table:table-cell>
          <table:table-cell office:value-type="float" office:value="15.748333" calcext:value-type="float">
            <text:p>15.748333</text:p>
          </table:table-cell>
          <table:table-cell office:value-type="float" office:value="10.893819" calcext:value-type="float">
            <text:p>10.893819</text:p>
          </table:table-cell>
          <table:table-cell office:value-type="float" office:value="19200" calcext:value-type="float">
            <text:p>19200</text:p>
          </table:table-cell>
          <table:table-cell table:formula="of:=([.F505]-[.F504])/[.F504]" office:value-type="float" office:value="0.00896954934136652" calcext:value-type="float">
            <text:p>0.008969549341367</text:p>
          </table:table-cell>
          <table:table-cell table:formula="of:=[.H505]-PerAnnumRiskFreeRate/TradingDaysPerYear" office:value-type="float" office:value="0.00881081918263637" calcext:value-type="float">
            <text:p>0.0088108191826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26</text:p>
          </table:table-cell>
          <table:table-cell office:value-type="float" office:value="15.816667" calcext:value-type="float">
            <text:p>15.816667</text:p>
          </table:table-cell>
          <table:table-cell office:value-type="float" office:value="15.891667" calcext:value-type="float">
            <text:p>15.891667</text:p>
          </table:table-cell>
          <table:table-cell office:value-type="float" office:value="15.776667" calcext:value-type="float">
            <text:p>15.776667</text:p>
          </table:table-cell>
          <table:table-cell office:value-type="float" office:value="15.883333" calcext:value-type="float">
            <text:p>15.883333</text:p>
          </table:table-cell>
          <table:table-cell office:value-type="float" office:value="10.987203" calcext:value-type="float">
            <text:p>10.987203</text:p>
          </table:table-cell>
          <table:table-cell office:value-type="float" office:value="59400" calcext:value-type="float">
            <text:p>59400</text:p>
          </table:table-cell>
          <table:table-cell table:formula="of:=([.F506]-[.F505])/[.F505]" office:value-type="float" office:value="0.00857220043769761" calcext:value-type="float">
            <text:p>0.008572200437698</text:p>
          </table:table-cell>
          <table:table-cell table:formula="of:=[.H506]-PerAnnumRiskFreeRate/TradingDaysPerYear" office:value-type="float" office:value="0.00841347027896745" calcext:value-type="float">
            <text:p>0.0084134702789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1-28</text:p>
          </table:table-cell>
          <table:table-cell office:value-type="float" office:value="15.895" calcext:value-type="float">
            <text:p>15.895</text:p>
          </table:table-cell>
          <table:table-cell office:value-type="float" office:value="15.92" calcext:value-type="float">
            <text:p>15.92</text:p>
          </table:table-cell>
          <table:table-cell office:value-type="float" office:value="15.883333" calcext:value-type="float">
            <text:p>15.883333</text:p>
          </table:table-cell>
          <table:table-cell office:value-type="float" office:value="15.92" calcext:value-type="float">
            <text:p>15.92</text:p>
          </table:table-cell>
          <table:table-cell office:value-type="float" office:value="11.012569" calcext:value-type="float">
            <text:p>11.012569</text:p>
          </table:table-cell>
          <table:table-cell office:value-type="float" office:value="24000" calcext:value-type="float">
            <text:p>24000</text:p>
          </table:table-cell>
          <table:table-cell table:formula="of:=([.F507]-[.F506])/[.F506]" office:value-type="float" office:value="0.00230868584115539" calcext:value-type="float">
            <text:p>0.002308685841155</text:p>
          </table:table-cell>
          <table:table-cell table:formula="of:=[.H507]-PerAnnumRiskFreeRate/TradingDaysPerYear" office:value-type="float" office:value="0.00214995568242523" calcext:value-type="float">
            <text:p>0.0021499556824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01</text:p>
          </table:table-cell>
          <table:table-cell office:value-type="float" office:value="16" calcext:value-type="float">
            <text:p>16</text:p>
          </table:table-cell>
          <table:table-cell office:value-type="float" office:value="16.133333" calcext:value-type="float">
            <text:p>16.133333</text:p>
          </table:table-cell>
          <table:table-cell office:value-type="float" office:value="15.983333" calcext:value-type="float">
            <text:p>15.983333</text:p>
          </table:table-cell>
          <table:table-cell office:value-type="float" office:value="16.133333" calcext:value-type="float">
            <text:p>16.133333</text:p>
          </table:table-cell>
          <table:table-cell office:value-type="float" office:value="11.16014" calcext:value-type="float">
            <text:p>11.16014</text:p>
          </table:table-cell>
          <table:table-cell office:value-type="float" office:value="43800" calcext:value-type="float">
            <text:p>43800</text:p>
          </table:table-cell>
          <table:table-cell table:formula="of:=([.F508]-[.F507])/[.F507]" office:value-type="float" office:value="0.0134002338600558" calcext:value-type="float">
            <text:p>0.013400233860056</text:p>
          </table:table-cell>
          <table:table-cell table:formula="of:=[.H508]-PerAnnumRiskFreeRate/TradingDaysPerYear" office:value-type="float" office:value="0.0132415037013257" calcext:value-type="float">
            <text:p>0.0132415037013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02</text:p>
          </table:table-cell>
          <table:table-cell office:value-type="float" office:value="16.133333" calcext:value-type="float">
            <text:p>16.133333</text:p>
          </table:table-cell>
          <table:table-cell office:value-type="float" office:value="16.268333" calcext:value-type="float">
            <text:p>16.268333</text:p>
          </table:table-cell>
          <table:table-cell office:value-type="float" office:value="16.098333" calcext:value-type="float">
            <text:p>16.098333</text:p>
          </table:table-cell>
          <table:table-cell office:value-type="float" office:value="16.24" calcext:value-type="float">
            <text:p>16.24</text:p>
          </table:table-cell>
          <table:table-cell office:value-type="float" office:value="11.23393" calcext:value-type="float">
            <text:p>11.23393</text:p>
          </table:table-cell>
          <table:table-cell office:value-type="float" office:value="63000" calcext:value-type="float">
            <text:p>63000</text:p>
          </table:table-cell>
          <table:table-cell table:formula="of:=([.F509]-[.F508])/[.F508]" office:value-type="float" office:value="0.00661192422317289" calcext:value-type="float">
            <text:p>0.006611924223173</text:p>
          </table:table-cell>
          <table:table-cell table:formula="of:=[.H509]-PerAnnumRiskFreeRate/TradingDaysPerYear" office:value-type="float" office:value="0.00645319406444273" calcext:value-type="float">
            <text:p>0.0064531940644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03</text:p>
          </table:table-cell>
          <table:table-cell office:value-type="float" office:value="16.266666" calcext:value-type="float">
            <text:p>16.266666</text:p>
          </table:table-cell>
          <table:table-cell office:value-type="float" office:value="16.311666" calcext:value-type="float">
            <text:p>16.311666</text:p>
          </table:table-cell>
          <table:table-cell office:value-type="float" office:value="16.195" calcext:value-type="float">
            <text:p>16.195</text:p>
          </table:table-cell>
          <table:table-cell office:value-type="float" office:value="16.24" calcext:value-type="float">
            <text:p>16.24</text:p>
          </table:table-cell>
          <table:table-cell office:value-type="float" office:value="11.23393" calcext:value-type="float">
            <text:p>11.23393</text:p>
          </table:table-cell>
          <table:table-cell office:value-type="float" office:value="135600" calcext:value-type="float">
            <text:p>135600</text:p>
          </table:table-cell>
          <table:table-cell table:formula="of:=([.F510]-[.F509])/[.F509]" office:value-type="float" office:value="0" calcext:value-type="float">
            <text:p>0</text:p>
          </table:table-cell>
          <table:table-cell table:formula="of:=[.H510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04</text:p>
          </table:table-cell>
          <table:table-cell office:value-type="float" office:value="16.25" calcext:value-type="float">
            <text:p>16.25</text:p>
          </table:table-cell>
          <table:table-cell office:value-type="float" office:value="16.511667" calcext:value-type="float">
            <text:p>16.511667</text:p>
          </table:table-cell>
          <table:table-cell office:value-type="float" office:value="16.216667" calcext:value-type="float">
            <text:p>16.216667</text:p>
          </table:table-cell>
          <table:table-cell office:value-type="float" office:value="16.511667" calcext:value-type="float">
            <text:p>16.511667</text:p>
          </table:table-cell>
          <table:table-cell office:value-type="float" office:value="11.421846" calcext:value-type="float">
            <text:p>11.421846</text:p>
          </table:table-cell>
          <table:table-cell office:value-type="float" office:value="70800" calcext:value-type="float">
            <text:p>70800</text:p>
          </table:table-cell>
          <table:table-cell table:formula="of:=([.F511]-[.F510])/[.F510]" office:value-type="float" office:value="0.0167275388043187" calcext:value-type="float">
            <text:p>0.016727538804319</text:p>
          </table:table-cell>
          <table:table-cell table:formula="of:=[.H511]-PerAnnumRiskFreeRate/TradingDaysPerYear" office:value-type="float" office:value="0.0165688086455885" calcext:value-type="float">
            <text:p>0.0165688086455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05</text:p>
          </table:table-cell>
          <table:table-cell office:value-type="float" office:value="16.511667" calcext:value-type="float">
            <text:p>16.511667</text:p>
          </table:table-cell>
          <table:table-cell office:value-type="float" office:value="16.576668" calcext:value-type="float">
            <text:p>16.576668</text:p>
          </table:table-cell>
          <table:table-cell office:value-type="float" office:value="16.468332" calcext:value-type="float">
            <text:p>16.468332</text:p>
          </table:table-cell>
          <table:table-cell office:value-type="float" office:value="16.565001" calcext:value-type="float">
            <text:p>16.565001</text:p>
          </table:table-cell>
          <table:table-cell office:value-type="float" office:value="11.458742" calcext:value-type="float">
            <text:p>11.458742</text:p>
          </table:table-cell>
          <table:table-cell office:value-type="float" office:value="109200" calcext:value-type="float">
            <text:p>109200</text:p>
          </table:table-cell>
          <table:table-cell table:formula="of:=([.F512]-[.F511])/[.F511]" office:value-type="float" office:value="0.00323030095135239" calcext:value-type="float">
            <text:p>0.003230300951352</text:p>
          </table:table-cell>
          <table:table-cell table:formula="of:=[.H512]-PerAnnumRiskFreeRate/TradingDaysPerYear" office:value-type="float" office:value="0.00307157079262223" calcext:value-type="float">
            <text:p>0.0030715707926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08</text:p>
          </table:table-cell>
          <table:table-cell office:value-type="float" office:value="16.598333" calcext:value-type="float">
            <text:p>16.598333</text:p>
          </table:table-cell>
          <table:table-cell office:value-type="float" office:value="16.773333" calcext:value-type="float">
            <text:p>16.773333</text:p>
          </table:table-cell>
          <table:table-cell office:value-type="float" office:value="16.566668" calcext:value-type="float">
            <text:p>16.566668</text:p>
          </table:table-cell>
          <table:table-cell office:value-type="float" office:value="16.773333" calcext:value-type="float">
            <text:p>16.773333</text:p>
          </table:table-cell>
          <table:table-cell office:value-type="float" office:value="11.602852" calcext:value-type="float">
            <text:p>11.602852</text:p>
          </table:table-cell>
          <table:table-cell office:value-type="float" office:value="147000" calcext:value-type="float">
            <text:p>147000</text:p>
          </table:table-cell>
          <table:table-cell table:formula="of:=([.F513]-[.F512])/[.F512]" office:value-type="float" office:value="0.0125764241833876" calcext:value-type="float">
            <text:p>0.012576424183388</text:p>
          </table:table-cell>
          <table:table-cell table:formula="of:=[.H513]-PerAnnumRiskFreeRate/TradingDaysPerYear" office:value-type="float" office:value="0.0124176940246575" calcext:value-type="float">
            <text:p>0.0124176940246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09</text:p>
          </table:table-cell>
          <table:table-cell table:number-columns-repeated="2" office:value-type="float" office:value="16.881666" calcext:value-type="float">
            <text:p>16.881666</text:p>
          </table:table-cell>
          <table:table-cell office:value-type="float" office:value="16.736668" calcext:value-type="float">
            <text:p>16.736668</text:p>
          </table:table-cell>
          <table:table-cell office:value-type="float" office:value="16.768333" calcext:value-type="float">
            <text:p>16.768333</text:p>
          </table:table-cell>
          <table:table-cell office:value-type="float" office:value="11.5994" calcext:value-type="float">
            <text:p>11.5994</text:p>
          </table:table-cell>
          <table:table-cell office:value-type="float" office:value="216000" calcext:value-type="float">
            <text:p>216000</text:p>
          </table:table-cell>
          <table:table-cell table:formula="of:=([.F514]-[.F513])/[.F513]" office:value-type="float" office:value="-0.000297513059720241" calcext:value-type="float">
            <text:p>-0.00029751305972</text:p>
          </table:table-cell>
          <table:table-cell table:formula="of:=[.H514]-PerAnnumRiskFreeRate/TradingDaysPerYear" office:value-type="float" office:value="-0.0004562432184504" calcext:value-type="float">
            <text:p>-0.000456243218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10</text:p>
          </table:table-cell>
          <table:table-cell table:number-columns-repeated="2" office:value-type="float" office:value="16.756666" calcext:value-type="float">
            <text:p>16.756666</text:p>
          </table:table-cell>
          <table:table-cell office:value-type="float" office:value="16.571667" calcext:value-type="float">
            <text:p>16.571667</text:p>
          </table:table-cell>
          <table:table-cell office:value-type="float" office:value="16.635" calcext:value-type="float">
            <text:p>16.635</text:p>
          </table:table-cell>
          <table:table-cell office:value-type="float" office:value="11.507163" calcext:value-type="float">
            <text:p>11.507163</text:p>
          </table:table-cell>
          <table:table-cell office:value-type="float" office:value="98400" calcext:value-type="float">
            <text:p>98400</text:p>
          </table:table-cell>
          <table:table-cell table:formula="of:=([.F515]-[.F514])/[.F514]" office:value-type="float" office:value="-0.00795187682121481" calcext:value-type="float">
            <text:p>-0.007951876821215</text:p>
          </table:table-cell>
          <table:table-cell table:formula="of:=[.H515]-PerAnnumRiskFreeRate/TradingDaysPerYear" office:value-type="float" office:value="-0.00811060697994497" calcext:value-type="float">
            <text:p>-0.0081106069799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11</text:p>
          </table:table-cell>
          <table:table-cell office:value-type="float" office:value="16.608334" calcext:value-type="float">
            <text:p>16.608334</text:p>
          </table:table-cell>
          <table:table-cell office:value-type="float" office:value="16.754999" calcext:value-type="float">
            <text:p>16.754999</text:p>
          </table:table-cell>
          <table:table-cell office:value-type="float" office:value="16.540001" calcext:value-type="float">
            <text:p>16.540001</text:p>
          </table:table-cell>
          <table:table-cell office:value-type="float" office:value="16.748333" calcext:value-type="float">
            <text:p>16.748333</text:p>
          </table:table-cell>
          <table:table-cell office:value-type="float" office:value="11.585562" calcext:value-type="float">
            <text:p>11.585562</text:p>
          </table:table-cell>
          <table:table-cell office:value-type="float" office:value="56400" calcext:value-type="float">
            <text:p>56400</text:p>
          </table:table-cell>
          <table:table-cell table:formula="of:=([.F516]-[.F515])/[.F515]" office:value-type="float" office:value="0.00681306069967022" calcext:value-type="float">
            <text:p>0.00681306069967</text:p>
          </table:table-cell>
          <table:table-cell table:formula="of:=[.H516]-PerAnnumRiskFreeRate/TradingDaysPerYear" office:value-type="float" office:value="0.00665433054094006" calcext:value-type="float">
            <text:p>0.006654330540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12</text:p>
          </table:table-cell>
          <table:table-cell office:value-type="float" office:value="16.783333" calcext:value-type="float">
            <text:p>16.783333</text:p>
          </table:table-cell>
          <table:table-cell office:value-type="float" office:value="16.921667" calcext:value-type="float">
            <text:p>16.921667</text:p>
          </table:table-cell>
          <table:table-cell office:value-type="float" office:value="16.775" calcext:value-type="float">
            <text:p>16.775</text:p>
          </table:table-cell>
          <table:table-cell office:value-type="float" office:value="16.921667" calcext:value-type="float">
            <text:p>16.921667</text:p>
          </table:table-cell>
          <table:table-cell office:value-type="float" office:value="11.705465" calcext:value-type="float">
            <text:p>11.705465</text:p>
          </table:table-cell>
          <table:table-cell office:value-type="float" office:value="90600" calcext:value-type="float">
            <text:p>90600</text:p>
          </table:table-cell>
          <table:table-cell table:formula="of:=([.F517]-[.F516])/[.F516]" office:value-type="float" office:value="0.0103493468853734" calcext:value-type="float">
            <text:p>0.010349346885374</text:p>
          </table:table-cell>
          <table:table-cell table:formula="of:=[.H517]-PerAnnumRiskFreeRate/TradingDaysPerYear" office:value-type="float" office:value="0.0101906167266433" calcext:value-type="float">
            <text:p>0.0101906167266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15</text:p>
          </table:table-cell>
          <table:table-cell table:number-columns-repeated="2" office:value-type="float" office:value="16.861668" calcext:value-type="float">
            <text:p>16.861668</text:p>
          </table:table-cell>
          <table:table-cell office:value-type="float" office:value="16.673332" calcext:value-type="float">
            <text:p>16.673332</text:p>
          </table:table-cell>
          <table:table-cell office:value-type="float" office:value="16.711666" calcext:value-type="float">
            <text:p>16.711666</text:p>
          </table:table-cell>
          <table:table-cell office:value-type="float" office:value="11.600533" calcext:value-type="float">
            <text:p>11.600533</text:p>
          </table:table-cell>
          <table:table-cell office:value-type="float" office:value="118200" calcext:value-type="float">
            <text:p>118200</text:p>
          </table:table-cell>
          <table:table-cell table:formula="of:=([.F518]-[.F517])/[.F517]" office:value-type="float" office:value="-0.0089643598097128" calcext:value-type="float">
            <text:p>-0.008964359809713</text:p>
          </table:table-cell>
          <table:table-cell table:formula="of:=[.H518]-PerAnnumRiskFreeRate/TradingDaysPerYear" office:value-type="float" office:value="-0.00912308996844295" calcext:value-type="float">
            <text:p>-0.0091230899684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16</text:p>
          </table:table-cell>
          <table:table-cell office:value-type="float" office:value="16.766666" calcext:value-type="float">
            <text:p>16.766666</text:p>
          </table:table-cell>
          <table:table-cell office:value-type="float" office:value="16.825001" calcext:value-type="float">
            <text:p>16.825001</text:p>
          </table:table-cell>
          <table:table-cell office:value-type="float" office:value="16.766666" calcext:value-type="float">
            <text:p>16.766666</text:p>
          </table:table-cell>
          <table:table-cell office:value-type="float" office:value="16.825001" calcext:value-type="float">
            <text:p>16.825001</text:p>
          </table:table-cell>
          <table:table-cell office:value-type="float" office:value="11.721287" calcext:value-type="float">
            <text:p>11.721287</text:p>
          </table:table-cell>
          <table:table-cell office:value-type="float" office:value="96000" calcext:value-type="float">
            <text:p>96000</text:p>
          </table:table-cell>
          <table:table-cell table:formula="of:=([.F519]-[.F518])/[.F518]" office:value-type="float" office:value="0.010409349294554" calcext:value-type="float">
            <text:p>0.010409349294554</text:p>
          </table:table-cell>
          <table:table-cell table:formula="of:=[.H519]-PerAnnumRiskFreeRate/TradingDaysPerYear" office:value-type="float" office:value="0.0102506191358238" calcext:value-type="float">
            <text:p>0.0102506191358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17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6.825001" calcext:value-type="float">
            <text:p>16.825001</text:p>
          </table:table-cell>
          <table:table-cell office:value-type="float" office:value="17.025" calcext:value-type="float">
            <text:p>17.025</text:p>
          </table:table-cell>
          <table:table-cell office:value-type="float" office:value="11.860621" calcext:value-type="float">
            <text:p>11.860621</text:p>
          </table:table-cell>
          <table:table-cell office:value-type="float" office:value="156600" calcext:value-type="float">
            <text:p>156600</text:p>
          </table:table-cell>
          <table:table-cell table:formula="of:=([.F520]-[.F519])/[.F519]" office:value-type="float" office:value="0.0118872611855677" calcext:value-type="float">
            <text:p>0.011887261185568</text:p>
          </table:table-cell>
          <table:table-cell table:formula="of:=[.H520]-PerAnnumRiskFreeRate/TradingDaysPerYear" office:value-type="float" office:value="0.0117285310268376" calcext:value-type="float">
            <text:p>0.0117285310268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18</text:p>
          </table:table-cell>
          <table:table-cell office:value-type="float" office:value="17.083332" calcext:value-type="float">
            <text:p>17.083332</text:p>
          </table:table-cell>
          <table:table-cell office:value-type="float" office:value="17.476667" calcext:value-type="float">
            <text:p>17.476667</text:p>
          </table:table-cell>
          <table:table-cell office:value-type="float" office:value="17.081667" calcext:value-type="float">
            <text:p>17.081667</text:p>
          </table:table-cell>
          <table:table-cell office:value-type="float" office:value="17.433332" calcext:value-type="float">
            <text:p>17.433332</text:p>
          </table:table-cell>
          <table:table-cell office:value-type="float" office:value="12.145091" calcext:value-type="float">
            <text:p>12.145091</text:p>
          </table:table-cell>
          <table:table-cell office:value-type="float" office:value="259200" calcext:value-type="float">
            <text:p>259200</text:p>
          </table:table-cell>
          <table:table-cell table:formula="of:=([.F521]-[.F520])/[.F520]" office:value-type="float" office:value="0.0239844102598001" calcext:value-type="float">
            <text:p>0.0239844102598</text:p>
          </table:table-cell>
          <table:table-cell table:formula="of:=[.H521]-PerAnnumRiskFreeRate/TradingDaysPerYear" office:value-type="float" office:value="0.02382568010107" calcext:value-type="float">
            <text:p>0.023825680101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19</text:p>
          </table:table-cell>
          <table:table-cell table:number-columns-repeated="2" office:value-type="float" office:value="17.466667" calcext:value-type="float">
            <text:p>17.466667</text:p>
          </table:table-cell>
          <table:table-cell office:value-type="float" office:value="17.333332" calcext:value-type="float">
            <text:p>17.333332</text:p>
          </table:table-cell>
          <table:table-cell office:value-type="float" office:value="17.4" calcext:value-type="float">
            <text:p>17.4</text:p>
          </table:table-cell>
          <table:table-cell office:value-type="float" office:value="12.121862" calcext:value-type="float">
            <text:p>12.121862</text:p>
          </table:table-cell>
          <table:table-cell office:value-type="float" office:value="159600" calcext:value-type="float">
            <text:p>159600</text:p>
          </table:table-cell>
          <table:table-cell table:formula="of:=([.F522]-[.F521])/[.F521]" office:value-type="float" office:value="-0.00191262461516349" calcext:value-type="float">
            <text:p>-0.001912624615164</text:p>
          </table:table-cell>
          <table:table-cell table:formula="of:=[.H522]-PerAnnumRiskFreeRate/TradingDaysPerYear" office:value-type="float" office:value="-0.00207135477389365" calcext:value-type="float">
            <text:p>-0.0020713547738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22</text:p>
          </table:table-cell>
          <table:table-cell office:value-type="float" office:value="17.433332" calcext:value-type="float">
            <text:p>17.433332</text:p>
          </table:table-cell>
          <table:table-cell office:value-type="float" office:value="17.468332" calcext:value-type="float">
            <text:p>17.468332</text:p>
          </table:table-cell>
          <table:table-cell office:value-type="float" office:value="17.403334" calcext:value-type="float">
            <text:p>17.403334</text:p>
          </table:table-cell>
          <table:table-cell office:value-type="float" office:value="17.463333" calcext:value-type="float">
            <text:p>17.463333</text:p>
          </table:table-cell>
          <table:table-cell office:value-type="float" office:value="12.165986" calcext:value-type="float">
            <text:p>12.165986</text:p>
          </table:table-cell>
          <table:table-cell office:value-type="float" office:value="232800" calcext:value-type="float">
            <text:p>232800</text:p>
          </table:table-cell>
          <table:table-cell table:formula="of:=([.F523]-[.F522])/[.F522]" office:value-type="float" office:value="0.00364003483953208" calcext:value-type="float">
            <text:p>0.003640034839532</text:p>
          </table:table-cell>
          <table:table-cell table:formula="of:=[.H523]-PerAnnumRiskFreeRate/TradingDaysPerYear" office:value-type="float" office:value="0.00348130468080192" calcext:value-type="float">
            <text:p>0.0034813046808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23</text:p>
          </table:table-cell>
          <table:table-cell office:value-type="float" office:value="17.483334" calcext:value-type="float">
            <text:p>17.483334</text:p>
          </table:table-cell>
          <table:table-cell office:value-type="float" office:value="17.496668" calcext:value-type="float">
            <text:p>17.496668</text:p>
          </table:table-cell>
          <table:table-cell office:value-type="float" office:value="17.293333" calcext:value-type="float">
            <text:p>17.293333</text:p>
          </table:table-cell>
          <table:table-cell office:value-type="float" office:value="17.406668" calcext:value-type="float">
            <text:p>17.406668</text:p>
          </table:table-cell>
          <table:table-cell office:value-type="float" office:value="12.126511" calcext:value-type="float">
            <text:p>12.126511</text:p>
          </table:table-cell>
          <table:table-cell office:value-type="float" office:value="122400" calcext:value-type="float">
            <text:p>122400</text:p>
          </table:table-cell>
          <table:table-cell table:formula="of:=([.F524]-[.F523])/[.F523]" office:value-type="float" office:value="-0.00324470207346938" calcext:value-type="float">
            <text:p>-0.003244702073469</text:p>
          </table:table-cell>
          <table:table-cell table:formula="of:=[.H524]-PerAnnumRiskFreeRate/TradingDaysPerYear" office:value-type="float" office:value="-0.00340343223219954" calcext:value-type="float">
            <text:p>-0.00340343223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24</text:p>
          </table:table-cell>
          <table:table-cell office:value-type="float" office:value="17.416668" calcext:value-type="float">
            <text:p>17.416668</text:p>
          </table:table-cell>
          <table:table-cell office:value-type="float" office:value="17.573334" calcext:value-type="float">
            <text:p>17.573334</text:p>
          </table:table-cell>
          <table:table-cell office:value-type="float" office:value="17.415001" calcext:value-type="float">
            <text:p>17.415001</text:p>
          </table:table-cell>
          <table:table-cell office:value-type="float" office:value="17.545" calcext:value-type="float">
            <text:p>17.545</text:p>
          </table:table-cell>
          <table:table-cell office:value-type="float" office:value="12.222878" calcext:value-type="float">
            <text:p>12.222878</text:p>
          </table:table-cell>
          <table:table-cell office:value-type="float" office:value="82800" calcext:value-type="float">
            <text:p>82800</text:p>
          </table:table-cell>
          <table:table-cell table:formula="of:=([.F525]-[.F524])/[.F524]" office:value-type="float" office:value="0.00794680349525094" calcext:value-type="float">
            <text:p>0.007946803495251</text:p>
          </table:table-cell>
          <table:table-cell table:formula="of:=[.H525]-PerAnnumRiskFreeRate/TradingDaysPerYear" office:value-type="float" office:value="0.00778807333652078" calcext:value-type="float">
            <text:p>0.0077880733365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26</text:p>
          </table:table-cell>
          <table:table-cell office:value-type="float" office:value="17.549999" calcext:value-type="float">
            <text:p>17.549999</text:p>
          </table:table-cell>
          <table:table-cell office:value-type="float" office:value="17.639999" calcext:value-type="float">
            <text:p>17.639999</text:p>
          </table:table-cell>
          <table:table-cell office:value-type="float" office:value="17.549999" calcext:value-type="float">
            <text:p>17.549999</text:p>
          </table:table-cell>
          <table:table-cell office:value-type="float" office:value="17.638332" calcext:value-type="float">
            <text:p>17.638332</text:p>
          </table:table-cell>
          <table:table-cell office:value-type="float" office:value="12.287904" calcext:value-type="float">
            <text:p>12.287904</text:p>
          </table:table-cell>
          <table:table-cell office:value-type="float" office:value="52200" calcext:value-type="float">
            <text:p>52200</text:p>
          </table:table-cell>
          <table:table-cell table:formula="of:=([.F526]-[.F525])/[.F525]" office:value-type="float" office:value="0.00532002364745845" calcext:value-type="float">
            <text:p>0.005320023647458</text:p>
          </table:table-cell>
          <table:table-cell table:formula="of:=[.H526]-PerAnnumRiskFreeRate/TradingDaysPerYear" office:value-type="float" office:value="0.00516129348872829" calcext:value-type="float">
            <text:p>0.0051612934887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29</text:p>
          </table:table-cell>
          <table:table-cell office:value-type="float" office:value="17.658333" calcext:value-type="float">
            <text:p>17.658333</text:p>
          </table:table-cell>
          <table:table-cell office:value-type="float" office:value="17.885" calcext:value-type="float">
            <text:p>17.885</text:p>
          </table:table-cell>
          <table:table-cell office:value-type="float" office:value="17.658333" calcext:value-type="float">
            <text:p>17.658333</text:p>
          </table:table-cell>
          <table:table-cell office:value-type="float" office:value="17.875" calcext:value-type="float">
            <text:p>17.875</text:p>
          </table:table-cell>
          <table:table-cell office:value-type="float" office:value="12.452776" calcext:value-type="float">
            <text:p>12.452776</text:p>
          </table:table-cell>
          <table:table-cell office:value-type="float" office:value="112800" calcext:value-type="float">
            <text:p>112800</text:p>
          </table:table-cell>
          <table:table-cell table:formula="of:=([.F527]-[.F526])/[.F526]" office:value-type="float" office:value="0.0134174225319469" calcext:value-type="float">
            <text:p>0.013417422531947</text:p>
          </table:table-cell>
          <table:table-cell table:formula="of:=[.H527]-PerAnnumRiskFreeRate/TradingDaysPerYear" office:value-type="float" office:value="0.0132586923732168" calcext:value-type="float">
            <text:p>0.0132586923732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30</text:p>
          </table:table-cell>
          <table:table-cell office:value-type="float" office:value="17.9" calcext:value-type="float">
            <text:p>17.9</text:p>
          </table:table-cell>
          <table:table-cell office:value-type="float" office:value="17.973333" calcext:value-type="float">
            <text:p>17.973333</text:p>
          </table:table-cell>
          <table:table-cell office:value-type="float" office:value="17.883333" calcext:value-type="float">
            <text:p>17.883333</text:p>
          </table:table-cell>
          <table:table-cell office:value-type="float" office:value="17.886667" calcext:value-type="float">
            <text:p>17.886667</text:p>
          </table:table-cell>
          <table:table-cell office:value-type="float" office:value="12.460906" calcext:value-type="float">
            <text:p>12.460906</text:p>
          </table:table-cell>
          <table:table-cell office:value-type="float" office:value="189000" calcext:value-type="float">
            <text:p>189000</text:p>
          </table:table-cell>
          <table:table-cell table:formula="of:=([.F528]-[.F527])/[.F527]" office:value-type="float" office:value="0.000652866477321966" calcext:value-type="float">
            <text:p>0.000652866477322</text:p>
          </table:table-cell>
          <table:table-cell table:formula="of:=[.H528]-PerAnnumRiskFreeRate/TradingDaysPerYear" office:value-type="float" office:value="0.000494136318591808" calcext:value-type="float">
            <text:p>0.0004941363185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3-12-31</text:p>
          </table:table-cell>
          <table:table-cell office:value-type="float" office:value="17.991667" calcext:value-type="float">
            <text:p>17.991667</text:p>
          </table:table-cell>
          <table:table-cell office:value-type="float" office:value="18" calcext:value-type="float">
            <text:p>18</text:p>
          </table:table-cell>
          <table:table-cell office:value-type="float" office:value="17.791668" calcext:value-type="float">
            <text:p>17.791668</text:p>
          </table:table-cell>
          <table:table-cell office:value-type="float" office:value="17.801666" calcext:value-type="float">
            <text:p>17.801666</text:p>
          </table:table-cell>
          <table:table-cell office:value-type="float" office:value="12.40169" calcext:value-type="float">
            <text:p>12.40169</text:p>
          </table:table-cell>
          <table:table-cell office:value-type="float" office:value="90600" calcext:value-type="float">
            <text:p>90600</text:p>
          </table:table-cell>
          <table:table-cell table:formula="of:=([.F529]-[.F528])/[.F528]" office:value-type="float" office:value="-0.00475214242046279" calcext:value-type="float">
            <text:p>-0.004752142420463</text:p>
          </table:table-cell>
          <table:table-cell table:formula="of:=[.H529]-PerAnnumRiskFreeRate/TradingDaysPerYear" office:value-type="float" office:value="-0.00491087257919295" calcext:value-type="float">
            <text:p>-0.0049108725791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02</text:p>
          </table:table-cell>
          <table:table-cell office:value-type="float" office:value="17.908333" calcext:value-type="float">
            <text:p>17.908333</text:p>
          </table:table-cell>
          <table:table-cell office:value-type="float" office:value="17.950001" calcext:value-type="float">
            <text:p>17.950001</text:p>
          </table:table-cell>
          <table:table-cell office:value-type="float" office:value="17.808332" calcext:value-type="float">
            <text:p>17.808332</text:p>
          </table:table-cell>
          <table:table-cell office:value-type="float" office:value="17.834999" calcext:value-type="float">
            <text:p>17.834999</text:p>
          </table:table-cell>
          <table:table-cell office:value-type="float" office:value="12.424908" calcext:value-type="float">
            <text:p>12.424908</text:p>
          </table:table-cell>
          <table:table-cell office:value-type="float" office:value="253200" calcext:value-type="float">
            <text:p>253200</text:p>
          </table:table-cell>
          <table:table-cell table:formula="of:=([.F530]-[.F529])/[.F529]" office:value-type="float" office:value="0.00187216419697638" calcext:value-type="float">
            <text:p>0.001872164196976</text:p>
          </table:table-cell>
          <table:table-cell table:formula="of:=[.H530]-PerAnnumRiskFreeRate/TradingDaysPerYear" office:value-type="float" office:value="0.00171343403824622" calcext:value-type="float">
            <text:p>0.0017134340382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05</text:p>
          </table:table-cell>
          <table:table-cell office:value-type="float" office:value="18" calcext:value-type="float">
            <text:p>18</text:p>
          </table:table-cell>
          <table:table-cell office:value-type="float" office:value="18.200001" calcext:value-type="float">
            <text:p>18.200001</text:p>
          </table:table-cell>
          <table:table-cell office:value-type="float" office:value="18" calcext:value-type="float">
            <text:p>18</text:p>
          </table:table-cell>
          <table:table-cell office:value-type="float" office:value="18.200001" calcext:value-type="float">
            <text:p>18.200001</text:p>
          </table:table-cell>
          <table:table-cell office:value-type="float" office:value="12.679191" calcext:value-type="float">
            <text:p>12.679191</text:p>
          </table:table-cell>
          <table:table-cell office:value-type="float" office:value="319800" calcext:value-type="float">
            <text:p>319800</text:p>
          </table:table-cell>
          <table:table-cell table:formula="of:=([.F531]-[.F530])/[.F530]" office:value-type="float" office:value="0.0204655841314881" calcext:value-type="float">
            <text:p>0.020465584131488</text:p>
          </table:table-cell>
          <table:table-cell table:formula="of:=[.H531]-PerAnnumRiskFreeRate/TradingDaysPerYear" office:value-type="float" office:value="0.0203068539727579" calcext:value-type="float">
            <text:p>0.0203068539727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06</text:p>
          </table:table-cell>
          <table:table-cell office:value-type="float" office:value="18.241667" calcext:value-type="float">
            <text:p>18.241667</text:p>
          </table:table-cell>
          <table:table-cell office:value-type="float" office:value="18.246668" calcext:value-type="float">
            <text:p>18.246668</text:p>
          </table:table-cell>
          <table:table-cell office:value-type="float" office:value="18.1" calcext:value-type="float">
            <text:p>18.1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12.650169" calcext:value-type="float">
            <text:p>12.650169</text:p>
          </table:table-cell>
          <table:table-cell office:value-type="float" office:value="463800" calcext:value-type="float">
            <text:p>463800</text:p>
          </table:table-cell>
          <table:table-cell table:formula="of:=([.F532]-[.F531])/[.F531]" office:value-type="float" office:value="-0.00228894729955558" calcext:value-type="float">
            <text:p>-0.002288947299556</text:p>
          </table:table-cell>
          <table:table-cell table:formula="of:=[.H532]-PerAnnumRiskFreeRate/TradingDaysPerYear" office:value-type="float" office:value="-0.00244767745828574" calcext:value-type="float">
            <text:p>-0.0024476774582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07</text:p>
          </table:table-cell>
          <table:table-cell table:number-columns-repeated="2" office:value-type="float" office:value="18.058332" calcext:value-type="float">
            <text:p>18.058332</text:p>
          </table:table-cell>
          <table:table-cell office:value-type="float" office:value="17.841667" calcext:value-type="float">
            <text:p>17.841667</text:p>
          </table:table-cell>
          <table:table-cell office:value-type="float" office:value="17.908333" calcext:value-type="float">
            <text:p>17.908333</text:p>
          </table:table-cell>
          <table:table-cell office:value-type="float" office:value="12.476002" calcext:value-type="float">
            <text:p>12.476002</text:p>
          </table:table-cell>
          <table:table-cell office:value-type="float" office:value="189600" calcext:value-type="float">
            <text:p>189600</text:p>
          </table:table-cell>
          <table:table-cell table:formula="of:=([.F533]-[.F532])/[.F532]" office:value-type="float" office:value="-0.01376795835692" calcext:value-type="float">
            <text:p>-0.01376795835692</text:p>
          </table:table-cell>
          <table:table-cell table:formula="of:=[.H533]-PerAnnumRiskFreeRate/TradingDaysPerYear" office:value-type="float" office:value="-0.0139266885156502" calcext:value-type="float">
            <text:p>-0.013926688515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08</text:p>
          </table:table-cell>
          <table:table-cell office:value-type="float" office:value="17.913334" calcext:value-type="float">
            <text:p>17.913334</text:p>
          </table:table-cell>
          <table:table-cell office:value-type="float" office:value="18.004999" calcext:value-type="float">
            <text:p>18.004999</text:p>
          </table:table-cell>
          <table:table-cell office:value-type="float" office:value="17.806667" calcext:value-type="float">
            <text:p>17.806667</text:p>
          </table:table-cell>
          <table:table-cell office:value-type="float" office:value="17.998333" calcext:value-type="float">
            <text:p>17.998333</text:p>
          </table:table-cell>
          <table:table-cell office:value-type="float" office:value="12.538694" calcext:value-type="float">
            <text:p>12.538694</text:p>
          </table:table-cell>
          <table:table-cell office:value-type="float" office:value="110400" calcext:value-type="float">
            <text:p>110400</text:p>
          </table:table-cell>
          <table:table-cell table:formula="of:=([.F534]-[.F533])/[.F533]" office:value-type="float" office:value="0.00502500720984176" calcext:value-type="float">
            <text:p>0.005025007209842</text:p>
          </table:table-cell>
          <table:table-cell table:formula="of:=[.H534]-PerAnnumRiskFreeRate/TradingDaysPerYear" office:value-type="float" office:value="0.0048662770511116" calcext:value-type="float">
            <text:p>0.0048662770511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09</text:p>
          </table:table-cell>
          <table:table-cell office:value-type="float" office:value="17.764999" calcext:value-type="float">
            <text:p>17.764999</text:p>
          </table:table-cell>
          <table:table-cell office:value-type="float" office:value="18.035" calcext:value-type="float">
            <text:p>18.035</text:p>
          </table:table-cell>
          <table:table-cell office:value-type="float" office:value="17.713333" calcext:value-type="float">
            <text:p>17.713333</text:p>
          </table:table-cell>
          <table:table-cell office:value-type="float" office:value="17.950001" calcext:value-type="float">
            <text:p>17.950001</text:p>
          </table:table-cell>
          <table:table-cell office:value-type="float" office:value="12.505032" calcext:value-type="float">
            <text:p>12.505032</text:p>
          </table:table-cell>
          <table:table-cell office:value-type="float" office:value="201000" calcext:value-type="float">
            <text:p>201000</text:p>
          </table:table-cell>
          <table:table-cell table:formula="of:=([.F535]-[.F534])/[.F534]" office:value-type="float" office:value="-0.00268464961342861" calcext:value-type="float">
            <text:p>-0.002684649613429</text:p>
          </table:table-cell>
          <table:table-cell table:formula="of:=[.H535]-PerAnnumRiskFreeRate/TradingDaysPerYear" office:value-type="float" office:value="-0.00284337977215877" calcext:value-type="float">
            <text:p>-0.0028433797721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12</text:p>
          </table:table-cell>
          <table:table-cell table:number-columns-repeated="2" office:value-type="float" office:value="17.983334" calcext:value-type="float">
            <text:p>17.983334</text:p>
          </table:table-cell>
          <table:table-cell office:value-type="float" office:value="17.868334" calcext:value-type="float">
            <text:p>17.868334</text:p>
          </table:table-cell>
          <table:table-cell office:value-type="float" office:value="17.916668" calcext:value-type="float">
            <text:p>17.916668</text:p>
          </table:table-cell>
          <table:table-cell office:value-type="float" office:value="12.481808" calcext:value-type="float">
            <text:p>12.481808</text:p>
          </table:table-cell>
          <table:table-cell office:value-type="float" office:value="100200" calcext:value-type="float">
            <text:p>100200</text:p>
          </table:table-cell>
          <table:table-cell table:formula="of:=([.F536]-[.F535])/[.F535]" office:value-type="float" office:value="-0.0018571723766881" calcext:value-type="float">
            <text:p>-0.001857172376688</text:p>
          </table:table-cell>
          <table:table-cell table:formula="of:=[.H536]-PerAnnumRiskFreeRate/TradingDaysPerYear" office:value-type="float" office:value="-0.00201590253541826" calcext:value-type="float">
            <text:p>-0.0020159025354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13</text:p>
          </table:table-cell>
          <table:table-cell office:value-type="float" office:value="17.983334" calcext:value-type="float">
            <text:p>17.983334</text:p>
          </table:table-cell>
          <table:table-cell office:value-type="float" office:value="18.030001" calcext:value-type="float">
            <text:p>18.030001</text:p>
          </table:table-cell>
          <table:table-cell table:number-columns-repeated="2" office:value-type="float" office:value="17.834999" calcext:value-type="float">
            <text:p>17.834999</text:p>
          </table:table-cell>
          <table:table-cell office:value-type="float" office:value="12.424908" calcext:value-type="float">
            <text:p>12.424908</text:p>
          </table:table-cell>
          <table:table-cell office:value-type="float" office:value="63600" calcext:value-type="float">
            <text:p>63600</text:p>
          </table:table-cell>
          <table:table-cell table:formula="of:=([.F537]-[.F536])/[.F536]" office:value-type="float" office:value="-0.00455863445423923" calcext:value-type="float">
            <text:p>-0.004558634454239</text:p>
          </table:table-cell>
          <table:table-cell table:formula="of:=[.H537]-PerAnnumRiskFreeRate/TradingDaysPerYear" office:value-type="float" office:value="-0.00471736461296939" calcext:value-type="float">
            <text:p>-0.0047173646129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14</text:p>
          </table:table-cell>
          <table:table-cell table:number-columns-repeated="2" office:value-type="float" office:value="17.833332" calcext:value-type="float">
            <text:p>17.833332</text:p>
          </table:table-cell>
          <table:table-cell office:value-type="float" office:value="17.67" calcext:value-type="float">
            <text:p>17.67</text:p>
          </table:table-cell>
          <table:table-cell office:value-type="float" office:value="17.758333" calcext:value-type="float">
            <text:p>17.758333</text:p>
          </table:table-cell>
          <table:table-cell office:value-type="float" office:value="12.371502" calcext:value-type="float">
            <text:p>12.371502</text:p>
          </table:table-cell>
          <table:table-cell office:value-type="float" office:value="129600" calcext:value-type="float">
            <text:p>129600</text:p>
          </table:table-cell>
          <table:table-cell table:formula="of:=([.F538]-[.F537])/[.F537]" office:value-type="float" office:value="-0.00429830144416367" calcext:value-type="float">
            <text:p>-0.004298301444164</text:p>
          </table:table-cell>
          <table:table-cell table:formula="of:=[.H538]-PerAnnumRiskFreeRate/TradingDaysPerYear" office:value-type="float" office:value="-0.00445703160289383" calcext:value-type="float">
            <text:p>-0.0044570316028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15</text:p>
          </table:table-cell>
          <table:table-cell office:value-type="float" office:value="17.85" calcext:value-type="float">
            <text:p>17.85</text:p>
          </table:table-cell>
          <table:table-cell office:value-type="float" office:value="17.858334" calcext:value-type="float">
            <text:p>17.858334</text:p>
          </table:table-cell>
          <table:table-cell office:value-type="float" office:value="17.5" calcext:value-type="float">
            <text:p>17.5</text:p>
          </table:table-cell>
          <table:table-cell office:value-type="float" office:value="17.506666" calcext:value-type="float">
            <text:p>17.506666</text:p>
          </table:table-cell>
          <table:table-cell office:value-type="float" office:value="12.196174" calcext:value-type="float">
            <text:p>12.196174</text:p>
          </table:table-cell>
          <table:table-cell office:value-type="float" office:value="280800" calcext:value-type="float">
            <text:p>280800</text:p>
          </table:table-cell>
          <table:table-cell table:formula="of:=([.F539]-[.F538])/[.F538]" office:value-type="float" office:value="-0.0141719251227539" calcext:value-type="float">
            <text:p>-0.014171925122754</text:p>
          </table:table-cell>
          <table:table-cell table:formula="of:=[.H539]-PerAnnumRiskFreeRate/TradingDaysPerYear" office:value-type="float" office:value="-0.0143306552814841" calcext:value-type="float">
            <text:p>-0.0143306552814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16</text:p>
          </table:table-cell>
          <table:table-cell office:value-type="float" office:value="17.458332" calcext:value-type="float">
            <text:p>17.458332</text:p>
          </table:table-cell>
          <table:table-cell office:value-type="float" office:value="17.573334" calcext:value-type="float">
            <text:p>17.573334</text:p>
          </table:table-cell>
          <table:table-cell office:value-type="float" office:value="17.411667" calcext:value-type="float">
            <text:p>17.411667</text:p>
          </table:table-cell>
          <table:table-cell office:value-type="float" office:value="17.573334" calcext:value-type="float">
            <text:p>17.573334</text:p>
          </table:table-cell>
          <table:table-cell office:value-type="float" office:value="12.242622" calcext:value-type="float">
            <text:p>12.242622</text:p>
          </table:table-cell>
          <table:table-cell office:value-type="float" office:value="226800" calcext:value-type="float">
            <text:p>226800</text:p>
          </table:table-cell>
          <table:table-cell table:formula="of:=([.F540]-[.F539])/[.F539]" office:value-type="float" office:value="0.00380840745630569" calcext:value-type="float">
            <text:p>0.003808407456306</text:p>
          </table:table-cell>
          <table:table-cell table:formula="of:=[.H540]-PerAnnumRiskFreeRate/TradingDaysPerYear" office:value-type="float" office:value="0.00364967729757553" calcext:value-type="float">
            <text:p>0.0036496772975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20</text:p>
          </table:table-cell>
          <table:table-cell office:value-type="float" office:value="17.766666" calcext:value-type="float">
            <text:p>17.766666</text:p>
          </table:table-cell>
          <table:table-cell office:value-type="float" office:value="18.018333" calcext:value-type="float">
            <text:p>18.018333</text:p>
          </table:table-cell>
          <table:table-cell office:value-type="float" office:value="17.726667" calcext:value-type="float">
            <text:p>17.726667</text:p>
          </table:table-cell>
          <table:table-cell office:value-type="float" office:value="17.991667" calcext:value-type="float">
            <text:p>17.991667</text:p>
          </table:table-cell>
          <table:table-cell office:value-type="float" office:value="12.534056" calcext:value-type="float">
            <text:p>12.534056</text:p>
          </table:table-cell>
          <table:table-cell office:value-type="float" office:value="193800" calcext:value-type="float">
            <text:p>193800</text:p>
          </table:table-cell>
          <table:table-cell table:formula="of:=([.F541]-[.F540])/[.F540]" office:value-type="float" office:value="0.023804867944138" calcext:value-type="float">
            <text:p>0.023804867944138</text:p>
          </table:table-cell>
          <table:table-cell table:formula="of:=[.H541]-PerAnnumRiskFreeRate/TradingDaysPerYear" office:value-type="float" office:value="0.0236461377854079" calcext:value-type="float">
            <text:p>0.0236461377854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21</text:p>
          </table:table-cell>
          <table:table-cell office:value-type="float" office:value="18" calcext:value-type="float">
            <text:p>18</text:p>
          </table:table-cell>
          <table:table-cell office:value-type="float" office:value="18.135" calcext:value-type="float">
            <text:p>18.135</text:p>
          </table:table-cell>
          <table:table-cell office:value-type="float" office:value="17.983334" calcext:value-type="float">
            <text:p>17.983334</text:p>
          </table:table-cell>
          <table:table-cell office:value-type="float" office:value="18.105" calcext:value-type="float">
            <text:p>18.105</text:p>
          </table:table-cell>
          <table:table-cell office:value-type="float" office:value="12.613003" calcext:value-type="float">
            <text:p>12.613003</text:p>
          </table:table-cell>
          <table:table-cell office:value-type="float" office:value="174000" calcext:value-type="float">
            <text:p>174000</text:p>
          </table:table-cell>
          <table:table-cell table:formula="of:=([.F542]-[.F541])/[.F541]" office:value-type="float" office:value="0.00629859959138536" calcext:value-type="float">
            <text:p>0.006298599591385</text:p>
          </table:table-cell>
          <table:table-cell table:formula="of:=[.H542]-PerAnnumRiskFreeRate/TradingDaysPerYear" office:value-type="float" office:value="0.0061398694326552" calcext:value-type="float">
            <text:p>0.0061398694326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22</text:p>
          </table:table-cell>
          <table:table-cell table:number-columns-repeated="2" office:value-type="float" office:value="18.15" calcext:value-type="float">
            <text:p>18.15</text:p>
          </table:table-cell>
          <table:table-cell office:value-type="float" office:value="17.959999" calcext:value-type="float">
            <text:p>17.959999</text:p>
          </table:table-cell>
          <table:table-cell office:value-type="float" office:value="18.006666" calcext:value-type="float">
            <text:p>18.006666</text:p>
          </table:table-cell>
          <table:table-cell office:value-type="float" office:value="12.544502" calcext:value-type="float">
            <text:p>12.544502</text:p>
          </table:table-cell>
          <table:table-cell office:value-type="float" office:value="39000" calcext:value-type="float">
            <text:p>39000</text:p>
          </table:table-cell>
          <table:table-cell table:formula="of:=([.F543]-[.F542])/[.F542]" office:value-type="float" office:value="-0.0054309826137361" calcext:value-type="float">
            <text:p>-0.005430982613736</text:p>
          </table:table-cell>
          <table:table-cell table:formula="of:=[.H543]-PerAnnumRiskFreeRate/TradingDaysPerYear" office:value-type="float" office:value="-0.00558971277246626" calcext:value-type="float">
            <text:p>-0.0055897127724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23</text:p>
          </table:table-cell>
          <table:table-cell office:value-type="float" office:value="18.033333" calcext:value-type="float">
            <text:p>18.033333</text:p>
          </table:table-cell>
          <table:table-cell office:value-type="float" office:value="18.110001" calcext:value-type="float">
            <text:p>18.110001</text:p>
          </table:table-cell>
          <table:table-cell office:value-type="float" office:value="17.936666" calcext:value-type="float">
            <text:p>17.936666</text:p>
          </table:table-cell>
          <table:table-cell office:value-type="float" office:value="17.973333" calcext:value-type="float">
            <text:p>17.973333</text:p>
          </table:table-cell>
          <table:table-cell office:value-type="float" office:value="12.521285" calcext:value-type="float">
            <text:p>12.521285</text:p>
          </table:table-cell>
          <table:table-cell office:value-type="float" office:value="99000" calcext:value-type="float">
            <text:p>99000</text:p>
          </table:table-cell>
          <table:table-cell table:formula="of:=([.F544]-[.F543])/[.F543]" office:value-type="float" office:value="-0.00185077095926159" calcext:value-type="float">
            <text:p>-0.001850770959262</text:p>
          </table:table-cell>
          <table:table-cell table:formula="of:=[.H544]-PerAnnumRiskFreeRate/TradingDaysPerYear" office:value-type="float" office:value="-0.00200950111799175" calcext:value-type="float">
            <text:p>-0.0020095011179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26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8.053333" calcext:value-type="float">
            <text:p>18.053333</text:p>
          </table:table-cell>
          <table:table-cell office:value-type="float" office:value="17.886667" calcext:value-type="float">
            <text:p>17.886667</text:p>
          </table:table-cell>
          <table:table-cell office:value-type="float" office:value="18.053333" calcext:value-type="float">
            <text:p>18.053333</text:p>
          </table:table-cell>
          <table:table-cell office:value-type="float" office:value="12.577013" calcext:value-type="float">
            <text:p>12.577013</text:p>
          </table:table-cell>
          <table:table-cell office:value-type="float" office:value="163200" calcext:value-type="float">
            <text:p>163200</text:p>
          </table:table-cell>
          <table:table-cell table:formula="of:=([.F545]-[.F544])/[.F544]" office:value-type="float" office:value="0.00445066141374469" calcext:value-type="float">
            <text:p>0.004450661413745</text:p>
          </table:table-cell>
          <table:table-cell table:formula="of:=[.H545]-PerAnnumRiskFreeRate/TradingDaysPerYear" office:value-type="float" office:value="0.00429193125501453" calcext:value-type="float">
            <text:p>0.0042919312550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27</text:p>
          </table:table-cell>
          <table:table-cell office:value-type="float" office:value="18.083332" calcext:value-type="float">
            <text:p>18.083332</text:p>
          </table:table-cell>
          <table:table-cell office:value-type="float" office:value="18.126667" calcext:value-type="float">
            <text:p>18.126667</text:p>
          </table:table-cell>
          <table:table-cell office:value-type="float" office:value="18.001667" calcext:value-type="float">
            <text:p>18.001667</text:p>
          </table:table-cell>
          <table:table-cell office:value-type="float" office:value="18.033333" calcext:value-type="float">
            <text:p>18.033333</text:p>
          </table:table-cell>
          <table:table-cell office:value-type="float" office:value="12.563086" calcext:value-type="float">
            <text:p>12.563086</text:p>
          </table:table-cell>
          <table:table-cell office:value-type="float" office:value="99000" calcext:value-type="float">
            <text:p>99000</text:p>
          </table:table-cell>
          <table:table-cell table:formula="of:=([.F546]-[.F545])/[.F545]" office:value-type="float" office:value="-0.00110733764845442" calcext:value-type="float">
            <text:p>-0.001107337648454</text:p>
          </table:table-cell>
          <table:table-cell table:formula="of:=[.H546]-PerAnnumRiskFreeRate/TradingDaysPerYear" office:value-type="float" office:value="-0.00126606780718458" calcext:value-type="float">
            <text:p>-0.0012660678071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28</text:p>
          </table:table-cell>
          <table:table-cell office:value-type="float" office:value="18" calcext:value-type="float">
            <text:p>18</text:p>
          </table:table-cell>
          <table:table-cell office:value-type="float" office:value="18.049999" calcext:value-type="float">
            <text:p>18.049999</text:p>
          </table:table-cell>
          <table:table-cell office:value-type="float" office:value="17.681667" calcext:value-type="float">
            <text:p>17.681667</text:p>
          </table:table-cell>
          <table:table-cell office:value-type="float" office:value="17.741667" calcext:value-type="float">
            <text:p>17.741667</text:p>
          </table:table-cell>
          <table:table-cell office:value-type="float" office:value="12.359891" calcext:value-type="float">
            <text:p>12.359891</text:p>
          </table:table-cell>
          <table:table-cell office:value-type="float" office:value="67800" calcext:value-type="float">
            <text:p>67800</text:p>
          </table:table-cell>
          <table:table-cell table:formula="of:=([.F547]-[.F546])/[.F546]" office:value-type="float" office:value="-0.0161739719046738" calcext:value-type="float">
            <text:p>-0.016173971904674</text:p>
          </table:table-cell>
          <table:table-cell table:formula="of:=[.H547]-PerAnnumRiskFreeRate/TradingDaysPerYear" office:value-type="float" office:value="-0.016332702063404" calcext:value-type="float">
            <text:p>-0.0163327020634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29</text:p>
          </table:table-cell>
          <table:table-cell table:number-columns-repeated="2" office:value-type="float" office:value="17.783333" calcext:value-type="float">
            <text:p>17.783333</text:p>
          </table:table-cell>
          <table:table-cell office:value-type="float" office:value="17.424999" calcext:value-type="float">
            <text:p>17.424999</text:p>
          </table:table-cell>
          <table:table-cell office:value-type="float" office:value="17.511667" calcext:value-type="float">
            <text:p>17.511667</text:p>
          </table:table-cell>
          <table:table-cell office:value-type="float" office:value="12.19966" calcext:value-type="float">
            <text:p>12.19966</text:p>
          </table:table-cell>
          <table:table-cell office:value-type="float" office:value="83400" calcext:value-type="float">
            <text:p>83400</text:p>
          </table:table-cell>
          <table:table-cell table:formula="of:=([.F548]-[.F547])/[.F547]" office:value-type="float" office:value="-0.0129637874638215" calcext:value-type="float">
            <text:p>-0.012963787463822</text:p>
          </table:table-cell>
          <table:table-cell table:formula="of:=[.H548]-PerAnnumRiskFreeRate/TradingDaysPerYear" office:value-type="float" office:value="-0.0131225176225516" calcext:value-type="float">
            <text:p>-0.0131225176225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1-30</text:p>
          </table:table-cell>
          <table:table-cell table:number-columns-repeated="2" office:value-type="float" office:value="17.516666" calcext:value-type="float">
            <text:p>17.516666</text:p>
          </table:table-cell>
          <table:table-cell office:value-type="float" office:value="17.389999" calcext:value-type="float">
            <text:p>17.389999</text:p>
          </table:table-cell>
          <table:table-cell office:value-type="float" office:value="17.496668" calcext:value-type="float">
            <text:p>17.496668</text:p>
          </table:table-cell>
          <table:table-cell office:value-type="float" office:value="12.189213" calcext:value-type="float">
            <text:p>12.189213</text:p>
          </table:table-cell>
          <table:table-cell office:value-type="float" office:value="189600" calcext:value-type="float">
            <text:p>189600</text:p>
          </table:table-cell>
          <table:table-cell table:formula="of:=([.F549]-[.F548])/[.F548]" office:value-type="float" office:value="-0.000856335340493031" calcext:value-type="float">
            <text:p>-0.000856335340493</text:p>
          </table:table-cell>
          <table:table-cell table:formula="of:=[.H549]-PerAnnumRiskFreeRate/TradingDaysPerYear" office:value-type="float" office:value="-0.00101506549922319" calcext:value-type="float">
            <text:p>-0.0010150654992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02</text:p>
          </table:table-cell>
          <table:table-cell office:value-type="float" office:value="17.466667" calcext:value-type="float">
            <text:p>17.466667</text:p>
          </table:table-cell>
          <table:table-cell office:value-type="float" office:value="17.6" calcext:value-type="float">
            <text:p>17.6</text:p>
          </table:table-cell>
          <table:table-cell office:value-type="float" office:value="17.348333" calcext:value-type="float">
            <text:p>17.348333</text:p>
          </table:table-cell>
          <table:table-cell office:value-type="float" office:value="17.511667" calcext:value-type="float">
            <text:p>17.511667</text:p>
          </table:table-cell>
          <table:table-cell office:value-type="float" office:value="12.19966" calcext:value-type="float">
            <text:p>12.19966</text:p>
          </table:table-cell>
          <table:table-cell office:value-type="float" office:value="175200" calcext:value-type="float">
            <text:p>175200</text:p>
          </table:table-cell>
          <table:table-cell table:formula="of:=([.F550]-[.F549])/[.F549]" office:value-type="float" office:value="0.000857069279206066" calcext:value-type="float">
            <text:p>0.000857069279206</text:p>
          </table:table-cell>
          <table:table-cell table:formula="of:=[.H550]-PerAnnumRiskFreeRate/TradingDaysPerYear" office:value-type="float" office:value="0.000698339120475907" calcext:value-type="float">
            <text:p>0.0006983391204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03</text:p>
          </table:table-cell>
          <table:table-cell office:value-type="float" office:value="17.533333" calcext:value-type="float">
            <text:p>17.533333</text:p>
          </table:table-cell>
          <table:table-cell office:value-type="float" office:value="17.578333" calcext:value-type="float">
            <text:p>17.578333</text:p>
          </table:table-cell>
          <table:table-cell office:value-type="float" office:value="17.450001" calcext:value-type="float">
            <text:p>17.450001</text:p>
          </table:table-cell>
          <table:table-cell office:value-type="float" office:value="17.553333" calcext:value-type="float">
            <text:p>17.553333</text:p>
          </table:table-cell>
          <table:table-cell office:value-type="float" office:value="12.228689" calcext:value-type="float">
            <text:p>12.228689</text:p>
          </table:table-cell>
          <table:table-cell office:value-type="float" office:value="91200" calcext:value-type="float">
            <text:p>91200</text:p>
          </table:table-cell>
          <table:table-cell table:formula="of:=([.F551]-[.F550])/[.F550]" office:value-type="float" office:value="0.00237949254323477" calcext:value-type="float">
            <text:p>0.002379492543235</text:p>
          </table:table-cell>
          <table:table-cell table:formula="of:=[.H551]-PerAnnumRiskFreeRate/TradingDaysPerYear" office:value-type="float" office:value="0.00222076238450461" calcext:value-type="float">
            <text:p>0.0022207623845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04</text:p>
          </table:table-cell>
          <table:table-cell table:number-columns-repeated="2" office:value-type="float" office:value="17.508333" calcext:value-type="float">
            <text:p>17.508333</text:p>
          </table:table-cell>
          <table:table-cell office:value-type="float" office:value="17.311666" calcext:value-type="float">
            <text:p>17.311666</text:p>
          </table:table-cell>
          <table:table-cell office:value-type="float" office:value="17.331667" calcext:value-type="float">
            <text:p>17.331667</text:p>
          </table:table-cell>
          <table:table-cell office:value-type="float" office:value="12.074261" calcext:value-type="float">
            <text:p>12.074261</text:p>
          </table:table-cell>
          <table:table-cell office:value-type="float" office:value="87600" calcext:value-type="float">
            <text:p>87600</text:p>
          </table:table-cell>
          <table:table-cell table:formula="of:=([.F552]-[.F551])/[.F551]" office:value-type="float" office:value="-0.0126283365289607" calcext:value-type="float">
            <text:p>-0.012628336528961</text:p>
          </table:table-cell>
          <table:table-cell table:formula="of:=[.H552]-PerAnnumRiskFreeRate/TradingDaysPerYear" office:value-type="float" office:value="-0.0127870666876908" calcext:value-type="float">
            <text:p>-0.0127870666876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05</text:p>
          </table:table-cell>
          <table:table-cell office:value-type="float" office:value="17.316668" calcext:value-type="float">
            <text:p>17.316668</text:p>
          </table:table-cell>
          <table:table-cell office:value-type="float" office:value="17.368334" calcext:value-type="float">
            <text:p>17.368334</text:p>
          </table:table-cell>
          <table:table-cell office:value-type="float" office:value="17.190001" calcext:value-type="float">
            <text:p>17.190001</text:p>
          </table:table-cell>
          <table:table-cell office:value-type="float" office:value="17.271667" calcext:value-type="float">
            <text:p>17.271667</text:p>
          </table:table-cell>
          <table:table-cell office:value-type="float" office:value="12.032457" calcext:value-type="float">
            <text:p>12.032457</text:p>
          </table:table-cell>
          <table:table-cell office:value-type="float" office:value="69000" calcext:value-type="float">
            <text:p>69000</text:p>
          </table:table-cell>
          <table:table-cell table:formula="of:=([.F553]-[.F552])/[.F552]" office:value-type="float" office:value="-0.00346224087751615" calcext:value-type="float">
            <text:p>-0.003462240877516</text:p>
          </table:table-cell>
          <table:table-cell table:formula="of:=[.H553]-PerAnnumRiskFreeRate/TradingDaysPerYear" office:value-type="float" office:value="-0.00362097103624631" calcext:value-type="float">
            <text:p>-0.0036209710362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06</text:p>
          </table:table-cell>
          <table:table-cell office:value-type="float" office:value="17.325001" calcext:value-type="float">
            <text:p>17.325001</text:p>
          </table:table-cell>
          <table:table-cell office:value-type="float" office:value="17.448334" calcext:value-type="float">
            <text:p>17.448334</text:p>
          </table:table-cell>
          <table:table-cell office:value-type="float" office:value="17.26" calcext:value-type="float">
            <text:p>17.26</text:p>
          </table:table-cell>
          <table:table-cell office:value-type="float" office:value="17.436666" calcext:value-type="float">
            <text:p>17.436666</text:p>
          </table:table-cell>
          <table:table-cell office:value-type="float" office:value="12.147408" calcext:value-type="float">
            <text:p>12.147408</text:p>
          </table:table-cell>
          <table:table-cell office:value-type="float" office:value="51000" calcext:value-type="float">
            <text:p>51000</text:p>
          </table:table-cell>
          <table:table-cell table:formula="of:=([.F554]-[.F553])/[.F553]" office:value-type="float" office:value="0.0095534104131849" calcext:value-type="float">
            <text:p>0.009553410413185</text:p>
          </table:table-cell>
          <table:table-cell table:formula="of:=[.H554]-PerAnnumRiskFreeRate/TradingDaysPerYear" office:value-type="float" office:value="0.00939468025445474" calcext:value-type="float">
            <text:p>0.0093946802544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09</text:p>
          </table:table-cell>
          <table:table-cell office:value-type="float" office:value="17.635" calcext:value-type="float">
            <text:p>17.635</text:p>
          </table:table-cell>
          <table:table-cell office:value-type="float" office:value="17.736668" calcext:value-type="float">
            <text:p>17.736668</text:p>
          </table:table-cell>
          <table:table-cell office:value-type="float" office:value="17.635" calcext:value-type="float">
            <text:p>17.635</text:p>
          </table:table-cell>
          <table:table-cell office:value-type="float" office:value="17.690001" calcext:value-type="float">
            <text:p>17.690001</text:p>
          </table:table-cell>
          <table:table-cell office:value-type="float" office:value="12.323895" calcext:value-type="float">
            <text:p>12.323895</text:p>
          </table:table-cell>
          <table:table-cell office:value-type="float" office:value="139200" calcext:value-type="float">
            <text:p>139200</text:p>
          </table:table-cell>
          <table:table-cell table:formula="of:=([.F555]-[.F554])/[.F554]" office:value-type="float" office:value="0.0145287784850892" calcext:value-type="float">
            <text:p>0.014528778485089</text:p>
          </table:table-cell>
          <table:table-cell table:formula="of:=[.H555]-PerAnnumRiskFreeRate/TradingDaysPerYear" office:value-type="float" office:value="0.014370048326359" calcext:value-type="float">
            <text:p>0.0143700483263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10</text:p>
          </table:table-cell>
          <table:table-cell office:value-type="float" office:value="17.725" calcext:value-type="float">
            <text:p>17.725</text:p>
          </table:table-cell>
          <table:table-cell office:value-type="float" office:value="17.9" calcext:value-type="float">
            <text:p>17.9</text:p>
          </table:table-cell>
          <table:table-cell office:value-type="float" office:value="17.683332" calcext:value-type="float">
            <text:p>17.683332</text:p>
          </table:table-cell>
          <table:table-cell office:value-type="float" office:value="17.873333" calcext:value-type="float">
            <text:p>17.873333</text:p>
          </table:table-cell>
          <table:table-cell office:value-type="float" office:value="12.451613" calcext:value-type="float">
            <text:p>12.451613</text:p>
          </table:table-cell>
          <table:table-cell office:value-type="float" office:value="199800" calcext:value-type="float">
            <text:p>199800</text:p>
          </table:table-cell>
          <table:table-cell table:formula="of:=([.F556]-[.F555])/[.F555]" office:value-type="float" office:value="0.0103634443493717" calcext:value-type="float">
            <text:p>0.010363444349372</text:p>
          </table:table-cell>
          <table:table-cell table:formula="of:=[.H556]-PerAnnumRiskFreeRate/TradingDaysPerYear" office:value-type="float" office:value="0.0102047141906415" calcext:value-type="float">
            <text:p>0.0102047141906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11</text:p>
          </table:table-cell>
          <table:table-cell office:value-type="float" office:value="17.883333" calcext:value-type="float">
            <text:p>17.883333</text:p>
          </table:table-cell>
          <table:table-cell office:value-type="float" office:value="18.153334" calcext:value-type="float">
            <text:p>18.153334</text:p>
          </table:table-cell>
          <table:table-cell office:value-type="float" office:value="17.85" calcext:value-type="float">
            <text:p>17.85</text:p>
          </table:table-cell>
          <table:table-cell office:value-type="float" office:value="18.116667" calcext:value-type="float">
            <text:p>18.116667</text:p>
          </table:table-cell>
          <table:table-cell office:value-type="float" office:value="12.621134" calcext:value-type="float">
            <text:p>12.621134</text:p>
          </table:table-cell>
          <table:table-cell office:value-type="float" office:value="120000" calcext:value-type="float">
            <text:p>120000</text:p>
          </table:table-cell>
          <table:table-cell table:formula="of:=([.F557]-[.F556])/[.F556]" office:value-type="float" office:value="0.0136143807232043" calcext:value-type="float">
            <text:p>0.013614380723204</text:p>
          </table:table-cell>
          <table:table-cell table:formula="of:=[.H557]-PerAnnumRiskFreeRate/TradingDaysPerYear" office:value-type="float" office:value="0.0134556505644741" calcext:value-type="float">
            <text:p>0.0134556505644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12</text:p>
          </table:table-cell>
          <table:table-cell office:value-type="float" office:value="18.116667" calcext:value-type="float">
            <text:p>18.116667</text:p>
          </table:table-cell>
          <table:table-cell office:value-type="float" office:value="18.218332" calcext:value-type="float">
            <text:p>18.218332</text:p>
          </table:table-cell>
          <table:table-cell office:value-type="float" office:value="18.075001" calcext:value-type="float">
            <text:p>18.075001</text:p>
          </table:table-cell>
          <table:table-cell office:value-type="float" office:value="18.133333" calcext:value-type="float">
            <text:p>18.133333</text:p>
          </table:table-cell>
          <table:table-cell office:value-type="float" office:value="12.632747" calcext:value-type="float">
            <text:p>12.632747</text:p>
          </table:table-cell>
          <table:table-cell office:value-type="float" office:value="129000" calcext:value-type="float">
            <text:p>129000</text:p>
          </table:table-cell>
          <table:table-cell table:formula="of:=([.F558]-[.F557])/[.F557]" office:value-type="float" office:value="0.000920123342324116" calcext:value-type="float">
            <text:p>0.000920123342324</text:p>
          </table:table-cell>
          <table:table-cell table:formula="of:=[.H558]-PerAnnumRiskFreeRate/TradingDaysPerYear" office:value-type="float" office:value="0.000761393183593957" calcext:value-type="float">
            <text:p>0.0007613931835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13</text:p>
          </table:table-cell>
          <table:table-cell table:number-columns-repeated="2" office:value-type="float" office:value="18.166668" calcext:value-type="float">
            <text:p>18.166668</text:p>
          </table:table-cell>
          <table:table-cell office:value-type="float" office:value="17.991667" calcext:value-type="float">
            <text:p>17.991667</text:p>
          </table:table-cell>
          <table:table-cell office:value-type="float" office:value="18.071667" calcext:value-type="float">
            <text:p>18.071667</text:p>
          </table:table-cell>
          <table:table-cell office:value-type="float" office:value="12.589791" calcext:value-type="float">
            <text:p>12.589791</text:p>
          </table:table-cell>
          <table:table-cell office:value-type="float" office:value="171000" calcext:value-type="float">
            <text:p>171000</text:p>
          </table:table-cell>
          <table:table-cell table:formula="of:=([.F559]-[.F558])/[.F558]" office:value-type="float" office:value="-0.00340036889838768" calcext:value-type="float">
            <text:p>-0.003400368898388</text:p>
          </table:table-cell>
          <table:table-cell table:formula="of:=[.H559]-PerAnnumRiskFreeRate/TradingDaysPerYear" office:value-type="float" office:value="-0.00355909905711783" calcext:value-type="float">
            <text:p>-0.0035590990571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17</text:p>
          </table:table-cell>
          <table:table-cell office:value-type="float" office:value="18.233334" calcext:value-type="float">
            <text:p>18.233334</text:p>
          </table:table-cell>
          <table:table-cell office:value-type="float" office:value="18.296667" calcext:value-type="float">
            <text:p>18.296667</text:p>
          </table:table-cell>
          <table:table-cell office:value-type="float" office:value="18.228333" calcext:value-type="float">
            <text:p>18.228333</text:p>
          </table:table-cell>
          <table:table-cell office:value-type="float" office:value="18.286667" calcext:value-type="float">
            <text:p>18.286667</text:p>
          </table:table-cell>
          <table:table-cell office:value-type="float" office:value="12.739572" calcext:value-type="float">
            <text:p>12.739572</text:p>
          </table:table-cell>
          <table:table-cell office:value-type="float" office:value="194400" calcext:value-type="float">
            <text:p>194400</text:p>
          </table:table-cell>
          <table:table-cell table:formula="of:=([.F560]-[.F559])/[.F559]" office:value-type="float" office:value="0.0118970203715058" calcext:value-type="float">
            <text:p>0.011897020371506</text:p>
          </table:table-cell>
          <table:table-cell table:formula="of:=[.H560]-PerAnnumRiskFreeRate/TradingDaysPerYear" office:value-type="float" office:value="0.0117382902127757" calcext:value-type="float">
            <text:p>0.0117382902127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18</text:p>
          </table:table-cell>
          <table:table-cell table:number-columns-repeated="2" office:value-type="float" office:value="18.316668" calcext:value-type="float">
            <text:p>18.316668</text:p>
          </table:table-cell>
          <table:table-cell table:number-columns-repeated="2" office:value-type="float" office:value="18.011667" calcext:value-type="float">
            <text:p>18.011667</text:p>
          </table:table-cell>
          <table:table-cell office:value-type="float" office:value="12.547989" calcext:value-type="float">
            <text:p>12.547989</text:p>
          </table:table-cell>
          <table:table-cell office:value-type="float" office:value="100200" calcext:value-type="float">
            <text:p>100200</text:p>
          </table:table-cell>
          <table:table-cell table:formula="of:=([.F561]-[.F560])/[.F560]" office:value-type="float" office:value="-0.0150384173031874" calcext:value-type="float">
            <text:p>-0.015038417303187</text:p>
          </table:table-cell>
          <table:table-cell table:formula="of:=[.H561]-PerAnnumRiskFreeRate/TradingDaysPerYear" office:value-type="float" office:value="-0.0151971474619175" calcext:value-type="float">
            <text:p>-0.0151971474619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19</text:p>
          </table:table-cell>
          <table:table-cell office:value-type="float" office:value="18.125" calcext:value-type="float">
            <text:p>18.125</text:p>
          </table:table-cell>
          <table:table-cell office:value-type="float" office:value="18.186666" calcext:value-type="float">
            <text:p>18.186666</text:p>
          </table:table-cell>
          <table:table-cell office:value-type="float" office:value="18.026667" calcext:value-type="float">
            <text:p>18.026667</text:p>
          </table:table-cell>
          <table:table-cell office:value-type="float" office:value="18.108334" calcext:value-type="float">
            <text:p>18.108334</text:p>
          </table:table-cell>
          <table:table-cell office:value-type="float" office:value="12.615332" calcext:value-type="float">
            <text:p>12.615332</text:p>
          </table:table-cell>
          <table:table-cell office:value-type="float" office:value="141000" calcext:value-type="float">
            <text:p>141000</text:p>
          </table:table-cell>
          <table:table-cell table:formula="of:=([.F562]-[.F561])/[.F561]" office:value-type="float" office:value="0.0053668360722982" calcext:value-type="float">
            <text:p>0.005366836072298</text:p>
          </table:table-cell>
          <table:table-cell table:formula="of:=[.H562]-PerAnnumRiskFreeRate/TradingDaysPerYear" office:value-type="float" office:value="0.00520810591356804" calcext:value-type="float">
            <text:p>0.0052081059135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20</text:p>
          </table:table-cell>
          <table:table-cell table:number-columns-repeated="2" office:value-type="float" office:value="18.158333" calcext:value-type="float">
            <text:p>18.158333</text:p>
          </table:table-cell>
          <table:table-cell office:value-type="float" office:value="17.868334" calcext:value-type="float">
            <text:p>17.868334</text:p>
          </table:table-cell>
          <table:table-cell office:value-type="float" office:value="18.01" calcext:value-type="float">
            <text:p>18.01</text:p>
          </table:table-cell>
          <table:table-cell office:value-type="float" office:value="12.546824" calcext:value-type="float">
            <text:p>12.546824</text:p>
          </table:table-cell>
          <table:table-cell office:value-type="float" office:value="184800" calcext:value-type="float">
            <text:p>184800</text:p>
          </table:table-cell>
          <table:table-cell table:formula="of:=([.F563]-[.F562])/[.F562]" office:value-type="float" office:value="-0.00543053484442578" calcext:value-type="float">
            <text:p>-0.005430534844426</text:p>
          </table:table-cell>
          <table:table-cell table:formula="of:=[.H563]-PerAnnumRiskFreeRate/TradingDaysPerYear" office:value-type="float" office:value="-0.00558926500315594" calcext:value-type="float">
            <text:p>-0.0055892650031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23</text:p>
          </table:table-cell>
          <table:table-cell office:value-type="float" office:value="18.058332" calcext:value-type="float">
            <text:p>18.058332</text:p>
          </table:table-cell>
          <table:table-cell office:value-type="float" office:value="18.076668" calcext:value-type="float">
            <text:p>18.076668</text:p>
          </table:table-cell>
          <table:table-cell office:value-type="float" office:value="18.001667" calcext:value-type="float">
            <text:p>18.001667</text:p>
          </table:table-cell>
          <table:table-cell office:value-type="float" office:value="18.038334" calcext:value-type="float">
            <text:p>18.038334</text:p>
          </table:table-cell>
          <table:table-cell office:value-type="float" office:value="12.566567" calcext:value-type="float">
            <text:p>12.566567</text:p>
          </table:table-cell>
          <table:table-cell office:value-type="float" office:value="105600" calcext:value-type="float">
            <text:p>105600</text:p>
          </table:table-cell>
          <table:table-cell table:formula="of:=([.F564]-[.F563])/[.F563]" office:value-type="float" office:value="0.0015735456239761" calcext:value-type="float">
            <text:p>0.001573545623976</text:p>
          </table:table-cell>
          <table:table-cell table:formula="of:=[.H564]-PerAnnumRiskFreeRate/TradingDaysPerYear" office:value-type="float" office:value="0.00141481546524594" calcext:value-type="float">
            <text:p>0.0014148154652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24</text:p>
          </table:table-cell>
          <table:table-cell office:value-type="float" office:value="18.014999" calcext:value-type="float">
            <text:p>18.014999</text:p>
          </table:table-cell>
          <table:table-cell office:value-type="float" office:value="18.188334" calcext:value-type="float">
            <text:p>18.188334</text:p>
          </table:table-cell>
          <table:table-cell office:value-type="float" office:value="18.014999" calcext:value-type="float">
            <text:p>18.014999</text:p>
          </table:table-cell>
          <table:table-cell office:value-type="float" office:value="18.145" calcext:value-type="float">
            <text:p>18.145</text:p>
          </table:table-cell>
          <table:table-cell office:value-type="float" office:value="12.640877" calcext:value-type="float">
            <text:p>12.640877</text:p>
          </table:table-cell>
          <table:table-cell office:value-type="float" office:value="63000" calcext:value-type="float">
            <text:p>63000</text:p>
          </table:table-cell>
          <table:table-cell table:formula="of:=([.F565]-[.F564])/[.F564]" office:value-type="float" office:value="0.00591330949813108" calcext:value-type="float">
            <text:p>0.005913309498131</text:p>
          </table:table-cell>
          <table:table-cell table:formula="of:=[.H565]-PerAnnumRiskFreeRate/TradingDaysPerYear" office:value-type="float" office:value="0.00575457933940092" calcext:value-type="float">
            <text:p>0.0057545793394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25</text:p>
          </table:table-cell>
          <table:table-cell office:value-type="float" office:value="18.145" calcext:value-type="float">
            <text:p>18.145</text:p>
          </table:table-cell>
          <table:table-cell office:value-type="float" office:value="18.23" calcext:value-type="float">
            <text:p>18.23</text:p>
          </table:table-cell>
          <table:table-cell office:value-type="float" office:value="18.123333" calcext:value-type="float">
            <text:p>18.123333</text:p>
          </table:table-cell>
          <table:table-cell office:value-type="float" office:value="18.225" calcext:value-type="float">
            <text:p>18.225</text:p>
          </table:table-cell>
          <table:table-cell office:value-type="float" office:value="12.696609" calcext:value-type="float">
            <text:p>12.696609</text:p>
          </table:table-cell>
          <table:table-cell office:value-type="float" office:value="150000" calcext:value-type="float">
            <text:p>150000</text:p>
          </table:table-cell>
          <table:table-cell table:formula="of:=([.F566]-[.F565])/[.F565]" office:value-type="float" office:value="0.00440887131486216" calcext:value-type="float">
            <text:p>0.004408871314862</text:p>
          </table:table-cell>
          <table:table-cell table:formula="of:=[.H566]-PerAnnumRiskFreeRate/TradingDaysPerYear" office:value-type="float" office:value="0.004250141156132" calcext:value-type="float">
            <text:p>0.0042501411561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26</text:p>
          </table:table-cell>
          <table:table-cell office:value-type="float" office:value="18.233334" calcext:value-type="float">
            <text:p>18.233334</text:p>
          </table:table-cell>
          <table:table-cell office:value-type="float" office:value="18.356667" calcext:value-type="float">
            <text:p>18.356667</text:p>
          </table:table-cell>
          <table:table-cell office:value-type="float" office:value="18.166668" calcext:value-type="float">
            <text:p>18.166668</text:p>
          </table:table-cell>
          <table:table-cell office:value-type="float" office:value="18.333332" calcext:value-type="float">
            <text:p>18.333332</text:p>
          </table:table-cell>
          <table:table-cell office:value-type="float" office:value="12.772081" calcext:value-type="float">
            <text:p>12.772081</text:p>
          </table:table-cell>
          <table:table-cell office:value-type="float" office:value="178200" calcext:value-type="float">
            <text:p>178200</text:p>
          </table:table-cell>
          <table:table-cell table:formula="of:=([.F567]-[.F566])/[.F566]" office:value-type="float" office:value="0.00594426433073583" calcext:value-type="float">
            <text:p>0.005944264330736</text:p>
          </table:table-cell>
          <table:table-cell table:formula="of:=[.H567]-PerAnnumRiskFreeRate/TradingDaysPerYear" office:value-type="float" office:value="0.00578553417200567" calcext:value-type="float">
            <text:p>0.0057855341720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2-27</text:p>
          </table:table-cell>
          <table:table-cell office:value-type="float" office:value="18.375" calcext:value-type="float">
            <text:p>18.375</text:p>
          </table:table-cell>
          <table:table-cell office:value-type="float" office:value="18.498333" calcext:value-type="float">
            <text:p>18.498333</text:p>
          </table:table-cell>
          <table:table-cell office:value-type="float" office:value="18.333332" calcext:value-type="float">
            <text:p>18.333332</text:p>
          </table:table-cell>
          <table:table-cell office:value-type="float" office:value="18.468332" calcext:value-type="float">
            <text:p>18.468332</text:p>
          </table:table-cell>
          <table:table-cell office:value-type="float" office:value="12.866128" calcext:value-type="float">
            <text:p>12.866128</text:p>
          </table:table-cell>
          <table:table-cell office:value-type="float" office:value="71400" calcext:value-type="float">
            <text:p>71400</text:p>
          </table:table-cell>
          <table:table-cell table:formula="of:=([.F568]-[.F567])/[.F567]" office:value-type="float" office:value="0.00736348289679652" calcext:value-type="float">
            <text:p>0.007363482896797</text:p>
          </table:table-cell>
          <table:table-cell table:formula="of:=[.H568]-PerAnnumRiskFreeRate/TradingDaysPerYear" office:value-type="float" office:value="0.00720475273806636" calcext:value-type="float">
            <text:p>0.0072047527380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01</text:p>
          </table:table-cell>
          <table:table-cell office:value-type="float" office:value="18.558332" calcext:value-type="float">
            <text:p>18.558332</text:p>
          </table:table-cell>
          <table:table-cell office:value-type="float" office:value="18.855" calcext:value-type="float">
            <text:p>18.855</text:p>
          </table:table-cell>
          <table:table-cell office:value-type="float" office:value="18.558332" calcext:value-type="float">
            <text:p>18.558332</text:p>
          </table:table-cell>
          <table:table-cell office:value-type="float" office:value="18.841667" calcext:value-type="float">
            <text:p>18.841667</text:p>
          </table:table-cell>
          <table:table-cell office:value-type="float" office:value="13.12622" calcext:value-type="float">
            <text:p>13.12622</text:p>
          </table:table-cell>
          <table:table-cell office:value-type="float" office:value="355200" calcext:value-type="float">
            <text:p>355200</text:p>
          </table:table-cell>
          <table:table-cell table:formula="of:=([.F569]-[.F568])/[.F568]" office:value-type="float" office:value="0.0202152504622992" calcext:value-type="float">
            <text:p>0.020215250462299</text:p>
          </table:table-cell>
          <table:table-cell table:formula="of:=[.H569]-PerAnnumRiskFreeRate/TradingDaysPerYear" office:value-type="float" office:value="0.020056520303569" calcext:value-type="float">
            <text:p>0.0200565203035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02</text:p>
          </table:table-cell>
          <table:table-cell office:value-type="float" office:value="18.841667" calcext:value-type="float">
            <text:p>18.841667</text:p>
          </table:table-cell>
          <table:table-cell office:value-type="float" office:value="18.853333" calcext:value-type="float">
            <text:p>18.853333</text:p>
          </table:table-cell>
          <table:table-cell office:value-type="float" office:value="18.620001" calcext:value-type="float">
            <text:p>18.620001</text:p>
          </table:table-cell>
          <table:table-cell office:value-type="float" office:value="18.639999" calcext:value-type="float">
            <text:p>18.639999</text:p>
          </table:table-cell>
          <table:table-cell office:value-type="float" office:value="12.985721" calcext:value-type="float">
            <text:p>12.985721</text:p>
          </table:table-cell>
          <table:table-cell office:value-type="float" office:value="128400" calcext:value-type="float">
            <text:p>128400</text:p>
          </table:table-cell>
          <table:table-cell table:formula="of:=([.F570]-[.F569])/[.F569]" office:value-type="float" office:value="-0.0107036907807427" calcext:value-type="float">
            <text:p>-0.010703690780743</text:p>
          </table:table-cell>
          <table:table-cell table:formula="of:=[.H570]-PerAnnumRiskFreeRate/TradingDaysPerYear" office:value-type="float" office:value="-0.0108624209394728" calcext:value-type="float">
            <text:p>-0.0108624209394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03</text:p>
          </table:table-cell>
          <table:table-cell office:value-type="float" office:value="18.566668" calcext:value-type="float">
            <text:p>18.566668</text:p>
          </table:table-cell>
          <table:table-cell office:value-type="float" office:value="18.639999" calcext:value-type="float">
            <text:p>18.639999</text:p>
          </table:table-cell>
          <table:table-cell office:value-type="float" office:value="18.42" calcext:value-type="float">
            <text:p>18.42</text:p>
          </table:table-cell>
          <table:table-cell office:value-type="float" office:value="18.620001" calcext:value-type="float">
            <text:p>18.620001</text:p>
          </table:table-cell>
          <table:table-cell office:value-type="float" office:value="12.971795" calcext:value-type="float">
            <text:p>12.971795</text:p>
          </table:table-cell>
          <table:table-cell office:value-type="float" office:value="136800" calcext:value-type="float">
            <text:p>136800</text:p>
          </table:table-cell>
          <table:table-cell table:formula="of:=([.F571]-[.F570])/[.F570]" office:value-type="float" office:value="-0.00107240868643333" calcext:value-type="float">
            <text:p>-0.001072408686433</text:p>
          </table:table-cell>
          <table:table-cell table:formula="of:=[.H571]-PerAnnumRiskFreeRate/TradingDaysPerYear" office:value-type="float" office:value="-0.00123113884516349" calcext:value-type="float">
            <text:p>-0.0012311388451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04</text:p>
          </table:table-cell>
          <table:table-cell office:value-type="float" office:value="18.591667" calcext:value-type="float">
            <text:p>18.591667</text:p>
          </table:table-cell>
          <table:table-cell office:value-type="float" office:value="18.621668" calcext:value-type="float">
            <text:p>18.621668</text:p>
          </table:table-cell>
          <table:table-cell office:value-type="float" office:value="18.5" calcext:value-type="float">
            <text:p>18.5</text:p>
          </table:table-cell>
          <table:table-cell office:value-type="float" office:value="18.583332" calcext:value-type="float">
            <text:p>18.583332</text:p>
          </table:table-cell>
          <table:table-cell office:value-type="float" office:value="12.946244" calcext:value-type="float">
            <text:p>12.946244</text:p>
          </table:table-cell>
          <table:table-cell office:value-type="float" office:value="84600" calcext:value-type="float">
            <text:p>84600</text:p>
          </table:table-cell>
          <table:table-cell table:formula="of:=([.F572]-[.F571])/[.F571]" office:value-type="float" office:value="-0.00196973510605125" calcext:value-type="float">
            <text:p>-0.001969735106051</text:p>
          </table:table-cell>
          <table:table-cell table:formula="of:=[.H572]-PerAnnumRiskFreeRate/TradingDaysPerYear" office:value-type="float" office:value="-0.00212846526478141" calcext:value-type="float">
            <text:p>-0.0021284652647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05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8.833332" calcext:value-type="float">
            <text:p>18.833332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8.796667" calcext:value-type="float">
            <text:p>18.796667</text:p>
          </table:table-cell>
          <table:table-cell office:value-type="float" office:value="13.094866" calcext:value-type="float">
            <text:p>13.094866</text:p>
          </table:table-cell>
          <table:table-cell office:value-type="float" office:value="159600" calcext:value-type="float">
            <text:p>159600</text:p>
          </table:table-cell>
          <table:table-cell table:formula="of:=([.F573]-[.F572])/[.F572]" office:value-type="float" office:value="0.0114799319401055" calcext:value-type="float">
            <text:p>0.011479931940106</text:p>
          </table:table-cell>
          <table:table-cell table:formula="of:=[.H573]-PerAnnumRiskFreeRate/TradingDaysPerYear" office:value-type="float" office:value="0.0113212017813754" calcext:value-type="float">
            <text:p>0.0113212017813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08</text:p>
          </table:table-cell>
          <table:table-cell office:value-type="float" office:value="18.908333" calcext:value-type="float">
            <text:p>18.908333</text:p>
          </table:table-cell>
          <table:table-cell office:value-type="float" office:value="18.93" calcext:value-type="float">
            <text:p>18.93</text:p>
          </table:table-cell>
          <table:table-cell table:number-columns-repeated="2" office:value-type="float" office:value="18.745001" calcext:value-type="float">
            <text:p>18.745001</text:p>
          </table:table-cell>
          <table:table-cell office:value-type="float" office:value="13.058873" calcext:value-type="float">
            <text:p>13.058873</text:p>
          </table:table-cell>
          <table:table-cell office:value-type="float" office:value="145800" calcext:value-type="float">
            <text:p>145800</text:p>
          </table:table-cell>
          <table:table-cell table:formula="of:=([.F574]-[.F573])/[.F573]" office:value-type="float" office:value="-0.00274863446483526" calcext:value-type="float">
            <text:p>-0.002748634464835</text:p>
          </table:table-cell>
          <table:table-cell table:formula="of:=[.H574]-PerAnnumRiskFreeRate/TradingDaysPerYear" office:value-type="float" office:value="-0.00290736462356542" calcext:value-type="float">
            <text:p>-0.0029073646235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09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18.741667" calcext:value-type="float">
            <text:p>18.741667</text:p>
          </table:table-cell>
          <table:table-cell office:value-type="float" office:value="18.531668" calcext:value-type="float">
            <text:p>18.531668</text:p>
          </table:table-cell>
          <table:table-cell office:value-type="float" office:value="18.610001" calcext:value-type="float">
            <text:p>18.610001</text:p>
          </table:table-cell>
          <table:table-cell office:value-type="float" office:value="12.964825" calcext:value-type="float">
            <text:p>12.964825</text:p>
          </table:table-cell>
          <table:table-cell office:value-type="float" office:value="147000" calcext:value-type="float">
            <text:p>147000</text:p>
          </table:table-cell>
          <table:table-cell table:formula="of:=([.F575]-[.F574])/[.F574]" office:value-type="float" office:value="-0.00720184659120284" calcext:value-type="float">
            <text:p>-0.007201846591203</text:p>
          </table:table-cell>
          <table:table-cell table:formula="of:=[.H575]-PerAnnumRiskFreeRate/TradingDaysPerYear" office:value-type="float" office:value="-0.007360576749933" calcext:value-type="float">
            <text:p>-0.0073605767499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10</text:p>
          </table:table-cell>
          <table:table-cell table:number-columns-repeated="2" office:value-type="float" office:value="18.608334" calcext:value-type="float">
            <text:p>18.608334</text:p>
          </table:table-cell>
          <table:table-cell office:value-type="float" office:value="18.15" calcext:value-type="float">
            <text:p>18.15</text:p>
          </table:table-cell>
          <table:table-cell office:value-type="float" office:value="18.166668" calcext:value-type="float">
            <text:p>18.166668</text:p>
          </table:table-cell>
          <table:table-cell office:value-type="float" office:value="12.655973" calcext:value-type="float">
            <text:p>12.655973</text:p>
          </table:table-cell>
          <table:table-cell office:value-type="float" office:value="221400" calcext:value-type="float">
            <text:p>221400</text:p>
          </table:table-cell>
          <table:table-cell table:formula="of:=([.F576]-[.F575])/[.F575]" office:value-type="float" office:value="-0.0238223038105026" calcext:value-type="float">
            <text:p>-0.023822303810503</text:p>
          </table:table-cell>
          <table:table-cell table:formula="of:=[.H576]-PerAnnumRiskFreeRate/TradingDaysPerYear" office:value-type="float" office:value="-0.0239810339692328" calcext:value-type="float">
            <text:p>-0.0239810339692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11</text:p>
          </table:table-cell>
          <table:table-cell office:value-type="float" office:value="18.084999" calcext:value-type="float">
            <text:p>18.084999</text:p>
          </table:table-cell>
          <table:table-cell office:value-type="float" office:value="18.215" calcext:value-type="float">
            <text:p>18.215</text:p>
          </table:table-cell>
          <table:table-cell office:value-type="float" office:value="17.898333" calcext:value-type="float">
            <text:p>17.898333</text:p>
          </table:table-cell>
          <table:table-cell office:value-type="float" office:value="17.916668" calcext:value-type="float">
            <text:p>17.916668</text:p>
          </table:table-cell>
          <table:table-cell office:value-type="float" office:value="12.481808" calcext:value-type="float">
            <text:p>12.481808</text:p>
          </table:table-cell>
          <table:table-cell office:value-type="float" office:value="136800" calcext:value-type="float">
            <text:p>136800</text:p>
          </table:table-cell>
          <table:table-cell table:formula="of:=([.F577]-[.F576])/[.F576]" office:value-type="float" office:value="-0.0137614863748524" calcext:value-type="float">
            <text:p>-0.013761486374853</text:p>
          </table:table-cell>
          <table:table-cell table:formula="of:=[.H577]-PerAnnumRiskFreeRate/TradingDaysPerYear" office:value-type="float" office:value="-0.0139202165335826" calcext:value-type="float">
            <text:p>-0.0139202165335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12</text:p>
          </table:table-cell>
          <table:table-cell office:value-type="float" office:value="17.995001" calcext:value-type="float">
            <text:p>17.995001</text:p>
          </table:table-cell>
          <table:table-cell office:value-type="float" office:value="18.178333" calcext:value-type="float">
            <text:p>18.178333</text:p>
          </table:table-cell>
          <table:table-cell office:value-type="float" office:value="17.950001" calcext:value-type="float">
            <text:p>17.950001</text:p>
          </table:table-cell>
          <table:table-cell office:value-type="float" office:value="18.178333" calcext:value-type="float">
            <text:p>18.178333</text:p>
          </table:table-cell>
          <table:table-cell office:value-type="float" office:value="12.664096" calcext:value-type="float">
            <text:p>12.664096</text:p>
          </table:table-cell>
          <table:table-cell office:value-type="float" office:value="124800" calcext:value-type="float">
            <text:p>124800</text:p>
          </table:table-cell>
          <table:table-cell table:formula="of:=([.F578]-[.F577])/[.F577]" office:value-type="float" office:value="0.0146042945060525" calcext:value-type="float">
            <text:p>0.014604294506053</text:p>
          </table:table-cell>
          <table:table-cell table:formula="of:=[.H578]-PerAnnumRiskFreeRate/TradingDaysPerYear" office:value-type="float" office:value="0.0144455643473223" calcext:value-type="float">
            <text:p>0.0144455643473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15</text:p>
          </table:table-cell>
          <table:table-cell office:value-type="float" office:value="18.174999" calcext:value-type="float">
            <text:p>18.174999</text:p>
          </table:table-cell>
          <table:table-cell office:value-type="float" office:value="18.233334" calcext:value-type="float">
            <text:p>18.233334</text:p>
          </table:table-cell>
          <table:table-cell office:value-type="float" office:value="18.058332" calcext:value-type="float">
            <text:p>18.058332</text:p>
          </table:table-cell>
          <table:table-cell office:value-type="float" office:value="18.081667" calcext:value-type="float">
            <text:p>18.081667</text:p>
          </table:table-cell>
          <table:table-cell office:value-type="float" office:value="12.596752" calcext:value-type="float">
            <text:p>12.596752</text:p>
          </table:table-cell>
          <table:table-cell office:value-type="float" office:value="193800" calcext:value-type="float">
            <text:p>193800</text:p>
          </table:table-cell>
          <table:table-cell table:formula="of:=([.F579]-[.F578])/[.F578]" office:value-type="float" office:value="-0.00531771079435913" calcext:value-type="float">
            <text:p>-0.005317710794359</text:p>
          </table:table-cell>
          <table:table-cell table:formula="of:=[.H579]-PerAnnumRiskFreeRate/TradingDaysPerYear" office:value-type="float" office:value="-0.00547644095308929" calcext:value-type="float">
            <text:p>-0.0054764409530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16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18.193333" calcext:value-type="float">
            <text:p>18.193333</text:p>
          </table:table-cell>
          <table:table-cell office:value-type="float" office:value="17.975" calcext:value-type="float">
            <text:p>17.975</text:p>
          </table:table-cell>
          <table:table-cell office:value-type="float" office:value="18.110001" calcext:value-type="float">
            <text:p>18.110001</text:p>
          </table:table-cell>
          <table:table-cell office:value-type="float" office:value="12.616496" calcext:value-type="float">
            <text:p>12.616496</text:p>
          </table:table-cell>
          <table:table-cell office:value-type="float" office:value="85200" calcext:value-type="float">
            <text:p>85200</text:p>
          </table:table-cell>
          <table:table-cell table:formula="of:=([.F580]-[.F579])/[.F579]" office:value-type="float" office:value="0.00156738816482212" calcext:value-type="float">
            <text:p>0.001567388164822</text:p>
          </table:table-cell>
          <table:table-cell table:formula="of:=[.H580]-PerAnnumRiskFreeRate/TradingDaysPerYear" office:value-type="float" office:value="0.00140865800609196" calcext:value-type="float">
            <text:p>0.0014086580060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17</text:p>
          </table:table-cell>
          <table:table-cell office:value-type="float" office:value="18.200001" calcext:value-type="float">
            <text:p>18.200001</text:p>
          </table:table-cell>
          <table:table-cell office:value-type="float" office:value="18.396667" calcext:value-type="float">
            <text:p>18.396667</text:p>
          </table:table-cell>
          <table:table-cell office:value-type="float" office:value="18.145" calcext:value-type="float">
            <text:p>18.145</text:p>
          </table:table-cell>
          <table:table-cell office:value-type="float" office:value="18.391666" calcext:value-type="float">
            <text:p>18.391666</text:p>
          </table:table-cell>
          <table:table-cell office:value-type="float" office:value="12.812717" calcext:value-type="float">
            <text:p>12.812717</text:p>
          </table:table-cell>
          <table:table-cell office:value-type="float" office:value="88200" calcext:value-type="float">
            <text:p>88200</text:p>
          </table:table-cell>
          <table:table-cell table:formula="of:=([.F581]-[.F580])/[.F580]" office:value-type="float" office:value="0.0155527335006486" calcext:value-type="float">
            <text:p>0.015552733500649</text:p>
          </table:table-cell>
          <table:table-cell table:formula="of:=[.H581]-PerAnnumRiskFreeRate/TradingDaysPerYear" office:value-type="float" office:value="0.0153940033419185" calcext:value-type="float">
            <text:p>0.0153940033419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18</text:p>
          </table:table-cell>
          <table:table-cell office:value-type="float" office:value="18.441668" calcext:value-type="float">
            <text:p>18.441668</text:p>
          </table:table-cell>
          <table:table-cell office:value-type="float" office:value="18.525" calcext:value-type="float">
            <text:p>18.525</text:p>
          </table:table-cell>
          <table:table-cell office:value-type="float" office:value="18.363333" calcext:value-type="float">
            <text:p>18.363333</text:p>
          </table:table-cell>
          <table:table-cell office:value-type="float" office:value="18.478333" calcext:value-type="float">
            <text:p>18.478333</text:p>
          </table:table-cell>
          <table:table-cell office:value-type="float" office:value="12.873099" calcext:value-type="float">
            <text:p>12.873099</text:p>
          </table:table-cell>
          <table:table-cell office:value-type="float" office:value="126000" calcext:value-type="float">
            <text:p>126000</text:p>
          </table:table-cell>
          <table:table-cell table:formula="of:=([.F582]-[.F581])/[.F581]" office:value-type="float" office:value="0.0047126616470184" calcext:value-type="float">
            <text:p>0.004712661647018</text:p>
          </table:table-cell>
          <table:table-cell table:formula="of:=[.H582]-PerAnnumRiskFreeRate/TradingDaysPerYear" office:value-type="float" office:value="0.00455393148828824" calcext:value-type="float">
            <text:p>0.0045539314882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19</text:p>
          </table:table-cell>
          <table:table-cell office:value-type="float" office:value="18.5" calcext:value-type="float">
            <text:p>18.5</text:p>
          </table:table-cell>
          <table:table-cell office:value-type="float" office:value="18.52" calcext:value-type="float">
            <text:p>18.52</text:p>
          </table:table-cell>
          <table:table-cell table:number-columns-repeated="2" office:value-type="float" office:value="18.271667" calcext:value-type="float">
            <text:p>18.271667</text:p>
          </table:table-cell>
          <table:table-cell office:value-type="float" office:value="12.729121" calcext:value-type="float">
            <text:p>12.729121</text:p>
          </table:table-cell>
          <table:table-cell office:value-type="float" office:value="197400" calcext:value-type="float">
            <text:p>197400</text:p>
          </table:table-cell>
          <table:table-cell table:formula="of:=([.F583]-[.F582])/[.F582]" office:value-type="float" office:value="-0.0111844086649221" calcext:value-type="float">
            <text:p>-0.011184408664922</text:p>
          </table:table-cell>
          <table:table-cell table:formula="of:=[.H583]-PerAnnumRiskFreeRate/TradingDaysPerYear" office:value-type="float" office:value="-0.0113431388236523" calcext:value-type="float">
            <text:p>-0.0113431388236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22</text:p>
          </table:table-cell>
          <table:table-cell table:number-columns-repeated="2" office:value-type="float" office:value="18.206667" calcext:value-type="float">
            <text:p>18.206667</text:p>
          </table:table-cell>
          <table:table-cell office:value-type="float" office:value="18.008333" calcext:value-type="float">
            <text:p>18.008333</text:p>
          </table:table-cell>
          <table:table-cell office:value-type="float" office:value="18.043333" calcext:value-type="float">
            <text:p>18.043333</text:p>
          </table:table-cell>
          <table:table-cell office:value-type="float" office:value="12.570047" calcext:value-type="float">
            <text:p>12.570047</text:p>
          </table:table-cell>
          <table:table-cell office:value-type="float" office:value="377400" calcext:value-type="float">
            <text:p>377400</text:p>
          </table:table-cell>
          <table:table-cell table:formula="of:=([.F584]-[.F583])/[.F583]" office:value-type="float" office:value="-0.0124968566172007" calcext:value-type="float">
            <text:p>-0.012496856617201</text:p>
          </table:table-cell>
          <table:table-cell table:formula="of:=[.H584]-PerAnnumRiskFreeRate/TradingDaysPerYear" office:value-type="float" office:value="-0.0126555867759309" calcext:value-type="float">
            <text:p>-0.0126555867759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23</text:p>
          </table:table-cell>
          <table:table-cell table:number-columns-repeated="2" office:value-type="float" office:value="18.115" calcext:value-type="float">
            <text:p>18.115</text:p>
          </table:table-cell>
          <table:table-cell office:value-type="float" office:value="17.828333" calcext:value-type="float">
            <text:p>17.828333</text:p>
          </table:table-cell>
          <table:table-cell office:value-type="float" office:value="17.976667" calcext:value-type="float">
            <text:p>17.976667</text:p>
          </table:table-cell>
          <table:table-cell office:value-type="float" office:value="12.523604" calcext:value-type="float">
            <text:p>12.523604</text:p>
          </table:table-cell>
          <table:table-cell office:value-type="float" office:value="85800" calcext:value-type="float">
            <text:p>85800</text:p>
          </table:table-cell>
          <table:table-cell table:formula="of:=([.F585]-[.F584])/[.F584]" office:value-type="float" office:value="-0.0036947355884986" calcext:value-type="float">
            <text:p>-0.003694735588499</text:p>
          </table:table-cell>
          <table:table-cell table:formula="of:=[.H585]-PerAnnumRiskFreeRate/TradingDaysPerYear" office:value-type="float" office:value="-0.00385346574722875" calcext:value-type="float">
            <text:p>-0.0038534657472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24</text:p>
          </table:table-cell>
          <table:table-cell office:value-type="float" office:value="17.916668" calcext:value-type="float">
            <text:p>17.916668</text:p>
          </table:table-cell>
          <table:table-cell office:value-type="float" office:value="17.934999" calcext:value-type="float">
            <text:p>17.934999</text:p>
          </table:table-cell>
          <table:table-cell office:value-type="float" office:value="17.58" calcext:value-type="float">
            <text:p>17.58</text:p>
          </table:table-cell>
          <table:table-cell office:value-type="float" office:value="17.598333" calcext:value-type="float">
            <text:p>17.598333</text:p>
          </table:table-cell>
          <table:table-cell office:value-type="float" office:value="12.260038" calcext:value-type="float">
            <text:p>12.260038</text:p>
          </table:table-cell>
          <table:table-cell office:value-type="float" office:value="150600" calcext:value-type="float">
            <text:p>150600</text:p>
          </table:table-cell>
          <table:table-cell table:formula="of:=([.F586]-[.F585])/[.F585]" office:value-type="float" office:value="-0.0210455392872532" calcext:value-type="float">
            <text:p>-0.021045539287253</text:p>
          </table:table-cell>
          <table:table-cell table:formula="of:=[.H586]-PerAnnumRiskFreeRate/TradingDaysPerYear" office:value-type="float" office:value="-0.0212042694459833" calcext:value-type="float">
            <text:p>-0.0212042694459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25</text:p>
          </table:table-cell>
          <table:table-cell office:value-type="float" office:value="17.666668" calcext:value-type="float">
            <text:p>17.666668</text:p>
          </table:table-cell>
          <table:table-cell office:value-type="float" office:value="17.708332" calcext:value-type="float">
            <text:p>17.708332</text:p>
          </table:table-cell>
          <table:table-cell office:value-type="float" office:value="17.610001" calcext:value-type="float">
            <text:p>17.610001</text:p>
          </table:table-cell>
          <table:table-cell office:value-type="float" office:value="17.708332" calcext:value-type="float">
            <text:p>17.708332</text:p>
          </table:table-cell>
          <table:table-cell office:value-type="float" office:value="12.336666" calcext:value-type="float">
            <text:p>12.336666</text:p>
          </table:table-cell>
          <table:table-cell office:value-type="float" office:value="195000" calcext:value-type="float">
            <text:p>195000</text:p>
          </table:table-cell>
          <table:table-cell table:formula="of:=([.F587]-[.F586])/[.F586]" office:value-type="float" office:value="0.00625022532556583" calcext:value-type="float">
            <text:p>0.006250225325566</text:p>
          </table:table-cell>
          <table:table-cell table:formula="of:=[.H587]-PerAnnumRiskFreeRate/TradingDaysPerYear" office:value-type="float" office:value="0.00609149516683567" calcext:value-type="float">
            <text:p>0.0060914951668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26</text:p>
          </table:table-cell>
          <table:table-cell office:value-type="float" office:value="17.799999" calcext:value-type="float">
            <text:p>17.799999</text:p>
          </table:table-cell>
          <table:table-cell office:value-type="float" office:value="17.975" calcext:value-type="float">
            <text:p>17.975</text:p>
          </table:table-cell>
          <table:table-cell office:value-type="float" office:value="17.771667" calcext:value-type="float">
            <text:p>17.771667</text:p>
          </table:table-cell>
          <table:table-cell office:value-type="float" office:value="17.863333" calcext:value-type="float">
            <text:p>17.863333</text:p>
          </table:table-cell>
          <table:table-cell office:value-type="float" office:value="12.444647" calcext:value-type="float">
            <text:p>12.444647</text:p>
          </table:table-cell>
          <table:table-cell office:value-type="float" office:value="168000" calcext:value-type="float">
            <text:p>168000</text:p>
          </table:table-cell>
          <table:table-cell table:formula="of:=([.F588]-[.F587])/[.F587]" office:value-type="float" office:value="0.00875285105392337" calcext:value-type="float">
            <text:p>0.008752851053923</text:p>
          </table:table-cell>
          <table:table-cell table:formula="of:=[.H588]-PerAnnumRiskFreeRate/TradingDaysPerYear" office:value-type="float" office:value="0.00859412089519321" calcext:value-type="float">
            <text:p>0.0085941208951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29</text:p>
          </table:table-cell>
          <table:table-cell office:value-type="float" office:value="17.961666" calcext:value-type="float">
            <text:p>17.961666</text:p>
          </table:table-cell>
          <table:table-cell office:value-type="float" office:value="18.049999" calcext:value-type="float">
            <text:p>18.049999</text:p>
          </table:table-cell>
          <table:table-cell office:value-type="float" office:value="17.961666" calcext:value-type="float">
            <text:p>17.961666</text:p>
          </table:table-cell>
          <table:table-cell office:value-type="float" office:value="17.991667" calcext:value-type="float">
            <text:p>17.991667</text:p>
          </table:table-cell>
          <table:table-cell office:value-type="float" office:value="12.559718" calcext:value-type="float">
            <text:p>12.559718</text:p>
          </table:table-cell>
          <table:table-cell office:value-type="float" office:value="75000" calcext:value-type="float">
            <text:p>75000</text:p>
          </table:table-cell>
          <table:table-cell table:formula="of:=([.F589]-[.F588])/[.F588]" office:value-type="float" office:value="0.00924662628035977" calcext:value-type="float">
            <text:p>0.00924662628036</text:p>
          </table:table-cell>
          <table:table-cell table:formula="of:=[.H589]-PerAnnumRiskFreeRate/TradingDaysPerYear" office:value-type="float" office:value="0.00908789612162961" calcext:value-type="float">
            <text:p>0.009087896121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30</text:p>
          </table:table-cell>
          <table:table-cell office:value-type="float" office:value="18.059999" calcext:value-type="float">
            <text:p>18.059999</text:p>
          </table:table-cell>
          <table:table-cell office:value-type="float" office:value="18.379999" calcext:value-type="float">
            <text:p>18.379999</text:p>
          </table:table-cell>
          <table:table-cell office:value-type="float" office:value="18.059999" calcext:value-type="float">
            <text:p>18.059999</text:p>
          </table:table-cell>
          <table:table-cell office:value-type="float" office:value="18.333332" calcext:value-type="float">
            <text:p>18.333332</text:p>
          </table:table-cell>
          <table:table-cell office:value-type="float" office:value="12.798232" calcext:value-type="float">
            <text:p>12.798232</text:p>
          </table:table-cell>
          <table:table-cell office:value-type="float" office:value="87000" calcext:value-type="float">
            <text:p>87000</text:p>
          </table:table-cell>
          <table:table-cell table:formula="of:=([.F590]-[.F589])/[.F589]" office:value-type="float" office:value="0.0189903945295587" calcext:value-type="float">
            <text:p>0.018990394529559</text:p>
          </table:table-cell>
          <table:table-cell table:formula="of:=[.H590]-PerAnnumRiskFreeRate/TradingDaysPerYear" office:value-type="float" office:value="0.0188316643708286" calcext:value-type="float">
            <text:p>0.0188316643708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3-31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8.445" calcext:value-type="float">
            <text:p>18.445</text:p>
          </table:table-cell>
          <table:table-cell office:value-type="float" office:value="18.233334" calcext:value-type="float">
            <text:p>18.233334</text:p>
          </table:table-cell>
          <table:table-cell office:value-type="float" office:value="18.415001" calcext:value-type="float">
            <text:p>18.415001</text:p>
          </table:table-cell>
          <table:table-cell office:value-type="float" office:value="12.855242" calcext:value-type="float">
            <text:p>12.855242</text:p>
          </table:table-cell>
          <table:table-cell office:value-type="float" office:value="415800" calcext:value-type="float">
            <text:p>415800</text:p>
          </table:table-cell>
          <table:table-cell table:formula="of:=([.F591]-[.F590])/[.F590]" office:value-type="float" office:value="0.00445452153078644" calcext:value-type="float">
            <text:p>0.004454521530786</text:p>
          </table:table-cell>
          <table:table-cell table:formula="of:=[.H591]-PerAnnumRiskFreeRate/TradingDaysPerYear" office:value-type="float" office:value="0.00429579137205628" calcext:value-type="float">
            <text:p>0.0042957913720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01</text:p>
          </table:table-cell>
          <table:table-cell office:value-type="float" office:value="18.466667" calcext:value-type="float">
            <text:p>18.466667</text:p>
          </table:table-cell>
          <table:table-cell office:value-type="float" office:value="18.485001" calcext:value-type="float">
            <text:p>18.485001</text:p>
          </table:table-cell>
          <table:table-cell office:value-type="float" office:value="18.238333" calcext:value-type="float">
            <text:p>18.238333</text:p>
          </table:table-cell>
          <table:table-cell office:value-type="float" office:value="18.296667" calcext:value-type="float">
            <text:p>18.296667</text:p>
          </table:table-cell>
          <table:table-cell office:value-type="float" office:value="12.772634" calcext:value-type="float">
            <text:p>12.772634</text:p>
          </table:table-cell>
          <table:table-cell office:value-type="float" office:value="168000" calcext:value-type="float">
            <text:p>168000</text:p>
          </table:table-cell>
          <table:table-cell table:formula="of:=([.F592]-[.F591])/[.F591]" office:value-type="float" office:value="-0.0064260167175383" calcext:value-type="float">
            <text:p>-0.006426016717538</text:p>
          </table:table-cell>
          <table:table-cell table:formula="of:=[.H592]-PerAnnumRiskFreeRate/TradingDaysPerYear" office:value-type="float" office:value="-0.00658474687626846" calcext:value-type="float">
            <text:p>-0.0065847468762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02</text:p>
          </table:table-cell>
          <table:table-cell office:value-type="float" office:value="18.346666" calcext:value-type="float">
            <text:p>18.346666</text:p>
          </table:table-cell>
          <table:table-cell office:value-type="float" office:value="18.446667" calcext:value-type="float">
            <text:p>18.446667</text:p>
          </table:table-cell>
          <table:table-cell office:value-type="float" office:value="18.299999" calcext:value-type="float">
            <text:p>18.299999</text:p>
          </table:table-cell>
          <table:table-cell office:value-type="float" office:value="18.446667" calcext:value-type="float">
            <text:p>18.446667</text:p>
          </table:table-cell>
          <table:table-cell office:value-type="float" office:value="12.87735" calcext:value-type="float">
            <text:p>12.87735</text:p>
          </table:table-cell>
          <table:table-cell office:value-type="float" office:value="205800" calcext:value-type="float">
            <text:p>205800</text:p>
          </table:table-cell>
          <table:table-cell table:formula="of:=([.F593]-[.F592])/[.F592]" office:value-type="float" office:value="0.008198465563172" calcext:value-type="float">
            <text:p>0.008198465563172</text:p>
          </table:table-cell>
          <table:table-cell table:formula="of:=[.H593]-PerAnnumRiskFreeRate/TradingDaysPerYear" office:value-type="float" office:value="0.00803973540444184" calcext:value-type="float">
            <text:p>0.0080397354044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05</text:p>
          </table:table-cell>
          <table:table-cell office:value-type="float" office:value="18.468332" calcext:value-type="float">
            <text:p>18.468332</text:p>
          </table:table-cell>
          <table:table-cell office:value-type="float" office:value="18.498333" calcext:value-type="float">
            <text:p>18.498333</text:p>
          </table:table-cell>
          <table:table-cell office:value-type="float" office:value="18.389999" calcext:value-type="float">
            <text:p>18.389999</text:p>
          </table:table-cell>
          <table:table-cell office:value-type="float" office:value="18.498333" calcext:value-type="float">
            <text:p>18.498333</text:p>
          </table:table-cell>
          <table:table-cell office:value-type="float" office:value="12.913412" calcext:value-type="float">
            <text:p>12.913412</text:p>
          </table:table-cell>
          <table:table-cell office:value-type="float" office:value="204000" calcext:value-type="float">
            <text:p>204000</text:p>
          </table:table-cell>
          <table:table-cell table:formula="of:=([.F594]-[.F593])/[.F593]" office:value-type="float" office:value="0.00280042089405036" calcext:value-type="float">
            <text:p>0.00280042089405</text:p>
          </table:table-cell>
          <table:table-cell table:formula="of:=[.H594]-PerAnnumRiskFreeRate/TradingDaysPerYear" office:value-type="float" office:value="0.0026416907353202" calcext:value-type="float">
            <text:p>0.002641690735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06</text:p>
          </table:table-cell>
          <table:table-cell office:value-type="float" office:value="18.548332" calcext:value-type="float">
            <text:p>18.548332</text:p>
          </table:table-cell>
          <table:table-cell office:value-type="float" office:value="18.566668" calcext:value-type="float">
            <text:p>18.566668</text:p>
          </table:table-cell>
          <table:table-cell office:value-type="float" office:value="18.436666" calcext:value-type="float">
            <text:p>18.436666</text:p>
          </table:table-cell>
          <table:table-cell office:value-type="float" office:value="18.516666" calcext:value-type="float">
            <text:p>18.516666</text:p>
          </table:table-cell>
          <table:table-cell office:value-type="float" office:value="12.926208" calcext:value-type="float">
            <text:p>12.926208</text:p>
          </table:table-cell>
          <table:table-cell office:value-type="float" office:value="114600" calcext:value-type="float">
            <text:p>114600</text:p>
          </table:table-cell>
          <table:table-cell table:formula="of:=([.F595]-[.F594])/[.F594]" office:value-type="float" office:value="0.000990907747696858" calcext:value-type="float">
            <text:p>0.000990907747697</text:p>
          </table:table-cell>
          <table:table-cell table:formula="of:=[.H595]-PerAnnumRiskFreeRate/TradingDaysPerYear" office:value-type="float" office:value="0.0008321775889667" calcext:value-type="float">
            <text:p>0.0008321775889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07</text:p>
          </table:table-cell>
          <table:table-cell office:value-type="float" office:value="18.473333" calcext:value-type="float">
            <text:p>18.473333</text:p>
          </table:table-cell>
          <table:table-cell office:value-type="float" office:value="18.546667" calcext:value-type="float">
            <text:p>18.546667</text:p>
          </table:table-cell>
          <table:table-cell office:value-type="float" office:value="18.375" calcext:value-type="float">
            <text:p>18.375</text:p>
          </table:table-cell>
          <table:table-cell office:value-type="float" office:value="18.506666" calcext:value-type="float">
            <text:p>18.506666</text:p>
          </table:table-cell>
          <table:table-cell office:value-type="float" office:value="12.919235" calcext:value-type="float">
            <text:p>12.919235</text:p>
          </table:table-cell>
          <table:table-cell office:value-type="float" office:value="95400" calcext:value-type="float">
            <text:p>95400</text:p>
          </table:table-cell>
          <table:table-cell table:formula="of:=([.F596]-[.F595])/[.F595]" office:value-type="float" office:value="-0.000539446680728048" calcext:value-type="float">
            <text:p>-0.000539446680728</text:p>
          </table:table-cell>
          <table:table-cell table:formula="of:=[.H596]-PerAnnumRiskFreeRate/TradingDaysPerYear" office:value-type="float" office:value="-0.000698176839458207" calcext:value-type="float">
            <text:p>-0.0006981768394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08</text:p>
          </table:table-cell>
          <table:table-cell office:value-type="float" office:value="18.58" calcext:value-type="float">
            <text:p>18.58</text:p>
          </table:table-cell>
          <table:table-cell office:value-type="float" office:value="18.593332" calcext:value-type="float">
            <text:p>18.593332</text:p>
          </table:table-cell>
          <table:table-cell office:value-type="float" office:value="18.451668" calcext:value-type="float">
            <text:p>18.451668</text:p>
          </table:table-cell>
          <table:table-cell office:value-type="float" office:value="18.528334" calcext:value-type="float">
            <text:p>18.528334</text:p>
          </table:table-cell>
          <table:table-cell office:value-type="float" office:value="12.934354" calcext:value-type="float">
            <text:p>12.934354</text:p>
          </table:table-cell>
          <table:table-cell office:value-type="float" office:value="235800" calcext:value-type="float">
            <text:p>235800</text:p>
          </table:table-cell>
          <table:table-cell table:formula="of:=([.F597]-[.F596])/[.F596]" office:value-type="float" office:value="0.00117027053072417" calcext:value-type="float">
            <text:p>0.001170270530724</text:p>
          </table:table-cell>
          <table:table-cell table:formula="of:=[.H597]-PerAnnumRiskFreeRate/TradingDaysPerYear" office:value-type="float" office:value="0.00101154037199402" calcext:value-type="float">
            <text:p>0.0010115403719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12</text:p>
          </table:table-cell>
          <table:table-cell office:value-type="float" office:value="18.625" calcext:value-type="float">
            <text:p>18.625</text:p>
          </table:table-cell>
          <table:table-cell office:value-type="float" office:value="18.799999" calcext:value-type="float">
            <text:p>18.799999</text:p>
          </table:table-cell>
          <table:table-cell office:value-type="float" office:value="18.625" calcext:value-type="float">
            <text:p>18.625</text:p>
          </table:table-cell>
          <table:table-cell office:value-type="float" office:value="18.781668" calcext:value-type="float">
            <text:p>18.781668</text:p>
          </table:table-cell>
          <table:table-cell office:value-type="float" office:value="13.111207" calcext:value-type="float">
            <text:p>13.111207</text:p>
          </table:table-cell>
          <table:table-cell office:value-type="float" office:value="79200" calcext:value-type="float">
            <text:p>79200</text:p>
          </table:table-cell>
          <table:table-cell table:formula="of:=([.F598]-[.F597])/[.F597]" office:value-type="float" office:value="0.0136731219819714" calcext:value-type="float">
            <text:p>0.013673121981971</text:p>
          </table:table-cell>
          <table:table-cell table:formula="of:=[.H598]-PerAnnumRiskFreeRate/TradingDaysPerYear" office:value-type="float" office:value="0.0135143918232412" calcext:value-type="float">
            <text:p>0.0135143918232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13</text:p>
          </table:table-cell>
          <table:table-cell table:number-columns-repeated="2" office:value-type="float" office:value="18.833332" calcext:value-type="float">
            <text:p>18.833332</text:p>
          </table:table-cell>
          <table:table-cell office:value-type="float" office:value="18.488333" calcext:value-type="float">
            <text:p>18.488333</text:p>
          </table:table-cell>
          <table:table-cell office:value-type="float" office:value="18.521667" calcext:value-type="float">
            <text:p>18.521667</text:p>
          </table:table-cell>
          <table:table-cell office:value-type="float" office:value="12.929706" calcext:value-type="float">
            <text:p>12.929706</text:p>
          </table:table-cell>
          <table:table-cell office:value-type="float" office:value="109800" calcext:value-type="float">
            <text:p>109800</text:p>
          </table:table-cell>
          <table:table-cell table:formula="of:=([.F599]-[.F598])/[.F598]" office:value-type="float" office:value="-0.013843195367139" calcext:value-type="float">
            <text:p>-0.013843195367139</text:p>
          </table:table-cell>
          <table:table-cell table:formula="of:=[.H599]-PerAnnumRiskFreeRate/TradingDaysPerYear" office:value-type="float" office:value="-0.0140019255258692" calcext:value-type="float">
            <text:p>-0.0140019255258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14</text:p>
          </table:table-cell>
          <table:table-cell office:value-type="float" office:value="18.315001" calcext:value-type="float">
            <text:p>18.315001</text:p>
          </table:table-cell>
          <table:table-cell office:value-type="float" office:value="18.513332" calcext:value-type="float">
            <text:p>18.513332</text:p>
          </table:table-cell>
          <table:table-cell office:value-type="float" office:value="18.308332" calcext:value-type="float">
            <text:p>18.308332</text:p>
          </table:table-cell>
          <table:table-cell office:value-type="float" office:value="18.405001" calcext:value-type="float">
            <text:p>18.405001</text:p>
          </table:table-cell>
          <table:table-cell office:value-type="float" office:value="12.848269" calcext:value-type="float">
            <text:p>12.848269</text:p>
          </table:table-cell>
          <table:table-cell office:value-type="float" office:value="155400" calcext:value-type="float">
            <text:p>155400</text:p>
          </table:table-cell>
          <table:table-cell table:formula="of:=([.F600]-[.F599])/[.F599]" office:value-type="float" office:value="-0.00629844174337756" calcext:value-type="float">
            <text:p>-0.006298441743378</text:p>
          </table:table-cell>
          <table:table-cell table:formula="of:=[.H600]-PerAnnumRiskFreeRate/TradingDaysPerYear" office:value-type="float" office:value="-0.00645717190210772" calcext:value-type="float">
            <text:p>-0.0064571719021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15</text:p>
          </table:table-cell>
          <table:table-cell office:value-type="float" office:value="18.501667" calcext:value-type="float">
            <text:p>18.501667</text:p>
          </table:table-cell>
          <table:table-cell office:value-type="float" office:value="18.701668" calcext:value-type="float">
            <text:p>18.701668</text:p>
          </table:table-cell>
          <table:table-cell office:value-type="float" office:value="18.501667" calcext:value-type="float">
            <text:p>18.501667</text:p>
          </table:table-cell>
          <table:table-cell office:value-type="float" office:value="18.701668" calcext:value-type="float">
            <text:p>18.701668</text:p>
          </table:table-cell>
          <table:table-cell office:value-type="float" office:value="13.055357" calcext:value-type="float">
            <text:p>13.055357</text:p>
          </table:table-cell>
          <table:table-cell office:value-type="float" office:value="180600" calcext:value-type="float">
            <text:p>180600</text:p>
          </table:table-cell>
          <table:table-cell table:formula="of:=([.F601]-[.F600])/[.F600]" office:value-type="float" office:value="0.0161179688874821" calcext:value-type="float">
            <text:p>0.016117968887482</text:p>
          </table:table-cell>
          <table:table-cell table:formula="of:=[.H601]-PerAnnumRiskFreeRate/TradingDaysPerYear" office:value-type="float" office:value="0.0159592387287519" calcext:value-type="float">
            <text:p>0.0159592387287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16</text:p>
          </table:table-cell>
          <table:table-cell office:value-type="float" office:value="18.733334" calcext:value-type="float">
            <text:p>18.733334</text:p>
          </table:table-cell>
          <table:table-cell office:value-type="float" office:value="18.881666" calcext:value-type="float">
            <text:p>18.881666</text:p>
          </table:table-cell>
          <table:table-cell office:value-type="float" office:value="18.725" calcext:value-type="float">
            <text:p>18.725</text:p>
          </table:table-cell>
          <table:table-cell office:value-type="float" office:value="18.865" calcext:value-type="float">
            <text:p>18.865</text:p>
          </table:table-cell>
          <table:table-cell office:value-type="float" office:value="13.169377" calcext:value-type="float">
            <text:p>13.169377</text:p>
          </table:table-cell>
          <table:table-cell office:value-type="float" office:value="179400" calcext:value-type="float">
            <text:p>179400</text:p>
          </table:table-cell>
          <table:table-cell table:formula="of:=([.F602]-[.F601])/[.F601]" office:value-type="float" office:value="0.0087335796332494" calcext:value-type="float">
            <text:p>0.008733579633249</text:p>
          </table:table-cell>
          <table:table-cell table:formula="of:=[.H602]-PerAnnumRiskFreeRate/TradingDaysPerYear" office:value-type="float" office:value="0.00857484947451924" calcext:value-type="float">
            <text:p>0.0085748494745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19</text:p>
          </table:table-cell>
          <table:table-cell office:value-type="float" office:value="18.906668" calcext:value-type="float">
            <text:p>18.906668</text:p>
          </table:table-cell>
          <table:table-cell office:value-type="float" office:value="18.933332" calcext:value-type="float">
            <text:p>18.933332</text:p>
          </table:table-cell>
          <table:table-cell office:value-type="float" office:value="18.751667" calcext:value-type="float">
            <text:p>18.751667</text:p>
          </table:table-cell>
          <table:table-cell office:value-type="float" office:value="18.831667" calcext:value-type="float">
            <text:p>18.831667</text:p>
          </table:table-cell>
          <table:table-cell office:value-type="float" office:value="13.14611" calcext:value-type="float">
            <text:p>13.14611</text:p>
          </table:table-cell>
          <table:table-cell office:value-type="float" office:value="84000" calcext:value-type="float">
            <text:p>84000</text:p>
          </table:table-cell>
          <table:table-cell table:formula="of:=([.F603]-[.F602])/[.F602]" office:value-type="float" office:value="-0.00176675024186798" calcext:value-type="float">
            <text:p>-0.001766750241868</text:p>
          </table:table-cell>
          <table:table-cell table:formula="of:=[.H603]-PerAnnumRiskFreeRate/TradingDaysPerYear" office:value-type="float" office:value="-0.00192548040059814" calcext:value-type="float">
            <text:p>-0.0019254804005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20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8.77" calcext:value-type="float">
            <text:p>18.77</text:p>
          </table:table-cell>
          <table:table-cell table:number-columns-repeated="2" office:value-type="float" office:value="18.293333" calcext:value-type="float">
            <text:p>18.293333</text:p>
          </table:table-cell>
          <table:table-cell office:value-type="float" office:value="12.770306" calcext:value-type="float">
            <text:p>12.770306</text:p>
          </table:table-cell>
          <table:table-cell office:value-type="float" office:value="112200" calcext:value-type="float">
            <text:p>112200</text:p>
          </table:table-cell>
          <table:table-cell table:formula="of:=([.F604]-[.F603])/[.F603]" office:value-type="float" office:value="-0.0285867073986145" calcext:value-type="float">
            <text:p>-0.028586707398615</text:p>
          </table:table-cell>
          <table:table-cell table:formula="of:=[.H604]-PerAnnumRiskFreeRate/TradingDaysPerYear" office:value-type="float" office:value="-0.0287454375573447" calcext:value-type="float">
            <text:p>-0.0287454375573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21</text:p>
          </table:table-cell>
          <table:table-cell office:value-type="float" office:value="18.251667" calcext:value-type="float">
            <text:p>18.251667</text:p>
          </table:table-cell>
          <table:table-cell office:value-type="float" office:value="18.290001" calcext:value-type="float">
            <text:p>18.290001</text:p>
          </table:table-cell>
          <table:table-cell office:value-type="float" office:value="18.166668" calcext:value-type="float">
            <text:p>18.166668</text:p>
          </table:table-cell>
          <table:table-cell office:value-type="float" office:value="18.264999" calcext:value-type="float">
            <text:p>18.264999</text:p>
          </table:table-cell>
          <table:table-cell office:value-type="float" office:value="12.750525" calcext:value-type="float">
            <text:p>12.750525</text:p>
          </table:table-cell>
          <table:table-cell office:value-type="float" office:value="63600" calcext:value-type="float">
            <text:p>63600</text:p>
          </table:table-cell>
          <table:table-cell table:formula="of:=([.F605]-[.F604])/[.F604]" office:value-type="float" office:value="-0.00154898402591136" calcext:value-type="float">
            <text:p>-0.001548984025911</text:p>
          </table:table-cell>
          <table:table-cell table:formula="of:=[.H605]-PerAnnumRiskFreeRate/TradingDaysPerYear" office:value-type="float" office:value="-0.00170771418464152" calcext:value-type="float">
            <text:p>-0.0017077141846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22</text:p>
          </table:table-cell>
          <table:table-cell office:value-type="float" office:value="18.208332" calcext:value-type="float">
            <text:p>18.208332</text:p>
          </table:table-cell>
          <table:table-cell office:value-type="float" office:value="18.658333" calcext:value-type="float">
            <text:p>18.658333</text:p>
          </table:table-cell>
          <table:table-cell office:value-type="float" office:value="18.208332" calcext:value-type="float">
            <text:p>18.208332</text:p>
          </table:table-cell>
          <table:table-cell office:value-type="float" office:value="18.653334" calcext:value-type="float">
            <text:p>18.653334</text:p>
          </table:table-cell>
          <table:table-cell office:value-type="float" office:value="13.021618" calcext:value-type="float">
            <text:p>13.021618</text:p>
          </table:table-cell>
          <table:table-cell office:value-type="float" office:value="74400" calcext:value-type="float">
            <text:p>74400</text:p>
          </table:table-cell>
          <table:table-cell table:formula="of:=([.F606]-[.F605])/[.F605]" office:value-type="float" office:value="0.0212613206122885" calcext:value-type="float">
            <text:p>0.021261320612289</text:p>
          </table:table-cell>
          <table:table-cell table:formula="of:=[.H606]-PerAnnumRiskFreeRate/TradingDaysPerYear" office:value-type="float" office:value="0.0211025904535584" calcext:value-type="float">
            <text:p>0.0211025904535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23</text:p>
          </table:table-cell>
          <table:table-cell table:number-columns-repeated="2" office:value-type="float" office:value="18.591667" calcext:value-type="float">
            <text:p>18.591667</text:p>
          </table:table-cell>
          <table:table-cell office:value-type="float" office:value="18.423332" calcext:value-type="float">
            <text:p>18.423332</text:p>
          </table:table-cell>
          <table:table-cell office:value-type="float" office:value="18.504999" calcext:value-type="float">
            <text:p>18.504999</text:p>
          </table:table-cell>
          <table:table-cell office:value-type="float" office:value="12.918065" calcext:value-type="float">
            <text:p>12.918065</text:p>
          </table:table-cell>
          <table:table-cell office:value-type="float" office:value="131400" calcext:value-type="float">
            <text:p>131400</text:p>
          </table:table-cell>
          <table:table-cell table:formula="of:=([.F607]-[.F606])/[.F606]" office:value-type="float" office:value="-0.00795239116982235" calcext:value-type="float">
            <text:p>-0.007952391169822</text:p>
          </table:table-cell>
          <table:table-cell table:formula="of:=[.H607]-PerAnnumRiskFreeRate/TradingDaysPerYear" office:value-type="float" office:value="-0.00811112132855251" calcext:value-type="float">
            <text:p>-0.0081111213285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26</text:p>
          </table:table-cell>
          <table:table-cell office:value-type="float" office:value="18.676666" calcext:value-type="float">
            <text:p>18.676666</text:p>
          </table:table-cell>
          <table:table-cell office:value-type="float" office:value="18.719999" calcext:value-type="float">
            <text:p>18.719999</text:p>
          </table:table-cell>
          <table:table-cell table:number-columns-repeated="2" office:value-type="float" office:value="18.553333" calcext:value-type="float">
            <text:p>18.553333</text:p>
          </table:table-cell>
          <table:table-cell office:value-type="float" office:value="12.951813" calcext:value-type="float">
            <text:p>12.951813</text:p>
          </table:table-cell>
          <table:table-cell office:value-type="float" office:value="116400" calcext:value-type="float">
            <text:p>116400</text:p>
          </table:table-cell>
          <table:table-cell table:formula="of:=([.F608]-[.F607])/[.F607]" office:value-type="float" office:value="0.00261246556663086" calcext:value-type="float">
            <text:p>0.002612465566631</text:p>
          </table:table-cell>
          <table:table-cell table:formula="of:=[.H608]-PerAnnumRiskFreeRate/TradingDaysPerYear" office:value-type="float" office:value="0.0024537354079007" calcext:value-type="float">
            <text:p>0.0024537354079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27</text:p>
          </table:table-cell>
          <table:table-cell office:value-type="float" office:value="18.566668" calcext:value-type="float">
            <text:p>18.566668</text:p>
          </table:table-cell>
          <table:table-cell office:value-type="float" office:value="18.871668" calcext:value-type="float">
            <text:p>18.871668</text:p>
          </table:table-cell>
          <table:table-cell office:value-type="float" office:value="18.566668" calcext:value-type="float">
            <text:p>18.566668</text:p>
          </table:table-cell>
          <table:table-cell office:value-type="float" office:value="18.785" calcext:value-type="float">
            <text:p>18.785</text:p>
          </table:table-cell>
          <table:table-cell office:value-type="float" office:value="13.113537" calcext:value-type="float">
            <text:p>13.113537</text:p>
          </table:table-cell>
          <table:table-cell office:value-type="float" office:value="115800" calcext:value-type="float">
            <text:p>115800</text:p>
          </table:table-cell>
          <table:table-cell table:formula="of:=([.F609]-[.F608])/[.F608]" office:value-type="float" office:value="0.0124865916455095" calcext:value-type="float">
            <text:p>0.01248659164551</text:p>
          </table:table-cell>
          <table:table-cell table:formula="of:=[.H609]-PerAnnumRiskFreeRate/TradingDaysPerYear" office:value-type="float" office:value="0.0123278614867793" calcext:value-type="float">
            <text:p>0.0123278614867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28</text:p>
          </table:table-cell>
          <table:table-cell table:number-columns-repeated="2" office:value-type="float" office:value="18.633333" calcext:value-type="float">
            <text:p>18.633333</text:p>
          </table:table-cell>
          <table:table-cell table:number-columns-repeated="2" office:value-type="float" office:value="18.313334" calcext:value-type="float">
            <text:p>18.313334</text:p>
          </table:table-cell>
          <table:table-cell office:value-type="float" office:value="12.784266" calcext:value-type="float">
            <text:p>12.784266</text:p>
          </table:table-cell>
          <table:table-cell office:value-type="float" office:value="189000" calcext:value-type="float">
            <text:p>189000</text:p>
          </table:table-cell>
          <table:table-cell table:formula="of:=([.F610]-[.F609])/[.F609]" office:value-type="float" office:value="-0.0251092439820012" calcext:value-type="float">
            <text:p>-0.025109243982001</text:p>
          </table:table-cell>
          <table:table-cell table:formula="of:=[.H610]-PerAnnumRiskFreeRate/TradingDaysPerYear" office:value-type="float" office:value="-0.0252679741407314" calcext:value-type="float">
            <text:p>-0.0252679741407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29</text:p>
          </table:table-cell>
          <table:table-cell office:value-type="float" office:value="18.4" calcext:value-type="float">
            <text:p>18.4</text:p>
          </table:table-cell>
          <table:table-cell office:value-type="float" office:value="18.416668" calcext:value-type="float">
            <text:p>18.416668</text:p>
          </table:table-cell>
          <table:table-cell office:value-type="float" office:value="17.918333" calcext:value-type="float">
            <text:p>17.918333</text:p>
          </table:table-cell>
          <table:table-cell office:value-type="float" office:value="18.025" calcext:value-type="float">
            <text:p>18.025</text:p>
          </table:table-cell>
          <table:table-cell office:value-type="float" office:value="12.582982" calcext:value-type="float">
            <text:p>12.582982</text:p>
          </table:table-cell>
          <table:table-cell office:value-type="float" office:value="91800" calcext:value-type="float">
            <text:p>91800</text:p>
          </table:table-cell>
          <table:table-cell table:formula="of:=([.F611]-[.F610])/[.F610]" office:value-type="float" office:value="-0.0157446661388304" calcext:value-type="float">
            <text:p>-0.015744666138831</text:p>
          </table:table-cell>
          <table:table-cell table:formula="of:=[.H611]-PerAnnumRiskFreeRate/TradingDaysPerYear" office:value-type="float" office:value="-0.0159033962975606" calcext:value-type="float">
            <text:p>-0.0159033962975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4-30</text:p>
          </table:table-cell>
          <table:table-cell office:value-type="float" office:value="18.141666" calcext:value-type="float">
            <text:p>18.141666</text:p>
          </table:table-cell>
          <table:table-cell office:value-type="float" office:value="18.174999" calcext:value-type="float">
            <text:p>18.174999</text:p>
          </table:table-cell>
          <table:table-cell office:value-type="float" office:value="17.998333" calcext:value-type="float">
            <text:p>17.998333</text:p>
          </table:table-cell>
          <table:table-cell office:value-type="float" office:value="18.063334" calcext:value-type="float">
            <text:p>18.063334</text:p>
          </table:table-cell>
          <table:table-cell office:value-type="float" office:value="12.609749" calcext:value-type="float">
            <text:p>12.609749</text:p>
          </table:table-cell>
          <table:table-cell office:value-type="float" office:value="229800" calcext:value-type="float">
            <text:p>229800</text:p>
          </table:table-cell>
          <table:table-cell table:formula="of:=([.F612]-[.F611])/[.F611]" office:value-type="float" office:value="0.00212723820156473" calcext:value-type="float">
            <text:p>0.002127238201565</text:p>
          </table:table-cell>
          <table:table-cell table:formula="of:=[.H612]-PerAnnumRiskFreeRate/TradingDaysPerYear" office:value-type="float" office:value="0.00196850804283457" calcext:value-type="float">
            <text:p>0.0019685080428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03</text:p>
          </table:table-cell>
          <table:table-cell office:value-type="float" office:value="18.030001" calcext:value-type="float">
            <text:p>18.030001</text:p>
          </table:table-cell>
          <table:table-cell office:value-type="float" office:value="18.375" calcext:value-type="float">
            <text:p>18.375</text:p>
          </table:table-cell>
          <table:table-cell office:value-type="float" office:value="18.030001" calcext:value-type="float">
            <text:p>18.030001</text:p>
          </table:table-cell>
          <table:table-cell office:value-type="float" office:value="18.375" calcext:value-type="float">
            <text:p>18.375</text:p>
          </table:table-cell>
          <table:table-cell office:value-type="float" office:value="12.827319" calcext:value-type="float">
            <text:p>12.827319</text:p>
          </table:table-cell>
          <table:table-cell office:value-type="float" office:value="227400" calcext:value-type="float">
            <text:p>227400</text:p>
          </table:table-cell>
          <table:table-cell table:formula="of:=([.F613]-[.F612])/[.F612]" office:value-type="float" office:value="0.0172541102919652" calcext:value-type="float">
            <text:p>0.017254110291965</text:p>
          </table:table-cell>
          <table:table-cell table:formula="of:=[.H613]-PerAnnumRiskFreeRate/TradingDaysPerYear" office:value-type="float" office:value="0.0170953801332351" calcext:value-type="float">
            <text:p>0.0170953801332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04</text:p>
          </table:table-cell>
          <table:table-cell office:value-type="float" office:value="18.5" calcext:value-type="float">
            <text:p>18.5</text:p>
          </table:table-cell>
          <table:table-cell office:value-type="float" office:value="18.611668" calcext:value-type="float">
            <text:p>18.611668</text:p>
          </table:table-cell>
          <table:table-cell office:value-type="float" office:value="18.375" calcext:value-type="float">
            <text:p>18.375</text:p>
          </table:table-cell>
          <table:table-cell office:value-type="float" office:value="18.514999" calcext:value-type="float">
            <text:p>18.514999</text:p>
          </table:table-cell>
          <table:table-cell office:value-type="float" office:value="12.92505" calcext:value-type="float">
            <text:p>12.92505</text:p>
          </table:table-cell>
          <table:table-cell office:value-type="float" office:value="102600" calcext:value-type="float">
            <text:p>102600</text:p>
          </table:table-cell>
          <table:table-cell table:formula="of:=([.F614]-[.F613])/[.F613]" office:value-type="float" office:value="0.00761897322425687" calcext:value-type="float">
            <text:p>0.007618973224257</text:p>
          </table:table-cell>
          <table:table-cell table:formula="of:=[.H614]-PerAnnumRiskFreeRate/TradingDaysPerYear" office:value-type="float" office:value="0.00746024306552671" calcext:value-type="float">
            <text:p>0.0074602430655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05</text:p>
          </table:table-cell>
          <table:table-cell office:value-type="float" office:value="18.416668" calcext:value-type="float">
            <text:p>18.416668</text:p>
          </table:table-cell>
          <table:table-cell office:value-type="float" office:value="18.581667" calcext:value-type="float">
            <text:p>18.581667</text:p>
          </table:table-cell>
          <table:table-cell office:value-type="float" office:value="18.333332" calcext:value-type="float">
            <text:p>18.333332</text:p>
          </table:table-cell>
          <table:table-cell office:value-type="float" office:value="18.581667" calcext:value-type="float">
            <text:p>18.581667</text:p>
          </table:table-cell>
          <table:table-cell office:value-type="float" office:value="12.971589" calcext:value-type="float">
            <text:p>12.971589</text:p>
          </table:table-cell>
          <table:table-cell office:value-type="float" office:value="55200" calcext:value-type="float">
            <text:p>55200</text:p>
          </table:table-cell>
          <table:table-cell table:formula="of:=([.F615]-[.F614])/[.F614]" office:value-type="float" office:value="0.00360068239581272" calcext:value-type="float">
            <text:p>0.003600682395813</text:p>
          </table:table-cell>
          <table:table-cell table:formula="of:=[.H615]-PerAnnumRiskFreeRate/TradingDaysPerYear" office:value-type="float" office:value="0.00344195223708256" calcext:value-type="float">
            <text:p>0.0034419522370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06</text:p>
          </table:table-cell>
          <table:table-cell table:number-columns-repeated="2" office:value-type="float" office:value="18.541668" calcext:value-type="float">
            <text:p>18.541668</text:p>
          </table:table-cell>
          <table:table-cell office:value-type="float" office:value="18.233334" calcext:value-type="float">
            <text:p>18.233334</text:p>
          </table:table-cell>
          <table:table-cell office:value-type="float" office:value="18.428333" calcext:value-type="float">
            <text:p>18.428333</text:p>
          </table:table-cell>
          <table:table-cell office:value-type="float" office:value="12.864549" calcext:value-type="float">
            <text:p>12.864549</text:p>
          </table:table-cell>
          <table:table-cell office:value-type="float" office:value="123600" calcext:value-type="float">
            <text:p>123600</text:p>
          </table:table-cell>
          <table:table-cell table:formula="of:=([.F616]-[.F615])/[.F615]" office:value-type="float" office:value="-0.00825188032090745" calcext:value-type="float">
            <text:p>-0.008251880320907</text:p>
          </table:table-cell>
          <table:table-cell table:formula="of:=[.H616]-PerAnnumRiskFreeRate/TradingDaysPerYear" office:value-type="float" office:value="-0.00841061047963761" calcext:value-type="float">
            <text:p>-0.0084106104796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07</text:p>
          </table:table-cell>
          <table:table-cell table:number-columns-repeated="2" office:value-type="float" office:value="18.333332" calcext:value-type="float">
            <text:p>18.333332</text:p>
          </table:table-cell>
          <table:table-cell office:value-type="float" office:value="17.876667" calcext:value-type="float">
            <text:p>17.876667</text:p>
          </table:table-cell>
          <table:table-cell office:value-type="float" office:value="17.883333" calcext:value-type="float">
            <text:p>17.883333</text:p>
          </table:table-cell>
          <table:table-cell office:value-type="float" office:value="12.484097" calcext:value-type="float">
            <text:p>12.484097</text:p>
          </table:table-cell>
          <table:table-cell office:value-type="float" office:value="311400" calcext:value-type="float">
            <text:p>311400</text:p>
          </table:table-cell>
          <table:table-cell table:formula="of:=([.F617]-[.F616])/[.F616]" office:value-type="float" office:value="-0.0295736756881256" calcext:value-type="float">
            <text:p>-0.029573675688126</text:p>
          </table:table-cell>
          <table:table-cell table:formula="of:=[.H617]-PerAnnumRiskFreeRate/TradingDaysPerYear" office:value-type="float" office:value="-0.0297324058468557" calcext:value-type="float">
            <text:p>-0.0297324058468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10</text:p>
          </table:table-cell>
          <table:table-cell office:value-type="float" office:value="17.583332" calcext:value-type="float">
            <text:p>17.583332</text:p>
          </table:table-cell>
          <table:table-cell office:value-type="float" office:value="17.625" calcext:value-type="float">
            <text:p>17.625</text:p>
          </table:table-cell>
          <table:table-cell office:value-type="float" office:value="17.321667" calcext:value-type="float">
            <text:p>17.321667</text:p>
          </table:table-cell>
          <table:table-cell office:value-type="float" office:value="17.486668" calcext:value-type="float">
            <text:p>17.486668</text:p>
          </table:table-cell>
          <table:table-cell office:value-type="float" office:value="12.207186" calcext:value-type="float">
            <text:p>12.207186</text:p>
          </table:table-cell>
          <table:table-cell office:value-type="float" office:value="242400" calcext:value-type="float">
            <text:p>242400</text:p>
          </table:table-cell>
          <table:table-cell table:formula="of:=([.F618]-[.F617])/[.F617]" office:value-type="float" office:value="-0.0221810996822598" calcext:value-type="float">
            <text:p>-0.02218109968226</text:p>
          </table:table-cell>
          <table:table-cell table:formula="of:=[.H618]-PerAnnumRiskFreeRate/TradingDaysPerYear" office:value-type="float" office:value="-0.0223398298409899" calcext:value-type="float">
            <text:p>-0.022339829840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11</text:p>
          </table:table-cell>
          <table:table-cell office:value-type="float" office:value="17.623333" calcext:value-type="float">
            <text:p>17.623333</text:p>
          </table:table-cell>
          <table:table-cell office:value-type="float" office:value="17.718332" calcext:value-type="float">
            <text:p>17.718332</text:p>
          </table:table-cell>
          <table:table-cell office:value-type="float" office:value="17.6" calcext:value-type="float">
            <text:p>17.6</text:p>
          </table:table-cell>
          <table:table-cell office:value-type="float" office:value="17.718332" calcext:value-type="float">
            <text:p>17.718332</text:p>
          </table:table-cell>
          <table:table-cell office:value-type="float" office:value="12.368908" calcext:value-type="float">
            <text:p>12.368908</text:p>
          </table:table-cell>
          <table:table-cell office:value-type="float" office:value="28800" calcext:value-type="float">
            <text:p>28800</text:p>
          </table:table-cell>
          <table:table-cell table:formula="of:=([.F619]-[.F618])/[.F618]" office:value-type="float" office:value="0.0132480982922681" calcext:value-type="float">
            <text:p>0.013248098292268</text:p>
          </table:table-cell>
          <table:table-cell table:formula="of:=[.H619]-PerAnnumRiskFreeRate/TradingDaysPerYear" office:value-type="float" office:value="0.013089368133538" calcext:value-type="float">
            <text:p>0.0130893681335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12</text:p>
          </table:table-cell>
          <table:table-cell office:value-type="float" office:value="17.825001" calcext:value-type="float">
            <text:p>17.825001</text:p>
          </table:table-cell>
          <table:table-cell office:value-type="float" office:value="17.858334" calcext:value-type="float">
            <text:p>17.858334</text:p>
          </table:table-cell>
          <table:table-cell office:value-type="float" office:value="17.601667" calcext:value-type="float">
            <text:p>17.601667</text:p>
          </table:table-cell>
          <table:table-cell office:value-type="float" office:value="17.858334" calcext:value-type="float">
            <text:p>17.858334</text:p>
          </table:table-cell>
          <table:table-cell office:value-type="float" office:value="12.466642" calcext:value-type="float">
            <text:p>12.466642</text:p>
          </table:table-cell>
          <table:table-cell office:value-type="float" office:value="64800" calcext:value-type="float">
            <text:p>64800</text:p>
          </table:table-cell>
          <table:table-cell table:formula="of:=([.F620]-[.F619])/[.F619]" office:value-type="float" office:value="0.00790158678518757" calcext:value-type="float">
            <text:p>0.007901586785188</text:p>
          </table:table-cell>
          <table:table-cell table:formula="of:=[.H620]-PerAnnumRiskFreeRate/TradingDaysPerYear" office:value-type="float" office:value="0.00774285662645742" calcext:value-type="float">
            <text:p>0.0077428566264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13</text:p>
          </table:table-cell>
          <table:table-cell office:value-type="float" office:value="17.9" calcext:value-type="float">
            <text:p>17.9</text:p>
          </table:table-cell>
          <table:table-cell office:value-type="float" office:value="17.903334" calcext:value-type="float">
            <text:p>17.903334</text:p>
          </table:table-cell>
          <table:table-cell office:value-type="float" office:value="17.766666" calcext:value-type="float">
            <text:p>17.766666</text:p>
          </table:table-cell>
          <table:table-cell office:value-type="float" office:value="17.799999" calcext:value-type="float">
            <text:p>17.799999</text:p>
          </table:table-cell>
          <table:table-cell office:value-type="float" office:value="12.42592" calcext:value-type="float">
            <text:p>12.42592</text:p>
          </table:table-cell>
          <table:table-cell office:value-type="float" office:value="36600" calcext:value-type="float">
            <text:p>36600</text:p>
          </table:table-cell>
          <table:table-cell table:formula="of:=([.F621]-[.F620])/[.F620]" office:value-type="float" office:value="-0.00326647705131828" calcext:value-type="float">
            <text:p>-0.003266477051318</text:p>
          </table:table-cell>
          <table:table-cell table:formula="of:=[.H621]-PerAnnumRiskFreeRate/TradingDaysPerYear" office:value-type="float" office:value="-0.00342520721004844" calcext:value-type="float">
            <text:p>-0.0034252072100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14</text:p>
          </table:table-cell>
          <table:table-cell office:value-type="float" office:value="17.933332" calcext:value-type="float">
            <text:p>17.933332</text:p>
          </table:table-cell>
          <table:table-cell office:value-type="float" office:value="18.098333" calcext:value-type="float">
            <text:p>18.098333</text:p>
          </table:table-cell>
          <table:table-cell office:value-type="float" office:value="17.85" calcext:value-type="float">
            <text:p>17.85</text:p>
          </table:table-cell>
          <table:table-cell office:value-type="float" office:value="17.998333" calcext:value-type="float">
            <text:p>17.998333</text:p>
          </table:table-cell>
          <table:table-cell office:value-type="float" office:value="12.564368" calcext:value-type="float">
            <text:p>12.564368</text:p>
          </table:table-cell>
          <table:table-cell office:value-type="float" office:value="139800" calcext:value-type="float">
            <text:p>139800</text:p>
          </table:table-cell>
          <table:table-cell table:formula="of:=([.F622]-[.F621])/[.F621]" office:value-type="float" office:value="0.0111418711853931" calcext:value-type="float">
            <text:p>0.011141871185393</text:p>
          </table:table-cell>
          <table:table-cell table:formula="of:=[.H622]-PerAnnumRiskFreeRate/TradingDaysPerYear" office:value-type="float" office:value="0.010983141026663" calcext:value-type="float">
            <text:p>0.0109831410266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17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8.023333" calcext:value-type="float">
            <text:p>18.023333</text:p>
          </table:table-cell>
          <table:table-cell office:value-type="float" office:value="17.891666" calcext:value-type="float">
            <text:p>17.891666</text:p>
          </table:table-cell>
          <table:table-cell office:value-type="float" office:value="17.916668" calcext:value-type="float">
            <text:p>17.916668</text:p>
          </table:table-cell>
          <table:table-cell office:value-type="float" office:value="12.507362" calcext:value-type="float">
            <text:p>12.507362</text:p>
          </table:table-cell>
          <table:table-cell office:value-type="float" office:value="56400" calcext:value-type="float">
            <text:p>56400</text:p>
          </table:table-cell>
          <table:table-cell table:formula="of:=([.F623]-[.F622])/[.F622]" office:value-type="float" office:value="-0.00453711639136958" calcext:value-type="float">
            <text:p>-0.00453711639137</text:p>
          </table:table-cell>
          <table:table-cell table:formula="of:=[.H623]-PerAnnumRiskFreeRate/TradingDaysPerYear" office:value-type="float" office:value="-0.00469584655009974" calcext:value-type="float">
            <text:p>-0.00469584655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18</text:p>
          </table:table-cell>
          <table:table-cell office:value-type="float" office:value="17.933332" calcext:value-type="float">
            <text:p>17.933332</text:p>
          </table:table-cell>
          <table:table-cell office:value-type="float" office:value="17.938334" calcext:value-type="float">
            <text:p>17.938334</text:p>
          </table:table-cell>
          <table:table-cell office:value-type="float" office:value="17.688334" calcext:value-type="float">
            <text:p>17.688334</text:p>
          </table:table-cell>
          <table:table-cell office:value-type="float" office:value="17.746668" calcext:value-type="float">
            <text:p>17.746668</text:p>
          </table:table-cell>
          <table:table-cell office:value-type="float" office:value="12.388691" calcext:value-type="float">
            <text:p>12.388691</text:p>
          </table:table-cell>
          <table:table-cell office:value-type="float" office:value="108000" calcext:value-type="float">
            <text:p>108000</text:p>
          </table:table-cell>
          <table:table-cell table:formula="of:=([.F624]-[.F623])/[.F623]" office:value-type="float" office:value="-0.00948809189339853" calcext:value-type="float">
            <text:p>-0.009488091893399</text:p>
          </table:table-cell>
          <table:table-cell table:formula="of:=[.H624]-PerAnnumRiskFreeRate/TradingDaysPerYear" office:value-type="float" office:value="-0.00964682205212869" calcext:value-type="float">
            <text:p>-0.0096468220521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19</text:p>
          </table:table-cell>
          <table:table-cell office:value-type="float" office:value="17.916668" calcext:value-type="float">
            <text:p>17.916668</text:p>
          </table:table-cell>
          <table:table-cell office:value-type="float" office:value="18.045" calcext:value-type="float">
            <text:p>18.045</text:p>
          </table:table-cell>
          <table:table-cell office:value-type="float" office:value="17.751667" calcext:value-type="float">
            <text:p>17.751667</text:p>
          </table:table-cell>
          <table:table-cell office:value-type="float" office:value="17.778334" calcext:value-type="float">
            <text:p>17.778334</text:p>
          </table:table-cell>
          <table:table-cell office:value-type="float" office:value="12.410793" calcext:value-type="float">
            <text:p>12.410793</text:p>
          </table:table-cell>
          <table:table-cell office:value-type="float" office:value="66600" calcext:value-type="float">
            <text:p>66600</text:p>
          </table:table-cell>
          <table:table-cell table:formula="of:=([.F625]-[.F624])/[.F624]" office:value-type="float" office:value="0.00178404643396145" calcext:value-type="float">
            <text:p>0.001784046433961</text:p>
          </table:table-cell>
          <table:table-cell table:formula="of:=[.H625]-PerAnnumRiskFreeRate/TradingDaysPerYear" office:value-type="float" office:value="0.00162531627523129" calcext:value-type="float">
            <text:p>0.0016253162752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20</text:p>
          </table:table-cell>
          <table:table-cell table:number-columns-repeated="2" office:value-type="float" office:value="17.865" calcext:value-type="float">
            <text:p>17.865</text:p>
          </table:table-cell>
          <table:table-cell office:value-type="float" office:value="17.733334" calcext:value-type="float">
            <text:p>17.733334</text:p>
          </table:table-cell>
          <table:table-cell office:value-type="float" office:value="17.771667" calcext:value-type="float">
            <text:p>17.771667</text:p>
          </table:table-cell>
          <table:table-cell office:value-type="float" office:value="12.406139" calcext:value-type="float">
            <text:p>12.406139</text:p>
          </table:table-cell>
          <table:table-cell office:value-type="float" office:value="16800" calcext:value-type="float">
            <text:p>16800</text:p>
          </table:table-cell>
          <table:table-cell table:formula="of:=([.F626]-[.F625])/[.F625]" office:value-type="float" office:value="-0.000374996182758054" calcext:value-type="float">
            <text:p>-0.000374996182758</text:p>
          </table:table-cell>
          <table:table-cell table:formula="of:=[.H626]-PerAnnumRiskFreeRate/TradingDaysPerYear" office:value-type="float" office:value="-0.000533726341488213" calcext:value-type="float">
            <text:p>-0.0005337263414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21</text:p>
          </table:table-cell>
          <table:table-cell office:value-type="float" office:value="17.866667" calcext:value-type="float">
            <text:p>17.866667</text:p>
          </table:table-cell>
          <table:table-cell office:value-type="float" office:value="17.883333" calcext:value-type="float">
            <text:p>17.883333</text:p>
          </table:table-cell>
          <table:table-cell office:value-type="float" office:value="17.683332" calcext:value-type="float">
            <text:p>17.683332</text:p>
          </table:table-cell>
          <table:table-cell office:value-type="float" office:value="17.690001" calcext:value-type="float">
            <text:p>17.690001</text:p>
          </table:table-cell>
          <table:table-cell office:value-type="float" office:value="12.349128" calcext:value-type="float">
            <text:p>12.349128</text:p>
          </table:table-cell>
          <table:table-cell office:value-type="float" office:value="45600" calcext:value-type="float">
            <text:p>45600</text:p>
          </table:table-cell>
          <table:table-cell table:formula="of:=([.F627]-[.F626])/[.F626]" office:value-type="float" office:value="-0.0045953862035561" calcext:value-type="float">
            <text:p>-0.004595386203556</text:p>
          </table:table-cell>
          <table:table-cell table:formula="of:=[.H627]-PerAnnumRiskFreeRate/TradingDaysPerYear" office:value-type="float" office:value="-0.00475411636228626" calcext:value-type="float">
            <text:p>-0.0047541163622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24</text:p>
          </table:table-cell>
          <table:table-cell office:value-type="float" office:value="17.766666" calcext:value-type="float">
            <text:p>17.766666</text:p>
          </table:table-cell>
          <table:table-cell office:value-type="float" office:value="18.094999" calcext:value-type="float">
            <text:p>18.094999</text:p>
          </table:table-cell>
          <table:table-cell office:value-type="float" office:value="17.766666" calcext:value-type="float">
            <text:p>17.766666</text:p>
          </table:table-cell>
          <table:table-cell office:value-type="float" office:value="18.094999" calcext:value-type="float">
            <text:p>18.094999</text:p>
          </table:table-cell>
          <table:table-cell office:value-type="float" office:value="12.631857" calcext:value-type="float">
            <text:p>12.631857</text:p>
          </table:table-cell>
          <table:table-cell office:value-type="float" office:value="56400" calcext:value-type="float">
            <text:p>56400</text:p>
          </table:table-cell>
          <table:table-cell table:formula="of:=([.F628]-[.F627])/[.F627]" office:value-type="float" office:value="0.02289465296659" calcext:value-type="float">
            <text:p>0.02289465296659</text:p>
          </table:table-cell>
          <table:table-cell table:formula="of:=[.H628]-PerAnnumRiskFreeRate/TradingDaysPerYear" office:value-type="float" office:value="0.0227359228078598" calcext:value-type="float">
            <text:p>0.022735922807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25</text:p>
          </table:table-cell>
          <table:table-cell office:value-type="float" office:value="18.225" calcext:value-type="float">
            <text:p>18.225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8.225" calcext:value-type="float">
            <text:p>18.225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2.868036" calcext:value-type="float">
            <text:p>12.868036</text:p>
          </table:table-cell>
          <table:table-cell office:value-type="float" office:value="122400" calcext:value-type="float">
            <text:p>122400</text:p>
          </table:table-cell>
          <table:table-cell table:formula="of:=([.F629]-[.F628])/[.F628]" office:value-type="float" office:value="0.0186970925969159" calcext:value-type="float">
            <text:p>0.018697092596916</text:p>
          </table:table-cell>
          <table:table-cell table:formula="of:=[.H629]-PerAnnumRiskFreeRate/TradingDaysPerYear" office:value-type="float" office:value="0.0185383624381857" calcext:value-type="float">
            <text:p>0.0185383624381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26</text:p>
          </table:table-cell>
          <table:table-cell office:value-type="float" office:value="18.475" calcext:value-type="float">
            <text:p>18.475</text:p>
          </table:table-cell>
          <table:table-cell office:value-type="float" office:value="18.478333" calcext:value-type="float">
            <text:p>18.478333</text:p>
          </table:table-cell>
          <table:table-cell office:value-type="float" office:value="18.24" calcext:value-type="float">
            <text:p>18.24</text:p>
          </table:table-cell>
          <table:table-cell office:value-type="float" office:value="18.309999" calcext:value-type="float">
            <text:p>18.309999</text:p>
          </table:table-cell>
          <table:table-cell office:value-type="float" office:value="12.78194" calcext:value-type="float">
            <text:p>12.78194</text:p>
          </table:table-cell>
          <table:table-cell office:value-type="float" office:value="64800" calcext:value-type="float">
            <text:p>64800</text:p>
          </table:table-cell>
          <table:table-cell table:formula="of:=([.F630]-[.F629])/[.F629]" office:value-type="float" office:value="-0.00669068690824299" calcext:value-type="float">
            <text:p>-0.006690686908243</text:p>
          </table:table-cell>
          <table:table-cell table:formula="of:=[.H630]-PerAnnumRiskFreeRate/TradingDaysPerYear" office:value-type="float" office:value="-0.00684941706697315" calcext:value-type="float">
            <text:p>-0.0068494170669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27</text:p>
          </table:table-cell>
          <table:table-cell table:number-columns-repeated="2" office:value-type="float" office:value="18.376667" calcext:value-type="float">
            <text:p>18.376667</text:p>
          </table:table-cell>
          <table:table-cell office:value-type="float" office:value="18.116667" calcext:value-type="float">
            <text:p>18.116667</text:p>
          </table:table-cell>
          <table:table-cell office:value-type="float" office:value="18.183332" calcext:value-type="float">
            <text:p>18.183332</text:p>
          </table:table-cell>
          <table:table-cell office:value-type="float" office:value="12.69351" calcext:value-type="float">
            <text:p>12.69351</text:p>
          </table:table-cell>
          <table:table-cell office:value-type="float" office:value="109200" calcext:value-type="float">
            <text:p>109200</text:p>
          </table:table-cell>
          <table:table-cell table:formula="of:=([.F631]-[.F630])/[.F630]" office:value-type="float" office:value="-0.00691835511667248" calcext:value-type="float">
            <text:p>-0.006918355116672</text:p>
          </table:table-cell>
          <table:table-cell table:formula="of:=[.H631]-PerAnnumRiskFreeRate/TradingDaysPerYear" office:value-type="float" office:value="-0.00707708527540264" calcext:value-type="float">
            <text:p>-0.0070770852754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5-28</text:p>
          </table:table-cell>
          <table:table-cell office:value-type="float" office:value="18.183332" calcext:value-type="float">
            <text:p>18.183332</text:p>
          </table:table-cell>
          <table:table-cell office:value-type="float" office:value="18.209999" calcext:value-type="float">
            <text:p>18.209999</text:p>
          </table:table-cell>
          <table:table-cell table:number-columns-repeated="2" office:value-type="float" office:value="18.176666" calcext:value-type="float">
            <text:p>18.176666</text:p>
          </table:table-cell>
          <table:table-cell office:value-type="float" office:value="12.688863" calcext:value-type="float">
            <text:p>12.688863</text:p>
          </table:table-cell>
          <table:table-cell office:value-type="float" office:value="18600" calcext:value-type="float">
            <text:p>18600</text:p>
          </table:table-cell>
          <table:table-cell table:formula="of:=([.F632]-[.F631])/[.F631]" office:value-type="float" office:value="-0.000366092593774322" calcext:value-type="float">
            <text:p>-0.000366092593774</text:p>
          </table:table-cell>
          <table:table-cell table:formula="of:=[.H632]-PerAnnumRiskFreeRate/TradingDaysPerYear" office:value-type="float" office:value="-0.000524822752504481" calcext:value-type="float">
            <text:p>-0.0005248227525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01</text:p>
          </table:table-cell>
          <table:table-cell office:value-type="float" office:value="18.4" calcext:value-type="float">
            <text:p>18.4</text:p>
          </table:table-cell>
          <table:table-cell office:value-type="float" office:value="18.411667" calcext:value-type="float">
            <text:p>18.411667</text:p>
          </table:table-cell>
          <table:table-cell office:value-type="float" office:value="18.306667" calcext:value-type="float">
            <text:p>18.306667</text:p>
          </table:table-cell>
          <table:table-cell office:value-type="float" office:value="18.378332" calcext:value-type="float">
            <text:p>18.378332</text:p>
          </table:table-cell>
          <table:table-cell office:value-type="float" office:value="12.829647" calcext:value-type="float">
            <text:p>12.829647</text:p>
          </table:table-cell>
          <table:table-cell office:value-type="float" office:value="28200" calcext:value-type="float">
            <text:p>28200</text:p>
          </table:table-cell>
          <table:table-cell table:formula="of:=([.F633]-[.F632])/[.F632]" office:value-type="float" office:value="0.0110950839330522" calcext:value-type="float">
            <text:p>0.011095083933052</text:p>
          </table:table-cell>
          <table:table-cell table:formula="of:=[.H633]-PerAnnumRiskFreeRate/TradingDaysPerYear" office:value-type="float" office:value="0.010936353774322" calcext:value-type="float">
            <text:p>0.0109363537743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02</text:p>
          </table:table-cell>
          <table:table-cell office:value-type="float" office:value="18.424999" calcext:value-type="float">
            <text:p>18.424999</text:p>
          </table:table-cell>
          <table:table-cell office:value-type="float" office:value="18.458332" calcext:value-type="float">
            <text:p>18.458332</text:p>
          </table:table-cell>
          <table:table-cell office:value-type="float" office:value="18.299999" calcext:value-type="float">
            <text:p>18.299999</text:p>
          </table:table-cell>
          <table:table-cell office:value-type="float" office:value="18.366667" calcext:value-type="float">
            <text:p>18.366667</text:p>
          </table:table-cell>
          <table:table-cell office:value-type="float" office:value="12.8215" calcext:value-type="float">
            <text:p>12.8215</text:p>
          </table:table-cell>
          <table:table-cell office:value-type="float" office:value="72000" calcext:value-type="float">
            <text:p>72000</text:p>
          </table:table-cell>
          <table:table-cell table:formula="of:=([.F634]-[.F633])/[.F633]" office:value-type="float" office:value="-0.000635013574418629" calcext:value-type="float">
            <text:p>-0.000635013574419</text:p>
          </table:table-cell>
          <table:table-cell table:formula="of:=[.H634]-PerAnnumRiskFreeRate/TradingDaysPerYear" office:value-type="float" office:value="-0.000793743733148788" calcext:value-type="float">
            <text:p>-0.0007937437331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03</text:p>
          </table:table-cell>
          <table:table-cell office:value-type="float" office:value="18.408333" calcext:value-type="float">
            <text:p>18.408333</text:p>
          </table:table-cell>
          <table:table-cell office:value-type="float" office:value="18.426666" calcext:value-type="float">
            <text:p>18.426666</text:p>
          </table:table-cell>
          <table:table-cell table:number-columns-repeated="2" office:value-type="float" office:value="18.166668" calcext:value-type="float">
            <text:p>18.166668</text:p>
          </table:table-cell>
          <table:table-cell office:value-type="float" office:value="12.681886" calcext:value-type="float">
            <text:p>12.681886</text:p>
          </table:table-cell>
          <table:table-cell office:value-type="float" office:value="102600" calcext:value-type="float">
            <text:p>102600</text:p>
          </table:table-cell>
          <table:table-cell table:formula="of:=([.F635]-[.F634])/[.F634]" office:value-type="float" office:value="-0.0108890535428772" calcext:value-type="float">
            <text:p>-0.010889053542877</text:p>
          </table:table-cell>
          <table:table-cell table:formula="of:=[.H635]-PerAnnumRiskFreeRate/TradingDaysPerYear" office:value-type="float" office:value="-0.0110477837016073" calcext:value-type="float">
            <text:p>-0.0110477837016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04</text:p>
          </table:table-cell>
          <table:table-cell office:value-type="float" office:value="18.166668" calcext:value-type="float">
            <text:p>18.166668</text:p>
          </table:table-cell>
          <table:table-cell office:value-type="float" office:value="18.183332" calcext:value-type="float">
            <text:p>18.183332</text:p>
          </table:table-cell>
          <table:table-cell office:value-type="float" office:value="18.09" calcext:value-type="float">
            <text:p>18.09</text:p>
          </table:table-cell>
          <table:table-cell office:value-type="float" office:value="18.138332" calcext:value-type="float">
            <text:p>18.138332</text:p>
          </table:table-cell>
          <table:table-cell office:value-type="float" office:value="12.662104" calcext:value-type="float">
            <text:p>12.662104</text:p>
          </table:table-cell>
          <table:table-cell office:value-type="float" office:value="27000" calcext:value-type="float">
            <text:p>27000</text:p>
          </table:table-cell>
          <table:table-cell table:formula="of:=([.F636]-[.F635])/[.F635]" office:value-type="float" office:value="-0.00155986262611106" calcext:value-type="float">
            <text:p>-0.001559862626111</text:p>
          </table:table-cell>
          <table:table-cell table:formula="of:=[.H636]-PerAnnumRiskFreeRate/TradingDaysPerYear" office:value-type="float" office:value="-0.00171859278484122" calcext:value-type="float">
            <text:p>-0.0017185927848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07</text:p>
          </table:table-cell>
          <table:table-cell office:value-type="float" office:value="18.266666" calcext:value-type="float">
            <text:p>18.266666</text:p>
          </table:table-cell>
          <table:table-cell office:value-type="float" office:value="18.473333" calcext:value-type="float">
            <text:p>18.473333</text:p>
          </table:table-cell>
          <table:table-cell office:value-type="float" office:value="18.253332" calcext:value-type="float">
            <text:p>18.253332</text:p>
          </table:table-cell>
          <table:table-cell office:value-type="float" office:value="18.473333" calcext:value-type="float">
            <text:p>18.473333</text:p>
          </table:table-cell>
          <table:table-cell office:value-type="float" office:value="12.895961" calcext:value-type="float">
            <text:p>12.895961</text:p>
          </table:table-cell>
          <table:table-cell office:value-type="float" office:value="49200" calcext:value-type="float">
            <text:p>49200</text:p>
          </table:table-cell>
          <table:table-cell table:formula="of:=([.F637]-[.F636])/[.F636]" office:value-type="float" office:value="0.0184690474821562" calcext:value-type="float">
            <text:p>0.018469047482156</text:p>
          </table:table-cell>
          <table:table-cell table:formula="of:=[.H637]-PerAnnumRiskFreeRate/TradingDaysPerYear" office:value-type="float" office:value="0.0183103173234261" calcext:value-type="float">
            <text:p>0.0183103173234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08</text:p>
          </table:table-cell>
          <table:table-cell office:value-type="float" office:value="18.514999" calcext:value-type="float">
            <text:p>18.514999</text:p>
          </table:table-cell>
          <table:table-cell office:value-type="float" office:value="18.553333" calcext:value-type="float">
            <text:p>18.553333</text:p>
          </table:table-cell>
          <table:table-cell office:value-type="float" office:value="18.334999" calcext:value-type="float">
            <text:p>18.334999</text:p>
          </table:table-cell>
          <table:table-cell office:value-type="float" office:value="18.381666" calcext:value-type="float">
            <text:p>18.381666</text:p>
          </table:table-cell>
          <table:table-cell office:value-type="float" office:value="12.831972" calcext:value-type="float">
            <text:p>12.831972</text:p>
          </table:table-cell>
          <table:table-cell office:value-type="float" office:value="43800" calcext:value-type="float">
            <text:p>43800</text:p>
          </table:table-cell>
          <table:table-cell table:formula="of:=([.F638]-[.F637])/[.F637]" office:value-type="float" office:value="-0.00496194118453052" calcext:value-type="float">
            <text:p>-0.004961941184531</text:p>
          </table:table-cell>
          <table:table-cell table:formula="of:=[.H638]-PerAnnumRiskFreeRate/TradingDaysPerYear" office:value-type="float" office:value="-0.00512067134326068" calcext:value-type="float">
            <text:p>-0.0051206713432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09</text:p>
          </table:table-cell>
          <table:table-cell office:value-type="float" office:value="18.241667" calcext:value-type="float">
            <text:p>18.241667</text:p>
          </table:table-cell>
          <table:table-cell office:value-type="float" office:value="18.243334" calcext:value-type="float">
            <text:p>18.243334</text:p>
          </table:table-cell>
          <table:table-cell office:value-type="float" office:value="18.101667" calcext:value-type="float">
            <text:p>18.101667</text:p>
          </table:table-cell>
          <table:table-cell office:value-type="float" office:value="18.155001" calcext:value-type="float">
            <text:p>18.155001</text:p>
          </table:table-cell>
          <table:table-cell office:value-type="float" office:value="12.673736" calcext:value-type="float">
            <text:p>12.673736</text:p>
          </table:table-cell>
          <table:table-cell office:value-type="float" office:value="164400" calcext:value-type="float">
            <text:p>164400</text:p>
          </table:table-cell>
          <table:table-cell table:formula="of:=([.F639]-[.F638])/[.F638]" office:value-type="float" office:value="-0.0123313860098822" calcext:value-type="float">
            <text:p>-0.012331386009882</text:p>
          </table:table-cell>
          <table:table-cell table:formula="of:=[.H639]-PerAnnumRiskFreeRate/TradingDaysPerYear" office:value-type="float" office:value="-0.0124901161686124" calcext:value-type="float">
            <text:p>-0.0124901161686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10</text:p>
          </table:table-cell>
          <table:table-cell office:value-type="float" office:value="18.25" calcext:value-type="float">
            <text:p>18.25</text:p>
          </table:table-cell>
          <table:table-cell office:value-type="float" office:value="18.383333" calcext:value-type="float">
            <text:p>18.383333</text:p>
          </table:table-cell>
          <table:table-cell office:value-type="float" office:value="18.25" calcext:value-type="float">
            <text:p>18.25</text:p>
          </table:table-cell>
          <table:table-cell office:value-type="float" office:value="18.33" calcext:value-type="float">
            <text:p>18.33</text:p>
          </table:table-cell>
          <table:table-cell office:value-type="float" office:value="12.7959" calcext:value-type="float">
            <text:p>12.7959</text:p>
          </table:table-cell>
          <table:table-cell office:value-type="float" office:value="39000" calcext:value-type="float">
            <text:p>39000</text:p>
          </table:table-cell>
          <table:table-cell table:formula="of:=([.F640]-[.F639])/[.F639]" office:value-type="float" office:value="0.00963914665730766" calcext:value-type="float">
            <text:p>0.009639146657308</text:p>
          </table:table-cell>
          <table:table-cell table:formula="of:=[.H640]-PerAnnumRiskFreeRate/TradingDaysPerYear" office:value-type="float" office:value="0.0094804164985775" calcext:value-type="float">
            <text:p>0.0094804164985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14</text:p>
          </table:table-cell>
          <table:table-cell table:number-columns-repeated="2" office:value-type="float" office:value="18.233334" calcext:value-type="float">
            <text:p>18.233334</text:p>
          </table:table-cell>
          <table:table-cell office:value-type="float" office:value="18.118334" calcext:value-type="float">
            <text:p>18.118334</text:p>
          </table:table-cell>
          <table:table-cell office:value-type="float" office:value="18.135" calcext:value-type="float">
            <text:p>18.135</text:p>
          </table:table-cell>
          <table:table-cell office:value-type="float" office:value="12.659778" calcext:value-type="float">
            <text:p>12.659778</text:p>
          </table:table-cell>
          <table:table-cell office:value-type="float" office:value="42000" calcext:value-type="float">
            <text:p>42000</text:p>
          </table:table-cell>
          <table:table-cell table:formula="of:=([.F641]-[.F640])/[.F640]" office:value-type="float" office:value="-0.0106379387147446" calcext:value-type="float">
            <text:p>-0.010637938714745</text:p>
          </table:table-cell>
          <table:table-cell table:formula="of:=[.H641]-PerAnnumRiskFreeRate/TradingDaysPerYear" office:value-type="float" office:value="-0.0107966688734747" calcext:value-type="float">
            <text:p>-0.0107966688734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15</text:p>
          </table:table-cell>
          <table:table-cell office:value-type="float" office:value="18.333332" calcext:value-type="float">
            <text:p>18.333332</text:p>
          </table:table-cell>
          <table:table-cell office:value-type="float" office:value="18.504999" calcext:value-type="float">
            <text:p>18.504999</text:p>
          </table:table-cell>
          <table:table-cell office:value-type="float" office:value="18.333332" calcext:value-type="float">
            <text:p>18.33333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2.883165" calcext:value-type="float">
            <text:p>12.883165</text:p>
          </table:table-cell>
          <table:table-cell office:value-type="float" office:value="40200" calcext:value-type="float">
            <text:p>40200</text:p>
          </table:table-cell>
          <table:table-cell table:formula="of:=([.F642]-[.F641])/[.F641]" office:value-type="float" office:value="0.0176454121075425" calcext:value-type="float">
            <text:p>0.017645412107543</text:p>
          </table:table-cell>
          <table:table-cell table:formula="of:=[.H642]-PerAnnumRiskFreeRate/TradingDaysPerYear" office:value-type="float" office:value="0.0174866819488124" calcext:value-type="float">
            <text:p>0.0174866819488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16</text:p>
          </table:table-cell>
          <table:table-cell office:value-type="float" office:value="18.665001" calcext:value-type="float">
            <text:p>18.665001</text:p>
          </table:table-cell>
          <table:table-cell office:value-type="float" office:value="18.76" calcext:value-type="float">
            <text:p>18.76</text:p>
          </table:table-cell>
          <table:table-cell office:value-type="float" office:value="18.601667" calcext:value-type="float">
            <text:p>18.601667</text:p>
          </table:table-cell>
          <table:table-cell office:value-type="float" office:value="18.719999" calcext:value-type="float">
            <text:p>18.719999</text:p>
          </table:table-cell>
          <table:table-cell office:value-type="float" office:value="13.068161" calcext:value-type="float">
            <text:p>13.068161</text:p>
          </table:table-cell>
          <table:table-cell office:value-type="float" office:value="189600" calcext:value-type="float">
            <text:p>189600</text:p>
          </table:table-cell>
          <table:table-cell table:formula="of:=([.F643]-[.F642])/[.F642]" office:value-type="float" office:value="0.0143595149173359" calcext:value-type="float">
            <text:p>0.014359514917336</text:p>
          </table:table-cell>
          <table:table-cell table:formula="of:=[.H643]-PerAnnumRiskFreeRate/TradingDaysPerYear" office:value-type="float" office:value="0.0142007847586058" calcext:value-type="float">
            <text:p>0.0142007847586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17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.959999" calcext:value-type="float">
            <text:p>18.959999</text:p>
          </table:table-cell>
          <table:table-cell office:value-type="float" office:value="18.764999" calcext:value-type="float">
            <text:p>18.764999</text:p>
          </table:table-cell>
          <table:table-cell office:value-type="float" office:value="18.931667" calcext:value-type="float">
            <text:p>18.931667</text:p>
          </table:table-cell>
          <table:table-cell office:value-type="float" office:value="13.215917" calcext:value-type="float">
            <text:p>13.215917</text:p>
          </table:table-cell>
          <table:table-cell office:value-type="float" office:value="82200" calcext:value-type="float">
            <text:p>82200</text:p>
          </table:table-cell>
          <table:table-cell table:formula="of:=([.F644]-[.F643])/[.F643]" office:value-type="float" office:value="0.0113065640988047" calcext:value-type="float">
            <text:p>0.011306564098805</text:p>
          </table:table-cell>
          <table:table-cell table:formula="of:=[.H644]-PerAnnumRiskFreeRate/TradingDaysPerYear" office:value-type="float" office:value="0.0111478339400745" calcext:value-type="float">
            <text:p>0.0111478339400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18</text:p>
          </table:table-cell>
          <table:table-cell office:value-type="float" office:value="19.049999" calcext:value-type="float">
            <text:p>19.049999</text:p>
          </table:table-cell>
          <table:table-cell office:value-type="float" office:value="19.068333" calcext:value-type="float">
            <text:p>19.068333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9.038334" calcext:value-type="float">
            <text:p>19.038334</text:p>
          </table:table-cell>
          <table:table-cell office:value-type="float" office:value="13.29038" calcext:value-type="float">
            <text:p>13.29038</text:p>
          </table:table-cell>
          <table:table-cell office:value-type="float" office:value="40200" calcext:value-type="float">
            <text:p>40200</text:p>
          </table:table-cell>
          <table:table-cell table:formula="of:=([.F645]-[.F644])/[.F644]" office:value-type="float" office:value="0.00563434228589673" calcext:value-type="float">
            <text:p>0.005634342285897</text:p>
          </table:table-cell>
          <table:table-cell table:formula="of:=[.H645]-PerAnnumRiskFreeRate/TradingDaysPerYear" office:value-type="float" office:value="0.00547561212716658" calcext:value-type="float">
            <text:p>0.0054756121271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21</text:p>
          </table:table-cell>
          <table:table-cell table:number-columns-repeated="2" office:value-type="float" office:value="19.041668" calcext:value-type="float">
            <text:p>19.041668</text:p>
          </table:table-cell>
          <table:table-cell office:value-type="float" office:value="18.948334" calcext:value-type="float">
            <text:p>18.948334</text:p>
          </table:table-cell>
          <table:table-cell office:value-type="float" office:value="19.011667" calcext:value-type="float">
            <text:p>19.011667</text:p>
          </table:table-cell>
          <table:table-cell office:value-type="float" office:value="13.271767" calcext:value-type="float">
            <text:p>13.271767</text:p>
          </table:table-cell>
          <table:table-cell office:value-type="float" office:value="69600" calcext:value-type="float">
            <text:p>69600</text:p>
          </table:table-cell>
          <table:table-cell table:formula="of:=([.F646]-[.F645])/[.F645]" office:value-type="float" office:value="-0.00140048666780033" calcext:value-type="float">
            <text:p>-0.0014004866678</text:p>
          </table:table-cell>
          <table:table-cell table:formula="of:=[.H646]-PerAnnumRiskFreeRate/TradingDaysPerYear" office:value-type="float" office:value="-0.00155921682653049" calcext:value-type="float">
            <text:p>-0.0015592168265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22</text:p>
          </table:table-cell>
          <table:table-cell office:value-type="float" office:value="18.933332" calcext:value-type="float">
            <text:p>18.933332</text:p>
          </table:table-cell>
          <table:table-cell office:value-type="float" office:value="19.049999" calcext:value-type="float">
            <text:p>19.049999</text:p>
          </table:table-cell>
          <table:table-cell office:value-type="float" office:value="18.870001" calcext:value-type="float">
            <text:p>18.870001</text:p>
          </table:table-cell>
          <table:table-cell office:value-type="float" office:value="19.049999" calcext:value-type="float">
            <text:p>19.049999</text:p>
          </table:table-cell>
          <table:table-cell office:value-type="float" office:value="13.298528" calcext:value-type="float">
            <text:p>13.298528</text:p>
          </table:table-cell>
          <table:table-cell office:value-type="float" office:value="37800" calcext:value-type="float">
            <text:p>37800</text:p>
          </table:table-cell>
          <table:table-cell table:formula="of:=([.F647]-[.F646])/[.F646]" office:value-type="float" office:value="0.00201638561014511" calcext:value-type="float">
            <text:p>0.002016385610145</text:p>
          </table:table-cell>
          <table:table-cell table:formula="of:=[.H647]-PerAnnumRiskFreeRate/TradingDaysPerYear" office:value-type="float" office:value="0.00185765545141495" calcext:value-type="float">
            <text:p>0.0018576554514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23</text:p>
          </table:table-cell>
          <table:table-cell office:value-type="float" office:value="19.15" calcext:value-type="float">
            <text:p>19.15</text:p>
          </table:table-cell>
          <table:table-cell office:value-type="float" office:value="19.323334" calcext:value-type="float">
            <text:p>19.323334</text:p>
          </table:table-cell>
          <table:table-cell office:value-type="float" office:value="19.053333" calcext:value-type="float">
            <text:p>19.053333</text:p>
          </table:table-cell>
          <table:table-cell office:value-type="float" office:value="19.316668" calcext:value-type="float">
            <text:p>19.316668</text:p>
          </table:table-cell>
          <table:table-cell office:value-type="float" office:value="13.484684" calcext:value-type="float">
            <text:p>13.484684</text:p>
          </table:table-cell>
          <table:table-cell office:value-type="float" office:value="85800" calcext:value-type="float">
            <text:p>85800</text:p>
          </table:table-cell>
          <table:table-cell table:formula="of:=([.F648]-[.F647])/[.F647]" office:value-type="float" office:value="0.0139982410083282" calcext:value-type="float">
            <text:p>0.013998241008328</text:p>
          </table:table-cell>
          <table:table-cell table:formula="of:=[.H648]-PerAnnumRiskFreeRate/TradingDaysPerYear" office:value-type="float" office:value="0.013839510849598" calcext:value-type="float">
            <text:p>0.0138395108495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24</text:p>
          </table:table-cell>
          <table:table-cell table:number-columns-repeated="2" office:value-type="float" office:value="19.433332" calcext:value-type="float">
            <text:p>19.433332</text:p>
          </table:table-cell>
          <table:table-cell office:value-type="float" office:value="19.263332" calcext:value-type="float">
            <text:p>19.263332</text:p>
          </table:table-cell>
          <table:table-cell office:value-type="float" office:value="19.301666" calcext:value-type="float">
            <text:p>19.301666</text:p>
          </table:table-cell>
          <table:table-cell office:value-type="float" office:value="13.474209" calcext:value-type="float">
            <text:p>13.474209</text:p>
          </table:table-cell>
          <table:table-cell office:value-type="float" office:value="115200" calcext:value-type="float">
            <text:p>115200</text:p>
          </table:table-cell>
          <table:table-cell table:formula="of:=([.F649]-[.F648])/[.F648]" office:value-type="float" office:value="-0.000776807228111506" calcext:value-type="float">
            <text:p>-0.000776807228112</text:p>
          </table:table-cell>
          <table:table-cell table:formula="of:=[.H649]-PerAnnumRiskFreeRate/TradingDaysPerYear" office:value-type="float" office:value="-0.000935537386841664" calcext:value-type="float">
            <text:p>-0.0009355373868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25</text:p>
          </table:table-cell>
          <table:table-cell office:value-type="float" office:value="19.299999" calcext:value-type="float">
            <text:p>19.299999</text:p>
          </table:table-cell>
          <table:table-cell office:value-type="float" office:value="19.360001" calcext:value-type="float">
            <text:p>19.360001</text:p>
          </table:table-cell>
          <table:table-cell office:value-type="float" office:value="19.195" calcext:value-type="float">
            <text:p>19.195</text:p>
          </table:table-cell>
          <table:table-cell office:value-type="float" office:value="19.225" calcext:value-type="float">
            <text:p>19.225</text:p>
          </table:table-cell>
          <table:table-cell office:value-type="float" office:value="13.420691" calcext:value-type="float">
            <text:p>13.420691</text:p>
          </table:table-cell>
          <table:table-cell office:value-type="float" office:value="37200" calcext:value-type="float">
            <text:p>37200</text:p>
          </table:table-cell>
          <table:table-cell table:formula="of:=([.F650]-[.F649])/[.F649]" office:value-type="float" office:value="-0.00397188436070721" calcext:value-type="float">
            <text:p>-0.003971884360707</text:p>
          </table:table-cell>
          <table:table-cell table:formula="of:=[.H650]-PerAnnumRiskFreeRate/TradingDaysPerYear" office:value-type="float" office:value="-0.00413061451943737" calcext:value-type="float">
            <text:p>-0.0041306145194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28</text:p>
          </table:table-cell>
          <table:table-cell table:number-columns-repeated="2" office:value-type="float" office:value="19.133333" calcext:value-type="float">
            <text:p>19.133333</text:p>
          </table:table-cell>
          <table:table-cell office:value-type="float" office:value="18.863333" calcext:value-type="float">
            <text:p>18.863333</text:p>
          </table:table-cell>
          <table:table-cell office:value-type="float" office:value="18.911667" calcext:value-type="float">
            <text:p>18.911667</text:p>
          </table:table-cell>
          <table:table-cell office:value-type="float" office:value="13.254003" calcext:value-type="float">
            <text:p>13.254003</text:p>
          </table:table-cell>
          <table:table-cell office:value-type="float" office:value="80400" calcext:value-type="float">
            <text:p>80400</text:p>
          </table:table-cell>
          <table:table-cell table:formula="of:=([.F651]-[.F650])/[.F650]" office:value-type="float" office:value="-0.0124202248602549" calcext:value-type="float">
            <text:p>-0.012420224860255</text:p>
          </table:table-cell>
          <table:table-cell table:formula="of:=[.H651]-PerAnnumRiskFreeRate/TradingDaysPerYear" office:value-type="float" office:value="-0.012578955018985" calcext:value-type="float">
            <text:p>-0.0125789550189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29</text:p>
          </table:table-cell>
          <table:table-cell office:value-type="float" office:value="18.916668" calcext:value-type="float">
            <text:p>18.916668</text:p>
          </table:table-cell>
          <table:table-cell office:value-type="float" office:value="18.965" calcext:value-type="float">
            <text:p>18.965</text:p>
          </table:table-cell>
          <table:table-cell office:value-type="float" office:value="18.916668" calcext:value-type="float">
            <text:p>18.916668</text:p>
          </table:table-cell>
          <table:table-cell office:value-type="float" office:value="18.958332" calcext:value-type="float">
            <text:p>18.958332</text:p>
          </table:table-cell>
          <table:table-cell office:value-type="float" office:value="13.286708" calcext:value-type="float">
            <text:p>13.286708</text:p>
          </table:table-cell>
          <table:table-cell office:value-type="float" office:value="104400" calcext:value-type="float">
            <text:p>104400</text:p>
          </table:table-cell>
          <table:table-cell table:formula="of:=([.F652]-[.F651])/[.F651]" office:value-type="float" office:value="0.00246755640541201" calcext:value-type="float">
            <text:p>0.002467556405412</text:p>
          </table:table-cell>
          <table:table-cell table:formula="of:=[.H652]-PerAnnumRiskFreeRate/TradingDaysPerYear" office:value-type="float" office:value="0.00230882624668185" calcext:value-type="float">
            <text:p>0.0023088262466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6-30</text:p>
          </table:table-cell>
          <table:table-cell office:value-type="float" office:value="19.02" calcext:value-type="float">
            <text:p>19.02</text:p>
          </table:table-cell>
          <table:table-cell office:value-type="float" office:value="19.165001" calcext:value-type="float">
            <text:p>19.165001</text:p>
          </table:table-cell>
          <table:table-cell office:value-type="float" office:value="18.968332" calcext:value-type="float">
            <text:p>18.968332</text:p>
          </table:table-cell>
          <table:table-cell office:value-type="float" office:value="19.165001" calcext:value-type="float">
            <text:p>19.165001</text:p>
          </table:table-cell>
          <table:table-cell office:value-type="float" office:value="13.431553" calcext:value-type="float">
            <text:p>13.431553</text:p>
          </table:table-cell>
          <table:table-cell office:value-type="float" office:value="76200" calcext:value-type="float">
            <text:p>76200</text:p>
          </table:table-cell>
          <table:table-cell table:formula="of:=([.F653]-[.F652])/[.F652]" office:value-type="float" office:value="0.0109014964429111" calcext:value-type="float">
            <text:p>0.010901496442911</text:p>
          </table:table-cell>
          <table:table-cell table:formula="of:=[.H653]-PerAnnumRiskFreeRate/TradingDaysPerYear" office:value-type="float" office:value="0.0107427662841809" calcext:value-type="float">
            <text:p>0.0107427662841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01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19.165001" calcext:value-type="float">
            <text:p>19.165001</text:p>
          </table:table-cell>
          <table:table-cell office:value-type="float" office:value="19.02" calcext:value-type="float">
            <text:p>19.02</text:p>
          </table:table-cell>
          <table:table-cell office:value-type="float" office:value="19.1" calcext:value-type="float">
            <text:p>19.1</text:p>
          </table:table-cell>
          <table:table-cell office:value-type="float" office:value="13.385993" calcext:value-type="float">
            <text:p>13.385993</text:p>
          </table:table-cell>
          <table:table-cell office:value-type="float" office:value="176400" calcext:value-type="float">
            <text:p>176400</text:p>
          </table:table-cell>
          <table:table-cell table:formula="of:=([.F654]-[.F653])/[.F653]" office:value-type="float" office:value="-0.00339201282234452" calcext:value-type="float">
            <text:p>-0.003392012822345</text:p>
          </table:table-cell>
          <table:table-cell table:formula="of:=[.H654]-PerAnnumRiskFreeRate/TradingDaysPerYear" office:value-type="float" office:value="-0.00355074298107468" calcext:value-type="float">
            <text:p>-0.0035507429810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02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19.201668" calcext:value-type="float">
            <text:p>19.201668</text:p>
          </table:table-cell>
          <table:table-cell office:value-type="float" office:value="19.1" calcext:value-type="float">
            <text:p>19.1</text:p>
          </table:table-cell>
          <table:table-cell office:value-type="float" office:value="19.163334" calcext:value-type="float">
            <text:p>19.163334</text:p>
          </table:table-cell>
          <table:table-cell office:value-type="float" office:value="13.430384" calcext:value-type="float">
            <text:p>13.430384</text:p>
          </table:table-cell>
          <table:table-cell office:value-type="float" office:value="66600" calcext:value-type="float">
            <text:p>66600</text:p>
          </table:table-cell>
          <table:table-cell table:formula="of:=([.F655]-[.F654])/[.F654]" office:value-type="float" office:value="0.00331622764183434" calcext:value-type="float">
            <text:p>0.003316227641834</text:p>
          </table:table-cell>
          <table:table-cell table:formula="of:=[.H655]-PerAnnumRiskFreeRate/TradingDaysPerYear" office:value-type="float" office:value="0.00315749748310418" calcext:value-type="float">
            <text:p>0.0031574974831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06</text:p>
          </table:table-cell>
          <table:table-cell office:value-type="float" office:value="19.226667" calcext:value-type="float">
            <text:p>19.226667</text:p>
          </table:table-cell>
          <table:table-cell office:value-type="float" office:value="19.291668" calcext:value-type="float">
            <text:p>19.291668</text:p>
          </table:table-cell>
          <table:table-cell office:value-type="float" office:value="19.165001" calcext:value-type="float">
            <text:p>19.165001</text:p>
          </table:table-cell>
          <table:table-cell office:value-type="float" office:value="19.243334" calcext:value-type="float">
            <text:p>19.243334</text:p>
          </table:table-cell>
          <table:table-cell office:value-type="float" office:value="13.486452" calcext:value-type="float">
            <text:p>13.486452</text:p>
          </table:table-cell>
          <table:table-cell office:value-type="float" office:value="52800" calcext:value-type="float">
            <text:p>52800</text:p>
          </table:table-cell>
          <table:table-cell table:formula="of:=([.F656]-[.F655])/[.F655]" office:value-type="float" office:value="0.00417471309830008" calcext:value-type="float">
            <text:p>0.0041747130983</text:p>
          </table:table-cell>
          <table:table-cell table:formula="of:=[.H656]-PerAnnumRiskFreeRate/TradingDaysPerYear" office:value-type="float" office:value="0.00401598293956992" calcext:value-type="float">
            <text:p>0.004015982939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07</text:p>
          </table:table-cell>
          <table:table-cell office:value-type="float" office:value="19.248333" calcext:value-type="float">
            <text:p>19.248333</text:p>
          </table:table-cell>
          <table:table-cell office:value-type="float" office:value="19.358334" calcext:value-type="float">
            <text:p>19.358334</text:p>
          </table:table-cell>
          <table:table-cell office:value-type="float" office:value="19.17" calcext:value-type="float">
            <text:p>19.17</text:p>
          </table:table-cell>
          <table:table-cell office:value-type="float" office:value="19.343332" calcext:value-type="float">
            <text:p>19.343332</text:p>
          </table:table-cell>
          <table:table-cell office:value-type="float" office:value="13.556537" calcext:value-type="float">
            <text:p>13.556537</text:p>
          </table:table-cell>
          <table:table-cell office:value-type="float" office:value="149400" calcext:value-type="float">
            <text:p>149400</text:p>
          </table:table-cell>
          <table:table-cell table:formula="of:=([.F657]-[.F656])/[.F656]" office:value-type="float" office:value="0.00519669665528047" calcext:value-type="float">
            <text:p>0.00519669665528</text:p>
          </table:table-cell>
          <table:table-cell table:formula="of:=[.H657]-PerAnnumRiskFreeRate/TradingDaysPerYear" office:value-type="float" office:value="0.00503796649655031" calcext:value-type="float">
            <text:p>0.005037966496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08</text:p>
          </table:table-cell>
          <table:table-cell office:value-type="float" office:value="19.326668" calcext:value-type="float">
            <text:p>19.326668</text:p>
          </table:table-cell>
          <table:table-cell office:value-type="float" office:value="19.375" calcext:value-type="float">
            <text:p>19.375</text:p>
          </table:table-cell>
          <table:table-cell office:value-type="float" office:value="19.268333" calcext:value-type="float">
            <text:p>19.268333</text:p>
          </table:table-cell>
          <table:table-cell office:value-type="float" office:value="19.308332" calcext:value-type="float">
            <text:p>19.308332</text:p>
          </table:table-cell>
          <table:table-cell office:value-type="float" office:value="13.532009" calcext:value-type="float">
            <text:p>13.532009</text:p>
          </table:table-cell>
          <table:table-cell office:value-type="float" office:value="90000" calcext:value-type="float">
            <text:p>90000</text:p>
          </table:table-cell>
          <table:table-cell table:formula="of:=([.F658]-[.F657])/[.F657]" office:value-type="float" office:value="-0.00180931162582303" calcext:value-type="float">
            <text:p>-0.001809311625823</text:p>
          </table:table-cell>
          <table:table-cell table:formula="of:=[.H658]-PerAnnumRiskFreeRate/TradingDaysPerYear" office:value-type="float" office:value="-0.00196804178455319" calcext:value-type="float">
            <text:p>-0.0019680417845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09</text:p>
          </table:table-cell>
          <table:table-cell office:value-type="float" office:value="19.406668" calcext:value-type="float">
            <text:p>19.406668</text:p>
          </table:table-cell>
          <table:table-cell office:value-type="float" office:value="19.433332" calcext:value-type="float">
            <text:p>19.433332</text:p>
          </table:table-cell>
          <table:table-cell office:value-type="float" office:value="19.281668" calcext:value-type="float">
            <text:p>19.281668</text:p>
          </table:table-cell>
          <table:table-cell office:value-type="float" office:value="19.433332" calcext:value-type="float">
            <text:p>19.433332</text:p>
          </table:table-cell>
          <table:table-cell office:value-type="float" office:value="13.61961" calcext:value-type="float">
            <text:p>13.61961</text:p>
          </table:table-cell>
          <table:table-cell office:value-type="float" office:value="88800" calcext:value-type="float">
            <text:p>88800</text:p>
          </table:table-cell>
          <table:table-cell table:formula="of:=([.F659]-[.F658])/[.F658]" office:value-type="float" office:value="0.00647361378491541" calcext:value-type="float">
            <text:p>0.006473613784915</text:p>
          </table:table-cell>
          <table:table-cell table:formula="of:=[.H659]-PerAnnumRiskFreeRate/TradingDaysPerYear" office:value-type="float" office:value="0.00631488362618525" calcext:value-type="float">
            <text:p>0.0063148836261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12</text:p>
          </table:table-cell>
          <table:table-cell table:number-columns-repeated="2" office:value-type="float" office:value="19.408333" calcext:value-type="float">
            <text:p>19.408333</text:p>
          </table:table-cell>
          <table:table-cell office:value-type="float" office:value="19.266666" calcext:value-type="float">
            <text:p>19.266666</text:p>
          </table:table-cell>
          <table:table-cell office:value-type="float" office:value="19.328333" calcext:value-type="float">
            <text:p>19.328333</text:p>
          </table:table-cell>
          <table:table-cell office:value-type="float" office:value="13.546027" calcext:value-type="float">
            <text:p>13.546027</text:p>
          </table:table-cell>
          <table:table-cell office:value-type="float" office:value="102600" calcext:value-type="float">
            <text:p>102600</text:p>
          </table:table-cell>
          <table:table-cell table:formula="of:=([.F660]-[.F659])/[.F659]" office:value-type="float" office:value="-0.00540272445393071" calcext:value-type="float">
            <text:p>-0.005402724453931</text:p>
          </table:table-cell>
          <table:table-cell table:formula="of:=[.H660]-PerAnnumRiskFreeRate/TradingDaysPerYear" office:value-type="float" office:value="-0.00556145461266087" calcext:value-type="float">
            <text:p>-0.0055614546126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13</text:p>
          </table:table-cell>
          <table:table-cell table:number-columns-repeated="2" office:value-type="float" office:value="19.273333" calcext:value-type="float">
            <text:p>19.273333</text:p>
          </table:table-cell>
          <table:table-cell office:value-type="float" office:value="19.126667" calcext:value-type="float">
            <text:p>19.126667</text:p>
          </table:table-cell>
          <table:table-cell office:value-type="float" office:value="19.251667" calcext:value-type="float">
            <text:p>19.251667</text:p>
          </table:table-cell>
          <table:table-cell office:value-type="float" office:value="13.492291" calcext:value-type="float">
            <text:p>13.492291</text:p>
          </table:table-cell>
          <table:table-cell office:value-type="float" office:value="42000" calcext:value-type="float">
            <text:p>42000</text:p>
          </table:table-cell>
          <table:table-cell table:formula="of:=([.F661]-[.F660])/[.F660]" office:value-type="float" office:value="-0.00396691959937779" calcext:value-type="float">
            <text:p>-0.003966919599378</text:p>
          </table:table-cell>
          <table:table-cell table:formula="of:=[.H661]-PerAnnumRiskFreeRate/TradingDaysPerYear" office:value-type="float" office:value="-0.00412564975810794" calcext:value-type="float">
            <text:p>-0.0041256497581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14</text:p>
          </table:table-cell>
          <table:table-cell office:value-type="float" office:value="19.208332" calcext:value-type="float">
            <text:p>19.208332</text:p>
          </table:table-cell>
          <table:table-cell office:value-type="float" office:value="19.431667" calcext:value-type="float">
            <text:p>19.431667</text:p>
          </table:table-cell>
          <table:table-cell office:value-type="float" office:value="19.208332" calcext:value-type="float">
            <text:p>19.208332</text:p>
          </table:table-cell>
          <table:table-cell office:value-type="float" office:value="19.431667" calcext:value-type="float">
            <text:p>19.431667</text:p>
          </table:table-cell>
          <table:table-cell office:value-type="float" office:value="13.618443" calcext:value-type="float">
            <text:p>13.618443</text:p>
          </table:table-cell>
          <table:table-cell office:value-type="float" office:value="162000" calcext:value-type="float">
            <text:p>162000</text:p>
          </table:table-cell>
          <table:table-cell table:formula="of:=([.F662]-[.F661])/[.F661]" office:value-type="float" office:value="0.00934993174991552" calcext:value-type="float">
            <text:p>0.009349931749916</text:p>
          </table:table-cell>
          <table:table-cell table:formula="of:=[.H662]-PerAnnumRiskFreeRate/TradingDaysPerYear" office:value-type="float" office:value="0.00919120159118536" calcext:value-type="float">
            <text:p>0.0091912015911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15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9.568333" calcext:value-type="float">
            <text:p>19.568333</text:p>
          </table:table-cell>
          <table:table-cell office:value-type="float" office:value="19.416668" calcext:value-type="float">
            <text:p>19.416668</text:p>
          </table:table-cell>
          <table:table-cell office:value-type="float" office:value="19.525" calcext:value-type="float">
            <text:p>19.525</text:p>
          </table:table-cell>
          <table:table-cell office:value-type="float" office:value="13.683858" calcext:value-type="float">
            <text:p>13.683858</text:p>
          </table:table-cell>
          <table:table-cell office:value-type="float" office:value="102000" calcext:value-type="float">
            <text:p>102000</text:p>
          </table:table-cell>
          <table:table-cell table:formula="of:=([.F663]-[.F662])/[.F662]" office:value-type="float" office:value="0.00480341254870337" calcext:value-type="float">
            <text:p>0.004803412548703</text:p>
          </table:table-cell>
          <table:table-cell table:formula="of:=[.H663]-PerAnnumRiskFreeRate/TradingDaysPerYear" office:value-type="float" office:value="0.00464468238997321" calcext:value-type="float">
            <text:p>0.0046446823899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16</text:p>
          </table:table-cell>
          <table:table-cell office:value-type="float" office:value="19.674999" calcext:value-type="float">
            <text:p>19.674999</text:p>
          </table:table-cell>
          <table:table-cell office:value-type="float" office:value="19.768333" calcext:value-type="float">
            <text:p>19.768333</text:p>
          </table:table-cell>
          <table:table-cell office:value-type="float" office:value="19.620001" calcext:value-type="float">
            <text:p>19.620001</text:p>
          </table:table-cell>
          <table:table-cell office:value-type="float" office:value="19.731667" calcext:value-type="float">
            <text:p>19.731667</text:p>
          </table:table-cell>
          <table:table-cell office:value-type="float" office:value="13.828696" calcext:value-type="float">
            <text:p>13.828696</text:p>
          </table:table-cell>
          <table:table-cell office:value-type="float" office:value="216000" calcext:value-type="float">
            <text:p>216000</text:p>
          </table:table-cell>
          <table:table-cell table:formula="of:=([.F664]-[.F663])/[.F663]" office:value-type="float" office:value="0.0105845880598878" calcext:value-type="float">
            <text:p>0.010584588059888</text:p>
          </table:table-cell>
          <table:table-cell table:formula="of:=[.H664]-PerAnnumRiskFreeRate/TradingDaysPerYear" office:value-type="float" office:value="0.0104258579011576" calcext:value-type="float">
            <text:p>0.0104258579011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19</text:p>
          </table:table-cell>
          <table:table-cell office:value-type="float" office:value="19.674999" calcext:value-type="float">
            <text:p>19.674999</text:p>
          </table:table-cell>
          <table:table-cell office:value-type="float" office:value="19.736668" calcext:value-type="float">
            <text:p>19.736668</text:p>
          </table:table-cell>
          <table:table-cell office:value-type="float" office:value="19.581667" calcext:value-type="float">
            <text:p>19.581667</text:p>
          </table:table-cell>
          <table:table-cell office:value-type="float" office:value="19.663334" calcext:value-type="float">
            <text:p>19.663334</text:p>
          </table:table-cell>
          <table:table-cell office:value-type="float" office:value="13.780798" calcext:value-type="float">
            <text:p>13.780798</text:p>
          </table:table-cell>
          <table:table-cell office:value-type="float" office:value="73800" calcext:value-type="float">
            <text:p>73800</text:p>
          </table:table-cell>
          <table:table-cell table:formula="of:=([.F665]-[.F664])/[.F664]" office:value-type="float" office:value="-0.00346366714547778" calcext:value-type="float">
            <text:p>-0.003463667145478</text:p>
          </table:table-cell>
          <table:table-cell table:formula="of:=[.H665]-PerAnnumRiskFreeRate/TradingDaysPerYear" office:value-type="float" office:value="-0.00362239730420794" calcext:value-type="float">
            <text:p>-0.0036223973042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20</text:p>
          </table:table-cell>
          <table:table-cell office:value-type="float" office:value="19.588333" calcext:value-type="float">
            <text:p>19.588333</text:p>
          </table:table-cell>
          <table:table-cell office:value-type="float" office:value="19.598333" calcext:value-type="float">
            <text:p>19.598333</text:p>
          </table:table-cell>
          <table:table-cell office:value-type="float" office:value="19.5" calcext:value-type="float">
            <text:p>19.5</text:p>
          </table:table-cell>
          <table:table-cell office:value-type="float" office:value="19.573334" calcext:value-type="float">
            <text:p>19.573334</text:p>
          </table:table-cell>
          <table:table-cell office:value-type="float" office:value="13.717728" calcext:value-type="float">
            <text:p>13.717728</text:p>
          </table:table-cell>
          <table:table-cell office:value-type="float" office:value="57600" calcext:value-type="float">
            <text:p>57600</text:p>
          </table:table-cell>
          <table:table-cell table:formula="of:=([.F666]-[.F665])/[.F665]" office:value-type="float" office:value="-0.00457665804258952" calcext:value-type="float">
            <text:p>-0.00457665804259</text:p>
          </table:table-cell>
          <table:table-cell table:formula="of:=[.H666]-PerAnnumRiskFreeRate/TradingDaysPerYear" office:value-type="float" office:value="-0.00473538820131967" calcext:value-type="float">
            <text:p>-0.004735388201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21</text:p>
          </table:table-cell>
          <table:table-cell office:value-type="float" office:value="19.57" calcext:value-type="float">
            <text:p>19.57</text:p>
          </table:table-cell>
          <table:table-cell office:value-type="float" office:value="19.646667" calcext:value-type="float">
            <text:p>19.646667</text:p>
          </table:table-cell>
          <table:table-cell table:number-columns-repeated="2" office:value-type="float" office:value="19.219999" calcext:value-type="float">
            <text:p>19.219999</text:p>
          </table:table-cell>
          <table:table-cell office:value-type="float" office:value="13.4701" calcext:value-type="float">
            <text:p>13.4701</text:p>
          </table:table-cell>
          <table:table-cell office:value-type="float" office:value="40200" calcext:value-type="float">
            <text:p>40200</text:p>
          </table:table-cell>
          <table:table-cell table:formula="of:=([.F667]-[.F666])/[.F666]" office:value-type="float" office:value="-0.0180516773623153" calcext:value-type="float">
            <text:p>-0.018051677362315</text:p>
          </table:table-cell>
          <table:table-cell table:formula="of:=[.H667]-PerAnnumRiskFreeRate/TradingDaysPerYear" office:value-type="float" office:value="-0.0182104075210455" calcext:value-type="float">
            <text:p>-0.0182104075210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22</text:p>
          </table:table-cell>
          <table:table-cell office:value-type="float" office:value="19.273333" calcext:value-type="float">
            <text:p>19.273333</text:p>
          </table:table-cell>
          <table:table-cell office:value-type="float" office:value="19.283333" calcext:value-type="float">
            <text:p>19.283333</text:p>
          </table:table-cell>
          <table:table-cell office:value-type="float" office:value="19.148333" calcext:value-type="float">
            <text:p>19.148333</text:p>
          </table:table-cell>
          <table:table-cell office:value-type="float" office:value="19.241667" calcext:value-type="float">
            <text:p>19.241667</text:p>
          </table:table-cell>
          <table:table-cell office:value-type="float" office:value="13.485282" calcext:value-type="float">
            <text:p>13.485282</text:p>
          </table:table-cell>
          <table:table-cell office:value-type="float" office:value="46800" calcext:value-type="float">
            <text:p>46800</text:p>
          </table:table-cell>
          <table:table-cell table:formula="of:=([.F668]-[.F667])/[.F667]" office:value-type="float" office:value="0.00112708888575433" calcext:value-type="float">
            <text:p>0.001127088885754</text:p>
          </table:table-cell>
          <table:table-cell table:formula="of:=[.H668]-PerAnnumRiskFreeRate/TradingDaysPerYear" office:value-type="float" office:value="0.000968358727024168" calcext:value-type="float">
            <text:p>0.0009683587270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23</text:p>
          </table:table-cell>
          <table:table-cell table:number-columns-repeated="2" office:value-type="float" office:value="19.191668" calcext:value-type="float">
            <text:p>19.191668</text:p>
          </table:table-cell>
          <table:table-cell office:value-type="float" office:value="19.045" calcext:value-type="float">
            <text:p>19.045</text:p>
          </table:table-cell>
          <table:table-cell office:value-type="float" office:value="19.084999" calcext:value-type="float">
            <text:p>19.084999</text:p>
          </table:table-cell>
          <table:table-cell office:value-type="float" office:value="13.375484" calcext:value-type="float">
            <text:p>13.375484</text:p>
          </table:table-cell>
          <table:table-cell office:value-type="float" office:value="44400" calcext:value-type="float">
            <text:p>44400</text:p>
          </table:table-cell>
          <table:table-cell table:formula="of:=([.F669]-[.F668])/[.F668]" office:value-type="float" office:value="-0.00814206184193995" calcext:value-type="float">
            <text:p>-0.00814206184194</text:p>
          </table:table-cell>
          <table:table-cell table:formula="of:=[.H669]-PerAnnumRiskFreeRate/TradingDaysPerYear" office:value-type="float" office:value="-0.00830079200067011" calcext:value-type="float">
            <text:p>-0.008300792000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26</text:p>
          </table:table-cell>
          <table:table-cell office:value-type="float" office:value="19.1" calcext:value-type="float">
            <text:p>19.1</text:p>
          </table:table-cell>
          <table:table-cell office:value-type="float" office:value="19.146667" calcext:value-type="float">
            <text:p>19.146667</text:p>
          </table:table-cell>
          <table:table-cell office:value-type="float" office:value="18.783333" calcext:value-type="float">
            <text:p>18.783333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.228308" calcext:value-type="float">
            <text:p>13.228308</text:p>
          </table:table-cell>
          <table:table-cell office:value-type="float" office:value="128400" calcext:value-type="float">
            <text:p>128400</text:p>
          </table:table-cell>
          <table:table-cell table:formula="of:=([.F670]-[.F669])/[.F669]" office:value-type="float" office:value="-0.0110034149044625" calcext:value-type="float">
            <text:p>-0.011003414904463</text:p>
          </table:table-cell>
          <table:table-cell table:formula="of:=[.H670]-PerAnnumRiskFreeRate/TradingDaysPerYear" office:value-type="float" office:value="-0.0111621450631927" calcext:value-type="float">
            <text:p>-0.0111621450631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27</text:p>
          </table:table-cell>
          <table:table-cell office:value-type="float" office:value="18.783333" calcext:value-type="float">
            <text:p>18.783333</text:p>
          </table:table-cell>
          <table:table-cell office:value-type="float" office:value="19.123333" calcext:value-type="float">
            <text:p>19.123333</text:p>
          </table:table-cell>
          <table:table-cell office:value-type="float" office:value="18.77" calcext:value-type="float">
            <text:p>18.77</text:p>
          </table:table-cell>
          <table:table-cell office:value-type="float" office:value="19.123333" calcext:value-type="float">
            <text:p>19.123333</text:p>
          </table:table-cell>
          <table:table-cell office:value-type="float" office:value="13.402351" calcext:value-type="float">
            <text:p>13.402351</text:p>
          </table:table-cell>
          <table:table-cell office:value-type="float" office:value="60000" calcext:value-type="float">
            <text:p>60000</text:p>
          </table:table-cell>
          <table:table-cell table:formula="of:=([.F671]-[.F670])/[.F670]" office:value-type="float" office:value="0.0131568602726818" calcext:value-type="float">
            <text:p>0.013156860272682</text:p>
          </table:table-cell>
          <table:table-cell table:formula="of:=[.H671]-PerAnnumRiskFreeRate/TradingDaysPerYear" office:value-type="float" office:value="0.0129981301139517" calcext:value-type="float">
            <text:p>0.0129981301139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28</text:p>
          </table:table-cell>
          <table:table-cell office:value-type="float" office:value="19.191668" calcext:value-type="float">
            <text:p>19.191668</text:p>
          </table:table-cell>
          <table:table-cell office:value-type="float" office:value="19.296667" calcext:value-type="float">
            <text:p>19.296667</text:p>
          </table:table-cell>
          <table:table-cell office:value-type="float" office:value="19.046667" calcext:value-type="float">
            <text:p>19.046667</text:p>
          </table:table-cell>
          <table:table-cell office:value-type="float" office:value="19.283333" calcext:value-type="float">
            <text:p>19.283333</text:p>
          </table:table-cell>
          <table:table-cell office:value-type="float" office:value="13.514482" calcext:value-type="float">
            <text:p>13.514482</text:p>
          </table:table-cell>
          <table:table-cell office:value-type="float" office:value="36000" calcext:value-type="float">
            <text:p>36000</text:p>
          </table:table-cell>
          <table:table-cell table:formula="of:=([.F672]-[.F671])/[.F671]" office:value-type="float" office:value="0.00836651718791724" calcext:value-type="float">
            <text:p>0.008366517187917</text:p>
          </table:table-cell>
          <table:table-cell table:formula="of:=[.H672]-PerAnnumRiskFreeRate/TradingDaysPerYear" office:value-type="float" office:value="0.00820778702918708" calcext:value-type="float">
            <text:p>0.0082077870291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29</text:p>
          </table:table-cell>
          <table:table-cell office:value-type="float" office:value="19.35" calcext:value-type="float">
            <text:p>19.35</text:p>
          </table:table-cell>
          <table:table-cell office:value-type="float" office:value="19.451668" calcext:value-type="float">
            <text:p>19.451668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9.436666" calcext:value-type="float">
            <text:p>19.436666</text:p>
          </table:table-cell>
          <table:table-cell office:value-type="float" office:value="13.621949" calcext:value-type="float">
            <text:p>13.621949</text:p>
          </table:table-cell>
          <table:table-cell office:value-type="float" office:value="51000" calcext:value-type="float">
            <text:p>51000</text:p>
          </table:table-cell>
          <table:table-cell table:formula="of:=([.F673]-[.F672])/[.F672]" office:value-type="float" office:value="0.00795198809691718" calcext:value-type="float">
            <text:p>0.007951988096917</text:p>
          </table:table-cell>
          <table:table-cell table:formula="of:=[.H673]-PerAnnumRiskFreeRate/TradingDaysPerYear" office:value-type="float" office:value="0.00779325793818703" calcext:value-type="float">
            <text:p>0.0077932579381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7-30</text:p>
          </table:table-cell>
          <table:table-cell office:value-type="float" office:value="19.516666" calcext:value-type="float">
            <text:p>19.516666</text:p>
          </table:table-cell>
          <table:table-cell office:value-type="float" office:value="19.546667" calcext:value-type="float">
            <text:p>19.546667</text:p>
          </table:table-cell>
          <table:table-cell office:value-type="float" office:value="19.453333" calcext:value-type="float">
            <text:p>19.453333</text:p>
          </table:table-cell>
          <table:table-cell office:value-type="float" office:value="19.535" calcext:value-type="float">
            <text:p>19.535</text:p>
          </table:table-cell>
          <table:table-cell office:value-type="float" office:value="13.690863" calcext:value-type="float">
            <text:p>13.690863</text:p>
          </table:table-cell>
          <table:table-cell office:value-type="float" office:value="58800" calcext:value-type="float">
            <text:p>58800</text:p>
          </table:table-cell>
          <table:table-cell table:formula="of:=([.F674]-[.F673])/[.F673]" office:value-type="float" office:value="0.00505904111078374" calcext:value-type="float">
            <text:p>0.005059041110784</text:p>
          </table:table-cell>
          <table:table-cell table:formula="of:=[.H674]-PerAnnumRiskFreeRate/TradingDaysPerYear" office:value-type="float" office:value="0.00490031095205358" calcext:value-type="float">
            <text:p>0.0049003109520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02</text:p>
          </table:table-cell>
          <table:table-cell table:number-columns-repeated="2" office:value-type="float" office:value="19.516666" calcext:value-type="float">
            <text:p>19.516666</text:p>
          </table:table-cell>
          <table:table-cell office:value-type="float" office:value="19.298332" calcext:value-type="float">
            <text:p>19.298332</text:p>
          </table:table-cell>
          <table:table-cell office:value-type="float" office:value="19.5" calcext:value-type="float">
            <text:p>19.5</text:p>
          </table:table-cell>
          <table:table-cell office:value-type="float" office:value="13.666334" calcext:value-type="float">
            <text:p>13.666334</text:p>
          </table:table-cell>
          <table:table-cell office:value-type="float" office:value="57000" calcext:value-type="float">
            <text:p>57000</text:p>
          </table:table-cell>
          <table:table-cell table:formula="of:=([.F675]-[.F674])/[.F674]" office:value-type="float" office:value="-0.00179163285762186" calcext:value-type="float">
            <text:p>-0.001791632857622</text:p>
          </table:table-cell>
          <table:table-cell table:formula="of:=[.H675]-PerAnnumRiskFreeRate/TradingDaysPerYear" office:value-type="float" office:value="-0.00195036301635202" calcext:value-type="float">
            <text:p>-0.0019503630163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03</text:p>
          </table:table-cell>
          <table:table-cell office:value-type="float" office:value="19.594999" calcext:value-type="float">
            <text:p>19.594999</text:p>
          </table:table-cell>
          <table:table-cell office:value-type="float" office:value="19.688334" calcext:value-type="float">
            <text:p>19.688334</text:p>
          </table:table-cell>
          <table:table-cell office:value-type="float" office:value="19.594999" calcext:value-type="float">
            <text:p>19.594999</text:p>
          </table:table-cell>
          <table:table-cell office:value-type="float" office:value="19.616667" calcext:value-type="float">
            <text:p>19.616667</text:p>
          </table:table-cell>
          <table:table-cell office:value-type="float" office:value="13.748097" calcext:value-type="float">
            <text:p>13.748097</text:p>
          </table:table-cell>
          <table:table-cell office:value-type="float" office:value="77400" calcext:value-type="float">
            <text:p>77400</text:p>
          </table:table-cell>
          <table:table-cell table:formula="of:=([.F676]-[.F675])/[.F675]" office:value-type="float" office:value="0.00598280416679401" calcext:value-type="float">
            <text:p>0.005982804166794</text:p>
          </table:table-cell>
          <table:table-cell table:formula="of:=[.H676]-PerAnnumRiskFreeRate/TradingDaysPerYear" office:value-type="float" office:value="0.00582407400806385" calcext:value-type="float">
            <text:p>0.0058240740080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04</text:p>
          </table:table-cell>
          <table:table-cell table:number-columns-repeated="2" office:value-type="float" office:value="19.608334" calcext:value-type="float">
            <text:p>19.608334</text:p>
          </table:table-cell>
          <table:table-cell office:value-type="float" office:value="19.283333" calcext:value-type="float">
            <text:p>19.283333</text:p>
          </table:table-cell>
          <table:table-cell office:value-type="float" office:value="19.288334" calcext:value-type="float">
            <text:p>19.288334</text:p>
          </table:table-cell>
          <table:table-cell office:value-type="float" office:value="13.51799" calcext:value-type="float">
            <text:p>13.51799</text:p>
          </table:table-cell>
          <table:table-cell office:value-type="float" office:value="66600" calcext:value-type="float">
            <text:p>66600</text:p>
          </table:table-cell>
          <table:table-cell table:formula="of:=([.F677]-[.F676])/[.F676]" office:value-type="float" office:value="-0.0167373709976006" calcext:value-type="float">
            <text:p>-0.016737370997601</text:p>
          </table:table-cell>
          <table:table-cell table:formula="of:=[.H677]-PerAnnumRiskFreeRate/TradingDaysPerYear" office:value-type="float" office:value="-0.0168961011563308" calcext:value-type="float">
            <text:p>-0.0168961011563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05</text:p>
          </table:table-cell>
          <table:table-cell table:number-columns-repeated="2" office:value-type="float" office:value="19.266666" calcext:value-type="float">
            <text:p>19.266666</text:p>
          </table:table-cell>
          <table:table-cell table:number-columns-repeated="2" office:value-type="float" office:value="18.950001" calcext:value-type="float">
            <text:p>18.950001</text:p>
          </table:table-cell>
          <table:table-cell office:value-type="float" office:value="13.280872" calcext:value-type="float">
            <text:p>13.280872</text:p>
          </table:table-cell>
          <table:table-cell office:value-type="float" office:value="47400" calcext:value-type="float">
            <text:p>47400</text:p>
          </table:table-cell>
          <table:table-cell table:formula="of:=([.F678]-[.F677])/[.F677]" office:value-type="float" office:value="-0.0175409213943788" calcext:value-type="float">
            <text:p>-0.017540921394379</text:p>
          </table:table-cell>
          <table:table-cell table:formula="of:=[.H678]-PerAnnumRiskFreeRate/TradingDaysPerYear" office:value-type="float" office:value="-0.017699651553109" calcext:value-type="float">
            <text:p>-0.0176996515531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06</text:p>
          </table:table-cell>
          <table:table-cell table:number-columns-repeated="2" office:value-type="float" office:value="18.950001" calcext:value-type="float">
            <text:p>18.950001</text:p>
          </table:table-cell>
          <table:table-cell office:value-type="float" office:value="18.594999" calcext:value-type="float">
            <text:p>18.594999</text:p>
          </table:table-cell>
          <table:table-cell office:value-type="float" office:value="18.616667" calcext:value-type="float">
            <text:p>18.616667</text:p>
          </table:table-cell>
          <table:table-cell office:value-type="float" office:value="13.047256" calcext:value-type="float">
            <text:p>13.047256</text:p>
          </table:table-cell>
          <table:table-cell office:value-type="float" office:value="68400" calcext:value-type="float">
            <text:p>68400</text:p>
          </table:table-cell>
          <table:table-cell table:formula="of:=([.F679]-[.F678])/[.F678]" office:value-type="float" office:value="-0.0175904112320335" calcext:value-type="float">
            <text:p>-0.017590411232034</text:p>
          </table:table-cell>
          <table:table-cell table:formula="of:=[.H679]-PerAnnumRiskFreeRate/TradingDaysPerYear" office:value-type="float" office:value="-0.0177491413907637" calcext:value-type="float">
            <text:p>-0.0177491413907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09</text:p>
          </table:table-cell>
          <table:table-cell office:value-type="float" office:value="18.703333" calcext:value-type="float">
            <text:p>18.703333</text:p>
          </table:table-cell>
          <table:table-cell office:value-type="float" office:value="18.958332" calcext:value-type="float">
            <text:p>18.958332</text:p>
          </table:table-cell>
          <table:table-cell office:value-type="float" office:value="18.703333" calcext:value-type="float">
            <text:p>18.703333</text:p>
          </table:table-cell>
          <table:table-cell office:value-type="float" office:value="18.868334" calcext:value-type="float">
            <text:p>18.868334</text:p>
          </table:table-cell>
          <table:table-cell office:value-type="float" office:value="13.223638" calcext:value-type="float">
            <text:p>13.223638</text:p>
          </table:table-cell>
          <table:table-cell office:value-type="float" office:value="207000" calcext:value-type="float">
            <text:p>207000</text:p>
          </table:table-cell>
          <table:table-cell table:formula="of:=([.F680]-[.F679])/[.F679]" office:value-type="float" office:value="0.0135187046226424" calcext:value-type="float">
            <text:p>0.013518704622642</text:p>
          </table:table-cell>
          <table:table-cell table:formula="of:=[.H680]-PerAnnumRiskFreeRate/TradingDaysPerYear" office:value-type="float" office:value="0.0133599744639122" calcext:value-type="float">
            <text:p>0.0133599744639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10</text:p>
          </table:table-cell>
          <table:table-cell office:value-type="float" office:value="18.868334" calcext:value-type="float">
            <text:p>18.868334</text:p>
          </table:table-cell>
          <table:table-cell office:value-type="float" office:value="19.013332" calcext:value-type="float">
            <text:p>19.013332</text:p>
          </table:table-cell>
          <table:table-cell office:value-type="float" office:value="18.844999" calcext:value-type="float">
            <text:p>18.844999</text:p>
          </table:table-cell>
          <table:table-cell office:value-type="float" office:value="18.848333" calcext:value-type="float">
            <text:p>18.848333</text:p>
          </table:table-cell>
          <table:table-cell office:value-type="float" office:value="13.20962" calcext:value-type="float">
            <text:p>13.20962</text:p>
          </table:table-cell>
          <table:table-cell office:value-type="float" office:value="114000" calcext:value-type="float">
            <text:p>114000</text:p>
          </table:table-cell>
          <table:table-cell table:formula="of:=([.F681]-[.F680])/[.F680]" office:value-type="float" office:value="-0.00106007136613994" calcext:value-type="float">
            <text:p>-0.00106007136614</text:p>
          </table:table-cell>
          <table:table-cell table:formula="of:=[.H681]-PerAnnumRiskFreeRate/TradingDaysPerYear" office:value-type="float" office:value="-0.0012188015248701" calcext:value-type="float">
            <text:p>-0.001218801524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11</text:p>
          </table:table-cell>
          <table:table-cell table:number-columns-repeated="2" office:value-type="float" office:value="18.825001" calcext:value-type="float">
            <text:p>18.825001</text:p>
          </table:table-cell>
          <table:table-cell office:value-type="float" office:value="18.621668" calcext:value-type="float">
            <text:p>18.621668</text:p>
          </table:table-cell>
          <table:table-cell office:value-type="float" office:value="18.711666" calcext:value-type="float">
            <text:p>18.711666</text:p>
          </table:table-cell>
          <table:table-cell office:value-type="float" office:value="13.113843" calcext:value-type="float">
            <text:p>13.113843</text:p>
          </table:table-cell>
          <table:table-cell office:value-type="float" office:value="33000" calcext:value-type="float">
            <text:p>33000</text:p>
          </table:table-cell>
          <table:table-cell table:formula="of:=([.F682]-[.F681])/[.F681]" office:value-type="float" office:value="-0.00725054922094655" calcext:value-type="float">
            <text:p>-0.007250549220947</text:p>
          </table:table-cell>
          <table:table-cell table:formula="of:=[.H682]-PerAnnumRiskFreeRate/TradingDaysPerYear" office:value-type="float" office:value="-0.00740927937967671" calcext:value-type="float">
            <text:p>-0.0074092793796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12</text:p>
          </table:table-cell>
          <table:table-cell table:number-columns-repeated="2" office:value-type="float" office:value="18.786667" calcext:value-type="float">
            <text:p>18.786667</text:p>
          </table:table-cell>
          <table:table-cell office:value-type="float" office:value="18.518333" calcext:value-type="float">
            <text:p>18.518333</text:p>
          </table:table-cell>
          <table:table-cell office:value-type="float" office:value="18.528334" calcext:value-type="float">
            <text:p>18.528334</text:p>
          </table:table-cell>
          <table:table-cell office:value-type="float" office:value="12.98535" calcext:value-type="float">
            <text:p>12.98535</text:p>
          </table:table-cell>
          <table:table-cell office:value-type="float" office:value="77400" calcext:value-type="float">
            <text:p>77400</text:p>
          </table:table-cell>
          <table:table-cell table:formula="of:=([.F683]-[.F682])/[.F682]" office:value-type="float" office:value="-0.0097982719482" calcext:value-type="float">
            <text:p>-0.0097982719482</text:p>
          </table:table-cell>
          <table:table-cell table:formula="of:=[.H683]-PerAnnumRiskFreeRate/TradingDaysPerYear" office:value-type="float" office:value="-0.00995700210693015" calcext:value-type="float">
            <text:p>-0.009957002106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13</text:p>
          </table:table-cell>
          <table:table-cell office:value-type="float" office:value="18.666668" calcext:value-type="float">
            <text:p>18.666668</text:p>
          </table:table-cell>
          <table:table-cell office:value-type="float" office:value="18.771667" calcext:value-type="float">
            <text:p>18.771667</text:p>
          </table:table-cell>
          <table:table-cell office:value-type="float" office:value="18.618334" calcext:value-type="float">
            <text:p>18.618334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13.117345" calcext:value-type="float">
            <text:p>13.117345</text:p>
          </table:table-cell>
          <table:table-cell office:value-type="float" office:value="43800" calcext:value-type="float">
            <text:p>43800</text:p>
          </table:table-cell>
          <table:table-cell table:formula="of:=([.F684]-[.F683])/[.F683]" office:value-type="float" office:value="0.0101649166175729" calcext:value-type="float">
            <text:p>0.010164916617573</text:p>
          </table:table-cell>
          <table:table-cell table:formula="of:=[.H684]-PerAnnumRiskFreeRate/TradingDaysPerYear" office:value-type="float" office:value="0.0100061864588427" calcext:value-type="float">
            <text:p>0.0100061864588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16</text:p>
          </table:table-cell>
          <table:table-cell office:value-type="float" office:value="18.758333" calcext:value-type="float">
            <text:p>18.758333</text:p>
          </table:table-cell>
          <table:table-cell office:value-type="float" office:value="18.940001" calcext:value-type="float">
            <text:p>18.940001</text:p>
          </table:table-cell>
          <table:table-cell office:value-type="float" office:value="18.758333" calcext:value-type="float">
            <text:p>18.758333</text:p>
          </table:table-cell>
          <table:table-cell office:value-type="float" office:value="18.926666" calcext:value-type="float">
            <text:p>18.926666</text:p>
          </table:table-cell>
          <table:table-cell office:value-type="float" office:value="13.264523" calcext:value-type="float">
            <text:p>13.264523</text:p>
          </table:table-cell>
          <table:table-cell office:value-type="float" office:value="39600" calcext:value-type="float">
            <text:p>39600</text:p>
          </table:table-cell>
          <table:table-cell table:formula="of:=([.F685]-[.F684])/[.F684]" office:value-type="float" office:value="0.0112201058979542" calcext:value-type="float">
            <text:p>0.011220105897954</text:p>
          </table:table-cell>
          <table:table-cell table:formula="of:=[.H685]-PerAnnumRiskFreeRate/TradingDaysPerYear" office:value-type="float" office:value="0.0110613757392241" calcext:value-type="float">
            <text:p>0.0110613757392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17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18.646667" calcext:value-type="float">
            <text:p>18.646667</text:p>
          </table:table-cell>
          <table:table-cell office:value-type="float" office:value="18.678333" calcext:value-type="float">
            <text:p>18.678333</text:p>
          </table:table-cell>
          <table:table-cell office:value-type="float" office:value="13.090476" calcext:value-type="float">
            <text:p>13.090476</text:p>
          </table:table-cell>
          <table:table-cell office:value-type="float" office:value="67800" calcext:value-type="float">
            <text:p>67800</text:p>
          </table:table-cell>
          <table:table-cell table:formula="of:=([.F686]-[.F685])/[.F685]" office:value-type="float" office:value="-0.0131212407713417" calcext:value-type="float">
            <text:p>-0.013121240771342</text:p>
          </table:table-cell>
          <table:table-cell table:formula="of:=[.H686]-PerAnnumRiskFreeRate/TradingDaysPerYear" office:value-type="float" office:value="-0.0132799709300719" calcext:value-type="float">
            <text:p>-0.0132799709300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18</text:p>
          </table:table-cell>
          <table:table-cell office:value-type="float" office:value="18.783333" calcext:value-type="float">
            <text:p>18.783333</text:p>
          </table:table-cell>
          <table:table-cell office:value-type="float" office:value="18.866667" calcext:value-type="float">
            <text:p>18.866667</text:p>
          </table:table-cell>
          <table:table-cell office:value-type="float" office:value="18.725" calcext:value-type="float">
            <text:p>18.725</text:p>
          </table:table-cell>
          <table:table-cell office:value-type="float" office:value="18.866667" calcext:value-type="float">
            <text:p>18.866667</text:p>
          </table:table-cell>
          <table:table-cell office:value-type="float" office:value="13.222473" calcext:value-type="float">
            <text:p>13.222473</text:p>
          </table:table-cell>
          <table:table-cell office:value-type="float" office:value="59400" calcext:value-type="float">
            <text:p>59400</text:p>
          </table:table-cell>
          <table:table-cell table:formula="of:=([.F687]-[.F686])/[.F686]" office:value-type="float" office:value="0.0100834377603993" calcext:value-type="float">
            <text:p>0.010083437760399</text:p>
          </table:table-cell>
          <table:table-cell table:formula="of:=[.H687]-PerAnnumRiskFreeRate/TradingDaysPerYear" office:value-type="float" office:value="0.00992470760166909" calcext:value-type="float">
            <text:p>0.0099247076016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19</text:p>
          </table:table-cell>
          <table:table-cell office:value-type="float" office:value="18.924999" calcext:value-type="float">
            <text:p>18.924999</text:p>
          </table:table-cell>
          <table:table-cell office:value-type="float" office:value="19.056667" calcext:value-type="float">
            <text:p>19.056667</text:p>
          </table:table-cell>
          <table:table-cell office:value-type="float" office:value="18.913334" calcext:value-type="float">
            <text:p>18.913334</text:p>
          </table:table-cell>
          <table:table-cell office:value-type="float" office:value="19.001667" calcext:value-type="float">
            <text:p>19.001667</text:p>
          </table:table-cell>
          <table:table-cell office:value-type="float" office:value="13.317086" calcext:value-type="float">
            <text:p>13.317086</text:p>
          </table:table-cell>
          <table:table-cell office:value-type="float" office:value="272400" calcext:value-type="float">
            <text:p>272400</text:p>
          </table:table-cell>
          <table:table-cell table:formula="of:=([.F688]-[.F687])/[.F687]" office:value-type="float" office:value="0.00715546932861946" calcext:value-type="float">
            <text:p>0.007155469328619</text:p>
          </table:table-cell>
          <table:table-cell table:formula="of:=[.H688]-PerAnnumRiskFreeRate/TradingDaysPerYear" office:value-type="float" office:value="0.0069967391698893" calcext:value-type="float">
            <text:p>0.0069967391698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20</text:p>
          </table:table-cell>
          <table:table-cell office:value-type="float" office:value="19.113333" calcext:value-type="float">
            <text:p>19.113333</text:p>
          </table:table-cell>
          <table:table-cell office:value-type="float" office:value="19.286667" calcext:value-type="float">
            <text:p>19.286667</text:p>
          </table:table-cell>
          <table:table-cell office:value-type="float" office:value="19.113333" calcext:value-type="float">
            <text:p>19.113333</text:p>
          </table:table-cell>
          <table:table-cell office:value-type="float" office:value="19.161667" calcext:value-type="float">
            <text:p>19.161667</text:p>
          </table:table-cell>
          <table:table-cell office:value-type="float" office:value="13.429212" calcext:value-type="float">
            <text:p>13.429212</text:p>
          </table:table-cell>
          <table:table-cell office:value-type="float" office:value="109800" calcext:value-type="float">
            <text:p>109800</text:p>
          </table:table-cell>
          <table:table-cell table:formula="of:=([.F689]-[.F688])/[.F688]" office:value-type="float" office:value="0.00841970983742239" calcext:value-type="float">
            <text:p>0.008419709837422</text:p>
          </table:table-cell>
          <table:table-cell table:formula="of:=[.H689]-PerAnnumRiskFreeRate/TradingDaysPerYear" office:value-type="float" office:value="0.00826097967869223" calcext:value-type="float">
            <text:p>0.0082609796786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23</text:p>
          </table:table-cell>
          <table:table-cell office:value-type="float" office:value="19.155001" calcext:value-type="float">
            <text:p>19.155001</text:p>
          </table:table-cell>
          <table:table-cell office:value-type="float" office:value="19.166668" calcext:value-type="float">
            <text:p>19.166668</text:p>
          </table:table-cell>
          <table:table-cell table:number-columns-repeated="2" office:value-type="float" office:value="18.870001" calcext:value-type="float">
            <text:p>18.870001</text:p>
          </table:table-cell>
          <table:table-cell office:value-type="float" office:value="13.224807" calcext:value-type="float">
            <text:p>13.224807</text:p>
          </table:table-cell>
          <table:table-cell office:value-type="float" office:value="69000" calcext:value-type="float">
            <text:p>69000</text:p>
          </table:table-cell>
          <table:table-cell table:formula="of:=([.F690]-[.F689])/[.F689]" office:value-type="float" office:value="-0.0152209228657645" calcext:value-type="float">
            <text:p>-0.015220922865765</text:p>
          </table:table-cell>
          <table:table-cell table:formula="of:=[.H690]-PerAnnumRiskFreeRate/TradingDaysPerYear" office:value-type="float" office:value="-0.0153796530244947" calcext:value-type="float">
            <text:p>-0.0153796530244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24</text:p>
          </table:table-cell>
          <table:table-cell office:value-type="float" office:value="18.871668" calcext:value-type="float">
            <text:p>18.871668</text:p>
          </table:table-cell>
          <table:table-cell office:value-type="float" office:value="18.903334" calcext:value-type="float">
            <text:p>18.903334</text:p>
          </table:table-cell>
          <table:table-cell office:value-type="float" office:value="18.688334" calcext:value-type="float">
            <text:p>18.688334</text:p>
          </table:table-cell>
          <table:table-cell office:value-type="float" office:value="18.790001" calcext:value-type="float">
            <text:p>18.790001</text:p>
          </table:table-cell>
          <table:table-cell office:value-type="float" office:value="13.168738" calcext:value-type="float">
            <text:p>13.168738</text:p>
          </table:table-cell>
          <table:table-cell office:value-type="float" office:value="81600" calcext:value-type="float">
            <text:p>81600</text:p>
          </table:table-cell>
          <table:table-cell table:formula="of:=([.F691]-[.F690])/[.F690]" office:value-type="float" office:value="-0.00423968380030051" calcext:value-type="float">
            <text:p>-0.004239683800301</text:p>
          </table:table-cell>
          <table:table-cell table:formula="of:=[.H691]-PerAnnumRiskFreeRate/TradingDaysPerYear" office:value-type="float" office:value="-0.00439841395903067" calcext:value-type="float">
            <text:p>-0.0043984139590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25</text:p>
          </table:table-cell>
          <table:table-cell office:value-type="float" office:value="18.801666" calcext:value-type="float">
            <text:p>18.801666</text:p>
          </table:table-cell>
          <table:table-cell office:value-type="float" office:value="18.891666" calcext:value-type="float">
            <text:p>18.891666</text:p>
          </table:table-cell>
          <table:table-cell office:value-type="float" office:value="18.801666" calcext:value-type="float">
            <text:p>18.801666</text:p>
          </table:table-cell>
          <table:table-cell office:value-type="float" office:value="18.891666" calcext:value-type="float">
            <text:p>18.891666</text:p>
          </table:table-cell>
          <table:table-cell office:value-type="float" office:value="13.239992" calcext:value-type="float">
            <text:p>13.239992</text:p>
          </table:table-cell>
          <table:table-cell office:value-type="float" office:value="53400" calcext:value-type="float">
            <text:p>53400</text:p>
          </table:table-cell>
          <table:table-cell table:formula="of:=([.F692]-[.F691])/[.F691]" office:value-type="float" office:value="0.00541084498757599" calcext:value-type="float">
            <text:p>0.005410844987576</text:p>
          </table:table-cell>
          <table:table-cell table:formula="of:=[.H692]-PerAnnumRiskFreeRate/TradingDaysPerYear" office:value-type="float" office:value="0.00525211482884583" calcext:value-type="float">
            <text:p>0.0052521148288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26</text:p>
          </table:table-cell>
          <table:table-cell office:value-type="float" office:value="18.886667" calcext:value-type="float">
            <text:p>18.886667</text:p>
          </table:table-cell>
          <table:table-cell office:value-type="float" office:value="19.02" calcext:value-type="float">
            <text:p>19.02</text:p>
          </table:table-cell>
          <table:table-cell office:value-type="float" office:value="18.795" calcext:value-type="float">
            <text:p>18.795</text:p>
          </table:table-cell>
          <table:table-cell office:value-type="float" office:value="19.004999" calcext:value-type="float">
            <text:p>19.004999</text:p>
          </table:table-cell>
          <table:table-cell office:value-type="float" office:value="13.319421" calcext:value-type="float">
            <text:p>13.319421</text:p>
          </table:table-cell>
          <table:table-cell office:value-type="float" office:value="75600" calcext:value-type="float">
            <text:p>75600</text:p>
          </table:table-cell>
          <table:table-cell table:formula="of:=([.F693]-[.F692])/[.F692]" office:value-type="float" office:value="0.00599917280916781" calcext:value-type="float">
            <text:p>0.005999172809168</text:p>
          </table:table-cell>
          <table:table-cell table:formula="of:=[.H693]-PerAnnumRiskFreeRate/TradingDaysPerYear" office:value-type="float" office:value="0.00584044265043765" calcext:value-type="float">
            <text:p>0.0058404426504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27</text:p>
          </table:table-cell>
          <table:table-cell office:value-type="float" office:value="19.1" calcext:value-type="float">
            <text:p>19.1</text:p>
          </table:table-cell>
          <table:table-cell office:value-type="float" office:value="19.166668" calcext:value-type="float">
            <text:p>19.166668</text:p>
          </table:table-cell>
          <table:table-cell office:value-type="float" office:value="19.1" calcext:value-type="float">
            <text:p>19.1</text:p>
          </table:table-cell>
          <table:table-cell office:value-type="float" office:value="19.156668" calcext:value-type="float">
            <text:p>19.156668</text:p>
          </table:table-cell>
          <table:table-cell office:value-type="float" office:value="13.425714" calcext:value-type="float">
            <text:p>13.425714</text:p>
          </table:table-cell>
          <table:table-cell office:value-type="float" office:value="40200" calcext:value-type="float">
            <text:p>40200</text:p>
          </table:table-cell>
          <table:table-cell table:formula="of:=([.F694]-[.F693])/[.F693]" office:value-type="float" office:value="0.00798030184645407" calcext:value-type="float">
            <text:p>0.007980301846454</text:p>
          </table:table-cell>
          <table:table-cell table:formula="of:=[.H694]-PerAnnumRiskFreeRate/TradingDaysPerYear" office:value-type="float" office:value="0.00782157168772391" calcext:value-type="float">
            <text:p>0.0078215716877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30</text:p>
          </table:table-cell>
          <table:table-cell table:number-columns-repeated="2" office:value-type="float" office:value="19.233334" calcext:value-type="float">
            <text:p>19.233334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19.033333" calcext:value-type="float">
            <text:p>19.033333</text:p>
          </table:table-cell>
          <table:table-cell office:value-type="float" office:value="13.339272" calcext:value-type="float">
            <text:p>13.339272</text:p>
          </table:table-cell>
          <table:table-cell office:value-type="float" office:value="49200" calcext:value-type="float">
            <text:p>49200</text:p>
          </table:table-cell>
          <table:table-cell table:formula="of:=([.F695]-[.F694])/[.F694]" office:value-type="float" office:value="-0.00643854025193743" calcext:value-type="float">
            <text:p>-0.006438540251937</text:p>
          </table:table-cell>
          <table:table-cell table:formula="of:=[.H695]-PerAnnumRiskFreeRate/TradingDaysPerYear" office:value-type="float" office:value="-0.00659727041066759" calcext:value-type="float">
            <text:p>-0.0065972704106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8-31</text:p>
          </table:table-cell>
          <table:table-cell office:value-type="float" office:value="19.128332" calcext:value-type="float">
            <text:p>19.128332</text:p>
          </table:table-cell>
          <table:table-cell office:value-type="float" office:value="19.293333" calcext:value-type="float">
            <text:p>19.293333</text:p>
          </table:table-cell>
          <table:table-cell office:value-type="float" office:value="19.103333" calcext:value-type="float">
            <text:p>19.103333</text:p>
          </table:table-cell>
          <table:table-cell office:value-type="float" office:value="19.293333" calcext:value-type="float">
            <text:p>19.293333</text:p>
          </table:table-cell>
          <table:table-cell office:value-type="float" office:value="13.521498" calcext:value-type="float">
            <text:p>13.521498</text:p>
          </table:table-cell>
          <table:table-cell office:value-type="float" office:value="112200" calcext:value-type="float">
            <text:p>112200</text:p>
          </table:table-cell>
          <table:table-cell table:formula="of:=([.F696]-[.F695])/[.F695]" office:value-type="float" office:value="0.0136608654505283" calcext:value-type="float">
            <text:p>0.013660865450528</text:p>
          </table:table-cell>
          <table:table-cell table:formula="of:=[.H696]-PerAnnumRiskFreeRate/TradingDaysPerYear" office:value-type="float" office:value="0.0135021352917982" calcext:value-type="float">
            <text:p>0.0135021352917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01</text:p>
          </table:table-cell>
          <table:table-cell office:value-type="float" office:value="19.35" calcext:value-type="float">
            <text:p>19.35</text:p>
          </table:table-cell>
          <table:table-cell office:value-type="float" office:value="19.603333" calcext:value-type="float">
            <text:p>19.603333</text:p>
          </table:table-cell>
          <table:table-cell office:value-type="float" office:value="19.35" calcext:value-type="float">
            <text:p>19.35</text:p>
          </table:table-cell>
          <table:table-cell office:value-type="float" office:value="19.57" calcext:value-type="float">
            <text:p>19.57</text:p>
          </table:table-cell>
          <table:table-cell office:value-type="float" office:value="13.715391" calcext:value-type="float">
            <text:p>13.715391</text:p>
          </table:table-cell>
          <table:table-cell office:value-type="float" office:value="36000" calcext:value-type="float">
            <text:p>36000</text:p>
          </table:table-cell>
          <table:table-cell table:formula="of:=([.F697]-[.F696])/[.F696]" office:value-type="float" office:value="0.0143396094130991" calcext:value-type="float">
            <text:p>0.014339609413099</text:p>
          </table:table-cell>
          <table:table-cell table:formula="of:=[.H697]-PerAnnumRiskFreeRate/TradingDaysPerYear" office:value-type="float" office:value="0.014180879254369" calcext:value-type="float">
            <text:p>0.0141808792543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02</text:p>
          </table:table-cell>
          <table:table-cell office:value-type="float" office:value="19.665001" calcext:value-type="float">
            <text:p>19.665001</text:p>
          </table:table-cell>
          <table:table-cell office:value-type="float" office:value="19.77" calcext:value-type="float">
            <text:p>19.77</text:p>
          </table:table-cell>
          <table:table-cell office:value-type="float" office:value="19.626667" calcext:value-type="float">
            <text:p>19.626667</text:p>
          </table:table-cell>
          <table:table-cell office:value-type="float" office:value="19.77" calcext:value-type="float">
            <text:p>19.77</text:p>
          </table:table-cell>
          <table:table-cell office:value-type="float" office:value="13.855562" calcext:value-type="float">
            <text:p>13.855562</text:p>
          </table:table-cell>
          <table:table-cell office:value-type="float" office:value="43200" calcext:value-type="float">
            <text:p>43200</text:p>
          </table:table-cell>
          <table:table-cell table:formula="of:=([.F698]-[.F697])/[.F697]" office:value-type="float" office:value="0.0102199784169478" calcext:value-type="float">
            <text:p>0.010219978416948</text:p>
          </table:table-cell>
          <table:table-cell table:formula="of:=[.H698]-PerAnnumRiskFreeRate/TradingDaysPerYear" office:value-type="float" office:value="0.0100612482582177" calcext:value-type="float">
            <text:p>0.0100612482582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03</text:p>
          </table:table-cell>
          <table:table-cell office:value-type="float" office:value="19.645" calcext:value-type="float">
            <text:p>19.645</text:p>
          </table:table-cell>
          <table:table-cell office:value-type="float" office:value="19.746668" calcext:value-type="float">
            <text:p>19.746668</text:p>
          </table:table-cell>
          <table:table-cell office:value-type="float" office:value="19.603333" calcext:value-type="float">
            <text:p>19.603333</text:p>
          </table:table-cell>
          <table:table-cell office:value-type="float" office:value="19.746668" calcext:value-type="float">
            <text:p>19.746668</text:p>
          </table:table-cell>
          <table:table-cell office:value-type="float" office:value="13.839206" calcext:value-type="float">
            <text:p>13.839206</text:p>
          </table:table-cell>
          <table:table-cell office:value-type="float" office:value="74400" calcext:value-type="float">
            <text:p>74400</text:p>
          </table:table-cell>
          <table:table-cell table:formula="of:=([.F699]-[.F698])/[.F698]" office:value-type="float" office:value="-0.00118046456722579" calcext:value-type="float">
            <text:p>-0.001180464567226</text:p>
          </table:table-cell>
          <table:table-cell table:formula="of:=[.H699]-PerAnnumRiskFreeRate/TradingDaysPerYear" office:value-type="float" office:value="-0.00133919472595594" calcext:value-type="float">
            <text:p>-0.0013391947259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07</text:p>
          </table:table-cell>
          <table:table-cell table:number-columns-repeated="2" office:value-type="float" office:value="19.705" calcext:value-type="float">
            <text:p>19.705</text:p>
          </table:table-cell>
          <table:table-cell office:value-type="float" office:value="19.566668" calcext:value-type="float">
            <text:p>19.566668</text:p>
          </table:table-cell>
          <table:table-cell office:value-type="float" office:value="19.653334" calcext:value-type="float">
            <text:p>19.653334</text:p>
          </table:table-cell>
          <table:table-cell office:value-type="float" office:value="13.773796" calcext:value-type="float">
            <text:p>13.773796</text:p>
          </table:table-cell>
          <table:table-cell office:value-type="float" office:value="35400" calcext:value-type="float">
            <text:p>35400</text:p>
          </table:table-cell>
          <table:table-cell table:formula="of:=([.F700]-[.F699])/[.F699]" office:value-type="float" office:value="-0.00472642722422081" calcext:value-type="float">
            <text:p>-0.004726427224221</text:p>
          </table:table-cell>
          <table:table-cell table:formula="of:=[.H700]-PerAnnumRiskFreeRate/TradingDaysPerYear" office:value-type="float" office:value="-0.00488515738295097" calcext:value-type="float">
            <text:p>-0.0048851573829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08</text:p>
          </table:table-cell>
          <table:table-cell office:value-type="float" office:value="19.611668" calcext:value-type="float">
            <text:p>19.611668</text:p>
          </table:table-cell>
          <table:table-cell office:value-type="float" office:value="19.748333" calcext:value-type="float">
            <text:p>19.748333</text:p>
          </table:table-cell>
          <table:table-cell office:value-type="float" office:value="19.611668" calcext:value-type="float">
            <text:p>19.611668</text:p>
          </table:table-cell>
          <table:table-cell office:value-type="float" office:value="19.695" calcext:value-type="float">
            <text:p>19.695</text:p>
          </table:table-cell>
          <table:table-cell office:value-type="float" office:value="13.802992" calcext:value-type="float">
            <text:p>13.802992</text:p>
          </table:table-cell>
          <table:table-cell office:value-type="float" office:value="30000" calcext:value-type="float">
            <text:p>30000</text:p>
          </table:table-cell>
          <table:table-cell table:formula="of:=([.F701]-[.F700])/[.F700]" office:value-type="float" office:value="0.00211967710281166" calcext:value-type="float">
            <text:p>0.002119677102812</text:p>
          </table:table-cell>
          <table:table-cell table:formula="of:=[.H701]-PerAnnumRiskFreeRate/TradingDaysPerYear" office:value-type="float" office:value="0.00196094694408151" calcext:value-type="float">
            <text:p>0.0019609469440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09</text:p>
          </table:table-cell>
          <table:table-cell office:value-type="float" office:value="19.700001" calcext:value-type="float">
            <text:p>19.700001</text:p>
          </table:table-cell>
          <table:table-cell office:value-type="float" office:value="19.951668" calcext:value-type="float">
            <text:p>19.951668</text:p>
          </table:table-cell>
          <table:table-cell office:value-type="float" office:value="19.700001" calcext:value-type="float">
            <text:p>19.700001</text:p>
          </table:table-cell>
          <table:table-cell office:value-type="float" office:value="19.908333" calcext:value-type="float">
            <text:p>19.908333</text:p>
          </table:table-cell>
          <table:table-cell office:value-type="float" office:value="13.952508" calcext:value-type="float">
            <text:p>13.952508</text:p>
          </table:table-cell>
          <table:table-cell office:value-type="float" office:value="79800" calcext:value-type="float">
            <text:p>79800</text:p>
          </table:table-cell>
          <table:table-cell table:formula="of:=([.F702]-[.F701])/[.F701]" office:value-type="float" office:value="0.0108321442191664" calcext:value-type="float">
            <text:p>0.010832144219167</text:p>
          </table:table-cell>
          <table:table-cell table:formula="of:=[.H702]-PerAnnumRiskFreeRate/TradingDaysPerYear" office:value-type="float" office:value="0.0106734140604363" calcext:value-type="float">
            <text:p>0.0106734140604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10</text:p>
          </table:table-cell>
          <table:table-cell table:number-columns-repeated="2" office:value-type="float" office:value="19.866667" calcext:value-type="float">
            <text:p>19.866667</text:p>
          </table:table-cell>
          <table:table-cell office:value-type="float" office:value="19.708332" calcext:value-type="float">
            <text:p>19.708332</text:p>
          </table:table-cell>
          <table:table-cell office:value-type="float" office:value="19.77" calcext:value-type="float">
            <text:p>19.77</text:p>
          </table:table-cell>
          <table:table-cell office:value-type="float" office:value="13.855562" calcext:value-type="float">
            <text:p>13.855562</text:p>
          </table:table-cell>
          <table:table-cell office:value-type="float" office:value="51600" calcext:value-type="float">
            <text:p>51600</text:p>
          </table:table-cell>
          <table:table-cell table:formula="of:=([.F703]-[.F702])/[.F702]" office:value-type="float" office:value="-0.00694828485316038" calcext:value-type="float">
            <text:p>-0.00694828485316</text:p>
          </table:table-cell>
          <table:table-cell table:formula="of:=[.H703]-PerAnnumRiskFreeRate/TradingDaysPerYear" office:value-type="float" office:value="-0.00710701501189054" calcext:value-type="float">
            <text:p>-0.0071070150118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13</text:p>
          </table:table-cell>
          <table:table-cell office:value-type="float" office:value="19.9" calcext:value-type="float">
            <text:p>19.9</text:p>
          </table:table-cell>
          <table:table-cell office:value-type="float" office:value="19.915001" calcext:value-type="float">
            <text:p>19.915001</text:p>
          </table:table-cell>
          <table:table-cell office:value-type="float" office:value="19.861668" calcext:value-type="float">
            <text:p>19.861668</text:p>
          </table:table-cell>
          <table:table-cell office:value-type="float" office:value="19.883333" calcext:value-type="float">
            <text:p>19.883333</text:p>
          </table:table-cell>
          <table:table-cell office:value-type="float" office:value="13.934993" calcext:value-type="float">
            <text:p>13.934993</text:p>
          </table:table-cell>
          <table:table-cell office:value-type="float" office:value="54000" calcext:value-type="float">
            <text:p>54000</text:p>
          </table:table-cell>
          <table:table-cell table:formula="of:=([.F704]-[.F703])/[.F703]" office:value-type="float" office:value="0.00573278803126135" calcext:value-type="float">
            <text:p>0.005732788031261</text:p>
          </table:table-cell>
          <table:table-cell table:formula="of:=[.H704]-PerAnnumRiskFreeRate/TradingDaysPerYear" office:value-type="float" office:value="0.00557405787253119" calcext:value-type="float">
            <text:p>0.0055740578725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14</text:p>
          </table:table-cell>
          <table:table-cell office:value-type="float" office:value="19.883333" calcext:value-type="float">
            <text:p>19.883333</text:p>
          </table:table-cell>
          <table:table-cell office:value-type="float" office:value="19.993334" calcext:value-type="float">
            <text:p>19.993334</text:p>
          </table:table-cell>
          <table:table-cell office:value-type="float" office:value="19.860001" calcext:value-type="float">
            <text:p>19.860001</text:p>
          </table:table-cell>
          <table:table-cell office:value-type="float" office:value="19.923332" calcext:value-type="float">
            <text:p>19.923332</text:p>
          </table:table-cell>
          <table:table-cell office:value-type="float" office:value="13.963019" calcext:value-type="float">
            <text:p>13.963019</text:p>
          </table:table-cell>
          <table:table-cell office:value-type="float" office:value="114600" calcext:value-type="float">
            <text:p>114600</text:p>
          </table:table-cell>
          <table:table-cell table:formula="of:=([.F705]-[.F704])/[.F704]" office:value-type="float" office:value="0.00201119584344239" calcext:value-type="float">
            <text:p>0.002011195843442</text:p>
          </table:table-cell>
          <table:table-cell table:formula="of:=[.H705]-PerAnnumRiskFreeRate/TradingDaysPerYear" office:value-type="float" office:value="0.00185246568471223" calcext:value-type="float">
            <text:p>0.0018524656847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15</text:p>
          </table:table-cell>
          <table:table-cell office:value-type="float" office:value="19.924999" calcext:value-type="float">
            <text:p>19.924999</text:p>
          </table:table-cell>
          <table:table-cell office:value-type="float" office:value="20" calcext:value-type="float">
            <text:p>20</text:p>
          </table:table-cell>
          <table:table-cell office:value-type="float" office:value="19.870001" calcext:value-type="float">
            <text:p>19.870001</text:p>
          </table:table-cell>
          <table:table-cell office:value-type="float" office:value="19.875" calcext:value-type="float">
            <text:p>19.875</text:p>
          </table:table-cell>
          <table:table-cell office:value-type="float" office:value="13.929149" calcext:value-type="float">
            <text:p>13.929149</text:p>
          </table:table-cell>
          <table:table-cell office:value-type="float" office:value="27000" calcext:value-type="float">
            <text:p>27000</text:p>
          </table:table-cell>
          <table:table-cell table:formula="of:=([.F706]-[.F705])/[.F705]" office:value-type="float" office:value="-0.00242569318282805" calcext:value-type="float">
            <text:p>-0.002425693182828</text:p>
          </table:table-cell>
          <table:table-cell table:formula="of:=[.H706]-PerAnnumRiskFreeRate/TradingDaysPerYear" office:value-type="float" office:value="-0.00258442334155821" calcext:value-type="float">
            <text:p>-0.0025844233415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16</text:p>
          </table:table-cell>
          <table:table-cell office:value-type="float" office:value="19.906668" calcext:value-type="float">
            <text:p>19.906668</text:p>
          </table:table-cell>
          <table:table-cell office:value-type="float" office:value="19.986668" calcext:value-type="float">
            <text:p>19.986668</text:p>
          </table:table-cell>
          <table:table-cell office:value-type="float" office:value="19.9" calcext:value-type="float">
            <text:p>19.9</text:p>
          </table:table-cell>
          <table:table-cell office:value-type="float" office:value="19.956667" calcext:value-type="float">
            <text:p>19.956667</text:p>
          </table:table-cell>
          <table:table-cell office:value-type="float" office:value="13.986384" calcext:value-type="float">
            <text:p>13.986384</text:p>
          </table:table-cell>
          <table:table-cell office:value-type="float" office:value="99600" calcext:value-type="float">
            <text:p>99600</text:p>
          </table:table-cell>
          <table:table-cell table:formula="of:=([.F707]-[.F706])/[.F706]" office:value-type="float" office:value="0.00410900910026869" calcext:value-type="float">
            <text:p>0.004109009100269</text:p>
          </table:table-cell>
          <table:table-cell table:formula="of:=[.H707]-PerAnnumRiskFreeRate/TradingDaysPerYear" office:value-type="float" office:value="0.00395027894153854" calcext:value-type="float">
            <text:p>0.0039502789415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17</text:p>
          </table:table-cell>
          <table:table-cell office:value-type="float" office:value="20.091667" calcext:value-type="float">
            <text:p>20.091667</text:p>
          </table:table-cell>
          <table:table-cell office:value-type="float" office:value="20.201668" calcext:value-type="float">
            <text:p>20.201668</text:p>
          </table:table-cell>
          <table:table-cell office:value-type="float" office:value="20.02" calcext:value-type="float">
            <text:p>20.02</text:p>
          </table:table-cell>
          <table:table-cell office:value-type="float" office:value="20.183332" calcext:value-type="float">
            <text:p>20.183332</text:p>
          </table:table-cell>
          <table:table-cell office:value-type="float" office:value="14.145238" calcext:value-type="float">
            <text:p>14.145238</text:p>
          </table:table-cell>
          <table:table-cell office:value-type="float" office:value="60000" calcext:value-type="float">
            <text:p>60000</text:p>
          </table:table-cell>
          <table:table-cell table:formula="of:=([.F708]-[.F707])/[.F707]" office:value-type="float" office:value="0.0113577605190878" calcext:value-type="float">
            <text:p>0.011357760519088</text:p>
          </table:table-cell>
          <table:table-cell table:formula="of:=[.H708]-PerAnnumRiskFreeRate/TradingDaysPerYear" office:value-type="float" office:value="0.0111990303603577" calcext:value-type="float">
            <text:p>0.0111990303603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20</text:p>
          </table:table-cell>
          <table:table-cell office:value-type="float" office:value="20.225" calcext:value-type="float">
            <text:p>20.225</text:p>
          </table:table-cell>
          <table:table-cell office:value-type="float" office:value="20.358334" calcext:value-type="float">
            <text:p>20.358334</text:p>
          </table:table-cell>
          <table:table-cell table:number-columns-repeated="2" office:value-type="float" office:value="20.223333" calcext:value-type="float">
            <text:p>20.223333</text:p>
          </table:table-cell>
          <table:table-cell office:value-type="float" office:value="14.173269" calcext:value-type="float">
            <text:p>14.173269</text:p>
          </table:table-cell>
          <table:table-cell office:value-type="float" office:value="126000" calcext:value-type="float">
            <text:p>126000</text:p>
          </table:table-cell>
          <table:table-cell table:formula="of:=([.F709]-[.F708])/[.F708]" office:value-type="float" office:value="0.00198165630016254" calcext:value-type="float">
            <text:p>0.001981656300163</text:p>
          </table:table-cell>
          <table:table-cell table:formula="of:=[.H709]-PerAnnumRiskFreeRate/TradingDaysPerYear" office:value-type="float" office:value="0.00182292614143238" calcext:value-type="float">
            <text:p>0.0018229261414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21</text:p>
          </table:table-cell>
          <table:table-cell office:value-type="float" office:value="20.35" calcext:value-type="float">
            <text:p>20.35</text:p>
          </table:table-cell>
          <table:table-cell office:value-type="float" office:value="20.726667" calcext:value-type="float">
            <text:p>20.726667</text:p>
          </table:table-cell>
          <table:table-cell office:value-type="float" office:value="20.35" calcext:value-type="float">
            <text:p>20.35</text:p>
          </table:table-cell>
          <table:table-cell office:value-type="float" office:value="20.705" calcext:value-type="float">
            <text:p>20.705</text:p>
          </table:table-cell>
          <table:table-cell office:value-type="float" office:value="14.510839" calcext:value-type="float">
            <text:p>14.510839</text:p>
          </table:table-cell>
          <table:table-cell office:value-type="float" office:value="226800" calcext:value-type="float">
            <text:p>226800</text:p>
          </table:table-cell>
          <table:table-cell table:formula="of:=([.F710]-[.F709])/[.F709]" office:value-type="float" office:value="0.0238173705727311" calcext:value-type="float">
            <text:p>0.023817370572731</text:p>
          </table:table-cell>
          <table:table-cell table:formula="of:=[.H710]-PerAnnumRiskFreeRate/TradingDaysPerYear" office:value-type="float" office:value="0.0236586404140009" calcext:value-type="float">
            <text:p>0.0236586404140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22</text:p>
          </table:table-cell>
          <table:table-cell office:value-type="float" office:value="20.583332" calcext:value-type="float">
            <text:p>20.583332</text:p>
          </table:table-cell>
          <table:table-cell office:value-type="float" office:value="20.631666" calcext:value-type="float">
            <text:p>20.631666</text:p>
          </table:table-cell>
          <table:table-cell office:value-type="float" office:value="20.504999" calcext:value-type="float">
            <text:p>20.504999</text:p>
          </table:table-cell>
          <table:table-cell office:value-type="float" office:value="20.575001" calcext:value-type="float">
            <text:p>20.575001</text:p>
          </table:table-cell>
          <table:table-cell office:value-type="float" office:value="14.419737" calcext:value-type="float">
            <text:p>14.419737</text:p>
          </table:table-cell>
          <table:table-cell office:value-type="float" office:value="65400" calcext:value-type="float">
            <text:p>65400</text:p>
          </table:table-cell>
          <table:table-cell table:formula="of:=([.F711]-[.F710])/[.F710]" office:value-type="float" office:value="-0.00627820348637326" calcext:value-type="float">
            <text:p>-0.006278203486373</text:p>
          </table:table-cell>
          <table:table-cell table:formula="of:=[.H711]-PerAnnumRiskFreeRate/TradingDaysPerYear" office:value-type="float" office:value="-0.00643693364510342" calcext:value-type="float">
            <text:p>-0.0064369336451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23</text:p>
          </table:table-cell>
          <table:table-cell office:value-type="float" office:value="20.475" calcext:value-type="float">
            <text:p>20.475</text:p>
          </table:table-cell>
          <table:table-cell office:value-type="float" office:value="20.491667" calcext:value-type="float">
            <text:p>20.491667</text:p>
          </table:table-cell>
          <table:table-cell office:value-type="float" office:value="20.35" calcext:value-type="float">
            <text:p>20.35</text:p>
          </table:table-cell>
          <table:table-cell office:value-type="float" office:value="20.428333" calcext:value-type="float">
            <text:p>20.428333</text:p>
          </table:table-cell>
          <table:table-cell office:value-type="float" office:value="14.316944" calcext:value-type="float">
            <text:p>14.316944</text:p>
          </table:table-cell>
          <table:table-cell office:value-type="float" office:value="67800" calcext:value-type="float">
            <text:p>67800</text:p>
          </table:table-cell>
          <table:table-cell table:formula="of:=([.F712]-[.F711])/[.F711]" office:value-type="float" office:value="-0.00712863209641064" calcext:value-type="float">
            <text:p>-0.007128632096411</text:p>
          </table:table-cell>
          <table:table-cell table:formula="of:=[.H712]-PerAnnumRiskFreeRate/TradingDaysPerYear" office:value-type="float" office:value="-0.0072873622551408" calcext:value-type="float">
            <text:p>-0.0072873622551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24</text:p>
          </table:table-cell>
          <table:table-cell office:value-type="float" office:value="20.491667" calcext:value-type="float">
            <text:p>20.491667</text:p>
          </table:table-cell>
          <table:table-cell office:value-type="float" office:value="20.678333" calcext:value-type="float">
            <text:p>20.678333</text:p>
          </table:table-cell>
          <table:table-cell office:value-type="float" office:value="20.483334" calcext:value-type="float">
            <text:p>20.483334</text:p>
          </table:table-cell>
          <table:table-cell office:value-type="float" office:value="20.638332" calcext:value-type="float">
            <text:p>20.638332</text:p>
          </table:table-cell>
          <table:table-cell office:value-type="float" office:value="14.46412" calcext:value-type="float">
            <text:p>14.46412</text:p>
          </table:table-cell>
          <table:table-cell office:value-type="float" office:value="61200" calcext:value-type="float">
            <text:p>61200</text:p>
          </table:table-cell>
          <table:table-cell table:formula="of:=([.F713]-[.F712])/[.F712]" office:value-type="float" office:value="0.0102798474311278" calcext:value-type="float">
            <text:p>0.010279847431128</text:p>
          </table:table-cell>
          <table:table-cell table:formula="of:=[.H713]-PerAnnumRiskFreeRate/TradingDaysPerYear" office:value-type="float" office:value="0.0101211172723976" calcext:value-type="float">
            <text:p>0.0101211172723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27</text:p>
          </table:table-cell>
          <table:table-cell office:value-type="float" office:value="20.608334" calcext:value-type="float">
            <text:p>20.608334</text:p>
          </table:table-cell>
          <table:table-cell office:value-type="float" office:value="20.691668" calcext:value-type="float">
            <text:p>20.691668</text:p>
          </table:table-cell>
          <table:table-cell office:value-type="float" office:value="20.523333" calcext:value-type="float">
            <text:p>20.523333</text:p>
          </table:table-cell>
          <table:table-cell office:value-type="float" office:value="20.591667" calcext:value-type="float">
            <text:p>20.591667</text:p>
          </table:table-cell>
          <table:table-cell office:value-type="float" office:value="14.481117" calcext:value-type="float">
            <text:p>14.481117</text:p>
          </table:table-cell>
          <table:table-cell office:value-type="float" office:value="88800" calcext:value-type="float">
            <text:p>88800</text:p>
          </table:table-cell>
          <table:table-cell table:formula="of:=([.F714]-[.F713])/[.F713]" office:value-type="float" office:value="0.00117511469761036" calcext:value-type="float">
            <text:p>0.00117511469761</text:p>
          </table:table-cell>
          <table:table-cell table:formula="of:=[.H714]-PerAnnumRiskFreeRate/TradingDaysPerYear" office:value-type="float" office:value="0.0010163845388802" calcext:value-type="float">
            <text:p>0.001016384538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28</text:p>
          </table:table-cell>
          <table:table-cell office:value-type="float" office:value="20.825001" calcext:value-type="float">
            <text:p>20.825001</text:p>
          </table:table-cell>
          <table:table-cell office:value-type="float" office:value="20.981667" calcext:value-type="float">
            <text:p>20.981667</text:p>
          </table:table-cell>
          <table:table-cell office:value-type="float" office:value="20.809999" calcext:value-type="float">
            <text:p>20.809999</text:p>
          </table:table-cell>
          <table:table-cell office:value-type="float" office:value="20.941668" calcext:value-type="float">
            <text:p>20.941668</text:p>
          </table:table-cell>
          <table:table-cell office:value-type="float" office:value="14.727249" calcext:value-type="float">
            <text:p>14.727249</text:p>
          </table:table-cell>
          <table:table-cell office:value-type="float" office:value="121200" calcext:value-type="float">
            <text:p>121200</text:p>
          </table:table-cell>
          <table:table-cell table:formula="of:=([.F715]-[.F714])/[.F714]" office:value-type="float" office:value="0.0169967551536253" calcext:value-type="float">
            <text:p>0.016996755153625</text:p>
          </table:table-cell>
          <table:table-cell table:formula="of:=[.H715]-PerAnnumRiskFreeRate/TradingDaysPerYear" office:value-type="float" office:value="0.0168380249948952" calcext:value-type="float">
            <text:p>0.0168380249948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29</text:p>
          </table:table-cell>
          <table:table-cell office:value-type="float" office:value="20.9" calcext:value-type="float">
            <text:p>20.9</text:p>
          </table:table-cell>
          <table:table-cell office:value-type="float" office:value="20.921667" calcext:value-type="float">
            <text:p>20.921667</text:p>
          </table:table-cell>
          <table:table-cell office:value-type="float" office:value="20.683332" calcext:value-type="float">
            <text:p>20.683332</text:p>
          </table:table-cell>
          <table:table-cell office:value-type="float" office:value="20.799999" calcext:value-type="float">
            <text:p>20.799999</text:p>
          </table:table-cell>
          <table:table-cell office:value-type="float" office:value="14.627627" calcext:value-type="float">
            <text:p>14.627627</text:p>
          </table:table-cell>
          <table:table-cell office:value-type="float" office:value="102600" calcext:value-type="float">
            <text:p>102600</text:p>
          </table:table-cell>
          <table:table-cell table:formula="of:=([.F716]-[.F715])/[.F715]" office:value-type="float" office:value="-0.00676446768843252" calcext:value-type="float">
            <text:p>-0.006764467688433</text:p>
          </table:table-cell>
          <table:table-cell table:formula="of:=[.H716]-PerAnnumRiskFreeRate/TradingDaysPerYear" office:value-type="float" office:value="-0.00692319784716268" calcext:value-type="float">
            <text:p>-0.0069231978471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09-30</text:p>
          </table:table-cell>
          <table:table-cell office:value-type="float" office:value="20.836666" calcext:value-type="float">
            <text:p>20.836666</text:p>
          </table:table-cell>
          <table:table-cell office:value-type="float" office:value="20.976667" calcext:value-type="float">
            <text:p>20.976667</text:p>
          </table:table-cell>
          <table:table-cell office:value-type="float" office:value="20.836666" calcext:value-type="float">
            <text:p>20.836666</text:p>
          </table:table-cell>
          <table:table-cell office:value-type="float" office:value="20.963333" calcext:value-type="float">
            <text:p>20.963333</text:p>
          </table:table-cell>
          <table:table-cell office:value-type="float" office:value="14.742496" calcext:value-type="float">
            <text:p>14.742496</text:p>
          </table:table-cell>
          <table:table-cell office:value-type="float" office:value="158400" calcext:value-type="float">
            <text:p>158400</text:p>
          </table:table-cell>
          <table:table-cell table:formula="of:=([.F717]-[.F716])/[.F716]" office:value-type="float" office:value="0.0078528800331044" calcext:value-type="float">
            <text:p>0.007852880033104</text:p>
          </table:table-cell>
          <table:table-cell table:formula="of:=[.H717]-PerAnnumRiskFreeRate/TradingDaysPerYear" office:value-type="float" office:value="0.00769414987437424" calcext:value-type="float">
            <text:p>0.0076941498743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01</text:p>
          </table:table-cell>
          <table:table-cell office:value-type="float" office:value="20.983334" calcext:value-type="float">
            <text:p>20.983334</text:p>
          </table:table-cell>
          <table:table-cell office:value-type="float" office:value="21.218332" calcext:value-type="float">
            <text:p>21.218332</text:p>
          </table:table-cell>
          <table:table-cell office:value-type="float" office:value="20.983334" calcext:value-type="float">
            <text:p>20.983334</text:p>
          </table:table-cell>
          <table:table-cell office:value-type="float" office:value="21.218332" calcext:value-type="float">
            <text:p>21.218332</text:p>
          </table:table-cell>
          <table:table-cell office:value-type="float" office:value="14.921815" calcext:value-type="float">
            <text:p>14.921815</text:p>
          </table:table-cell>
          <table:table-cell office:value-type="float" office:value="150000" calcext:value-type="float">
            <text:p>150000</text:p>
          </table:table-cell>
          <table:table-cell table:formula="of:=([.F718]-[.F717])/[.F717]" office:value-type="float" office:value="0.0121634084214777" calcext:value-type="float">
            <text:p>0.012163408421478</text:p>
          </table:table-cell>
          <table:table-cell table:formula="of:=[.H718]-PerAnnumRiskFreeRate/TradingDaysPerYear" office:value-type="float" office:value="0.0120046782627475" calcext:value-type="float">
            <text:p>0.0120046782627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04</text:p>
          </table:table-cell>
          <table:table-cell office:value-type="float" office:value="21.093332" calcext:value-type="float">
            <text:p>21.093332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21.081667" calcext:value-type="float">
            <text:p>21.081667</text:p>
          </table:table-cell>
          <table:table-cell office:value-type="float" office:value="21.139999" calcext:value-type="float">
            <text:p>21.139999</text:p>
          </table:table-cell>
          <table:table-cell office:value-type="float" office:value="14.866733" calcext:value-type="float">
            <text:p>14.866733</text:p>
          </table:table-cell>
          <table:table-cell office:value-type="float" office:value="136200" calcext:value-type="float">
            <text:p>136200</text:p>
          </table:table-cell>
          <table:table-cell table:formula="of:=([.F719]-[.F718])/[.F718]" office:value-type="float" office:value="-0.00369137400510598" calcext:value-type="float">
            <text:p>-0.003691374005106</text:p>
          </table:table-cell>
          <table:table-cell table:formula="of:=[.H719]-PerAnnumRiskFreeRate/TradingDaysPerYear" office:value-type="float" office:value="-0.00385010416383614" calcext:value-type="float">
            <text:p>-0.0038501041638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05</text:p>
          </table:table-cell>
          <table:table-cell office:value-type="float" office:value="21.25" calcext:value-type="float">
            <text:p>21.25</text:p>
          </table:table-cell>
          <table:table-cell office:value-type="float" office:value="21.421667" calcext:value-type="float">
            <text:p>21.421667</text:p>
          </table:table-cell>
          <table:table-cell office:value-type="float" office:value="21.25" calcext:value-type="float">
            <text:p>21.25</text:p>
          </table:table-cell>
          <table:table-cell office:value-type="float" office:value="21.368334" calcext:value-type="float">
            <text:p>21.368334</text:p>
          </table:table-cell>
          <table:table-cell office:value-type="float" office:value="15.027308" calcext:value-type="float">
            <text:p>15.027308</text:p>
          </table:table-cell>
          <table:table-cell office:value-type="float" office:value="137400" calcext:value-type="float">
            <text:p>137400</text:p>
          </table:table-cell>
          <table:table-cell table:formula="of:=([.F720]-[.F719])/[.F719]" office:value-type="float" office:value="0.0108009607759822" calcext:value-type="float">
            <text:p>0.010800960775982</text:p>
          </table:table-cell>
          <table:table-cell table:formula="of:=[.H720]-PerAnnumRiskFreeRate/TradingDaysPerYear" office:value-type="float" office:value="0.010642230617252" calcext:value-type="float">
            <text:p>0.0106422306172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06</text:p>
          </table:table-cell>
          <table:table-cell office:value-type="float" office:value="21.471666" calcext:value-type="float">
            <text:p>21.471666</text:p>
          </table:table-cell>
          <table:table-cell office:value-type="float" office:value="21.733334" calcext:value-type="float">
            <text:p>21.733334</text:p>
          </table:table-cell>
          <table:table-cell office:value-type="float" office:value="21.471666" calcext:value-type="float">
            <text:p>21.471666</text:p>
          </table:table-cell>
          <table:table-cell office:value-type="float" office:value="21.733334" calcext:value-type="float">
            <text:p>21.733334</text:p>
          </table:table-cell>
          <table:table-cell office:value-type="float" office:value="15.283999" calcext:value-type="float">
            <text:p>15.283999</text:p>
          </table:table-cell>
          <table:table-cell office:value-type="float" office:value="229200" calcext:value-type="float">
            <text:p>229200</text:p>
          </table:table-cell>
          <table:table-cell table:formula="of:=([.F721]-[.F720])/[.F720]" office:value-type="float" office:value="0.0170816356462515" calcext:value-type="float">
            <text:p>0.017081635646252</text:p>
          </table:table-cell>
          <table:table-cell table:formula="of:=[.H721]-PerAnnumRiskFreeRate/TradingDaysPerYear" office:value-type="float" office:value="0.0169229054875213" calcext:value-type="float">
            <text:p>0.0169229054875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07</text:p>
          </table:table-cell>
          <table:table-cell office:value-type="float" office:value="21.841667" calcext:value-type="float">
            <text:p>21.841667</text:p>
          </table:table-cell>
          <table:table-cell office:value-type="float" office:value="21.901667" calcext:value-type="float">
            <text:p>21.901667</text:p>
          </table:table-cell>
          <table:table-cell office:value-type="float" office:value="21.541668" calcext:value-type="float">
            <text:p>21.541668</text:p>
          </table:table-cell>
          <table:table-cell office:value-type="float" office:value="21.561666" calcext:value-type="float">
            <text:p>21.561666</text:p>
          </table:table-cell>
          <table:table-cell office:value-type="float" office:value="15.163266" calcext:value-type="float">
            <text:p>15.163266</text:p>
          </table:table-cell>
          <table:table-cell office:value-type="float" office:value="171000" calcext:value-type="float">
            <text:p>171000</text:p>
          </table:table-cell>
          <table:table-cell table:formula="of:=([.F722]-[.F721])/[.F721]" office:value-type="float" office:value="-0.00789930698111139" calcext:value-type="float">
            <text:p>-0.007899306981111</text:p>
          </table:table-cell>
          <table:table-cell table:formula="of:=[.H722]-PerAnnumRiskFreeRate/TradingDaysPerYear" office:value-type="float" office:value="-0.00805803713984155" calcext:value-type="float">
            <text:p>-0.0080580371398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08</text:p>
          </table:table-cell>
          <table:table-cell office:value-type="float" office:value="21.620001" calcext:value-type="float">
            <text:p>21.620001</text:p>
          </table:table-cell>
          <table:table-cell office:value-type="float" office:value="21.686666" calcext:value-type="float">
            <text:p>21.686666</text:p>
          </table:table-cell>
          <table:table-cell office:value-type="float" office:value="21.5" calcext:value-type="float">
            <text:p>21.5</text:p>
          </table:table-cell>
          <table:table-cell office:value-type="float" office:value="21.593332" calcext:value-type="float">
            <text:p>21.593332</text:p>
          </table:table-cell>
          <table:table-cell office:value-type="float" office:value="15.185534" calcext:value-type="float">
            <text:p>15.185534</text:p>
          </table:table-cell>
          <table:table-cell office:value-type="float" office:value="190200" calcext:value-type="float">
            <text:p>190200</text:p>
          </table:table-cell>
          <table:table-cell table:formula="of:=([.F723]-[.F722])/[.F722]" office:value-type="float" office:value="0.00146854905796683" calcext:value-type="float">
            <text:p>0.001468549057967</text:p>
          </table:table-cell>
          <table:table-cell table:formula="of:=[.H723]-PerAnnumRiskFreeRate/TradingDaysPerYear" office:value-type="float" office:value="0.00130981889923667" calcext:value-type="float">
            <text:p>0.0013098188992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11</text:p>
          </table:table-cell>
          <table:table-cell table:number-columns-repeated="2" office:value-type="float" office:value="21.678333" calcext:value-type="float">
            <text:p>21.678333</text:p>
          </table:table-cell>
          <table:table-cell office:value-type="float" office:value="21.344999" calcext:value-type="float">
            <text:p>21.344999</text:p>
          </table:table-cell>
          <table:table-cell office:value-type="float" office:value="21.389999" calcext:value-type="float">
            <text:p>21.389999</text:p>
          </table:table-cell>
          <table:table-cell office:value-type="float" office:value="15.042547" calcext:value-type="float">
            <text:p>15.042547</text:p>
          </table:table-cell>
          <table:table-cell office:value-type="float" office:value="165000" calcext:value-type="float">
            <text:p>165000</text:p>
          </table:table-cell>
          <table:table-cell table:formula="of:=([.F724]-[.F723])/[.F723]" office:value-type="float" office:value="-0.00941600078074302" calcext:value-type="float">
            <text:p>-0.009416000780743</text:p>
          </table:table-cell>
          <table:table-cell table:formula="of:=[.H724]-PerAnnumRiskFreeRate/TradingDaysPerYear" office:value-type="float" office:value="-0.00957473093947318" calcext:value-type="float">
            <text:p>-0.0095747309394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12</text:p>
          </table:table-cell>
          <table:table-cell office:value-type="float" office:value="21.365" calcext:value-type="float">
            <text:p>21.365</text:p>
          </table:table-cell>
          <table:table-cell office:value-type="float" office:value="21.375" calcext:value-type="float">
            <text:p>21.375</text:p>
          </table:table-cell>
          <table:table-cell table:number-columns-repeated="2" office:value-type="float" office:value="21.153334" calcext:value-type="float">
            <text:p>21.153334</text:p>
          </table:table-cell>
          <table:table-cell office:value-type="float" office:value="14.876106" calcext:value-type="float">
            <text:p>14.876106</text:p>
          </table:table-cell>
          <table:table-cell office:value-type="float" office:value="158400" calcext:value-type="float">
            <text:p>158400</text:p>
          </table:table-cell>
          <table:table-cell table:formula="of:=([.F725]-[.F724])/[.F724]" office:value-type="float" office:value="-0.0110646820648126" calcext:value-type="float">
            <text:p>-0.011064682064813</text:p>
          </table:table-cell>
          <table:table-cell table:formula="of:=[.H725]-PerAnnumRiskFreeRate/TradingDaysPerYear" office:value-type="float" office:value="-0.0112234122235428" calcext:value-type="float">
            <text:p>-0.0112234122235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13</text:p>
          </table:table-cell>
          <table:table-cell office:value-type="float" office:value="20.85" calcext:value-type="float">
            <text:p>20.85</text:p>
          </table:table-cell>
          <table:table-cell office:value-type="float" office:value="20.873333" calcext:value-type="float">
            <text:p>20.873333</text:p>
          </table:table-cell>
          <table:table-cell office:value-type="float" office:value="20.501667" calcext:value-type="float">
            <text:p>20.501667</text:p>
          </table:table-cell>
          <table:table-cell office:value-type="float" office:value="20.713333" calcext:value-type="float">
            <text:p>20.713333</text:p>
          </table:table-cell>
          <table:table-cell office:value-type="float" office:value="14.566673" calcext:value-type="float">
            <text:p>14.566673</text:p>
          </table:table-cell>
          <table:table-cell office:value-type="float" office:value="299400" calcext:value-type="float">
            <text:p>299400</text:p>
          </table:table-cell>
          <table:table-cell table:formula="of:=([.F726]-[.F725])/[.F725]" office:value-type="float" office:value="-0.020800671896261" calcext:value-type="float">
            <text:p>-0.020800671896261</text:p>
          </table:table-cell>
          <table:table-cell table:formula="of:=[.H726]-PerAnnumRiskFreeRate/TradingDaysPerYear" office:value-type="float" office:value="-0.0209594020549912" calcext:value-type="float">
            <text:p>-0.0209594020549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14</text:p>
          </table:table-cell>
          <table:table-cell office:value-type="float" office:value="20.806667" calcext:value-type="float">
            <text:p>20.806667</text:p>
          </table:table-cell>
          <table:table-cell office:value-type="float" office:value="20.99" calcext:value-type="float">
            <text:p>20.99</text:p>
          </table:table-cell>
          <table:table-cell office:value-type="float" office:value="20.806667" calcext:value-type="float">
            <text:p>20.806667</text:p>
          </table:table-cell>
          <table:table-cell office:value-type="float" office:value="20.893333" calcext:value-type="float">
            <text:p>20.893333</text:p>
          </table:table-cell>
          <table:table-cell office:value-type="float" office:value="14.693261" calcext:value-type="float">
            <text:p>14.693261</text:p>
          </table:table-cell>
          <table:table-cell office:value-type="float" office:value="94200" calcext:value-type="float">
            <text:p>94200</text:p>
          </table:table-cell>
          <table:table-cell table:formula="of:=([.F727]-[.F726])/[.F726]" office:value-type="float" office:value="0.00869024793787847" calcext:value-type="float">
            <text:p>0.008690247937878</text:p>
          </table:table-cell>
          <table:table-cell table:formula="of:=[.H727]-PerAnnumRiskFreeRate/TradingDaysPerYear" office:value-type="float" office:value="0.00853151777914831" calcext:value-type="float">
            <text:p>0.0085315177791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15</text:p>
          </table:table-cell>
          <table:table-cell table:number-columns-repeated="2" office:value-type="float" office:value="21.033333" calcext:value-type="float">
            <text:p>21.033333</text:p>
          </table:table-cell>
          <table:table-cell office:value-type="float" office:value="20.906668" calcext:value-type="float">
            <text:p>20.906668</text:p>
          </table:table-cell>
          <table:table-cell office:value-type="float" office:value="20.965" calcext:value-type="float">
            <text:p>20.965</text:p>
          </table:table-cell>
          <table:table-cell office:value-type="float" office:value="14.743667" calcext:value-type="float">
            <text:p>14.743667</text:p>
          </table:table-cell>
          <table:table-cell office:value-type="float" office:value="163800" calcext:value-type="float">
            <text:p>163800</text:p>
          </table:table-cell>
          <table:table-cell table:formula="of:=([.F728]-[.F727])/[.F727]" office:value-type="float" office:value="0.00343055227835404" calcext:value-type="float">
            <text:p>0.003430552278354</text:p>
          </table:table-cell>
          <table:table-cell table:formula="of:=[.H728]-PerAnnumRiskFreeRate/TradingDaysPerYear" office:value-type="float" office:value="0.00327182211962389" calcext:value-type="float">
            <text:p>0.0032718221196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18</text:p>
          </table:table-cell>
          <table:table-cell table:number-columns-repeated="2" office:value-type="float" office:value="20.973333" calcext:value-type="float">
            <text:p>20.973333</text:p>
          </table:table-cell>
          <table:table-cell table:number-columns-repeated="2" office:value-type="float" office:value="20.706667" calcext:value-type="float">
            <text:p>20.706667</text:p>
          </table:table-cell>
          <table:table-cell office:value-type="float" office:value="14.561985" calcext:value-type="float">
            <text:p>14.561985</text:p>
          </table:table-cell>
          <table:table-cell office:value-type="float" office:value="212400" calcext:value-type="float">
            <text:p>212400</text:p>
          </table:table-cell>
          <table:table-cell table:formula="of:=([.F729]-[.F728])/[.F728]" office:value-type="float" office:value="-0.0123227145594105" calcext:value-type="float">
            <text:p>-0.012322714559411</text:p>
          </table:table-cell>
          <table:table-cell table:formula="of:=[.H729]-PerAnnumRiskFreeRate/TradingDaysPerYear" office:value-type="float" office:value="-0.0124814447181407" calcext:value-type="float">
            <text:p>-0.0124814447181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19</text:p>
          </table:table-cell>
          <table:table-cell office:value-type="float" office:value="20.591667" calcext:value-type="float">
            <text:p>20.591667</text:p>
          </table:table-cell>
          <table:table-cell office:value-type="float" office:value="20.75" calcext:value-type="float">
            <text:p>20.75</text:p>
          </table:table-cell>
          <table:table-cell office:value-type="float" office:value="20.555" calcext:value-type="float">
            <text:p>20.555</text:p>
          </table:table-cell>
          <table:table-cell office:value-type="float" office:value="20.578333" calcext:value-type="float">
            <text:p>20.578333</text:p>
          </table:table-cell>
          <table:table-cell office:value-type="float" office:value="14.471743" calcext:value-type="float">
            <text:p>14.471743</text:p>
          </table:table-cell>
          <table:table-cell office:value-type="float" office:value="237000" calcext:value-type="float">
            <text:p>237000</text:p>
          </table:table-cell>
          <table:table-cell table:formula="of:=([.F730]-[.F729])/[.F729]" office:value-type="float" office:value="-0.00619709469553773" calcext:value-type="float">
            <text:p>-0.006197094695538</text:p>
          </table:table-cell>
          <table:table-cell table:formula="of:=[.H730]-PerAnnumRiskFreeRate/TradingDaysPerYear" office:value-type="float" office:value="-0.00635582485426788" calcext:value-type="float">
            <text:p>-0.0063558248542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20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21.043333" calcext:value-type="float">
            <text:p>21.043333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21.043333" calcext:value-type="float">
            <text:p>21.043333</text:p>
          </table:table-cell>
          <table:table-cell office:value-type="float" office:value="14.798748" calcext:value-type="float">
            <text:p>14.798748</text:p>
          </table:table-cell>
          <table:table-cell office:value-type="float" office:value="111000" calcext:value-type="float">
            <text:p>111000</text:p>
          </table:table-cell>
          <table:table-cell table:formula="of:=([.F731]-[.F730])/[.F730]" office:value-type="float" office:value="0.0225961033166495" calcext:value-type="float">
            <text:p>0.02259610331665</text:p>
          </table:table-cell>
          <table:table-cell table:formula="of:=[.H731]-PerAnnumRiskFreeRate/TradingDaysPerYear" office:value-type="float" office:value="0.0224373731579194" calcext:value-type="float">
            <text:p>0.0224373731579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21</text:p>
          </table:table-cell>
          <table:table-cell office:value-type="float" office:value="21.110001" calcext:value-type="float">
            <text:p>21.110001</text:p>
          </table:table-cell>
          <table:table-cell office:value-type="float" office:value="21.264999" calcext:value-type="float">
            <text:p>21.264999</text:p>
          </table:table-cell>
          <table:table-cell office:value-type="float" office:value="21.073334" calcext:value-type="float">
            <text:p>21.073334</text:p>
          </table:table-cell>
          <table:table-cell office:value-type="float" office:value="21.216667" calcext:value-type="float">
            <text:p>21.216667</text:p>
          </table:table-cell>
          <table:table-cell office:value-type="float" office:value="14.920653" calcext:value-type="float">
            <text:p>14.920653</text:p>
          </table:table-cell>
          <table:table-cell office:value-type="float" office:value="128400" calcext:value-type="float">
            <text:p>128400</text:p>
          </table:table-cell>
          <table:table-cell table:formula="of:=([.F732]-[.F731])/[.F731]" office:value-type="float" office:value="0.00823752117408851" calcext:value-type="float">
            <text:p>0.008237521174089</text:p>
          </table:table-cell>
          <table:table-cell table:formula="of:=[.H732]-PerAnnumRiskFreeRate/TradingDaysPerYear" office:value-type="float" office:value="0.00807879101535835" calcext:value-type="float">
            <text:p>0.0080787910153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22</text:p>
          </table:table-cell>
          <table:table-cell office:value-type="float" office:value="21.288334" calcext:value-type="float">
            <text:p>21.288334</text:p>
          </table:table-cell>
          <table:table-cell office:value-type="float" office:value="21.348333" calcext:value-type="float">
            <text:p>21.348333</text:p>
          </table:table-cell>
          <table:table-cell table:number-columns-repeated="2" office:value-type="float" office:value="21.190001" calcext:value-type="float">
            <text:p>21.190001</text:p>
          </table:table-cell>
          <table:table-cell office:value-type="float" office:value="14.901887" calcext:value-type="float">
            <text:p>14.901887</text:p>
          </table:table-cell>
          <table:table-cell office:value-type="float" office:value="56400" calcext:value-type="float">
            <text:p>56400</text:p>
          </table:table-cell>
          <table:table-cell table:formula="of:=([.F733]-[.F732])/[.F732]" office:value-type="float" office:value="-0.001257719752614" calcext:value-type="float">
            <text:p>-0.001257719752614</text:p>
          </table:table-cell>
          <table:table-cell table:formula="of:=[.H733]-PerAnnumRiskFreeRate/TradingDaysPerYear" office:value-type="float" office:value="-0.00141644991134416" calcext:value-type="float">
            <text:p>-0.0014164499113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25</text:p>
          </table:table-cell>
          <table:table-cell office:value-type="float" office:value="21.195" calcext:value-type="float">
            <text:p>21.195</text:p>
          </table:table-cell>
          <table:table-cell office:value-type="float" office:value="21.321667" calcext:value-type="float">
            <text:p>21.321667</text:p>
          </table:table-cell>
          <table:table-cell office:value-type="float" office:value="21.136667" calcext:value-type="float">
            <text:p>21.136667</text:p>
          </table:table-cell>
          <table:table-cell office:value-type="float" office:value="21.254999" calcext:value-type="float">
            <text:p>21.254999</text:p>
          </table:table-cell>
          <table:table-cell office:value-type="float" office:value="14.947609" calcext:value-type="float">
            <text:p>14.947609</text:p>
          </table:table-cell>
          <table:table-cell office:value-type="float" office:value="88800" calcext:value-type="float">
            <text:p>88800</text:p>
          </table:table-cell>
          <table:table-cell table:formula="of:=([.F734]-[.F733])/[.F733]" office:value-type="float" office:value="0.00306820203374241" calcext:value-type="float">
            <text:p>0.003068202033742</text:p>
          </table:table-cell>
          <table:table-cell table:formula="of:=[.H734]-PerAnnumRiskFreeRate/TradingDaysPerYear" office:value-type="float" office:value="0.00290947187501225" calcext:value-type="float">
            <text:p>0.0029094718750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26</text:p>
          </table:table-cell>
          <table:table-cell office:value-type="float" office:value="21.283333" calcext:value-type="float">
            <text:p>21.283333</text:p>
          </table:table-cell>
          <table:table-cell office:value-type="float" office:value="21.405001" calcext:value-type="float">
            <text:p>21.405001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21.405001" calcext:value-type="float">
            <text:p>21.405001</text:p>
          </table:table-cell>
          <table:table-cell office:value-type="float" office:value="15.053092" calcext:value-type="float">
            <text:p>15.053092</text:p>
          </table:table-cell>
          <table:table-cell office:value-type="float" office:value="91800" calcext:value-type="float">
            <text:p>91800</text:p>
          </table:table-cell>
          <table:table-cell table:formula="of:=([.F735]-[.F734])/[.F734]" office:value-type="float" office:value="0.00705684768714512" calcext:value-type="float">
            <text:p>0.007056847687145</text:p>
          </table:table-cell>
          <table:table-cell table:formula="of:=[.H735]-PerAnnumRiskFreeRate/TradingDaysPerYear" office:value-type="float" office:value="0.00689811752841496" calcext:value-type="float">
            <text:p>0.0068981175284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27</text:p>
          </table:table-cell>
          <table:table-cell office:value-type="float" office:value="21.483334" calcext:value-type="float">
            <text:p>21.483334</text:p>
          </table:table-cell>
          <table:table-cell office:value-type="float" office:value="21.508333" calcext:value-type="float">
            <text:p>21.508333</text:p>
          </table:table-cell>
          <table:table-cell office:value-type="float" office:value="21" calcext:value-type="float">
            <text:p>21</text:p>
          </table:table-cell>
          <table:table-cell office:value-type="float" office:value="21.08" calcext:value-type="float">
            <text:p>21.08</text:p>
          </table:table-cell>
          <table:table-cell office:value-type="float" office:value="14.824537" calcext:value-type="float">
            <text:p>14.824537</text:p>
          </table:table-cell>
          <table:table-cell office:value-type="float" office:value="72600" calcext:value-type="float">
            <text:p>72600</text:p>
          </table:table-cell>
          <table:table-cell table:formula="of:=([.F736]-[.F735])/[.F735]" office:value-type="float" office:value="-0.0151832593596053" calcext:value-type="float">
            <text:p>-0.015183259359605</text:p>
          </table:table-cell>
          <table:table-cell table:formula="of:=[.H736]-PerAnnumRiskFreeRate/TradingDaysPerYear" office:value-type="float" office:value="-0.0153419895183355" calcext:value-type="float">
            <text:p>-0.0153419895183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28</text:p>
          </table:table-cell>
          <table:table-cell office:value-type="float" office:value="21" calcext:value-type="float">
            <text:p>21</text:p>
          </table:table-cell>
          <table:table-cell office:value-type="float" office:value="21.049999" calcext:value-type="float">
            <text:p>21.049999</text:p>
          </table:table-cell>
          <table:table-cell office:value-type="float" office:value="20.701668" calcext:value-type="float">
            <text:p>20.701668</text:p>
          </table:table-cell>
          <table:table-cell office:value-type="float" office:value="20.726667" calcext:value-type="float">
            <text:p>20.726667</text:p>
          </table:table-cell>
          <table:table-cell office:value-type="float" office:value="14.576054" calcext:value-type="float">
            <text:p>14.576054</text:p>
          </table:table-cell>
          <table:table-cell office:value-type="float" office:value="285600" calcext:value-type="float">
            <text:p>285600</text:p>
          </table:table-cell>
          <table:table-cell table:formula="of:=([.F737]-[.F736])/[.F736]" office:value-type="float" office:value="-0.0167616027401058" calcext:value-type="float">
            <text:p>-0.016761602740106</text:p>
          </table:table-cell>
          <table:table-cell table:formula="of:=[.H737]-PerAnnumRiskFreeRate/TradingDaysPerYear" office:value-type="float" office:value="-0.016920332898836" calcext:value-type="float">
            <text:p>-0.0169203328988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0-29</text:p>
          </table:table-cell>
          <table:table-cell office:value-type="float" office:value="20.853333" calcext:value-type="float">
            <text:p>20.853333</text:p>
          </table:table-cell>
          <table:table-cell office:value-type="float" office:value="21.038334" calcext:value-type="float">
            <text:p>21.038334</text:p>
          </table:table-cell>
          <table:table-cell office:value-type="float" office:value="20.823334" calcext:value-type="float">
            <text:p>20.823334</text:p>
          </table:table-cell>
          <table:table-cell office:value-type="float" office:value="21.014999" calcext:value-type="float">
            <text:p>21.014999</text:p>
          </table:table-cell>
          <table:table-cell office:value-type="float" office:value="14.778826" calcext:value-type="float">
            <text:p>14.778826</text:p>
          </table:table-cell>
          <table:table-cell office:value-type="float" office:value="53400" calcext:value-type="float">
            <text:p>53400</text:p>
          </table:table-cell>
          <table:table-cell table:formula="of:=([.F738]-[.F737])/[.F737]" office:value-type="float" office:value="0.0139113096040946" calcext:value-type="float">
            <text:p>0.013911309604095</text:p>
          </table:table-cell>
          <table:table-cell table:formula="of:=[.H738]-PerAnnumRiskFreeRate/TradingDaysPerYear" office:value-type="float" office:value="0.0137525794453644" calcext:value-type="float">
            <text:p>0.0137525794453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01</text:p>
          </table:table-cell>
          <table:table-cell office:value-type="float" office:value="21.166668" calcext:value-type="float">
            <text:p>21.166668</text:p>
          </table:table-cell>
          <table:table-cell office:value-type="float" office:value="21.205" calcext:value-type="float">
            <text:p>21.205</text:p>
          </table:table-cell>
          <table:table-cell office:value-type="float" office:value="20.844999" calcext:value-type="float">
            <text:p>20.844999</text:p>
          </table:table-cell>
          <table:table-cell office:value-type="float" office:value="20.891666" calcext:value-type="float">
            <text:p>20.891666</text:p>
          </table:table-cell>
          <table:table-cell office:value-type="float" office:value="14.692091" calcext:value-type="float">
            <text:p>14.692091</text:p>
          </table:table-cell>
          <table:table-cell office:value-type="float" office:value="97800" calcext:value-type="float">
            <text:p>97800</text:p>
          </table:table-cell>
          <table:table-cell table:formula="of:=([.F739]-[.F738])/[.F738]" office:value-type="float" office:value="-0.00586886942169837" calcext:value-type="float">
            <text:p>-0.005868869421698</text:p>
          </table:table-cell>
          <table:table-cell table:formula="of:=[.H739]-PerAnnumRiskFreeRate/TradingDaysPerYear" office:value-type="float" office:value="-0.00602759958042853" calcext:value-type="float">
            <text:p>-0.0060275995804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02</text:p>
          </table:table-cell>
          <table:table-cell office:value-type="float" office:value="20.916668" calcext:value-type="float">
            <text:p>20.916668</text:p>
          </table:table-cell>
          <table:table-cell office:value-type="float" office:value="20.924999" calcext:value-type="float">
            <text:p>20.924999</text:p>
          </table:table-cell>
          <table:table-cell office:value-type="float" office:value="20.636667" calcext:value-type="float">
            <text:p>20.636667</text:p>
          </table:table-cell>
          <table:table-cell office:value-type="float" office:value="20.665001" calcext:value-type="float">
            <text:p>20.665001</text:p>
          </table:table-cell>
          <table:table-cell office:value-type="float" office:value="14.532688" calcext:value-type="float">
            <text:p>14.532688</text:p>
          </table:table-cell>
          <table:table-cell office:value-type="float" office:value="67200" calcext:value-type="float">
            <text:p>67200</text:p>
          </table:table-cell>
          <table:table-cell table:formula="of:=([.F740]-[.F739])/[.F739]" office:value-type="float" office:value="-0.0108495788652547" calcext:value-type="float">
            <text:p>-0.010849578865255</text:p>
          </table:table-cell>
          <table:table-cell table:formula="of:=[.H740]-PerAnnumRiskFreeRate/TradingDaysPerYear" office:value-type="float" office:value="-0.0110083090239849" calcext:value-type="float">
            <text:p>-0.0110083090239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03</text:p>
          </table:table-cell>
          <table:table-cell office:value-type="float" office:value="20.950001" calcext:value-type="float">
            <text:p>20.950001</text:p>
          </table:table-cell>
          <table:table-cell office:value-type="float" office:value="21.165001" calcext:value-type="float">
            <text:p>21.165001</text:p>
          </table:table-cell>
          <table:table-cell office:value-type="float" office:value="20.865" calcext:value-type="float">
            <text:p>20.865</text:p>
          </table:table-cell>
          <table:table-cell office:value-type="float" office:value="21.158333" calcext:value-type="float">
            <text:p>21.158333</text:p>
          </table:table-cell>
          <table:table-cell office:value-type="float" office:value="14.879625" calcext:value-type="float">
            <text:p>14.879625</text:p>
          </table:table-cell>
          <table:table-cell office:value-type="float" office:value="173400" calcext:value-type="float">
            <text:p>173400</text:p>
          </table:table-cell>
          <table:table-cell table:formula="of:=([.F741]-[.F740])/[.F740]" office:value-type="float" office:value="0.0238728719697279" calcext:value-type="float">
            <text:p>0.023872871969728</text:p>
          </table:table-cell>
          <table:table-cell table:formula="of:=[.H741]-PerAnnumRiskFreeRate/TradingDaysPerYear" office:value-type="float" office:value="0.0237141418109977" calcext:value-type="float">
            <text:p>0.0237141418109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04</text:p>
          </table:table-cell>
          <table:table-cell office:value-type="float" office:value="21.213333" calcext:value-type="float">
            <text:p>21.213333</text:p>
          </table:table-cell>
          <table:table-cell office:value-type="float" office:value="21.371668" calcext:value-type="float">
            <text:p>21.371668</text:p>
          </table:table-cell>
          <table:table-cell office:value-type="float" office:value="21.213333" calcext:value-type="float">
            <text:p>21.213333</text:p>
          </table:table-cell>
          <table:table-cell office:value-type="float" office:value="21.366667" calcext:value-type="float">
            <text:p>21.366667</text:p>
          </table:table-cell>
          <table:table-cell office:value-type="float" office:value="15.026136" calcext:value-type="float">
            <text:p>15.026136</text:p>
          </table:table-cell>
          <table:table-cell office:value-type="float" office:value="209400" calcext:value-type="float">
            <text:p>209400</text:p>
          </table:table-cell>
          <table:table-cell table:formula="of:=([.F742]-[.F741])/[.F741]" office:value-type="float" office:value="0.00984641750044094" calcext:value-type="float">
            <text:p>0.009846417500441</text:p>
          </table:table-cell>
          <table:table-cell table:formula="of:=[.H742]-PerAnnumRiskFreeRate/TradingDaysPerYear" office:value-type="float" office:value="0.00968768734171078" calcext:value-type="float">
            <text:p>0.0096876873417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05</text:p>
          </table:table-cell>
          <table:table-cell office:value-type="float" office:value="21.401667" calcext:value-type="float">
            <text:p>21.401667</text:p>
          </table:table-cell>
          <table:table-cell office:value-type="float" office:value="21.518333" calcext:value-type="float">
            <text:p>21.518333</text:p>
          </table:table-cell>
          <table:table-cell office:value-type="float" office:value="21.334999" calcext:value-type="float">
            <text:p>21.334999</text:p>
          </table:table-cell>
          <table:table-cell office:value-type="float" office:value="21.493334" calcext:value-type="float">
            <text:p>21.493334</text:p>
          </table:table-cell>
          <table:table-cell office:value-type="float" office:value="15.115215" calcext:value-type="float">
            <text:p>15.115215</text:p>
          </table:table-cell>
          <table:table-cell office:value-type="float" office:value="121200" calcext:value-type="float">
            <text:p>121200</text:p>
          </table:table-cell>
          <table:table-cell table:formula="of:=([.F743]-[.F742])/[.F742]" office:value-type="float" office:value="0.00592827058133907" calcext:value-type="float">
            <text:p>0.005928270581339</text:p>
          </table:table-cell>
          <table:table-cell table:formula="of:=[.H743]-PerAnnumRiskFreeRate/TradingDaysPerYear" office:value-type="float" office:value="0.00576954042260891" calcext:value-type="float">
            <text:p>0.0057695404226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08</text:p>
          </table:table-cell>
          <table:table-cell table:number-columns-repeated="2" office:value-type="float" office:value="21.441668" calcext:value-type="float">
            <text:p>21.441668</text:p>
          </table:table-cell>
          <table:table-cell office:value-type="float" office:value="21.181667" calcext:value-type="float">
            <text:p>21.181667</text:p>
          </table:table-cell>
          <table:table-cell office:value-type="float" office:value="21.200001" calcext:value-type="float">
            <text:p>21.200001</text:p>
          </table:table-cell>
          <table:table-cell office:value-type="float" office:value="14.908927" calcext:value-type="float">
            <text:p>14.908927</text:p>
          </table:table-cell>
          <table:table-cell office:value-type="float" office:value="123600" calcext:value-type="float">
            <text:p>123600</text:p>
          </table:table-cell>
          <table:table-cell table:formula="of:=([.F744]-[.F743])/[.F743]" office:value-type="float" office:value="-0.0136477053088559" calcext:value-type="float">
            <text:p>-0.013647705308856</text:p>
          </table:table-cell>
          <table:table-cell table:formula="of:=[.H744]-PerAnnumRiskFreeRate/TradingDaysPerYear" office:value-type="float" office:value="-0.0138064354675861" calcext:value-type="float">
            <text:p>-0.0138064354675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09</text:p>
          </table:table-cell>
          <table:table-cell office:value-type="float" office:value="21.195" calcext:value-type="float">
            <text:p>21.195</text:p>
          </table:table-cell>
          <table:table-cell office:value-type="float" office:value="21.26" calcext:value-type="float">
            <text:p>21.26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21.135" calcext:value-type="float">
            <text:p>21.135</text:p>
          </table:table-cell>
          <table:table-cell office:value-type="float" office:value="14.863215" calcext:value-type="float">
            <text:p>14.863215</text:p>
          </table:table-cell>
          <table:table-cell office:value-type="float" office:value="63600" calcext:value-type="float">
            <text:p>63600</text:p>
          </table:table-cell>
          <table:table-cell table:formula="of:=([.F745]-[.F744])/[.F744]" office:value-type="float" office:value="-0.00306608248869955" calcext:value-type="float">
            <text:p>-0.0030660824887</text:p>
          </table:table-cell>
          <table:table-cell table:formula="of:=[.H745]-PerAnnumRiskFreeRate/TradingDaysPerYear" office:value-type="float" office:value="-0.00322481264742971" calcext:value-type="float">
            <text:p>-0.003224812647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10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21.395" calcext:value-type="float">
            <text:p>21.395</text:p>
          </table:table-cell>
          <table:table-cell office:value-type="float" office:value="21.053333" calcext:value-type="float">
            <text:p>21.053333</text:p>
          </table:table-cell>
          <table:table-cell office:value-type="float" office:value="21.365" calcext:value-type="float">
            <text:p>21.365</text:p>
          </table:table-cell>
          <table:table-cell office:value-type="float" office:value="15.024965" calcext:value-type="float">
            <text:p>15.024965</text:p>
          </table:table-cell>
          <table:table-cell office:value-type="float" office:value="64800" calcext:value-type="float">
            <text:p>64800</text:p>
          </table:table-cell>
          <table:table-cell table:formula="of:=([.F746]-[.F745])/[.F745]" office:value-type="float" office:value="0.010882571502868" calcext:value-type="float">
            <text:p>0.010882571502868</text:p>
          </table:table-cell>
          <table:table-cell table:formula="of:=[.H746]-PerAnnumRiskFreeRate/TradingDaysPerYear" office:value-type="float" office:value="0.0107238413441378" calcext:value-type="float">
            <text:p>0.0107238413441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11</text:p>
          </table:table-cell>
          <table:table-cell office:value-type="float" office:value="21.266666" calcext:value-type="float">
            <text:p>21.266666</text:p>
          </table:table-cell>
          <table:table-cell office:value-type="float" office:value="21.386667" calcext:value-type="float">
            <text:p>21.386667</text:p>
          </table:table-cell>
          <table:table-cell office:value-type="float" office:value="21.266666" calcext:value-type="float">
            <text:p>21.266666</text:p>
          </table:table-cell>
          <table:table-cell office:value-type="float" office:value="21.386667" calcext:value-type="float">
            <text:p>21.386667</text:p>
          </table:table-cell>
          <table:table-cell office:value-type="float" office:value="15.0402" calcext:value-type="float">
            <text:p>15.0402</text:p>
          </table:table-cell>
          <table:table-cell office:value-type="float" office:value="172200" calcext:value-type="float">
            <text:p>172200</text:p>
          </table:table-cell>
          <table:table-cell table:formula="of:=([.F747]-[.F746])/[.F746]" office:value-type="float" office:value="0.00101397906750535" calcext:value-type="float">
            <text:p>0.001013979067505</text:p>
          </table:table-cell>
          <table:table-cell table:formula="of:=[.H747]-PerAnnumRiskFreeRate/TradingDaysPerYear" office:value-type="float" office:value="0.000855248908775193" calcext:value-type="float">
            <text:p>0.0008552489087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12</text:p>
          </table:table-cell>
          <table:table-cell office:value-type="float" office:value="21.378332" calcext:value-type="float">
            <text:p>21.378332</text:p>
          </table:table-cell>
          <table:table-cell office:value-type="float" office:value="21.77" calcext:value-type="float">
            <text:p>21.77</text:p>
          </table:table-cell>
          <table:table-cell office:value-type="float" office:value="21.368334" calcext:value-type="float">
            <text:p>21.368334</text:p>
          </table:table-cell>
          <table:table-cell office:value-type="float" office:value="21.758333" calcext:value-type="float">
            <text:p>21.758333</text:p>
          </table:table-cell>
          <table:table-cell office:value-type="float" office:value="15.301573" calcext:value-type="float">
            <text:p>15.301573</text:p>
          </table:table-cell>
          <table:table-cell office:value-type="float" office:value="251400" calcext:value-type="float">
            <text:p>251400</text:p>
          </table:table-cell>
          <table:table-cell table:formula="of:=([.F748]-[.F747])/[.F747]" office:value-type="float" office:value="0.0173782928418504" calcext:value-type="float">
            <text:p>0.017378292841851</text:p>
          </table:table-cell>
          <table:table-cell table:formula="of:=[.H748]-PerAnnumRiskFreeRate/TradingDaysPerYear" office:value-type="float" office:value="0.0172195626831203" calcext:value-type="float">
            <text:p>0.017219562683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15</text:p>
          </table:table-cell>
          <table:table-cell table:number-columns-repeated="2" office:value-type="float" office:value="21.75" calcext:value-type="float">
            <text:p>21.75</text:p>
          </table:table-cell>
          <table:table-cell office:value-type="float" office:value="21.261667" calcext:value-type="float">
            <text:p>21.261667</text:p>
          </table:table-cell>
          <table:table-cell office:value-type="float" office:value="21.361668" calcext:value-type="float">
            <text:p>21.361668</text:p>
          </table:table-cell>
          <table:table-cell office:value-type="float" office:value="15.022624" calcext:value-type="float">
            <text:p>15.022624</text:p>
          </table:table-cell>
          <table:table-cell office:value-type="float" office:value="166200" calcext:value-type="float">
            <text:p>166200</text:p>
          </table:table-cell>
          <table:table-cell table:formula="of:=([.F749]-[.F748])/[.F748]" office:value-type="float" office:value="-0.0182300865407758" calcext:value-type="float">
            <text:p>-0.018230086540776</text:p>
          </table:table-cell>
          <table:table-cell table:formula="of:=[.H749]-PerAnnumRiskFreeRate/TradingDaysPerYear" office:value-type="float" office:value="-0.018388816699506" calcext:value-type="float">
            <text:p>-0.0183888166995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16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1.461666" calcext:value-type="float">
            <text:p>21.461666</text:p>
          </table:table-cell>
          <table:table-cell office:value-type="float" office:value="21.341667" calcext:value-type="float">
            <text:p>21.341667</text:p>
          </table:table-cell>
          <table:table-cell office:value-type="float" office:value="21.344999" calcext:value-type="float">
            <text:p>21.344999</text:p>
          </table:table-cell>
          <table:table-cell office:value-type="float" office:value="15.0109" calcext:value-type="float">
            <text:p>15.0109</text:p>
          </table:table-cell>
          <table:table-cell office:value-type="float" office:value="125400" calcext:value-type="float">
            <text:p>125400</text:p>
          </table:table-cell>
          <table:table-cell table:formula="of:=([.F750]-[.F749])/[.F749]" office:value-type="float" office:value="-0.000780422914132774" calcext:value-type="float">
            <text:p>-0.000780422914133</text:p>
          </table:table-cell>
          <table:table-cell table:formula="of:=[.H750]-PerAnnumRiskFreeRate/TradingDaysPerYear" office:value-type="float" office:value="-0.000939153072862933" calcext:value-type="float">
            <text:p>-0.0009391530728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17</text:p>
          </table:table-cell>
          <table:table-cell office:value-type="float" office:value="21.533333" calcext:value-type="float">
            <text:p>21.533333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21.473333" calcext:value-type="float">
            <text:p>21.473333</text:p>
          </table:table-cell>
          <table:table-cell office:value-type="float" office:value="21.583332" calcext:value-type="float">
            <text:p>21.583332</text:p>
          </table:table-cell>
          <table:table-cell office:value-type="float" office:value="15.178506" calcext:value-type="float">
            <text:p>15.178506</text:p>
          </table:table-cell>
          <table:table-cell office:value-type="float" office:value="147000" calcext:value-type="float">
            <text:p>147000</text:p>
          </table:table-cell>
          <table:table-cell table:formula="of:=([.F751]-[.F750])/[.F750]" office:value-type="float" office:value="0.0111656196497213" calcext:value-type="float">
            <text:p>0.011165619649721</text:p>
          </table:table-cell>
          <table:table-cell table:formula="of:=[.H751]-PerAnnumRiskFreeRate/TradingDaysPerYear" office:value-type="float" office:value="0.0110068894909911" calcext:value-type="float">
            <text:p>0.0110068894909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18</text:p>
          </table:table-cell>
          <table:table-cell office:value-type="float" office:value="21.58" calcext:value-type="float">
            <text:p>21.58</text:p>
          </table:table-cell>
          <table:table-cell office:value-type="float" office:value="21.684999" calcext:value-type="float">
            <text:p>21.684999</text:p>
          </table:table-cell>
          <table:table-cell office:value-type="float" office:value="21.553333" calcext:value-type="float">
            <text:p>21.553333</text:p>
          </table:table-cell>
          <table:table-cell office:value-type="float" office:value="21.684999" calcext:value-type="float">
            <text:p>21.684999</text:p>
          </table:table-cell>
          <table:table-cell office:value-type="float" office:value="15.250006" calcext:value-type="float">
            <text:p>15.250006</text:p>
          </table:table-cell>
          <table:table-cell office:value-type="float" office:value="154200" calcext:value-type="float">
            <text:p>154200</text:p>
          </table:table-cell>
          <table:table-cell table:formula="of:=([.F752]-[.F751])/[.F751]" office:value-type="float" office:value="0.0047106085407879" calcext:value-type="float">
            <text:p>0.004710608540788</text:p>
          </table:table-cell>
          <table:table-cell table:formula="of:=[.H752]-PerAnnumRiskFreeRate/TradingDaysPerYear" office:value-type="float" office:value="0.00455187838205774" calcext:value-type="float">
            <text:p>0.0045518783820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19</text:p>
          </table:table-cell>
          <table:table-cell office:value-type="float" office:value="21.700001" calcext:value-type="float">
            <text:p>21.700001</text:p>
          </table:table-cell>
          <table:table-cell office:value-type="float" office:value="21.940001" calcext:value-type="float">
            <text:p>21.940001</text:p>
          </table:table-cell>
          <table:table-cell office:value-type="float" office:value="21.700001" calcext:value-type="float">
            <text:p>21.700001</text:p>
          </table:table-cell>
          <table:table-cell office:value-type="float" office:value="21.906668" calcext:value-type="float">
            <text:p>21.906668</text:p>
          </table:table-cell>
          <table:table-cell office:value-type="float" office:value="15.405895" calcext:value-type="float">
            <text:p>15.405895</text:p>
          </table:table-cell>
          <table:table-cell office:value-type="float" office:value="360000" calcext:value-type="float">
            <text:p>360000</text:p>
          </table:table-cell>
          <table:table-cell table:formula="of:=([.F753]-[.F752])/[.F752]" office:value-type="float" office:value="0.0102222254863374" calcext:value-type="float">
            <text:p>0.010222225486337</text:p>
          </table:table-cell>
          <table:table-cell table:formula="of:=[.H753]-PerAnnumRiskFreeRate/TradingDaysPerYear" office:value-type="float" office:value="0.0100634953276072" calcext:value-type="float">
            <text:p>0.0100634953276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22</text:p>
          </table:table-cell>
          <table:table-cell office:value-type="float" office:value="21.985001" calcext:value-type="float">
            <text:p>21.985001</text:p>
          </table:table-cell>
          <table:table-cell office:value-type="float" office:value="22.171667" calcext:value-type="float">
            <text:p>22.171667</text:p>
          </table:table-cell>
          <table:table-cell office:value-type="float" office:value="21.933332" calcext:value-type="float">
            <text:p>21.933332</text:p>
          </table:table-cell>
          <table:table-cell office:value-type="float" office:value="22.163334" calcext:value-type="float">
            <text:p>22.163334</text:p>
          </table:table-cell>
          <table:table-cell office:value-type="float" office:value="15.586392" calcext:value-type="float">
            <text:p>15.586392</text:p>
          </table:table-cell>
          <table:table-cell office:value-type="float" office:value="475800" calcext:value-type="float">
            <text:p>475800</text:p>
          </table:table-cell>
          <table:table-cell table:formula="of:=([.F754]-[.F753])/[.F753]" office:value-type="float" office:value="0.011716099583958" calcext:value-type="float">
            <text:p>0.011716099583958</text:p>
          </table:table-cell>
          <table:table-cell table:formula="of:=[.H754]-PerAnnumRiskFreeRate/TradingDaysPerYear" office:value-type="float" office:value="0.0115573694252279" calcext:value-type="float">
            <text:p>0.0115573694252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23</text:p>
          </table:table-cell>
          <table:table-cell office:value-type="float" office:value="22.216667" calcext:value-type="float">
            <text:p>22.216667</text:p>
          </table:table-cell>
          <table:table-cell office:value-type="float" office:value="22.344999" calcext:value-type="float">
            <text:p>22.344999</text:p>
          </table:table-cell>
          <table:table-cell office:value-type="float" office:value="22.181667" calcext:value-type="float">
            <text:p>22.181667</text:p>
          </table:table-cell>
          <table:table-cell office:value-type="float" office:value="22.221666" calcext:value-type="float">
            <text:p>22.221666</text:p>
          </table:table-cell>
          <table:table-cell office:value-type="float" office:value="15.627414" calcext:value-type="float">
            <text:p>15.627414</text:p>
          </table:table-cell>
          <table:table-cell office:value-type="float" office:value="181200" calcext:value-type="float">
            <text:p>181200</text:p>
          </table:table-cell>
          <table:table-cell table:formula="of:=([.F755]-[.F754])/[.F754]" office:value-type="float" office:value="0.00263191122101894" calcext:value-type="float">
            <text:p>0.002631911221019</text:p>
          </table:table-cell>
          <table:table-cell table:formula="of:=[.H755]-PerAnnumRiskFreeRate/TradingDaysPerYear" office:value-type="float" office:value="0.00247318106228878" calcext:value-type="float">
            <text:p>0.0024731810622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24</text:p>
          </table:table-cell>
          <table:table-cell office:value-type="float" office:value="22.341667" calcext:value-type="float">
            <text:p>22.341667</text:p>
          </table:table-cell>
          <table:table-cell office:value-type="float" office:value="22.468332" calcext:value-type="float">
            <text:p>22.468332</text:p>
          </table:table-cell>
          <table:table-cell office:value-type="float" office:value="22.205" calcext:value-type="float">
            <text:p>22.205</text:p>
          </table:table-cell>
          <table:table-cell office:value-type="float" office:value="22.461666" calcext:value-type="float">
            <text:p>22.461666</text:p>
          </table:table-cell>
          <table:table-cell office:value-type="float" office:value="15.796199" calcext:value-type="float">
            <text:p>15.796199</text:p>
          </table:table-cell>
          <table:table-cell office:value-type="float" office:value="567600" calcext:value-type="float">
            <text:p>567600</text:p>
          </table:table-cell>
          <table:table-cell table:formula="of:=([.F756]-[.F755])/[.F755]" office:value-type="float" office:value="0.0108005713549279" calcext:value-type="float">
            <text:p>0.010800571354928</text:p>
          </table:table-cell>
          <table:table-cell table:formula="of:=[.H756]-PerAnnumRiskFreeRate/TradingDaysPerYear" office:value-type="float" office:value="0.0106418411961978" calcext:value-type="float">
            <text:p>0.0106418411961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26</text:p>
          </table:table-cell>
          <table:table-cell office:value-type="float" office:value="22.605" calcext:value-type="float">
            <text:p>22.605</text:p>
          </table:table-cell>
          <table:table-cell office:value-type="float" office:value="22.768333" calcext:value-type="float">
            <text:p>22.768333</text:p>
          </table:table-cell>
          <table:table-cell office:value-type="float" office:value="22.605" calcext:value-type="float">
            <text:p>22.605</text:p>
          </table:table-cell>
          <table:table-cell office:value-type="float" office:value="22.715" calcext:value-type="float">
            <text:p>22.715</text:p>
          </table:table-cell>
          <table:table-cell office:value-type="float" office:value="15.974356" calcext:value-type="float">
            <text:p>15.974356</text:p>
          </table:table-cell>
          <table:table-cell office:value-type="float" office:value="134400" calcext:value-type="float">
            <text:p>134400</text:p>
          </table:table-cell>
          <table:table-cell table:formula="of:=([.F757]-[.F756])/[.F756]" office:value-type="float" office:value="0.0112784727515778" calcext:value-type="float">
            <text:p>0.011278472751578</text:p>
          </table:table-cell>
          <table:table-cell table:formula="of:=[.H757]-PerAnnumRiskFreeRate/TradingDaysPerYear" office:value-type="float" office:value="0.0111197425928476" calcext:value-type="float">
            <text:p>0.0111197425928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29</text:p>
          </table:table-cell>
          <table:table-cell office:value-type="float" office:value="22.731667" calcext:value-type="float">
            <text:p>22.731667</text:p>
          </table:table-cell>
          <table:table-cell office:value-type="float" office:value="22.741667" calcext:value-type="float">
            <text:p>22.741667</text:p>
          </table:table-cell>
          <table:table-cell office:value-type="float" office:value="22.406668" calcext:value-type="float">
            <text:p>22.406668</text:p>
          </table:table-cell>
          <table:table-cell office:value-type="float" office:value="22.549999" calcext:value-type="float">
            <text:p>22.549999</text:p>
          </table:table-cell>
          <table:table-cell office:value-type="float" office:value="15.858315" calcext:value-type="float">
            <text:p>15.858315</text:p>
          </table:table-cell>
          <table:table-cell office:value-type="float" office:value="237000" calcext:value-type="float">
            <text:p>237000</text:p>
          </table:table-cell>
          <table:table-cell table:formula="of:=([.F758]-[.F757])/[.F757]" office:value-type="float" office:value="-0.0072642052048922" calcext:value-type="float">
            <text:p>-0.007264205204892</text:p>
          </table:table-cell>
          <table:table-cell table:formula="of:=[.H758]-PerAnnumRiskFreeRate/TradingDaysPerYear" office:value-type="float" office:value="-0.00742293536362236" calcext:value-type="float">
            <text:p>-0.0074229353636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1-30</text:p>
          </table:table-cell>
          <table:table-cell office:value-type="float" office:value="22.629999" calcext:value-type="float">
            <text:p>22.629999</text:p>
          </table:table-cell>
          <table:table-cell office:value-type="float" office:value="22.639999" calcext:value-type="float">
            <text:p>22.639999</text:p>
          </table:table-cell>
          <table:table-cell office:value-type="float" office:value="22.5" calcext:value-type="float">
            <text:p>22.5</text:p>
          </table:table-cell>
          <table:table-cell office:value-type="float" office:value="22.531668" calcext:value-type="float">
            <text:p>22.531668</text:p>
          </table:table-cell>
          <table:table-cell office:value-type="float" office:value="15.845424" calcext:value-type="float">
            <text:p>15.845424</text:p>
          </table:table-cell>
          <table:table-cell office:value-type="float" office:value="103200" calcext:value-type="float">
            <text:p>103200</text:p>
          </table:table-cell>
          <table:table-cell table:formula="of:=([.F759]-[.F758])/[.F758]" office:value-type="float" office:value="-0.000812885858302081" calcext:value-type="float">
            <text:p>-0.000812885858302</text:p>
          </table:table-cell>
          <table:table-cell table:formula="of:=[.H759]-PerAnnumRiskFreeRate/TradingDaysPerYear" office:value-type="float" office:value="-0.00097161601703224" calcext:value-type="float">
            <text:p>-0.0009716160170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01</text:p>
          </table:table-cell>
          <table:table-cell office:value-type="float" office:value="22.5" calcext:value-type="float">
            <text:p>22.5</text:p>
          </table:table-cell>
          <table:table-cell office:value-type="float" office:value="22.526667" calcext:value-type="float">
            <text:p>22.526667</text:p>
          </table:table-cell>
          <table:table-cell office:value-type="float" office:value="22.123333" calcext:value-type="float">
            <text:p>22.123333</text:p>
          </table:table-cell>
          <table:table-cell office:value-type="float" office:value="22.195" calcext:value-type="float">
            <text:p>22.195</text:p>
          </table:table-cell>
          <table:table-cell office:value-type="float" office:value="15.608659" calcext:value-type="float">
            <text:p>15.608659</text:p>
          </table:table-cell>
          <table:table-cell office:value-type="float" office:value="177600" calcext:value-type="float">
            <text:p>177600</text:p>
          </table:table-cell>
          <table:table-cell table:formula="of:=([.F760]-[.F759])/[.F759]" office:value-type="float" office:value="-0.0149421687927063" calcext:value-type="float">
            <text:p>-0.014942168792706</text:p>
          </table:table-cell>
          <table:table-cell table:formula="of:=[.H760]-PerAnnumRiskFreeRate/TradingDaysPerYear" office:value-type="float" office:value="-0.0151008989514365" calcext:value-type="float">
            <text:p>-0.0151008989514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02</text:p>
          </table:table-cell>
          <table:table-cell table:number-columns-repeated="2" office:value-type="float" office:value="22.028334" calcext:value-type="float">
            <text:p>22.028334</text:p>
          </table:table-cell>
          <table:table-cell office:value-type="float" office:value="21.461666" calcext:value-type="float">
            <text:p>21.461666</text:p>
          </table:table-cell>
          <table:table-cell office:value-type="float" office:value="21.559999" calcext:value-type="float">
            <text:p>21.559999</text:p>
          </table:table-cell>
          <table:table-cell office:value-type="float" office:value="15.162095" calcext:value-type="float">
            <text:p>15.162095</text:p>
          </table:table-cell>
          <table:table-cell office:value-type="float" office:value="324600" calcext:value-type="float">
            <text:p>324600</text:p>
          </table:table-cell>
          <table:table-cell table:formula="of:=([.F761]-[.F760])/[.F760]" office:value-type="float" office:value="-0.0286100170424633" calcext:value-type="float">
            <text:p>-0.028610017042463</text:p>
          </table:table-cell>
          <table:table-cell table:formula="of:=[.H761]-PerAnnumRiskFreeRate/TradingDaysPerYear" office:value-type="float" office:value="-0.0287687472011935" calcext:value-type="float">
            <text:p>-0.0287687472011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03</text:p>
          </table:table-cell>
          <table:table-cell office:value-type="float" office:value="21.434999" calcext:value-type="float">
            <text:p>21.434999</text:p>
          </table:table-cell>
          <table:table-cell office:value-type="float" office:value="21.763332" calcext:value-type="float">
            <text:p>21.763332</text:p>
          </table:table-cell>
          <table:table-cell office:value-type="float" office:value="21.434999" calcext:value-type="float">
            <text:p>21.434999</text:p>
          </table:table-cell>
          <table:table-cell office:value-type="float" office:value="21.683332" calcext:value-type="float">
            <text:p>21.683332</text:p>
          </table:table-cell>
          <table:table-cell office:value-type="float" office:value="15.248828" calcext:value-type="float">
            <text:p>15.248828</text:p>
          </table:table-cell>
          <table:table-cell office:value-type="float" office:value="814800" calcext:value-type="float">
            <text:p>814800</text:p>
          </table:table-cell>
          <table:table-cell table:formula="of:=([.F762]-[.F761])/[.F761]" office:value-type="float" office:value="0.00572038362772419" calcext:value-type="float">
            <text:p>0.005720383627724</text:p>
          </table:table-cell>
          <table:table-cell table:formula="of:=[.H762]-PerAnnumRiskFreeRate/TradingDaysPerYear" office:value-type="float" office:value="0.00556165346899403" calcext:value-type="float">
            <text:p>0.0055616534689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06</text:p>
          </table:table-cell>
          <table:table-cell office:value-type="float" office:value="21.716667" calcext:value-type="float">
            <text:p>21.716667</text:p>
          </table:table-cell>
          <table:table-cell office:value-type="float" office:value="21.735001" calcext:value-type="float">
            <text:p>21.735001</text:p>
          </table:table-cell>
          <table:table-cell office:value-type="float" office:value="21.540001" calcext:value-type="float">
            <text:p>21.540001</text:p>
          </table:table-cell>
          <table:table-cell office:value-type="float" office:value="21.701668" calcext:value-type="float">
            <text:p>21.701668</text:p>
          </table:table-cell>
          <table:table-cell office:value-type="float" office:value="15.261719" calcext:value-type="float">
            <text:p>15.261719</text:p>
          </table:table-cell>
          <table:table-cell office:value-type="float" office:value="119400" calcext:value-type="float">
            <text:p>119400</text:p>
          </table:table-cell>
          <table:table-cell table:formula="of:=([.F763]-[.F762])/[.F762]" office:value-type="float" office:value="0.000845376444668388" calcext:value-type="float">
            <text:p>0.000845376444668</text:p>
          </table:table-cell>
          <table:table-cell table:formula="of:=[.H763]-PerAnnumRiskFreeRate/TradingDaysPerYear" office:value-type="float" office:value="0.000686646285938229" calcext:value-type="float">
            <text:p>0.0006866462859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07</text:p>
          </table:table-cell>
          <table:table-cell table:number-columns-repeated="2" office:value-type="float" office:value="21.666668" calcext:value-type="float">
            <text:p>21.666668</text:p>
          </table:table-cell>
          <table:table-cell office:value-type="float" office:value="21.233334" calcext:value-type="float">
            <text:p>21.233334</text:p>
          </table:table-cell>
          <table:table-cell office:value-type="float" office:value="21.264999" calcext:value-type="float">
            <text:p>21.264999</text:p>
          </table:table-cell>
          <table:table-cell office:value-type="float" office:value="14.954638" calcext:value-type="float">
            <text:p>14.954638</text:p>
          </table:table-cell>
          <table:table-cell office:value-type="float" office:value="180600" calcext:value-type="float">
            <text:p>180600</text:p>
          </table:table-cell>
          <table:table-cell table:formula="of:=([.F764]-[.F763])/[.F763]" office:value-type="float" office:value="-0.0201209968549414" calcext:value-type="float">
            <text:p>-0.020120996854942</text:p>
          </table:table-cell>
          <table:table-cell table:formula="of:=[.H764]-PerAnnumRiskFreeRate/TradingDaysPerYear" office:value-type="float" office:value="-0.0202797270136716" calcext:value-type="float">
            <text:p>-0.0202797270136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08</text:p>
          </table:table-cell>
          <table:table-cell office:value-type="float" office:value="21.008333" calcext:value-type="float">
            <text:p>21.008333</text:p>
          </table:table-cell>
          <table:table-cell office:value-type="float" office:value="21.296667" calcext:value-type="float">
            <text:p>21.296667</text:p>
          </table:table-cell>
          <table:table-cell office:value-type="float" office:value="20.870001" calcext:value-type="float">
            <text:p>20.870001</text:p>
          </table:table-cell>
          <table:table-cell office:value-type="float" office:value="21.271667" calcext:value-type="float">
            <text:p>21.271667</text:p>
          </table:table-cell>
          <table:table-cell office:value-type="float" office:value="14.959329" calcext:value-type="float">
            <text:p>14.959329</text:p>
          </table:table-cell>
          <table:table-cell office:value-type="float" office:value="228600" calcext:value-type="float">
            <text:p>228600</text:p>
          </table:table-cell>
          <table:table-cell table:formula="of:=([.F765]-[.F764])/[.F764]" office:value-type="float" office:value="0.00031368194937257" calcext:value-type="float">
            <text:p>0.000313681949373</text:p>
          </table:table-cell>
          <table:table-cell table:formula="of:=[.H765]-PerAnnumRiskFreeRate/TradingDaysPerYear" office:value-type="float" office:value="0.000154951790642411" calcext:value-type="float">
            <text:p>0.0001549517906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09</text:p>
          </table:table-cell>
          <table:table-cell office:value-type="float" office:value="21.235001" calcext:value-type="float">
            <text:p>21.235001</text:p>
          </table:table-cell>
          <table:table-cell office:value-type="float" office:value="21.448334" calcext:value-type="float">
            <text:p>21.448334</text:p>
          </table:table-cell>
          <table:table-cell office:value-type="float" office:value="21.168333" calcext:value-type="float">
            <text:p>21.168333</text:p>
          </table:table-cell>
          <table:table-cell office:value-type="float" office:value="21.395" calcext:value-type="float">
            <text:p>21.395</text:p>
          </table:table-cell>
          <table:table-cell office:value-type="float" office:value="15.046062" calcext:value-type="float">
            <text:p>15.046062</text:p>
          </table:table-cell>
          <table:table-cell office:value-type="float" office:value="105600" calcext:value-type="float">
            <text:p>105600</text:p>
          </table:table-cell>
          <table:table-cell table:formula="of:=([.F766]-[.F765])/[.F765]" office:value-type="float" office:value="0.00579792048159372" calcext:value-type="float">
            <text:p>0.005797920481594</text:p>
          </table:table-cell>
          <table:table-cell table:formula="of:=[.H766]-PerAnnumRiskFreeRate/TradingDaysPerYear" office:value-type="float" office:value="0.00563919032286356" calcext:value-type="float">
            <text:p>0.0056391903228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10</text:p>
          </table:table-cell>
          <table:table-cell office:value-type="float" office:value="21.483334" calcext:value-type="float">
            <text:p>21.483334</text:p>
          </table:table-cell>
          <table:table-cell office:value-type="float" office:value="21.51" calcext:value-type="float">
            <text:p>21.51</text:p>
          </table:table-cell>
          <table:table-cell office:value-type="float" office:value="21.245001" calcext:value-type="float">
            <text:p>21.245001</text:p>
          </table:table-cell>
          <table:table-cell office:value-type="float" office:value="21.256666" calcext:value-type="float">
            <text:p>21.256666</text:p>
          </table:table-cell>
          <table:table-cell office:value-type="float" office:value="14.948775" calcext:value-type="float">
            <text:p>14.948775</text:p>
          </table:table-cell>
          <table:table-cell office:value-type="float" office:value="69000" calcext:value-type="float">
            <text:p>69000</text:p>
          </table:table-cell>
          <table:table-cell table:formula="of:=([.F767]-[.F766])/[.F766]" office:value-type="float" office:value="-0.006465944378004" calcext:value-type="float">
            <text:p>-0.006465944378004</text:p>
          </table:table-cell>
          <table:table-cell table:formula="of:=[.H767]-PerAnnumRiskFreeRate/TradingDaysPerYear" office:value-type="float" office:value="-0.00662467453673416" calcext:value-type="float">
            <text:p>-0.0066246745367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13</text:p>
          </table:table-cell>
          <table:table-cell office:value-type="float" office:value="21.383333" calcext:value-type="float">
            <text:p>21.383333</text:p>
          </table:table-cell>
          <table:table-cell office:value-type="float" office:value="21.594999" calcext:value-type="float">
            <text:p>21.594999</text:p>
          </table:table-cell>
          <table:table-cell office:value-type="float" office:value="21.378332" calcext:value-type="float">
            <text:p>21.378332</text:p>
          </table:table-cell>
          <table:table-cell office:value-type="float" office:value="21.571667" calcext:value-type="float">
            <text:p>21.571667</text:p>
          </table:table-cell>
          <table:table-cell office:value-type="float" office:value="15.170301" calcext:value-type="float">
            <text:p>15.170301</text:p>
          </table:table-cell>
          <table:table-cell office:value-type="float" office:value="136200" calcext:value-type="float">
            <text:p>136200</text:p>
          </table:table-cell>
          <table:table-cell table:formula="of:=([.F768]-[.F767])/[.F767]" office:value-type="float" office:value="0.0148190069085929" calcext:value-type="float">
            <text:p>0.014819006908593</text:p>
          </table:table-cell>
          <table:table-cell table:formula="of:=[.H768]-PerAnnumRiskFreeRate/TradingDaysPerYear" office:value-type="float" office:value="0.0146602767498627" calcext:value-type="float">
            <text:p>0.0146602767498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14</text:p>
          </table:table-cell>
          <table:table-cell office:value-type="float" office:value="21.591667" calcext:value-type="float">
            <text:p>21.591667</text:p>
          </table:table-cell>
          <table:table-cell office:value-type="float" office:value="21.684999" calcext:value-type="float">
            <text:p>21.684999</text:p>
          </table:table-cell>
          <table:table-cell office:value-type="float" office:value="21.501667" calcext:value-type="float">
            <text:p>21.501667</text:p>
          </table:table-cell>
          <table:table-cell office:value-type="float" office:value="21.65" calcext:value-type="float">
            <text:p>21.65</text:p>
          </table:table-cell>
          <table:table-cell office:value-type="float" office:value="15.225387" calcext:value-type="float">
            <text:p>15.225387</text:p>
          </table:table-cell>
          <table:table-cell office:value-type="float" office:value="151800" calcext:value-type="float">
            <text:p>151800</text:p>
          </table:table-cell>
          <table:table-cell table:formula="of:=([.F769]-[.F768])/[.F768]" office:value-type="float" office:value="0.00363117383102677" calcext:value-type="float">
            <text:p>0.003631173831027</text:p>
          </table:table-cell>
          <table:table-cell table:formula="of:=[.H769]-PerAnnumRiskFreeRate/TradingDaysPerYear" office:value-type="float" office:value="0.00347244367229662" calcext:value-type="float">
            <text:p>0.0034724436722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15</text:p>
          </table:table-cell>
          <table:table-cell office:value-type="float" office:value="21.748333" calcext:value-type="float">
            <text:p>21.748333</text:p>
          </table:table-cell>
          <table:table-cell office:value-type="float" office:value="21.924999" calcext:value-type="float">
            <text:p>21.924999</text:p>
          </table:table-cell>
          <table:table-cell office:value-type="float" office:value="21.65" calcext:value-type="float">
            <text:p>21.65</text:p>
          </table:table-cell>
          <table:table-cell office:value-type="float" office:value="21.883333" calcext:value-type="float">
            <text:p>21.883333</text:p>
          </table:table-cell>
          <table:table-cell office:value-type="float" office:value="15.389486" calcext:value-type="float">
            <text:p>15.389486</text:p>
          </table:table-cell>
          <table:table-cell office:value-type="float" office:value="163200" calcext:value-type="float">
            <text:p>163200</text:p>
          </table:table-cell>
          <table:table-cell table:formula="of:=([.F770]-[.F769])/[.F769]" office:value-type="float" office:value="0.0107779854791212" calcext:value-type="float">
            <text:p>0.010777985479121</text:p>
          </table:table-cell>
          <table:table-cell table:formula="of:=[.H770]-PerAnnumRiskFreeRate/TradingDaysPerYear" office:value-type="float" office:value="0.010619255320391" calcext:value-type="float">
            <text:p>0.0106192553203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16</text:p>
          </table:table-cell>
          <table:table-cell office:value-type="float" office:value="21.805" calcext:value-type="float">
            <text:p>21.805</text:p>
          </table:table-cell>
          <table:table-cell office:value-type="float" office:value="21.813334" calcext:value-type="float">
            <text:p>21.813334</text:p>
          </table:table-cell>
          <table:table-cell office:value-type="float" office:value="21.616667" calcext:value-type="float">
            <text:p>21.616667</text:p>
          </table:table-cell>
          <table:table-cell office:value-type="float" office:value="21.666668" calcext:value-type="float">
            <text:p>21.666668</text:p>
          </table:table-cell>
          <table:table-cell office:value-type="float" office:value="15.23711" calcext:value-type="float">
            <text:p>15.23711</text:p>
          </table:table-cell>
          <table:table-cell office:value-type="float" office:value="99600" calcext:value-type="float">
            <text:p>99600</text:p>
          </table:table-cell>
          <table:table-cell table:formula="of:=([.F771]-[.F770])/[.F770]" office:value-type="float" office:value="-0.00990130534574061" calcext:value-type="float">
            <text:p>-0.009901305345741</text:p>
          </table:table-cell>
          <table:table-cell table:formula="of:=[.H771]-PerAnnumRiskFreeRate/TradingDaysPerYear" office:value-type="float" office:value="-0.0100600355044708" calcext:value-type="float">
            <text:p>-0.0100600355044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17</text:p>
          </table:table-cell>
          <table:table-cell office:value-type="float" office:value="21.666668" calcext:value-type="float">
            <text:p>21.666668</text:p>
          </table:table-cell>
          <table:table-cell office:value-type="float" office:value="21.743334" calcext:value-type="float">
            <text:p>21.743334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21.708332" calcext:value-type="float">
            <text:p>21.708332</text:p>
          </table:table-cell>
          <table:table-cell office:value-type="float" office:value="15.266411" calcext:value-type="float">
            <text:p>15.266411</text:p>
          </table:table-cell>
          <table:table-cell office:value-type="float" office:value="103800" calcext:value-type="float">
            <text:p>103800</text:p>
          </table:table-cell>
          <table:table-cell table:formula="of:=([.F772]-[.F771])/[.F771]" office:value-type="float" office:value="0.00192300245912776" calcext:value-type="float">
            <text:p>0.001923002459128</text:p>
          </table:table-cell>
          <table:table-cell table:formula="of:=[.H772]-PerAnnumRiskFreeRate/TradingDaysPerYear" office:value-type="float" office:value="0.00176427230039761" calcext:value-type="float">
            <text:p>0.0017642723003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20</text:p>
          </table:table-cell>
          <table:table-cell office:value-type="float" office:value="21.826668" calcext:value-type="float">
            <text:p>21.826668</text:p>
          </table:table-cell>
          <table:table-cell office:value-type="float" office:value="21.903334" calcext:value-type="float">
            <text:p>21.903334</text:p>
          </table:table-cell>
          <table:table-cell office:value-type="float" office:value="21.793333" calcext:value-type="float">
            <text:p>21.793333</text:p>
          </table:table-cell>
          <table:table-cell office:value-type="float" office:value="21.856667" calcext:value-type="float">
            <text:p>21.856667</text:p>
          </table:table-cell>
          <table:table-cell office:value-type="float" office:value="15.370732" calcext:value-type="float">
            <text:p>15.370732</text:p>
          </table:table-cell>
          <table:table-cell office:value-type="float" office:value="267600" calcext:value-type="float">
            <text:p>267600</text:p>
          </table:table-cell>
          <table:table-cell table:formula="of:=([.F773]-[.F772])/[.F772]" office:value-type="float" office:value="0.00683336771163835" calcext:value-type="float">
            <text:p>0.006833367711638</text:p>
          </table:table-cell>
          <table:table-cell table:formula="of:=[.H773]-PerAnnumRiskFreeRate/TradingDaysPerYear" office:value-type="float" office:value="0.00667463755290819" calcext:value-type="float">
            <text:p>0.0066746375529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21</text:p>
          </table:table-cell>
          <table:table-cell office:value-type="float" office:value="21.879999" calcext:value-type="float">
            <text:p>21.879999</text:p>
          </table:table-cell>
          <table:table-cell office:value-type="float" office:value="22.053333" calcext:value-type="float">
            <text:p>22.053333</text:p>
          </table:table-cell>
          <table:table-cell office:value-type="float" office:value="21.861668" calcext:value-type="float">
            <text:p>21.861668</text:p>
          </table:table-cell>
          <table:table-cell office:value-type="float" office:value="22.053333" calcext:value-type="float">
            <text:p>22.053333</text:p>
          </table:table-cell>
          <table:table-cell office:value-type="float" office:value="15.509032" calcext:value-type="float">
            <text:p>15.509032</text:p>
          </table:table-cell>
          <table:table-cell office:value-type="float" office:value="349200" calcext:value-type="float">
            <text:p>349200</text:p>
          </table:table-cell>
          <table:table-cell table:formula="of:=([.F774]-[.F773])/[.F773]" office:value-type="float" office:value="0.00899761963190818" calcext:value-type="float">
            <text:p>0.008997619631908</text:p>
          </table:table-cell>
          <table:table-cell table:formula="of:=[.H774]-PerAnnumRiskFreeRate/TradingDaysPerYear" office:value-type="float" office:value="0.00883888947317802" calcext:value-type="float">
            <text:p>0.0088388894731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22</text:p>
          </table:table-cell>
          <table:table-cell office:value-type="float" office:value="22.093332" calcext:value-type="float">
            <text:p>22.093332</text:p>
          </table:table-cell>
          <table:table-cell office:value-type="float" office:value="22.1" calcext:value-type="float">
            <text:p>22.1</text:p>
          </table:table-cell>
          <table:table-cell office:value-type="float" office:value="21.678333" calcext:value-type="float">
            <text:p>21.678333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5.31915" calcext:value-type="float">
            <text:p>15.31915</text:p>
          </table:table-cell>
          <table:table-cell office:value-type="float" office:value="243000" calcext:value-type="float">
            <text:p>243000</text:p>
          </table:table-cell>
          <table:table-cell table:formula="of:=([.F775]-[.F774])/[.F774]" office:value-type="float" office:value="-0.0122433173134209" calcext:value-type="float">
            <text:p>-0.012243317313421</text:p>
          </table:table-cell>
          <table:table-cell table:formula="of:=[.H775]-PerAnnumRiskFreeRate/TradingDaysPerYear" office:value-type="float" office:value="-0.0124020474721511" calcext:value-type="float">
            <text:p>-0.0124020474721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23</text:p>
          </table:table-cell>
          <table:table-cell office:value-type="float" office:value="21.888332" calcext:value-type="float">
            <text:p>21.888332</text:p>
          </table:table-cell>
          <table:table-cell office:value-type="float" office:value="21.953333" calcext:value-type="float">
            <text:p>21.953333</text:p>
          </table:table-cell>
          <table:table-cell office:value-type="float" office:value="21.85" calcext:value-type="float">
            <text:p>21.85</text:p>
          </table:table-cell>
          <table:table-cell office:value-type="float" office:value="21.933332" calcext:value-type="float">
            <text:p>21.933332</text:p>
          </table:table-cell>
          <table:table-cell office:value-type="float" office:value="15.424644" calcext:value-type="float">
            <text:p>15.424644</text:p>
          </table:table-cell>
          <table:table-cell office:value-type="float" office:value="181200" calcext:value-type="float">
            <text:p>181200</text:p>
          </table:table-cell>
          <table:table-cell table:formula="of:=([.F776]-[.F775])/[.F775]" office:value-type="float" office:value="0.00688641341066575" calcext:value-type="float">
            <text:p>0.006886413410666</text:p>
          </table:table-cell>
          <table:table-cell table:formula="of:=[.H776]-PerAnnumRiskFreeRate/TradingDaysPerYear" office:value-type="float" office:value="0.00672768325193559" calcext:value-type="float">
            <text:p>0.0067276832519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27</text:p>
          </table:table-cell>
          <table:table-cell table:number-columns-repeated="2" office:value-type="float" office:value="21.886667" calcext:value-type="float">
            <text:p>21.886667</text:p>
          </table:table-cell>
          <table:table-cell table:number-columns-repeated="2" office:value-type="float" office:value="21.643333" calcext:value-type="float">
            <text:p>21.643333</text:p>
          </table:table-cell>
          <table:table-cell office:value-type="float" office:value="15.25943" calcext:value-type="float">
            <text:p>15.25943</text:p>
          </table:table-cell>
          <table:table-cell office:value-type="float" office:value="115800" calcext:value-type="float">
            <text:p>115800</text:p>
          </table:table-cell>
          <table:table-cell table:formula="of:=([.F777]-[.F776])/[.F776]" office:value-type="float" office:value="-0.0107110413699014" calcext:value-type="float">
            <text:p>-0.010711041369901</text:p>
          </table:table-cell>
          <table:table-cell table:formula="of:=[.H777]-PerAnnumRiskFreeRate/TradingDaysPerYear" office:value-type="float" office:value="-0.0108697715286315" calcext:value-type="float">
            <text:p>-0.0108697715286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28</text:p>
          </table:table-cell>
          <table:table-cell office:value-type="float" office:value="21.666668" calcext:value-type="float">
            <text:p>21.666668</text:p>
          </table:table-cell>
          <table:table-cell office:value-type="float" office:value="21.786667" calcext:value-type="float">
            <text:p>21.786667</text:p>
          </table:table-cell>
          <table:table-cell office:value-type="float" office:value="21.666668" calcext:value-type="float">
            <text:p>21.666668</text:p>
          </table:table-cell>
          <table:table-cell office:value-type="float" office:value="21.781668" calcext:value-type="float">
            <text:p>21.781668</text:p>
          </table:table-cell>
          <table:table-cell office:value-type="float" office:value="15.356957" calcext:value-type="float">
            <text:p>15.356957</text:p>
          </table:table-cell>
          <table:table-cell office:value-type="float" office:value="163800" calcext:value-type="float">
            <text:p>163800</text:p>
          </table:table-cell>
          <table:table-cell table:formula="of:=([.F778]-[.F777])/[.F777]" office:value-type="float" office:value="0.00639126101040468" calcext:value-type="float">
            <text:p>0.006391261010405</text:p>
          </table:table-cell>
          <table:table-cell table:formula="of:=[.H778]-PerAnnumRiskFreeRate/TradingDaysPerYear" office:value-type="float" office:value="0.00623253085167452" calcext:value-type="float">
            <text:p>0.0062325308516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29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21.915001" calcext:value-type="float">
            <text:p>21.915001</text:p>
          </table:table-cell>
          <table:table-cell office:value-type="float" office:value="21.709999" calcext:value-type="float">
            <text:p>21.709999</text:p>
          </table:table-cell>
          <table:table-cell office:value-type="float" office:value="21.891666" calcext:value-type="float">
            <text:p>21.891666</text:p>
          </table:table-cell>
          <table:table-cell office:value-type="float" office:value="15.434515" calcext:value-type="float">
            <text:p>15.434515</text:p>
          </table:table-cell>
          <table:table-cell office:value-type="float" office:value="243000" calcext:value-type="float">
            <text:p>243000</text:p>
          </table:table-cell>
          <table:table-cell table:formula="of:=([.F779]-[.F778])/[.F778]" office:value-type="float" office:value="0.00505034949306687" calcext:value-type="float">
            <text:p>0.005050349493067</text:p>
          </table:table-cell>
          <table:table-cell table:formula="of:=[.H779]-PerAnnumRiskFreeRate/TradingDaysPerYear" office:value-type="float" office:value="0.00489161933433672" calcext:value-type="float">
            <text:p>0.0048916193343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30</text:p>
          </table:table-cell>
          <table:table-cell office:value-type="float" office:value="21.836666" calcext:value-type="float">
            <text:p>21.836666</text:p>
          </table:table-cell>
          <table:table-cell office:value-type="float" office:value="21.905001" calcext:value-type="float">
            <text:p>21.905001</text:p>
          </table:table-cell>
          <table:table-cell office:value-type="float" office:value="21.83" calcext:value-type="float">
            <text:p>21.83</text:p>
          </table:table-cell>
          <table:table-cell office:value-type="float" office:value="21.834999" calcext:value-type="float">
            <text:p>21.834999</text:p>
          </table:table-cell>
          <table:table-cell office:value-type="float" office:value="15.394559" calcext:value-type="float">
            <text:p>15.394559</text:p>
          </table:table-cell>
          <table:table-cell office:value-type="float" office:value="97200" calcext:value-type="float">
            <text:p>97200</text:p>
          </table:table-cell>
          <table:table-cell table:formula="of:=([.F780]-[.F779])/[.F779]" office:value-type="float" office:value="-0.0025887434752566" calcext:value-type="float">
            <text:p>-0.002588743475257</text:p>
          </table:table-cell>
          <table:table-cell table:formula="of:=[.H780]-PerAnnumRiskFreeRate/TradingDaysPerYear" office:value-type="float" office:value="-0.00274747363398676" calcext:value-type="float">
            <text:p>-0.0027474736339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4-12-31</text:p>
          </table:table-cell>
          <table:table-cell office:value-type="float" office:value="21.875" calcext:value-type="float">
            <text:p>21.875</text:p>
          </table:table-cell>
          <table:table-cell office:value-type="float" office:value="21.969999" calcext:value-type="float">
            <text:p>21.969999</text:p>
          </table:table-cell>
          <table:table-cell office:value-type="float" office:value="21.875" calcext:value-type="float">
            <text:p>21.875</text:p>
          </table:table-cell>
          <table:table-cell office:value-type="float" office:value="21.881666" calcext:value-type="float">
            <text:p>21.881666</text:p>
          </table:table-cell>
          <table:table-cell office:value-type="float" office:value="15.427463" calcext:value-type="float">
            <text:p>15.427463</text:p>
          </table:table-cell>
          <table:table-cell office:value-type="float" office:value="248400" calcext:value-type="float">
            <text:p>248400</text:p>
          </table:table-cell>
          <table:table-cell table:formula="of:=([.F781]-[.F780])/[.F780]" office:value-type="float" office:value="0.00213737853744302" calcext:value-type="float">
            <text:p>0.002137378537443</text:p>
          </table:table-cell>
          <table:table-cell table:formula="of:=[.H781]-PerAnnumRiskFreeRate/TradingDaysPerYear" office:value-type="float" office:value="0.00197864837871286" calcext:value-type="float">
            <text:p>0.0019786483787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03</text:p>
          </table:table-cell>
          <table:table-cell table:number-columns-repeated="2" office:value-type="float" office:value="21.738333" calcext:value-type="float">
            <text:p>21.738333</text:p>
          </table:table-cell>
          <table:table-cell office:value-type="float" office:value="21.171667" calcext:value-type="float">
            <text:p>21.171667</text:p>
          </table:table-cell>
          <table:table-cell office:value-type="float" office:value="21.248333" calcext:value-type="float">
            <text:p>21.248333</text:p>
          </table:table-cell>
          <table:table-cell office:value-type="float" office:value="14.980941" calcext:value-type="float">
            <text:p>14.980941</text:p>
          </table:table-cell>
          <table:table-cell office:value-type="float" office:value="334800" calcext:value-type="float">
            <text:p>334800</text:p>
          </table:table-cell>
          <table:table-cell table:formula="of:=([.F782]-[.F781])/[.F781]" office:value-type="float" office:value="-0.0289433201038952" calcext:value-type="float">
            <text:p>-0.028943320103895</text:p>
          </table:table-cell>
          <table:table-cell table:formula="of:=[.H782]-PerAnnumRiskFreeRate/TradingDaysPerYear" office:value-type="float" office:value="-0.0291020502626254" calcext:value-type="float">
            <text:p>-0.0291020502626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04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306667" calcext:value-type="float">
            <text:p>21.306667</text:p>
          </table:table-cell>
          <table:table-cell office:value-type="float" office:value="21.023333" calcext:value-type="float">
            <text:p>21.023333</text:p>
          </table:table-cell>
          <table:table-cell office:value-type="float" office:value="21.046667" calcext:value-type="float">
            <text:p>21.046667</text:p>
          </table:table-cell>
          <table:table-cell office:value-type="float" office:value="14.838755" calcext:value-type="float">
            <text:p>14.838755</text:p>
          </table:table-cell>
          <table:table-cell office:value-type="float" office:value="368400" calcext:value-type="float">
            <text:p>368400</text:p>
          </table:table-cell>
          <table:table-cell table:formula="of:=([.F783]-[.F782])/[.F782]" office:value-type="float" office:value="-0.00949112609147842" calcext:value-type="float">
            <text:p>-0.009491126091478</text:p>
          </table:table-cell>
          <table:table-cell table:formula="of:=[.H783]-PerAnnumRiskFreeRate/TradingDaysPerYear" office:value-type="float" office:value="-0.00964985625020858" calcext:value-type="float">
            <text:p>-0.0096498562502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05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21.123333" calcext:value-type="float">
            <text:p>21.123333</text:p>
          </table:table-cell>
          <table:table-cell office:value-type="float" office:value="20.834999" calcext:value-type="float">
            <text:p>20.834999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4.711853" calcext:value-type="float">
            <text:p>14.711853</text:p>
          </table:table-cell>
          <table:table-cell office:value-type="float" office:value="198000" calcext:value-type="float">
            <text:p>198000</text:p>
          </table:table-cell>
          <table:table-cell table:formula="of:=([.F784]-[.F783])/[.F783]" office:value-type="float" office:value="-0.0085520651833662" calcext:value-type="float">
            <text:p>-0.008552065183366</text:p>
          </table:table-cell>
          <table:table-cell table:formula="of:=[.H784]-PerAnnumRiskFreeRate/TradingDaysPerYear" office:value-type="float" office:value="-0.00871079534209636" calcext:value-type="float">
            <text:p>-0.0087107953420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06</text:p>
          </table:table-cell>
          <table:table-cell office:value-type="float" office:value="20.9" calcext:value-type="float">
            <text:p>20.9</text:p>
          </table:table-cell>
          <table:table-cell office:value-type="float" office:value="21.221666" calcext:value-type="float">
            <text:p>21.221666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21.128332" calcext:value-type="float">
            <text:p>21.128332</text:p>
          </table:table-cell>
          <table:table-cell office:value-type="float" office:value="14.896329" calcext:value-type="float">
            <text:p>14.896329</text:p>
          </table:table-cell>
          <table:table-cell office:value-type="float" office:value="234000" calcext:value-type="float">
            <text:p>234000</text:p>
          </table:table-cell>
          <table:table-cell table:formula="of:=([.F785]-[.F784])/[.F784]" office:value-type="float" office:value="0.0125392770033795" calcext:value-type="float">
            <text:p>0.01253927700338</text:p>
          </table:table-cell>
          <table:table-cell table:formula="of:=[.H785]-PerAnnumRiskFreeRate/TradingDaysPerYear" office:value-type="float" office:value="0.0123805468446494" calcext:value-type="float">
            <text:p>0.0123805468446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07</text:p>
          </table:table-cell>
          <table:table-cell office:value-type="float" office:value="21.129999" calcext:value-type="float">
            <text:p>21.129999</text:p>
          </table:table-cell>
          <table:table-cell office:value-type="float" office:value="21.153334" calcext:value-type="float">
            <text:p>21.153334</text:p>
          </table:table-cell>
          <table:table-cell office:value-type="float" office:value="20.833332" calcext:value-type="float">
            <text:p>20.833332</text:p>
          </table:table-cell>
          <table:table-cell office:value-type="float" office:value="21.023333" calcext:value-type="float">
            <text:p>21.023333</text:p>
          </table:table-cell>
          <table:table-cell office:value-type="float" office:value="14.822306" calcext:value-type="float">
            <text:p>14.822306</text:p>
          </table:table-cell>
          <table:table-cell office:value-type="float" office:value="125400" calcext:value-type="float">
            <text:p>125400</text:p>
          </table:table-cell>
          <table:table-cell table:formula="of:=([.F786]-[.F785])/[.F785]" office:value-type="float" office:value="-0.0049692108706783" calcext:value-type="float">
            <text:p>-0.004969210870678</text:p>
          </table:table-cell>
          <table:table-cell table:formula="of:=[.H786]-PerAnnumRiskFreeRate/TradingDaysPerYear" office:value-type="float" office:value="-0.00512794102940846" calcext:value-type="float">
            <text:p>-0.0051279410294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10</text:p>
          </table:table-cell>
          <table:table-cell office:value-type="float" office:value="21.190001" calcext:value-type="float">
            <text:p>21.190001</text:p>
          </table:table-cell>
          <table:table-cell office:value-type="float" office:value="21.33" calcext:value-type="float">
            <text:p>21.33</text:p>
          </table:table-cell>
          <table:table-cell office:value-type="float" office:value="21.138332" calcext:value-type="float">
            <text:p>21.138332</text:p>
          </table:table-cell>
          <table:table-cell office:value-type="float" office:value="21.201668" calcext:value-type="float">
            <text:p>21.201668</text:p>
          </table:table-cell>
          <table:table-cell office:value-type="float" office:value="14.948042" calcext:value-type="float">
            <text:p>14.948042</text:p>
          </table:table-cell>
          <table:table-cell office:value-type="float" office:value="186000" calcext:value-type="float">
            <text:p>186000</text:p>
          </table:table-cell>
          <table:table-cell table:formula="of:=([.F787]-[.F786])/[.F786]" office:value-type="float" office:value="0.00848289058396176" calcext:value-type="float">
            <text:p>0.008482890583962</text:p>
          </table:table-cell>
          <table:table-cell table:formula="of:=[.H787]-PerAnnumRiskFreeRate/TradingDaysPerYear" office:value-type="float" office:value="0.0083241604252316" calcext:value-type="float">
            <text:p>0.0083241604252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11</text:p>
          </table:table-cell>
          <table:table-cell office:value-type="float" office:value="21.181667" calcext:value-type="float">
            <text:p>21.181667</text:p>
          </table:table-cell>
          <table:table-cell office:value-type="float" office:value="21.256666" calcext:value-type="float">
            <text:p>21.256666</text:p>
          </table:table-cell>
          <table:table-cell office:value-type="float" office:value="21.046667" calcext:value-type="float">
            <text:p>21.046667</text:p>
          </table:table-cell>
          <table:table-cell office:value-type="float" office:value="21.158333" calcext:value-type="float">
            <text:p>21.158333</text:p>
          </table:table-cell>
          <table:table-cell office:value-type="float" office:value="14.917479" calcext:value-type="float">
            <text:p>14.917479</text:p>
          </table:table-cell>
          <table:table-cell office:value-type="float" office:value="288600" calcext:value-type="float">
            <text:p>288600</text:p>
          </table:table-cell>
          <table:table-cell table:formula="of:=([.F788]-[.F787])/[.F787]" office:value-type="float" office:value="-0.00204461560918808" calcext:value-type="float">
            <text:p>-0.002044615609188</text:p>
          </table:table-cell>
          <table:table-cell table:formula="of:=[.H788]-PerAnnumRiskFreeRate/TradingDaysPerYear" office:value-type="float" office:value="-0.00220334576791824" calcext:value-type="float">
            <text:p>-0.0022033457679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12</text:p>
          </table:table-cell>
          <table:table-cell office:value-type="float" office:value="21.233334" calcext:value-type="float">
            <text:p>21.233334</text:p>
          </table:table-cell>
          <table:table-cell office:value-type="float" office:value="21.483334" calcext:value-type="float">
            <text:p>21.483334</text:p>
          </table:table-cell>
          <table:table-cell office:value-type="float" office:value="21.186666" calcext:value-type="float">
            <text:p>21.186666</text:p>
          </table:table-cell>
          <table:table-cell office:value-type="float" office:value="21.483334" calcext:value-type="float">
            <text:p>21.483334</text:p>
          </table:table-cell>
          <table:table-cell office:value-type="float" office:value="15.146624" calcext:value-type="float">
            <text:p>15.146624</text:p>
          </table:table-cell>
          <table:table-cell office:value-type="float" office:value="111000" calcext:value-type="float">
            <text:p>111000</text:p>
          </table:table-cell>
          <table:table-cell table:formula="of:=([.F789]-[.F788])/[.F788]" office:value-type="float" office:value="0.0153608394555138" calcext:value-type="float">
            <text:p>0.015360839455514</text:p>
          </table:table-cell>
          <table:table-cell table:formula="of:=[.H789]-PerAnnumRiskFreeRate/TradingDaysPerYear" office:value-type="float" office:value="0.0152021092967837" calcext:value-type="float">
            <text:p>0.0152021092967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13</text:p>
          </table:table-cell>
          <table:table-cell office:value-type="float" office:value="21.504999" calcext:value-type="float">
            <text:p>21.504999</text:p>
          </table:table-cell>
          <table:table-cell office:value-type="float" office:value="21.756666" calcext:value-type="float">
            <text:p>21.756666</text:p>
          </table:table-cell>
          <table:table-cell office:value-type="float" office:value="21.496668" calcext:value-type="float">
            <text:p>21.496668</text:p>
          </table:table-cell>
          <table:table-cell office:value-type="float" office:value="21.559999" calcext:value-type="float">
            <text:p>21.559999</text:p>
          </table:table-cell>
          <table:table-cell office:value-type="float" office:value="15.200678" calcext:value-type="float">
            <text:p>15.200678</text:p>
          </table:table-cell>
          <table:table-cell office:value-type="float" office:value="116400" calcext:value-type="float">
            <text:p>116400</text:p>
          </table:table-cell>
          <table:table-cell table:formula="of:=([.F790]-[.F789])/[.F789]" office:value-type="float" office:value="0.00356871603863678" calcext:value-type="float">
            <text:p>0.003568716038637</text:p>
          </table:table-cell>
          <table:table-cell table:formula="of:=[.H790]-PerAnnumRiskFreeRate/TradingDaysPerYear" office:value-type="float" office:value="0.00340998587990662" calcext:value-type="float">
            <text:p>0.0034099858799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14</text:p>
          </table:table-cell>
          <table:table-cell office:value-type="float" office:value="21.583332" calcext:value-type="float">
            <text:p>21.583332</text:p>
          </table:table-cell>
          <table:table-cell office:value-type="float" office:value="21.701668" calcext:value-type="float">
            <text:p>21.701668</text:p>
          </table:table-cell>
          <table:table-cell office:value-type="float" office:value="21.541668" calcext:value-type="float">
            <text:p>21.541668</text:p>
          </table:table-cell>
          <table:table-cell office:value-type="float" office:value="21.698334" calcext:value-type="float">
            <text:p>21.698334</text:p>
          </table:table-cell>
          <table:table-cell office:value-type="float" office:value="15.298203" calcext:value-type="float">
            <text:p>15.298203</text:p>
          </table:table-cell>
          <table:table-cell office:value-type="float" office:value="257400" calcext:value-type="float">
            <text:p>257400</text:p>
          </table:table-cell>
          <table:table-cell table:formula="of:=([.F791]-[.F790])/[.F790]" office:value-type="float" office:value="0.0064158322411672" calcext:value-type="float">
            <text:p>0.006415832241167</text:p>
          </table:table-cell>
          <table:table-cell table:formula="of:=[.H791]-PerAnnumRiskFreeRate/TradingDaysPerYear" office:value-type="float" office:value="0.00625710208243704" calcext:value-type="float">
            <text:p>0.0062571020824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18</text:p>
          </table:table-cell>
          <table:table-cell office:value-type="float" office:value="21.795" calcext:value-type="float">
            <text:p>21.795</text:p>
          </table:table-cell>
          <table:table-cell office:value-type="float" office:value="21.858334" calcext:value-type="float">
            <text:p>21.858334</text:p>
          </table:table-cell>
          <table:table-cell office:value-type="float" office:value="21.728333" calcext:value-type="float">
            <text:p>21.728333</text:p>
          </table:table-cell>
          <table:table-cell office:value-type="float" office:value="21.823334" calcext:value-type="float">
            <text:p>21.823334</text:p>
          </table:table-cell>
          <table:table-cell office:value-type="float" office:value="15.386338" calcext:value-type="float">
            <text:p>15.386338</text:p>
          </table:table-cell>
          <table:table-cell office:value-type="float" office:value="268200" calcext:value-type="float">
            <text:p>268200</text:p>
          </table:table-cell>
          <table:table-cell table:formula="of:=([.F792]-[.F791])/[.F791]" office:value-type="float" office:value="0.00576113416719594" calcext:value-type="float">
            <text:p>0.005761134167196</text:p>
          </table:table-cell>
          <table:table-cell table:formula="of:=[.H792]-PerAnnumRiskFreeRate/TradingDaysPerYear" office:value-type="float" office:value="0.00560240400846578" calcext:value-type="float">
            <text:p>0.0056024040084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19</text:p>
          </table:table-cell>
          <table:table-cell office:value-type="float" office:value="21.858334" calcext:value-type="float">
            <text:p>21.858334</text:p>
          </table:table-cell>
          <table:table-cell office:value-type="float" office:value="21.886667" calcext:value-type="float">
            <text:p>21.886667</text:p>
          </table:table-cell>
          <table:table-cell table:number-columns-repeated="2" office:value-type="float" office:value="21.731667" calcext:value-type="float">
            <text:p>21.731667</text:p>
          </table:table-cell>
          <table:table-cell office:value-type="float" office:value="15.321707" calcext:value-type="float">
            <text:p>15.321707</text:p>
          </table:table-cell>
          <table:table-cell office:value-type="float" office:value="121800" calcext:value-type="float">
            <text:p>121800</text:p>
          </table:table-cell>
          <table:table-cell table:formula="of:=([.F793]-[.F792])/[.F792]" office:value-type="float" office:value="-0.00420054466501388" calcext:value-type="float">
            <text:p>-0.004200544665014</text:p>
          </table:table-cell>
          <table:table-cell table:formula="of:=[.H793]-PerAnnumRiskFreeRate/TradingDaysPerYear" office:value-type="float" office:value="-0.00435927482374404" calcext:value-type="float">
            <text:p>-0.0043592748237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20</text:p>
          </table:table-cell>
          <table:table-cell office:value-type="float" office:value="21.583332" calcext:value-type="float">
            <text:p>21.583332</text:p>
          </table:table-cell>
          <table:table-cell office:value-type="float" office:value="21.648333" calcext:value-type="float">
            <text:p>21.648333</text:p>
          </table:table-cell>
          <table:table-cell office:value-type="float" office:value="21.388332" calcext:value-type="float">
            <text:p>21.388332</text:p>
          </table:table-cell>
          <table:table-cell office:value-type="float" office:value="21.533333" calcext:value-type="float">
            <text:p>21.533333</text:p>
          </table:table-cell>
          <table:table-cell office:value-type="float" office:value="15.18188" calcext:value-type="float">
            <text:p>15.18188</text:p>
          </table:table-cell>
          <table:table-cell office:value-type="float" office:value="138600" calcext:value-type="float">
            <text:p>138600</text:p>
          </table:table-cell>
          <table:table-cell table:formula="of:=([.F794]-[.F793])/[.F793]" office:value-type="float" office:value="-0.00912607191874903" calcext:value-type="float">
            <text:p>-0.009126071918749</text:p>
          </table:table-cell>
          <table:table-cell table:formula="of:=[.H794]-PerAnnumRiskFreeRate/TradingDaysPerYear" office:value-type="float" office:value="-0.00928480207747918" calcext:value-type="float">
            <text:p>-0.0092848020774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21</text:p>
          </table:table-cell>
          <table:table-cell office:value-type="float" office:value="21.666668" calcext:value-type="float">
            <text:p>21.666668</text:p>
          </table:table-cell>
          <table:table-cell office:value-type="float" office:value="21.833332" calcext:value-type="float">
            <text:p>21.833332</text:p>
          </table:table-cell>
          <table:table-cell table:number-columns-repeated="2" office:value-type="float" office:value="21.631666" calcext:value-type="float">
            <text:p>21.631666</text:p>
          </table:table-cell>
          <table:table-cell office:value-type="float" office:value="15.251205" calcext:value-type="float">
            <text:p>15.251205</text:p>
          </table:table-cell>
          <table:table-cell office:value-type="float" office:value="124800" calcext:value-type="float">
            <text:p>124800</text:p>
          </table:table-cell>
          <table:table-cell table:formula="of:=([.F795]-[.F794])/[.F794]" office:value-type="float" office:value="0.00456629877195716" calcext:value-type="float">
            <text:p>0.004566298771957</text:p>
          </table:table-cell>
          <table:table-cell table:formula="of:=[.H795]-PerAnnumRiskFreeRate/TradingDaysPerYear" office:value-type="float" office:value="0.004407568613227" calcext:value-type="float">
            <text:p>0.0044075686132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24</text:p>
          </table:table-cell>
          <table:table-cell office:value-type="float" office:value="21.798332" calcext:value-type="float">
            <text:p>21.798332</text:p>
          </table:table-cell>
          <table:table-cell office:value-type="float" office:value="21.928333" calcext:value-type="float">
            <text:p>21.928333</text:p>
          </table:table-cell>
          <table:table-cell table:number-columns-repeated="2" office:value-type="float" office:value="21.763332" calcext:value-type="float">
            <text:p>21.763332</text:p>
          </table:table-cell>
          <table:table-cell office:value-type="float" office:value="15.344037" calcext:value-type="float">
            <text:p>15.344037</text:p>
          </table:table-cell>
          <table:table-cell office:value-type="float" office:value="154200" calcext:value-type="float">
            <text:p>154200</text:p>
          </table:table-cell>
          <table:table-cell table:formula="of:=([.F796]-[.F795])/[.F795]" office:value-type="float" office:value="0.00608686330030969" calcext:value-type="float">
            <text:p>0.00608686330031</text:p>
          </table:table-cell>
          <table:table-cell table:formula="of:=[.H796]-PerAnnumRiskFreeRate/TradingDaysPerYear" office:value-type="float" office:value="0.00592813314157953" calcext:value-type="float">
            <text:p>0.005928133141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25</text:p>
          </table:table-cell>
          <table:table-cell office:value-type="float" office:value="21.843332" calcext:value-type="float">
            <text:p>21.843332</text:p>
          </table:table-cell>
          <table:table-cell office:value-type="float" office:value="21.905001" calcext:value-type="float">
            <text:p>21.905001</text:p>
          </table:table-cell>
          <table:table-cell office:value-type="float" office:value="21.681667" calcext:value-type="float">
            <text:p>21.681667</text:p>
          </table:table-cell>
          <table:table-cell office:value-type="float" office:value="21.761667" calcext:value-type="float">
            <text:p>21.761667</text:p>
          </table:table-cell>
          <table:table-cell office:value-type="float" office:value="15.342862" calcext:value-type="float">
            <text:p>15.342862</text:p>
          </table:table-cell>
          <table:table-cell office:value-type="float" office:value="89400" calcext:value-type="float">
            <text:p>89400</text:p>
          </table:table-cell>
          <table:table-cell table:formula="of:=([.F797]-[.F796])/[.F796]" office:value-type="float" office:value="-0.0000765769790570712" calcext:value-type="float">
            <text:p>-7.65769790570712E-05</text:p>
          </table:table-cell>
          <table:table-cell table:formula="of:=[.H797]-PerAnnumRiskFreeRate/TradingDaysPerYear" office:value-type="float" office:value="-0.00023530713778723" calcext:value-type="float">
            <text:p>-0.0002353071377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26</text:p>
          </table:table-cell>
          <table:table-cell office:value-type="float" office:value="21.875" calcext:value-type="float">
            <text:p>21.875</text:p>
          </table:table-cell>
          <table:table-cell office:value-type="float" office:value="22.013332" calcext:value-type="float">
            <text:p>22.013332</text:p>
          </table:table-cell>
          <table:table-cell office:value-type="float" office:value="21.808332" calcext:value-type="float">
            <text:p>21.808332</text:p>
          </table:table-cell>
          <table:table-cell office:value-type="float" office:value="21.978333" calcext:value-type="float">
            <text:p>21.978333</text:p>
          </table:table-cell>
          <table:table-cell office:value-type="float" office:value="15.495619" calcext:value-type="float">
            <text:p>15.495619</text:p>
          </table:table-cell>
          <table:table-cell office:value-type="float" office:value="134400" calcext:value-type="float">
            <text:p>134400</text:p>
          </table:table-cell>
          <table:table-cell table:formula="of:=([.F798]-[.F797])/[.F797]" office:value-type="float" office:value="0.00995622589840144" calcext:value-type="float">
            <text:p>0.009956225898401</text:p>
          </table:table-cell>
          <table:table-cell table:formula="of:=[.H798]-PerAnnumRiskFreeRate/TradingDaysPerYear" office:value-type="float" office:value="0.00979749573967128" calcext:value-type="float">
            <text:p>0.0097974957396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27</text:p>
          </table:table-cell>
          <table:table-cell office:value-type="float" office:value="21.916668" calcext:value-type="float">
            <text:p>21.916668</text:p>
          </table:table-cell>
          <table:table-cell office:value-type="float" office:value="22.201668" calcext:value-type="float">
            <text:p>22.201668</text:p>
          </table:table-cell>
          <table:table-cell office:value-type="float" office:value="21.916668" calcext:value-type="float">
            <text:p>21.916668</text:p>
          </table:table-cell>
          <table:table-cell office:value-type="float" office:value="22.116667" calcext:value-type="float">
            <text:p>22.116667</text:p>
          </table:table-cell>
          <table:table-cell office:value-type="float" office:value="15.593144" calcext:value-type="float">
            <text:p>15.593144</text:p>
          </table:table-cell>
          <table:table-cell office:value-type="float" office:value="138600" calcext:value-type="float">
            <text:p>138600</text:p>
          </table:table-cell>
          <table:table-cell table:formula="of:=([.F799]-[.F798])/[.F798]" office:value-type="float" office:value="0.00629371437178476" calcext:value-type="float">
            <text:p>0.006293714371785</text:p>
          </table:table-cell>
          <table:table-cell table:formula="of:=[.H799]-PerAnnumRiskFreeRate/TradingDaysPerYear" office:value-type="float" office:value="0.0061349842130546" calcext:value-type="float">
            <text:p>0.0061349842130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28</text:p>
          </table:table-cell>
          <table:table-cell table:number-columns-repeated="2" office:value-type="float" office:value="22.049999" calcext:value-type="float">
            <text:p>22.049999</text:p>
          </table:table-cell>
          <table:table-cell office:value-type="float" office:value="21.834999" calcext:value-type="float">
            <text:p>21.834999</text:p>
          </table:table-cell>
          <table:table-cell office:value-type="float" office:value="21.945" calcext:value-type="float">
            <text:p>21.945</text:p>
          </table:table-cell>
          <table:table-cell office:value-type="float" office:value="15.472118" calcext:value-type="float">
            <text:p>15.472118</text:p>
          </table:table-cell>
          <table:table-cell office:value-type="float" office:value="123600" calcext:value-type="float">
            <text:p>123600</text:p>
          </table:table-cell>
          <table:table-cell table:formula="of:=([.F800]-[.F799])/[.F799]" office:value-type="float" office:value="-0.00776148799754562" calcext:value-type="float">
            <text:p>-0.007761487997546</text:p>
          </table:table-cell>
          <table:table-cell table:formula="of:=[.H800]-PerAnnumRiskFreeRate/TradingDaysPerYear" office:value-type="float" office:value="-0.00792021815627578" calcext:value-type="float">
            <text:p>-0.0079202181562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1-31</text:p>
          </table:table-cell>
          <table:table-cell office:value-type="float" office:value="21.858334" calcext:value-type="float">
            <text:p>21.858334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21.809999" calcext:value-type="float">
            <text:p>21.809999</text:p>
          </table:table-cell>
          <table:table-cell office:value-type="float" office:value="22.151667" calcext:value-type="float">
            <text:p>22.151667</text:p>
          </table:table-cell>
          <table:table-cell office:value-type="float" office:value="15.617822" calcext:value-type="float">
            <text:p>15.617822</text:p>
          </table:table-cell>
          <table:table-cell office:value-type="float" office:value="105600" calcext:value-type="float">
            <text:p>105600</text:p>
          </table:table-cell>
          <table:table-cell table:formula="of:=([.F801]-[.F800])/[.F800]" office:value-type="float" office:value="0.00941719808496809" calcext:value-type="float">
            <text:p>0.009417198084968</text:p>
          </table:table-cell>
          <table:table-cell table:formula="of:=[.H801]-PerAnnumRiskFreeRate/TradingDaysPerYear" office:value-type="float" office:value="0.00925846792623793" calcext:value-type="float">
            <text:p>0.0092584679262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01</text:p>
          </table:table-cell>
          <table:table-cell office:value-type="float" office:value="22.316668" calcext:value-type="float">
            <text:p>22.316668</text:p>
          </table:table-cell>
          <table:table-cell office:value-type="float" office:value="22.469999" calcext:value-type="float">
            <text:p>22.469999</text:p>
          </table:table-cell>
          <table:table-cell office:value-type="float" office:value="22.243334" calcext:value-type="float">
            <text:p>22.243334</text:p>
          </table:table-cell>
          <table:table-cell office:value-type="float" office:value="22.461666" calcext:value-type="float">
            <text:p>22.461666</text:p>
          </table:table-cell>
          <table:table-cell office:value-type="float" office:value="15.836387" calcext:value-type="float">
            <text:p>15.836387</text:p>
          </table:table-cell>
          <table:table-cell office:value-type="float" office:value="117600" calcext:value-type="float">
            <text:p>117600</text:p>
          </table:table-cell>
          <table:table-cell table:formula="of:=([.F802]-[.F801])/[.F801]" office:value-type="float" office:value="0.0139945890022309" calcext:value-type="float">
            <text:p>0.013994589002231</text:p>
          </table:table-cell>
          <table:table-cell table:formula="of:=[.H802]-PerAnnumRiskFreeRate/TradingDaysPerYear" office:value-type="float" office:value="0.0138358588435007" calcext:value-type="float">
            <text:p>0.0138358588435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02</text:p>
          </table:table-cell>
          <table:table-cell office:value-type="float" office:value="22.483334" calcext:value-type="float">
            <text:p>22.483334</text:p>
          </table:table-cell>
          <table:table-cell office:value-type="float" office:value="22.748333" calcext:value-type="float">
            <text:p>22.748333</text:p>
          </table:table-cell>
          <table:table-cell office:value-type="float" office:value="22.483334" calcext:value-type="float">
            <text:p>22.483334</text:p>
          </table:table-cell>
          <table:table-cell office:value-type="float" office:value="22.74" calcext:value-type="float">
            <text:p>22.74</text:p>
          </table:table-cell>
          <table:table-cell office:value-type="float" office:value="16.032633" calcext:value-type="float">
            <text:p>16.032633</text:p>
          </table:table-cell>
          <table:table-cell office:value-type="float" office:value="133800" calcext:value-type="float">
            <text:p>133800</text:p>
          </table:table-cell>
          <table:table-cell table:formula="of:=([.F803]-[.F802])/[.F802]" office:value-type="float" office:value="0.0123920942320998" calcext:value-type="float">
            <text:p>0.0123920942321</text:p>
          </table:table-cell>
          <table:table-cell table:formula="of:=[.H803]-PerAnnumRiskFreeRate/TradingDaysPerYear" office:value-type="float" office:value="0.0122333640733696" calcext:value-type="float">
            <text:p>0.012233364073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03</text:p>
          </table:table-cell>
          <table:table-cell office:value-type="float" office:value="22.581667" calcext:value-type="float">
            <text:p>22.581667</text:p>
          </table:table-cell>
          <table:table-cell office:value-type="float" office:value="22.716667" calcext:value-type="float">
            <text:p>22.716667</text:p>
          </table:table-cell>
          <table:table-cell office:value-type="float" office:value="22.475" calcext:value-type="float">
            <text:p>22.475</text:p>
          </table:table-cell>
          <table:table-cell office:value-type="float" office:value="22.701668" calcext:value-type="float">
            <text:p>22.701668</text:p>
          </table:table-cell>
          <table:table-cell office:value-type="float" office:value="16.005592" calcext:value-type="float">
            <text:p>16.005592</text:p>
          </table:table-cell>
          <table:table-cell office:value-type="float" office:value="102000" calcext:value-type="float">
            <text:p>102000</text:p>
          </table:table-cell>
          <table:table-cell table:formula="of:=([.F804]-[.F803])/[.F803]" office:value-type="float" office:value="-0.00168662252794039" calcext:value-type="float">
            <text:p>-0.00168662252794</text:p>
          </table:table-cell>
          <table:table-cell table:formula="of:=[.H804]-PerAnnumRiskFreeRate/TradingDaysPerYear" office:value-type="float" office:value="-0.00184535268667055" calcext:value-type="float">
            <text:p>-0.0018453526866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04</text:p>
          </table:table-cell>
          <table:table-cell office:value-type="float" office:value="22.726667" calcext:value-type="float">
            <text:p>22.726667</text:p>
          </table:table-cell>
          <table:table-cell office:value-type="float" office:value="22.846666" calcext:value-type="float">
            <text:p>22.846666</text:p>
          </table:table-cell>
          <table:table-cell office:value-type="float" office:value="22.668333" calcext:value-type="float">
            <text:p>22.668333</text:p>
          </table:table-cell>
          <table:table-cell office:value-type="float" office:value="22.846666" calcext:value-type="float">
            <text:p>22.846666</text:p>
          </table:table-cell>
          <table:table-cell office:value-type="float" office:value="16.107832" calcext:value-type="float">
            <text:p>16.107832</text:p>
          </table:table-cell>
          <table:table-cell office:value-type="float" office:value="211800" calcext:value-type="float">
            <text:p>211800</text:p>
          </table:table-cell>
          <table:table-cell table:formula="of:=([.F805]-[.F804])/[.F804]" office:value-type="float" office:value="0.00638776747526729" calcext:value-type="float">
            <text:p>0.006387767475267</text:p>
          </table:table-cell>
          <table:table-cell table:formula="of:=[.H805]-PerAnnumRiskFreeRate/TradingDaysPerYear" office:value-type="float" office:value="0.00622903731653713" calcext:value-type="float">
            <text:p>0.0062290373165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07</text:p>
          </table:table-cell>
          <table:table-cell office:value-type="float" office:value="22.816668" calcext:value-type="float">
            <text:p>22.816668</text:p>
          </table:table-cell>
          <table:table-cell office:value-type="float" office:value="22.851667" calcext:value-type="float">
            <text:p>22.851667</text:p>
          </table:table-cell>
          <table:table-cell office:value-type="float" office:value="22.516666" calcext:value-type="float">
            <text:p>22.516666</text:p>
          </table:table-cell>
          <table:table-cell office:value-type="float" office:value="22.633333" calcext:value-type="float">
            <text:p>22.633333</text:p>
          </table:table-cell>
          <table:table-cell office:value-type="float" office:value="15.95742" calcext:value-type="float">
            <text:p>15.95742</text:p>
          </table:table-cell>
          <table:table-cell office:value-type="float" office:value="104400" calcext:value-type="float">
            <text:p>104400</text:p>
          </table:table-cell>
          <table:table-cell table:formula="of:=([.F806]-[.F805])/[.F805]" office:value-type="float" office:value="-0.00933781777709114" calcext:value-type="float">
            <text:p>-0.009337817777091</text:p>
          </table:table-cell>
          <table:table-cell table:formula="of:=[.H806]-PerAnnumRiskFreeRate/TradingDaysPerYear" office:value-type="float" office:value="-0.0094965479358213" calcext:value-type="float">
            <text:p>-0.0094965479358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08</text:p>
          </table:table-cell>
          <table:table-cell office:value-type="float" office:value="22.616667" calcext:value-type="float">
            <text:p>22.616667</text:p>
          </table:table-cell>
          <table:table-cell office:value-type="float" office:value="22.785" calcext:value-type="float">
            <text:p>22.785</text:p>
          </table:table-cell>
          <table:table-cell office:value-type="float" office:value="22.518333" calcext:value-type="float">
            <text:p>22.518333</text:p>
          </table:table-cell>
          <table:table-cell office:value-type="float" office:value="22.758333" calcext:value-type="float">
            <text:p>22.758333</text:p>
          </table:table-cell>
          <table:table-cell office:value-type="float" office:value="16.045553" calcext:value-type="float">
            <text:p>16.045553</text:p>
          </table:table-cell>
          <table:table-cell office:value-type="float" office:value="183600" calcext:value-type="float">
            <text:p>183600</text:p>
          </table:table-cell>
          <table:table-cell table:formula="of:=([.F807]-[.F806])/[.F806]" office:value-type="float" office:value="0.00552301061199122" calcext:value-type="float">
            <text:p>0.005523010611991</text:p>
          </table:table-cell>
          <table:table-cell table:formula="of:=[.H807]-PerAnnumRiskFreeRate/TradingDaysPerYear" office:value-type="float" office:value="0.00536428045326106" calcext:value-type="float">
            <text:p>0.0053642804532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09</text:p>
          </table:table-cell>
          <table:table-cell office:value-type="float" office:value="22.716667" calcext:value-type="float">
            <text:p>22.716667</text:p>
          </table:table-cell>
          <table:table-cell office:value-type="float" office:value="22.841667" calcext:value-type="float">
            <text:p>22.841667</text:p>
          </table:table-cell>
          <table:table-cell office:value-type="float" office:value="22.536667" calcext:value-type="float">
            <text:p>22.536667</text:p>
          </table:table-cell>
          <table:table-cell office:value-type="float" office:value="22.706667" calcext:value-type="float">
            <text:p>22.706667</text:p>
          </table:table-cell>
          <table:table-cell office:value-type="float" office:value="16.009123" calcext:value-type="float">
            <text:p>16.009123</text:p>
          </table:table-cell>
          <table:table-cell office:value-type="float" office:value="150000" calcext:value-type="float">
            <text:p>150000</text:p>
          </table:table-cell>
          <table:table-cell table:formula="of:=([.F808]-[.F807])/[.F807]" office:value-type="float" office:value="-0.00227041099798822" calcext:value-type="float">
            <text:p>-0.002270410997988</text:p>
          </table:table-cell>
          <table:table-cell table:formula="of:=[.H808]-PerAnnumRiskFreeRate/TradingDaysPerYear" office:value-type="float" office:value="-0.00242914115671838" calcext:value-type="float">
            <text:p>-0.0024291411567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10</text:p>
          </table:table-cell>
          <table:table-cell office:value-type="float" office:value="22.858334" calcext:value-type="float">
            <text:p>22.858334</text:p>
          </table:table-cell>
          <table:table-cell office:value-type="float" office:value="23.278334" calcext:value-type="float">
            <text:p>23.278334</text:p>
          </table:table-cell>
          <table:table-cell office:value-type="float" office:value="22.833332" calcext:value-type="float">
            <text:p>22.833332</text:p>
          </table:table-cell>
          <table:table-cell office:value-type="float" office:value="23.219999" calcext:value-type="float">
            <text:p>23.219999</text:p>
          </table:table-cell>
          <table:table-cell office:value-type="float" office:value="16.371046" calcext:value-type="float">
            <text:p>16.371046</text:p>
          </table:table-cell>
          <table:table-cell office:value-type="float" office:value="301200" calcext:value-type="float">
            <text:p>301200</text:p>
          </table:table-cell>
          <table:table-cell table:formula="of:=([.F809]-[.F808])/[.F808]" office:value-type="float" office:value="0.0226072971017838" calcext:value-type="float">
            <text:p>0.022607297101784</text:p>
          </table:table-cell>
          <table:table-cell table:formula="of:=[.H809]-PerAnnumRiskFreeRate/TradingDaysPerYear" office:value-type="float" office:value="0.0224485669430537" calcext:value-type="float">
            <text:p>0.0224485669430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11</text:p>
          </table:table-cell>
          <table:table-cell office:value-type="float" office:value="23.283333" calcext:value-type="float">
            <text:p>23.283333</text:p>
          </table:table-cell>
          <table:table-cell office:value-type="float" office:value="23.561666" calcext:value-type="float">
            <text:p>23.561666</text:p>
          </table:table-cell>
          <table:table-cell office:value-type="float" office:value="23.183332" calcext:value-type="float">
            <text:p>23.183332</text:p>
          </table:table-cell>
          <table:table-cell office:value-type="float" office:value="23.478333" calcext:value-type="float">
            <text:p>23.478333</text:p>
          </table:table-cell>
          <table:table-cell office:value-type="float" office:value="16.553179" calcext:value-type="float">
            <text:p>16.553179</text:p>
          </table:table-cell>
          <table:table-cell office:value-type="float" office:value="378000" calcext:value-type="float">
            <text:p>378000</text:p>
          </table:table-cell>
          <table:table-cell table:formula="of:=([.F810]-[.F809])/[.F809]" office:value-type="float" office:value="0.0111253123349602" calcext:value-type="float">
            <text:p>0.01112531233496</text:p>
          </table:table-cell>
          <table:table-cell table:formula="of:=[.H810]-PerAnnumRiskFreeRate/TradingDaysPerYear" office:value-type="float" office:value="0.01096658217623" calcext:value-type="float">
            <text:p>0.010966582176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14</text:p>
          </table:table-cell>
          <table:table-cell office:value-type="float" office:value="23.541668" calcext:value-type="float">
            <text:p>23.541668</text:p>
          </table:table-cell>
          <table:table-cell office:value-type="float" office:value="23.566668" calcext:value-type="float">
            <text:p>23.566668</text:p>
          </table:table-cell>
          <table:table-cell office:value-type="float" office:value="23.451668" calcext:value-type="float">
            <text:p>23.451668</text:p>
          </table:table-cell>
          <table:table-cell office:value-type="float" office:value="23.483334" calcext:value-type="float">
            <text:p>23.483334</text:p>
          </table:table-cell>
          <table:table-cell office:value-type="float" office:value="16.556707" calcext:value-type="float">
            <text:p>16.556707</text:p>
          </table:table-cell>
          <table:table-cell office:value-type="float" office:value="169200" calcext:value-type="float">
            <text:p>169200</text:p>
          </table:table-cell>
          <table:table-cell table:formula="of:=([.F811]-[.F810])/[.F810]" office:value-type="float" office:value="0.000213131266205682" calcext:value-type="float">
            <text:p>0.000213131266206</text:p>
          </table:table-cell>
          <table:table-cell table:formula="of:=[.H811]-PerAnnumRiskFreeRate/TradingDaysPerYear" office:value-type="float" office:value="0.0000544011074755236" calcext:value-type="float">
            <text:p>5.44011074755236E-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15</text:p>
          </table:table-cell>
          <table:table-cell office:value-type="float" office:value="23.516666" calcext:value-type="float">
            <text:p>23.516666</text:p>
          </table:table-cell>
          <table:table-cell office:value-type="float" office:value="23.603333" calcext:value-type="float">
            <text:p>23.603333</text:p>
          </table:table-cell>
          <table:table-cell office:value-type="float" office:value="23.416668" calcext:value-type="float">
            <text:p>23.416668</text:p>
          </table:table-cell>
          <table:table-cell office:value-type="float" office:value="23.525" calcext:value-type="float">
            <text:p>23.525</text:p>
          </table:table-cell>
          <table:table-cell office:value-type="float" office:value="16.586086" calcext:value-type="float">
            <text:p>16.586086</text:p>
          </table:table-cell>
          <table:table-cell office:value-type="float" office:value="267600" calcext:value-type="float">
            <text:p>267600</text:p>
          </table:table-cell>
          <table:table-cell table:formula="of:=([.F812]-[.F811])/[.F811]" office:value-type="float" office:value="0.00177444705641057" calcext:value-type="float">
            <text:p>0.001774447056411</text:p>
          </table:table-cell>
          <table:table-cell table:formula="of:=[.H812]-PerAnnumRiskFreeRate/TradingDaysPerYear" office:value-type="float" office:value="0.00161571689768041" calcext:value-type="float">
            <text:p>0.001615716897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16</text:p>
          </table:table-cell>
          <table:table-cell office:value-type="float" office:value="23.636667" calcext:value-type="float">
            <text:p>23.636667</text:p>
          </table:table-cell>
          <table:table-cell office:value-type="float" office:value="24.116667" calcext:value-type="float">
            <text:p>24.116667</text:p>
          </table:table-cell>
          <table:table-cell office:value-type="float" office:value="23.611668" calcext:value-type="float">
            <text:p>23.611668</text:p>
          </table:table-cell>
          <table:table-cell office:value-type="float" office:value="24.083332" calcext:value-type="float">
            <text:p>24.083332</text:p>
          </table:table-cell>
          <table:table-cell office:value-type="float" office:value="16.979731" calcext:value-type="float">
            <text:p>16.979731</text:p>
          </table:table-cell>
          <table:table-cell office:value-type="float" office:value="229200" calcext:value-type="float">
            <text:p>229200</text:p>
          </table:table-cell>
          <table:table-cell table:formula="of:=([.F813]-[.F812])/[.F812]" office:value-type="float" office:value="0.0237334474209286" calcext:value-type="float">
            <text:p>0.023733447420929</text:p>
          </table:table-cell>
          <table:table-cell table:formula="of:=[.H813]-PerAnnumRiskFreeRate/TradingDaysPerYear" office:value-type="float" office:value="0.0235747172621984" calcext:value-type="float">
            <text:p>0.0235747172621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17</text:p>
          </table:table-cell>
          <table:table-cell office:value-type="float" office:value="24.176666" calcext:value-type="float">
            <text:p>24.176666</text:p>
          </table:table-cell>
          <table:table-cell office:value-type="float" office:value="24.290001" calcext:value-type="float">
            <text:p>24.290001</text:p>
          </table:table-cell>
          <table:table-cell table:number-columns-repeated="2" office:value-type="float" office:value="23.886667" calcext:value-type="float">
            <text:p>23.886667</text:p>
          </table:table-cell>
          <table:table-cell office:value-type="float" office:value="16.841078" calcext:value-type="float">
            <text:p>16.841078</text:p>
          </table:table-cell>
          <table:table-cell office:value-type="float" office:value="554400" calcext:value-type="float">
            <text:p>554400</text:p>
          </table:table-cell>
          <table:table-cell table:formula="of:=([.F814]-[.F813])/[.F813]" office:value-type="float" office:value="-0.00816579485269828" calcext:value-type="float">
            <text:p>-0.008165794852698</text:p>
          </table:table-cell>
          <table:table-cell table:formula="of:=[.H814]-PerAnnumRiskFreeRate/TradingDaysPerYear" office:value-type="float" office:value="-0.00832452501142844" calcext:value-type="float">
            <text:p>-0.0083245250114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18</text:p>
          </table:table-cell>
          <table:table-cell office:value-type="float" office:value="24.036667" calcext:value-type="float">
            <text:p>24.036667</text:p>
          </table:table-cell>
          <table:table-cell office:value-type="float" office:value="24.365" calcext:value-type="float">
            <text:p>24.365</text:p>
          </table:table-cell>
          <table:table-cell office:value-type="float" office:value="24.036667" calcext:value-type="float">
            <text:p>24.036667</text:p>
          </table:table-cell>
          <table:table-cell office:value-type="float" office:value="24.299999" calcext:value-type="float">
            <text:p>24.299999</text:p>
          </table:table-cell>
          <table:table-cell office:value-type="float" office:value="17.13249" calcext:value-type="float">
            <text:p>17.13249</text:p>
          </table:table-cell>
          <table:table-cell office:value-type="float" office:value="381000" calcext:value-type="float">
            <text:p>381000</text:p>
          </table:table-cell>
          <table:table-cell table:formula="of:=([.F815]-[.F814])/[.F814]" office:value-type="float" office:value="0.0173036429140701" calcext:value-type="float">
            <text:p>0.01730364291407</text:p>
          </table:table-cell>
          <table:table-cell table:formula="of:=[.H815]-PerAnnumRiskFreeRate/TradingDaysPerYear" office:value-type="float" office:value="0.0171449127553399" calcext:value-type="float">
            <text:p>0.017144912755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22</text:p>
          </table:table-cell>
          <table:table-cell office:value-type="float" office:value="24.465" calcext:value-type="float">
            <text:p>24.465</text:p>
          </table:table-cell>
          <table:table-cell office:value-type="float" office:value="24.656668" calcext:value-type="float">
            <text:p>24.656668</text:p>
          </table:table-cell>
          <table:table-cell office:value-type="float" office:value="24.228333" calcext:value-type="float">
            <text:p>24.228333</text:p>
          </table:table-cell>
          <table:table-cell office:value-type="float" office:value="24.248333" calcext:value-type="float">
            <text:p>24.248333</text:p>
          </table:table-cell>
          <table:table-cell office:value-type="float" office:value="17.096064" calcext:value-type="float">
            <text:p>17.096064</text:p>
          </table:table-cell>
          <table:table-cell office:value-type="float" office:value="444600" calcext:value-type="float">
            <text:p>444600</text:p>
          </table:table-cell>
          <table:table-cell table:formula="of:=([.F816]-[.F815])/[.F815]" office:value-type="float" office:value="-0.00212613578061346" calcext:value-type="float">
            <text:p>-0.002126135780613</text:p>
          </table:table-cell>
          <table:table-cell table:formula="of:=[.H816]-PerAnnumRiskFreeRate/TradingDaysPerYear" office:value-type="float" office:value="-0.00228486593934362" calcext:value-type="float">
            <text:p>-0.0022848659393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23</text:p>
          </table:table-cell>
          <table:table-cell office:value-type="float" office:value="24.283333" calcext:value-type="float">
            <text:p>24.283333</text:p>
          </table:table-cell>
          <table:table-cell office:value-type="float" office:value="24.496668" calcext:value-type="float">
            <text:p>24.496668</text:p>
          </table:table-cell>
          <table:table-cell office:value-type="float" office:value="24.209999" calcext:value-type="float">
            <text:p>24.209999</text:p>
          </table:table-cell>
          <table:table-cell office:value-type="float" office:value="24.496668" calcext:value-type="float">
            <text:p>24.496668</text:p>
          </table:table-cell>
          <table:table-cell office:value-type="float" office:value="17.271145" calcext:value-type="float">
            <text:p>17.271145</text:p>
          </table:table-cell>
          <table:table-cell office:value-type="float" office:value="244200" calcext:value-type="float">
            <text:p>244200</text:p>
          </table:table-cell>
          <table:table-cell table:formula="of:=([.F817]-[.F816])/[.F816]" office:value-type="float" office:value="0.0102410122002352" calcext:value-type="float">
            <text:p>0.010241012200235</text:p>
          </table:table-cell>
          <table:table-cell table:formula="of:=[.H817]-PerAnnumRiskFreeRate/TradingDaysPerYear" office:value-type="float" office:value="0.0100822820415051" calcext:value-type="float">
            <text:p>0.0100822820415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24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24.763332" calcext:value-type="float">
            <text:p>24.763332</text:p>
          </table:table-cell>
          <table:table-cell office:value-type="float" office:value="24.366667" calcext:value-type="float">
            <text:p>24.366667</text:p>
          </table:table-cell>
          <table:table-cell office:value-type="float" office:value="24.763332" calcext:value-type="float">
            <text:p>24.763332</text:p>
          </table:table-cell>
          <table:table-cell office:value-type="float" office:value="17.459156" calcext:value-type="float">
            <text:p>17.459156</text:p>
          </table:table-cell>
          <table:table-cell office:value-type="float" office:value="331800" calcext:value-type="float">
            <text:p>331800</text:p>
          </table:table-cell>
          <table:table-cell table:formula="of:=([.F818]-[.F817])/[.F817]" office:value-type="float" office:value="0.0108858445690775" calcext:value-type="float">
            <text:p>0.010885844569078</text:p>
          </table:table-cell>
          <table:table-cell table:formula="of:=[.H818]-PerAnnumRiskFreeRate/TradingDaysPerYear" office:value-type="float" office:value="0.0107271144103473" calcext:value-type="float">
            <text:p>0.0107271144103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25</text:p>
          </table:table-cell>
          <table:table-cell office:value-type="float" office:value="24.791668" calcext:value-type="float">
            <text:p>24.791668</text:p>
          </table:table-cell>
          <table:table-cell office:value-type="float" office:value="25.348333" calcext:value-type="float">
            <text:p>25.348333</text:p>
          </table:table-cell>
          <table:table-cell office:value-type="float" office:value="24.791668" calcext:value-type="float">
            <text:p>24.791668</text:p>
          </table:table-cell>
          <table:table-cell office:value-type="float" office:value="25.261667" calcext:value-type="float">
            <text:p>25.261667</text:p>
          </table:table-cell>
          <table:table-cell office:value-type="float" office:value="17.810501" calcext:value-type="float">
            <text:p>17.810501</text:p>
          </table:table-cell>
          <table:table-cell office:value-type="float" office:value="467400" calcext:value-type="float">
            <text:p>467400</text:p>
          </table:table-cell>
          <table:table-cell table:formula="of:=([.F819]-[.F818])/[.F818]" office:value-type="float" office:value="0.0201238250004753" calcext:value-type="float">
            <text:p>0.020123825000475</text:p>
          </table:table-cell>
          <table:table-cell table:formula="of:=[.H819]-PerAnnumRiskFreeRate/TradingDaysPerYear" office:value-type="float" office:value="0.0199650948417451" calcext:value-type="float">
            <text:p>0.0199650948417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2-28</text:p>
          </table:table-cell>
          <table:table-cell office:value-type="float" office:value="25.450001" calcext:value-type="float">
            <text:p>25.450001</text:p>
          </table:table-cell>
          <table:table-cell office:value-type="float" office:value="25.57" calcext:value-type="float">
            <text:p>25.57</text:p>
          </table:table-cell>
          <table:table-cell office:value-type="float" office:value="24.691668" calcext:value-type="float">
            <text:p>24.691668</text:p>
          </table:table-cell>
          <table:table-cell office:value-type="float" office:value="25.116667" calcext:value-type="float">
            <text:p>25.116667</text:p>
          </table:table-cell>
          <table:table-cell office:value-type="float" office:value="17.708269" calcext:value-type="float">
            <text:p>17.708269</text:p>
          </table:table-cell>
          <table:table-cell office:value-type="float" office:value="814800" calcext:value-type="float">
            <text:p>814800</text:p>
          </table:table-cell>
          <table:table-cell table:formula="of:=([.F820]-[.F819])/[.F819]" office:value-type="float" office:value="-0.00573998451812205" calcext:value-type="float">
            <text:p>-0.005739984518122</text:p>
          </table:table-cell>
          <table:table-cell table:formula="of:=[.H820]-PerAnnumRiskFreeRate/TradingDaysPerYear" office:value-type="float" office:value="-0.0058987146768522" calcext:value-type="float">
            <text:p>-0.0058987146768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01</text:p>
          </table:table-cell>
          <table:table-cell office:value-type="float" office:value="25.046667" calcext:value-type="float">
            <text:p>25.046667</text:p>
          </table:table-cell>
          <table:table-cell office:value-type="float" office:value="25.116667" calcext:value-type="float">
            <text:p>25.116667</text:p>
          </table:table-cell>
          <table:table-cell office:value-type="float" office:value="24.676666" calcext:value-type="float">
            <text:p>24.676666</text:p>
          </table:table-cell>
          <table:table-cell office:value-type="float" office:value="24.738333" calcext:value-type="float">
            <text:p>24.738333</text:p>
          </table:table-cell>
          <table:table-cell office:value-type="float" office:value="17.441534" calcext:value-type="float">
            <text:p>17.441534</text:p>
          </table:table-cell>
          <table:table-cell office:value-type="float" office:value="455400" calcext:value-type="float">
            <text:p>455400</text:p>
          </table:table-cell>
          <table:table-cell table:formula="of:=([.F821]-[.F820])/[.F820]" office:value-type="float" office:value="-0.015062737074979" calcext:value-type="float">
            <text:p>-0.015062737074979</text:p>
          </table:table-cell>
          <table:table-cell table:formula="of:=[.H821]-PerAnnumRiskFreeRate/TradingDaysPerYear" office:value-type="float" office:value="-0.0152214672337091" calcext:value-type="float">
            <text:p>-0.0152214672337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02</text:p>
          </table:table-cell>
          <table:table-cell office:value-type="float" office:value="24.716667" calcext:value-type="float">
            <text:p>24.716667</text:p>
          </table:table-cell>
          <table:table-cell office:value-type="float" office:value="25.043333" calcext:value-type="float">
            <text:p>25.043333</text:p>
          </table:table-cell>
          <table:table-cell office:value-type="float" office:value="24.67" calcext:value-type="float">
            <text:p>24.67</text:p>
          </table:table-cell>
          <table:table-cell office:value-type="float" office:value="25.014999" calcext:value-type="float">
            <text:p>25.014999</text:p>
          </table:table-cell>
          <table:table-cell office:value-type="float" office:value="17.636595" calcext:value-type="float">
            <text:p>17.636595</text:p>
          </table:table-cell>
          <table:table-cell office:value-type="float" office:value="288600" calcext:value-type="float">
            <text:p>288600</text:p>
          </table:table-cell>
          <table:table-cell table:formula="of:=([.F822]-[.F821])/[.F821]" office:value-type="float" office:value="0.0111837066624988" calcext:value-type="float">
            <text:p>0.011183706662499</text:p>
          </table:table-cell>
          <table:table-cell table:formula="of:=[.H822]-PerAnnumRiskFreeRate/TradingDaysPerYear" office:value-type="float" office:value="0.0110249765037686" calcext:value-type="float">
            <text:p>0.0110249765037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03</text:p>
          </table:table-cell>
          <table:table-cell office:value-type="float" office:value="25.166668" calcext:value-type="float">
            <text:p>25.166668</text:p>
          </table:table-cell>
          <table:table-cell office:value-type="float" office:value="25.358334" calcext:value-type="float">
            <text:p>25.358334</text:p>
          </table:table-cell>
          <table:table-cell office:value-type="float" office:value="25.084999" calcext:value-type="float">
            <text:p>25.084999</text:p>
          </table:table-cell>
          <table:table-cell office:value-type="float" office:value="25.316668" calcext:value-type="float">
            <text:p>25.316668</text:p>
          </table:table-cell>
          <table:table-cell office:value-type="float" office:value="17.849285" calcext:value-type="float">
            <text:p>17.849285</text:p>
          </table:table-cell>
          <table:table-cell office:value-type="float" office:value="294600" calcext:value-type="float">
            <text:p>294600</text:p>
          </table:table-cell>
          <table:table-cell table:formula="of:=([.F823]-[.F822])/[.F822]" office:value-type="float" office:value="0.0120595840637038" calcext:value-type="float">
            <text:p>0.012059584063704</text:p>
          </table:table-cell>
          <table:table-cell table:formula="of:=[.H823]-PerAnnumRiskFreeRate/TradingDaysPerYear" office:value-type="float" office:value="0.0119008539049737" calcext:value-type="float">
            <text:p>0.0119008539049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04</text:p>
          </table:table-cell>
          <table:table-cell office:value-type="float" office:value="25.441668" calcext:value-type="float">
            <text:p>25.441668</text:p>
          </table:table-cell>
          <table:table-cell office:value-type="float" office:value="25.870001" calcext:value-type="float">
            <text:p>25.870001</text:p>
          </table:table-cell>
          <table:table-cell office:value-type="float" office:value="25.378332" calcext:value-type="float">
            <text:p>25.378332</text:p>
          </table:table-cell>
          <table:table-cell office:value-type="float" office:value="25.811666" calcext:value-type="float">
            <text:p>25.811666</text:p>
          </table:table-cell>
          <table:table-cell office:value-type="float" office:value="18.198269" calcext:value-type="float">
            <text:p>18.198269</text:p>
          </table:table-cell>
          <table:table-cell office:value-type="float" office:value="272400" calcext:value-type="float">
            <text:p>272400</text:p>
          </table:table-cell>
          <table:table-cell table:formula="of:=([.F824]-[.F823])/[.F823]" office:value-type="float" office:value="0.0195517075333831" calcext:value-type="float">
            <text:p>0.019551707533383</text:p>
          </table:table-cell>
          <table:table-cell table:formula="of:=[.H824]-PerAnnumRiskFreeRate/TradingDaysPerYear" office:value-type="float" office:value="0.0193929773746529" calcext:value-type="float">
            <text:p>0.0193929773746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07</text:p>
          </table:table-cell>
          <table:table-cell table:number-columns-repeated="2" office:value-type="float" office:value="25.816668" calcext:value-type="float">
            <text:p>25.816668</text:p>
          </table:table-cell>
          <table:table-cell office:value-type="float" office:value="25.396667" calcext:value-type="float">
            <text:p>25.396667</text:p>
          </table:table-cell>
          <table:table-cell office:value-type="float" office:value="25.6" calcext:value-type="float">
            <text:p>25.6</text:p>
          </table:table-cell>
          <table:table-cell office:value-type="float" office:value="18.049042" calcext:value-type="float">
            <text:p>18.049042</text:p>
          </table:table-cell>
          <table:table-cell office:value-type="float" office:value="510000" calcext:value-type="float">
            <text:p>510000</text:p>
          </table:table-cell>
          <table:table-cell table:formula="of:=([.F825]-[.F824])/[.F824]" office:value-type="float" office:value="-0.00820006562162587" calcext:value-type="float">
            <text:p>-0.008200065621626</text:p>
          </table:table-cell>
          <table:table-cell table:formula="of:=[.H825]-PerAnnumRiskFreeRate/TradingDaysPerYear" office:value-type="float" office:value="-0.00835879578035603" calcext:value-type="float">
            <text:p>-0.0083587957803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08</text:p>
          </table:table-cell>
          <table:table-cell office:value-type="float" office:value="25.68" calcext:value-type="float">
            <text:p>25.68</text:p>
          </table:table-cell>
          <table:table-cell office:value-type="float" office:value="25.773333" calcext:value-type="float">
            <text:p>25.773333</text:p>
          </table:table-cell>
          <table:table-cell table:number-columns-repeated="2" office:value-type="float" office:value="25.6" calcext:value-type="float">
            <text:p>25.6</text:p>
          </table:table-cell>
          <table:table-cell office:value-type="float" office:value="18.049042" calcext:value-type="float">
            <text:p>18.049042</text:p>
          </table:table-cell>
          <table:table-cell office:value-type="float" office:value="859200" calcext:value-type="float">
            <text:p>859200</text:p>
          </table:table-cell>
          <table:table-cell table:formula="of:=([.F826]-[.F825])/[.F825]" office:value-type="float" office:value="0" calcext:value-type="float">
            <text:p>0</text:p>
          </table:table-cell>
          <table:table-cell table:formula="of:=[.H826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09</text:p>
          </table:table-cell>
          <table:table-cell office:value-type="float" office:value="25.676666" calcext:value-type="float">
            <text:p>25.676666</text:p>
          </table:table-cell>
          <table:table-cell office:value-type="float" office:value="25.873333" calcext:value-type="float">
            <text:p>25.873333</text:p>
          </table:table-cell>
          <table:table-cell office:value-type="float" office:value="25.061666" calcext:value-type="float">
            <text:p>25.061666</text:p>
          </table:table-cell>
          <table:table-cell office:value-type="float" office:value="25.083332" calcext:value-type="float">
            <text:p>25.083332</text:p>
          </table:table-cell>
          <table:table-cell office:value-type="float" office:value="17.684765" calcext:value-type="float">
            <text:p>17.684765</text:p>
          </table:table-cell>
          <table:table-cell office:value-type="float" office:value="988200" calcext:value-type="float">
            <text:p>988200</text:p>
          </table:table-cell>
          <table:table-cell table:formula="of:=([.F827]-[.F826])/[.F826]" office:value-type="float" office:value="-0.0201826224350301" calcext:value-type="float">
            <text:p>-0.02018262243503</text:p>
          </table:table-cell>
          <table:table-cell table:formula="of:=[.H827]-PerAnnumRiskFreeRate/TradingDaysPerYear" office:value-type="float" office:value="-0.0203413525937603" calcext:value-type="float">
            <text:p>-0.020341352593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10</text:p>
          </table:table-cell>
          <table:table-cell table:number-columns-repeated="2" office:value-type="float" office:value="25.083332" calcext:value-type="float">
            <text:p>25.083332</text:p>
          </table:table-cell>
          <table:table-cell office:value-type="float" office:value="24.476667" calcext:value-type="float">
            <text:p>24.476667</text:p>
          </table:table-cell>
          <table:table-cell office:value-type="float" office:value="24.651667" calcext:value-type="float">
            <text:p>24.651667</text:p>
          </table:table-cell>
          <table:table-cell office:value-type="float" office:value="17.380434" calcext:value-type="float">
            <text:p>17.380434</text:p>
          </table:table-cell>
          <table:table-cell office:value-type="float" office:value="936600" calcext:value-type="float">
            <text:p>936600</text:p>
          </table:table-cell>
          <table:table-cell table:formula="of:=([.F828]-[.F827])/[.F827]" office:value-type="float" office:value="-0.0172086538893787" calcext:value-type="float">
            <text:p>-0.017208653889379</text:p>
          </table:table-cell>
          <table:table-cell table:formula="of:=[.H828]-PerAnnumRiskFreeRate/TradingDaysPerYear" office:value-type="float" office:value="-0.0173673840481088" calcext:value-type="float">
            <text:p>-0.0173673840481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11</text:p>
          </table:table-cell>
          <table:table-cell office:value-type="float" office:value="24.645" calcext:value-type="float">
            <text:p>24.645</text:p>
          </table:table-cell>
          <table:table-cell office:value-type="float" office:value="25.021667" calcext:value-type="float">
            <text:p>25.021667</text:p>
          </table:table-cell>
          <table:table-cell office:value-type="float" office:value="24.645" calcext:value-type="float">
            <text:p>24.645</text:p>
          </table:table-cell>
          <table:table-cell office:value-type="float" office:value="24.84" calcext:value-type="float">
            <text:p>24.84</text:p>
          </table:table-cell>
          <table:table-cell office:value-type="float" office:value="17.513212" calcext:value-type="float">
            <text:p>17.513212</text:p>
          </table:table-cell>
          <table:table-cell office:value-type="float" office:value="429600" calcext:value-type="float">
            <text:p>429600</text:p>
          </table:table-cell>
          <table:table-cell table:formula="of:=([.F829]-[.F828])/[.F828]" office:value-type="float" office:value="0.00763951003755132" calcext:value-type="float">
            <text:p>0.007639510037551</text:p>
          </table:table-cell>
          <table:table-cell table:formula="of:=[.H829]-PerAnnumRiskFreeRate/TradingDaysPerYear" office:value-type="float" office:value="0.00748077987882116" calcext:value-type="float">
            <text:p>0.0074807798788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14</text:p>
          </table:table-cell>
          <table:table-cell office:value-type="float" office:value="24.896667" calcext:value-type="float">
            <text:p>24.896667</text:p>
          </table:table-cell>
          <table:table-cell office:value-type="float" office:value="24.996668" calcext:value-type="float">
            <text:p>24.996668</text:p>
          </table:table-cell>
          <table:table-cell office:value-type="float" office:value="24.566668" calcext:value-type="float">
            <text:p>24.566668</text:p>
          </table:table-cell>
          <table:table-cell office:value-type="float" office:value="24.933332" calcext:value-type="float">
            <text:p>24.933332</text:p>
          </table:table-cell>
          <table:table-cell office:value-type="float" office:value="17.579018" calcext:value-type="float">
            <text:p>17.579018</text:p>
          </table:table-cell>
          <table:table-cell office:value-type="float" office:value="491400" calcext:value-type="float">
            <text:p>491400</text:p>
          </table:table-cell>
          <table:table-cell table:formula="of:=([.F830]-[.F829])/[.F829]" office:value-type="float" office:value="0.00375750604743448" calcext:value-type="float">
            <text:p>0.003757506047434</text:p>
          </table:table-cell>
          <table:table-cell table:formula="of:=[.H830]-PerAnnumRiskFreeRate/TradingDaysPerYear" office:value-type="float" office:value="0.00359877588870432" calcext:value-type="float">
            <text:p>0.0035987758887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15</text:p>
          </table:table-cell>
          <table:table-cell office:value-type="float" office:value="25.081667" calcext:value-type="float">
            <text:p>25.081667</text:p>
          </table:table-cell>
          <table:table-cell office:value-type="float" office:value="25.18" calcext:value-type="float">
            <text:p>25.18</text:p>
          </table:table-cell>
          <table:table-cell office:value-type="float" office:value="24.690001" calcext:value-type="float">
            <text:p>24.690001</text:p>
          </table:table-cell>
          <table:table-cell office:value-type="float" office:value="24.733334" calcext:value-type="float">
            <text:p>24.733334</text:p>
          </table:table-cell>
          <table:table-cell office:value-type="float" office:value="17.438004" calcext:value-type="float">
            <text:p>17.438004</text:p>
          </table:table-cell>
          <table:table-cell office:value-type="float" office:value="338400" calcext:value-type="float">
            <text:p>338400</text:p>
          </table:table-cell>
          <table:table-cell table:formula="of:=([.F831]-[.F830])/[.F830]" office:value-type="float" office:value="-0.00802172226002624" calcext:value-type="float">
            <text:p>-0.008021722260026</text:p>
          </table:table-cell>
          <table:table-cell table:formula="of:=[.H831]-PerAnnumRiskFreeRate/TradingDaysPerYear" office:value-type="float" office:value="-0.0081804524187564" calcext:value-type="float">
            <text:p>-0.0081804524187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16</text:p>
          </table:table-cell>
          <table:table-cell office:value-type="float" office:value="24.65" calcext:value-type="float">
            <text:p>24.65</text:p>
          </table:table-cell>
          <table:table-cell office:value-type="float" office:value="25" calcext:value-type="float">
            <text:p>25</text:p>
          </table:table-cell>
          <table:table-cell office:value-type="float" office:value="24.558332" calcext:value-type="float">
            <text:p>24.558332</text:p>
          </table:table-cell>
          <table:table-cell office:value-type="float" office:value="24.746668" calcext:value-type="float">
            <text:p>24.746668</text:p>
          </table:table-cell>
          <table:table-cell office:value-type="float" office:value="17.447407" calcext:value-type="float">
            <text:p>17.447407</text:p>
          </table:table-cell>
          <table:table-cell office:value-type="float" office:value="378000" calcext:value-type="float">
            <text:p>378000</text:p>
          </table:table-cell>
          <table:table-cell table:formula="of:=([.F832]-[.F831])/[.F831]" office:value-type="float" office:value="0.000539224558039953" calcext:value-type="float">
            <text:p>0.00053922455804</text:p>
          </table:table-cell>
          <table:table-cell table:formula="of:=[.H832]-PerAnnumRiskFreeRate/TradingDaysPerYear" office:value-type="float" office:value="0.000380494399309795" calcext:value-type="float">
            <text:p>0.000380494399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17</text:p>
          </table:table-cell>
          <table:table-cell office:value-type="float" office:value="24.911667" calcext:value-type="float">
            <text:p>24.911667</text:p>
          </table:table-cell>
          <table:table-cell office:value-type="float" office:value="25.110001" calcext:value-type="float">
            <text:p>25.110001</text:p>
          </table:table-cell>
          <table:table-cell office:value-type="float" office:value="24.868334" calcext:value-type="float">
            <text:p>24.868334</text:p>
          </table:table-cell>
          <table:table-cell office:value-type="float" office:value="25.07" calcext:value-type="float">
            <text:p>25.07</text:p>
          </table:table-cell>
          <table:table-cell office:value-type="float" office:value="17.675369" calcext:value-type="float">
            <text:p>17.675369</text:p>
          </table:table-cell>
          <table:table-cell office:value-type="float" office:value="223200" calcext:value-type="float">
            <text:p>223200</text:p>
          </table:table-cell>
          <table:table-cell table:formula="of:=([.F833]-[.F832])/[.F832]" office:value-type="float" office:value="0.0130656664339865" calcext:value-type="float">
            <text:p>0.013065666433987</text:p>
          </table:table-cell>
          <table:table-cell table:formula="of:=[.H833]-PerAnnumRiskFreeRate/TradingDaysPerYear" office:value-type="float" office:value="0.0129069362752564" calcext:value-type="float">
            <text:p>0.0129069362752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18</text:p>
          </table:table-cell>
          <table:table-cell office:value-type="float" office:value="25.081667" calcext:value-type="float">
            <text:p>25.081667</text:p>
          </table:table-cell>
          <table:table-cell office:value-type="float" office:value="25.246668" calcext:value-type="float">
            <text:p>25.246668</text:p>
          </table:table-cell>
          <table:table-cell office:value-type="float" office:value="25.081667" calcext:value-type="float">
            <text:p>25.081667</text:p>
          </table:table-cell>
          <table:table-cell office:value-type="float" office:value="25.233334" calcext:value-type="float">
            <text:p>25.233334</text:p>
          </table:table-cell>
          <table:table-cell office:value-type="float" office:value="17.790516" calcext:value-type="float">
            <text:p>17.790516</text:p>
          </table:table-cell>
          <table:table-cell office:value-type="float" office:value="283800" calcext:value-type="float">
            <text:p>283800</text:p>
          </table:table-cell>
          <table:table-cell table:formula="of:=([.F834]-[.F833])/[.F833]" office:value-type="float" office:value="0.00651454575007743" calcext:value-type="float">
            <text:p>0.006514545750077</text:p>
          </table:table-cell>
          <table:table-cell table:formula="of:=[.H834]-PerAnnumRiskFreeRate/TradingDaysPerYear" office:value-type="float" office:value="0.00635581559134727" calcext:value-type="float">
            <text:p>0.0063558155913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21</text:p>
          </table:table-cell>
          <table:table-cell office:value-type="float" office:value="25.191668" calcext:value-type="float">
            <text:p>25.191668</text:p>
          </table:table-cell>
          <table:table-cell office:value-type="float" office:value="25.211666" calcext:value-type="float">
            <text:p>25.211666</text:p>
          </table:table-cell>
          <table:table-cell office:value-type="float" office:value="24.885" calcext:value-type="float">
            <text:p>24.885</text:p>
          </table:table-cell>
          <table:table-cell office:value-type="float" office:value="24.983334" calcext:value-type="float">
            <text:p>24.983334</text:p>
          </table:table-cell>
          <table:table-cell office:value-type="float" office:value="17.614271" calcext:value-type="float">
            <text:p>17.614271</text:p>
          </table:table-cell>
          <table:table-cell office:value-type="float" office:value="412800" calcext:value-type="float">
            <text:p>412800</text:p>
          </table:table-cell>
          <table:table-cell table:formula="of:=([.F835]-[.F834])/[.F834]" office:value-type="float" office:value="-0.00990668286406092" calcext:value-type="float">
            <text:p>-0.009906682864061</text:p>
          </table:table-cell>
          <table:table-cell table:formula="of:=[.H835]-PerAnnumRiskFreeRate/TradingDaysPerYear" office:value-type="float" office:value="-0.0100654130227911" calcext:value-type="float">
            <text:p>-0.0100654130227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22</text:p>
          </table:table-cell>
          <table:table-cell office:value-type="float" office:value="25.083332" calcext:value-type="float">
            <text:p>25.083332</text:p>
          </table:table-cell>
          <table:table-cell office:value-type="float" office:value="25.323334" calcext:value-type="float">
            <text:p>25.323334</text:p>
          </table:table-cell>
          <table:table-cell office:value-type="float" office:value="24.688334" calcext:value-type="float">
            <text:p>24.688334</text:p>
          </table:table-cell>
          <table:table-cell office:value-type="float" office:value="24.736668" calcext:value-type="float">
            <text:p>24.736668</text:p>
          </table:table-cell>
          <table:table-cell office:value-type="float" office:value="17.440353" calcext:value-type="float">
            <text:p>17.440353</text:p>
          </table:table-cell>
          <table:table-cell office:value-type="float" office:value="322800" calcext:value-type="float">
            <text:p>322800</text:p>
          </table:table-cell>
          <table:table-cell table:formula="of:=([.F836]-[.F835])/[.F835]" office:value-type="float" office:value="-0.00987369843463842" calcext:value-type="float">
            <text:p>-0.009873698434638</text:p>
          </table:table-cell>
          <table:table-cell table:formula="of:=[.H836]-PerAnnumRiskFreeRate/TradingDaysPerYear" office:value-type="float" office:value="-0.0100324285933686" calcext:value-type="float">
            <text:p>-0.0100324285933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23</text:p>
          </table:table-cell>
          <table:table-cell office:value-type="float" office:value="24.453333" calcext:value-type="float">
            <text:p>24.453333</text:p>
          </table:table-cell>
          <table:table-cell office:value-type="float" office:value="24.481667" calcext:value-type="float">
            <text:p>24.481667</text:p>
          </table:table-cell>
          <table:table-cell office:value-type="float" office:value="24.103333" calcext:value-type="float">
            <text:p>24.103333</text:p>
          </table:table-cell>
          <table:table-cell office:value-type="float" office:value="24.138332" calcext:value-type="float">
            <text:p>24.138332</text:p>
          </table:table-cell>
          <table:table-cell office:value-type="float" office:value="17.018511" calcext:value-type="float">
            <text:p>17.018511</text:p>
          </table:table-cell>
          <table:table-cell office:value-type="float" office:value="571800" calcext:value-type="float">
            <text:p>571800</text:p>
          </table:table-cell>
          <table:table-cell table:formula="of:=([.F837]-[.F836])/[.F836]" office:value-type="float" office:value="-0.0241876984944056" calcext:value-type="float">
            <text:p>-0.024187698494406</text:p>
          </table:table-cell>
          <table:table-cell table:formula="of:=[.H837]-PerAnnumRiskFreeRate/TradingDaysPerYear" office:value-type="float" office:value="-0.0243464286531357" calcext:value-type="float">
            <text:p>-0.0243464286531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24</text:p>
          </table:table-cell>
          <table:table-cell office:value-type="float" office:value="24.368334" calcext:value-type="float">
            <text:p>24.368334</text:p>
          </table:table-cell>
          <table:table-cell office:value-type="float" office:value="24.458332" calcext:value-type="float">
            <text:p>24.458332</text:p>
          </table:table-cell>
          <table:table-cell office:value-type="float" office:value="24.051666" calcext:value-type="float">
            <text:p>24.051666</text:p>
          </table:table-cell>
          <table:table-cell office:value-type="float" office:value="24.184999" calcext:value-type="float">
            <text:p>24.184999</text:p>
          </table:table-cell>
          <table:table-cell office:value-type="float" office:value="17.051403" calcext:value-type="float">
            <text:p>17.051403</text:p>
          </table:table-cell>
          <table:table-cell office:value-type="float" office:value="190800" calcext:value-type="float">
            <text:p>190800</text:p>
          </table:table-cell>
          <table:table-cell table:formula="of:=([.F838]-[.F837])/[.F837]" office:value-type="float" office:value="0.00193271902577143" calcext:value-type="float">
            <text:p>0.001932719025771</text:p>
          </table:table-cell>
          <table:table-cell table:formula="of:=[.H838]-PerAnnumRiskFreeRate/TradingDaysPerYear" office:value-type="float" office:value="0.00177398886704127" calcext:value-type="float">
            <text:p>0.0017739888670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28</text:p>
          </table:table-cell>
          <table:table-cell office:value-type="float" office:value="24.076668" calcext:value-type="float">
            <text:p>24.076668</text:p>
          </table:table-cell>
          <table:table-cell office:value-type="float" office:value="24.153334" calcext:value-type="float">
            <text:p>24.153334</text:p>
          </table:table-cell>
          <table:table-cell office:value-type="float" office:value="23.9" calcext:value-type="float">
            <text:p>23.9</text:p>
          </table:table-cell>
          <table:table-cell office:value-type="float" office:value="24.049999" calcext:value-type="float">
            <text:p>24.049999</text:p>
          </table:table-cell>
          <table:table-cell office:value-type="float" office:value="17.006971" calcext:value-type="float">
            <text:p>17.006971</text:p>
          </table:table-cell>
          <table:table-cell office:value-type="float" office:value="430800" calcext:value-type="float">
            <text:p>430800</text:p>
          </table:table-cell>
          <table:table-cell table:formula="of:=([.F839]-[.F838])/[.F838]" office:value-type="float" office:value="-0.00260576798284578" calcext:value-type="float">
            <text:p>-0.002605767982846</text:p>
          </table:table-cell>
          <table:table-cell table:formula="of:=[.H839]-PerAnnumRiskFreeRate/TradingDaysPerYear" office:value-type="float" office:value="-0.00276449814157594" calcext:value-type="float">
            <text:p>-0.0027644981415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29</text:p>
          </table:table-cell>
          <table:table-cell office:value-type="float" office:value="24.09" calcext:value-type="float">
            <text:p>24.09</text:p>
          </table:table-cell>
          <table:table-cell office:value-type="float" office:value="24.328333" calcext:value-type="float">
            <text:p>24.328333</text:p>
          </table:table-cell>
          <table:table-cell table:number-columns-repeated="2" office:value-type="float" office:value="23.715" calcext:value-type="float">
            <text:p>23.715</text:p>
          </table:table-cell>
          <table:table-cell office:value-type="float" office:value="16.770082" calcext:value-type="float">
            <text:p>16.770082</text:p>
          </table:table-cell>
          <table:table-cell office:value-type="float" office:value="286800" calcext:value-type="float">
            <text:p>286800</text:p>
          </table:table-cell>
          <table:table-cell table:formula="of:=([.F840]-[.F839])/[.F839]" office:value-type="float" office:value="-0.0139289353759703" calcext:value-type="float">
            <text:p>-0.01392893537597</text:p>
          </table:table-cell>
          <table:table-cell table:formula="of:=[.H840]-PerAnnumRiskFreeRate/TradingDaysPerYear" office:value-type="float" office:value="-0.0140876655347005" calcext:value-type="float">
            <text:p>-0.0140876655347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30</text:p>
          </table:table-cell>
          <table:table-cell office:value-type="float" office:value="23.866667" calcext:value-type="float">
            <text:p>23.866667</text:p>
          </table:table-cell>
          <table:table-cell office:value-type="float" office:value="23.968332" calcext:value-type="float">
            <text:p>23.968332</text:p>
          </table:table-cell>
          <table:table-cell office:value-type="float" office:value="23.455" calcext:value-type="float">
            <text:p>23.455</text:p>
          </table:table-cell>
          <table:table-cell office:value-type="float" office:value="23.968332" calcext:value-type="float">
            <text:p>23.968332</text:p>
          </table:table-cell>
          <table:table-cell office:value-type="float" office:value="16.949219" calcext:value-type="float">
            <text:p>16.949219</text:p>
          </table:table-cell>
          <table:table-cell office:value-type="float" office:value="510000" calcext:value-type="float">
            <text:p>510000</text:p>
          </table:table-cell>
          <table:table-cell table:formula="of:=([.F841]-[.F840])/[.F840]" office:value-type="float" office:value="0.0106819394204513" calcext:value-type="float">
            <text:p>0.010681939420451</text:p>
          </table:table-cell>
          <table:table-cell table:formula="of:=[.H841]-PerAnnumRiskFreeRate/TradingDaysPerYear" office:value-type="float" office:value="0.0105232092617211" calcext:value-type="float">
            <text:p>0.0105232092617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3-31</text:p>
          </table:table-cell>
          <table:table-cell office:value-type="float" office:value="24.461666" calcext:value-type="float">
            <text:p>24.461666</text:p>
          </table:table-cell>
          <table:table-cell office:value-type="float" office:value="24.543333" calcext:value-type="float">
            <text:p>24.543333</text:p>
          </table:table-cell>
          <table:table-cell office:value-type="float" office:value="24.353333" calcext:value-type="float">
            <text:p>24.353333</text:p>
          </table:table-cell>
          <table:table-cell office:value-type="float" office:value="24.468332" calcext:value-type="float">
            <text:p>24.468332</text:p>
          </table:table-cell>
          <table:table-cell office:value-type="float" office:value="17.302801" calcext:value-type="float">
            <text:p>17.302801</text:p>
          </table:table-cell>
          <table:table-cell office:value-type="float" office:value="202800" calcext:value-type="float">
            <text:p>202800</text:p>
          </table:table-cell>
          <table:table-cell table:formula="of:=([.F842]-[.F841])/[.F841]" office:value-type="float" office:value="0.0208612562030144" calcext:value-type="float">
            <text:p>0.020861256203014</text:p>
          </table:table-cell>
          <table:table-cell table:formula="of:=[.H842]-PerAnnumRiskFreeRate/TradingDaysPerYear" office:value-type="float" office:value="0.0207025260442842" calcext:value-type="float">
            <text:p>0.0207025260442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01</text:p>
          </table:table-cell>
          <table:table-cell office:value-type="float" office:value="24.733334" calcext:value-type="float">
            <text:p>24.733334</text:p>
          </table:table-cell>
          <table:table-cell office:value-type="float" office:value="24.941668" calcext:value-type="float">
            <text:p>24.941668</text:p>
          </table:table-cell>
          <table:table-cell office:value-type="float" office:value="24.611668" calcext:value-type="float">
            <text:p>24.611668</text:p>
          </table:table-cell>
          <table:table-cell office:value-type="float" office:value="24.941668" calcext:value-type="float">
            <text:p>24.941668</text:p>
          </table:table-cell>
          <table:table-cell office:value-type="float" office:value="17.637531" calcext:value-type="float">
            <text:p>17.637531</text:p>
          </table:table-cell>
          <table:table-cell office:value-type="float" office:value="470400" calcext:value-type="float">
            <text:p>470400</text:p>
          </table:table-cell>
          <table:table-cell table:formula="of:=([.F843]-[.F842])/[.F842]" office:value-type="float" office:value="0.0193454227439823" calcext:value-type="float">
            <text:p>0.019345422743982</text:p>
          </table:table-cell>
          <table:table-cell table:formula="of:=[.H843]-PerAnnumRiskFreeRate/TradingDaysPerYear" office:value-type="float" office:value="0.0191866925852522" calcext:value-type="float">
            <text:p>0.0191866925852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04</text:p>
          </table:table-cell>
          <table:table-cell office:value-type="float" office:value="24.981667" calcext:value-type="float">
            <text:p>24.981667</text:p>
          </table:table-cell>
          <table:table-cell office:value-type="float" office:value="25.063334" calcext:value-type="float">
            <text:p>25.063334</text:p>
          </table:table-cell>
          <table:table-cell office:value-type="float" office:value="24.620001" calcext:value-type="float">
            <text:p>24.620001</text:p>
          </table:table-cell>
          <table:table-cell office:value-type="float" office:value="24.775" calcext:value-type="float">
            <text:p>24.775</text:p>
          </table:table-cell>
          <table:table-cell office:value-type="float" office:value="17.519661" calcext:value-type="float">
            <text:p>17.519661</text:p>
          </table:table-cell>
          <table:table-cell office:value-type="float" office:value="313200" calcext:value-type="float">
            <text:p>313200</text:p>
          </table:table-cell>
          <table:table-cell table:formula="of:=([.F844]-[.F843])/[.F843]" office:value-type="float" office:value="-0.00668290816894949" calcext:value-type="float">
            <text:p>-0.00668290816895</text:p>
          </table:table-cell>
          <table:table-cell table:formula="of:=[.H844]-PerAnnumRiskFreeRate/TradingDaysPerYear" office:value-type="float" office:value="-0.00684163832767965" calcext:value-type="float">
            <text:p>-0.006841638327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05</text:p>
          </table:table-cell>
          <table:table-cell office:value-type="float" office:value="24.799999" calcext:value-type="float">
            <text:p>24.799999</text:p>
          </table:table-cell>
          <table:table-cell office:value-type="float" office:value="24.834999" calcext:value-type="float">
            <text:p>24.834999</text:p>
          </table:table-cell>
          <table:table-cell office:value-type="float" office:value="24.456667" calcext:value-type="float">
            <text:p>24.456667</text:p>
          </table:table-cell>
          <table:table-cell office:value-type="float" office:value="24.535" calcext:value-type="float">
            <text:p>24.535</text:p>
          </table:table-cell>
          <table:table-cell office:value-type="float" office:value="17.349941" calcext:value-type="float">
            <text:p>17.349941</text:p>
          </table:table-cell>
          <table:table-cell office:value-type="float" office:value="309600" calcext:value-type="float">
            <text:p>309600</text:p>
          </table:table-cell>
          <table:table-cell table:formula="of:=([.F845]-[.F844])/[.F844]" office:value-type="float" office:value="-0.00968740205646662" calcext:value-type="float">
            <text:p>-0.009687402056467</text:p>
          </table:table-cell>
          <table:table-cell table:formula="of:=[.H845]-PerAnnumRiskFreeRate/TradingDaysPerYear" office:value-type="float" office:value="-0.00984613221519678" calcext:value-type="float">
            <text:p>-0.0098461322151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06</text:p>
          </table:table-cell>
          <table:table-cell office:value-type="float" office:value="24.533333" calcext:value-type="float">
            <text:p>24.533333</text:p>
          </table:table-cell>
          <table:table-cell office:value-type="float" office:value="24.945" calcext:value-type="float">
            <text:p>24.945</text:p>
          </table:table-cell>
          <table:table-cell office:value-type="float" office:value="24.476667" calcext:value-type="float">
            <text:p>24.476667</text:p>
          </table:table-cell>
          <table:table-cell office:value-type="float" office:value="24.933332" calcext:value-type="float">
            <text:p>24.933332</text:p>
          </table:table-cell>
          <table:table-cell office:value-type="float" office:value="17.631626" calcext:value-type="float">
            <text:p>17.631626</text:p>
          </table:table-cell>
          <table:table-cell office:value-type="float" office:value="207000" calcext:value-type="float">
            <text:p>207000</text:p>
          </table:table-cell>
          <table:table-cell table:formula="of:=([.F846]-[.F845])/[.F845]" office:value-type="float" office:value="0.016235501895943" calcext:value-type="float">
            <text:p>0.016235501895943</text:p>
          </table:table-cell>
          <table:table-cell table:formula="of:=[.H846]-PerAnnumRiskFreeRate/TradingDaysPerYear" office:value-type="float" office:value="0.0160767717372129" calcext:value-type="float">
            <text:p>0.0160767717372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07</text:p>
          </table:table-cell>
          <table:table-cell office:value-type="float" office:value="25.091667" calcext:value-type="float">
            <text:p>25.091667</text:p>
          </table:table-cell>
          <table:table-cell office:value-type="float" office:value="25.15" calcext:value-type="float">
            <text:p>25.15</text:p>
          </table:table-cell>
          <table:table-cell office:value-type="float" office:value="24.73" calcext:value-type="float">
            <text:p>24.73</text:p>
          </table:table-cell>
          <table:table-cell office:value-type="float" office:value="24.858334" calcext:value-type="float">
            <text:p>24.858334</text:p>
          </table:table-cell>
          <table:table-cell office:value-type="float" office:value="17.57859" calcext:value-type="float">
            <text:p>17.57859</text:p>
          </table:table-cell>
          <table:table-cell office:value-type="float" office:value="256200" calcext:value-type="float">
            <text:p>256200</text:p>
          </table:table-cell>
          <table:table-cell table:formula="of:=([.F847]-[.F846])/[.F846]" office:value-type="float" office:value="-0.00300800391296879" calcext:value-type="float">
            <text:p>-0.003008003912969</text:p>
          </table:table-cell>
          <table:table-cell table:formula="of:=[.H847]-PerAnnumRiskFreeRate/TradingDaysPerYear" office:value-type="float" office:value="-0.00316673407169895" calcext:value-type="float">
            <text:p>-0.0031667340716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08</text:p>
          </table:table-cell>
          <table:table-cell office:value-type="float" office:value="24.766666" calcext:value-type="float">
            <text:p>24.766666</text:p>
          </table:table-cell>
          <table:table-cell office:value-type="float" office:value="24.865" calcext:value-type="float">
            <text:p>24.865</text:p>
          </table:table-cell>
          <table:table-cell office:value-type="float" office:value="24.451668" calcext:value-type="float">
            <text:p>24.451668</text:p>
          </table:table-cell>
          <table:table-cell office:value-type="float" office:value="24.468332" calcext:value-type="float">
            <text:p>24.468332</text:p>
          </table:table-cell>
          <table:table-cell office:value-type="float" office:value="17.302801" calcext:value-type="float">
            <text:p>17.302801</text:p>
          </table:table-cell>
          <table:table-cell office:value-type="float" office:value="334200" calcext:value-type="float">
            <text:p>334200</text:p>
          </table:table-cell>
          <table:table-cell table:formula="of:=([.F848]-[.F847])/[.F847]" office:value-type="float" office:value="-0.0156889147536861" calcext:value-type="float">
            <text:p>-0.015688914753686</text:p>
          </table:table-cell>
          <table:table-cell table:formula="of:=[.H848]-PerAnnumRiskFreeRate/TradingDaysPerYear" office:value-type="float" office:value="-0.0158476449124163" calcext:value-type="float">
            <text:p>-0.0158476449124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11</text:p>
          </table:table-cell>
          <table:table-cell office:value-type="float" office:value="24.51" calcext:value-type="float">
            <text:p>24.51</text:p>
          </table:table-cell>
          <table:table-cell office:value-type="float" office:value="24.626667" calcext:value-type="float">
            <text:p>24.626667</text:p>
          </table:table-cell>
          <table:table-cell office:value-type="float" office:value="24.308332" calcext:value-type="float">
            <text:p>24.308332</text:p>
          </table:table-cell>
          <table:table-cell office:value-type="float" office:value="24.583332" calcext:value-type="float">
            <text:p>24.583332</text:p>
          </table:table-cell>
          <table:table-cell office:value-type="float" office:value="17.384123" calcext:value-type="float">
            <text:p>17.384123</text:p>
          </table:table-cell>
          <table:table-cell office:value-type="float" office:value="150000" calcext:value-type="float">
            <text:p>150000</text:p>
          </table:table-cell>
          <table:table-cell table:formula="of:=([.F849]-[.F848])/[.F848]" office:value-type="float" office:value="0.00469993268719903" calcext:value-type="float">
            <text:p>0.004699932687199</text:p>
          </table:table-cell>
          <table:table-cell table:formula="of:=[.H849]-PerAnnumRiskFreeRate/TradingDaysPerYear" office:value-type="float" office:value="0.00454120252846888" calcext:value-type="float">
            <text:p>0.0045412025284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12</text:p>
          </table:table-cell>
          <table:table-cell office:value-type="float" office:value="24.48" calcext:value-type="float">
            <text:p>24.48</text:p>
          </table:table-cell>
          <table:table-cell office:value-type="float" office:value="24.501667" calcext:value-type="float">
            <text:p>24.501667</text:p>
          </table:table-cell>
          <table:table-cell office:value-type="float" office:value="24.09" calcext:value-type="float">
            <text:p>24.09</text:p>
          </table:table-cell>
          <table:table-cell office:value-type="float" office:value="24.208332" calcext:value-type="float">
            <text:p>24.208332</text:p>
          </table:table-cell>
          <table:table-cell office:value-type="float" office:value="17.118938" calcext:value-type="float">
            <text:p>17.118938</text:p>
          </table:table-cell>
          <table:table-cell office:value-type="float" office:value="160200" calcext:value-type="float">
            <text:p>160200</text:p>
          </table:table-cell>
          <table:table-cell table:formula="of:=([.F850]-[.F849])/[.F849]" office:value-type="float" office:value="-0.015254436476318" calcext:value-type="float">
            <text:p>-0.015254436476318</text:p>
          </table:table-cell>
          <table:table-cell table:formula="of:=[.H850]-PerAnnumRiskFreeRate/TradingDaysPerYear" office:value-type="float" office:value="-0.0154131666350482" calcext:value-type="float">
            <text:p>-0.0154131666350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13</text:p>
          </table:table-cell>
          <table:table-cell office:value-type="float" office:value="24.041668" calcext:value-type="float">
            <text:p>24.041668</text:p>
          </table:table-cell>
          <table:table-cell office:value-type="float" office:value="24.200001" calcext:value-type="float">
            <text:p>24.200001</text:p>
          </table:table-cell>
          <table:table-cell office:value-type="float" office:value="23.628332" calcext:value-type="float">
            <text:p>23.628332</text:p>
          </table:table-cell>
          <table:table-cell office:value-type="float" office:value="23.666668" calcext:value-type="float">
            <text:p>23.666668</text:p>
          </table:table-cell>
          <table:table-cell office:value-type="float" office:value="16.735903" calcext:value-type="float">
            <text:p>16.735903</text:p>
          </table:table-cell>
          <table:table-cell office:value-type="float" office:value="484200" calcext:value-type="float">
            <text:p>484200</text:p>
          </table:table-cell>
          <table:table-cell table:formula="of:=([.F851]-[.F850])/[.F850]" office:value-type="float" office:value="-0.0223749276970335" calcext:value-type="float">
            <text:p>-0.022374927697034</text:p>
          </table:table-cell>
          <table:table-cell table:formula="of:=[.H851]-PerAnnumRiskFreeRate/TradingDaysPerYear" office:value-type="float" office:value="-0.0225336578557637" calcext:value-type="float">
            <text:p>-0.0225336578557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14</text:p>
          </table:table-cell>
          <table:table-cell table:number-columns-repeated="2" office:value-type="float" office:value="23.775" calcext:value-type="float">
            <text:p>23.775</text:p>
          </table:table-cell>
          <table:table-cell table:number-columns-repeated="2" office:value-type="float" office:value="23.373333" calcext:value-type="float">
            <text:p>23.373333</text:p>
          </table:table-cell>
          <table:table-cell office:value-type="float" office:value="16.528465" calcext:value-type="float">
            <text:p>16.528465</text:p>
          </table:table-cell>
          <table:table-cell office:value-type="float" office:value="1027800" calcext:value-type="float">
            <text:p>1027800</text:p>
          </table:table-cell>
          <table:table-cell table:formula="of:=([.F852]-[.F851])/[.F851]" office:value-type="float" office:value="-0.0123947898120585" calcext:value-type="float">
            <text:p>-0.012394789812059</text:p>
          </table:table-cell>
          <table:table-cell table:formula="of:=[.H852]-PerAnnumRiskFreeRate/TradingDaysPerYear" office:value-type="float" office:value="-0.0125535199707887" calcext:value-type="float">
            <text:p>-0.0125535199707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15</text:p>
          </table:table-cell>
          <table:table-cell office:value-type="float" office:value="23.303333" calcext:value-type="float">
            <text:p>23.303333</text:p>
          </table:table-cell>
          <table:table-cell office:value-type="float" office:value="23.403334" calcext:value-type="float">
            <text:p>23.403334</text:p>
          </table:table-cell>
          <table:table-cell office:value-type="float" office:value="22.66" calcext:value-type="float">
            <text:p>22.66</text:p>
          </table:table-cell>
          <table:table-cell office:value-type="float" office:value="22.683332" calcext:value-type="float">
            <text:p>22.683332</text:p>
          </table:table-cell>
          <table:table-cell office:value-type="float" office:value="16.040541" calcext:value-type="float">
            <text:p>16.040541</text:p>
          </table:table-cell>
          <table:table-cell office:value-type="float" office:value="1425000" calcext:value-type="float">
            <text:p>1425000</text:p>
          </table:table-cell>
          <table:table-cell table:formula="of:=([.F853]-[.F852])/[.F852]" office:value-type="float" office:value="-0.0295202246548605" calcext:value-type="float">
            <text:p>-0.029520224654861</text:p>
          </table:table-cell>
          <table:table-cell table:formula="of:=[.H853]-PerAnnumRiskFreeRate/TradingDaysPerYear" office:value-type="float" office:value="-0.0296789548135907" calcext:value-type="float">
            <text:p>-0.0296789548135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18</text:p>
          </table:table-cell>
          <table:table-cell office:value-type="float" office:value="22.65" calcext:value-type="float">
            <text:p>22.65</text:p>
          </table:table-cell>
          <table:table-cell office:value-type="float" office:value="23.073334" calcext:value-type="float">
            <text:p>23.073334</text:p>
          </table:table-cell>
          <table:table-cell office:value-type="float" office:value="22.553333" calcext:value-type="float">
            <text:p>22.553333</text:p>
          </table:table-cell>
          <table:table-cell office:value-type="float" office:value="23.041668" calcext:value-type="float">
            <text:p>23.041668</text:p>
          </table:table-cell>
          <table:table-cell office:value-type="float" office:value="16.293934" calcext:value-type="float">
            <text:p>16.293934</text:p>
          </table:table-cell>
          <table:table-cell office:value-type="float" office:value="528000" calcext:value-type="float">
            <text:p>528000</text:p>
          </table:table-cell>
          <table:table-cell table:formula="of:=([.F854]-[.F853])/[.F853]" office:value-type="float" office:value="0.0157970357732946" calcext:value-type="float">
            <text:p>0.015797035773295</text:p>
          </table:table-cell>
          <table:table-cell table:formula="of:=[.H854]-PerAnnumRiskFreeRate/TradingDaysPerYear" office:value-type="float" office:value="0.0156383056145645" calcext:value-type="float">
            <text:p>0.0156383056145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19</text:p>
          </table:table-cell>
          <table:table-cell office:value-type="float" office:value="23.268333" calcext:value-type="float">
            <text:p>23.268333</text:p>
          </table:table-cell>
          <table:table-cell office:value-type="float" office:value="23.645" calcext:value-type="float">
            <text:p>23.645</text:p>
          </table:table-cell>
          <table:table-cell office:value-type="float" office:value="23.268333" calcext:value-type="float">
            <text:p>23.268333</text:p>
          </table:table-cell>
          <table:table-cell office:value-type="float" office:value="23.608334" calcext:value-type="float">
            <text:p>23.608334</text:p>
          </table:table-cell>
          <table:table-cell office:value-type="float" office:value="16.694649" calcext:value-type="float">
            <text:p>16.694649</text:p>
          </table:table-cell>
          <table:table-cell office:value-type="float" office:value="263400" calcext:value-type="float">
            <text:p>263400</text:p>
          </table:table-cell>
          <table:table-cell table:formula="of:=([.F855]-[.F854])/[.F854]" office:value-type="float" office:value="0.0245928945090853" calcext:value-type="float">
            <text:p>0.024592894509085</text:p>
          </table:table-cell>
          <table:table-cell table:formula="of:=[.H855]-PerAnnumRiskFreeRate/TradingDaysPerYear" office:value-type="float" office:value="0.0244341643503551" calcext:value-type="float">
            <text:p>0.0244341643503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20</text:p>
          </table:table-cell>
          <table:table-cell office:value-type="float" office:value="23.566668" calcext:value-type="float">
            <text:p>23.566668</text:p>
          </table:table-cell>
          <table:table-cell office:value-type="float" office:value="23.726667" calcext:value-type="float">
            <text:p>23.726667</text:p>
          </table:table-cell>
          <table:table-cell table:number-columns-repeated="2" office:value-type="float" office:value="23.145" calcext:value-type="float">
            <text:p>23.145</text:p>
          </table:table-cell>
          <table:table-cell office:value-type="float" office:value="16.36701" calcext:value-type="float">
            <text:p>16.36701</text:p>
          </table:table-cell>
          <table:table-cell office:value-type="float" office:value="193200" calcext:value-type="float">
            <text:p>193200</text:p>
          </table:table-cell>
          <table:table-cell table:formula="of:=([.F856]-[.F855])/[.F855]" office:value-type="float" office:value="-0.0196253901474657" calcext:value-type="float">
            <text:p>-0.019625390147466</text:p>
          </table:table-cell>
          <table:table-cell table:formula="of:=[.H856]-PerAnnumRiskFreeRate/TradingDaysPerYear" office:value-type="float" office:value="-0.0197841203061958" calcext:value-type="float">
            <text:p>-0.0197841203061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21</text:p>
          </table:table-cell>
          <table:table-cell office:value-type="float" office:value="23.261667" calcext:value-type="float">
            <text:p>23.261667</text:p>
          </table:table-cell>
          <table:table-cell office:value-type="float" office:value="23.691668" calcext:value-type="float">
            <text:p>23.691668</text:p>
          </table:table-cell>
          <table:table-cell office:value-type="float" office:value="23.191668" calcext:value-type="float">
            <text:p>23.191668</text:p>
          </table:table-cell>
          <table:table-cell office:value-type="float" office:value="23.691668" calcext:value-type="float">
            <text:p>23.691668</text:p>
          </table:table-cell>
          <table:table-cell office:value-type="float" office:value="16.753578" calcext:value-type="float">
            <text:p>16.753578</text:p>
          </table:table-cell>
          <table:table-cell office:value-type="float" office:value="253200" calcext:value-type="float">
            <text:p>253200</text:p>
          </table:table-cell>
          <table:table-cell table:formula="of:=([.F857]-[.F856])/[.F856]" office:value-type="float" office:value="0.0236187306050403" calcext:value-type="float">
            <text:p>0.02361873060504</text:p>
          </table:table-cell>
          <table:table-cell table:formula="of:=[.H857]-PerAnnumRiskFreeRate/TradingDaysPerYear" office:value-type="float" office:value="0.0234600004463101" calcext:value-type="float">
            <text:p>0.023460000446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22</text:p>
          </table:table-cell>
          <table:table-cell office:value-type="float" office:value="23.708332" calcext:value-type="float">
            <text:p>23.708332</text:p>
          </table:table-cell>
          <table:table-cell office:value-type="float" office:value="23.988333" calcext:value-type="float">
            <text:p>23.988333</text:p>
          </table:table-cell>
          <table:table-cell office:value-type="float" office:value="23.523333" calcext:value-type="float">
            <text:p>23.523333</text:p>
          </table:table-cell>
          <table:table-cell office:value-type="float" office:value="23.74" calcext:value-type="float">
            <text:p>23.74</text:p>
          </table:table-cell>
          <table:table-cell office:value-type="float" office:value="16.787758" calcext:value-type="float">
            <text:p>16.787758</text:p>
          </table:table-cell>
          <table:table-cell office:value-type="float" office:value="142800" calcext:value-type="float">
            <text:p>142800</text:p>
          </table:table-cell>
          <table:table-cell table:formula="of:=([.F858]-[.F857])/[.F857]" office:value-type="float" office:value="0.00204016121213028" calcext:value-type="float">
            <text:p>0.00204016121213</text:p>
          </table:table-cell>
          <table:table-cell table:formula="of:=[.H858]-PerAnnumRiskFreeRate/TradingDaysPerYear" office:value-type="float" office:value="0.00188143105340012" calcext:value-type="float">
            <text:p>0.00188143105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25</text:p>
          </table:table-cell>
          <table:table-cell office:value-type="float" office:value="24.058332" calcext:value-type="float">
            <text:p>24.058332</text:p>
          </table:table-cell>
          <table:table-cell office:value-type="float" office:value="24.17" calcext:value-type="float">
            <text:p>24.17</text:p>
          </table:table-cell>
          <table:table-cell office:value-type="float" office:value="23.938334" calcext:value-type="float">
            <text:p>23.938334</text:p>
          </table:table-cell>
          <table:table-cell office:value-type="float" office:value="24.016666" calcext:value-type="float">
            <text:p>24.016666</text:p>
          </table:table-cell>
          <table:table-cell office:value-type="float" office:value="16.983408" calcext:value-type="float">
            <text:p>16.983408</text:p>
          </table:table-cell>
          <table:table-cell office:value-type="float" office:value="265200" calcext:value-type="float">
            <text:p>265200</text:p>
          </table:table-cell>
          <table:table-cell table:formula="of:=([.F859]-[.F858])/[.F858]" office:value-type="float" office:value="0.0116543257294989" calcext:value-type="float">
            <text:p>0.011654325729499</text:p>
          </table:table-cell>
          <table:table-cell table:formula="of:=[.H859]-PerAnnumRiskFreeRate/TradingDaysPerYear" office:value-type="float" office:value="0.0114955955707687" calcext:value-type="float">
            <text:p>0.0114955955707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26</text:p>
          </table:table-cell>
          <table:table-cell table:number-columns-repeated="2" office:value-type="float" office:value="24.041668" calcext:value-type="float">
            <text:p>24.041668</text:p>
          </table:table-cell>
          <table:table-cell office:value-type="float" office:value="23.738333" calcext:value-type="float">
            <text:p>23.738333</text:p>
          </table:table-cell>
          <table:table-cell office:value-type="float" office:value="23.751667" calcext:value-type="float">
            <text:p>23.751667</text:p>
          </table:table-cell>
          <table:table-cell office:value-type="float" office:value="16.796007" calcext:value-type="float">
            <text:p>16.796007</text:p>
          </table:table-cell>
          <table:table-cell office:value-type="float" office:value="274200" calcext:value-type="float">
            <text:p>274200</text:p>
          </table:table-cell>
          <table:table-cell table:formula="of:=([.F860]-[.F859])/[.F859]" office:value-type="float" office:value="-0.0110343577684762" calcext:value-type="float">
            <text:p>-0.011034357768476</text:p>
          </table:table-cell>
          <table:table-cell table:formula="of:=[.H860]-PerAnnumRiskFreeRate/TradingDaysPerYear" office:value-type="float" office:value="-0.0111930879272064" calcext:value-type="float">
            <text:p>-0.0111930879272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27</text:p>
          </table:table-cell>
          <table:table-cell table:number-columns-repeated="2" office:value-type="float" office:value="23.708332" calcext:value-type="float">
            <text:p>23.708332</text:p>
          </table:table-cell>
          <table:table-cell office:value-type="float" office:value="23.141666" calcext:value-type="float">
            <text:p>23.141666</text:p>
          </table:table-cell>
          <table:table-cell office:value-type="float" office:value="23.191668" calcext:value-type="float">
            <text:p>23.191668</text:p>
          </table:table-cell>
          <table:table-cell office:value-type="float" office:value="16.4" calcext:value-type="float">
            <text:p>16.4</text:p>
          </table:table-cell>
          <table:table-cell office:value-type="float" office:value="746400" calcext:value-type="float">
            <text:p>746400</text:p>
          </table:table-cell>
          <table:table-cell table:formula="of:=([.F861]-[.F860])/[.F860]" office:value-type="float" office:value="-0.0235774490925135" calcext:value-type="float">
            <text:p>-0.023577449092514</text:p>
          </table:table-cell>
          <table:table-cell table:formula="of:=[.H861]-PerAnnumRiskFreeRate/TradingDaysPerYear" office:value-type="float" office:value="-0.0237361792512437" calcext:value-type="float">
            <text:p>-0.0237361792512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28</text:p>
          </table:table-cell>
          <table:table-cell table:number-columns-repeated="2" office:value-type="float" office:value="23.041668" calcext:value-type="float">
            <text:p>23.041668</text:p>
          </table:table-cell>
          <table:table-cell office:value-type="float" office:value="22.76" calcext:value-type="float">
            <text:p>22.76</text:p>
          </table:table-cell>
          <table:table-cell office:value-type="float" office:value="22.851667" calcext:value-type="float">
            <text:p>22.851667</text:p>
          </table:table-cell>
          <table:table-cell office:value-type="float" office:value="16.15958" calcext:value-type="float">
            <text:p>16.15958</text:p>
          </table:table-cell>
          <table:table-cell office:value-type="float" office:value="261600" calcext:value-type="float">
            <text:p>261600</text:p>
          </table:table-cell>
          <table:table-cell table:formula="of:=([.F862]-[.F861])/[.F861]" office:value-type="float" office:value="-0.014659756097561" calcext:value-type="float">
            <text:p>-0.014659756097561</text:p>
          </table:table-cell>
          <table:table-cell table:formula="of:=[.H862]-PerAnnumRiskFreeRate/TradingDaysPerYear" office:value-type="float" office:value="-0.0148184862562912" calcext:value-type="float">
            <text:p>-0.0148184862562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4-29</text:p>
          </table:table-cell>
          <table:table-cell table:number-columns-repeated="2" office:value-type="float" office:value="23.115" calcext:value-type="float">
            <text:p>23.115</text:p>
          </table:table-cell>
          <table:table-cell office:value-type="float" office:value="22.801666" calcext:value-type="float">
            <text:p>22.801666</text:p>
          </table:table-cell>
          <table:table-cell office:value-type="float" office:value="22.966667" calcext:value-type="float">
            <text:p>22.966667</text:p>
          </table:table-cell>
          <table:table-cell office:value-type="float" office:value="16.240896" calcext:value-type="float">
            <text:p>16.240896</text:p>
          </table:table-cell>
          <table:table-cell office:value-type="float" office:value="151800" calcext:value-type="float">
            <text:p>151800</text:p>
          </table:table-cell>
          <table:table-cell table:formula="of:=([.F863]-[.F862])/[.F862]" office:value-type="float" office:value="0.00503206147684538" calcext:value-type="float">
            <text:p>0.005032061476845</text:p>
          </table:table-cell>
          <table:table-cell table:formula="of:=[.H863]-PerAnnumRiskFreeRate/TradingDaysPerYear" office:value-type="float" office:value="0.00487333131811522" calcext:value-type="float">
            <text:p>0.0048733313181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02</text:p>
          </table:table-cell>
          <table:table-cell office:value-type="float" office:value="23" calcext:value-type="float">
            <text:p>23</text:p>
          </table:table-cell>
          <table:table-cell office:value-type="float" office:value="23.4" calcext:value-type="float">
            <text:p>23.4</text:p>
          </table:table-cell>
          <table:table-cell office:value-type="float" office:value="22.945" calcext:value-type="float">
            <text:p>22.945</text:p>
          </table:table-cell>
          <table:table-cell office:value-type="float" office:value="23.4" calcext:value-type="float">
            <text:p>23.4</text:p>
          </table:table-cell>
          <table:table-cell office:value-type="float" office:value="16.547329" calcext:value-type="float">
            <text:p>16.547329</text:p>
          </table:table-cell>
          <table:table-cell office:value-type="float" office:value="181200" calcext:value-type="float">
            <text:p>181200</text:p>
          </table:table-cell>
          <table:table-cell table:formula="of:=([.F864]-[.F863])/[.F863]" office:value-type="float" office:value="0.0188679861012596" calcext:value-type="float">
            <text:p>0.01886798610126</text:p>
          </table:table-cell>
          <table:table-cell table:formula="of:=[.H864]-PerAnnumRiskFreeRate/TradingDaysPerYear" office:value-type="float" office:value="0.0187092559425294" calcext:value-type="float">
            <text:p>0.0187092559425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03</text:p>
          </table:table-cell>
          <table:table-cell table:number-columns-repeated="2" office:value-type="float" office:value="23.375" calcext:value-type="float">
            <text:p>23.375</text:p>
          </table:table-cell>
          <table:table-cell table:number-columns-repeated="2" office:value-type="float" office:value="22.968332" calcext:value-type="float">
            <text:p>22.968332</text:p>
          </table:table-cell>
          <table:table-cell office:value-type="float" office:value="16.242073" calcext:value-type="float">
            <text:p>16.242073</text:p>
          </table:table-cell>
          <table:table-cell office:value-type="float" office:value="136800" calcext:value-type="float">
            <text:p>136800</text:p>
          </table:table-cell>
          <table:table-cell table:formula="of:=([.F865]-[.F864])/[.F864]" office:value-type="float" office:value="-0.0184474485277956" calcext:value-type="float">
            <text:p>-0.018447448527796</text:p>
          </table:table-cell>
          <table:table-cell table:formula="of:=[.H865]-PerAnnumRiskFreeRate/TradingDaysPerYear" office:value-type="float" office:value="-0.0186061786865258" calcext:value-type="float">
            <text:p>-0.0186061786865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04</text:p>
          </table:table-cell>
          <table:table-cell office:value-type="float" office:value="23.166668" calcext:value-type="float">
            <text:p>23.166668</text:p>
          </table:table-cell>
          <table:table-cell office:value-type="float" office:value="23.341667" calcext:value-type="float">
            <text:p>23.341667</text:p>
          </table:table-cell>
          <table:table-cell office:value-type="float" office:value="22.973333" calcext:value-type="float">
            <text:p>22.973333</text:p>
          </table:table-cell>
          <table:table-cell office:value-type="float" office:value="23.333332" calcext:value-type="float">
            <text:p>23.333332</text:p>
          </table:table-cell>
          <table:table-cell office:value-type="float" office:value="16.500177" calcext:value-type="float">
            <text:p>16.500177</text:p>
          </table:table-cell>
          <table:table-cell office:value-type="float" office:value="166800" calcext:value-type="float">
            <text:p>166800</text:p>
          </table:table-cell>
          <table:table-cell table:formula="of:=([.F866]-[.F865])/[.F865]" office:value-type="float" office:value="0.0158910749877802" calcext:value-type="float">
            <text:p>0.01589107498778</text:p>
          </table:table-cell>
          <table:table-cell table:formula="of:=[.H866]-PerAnnumRiskFreeRate/TradingDaysPerYear" office:value-type="float" office:value="0.01573234482905" calcext:value-type="float">
            <text:p>0.015732344829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05</text:p>
          </table:table-cell>
          <table:table-cell office:value-type="float" office:value="23.458332" calcext:value-type="float">
            <text:p>23.458332</text:p>
          </table:table-cell>
          <table:table-cell office:value-type="float" office:value="23.621668" calcext:value-type="float">
            <text:p>23.621668</text:p>
          </table:table-cell>
          <table:table-cell office:value-type="float" office:value="23.391666" calcext:value-type="float">
            <text:p>23.391666</text:p>
          </table:table-cell>
          <table:table-cell office:value-type="float" office:value="23.5" calcext:value-type="float">
            <text:p>23.5</text:p>
          </table:table-cell>
          <table:table-cell office:value-type="float" office:value="16.618038" calcext:value-type="float">
            <text:p>16.618038</text:p>
          </table:table-cell>
          <table:table-cell office:value-type="float" office:value="100200" calcext:value-type="float">
            <text:p>100200</text:p>
          </table:table-cell>
          <table:table-cell table:formula="of:=([.F867]-[.F866])/[.F866]" office:value-type="float" office:value="0.00714301428402845" calcext:value-type="float">
            <text:p>0.007143014284028</text:p>
          </table:table-cell>
          <table:table-cell table:formula="of:=[.H867]-PerAnnumRiskFreeRate/TradingDaysPerYear" office:value-type="float" office:value="0.0069842841252983" calcext:value-type="float">
            <text:p>0.0069842841252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06</text:p>
          </table:table-cell>
          <table:table-cell office:value-type="float" office:value="23.666668" calcext:value-type="float">
            <text:p>23.666668</text:p>
          </table:table-cell>
          <table:table-cell office:value-type="float" office:value="23.74" calcext:value-type="float">
            <text:p>23.74</text:p>
          </table:table-cell>
          <table:table-cell office:value-type="float" office:value="23.483334" calcext:value-type="float">
            <text:p>23.483334</text:p>
          </table:table-cell>
          <table:table-cell office:value-type="float" office:value="23.525" calcext:value-type="float">
            <text:p>23.525</text:p>
          </table:table-cell>
          <table:table-cell office:value-type="float" office:value="16.635719" calcext:value-type="float">
            <text:p>16.635719</text:p>
          </table:table-cell>
          <table:table-cell office:value-type="float" office:value="193200" calcext:value-type="float">
            <text:p>193200</text:p>
          </table:table-cell>
          <table:table-cell table:formula="of:=([.F868]-[.F867])/[.F867]" office:value-type="float" office:value="0.00106396435006366" calcext:value-type="float">
            <text:p>0.001063964350064</text:p>
          </table:table-cell>
          <table:table-cell table:formula="of:=[.H868]-PerAnnumRiskFreeRate/TradingDaysPerYear" office:value-type="float" office:value="0.000905234191333499" calcext:value-type="float">
            <text:p>0.0009052341913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09</text:p>
          </table:table-cell>
          <table:table-cell office:value-type="float" office:value="23.6" calcext:value-type="float">
            <text:p>23.6</text:p>
          </table:table-cell>
          <table:table-cell office:value-type="float" office:value="23.75" calcext:value-type="float">
            <text:p>23.75</text:p>
          </table:table-cell>
          <table:table-cell office:value-type="float" office:value="23.538334" calcext:value-type="float">
            <text:p>23.538334</text:p>
          </table:table-cell>
          <table:table-cell office:value-type="float" office:value="23.75" calcext:value-type="float">
            <text:p>23.75</text:p>
          </table:table-cell>
          <table:table-cell office:value-type="float" office:value="16.794828" calcext:value-type="float">
            <text:p>16.794828</text:p>
          </table:table-cell>
          <table:table-cell office:value-type="float" office:value="138600" calcext:value-type="float">
            <text:p>138600</text:p>
          </table:table-cell>
          <table:table-cell table:formula="of:=([.F869]-[.F868])/[.F868]" office:value-type="float" office:value="0.00956429956529064" calcext:value-type="float">
            <text:p>0.009564299565291</text:p>
          </table:table-cell>
          <table:table-cell table:formula="of:=[.H869]-PerAnnumRiskFreeRate/TradingDaysPerYear" office:value-type="float" office:value="0.00940556940656048" calcext:value-type="float">
            <text:p>0.009405569406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10</text:p>
          </table:table-cell>
          <table:table-cell office:value-type="float" office:value="23.708332" calcext:value-type="float">
            <text:p>23.708332</text:p>
          </table:table-cell>
          <table:table-cell office:value-type="float" office:value="23.726667" calcext:value-type="float">
            <text:p>23.726667</text:p>
          </table:table-cell>
          <table:table-cell office:value-type="float" office:value="23.334999" calcext:value-type="float">
            <text:p>23.334999</text:p>
          </table:table-cell>
          <table:table-cell office:value-type="float" office:value="23.366667" calcext:value-type="float">
            <text:p>23.366667</text:p>
          </table:table-cell>
          <table:table-cell office:value-type="float" office:value="16.523756" calcext:value-type="float">
            <text:p>16.523756</text:p>
          </table:table-cell>
          <table:table-cell office:value-type="float" office:value="248400" calcext:value-type="float">
            <text:p>248400</text:p>
          </table:table-cell>
          <table:table-cell table:formula="of:=([.F870]-[.F869])/[.F869]" office:value-type="float" office:value="-0.016140206973242" calcext:value-type="float">
            <text:p>-0.016140206973242</text:p>
          </table:table-cell>
          <table:table-cell table:formula="of:=[.H870]-PerAnnumRiskFreeRate/TradingDaysPerYear" office:value-type="float" office:value="-0.0162989371319722" calcext:value-type="float">
            <text:p>-0.0162989371319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11</text:p>
          </table:table-cell>
          <table:table-cell office:value-type="float" office:value="23.383333" calcext:value-type="float">
            <text:p>23.383333</text:p>
          </table:table-cell>
          <table:table-cell office:value-type="float" office:value="23.416668" calcext:value-type="float">
            <text:p>23.416668</text:p>
          </table:table-cell>
          <table:table-cell office:value-type="float" office:value="23.206667" calcext:value-type="float">
            <text:p>23.206667</text:p>
          </table:table-cell>
          <table:table-cell office:value-type="float" office:value="23.416668" calcext:value-type="float">
            <text:p>23.416668</text:p>
          </table:table-cell>
          <table:table-cell office:value-type="float" office:value="16.559114" calcext:value-type="float">
            <text:p>16.559114</text:p>
          </table:table-cell>
          <table:table-cell office:value-type="float" office:value="113400" calcext:value-type="float">
            <text:p>113400</text:p>
          </table:table-cell>
          <table:table-cell table:formula="of:=([.F871]-[.F870])/[.F870]" office:value-type="float" office:value="0.00213982825696544" calcext:value-type="float">
            <text:p>0.002139828256965</text:p>
          </table:table-cell>
          <table:table-cell table:formula="of:=[.H871]-PerAnnumRiskFreeRate/TradingDaysPerYear" office:value-type="float" office:value="0.00198109809823528" calcext:value-type="float">
            <text:p>0.0019810980982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12</text:p>
          </table:table-cell>
          <table:table-cell table:number-columns-repeated="2" office:value-type="float" office:value="23.391666" calcext:value-type="float">
            <text:p>23.391666</text:p>
          </table:table-cell>
          <table:table-cell office:value-type="float" office:value="22.488333" calcext:value-type="float">
            <text:p>22.488333</text:p>
          </table:table-cell>
          <table:table-cell office:value-type="float" office:value="22.501667" calcext:value-type="float">
            <text:p>22.501667</text:p>
          </table:table-cell>
          <table:table-cell office:value-type="float" office:value="15.91207" calcext:value-type="float">
            <text:p>15.91207</text:p>
          </table:table-cell>
          <table:table-cell office:value-type="float" office:value="559800" calcext:value-type="float">
            <text:p>559800</text:p>
          </table:table-cell>
          <table:table-cell table:formula="of:=([.F872]-[.F871])/[.F871]" office:value-type="float" office:value="-0.0390747959099745" calcext:value-type="float">
            <text:p>-0.039074795909975</text:p>
          </table:table-cell>
          <table:table-cell table:formula="of:=[.H872]-PerAnnumRiskFreeRate/TradingDaysPerYear" office:value-type="float" office:value="-0.0392335260687046" calcext:value-type="float">
            <text:p>-0.0392335260687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13</text:p>
          </table:table-cell>
          <table:table-cell office:value-type="float" office:value="22.466667" calcext:value-type="float">
            <text:p>22.466667</text:p>
          </table:table-cell>
          <table:table-cell office:value-type="float" office:value="22.559999" calcext:value-type="float">
            <text:p>22.559999</text:p>
          </table:table-cell>
          <table:table-cell office:value-type="float" office:value="21.983334" calcext:value-type="float">
            <text:p>21.983334</text:p>
          </table:table-cell>
          <table:table-cell office:value-type="float" office:value="22.131666" calcext:value-type="float">
            <text:p>22.131666</text:p>
          </table:table-cell>
          <table:table-cell office:value-type="float" office:value="15.650423" calcext:value-type="float">
            <text:p>15.650423</text:p>
          </table:table-cell>
          <table:table-cell office:value-type="float" office:value="382800" calcext:value-type="float">
            <text:p>382800</text:p>
          </table:table-cell>
          <table:table-cell table:formula="of:=([.F873]-[.F872])/[.F872]" office:value-type="float" office:value="-0.016443303731067" calcext:value-type="float">
            <text:p>-0.016443303731067</text:p>
          </table:table-cell>
          <table:table-cell table:formula="of:=[.H873]-PerAnnumRiskFreeRate/TradingDaysPerYear" office:value-type="float" office:value="-0.0166020338897972" calcext:value-type="float">
            <text:p>-0.0166020338897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16</text:p>
          </table:table-cell>
          <table:table-cell office:value-type="float" office:value="22.008333" calcext:value-type="float">
            <text:p>22.008333</text:p>
          </table:table-cell>
          <table:table-cell office:value-type="float" office:value="22.075001" calcext:value-type="float">
            <text:p>22.075001</text:p>
          </table:table-cell>
          <table:table-cell office:value-type="float" office:value="21.736668" calcext:value-type="float">
            <text:p>21.736668</text:p>
          </table:table-cell>
          <table:table-cell office:value-type="float" office:value="22.065001" calcext:value-type="float">
            <text:p>22.065001</text:p>
          </table:table-cell>
          <table:table-cell office:value-type="float" office:value="15.60328" calcext:value-type="float">
            <text:p>15.60328</text:p>
          </table:table-cell>
          <table:table-cell office:value-type="float" office:value="636600" calcext:value-type="float">
            <text:p>636600</text:p>
          </table:table-cell>
          <table:table-cell table:formula="of:=([.F874]-[.F873])/[.F873]" office:value-type="float" office:value="-0.0030122508509834" calcext:value-type="float">
            <text:p>-0.003012250850983</text:p>
          </table:table-cell>
          <table:table-cell table:formula="of:=[.H874]-PerAnnumRiskFreeRate/TradingDaysPerYear" office:value-type="float" office:value="-0.00317098100971356" calcext:value-type="float">
            <text:p>-0.0031709810097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17</text:p>
          </table:table-cell>
          <table:table-cell office:value-type="float" office:value="22.055" calcext:value-type="float">
            <text:p>22.055</text:p>
          </table:table-cell>
          <table:table-cell office:value-type="float" office:value="22.483334" calcext:value-type="float">
            <text:p>22.483334</text:p>
          </table:table-cell>
          <table:table-cell office:value-type="float" office:value="22.055" calcext:value-type="float">
            <text:p>22.055</text:p>
          </table:table-cell>
          <table:table-cell office:value-type="float" office:value="22.483334" calcext:value-type="float">
            <text:p>22.483334</text:p>
          </table:table-cell>
          <table:table-cell office:value-type="float" office:value="15.89911" calcext:value-type="float">
            <text:p>15.89911</text:p>
          </table:table-cell>
          <table:table-cell office:value-type="float" office:value="240000" calcext:value-type="float">
            <text:p>240000</text:p>
          </table:table-cell>
          <table:table-cell table:formula="of:=([.F875]-[.F874])/[.F874]" office:value-type="float" office:value="0.0189594751872683" calcext:value-type="float">
            <text:p>0.018959475187268</text:p>
          </table:table-cell>
          <table:table-cell table:formula="of:=[.H875]-PerAnnumRiskFreeRate/TradingDaysPerYear" office:value-type="float" office:value="0.0188007450285382" calcext:value-type="float">
            <text:p>0.0188007450285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18</text:p>
          </table:table-cell>
          <table:table-cell office:value-type="float" office:value="22.700001" calcext:value-type="float">
            <text:p>22.700001</text:p>
          </table:table-cell>
          <table:table-cell office:value-type="float" office:value="22.846666" calcext:value-type="float">
            <text:p>22.846666</text:p>
          </table:table-cell>
          <table:table-cell office:value-type="float" office:value="22.456667" calcext:value-type="float">
            <text:p>22.456667</text:p>
          </table:table-cell>
          <table:table-cell office:value-type="float" office:value="22.558332" calcext:value-type="float">
            <text:p>22.558332</text:p>
          </table:table-cell>
          <table:table-cell office:value-type="float" office:value="15.952137" calcext:value-type="float">
            <text:p>15.952137</text:p>
          </table:table-cell>
          <table:table-cell office:value-type="float" office:value="180000" calcext:value-type="float">
            <text:p>180000</text:p>
          </table:table-cell>
          <table:table-cell table:formula="of:=([.F876]-[.F875])/[.F875]" office:value-type="float" office:value="0.00333521813485158" calcext:value-type="float">
            <text:p>0.003335218134852</text:p>
          </table:table-cell>
          <table:table-cell table:formula="of:=[.H876]-PerAnnumRiskFreeRate/TradingDaysPerYear" office:value-type="float" office:value="0.00317648797612142" calcext:value-type="float">
            <text:p>0.0031764879761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19</text:p>
          </table:table-cell>
          <table:table-cell office:value-type="float" office:value="22.516666" calcext:value-type="float">
            <text:p>22.516666</text:p>
          </table:table-cell>
          <table:table-cell office:value-type="float" office:value="22.833332" calcext:value-type="float">
            <text:p>22.833332</text:p>
          </table:table-cell>
          <table:table-cell office:value-type="float" office:value="22.516666" calcext:value-type="float">
            <text:p>22.516666</text:p>
          </table:table-cell>
          <table:table-cell office:value-type="float" office:value="22.833332" calcext:value-type="float">
            <text:p>22.833332</text:p>
          </table:table-cell>
          <table:table-cell office:value-type="float" office:value="16.146608" calcext:value-type="float">
            <text:p>16.146608</text:p>
          </table:table-cell>
          <table:table-cell office:value-type="float" office:value="229800" calcext:value-type="float">
            <text:p>229800</text:p>
          </table:table-cell>
          <table:table-cell table:formula="of:=([.F877]-[.F876])/[.F876]" office:value-type="float" office:value="0.0121909058328674" calcext:value-type="float">
            <text:p>0.012190905832868</text:p>
          </table:table-cell>
          <table:table-cell table:formula="of:=[.H877]-PerAnnumRiskFreeRate/TradingDaysPerYear" office:value-type="float" office:value="0.0120321756741373" calcext:value-type="float">
            <text:p>0.0120321756741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20</text:p>
          </table:table-cell>
          <table:table-cell office:value-type="float" office:value="22.718332" calcext:value-type="float">
            <text:p>22.718332</text:p>
          </table:table-cell>
          <table:table-cell office:value-type="float" office:value="22.846666" calcext:value-type="float">
            <text:p>22.846666</text:p>
          </table:table-cell>
          <table:table-cell office:value-type="float" office:value="22.623333" calcext:value-type="float">
            <text:p>22.623333</text:p>
          </table:table-cell>
          <table:table-cell office:value-type="float" office:value="22.641666" calcext:value-type="float">
            <text:p>22.641666</text:p>
          </table:table-cell>
          <table:table-cell office:value-type="float" office:value="16.011076" calcext:value-type="float">
            <text:p>16.011076</text:p>
          </table:table-cell>
          <table:table-cell office:value-type="float" office:value="246600" calcext:value-type="float">
            <text:p>246600</text:p>
          </table:table-cell>
          <table:table-cell table:formula="of:=([.F878]-[.F877])/[.F877]" office:value-type="float" office:value="-0.00839383726910329" calcext:value-type="float">
            <text:p>-0.008393837269103</text:p>
          </table:table-cell>
          <table:table-cell table:formula="of:=[.H878]-PerAnnumRiskFreeRate/TradingDaysPerYear" office:value-type="float" office:value="-0.00855256742783345" calcext:value-type="float">
            <text:p>-0.0085525674278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23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23.038334" calcext:value-type="float">
            <text:p>23.038334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22.983334" calcext:value-type="float">
            <text:p>22.983334</text:p>
          </table:table-cell>
          <table:table-cell office:value-type="float" office:value="16.252676" calcext:value-type="float">
            <text:p>16.252676</text:p>
          </table:table-cell>
          <table:table-cell office:value-type="float" office:value="193200" calcext:value-type="float">
            <text:p>193200</text:p>
          </table:table-cell>
          <table:table-cell table:formula="of:=([.F879]-[.F878])/[.F878]" office:value-type="float" office:value="0.0150895542560664" calcext:value-type="float">
            <text:p>0.015089554256066</text:p>
          </table:table-cell>
          <table:table-cell table:formula="of:=[.H879]-PerAnnumRiskFreeRate/TradingDaysPerYear" office:value-type="float" office:value="0.0149308240973362" calcext:value-type="float">
            <text:p>0.0149308240973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24</text:p>
          </table:table-cell>
          <table:table-cell office:value-type="float" office:value="23.001667" calcext:value-type="float">
            <text:p>23.001667</text:p>
          </table:table-cell>
          <table:table-cell office:value-type="float" office:value="23.123333" calcext:value-type="float">
            <text:p>23.123333</text:p>
          </table:table-cell>
          <table:table-cell office:value-type="float" office:value="22.986668" calcext:value-type="float">
            <text:p>22.986668</text:p>
          </table:table-cell>
          <table:table-cell office:value-type="float" office:value="23.1" calcext:value-type="float">
            <text:p>23.1</text:p>
          </table:table-cell>
          <table:table-cell office:value-type="float" office:value="16.335182" calcext:value-type="float">
            <text:p>16.335182</text:p>
          </table:table-cell>
          <table:table-cell office:value-type="float" office:value="98400" calcext:value-type="float">
            <text:p>98400</text:p>
          </table:table-cell>
          <table:table-cell table:formula="of:=([.F880]-[.F879])/[.F879]" office:value-type="float" office:value="0.00507645633248326" calcext:value-type="float">
            <text:p>0.005076456332483</text:p>
          </table:table-cell>
          <table:table-cell table:formula="of:=[.H880]-PerAnnumRiskFreeRate/TradingDaysPerYear" office:value-type="float" office:value="0.0049177261737531" calcext:value-type="float">
            <text:p>0.0049177261737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25</text:p>
          </table:table-cell>
          <table:table-cell office:value-type="float" office:value="23.123333" calcext:value-type="float">
            <text:p>23.123333</text:p>
          </table:table-cell>
          <table:table-cell office:value-type="float" office:value="23.381666" calcext:value-type="float">
            <text:p>23.381666</text:p>
          </table:table-cell>
          <table:table-cell office:value-type="float" office:value="22.961666" calcext:value-type="float">
            <text:p>22.961666</text:p>
          </table:table-cell>
          <table:table-cell office:value-type="float" office:value="23.303333" calcext:value-type="float">
            <text:p>23.303333</text:p>
          </table:table-cell>
          <table:table-cell office:value-type="float" office:value="16.478971" calcext:value-type="float">
            <text:p>16.478971</text:p>
          </table:table-cell>
          <table:table-cell office:value-type="float" office:value="412800" calcext:value-type="float">
            <text:p>412800</text:p>
          </table:table-cell>
          <table:table-cell table:formula="of:=([.F881]-[.F880])/[.F880]" office:value-type="float" office:value="0.00880241187395413" calcext:value-type="float">
            <text:p>0.008802411873954</text:p>
          </table:table-cell>
          <table:table-cell table:formula="of:=[.H881]-PerAnnumRiskFreeRate/TradingDaysPerYear" office:value-type="float" office:value="0.00864368171522397" calcext:value-type="float">
            <text:p>0.0086436817152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26</text:p>
          </table:table-cell>
          <table:table-cell office:value-type="float" office:value="23.4" calcext:value-type="float">
            <text:p>23.4</text:p>
          </table:table-cell>
          <table:table-cell office:value-type="float" office:value="23.453333" calcext:value-type="float">
            <text:p>23.453333</text:p>
          </table:table-cell>
          <table:table-cell office:value-type="float" office:value="23.333332" calcext:value-type="float">
            <text:p>23.333332</text:p>
          </table:table-cell>
          <table:table-cell office:value-type="float" office:value="23.450001" calcext:value-type="float">
            <text:p>23.450001</text:p>
          </table:table-cell>
          <table:table-cell office:value-type="float" office:value="16.582684" calcext:value-type="float">
            <text:p>16.582684</text:p>
          </table:table-cell>
          <table:table-cell office:value-type="float" office:value="577800" calcext:value-type="float">
            <text:p>577800</text:p>
          </table:table-cell>
          <table:table-cell table:formula="of:=([.F882]-[.F881])/[.F881]" office:value-type="float" office:value="0.00629365753480597" calcext:value-type="float">
            <text:p>0.006293657534806</text:p>
          </table:table-cell>
          <table:table-cell table:formula="of:=[.H882]-PerAnnumRiskFreeRate/TradingDaysPerYear" office:value-type="float" office:value="0.00613492737607581" calcext:value-type="float">
            <text:p>0.0061349273760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27</text:p>
          </table:table-cell>
          <table:table-cell office:value-type="float" office:value="23.566668" calcext:value-type="float">
            <text:p>23.566668</text:p>
          </table:table-cell>
          <table:table-cell office:value-type="float" office:value="23.811666" calcext:value-type="float">
            <text:p>23.811666</text:p>
          </table:table-cell>
          <table:table-cell office:value-type="float" office:value="23.498333" calcext:value-type="float">
            <text:p>23.498333</text:p>
          </table:table-cell>
          <table:table-cell office:value-type="float" office:value="23.798332" calcext:value-type="float">
            <text:p>23.798332</text:p>
          </table:table-cell>
          <table:table-cell office:value-type="float" office:value="16.829006" calcext:value-type="float">
            <text:p>16.829006</text:p>
          </table:table-cell>
          <table:table-cell office:value-type="float" office:value="138600" calcext:value-type="float">
            <text:p>138600</text:p>
          </table:table-cell>
          <table:table-cell table:formula="of:=([.F883]-[.F882])/[.F882]" office:value-type="float" office:value="0.0148541695662776" calcext:value-type="float">
            <text:p>0.014854169566278</text:p>
          </table:table-cell>
          <table:table-cell table:formula="of:=[.H883]-PerAnnumRiskFreeRate/TradingDaysPerYear" office:value-type="float" office:value="0.0146954394075475" calcext:value-type="float">
            <text:p>0.0146954394075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5-31</text:p>
          </table:table-cell>
          <table:table-cell office:value-type="float" office:value="23.641666" calcext:value-type="float">
            <text:p>23.641666</text:p>
          </table:table-cell>
          <table:table-cell office:value-type="float" office:value="23.73" calcext:value-type="float">
            <text:p>23.73</text:p>
          </table:table-cell>
          <table:table-cell office:value-type="float" office:value="23.441668" calcext:value-type="float">
            <text:p>23.441668</text:p>
          </table:table-cell>
          <table:table-cell office:value-type="float" office:value="23.625" calcext:value-type="float">
            <text:p>23.625</text:p>
          </table:table-cell>
          <table:table-cell office:value-type="float" office:value="16.706436" calcext:value-type="float">
            <text:p>16.706436</text:p>
          </table:table-cell>
          <table:table-cell office:value-type="float" office:value="359400" calcext:value-type="float">
            <text:p>359400</text:p>
          </table:table-cell>
          <table:table-cell table:formula="of:=([.F884]-[.F883])/[.F883]" office:value-type="float" office:value="-0.00728325844081342" calcext:value-type="float">
            <text:p>-0.007283258440813</text:p>
          </table:table-cell>
          <table:table-cell table:formula="of:=[.H884]-PerAnnumRiskFreeRate/TradingDaysPerYear" office:value-type="float" office:value="-0.00744198859954357" calcext:value-type="float">
            <text:p>-0.0074419885995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01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24.105" calcext:value-type="float">
            <text:p>24.105</text:p>
          </table:table-cell>
          <table:table-cell office:value-type="float" office:value="23.691668" calcext:value-type="float">
            <text:p>23.691668</text:p>
          </table:table-cell>
          <table:table-cell office:value-type="float" office:value="23.998333" calcext:value-type="float">
            <text:p>23.998333</text:p>
          </table:table-cell>
          <table:table-cell office:value-type="float" office:value="16.970434" calcext:value-type="float">
            <text:p>16.970434</text:p>
          </table:table-cell>
          <table:table-cell office:value-type="float" office:value="819600" calcext:value-type="float">
            <text:p>819600</text:p>
          </table:table-cell>
          <table:table-cell table:formula="of:=([.F885]-[.F884])/[.F884]" office:value-type="float" office:value="0.0158021734857154" calcext:value-type="float">
            <text:p>0.015802173485715</text:p>
          </table:table-cell>
          <table:table-cell table:formula="of:=[.H885]-PerAnnumRiskFreeRate/TradingDaysPerYear" office:value-type="float" office:value="0.0156434433269852" calcext:value-type="float">
            <text:p>0.0156434433269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02</text:p>
          </table:table-cell>
          <table:table-cell office:value-type="float" office:value="24.008333" calcext:value-type="float">
            <text:p>24.008333</text:p>
          </table:table-cell>
          <table:table-cell office:value-type="float" office:value="24.158333" calcext:value-type="float">
            <text:p>24.158333</text:p>
          </table:table-cell>
          <table:table-cell office:value-type="float" office:value="23.883333" calcext:value-type="float">
            <text:p>23.883333</text:p>
          </table:table-cell>
          <table:table-cell office:value-type="float" office:value="24.028334" calcext:value-type="float">
            <text:p>24.028334</text:p>
          </table:table-cell>
          <table:table-cell office:value-type="float" office:value="16.991657" calcext:value-type="float">
            <text:p>16.991657</text:p>
          </table:table-cell>
          <table:table-cell office:value-type="float" office:value="227400" calcext:value-type="float">
            <text:p>227400</text:p>
          </table:table-cell>
          <table:table-cell table:formula="of:=([.F886]-[.F885])/[.F885]" office:value-type="float" office:value="0.00125058675576589" calcext:value-type="float">
            <text:p>0.001250586755766</text:p>
          </table:table-cell>
          <table:table-cell table:formula="of:=[.H886]-PerAnnumRiskFreeRate/TradingDaysPerYear" office:value-type="float" office:value="0.00109185659703573" calcext:value-type="float">
            <text:p>0.0010918565970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03</text:p>
          </table:table-cell>
          <table:table-cell office:value-type="float" office:value="24.033333" calcext:value-type="float">
            <text:p>24.033333</text:p>
          </table:table-cell>
          <table:table-cell office:value-type="float" office:value="24.226667" calcext:value-type="float">
            <text:p>24.226667</text:p>
          </table:table-cell>
          <table:table-cell office:value-type="float" office:value="24.001667" calcext:value-type="float">
            <text:p>24.001667</text:p>
          </table:table-cell>
          <table:table-cell office:value-type="float" office:value="24.151667" calcext:value-type="float">
            <text:p>24.151667</text:p>
          </table:table-cell>
          <table:table-cell office:value-type="float" office:value="17.078871" calcext:value-type="float">
            <text:p>17.078871</text:p>
          </table:table-cell>
          <table:table-cell office:value-type="float" office:value="261000" calcext:value-type="float">
            <text:p>261000</text:p>
          </table:table-cell>
          <table:table-cell table:formula="of:=([.F887]-[.F886])/[.F886]" office:value-type="float" office:value="0.00513275426875669" calcext:value-type="float">
            <text:p>0.005132754268757</text:p>
          </table:table-cell>
          <table:table-cell table:formula="of:=[.H887]-PerAnnumRiskFreeRate/TradingDaysPerYear" office:value-type="float" office:value="0.00497402411002653" calcext:value-type="float">
            <text:p>0.0049740241100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06</text:p>
          </table:table-cell>
          <table:table-cell office:value-type="float" office:value="24.183332" calcext:value-type="float">
            <text:p>24.183332</text:p>
          </table:table-cell>
          <table:table-cell office:value-type="float" office:value="24.25" calcext:value-type="float">
            <text:p>24.25</text:p>
          </table:table-cell>
          <table:table-cell office:value-type="float" office:value="24.058332" calcext:value-type="float">
            <text:p>24.058332</text:p>
          </table:table-cell>
          <table:table-cell office:value-type="float" office:value="24.191668" calcext:value-type="float">
            <text:p>24.191668</text:p>
          </table:table-cell>
          <table:table-cell office:value-type="float" office:value="17.107157" calcext:value-type="float">
            <text:p>17.107157</text:p>
          </table:table-cell>
          <table:table-cell office:value-type="float" office:value="284400" calcext:value-type="float">
            <text:p>284400</text:p>
          </table:table-cell>
          <table:table-cell table:formula="of:=([.F888]-[.F887])/[.F887]" office:value-type="float" office:value="0.00165619846885672" calcext:value-type="float">
            <text:p>0.001656198468857</text:p>
          </table:table-cell>
          <table:table-cell table:formula="of:=[.H888]-PerAnnumRiskFreeRate/TradingDaysPerYear" office:value-type="float" office:value="0.00149746831012656" calcext:value-type="float">
            <text:p>0.0014974683101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07</text:p>
          </table:table-cell>
          <table:table-cell office:value-type="float" office:value="24.166668" calcext:value-type="float">
            <text:p>24.166668</text:p>
          </table:table-cell>
          <table:table-cell office:value-type="float" office:value="24.344999" calcext:value-type="float">
            <text:p>24.344999</text:p>
          </table:table-cell>
          <table:table-cell table:number-columns-repeated="2" office:value-type="float" office:value="24.018333" calcext:value-type="float">
            <text:p>24.018333</text:p>
          </table:table-cell>
          <table:table-cell office:value-type="float" office:value="16.984583" calcext:value-type="float">
            <text:p>16.984583</text:p>
          </table:table-cell>
          <table:table-cell office:value-type="float" office:value="174000" calcext:value-type="float">
            <text:p>174000</text:p>
          </table:table-cell>
          <table:table-cell table:formula="of:=([.F889]-[.F888])/[.F888]" office:value-type="float" office:value="-0.00716507132073437" calcext:value-type="float">
            <text:p>-0.007165071320734</text:p>
          </table:table-cell>
          <table:table-cell table:formula="of:=[.H889]-PerAnnumRiskFreeRate/TradingDaysPerYear" office:value-type="float" office:value="-0.00732380147946453" calcext:value-type="float">
            <text:p>-0.0073238014794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08</text:p>
          </table:table-cell>
          <table:table-cell office:value-type="float" office:value="24.021667" calcext:value-type="float">
            <text:p>24.021667</text:p>
          </table:table-cell>
          <table:table-cell office:value-type="float" office:value="24.406668" calcext:value-type="float">
            <text:p>24.406668</text:p>
          </table:table-cell>
          <table:table-cell office:value-type="float" office:value="23.958332" calcext:value-type="float">
            <text:p>23.958332</text:p>
          </table:table-cell>
          <table:table-cell office:value-type="float" office:value="24.08" calcext:value-type="float">
            <text:p>24.08</text:p>
          </table:table-cell>
          <table:table-cell office:value-type="float" office:value="17.028183" calcext:value-type="float">
            <text:p>17.028183</text:p>
          </table:table-cell>
          <table:table-cell office:value-type="float" office:value="328800" calcext:value-type="float">
            <text:p>328800</text:p>
          </table:table-cell>
          <table:table-cell table:formula="of:=([.F890]-[.F889])/[.F889]" office:value-type="float" office:value="0.00256703388007806" calcext:value-type="float">
            <text:p>0.002567033880078</text:p>
          </table:table-cell>
          <table:table-cell table:formula="of:=[.H890]-PerAnnumRiskFreeRate/TradingDaysPerYear" office:value-type="float" office:value="0.0024083037213479" calcext:value-type="float">
            <text:p>0.0024083037213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09</text:p>
          </table:table-cell>
          <table:table-cell office:value-type="float" office:value="24.15" calcext:value-type="float">
            <text:p>24.15</text:p>
          </table:table-cell>
          <table:table-cell office:value-type="float" office:value="24.58" calcext:value-type="float">
            <text:p>24.58</text:p>
          </table:table-cell>
          <table:table-cell office:value-type="float" office:value="24.076668" calcext:value-type="float">
            <text:p>24.076668</text:p>
          </table:table-cell>
          <table:table-cell office:value-type="float" office:value="24.58" calcext:value-type="float">
            <text:p>24.58</text:p>
          </table:table-cell>
          <table:table-cell office:value-type="float" office:value="17.381773" calcext:value-type="float">
            <text:p>17.381773</text:p>
          </table:table-cell>
          <table:table-cell office:value-type="float" office:value="2559600" calcext:value-type="float">
            <text:p>2559600</text:p>
          </table:table-cell>
          <table:table-cell table:formula="of:=([.F891]-[.F890])/[.F890]" office:value-type="float" office:value="0.0207649870805359" calcext:value-type="float">
            <text:p>0.020764987080536</text:p>
          </table:table-cell>
          <table:table-cell table:formula="of:=[.H891]-PerAnnumRiskFreeRate/TradingDaysPerYear" office:value-type="float" office:value="0.0206062569218057" calcext:value-type="float">
            <text:p>0.0206062569218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10</text:p>
          </table:table-cell>
          <table:table-cell office:value-type="float" office:value="24.66" calcext:value-type="float">
            <text:p>24.66</text:p>
          </table:table-cell>
          <table:table-cell office:value-type="float" office:value="24.693333" calcext:value-type="float">
            <text:p>24.693333</text:p>
          </table:table-cell>
          <table:table-cell office:value-type="float" office:value="24.436666" calcext:value-type="float">
            <text:p>24.436666</text:p>
          </table:table-cell>
          <table:table-cell office:value-type="float" office:value="24.666668" calcext:value-type="float">
            <text:p>24.666668</text:p>
          </table:table-cell>
          <table:table-cell office:value-type="float" office:value="17.44305" calcext:value-type="float">
            <text:p>17.44305</text:p>
          </table:table-cell>
          <table:table-cell office:value-type="float" office:value="537900" calcext:value-type="float">
            <text:p>537900</text:p>
          </table:table-cell>
          <table:table-cell table:formula="of:=([.F892]-[.F891])/[.F891]" office:value-type="float" office:value="0.00352535958213241" calcext:value-type="float">
            <text:p>0.003525359582132</text:p>
          </table:table-cell>
          <table:table-cell table:formula="of:=[.H892]-PerAnnumRiskFreeRate/TradingDaysPerYear" office:value-type="float" office:value="0.00336662942340226" calcext:value-type="float">
            <text:p>0.0033666294234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13</text:p>
          </table:table-cell>
          <table:table-cell office:value-type="float" office:value="24.666668" calcext:value-type="float">
            <text:p>24.666668</text:p>
          </table:table-cell>
          <table:table-cell office:value-type="float" office:value="24.866667" calcext:value-type="float">
            <text:p>24.866667</text:p>
          </table:table-cell>
          <table:table-cell office:value-type="float" office:value="24.503332" calcext:value-type="float">
            <text:p>24.503332</text:p>
          </table:table-cell>
          <table:table-cell office:value-type="float" office:value="24.826668" calcext:value-type="float">
            <text:p>24.826668</text:p>
          </table:table-cell>
          <table:table-cell office:value-type="float" office:value="17.556194" calcext:value-type="float">
            <text:p>17.556194</text:p>
          </table:table-cell>
          <table:table-cell office:value-type="float" office:value="300300" calcext:value-type="float">
            <text:p>300300</text:p>
          </table:table-cell>
          <table:table-cell table:formula="of:=([.F893]-[.F892])/[.F892]" office:value-type="float" office:value="0.00648648028871109" calcext:value-type="float">
            <text:p>0.006486480288711</text:p>
          </table:table-cell>
          <table:table-cell table:formula="of:=[.H893]-PerAnnumRiskFreeRate/TradingDaysPerYear" office:value-type="float" office:value="0.00632775012998093" calcext:value-type="float">
            <text:p>0.0063277501299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14</text:p>
          </table:table-cell>
          <table:table-cell office:value-type="float" office:value="24.700001" calcext:value-type="float">
            <text:p>24.700001</text:p>
          </table:table-cell>
          <table:table-cell office:value-type="float" office:value="24.966667" calcext:value-type="float">
            <text:p>24.966667</text:p>
          </table:table-cell>
          <table:table-cell office:value-type="float" office:value="24.700001" calcext:value-type="float">
            <text:p>24.700001</text:p>
          </table:table-cell>
          <table:table-cell office:value-type="float" office:value="24.946667" calcext:value-type="float">
            <text:p>24.946667</text:p>
          </table:table-cell>
          <table:table-cell office:value-type="float" office:value="17.641056" calcext:value-type="float">
            <text:p>17.641056</text:p>
          </table:table-cell>
          <table:table-cell office:value-type="float" office:value="517800" calcext:value-type="float">
            <text:p>517800</text:p>
          </table:table-cell>
          <table:table-cell table:formula="of:=([.F894]-[.F893])/[.F893]" office:value-type="float" office:value="0.00483373560351393" calcext:value-type="float">
            <text:p>0.004833735603514</text:p>
          </table:table-cell>
          <table:table-cell table:formula="of:=[.H894]-PerAnnumRiskFreeRate/TradingDaysPerYear" office:value-type="float" office:value="0.00467500544478377" calcext:value-type="float">
            <text:p>0.0046750054447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15</text:p>
          </table:table-cell>
          <table:table-cell office:value-type="float" office:value="25.1" calcext:value-type="float">
            <text:p>25.1</text:p>
          </table:table-cell>
          <table:table-cell office:value-type="float" office:value="25.276667" calcext:value-type="float">
            <text:p>25.276667</text:p>
          </table:table-cell>
          <table:table-cell office:value-type="float" office:value="25.033333" calcext:value-type="float">
            <text:p>25.033333</text:p>
          </table:table-cell>
          <table:table-cell office:value-type="float" office:value="25.276667" calcext:value-type="float">
            <text:p>25.276667</text:p>
          </table:table-cell>
          <table:table-cell office:value-type="float" office:value="17.874409" calcext:value-type="float">
            <text:p>17.874409</text:p>
          </table:table-cell>
          <table:table-cell office:value-type="float" office:value="227700" calcext:value-type="float">
            <text:p>227700</text:p>
          </table:table-cell>
          <table:table-cell table:formula="of:=([.F895]-[.F894])/[.F894]" office:value-type="float" office:value="0.0132278362474447" calcext:value-type="float">
            <text:p>0.013227836247445</text:p>
          </table:table-cell>
          <table:table-cell table:formula="of:=[.H895]-PerAnnumRiskFreeRate/TradingDaysPerYear" office:value-type="float" office:value="0.0130691060887145" calcext:value-type="float">
            <text:p>0.0130691060887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16</text:p>
          </table:table-cell>
          <table:table-cell office:value-type="float" office:value="25.383333" calcext:value-type="float">
            <text:p>25.383333</text:p>
          </table:table-cell>
          <table:table-cell office:value-type="float" office:value="25.646667" calcext:value-type="float">
            <text:p>25.646667</text:p>
          </table:table-cell>
          <table:table-cell office:value-type="float" office:value="25.35" calcext:value-type="float">
            <text:p>25.35</text:p>
          </table:table-cell>
          <table:table-cell office:value-type="float" office:value="25.613333" calcext:value-type="float">
            <text:p>25.613333</text:p>
          </table:table-cell>
          <table:table-cell office:value-type="float" office:value="18.11249" calcext:value-type="float">
            <text:p>18.11249</text:p>
          </table:table-cell>
          <table:table-cell office:value-type="float" office:value="255600" calcext:value-type="float">
            <text:p>255600</text:p>
          </table:table-cell>
          <table:table-cell table:formula="of:=([.F896]-[.F895])/[.F895]" office:value-type="float" office:value="0.0133196571702036" calcext:value-type="float">
            <text:p>0.013319657170204</text:p>
          </table:table-cell>
          <table:table-cell table:formula="of:=[.H896]-PerAnnumRiskFreeRate/TradingDaysPerYear" office:value-type="float" office:value="0.0131609270114734" calcext:value-type="float">
            <text:p>0.0131609270114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17</text:p>
          </table:table-cell>
          <table:table-cell office:value-type="float" office:value="26.016666" calcext:value-type="float">
            <text:p>26.016666</text:p>
          </table:table-cell>
          <table:table-cell office:value-type="float" office:value="26.056667" calcext:value-type="float">
            <text:p>26.056667</text:p>
          </table:table-cell>
          <table:table-cell office:value-type="float" office:value="25.786667" calcext:value-type="float">
            <text:p>25.786667</text:p>
          </table:table-cell>
          <table:table-cell office:value-type="float" office:value="25.9" calcext:value-type="float">
            <text:p>25.9</text:p>
          </table:table-cell>
          <table:table-cell office:value-type="float" office:value="18.315201" calcext:value-type="float">
            <text:p>18.315201</text:p>
          </table:table-cell>
          <table:table-cell office:value-type="float" office:value="238500" calcext:value-type="float">
            <text:p>238500</text:p>
          </table:table-cell>
          <table:table-cell table:formula="of:=([.F897]-[.F896])/[.F896]" office:value-type="float" office:value="0.0111917798160274" calcext:value-type="float">
            <text:p>0.011191779816027</text:p>
          </table:table-cell>
          <table:table-cell table:formula="of:=[.H897]-PerAnnumRiskFreeRate/TradingDaysPerYear" office:value-type="float" office:value="0.0110330496572972" calcext:value-type="float">
            <text:p>0.0110330496572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20</text:p>
          </table:table-cell>
          <table:table-cell office:value-type="float" office:value="26.123333" calcext:value-type="float">
            <text:p>26.123333</text:p>
          </table:table-cell>
          <table:table-cell office:value-type="float" office:value="26.163334" calcext:value-type="float">
            <text:p>26.163334</text:p>
          </table:table-cell>
          <table:table-cell office:value-type="float" office:value="25.883333" calcext:value-type="float">
            <text:p>25.883333</text:p>
          </table:table-cell>
          <table:table-cell office:value-type="float" office:value="25.966667" calcext:value-type="float">
            <text:p>25.966667</text:p>
          </table:table-cell>
          <table:table-cell office:value-type="float" office:value="18.362343" calcext:value-type="float">
            <text:p>18.362343</text:p>
          </table:table-cell>
          <table:table-cell office:value-type="float" office:value="285300" calcext:value-type="float">
            <text:p>285300</text:p>
          </table:table-cell>
          <table:table-cell table:formula="of:=([.F898]-[.F897])/[.F897]" office:value-type="float" office:value="0.00257392752610255" calcext:value-type="float">
            <text:p>0.002573927526103</text:p>
          </table:table-cell>
          <table:table-cell table:formula="of:=[.H898]-PerAnnumRiskFreeRate/TradingDaysPerYear" office:value-type="float" office:value="0.00241519736737239" calcext:value-type="float">
            <text:p>0.0024151973673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21</text:p>
          </table:table-cell>
          <table:table-cell office:value-type="float" office:value="25.816668" calcext:value-type="float">
            <text:p>25.816668</text:p>
          </table:table-cell>
          <table:table-cell office:value-type="float" office:value="25.933332" calcext:value-type="float">
            <text:p>25.933332</text:p>
          </table:table-cell>
          <table:table-cell table:number-columns-repeated="2" office:value-type="float" office:value="25.48" calcext:value-type="float">
            <text:p>25.48</text:p>
          </table:table-cell>
          <table:table-cell office:value-type="float" office:value="18.068531" calcext:value-type="float">
            <text:p>18.068531</text:p>
          </table:table-cell>
          <table:table-cell office:value-type="float" office:value="262500" calcext:value-type="float">
            <text:p>262500</text:p>
          </table:table-cell>
          <table:table-cell table:formula="of:=([.F899]-[.F898])/[.F898]" office:value-type="float" office:value="-0.016000790313088" calcext:value-type="float">
            <text:p>-0.016000790313088</text:p>
          </table:table-cell>
          <table:table-cell table:formula="of:=[.H899]-PerAnnumRiskFreeRate/TradingDaysPerYear" office:value-type="float" office:value="-0.0161595204718182" calcext:value-type="float">
            <text:p>-0.0161595204718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22</text:p>
          </table:table-cell>
          <table:table-cell office:value-type="float" office:value="25.583332" calcext:value-type="float">
            <text:p>25.583332</text:p>
          </table:table-cell>
          <table:table-cell office:value-type="float" office:value="25.696667" calcext:value-type="float">
            <text:p>25.696667</text:p>
          </table:table-cell>
          <table:table-cell office:value-type="float" office:value="25.303333" calcext:value-type="float">
            <text:p>25.303333</text:p>
          </table:table-cell>
          <table:table-cell office:value-type="float" office:value="25.663334" calcext:value-type="float">
            <text:p>25.663334</text:p>
          </table:table-cell>
          <table:table-cell office:value-type="float" office:value="18.19854" calcext:value-type="float">
            <text:p>18.19854</text:p>
          </table:table-cell>
          <table:table-cell office:value-type="float" office:value="327000" calcext:value-type="float">
            <text:p>327000</text:p>
          </table:table-cell>
          <table:table-cell table:formula="of:=([.F900]-[.F899])/[.F899]" office:value-type="float" office:value="0.00719532761130394" calcext:value-type="float">
            <text:p>0.007195327611304</text:p>
          </table:table-cell>
          <table:table-cell table:formula="of:=[.H900]-PerAnnumRiskFreeRate/TradingDaysPerYear" office:value-type="float" office:value="0.00703659745257378" calcext:value-type="float">
            <text:p>0.0070365974525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23</text:p>
          </table:table-cell>
          <table:table-cell office:value-type="float" office:value="25.566668" calcext:value-type="float">
            <text:p>25.566668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25.5" calcext:value-type="float">
            <text:p>25.5</text:p>
          </table:table-cell>
          <table:table-cell office:value-type="float" office:value="25.566668" calcext:value-type="float">
            <text:p>25.566668</text:p>
          </table:table-cell>
          <table:table-cell office:value-type="float" office:value="18.129988" calcext:value-type="float">
            <text:p>18.129988</text:p>
          </table:table-cell>
          <table:table-cell office:value-type="float" office:value="205200" calcext:value-type="float">
            <text:p>205200</text:p>
          </table:table-cell>
          <table:table-cell table:formula="of:=([.F901]-[.F900])/[.F900]" office:value-type="float" office:value="-0.00376689558612946" calcext:value-type="float">
            <text:p>-0.003766895586129</text:p>
          </table:table-cell>
          <table:table-cell table:formula="of:=[.H901]-PerAnnumRiskFreeRate/TradingDaysPerYear" office:value-type="float" office:value="-0.00392562574485962" calcext:value-type="float">
            <text:p>-0.003925625744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24</text:p>
          </table:table-cell>
          <table:table-cell office:value-type="float" office:value="25.716667" calcext:value-type="float">
            <text:p>25.716667</text:p>
          </table:table-cell>
          <table:table-cell office:value-type="float" office:value="25.719999" calcext:value-type="float">
            <text:p>25.719999</text:p>
          </table:table-cell>
          <table:table-cell office:value-type="float" office:value="25.389999" calcext:value-type="float">
            <text:p>25.389999</text:p>
          </table:table-cell>
          <table:table-cell office:value-type="float" office:value="25.433332" calcext:value-type="float">
            <text:p>25.433332</text:p>
          </table:table-cell>
          <table:table-cell office:value-type="float" office:value="18.035435" calcext:value-type="float">
            <text:p>18.035435</text:p>
          </table:table-cell>
          <table:table-cell office:value-type="float" office:value="195600" calcext:value-type="float">
            <text:p>195600</text:p>
          </table:table-cell>
          <table:table-cell table:formula="of:=([.F902]-[.F901])/[.F901]" office:value-type="float" office:value="-0.00521528199577414" calcext:value-type="float">
            <text:p>-0.005215281995774</text:p>
          </table:table-cell>
          <table:table-cell table:formula="of:=[.H902]-PerAnnumRiskFreeRate/TradingDaysPerYear" office:value-type="float" office:value="-0.0053740121545043" calcext:value-type="float">
            <text:p>-0.0053740121545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27</text:p>
          </table:table-cell>
          <table:table-cell office:value-type="float" office:value="25.6" calcext:value-type="float">
            <text:p>25.6</text:p>
          </table:table-cell>
          <table:table-cell office:value-type="float" office:value="25.846666" calcext:value-type="float">
            <text:p>25.846666</text:p>
          </table:table-cell>
          <table:table-cell office:value-type="float" office:value="25.6" calcext:value-type="float">
            <text:p>25.6</text:p>
          </table:table-cell>
          <table:table-cell office:value-type="float" office:value="25.76" calcext:value-type="float">
            <text:p>25.76</text:p>
          </table:table-cell>
          <table:table-cell office:value-type="float" office:value="18.267082" calcext:value-type="float">
            <text:p>18.267082</text:p>
          </table:table-cell>
          <table:table-cell office:value-type="float" office:value="368100" calcext:value-type="float">
            <text:p>368100</text:p>
          </table:table-cell>
          <table:table-cell table:formula="of:=([.F903]-[.F902])/[.F902]" office:value-type="float" office:value="0.0128439929505442" calcext:value-type="float">
            <text:p>0.012843992950544</text:p>
          </table:table-cell>
          <table:table-cell table:formula="of:=[.H903]-PerAnnumRiskFreeRate/TradingDaysPerYear" office:value-type="float" office:value="0.0126852627918141" calcext:value-type="float">
            <text:p>0.0126852627918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28</text:p>
          </table:table-cell>
          <table:table-cell office:value-type="float" office:value="25.783333" calcext:value-type="float">
            <text:p>25.783333</text:p>
          </table:table-cell>
          <table:table-cell office:value-type="float" office:value="25.893333" calcext:value-type="float">
            <text:p>25.893333</text:p>
          </table:table-cell>
          <table:table-cell office:value-type="float" office:value="25.513332" calcext:value-type="float">
            <text:p>25.513332</text:p>
          </table:table-cell>
          <table:table-cell office:value-type="float" office:value="25.523333" calcext:value-type="float">
            <text:p>25.523333</text:p>
          </table:table-cell>
          <table:table-cell office:value-type="float" office:value="18.099257" calcext:value-type="float">
            <text:p>18.099257</text:p>
          </table:table-cell>
          <table:table-cell office:value-type="float" office:value="235800" calcext:value-type="float">
            <text:p>235800</text:p>
          </table:table-cell>
          <table:table-cell table:formula="of:=([.F904]-[.F903])/[.F903]" office:value-type="float" office:value="-0.00918729110648307" calcext:value-type="float">
            <text:p>-0.009187291106483</text:p>
          </table:table-cell>
          <table:table-cell table:formula="of:=[.H904]-PerAnnumRiskFreeRate/TradingDaysPerYear" office:value-type="float" office:value="-0.00934602126521323" calcext:value-type="float">
            <text:p>-0.0093460212652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29</text:p>
          </table:table-cell>
          <table:table-cell office:value-type="float" office:value="25.549999" calcext:value-type="float">
            <text:p>25.549999</text:p>
          </table:table-cell>
          <table:table-cell office:value-type="float" office:value="25.610001" calcext:value-type="float">
            <text:p>25.610001</text:p>
          </table:table-cell>
          <table:table-cell office:value-type="float" office:value="25.316668" calcext:value-type="float">
            <text:p>25.316668</text:p>
          </table:table-cell>
          <table:table-cell office:value-type="float" office:value="25.450001" calcext:value-type="float">
            <text:p>25.450001</text:p>
          </table:table-cell>
          <table:table-cell office:value-type="float" office:value="18.047258" calcext:value-type="float">
            <text:p>18.047258</text:p>
          </table:table-cell>
          <table:table-cell office:value-type="float" office:value="163800" calcext:value-type="float">
            <text:p>163800</text:p>
          </table:table-cell>
          <table:table-cell table:formula="of:=([.F905]-[.F904])/[.F904]" office:value-type="float" office:value="-0.00287299086365822" calcext:value-type="float">
            <text:p>-0.002872990863658</text:p>
          </table:table-cell>
          <table:table-cell table:formula="of:=[.H905]-PerAnnumRiskFreeRate/TradingDaysPerYear" office:value-type="float" office:value="-0.00303172102238838" calcext:value-type="float">
            <text:p>-0.0030317210223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6-30</text:p>
          </table:table-cell>
          <table:table-cell office:value-type="float" office:value="25.4" calcext:value-type="float">
            <text:p>25.4</text:p>
          </table:table-cell>
          <table:table-cell office:value-type="float" office:value="25.656668" calcext:value-type="float">
            <text:p>25.656668</text:p>
          </table:table-cell>
          <table:table-cell table:number-columns-repeated="2" office:value-type="float" office:value="25.293333" calcext:value-type="float">
            <text:p>25.293333</text:p>
          </table:table-cell>
          <table:table-cell office:value-type="float" office:value="17.936159" calcext:value-type="float">
            <text:p>17.936159</text:p>
          </table:table-cell>
          <table:table-cell office:value-type="float" office:value="136200" calcext:value-type="float">
            <text:p>136200</text:p>
          </table:table-cell>
          <table:table-cell table:formula="of:=([.F906]-[.F905])/[.F905]" office:value-type="float" office:value="-0.00615600441906462" calcext:value-type="float">
            <text:p>-0.006156004419065</text:p>
          </table:table-cell>
          <table:table-cell table:formula="of:=[.H906]-PerAnnumRiskFreeRate/TradingDaysPerYear" office:value-type="float" office:value="-0.00631473457779478" calcext:value-type="float">
            <text:p>-0.0063147345777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01</text:p>
          </table:table-cell>
          <table:table-cell office:value-type="float" office:value="25.403334" calcext:value-type="float">
            <text:p>25.403334</text:p>
          </table:table-cell>
          <table:table-cell office:value-type="float" office:value="25.836666" calcext:value-type="float">
            <text:p>25.836666</text:p>
          </table:table-cell>
          <table:table-cell office:value-type="float" office:value="25.403334" calcext:value-type="float">
            <text:p>25.403334</text:p>
          </table:table-cell>
          <table:table-cell office:value-type="float" office:value="25.756666" calcext:value-type="float">
            <text:p>25.756666</text:p>
          </table:table-cell>
          <table:table-cell office:value-type="float" office:value="18.264723" calcext:value-type="float">
            <text:p>18.264723</text:p>
          </table:table-cell>
          <table:table-cell office:value-type="float" office:value="87900" calcext:value-type="float">
            <text:p>87900</text:p>
          </table:table-cell>
          <table:table-cell table:formula="of:=([.F907]-[.F906])/[.F906]" office:value-type="float" office:value="0.0183185262797905" calcext:value-type="float">
            <text:p>0.018318526279791</text:p>
          </table:table-cell>
          <table:table-cell table:formula="of:=[.H907]-PerAnnumRiskFreeRate/TradingDaysPerYear" office:value-type="float" office:value="0.0181597961210603" calcext:value-type="float">
            <text:p>0.018159796121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05</text:p>
          </table:table-cell>
          <table:table-cell office:value-type="float" office:value="25.966667" calcext:value-type="float">
            <text:p>25.966667</text:p>
          </table:table-cell>
          <table:table-cell office:value-type="float" office:value="26.42" calcext:value-type="float">
            <text:p>26.42</text:p>
          </table:table-cell>
          <table:table-cell office:value-type="float" office:value="25.953333" calcext:value-type="float">
            <text:p>25.953333</text:p>
          </table:table-cell>
          <table:table-cell office:value-type="float" office:value="26.413334" calcext:value-type="float">
            <text:p>26.413334</text:p>
          </table:table-cell>
          <table:table-cell office:value-type="float" office:value="18.730383" calcext:value-type="float">
            <text:p>18.730383</text:p>
          </table:table-cell>
          <table:table-cell office:value-type="float" office:value="167100" calcext:value-type="float">
            <text:p>167100</text:p>
          </table:table-cell>
          <table:table-cell table:formula="of:=([.F908]-[.F907])/[.F907]" office:value-type="float" office:value="0.0254950485698578" calcext:value-type="float">
            <text:p>0.025495048569858</text:p>
          </table:table-cell>
          <table:table-cell table:formula="of:=[.H908]-PerAnnumRiskFreeRate/TradingDaysPerYear" office:value-type="float" office:value="0.0253363184111277" calcext:value-type="float">
            <text:p>0.0253363184111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06</text:p>
          </table:table-cell>
          <table:table-cell office:value-type="float" office:value="26.573334" calcext:value-type="float">
            <text:p>26.573334</text:p>
          </table:table-cell>
          <table:table-cell office:value-type="float" office:value="26.606667" calcext:value-type="float">
            <text:p>26.606667</text:p>
          </table:table-cell>
          <table:table-cell office:value-type="float" office:value="26.1" calcext:value-type="float">
            <text:p>26.1</text:p>
          </table:table-cell>
          <table:table-cell office:value-type="float" office:value="26.15" calcext:value-type="float">
            <text:p>26.15</text:p>
          </table:table-cell>
          <table:table-cell office:value-type="float" office:value="18.543652" calcext:value-type="float">
            <text:p>18.543652</text:p>
          </table:table-cell>
          <table:table-cell office:value-type="float" office:value="219300" calcext:value-type="float">
            <text:p>219300</text:p>
          </table:table-cell>
          <table:table-cell table:formula="of:=([.F909]-[.F908])/[.F908]" office:value-type="float" office:value="-0.00996941706958145" calcext:value-type="float">
            <text:p>-0.009969417069581</text:p>
          </table:table-cell>
          <table:table-cell table:formula="of:=[.H909]-PerAnnumRiskFreeRate/TradingDaysPerYear" office:value-type="float" office:value="-0.0101281472283116" calcext:value-type="float">
            <text:p>-0.0101281472283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07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26.383333" calcext:value-type="float">
            <text:p>26.383333</text:p>
          </table:table-cell>
          <table:table-cell office:value-type="float" office:value="25.833332" calcext:value-type="float">
            <text:p>25.833332</text:p>
          </table:table-cell>
          <table:table-cell office:value-type="float" office:value="26.379999" calcext:value-type="float">
            <text:p>26.379999</text:p>
          </table:table-cell>
          <table:table-cell office:value-type="float" office:value="18.706747" calcext:value-type="float">
            <text:p>18.706747</text:p>
          </table:table-cell>
          <table:table-cell office:value-type="float" office:value="180900" calcext:value-type="float">
            <text:p>180900</text:p>
          </table:table-cell>
          <table:table-cell table:formula="of:=([.F910]-[.F909])/[.F909]" office:value-type="float" office:value="0.00879519309357178" calcext:value-type="float">
            <text:p>0.008795193093572</text:p>
          </table:table-cell>
          <table:table-cell table:formula="of:=[.H910]-PerAnnumRiskFreeRate/TradingDaysPerYear" office:value-type="float" office:value="0.00863646293484162" calcext:value-type="float">
            <text:p>0.0086364629348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08</text:p>
          </table:table-cell>
          <table:table-cell office:value-type="float" office:value="26.549999" calcext:value-type="float">
            <text:p>26.549999</text:p>
          </table:table-cell>
          <table:table-cell office:value-type="float" office:value="26.626667" calcext:value-type="float">
            <text:p>26.626667</text:p>
          </table:table-cell>
          <table:table-cell office:value-type="float" office:value="26.190001" calcext:value-type="float">
            <text:p>26.190001</text:p>
          </table:table-cell>
          <table:table-cell office:value-type="float" office:value="26.360001" calcext:value-type="float">
            <text:p>26.360001</text:p>
          </table:table-cell>
          <table:table-cell office:value-type="float" office:value="18.692564" calcext:value-type="float">
            <text:p>18.692564</text:p>
          </table:table-cell>
          <table:table-cell office:value-type="float" office:value="140100" calcext:value-type="float">
            <text:p>140100</text:p>
          </table:table-cell>
          <table:table-cell table:formula="of:=([.F911]-[.F910])/[.F910]" office:value-type="float" office:value="-0.000758175646465907" calcext:value-type="float">
            <text:p>-0.000758175646466</text:p>
          </table:table-cell>
          <table:table-cell table:formula="of:=[.H911]-PerAnnumRiskFreeRate/TradingDaysPerYear" office:value-type="float" office:value="-0.000916905805196066" calcext:value-type="float">
            <text:p>-0.0009169058051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11</text:p>
          </table:table-cell>
          <table:table-cell office:value-type="float" office:value="26.463333" calcext:value-type="float">
            <text:p>26.463333</text:p>
          </table:table-cell>
          <table:table-cell office:value-type="float" office:value="26.543333" calcext:value-type="float">
            <text:p>26.543333</text:p>
          </table:table-cell>
          <table:table-cell office:value-type="float" office:value="26.163334" calcext:value-type="float">
            <text:p>26.163334</text:p>
          </table:table-cell>
          <table:table-cell office:value-type="float" office:value="26.543333" calcext:value-type="float">
            <text:p>26.543333</text:p>
          </table:table-cell>
          <table:table-cell office:value-type="float" office:value="18.822567" calcext:value-type="float">
            <text:p>18.822567</text:p>
          </table:table-cell>
          <table:table-cell office:value-type="float" office:value="120300" calcext:value-type="float">
            <text:p>120300</text:p>
          </table:table-cell>
          <table:table-cell table:formula="of:=([.F912]-[.F911])/[.F911]" office:value-type="float" office:value="0.00695479764038783" calcext:value-type="float">
            <text:p>0.006954797640388</text:p>
          </table:table-cell>
          <table:table-cell table:formula="of:=[.H912]-PerAnnumRiskFreeRate/TradingDaysPerYear" office:value-type="float" office:value="0.00679606748165767" calcext:value-type="float">
            <text:p>0.0067960674816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12</text:p>
          </table:table-cell>
          <table:table-cell office:value-type="float" office:value="26.473333" calcext:value-type="float">
            <text:p>26.473333</text:p>
          </table:table-cell>
          <table:table-cell office:value-type="float" office:value="26.83" calcext:value-type="float">
            <text:p>26.83</text:p>
          </table:table-cell>
          <table:table-cell office:value-type="float" office:value="26.466667" calcext:value-type="float">
            <text:p>26.466667</text:p>
          </table:table-cell>
          <table:table-cell office:value-type="float" office:value="26.723333" calcext:value-type="float">
            <text:p>26.723333</text:p>
          </table:table-cell>
          <table:table-cell office:value-type="float" office:value="18.950216" calcext:value-type="float">
            <text:p>18.950216</text:p>
          </table:table-cell>
          <table:table-cell office:value-type="float" office:value="159000" calcext:value-type="float">
            <text:p>159000</text:p>
          </table:table-cell>
          <table:table-cell table:formula="of:=([.F913]-[.F912])/[.F912]" office:value-type="float" office:value="0.00678169986059827" calcext:value-type="float">
            <text:p>0.006781699860598</text:p>
          </table:table-cell>
          <table:table-cell table:formula="of:=[.H913]-PerAnnumRiskFreeRate/TradingDaysPerYear" office:value-type="float" office:value="0.00662296970186812" calcext:value-type="float">
            <text:p>0.0066229697018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13</text:p>
          </table:table-cell>
          <table:table-cell office:value-type="float" office:value="26.666668" calcext:value-type="float">
            <text:p>26.666668</text:p>
          </table:table-cell>
          <table:table-cell office:value-type="float" office:value="26.783333" calcext:value-type="float">
            <text:p>26.783333</text:p>
          </table:table-cell>
          <table:table-cell office:value-type="float" office:value="26.469999" calcext:value-type="float">
            <text:p>26.469999</text:p>
          </table:table-cell>
          <table:table-cell office:value-type="float" office:value="26.533333" calcext:value-type="float">
            <text:p>26.533333</text:p>
          </table:table-cell>
          <table:table-cell office:value-type="float" office:value="18.815479" calcext:value-type="float">
            <text:p>18.815479</text:p>
          </table:table-cell>
          <table:table-cell office:value-type="float" office:value="115800" calcext:value-type="float">
            <text:p>115800</text:p>
          </table:table-cell>
          <table:table-cell table:formula="of:=([.F914]-[.F913])/[.F913]" office:value-type="float" office:value="-0.00711005088279739" calcext:value-type="float">
            <text:p>-0.007110050882797</text:p>
          </table:table-cell>
          <table:table-cell table:formula="of:=[.H914]-PerAnnumRiskFreeRate/TradingDaysPerYear" office:value-type="float" office:value="-0.00726878104152755" calcext:value-type="float">
            <text:p>-0.0072687810415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14</text:p>
          </table:table-cell>
          <table:table-cell table:number-columns-repeated="2" office:value-type="float" office:value="26.816668" calcext:value-type="float">
            <text:p>26.816668</text:p>
          </table:table-cell>
          <table:table-cell office:value-type="float" office:value="25.870001" calcext:value-type="float">
            <text:p>25.870001</text:p>
          </table:table-cell>
          <table:table-cell office:value-type="float" office:value="25.993334" calcext:value-type="float">
            <text:p>25.993334</text:p>
          </table:table-cell>
          <table:table-cell office:value-type="float" office:value="18.432554" calcext:value-type="float">
            <text:p>18.432554</text:p>
          </table:table-cell>
          <table:table-cell office:value-type="float" office:value="143100" calcext:value-type="float">
            <text:p>143100</text:p>
          </table:table-cell>
          <table:table-cell table:formula="of:=([.F915]-[.F914])/[.F914]" office:value-type="float" office:value="-0.0203515945568008" calcext:value-type="float">
            <text:p>-0.020351594556801</text:p>
          </table:table-cell>
          <table:table-cell table:formula="of:=[.H915]-PerAnnumRiskFreeRate/TradingDaysPerYear" office:value-type="float" office:value="-0.020510324715531" calcext:value-type="float">
            <text:p>-0.0205103247155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15</text:p>
          </table:table-cell>
          <table:table-cell office:value-type="float" office:value="26.033333" calcext:value-type="float">
            <text:p>26.033333</text:p>
          </table:table-cell>
          <table:table-cell office:value-type="float" office:value="26.103333" calcext:value-type="float">
            <text:p>26.103333</text:p>
          </table:table-cell>
          <table:table-cell office:value-type="float" office:value="25.780001" calcext:value-type="float">
            <text:p>25.780001</text:p>
          </table:table-cell>
          <table:table-cell office:value-type="float" office:value="25.803333" calcext:value-type="float">
            <text:p>25.803333</text:p>
          </table:table-cell>
          <table:table-cell office:value-type="float" office:value="18.297817" calcext:value-type="float">
            <text:p>18.297817</text:p>
          </table:table-cell>
          <table:table-cell office:value-type="float" office:value="117900" calcext:value-type="float">
            <text:p>117900</text:p>
          </table:table-cell>
          <table:table-cell table:formula="of:=([.F916]-[.F915])/[.F915]" office:value-type="float" office:value="-0.00730973038245276" calcext:value-type="float">
            <text:p>-0.007309730382453</text:p>
          </table:table-cell>
          <table:table-cell table:formula="of:=[.H916]-PerAnnumRiskFreeRate/TradingDaysPerYear" office:value-type="float" office:value="-0.00746846054118292" calcext:value-type="float">
            <text:p>-0.0074684605411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18</text:p>
          </table:table-cell>
          <table:table-cell office:value-type="float" office:value="25.803333" calcext:value-type="float">
            <text:p>25.803333</text:p>
          </table:table-cell>
          <table:table-cell office:value-type="float" office:value="25.866667" calcext:value-type="float">
            <text:p>25.866667</text:p>
          </table:table-cell>
          <table:table-cell office:value-type="float" office:value="25.666668" calcext:value-type="float">
            <text:p>25.666668</text:p>
          </table:table-cell>
          <table:table-cell office:value-type="float" office:value="25.793333" calcext:value-type="float">
            <text:p>25.793333</text:p>
          </table:table-cell>
          <table:table-cell office:value-type="float" office:value="18.290724" calcext:value-type="float">
            <text:p>18.290724</text:p>
          </table:table-cell>
          <table:table-cell office:value-type="float" office:value="134100" calcext:value-type="float">
            <text:p>134100</text:p>
          </table:table-cell>
          <table:table-cell table:formula="of:=([.F917]-[.F916])/[.F916]" office:value-type="float" office:value="-0.00038764187006557" calcext:value-type="float">
            <text:p>-0.000387641870066</text:p>
          </table:table-cell>
          <table:table-cell table:formula="of:=[.H917]-PerAnnumRiskFreeRate/TradingDaysPerYear" office:value-type="float" office:value="-0.000546372028795729" calcext:value-type="float">
            <text:p>-0.0005463720287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19</text:p>
          </table:table-cell>
          <table:table-cell office:value-type="float" office:value="25.833332" calcext:value-type="float">
            <text:p>25.833332</text:p>
          </table:table-cell>
          <table:table-cell office:value-type="float" office:value="26.23" calcext:value-type="float">
            <text:p>26.23</text:p>
          </table:table-cell>
          <table:table-cell office:value-type="float" office:value="25.793333" calcext:value-type="float">
            <text:p>25.793333</text:p>
          </table:table-cell>
          <table:table-cell office:value-type="float" office:value="26.23" calcext:value-type="float">
            <text:p>26.23</text:p>
          </table:table-cell>
          <table:table-cell office:value-type="float" office:value="18.600374" calcext:value-type="float">
            <text:p>18.600374</text:p>
          </table:table-cell>
          <table:table-cell office:value-type="float" office:value="132600" calcext:value-type="float">
            <text:p>132600</text:p>
          </table:table-cell>
          <table:table-cell table:formula="of:=([.F918]-[.F917])/[.F917]" office:value-type="float" office:value="0.0169293462631658" calcext:value-type="float">
            <text:p>0.016929346263166</text:p>
          </table:table-cell>
          <table:table-cell table:formula="of:=[.H918]-PerAnnumRiskFreeRate/TradingDaysPerYear" office:value-type="float" office:value="0.0167706161044357" calcext:value-type="float">
            <text:p>0.0167706161044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20</text:p>
          </table:table-cell>
          <table:table-cell office:value-type="float" office:value="26.216667" calcext:value-type="float">
            <text:p>26.216667</text:p>
          </table:table-cell>
          <table:table-cell office:value-type="float" office:value="26.35" calcext:value-type="float">
            <text:p>26.35</text:p>
          </table:table-cell>
          <table:table-cell office:value-type="float" office:value="26.016666" calcext:value-type="float">
            <text:p>26.016666</text:p>
          </table:table-cell>
          <table:table-cell office:value-type="float" office:value="26.336666" calcext:value-type="float">
            <text:p>26.336666</text:p>
          </table:table-cell>
          <table:table-cell office:value-type="float" office:value="18.67602" calcext:value-type="float">
            <text:p>18.67602</text:p>
          </table:table-cell>
          <table:table-cell office:value-type="float" office:value="81300" calcext:value-type="float">
            <text:p>81300</text:p>
          </table:table-cell>
          <table:table-cell table:formula="of:=([.F919]-[.F918])/[.F918]" office:value-type="float" office:value="0.00406690747186065" calcext:value-type="float">
            <text:p>0.004066907471861</text:p>
          </table:table-cell>
          <table:table-cell table:formula="of:=[.H919]-PerAnnumRiskFreeRate/TradingDaysPerYear" office:value-type="float" office:value="0.00390817731313049" calcext:value-type="float">
            <text:p>0.003908177313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21</text:p>
          </table:table-cell>
          <table:table-cell office:value-type="float" office:value="26.299999" calcext:value-type="float">
            <text:p>26.299999</text:p>
          </table:table-cell>
          <table:table-cell office:value-type="float" office:value="26.366667" calcext:value-type="float">
            <text:p>26.366667</text:p>
          </table:table-cell>
          <table:table-cell office:value-type="float" office:value="25.98" calcext:value-type="float">
            <text:p>25.98</text:p>
          </table:table-cell>
          <table:table-cell office:value-type="float" office:value="26.196667" calcext:value-type="float">
            <text:p>26.196667</text:p>
          </table:table-cell>
          <table:table-cell office:value-type="float" office:value="18.57674" calcext:value-type="float">
            <text:p>18.57674</text:p>
          </table:table-cell>
          <table:table-cell office:value-type="float" office:value="104400" calcext:value-type="float">
            <text:p>104400</text:p>
          </table:table-cell>
          <table:table-cell table:formula="of:=([.F920]-[.F919])/[.F919]" office:value-type="float" office:value="-0.00531590777906643" calcext:value-type="float">
            <text:p>-0.005315907779066</text:p>
          </table:table-cell>
          <table:table-cell table:formula="of:=[.H920]-PerAnnumRiskFreeRate/TradingDaysPerYear" office:value-type="float" office:value="-0.00547463793779659" calcext:value-type="float">
            <text:p>-0.0054746379377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22</text:p>
          </table:table-cell>
          <table:table-cell office:value-type="float" office:value="26.360001" calcext:value-type="float">
            <text:p>26.360001</text:p>
          </table:table-cell>
          <table:table-cell office:value-type="float" office:value="26.876667" calcext:value-type="float">
            <text:p>26.876667</text:p>
          </table:table-cell>
          <table:table-cell office:value-type="float" office:value="26.360001" calcext:value-type="float">
            <text:p>26.360001</text:p>
          </table:table-cell>
          <table:table-cell office:value-type="float" office:value="26.876667" calcext:value-type="float">
            <text:p>26.876667</text:p>
          </table:table-cell>
          <table:table-cell office:value-type="float" office:value="19.058939" calcext:value-type="float">
            <text:p>19.058939</text:p>
          </table:table-cell>
          <table:table-cell office:value-type="float" office:value="123900" calcext:value-type="float">
            <text:p>123900</text:p>
          </table:table-cell>
          <table:table-cell table:formula="of:=([.F921]-[.F920])/[.F920]" office:value-type="float" office:value="0.0259571377970515" calcext:value-type="float">
            <text:p>0.025957137797052</text:p>
          </table:table-cell>
          <table:table-cell table:formula="of:=[.H921]-PerAnnumRiskFreeRate/TradingDaysPerYear" office:value-type="float" office:value="0.0257984076383213" calcext:value-type="float">
            <text:p>0.0257984076383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25</text:p>
          </table:table-cell>
          <table:table-cell office:value-type="float" office:value="26.950001" calcext:value-type="float">
            <text:p>26.950001</text:p>
          </table:table-cell>
          <table:table-cell office:value-type="float" office:value="27.216667" calcext:value-type="float">
            <text:p>27.216667</text:p>
          </table:table-cell>
          <table:table-cell office:value-type="float" office:value="26.766666" calcext:value-type="float">
            <text:p>26.766666</text:p>
          </table:table-cell>
          <table:table-cell office:value-type="float" office:value="26.99" calcext:value-type="float">
            <text:p>26.99</text:p>
          </table:table-cell>
          <table:table-cell office:value-type="float" office:value="19.139311" calcext:value-type="float">
            <text:p>19.139311</text:p>
          </table:table-cell>
          <table:table-cell office:value-type="float" office:value="123600" calcext:value-type="float">
            <text:p>123600</text:p>
          </table:table-cell>
          <table:table-cell table:formula="of:=([.F922]-[.F921])/[.F921]" office:value-type="float" office:value="0.00421702383327847" calcext:value-type="float">
            <text:p>0.004217023833278</text:p>
          </table:table-cell>
          <table:table-cell table:formula="of:=[.H922]-PerAnnumRiskFreeRate/TradingDaysPerYear" office:value-type="float" office:value="0.00405829367454831" calcext:value-type="float">
            <text:p>0.0040582936745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26</text:p>
          </table:table-cell>
          <table:table-cell office:value-type="float" office:value="26.993334" calcext:value-type="float">
            <text:p>26.993334</text:p>
          </table:table-cell>
          <table:table-cell office:value-type="float" office:value="27.076668" calcext:value-type="float">
            <text:p>27.076668</text:p>
          </table:table-cell>
          <table:table-cell office:value-type="float" office:value="26.756666" calcext:value-type="float">
            <text:p>26.756666</text:p>
          </table:table-cell>
          <table:table-cell office:value-type="float" office:value="26.916668" calcext:value-type="float">
            <text:p>26.916668</text:p>
          </table:table-cell>
          <table:table-cell office:value-type="float" office:value="19.087311" calcext:value-type="float">
            <text:p>19.087311</text:p>
          </table:table-cell>
          <table:table-cell office:value-type="float" office:value="180000" calcext:value-type="float">
            <text:p>180000</text:p>
          </table:table-cell>
          <table:table-cell table:formula="of:=([.F923]-[.F922])/[.F922]" office:value-type="float" office:value="-0.00271692120996412" calcext:value-type="float">
            <text:p>-0.002716921209964</text:p>
          </table:table-cell>
          <table:table-cell table:formula="of:=[.H923]-PerAnnumRiskFreeRate/TradingDaysPerYear" office:value-type="float" office:value="-0.00287565136869428" calcext:value-type="float">
            <text:p>-0.0028756513686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27</text:p>
          </table:table-cell>
          <table:table-cell office:value-type="float" office:value="26.966667" calcext:value-type="float">
            <text:p>26.966667</text:p>
          </table:table-cell>
          <table:table-cell office:value-type="float" office:value="27.063334" calcext:value-type="float">
            <text:p>27.063334</text:p>
          </table:table-cell>
          <table:table-cell office:value-type="float" office:value="26.696667" calcext:value-type="float">
            <text:p>26.696667</text:p>
          </table:table-cell>
          <table:table-cell office:value-type="float" office:value="27.033333" calcext:value-type="float">
            <text:p>27.033333</text:p>
          </table:table-cell>
          <table:table-cell office:value-type="float" office:value="19.17004" calcext:value-type="float">
            <text:p>19.17004</text:p>
          </table:table-cell>
          <table:table-cell office:value-type="float" office:value="63900" calcext:value-type="float">
            <text:p>63900</text:p>
          </table:table-cell>
          <table:table-cell table:formula="of:=([.F924]-[.F923])/[.F923]" office:value-type="float" office:value="0.00433424069005846" calcext:value-type="float">
            <text:p>0.004334240690058</text:p>
          </table:table-cell>
          <table:table-cell table:formula="of:=[.H924]-PerAnnumRiskFreeRate/TradingDaysPerYear" office:value-type="float" office:value="0.0041755105313283" calcext:value-type="float">
            <text:p>0.0041755105313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28</text:p>
          </table:table-cell>
          <table:table-cell office:value-type="float" office:value="27.200001" calcext:value-type="float">
            <text:p>27.200001</text:p>
          </table:table-cell>
          <table:table-cell office:value-type="float" office:value="27.25" calcext:value-type="float">
            <text:p>27.25</text:p>
          </table:table-cell>
          <table:table-cell office:value-type="float" office:value="26.913334" calcext:value-type="float">
            <text:p>26.913334</text:p>
          </table:table-cell>
          <table:table-cell office:value-type="float" office:value="27.153334" calcext:value-type="float">
            <text:p>27.153334</text:p>
          </table:table-cell>
          <table:table-cell office:value-type="float" office:value="19.255136" calcext:value-type="float">
            <text:p>19.255136</text:p>
          </table:table-cell>
          <table:table-cell office:value-type="float" office:value="131100" calcext:value-type="float">
            <text:p>131100</text:p>
          </table:table-cell>
          <table:table-cell table:formula="of:=([.F925]-[.F924])/[.F924]" office:value-type="float" office:value="0.00443901003858104" calcext:value-type="float">
            <text:p>0.004439010038581</text:p>
          </table:table-cell>
          <table:table-cell table:formula="of:=[.H925]-PerAnnumRiskFreeRate/TradingDaysPerYear" office:value-type="float" office:value="0.00428027987985088" calcext:value-type="float">
            <text:p>0.0042802798798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7-29</text:p>
          </table:table-cell>
          <table:table-cell office:value-type="float" office:value="27.296667" calcext:value-type="float">
            <text:p>27.296667</text:p>
          </table:table-cell>
          <table:table-cell office:value-type="float" office:value="27.333332" calcext:value-type="float">
            <text:p>27.333332</text:p>
          </table:table-cell>
          <table:table-cell table:number-columns-repeated="2" office:value-type="float" office:value="26.946667" calcext:value-type="float">
            <text:p>26.946667</text:p>
          </table:table-cell>
          <table:table-cell office:value-type="float" office:value="19.108585" calcext:value-type="float">
            <text:p>19.108585</text:p>
          </table:table-cell>
          <table:table-cell office:value-type="float" office:value="60600" calcext:value-type="float">
            <text:p>60600</text:p>
          </table:table-cell>
          <table:table-cell table:formula="of:=([.F926]-[.F925])/[.F925]" office:value-type="float" office:value="-0.00761100830448555" calcext:value-type="float">
            <text:p>-0.007611008304486</text:p>
          </table:table-cell>
          <table:table-cell table:formula="of:=[.H926]-PerAnnumRiskFreeRate/TradingDaysPerYear" office:value-type="float" office:value="-0.00776973846321571" calcext:value-type="float">
            <text:p>-0.0077697384632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01</text:p>
          </table:table-cell>
          <table:table-cell office:value-type="float" office:value="27.190001" calcext:value-type="float">
            <text:p>27.190001</text:p>
          </table:table-cell>
          <table:table-cell office:value-type="float" office:value="27.379999" calcext:value-type="float">
            <text:p>27.379999</text:p>
          </table:table-cell>
          <table:table-cell office:value-type="float" office:value="27.133333" calcext:value-type="float">
            <text:p>27.133333</text:p>
          </table:table-cell>
          <table:table-cell office:value-type="float" office:value="27.25" calcext:value-type="float">
            <text:p>27.25</text:p>
          </table:table-cell>
          <table:table-cell office:value-type="float" office:value="19.323689" calcext:value-type="float">
            <text:p>19.323689</text:p>
          </table:table-cell>
          <table:table-cell office:value-type="float" office:value="105000" calcext:value-type="float">
            <text:p>105000</text:p>
          </table:table-cell>
          <table:table-cell table:formula="of:=([.F927]-[.F926])/[.F926]" office:value-type="float" office:value="0.0112569298040645" calcext:value-type="float">
            <text:p>0.011256929804065</text:p>
          </table:table-cell>
          <table:table-cell table:formula="of:=[.H927]-PerAnnumRiskFreeRate/TradingDaysPerYear" office:value-type="float" office:value="0.0110981996453344" calcext:value-type="float">
            <text:p>0.0110981996453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02</text:p>
          </table:table-cell>
          <table:table-cell office:value-type="float" office:value="27.34" calcext:value-type="float">
            <text:p>27.34</text:p>
          </table:table-cell>
          <table:table-cell office:value-type="float" office:value="27.75" calcext:value-type="float">
            <text:p>27.75</text:p>
          </table:table-cell>
          <table:table-cell office:value-type="float" office:value="27.34" calcext:value-type="float">
            <text:p>27.34</text:p>
          </table:table-cell>
          <table:table-cell office:value-type="float" office:value="27.75" calcext:value-type="float">
            <text:p>27.75</text:p>
          </table:table-cell>
          <table:table-cell office:value-type="float" office:value="19.678242" calcext:value-type="float">
            <text:p>19.678242</text:p>
          </table:table-cell>
          <table:table-cell office:value-type="float" office:value="235500" calcext:value-type="float">
            <text:p>235500</text:p>
          </table:table-cell>
          <table:table-cell table:formula="of:=([.F928]-[.F927])/[.F927]" office:value-type="float" office:value="0.0183481011312074" calcext:value-type="float">
            <text:p>0.018348101131207</text:p>
          </table:table-cell>
          <table:table-cell table:formula="of:=[.H928]-PerAnnumRiskFreeRate/TradingDaysPerYear" office:value-type="float" office:value="0.0181893709724772" calcext:value-type="float">
            <text:p>0.0181893709724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03</text:p>
          </table:table-cell>
          <table:table-cell office:value-type="float" office:value="27.893333" calcext:value-type="float">
            <text:p>27.893333</text:p>
          </table:table-cell>
          <table:table-cell office:value-type="float" office:value="27.926666" calcext:value-type="float">
            <text:p>27.926666</text:p>
          </table:table-cell>
          <table:table-cell office:value-type="float" office:value="27.623333" calcext:value-type="float">
            <text:p>27.623333</text:p>
          </table:table-cell>
          <table:table-cell office:value-type="float" office:value="27.746668" calcext:value-type="float">
            <text:p>27.746668</text:p>
          </table:table-cell>
          <table:table-cell office:value-type="float" office:value="19.675888" calcext:value-type="float">
            <text:p>19.675888</text:p>
          </table:table-cell>
          <table:table-cell office:value-type="float" office:value="373200" calcext:value-type="float">
            <text:p>373200</text:p>
          </table:table-cell>
          <table:table-cell table:formula="of:=([.F929]-[.F928])/[.F928]" office:value-type="float" office:value="-0.000119624507107922" calcext:value-type="float">
            <text:p>-0.000119624507108</text:p>
          </table:table-cell>
          <table:table-cell table:formula="of:=[.H929]-PerAnnumRiskFreeRate/TradingDaysPerYear" office:value-type="float" office:value="-0.000278354665838081" calcext:value-type="float">
            <text:p>-0.0002783546658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04</text:p>
          </table:table-cell>
          <table:table-cell office:value-type="float" office:value="27.756666" calcext:value-type="float">
            <text:p>27.756666</text:p>
          </table:table-cell>
          <table:table-cell office:value-type="float" office:value="28" calcext:value-type="float">
            <text:p>28</text:p>
          </table:table-cell>
          <table:table-cell office:value-type="float" office:value="27.700001" calcext:value-type="float">
            <text:p>27.700001</text:p>
          </table:table-cell>
          <table:table-cell office:value-type="float" office:value="27.816668" calcext:value-type="float">
            <text:p>27.816668</text:p>
          </table:table-cell>
          <table:table-cell office:value-type="float" office:value="19.725523" calcext:value-type="float">
            <text:p>19.725523</text:p>
          </table:table-cell>
          <table:table-cell office:value-type="float" office:value="362400" calcext:value-type="float">
            <text:p>362400</text:p>
          </table:table-cell>
          <table:table-cell table:formula="of:=([.F930]-[.F929])/[.F929]" office:value-type="float" office:value="0.00252263074479782" calcext:value-type="float">
            <text:p>0.002522630744798</text:p>
          </table:table-cell>
          <table:table-cell table:formula="of:=[.H930]-PerAnnumRiskFreeRate/TradingDaysPerYear" office:value-type="float" office:value="0.00236390058606766" calcext:value-type="float">
            <text:p>0.0023639005860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05</text:p>
          </table:table-cell>
          <table:table-cell office:value-type="float" office:value="27.833332" calcext:value-type="float">
            <text:p>27.833332</text:p>
          </table:table-cell>
          <table:table-cell office:value-type="float" office:value="27.866667" calcext:value-type="float">
            <text:p>27.866667</text:p>
          </table:table-cell>
          <table:table-cell office:value-type="float" office:value="27.450001" calcext:value-type="float">
            <text:p>27.450001</text:p>
          </table:table-cell>
          <table:table-cell office:value-type="float" office:value="27.59" calcext:value-type="float">
            <text:p>27.59</text:p>
          </table:table-cell>
          <table:table-cell office:value-type="float" office:value="19.564795" calcext:value-type="float">
            <text:p>19.564795</text:p>
          </table:table-cell>
          <table:table-cell office:value-type="float" office:value="166200" calcext:value-type="float">
            <text:p>166200</text:p>
          </table:table-cell>
          <table:table-cell table:formula="of:=([.F931]-[.F930])/[.F930]" office:value-type="float" office:value="-0.00814822501791202" calcext:value-type="float">
            <text:p>-0.008148225017912</text:p>
          </table:table-cell>
          <table:table-cell table:formula="of:=[.H931]-PerAnnumRiskFreeRate/TradingDaysPerYear" office:value-type="float" office:value="-0.00830695517664218" calcext:value-type="float">
            <text:p>-0.0083069551766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08</text:p>
          </table:table-cell>
          <table:table-cell office:value-type="float" office:value="28.063334" calcext:value-type="float">
            <text:p>28.063334</text:p>
          </table:table-cell>
          <table:table-cell office:value-type="float" office:value="28.233334" calcext:value-type="float">
            <text:p>28.233334</text:p>
          </table:table-cell>
          <table:table-cell office:value-type="float" office:value="27.950001" calcext:value-type="float">
            <text:p>27.950001</text:p>
          </table:table-cell>
          <table:table-cell office:value-type="float" office:value="28" calcext:value-type="float">
            <text:p>28</text:p>
          </table:table-cell>
          <table:table-cell office:value-type="float" office:value="19.85553" calcext:value-type="float">
            <text:p>19.85553</text:p>
          </table:table-cell>
          <table:table-cell office:value-type="float" office:value="280500" calcext:value-type="float">
            <text:p>280500</text:p>
          </table:table-cell>
          <table:table-cell table:formula="of:=([.F932]-[.F931])/[.F931]" office:value-type="float" office:value="0.0148601097021462" calcext:value-type="float">
            <text:p>0.014860109702146</text:p>
          </table:table-cell>
          <table:table-cell table:formula="of:=[.H932]-PerAnnumRiskFreeRate/TradingDaysPerYear" office:value-type="float" office:value="0.014701379543416" calcext:value-type="float">
            <text:p>0.0147013795434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09</text:p>
          </table:table-cell>
          <table:table-cell office:value-type="float" office:value="28.096666" calcext:value-type="float">
            <text:p>28.096666</text:p>
          </table:table-cell>
          <table:table-cell office:value-type="float" office:value="28.103333" calcext:value-type="float">
            <text:p>28.103333</text:p>
          </table:table-cell>
          <table:table-cell office:value-type="float" office:value="27.843332" calcext:value-type="float">
            <text:p>27.843332</text:p>
          </table:table-cell>
          <table:table-cell office:value-type="float" office:value="27.943333" calcext:value-type="float">
            <text:p>27.943333</text:p>
          </table:table-cell>
          <table:table-cell office:value-type="float" office:value="19.815348" calcext:value-type="float">
            <text:p>19.815348</text:p>
          </table:table-cell>
          <table:table-cell office:value-type="float" office:value="180000" calcext:value-type="float">
            <text:p>180000</text:p>
          </table:table-cell>
          <table:table-cell table:formula="of:=([.F933]-[.F932])/[.F932]" office:value-type="float" office:value="-0.00202371832935215" calcext:value-type="float">
            <text:p>-0.002023718329352</text:p>
          </table:table-cell>
          <table:table-cell table:formula="of:=[.H933]-PerAnnumRiskFreeRate/TradingDaysPerYear" office:value-type="float" office:value="-0.00218244848808231" calcext:value-type="float">
            <text:p>-0.0021824484880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10</text:p>
          </table:table-cell>
          <table:table-cell office:value-type="float" office:value="28.206667" calcext:value-type="float">
            <text:p>28.206667</text:p>
          </table:table-cell>
          <table:table-cell office:value-type="float" office:value="28.459999" calcext:value-type="float">
            <text:p>28.459999</text:p>
          </table:table-cell>
          <table:table-cell office:value-type="float" office:value="28.110001" calcext:value-type="float">
            <text:p>28.110001</text:p>
          </table:table-cell>
          <table:table-cell office:value-type="float" office:value="28.426666" calcext:value-type="float">
            <text:p>28.426666</text:p>
          </table:table-cell>
          <table:table-cell office:value-type="float" office:value="20.158091" calcext:value-type="float">
            <text:p>20.158091</text:p>
          </table:table-cell>
          <table:table-cell office:value-type="float" office:value="834900" calcext:value-type="float">
            <text:p>834900</text:p>
          </table:table-cell>
          <table:table-cell table:formula="of:=([.F934]-[.F933])/[.F933]" office:value-type="float" office:value="0.0172968448497598" calcext:value-type="float">
            <text:p>0.01729684484976</text:p>
          </table:table-cell>
          <table:table-cell table:formula="of:=[.H934]-PerAnnumRiskFreeRate/TradingDaysPerYear" office:value-type="float" office:value="0.0171381146910297" calcext:value-type="float">
            <text:p>0.017138114691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11</text:p>
          </table:table-cell>
          <table:table-cell office:value-type="float" office:value="28.366667" calcext:value-type="float">
            <text:p>28.366667</text:p>
          </table:table-cell>
          <table:table-cell office:value-type="float" office:value="28.786667" calcext:value-type="float">
            <text:p>28.786667</text:p>
          </table:table-cell>
          <table:table-cell office:value-type="float" office:value="28.366667" calcext:value-type="float">
            <text:p>28.366667</text:p>
          </table:table-cell>
          <table:table-cell office:value-type="float" office:value="28.646667" calcext:value-type="float">
            <text:p>28.646667</text:p>
          </table:table-cell>
          <table:table-cell office:value-type="float" office:value="20.3141" calcext:value-type="float">
            <text:p>20.3141</text:p>
          </table:table-cell>
          <table:table-cell office:value-type="float" office:value="289800" calcext:value-type="float">
            <text:p>289800</text:p>
          </table:table-cell>
          <table:table-cell table:formula="of:=([.F935]-[.F934])/[.F934]" office:value-type="float" office:value="0.00773927451761186" calcext:value-type="float">
            <text:p>0.007739274517612</text:p>
          </table:table-cell>
          <table:table-cell table:formula="of:=[.H935]-PerAnnumRiskFreeRate/TradingDaysPerYear" office:value-type="float" office:value="0.0075805443588817" calcext:value-type="float">
            <text:p>0.0075805443588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12</text:p>
          </table:table-cell>
          <table:table-cell office:value-type="float" office:value="28.780001" calcext:value-type="float">
            <text:p>28.780001</text:p>
          </table:table-cell>
          <table:table-cell office:value-type="float" office:value="28.783333" calcext:value-type="float">
            <text:p>28.783333</text:p>
          </table:table-cell>
          <table:table-cell office:value-type="float" office:value="28.466667" calcext:value-type="float">
            <text:p>28.466667</text:p>
          </table:table-cell>
          <table:table-cell office:value-type="float" office:value="28.610001" calcext:value-type="float">
            <text:p>28.610001</text:p>
          </table:table-cell>
          <table:table-cell office:value-type="float" office:value="20.288099" calcext:value-type="float">
            <text:p>20.288099</text:p>
          </table:table-cell>
          <table:table-cell office:value-type="float" office:value="168900" calcext:value-type="float">
            <text:p>168900</text:p>
          </table:table-cell>
          <table:table-cell table:formula="of:=([.F936]-[.F935])/[.F935]" office:value-type="float" office:value="-0.00127994841021757" calcext:value-type="float">
            <text:p>-0.001279948410218</text:p>
          </table:table-cell>
          <table:table-cell table:formula="of:=[.H936]-PerAnnumRiskFreeRate/TradingDaysPerYear" office:value-type="float" office:value="-0.00143867856894773" calcext:value-type="float">
            <text:p>-0.0014386785689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15</text:p>
          </table:table-cell>
          <table:table-cell table:number-columns-repeated="2" office:value-type="float" office:value="28.586666" calcext:value-type="float">
            <text:p>28.586666</text:p>
          </table:table-cell>
          <table:table-cell office:value-type="float" office:value="28.23" calcext:value-type="float">
            <text:p>28.23</text:p>
          </table:table-cell>
          <table:table-cell office:value-type="float" office:value="28.356667" calcext:value-type="float">
            <text:p>28.356667</text:p>
          </table:table-cell>
          <table:table-cell office:value-type="float" office:value="20.10845" calcext:value-type="float">
            <text:p>20.10845</text:p>
          </table:table-cell>
          <table:table-cell office:value-type="float" office:value="145800" calcext:value-type="float">
            <text:p>145800</text:p>
          </table:table-cell>
          <table:table-cell table:formula="of:=([.F937]-[.F936])/[.F936]" office:value-type="float" office:value="-0.00885489567060954" calcext:value-type="float">
            <text:p>-0.00885489567061</text:p>
          </table:table-cell>
          <table:table-cell table:formula="of:=[.H937]-PerAnnumRiskFreeRate/TradingDaysPerYear" office:value-type="float" office:value="-0.0090136258293397" calcext:value-type="float">
            <text:p>-0.009013625829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16</text:p>
          </table:table-cell>
          <table:table-cell office:value-type="float" office:value="28.216667" calcext:value-type="float">
            <text:p>28.216667</text:p>
          </table:table-cell>
          <table:table-cell office:value-type="float" office:value="28.293333" calcext:value-type="float">
            <text:p>28.293333</text:p>
          </table:table-cell>
          <table:table-cell office:value-type="float" office:value="27.733334" calcext:value-type="float">
            <text:p>27.733334</text:p>
          </table:table-cell>
          <table:table-cell office:value-type="float" office:value="27.736668" calcext:value-type="float">
            <text:p>27.736668</text:p>
          </table:table-cell>
          <table:table-cell office:value-type="float" office:value="19.668797" calcext:value-type="float">
            <text:p>19.668797</text:p>
          </table:table-cell>
          <table:table-cell office:value-type="float" office:value="183000" calcext:value-type="float">
            <text:p>183000</text:p>
          </table:table-cell>
          <table:table-cell table:formula="of:=([.F938]-[.F937])/[.F937]" office:value-type="float" office:value="-0.0218640919613396" calcext:value-type="float">
            <text:p>-0.02186409196134</text:p>
          </table:table-cell>
          <table:table-cell table:formula="of:=[.H938]-PerAnnumRiskFreeRate/TradingDaysPerYear" office:value-type="float" office:value="-0.0220228221200698" calcext:value-type="float">
            <text:p>-0.022022822120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17</text:p>
          </table:table-cell>
          <table:table-cell office:value-type="float" office:value="27.620001" calcext:value-type="float">
            <text:p>27.620001</text:p>
          </table:table-cell>
          <table:table-cell office:value-type="float" office:value="27.903334" calcext:value-type="float">
            <text:p>27.903334</text:p>
          </table:table-cell>
          <table:table-cell office:value-type="float" office:value="26.986668" calcext:value-type="float">
            <text:p>26.986668</text:p>
          </table:table-cell>
          <table:table-cell office:value-type="float" office:value="27.129999" calcext:value-type="float">
            <text:p>27.129999</text:p>
          </table:table-cell>
          <table:table-cell office:value-type="float" office:value="19.238592" calcext:value-type="float">
            <text:p>19.238592</text:p>
          </table:table-cell>
          <table:table-cell office:value-type="float" office:value="494400" calcext:value-type="float">
            <text:p>494400</text:p>
          </table:table-cell>
          <table:table-cell table:formula="of:=([.F939]-[.F938])/[.F938]" office:value-type="float" office:value="-0.0218724612389868" calcext:value-type="float">
            <text:p>-0.021872461238987</text:p>
          </table:table-cell>
          <table:table-cell table:formula="of:=[.H939]-PerAnnumRiskFreeRate/TradingDaysPerYear" office:value-type="float" office:value="-0.022031191397717" calcext:value-type="float">
            <text:p>-0.0220311913977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18</text:p>
          </table:table-cell>
          <table:table-cell office:value-type="float" office:value="26.91" calcext:value-type="float">
            <text:p>26.91</text:p>
          </table:table-cell>
          <table:table-cell office:value-type="float" office:value="27.133333" calcext:value-type="float">
            <text:p>27.133333</text:p>
          </table:table-cell>
          <table:table-cell office:value-type="float" office:value="26.733334" calcext:value-type="float">
            <text:p>26.733334</text:p>
          </table:table-cell>
          <table:table-cell office:value-type="float" office:value="26.966667" calcext:value-type="float">
            <text:p>26.966667</text:p>
          </table:table-cell>
          <table:table-cell office:value-type="float" office:value="19.122765" calcext:value-type="float">
            <text:p>19.122765</text:p>
          </table:table-cell>
          <table:table-cell office:value-type="float" office:value="293700" calcext:value-type="float">
            <text:p>293700</text:p>
          </table:table-cell>
          <table:table-cell table:formula="of:=([.F940]-[.F939])/[.F939]" office:value-type="float" office:value="-0.00602055493458146" calcext:value-type="float">
            <text:p>-0.006020554934581</text:p>
          </table:table-cell>
          <table:table-cell table:formula="of:=[.H940]-PerAnnumRiskFreeRate/TradingDaysPerYear" office:value-type="float" office:value="-0.00617928509331162" calcext:value-type="float">
            <text:p>-0.0061792850933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19</text:p>
          </table:table-cell>
          <table:table-cell office:value-type="float" office:value="27.286667" calcext:value-type="float">
            <text:p>27.286667</text:p>
          </table:table-cell>
          <table:table-cell office:value-type="float" office:value="27.49" calcext:value-type="float">
            <text:p>27.49</text:p>
          </table:table-cell>
          <table:table-cell office:value-type="float" office:value="27.25" calcext:value-type="float">
            <text:p>27.25</text:p>
          </table:table-cell>
          <table:table-cell office:value-type="float" office:value="27.4" calcext:value-type="float">
            <text:p>27.4</text:p>
          </table:table-cell>
          <table:table-cell office:value-type="float" office:value="19.430046" calcext:value-type="float">
            <text:p>19.430046</text:p>
          </table:table-cell>
          <table:table-cell office:value-type="float" office:value="187800" calcext:value-type="float">
            <text:p>187800</text:p>
          </table:table-cell>
          <table:table-cell table:formula="of:=([.F941]-[.F940])/[.F940]" office:value-type="float" office:value="0.0160688582430417" calcext:value-type="float">
            <text:p>0.016068858243042</text:p>
          </table:table-cell>
          <table:table-cell table:formula="of:=[.H941]-PerAnnumRiskFreeRate/TradingDaysPerYear" office:value-type="float" office:value="0.0159101280843116" calcext:value-type="float">
            <text:p>0.0159101280843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22</text:p>
          </table:table-cell>
          <table:table-cell office:value-type="float" office:value="27.75" calcext:value-type="float">
            <text:p>27.75</text:p>
          </table:table-cell>
          <table:table-cell office:value-type="float" office:value="27.82" calcext:value-type="float">
            <text:p>27.82</text:p>
          </table:table-cell>
          <table:table-cell office:value-type="float" office:value="27.333332" calcext:value-type="float">
            <text:p>27.333332</text:p>
          </table:table-cell>
          <table:table-cell office:value-type="float" office:value="27.559999" calcext:value-type="float">
            <text:p>27.559999</text:p>
          </table:table-cell>
          <table:table-cell office:value-type="float" office:value="19.543518" calcext:value-type="float">
            <text:p>19.543518</text:p>
          </table:table-cell>
          <table:table-cell office:value-type="float" office:value="404100" calcext:value-type="float">
            <text:p>404100</text:p>
          </table:table-cell>
          <table:table-cell table:formula="of:=([.F942]-[.F941])/[.F941]" office:value-type="float" office:value="0.00584002734733608" calcext:value-type="float">
            <text:p>0.005840027347336</text:p>
          </table:table-cell>
          <table:table-cell table:formula="of:=[.H942]-PerAnnumRiskFreeRate/TradingDaysPerYear" office:value-type="float" office:value="0.00568129718860592" calcext:value-type="float">
            <text:p>0.0056812971886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23</text:p>
          </table:table-cell>
          <table:table-cell office:value-type="float" office:value="27.626667" calcext:value-type="float">
            <text:p>27.626667</text:p>
          </table:table-cell>
          <table:table-cell office:value-type="float" office:value="27.676666" calcext:value-type="float">
            <text:p>27.676666</text:p>
          </table:table-cell>
          <table:table-cell office:value-type="float" office:value="27.256666" calcext:value-type="float">
            <text:p>27.256666</text:p>
          </table:table-cell>
          <table:table-cell office:value-type="float" office:value="27.5" calcext:value-type="float">
            <text:p>27.5</text:p>
          </table:table-cell>
          <table:table-cell office:value-type="float" office:value="19.500967" calcext:value-type="float">
            <text:p>19.500967</text:p>
          </table:table-cell>
          <table:table-cell office:value-type="float" office:value="136800" calcext:value-type="float">
            <text:p>136800</text:p>
          </table:table-cell>
          <table:table-cell table:formula="of:=([.F943]-[.F942])/[.F942]" office:value-type="float" office:value="-0.00217724362624987" calcext:value-type="float">
            <text:p>-0.00217724362625</text:p>
          </table:table-cell>
          <table:table-cell table:formula="of:=[.H943]-PerAnnumRiskFreeRate/TradingDaysPerYear" office:value-type="float" office:value="-0.00233597378498003" calcext:value-type="float">
            <text:p>-0.002335973784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24</text:p>
          </table:table-cell>
          <table:table-cell office:value-type="float" office:value="27.593332" calcext:value-type="float">
            <text:p>27.593332</text:p>
          </table:table-cell>
          <table:table-cell office:value-type="float" office:value="27.816668" calcext:value-type="float">
            <text:p>27.816668</text:p>
          </table:table-cell>
          <table:table-cell office:value-type="float" office:value="27.466667" calcext:value-type="float">
            <text:p>27.466667</text:p>
          </table:table-cell>
          <table:table-cell office:value-type="float" office:value="27.683332" calcext:value-type="float">
            <text:p>27.683332</text:p>
          </table:table-cell>
          <table:table-cell office:value-type="float" office:value="19.630978" calcext:value-type="float">
            <text:p>19.630978</text:p>
          </table:table-cell>
          <table:table-cell office:value-type="float" office:value="152400" calcext:value-type="float">
            <text:p>152400</text:p>
          </table:table-cell>
          <table:table-cell table:formula="of:=([.F944]-[.F943])/[.F943]" office:value-type="float" office:value="0.00666690015936131" calcext:value-type="float">
            <text:p>0.006666900159361</text:p>
          </table:table-cell>
          <table:table-cell table:formula="of:=[.H944]-PerAnnumRiskFreeRate/TradingDaysPerYear" office:value-type="float" office:value="0.00650817000063115" calcext:value-type="float">
            <text:p>0.0065081700006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25</text:p>
          </table:table-cell>
          <table:table-cell office:value-type="float" office:value="27.623333" calcext:value-type="float">
            <text:p>27.623333</text:p>
          </table:table-cell>
          <table:table-cell office:value-type="float" office:value="27.690001" calcext:value-type="float">
            <text:p>27.690001</text:p>
          </table:table-cell>
          <table:table-cell office:value-type="float" office:value="27.486668" calcext:value-type="float">
            <text:p>27.486668</text:p>
          </table:table-cell>
          <table:table-cell office:value-type="float" office:value="27.676666" calcext:value-type="float">
            <text:p>27.676666</text:p>
          </table:table-cell>
          <table:table-cell office:value-type="float" office:value="19.626251" calcext:value-type="float">
            <text:p>19.626251</text:p>
          </table:table-cell>
          <table:table-cell office:value-type="float" office:value="259800" calcext:value-type="float">
            <text:p>259800</text:p>
          </table:table-cell>
          <table:table-cell table:formula="of:=([.F945]-[.F944])/[.F944]" office:value-type="float" office:value="-0.000240792893762045" calcext:value-type="float">
            <text:p>-0.000240792893762</text:p>
          </table:table-cell>
          <table:table-cell table:formula="of:=[.H945]-PerAnnumRiskFreeRate/TradingDaysPerYear" office:value-type="float" office:value="-0.000399523052492203" calcext:value-type="float">
            <text:p>-0.0003995230524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26</text:p>
          </table:table-cell>
          <table:table-cell office:value-type="float" office:value="27.733334" calcext:value-type="float">
            <text:p>27.733334</text:p>
          </table:table-cell>
          <table:table-cell office:value-type="float" office:value="27.786667" calcext:value-type="float">
            <text:p>27.786667</text:p>
          </table:table-cell>
          <table:table-cell office:value-type="float" office:value="27.290001" calcext:value-type="float">
            <text:p>27.290001</text:p>
          </table:table-cell>
          <table:table-cell office:value-type="float" office:value="27.316668" calcext:value-type="float">
            <text:p>27.316668</text:p>
          </table:table-cell>
          <table:table-cell office:value-type="float" office:value="19.37097" calcext:value-type="float">
            <text:p>19.37097</text:p>
          </table:table-cell>
          <table:table-cell office:value-type="float" office:value="243000" calcext:value-type="float">
            <text:p>243000</text:p>
          </table:table-cell>
          <table:table-cell table:formula="of:=([.F946]-[.F945])/[.F945]" office:value-type="float" office:value="-0.0130071199028281" calcext:value-type="float">
            <text:p>-0.013007119902828</text:p>
          </table:table-cell>
          <table:table-cell table:formula="of:=[.H946]-PerAnnumRiskFreeRate/TradingDaysPerYear" office:value-type="float" office:value="-0.0131658500615583" calcext:value-type="float">
            <text:p>-0.0131658500615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29</text:p>
          </table:table-cell>
          <table:table-cell office:value-type="float" office:value="27.799999" calcext:value-type="float">
            <text:p>27.799999</text:p>
          </table:table-cell>
          <table:table-cell office:value-type="float" office:value="27.843332" calcext:value-type="float">
            <text:p>27.843332</text:p>
          </table:table-cell>
          <table:table-cell office:value-type="float" office:value="27.353333" calcext:value-type="float">
            <text:p>27.353333</text:p>
          </table:table-cell>
          <table:table-cell office:value-type="float" office:value="27.610001" calcext:value-type="float">
            <text:p>27.610001</text:p>
          </table:table-cell>
          <table:table-cell office:value-type="float" office:value="19.57897" calcext:value-type="float">
            <text:p>19.57897</text:p>
          </table:table-cell>
          <table:table-cell office:value-type="float" office:value="156600" calcext:value-type="float">
            <text:p>156600</text:p>
          </table:table-cell>
          <table:table-cell table:formula="of:=([.F947]-[.F946])/[.F946]" office:value-type="float" office:value="0.0107377173161696" calcext:value-type="float">
            <text:p>0.01073771731617</text:p>
          </table:table-cell>
          <table:table-cell table:formula="of:=[.H947]-PerAnnumRiskFreeRate/TradingDaysPerYear" office:value-type="float" office:value="0.0105789871574394" calcext:value-type="float">
            <text:p>0.010578987157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30</text:p>
          </table:table-cell>
          <table:table-cell office:value-type="float" office:value="27.763332" calcext:value-type="float">
            <text:p>27.763332</text:p>
          </table:table-cell>
          <table:table-cell office:value-type="float" office:value="28.076668" calcext:value-type="float">
            <text:p>28.076668</text:p>
          </table:table-cell>
          <table:table-cell office:value-type="float" office:value="27.716667" calcext:value-type="float">
            <text:p>27.716667</text:p>
          </table:table-cell>
          <table:table-cell office:value-type="float" office:value="27.986668" calcext:value-type="float">
            <text:p>27.986668</text:p>
          </table:table-cell>
          <table:table-cell office:value-type="float" office:value="19.846073" calcext:value-type="float">
            <text:p>19.846073</text:p>
          </table:table-cell>
          <table:table-cell office:value-type="float" office:value="249300" calcext:value-type="float">
            <text:p>249300</text:p>
          </table:table-cell>
          <table:table-cell table:formula="of:=([.F948]-[.F947])/[.F947]" office:value-type="float" office:value="0.0136423417575081" calcext:value-type="float">
            <text:p>0.013642341757508</text:p>
          </table:table-cell>
          <table:table-cell table:formula="of:=[.H948]-PerAnnumRiskFreeRate/TradingDaysPerYear" office:value-type="float" office:value="0.013483611598778" calcext:value-type="float">
            <text:p>0.0134836115987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8-31</text:p>
          </table:table-cell>
          <table:table-cell office:value-type="float" office:value="28.246668" calcext:value-type="float">
            <text:p>28.246668</text:p>
          </table:table-cell>
          <table:table-cell office:value-type="float" office:value="28.876667" calcext:value-type="float">
            <text:p>28.876667</text:p>
          </table:table-cell>
          <table:table-cell office:value-type="float" office:value="28.246668" calcext:value-type="float">
            <text:p>28.246668</text:p>
          </table:table-cell>
          <table:table-cell office:value-type="float" office:value="28.780001" calcext:value-type="float">
            <text:p>28.780001</text:p>
          </table:table-cell>
          <table:table-cell office:value-type="float" office:value="20.408649" calcext:value-type="float">
            <text:p>20.408649</text:p>
          </table:table-cell>
          <table:table-cell office:value-type="float" office:value="429000" calcext:value-type="float">
            <text:p>429000</text:p>
          </table:table-cell>
          <table:table-cell table:formula="of:=([.F949]-[.F948])/[.F948]" office:value-type="float" office:value="0.0283469681886185" calcext:value-type="float">
            <text:p>0.028346968188619</text:p>
          </table:table-cell>
          <table:table-cell table:formula="of:=[.H949]-PerAnnumRiskFreeRate/TradingDaysPerYear" office:value-type="float" office:value="0.0281882380298883" calcext:value-type="float">
            <text:p>0.0281882380298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01</text:p>
          </table:table-cell>
          <table:table-cell office:value-type="float" office:value="29.280001" calcext:value-type="float">
            <text:p>29.280001</text:p>
          </table:table-cell>
          <table:table-cell office:value-type="float" office:value="29.476667" calcext:value-type="float">
            <text:p>29.476667</text:p>
          </table:table-cell>
          <table:table-cell office:value-type="float" office:value="29.120001" calcext:value-type="float">
            <text:p>29.120001</text:p>
          </table:table-cell>
          <table:table-cell office:value-type="float" office:value="29.393333" calcext:value-type="float">
            <text:p>29.393333</text:p>
          </table:table-cell>
          <table:table-cell office:value-type="float" office:value="20.843578" calcext:value-type="float">
            <text:p>20.843578</text:p>
          </table:table-cell>
          <table:table-cell office:value-type="float" office:value="688200" calcext:value-type="float">
            <text:p>688200</text:p>
          </table:table-cell>
          <table:table-cell table:formula="of:=([.F950]-[.F949])/[.F949]" office:value-type="float" office:value="0.0213110137765611" calcext:value-type="float">
            <text:p>0.021311013776561</text:p>
          </table:table-cell>
          <table:table-cell table:formula="of:=[.H950]-PerAnnumRiskFreeRate/TradingDaysPerYear" office:value-type="float" office:value="0.021152283617831" calcext:value-type="float">
            <text:p>0.0211522836178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02</text:p>
          </table:table-cell>
          <table:table-cell office:value-type="float" office:value="29.116667" calcext:value-type="float">
            <text:p>29.116667</text:p>
          </table:table-cell>
          <table:table-cell office:value-type="float" office:value="29.133333" calcext:value-type="float">
            <text:p>29.133333</text:p>
          </table:table-cell>
          <table:table-cell office:value-type="float" office:value="28.833332" calcext:value-type="float">
            <text:p>28.833332</text:p>
          </table:table-cell>
          <table:table-cell office:value-type="float" office:value="28.976667" calcext:value-type="float">
            <text:p>28.976667</text:p>
          </table:table-cell>
          <table:table-cell office:value-type="float" office:value="20.548105" calcext:value-type="float">
            <text:p>20.548105</text:p>
          </table:table-cell>
          <table:table-cell office:value-type="float" office:value="273600" calcext:value-type="float">
            <text:p>273600</text:p>
          </table:table-cell>
          <table:table-cell table:formula="of:=([.F951]-[.F950])/[.F950]" office:value-type="float" office:value="-0.014175733168269" calcext:value-type="float">
            <text:p>-0.014175733168269</text:p>
          </table:table-cell>
          <table:table-cell table:formula="of:=[.H951]-PerAnnumRiskFreeRate/TradingDaysPerYear" office:value-type="float" office:value="-0.0143344633269991" calcext:value-type="float">
            <text:p>-0.0143344633269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06</text:p>
          </table:table-cell>
          <table:table-cell table:number-columns-repeated="2" office:value-type="float" office:value="29.083332" calcext:value-type="float">
            <text:p>29.083332</text:p>
          </table:table-cell>
          <table:table-cell office:value-type="float" office:value="28.656668" calcext:value-type="float">
            <text:p>28.656668</text:p>
          </table:table-cell>
          <table:table-cell office:value-type="float" office:value="29.040001" calcext:value-type="float">
            <text:p>29.040001</text:p>
          </table:table-cell>
          <table:table-cell office:value-type="float" office:value="20.593025" calcext:value-type="float">
            <text:p>20.593025</text:p>
          </table:table-cell>
          <table:table-cell office:value-type="float" office:value="138600" calcext:value-type="float">
            <text:p>138600</text:p>
          </table:table-cell>
          <table:table-cell table:formula="of:=([.F952]-[.F951])/[.F951]" office:value-type="float" office:value="0.00218608966617609" calcext:value-type="float">
            <text:p>0.002186089666176</text:p>
          </table:table-cell>
          <table:table-cell table:formula="of:=[.H952]-PerAnnumRiskFreeRate/TradingDaysPerYear" office:value-type="float" office:value="0.00202735950744593" calcext:value-type="float">
            <text:p>0.0020273595074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07</text:p>
          </table:table-cell>
          <table:table-cell office:value-type="float" office:value="29.043333" calcext:value-type="float">
            <text:p>29.043333</text:p>
          </table:table-cell>
          <table:table-cell office:value-type="float" office:value="29.293333" calcext:value-type="float">
            <text:p>29.293333</text:p>
          </table:table-cell>
          <table:table-cell office:value-type="float" office:value="28.903334" calcext:value-type="float">
            <text:p>28.903334</text:p>
          </table:table-cell>
          <table:table-cell office:value-type="float" office:value="29.02" calcext:value-type="float">
            <text:p>29.02</text:p>
          </table:table-cell>
          <table:table-cell office:value-type="float" office:value="20.578842" calcext:value-type="float">
            <text:p>20.578842</text:p>
          </table:table-cell>
          <table:table-cell office:value-type="float" office:value="234600" calcext:value-type="float">
            <text:p>234600</text:p>
          </table:table-cell>
          <table:table-cell table:formula="of:=([.F953]-[.F952])/[.F952]" office:value-type="float" office:value="-0.000688728343698858" calcext:value-type="float">
            <text:p>-0.000688728343699</text:p>
          </table:table-cell>
          <table:table-cell table:formula="of:=[.H953]-PerAnnumRiskFreeRate/TradingDaysPerYear" office:value-type="float" office:value="-0.000847458502429016" calcext:value-type="float">
            <text:p>-0.0008474585024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08</text:p>
          </table:table-cell>
          <table:table-cell office:value-type="float" office:value="29.120001" calcext:value-type="float">
            <text:p>29.120001</text:p>
          </table:table-cell>
          <table:table-cell office:value-type="float" office:value="29.25" calcext:value-type="float">
            <text:p>29.25</text:p>
          </table:table-cell>
          <table:table-cell office:value-type="float" office:value="28.973333" calcext:value-type="float">
            <text:p>28.973333</text:p>
          </table:table-cell>
          <table:table-cell office:value-type="float" office:value="28.996668" calcext:value-type="float">
            <text:p>28.996668</text:p>
          </table:table-cell>
          <table:table-cell office:value-type="float" office:value="20.562296" calcext:value-type="float">
            <text:p>20.562296</text:p>
          </table:table-cell>
          <table:table-cell office:value-type="float" office:value="388200" calcext:value-type="float">
            <text:p>388200</text:p>
          </table:table-cell>
          <table:table-cell table:formula="of:=([.F954]-[.F953])/[.F953]" office:value-type="float" office:value="-0.000804029692244186" calcext:value-type="float">
            <text:p>-0.000804029692244</text:p>
          </table:table-cell>
          <table:table-cell table:formula="of:=[.H954]-PerAnnumRiskFreeRate/TradingDaysPerYear" office:value-type="float" office:value="-0.000962759850974344" calcext:value-type="float">
            <text:p>-0.0009627598509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09</text:p>
          </table:table-cell>
          <table:table-cell office:value-type="float" office:value="29.299999" calcext:value-type="float">
            <text:p>29.299999</text:p>
          </table:table-cell>
          <table:table-cell office:value-type="float" office:value="29.77" calcext:value-type="float">
            <text:p>29.77</text:p>
          </table:table-cell>
          <table:table-cell office:value-type="float" office:value="29.299999" calcext:value-type="float">
            <text:p>29.299999</text:p>
          </table:table-cell>
          <table:table-cell office:value-type="float" office:value="29.77" calcext:value-type="float">
            <text:p>29.77</text:p>
          </table:table-cell>
          <table:table-cell office:value-type="float" office:value="21.110689" calcext:value-type="float">
            <text:p>21.110689</text:p>
          </table:table-cell>
          <table:table-cell office:value-type="float" office:value="133200" calcext:value-type="float">
            <text:p>133200</text:p>
          </table:table-cell>
          <table:table-cell table:formula="of:=([.F955]-[.F954])/[.F954]" office:value-type="float" office:value="0.0266698329797412" calcext:value-type="float">
            <text:p>0.026669832979741</text:p>
          </table:table-cell>
          <table:table-cell table:formula="of:=[.H955]-PerAnnumRiskFreeRate/TradingDaysPerYear" office:value-type="float" office:value="0.0265111028210111" calcext:value-type="float">
            <text:p>0.0265111028210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12</text:p>
          </table:table-cell>
          <table:table-cell office:value-type="float" office:value="29.636667" calcext:value-type="float">
            <text:p>29.636667</text:p>
          </table:table-cell>
          <table:table-cell office:value-type="float" office:value="29.65" calcext:value-type="float">
            <text:p>29.65</text:p>
          </table:table-cell>
          <table:table-cell office:value-type="float" office:value="29.166668" calcext:value-type="float">
            <text:p>29.166668</text:p>
          </table:table-cell>
          <table:table-cell office:value-type="float" office:value="29.283333" calcext:value-type="float">
            <text:p>29.283333</text:p>
          </table:table-cell>
          <table:table-cell office:value-type="float" office:value="20.765575" calcext:value-type="float">
            <text:p>20.765575</text:p>
          </table:table-cell>
          <table:table-cell office:value-type="float" office:value="200700" calcext:value-type="float">
            <text:p>200700</text:p>
          </table:table-cell>
          <table:table-cell table:formula="of:=([.F956]-[.F955])/[.F955]" office:value-type="float" office:value="-0.0163478321337595" calcext:value-type="float">
            <text:p>-0.01634783213376</text:p>
          </table:table-cell>
          <table:table-cell table:formula="of:=[.H956]-PerAnnumRiskFreeRate/TradingDaysPerYear" office:value-type="float" office:value="-0.0165065622924896" calcext:value-type="float">
            <text:p>-0.016506562292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13</text:p>
          </table:table-cell>
          <table:table-cell office:value-type="float" office:value="28.916668" calcext:value-type="float">
            <text:p>28.916668</text:p>
          </table:table-cell>
          <table:table-cell office:value-type="float" office:value="29.35" calcext:value-type="float">
            <text:p>29.35</text:p>
          </table:table-cell>
          <table:table-cell office:value-type="float" office:value="28.916668" calcext:value-type="float">
            <text:p>28.916668</text:p>
          </table:table-cell>
          <table:table-cell office:value-type="float" office:value="29" calcext:value-type="float">
            <text:p>29</text:p>
          </table:table-cell>
          <table:table-cell office:value-type="float" office:value="20.564661" calcext:value-type="float">
            <text:p>20.564661</text:p>
          </table:table-cell>
          <table:table-cell office:value-type="float" office:value="184800" calcext:value-type="float">
            <text:p>184800</text:p>
          </table:table-cell>
          <table:table-cell table:formula="of:=([.F957]-[.F956])/[.F956]" office:value-type="float" office:value="-0.00967534007606326" calcext:value-type="float">
            <text:p>-0.009675340076063</text:p>
          </table:table-cell>
          <table:table-cell table:formula="of:=[.H957]-PerAnnumRiskFreeRate/TradingDaysPerYear" office:value-type="float" office:value="-0.00983407023479342" calcext:value-type="float">
            <text:p>-0.0098340702347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14</text:p>
          </table:table-cell>
          <table:table-cell office:value-type="float" office:value="29.139999" calcext:value-type="float">
            <text:p>29.139999</text:p>
          </table:table-cell>
          <table:table-cell office:value-type="float" office:value="29.416668" calcext:value-type="float">
            <text:p>29.416668</text:p>
          </table:table-cell>
          <table:table-cell office:value-type="float" office:value="29.083332" calcext:value-type="float">
            <text:p>29.083332</text:p>
          </table:table-cell>
          <table:table-cell office:value-type="float" office:value="29.383333" calcext:value-type="float">
            <text:p>29.383333</text:p>
          </table:table-cell>
          <table:table-cell office:value-type="float" office:value="20.836483" calcext:value-type="float">
            <text:p>20.836483</text:p>
          </table:table-cell>
          <table:table-cell office:value-type="float" office:value="195000" calcext:value-type="float">
            <text:p>195000</text:p>
          </table:table-cell>
          <table:table-cell table:formula="of:=([.F958]-[.F957])/[.F957]" office:value-type="float" office:value="0.0132179178640484" calcext:value-type="float">
            <text:p>0.013217917864049</text:p>
          </table:table-cell>
          <table:table-cell table:formula="of:=[.H958]-PerAnnumRiskFreeRate/TradingDaysPerYear" office:value-type="float" office:value="0.0130591877053183" calcext:value-type="float">
            <text:p>0.0130591877053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15</text:p>
          </table:table-cell>
          <table:table-cell office:value-type="float" office:value="29.563334" calcext:value-type="float">
            <text:p>29.563334</text:p>
          </table:table-cell>
          <table:table-cell office:value-type="float" office:value="29.623333" calcext:value-type="float">
            <text:p>29.623333</text:p>
          </table:table-cell>
          <table:table-cell office:value-type="float" office:value="29.166668" calcext:value-type="float">
            <text:p>29.166668</text:p>
          </table:table-cell>
          <table:table-cell office:value-type="float" office:value="29.4" calcext:value-type="float">
            <text:p>29.4</text:p>
          </table:table-cell>
          <table:table-cell office:value-type="float" office:value="20.848312" calcext:value-type="float">
            <text:p>20.848312</text:p>
          </table:table-cell>
          <table:table-cell office:value-type="float" office:value="190200" calcext:value-type="float">
            <text:p>190200</text:p>
          </table:table-cell>
          <table:table-cell table:formula="of:=([.F959]-[.F958])/[.F958]" office:value-type="float" office:value="0.000567706171910046" calcext:value-type="float">
            <text:p>0.00056770617191</text:p>
          </table:table-cell>
          <table:table-cell table:formula="of:=[.H959]-PerAnnumRiskFreeRate/TradingDaysPerYear" office:value-type="float" office:value="0.000408976013179888" calcext:value-type="float">
            <text:p>0.000408976013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16</text:p>
          </table:table-cell>
          <table:table-cell office:value-type="float" office:value="29.546667" calcext:value-type="float">
            <text:p>29.546667</text:p>
          </table:table-cell>
          <table:table-cell office:value-type="float" office:value="29.693333" calcext:value-type="float">
            <text:p>29.693333</text:p>
          </table:table-cell>
          <table:table-cell office:value-type="float" office:value="29.506666" calcext:value-type="float">
            <text:p>29.506666</text:p>
          </table:table-cell>
          <table:table-cell office:value-type="float" office:value="29.693333" calcext:value-type="float">
            <text:p>29.693333</text:p>
          </table:table-cell>
          <table:table-cell office:value-type="float" office:value="21.056313" calcext:value-type="float">
            <text:p>21.056313</text:p>
          </table:table-cell>
          <table:table-cell office:value-type="float" office:value="136500" calcext:value-type="float">
            <text:p>136500</text:p>
          </table:table-cell>
          <table:table-cell table:formula="of:=([.F960]-[.F959])/[.F959]" office:value-type="float" office:value="0.00997687486641602" calcext:value-type="float">
            <text:p>0.009976874866416</text:p>
          </table:table-cell>
          <table:table-cell table:formula="of:=[.H960]-PerAnnumRiskFreeRate/TradingDaysPerYear" office:value-type="float" office:value="0.00981814470768586" calcext:value-type="float">
            <text:p>0.0098181447076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19</text:p>
          </table:table-cell>
          <table:table-cell office:value-type="float" office:value="30.103333" calcext:value-type="float">
            <text:p>30.103333</text:p>
          </table:table-cell>
          <table:table-cell office:value-type="float" office:value="30.540001" calcext:value-type="float">
            <text:p>30.540001</text:p>
          </table:table-cell>
          <table:table-cell office:value-type="float" office:value="30.1" calcext:value-type="float">
            <text:p>30.1</text:p>
          </table:table-cell>
          <table:table-cell office:value-type="float" office:value="30.356667" calcext:value-type="float">
            <text:p>30.356667</text:p>
          </table:table-cell>
          <table:table-cell office:value-type="float" office:value="21.526699" calcext:value-type="float">
            <text:p>21.526699</text:p>
          </table:table-cell>
          <table:table-cell office:value-type="float" office:value="210000" calcext:value-type="float">
            <text:p>210000</text:p>
          </table:table-cell>
          <table:table-cell table:formula="of:=([.F961]-[.F960])/[.F960]" office:value-type="float" office:value="0.0223394285599764" calcext:value-type="float">
            <text:p>0.022339428559976</text:p>
          </table:table-cell>
          <table:table-cell table:formula="of:=[.H961]-PerAnnumRiskFreeRate/TradingDaysPerYear" office:value-type="float" office:value="0.0221806984012462" calcext:value-type="float">
            <text:p>0.0221806984012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20</text:p>
          </table:table-cell>
          <table:table-cell office:value-type="float" office:value="30.396667" calcext:value-type="float">
            <text:p>30.396667</text:p>
          </table:table-cell>
          <table:table-cell office:value-type="float" office:value="30.446667" calcext:value-type="float">
            <text:p>30.446667</text:p>
          </table:table-cell>
          <table:table-cell office:value-type="float" office:value="30" calcext:value-type="float">
            <text:p>30</text:p>
          </table:table-cell>
          <table:table-cell office:value-type="float" office:value="30.096666" calcext:value-type="float">
            <text:p>30.096666</text:p>
          </table:table-cell>
          <table:table-cell office:value-type="float" office:value="21.342335" calcext:value-type="float">
            <text:p>21.342335</text:p>
          </table:table-cell>
          <table:table-cell office:value-type="float" office:value="431400" calcext:value-type="float">
            <text:p>431400</text:p>
          </table:table-cell>
          <table:table-cell table:formula="of:=([.F962]-[.F961])/[.F961]" office:value-type="float" office:value="-0.00856443433338303" calcext:value-type="float">
            <text:p>-0.008564434333383</text:p>
          </table:table-cell>
          <table:table-cell table:formula="of:=[.H962]-PerAnnumRiskFreeRate/TradingDaysPerYear" office:value-type="float" office:value="-0.00872316449211319" calcext:value-type="float">
            <text:p>-0.0087231644921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21</text:p>
          </table:table-cell>
          <table:table-cell office:value-type="float" office:value="30.673332" calcext:value-type="float">
            <text:p>30.673332</text:p>
          </table:table-cell>
          <table:table-cell office:value-type="float" office:value="30.683332" calcext:value-type="float">
            <text:p>30.683332</text:p>
          </table:table-cell>
          <table:table-cell office:value-type="float" office:value="30.360001" calcext:value-type="float">
            <text:p>30.360001</text:p>
          </table:table-cell>
          <table:table-cell office:value-type="float" office:value="30.433332" calcext:value-type="float">
            <text:p>30.433332</text:p>
          </table:table-cell>
          <table:table-cell office:value-type="float" office:value="21.581076" calcext:value-type="float">
            <text:p>21.581076</text:p>
          </table:table-cell>
          <table:table-cell office:value-type="float" office:value="518100" calcext:value-type="float">
            <text:p>518100</text:p>
          </table:table-cell>
          <table:table-cell table:formula="of:=([.F963]-[.F962])/[.F962]" office:value-type="float" office:value="0.0111862642958233" calcext:value-type="float">
            <text:p>0.011186264295823</text:p>
          </table:table-cell>
          <table:table-cell table:formula="of:=[.H963]-PerAnnumRiskFreeRate/TradingDaysPerYear" office:value-type="float" office:value="0.0110275341370932" calcext:value-type="float">
            <text:p>0.0110275341370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22</text:p>
          </table:table-cell>
          <table:table-cell office:value-type="float" office:value="30.736668" calcext:value-type="float">
            <text:p>30.736668</text:p>
          </table:table-cell>
          <table:table-cell office:value-type="float" office:value="30.783333" calcext:value-type="float">
            <text:p>30.783333</text:p>
          </table:table-cell>
          <table:table-cell office:value-type="float" office:value="29.733334" calcext:value-type="float">
            <text:p>29.733334</text:p>
          </table:table-cell>
          <table:table-cell office:value-type="float" office:value="30.129999" calcext:value-type="float">
            <text:p>30.129999</text:p>
          </table:table-cell>
          <table:table-cell office:value-type="float" office:value="21.365971" calcext:value-type="float">
            <text:p>21.365971</text:p>
          </table:table-cell>
          <table:table-cell office:value-type="float" office:value="470400" calcext:value-type="float">
            <text:p>470400</text:p>
          </table:table-cell>
          <table:table-cell table:formula="of:=([.F964]-[.F963])/[.F963]" office:value-type="float" office:value="-0.00996729727470499" calcext:value-type="float">
            <text:p>-0.009967297274705</text:p>
          </table:table-cell>
          <table:table-cell table:formula="of:=[.H964]-PerAnnumRiskFreeRate/TradingDaysPerYear" office:value-type="float" office:value="-0.0101260274334351" calcext:value-type="float">
            <text:p>-0.0101260274334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23</text:p>
          </table:table-cell>
          <table:table-cell office:value-type="float" office:value="29.75" calcext:value-type="float">
            <text:p>29.75</text:p>
          </table:table-cell>
          <table:table-cell office:value-type="float" office:value="29.836666" calcext:value-type="float">
            <text:p>29.836666</text:p>
          </table:table-cell>
          <table:table-cell office:value-type="float" office:value="29.583332" calcext:value-type="float">
            <text:p>29.583332</text:p>
          </table:table-cell>
          <table:table-cell office:value-type="float" office:value="29.666668" calcext:value-type="float">
            <text:p>29.666668</text:p>
          </table:table-cell>
          <table:table-cell office:value-type="float" office:value="21.037411" calcext:value-type="float">
            <text:p>21.037411</text:p>
          </table:table-cell>
          <table:table-cell office:value-type="float" office:value="502200" calcext:value-type="float">
            <text:p>502200</text:p>
          </table:table-cell>
          <table:table-cell table:formula="of:=([.F965]-[.F964])/[.F964]" office:value-type="float" office:value="-0.0153777237645787" calcext:value-type="float">
            <text:p>-0.015377723764579</text:p>
          </table:table-cell>
          <table:table-cell table:formula="of:=[.H965]-PerAnnumRiskFreeRate/TradingDaysPerYear" office:value-type="float" office:value="-0.0155364539233089" calcext:value-type="float">
            <text:p>-0.0155364539233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26</text:p>
          </table:table-cell>
          <table:table-cell office:value-type="float" office:value="29.559999" calcext:value-type="float">
            <text:p>29.559999</text:p>
          </table:table-cell>
          <table:table-cell office:value-type="float" office:value="30.276667" calcext:value-type="float">
            <text:p>30.276667</text:p>
          </table:table-cell>
          <table:table-cell office:value-type="float" office:value="29.506666" calcext:value-type="float">
            <text:p>29.506666</text:p>
          </table:table-cell>
          <table:table-cell office:value-type="float" office:value="30.203333" calcext:value-type="float">
            <text:p>30.203333</text:p>
          </table:table-cell>
          <table:table-cell office:value-type="float" office:value="21.462345" calcext:value-type="float">
            <text:p>21.462345</text:p>
          </table:table-cell>
          <table:table-cell office:value-type="float" office:value="212100" calcext:value-type="float">
            <text:p>212100</text:p>
          </table:table-cell>
          <table:table-cell table:formula="of:=([.F966]-[.F965])/[.F965]" office:value-type="float" office:value="0.0201989683996762" calcext:value-type="float">
            <text:p>0.020198968399676</text:p>
          </table:table-cell>
          <table:table-cell table:formula="of:=[.H966]-PerAnnumRiskFreeRate/TradingDaysPerYear" office:value-type="float" office:value="0.020040238240946" calcext:value-type="float">
            <text:p>0.0200402382409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27</text:p>
          </table:table-cell>
          <table:table-cell office:value-type="float" office:value="30.040001" calcext:value-type="float">
            <text:p>30.040001</text:p>
          </table:table-cell>
          <table:table-cell office:value-type="float" office:value="30.219999" calcext:value-type="float">
            <text:p>30.219999</text:p>
          </table:table-cell>
          <table:table-cell office:value-type="float" office:value="29.913334" calcext:value-type="float">
            <text:p>29.913334</text:p>
          </table:table-cell>
          <table:table-cell office:value-type="float" office:value="30.190001" calcext:value-type="float">
            <text:p>30.190001</text:p>
          </table:table-cell>
          <table:table-cell office:value-type="float" office:value="21.452869" calcext:value-type="float">
            <text:p>21.452869</text:p>
          </table:table-cell>
          <table:table-cell office:value-type="float" office:value="294000" calcext:value-type="float">
            <text:p>294000</text:p>
          </table:table-cell>
          <table:table-cell table:formula="of:=([.F967]-[.F966])/[.F966]" office:value-type="float" office:value="-0.000441517457668273" calcext:value-type="float">
            <text:p>-0.000441517457668</text:p>
          </table:table-cell>
          <table:table-cell table:formula="of:=[.H967]-PerAnnumRiskFreeRate/TradingDaysPerYear" office:value-type="float" office:value="-0.000600247616398432" calcext:value-type="float">
            <text:p>-0.0006002476163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28</text:p>
          </table:table-cell>
          <table:table-cell office:value-type="float" office:value="30.360001" calcext:value-type="float">
            <text:p>30.360001</text:p>
          </table:table-cell>
          <table:table-cell office:value-type="float" office:value="30.583332" calcext:value-type="float">
            <text:p>30.583332</text:p>
          </table:table-cell>
          <table:table-cell office:value-type="float" office:value="30.02" calcext:value-type="float">
            <text:p>30.02</text:p>
          </table:table-cell>
          <table:table-cell office:value-type="float" office:value="30.58" calcext:value-type="float">
            <text:p>30.58</text:p>
          </table:table-cell>
          <table:table-cell office:value-type="float" office:value="21.73" calcext:value-type="float">
            <text:p>21.73</text:p>
          </table:table-cell>
          <table:table-cell office:value-type="float" office:value="336600" calcext:value-type="float">
            <text:p>336600</text:p>
          </table:table-cell>
          <table:table-cell table:formula="of:=([.F968]-[.F967])/[.F967]" office:value-type="float" office:value="0.0129181323020245" calcext:value-type="float">
            <text:p>0.012918132302025</text:p>
          </table:table-cell>
          <table:table-cell table:formula="of:=[.H968]-PerAnnumRiskFreeRate/TradingDaysPerYear" office:value-type="float" office:value="0.0127594021432944" calcext:value-type="float">
            <text:p>0.0127594021432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29</text:p>
          </table:table-cell>
          <table:table-cell office:value-type="float" office:value="30.716667" calcext:value-type="float">
            <text:p>30.716667</text:p>
          </table:table-cell>
          <table:table-cell office:value-type="float" office:value="30.83" calcext:value-type="float">
            <text:p>30.83</text:p>
          </table:table-cell>
          <table:table-cell office:value-type="float" office:value="30.5" calcext:value-type="float">
            <text:p>30.5</text:p>
          </table:table-cell>
          <table:table-cell office:value-type="float" office:value="30.776667" calcext:value-type="float">
            <text:p>30.776667</text:p>
          </table:table-cell>
          <table:table-cell office:value-type="float" office:value="21.869747" calcext:value-type="float">
            <text:p>21.869747</text:p>
          </table:table-cell>
          <table:table-cell office:value-type="float" office:value="276000" calcext:value-type="float">
            <text:p>276000</text:p>
          </table:table-cell>
          <table:table-cell table:formula="of:=([.F969]-[.F968])/[.F968]" office:value-type="float" office:value="0.00643106304647951" calcext:value-type="float">
            <text:p>0.00643106304648</text:p>
          </table:table-cell>
          <table:table-cell table:formula="of:=[.H969]-PerAnnumRiskFreeRate/TradingDaysPerYear" office:value-type="float" office:value="0.00627233288774936" calcext:value-type="float">
            <text:p>0.0062723328877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09-30</text:p>
          </table:table-cell>
          <table:table-cell table:number-columns-repeated="2" office:value-type="float" office:value="30.823334" calcext:value-type="float">
            <text:p>30.823334</text:p>
          </table:table-cell>
          <table:table-cell office:value-type="float" office:value="30.396667" calcext:value-type="float">
            <text:p>30.396667</text:p>
          </table:table-cell>
          <table:table-cell office:value-type="float" office:value="30.450001" calcext:value-type="float">
            <text:p>30.450001</text:p>
          </table:table-cell>
          <table:table-cell office:value-type="float" office:value="21.637623" calcext:value-type="float">
            <text:p>21.637623</text:p>
          </table:table-cell>
          <table:table-cell office:value-type="float" office:value="414000" calcext:value-type="float">
            <text:p>414000</text:p>
          </table:table-cell>
          <table:table-cell table:formula="of:=([.F970]-[.F969])/[.F969]" office:value-type="float" office:value="-0.0106139316563652" calcext:value-type="float">
            <text:p>-0.010613931656365</text:p>
          </table:table-cell>
          <table:table-cell table:formula="of:=[.H970]-PerAnnumRiskFreeRate/TradingDaysPerYear" office:value-type="float" office:value="-0.0107726618150954" calcext:value-type="float">
            <text:p>-0.0107726618150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03</text:p>
          </table:table-cell>
          <table:table-cell office:value-type="float" office:value="30.66" calcext:value-type="float">
            <text:p>30.66</text:p>
          </table:table-cell>
          <table:table-cell office:value-type="float" office:value="30.706667" calcext:value-type="float">
            <text:p>30.706667</text:p>
          </table:table-cell>
          <table:table-cell office:value-type="float" office:value="30.333332" calcext:value-type="float">
            <text:p>30.333332</text:p>
          </table:table-cell>
          <table:table-cell office:value-type="float" office:value="30.486668" calcext:value-type="float">
            <text:p>30.486668</text:p>
          </table:table-cell>
          <table:table-cell office:value-type="float" office:value="21.663675" calcext:value-type="float">
            <text:p>21.663675</text:p>
          </table:table-cell>
          <table:table-cell office:value-type="float" office:value="447600" calcext:value-type="float">
            <text:p>447600</text:p>
          </table:table-cell>
          <table:table-cell table:formula="of:=([.F971]-[.F970])/[.F970]" office:value-type="float" office:value="0.00120401395291895" calcext:value-type="float">
            <text:p>0.001204013952919</text:p>
          </table:table-cell>
          <table:table-cell table:formula="of:=[.H971]-PerAnnumRiskFreeRate/TradingDaysPerYear" office:value-type="float" office:value="0.00104528379418879" calcext:value-type="float">
            <text:p>0.0010452837941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04</text:p>
          </table:table-cell>
          <table:table-cell office:value-type="float" office:value="30.266666" calcext:value-type="float">
            <text:p>30.266666</text:p>
          </table:table-cell>
          <table:table-cell office:value-type="float" office:value="30.280001" calcext:value-type="float">
            <text:p>30.280001</text:p>
          </table:table-cell>
          <table:table-cell office:value-type="float" office:value="29.466667" calcext:value-type="float">
            <text:p>29.466667</text:p>
          </table:table-cell>
          <table:table-cell office:value-type="float" office:value="29.493334" calcext:value-type="float">
            <text:p>29.493334</text:p>
          </table:table-cell>
          <table:table-cell office:value-type="float" office:value="20.957823" calcext:value-type="float">
            <text:p>20.957823</text:p>
          </table:table-cell>
          <table:table-cell office:value-type="float" office:value="332100" calcext:value-type="float">
            <text:p>332100</text:p>
          </table:table-cell>
          <table:table-cell table:formula="of:=([.F972]-[.F971])/[.F971]" office:value-type="float" office:value="-0.0325822834768339" calcext:value-type="float">
            <text:p>-0.032582283476834</text:p>
          </table:table-cell>
          <table:table-cell table:formula="of:=[.H972]-PerAnnumRiskFreeRate/TradingDaysPerYear" office:value-type="float" office:value="-0.0327410136355641" calcext:value-type="float">
            <text:p>-0.0327410136355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05</text:p>
          </table:table-cell>
          <table:table-cell office:value-type="float" office:value="29.416668" calcext:value-type="float">
            <text:p>29.416668</text:p>
          </table:table-cell>
          <table:table-cell office:value-type="float" office:value="29.436666" calcext:value-type="float">
            <text:p>29.436666</text:p>
          </table:table-cell>
          <table:table-cell office:value-type="float" office:value="28.283333" calcext:value-type="float">
            <text:p>28.283333</text:p>
          </table:table-cell>
          <table:table-cell office:value-type="float" office:value="28.346666" calcext:value-type="float">
            <text:p>28.346666</text:p>
          </table:table-cell>
          <table:table-cell office:value-type="float" office:value="20.143002" calcext:value-type="float">
            <text:p>20.143002</text:p>
          </table:table-cell>
          <table:table-cell office:value-type="float" office:value="731400" calcext:value-type="float">
            <text:p>731400</text:p>
          </table:table-cell>
          <table:table-cell table:formula="of:=([.F973]-[.F972])/[.F972]" office:value-type="float" office:value="-0.0388790858668862" calcext:value-type="float">
            <text:p>-0.038879085866886</text:p>
          </table:table-cell>
          <table:table-cell table:formula="of:=[.H973]-PerAnnumRiskFreeRate/TradingDaysPerYear" office:value-type="float" office:value="-0.0390378160256163" calcext:value-type="float">
            <text:p>-0.0390378160256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06</text:p>
          </table:table-cell>
          <table:table-cell office:value-type="float" office:value="27.603333" calcext:value-type="float">
            <text:p>27.603333</text:p>
          </table:table-cell>
          <table:table-cell office:value-type="float" office:value="28.166668" calcext:value-type="float">
            <text:p>28.166668</text:p>
          </table:table-cell>
          <table:table-cell office:value-type="float" office:value="27.263332" calcext:value-type="float">
            <text:p>27.263332</text:p>
          </table:table-cell>
          <table:table-cell office:value-type="float" office:value="27.583332" calcext:value-type="float">
            <text:p>27.583332</text:p>
          </table:table-cell>
          <table:table-cell office:value-type="float" office:value="19.600588" calcext:value-type="float">
            <text:p>19.600588</text:p>
          </table:table-cell>
          <table:table-cell office:value-type="float" office:value="730800" calcext:value-type="float">
            <text:p>730800</text:p>
          </table:table-cell>
          <table:table-cell table:formula="of:=([.F974]-[.F973])/[.F973]" office:value-type="float" office:value="-0.0269281609563461" calcext:value-type="float">
            <text:p>-0.026928160956346</text:p>
          </table:table-cell>
          <table:table-cell table:formula="of:=[.H974]-PerAnnumRiskFreeRate/TradingDaysPerYear" office:value-type="float" office:value="-0.0270868911150762" calcext:value-type="float">
            <text:p>-0.0270868911150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07</text:p>
          </table:table-cell>
          <table:table-cell office:value-type="float" office:value="27.950001" calcext:value-type="float">
            <text:p>27.950001</text:p>
          </table:table-cell>
          <table:table-cell office:value-type="float" office:value="28.243334" calcext:value-type="float">
            <text:p>28.243334</text:p>
          </table:table-cell>
          <table:table-cell office:value-type="float" office:value="27.796667" calcext:value-type="float">
            <text:p>27.796667</text:p>
          </table:table-cell>
          <table:table-cell office:value-type="float" office:value="28.183332" calcext:value-type="float">
            <text:p>28.183332</text:p>
          </table:table-cell>
          <table:table-cell office:value-type="float" office:value="20.026937" calcext:value-type="float">
            <text:p>20.026937</text:p>
          </table:table-cell>
          <table:table-cell office:value-type="float" office:value="281100" calcext:value-type="float">
            <text:p>281100</text:p>
          </table:table-cell>
          <table:table-cell table:formula="of:=([.F975]-[.F974])/[.F974]" office:value-type="float" office:value="0.0217518474445768" calcext:value-type="float">
            <text:p>0.021751847444577</text:p>
          </table:table-cell>
          <table:table-cell table:formula="of:=[.H975]-PerAnnumRiskFreeRate/TradingDaysPerYear" office:value-type="float" office:value="0.0215931172858466" calcext:value-type="float">
            <text:p>0.0215931172858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10</text:p>
          </table:table-cell>
          <table:table-cell table:number-columns-repeated="2" office:value-type="float" office:value="28.263332" calcext:value-type="float">
            <text:p>28.263332</text:p>
          </table:table-cell>
          <table:table-cell office:value-type="float" office:value="27.700001" calcext:value-type="float">
            <text:p>27.700001</text:p>
          </table:table-cell>
          <table:table-cell office:value-type="float" office:value="27.9" calcext:value-type="float">
            <text:p>27.9</text:p>
          </table:table-cell>
          <table:table-cell office:value-type="float" office:value="19.825609" calcext:value-type="float">
            <text:p>19.825609</text:p>
          </table:table-cell>
          <table:table-cell office:value-type="float" office:value="244500" calcext:value-type="float">
            <text:p>244500</text:p>
          </table:table-cell>
          <table:table-cell table:formula="of:=([.F976]-[.F975])/[.F975]" office:value-type="float" office:value="-0.0100528603050981" calcext:value-type="float">
            <text:p>-0.010052860305098</text:p>
          </table:table-cell>
          <table:table-cell table:formula="of:=[.H976]-PerAnnumRiskFreeRate/TradingDaysPerYear" office:value-type="float" office:value="-0.0102115904638282" calcext:value-type="float">
            <text:p>-0.0102115904638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11</text:p>
          </table:table-cell>
          <table:table-cell office:value-type="float" office:value="28.253332" calcext:value-type="float">
            <text:p>28.253332</text:p>
          </table:table-cell>
          <table:table-cell office:value-type="float" office:value="28.586666" calcext:value-type="float">
            <text:p>28.586666</text:p>
          </table:table-cell>
          <table:table-cell office:value-type="float" office:value="28.25" calcext:value-type="float">
            <text:p>28.25</text:p>
          </table:table-cell>
          <table:table-cell office:value-type="float" office:value="28.476667" calcext:value-type="float">
            <text:p>28.476667</text:p>
          </table:table-cell>
          <table:table-cell office:value-type="float" office:value="20.235384" calcext:value-type="float">
            <text:p>20.235384</text:p>
          </table:table-cell>
          <table:table-cell office:value-type="float" office:value="239400" calcext:value-type="float">
            <text:p>239400</text:p>
          </table:table-cell>
          <table:table-cell table:formula="of:=([.F977]-[.F976])/[.F976]" office:value-type="float" office:value="0.0206689741535808" calcext:value-type="float">
            <text:p>0.020668974153581</text:p>
          </table:table-cell>
          <table:table-cell table:formula="of:=[.H977]-PerAnnumRiskFreeRate/TradingDaysPerYear" office:value-type="float" office:value="0.0205102439948507" calcext:value-type="float">
            <text:p>0.0205102439948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12</text:p>
          </table:table-cell>
          <table:table-cell office:value-type="float" office:value="28.406668" calcext:value-type="float">
            <text:p>28.406668</text:p>
          </table:table-cell>
          <table:table-cell office:value-type="float" office:value="28.59" calcext:value-type="float">
            <text:p>28.59</text:p>
          </table:table-cell>
          <table:table-cell office:value-type="float" office:value="27.783333" calcext:value-type="float">
            <text:p>27.783333</text:p>
          </table:table-cell>
          <table:table-cell office:value-type="float" office:value="27.936666" calcext:value-type="float">
            <text:p>27.936666</text:p>
          </table:table-cell>
          <table:table-cell office:value-type="float" office:value="19.851664" calcext:value-type="float">
            <text:p>19.851664</text:p>
          </table:table-cell>
          <table:table-cell office:value-type="float" office:value="294900" calcext:value-type="float">
            <text:p>294900</text:p>
          </table:table-cell>
          <table:table-cell table:formula="of:=([.F978]-[.F977])/[.F977]" office:value-type="float" office:value="-0.0189628227465315" calcext:value-type="float">
            <text:p>-0.018962822746532</text:p>
          </table:table-cell>
          <table:table-cell table:formula="of:=[.H978]-PerAnnumRiskFreeRate/TradingDaysPerYear" office:value-type="float" office:value="-0.0191215529052617" calcext:value-type="float">
            <text:p>-0.0191215529052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13</text:p>
          </table:table-cell>
          <table:table-cell table:number-columns-repeated="2" office:value-type="float" office:value="27.6" calcext:value-type="float">
            <text:p>27.6</text:p>
          </table:table-cell>
          <table:table-cell office:value-type="float" office:value="26.686666" calcext:value-type="float">
            <text:p>26.686666</text:p>
          </table:table-cell>
          <table:table-cell office:value-type="float" office:value="27.190001" calcext:value-type="float">
            <text:p>27.190001</text:p>
          </table:table-cell>
          <table:table-cell office:value-type="float" office:value="19.321081" calcext:value-type="float">
            <text:p>19.321081</text:p>
          </table:table-cell>
          <table:table-cell office:value-type="float" office:value="982500" calcext:value-type="float">
            <text:p>982500</text:p>
          </table:table-cell>
          <table:table-cell table:formula="of:=([.F979]-[.F978])/[.F978]" office:value-type="float" office:value="-0.0267273816441785" calcext:value-type="float">
            <text:p>-0.026727381644179</text:p>
          </table:table-cell>
          <table:table-cell table:formula="of:=[.H979]-PerAnnumRiskFreeRate/TradingDaysPerYear" office:value-type="float" office:value="-0.0268861118029087" calcext:value-type="float">
            <text:p>-0.0268861118029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14</text:p>
          </table:table-cell>
          <table:table-cell office:value-type="float" office:value="27.360001" calcext:value-type="float">
            <text:p>27.360001</text:p>
          </table:table-cell>
          <table:table-cell office:value-type="float" office:value="27.676666" calcext:value-type="float">
            <text:p>27.676666</text:p>
          </table:table-cell>
          <table:table-cell office:value-type="float" office:value="26.713333" calcext:value-type="float">
            <text:p>26.713333</text:p>
          </table:table-cell>
          <table:table-cell office:value-type="float" office:value="27.666668" calcext:value-type="float">
            <text:p>27.666668</text:p>
          </table:table-cell>
          <table:table-cell office:value-type="float" office:value="19.659801" calcext:value-type="float">
            <text:p>19.659801</text:p>
          </table:table-cell>
          <table:table-cell office:value-type="float" office:value="419700" calcext:value-type="float">
            <text:p>419700</text:p>
          </table:table-cell>
          <table:table-cell table:formula="of:=([.F980]-[.F979])/[.F979]" office:value-type="float" office:value="0.0175311101899527" calcext:value-type="float">
            <text:p>0.017531110189953</text:p>
          </table:table-cell>
          <table:table-cell table:formula="of:=[.H980]-PerAnnumRiskFreeRate/TradingDaysPerYear" office:value-type="float" office:value="0.0173723800312226" calcext:value-type="float">
            <text:p>0.0173723800312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17</text:p>
          </table:table-cell>
          <table:table-cell table:number-columns-repeated="2" office:value-type="float" office:value="28.139999" calcext:value-type="float">
            <text:p>28.139999</text:p>
          </table:table-cell>
          <table:table-cell office:value-type="float" office:value="27.883333" calcext:value-type="float">
            <text:p>27.883333</text:p>
          </table:table-cell>
          <table:table-cell office:value-type="float" office:value="28.026667" calcext:value-type="float">
            <text:p>28.026667</text:p>
          </table:table-cell>
          <table:table-cell office:value-type="float" office:value="19.915615" calcext:value-type="float">
            <text:p>19.915615</text:p>
          </table:table-cell>
          <table:table-cell office:value-type="float" office:value="154800" calcext:value-type="float">
            <text:p>154800</text:p>
          </table:table-cell>
          <table:table-cell table:formula="of:=([.F981]-[.F980])/[.F980]" office:value-type="float" office:value="0.0130120340485642" calcext:value-type="float">
            <text:p>0.013012034048564</text:p>
          </table:table-cell>
          <table:table-cell table:formula="of:=[.H981]-PerAnnumRiskFreeRate/TradingDaysPerYear" office:value-type="float" office:value="0.0128533038898341" calcext:value-type="float">
            <text:p>0.0128533038898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18</text:p>
          </table:table-cell>
          <table:table-cell office:value-type="float" office:value="27.746668" calcext:value-type="float">
            <text:p>27.746668</text:p>
          </table:table-cell>
          <table:table-cell office:value-type="float" office:value="27.860001" calcext:value-type="float">
            <text:p>27.860001</text:p>
          </table:table-cell>
          <table:table-cell table:number-columns-repeated="2" office:value-type="float" office:value="26.9" calcext:value-type="float">
            <text:p>26.9</text:p>
          </table:table-cell>
          <table:table-cell office:value-type="float" office:value="19.115009" calcext:value-type="float">
            <text:p>19.115009</text:p>
          </table:table-cell>
          <table:table-cell office:value-type="float" office:value="249600" calcext:value-type="float">
            <text:p>249600</text:p>
          </table:table-cell>
          <table:table-cell table:formula="of:=([.F982]-[.F981])/[.F981]" office:value-type="float" office:value="-0.0401999134849714" calcext:value-type="float">
            <text:p>-0.040199913484971</text:p>
          </table:table-cell>
          <table:table-cell table:formula="of:=[.H982]-PerAnnumRiskFreeRate/TradingDaysPerYear" office:value-type="float" office:value="-0.0403586436437015" calcext:value-type="float">
            <text:p>-0.0403586436437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19</text:p>
          </table:table-cell>
          <table:table-cell office:value-type="float" office:value="26.67" calcext:value-type="float">
            <text:p>26.67</text:p>
          </table:table-cell>
          <table:table-cell office:value-type="float" office:value="27.4" calcext:value-type="float">
            <text:p>27.4</text:p>
          </table:table-cell>
          <table:table-cell office:value-type="float" office:value="26.283333" calcext:value-type="float">
            <text:p>26.283333</text:p>
          </table:table-cell>
          <table:table-cell office:value-type="float" office:value="27.336666" calcext:value-type="float">
            <text:p>27.336666</text:p>
          </table:table-cell>
          <table:table-cell office:value-type="float" office:value="19.425301" calcext:value-type="float">
            <text:p>19.425301</text:p>
          </table:table-cell>
          <table:table-cell office:value-type="float" office:value="473700" calcext:value-type="float">
            <text:p>473700</text:p>
          </table:table-cell>
          <table:table-cell table:formula="of:=([.F983]-[.F982])/[.F982]" office:value-type="float" office:value="0.0162328984516827" calcext:value-type="float">
            <text:p>0.016232898451683</text:p>
          </table:table-cell>
          <table:table-cell table:formula="of:=[.H983]-PerAnnumRiskFreeRate/TradingDaysPerYear" office:value-type="float" office:value="0.0160741682929525" calcext:value-type="float">
            <text:p>0.0160741682929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20</text:p>
          </table:table-cell>
          <table:table-cell office:value-type="float" office:value="27.266666" calcext:value-type="float">
            <text:p>27.266666</text:p>
          </table:table-cell>
          <table:table-cell office:value-type="float" office:value="27.343332" calcext:value-type="float">
            <text:p>27.343332</text:p>
          </table:table-cell>
          <table:table-cell office:value-type="float" office:value="26.026667" calcext:value-type="float">
            <text:p>26.026667</text:p>
          </table:table-cell>
          <table:table-cell office:value-type="float" office:value="26.253332" calcext:value-type="float">
            <text:p>26.253332</text:p>
          </table:table-cell>
          <table:table-cell office:value-type="float" office:value="18.655485" calcext:value-type="float">
            <text:p>18.655485</text:p>
          </table:table-cell>
          <table:table-cell office:value-type="float" office:value="329100" calcext:value-type="float">
            <text:p>329100</text:p>
          </table:table-cell>
          <table:table-cell table:formula="of:=([.F984]-[.F983])/[.F983]" office:value-type="float" office:value="-0.0396295532306039" calcext:value-type="float">
            <text:p>-0.039629553230604</text:p>
          </table:table-cell>
          <table:table-cell table:formula="of:=[.H984]-PerAnnumRiskFreeRate/TradingDaysPerYear" office:value-type="float" office:value="-0.039788283389334" calcext:value-type="float">
            <text:p>-0.0397882833893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21</text:p>
          </table:table-cell>
          <table:table-cell office:value-type="float" office:value="26.120001" calcext:value-type="float">
            <text:p>26.120001</text:p>
          </table:table-cell>
          <table:table-cell office:value-type="float" office:value="26.893333" calcext:value-type="float">
            <text:p>26.893333</text:p>
          </table:table-cell>
          <table:table-cell office:value-type="float" office:value="26.116667" calcext:value-type="float">
            <text:p>26.116667</text:p>
          </table:table-cell>
          <table:table-cell office:value-type="float" office:value="26.5" calcext:value-type="float">
            <text:p>26.5</text:p>
          </table:table-cell>
          <table:table-cell office:value-type="float" office:value="18.830778" calcext:value-type="float">
            <text:p>18.830778</text:p>
          </table:table-cell>
          <table:table-cell office:value-type="float" office:value="282900" calcext:value-type="float">
            <text:p>282900</text:p>
          </table:table-cell>
          <table:table-cell table:formula="of:=([.F985]-[.F984])/[.F984]" office:value-type="float" office:value="0.00939632499503497" calcext:value-type="float">
            <text:p>0.009396324995035</text:p>
          </table:table-cell>
          <table:table-cell table:formula="of:=[.H985]-PerAnnumRiskFreeRate/TradingDaysPerYear" office:value-type="float" office:value="0.00923759483630481" calcext:value-type="float">
            <text:p>0.0092375948363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24</text:p>
          </table:table-cell>
          <table:table-cell office:value-type="float" office:value="26.41" calcext:value-type="float">
            <text:p>26.41</text:p>
          </table:table-cell>
          <table:table-cell office:value-type="float" office:value="27.376667" calcext:value-type="float">
            <text:p>27.376667</text:p>
          </table:table-cell>
          <table:table-cell office:value-type="float" office:value="26.41" calcext:value-type="float">
            <text:p>26.41</text:p>
          </table:table-cell>
          <table:table-cell office:value-type="float" office:value="27.26" calcext:value-type="float">
            <text:p>27.26</text:p>
          </table:table-cell>
          <table:table-cell office:value-type="float" office:value="19.370821" calcext:value-type="float">
            <text:p>19.370821</text:p>
          </table:table-cell>
          <table:table-cell office:value-type="float" office:value="337200" calcext:value-type="float">
            <text:p>337200</text:p>
          </table:table-cell>
          <table:table-cell table:formula="of:=([.F986]-[.F985])/[.F985]" office:value-type="float" office:value="0.0286787407296714" calcext:value-type="float">
            <text:p>0.028678740729672</text:p>
          </table:table-cell>
          <table:table-cell table:formula="of:=[.H986]-PerAnnumRiskFreeRate/TradingDaysPerYear" office:value-type="float" office:value="0.0285200105709413" calcext:value-type="float">
            <text:p>0.0285200105709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25</text:p>
          </table:table-cell>
          <table:table-cell office:value-type="float" office:value="27.563334" calcext:value-type="float">
            <text:p>27.563334</text:p>
          </table:table-cell>
          <table:table-cell office:value-type="float" office:value="27.946667" calcext:value-type="float">
            <text:p>27.946667</text:p>
          </table:table-cell>
          <table:table-cell office:value-type="float" office:value="27.49" calcext:value-type="float">
            <text:p>27.49</text:p>
          </table:table-cell>
          <table:table-cell office:value-type="float" office:value="27.866667" calcext:value-type="float">
            <text:p>27.866667</text:p>
          </table:table-cell>
          <table:table-cell office:value-type="float" office:value="19.801918" calcext:value-type="float">
            <text:p>19.801918</text:p>
          </table:table-cell>
          <table:table-cell office:value-type="float" office:value="244800" calcext:value-type="float">
            <text:p>244800</text:p>
          </table:table-cell>
          <table:table-cell table:formula="of:=([.F987]-[.F986])/[.F986]" office:value-type="float" office:value="0.0222549679231459" calcext:value-type="float">
            <text:p>0.022254967923146</text:p>
          </table:table-cell>
          <table:table-cell table:formula="of:=[.H987]-PerAnnumRiskFreeRate/TradingDaysPerYear" office:value-type="float" office:value="0.0220962377644158" calcext:value-type="float">
            <text:p>0.0220962377644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26</text:p>
          </table:table-cell>
          <table:table-cell office:value-type="float" office:value="27.846666" calcext:value-type="float">
            <text:p>27.846666</text:p>
          </table:table-cell>
          <table:table-cell office:value-type="float" office:value="28.51" calcext:value-type="float">
            <text:p>28.51</text:p>
          </table:table-cell>
          <table:table-cell office:value-type="float" office:value="27.656668" calcext:value-type="float">
            <text:p>27.656668</text:p>
          </table:table-cell>
          <table:table-cell office:value-type="float" office:value="27.709999" calcext:value-type="float">
            <text:p>27.709999</text:p>
          </table:table-cell>
          <table:table-cell office:value-type="float" office:value="19.690592" calcext:value-type="float">
            <text:p>19.690592</text:p>
          </table:table-cell>
          <table:table-cell office:value-type="float" office:value="411300" calcext:value-type="float">
            <text:p>411300</text:p>
          </table:table-cell>
          <table:table-cell table:formula="of:=([.F988]-[.F987])/[.F987]" office:value-type="float" office:value="-0.00562198065864134" calcext:value-type="float">
            <text:p>-0.005621980658641</text:p>
          </table:table-cell>
          <table:table-cell table:formula="of:=[.H988]-PerAnnumRiskFreeRate/TradingDaysPerYear" office:value-type="float" office:value="-0.0057807108173715" calcext:value-type="float">
            <text:p>-0.0057807108173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27</text:p>
          </table:table-cell>
          <table:table-cell table:number-columns-repeated="2" office:value-type="float" office:value="27.93" calcext:value-type="float">
            <text:p>27.93</text:p>
          </table:table-cell>
          <table:table-cell office:value-type="float" office:value="27.076668" calcext:value-type="float">
            <text:p>27.076668</text:p>
          </table:table-cell>
          <table:table-cell office:value-type="float" office:value="27.126667" calcext:value-type="float">
            <text:p>27.126667</text:p>
          </table:table-cell>
          <table:table-cell office:value-type="float" office:value="19.276083" calcext:value-type="float">
            <text:p>19.276083</text:p>
          </table:table-cell>
          <table:table-cell office:value-type="float" office:value="183000" calcext:value-type="float">
            <text:p>183000</text:p>
          </table:table-cell>
          <table:table-cell table:formula="of:=([.F989]-[.F988])/[.F988]" office:value-type="float" office:value="-0.0210511192350133" calcext:value-type="float">
            <text:p>-0.021051119235013</text:p>
          </table:table-cell>
          <table:table-cell table:formula="of:=[.H989]-PerAnnumRiskFreeRate/TradingDaysPerYear" office:value-type="float" office:value="-0.0212098493937435" calcext:value-type="float">
            <text:p>-0.0212098493937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28</text:p>
          </table:table-cell>
          <table:table-cell office:value-type="float" office:value="27.266666" calcext:value-type="float">
            <text:p>27.266666</text:p>
          </table:table-cell>
          <table:table-cell office:value-type="float" office:value="27.73" calcext:value-type="float">
            <text:p>27.73</text:p>
          </table:table-cell>
          <table:table-cell office:value-type="float" office:value="26.77" calcext:value-type="float">
            <text:p>26.77</text:p>
          </table:table-cell>
          <table:table-cell office:value-type="float" office:value="27.636667" calcext:value-type="float">
            <text:p>27.636667</text:p>
          </table:table-cell>
          <table:table-cell office:value-type="float" office:value="19.638485" calcext:value-type="float">
            <text:p>19.638485</text:p>
          </table:table-cell>
          <table:table-cell office:value-type="float" office:value="540600" calcext:value-type="float">
            <text:p>540600</text:p>
          </table:table-cell>
          <table:table-cell table:formula="of:=([.F990]-[.F989])/[.F989]" office:value-type="float" office:value="0.0188006038363707" calcext:value-type="float">
            <text:p>0.018800603836371</text:p>
          </table:table-cell>
          <table:table-cell table:formula="of:=[.H990]-PerAnnumRiskFreeRate/TradingDaysPerYear" office:value-type="float" office:value="0.0186418736776405" calcext:value-type="float">
            <text:p>0.0186418736776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0-31</text:p>
          </table:table-cell>
          <table:table-cell office:value-type="float" office:value="28.046667" calcext:value-type="float">
            <text:p>28.046667</text:p>
          </table:table-cell>
          <table:table-cell office:value-type="float" office:value="28.303333" calcext:value-type="float">
            <text:p>28.303333</text:p>
          </table:table-cell>
          <table:table-cell office:value-type="float" office:value="27.696667" calcext:value-type="float">
            <text:p>27.696667</text:p>
          </table:table-cell>
          <table:table-cell office:value-type="float" office:value="27.966667" calcext:value-type="float">
            <text:p>27.966667</text:p>
          </table:table-cell>
          <table:table-cell office:value-type="float" office:value="19.872978" calcext:value-type="float">
            <text:p>19.872978</text:p>
          </table:table-cell>
          <table:table-cell office:value-type="float" office:value="292200" calcext:value-type="float">
            <text:p>292200</text:p>
          </table:table-cell>
          <table:table-cell table:formula="of:=([.F991]-[.F990])/[.F990]" office:value-type="float" office:value="0.0119404831890037" calcext:value-type="float">
            <text:p>0.011940483189004</text:p>
          </table:table-cell>
          <table:table-cell table:formula="of:=[.H991]-PerAnnumRiskFreeRate/TradingDaysPerYear" office:value-type="float" office:value="0.0117817530302735" calcext:value-type="float">
            <text:p>0.0117817530302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01</text:p>
          </table:table-cell>
          <table:table-cell office:value-type="float" office:value="27.806667" calcext:value-type="float">
            <text:p>27.806667</text:p>
          </table:table-cell>
          <table:table-cell office:value-type="float" office:value="28.143333" calcext:value-type="float">
            <text:p>28.143333</text:p>
          </table:table-cell>
          <table:table-cell office:value-type="float" office:value="27.716667" calcext:value-type="float">
            <text:p>27.716667</text:p>
          </table:table-cell>
          <table:table-cell office:value-type="float" office:value="28.049999" calcext:value-type="float">
            <text:p>28.049999</text:p>
          </table:table-cell>
          <table:table-cell office:value-type="float" office:value="19.932192" calcext:value-type="float">
            <text:p>19.932192</text:p>
          </table:table-cell>
          <table:table-cell office:value-type="float" office:value="162300" calcext:value-type="float">
            <text:p>162300</text:p>
          </table:table-cell>
          <table:table-cell table:formula="of:=([.F992]-[.F991])/[.F991]" office:value-type="float" office:value="0.00297962388928327" calcext:value-type="float">
            <text:p>0.002979623889283</text:p>
          </table:table-cell>
          <table:table-cell table:formula="of:=[.H992]-PerAnnumRiskFreeRate/TradingDaysPerYear" office:value-type="float" office:value="0.00282089373055311" calcext:value-type="float">
            <text:p>0.0028208937305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02</text:p>
          </table:table-cell>
          <table:table-cell office:value-type="float" office:value="28.083332" calcext:value-type="float">
            <text:p>28.083332</text:p>
          </table:table-cell>
          <table:table-cell office:value-type="float" office:value="28.666668" calcext:value-type="float">
            <text:p>28.666668</text:p>
          </table:table-cell>
          <table:table-cell office:value-type="float" office:value="28.083332" calcext:value-type="float">
            <text:p>28.083332</text:p>
          </table:table-cell>
          <table:table-cell office:value-type="float" office:value="28.666668" calcext:value-type="float">
            <text:p>28.666668</text:p>
          </table:table-cell>
          <table:table-cell office:value-type="float" office:value="20.37039" calcext:value-type="float">
            <text:p>20.37039</text:p>
          </table:table-cell>
          <table:table-cell office:value-type="float" office:value="172200" calcext:value-type="float">
            <text:p>172200</text:p>
          </table:table-cell>
          <table:table-cell table:formula="of:=([.F993]-[.F992])/[.F992]" office:value-type="float" office:value="0.0219844360319226" calcext:value-type="float">
            <text:p>0.021984436031923</text:p>
          </table:table-cell>
          <table:table-cell table:formula="of:=[.H993]-PerAnnumRiskFreeRate/TradingDaysPerYear" office:value-type="float" office:value="0.0218257058731925" calcext:value-type="float">
            <text:p>0.0218257058731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03</text:p>
          </table:table-cell>
          <table:table-cell office:value-type="float" office:value="28.896667" calcext:value-type="float">
            <text:p>28.896667</text:p>
          </table:table-cell>
          <table:table-cell office:value-type="float" office:value="29.216667" calcext:value-type="float">
            <text:p>29.216667</text:p>
          </table:table-cell>
          <table:table-cell office:value-type="float" office:value="28.846666" calcext:value-type="float">
            <text:p>28.846666</text:p>
          </table:table-cell>
          <table:table-cell office:value-type="float" office:value="29.073334" calcext:value-type="float">
            <text:p>29.073334</text:p>
          </table:table-cell>
          <table:table-cell office:value-type="float" office:value="20.659374" calcext:value-type="float">
            <text:p>20.659374</text:p>
          </table:table-cell>
          <table:table-cell office:value-type="float" office:value="286500" calcext:value-type="float">
            <text:p>286500</text:p>
          </table:table-cell>
          <table:table-cell table:formula="of:=([.F994]-[.F993])/[.F993]" office:value-type="float" office:value="0.0141864736021254" calcext:value-type="float">
            <text:p>0.014186473602125</text:p>
          </table:table-cell>
          <table:table-cell table:formula="of:=[.H994]-PerAnnumRiskFreeRate/TradingDaysPerYear" office:value-type="float" office:value="0.0140277434433952" calcext:value-type="float">
            <text:p>0.0140277434433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04</text:p>
          </table:table-cell>
          <table:table-cell table:number-columns-repeated="2" office:value-type="float" office:value="28.916668" calcext:value-type="float">
            <text:p>28.916668</text:p>
          </table:table-cell>
          <table:table-cell office:value-type="float" office:value="28.233334" calcext:value-type="float">
            <text:p>28.233334</text:p>
          </table:table-cell>
          <table:table-cell office:value-type="float" office:value="28.366667" calcext:value-type="float">
            <text:p>28.366667</text:p>
          </table:table-cell>
          <table:table-cell office:value-type="float" office:value="20.157217" calcext:value-type="float">
            <text:p>20.157217</text:p>
          </table:table-cell>
          <table:table-cell office:value-type="float" office:value="426000" calcext:value-type="float">
            <text:p>426000</text:p>
          </table:table-cell>
          <table:table-cell table:formula="of:=([.F995]-[.F994])/[.F994]" office:value-type="float" office:value="-0.02430649641175" calcext:value-type="float">
            <text:p>-0.02430649641175</text:p>
          </table:table-cell>
          <table:table-cell table:formula="of:=[.H995]-PerAnnumRiskFreeRate/TradingDaysPerYear" office:value-type="float" office:value="-0.0244652265704801" calcext:value-type="float">
            <text:p>-0.024465226570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07</text:p>
          </table:table-cell>
          <table:table-cell office:value-type="float" office:value="28.209999" calcext:value-type="float">
            <text:p>28.209999</text:p>
          </table:table-cell>
          <table:table-cell office:value-type="float" office:value="28.216667" calcext:value-type="float">
            <text:p>28.216667</text:p>
          </table:table-cell>
          <table:table-cell office:value-type="float" office:value="27.846666" calcext:value-type="float">
            <text:p>27.846666</text:p>
          </table:table-cell>
          <table:table-cell office:value-type="float" office:value="27.99" calcext:value-type="float">
            <text:p>27.99</text:p>
          </table:table-cell>
          <table:table-cell office:value-type="float" office:value="19.889561" calcext:value-type="float">
            <text:p>19.889561</text:p>
          </table:table-cell>
          <table:table-cell office:value-type="float" office:value="192600" calcext:value-type="float">
            <text:p>192600</text:p>
          </table:table-cell>
          <table:table-cell table:formula="of:=([.F996]-[.F995])/[.F995]" office:value-type="float" office:value="-0.0132784203295524" calcext:value-type="float">
            <text:p>-0.013278420329552</text:p>
          </table:table-cell>
          <table:table-cell table:formula="of:=[.H996]-PerAnnumRiskFreeRate/TradingDaysPerYear" office:value-type="float" office:value="-0.0134371504882825" calcext:value-type="float">
            <text:p>-0.0134371504882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08</text:p>
          </table:table-cell>
          <table:table-cell office:value-type="float" office:value="27.893333" calcext:value-type="float">
            <text:p>27.893333</text:p>
          </table:table-cell>
          <table:table-cell office:value-type="float" office:value="28.333332" calcext:value-type="float">
            <text:p>28.333332</text:p>
          </table:table-cell>
          <table:table-cell office:value-type="float" office:value="27.799999" calcext:value-type="float">
            <text:p>27.799999</text:p>
          </table:table-cell>
          <table:table-cell office:value-type="float" office:value="28.223333" calcext:value-type="float">
            <text:p>28.223333</text:p>
          </table:table-cell>
          <table:table-cell office:value-type="float" office:value="20.055361" calcext:value-type="float">
            <text:p>20.055361</text:p>
          </table:table-cell>
          <table:table-cell office:value-type="float" office:value="180600" calcext:value-type="float">
            <text:p>180600</text:p>
          </table:table-cell>
          <table:table-cell table:formula="of:=([.F997]-[.F996])/[.F996]" office:value-type="float" office:value="0.00833603114719329" calcext:value-type="float">
            <text:p>0.008336031147193</text:p>
          </table:table-cell>
          <table:table-cell table:formula="of:=[.H997]-PerAnnumRiskFreeRate/TradingDaysPerYear" office:value-type="float" office:value="0.00817730098846313" calcext:value-type="float">
            <text:p>0.0081773009884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09</text:p>
          </table:table-cell>
          <table:table-cell office:value-type="float" office:value="28.053333" calcext:value-type="float">
            <text:p>28.053333</text:p>
          </table:table-cell>
          <table:table-cell office:value-type="float" office:value="28.493334" calcext:value-type="float">
            <text:p>28.493334</text:p>
          </table:table-cell>
          <table:table-cell office:value-type="float" office:value="27.809999" calcext:value-type="float">
            <text:p>27.809999</text:p>
          </table:table-cell>
          <table:table-cell office:value-type="float" office:value="27.959999" calcext:value-type="float">
            <text:p>27.959999</text:p>
          </table:table-cell>
          <table:table-cell office:value-type="float" office:value="19.86824" calcext:value-type="float">
            <text:p>19.86824</text:p>
          </table:table-cell>
          <table:table-cell office:value-type="float" office:value="153000" calcext:value-type="float">
            <text:p>153000</text:p>
          </table:table-cell>
          <table:table-cell table:formula="of:=([.F998]-[.F997])/[.F997]" office:value-type="float" office:value="-0.00933022347491033" calcext:value-type="float">
            <text:p>-0.00933022347491</text:p>
          </table:table-cell>
          <table:table-cell table:formula="of:=[.H998]-PerAnnumRiskFreeRate/TradingDaysPerYear" office:value-type="float" office:value="-0.00948895363364049" calcext:value-type="float">
            <text:p>-0.009488953633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10</text:p>
          </table:table-cell>
          <table:table-cell table:number-columns-repeated="2" office:value-type="float" office:value="27.663334" calcext:value-type="float">
            <text:p>27.663334</text:p>
          </table:table-cell>
          <table:table-cell office:value-type="float" office:value="26.996668" calcext:value-type="float">
            <text:p>26.996668</text:p>
          </table:table-cell>
          <table:table-cell office:value-type="float" office:value="27.143333" calcext:value-type="float">
            <text:p>27.143333</text:p>
          </table:table-cell>
          <table:table-cell office:value-type="float" office:value="19.28792" calcext:value-type="float">
            <text:p>19.28792</text:p>
          </table:table-cell>
          <table:table-cell office:value-type="float" office:value="225900" calcext:value-type="float">
            <text:p>225900</text:p>
          </table:table-cell>
          <table:table-cell table:formula="of:=([.F999]-[.F998])/[.F998]" office:value-type="float" office:value="-0.0292084251045891" calcext:value-type="float">
            <text:p>-0.029208425104589</text:p>
          </table:table-cell>
          <table:table-cell table:formula="of:=[.H999]-PerAnnumRiskFreeRate/TradingDaysPerYear" office:value-type="float" office:value="-0.0293671552633192" calcext:value-type="float">
            <text:p>-0.0293671552633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11</text:p>
          </table:table-cell>
          <table:table-cell office:value-type="float" office:value="27.203333" calcext:value-type="float">
            <text:p>27.203333</text:p>
          </table:table-cell>
          <table:table-cell office:value-type="float" office:value="27.469999" calcext:value-type="float">
            <text:p>27.469999</text:p>
          </table:table-cell>
          <table:table-cell office:value-type="float" office:value="27.103333" calcext:value-type="float">
            <text:p>27.103333</text:p>
          </table:table-cell>
          <table:table-cell office:value-type="float" office:value="27.393333" calcext:value-type="float">
            <text:p>27.393333</text:p>
          </table:table-cell>
          <table:table-cell office:value-type="float" office:value="19.46557" calcext:value-type="float">
            <text:p>19.46557</text:p>
          </table:table-cell>
          <table:table-cell office:value-type="float" office:value="197100" calcext:value-type="float">
            <text:p>197100</text:p>
          </table:table-cell>
          <table:table-cell table:formula="of:=([.F1000]-[.F999])/[.F999]" office:value-type="float" office:value="0.00921042808141053" calcext:value-type="float">
            <text:p>0.009210428081411</text:p>
          </table:table-cell>
          <table:table-cell table:formula="of:=[.H1000]-PerAnnumRiskFreeRate/TradingDaysPerYear" office:value-type="float" office:value="0.00905169792268038" calcext:value-type="float">
            <text:p>0.009051697922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14</text:p>
          </table:table-cell>
          <table:table-cell office:value-type="float" office:value="27.799999" calcext:value-type="float">
            <text:p>27.799999</text:p>
          </table:table-cell>
          <table:table-cell office:value-type="float" office:value="28.043333" calcext:value-type="float">
            <text:p>28.043333</text:p>
          </table:table-cell>
          <table:table-cell office:value-type="float" office:value="27.403334" calcext:value-type="float">
            <text:p>27.403334</text:p>
          </table:table-cell>
          <table:table-cell office:value-type="float" office:value="27.559999" calcext:value-type="float">
            <text:p>27.559999</text:p>
          </table:table-cell>
          <table:table-cell office:value-type="float" office:value="19.584005" calcext:value-type="float">
            <text:p>19.584005</text:p>
          </table:table-cell>
          <table:table-cell office:value-type="float" office:value="198000" calcext:value-type="float">
            <text:p>198000</text:p>
          </table:table-cell>
          <table:table-cell table:formula="of:=([.F1001]-[.F1000])/[.F1000]" office:value-type="float" office:value="0.00608433249064896" calcext:value-type="float">
            <text:p>0.006084332490649</text:p>
          </table:table-cell>
          <table:table-cell table:formula="of:=[.H1001]-PerAnnumRiskFreeRate/TradingDaysPerYear" office:value-type="float" office:value="0.0059256023319188" calcext:value-type="float">
            <text:p>0.0059256023319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15</text:p>
          </table:table-cell>
          <table:table-cell office:value-type="float" office:value="27.65" calcext:value-type="float">
            <text:p>27.65</text:p>
          </table:table-cell>
          <table:table-cell office:value-type="float" office:value="28.186666" calcext:value-type="float">
            <text:p>28.186666</text:p>
          </table:table-cell>
          <table:table-cell office:value-type="float" office:value="27.523333" calcext:value-type="float">
            <text:p>27.523333</text:p>
          </table:table-cell>
          <table:table-cell office:value-type="float" office:value="27.559999" calcext:value-type="float">
            <text:p>27.559999</text:p>
          </table:table-cell>
          <table:table-cell office:value-type="float" office:value="19.584005" calcext:value-type="float">
            <text:p>19.584005</text:p>
          </table:table-cell>
          <table:table-cell office:value-type="float" office:value="247200" calcext:value-type="float">
            <text:p>247200</text:p>
          </table:table-cell>
          <table:table-cell table:formula="of:=([.F1002]-[.F1001])/[.F1001]" office:value-type="float" office:value="0" calcext:value-type="float">
            <text:p>0</text:p>
          </table:table-cell>
          <table:table-cell table:formula="of:=[.H1002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16</text:p>
          </table:table-cell>
          <table:table-cell office:value-type="float" office:value="27.833332" calcext:value-type="float">
            <text:p>27.833332</text:p>
          </table:table-cell>
          <table:table-cell office:value-type="float" office:value="28.26" calcext:value-type="float">
            <text:p>28.26</text:p>
          </table:table-cell>
          <table:table-cell office:value-type="float" office:value="27.646667" calcext:value-type="float">
            <text:p>27.646667</text:p>
          </table:table-cell>
          <table:table-cell office:value-type="float" office:value="28.200001" calcext:value-type="float">
            <text:p>28.200001</text:p>
          </table:table-cell>
          <table:table-cell office:value-type="float" office:value="20.03878" calcext:value-type="float">
            <text:p>20.03878</text:p>
          </table:table-cell>
          <table:table-cell office:value-type="float" office:value="301500" calcext:value-type="float">
            <text:p>301500</text:p>
          </table:table-cell>
          <table:table-cell table:formula="of:=([.F1003]-[.F1002])/[.F1002]" office:value-type="float" office:value="0.0232217567346412" calcext:value-type="float">
            <text:p>0.023221756734641</text:p>
          </table:table-cell>
          <table:table-cell table:formula="of:=[.H1003]-PerAnnumRiskFreeRate/TradingDaysPerYear" office:value-type="float" office:value="0.0230630265759111" calcext:value-type="float">
            <text:p>0.0230630265759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17</text:p>
          </table:table-cell>
          <table:table-cell office:value-type="float" office:value="28.530001" calcext:value-type="float">
            <text:p>28.530001</text:p>
          </table:table-cell>
          <table:table-cell office:value-type="float" office:value="28.613333" calcext:value-type="float">
            <text:p>28.613333</text:p>
          </table:table-cell>
          <table:table-cell office:value-type="float" office:value="28.15" calcext:value-type="float">
            <text:p>28.15</text:p>
          </table:table-cell>
          <table:table-cell office:value-type="float" office:value="28.293333" calcext:value-type="float">
            <text:p>28.293333</text:p>
          </table:table-cell>
          <table:table-cell office:value-type="float" office:value="20.105108" calcext:value-type="float">
            <text:p>20.105108</text:p>
          </table:table-cell>
          <table:table-cell office:value-type="float" office:value="273900" calcext:value-type="float">
            <text:p>273900</text:p>
          </table:table-cell>
          <table:table-cell table:formula="of:=([.F1004]-[.F1003])/[.F1003]" office:value-type="float" office:value="0.00330998194500874" calcext:value-type="float">
            <text:p>0.003309981945009</text:p>
          </table:table-cell>
          <table:table-cell table:formula="of:=[.H1004]-PerAnnumRiskFreeRate/TradingDaysPerYear" office:value-type="float" office:value="0.00315125178627858" calcext:value-type="float">
            <text:p>0.0031512517862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18</text:p>
          </table:table-cell>
          <table:table-cell office:value-type="float" office:value="28.266666" calcext:value-type="float">
            <text:p>28.266666</text:p>
          </table:table-cell>
          <table:table-cell office:value-type="float" office:value="28.363333" calcext:value-type="float">
            <text:p>28.363333</text:p>
          </table:table-cell>
          <table:table-cell office:value-type="float" office:value="28.003332" calcext:value-type="float">
            <text:p>28.003332</text:p>
          </table:table-cell>
          <table:table-cell office:value-type="float" office:value="28.313334" calcext:value-type="float">
            <text:p>28.313334</text:p>
          </table:table-cell>
          <table:table-cell office:value-type="float" office:value="20.119318" calcext:value-type="float">
            <text:p>20.119318</text:p>
          </table:table-cell>
          <table:table-cell office:value-type="float" office:value="194400" calcext:value-type="float">
            <text:p>194400</text:p>
          </table:table-cell>
          <table:table-cell table:formula="of:=([.F1005]-[.F1004])/[.F1004]" office:value-type="float" office:value="0.000706785559172251" calcext:value-type="float">
            <text:p>0.000706785559172</text:p>
          </table:table-cell>
          <table:table-cell table:formula="of:=[.H1005]-PerAnnumRiskFreeRate/TradingDaysPerYear" office:value-type="float" office:value="0.000548055400442092" calcext:value-type="float">
            <text:p>0.0005480554004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21</text:p>
          </table:table-cell>
          <table:table-cell office:value-type="float" office:value="28.573334" calcext:value-type="float">
            <text:p>28.573334</text:p>
          </table:table-cell>
          <table:table-cell office:value-type="float" office:value="28.950001" calcext:value-type="float">
            <text:p>28.950001</text:p>
          </table:table-cell>
          <table:table-cell office:value-type="float" office:value="28.466667" calcext:value-type="float">
            <text:p>28.466667</text:p>
          </table:table-cell>
          <table:table-cell office:value-type="float" office:value="28.93" calcext:value-type="float">
            <text:p>28.93</text:p>
          </table:table-cell>
          <table:table-cell office:value-type="float" office:value="20.55752" calcext:value-type="float">
            <text:p>20.55752</text:p>
          </table:table-cell>
          <table:table-cell office:value-type="float" office:value="125400" calcext:value-type="float">
            <text:p>125400</text:p>
          </table:table-cell>
          <table:table-cell table:formula="of:=([.F1006]-[.F1005])/[.F1005]" office:value-type="float" office:value="0.0217801617331164" calcext:value-type="float">
            <text:p>0.021780161733117</text:p>
          </table:table-cell>
          <table:table-cell table:formula="of:=[.H1006]-PerAnnumRiskFreeRate/TradingDaysPerYear" office:value-type="float" office:value="0.0216214315743863" calcext:value-type="float">
            <text:p>0.0216214315743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22</text:p>
          </table:table-cell>
          <table:table-cell office:value-type="float" office:value="29.146667" calcext:value-type="float">
            <text:p>29.146667</text:p>
          </table:table-cell>
          <table:table-cell office:value-type="float" office:value="29.466667" calcext:value-type="float">
            <text:p>29.466667</text:p>
          </table:table-cell>
          <table:table-cell office:value-type="float" office:value="29.033333" calcext:value-type="float">
            <text:p>29.033333</text:p>
          </table:table-cell>
          <table:table-cell office:value-type="float" office:value="29.386667" calcext:value-type="float">
            <text:p>29.386667</text:p>
          </table:table-cell>
          <table:table-cell office:value-type="float" office:value="20.882027" calcext:value-type="float">
            <text:p>20.882027</text:p>
          </table:table-cell>
          <table:table-cell office:value-type="float" office:value="392100" calcext:value-type="float">
            <text:p>392100</text:p>
          </table:table-cell>
          <table:table-cell table:formula="of:=([.F1007]-[.F1006])/[.F1006]" office:value-type="float" office:value="0.0157853184625383" calcext:value-type="float">
            <text:p>0.015785318462538</text:p>
          </table:table-cell>
          <table:table-cell table:formula="of:=[.H1007]-PerAnnumRiskFreeRate/TradingDaysPerYear" office:value-type="float" office:value="0.0156265883038081" calcext:value-type="float">
            <text:p>0.0156265883038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23</text:p>
          </table:table-cell>
          <table:table-cell office:value-type="float" office:value="29.186666" calcext:value-type="float">
            <text:p>29.186666</text:p>
          </table:table-cell>
          <table:table-cell office:value-type="float" office:value="29.5" calcext:value-type="float">
            <text:p>29.5</text:p>
          </table:table-cell>
          <table:table-cell office:value-type="float" office:value="29.003332" calcext:value-type="float">
            <text:p>29.003332</text:p>
          </table:table-cell>
          <table:table-cell office:value-type="float" office:value="29.283333" calcext:value-type="float">
            <text:p>29.283333</text:p>
          </table:table-cell>
          <table:table-cell office:value-type="float" office:value="20.808594" calcext:value-type="float">
            <text:p>20.808594</text:p>
          </table:table-cell>
          <table:table-cell office:value-type="float" office:value="242700" calcext:value-type="float">
            <text:p>242700</text:p>
          </table:table-cell>
          <table:table-cell table:formula="of:=([.F1008]-[.F1007])/[.F1007]" office:value-type="float" office:value="-0.0035165647472825" calcext:value-type="float">
            <text:p>-0.003516564747283</text:p>
          </table:table-cell>
          <table:table-cell table:formula="of:=[.H1008]-PerAnnumRiskFreeRate/TradingDaysPerYear" office:value-type="float" office:value="-0.00367529490601266" calcext:value-type="float">
            <text:p>-0.0036752949060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25</text:p>
          </table:table-cell>
          <table:table-cell office:value-type="float" office:value="29.356667" calcext:value-type="float">
            <text:p>29.356667</text:p>
          </table:table-cell>
          <table:table-cell office:value-type="float" office:value="29.513332" calcext:value-type="float">
            <text:p>29.513332</text:p>
          </table:table-cell>
          <table:table-cell office:value-type="float" office:value="29.316668" calcext:value-type="float">
            <text:p>29.316668</text:p>
          </table:table-cell>
          <table:table-cell office:value-type="float" office:value="29.463333" calcext:value-type="float">
            <text:p>29.463333</text:p>
          </table:table-cell>
          <table:table-cell office:value-type="float" office:value="20.936499" calcext:value-type="float">
            <text:p>20.936499</text:p>
          </table:table-cell>
          <table:table-cell office:value-type="float" office:value="100200" calcext:value-type="float">
            <text:p>100200</text:p>
          </table:table-cell>
          <table:table-cell table:formula="of:=([.F1009]-[.F1008])/[.F1008]" office:value-type="float" office:value="0.0061467391790143" calcext:value-type="float">
            <text:p>0.006146739179014</text:p>
          </table:table-cell>
          <table:table-cell table:formula="of:=[.H1009]-PerAnnumRiskFreeRate/TradingDaysPerYear" office:value-type="float" office:value="0.00598800902028414" calcext:value-type="float">
            <text:p>0.0059880090202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28</text:p>
          </table:table-cell>
          <table:table-cell office:value-type="float" office:value="29.1" calcext:value-type="float">
            <text:p>29.1</text:p>
          </table:table-cell>
          <table:table-cell office:value-type="float" office:value="29.133333" calcext:value-type="float">
            <text:p>29.133333</text:p>
          </table:table-cell>
          <table:table-cell table:number-columns-repeated="2" office:value-type="float" office:value="28.57" calcext:value-type="float">
            <text:p>28.57</text:p>
          </table:table-cell>
          <table:table-cell office:value-type="float" office:value="20.301699" calcext:value-type="float">
            <text:p>20.301699</text:p>
          </table:table-cell>
          <table:table-cell office:value-type="float" office:value="180900" calcext:value-type="float">
            <text:p>180900</text:p>
          </table:table-cell>
          <table:table-cell table:formula="of:=([.F1010]-[.F1009])/[.F1009]" office:value-type="float" office:value="-0.0303202555498893" calcext:value-type="float">
            <text:p>-0.030320255549889</text:p>
          </table:table-cell>
          <table:table-cell table:formula="of:=[.H1010]-PerAnnumRiskFreeRate/TradingDaysPerYear" office:value-type="float" office:value="-0.0304789857086195" calcext:value-type="float">
            <text:p>-0.030478985708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29</text:p>
          </table:table-cell>
          <table:table-cell office:value-type="float" office:value="28.816668" calcext:value-type="float">
            <text:p>28.816668</text:p>
          </table:table-cell>
          <table:table-cell office:value-type="float" office:value="28.873333" calcext:value-type="float">
            <text:p>28.873333</text:p>
          </table:table-cell>
          <table:table-cell office:value-type="float" office:value="28.606667" calcext:value-type="float">
            <text:p>28.606667</text:p>
          </table:table-cell>
          <table:table-cell office:value-type="float" office:value="28.713333" calcext:value-type="float">
            <text:p>28.713333</text:p>
          </table:table-cell>
          <table:table-cell office:value-type="float" office:value="20.403551" calcext:value-type="float">
            <text:p>20.403551</text:p>
          </table:table-cell>
          <table:table-cell office:value-type="float" office:value="114600" calcext:value-type="float">
            <text:p>114600</text:p>
          </table:table-cell>
          <table:table-cell table:formula="of:=([.F1011]-[.F1010])/[.F1010]" office:value-type="float" office:value="0.00501692001245812" calcext:value-type="float">
            <text:p>0.005016920012458</text:p>
          </table:table-cell>
          <table:table-cell table:formula="of:=[.H1011]-PerAnnumRiskFreeRate/TradingDaysPerYear" office:value-type="float" office:value="0.00485818985372796" calcext:value-type="float">
            <text:p>0.0048581898537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1-30</text:p>
          </table:table-cell>
          <table:table-cell office:value-type="float" office:value="28.713333" calcext:value-type="float">
            <text:p>28.713333</text:p>
          </table:table-cell>
          <table:table-cell office:value-type="float" office:value="28.926666" calcext:value-type="float">
            <text:p>28.926666</text:p>
          </table:table-cell>
          <table:table-cell office:value-type="float" office:value="28.58" calcext:value-type="float">
            <text:p>28.58</text:p>
          </table:table-cell>
          <table:table-cell office:value-type="float" office:value="28.780001" calcext:value-type="float">
            <text:p>28.780001</text:p>
          </table:table-cell>
          <table:table-cell office:value-type="float" office:value="20.45093" calcext:value-type="float">
            <text:p>20.45093</text:p>
          </table:table-cell>
          <table:table-cell office:value-type="float" office:value="229500" calcext:value-type="float">
            <text:p>229500</text:p>
          </table:table-cell>
          <table:table-cell table:formula="of:=([.F1012]-[.F1011])/[.F1011]" office:value-type="float" office:value="0.00232209579597196" calcext:value-type="float">
            <text:p>0.002322095795972</text:p>
          </table:table-cell>
          <table:table-cell table:formula="of:=[.H1012]-PerAnnumRiskFreeRate/TradingDaysPerYear" office:value-type="float" office:value="0.0021633656372418" calcext:value-type="float">
            <text:p>0.0021633656372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01</text:p>
          </table:table-cell>
          <table:table-cell office:value-type="float" office:value="29.016666" calcext:value-type="float">
            <text:p>29.016666</text:p>
          </table:table-cell>
          <table:table-cell office:value-type="float" office:value="29.586666" calcext:value-type="float">
            <text:p>29.586666</text:p>
          </table:table-cell>
          <table:table-cell office:value-type="float" office:value="29" calcext:value-type="float">
            <text:p>29</text:p>
          </table:table-cell>
          <table:table-cell office:value-type="float" office:value="29.566668" calcext:value-type="float">
            <text:p>29.566668</text:p>
          </table:table-cell>
          <table:table-cell office:value-type="float" office:value="21.009935" calcext:value-type="float">
            <text:p>21.009935</text:p>
          </table:table-cell>
          <table:table-cell office:value-type="float" office:value="542100" calcext:value-type="float">
            <text:p>542100</text:p>
          </table:table-cell>
          <table:table-cell table:formula="of:=([.F1013]-[.F1012])/[.F1012]" office:value-type="float" office:value="0.0273339647634606" calcext:value-type="float">
            <text:p>0.027333964763461</text:p>
          </table:table-cell>
          <table:table-cell table:formula="of:=[.H1013]-PerAnnumRiskFreeRate/TradingDaysPerYear" office:value-type="float" office:value="0.0271752346047304" calcext:value-type="float">
            <text:p>0.0271752346047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02</text:p>
          </table:table-cell>
          <table:table-cell office:value-type="float" office:value="29.566668" calcext:value-type="float">
            <text:p>29.566668</text:p>
          </table:table-cell>
          <table:table-cell office:value-type="float" office:value="29.713333" calcext:value-type="float">
            <text:p>29.713333</text:p>
          </table:table-cell>
          <table:table-cell office:value-type="float" office:value="29.446667" calcext:value-type="float">
            <text:p>29.446667</text:p>
          </table:table-cell>
          <table:table-cell office:value-type="float" office:value="29.666668" calcext:value-type="float">
            <text:p>29.666668</text:p>
          </table:table-cell>
          <table:table-cell office:value-type="float" office:value="21.080994" calcext:value-type="float">
            <text:p>21.080994</text:p>
          </table:table-cell>
          <table:table-cell office:value-type="float" office:value="190200" calcext:value-type="float">
            <text:p>190200</text:p>
          </table:table-cell>
          <table:table-cell table:formula="of:=([.F1014]-[.F1013])/[.F1013]" office:value-type="float" office:value="0.00338216182011043" calcext:value-type="float">
            <text:p>0.00338216182011</text:p>
          </table:table-cell>
          <table:table-cell table:formula="of:=[.H1014]-PerAnnumRiskFreeRate/TradingDaysPerYear" office:value-type="float" office:value="0.00322343166138027" calcext:value-type="float">
            <text:p>0.003223431661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05</text:p>
          </table:table-cell>
          <table:table-cell office:value-type="float" office:value="29.966667" calcext:value-type="float">
            <text:p>29.966667</text:p>
          </table:table-cell>
          <table:table-cell office:value-type="float" office:value="30.106667" calcext:value-type="float">
            <text:p>30.106667</text:p>
          </table:table-cell>
          <table:table-cell office:value-type="float" office:value="29.75" calcext:value-type="float">
            <text:p>29.75</text:p>
          </table:table-cell>
          <table:table-cell office:value-type="float" office:value="29.826668" calcext:value-type="float">
            <text:p>29.826668</text:p>
          </table:table-cell>
          <table:table-cell office:value-type="float" office:value="21.194689" calcext:value-type="float">
            <text:p>21.194689</text:p>
          </table:table-cell>
          <table:table-cell office:value-type="float" office:value="177900" calcext:value-type="float">
            <text:p>177900</text:p>
          </table:table-cell>
          <table:table-cell table:formula="of:=([.F1015]-[.F1014])/[.F1014]" office:value-type="float" office:value="0.00539324663723162" calcext:value-type="float">
            <text:p>0.005393246637232</text:p>
          </table:table-cell>
          <table:table-cell table:formula="of:=[.H1015]-PerAnnumRiskFreeRate/TradingDaysPerYear" office:value-type="float" office:value="0.00523451647850146" calcext:value-type="float">
            <text:p>0.0052345164785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06</text:p>
          </table:table-cell>
          <table:table-cell office:value-type="float" office:value="30.16" calcext:value-type="float">
            <text:p>30.16</text:p>
          </table:table-cell>
          <table:table-cell office:value-type="float" office:value="30.233334" calcext:value-type="float">
            <text:p>30.233334</text:p>
          </table:table-cell>
          <table:table-cell office:value-type="float" office:value="29.673332" calcext:value-type="float">
            <text:p>29.673332</text:p>
          </table:table-cell>
          <table:table-cell office:value-type="float" office:value="30.02" calcext:value-type="float">
            <text:p>30.02</text:p>
          </table:table-cell>
          <table:table-cell office:value-type="float" office:value="21.332067" calcext:value-type="float">
            <text:p>21.332067</text:p>
          </table:table-cell>
          <table:table-cell office:value-type="float" office:value="136200" calcext:value-type="float">
            <text:p>136200</text:p>
          </table:table-cell>
          <table:table-cell table:formula="of:=([.F1016]-[.F1015])/[.F1015]" office:value-type="float" office:value="0.00648171813231127" calcext:value-type="float">
            <text:p>0.006481718132311</text:p>
          </table:table-cell>
          <table:table-cell table:formula="of:=[.H1016]-PerAnnumRiskFreeRate/TradingDaysPerYear" office:value-type="float" office:value="0.00632298797358111" calcext:value-type="float">
            <text:p>0.0063229879735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07</text:p>
          </table:table-cell>
          <table:table-cell office:value-type="float" office:value="30.23" calcext:value-type="float">
            <text:p>30.23</text:p>
          </table:table-cell>
          <table:table-cell office:value-type="float" office:value="30.389999" calcext:value-type="float">
            <text:p>30.389999</text:p>
          </table:table-cell>
          <table:table-cell office:value-type="float" office:value="29.866667" calcext:value-type="float">
            <text:p>29.866667</text:p>
          </table:table-cell>
          <table:table-cell office:value-type="float" office:value="29.993334" calcext:value-type="float">
            <text:p>29.993334</text:p>
          </table:table-cell>
          <table:table-cell office:value-type="float" office:value="21.313114" calcext:value-type="float">
            <text:p>21.313114</text:p>
          </table:table-cell>
          <table:table-cell office:value-type="float" office:value="177600" calcext:value-type="float">
            <text:p>177600</text:p>
          </table:table-cell>
          <table:table-cell table:formula="of:=([.F1017]-[.F1016])/[.F1016]" office:value-type="float" office:value="-0.000888474614297798" calcext:value-type="float">
            <text:p>-0.000888474614298</text:p>
          </table:table-cell>
          <table:table-cell table:formula="of:=[.H1017]-PerAnnumRiskFreeRate/TradingDaysPerYear" office:value-type="float" office:value="-0.00104720477302796" calcext:value-type="float">
            <text:p>-0.0010472047730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08</text:p>
          </table:table-cell>
          <table:table-cell office:value-type="float" office:value="30.066668" calcext:value-type="float">
            <text:p>30.066668</text:p>
          </table:table-cell>
          <table:table-cell office:value-type="float" office:value="30.52" calcext:value-type="float">
            <text:p>30.52</text:p>
          </table:table-cell>
          <table:table-cell office:value-type="float" office:value="30.006666" calcext:value-type="float">
            <text:p>30.006666</text:p>
          </table:table-cell>
          <table:table-cell office:value-type="float" office:value="30.483334" calcext:value-type="float">
            <text:p>30.483334</text:p>
          </table:table-cell>
          <table:table-cell office:value-type="float" office:value="21.661306" calcext:value-type="float">
            <text:p>21.661306</text:p>
          </table:table-cell>
          <table:table-cell office:value-type="float" office:value="168900" calcext:value-type="float">
            <text:p>168900</text:p>
          </table:table-cell>
          <table:table-cell table:formula="of:=([.F1018]-[.F1017])/[.F1017]" office:value-type="float" office:value="0.0163369838870097" calcext:value-type="float">
            <text:p>0.01633698388701</text:p>
          </table:table-cell>
          <table:table-cell table:formula="of:=[.H1018]-PerAnnumRiskFreeRate/TradingDaysPerYear" office:value-type="float" office:value="0.0161782537282795" calcext:value-type="float">
            <text:p>0.016178253728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09</text:p>
          </table:table-cell>
          <table:table-cell table:number-columns-repeated="2" office:value-type="float" office:value="30.450001" calcext:value-type="float">
            <text:p>30.450001</text:p>
          </table:table-cell>
          <table:table-cell office:value-type="float" office:value="30.036667" calcext:value-type="float">
            <text:p>30.036667</text:p>
          </table:table-cell>
          <table:table-cell office:value-type="float" office:value="30.146667" calcext:value-type="float">
            <text:p>30.146667</text:p>
          </table:table-cell>
          <table:table-cell office:value-type="float" office:value="21.422085" calcext:value-type="float">
            <text:p>21.422085</text:p>
          </table:table-cell>
          <table:table-cell office:value-type="float" office:value="113700" calcext:value-type="float">
            <text:p>113700</text:p>
          </table:table-cell>
          <table:table-cell table:formula="of:=([.F1019]-[.F1018])/[.F1018]" office:value-type="float" office:value="-0.0110437016124513" calcext:value-type="float">
            <text:p>-0.011043701612451</text:p>
          </table:table-cell>
          <table:table-cell table:formula="of:=[.H1019]-PerAnnumRiskFreeRate/TradingDaysPerYear" office:value-type="float" office:value="-0.0112024317711814" calcext:value-type="float">
            <text:p>-0.0112024317711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12</text:p>
          </table:table-cell>
          <table:table-cell table:number-columns-repeated="2" office:value-type="float" office:value="30.49" calcext:value-type="float">
            <text:p>30.49</text:p>
          </table:table-cell>
          <table:table-cell office:value-type="float" office:value="30.213333" calcext:value-type="float">
            <text:p>30.213333</text:p>
          </table:table-cell>
          <table:table-cell office:value-type="float" office:value="30.373333" calcext:value-type="float">
            <text:p>30.373333</text:p>
          </table:table-cell>
          <table:table-cell office:value-type="float" office:value="21.583141" calcext:value-type="float">
            <text:p>21.583141</text:p>
          </table:table-cell>
          <table:table-cell office:value-type="float" office:value="199500" calcext:value-type="float">
            <text:p>199500</text:p>
          </table:table-cell>
          <table:table-cell table:formula="of:=([.F1020]-[.F1019])/[.F1019]" office:value-type="float" office:value="0.00751822243259711" calcext:value-type="float">
            <text:p>0.007518222432597</text:p>
          </table:table-cell>
          <table:table-cell table:formula="of:=[.H1020]-PerAnnumRiskFreeRate/TradingDaysPerYear" office:value-type="float" office:value="0.00735949227386695" calcext:value-type="float">
            <text:p>0.0073594922738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13</text:p>
          </table:table-cell>
          <table:table-cell office:value-type="float" office:value="30.663334" calcext:value-type="float">
            <text:p>30.663334</text:p>
          </table:table-cell>
          <table:table-cell office:value-type="float" office:value="30.823334" calcext:value-type="float">
            <text:p>30.823334</text:p>
          </table:table-cell>
          <table:table-cell office:value-type="float" office:value="30.4" calcext:value-type="float">
            <text:p>30.4</text:p>
          </table:table-cell>
          <table:table-cell office:value-type="float" office:value="30.413334" calcext:value-type="float">
            <text:p>30.413334</text:p>
          </table:table-cell>
          <table:table-cell office:value-type="float" office:value="21.611572" calcext:value-type="float">
            <text:p>21.611572</text:p>
          </table:table-cell>
          <table:table-cell office:value-type="float" office:value="235500" calcext:value-type="float">
            <text:p>235500</text:p>
          </table:table-cell>
          <table:table-cell table:formula="of:=([.F1021]-[.F1020])/[.F1020]" office:value-type="float" office:value="0.00131727814779126" calcext:value-type="float">
            <text:p>0.001317278147791</text:p>
          </table:table-cell>
          <table:table-cell table:formula="of:=[.H1021]-PerAnnumRiskFreeRate/TradingDaysPerYear" office:value-type="float" office:value="0.0011585479890611" calcext:value-type="float">
            <text:p>0.0011585479890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14</text:p>
          </table:table-cell>
          <table:table-cell office:value-type="float" office:value="30.450001" calcext:value-type="float">
            <text:p>30.450001</text:p>
          </table:table-cell>
          <table:table-cell office:value-type="float" office:value="30.556667" calcext:value-type="float">
            <text:p>30.556667</text:p>
          </table:table-cell>
          <table:table-cell office:value-type="float" office:value="30.246668" calcext:value-type="float">
            <text:p>30.246668</text:p>
          </table:table-cell>
          <table:table-cell office:value-type="float" office:value="30.536667" calcext:value-type="float">
            <text:p>30.536667</text:p>
          </table:table-cell>
          <table:table-cell office:value-type="float" office:value="21.699205" calcext:value-type="float">
            <text:p>21.699205</text:p>
          </table:table-cell>
          <table:table-cell office:value-type="float" office:value="174900" calcext:value-type="float">
            <text:p>174900</text:p>
          </table:table-cell>
          <table:table-cell table:formula="of:=([.F1022]-[.F1021])/[.F1021]" office:value-type="float" office:value="0.0040549109523361" calcext:value-type="float">
            <text:p>0.004054910952336</text:p>
          </table:table-cell>
          <table:table-cell table:formula="of:=[.H1022]-PerAnnumRiskFreeRate/TradingDaysPerYear" office:value-type="float" office:value="0.00389618079360595" calcext:value-type="float">
            <text:p>0.0038961807936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15</text:p>
          </table:table-cell>
          <table:table-cell table:number-columns-repeated="2" office:value-type="float" office:value="30.453333" calcext:value-type="float">
            <text:p>30.453333</text:p>
          </table:table-cell>
          <table:table-cell office:value-type="float" office:value="30.08" calcext:value-type="float">
            <text:p>30.08</text:p>
          </table:table-cell>
          <table:table-cell office:value-type="float" office:value="30.283333" calcext:value-type="float">
            <text:p>30.283333</text:p>
          </table:table-cell>
          <table:table-cell office:value-type="float" office:value="21.519192" calcext:value-type="float">
            <text:p>21.519192</text:p>
          </table:table-cell>
          <table:table-cell office:value-type="float" office:value="154200" calcext:value-type="float">
            <text:p>154200</text:p>
          </table:table-cell>
          <table:table-cell table:formula="of:=([.F1023]-[.F1022])/[.F1022]" office:value-type="float" office:value="-0.00829583387962826" calcext:value-type="float">
            <text:p>-0.008295833879628</text:p>
          </table:table-cell>
          <table:table-cell table:formula="of:=[.H1023]-PerAnnumRiskFreeRate/TradingDaysPerYear" office:value-type="float" office:value="-0.00845456403835841" calcext:value-type="float">
            <text:p>-0.0084545640383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16</text:p>
          </table:table-cell>
          <table:table-cell table:number-columns-repeated="2" office:value-type="float" office:value="30.276667" calcext:value-type="float">
            <text:p>30.276667</text:p>
          </table:table-cell>
          <table:table-cell office:value-type="float" office:value="29.693333" calcext:value-type="float">
            <text:p>29.693333</text:p>
          </table:table-cell>
          <table:table-cell office:value-type="float" office:value="29.713333" calcext:value-type="float">
            <text:p>29.713333</text:p>
          </table:table-cell>
          <table:table-cell office:value-type="float" office:value="21.114151" calcext:value-type="float">
            <text:p>21.114151</text:p>
          </table:table-cell>
          <table:table-cell office:value-type="float" office:value="153000" calcext:value-type="float">
            <text:p>153000</text:p>
          </table:table-cell>
          <table:table-cell table:formula="of:=([.F1024]-[.F1023])/[.F1023]" office:value-type="float" office:value="-0.0188223145181288" calcext:value-type="float">
            <text:p>-0.018822314518129</text:p>
          </table:table-cell>
          <table:table-cell table:formula="of:=[.H1024]-PerAnnumRiskFreeRate/TradingDaysPerYear" office:value-type="float" office:value="-0.0189810446768589" calcext:value-type="float">
            <text:p>-0.0189810446768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19</text:p>
          </table:table-cell>
          <table:table-cell table:number-columns-repeated="2" office:value-type="float" office:value="30.076668" calcext:value-type="float">
            <text:p>30.076668</text:p>
          </table:table-cell>
          <table:table-cell office:value-type="float" office:value="29.523333" calcext:value-type="float">
            <text:p>29.523333</text:p>
          </table:table-cell>
          <table:table-cell office:value-type="float" office:value="29.616667" calcext:value-type="float">
            <text:p>29.616667</text:p>
          </table:table-cell>
          <table:table-cell office:value-type="float" office:value="21.045458" calcext:value-type="float">
            <text:p>21.045458</text:p>
          </table:table-cell>
          <table:table-cell office:value-type="float" office:value="279900" calcext:value-type="float">
            <text:p>279900</text:p>
          </table:table-cell>
          <table:table-cell table:formula="of:=([.F1025]-[.F1024])/[.F1024]" office:value-type="float" office:value="-0.00325341047338345" calcext:value-type="float">
            <text:p>-0.003253410473383</text:p>
          </table:table-cell>
          <table:table-cell table:formula="of:=[.H1025]-PerAnnumRiskFreeRate/TradingDaysPerYear" office:value-type="float" office:value="-0.00341214063211361" calcext:value-type="float">
            <text:p>-0.0034121406321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20</text:p>
          </table:table-cell>
          <table:table-cell office:value-type="float" office:value="29.713333" calcext:value-type="float">
            <text:p>29.713333</text:p>
          </table:table-cell>
          <table:table-cell office:value-type="float" office:value="29.863333" calcext:value-type="float">
            <text:p>29.863333</text:p>
          </table:table-cell>
          <table:table-cell office:value-type="float" office:value="29.65" calcext:value-type="float">
            <text:p>29.65</text:p>
          </table:table-cell>
          <table:table-cell office:value-type="float" office:value="29.799999" calcext:value-type="float">
            <text:p>29.799999</text:p>
          </table:table-cell>
          <table:table-cell office:value-type="float" office:value="21.175734" calcext:value-type="float">
            <text:p>21.175734</text:p>
          </table:table-cell>
          <table:table-cell office:value-type="float" office:value="573000" calcext:value-type="float">
            <text:p>573000</text:p>
          </table:table-cell>
          <table:table-cell table:formula="of:=([.F1026]-[.F1025])/[.F1025]" office:value-type="float" office:value="0.00619021928627063" calcext:value-type="float">
            <text:p>0.006190219286271</text:p>
          </table:table-cell>
          <table:table-cell table:formula="of:=[.H1026]-PerAnnumRiskFreeRate/TradingDaysPerYear" office:value-type="float" office:value="0.00603148912754047" calcext:value-type="float">
            <text:p>0.006031489127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21</text:p>
          </table:table-cell>
          <table:table-cell office:value-type="float" office:value="29.896667" calcext:value-type="float">
            <text:p>29.896667</text:p>
          </table:table-cell>
          <table:table-cell office:value-type="float" office:value="30.1" calcext:value-type="float">
            <text:p>30.1</text:p>
          </table:table-cell>
          <table:table-cell office:value-type="float" office:value="29.816668" calcext:value-type="float">
            <text:p>29.816668</text:p>
          </table:table-cell>
          <table:table-cell office:value-type="float" office:value="29.916668" calcext:value-type="float">
            <text:p>29.916668</text:p>
          </table:table-cell>
          <table:table-cell office:value-type="float" office:value="21.258642" calcext:value-type="float">
            <text:p>21.258642</text:p>
          </table:table-cell>
          <table:table-cell office:value-type="float" office:value="324600" calcext:value-type="float">
            <text:p>324600</text:p>
          </table:table-cell>
          <table:table-cell table:formula="of:=([.F1027]-[.F1026])/[.F1026]" office:value-type="float" office:value="0.00391523618496529" calcext:value-type="float">
            <text:p>0.003915236184965</text:p>
          </table:table-cell>
          <table:table-cell table:formula="of:=[.H1027]-PerAnnumRiskFreeRate/TradingDaysPerYear" office:value-type="float" office:value="0.00375650602623513" calcext:value-type="float">
            <text:p>0.0037565060262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22</text:p>
          </table:table-cell>
          <table:table-cell office:value-type="float" office:value="30.056667" calcext:value-type="float">
            <text:p>30.056667</text:p>
          </table:table-cell>
          <table:table-cell office:value-type="float" office:value="30.116667" calcext:value-type="float">
            <text:p>30.116667</text:p>
          </table:table-cell>
          <table:table-cell office:value-type="float" office:value="29.870001" calcext:value-type="float">
            <text:p>29.870001</text:p>
          </table:table-cell>
          <table:table-cell office:value-type="float" office:value="29.956667" calcext:value-type="float">
            <text:p>29.956667</text:p>
          </table:table-cell>
          <table:table-cell office:value-type="float" office:value="21.287067" calcext:value-type="float">
            <text:p>21.287067</text:p>
          </table:table-cell>
          <table:table-cell office:value-type="float" office:value="106500" calcext:value-type="float">
            <text:p>106500</text:p>
          </table:table-cell>
          <table:table-cell table:formula="of:=([.F1028]-[.F1027])/[.F1027]" office:value-type="float" office:value="0.00133710328251457" calcext:value-type="float">
            <text:p>0.001337103282515</text:p>
          </table:table-cell>
          <table:table-cell table:formula="of:=[.H1028]-PerAnnumRiskFreeRate/TradingDaysPerYear" office:value-type="float" office:value="0.00117837312378441" calcext:value-type="float">
            <text:p>0.0011783731237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23</text:p>
          </table:table-cell>
          <table:table-cell office:value-type="float" office:value="29.57" calcext:value-type="float">
            <text:p>29.57</text:p>
          </table:table-cell>
          <table:table-cell office:value-type="float" office:value="29.903334" calcext:value-type="float">
            <text:p>29.903334</text:p>
          </table:table-cell>
          <table:table-cell office:value-type="float" office:value="29.456667" calcext:value-type="float">
            <text:p>29.456667</text:p>
          </table:table-cell>
          <table:table-cell office:value-type="float" office:value="29.743334" calcext:value-type="float">
            <text:p>29.743334</text:p>
          </table:table-cell>
          <table:table-cell office:value-type="float" office:value="21.191116" calcext:value-type="float">
            <text:p>21.191116</text:p>
          </table:table-cell>
          <table:table-cell office:value-type="float" office:value="78300" calcext:value-type="float">
            <text:p>78300</text:p>
          </table:table-cell>
          <table:table-cell table:formula="of:=([.F1029]-[.F1028])/[.F1028]" office:value-type="float" office:value="-0.0045074786488904" calcext:value-type="float">
            <text:p>-0.00450747864889</text:p>
          </table:table-cell>
          <table:table-cell table:formula="of:=[.H1029]-PerAnnumRiskFreeRate/TradingDaysPerYear" office:value-type="float" office:value="-0.00466620880762056" calcext:value-type="float">
            <text:p>-0.0046662088076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27</text:p>
          </table:table-cell>
          <table:table-cell table:number-columns-repeated="2" office:value-type="float" office:value="29.51" calcext:value-type="float">
            <text:p>29.51</text:p>
          </table:table-cell>
          <table:table-cell office:value-type="float" office:value="28.92" calcext:value-type="float">
            <text:p>28.92</text:p>
          </table:table-cell>
          <table:table-cell office:value-type="float" office:value="29" calcext:value-type="float">
            <text:p>29</text:p>
          </table:table-cell>
          <table:table-cell office:value-type="float" office:value="20.661524" calcext:value-type="float">
            <text:p>20.661524</text:p>
          </table:table-cell>
          <table:table-cell office:value-type="float" office:value="239400" calcext:value-type="float">
            <text:p>239400</text:p>
          </table:table-cell>
          <table:table-cell table:formula="of:=([.F1030]-[.F1029])/[.F1029]" office:value-type="float" office:value="-0.024991227455883" calcext:value-type="float">
            <text:p>-0.024991227455883</text:p>
          </table:table-cell>
          <table:table-cell table:formula="of:=[.H1030]-PerAnnumRiskFreeRate/TradingDaysPerYear" office:value-type="float" office:value="-0.0251499576146131" calcext:value-type="float">
            <text:p>-0.0251499576146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28</text:p>
          </table:table-cell>
          <table:table-cell office:value-type="float" office:value="29.333332" calcext:value-type="float">
            <text:p>29.333332</text:p>
          </table:table-cell>
          <table:table-cell office:value-type="float" office:value="29.629999" calcext:value-type="float">
            <text:p>29.629999</text:p>
          </table:table-cell>
          <table:table-cell office:value-type="float" office:value="29.166668" calcext:value-type="float">
            <text:p>29.166668</text:p>
          </table:table-cell>
          <table:table-cell office:value-type="float" office:value="29.516666" calcext:value-type="float">
            <text:p>29.516666</text:p>
          </table:table-cell>
          <table:table-cell office:value-type="float" office:value="21.029629" calcext:value-type="float">
            <text:p>21.029629</text:p>
          </table:table-cell>
          <table:table-cell office:value-type="float" office:value="248400" calcext:value-type="float">
            <text:p>248400</text:p>
          </table:table-cell>
          <table:table-cell table:formula="of:=([.F1031]-[.F1030])/[.F1030]" office:value-type="float" office:value="0.0178159655599461" calcext:value-type="float">
            <text:p>0.017815965559946</text:p>
          </table:table-cell>
          <table:table-cell table:formula="of:=[.H1031]-PerAnnumRiskFreeRate/TradingDaysPerYear" office:value-type="float" office:value="0.0176572354012159" calcext:value-type="float">
            <text:p>0.0176572354012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29</text:p>
          </table:table-cell>
          <table:table-cell office:value-type="float" office:value="29.5" calcext:value-type="float">
            <text:p>29.5</text:p>
          </table:table-cell>
          <table:table-cell office:value-type="float" office:value="29.74" calcext:value-type="float">
            <text:p>29.74</text:p>
          </table:table-cell>
          <table:table-cell office:value-type="float" office:value="29.290001" calcext:value-type="float">
            <text:p>29.290001</text:p>
          </table:table-cell>
          <table:table-cell office:value-type="float" office:value="29.34" calcext:value-type="float">
            <text:p>29.34</text:p>
          </table:table-cell>
          <table:table-cell office:value-type="float" office:value="20.903749" calcext:value-type="float">
            <text:p>20.903749</text:p>
          </table:table-cell>
          <table:table-cell office:value-type="float" office:value="271500" calcext:value-type="float">
            <text:p>271500</text:p>
          </table:table-cell>
          <table:table-cell table:formula="of:=([.F1032]-[.F1031])/[.F1031]" office:value-type="float" office:value="-0.00598584026375352" calcext:value-type="float">
            <text:p>-0.005985840263754</text:p>
          </table:table-cell>
          <table:table-cell table:formula="of:=[.H1032]-PerAnnumRiskFreeRate/TradingDaysPerYear" office:value-type="float" office:value="-0.00614457042248368" calcext:value-type="float">
            <text:p>-0.0061445704224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5-12-30</text:p>
          </table:table-cell>
          <table:table-cell office:value-type="float" office:value="29.16" calcext:value-type="float">
            <text:p>29.16</text:p>
          </table:table-cell>
          <table:table-cell office:value-type="float" office:value="29.58" calcext:value-type="float">
            <text:p>29.58</text:p>
          </table:table-cell>
          <table:table-cell office:value-type="float" office:value="29.16" calcext:value-type="float">
            <text:p>29.16</text:p>
          </table:table-cell>
          <table:table-cell office:value-type="float" office:value="29.443333" calcext:value-type="float">
            <text:p>29.443333</text:p>
          </table:table-cell>
          <table:table-cell office:value-type="float" office:value="20.977375" calcext:value-type="float">
            <text:p>20.977375</text:p>
          </table:table-cell>
          <table:table-cell office:value-type="float" office:value="102300" calcext:value-type="float">
            <text:p>102300</text:p>
          </table:table-cell>
          <table:table-cell table:formula="of:=([.F1033]-[.F1032])/[.F1032]" office:value-type="float" office:value="0.00352214332462552" calcext:value-type="float">
            <text:p>0.003522143324626</text:p>
          </table:table-cell>
          <table:table-cell table:formula="of:=[.H1033]-PerAnnumRiskFreeRate/TradingDaysPerYear" office:value-type="float" office:value="0.00336341316589536" calcext:value-type="float">
            <text:p>0.0033634131658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03</text:p>
          </table:table-cell>
          <table:table-cell office:value-type="float" office:value="29.833332" calcext:value-type="float">
            <text:p>29.833332</text:p>
          </table:table-cell>
          <table:table-cell office:value-type="float" office:value="30.65" calcext:value-type="float">
            <text:p>30.65</text:p>
          </table:table-cell>
          <table:table-cell office:value-type="float" office:value="29.833332" calcext:value-type="float">
            <text:p>29.833332</text:p>
          </table:table-cell>
          <table:table-cell office:value-type="float" office:value="30.633333" calcext:value-type="float">
            <text:p>30.633333</text:p>
          </table:table-cell>
          <table:table-cell office:value-type="float" office:value="21.825212" calcext:value-type="float">
            <text:p>21.825212</text:p>
          </table:table-cell>
          <table:table-cell office:value-type="float" office:value="337200" calcext:value-type="float">
            <text:p>337200</text:p>
          </table:table-cell>
          <table:table-cell table:formula="of:=([.F1034]-[.F1033])/[.F1033]" office:value-type="float" office:value="0.0404167346963098" calcext:value-type="float">
            <text:p>0.04041673469631</text:p>
          </table:table-cell>
          <table:table-cell table:formula="of:=[.H1034]-PerAnnumRiskFreeRate/TradingDaysPerYear" office:value-type="float" office:value="0.0402580045375797" calcext:value-type="float">
            <text:p>0.040258004537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04</text:p>
          </table:table-cell>
          <table:table-cell office:value-type="float" office:value="30.5" calcext:value-type="float">
            <text:p>30.5</text:p>
          </table:table-cell>
          <table:table-cell office:value-type="float" office:value="30.946667" calcext:value-type="float">
            <text:p>30.946667</text:p>
          </table:table-cell>
          <table:table-cell office:value-type="float" office:value="30.366667" calcext:value-type="float">
            <text:p>30.366667</text:p>
          </table:table-cell>
          <table:table-cell office:value-type="float" office:value="30.933332" calcext:value-type="float">
            <text:p>30.933332</text:p>
          </table:table-cell>
          <table:table-cell office:value-type="float" office:value="22.03895" calcext:value-type="float">
            <text:p>22.03895</text:p>
          </table:table-cell>
          <table:table-cell office:value-type="float" office:value="277200" calcext:value-type="float">
            <text:p>277200</text:p>
          </table:table-cell>
          <table:table-cell table:formula="of:=([.F1035]-[.F1034])/[.F1034]" office:value-type="float" office:value="0.0097931694775748" calcext:value-type="float">
            <text:p>0.009793169477575</text:p>
          </table:table-cell>
          <table:table-cell table:formula="of:=[.H1035]-PerAnnumRiskFreeRate/TradingDaysPerYear" office:value-type="float" office:value="0.00963443931884464" calcext:value-type="float">
            <text:p>0.0096344393188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05</text:p>
          </table:table-cell>
          <table:table-cell office:value-type="float" office:value="30.6" calcext:value-type="float">
            <text:p>30.6</text:p>
          </table:table-cell>
          <table:table-cell office:value-type="float" office:value="30.753332" calcext:value-type="float">
            <text:p>30.753332</text:p>
          </table:table-cell>
          <table:table-cell office:value-type="float" office:value="30.213333" calcext:value-type="float">
            <text:p>30.213333</text:p>
          </table:table-cell>
          <table:table-cell office:value-type="float" office:value="30.466667" calcext:value-type="float">
            <text:p>30.466667</text:p>
          </table:table-cell>
          <table:table-cell office:value-type="float" office:value="21.706463" calcext:value-type="float">
            <text:p>21.706463</text:p>
          </table:table-cell>
          <table:table-cell office:value-type="float" office:value="490200" calcext:value-type="float">
            <text:p>490200</text:p>
          </table:table-cell>
          <table:table-cell table:formula="of:=([.F1036]-[.F1035])/[.F1035]" office:value-type="float" office:value="-0.0150863357827846" calcext:value-type="float">
            <text:p>-0.015086335782785</text:p>
          </table:table-cell>
          <table:table-cell table:formula="of:=[.H1036]-PerAnnumRiskFreeRate/TradingDaysPerYear" office:value-type="float" office:value="-0.0152450659415147" calcext:value-type="float">
            <text:p>-0.0152450659415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06</text:p>
          </table:table-cell>
          <table:table-cell office:value-type="float" office:value="30.799999" calcext:value-type="float">
            <text:p>30.799999</text:p>
          </table:table-cell>
          <table:table-cell office:value-type="float" office:value="31.246668" calcext:value-type="float">
            <text:p>31.246668</text:p>
          </table:table-cell>
          <table:table-cell office:value-type="float" office:value="30.736668" calcext:value-type="float">
            <text:p>30.736668</text:p>
          </table:table-cell>
          <table:table-cell office:value-type="float" office:value="31.113333" calcext:value-type="float">
            <text:p>31.113333</text:p>
          </table:table-cell>
          <table:table-cell office:value-type="float" office:value="22.1672" calcext:value-type="float">
            <text:p>22.1672</text:p>
          </table:table-cell>
          <table:table-cell office:value-type="float" office:value="288600" calcext:value-type="float">
            <text:p>288600</text:p>
          </table:table-cell>
          <table:table-cell table:formula="of:=([.F1037]-[.F1036])/[.F1036]" office:value-type="float" office:value="0.0212257980491802" calcext:value-type="float">
            <text:p>0.02122579804918</text:p>
          </table:table-cell>
          <table:table-cell table:formula="of:=[.H1037]-PerAnnumRiskFreeRate/TradingDaysPerYear" office:value-type="float" office:value="0.02106706789045" calcext:value-type="float">
            <text:p>0.021067067890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09</text:p>
          </table:table-cell>
          <table:table-cell office:value-type="float" office:value="31.166668" calcext:value-type="float">
            <text:p>31.166668</text:p>
          </table:table-cell>
          <table:table-cell office:value-type="float" office:value="31.233334" calcext:value-type="float">
            <text:p>31.233334</text:p>
          </table:table-cell>
          <table:table-cell office:value-type="float" office:value="30.883333" calcext:value-type="float">
            <text:p>30.883333</text:p>
          </table:table-cell>
          <table:table-cell office:value-type="float" office:value="31.096666" calcext:value-type="float">
            <text:p>31.096666</text:p>
          </table:table-cell>
          <table:table-cell office:value-type="float" office:value="22.155323" calcext:value-type="float">
            <text:p>22.155323</text:p>
          </table:table-cell>
          <table:table-cell office:value-type="float" office:value="407400" calcext:value-type="float">
            <text:p>407400</text:p>
          </table:table-cell>
          <table:table-cell table:formula="of:=([.F1038]-[.F1037])/[.F1037]" office:value-type="float" office:value="-0.000535791620051333" calcext:value-type="float">
            <text:p>-0.000535791620051</text:p>
          </table:table-cell>
          <table:table-cell table:formula="of:=[.H1038]-PerAnnumRiskFreeRate/TradingDaysPerYear" office:value-type="float" office:value="-0.000694521778781492" calcext:value-type="float">
            <text:p>-0.0006945217787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10</text:p>
          </table:table-cell>
          <table:table-cell office:value-type="float" office:value="31.013332" calcext:value-type="float">
            <text:p>31.013332</text:p>
          </table:table-cell>
          <table:table-cell office:value-type="float" office:value="31.389999" calcext:value-type="float">
            <text:p>31.389999</text:p>
          </table:table-cell>
          <table:table-cell office:value-type="float" office:value="31.01" calcext:value-type="float">
            <text:p>31.01</text:p>
          </table:table-cell>
          <table:table-cell office:value-type="float" office:value="31.35" calcext:value-type="float">
            <text:p>31.35</text:p>
          </table:table-cell>
          <table:table-cell office:value-type="float" office:value="22.335815" calcext:value-type="float">
            <text:p>22.335815</text:p>
          </table:table-cell>
          <table:table-cell office:value-type="float" office:value="297600" calcext:value-type="float">
            <text:p>297600</text:p>
          </table:table-cell>
          <table:table-cell table:formula="of:=([.F1039]-[.F1038])/[.F1038]" office:value-type="float" office:value="0.0081466652506037" calcext:value-type="float">
            <text:p>0.008146665250604</text:p>
          </table:table-cell>
          <table:table-cell table:formula="of:=[.H1039]-PerAnnumRiskFreeRate/TradingDaysPerYear" office:value-type="float" office:value="0.00798793509187354" calcext:value-type="float">
            <text:p>0.0079879350918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11</text:p>
          </table:table-cell>
          <table:table-cell office:value-type="float" office:value="31.333332" calcext:value-type="float">
            <text:p>31.333332</text:p>
          </table:table-cell>
          <table:table-cell office:value-type="float" office:value="31.516666" calcext:value-type="float">
            <text:p>31.516666</text:p>
          </table:table-cell>
          <table:table-cell office:value-type="float" office:value="30.933332" calcext:value-type="float">
            <text:p>30.933332</text:p>
          </table:table-cell>
          <table:table-cell office:value-type="float" office:value="31.416668" calcext:value-type="float">
            <text:p>31.416668</text:p>
          </table:table-cell>
          <table:table-cell office:value-type="float" office:value="22.38331" calcext:value-type="float">
            <text:p>22.38331</text:p>
          </table:table-cell>
          <table:table-cell office:value-type="float" office:value="358800" calcext:value-type="float">
            <text:p>358800</text:p>
          </table:table-cell>
          <table:table-cell table:formula="of:=([.F1040]-[.F1039])/[.F1039]" office:value-type="float" office:value="0.00212640550613449" calcext:value-type="float">
            <text:p>0.002126405506135</text:p>
          </table:table-cell>
          <table:table-cell table:formula="of:=[.H1040]-PerAnnumRiskFreeRate/TradingDaysPerYear" office:value-type="float" office:value="0.00196767534740433" calcext:value-type="float">
            <text:p>0.0019676753474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12</text:p>
          </table:table-cell>
          <table:table-cell office:value-type="float" office:value="31.573334" calcext:value-type="float">
            <text:p>31.573334</text:p>
          </table:table-cell>
          <table:table-cell office:value-type="float" office:value="31.799999" calcext:value-type="float">
            <text:p>31.799999</text:p>
          </table:table-cell>
          <table:table-cell office:value-type="float" office:value="31.116667" calcext:value-type="float">
            <text:p>31.116667</text:p>
          </table:table-cell>
          <table:table-cell office:value-type="float" office:value="31.163334" calcext:value-type="float">
            <text:p>31.163334</text:p>
          </table:table-cell>
          <table:table-cell office:value-type="float" office:value="22.202827" calcext:value-type="float">
            <text:p>22.202827</text:p>
          </table:table-cell>
          <table:table-cell office:value-type="float" office:value="317700" calcext:value-type="float">
            <text:p>317700</text:p>
          </table:table-cell>
          <table:table-cell table:formula="of:=([.F1041]-[.F1040])/[.F1040]" office:value-type="float" office:value="-0.0080632846527168" calcext:value-type="float">
            <text:p>-0.008063284652717</text:p>
          </table:table-cell>
          <table:table-cell table:formula="of:=[.H1041]-PerAnnumRiskFreeRate/TradingDaysPerYear" office:value-type="float" office:value="-0.00822201481144695" calcext:value-type="float">
            <text:p>-0.0082220148114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13</text:p>
          </table:table-cell>
          <table:table-cell office:value-type="float" office:value="31.35" calcext:value-type="float">
            <text:p>31.35</text:p>
          </table:table-cell>
          <table:table-cell office:value-type="float" office:value="31.656668" calcext:value-type="float">
            <text:p>31.656668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31.623333" calcext:value-type="float">
            <text:p>31.623333</text:p>
          </table:table-cell>
          <table:table-cell office:value-type="float" office:value="22.530558" calcext:value-type="float">
            <text:p>22.530558</text:p>
          </table:table-cell>
          <table:table-cell office:value-type="float" office:value="251700" calcext:value-type="float">
            <text:p>251700</text:p>
          </table:table-cell>
          <table:table-cell table:formula="of:=([.F1042]-[.F1041])/[.F1041]" office:value-type="float" office:value="0.0147607779856142" calcext:value-type="float">
            <text:p>0.014760777985614</text:p>
          </table:table-cell>
          <table:table-cell table:formula="of:=[.H1042]-PerAnnumRiskFreeRate/TradingDaysPerYear" office:value-type="float" office:value="0.014602047826884" calcext:value-type="float">
            <text:p>0.0146020478268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17</text:p>
          </table:table-cell>
          <table:table-cell office:value-type="float" office:value="32.023335" calcext:value-type="float">
            <text:p>32.023335</text:p>
          </table:table-cell>
          <table:table-cell office:value-type="float" office:value="32.200001" calcext:value-type="float">
            <text:p>32.200001</text:p>
          </table:table-cell>
          <table:table-cell office:value-type="float" office:value="31.940001" calcext:value-type="float">
            <text:p>31.940001</text:p>
          </table:table-cell>
          <table:table-cell office:value-type="float" office:value="32.163334" calcext:value-type="float">
            <text:p>32.163334</text:p>
          </table:table-cell>
          <table:table-cell office:value-type="float" office:value="22.915285" calcext:value-type="float">
            <text:p>22.915285</text:p>
          </table:table-cell>
          <table:table-cell office:value-type="float" office:value="299400" calcext:value-type="float">
            <text:p>299400</text:p>
          </table:table-cell>
          <table:table-cell table:formula="of:=([.F1043]-[.F1042])/[.F1042]" office:value-type="float" office:value="0.0170757865828268" calcext:value-type="float">
            <text:p>0.017075786582827</text:p>
          </table:table-cell>
          <table:table-cell table:formula="of:=[.H1043]-PerAnnumRiskFreeRate/TradingDaysPerYear" office:value-type="float" office:value="0.0169170564240967" calcext:value-type="float">
            <text:p>0.0169170564240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18</text:p>
          </table:table-cell>
          <table:table-cell office:value-type="float" office:value="31.950001" calcext:value-type="float">
            <text:p>31.950001</text:p>
          </table:table-cell>
          <table:table-cell office:value-type="float" office:value="32" calcext:value-type="float">
            <text:p>32</text:p>
          </table:table-cell>
          <table:table-cell office:value-type="float" office:value="31.303333" calcext:value-type="float">
            <text:p>31.303333</text:p>
          </table:table-cell>
          <table:table-cell office:value-type="float" office:value="31.65" calcext:value-type="float">
            <text:p>31.65</text:p>
          </table:table-cell>
          <table:table-cell office:value-type="float" office:value="22.549553" calcext:value-type="float">
            <text:p>22.549553</text:p>
          </table:table-cell>
          <table:table-cell office:value-type="float" office:value="282900" calcext:value-type="float">
            <text:p>282900</text:p>
          </table:table-cell>
          <table:table-cell table:formula="of:=([.F1044]-[.F1043])/[.F1043]" office:value-type="float" office:value="-0.0159601767990231" calcext:value-type="float">
            <text:p>-0.015960176799023</text:p>
          </table:table-cell>
          <table:table-cell table:formula="of:=[.H1044]-PerAnnumRiskFreeRate/TradingDaysPerYear" office:value-type="float" office:value="-0.0161189069577532" calcext:value-type="float">
            <text:p>-0.0161189069577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19</text:p>
          </table:table-cell>
          <table:table-cell office:value-type="float" office:value="31.733334" calcext:value-type="float">
            <text:p>31.733334</text:p>
          </table:table-cell>
          <table:table-cell office:value-type="float" office:value="32.456669" calcext:value-type="float">
            <text:p>32.456669</text:p>
          </table:table-cell>
          <table:table-cell office:value-type="float" office:value="31.690001" calcext:value-type="float">
            <text:p>31.690001</text:p>
          </table:table-cell>
          <table:table-cell office:value-type="float" office:value="32.360001" calcext:value-type="float">
            <text:p>32.360001</text:p>
          </table:table-cell>
          <table:table-cell office:value-type="float" office:value="23.055408" calcext:value-type="float">
            <text:p>23.055408</text:p>
          </table:table-cell>
          <table:table-cell office:value-type="float" office:value="277500" calcext:value-type="float">
            <text:p>277500</text:p>
          </table:table-cell>
          <table:table-cell table:formula="of:=([.F1045]-[.F1044])/[.F1044]" office:value-type="float" office:value="0.0224330389165586" calcext:value-type="float">
            <text:p>0.022433038916559</text:p>
          </table:table-cell>
          <table:table-cell table:formula="of:=[.H1045]-PerAnnumRiskFreeRate/TradingDaysPerYear" office:value-type="float" office:value="0.0222743087578284" calcext:value-type="float">
            <text:p>0.0222743087578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20</text:p>
          </table:table-cell>
          <table:table-cell office:value-type="float" office:value="32.933334" calcext:value-type="float">
            <text:p>32.933334</text:p>
          </table:table-cell>
          <table:table-cell office:value-type="float" office:value="33.053333" calcext:value-type="float">
            <text:p>33.053333</text:p>
          </table:table-cell>
          <table:table-cell office:value-type="float" office:value="32.323334" calcext:value-type="float">
            <text:p>32.323334</text:p>
          </table:table-cell>
          <table:table-cell office:value-type="float" office:value="32.516666" calcext:value-type="float">
            <text:p>32.516666</text:p>
          </table:table-cell>
          <table:table-cell office:value-type="float" office:value="23.167021" calcext:value-type="float">
            <text:p>23.167021</text:p>
          </table:table-cell>
          <table:table-cell office:value-type="float" office:value="337200" calcext:value-type="float">
            <text:p>337200</text:p>
          </table:table-cell>
          <table:table-cell table:formula="of:=([.F1046]-[.F1045])/[.F1045]" office:value-type="float" office:value="0.00484107676602376" calcext:value-type="float">
            <text:p>0.004841076766024</text:p>
          </table:table-cell>
          <table:table-cell table:formula="of:=[.H1046]-PerAnnumRiskFreeRate/TradingDaysPerYear" office:value-type="float" office:value="0.0046823466072936" calcext:value-type="float">
            <text:p>0.0046823466072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23</text:p>
          </table:table-cell>
          <table:table-cell office:value-type="float" office:value="32.433334" calcext:value-type="float">
            <text:p>32.433334</text:p>
          </table:table-cell>
          <table:table-cell office:value-type="float" office:value="33.026669" calcext:value-type="float">
            <text:p>33.026669</text:p>
          </table:table-cell>
          <table:table-cell office:value-type="float" office:value="32.306667" calcext:value-type="float">
            <text:p>32.306667</text:p>
          </table:table-cell>
          <table:table-cell office:value-type="float" office:value="32.959999" calcext:value-type="float">
            <text:p>32.959999</text:p>
          </table:table-cell>
          <table:table-cell office:value-type="float" office:value="23.482885" calcext:value-type="float">
            <text:p>23.482885</text:p>
          </table:table-cell>
          <table:table-cell office:value-type="float" office:value="298800" calcext:value-type="float">
            <text:p>298800</text:p>
          </table:table-cell>
          <table:table-cell table:formula="of:=([.F1047]-[.F1046])/[.F1046]" office:value-type="float" office:value="0.013634208731455" calcext:value-type="float">
            <text:p>0.013634208731455</text:p>
          </table:table-cell>
          <table:table-cell table:formula="of:=[.H1047]-PerAnnumRiskFreeRate/TradingDaysPerYear" office:value-type="float" office:value="0.0134754785727248" calcext:value-type="float">
            <text:p>0.0134754785727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24</text:p>
          </table:table-cell>
          <table:table-cell office:value-type="float" office:value="32.816666" calcext:value-type="float">
            <text:p>32.816666</text:p>
          </table:table-cell>
          <table:table-cell office:value-type="float" office:value="33.043331" calcext:value-type="float">
            <text:p>33.043331</text:p>
          </table:table-cell>
          <table:table-cell office:value-type="float" office:value="32.75" calcext:value-type="float">
            <text:p>32.75</text:p>
          </table:table-cell>
          <table:table-cell office:value-type="float" office:value="32.776669" calcext:value-type="float">
            <text:p>32.776669</text:p>
          </table:table-cell>
          <table:table-cell office:value-type="float" office:value="23.352268" calcext:value-type="float">
            <text:p>23.352268</text:p>
          </table:table-cell>
          <table:table-cell office:value-type="float" office:value="298200" calcext:value-type="float">
            <text:p>298200</text:p>
          </table:table-cell>
          <table:table-cell table:formula="of:=([.F1048]-[.F1047])/[.F1047]" office:value-type="float" office:value="-0.00556222116660712" calcext:value-type="float">
            <text:p>-0.005562221166607</text:p>
          </table:table-cell>
          <table:table-cell table:formula="of:=[.H1048]-PerAnnumRiskFreeRate/TradingDaysPerYear" office:value-type="float" office:value="-0.00572095132533728" calcext:value-type="float">
            <text:p>-0.0057209513253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25</text:p>
          </table:table-cell>
          <table:table-cell office:value-type="float" office:value="33.033333" calcext:value-type="float">
            <text:p>33.033333</text:p>
          </table:table-cell>
          <table:table-cell office:value-type="float" office:value="33.036667" calcext:value-type="float">
            <text:p>33.036667</text:p>
          </table:table-cell>
          <table:table-cell office:value-type="float" office:value="31.969999" calcext:value-type="float">
            <text:p>31.969999</text:p>
          </table:table-cell>
          <table:table-cell office:value-type="float" office:value="32.290001" calcext:value-type="float">
            <text:p>32.290001</text:p>
          </table:table-cell>
          <table:table-cell office:value-type="float" office:value="23.005535" calcext:value-type="float">
            <text:p>23.005535</text:p>
          </table:table-cell>
          <table:table-cell office:value-type="float" office:value="329700" calcext:value-type="float">
            <text:p>329700</text:p>
          </table:table-cell>
          <table:table-cell table:formula="of:=([.F1049]-[.F1048])/[.F1048]" office:value-type="float" office:value="-0.0148479368256651" calcext:value-type="float">
            <text:p>-0.014847936825665</text:p>
          </table:table-cell>
          <table:table-cell table:formula="of:=[.H1049]-PerAnnumRiskFreeRate/TradingDaysPerYear" office:value-type="float" office:value="-0.0150066669843952" calcext:value-type="float">
            <text:p>-0.0150066669843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26</text:p>
          </table:table-cell>
          <table:table-cell office:value-type="float" office:value="32.25" calcext:value-type="float">
            <text:p>32.25</text:p>
          </table:table-cell>
          <table:table-cell office:value-type="float" office:value="32.470001" calcext:value-type="float">
            <text:p>32.470001</text:p>
          </table:table-cell>
          <table:table-cell office:value-type="float" office:value="31.780001" calcext:value-type="float">
            <text:p>31.780001</text:p>
          </table:table-cell>
          <table:table-cell office:value-type="float" office:value="32.439999" calcext:value-type="float">
            <text:p>32.439999</text:p>
          </table:table-cell>
          <table:table-cell office:value-type="float" office:value="23.112404" calcext:value-type="float">
            <text:p>23.112404</text:p>
          </table:table-cell>
          <table:table-cell office:value-type="float" office:value="211800" calcext:value-type="float">
            <text:p>211800</text:p>
          </table:table-cell>
          <table:table-cell table:formula="of:=([.F1050]-[.F1049])/[.F1049]" office:value-type="float" office:value="0.00464536034480412" calcext:value-type="float">
            <text:p>0.004645360344804</text:p>
          </table:table-cell>
          <table:table-cell table:formula="of:=[.H1050]-PerAnnumRiskFreeRate/TradingDaysPerYear" office:value-type="float" office:value="0.00448663018607396" calcext:value-type="float">
            <text:p>0.0044866301860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27</text:p>
          </table:table-cell>
          <table:table-cell office:value-type="float" office:value="32.916668" calcext:value-type="float">
            <text:p>32.916668</text:p>
          </table:table-cell>
          <table:table-cell office:value-type="float" office:value="33.126667" calcext:value-type="float">
            <text:p>33.126667</text:p>
          </table:table-cell>
          <table:table-cell office:value-type="float" office:value="32.700001" calcext:value-type="float">
            <text:p>32.700001</text:p>
          </table:table-cell>
          <table:table-cell office:value-type="float" office:value="32.953335" calcext:value-type="float">
            <text:p>32.953335</text:p>
          </table:table-cell>
          <table:table-cell office:value-type="float" office:value="23.478132" calcext:value-type="float">
            <text:p>23.478132</text:p>
          </table:table-cell>
          <table:table-cell office:value-type="float" office:value="205800" calcext:value-type="float">
            <text:p>205800</text:p>
          </table:table-cell>
          <table:table-cell table:formula="of:=([.F1051]-[.F1050])/[.F1050]" office:value-type="float" office:value="0.0158238840061811" calcext:value-type="float">
            <text:p>0.015823884006181</text:p>
          </table:table-cell>
          <table:table-cell table:formula="of:=[.H1051]-PerAnnumRiskFreeRate/TradingDaysPerYear" office:value-type="float" office:value="0.015665153847451" calcext:value-type="float">
            <text:p>0.0156651538474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30</text:p>
          </table:table-cell>
          <table:table-cell office:value-type="float" office:value="33.333332" calcext:value-type="float">
            <text:p>33.333332</text:p>
          </table:table-cell>
          <table:table-cell office:value-type="float" office:value="33.793331" calcext:value-type="float">
            <text:p>33.793331</text:p>
          </table:table-cell>
          <table:table-cell office:value-type="float" office:value="33.333332" calcext:value-type="float">
            <text:p>33.333332</text:p>
          </table:table-cell>
          <table:table-cell office:value-type="float" office:value="33.610001" calcext:value-type="float">
            <text:p>33.610001</text:p>
          </table:table-cell>
          <table:table-cell office:value-type="float" office:value="23.945984" calcext:value-type="float">
            <text:p>23.945984</text:p>
          </table:table-cell>
          <table:table-cell office:value-type="float" office:value="257700" calcext:value-type="float">
            <text:p>257700</text:p>
          </table:table-cell>
          <table:table-cell table:formula="of:=([.F1052]-[.F1051])/[.F1051]" office:value-type="float" office:value="0.0199271390074815" calcext:value-type="float">
            <text:p>0.019927139007482</text:p>
          </table:table-cell>
          <table:table-cell table:formula="of:=[.H1052]-PerAnnumRiskFreeRate/TradingDaysPerYear" office:value-type="float" office:value="0.0197684088487514" calcext:value-type="float">
            <text:p>0.0197684088487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1-31</text:p>
          </table:table-cell>
          <table:table-cell office:value-type="float" office:value="33.650002" calcext:value-type="float">
            <text:p>33.650002</text:p>
          </table:table-cell>
          <table:table-cell office:value-type="float" office:value="33.799999" calcext:value-type="float">
            <text:p>33.799999</text:p>
          </table:table-cell>
          <table:table-cell office:value-type="float" office:value="33.386665" calcext:value-type="float">
            <text:p>33.386665</text:p>
          </table:table-cell>
          <table:table-cell office:value-type="float" office:value="33.619999" calcext:value-type="float">
            <text:p>33.619999</text:p>
          </table:table-cell>
          <table:table-cell office:value-type="float" office:value="23.95311" calcext:value-type="float">
            <text:p>23.95311</text:p>
          </table:table-cell>
          <table:table-cell office:value-type="float" office:value="292200" calcext:value-type="float">
            <text:p>292200</text:p>
          </table:table-cell>
          <table:table-cell table:formula="of:=([.F1053]-[.F1052])/[.F1052]" office:value-type="float" office:value="0.000297586434535308" calcext:value-type="float">
            <text:p>0.000297586434535</text:p>
          </table:table-cell>
          <table:table-cell table:formula="of:=[.H1053]-PerAnnumRiskFreeRate/TradingDaysPerYear" office:value-type="float" office:value="0.000138856275805149" calcext:value-type="float">
            <text:p>0.0001388562758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01</text:p>
          </table:table-cell>
          <table:table-cell office:value-type="float" office:value="33.700001" calcext:value-type="float">
            <text:p>33.700001</text:p>
          </table:table-cell>
          <table:table-cell office:value-type="float" office:value="33.813332" calcext:value-type="float">
            <text:p>33.813332</text:p>
          </table:table-cell>
          <table:table-cell office:value-type="float" office:value="33.013332" calcext:value-type="float">
            <text:p>33.013332</text:p>
          </table:table-cell>
          <table:table-cell office:value-type="float" office:value="33.150002" calcext:value-type="float">
            <text:p>33.150002</text:p>
          </table:table-cell>
          <table:table-cell office:value-type="float" office:value="23.618254" calcext:value-type="float">
            <text:p>23.618254</text:p>
          </table:table-cell>
          <table:table-cell office:value-type="float" office:value="1766400" calcext:value-type="float">
            <text:p>1766400</text:p>
          </table:table-cell>
          <table:table-cell table:formula="of:=([.F1054]-[.F1053])/[.F1053]" office:value-type="float" office:value="-0.0139796460668364" calcext:value-type="float">
            <text:p>-0.013979646066836</text:p>
          </table:table-cell>
          <table:table-cell table:formula="of:=[.H1054]-PerAnnumRiskFreeRate/TradingDaysPerYear" office:value-type="float" office:value="-0.0141383762255665" calcext:value-type="float">
            <text:p>-0.0141383762255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02</text:p>
          </table:table-cell>
          <table:table-cell table:number-columns-repeated="2" office:value-type="float" office:value="33.216667" calcext:value-type="float">
            <text:p>33.216667</text:p>
          </table:table-cell>
          <table:table-cell office:value-type="float" office:value="32.293331" calcext:value-type="float">
            <text:p>32.293331</text:p>
          </table:table-cell>
          <table:table-cell office:value-type="float" office:value="32.676666" calcext:value-type="float">
            <text:p>32.676666</text:p>
          </table:table-cell>
          <table:table-cell office:value-type="float" office:value="23.281019" calcext:value-type="float">
            <text:p>23.281019</text:p>
          </table:table-cell>
          <table:table-cell office:value-type="float" office:value="560700" calcext:value-type="float">
            <text:p>560700</text:p>
          </table:table-cell>
          <table:table-cell table:formula="of:=([.F1055]-[.F1054])/[.F1054]" office:value-type="float" office:value="-0.0142785745296837" calcext:value-type="float">
            <text:p>-0.014278574529684</text:p>
          </table:table-cell>
          <table:table-cell table:formula="of:=[.H1055]-PerAnnumRiskFreeRate/TradingDaysPerYear" office:value-type="float" office:value="-0.0144373046884138" calcext:value-type="float">
            <text:p>-0.0144373046884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03</text:p>
          </table:table-cell>
          <table:table-cell table:number-columns-repeated="2" office:value-type="float" office:value="32.766666" calcext:value-type="float">
            <text:p>32.766666</text:p>
          </table:table-cell>
          <table:table-cell office:value-type="float" office:value="32.206669" calcext:value-type="float">
            <text:p>32.206669</text:p>
          </table:table-cell>
          <table:table-cell office:value-type="float" office:value="32.433334" calcext:value-type="float">
            <text:p>32.433334</text:p>
          </table:table-cell>
          <table:table-cell office:value-type="float" office:value="23.107656" calcext:value-type="float">
            <text:p>23.107656</text:p>
          </table:table-cell>
          <table:table-cell office:value-type="float" office:value="280500" calcext:value-type="float">
            <text:p>280500</text:p>
          </table:table-cell>
          <table:table-cell table:formula="of:=([.F1056]-[.F1055])/[.F1055]" office:value-type="float" office:value="-0.00744653831518294" calcext:value-type="float">
            <text:p>-0.007446538315183</text:p>
          </table:table-cell>
          <table:table-cell table:formula="of:=[.H1056]-PerAnnumRiskFreeRate/TradingDaysPerYear" office:value-type="float" office:value="-0.00760526847391309" calcext:value-type="float">
            <text:p>-0.0076052684739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06</text:p>
          </table:table-cell>
          <table:table-cell office:value-type="float" office:value="32.803333" calcext:value-type="float">
            <text:p>32.803333</text:p>
          </table:table-cell>
          <table:table-cell office:value-type="float" office:value="33.169998" calcext:value-type="float">
            <text:p>33.169998</text:p>
          </table:table-cell>
          <table:table-cell office:value-type="float" office:value="32.793331" calcext:value-type="float">
            <text:p>32.793331</text:p>
          </table:table-cell>
          <table:table-cell office:value-type="float" office:value="33.133331" calcext:value-type="float">
            <text:p>33.133331</text:p>
          </table:table-cell>
          <table:table-cell office:value-type="float" office:value="23.60638" calcext:value-type="float">
            <text:p>23.60638</text:p>
          </table:table-cell>
          <table:table-cell office:value-type="float" office:value="474300" calcext:value-type="float">
            <text:p>474300</text:p>
          </table:table-cell>
          <table:table-cell table:formula="of:=([.F1057]-[.F1056])/[.F1056]" office:value-type="float" office:value="0.0215826304494062" calcext:value-type="float">
            <text:p>0.021582630449406</text:p>
          </table:table-cell>
          <table:table-cell table:formula="of:=[.H1057]-PerAnnumRiskFreeRate/TradingDaysPerYear" office:value-type="float" office:value="0.021423900290676" calcext:value-type="float">
            <text:p>0.0214239002906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07</text:p>
          </table:table-cell>
          <table:table-cell table:number-columns-repeated="2" office:value-type="float" office:value="32.389999" calcext:value-type="float">
            <text:p>32.389999</text:p>
          </table:table-cell>
          <table:table-cell office:value-type="float" office:value="31.453333" calcext:value-type="float">
            <text:p>31.453333</text:p>
          </table:table-cell>
          <table:table-cell office:value-type="float" office:value="31.596666" calcext:value-type="float">
            <text:p>31.596666</text:p>
          </table:table-cell>
          <table:table-cell office:value-type="float" office:value="22.511555" calcext:value-type="float">
            <text:p>22.511555</text:p>
          </table:table-cell>
          <table:table-cell office:value-type="float" office:value="604200" calcext:value-type="float">
            <text:p>604200</text:p>
          </table:table-cell>
          <table:table-cell table:formula="of:=([.F1058]-[.F1057])/[.F1057]" office:value-type="float" office:value="-0.0463783519540057" calcext:value-type="float">
            <text:p>-0.046378351954006</text:p>
          </table:table-cell>
          <table:table-cell table:formula="of:=[.H1058]-PerAnnumRiskFreeRate/TradingDaysPerYear" office:value-type="float" office:value="-0.0465370821127358" calcext:value-type="float">
            <text:p>-0.0465370821127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08</text:p>
          </table:table-cell>
          <table:table-cell office:value-type="float" office:value="31.513332" calcext:value-type="float">
            <text:p>31.513332</text:p>
          </table:table-cell>
          <table:table-cell office:value-type="float" office:value="31.623333" calcext:value-type="float">
            <text:p>31.623333</text:p>
          </table:table-cell>
          <table:table-cell office:value-type="float" office:value="30.916668" calcext:value-type="float">
            <text:p>30.916668</text:p>
          </table:table-cell>
          <table:table-cell office:value-type="float" office:value="31.533333" calcext:value-type="float">
            <text:p>31.533333</text:p>
          </table:table-cell>
          <table:table-cell office:value-type="float" office:value="22.466434" calcext:value-type="float">
            <text:p>22.466434</text:p>
          </table:table-cell>
          <table:table-cell office:value-type="float" office:value="451500" calcext:value-type="float">
            <text:p>451500</text:p>
          </table:table-cell>
          <table:table-cell table:formula="of:=([.F1059]-[.F1058])/[.F1058]" office:value-type="float" office:value="-0.00200434843350456" calcext:value-type="float">
            <text:p>-0.002004348433505</text:p>
          </table:table-cell>
          <table:table-cell table:formula="of:=[.H1059]-PerAnnumRiskFreeRate/TradingDaysPerYear" office:value-type="float" office:value="-0.00216307859223472" calcext:value-type="float">
            <text:p>-0.0021630785922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09</text:p>
          </table:table-cell>
          <table:table-cell office:value-type="float" office:value="31.866667" calcext:value-type="float">
            <text:p>31.866667</text:p>
          </table:table-cell>
          <table:table-cell office:value-type="float" office:value="32.080002" calcext:value-type="float">
            <text:p>32.080002</text:p>
          </table:table-cell>
          <table:table-cell office:value-type="float" office:value="30.916668" calcext:value-type="float">
            <text:p>30.916668</text:p>
          </table:table-cell>
          <table:table-cell office:value-type="float" office:value="31.030001" calcext:value-type="float">
            <text:p>31.030001</text:p>
          </table:table-cell>
          <table:table-cell office:value-type="float" office:value="22.107819" calcext:value-type="float">
            <text:p>22.107819</text:p>
          </table:table-cell>
          <table:table-cell office:value-type="float" office:value="315600" calcext:value-type="float">
            <text:p>315600</text:p>
          </table:table-cell>
          <table:table-cell table:formula="of:=([.F1060]-[.F1059])/[.F1059]" office:value-type="float" office:value="-0.0159622572945934" calcext:value-type="float">
            <text:p>-0.015962257294593</text:p>
          </table:table-cell>
          <table:table-cell table:formula="of:=[.H1060]-PerAnnumRiskFreeRate/TradingDaysPerYear" office:value-type="float" office:value="-0.0161209874533235" calcext:value-type="float">
            <text:p>-0.0161209874533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10</text:p>
          </table:table-cell>
          <table:table-cell office:value-type="float" office:value="30.953333" calcext:value-type="float">
            <text:p>30.953333</text:p>
          </table:table-cell>
          <table:table-cell office:value-type="float" office:value="31.083332" calcext:value-type="float">
            <text:p>31.083332</text:p>
          </table:table-cell>
          <table:table-cell office:value-type="float" office:value="30.236668" calcext:value-type="float">
            <text:p>30.236668</text:p>
          </table:table-cell>
          <table:table-cell office:value-type="float" office:value="30.746668" calcext:value-type="float">
            <text:p>30.746668</text:p>
          </table:table-cell>
          <table:table-cell office:value-type="float" office:value="21.905964" calcext:value-type="float">
            <text:p>21.905964</text:p>
          </table:table-cell>
          <table:table-cell office:value-type="float" office:value="441600" calcext:value-type="float">
            <text:p>441600</text:p>
          </table:table-cell>
          <table:table-cell table:formula="of:=([.F1061]-[.F1060])/[.F1060]" office:value-type="float" office:value="-0.00913048003514043" calcext:value-type="float">
            <text:p>-0.00913048003514</text:p>
          </table:table-cell>
          <table:table-cell table:formula="of:=[.H1061]-PerAnnumRiskFreeRate/TradingDaysPerYear" office:value-type="float" office:value="-0.00928921019387059" calcext:value-type="float">
            <text:p>-0.0092892101938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13</text:p>
          </table:table-cell>
          <table:table-cell office:value-type="float" office:value="30.67" calcext:value-type="float">
            <text:p>30.67</text:p>
          </table:table-cell>
          <table:table-cell office:value-type="float" office:value="30.886667" calcext:value-type="float">
            <text:p>30.886667</text:p>
          </table:table-cell>
          <table:table-cell office:value-type="float" office:value="30.253332" calcext:value-type="float">
            <text:p>30.253332</text:p>
          </table:table-cell>
          <table:table-cell office:value-type="float" office:value="30.423332" calcext:value-type="float">
            <text:p>30.423332</text:p>
          </table:table-cell>
          <table:table-cell office:value-type="float" office:value="21.675594" calcext:value-type="float">
            <text:p>21.675594</text:p>
          </table:table-cell>
          <table:table-cell office:value-type="float" office:value="331500" calcext:value-type="float">
            <text:p>331500</text:p>
          </table:table-cell>
          <table:table-cell table:formula="of:=([.F1062]-[.F1061])/[.F1061]" office:value-type="float" office:value="-0.0105163141873145" calcext:value-type="float">
            <text:p>-0.010516314187315</text:p>
          </table:table-cell>
          <table:table-cell table:formula="of:=[.H1062]-PerAnnumRiskFreeRate/TradingDaysPerYear" office:value-type="float" office:value="-0.0106750443460447" calcext:value-type="float">
            <text:p>-0.0106750443460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14</text:p>
          </table:table-cell>
          <table:table-cell office:value-type="float" office:value="29.916668" calcext:value-type="float">
            <text:p>29.916668</text:p>
          </table:table-cell>
          <table:table-cell office:value-type="float" office:value="30.5" calcext:value-type="float">
            <text:p>30.5</text:p>
          </table:table-cell>
          <table:table-cell office:value-type="float" office:value="29.896667" calcext:value-type="float">
            <text:p>29.896667</text:p>
          </table:table-cell>
          <table:table-cell office:value-type="float" office:value="30.383333" calcext:value-type="float">
            <text:p>30.383333</text:p>
          </table:table-cell>
          <table:table-cell office:value-type="float" office:value="21.647089" calcext:value-type="float">
            <text:p>21.647089</text:p>
          </table:table-cell>
          <table:table-cell office:value-type="float" office:value="547500" calcext:value-type="float">
            <text:p>547500</text:p>
          </table:table-cell>
          <table:table-cell table:formula="of:=([.F1063]-[.F1062])/[.F1062]" office:value-type="float" office:value="-0.00131507353385559" calcext:value-type="float">
            <text:p>-0.001315073533856</text:p>
          </table:table-cell>
          <table:table-cell table:formula="of:=[.H1063]-PerAnnumRiskFreeRate/TradingDaysPerYear" office:value-type="float" office:value="-0.00147380369258575" calcext:value-type="float">
            <text:p>-0.0014738036925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15</text:p>
          </table:table-cell>
          <table:table-cell office:value-type="float" office:value="30.466667" calcext:value-type="float">
            <text:p>30.466667</text:p>
          </table:table-cell>
          <table:table-cell office:value-type="float" office:value="30.66" calcext:value-type="float">
            <text:p>30.66</text:p>
          </table:table-cell>
          <table:table-cell office:value-type="float" office:value="29.846666" calcext:value-type="float">
            <text:p>29.846666</text:p>
          </table:table-cell>
          <table:table-cell office:value-type="float" office:value="30.083332" calcext:value-type="float">
            <text:p>30.083332</text:p>
          </table:table-cell>
          <table:table-cell office:value-type="float" office:value="21.43335" calcext:value-type="float">
            <text:p>21.43335</text:p>
          </table:table-cell>
          <table:table-cell office:value-type="float" office:value="661500" calcext:value-type="float">
            <text:p>661500</text:p>
          </table:table-cell>
          <table:table-cell table:formula="of:=([.F1064]-[.F1063])/[.F1063]" office:value-type="float" office:value="-0.00987379873570993" calcext:value-type="float">
            <text:p>-0.00987379873571</text:p>
          </table:table-cell>
          <table:table-cell table:formula="of:=[.H1064]-PerAnnumRiskFreeRate/TradingDaysPerYear" office:value-type="float" office:value="-0.0100325288944401" calcext:value-type="float">
            <text:p>-0.010032528894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16</text:p>
          </table:table-cell>
          <table:table-cell office:value-type="float" office:value="30.316668" calcext:value-type="float">
            <text:p>30.316668</text:p>
          </table:table-cell>
          <table:table-cell office:value-type="float" office:value="30.733334" calcext:value-type="float">
            <text:p>30.733334</text:p>
          </table:table-cell>
          <table:table-cell office:value-type="float" office:value="30.290001" calcext:value-type="float">
            <text:p>30.290001</text:p>
          </table:table-cell>
          <table:table-cell office:value-type="float" office:value="30.673332" calcext:value-type="float">
            <text:p>30.673332</text:p>
          </table:table-cell>
          <table:table-cell office:value-type="float" office:value="21.853706" calcext:value-type="float">
            <text:p>21.853706</text:p>
          </table:table-cell>
          <table:table-cell office:value-type="float" office:value="327300" calcext:value-type="float">
            <text:p>327300</text:p>
          </table:table-cell>
          <table:table-cell table:formula="of:=([.F1065]-[.F1064])/[.F1064]" office:value-type="float" office:value="0.019612239803857" calcext:value-type="float">
            <text:p>0.019612239803857</text:p>
          </table:table-cell>
          <table:table-cell table:formula="of:=[.H1065]-PerAnnumRiskFreeRate/TradingDaysPerYear" office:value-type="float" office:value="0.0194535096451268" calcext:value-type="float">
            <text:p>0.0194535096451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17</text:p>
          </table:table-cell>
          <table:table-cell table:number-columns-repeated="2" office:value-type="float" office:value="31.15" calcext:value-type="float">
            <text:p>31.15</text:p>
          </table:table-cell>
          <table:table-cell office:value-type="float" office:value="30.856667" calcext:value-type="float">
            <text:p>30.856667</text:p>
          </table:table-cell>
          <table:table-cell office:value-type="float" office:value="30.993334" calcext:value-type="float">
            <text:p>30.993334</text:p>
          </table:table-cell>
          <table:table-cell office:value-type="float" office:value="22.081709" calcext:value-type="float">
            <text:p>22.081709</text:p>
          </table:table-cell>
          <table:table-cell office:value-type="float" office:value="325500" calcext:value-type="float">
            <text:p>325500</text:p>
          </table:table-cell>
          <table:table-cell table:formula="of:=([.F1066]-[.F1065])/[.F1065]" office:value-type="float" office:value="0.0104331503315731" calcext:value-type="float">
            <text:p>0.010433150331573</text:p>
          </table:table-cell>
          <table:table-cell table:formula="of:=[.H1066]-PerAnnumRiskFreeRate/TradingDaysPerYear" office:value-type="float" office:value="0.0102744201728429" calcext:value-type="float">
            <text:p>0.0102744201728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21</text:p>
          </table:table-cell>
          <table:table-cell office:value-type="float" office:value="31.790001" calcext:value-type="float">
            <text:p>31.790001</text:p>
          </table:table-cell>
          <table:table-cell office:value-type="float" office:value="31.809999" calcext:value-type="float">
            <text:p>31.809999</text:p>
          </table:table-cell>
          <table:table-cell office:value-type="float" office:value="31.336666" calcext:value-type="float">
            <text:p>31.336666</text:p>
          </table:table-cell>
          <table:table-cell office:value-type="float" office:value="31.526667" calcext:value-type="float">
            <text:p>31.526667</text:p>
          </table:table-cell>
          <table:table-cell office:value-type="float" office:value="22.461681" calcext:value-type="float">
            <text:p>22.461681</text:p>
          </table:table-cell>
          <table:table-cell office:value-type="float" office:value="497100" calcext:value-type="float">
            <text:p>497100</text:p>
          </table:table-cell>
          <table:table-cell table:formula="of:=([.F1067]-[.F1066])/[.F1066]" office:value-type="float" office:value="0.0172075449413811" calcext:value-type="float">
            <text:p>0.017207544941381</text:p>
          </table:table-cell>
          <table:table-cell table:formula="of:=[.H1067]-PerAnnumRiskFreeRate/TradingDaysPerYear" office:value-type="float" office:value="0.0170488147826509" calcext:value-type="float">
            <text:p>0.0170488147826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22</text:p>
          </table:table-cell>
          <table:table-cell table:number-columns-repeated="2" office:value-type="float" office:value="31.366667" calcext:value-type="float">
            <text:p>31.366667</text:p>
          </table:table-cell>
          <table:table-cell office:value-type="float" office:value="30.986668" calcext:value-type="float">
            <text:p>30.986668</text:p>
          </table:table-cell>
          <table:table-cell office:value-type="float" office:value="31.156668" calcext:value-type="float">
            <text:p>31.156668</text:p>
          </table:table-cell>
          <table:table-cell office:value-type="float" office:value="22.198067" calcext:value-type="float">
            <text:p>22.198067</text:p>
          </table:table-cell>
          <table:table-cell office:value-type="float" office:value="268800" calcext:value-type="float">
            <text:p>268800</text:p>
          </table:table-cell>
          <table:table-cell table:formula="of:=([.F1068]-[.F1067])/[.F1067]" office:value-type="float" office:value="-0.0117361652496087" calcext:value-type="float">
            <text:p>-0.011736165249609</text:p>
          </table:table-cell>
          <table:table-cell table:formula="of:=[.H1068]-PerAnnumRiskFreeRate/TradingDaysPerYear" office:value-type="float" office:value="-0.0118948954083389" calcext:value-type="float">
            <text:p>-0.0118948954083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23</text:p>
          </table:table-cell>
          <table:table-cell office:value-type="float" office:value="31.066668" calcext:value-type="float">
            <text:p>31.066668</text:p>
          </table:table-cell>
          <table:table-cell office:value-type="float" office:value="31.33" calcext:value-type="float">
            <text:p>31.33</text:p>
          </table:table-cell>
          <table:table-cell office:value-type="float" office:value="30.773333" calcext:value-type="float">
            <text:p>30.773333</text:p>
          </table:table-cell>
          <table:table-cell office:value-type="float" office:value="30.98" calcext:value-type="float">
            <text:p>30.98</text:p>
          </table:table-cell>
          <table:table-cell office:value-type="float" office:value="22.072197" calcext:value-type="float">
            <text:p>22.072197</text:p>
          </table:table-cell>
          <table:table-cell office:value-type="float" office:value="222300" calcext:value-type="float">
            <text:p>222300</text:p>
          </table:table-cell>
          <table:table-cell table:formula="of:=([.F1069]-[.F1068])/[.F1068]" office:value-type="float" office:value="-0.00567031354576966" calcext:value-type="float">
            <text:p>-0.00567031354577</text:p>
          </table:table-cell>
          <table:table-cell table:formula="of:=[.H1069]-PerAnnumRiskFreeRate/TradingDaysPerYear" office:value-type="float" office:value="-0.00582904370449982" calcext:value-type="float">
            <text:p>-0.00582904370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24</text:p>
          </table:table-cell>
          <table:table-cell office:value-type="float" office:value="31.406668" calcext:value-type="float">
            <text:p>31.406668</text:p>
          </table:table-cell>
          <table:table-cell office:value-type="float" office:value="31.506666" calcext:value-type="float">
            <text:p>31.506666</text:p>
          </table:table-cell>
          <table:table-cell office:value-type="float" office:value="31.26" calcext:value-type="float">
            <text:p>31.26</text:p>
          </table:table-cell>
          <table:table-cell office:value-type="float" office:value="31.286667" calcext:value-type="float">
            <text:p>31.286667</text:p>
          </table:table-cell>
          <table:table-cell office:value-type="float" office:value="22.290691" calcext:value-type="float">
            <text:p>22.290691</text:p>
          </table:table-cell>
          <table:table-cell office:value-type="float" office:value="200400" calcext:value-type="float">
            <text:p>200400</text:p>
          </table:table-cell>
          <table:table-cell table:formula="of:=([.F1070]-[.F1069])/[.F1069]" office:value-type="float" office:value="0.00989905988968836" calcext:value-type="float">
            <text:p>0.009899059889688</text:p>
          </table:table-cell>
          <table:table-cell table:formula="of:=[.H1070]-PerAnnumRiskFreeRate/TradingDaysPerYear" office:value-type="float" office:value="0.0097403297309582" calcext:value-type="float">
            <text:p>0.0097403297309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27</text:p>
          </table:table-cell>
          <table:table-cell table:number-columns-repeated="2" office:value-type="float" office:value="31.213333" calcext:value-type="float">
            <text:p>31.213333</text:p>
          </table:table-cell>
          <table:table-cell office:value-type="float" office:value="30.75" calcext:value-type="float">
            <text:p>30.75</text:p>
          </table:table-cell>
          <table:table-cell office:value-type="float" office:value="30.766666" calcext:value-type="float">
            <text:p>30.766666</text:p>
          </table:table-cell>
          <table:table-cell office:value-type="float" office:value="21.92021" calcext:value-type="float">
            <text:p>21.92021</text:p>
          </table:table-cell>
          <table:table-cell office:value-type="float" office:value="354000" calcext:value-type="float">
            <text:p>354000</text:p>
          </table:table-cell>
          <table:table-cell table:formula="of:=([.F1071]-[.F1070])/[.F1070]" office:value-type="float" office:value="-0.0166204358581795" calcext:value-type="float">
            <text:p>-0.01662043585818</text:p>
          </table:table-cell>
          <table:table-cell table:formula="of:=[.H1071]-PerAnnumRiskFreeRate/TradingDaysPerYear" office:value-type="float" office:value="-0.0167791660169096" calcext:value-type="float">
            <text:p>-0.016779166016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2-28</text:p>
          </table:table-cell>
          <table:table-cell office:value-type="float" office:value="30.5" calcext:value-type="float">
            <text:p>30.5</text:p>
          </table:table-cell>
          <table:table-cell office:value-type="float" office:value="30.629999" calcext:value-type="float">
            <text:p>30.629999</text:p>
          </table:table-cell>
          <table:table-cell office:value-type="float" office:value="30.256666" calcext:value-type="float">
            <text:p>30.256666</text:p>
          </table:table-cell>
          <table:table-cell office:value-type="float" office:value="30.466667" calcext:value-type="float">
            <text:p>30.466667</text:p>
          </table:table-cell>
          <table:table-cell office:value-type="float" office:value="21.706463" calcext:value-type="float">
            <text:p>21.706463</text:p>
          </table:table-cell>
          <table:table-cell office:value-type="float" office:value="246300" calcext:value-type="float">
            <text:p>246300</text:p>
          </table:table-cell>
          <table:table-cell table:formula="of:=([.F1072]-[.F1071])/[.F1071]" office:value-type="float" office:value="-0.00975113833307261" calcext:value-type="float">
            <text:p>-0.009751138333073</text:p>
          </table:table-cell>
          <table:table-cell table:formula="of:=[.H1072]-PerAnnumRiskFreeRate/TradingDaysPerYear" office:value-type="float" office:value="-0.00990986849180276" calcext:value-type="float">
            <text:p>-0.0099098684918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01</text:p>
          </table:table-cell>
          <table:table-cell office:value-type="float" office:value="30.863333" calcext:value-type="float">
            <text:p>30.863333</text:p>
          </table:table-cell>
          <table:table-cell office:value-type="float" office:value="31.106667" calcext:value-type="float">
            <text:p>31.106667</text:p>
          </table:table-cell>
          <table:table-cell office:value-type="float" office:value="30.73" calcext:value-type="float">
            <text:p>30.73</text:p>
          </table:table-cell>
          <table:table-cell office:value-type="float" office:value="31.023333" calcext:value-type="float">
            <text:p>31.023333</text:p>
          </table:table-cell>
          <table:table-cell office:value-type="float" office:value="22.103073" calcext:value-type="float">
            <text:p>22.103073</text:p>
          </table:table-cell>
          <table:table-cell office:value-type="float" office:value="1683900" calcext:value-type="float">
            <text:p>1683900</text:p>
          </table:table-cell>
          <table:table-cell table:formula="of:=([.F1073]-[.F1072])/[.F1072]" office:value-type="float" office:value="0.0182715166446048" calcext:value-type="float">
            <text:p>0.018271516644605</text:p>
          </table:table-cell>
          <table:table-cell table:formula="of:=[.H1073]-PerAnnumRiskFreeRate/TradingDaysPerYear" office:value-type="float" office:value="0.0181127864858747" calcext:value-type="float">
            <text:p>0.0181127864858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02</text:p>
          </table:table-cell>
          <table:table-cell office:value-type="float" office:value="31.266666" calcext:value-type="float">
            <text:p>31.266666</text:p>
          </table:table-cell>
          <table:table-cell office:value-type="float" office:value="31.58" calcext:value-type="float">
            <text:p>31.58</text:p>
          </table:table-cell>
          <table:table-cell office:value-type="float" office:value="31.113333" calcext:value-type="float">
            <text:p>31.113333</text:p>
          </table:table-cell>
          <table:table-cell office:value-type="float" office:value="31.530001" calcext:value-type="float">
            <text:p>31.530001</text:p>
          </table:table-cell>
          <table:table-cell office:value-type="float" office:value="22.464058" calcext:value-type="float">
            <text:p>22.464058</text:p>
          </table:table-cell>
          <table:table-cell office:value-type="float" office:value="262800" calcext:value-type="float">
            <text:p>262800</text:p>
          </table:table-cell>
          <table:table-cell table:formula="of:=([.F1074]-[.F1073])/[.F1073]" office:value-type="float" office:value="0.0163318919500471" calcext:value-type="float">
            <text:p>0.016331891950047</text:p>
          </table:table-cell>
          <table:table-cell table:formula="of:=[.H1074]-PerAnnumRiskFreeRate/TradingDaysPerYear" office:value-type="float" office:value="0.0161731617913169" calcext:value-type="float">
            <text:p>0.0161731617913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03</text:p>
          </table:table-cell>
          <table:table-cell office:value-type="float" office:value="31.486668" calcext:value-type="float">
            <text:p>31.486668</text:p>
          </table:table-cell>
          <table:table-cell office:value-type="float" office:value="31.799999" calcext:value-type="float">
            <text:p>31.799999</text:p>
          </table:table-cell>
          <table:table-cell office:value-type="float" office:value="31.469999" calcext:value-type="float">
            <text:p>31.469999</text:p>
          </table:table-cell>
          <table:table-cell office:value-type="float" office:value="31.556667" calcext:value-type="float">
            <text:p>31.556667</text:p>
          </table:table-cell>
          <table:table-cell office:value-type="float" office:value="22.483055" calcext:value-type="float">
            <text:p>22.483055</text:p>
          </table:table-cell>
          <table:table-cell office:value-type="float" office:value="152100" calcext:value-type="float">
            <text:p>152100</text:p>
          </table:table-cell>
          <table:table-cell table:formula="of:=([.F1075]-[.F1074])/[.F1074]" office:value-type="float" office:value="0.000845661990366959" calcext:value-type="float">
            <text:p>0.000845661990367</text:p>
          </table:table-cell>
          <table:table-cell table:formula="of:=[.H1075]-PerAnnumRiskFreeRate/TradingDaysPerYear" office:value-type="float" office:value="0.000686931831636801" calcext:value-type="float">
            <text:p>0.0006869318316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06</text:p>
          </table:table-cell>
          <table:table-cell table:number-columns-repeated="2" office:value-type="float" office:value="31.473333" calcext:value-type="float">
            <text:p>31.473333</text:p>
          </table:table-cell>
          <table:table-cell office:value-type="float" office:value="30.58" calcext:value-type="float">
            <text:p>30.58</text:p>
          </table:table-cell>
          <table:table-cell office:value-type="float" office:value="30.603333" calcext:value-type="float">
            <text:p>30.603333</text:p>
          </table:table-cell>
          <table:table-cell office:value-type="float" office:value="21.803841" calcext:value-type="float">
            <text:p>21.803841</text:p>
          </table:table-cell>
          <table:table-cell office:value-type="float" office:value="268200" calcext:value-type="float">
            <text:p>268200</text:p>
          </table:table-cell>
          <table:table-cell table:formula="of:=([.F1076]-[.F1075])/[.F1075]" office:value-type="float" office:value="-0.0302100404059858" calcext:value-type="float">
            <text:p>-0.030210040405986</text:p>
          </table:table-cell>
          <table:table-cell table:formula="of:=[.H1076]-PerAnnumRiskFreeRate/TradingDaysPerYear" office:value-type="float" office:value="-0.030368770564716" calcext:value-type="float">
            <text:p>-0.0303687705647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07</text:p>
          </table:table-cell>
          <table:table-cell table:number-columns-repeated="2" office:value-type="float" office:value="30.450001" calcext:value-type="float">
            <text:p>30.450001</text:p>
          </table:table-cell>
          <table:table-cell office:value-type="float" office:value="29.933332" calcext:value-type="float">
            <text:p>29.933332</text:p>
          </table:table-cell>
          <table:table-cell office:value-type="float" office:value="30.139999" calcext:value-type="float">
            <text:p>30.139999</text:p>
          </table:table-cell>
          <table:table-cell office:value-type="float" office:value="21.47373" calcext:value-type="float">
            <text:p>21.47373</text:p>
          </table:table-cell>
          <table:table-cell office:value-type="float" office:value="502200" calcext:value-type="float">
            <text:p>502200</text:p>
          </table:table-cell>
          <table:table-cell table:formula="of:=([.F1077]-[.F1076])/[.F1076]" office:value-type="float" office:value="-0.015140038858291" calcext:value-type="float">
            <text:p>-0.015140038858291</text:p>
          </table:table-cell>
          <table:table-cell table:formula="of:=[.H1077]-PerAnnumRiskFreeRate/TradingDaysPerYear" office:value-type="float" office:value="-0.0152987690170212" calcext:value-type="float">
            <text:p>-0.0152987690170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08</text:p>
          </table:table-cell>
          <table:table-cell office:value-type="float" office:value="29.639999" calcext:value-type="float">
            <text:p>29.639999</text:p>
          </table:table-cell>
          <table:table-cell office:value-type="float" office:value="30.233334" calcext:value-type="float">
            <text:p>30.233334</text:p>
          </table:table-cell>
          <table:table-cell office:value-type="float" office:value="29.5" calcext:value-type="float">
            <text:p>29.5</text:p>
          </table:table-cell>
          <table:table-cell office:value-type="float" office:value="29.983334" calcext:value-type="float">
            <text:p>29.983334</text:p>
          </table:table-cell>
          <table:table-cell office:value-type="float" office:value="21.36211" calcext:value-type="float">
            <text:p>21.36211</text:p>
          </table:table-cell>
          <table:table-cell office:value-type="float" office:value="611400" calcext:value-type="float">
            <text:p>611400</text:p>
          </table:table-cell>
          <table:table-cell table:formula="of:=([.F1078]-[.F1077])/[.F1077]" office:value-type="float" office:value="-0.00519797911215231" calcext:value-type="float">
            <text:p>-0.005197979112152</text:p>
          </table:table-cell>
          <table:table-cell table:formula="of:=[.H1078]-PerAnnumRiskFreeRate/TradingDaysPerYear" office:value-type="float" office:value="-0.00535670927088247" calcext:value-type="float">
            <text:p>-0.0053567092708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09</text:p>
          </table:table-cell>
          <table:table-cell office:value-type="float" office:value="30.243334" calcext:value-type="float">
            <text:p>30.243334</text:p>
          </table:table-cell>
          <table:table-cell office:value-type="float" office:value="30.343332" calcext:value-type="float">
            <text:p>30.343332</text:p>
          </table:table-cell>
          <table:table-cell office:value-type="float" office:value="29.806667" calcext:value-type="float">
            <text:p>29.806667</text:p>
          </table:table-cell>
          <table:table-cell office:value-type="float" office:value="29.863333" calcext:value-type="float">
            <text:p>29.863333</text:p>
          </table:table-cell>
          <table:table-cell office:value-type="float" office:value="21.276609" calcext:value-type="float">
            <text:p>21.276609</text:p>
          </table:table-cell>
          <table:table-cell office:value-type="float" office:value="216000" calcext:value-type="float">
            <text:p>216000</text:p>
          </table:table-cell>
          <table:table-cell table:formula="of:=([.F1079]-[.F1078])/[.F1078]" office:value-type="float" office:value="-0.00400246043110913" calcext:value-type="float">
            <text:p>-0.004002460431109</text:p>
          </table:table-cell>
          <table:table-cell table:formula="of:=[.H1079]-PerAnnumRiskFreeRate/TradingDaysPerYear" office:value-type="float" office:value="-0.00416119058983929" calcext:value-type="float">
            <text:p>-0.0041611905898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10</text:p>
          </table:table-cell>
          <table:table-cell office:value-type="float" office:value="29.5" calcext:value-type="float">
            <text:p>29.5</text:p>
          </table:table-cell>
          <table:table-cell office:value-type="float" office:value="30.186666" calcext:value-type="float">
            <text:p>30.186666</text:p>
          </table:table-cell>
          <table:table-cell office:value-type="float" office:value="29.5" calcext:value-type="float">
            <text:p>29.5</text:p>
          </table:table-cell>
          <table:table-cell office:value-type="float" office:value="30.033333" calcext:value-type="float">
            <text:p>30.033333</text:p>
          </table:table-cell>
          <table:table-cell office:value-type="float" office:value="21.397732" calcext:value-type="float">
            <text:p>21.397732</text:p>
          </table:table-cell>
          <table:table-cell office:value-type="float" office:value="428100" calcext:value-type="float">
            <text:p>428100</text:p>
          </table:table-cell>
          <table:table-cell table:formula="of:=([.F1080]-[.F1079])/[.F1079]" office:value-type="float" office:value="0.00569277745339968" calcext:value-type="float">
            <text:p>0.0056927774534</text:p>
          </table:table-cell>
          <table:table-cell table:formula="of:=[.H1080]-PerAnnumRiskFreeRate/TradingDaysPerYear" office:value-type="float" office:value="0.00553404729466952" calcext:value-type="float">
            <text:p>0.005534047294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13</text:p>
          </table:table-cell>
          <table:table-cell office:value-type="float" office:value="30" calcext:value-type="float">
            <text:p>30</text:p>
          </table:table-cell>
          <table:table-cell office:value-type="float" office:value="30.620001" calcext:value-type="float">
            <text:p>30.620001</text:p>
          </table:table-cell>
          <table:table-cell office:value-type="float" office:value="30" calcext:value-type="float">
            <text:p>30</text:p>
          </table:table-cell>
          <table:table-cell office:value-type="float" office:value="30.513332" calcext:value-type="float">
            <text:p>30.513332</text:p>
          </table:table-cell>
          <table:table-cell office:value-type="float" office:value="21.739721" calcext:value-type="float">
            <text:p>21.739721</text:p>
          </table:table-cell>
          <table:table-cell office:value-type="float" office:value="332700" calcext:value-type="float">
            <text:p>332700</text:p>
          </table:table-cell>
          <table:table-cell table:formula="of:=([.F1081]-[.F1080])/[.F1080]" office:value-type="float" office:value="0.0159824882375384" calcext:value-type="float">
            <text:p>0.015982488237538</text:p>
          </table:table-cell>
          <table:table-cell table:formula="of:=[.H1081]-PerAnnumRiskFreeRate/TradingDaysPerYear" office:value-type="float" office:value="0.0158237580788082" calcext:value-type="float">
            <text:p>0.0158237580788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14</text:p>
          </table:table-cell>
          <table:table-cell office:value-type="float" office:value="30.533333" calcext:value-type="float">
            <text:p>30.533333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30.49" calcext:value-type="float">
            <text:p>30.49</text:p>
          </table:table-cell>
          <table:table-cell office:value-type="float" office:value="31.073334" calcext:value-type="float">
            <text:p>31.073334</text:p>
          </table:table-cell>
          <table:table-cell office:value-type="float" office:value="22.138691" calcext:value-type="float">
            <text:p>22.138691</text:p>
          </table:table-cell>
          <table:table-cell office:value-type="float" office:value="194100" calcext:value-type="float">
            <text:p>194100</text:p>
          </table:table-cell>
          <table:table-cell table:formula="of:=([.F1082]-[.F1081])/[.F1081]" office:value-type="float" office:value="0.0183521214462689" calcext:value-type="float">
            <text:p>0.018352121446269</text:p>
          </table:table-cell>
          <table:table-cell table:formula="of:=[.H1082]-PerAnnumRiskFreeRate/TradingDaysPerYear" office:value-type="float" office:value="0.0181933912875387" calcext:value-type="float">
            <text:p>0.0181933912875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15</text:p>
          </table:table-cell>
          <table:table-cell office:value-type="float" office:value="31.15" calcext:value-type="float">
            <text:p>31.15</text:p>
          </table:table-cell>
          <table:table-cell office:value-type="float" office:value="31.366667" calcext:value-type="float">
            <text:p>31.366667</text:p>
          </table:table-cell>
          <table:table-cell office:value-type="float" office:value="31" calcext:value-type="float">
            <text:p>31</text:p>
          </table:table-cell>
          <table:table-cell office:value-type="float" office:value="31.366667" calcext:value-type="float">
            <text:p>31.366667</text:p>
          </table:table-cell>
          <table:table-cell office:value-type="float" office:value="22.347689" calcext:value-type="float">
            <text:p>22.347689</text:p>
          </table:table-cell>
          <table:table-cell office:value-type="float" office:value="263700" calcext:value-type="float">
            <text:p>263700</text:p>
          </table:table-cell>
          <table:table-cell table:formula="of:=([.F1083]-[.F1082])/[.F1082]" office:value-type="float" office:value="0.00944039555003489" calcext:value-type="float">
            <text:p>0.009440395550035</text:p>
          </table:table-cell>
          <table:table-cell table:formula="of:=[.H1083]-PerAnnumRiskFreeRate/TradingDaysPerYear" office:value-type="float" office:value="0.00928166539130473" calcext:value-type="float">
            <text:p>0.0092816653913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16</text:p>
          </table:table-cell>
          <table:table-cell office:value-type="float" office:value="31.406668" calcext:value-type="float">
            <text:p>31.406668</text:p>
          </table:table-cell>
          <table:table-cell office:value-type="float" office:value="31.790001" calcext:value-type="float">
            <text:p>31.790001</text:p>
          </table:table-cell>
          <table:table-cell office:value-type="float" office:value="31.206667" calcext:value-type="float">
            <text:p>31.206667</text:p>
          </table:table-cell>
          <table:table-cell office:value-type="float" office:value="31.716667" calcext:value-type="float">
            <text:p>31.716667</text:p>
          </table:table-cell>
          <table:table-cell office:value-type="float" office:value="22.597044" calcext:value-type="float">
            <text:p>22.597044</text:p>
          </table:table-cell>
          <table:table-cell office:value-type="float" office:value="328500" calcext:value-type="float">
            <text:p>328500</text:p>
          </table:table-cell>
          <table:table-cell table:formula="of:=([.F1084]-[.F1083])/[.F1083]" office:value-type="float" office:value="0.0111579770060341" calcext:value-type="float">
            <text:p>0.011157977006034</text:p>
          </table:table-cell>
          <table:table-cell table:formula="of:=[.H1084]-PerAnnumRiskFreeRate/TradingDaysPerYear" office:value-type="float" office:value="0.0109992468473039" calcext:value-type="float">
            <text:p>0.0109992468473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17</text:p>
          </table:table-cell>
          <table:table-cell office:value-type="float" office:value="31.633333" calcext:value-type="float">
            <text:p>31.633333</text:p>
          </table:table-cell>
          <table:table-cell office:value-type="float" office:value="31.716667" calcext:value-type="float">
            <text:p>31.716667</text:p>
          </table:table-cell>
          <table:table-cell table:number-columns-repeated="2" office:value-type="float" office:value="31.393333" calcext:value-type="float">
            <text:p>31.393333</text:p>
          </table:table-cell>
          <table:table-cell office:value-type="float" office:value="22.366686" calcext:value-type="float">
            <text:p>22.366686</text:p>
          </table:table-cell>
          <table:table-cell office:value-type="float" office:value="330600" calcext:value-type="float">
            <text:p>330600</text:p>
          </table:table-cell>
          <table:table-cell table:formula="of:=([.F1085]-[.F1084])/[.F1084]" office:value-type="float" office:value="-0.0101941652191322" calcext:value-type="float">
            <text:p>-0.010194165219132</text:p>
          </table:table-cell>
          <table:table-cell table:formula="of:=[.H1085]-PerAnnumRiskFreeRate/TradingDaysPerYear" office:value-type="float" office:value="-0.0103528953778623" calcext:value-type="float">
            <text:p>-0.0103528953778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20</text:p>
          </table:table-cell>
          <table:table-cell office:value-type="float" office:value="31.309999" calcext:value-type="float">
            <text:p>31.309999</text:p>
          </table:table-cell>
          <table:table-cell office:value-type="float" office:value="31.5" calcext:value-type="float">
            <text:p>31.5</text:p>
          </table:table-cell>
          <table:table-cell office:value-type="float" office:value="30.793333" calcext:value-type="float">
            <text:p>30.793333</text:p>
          </table:table-cell>
          <table:table-cell office:value-type="float" office:value="30.85" calcext:value-type="float">
            <text:p>30.85</text:p>
          </table:table-cell>
          <table:table-cell office:value-type="float" office:value="21.979586" calcext:value-type="float">
            <text:p>21.979586</text:p>
          </table:table-cell>
          <table:table-cell office:value-type="float" office:value="180900" calcext:value-type="float">
            <text:p>180900</text:p>
          </table:table-cell>
          <table:table-cell table:formula="of:=([.F1086]-[.F1085])/[.F1085]" office:value-type="float" office:value="-0.017306989511097" calcext:value-type="float">
            <text:p>-0.017306989511097</text:p>
          </table:table-cell>
          <table:table-cell table:formula="of:=[.H1086]-PerAnnumRiskFreeRate/TradingDaysPerYear" office:value-type="float" office:value="-0.0174657196698272" calcext:value-type="float">
            <text:p>-0.0174657196698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21</text:p>
          </table:table-cell>
          <table:table-cell office:value-type="float" office:value="30.513332" calcext:value-type="float">
            <text:p>30.513332</text:p>
          </table:table-cell>
          <table:table-cell office:value-type="float" office:value="31.103333" calcext:value-type="float">
            <text:p>31.103333</text:p>
          </table:table-cell>
          <table:table-cell office:value-type="float" office:value="30.506666" calcext:value-type="float">
            <text:p>30.506666</text:p>
          </table:table-cell>
          <table:table-cell office:value-type="float" office:value="30.603333" calcext:value-type="float">
            <text:p>30.603333</text:p>
          </table:table-cell>
          <table:table-cell office:value-type="float" office:value="21.803841" calcext:value-type="float">
            <text:p>21.803841</text:p>
          </table:table-cell>
          <table:table-cell office:value-type="float" office:value="322200" calcext:value-type="float">
            <text:p>322200</text:p>
          </table:table-cell>
          <table:table-cell table:formula="of:=([.F1087]-[.F1086])/[.F1086]" office:value-type="float" office:value="-0.00799582849285708" calcext:value-type="float">
            <text:p>-0.007995828492857</text:p>
          </table:table-cell>
          <table:table-cell table:formula="of:=[.H1087]-PerAnnumRiskFreeRate/TradingDaysPerYear" office:value-type="float" office:value="-0.00815455865158724" calcext:value-type="float">
            <text:p>-0.0081545586515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22</text:p>
          </table:table-cell>
          <table:table-cell office:value-type="float" office:value="30.676666" calcext:value-type="float">
            <text:p>30.676666</text:p>
          </table:table-cell>
          <table:table-cell office:value-type="float" office:value="31.196667" calcext:value-type="float">
            <text:p>31.196667</text:p>
          </table:table-cell>
          <table:table-cell office:value-type="float" office:value="30.666668" calcext:value-type="float">
            <text:p>30.666668</text:p>
          </table:table-cell>
          <table:table-cell office:value-type="float" office:value="30.833332" calcext:value-type="float">
            <text:p>30.833332</text:p>
          </table:table-cell>
          <table:table-cell office:value-type="float" office:value="21.967701" calcext:value-type="float">
            <text:p>21.967701</text:p>
          </table:table-cell>
          <table:table-cell office:value-type="float" office:value="154200" calcext:value-type="float">
            <text:p>154200</text:p>
          </table:table-cell>
          <table:table-cell table:formula="of:=([.F1088]-[.F1087])/[.F1087]" office:value-type="float" office:value="0.00751518964021079" calcext:value-type="float">
            <text:p>0.007515189640211</text:p>
          </table:table-cell>
          <table:table-cell table:formula="of:=[.H1088]-PerAnnumRiskFreeRate/TradingDaysPerYear" office:value-type="float" office:value="0.00735645948148063" calcext:value-type="float">
            <text:p>0.0073564594814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23</text:p>
          </table:table-cell>
          <table:table-cell office:value-type="float" office:value="31.1" calcext:value-type="float">
            <text:p>31.1</text:p>
          </table:table-cell>
          <table:table-cell office:value-type="float" office:value="31.363333" calcext:value-type="float">
            <text:p>31.363333</text:p>
          </table:table-cell>
          <table:table-cell office:value-type="float" office:value="31.023333" calcext:value-type="float">
            <text:p>31.023333</text:p>
          </table:table-cell>
          <table:table-cell office:value-type="float" office:value="31.233334" calcext:value-type="float">
            <text:p>31.233334</text:p>
          </table:table-cell>
          <table:table-cell office:value-type="float" office:value="22.252687" calcext:value-type="float">
            <text:p>22.252687</text:p>
          </table:table-cell>
          <table:table-cell office:value-type="float" office:value="147900" calcext:value-type="float">
            <text:p>147900</text:p>
          </table:table-cell>
          <table:table-cell table:formula="of:=([.F1089]-[.F1088])/[.F1088]" office:value-type="float" office:value="0.0129729551581206" calcext:value-type="float">
            <text:p>0.012972955158121</text:p>
          </table:table-cell>
          <table:table-cell table:formula="of:=[.H1089]-PerAnnumRiskFreeRate/TradingDaysPerYear" office:value-type="float" office:value="0.0128142249993904" calcext:value-type="float">
            <text:p>0.012814224999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24</text:p>
          </table:table-cell>
          <table:table-cell office:value-type="float" office:value="31.316668" calcext:value-type="float">
            <text:p>31.316668</text:p>
          </table:table-cell>
          <table:table-cell office:value-type="float" office:value="31.74" calcext:value-type="float">
            <text:p>31.74</text:p>
          </table:table-cell>
          <table:table-cell office:value-type="float" office:value="31.316668" calcext:value-type="float">
            <text:p>31.316668</text:p>
          </table:table-cell>
          <table:table-cell office:value-type="float" office:value="31.596666" calcext:value-type="float">
            <text:p>31.596666</text:p>
          </table:table-cell>
          <table:table-cell office:value-type="float" office:value="22.511555" calcext:value-type="float">
            <text:p>22.511555</text:p>
          </table:table-cell>
          <table:table-cell office:value-type="float" office:value="229800" calcext:value-type="float">
            <text:p>229800</text:p>
          </table:table-cell>
          <table:table-cell table:formula="of:=([.F1090]-[.F1089])/[.F1089]" office:value-type="float" office:value="0.0116331119922731" calcext:value-type="float">
            <text:p>0.011633111992273</text:p>
          </table:table-cell>
          <table:table-cell table:formula="of:=[.H1090]-PerAnnumRiskFreeRate/TradingDaysPerYear" office:value-type="float" office:value="0.0114743818335429" calcext:value-type="float">
            <text:p>0.0114743818335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27</text:p>
          </table:table-cell>
          <table:table-cell office:value-type="float" office:value="31.493334" calcext:value-type="float">
            <text:p>31.493334</text:p>
          </table:table-cell>
          <table:table-cell office:value-type="float" office:value="31.776667" calcext:value-type="float">
            <text:p>31.776667</text:p>
          </table:table-cell>
          <table:table-cell office:value-type="float" office:value="31.316668" calcext:value-type="float">
            <text:p>31.316668</text:p>
          </table:table-cell>
          <table:table-cell office:value-type="float" office:value="31.67" calcext:value-type="float">
            <text:p>31.67</text:p>
          </table:table-cell>
          <table:table-cell office:value-type="float" office:value="22.624182" calcext:value-type="float">
            <text:p>22.624182</text:p>
          </table:table-cell>
          <table:table-cell office:value-type="float" office:value="552000" calcext:value-type="float">
            <text:p>552000</text:p>
          </table:table-cell>
          <table:table-cell table:formula="of:=([.F1091]-[.F1090])/[.F1090]" office:value-type="float" office:value="0.00500307508743842" calcext:value-type="float">
            <text:p>0.005003075087438</text:p>
          </table:table-cell>
          <table:table-cell table:formula="of:=[.H1091]-PerAnnumRiskFreeRate/TradingDaysPerYear" office:value-type="float" office:value="0.00484434492870826" calcext:value-type="float">
            <text:p>0.0048443449287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28</text:p>
          </table:table-cell>
          <table:table-cell office:value-type="float" office:value="31.966667" calcext:value-type="float">
            <text:p>31.966667</text:p>
          </table:table-cell>
          <table:table-cell office:value-type="float" office:value="32.16" calcext:value-type="float">
            <text:p>32.16</text:p>
          </table:table-cell>
          <table:table-cell office:value-type="float" office:value="31.700001" calcext:value-type="float">
            <text:p>31.700001</text:p>
          </table:table-cell>
          <table:table-cell office:value-type="float" office:value="31.816668" calcext:value-type="float">
            <text:p>31.816668</text:p>
          </table:table-cell>
          <table:table-cell office:value-type="float" office:value="22.728962" calcext:value-type="float">
            <text:p>22.728962</text:p>
          </table:table-cell>
          <table:table-cell office:value-type="float" office:value="877500" calcext:value-type="float">
            <text:p>877500</text:p>
          </table:table-cell>
          <table:table-cell table:formula="of:=([.F1092]-[.F1091])/[.F1091]" office:value-type="float" office:value="0.00463132766523882" calcext:value-type="float">
            <text:p>0.004631327665239</text:p>
          </table:table-cell>
          <table:table-cell table:formula="of:=[.H1092]-PerAnnumRiskFreeRate/TradingDaysPerYear" office:value-type="float" office:value="0.00447259750650866" calcext:value-type="float">
            <text:p>0.0044725975065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29</text:p>
          </table:table-cell>
          <table:table-cell office:value-type="float" office:value="31.853333" calcext:value-type="float">
            <text:p>31.853333</text:p>
          </table:table-cell>
          <table:table-cell office:value-type="float" office:value="32.299999" calcext:value-type="float">
            <text:p>32.299999</text:p>
          </table:table-cell>
          <table:table-cell office:value-type="float" office:value="31.799999" calcext:value-type="float">
            <text:p>31.799999</text:p>
          </table:table-cell>
          <table:table-cell office:value-type="float" office:value="32.299999" calcext:value-type="float">
            <text:p>32.299999</text:p>
          </table:table-cell>
          <table:table-cell office:value-type="float" office:value="23.074242" calcext:value-type="float">
            <text:p>23.074242</text:p>
          </table:table-cell>
          <table:table-cell office:value-type="float" office:value="327600" calcext:value-type="float">
            <text:p>327600</text:p>
          </table:table-cell>
          <table:table-cell table:formula="of:=([.F1093]-[.F1092])/[.F1092]" office:value-type="float" office:value="0.0151911908691652" calcext:value-type="float">
            <text:p>0.015191190869165</text:p>
          </table:table-cell>
          <table:table-cell table:formula="of:=[.H1093]-PerAnnumRiskFreeRate/TradingDaysPerYear" office:value-type="float" office:value="0.015032460710435" calcext:value-type="float">
            <text:p>0.0150324607104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30</text:p>
          </table:table-cell>
          <table:table-cell office:value-type="float" office:value="32.553333" calcext:value-type="float">
            <text:p>32.553333</text:p>
          </table:table-cell>
          <table:table-cell office:value-type="float" office:value="32.713333" calcext:value-type="float">
            <text:p>32.713333</text:p>
          </table:table-cell>
          <table:table-cell office:value-type="float" office:value="32.263332" calcext:value-type="float">
            <text:p>32.263332</text:p>
          </table:table-cell>
          <table:table-cell office:value-type="float" office:value="32.433334" calcext:value-type="float">
            <text:p>32.433334</text:p>
          </table:table-cell>
          <table:table-cell office:value-type="float" office:value="23.169495" calcext:value-type="float">
            <text:p>23.169495</text:p>
          </table:table-cell>
          <table:table-cell office:value-type="float" office:value="310500" calcext:value-type="float">
            <text:p>310500</text:p>
          </table:table-cell>
          <table:table-cell table:formula="of:=([.F1094]-[.F1093])/[.F1093]" office:value-type="float" office:value="0.00412810960377375" calcext:value-type="float">
            <text:p>0.004128109603774</text:p>
          </table:table-cell>
          <table:table-cell table:formula="of:=[.H1094]-PerAnnumRiskFreeRate/TradingDaysPerYear" office:value-type="float" office:value="0.00396937944504359" calcext:value-type="float">
            <text:p>0.0039693794450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3-31</text:p>
          </table:table-cell>
          <table:table-cell table:number-columns-repeated="2" office:value-type="float" office:value="32.266666" calcext:value-type="float">
            <text:p>32.266666</text:p>
          </table:table-cell>
          <table:table-cell office:value-type="float" office:value="31.75" calcext:value-type="float">
            <text:p>31.75</text:p>
          </table:table-cell>
          <table:table-cell office:value-type="float" office:value="31.99" calcext:value-type="float">
            <text:p>31.99</text:p>
          </table:table-cell>
          <table:table-cell office:value-type="float" office:value="22.852793" calcext:value-type="float">
            <text:p>22.852793</text:p>
          </table:table-cell>
          <table:table-cell office:value-type="float" office:value="568800" calcext:value-type="float">
            <text:p>568800</text:p>
          </table:table-cell>
          <table:table-cell table:formula="of:=([.F1095]-[.F1094])/[.F1094]" office:value-type="float" office:value="-0.0136689211396279" calcext:value-type="float">
            <text:p>-0.013668921139628</text:p>
          </table:table-cell>
          <table:table-cell table:formula="of:=[.H1095]-PerAnnumRiskFreeRate/TradingDaysPerYear" office:value-type="float" office:value="-0.0138276512983581" calcext:value-type="float">
            <text:p>-0.0138276512983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03</text:p>
          </table:table-cell>
          <table:table-cell office:value-type="float" office:value="32.349998" calcext:value-type="float">
            <text:p>32.349998</text:p>
          </table:table-cell>
          <table:table-cell office:value-type="float" office:value="32.726665" calcext:value-type="float">
            <text:p>32.726665</text:p>
          </table:table-cell>
          <table:table-cell office:value-type="float" office:value="32.18" calcext:value-type="float">
            <text:p>32.18</text:p>
          </table:table-cell>
          <table:table-cell office:value-type="float" office:value="32.223331" calcext:value-type="float">
            <text:p>32.223331</text:p>
          </table:table-cell>
          <table:table-cell office:value-type="float" office:value="23.019468" calcext:value-type="float">
            <text:p>23.019468</text:p>
          </table:table-cell>
          <table:table-cell office:value-type="float" office:value="1598700" calcext:value-type="float">
            <text:p>1598700</text:p>
          </table:table-cell>
          <table:table-cell table:formula="of:=([.F1096]-[.F1095])/[.F1095]" office:value-type="float" office:value="0.00729341923326403" calcext:value-type="float">
            <text:p>0.007293419233264</text:p>
          </table:table-cell>
          <table:table-cell table:formula="of:=[.H1096]-PerAnnumRiskFreeRate/TradingDaysPerYear" office:value-type="float" office:value="0.00713468907453387" calcext:value-type="float">
            <text:p>0.0071346890745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04</text:p>
          </table:table-cell>
          <table:table-cell office:value-type="float" office:value="32.189999" calcext:value-type="float">
            <text:p>32.189999</text:p>
          </table:table-cell>
          <table:table-cell office:value-type="float" office:value="32.616669" calcext:value-type="float">
            <text:p>32.616669</text:p>
          </table:table-cell>
          <table:table-cell office:value-type="float" office:value="32.073334" calcext:value-type="float">
            <text:p>32.073334</text:p>
          </table:table-cell>
          <table:table-cell office:value-type="float" office:value="32.483334" calcext:value-type="float">
            <text:p>32.483334</text:p>
          </table:table-cell>
          <table:table-cell office:value-type="float" office:value="23.205217" calcext:value-type="float">
            <text:p>23.205217</text:p>
          </table:table-cell>
          <table:table-cell office:value-type="float" office:value="480600" calcext:value-type="float">
            <text:p>480600</text:p>
          </table:table-cell>
          <table:table-cell table:formula="of:=([.F1097]-[.F1096])/[.F1096]" office:value-type="float" office:value="0.00806921341535787" calcext:value-type="float">
            <text:p>0.008069213415358</text:p>
          </table:table-cell>
          <table:table-cell table:formula="of:=[.H1097]-PerAnnumRiskFreeRate/TradingDaysPerYear" office:value-type="float" office:value="0.00791048325662772" calcext:value-type="float">
            <text:p>0.0079104832566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05</text:p>
          </table:table-cell>
          <table:table-cell office:value-type="float" office:value="32.606667" calcext:value-type="float">
            <text:p>32.606667</text:p>
          </table:table-cell>
          <table:table-cell office:value-type="float" office:value="33.086666" calcext:value-type="float">
            <text:p>33.086666</text:p>
          </table:table-cell>
          <table:table-cell office:value-type="float" office:value="32.506668" calcext:value-type="float">
            <text:p>32.506668</text:p>
          </table:table-cell>
          <table:table-cell office:value-type="float" office:value="33.023335" calcext:value-type="float">
            <text:p>33.023335</text:p>
          </table:table-cell>
          <table:table-cell office:value-type="float" office:value="23.590969" calcext:value-type="float">
            <text:p>23.590969</text:p>
          </table:table-cell>
          <table:table-cell office:value-type="float" office:value="268800" calcext:value-type="float">
            <text:p>268800</text:p>
          </table:table-cell>
          <table:table-cell table:formula="of:=([.F1098]-[.F1097])/[.F1097]" office:value-type="float" office:value="0.0166235032406721" calcext:value-type="float">
            <text:p>0.016623503240672</text:p>
          </table:table-cell>
          <table:table-cell table:formula="of:=[.H1098]-PerAnnumRiskFreeRate/TradingDaysPerYear" office:value-type="float" office:value="0.016464773081942" calcext:value-type="float">
            <text:p>0.0164647730819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06</text:p>
          </table:table-cell>
          <table:table-cell office:value-type="float" office:value="33.32" calcext:value-type="float">
            <text:p>33.32</text:p>
          </table:table-cell>
          <table:table-cell office:value-type="float" office:value="33.396667" calcext:value-type="float">
            <text:p>33.396667</text:p>
          </table:table-cell>
          <table:table-cell office:value-type="float" office:value="32.843334" calcext:value-type="float">
            <text:p>32.843334</text:p>
          </table:table-cell>
          <table:table-cell office:value-type="float" office:value="33.166668" calcext:value-type="float">
            <text:p>33.166668</text:p>
          </table:table-cell>
          <table:table-cell office:value-type="float" office:value="23.693359" calcext:value-type="float">
            <text:p>23.693359</text:p>
          </table:table-cell>
          <table:table-cell office:value-type="float" office:value="311400" calcext:value-type="float">
            <text:p>311400</text:p>
          </table:table-cell>
          <table:table-cell table:formula="of:=([.F1099]-[.F1098])/[.F1098]" office:value-type="float" office:value="0.00434022019188783" calcext:value-type="float">
            <text:p>0.004340220191888</text:p>
          </table:table-cell>
          <table:table-cell table:formula="of:=[.H1099]-PerAnnumRiskFreeRate/TradingDaysPerYear" office:value-type="float" office:value="0.00418149003315767" calcext:value-type="float">
            <text:p>0.0041814900331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07</text:p>
          </table:table-cell>
          <table:table-cell office:value-type="float" office:value="33.183334" calcext:value-type="float">
            <text:p>33.183334</text:p>
          </table:table-cell>
          <table:table-cell office:value-type="float" office:value="33.253334" calcext:value-type="float">
            <text:p>33.253334</text:p>
          </table:table-cell>
          <table:table-cell office:value-type="float" office:value="32.666668" calcext:value-type="float">
            <text:p>32.666668</text:p>
          </table:table-cell>
          <table:table-cell office:value-type="float" office:value="32.763332" calcext:value-type="float">
            <text:p>32.763332</text:p>
          </table:table-cell>
          <table:table-cell office:value-type="float" office:value="23.405231" calcext:value-type="float">
            <text:p>23.405231</text:p>
          </table:table-cell>
          <table:table-cell office:value-type="float" office:value="402300" calcext:value-type="float">
            <text:p>402300</text:p>
          </table:table-cell>
          <table:table-cell table:formula="of:=([.F1100]-[.F1099])/[.F1099]" office:value-type="float" office:value="-0.0121607071416088" calcext:value-type="float">
            <text:p>-0.012160707141609</text:p>
          </table:table-cell>
          <table:table-cell table:formula="of:=[.H1100]-PerAnnumRiskFreeRate/TradingDaysPerYear" office:value-type="float" office:value="-0.0123194373003389" calcext:value-type="float">
            <text:p>-0.0123194373003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10</text:p>
          </table:table-cell>
          <table:table-cell office:value-type="float" office:value="33.25" calcext:value-type="float">
            <text:p>33.25</text:p>
          </table:table-cell>
          <table:table-cell office:value-type="float" office:value="33.326668" calcext:value-type="float">
            <text:p>33.326668</text:p>
          </table:table-cell>
          <table:table-cell office:value-type="float" office:value="33.036667" calcext:value-type="float">
            <text:p>33.036667</text:p>
          </table:table-cell>
          <table:table-cell office:value-type="float" office:value="33.263332" calcext:value-type="float">
            <text:p>33.263332</text:p>
          </table:table-cell>
          <table:table-cell office:value-type="float" office:value="23.762426" calcext:value-type="float">
            <text:p>23.762426</text:p>
          </table:table-cell>
          <table:table-cell office:value-type="float" office:value="305700" calcext:value-type="float">
            <text:p>305700</text:p>
          </table:table-cell>
          <table:table-cell table:formula="of:=([.F1101]-[.F1100])/[.F1100]" office:value-type="float" office:value="0.0152613319646365" calcext:value-type="float">
            <text:p>0.015261331964637</text:p>
          </table:table-cell>
          <table:table-cell table:formula="of:=[.H1101]-PerAnnumRiskFreeRate/TradingDaysPerYear" office:value-type="float" office:value="0.0151026018059063" calcext:value-type="float">
            <text:p>0.0151026018059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11</text:p>
          </table:table-cell>
          <table:table-cell office:value-type="float" office:value="33.599998" calcext:value-type="float">
            <text:p>33.599998</text:p>
          </table:table-cell>
          <table:table-cell office:value-type="float" office:value="33.633331" calcext:value-type="float">
            <text:p>33.633331</text:p>
          </table:table-cell>
          <table:table-cell office:value-type="float" office:value="32.849998" calcext:value-type="float">
            <text:p>32.849998</text:p>
          </table:table-cell>
          <table:table-cell office:value-type="float" office:value="32.983334" calcext:value-type="float">
            <text:p>32.983334</text:p>
          </table:table-cell>
          <table:table-cell office:value-type="float" office:value="23.562393" calcext:value-type="float">
            <text:p>23.562393</text:p>
          </table:table-cell>
          <table:table-cell office:value-type="float" office:value="240000" calcext:value-type="float">
            <text:p>240000</text:p>
          </table:table-cell>
          <table:table-cell table:formula="of:=([.F1102]-[.F1101])/[.F1101]" office:value-type="float" office:value="-0.00841803778789259" calcext:value-type="float">
            <text:p>-0.008418037787893</text:p>
          </table:table-cell>
          <table:table-cell table:formula="of:=[.H1102]-PerAnnumRiskFreeRate/TradingDaysPerYear" office:value-type="float" office:value="-0.00857676794662274" calcext:value-type="float">
            <text:p>-0.0085767679466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12</text:p>
          </table:table-cell>
          <table:table-cell office:value-type="float" office:value="33.123333" calcext:value-type="float">
            <text:p>33.123333</text:p>
          </table:table-cell>
          <table:table-cell office:value-type="float" office:value="33.143333" calcext:value-type="float">
            <text:p>33.143333</text:p>
          </table:table-cell>
          <table:table-cell office:value-type="float" office:value="32.790001" calcext:value-type="float">
            <text:p>32.790001</text:p>
          </table:table-cell>
          <table:table-cell office:value-type="float" office:value="32.976665" calcext:value-type="float">
            <text:p>32.976665</text:p>
          </table:table-cell>
          <table:table-cell office:value-type="float" office:value="23.557634" calcext:value-type="float">
            <text:p>23.557634</text:p>
          </table:table-cell>
          <table:table-cell office:value-type="float" office:value="178800" calcext:value-type="float">
            <text:p>178800</text:p>
          </table:table-cell>
          <table:table-cell table:formula="of:=([.F1103]-[.F1102])/[.F1102]" office:value-type="float" office:value="-0.00020197439198981" calcext:value-type="float">
            <text:p>-0.00020197439199</text:p>
          </table:table-cell>
          <table:table-cell table:formula="of:=[.H1103]-PerAnnumRiskFreeRate/TradingDaysPerYear" office:value-type="float" office:value="-0.000360704550719969" calcext:value-type="float">
            <text:p>-0.000360704550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13</text:p>
          </table:table-cell>
          <table:table-cell office:value-type="float" office:value="32.656666" calcext:value-type="float">
            <text:p>32.656666</text:p>
          </table:table-cell>
          <table:table-cell office:value-type="float" office:value="33.043331" calcext:value-type="float">
            <text:p>33.043331</text:p>
          </table:table-cell>
          <table:table-cell office:value-type="float" office:value="32.416668" calcext:value-type="float">
            <text:p>32.416668</text:p>
          </table:table-cell>
          <table:table-cell office:value-type="float" office:value="33.013332" calcext:value-type="float">
            <text:p>33.013332</text:p>
          </table:table-cell>
          <table:table-cell office:value-type="float" office:value="23.583826" calcext:value-type="float">
            <text:p>23.583826</text:p>
          </table:table-cell>
          <table:table-cell office:value-type="float" office:value="270900" calcext:value-type="float">
            <text:p>270900</text:p>
          </table:table-cell>
          <table:table-cell table:formula="of:=([.F1104]-[.F1103])/[.F1103]" office:value-type="float" office:value="0.00111182642535317" calcext:value-type="float">
            <text:p>0.001111826425353</text:p>
          </table:table-cell>
          <table:table-cell table:formula="of:=[.H1104]-PerAnnumRiskFreeRate/TradingDaysPerYear" office:value-type="float" office:value="0.000953096266623008" calcext:value-type="float">
            <text:p>0.0009530962666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17</text:p>
          </table:table-cell>
          <table:table-cell office:value-type="float" office:value="33.299999" calcext:value-type="float">
            <text:p>33.299999</text:p>
          </table:table-cell>
          <table:table-cell office:value-type="float" office:value="33.583332" calcext:value-type="float">
            <text:p>33.583332</text:p>
          </table:table-cell>
          <table:table-cell office:value-type="float" office:value="33.299999" calcext:value-type="float">
            <text:p>33.299999</text:p>
          </table:table-cell>
          <table:table-cell office:value-type="float" office:value="33.573334" calcext:value-type="float">
            <text:p>33.573334</text:p>
          </table:table-cell>
          <table:table-cell office:value-type="float" office:value="23.983877" calcext:value-type="float">
            <text:p>23.983877</text:p>
          </table:table-cell>
          <table:table-cell office:value-type="float" office:value="346500" calcext:value-type="float">
            <text:p>346500</text:p>
          </table:table-cell>
          <table:table-cell table:formula="of:=([.F1105]-[.F1104])/[.F1104]" office:value-type="float" office:value="0.0169629389226329" calcext:value-type="float">
            <text:p>0.016962938922633</text:p>
          </table:table-cell>
          <table:table-cell table:formula="of:=[.H1105]-PerAnnumRiskFreeRate/TradingDaysPerYear" office:value-type="float" office:value="0.0168042087639027" calcext:value-type="float">
            <text:p>0.0168042087639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18</text:p>
          </table:table-cell>
          <table:table-cell office:value-type="float" office:value="33.796665" calcext:value-type="float">
            <text:p>33.796665</text:p>
          </table:table-cell>
          <table:table-cell office:value-type="float" office:value="34.566666" calcext:value-type="float">
            <text:p>34.566666</text:p>
          </table:table-cell>
          <table:table-cell office:value-type="float" office:value="33.796665" calcext:value-type="float">
            <text:p>33.796665</text:p>
          </table:table-cell>
          <table:table-cell office:value-type="float" office:value="34.566666" calcext:value-type="float">
            <text:p>34.566666</text:p>
          </table:table-cell>
          <table:table-cell office:value-type="float" office:value="24.693478" calcext:value-type="float">
            <text:p>24.693478</text:p>
          </table:table-cell>
          <table:table-cell office:value-type="float" office:value="323400" calcext:value-type="float">
            <text:p>323400</text:p>
          </table:table-cell>
          <table:table-cell table:formula="of:=([.F1106]-[.F1105])/[.F1105]" office:value-type="float" office:value="0.0295865843541476" calcext:value-type="float">
            <text:p>0.029586584354148</text:p>
          </table:table-cell>
          <table:table-cell table:formula="of:=[.H1106]-PerAnnumRiskFreeRate/TradingDaysPerYear" office:value-type="float" office:value="0.0294278541954174" calcext:value-type="float">
            <text:p>0.0294278541954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19</text:p>
          </table:table-cell>
          <table:table-cell office:value-type="float" office:value="34.5" calcext:value-type="float">
            <text:p>34.5</text:p>
          </table:table-cell>
          <table:table-cell office:value-type="float" office:value="35.063332" calcext:value-type="float">
            <text:p>35.063332</text:p>
          </table:table-cell>
          <table:table-cell office:value-type="float" office:value="34.263332" calcext:value-type="float">
            <text:p>34.263332</text:p>
          </table:table-cell>
          <table:table-cell office:value-type="float" office:value="35" calcext:value-type="float">
            <text:p>35</text:p>
          </table:table-cell>
          <table:table-cell office:value-type="float" office:value="25.003046" calcext:value-type="float">
            <text:p>25.003046</text:p>
          </table:table-cell>
          <table:table-cell office:value-type="float" office:value="375000" calcext:value-type="float">
            <text:p>375000</text:p>
          </table:table-cell>
          <table:table-cell table:formula="of:=([.F1107]-[.F1106])/[.F1106]" office:value-type="float" office:value="0.0125364276348598" calcext:value-type="float">
            <text:p>0.01253642763486</text:p>
          </table:table-cell>
          <table:table-cell table:formula="of:=[.H1107]-PerAnnumRiskFreeRate/TradingDaysPerYear" office:value-type="float" office:value="0.0123776974761296" calcext:value-type="float">
            <text:p>0.012377697476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20</text:p>
          </table:table-cell>
          <table:table-cell office:value-type="float" office:value="34.966667" calcext:value-type="float">
            <text:p>34.966667</text:p>
          </table:table-cell>
          <table:table-cell office:value-type="float" office:value="34.996666" calcext:value-type="float">
            <text:p>34.996666</text:p>
          </table:table-cell>
          <table:table-cell office:value-type="float" office:value="34.036667" calcext:value-type="float">
            <text:p>34.036667</text:p>
          </table:table-cell>
          <table:table-cell office:value-type="float" office:value="34.523335" calcext:value-type="float">
            <text:p>34.523335</text:p>
          </table:table-cell>
          <table:table-cell office:value-type="float" office:value="24.662525" calcext:value-type="float">
            <text:p>24.662525</text:p>
          </table:table-cell>
          <table:table-cell office:value-type="float" office:value="351300" calcext:value-type="float">
            <text:p>351300</text:p>
          </table:table-cell>
          <table:table-cell table:formula="of:=([.F1108]-[.F1107])/[.F1107]" office:value-type="float" office:value="-0.013619180639031" calcext:value-type="float">
            <text:p>-0.013619180639031</text:p>
          </table:table-cell>
          <table:table-cell table:formula="of:=[.H1108]-PerAnnumRiskFreeRate/TradingDaysPerYear" office:value-type="float" office:value="-0.0137779107977612" calcext:value-type="float">
            <text:p>-0.0137779107977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21</text:p>
          </table:table-cell>
          <table:table-cell office:value-type="float" office:value="34.610001" calcext:value-type="float">
            <text:p>34.610001</text:p>
          </table:table-cell>
          <table:table-cell office:value-type="float" office:value="35.283333" calcext:value-type="float">
            <text:p>35.283333</text:p>
          </table:table-cell>
          <table:table-cell office:value-type="float" office:value="34.610001" calcext:value-type="float">
            <text:p>34.610001</text:p>
          </table:table-cell>
          <table:table-cell office:value-type="float" office:value="35.209999" calcext:value-type="float">
            <text:p>35.209999</text:p>
          </table:table-cell>
          <table:table-cell office:value-type="float" office:value="25.153072" calcext:value-type="float">
            <text:p>25.153072</text:p>
          </table:table-cell>
          <table:table-cell office:value-type="float" office:value="240900" calcext:value-type="float">
            <text:p>240900</text:p>
          </table:table-cell>
          <table:table-cell table:formula="of:=([.F1109]-[.F1108])/[.F1108]" office:value-type="float" office:value="0.019890380242899" calcext:value-type="float">
            <text:p>0.019890380242899</text:p>
          </table:table-cell>
          <table:table-cell table:formula="of:=[.H1109]-PerAnnumRiskFreeRate/TradingDaysPerYear" office:value-type="float" office:value="0.0197316500841689" calcext:value-type="float">
            <text:p>0.0197316500841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24</text:p>
          </table:table-cell>
          <table:table-cell table:number-columns-repeated="2" office:value-type="float" office:value="35.126667" calcext:value-type="float">
            <text:p>35.126667</text:p>
          </table:table-cell>
          <table:table-cell table:number-columns-repeated="2" office:value-type="float" office:value="34.666668" calcext:value-type="float">
            <text:p>34.666668</text:p>
          </table:table-cell>
          <table:table-cell office:value-type="float" office:value="24.764929" calcext:value-type="float">
            <text:p>24.764929</text:p>
          </table:table-cell>
          <table:table-cell office:value-type="float" office:value="356400" calcext:value-type="float">
            <text:p>356400</text:p>
          </table:table-cell>
          <table:table-cell table:formula="of:=([.F1110]-[.F1109])/[.F1109]" office:value-type="float" office:value="-0.0154312363913244" calcext:value-type="float">
            <text:p>-0.015431236391324</text:p>
          </table:table-cell>
          <table:table-cell table:formula="of:=[.H1110]-PerAnnumRiskFreeRate/TradingDaysPerYear" office:value-type="float" office:value="-0.0155899665500546" calcext:value-type="float">
            <text:p>-0.0155899665500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25</text:p>
          </table:table-cell>
          <table:table-cell office:value-type="float" office:value="35.176666" calcext:value-type="float">
            <text:p>35.176666</text:p>
          </table:table-cell>
          <table:table-cell office:value-type="float" office:value="35.276669" calcext:value-type="float">
            <text:p>35.276669</text:p>
          </table:table-cell>
          <table:table-cell office:value-type="float" office:value="34.166668" calcext:value-type="float">
            <text:p>34.166668</text:p>
          </table:table-cell>
          <table:table-cell office:value-type="float" office:value="34.416668" calcext:value-type="float">
            <text:p>34.416668</text:p>
          </table:table-cell>
          <table:table-cell office:value-type="float" office:value="24.586336" calcext:value-type="float">
            <text:p>24.586336</text:p>
          </table:table-cell>
          <table:table-cell office:value-type="float" office:value="674100" calcext:value-type="float">
            <text:p>674100</text:p>
          </table:table-cell>
          <table:table-cell table:formula="of:=([.F1111]-[.F1110])/[.F1110]" office:value-type="float" office:value="-0.00721152885195025" calcext:value-type="float">
            <text:p>-0.00721152885195</text:p>
          </table:table-cell>
          <table:table-cell table:formula="of:=[.H1111]-PerAnnumRiskFreeRate/TradingDaysPerYear" office:value-type="float" office:value="-0.0073702590106804" calcext:value-type="float">
            <text:p>-0.007370259010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26</text:p>
          </table:table-cell>
          <table:table-cell office:value-type="float" office:value="34.556667" calcext:value-type="float">
            <text:p>34.556667</text:p>
          </table:table-cell>
          <table:table-cell office:value-type="float" office:value="34.913334" calcext:value-type="float">
            <text:p>34.913334</text:p>
          </table:table-cell>
          <table:table-cell office:value-type="float" office:value="34.003334" calcext:value-type="float">
            <text:p>34.003334</text:p>
          </table:table-cell>
          <table:table-cell office:value-type="float" office:value="34.036667" calcext:value-type="float">
            <text:p>34.036667</text:p>
          </table:table-cell>
          <table:table-cell office:value-type="float" office:value="24.314869" calcext:value-type="float">
            <text:p>24.314869</text:p>
          </table:table-cell>
          <table:table-cell office:value-type="float" office:value="324300" calcext:value-type="float">
            <text:p>324300</text:p>
          </table:table-cell>
          <table:table-cell table:formula="of:=([.F1112]-[.F1111])/[.F1111]" office:value-type="float" office:value="-0.011041376803766" calcext:value-type="float">
            <text:p>-0.011041376803766</text:p>
          </table:table-cell>
          <table:table-cell table:formula="of:=[.H1112]-PerAnnumRiskFreeRate/TradingDaysPerYear" office:value-type="float" office:value="-0.0112001069624962" calcext:value-type="float">
            <text:p>-0.0112001069624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27</text:p>
          </table:table-cell>
          <table:table-cell office:value-type="float" office:value="33.486668" calcext:value-type="float">
            <text:p>33.486668</text:p>
          </table:table-cell>
          <table:table-cell office:value-type="float" office:value="34.183334" calcext:value-type="float">
            <text:p>34.183334</text:p>
          </table:table-cell>
          <table:table-cell office:value-type="float" office:value="33.166668" calcext:value-type="float">
            <text:p>33.166668</text:p>
          </table:table-cell>
          <table:table-cell office:value-type="float" office:value="33.599998" calcext:value-type="float">
            <text:p>33.599998</text:p>
          </table:table-cell>
          <table:table-cell office:value-type="float" office:value="24.002928" calcext:value-type="float">
            <text:p>24.002928</text:p>
          </table:table-cell>
          <table:table-cell office:value-type="float" office:value="507300" calcext:value-type="float">
            <text:p>507300</text:p>
          </table:table-cell>
          <table:table-cell table:formula="of:=([.F1113]-[.F1112])/[.F1112]" office:value-type="float" office:value="-0.0128292280743935" calcext:value-type="float">
            <text:p>-0.012829228074394</text:p>
          </table:table-cell>
          <table:table-cell table:formula="of:=[.H1113]-PerAnnumRiskFreeRate/TradingDaysPerYear" office:value-type="float" office:value="-0.0129879582331237" calcext:value-type="float">
            <text:p>-0.0129879582331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4-28</text:p>
          </table:table-cell>
          <table:table-cell office:value-type="float" office:value="33.946667" calcext:value-type="float">
            <text:p>33.946667</text:p>
          </table:table-cell>
          <table:table-cell office:value-type="float" office:value="34.333332" calcext:value-type="float">
            <text:p>34.333332</text:p>
          </table:table-cell>
          <table:table-cell office:value-type="float" office:value="33.926666" calcext:value-type="float">
            <text:p>33.926666</text:p>
          </table:table-cell>
          <table:table-cell office:value-type="float" office:value="34.09" calcext:value-type="float">
            <text:p>34.09</text:p>
          </table:table-cell>
          <table:table-cell office:value-type="float" office:value="24.35297" calcext:value-type="float">
            <text:p>24.35297</text:p>
          </table:table-cell>
          <table:table-cell office:value-type="float" office:value="373200" calcext:value-type="float">
            <text:p>373200</text:p>
          </table:table-cell>
          <table:table-cell table:formula="of:=([.F1114]-[.F1113])/[.F1113]" office:value-type="float" office:value="0.0145833041702245" calcext:value-type="float">
            <text:p>0.014583304170225</text:p>
          </table:table-cell>
          <table:table-cell table:formula="of:=[.H1114]-PerAnnumRiskFreeRate/TradingDaysPerYear" office:value-type="float" office:value="0.0144245740114943" calcext:value-type="float">
            <text:p>0.0144245740114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01</text:p>
          </table:table-cell>
          <table:table-cell office:value-type="float" office:value="34.446667" calcext:value-type="float">
            <text:p>34.446667</text:p>
          </table:table-cell>
          <table:table-cell office:value-type="float" office:value="34.806667" calcext:value-type="float">
            <text:p>34.806667</text:p>
          </table:table-cell>
          <table:table-cell office:value-type="float" office:value="34.373333" calcext:value-type="float">
            <text:p>34.373333</text:p>
          </table:table-cell>
          <table:table-cell office:value-type="float" office:value="34.536667" calcext:value-type="float">
            <text:p>34.536667</text:p>
          </table:table-cell>
          <table:table-cell office:value-type="float" office:value="24.67206" calcext:value-type="float">
            <text:p>24.67206</text:p>
          </table:table-cell>
          <table:table-cell office:value-type="float" office:value="263400" calcext:value-type="float">
            <text:p>263400</text:p>
          </table:table-cell>
          <table:table-cell table:formula="of:=([.F1115]-[.F1114])/[.F1114]" office:value-type="float" office:value="0.0131027139605559" calcext:value-type="float">
            <text:p>0.013102713960556</text:p>
          </table:table-cell>
          <table:table-cell table:formula="of:=[.H1115]-PerAnnumRiskFreeRate/TradingDaysPerYear" office:value-type="float" office:value="0.0129439838018258" calcext:value-type="float">
            <text:p>0.0129439838018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02</text:p>
          </table:table-cell>
          <table:table-cell office:value-type="float" office:value="34.936668" calcext:value-type="float">
            <text:p>34.936668</text:p>
          </table:table-cell>
          <table:table-cell office:value-type="float" office:value="35.25" calcext:value-type="float">
            <text:p>35.25</text:p>
          </table:table-cell>
          <table:table-cell office:value-type="float" office:value="34.736668" calcext:value-type="float">
            <text:p>34.736668</text:p>
          </table:table-cell>
          <table:table-cell office:value-type="float" office:value="35.25" calcext:value-type="float">
            <text:p>35.25</text:p>
          </table:table-cell>
          <table:table-cell office:value-type="float" office:value="25.181643" calcext:value-type="float">
            <text:p>25.181643</text:p>
          </table:table-cell>
          <table:table-cell office:value-type="float" office:value="1816200" calcext:value-type="float">
            <text:p>1816200</text:p>
          </table:table-cell>
          <table:table-cell table:formula="of:=([.F1116]-[.F1115])/[.F1115]" office:value-type="float" office:value="0.0206542542454908" calcext:value-type="float">
            <text:p>0.020654254245491</text:p>
          </table:table-cell>
          <table:table-cell table:formula="of:=[.H1116]-PerAnnumRiskFreeRate/TradingDaysPerYear" office:value-type="float" office:value="0.0204955240867606" calcext:value-type="float">
            <text:p>0.0204955240867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03</text:p>
          </table:table-cell>
          <table:table-cell office:value-type="float" office:value="35.286667" calcext:value-type="float">
            <text:p>35.286667</text:p>
          </table:table-cell>
          <table:table-cell office:value-type="float" office:value="35.333332" calcext:value-type="float">
            <text:p>35.333332</text:p>
          </table:table-cell>
          <table:table-cell office:value-type="float" office:value="34.5" calcext:value-type="float">
            <text:p>34.5</text:p>
          </table:table-cell>
          <table:table-cell office:value-type="float" office:value="34.82" calcext:value-type="float">
            <text:p>34.82</text:p>
          </table:table-cell>
          <table:table-cell office:value-type="float" office:value="24.874466" calcext:value-type="float">
            <text:p>24.874466</text:p>
          </table:table-cell>
          <table:table-cell office:value-type="float" office:value="257700" calcext:value-type="float">
            <text:p>257700</text:p>
          </table:table-cell>
          <table:table-cell table:formula="of:=([.F1117]-[.F1116])/[.F1116]" office:value-type="float" office:value="-0.0121984494816323" calcext:value-type="float">
            <text:p>-0.012198449481632</text:p>
          </table:table-cell>
          <table:table-cell table:formula="of:=[.H1117]-PerAnnumRiskFreeRate/TradingDaysPerYear" office:value-type="float" office:value="-0.0123571796403624" calcext:value-type="float">
            <text:p>-0.0123571796403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04</text:p>
          </table:table-cell>
          <table:table-cell office:value-type="float" office:value="34.566666" calcext:value-type="float">
            <text:p>34.566666</text:p>
          </table:table-cell>
          <table:table-cell office:value-type="float" office:value="34.966667" calcext:value-type="float">
            <text:p>34.966667</text:p>
          </table:table-cell>
          <table:table-cell office:value-type="float" office:value="34.166668" calcext:value-type="float">
            <text:p>34.166668</text:p>
          </table:table-cell>
          <table:table-cell office:value-type="float" office:value="34.700001" calcext:value-type="float">
            <text:p>34.700001</text:p>
          </table:table-cell>
          <table:table-cell office:value-type="float" office:value="24.78874" calcext:value-type="float">
            <text:p>24.78874</text:p>
          </table:table-cell>
          <table:table-cell office:value-type="float" office:value="458400" calcext:value-type="float">
            <text:p>458400</text:p>
          </table:table-cell>
          <table:table-cell table:formula="of:=([.F1118]-[.F1117])/[.F1117]" office:value-type="float" office:value="-0.00344634534063972" calcext:value-type="float">
            <text:p>-0.00344634534064</text:p>
          </table:table-cell>
          <table:table-cell table:formula="of:=[.H1118]-PerAnnumRiskFreeRate/TradingDaysPerYear" office:value-type="float" office:value="-0.00360507549936988" calcext:value-type="float">
            <text:p>-0.003605075499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05</text:p>
          </table:table-cell>
          <table:table-cell table:number-columns-repeated="2" office:value-type="float" office:value="35.173332" calcext:value-type="float">
            <text:p>35.173332</text:p>
          </table:table-cell>
          <table:table-cell office:value-type="float" office:value="34.836666" calcext:value-type="float">
            <text:p>34.836666</text:p>
          </table:table-cell>
          <table:table-cell office:value-type="float" office:value="35.099998" calcext:value-type="float">
            <text:p>35.099998</text:p>
          </table:table-cell>
          <table:table-cell office:value-type="float" office:value="25.074484" calcext:value-type="float">
            <text:p>25.074484</text:p>
          </table:table-cell>
          <table:table-cell office:value-type="float" office:value="217200" calcext:value-type="float">
            <text:p>217200</text:p>
          </table:table-cell>
          <table:table-cell table:formula="of:=([.F1119]-[.F1118])/[.F1118]" office:value-type="float" office:value="0.0115271691905277" calcext:value-type="float">
            <text:p>0.011527169190528</text:p>
          </table:table-cell>
          <table:table-cell table:formula="of:=[.H1119]-PerAnnumRiskFreeRate/TradingDaysPerYear" office:value-type="float" office:value="0.0113684390317975" calcext:value-type="float">
            <text:p>0.0113684390317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08</text:p>
          </table:table-cell>
          <table:table-cell office:value-type="float" office:value="34.68" calcext:value-type="float">
            <text:p>34.68</text:p>
          </table:table-cell>
          <table:table-cell office:value-type="float" office:value="35" calcext:value-type="float">
            <text:p>35</text:p>
          </table:table-cell>
          <table:table-cell office:value-type="float" office:value="34.506668" calcext:value-type="float">
            <text:p>34.506668</text:p>
          </table:table-cell>
          <table:table-cell office:value-type="float" office:value="34.966667" calcext:value-type="float">
            <text:p>34.966667</text:p>
          </table:table-cell>
          <table:table-cell office:value-type="float" office:value="24.979233" calcext:value-type="float">
            <text:p>24.979233</text:p>
          </table:table-cell>
          <table:table-cell office:value-type="float" office:value="312900" calcext:value-type="float">
            <text:p>312900</text:p>
          </table:table-cell>
          <table:table-cell table:formula="of:=([.F1120]-[.F1119])/[.F1119]" office:value-type="float" office:value="-0.00379872223891032" calcext:value-type="float">
            <text:p>-0.00379872223891</text:p>
          </table:table-cell>
          <table:table-cell table:formula="of:=[.H1120]-PerAnnumRiskFreeRate/TradingDaysPerYear" office:value-type="float" office:value="-0.00395745239764048" calcext:value-type="float">
            <text:p>-0.003957452397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09</text:p>
          </table:table-cell>
          <table:table-cell office:value-type="float" office:value="35.049999" calcext:value-type="float">
            <text:p>35.049999</text:p>
          </table:table-cell>
          <table:table-cell office:value-type="float" office:value="35.546665" calcext:value-type="float">
            <text:p>35.546665</text:p>
          </table:table-cell>
          <table:table-cell office:value-type="float" office:value="35" calcext:value-type="float">
            <text:p>35</text:p>
          </table:table-cell>
          <table:table-cell office:value-type="float" office:value="35.436668" calcext:value-type="float">
            <text:p>35.436668</text:p>
          </table:table-cell>
          <table:table-cell office:value-type="float" office:value="25.314993" calcext:value-type="float">
            <text:p>25.314993</text:p>
          </table:table-cell>
          <table:table-cell office:value-type="float" office:value="258600" calcext:value-type="float">
            <text:p>258600</text:p>
          </table:table-cell>
          <table:table-cell table:formula="of:=([.F1121]-[.F1120])/[.F1120]" office:value-type="float" office:value="0.0134415656397456" calcext:value-type="float">
            <text:p>0.013441565639746</text:p>
          </table:table-cell>
          <table:table-cell table:formula="of:=[.H1121]-PerAnnumRiskFreeRate/TradingDaysPerYear" office:value-type="float" office:value="0.0132828354810155" calcext:value-type="float">
            <text:p>0.0132828354810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10</text:p>
          </table:table-cell>
          <table:table-cell office:value-type="float" office:value="35.353333" calcext:value-type="float">
            <text:p>35.353333</text:p>
          </table:table-cell>
          <table:table-cell office:value-type="float" office:value="35.799999" calcext:value-type="float">
            <text:p>35.799999</text:p>
          </table:table-cell>
          <table:table-cell office:value-type="float" office:value="35.186668" calcext:value-type="float">
            <text:p>35.186668</text:p>
          </table:table-cell>
          <table:table-cell office:value-type="float" office:value="35.799999" calcext:value-type="float">
            <text:p>35.799999</text:p>
          </table:table-cell>
          <table:table-cell office:value-type="float" office:value="25.574556" calcext:value-type="float">
            <text:p>25.574556</text:p>
          </table:table-cell>
          <table:table-cell office:value-type="float" office:value="302700" calcext:value-type="float">
            <text:p>302700</text:p>
          </table:table-cell>
          <table:table-cell table:formula="of:=([.F1122]-[.F1121])/[.F1121]" office:value-type="float" office:value="0.0102533309015728" calcext:value-type="float">
            <text:p>0.010253330901573</text:p>
          </table:table-cell>
          <table:table-cell table:formula="of:=[.H1122]-PerAnnumRiskFreeRate/TradingDaysPerYear" office:value-type="float" office:value="0.0100946007428427" calcext:value-type="float">
            <text:p>0.0100946007428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11</text:p>
          </table:table-cell>
          <table:table-cell table:number-columns-repeated="2" office:value-type="float" office:value="35.966667" calcext:value-type="float">
            <text:p>35.966667</text:p>
          </table:table-cell>
          <table:table-cell office:value-type="float" office:value="35.169998" calcext:value-type="float">
            <text:p>35.169998</text:p>
          </table:table-cell>
          <table:table-cell office:value-type="float" office:value="35.273335" calcext:value-type="float">
            <text:p>35.273335</text:p>
          </table:table-cell>
          <table:table-cell office:value-type="float" office:value="25.198317" calcext:value-type="float">
            <text:p>25.198317</text:p>
          </table:table-cell>
          <table:table-cell office:value-type="float" office:value="225000" calcext:value-type="float">
            <text:p>225000</text:p>
          </table:table-cell>
          <table:table-cell table:formula="of:=([.F1123]-[.F1122])/[.F1122]" office:value-type="float" office:value="-0.0147114577473017" calcext:value-type="float">
            <text:p>-0.014711457747302</text:p>
          </table:table-cell>
          <table:table-cell table:formula="of:=[.H1123]-PerAnnumRiskFreeRate/TradingDaysPerYear" office:value-type="float" office:value="-0.0148701879060319" calcext:value-type="float">
            <text:p>-0.0148701879060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1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.073334" calcext:value-type="float">
            <text:p>34.073334</text:p>
          </table:table-cell>
          <table:table-cell office:value-type="float" office:value="34.139999" calcext:value-type="float">
            <text:p>34.139999</text:p>
          </table:table-cell>
          <table:table-cell office:value-type="float" office:value="24.388687" calcext:value-type="float">
            <text:p>24.388687</text:p>
          </table:table-cell>
          <table:table-cell office:value-type="float" office:value="595500" calcext:value-type="float">
            <text:p>595500</text:p>
          </table:table-cell>
          <table:table-cell table:formula="of:=([.F1124]-[.F1123])/[.F1123]" office:value-type="float" office:value="-0.032130320449576" calcext:value-type="float">
            <text:p>-0.032130320449576</text:p>
          </table:table-cell>
          <table:table-cell table:formula="of:=[.H1124]-PerAnnumRiskFreeRate/TradingDaysPerYear" office:value-type="float" office:value="-0.0322890506083062" calcext:value-type="float">
            <text:p>-0.0322890506083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15</text:p>
          </table:table-cell>
          <table:table-cell office:value-type="float" office:value="33.276669" calcext:value-type="float">
            <text:p>33.276669</text:p>
          </table:table-cell>
          <table:table-cell office:value-type="float" office:value="33.606667" calcext:value-type="float">
            <text:p>33.606667</text:p>
          </table:table-cell>
          <table:table-cell office:value-type="float" office:value="32.810001" calcext:value-type="float">
            <text:p>32.810001</text:p>
          </table:table-cell>
          <table:table-cell office:value-type="float" office:value="33.196667" calcext:value-type="float">
            <text:p>33.196667</text:p>
          </table:table-cell>
          <table:table-cell office:value-type="float" office:value="23.714796" calcext:value-type="float">
            <text:p>23.714796</text:p>
          </table:table-cell>
          <table:table-cell office:value-type="float" office:value="655500" calcext:value-type="float">
            <text:p>655500</text:p>
          </table:table-cell>
          <table:table-cell table:formula="of:=([.F1125]-[.F1124])/[.F1124]" office:value-type="float" office:value="-0.0276312947884403" calcext:value-type="float">
            <text:p>-0.02763129478844</text:p>
          </table:table-cell>
          <table:table-cell table:formula="of:=[.H1125]-PerAnnumRiskFreeRate/TradingDaysPerYear" office:value-type="float" office:value="-0.0277900249471704" calcext:value-type="float">
            <text:p>-0.0277900249471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16</text:p>
          </table:table-cell>
          <table:table-cell office:value-type="float" office:value="33.473331" calcext:value-type="float">
            <text:p>33.473331</text:p>
          </table:table-cell>
          <table:table-cell office:value-type="float" office:value="33.596668" calcext:value-type="float">
            <text:p>33.596668</text:p>
          </table:table-cell>
          <table:table-cell office:value-type="float" office:value="32.846668" calcext:value-type="float">
            <text:p>32.846668</text:p>
          </table:table-cell>
          <table:table-cell office:value-type="float" office:value="33.256668" calcext:value-type="float">
            <text:p>33.256668</text:p>
          </table:table-cell>
          <table:table-cell office:value-type="float" office:value="23.757654" calcext:value-type="float">
            <text:p>23.757654</text:p>
          </table:table-cell>
          <table:table-cell office:value-type="float" office:value="364500" calcext:value-type="float">
            <text:p>364500</text:p>
          </table:table-cell>
          <table:table-cell table:formula="of:=([.F1126]-[.F1125])/[.F1125]" office:value-type="float" office:value="0.0018072261722175" calcext:value-type="float">
            <text:p>0.001807226172218</text:p>
          </table:table-cell>
          <table:table-cell table:formula="of:=[.H1126]-PerAnnumRiskFreeRate/TradingDaysPerYear" office:value-type="float" office:value="0.00164849601348734" calcext:value-type="float">
            <text:p>0.0016484960134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17</text:p>
          </table:table-cell>
          <table:table-cell office:value-type="float" office:value="33.34" calcext:value-type="float">
            <text:p>33.34</text:p>
          </table:table-cell>
          <table:table-cell office:value-type="float" office:value="33.360001" calcext:value-type="float">
            <text:p>33.360001</text:p>
          </table:table-cell>
          <table:table-cell office:value-type="float" office:value="32.130001" calcext:value-type="float">
            <text:p>32.130001</text:p>
          </table:table-cell>
          <table:table-cell office:value-type="float" office:value="32.413334" calcext:value-type="float">
            <text:p>32.413334</text:p>
          </table:table-cell>
          <table:table-cell office:value-type="float" office:value="23.155207" calcext:value-type="float">
            <text:p>23.155207</text:p>
          </table:table-cell>
          <table:table-cell office:value-type="float" office:value="564300" calcext:value-type="float">
            <text:p>564300</text:p>
          </table:table-cell>
          <table:table-cell table:formula="of:=([.F1127]-[.F1126])/[.F1126]" office:value-type="float" office:value="-0.02535801725204" calcext:value-type="float">
            <text:p>-0.02535801725204</text:p>
          </table:table-cell>
          <table:table-cell table:formula="of:=[.H1127]-PerAnnumRiskFreeRate/TradingDaysPerYear" office:value-type="float" office:value="-0.0255167474107702" calcext:value-type="float">
            <text:p>-0.025516747410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18</text:p>
          </table:table-cell>
          <table:table-cell table:number-columns-repeated="2" office:value-type="float" office:value="32.633331" calcext:value-type="float">
            <text:p>32.633331</text:p>
          </table:table-cell>
          <table:table-cell table:number-columns-repeated="2" office:value-type="float" office:value="31.786667" calcext:value-type="float">
            <text:p>31.786667</text:p>
          </table:table-cell>
          <table:table-cell office:value-type="float" office:value="22.707527" calcext:value-type="float">
            <text:p>22.707527</text:p>
          </table:table-cell>
          <table:table-cell office:value-type="float" office:value="433800" calcext:value-type="float">
            <text:p>433800</text:p>
          </table:table-cell>
          <table:table-cell table:formula="of:=([.F1128]-[.F1127])/[.F1127]" office:value-type="float" office:value="-0.0193338802801461" calcext:value-type="float">
            <text:p>-0.019333880280146</text:p>
          </table:table-cell>
          <table:table-cell table:formula="of:=[.H1128]-PerAnnumRiskFreeRate/TradingDaysPerYear" office:value-type="float" office:value="-0.0194926104388763" calcext:value-type="float">
            <text:p>-0.0194926104388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19</text:p>
          </table:table-cell>
          <table:table-cell office:value-type="float" office:value="31.666668" calcext:value-type="float">
            <text:p>31.666668</text:p>
          </table:table-cell>
          <table:table-cell office:value-type="float" office:value="32.216667" calcext:value-type="float">
            <text:p>32.216667</text:p>
          </table:table-cell>
          <table:table-cell office:value-type="float" office:value="31.173332" calcext:value-type="float">
            <text:p>31.173332</text:p>
          </table:table-cell>
          <table:table-cell office:value-type="float" office:value="31.959999" calcext:value-type="float">
            <text:p>31.959999</text:p>
          </table:table-cell>
          <table:table-cell office:value-type="float" office:value="22.83135" calcext:value-type="float">
            <text:p>22.83135</text:p>
          </table:table-cell>
          <table:table-cell office:value-type="float" office:value="626100" calcext:value-type="float">
            <text:p>626100</text:p>
          </table:table-cell>
          <table:table-cell table:formula="of:=([.F1129]-[.F1128])/[.F1128]" office:value-type="float" office:value="0.00545294958803755" calcext:value-type="float">
            <text:p>0.005452949588038</text:p>
          </table:table-cell>
          <table:table-cell table:formula="of:=[.H1129]-PerAnnumRiskFreeRate/TradingDaysPerYear" office:value-type="float" office:value="0.00529421942930739" calcext:value-type="float">
            <text:p>0.0052942194293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22</text:p>
          </table:table-cell>
          <table:table-cell office:value-type="float" office:value="31.43" calcext:value-type="float">
            <text:p>31.43</text:p>
          </table:table-cell>
          <table:table-cell office:value-type="float" office:value="31.843332" calcext:value-type="float">
            <text:p>31.843332</text:p>
          </table:table-cell>
          <table:table-cell office:value-type="float" office:value="30.773333" calcext:value-type="float">
            <text:p>30.773333</text:p>
          </table:table-cell>
          <table:table-cell office:value-type="float" office:value="31.633333" calcext:value-type="float">
            <text:p>31.633333</text:p>
          </table:table-cell>
          <table:table-cell office:value-type="float" office:value="22.597992" calcext:value-type="float">
            <text:p>22.597992</text:p>
          </table:table-cell>
          <table:table-cell office:value-type="float" office:value="555900" calcext:value-type="float">
            <text:p>555900</text:p>
          </table:table-cell>
          <table:table-cell table:formula="of:=([.F1130]-[.F1129])/[.F1129]" office:value-type="float" office:value="-0.0102209461989764" calcext:value-type="float">
            <text:p>-0.010220946198976</text:p>
          </table:table-cell>
          <table:table-cell table:formula="of:=[.H1130]-PerAnnumRiskFreeRate/TradingDaysPerYear" office:value-type="float" office:value="-0.0103796763577065" calcext:value-type="float">
            <text:p>-0.0103796763577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23</text:p>
          </table:table-cell>
          <table:table-cell office:value-type="float" office:value="32.290001" calcext:value-type="float">
            <text:p>32.290001</text:p>
          </table:table-cell>
          <table:table-cell office:value-type="float" office:value="32.733334" calcext:value-type="float">
            <text:p>32.733334</text:p>
          </table:table-cell>
          <table:table-cell table:number-columns-repeated="2" office:value-type="float" office:value="31.786667" calcext:value-type="float">
            <text:p>31.786667</text:p>
          </table:table-cell>
          <table:table-cell office:value-type="float" office:value="22.707527" calcext:value-type="float">
            <text:p>22.707527</text:p>
          </table:table-cell>
          <table:table-cell office:value-type="float" office:value="550200" calcext:value-type="float">
            <text:p>550200</text:p>
          </table:table-cell>
          <table:table-cell table:formula="of:=([.F1131]-[.F1130])/[.F1130]" office:value-type="float" office:value="0.00484711207969263" calcext:value-type="float">
            <text:p>0.004847112079693</text:p>
          </table:table-cell>
          <table:table-cell table:formula="of:=[.H1131]-PerAnnumRiskFreeRate/TradingDaysPerYear" office:value-type="float" office:value="0.00468838192096248" calcext:value-type="float">
            <text:p>0.0046883819209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24</text:p>
          </table:table-cell>
          <table:table-cell office:value-type="float" office:value="31.59" calcext:value-type="float">
            <text:p>31.59</text:p>
          </table:table-cell>
          <table:table-cell office:value-type="float" office:value="31.9" calcext:value-type="float">
            <text:p>31.9</text:p>
          </table:table-cell>
          <table:table-cell office:value-type="float" office:value="30.783333" calcext:value-type="float">
            <text:p>30.783333</text:p>
          </table:table-cell>
          <table:table-cell office:value-type="float" office:value="31.389999" calcext:value-type="float">
            <text:p>31.389999</text:p>
          </table:table-cell>
          <table:table-cell office:value-type="float" office:value="22.424154" calcext:value-type="float">
            <text:p>22.424154</text:p>
          </table:table-cell>
          <table:table-cell office:value-type="float" office:value="331200" calcext:value-type="float">
            <text:p>331200</text:p>
          </table:table-cell>
          <table:table-cell table:formula="of:=([.F1132]-[.F1131])/[.F1131]" office:value-type="float" office:value="-0.0124792541257354" calcext:value-type="float">
            <text:p>-0.012479254125735</text:p>
          </table:table-cell>
          <table:table-cell table:formula="of:=[.H1132]-PerAnnumRiskFreeRate/TradingDaysPerYear" office:value-type="float" office:value="-0.0126379842844655" calcext:value-type="float">
            <text:p>-0.0126379842844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25</text:p>
          </table:table-cell>
          <table:table-cell office:value-type="float" office:value="31.836666" calcext:value-type="float">
            <text:p>31.836666</text:p>
          </table:table-cell>
          <table:table-cell office:value-type="float" office:value="32.583332" calcext:value-type="float">
            <text:p>32.583332</text:p>
          </table:table-cell>
          <table:table-cell office:value-type="float" office:value="31.736668" calcext:value-type="float">
            <text:p>31.736668</text:p>
          </table:table-cell>
          <table:table-cell office:value-type="float" office:value="32.509998" calcext:value-type="float">
            <text:p>32.509998</text:p>
          </table:table-cell>
          <table:table-cell office:value-type="float" office:value="23.224257" calcext:value-type="float">
            <text:p>23.224257</text:p>
          </table:table-cell>
          <table:table-cell office:value-type="float" office:value="220200" calcext:value-type="float">
            <text:p>220200</text:p>
          </table:table-cell>
          <table:table-cell table:formula="of:=([.F1133]-[.F1132])/[.F1132]" office:value-type="float" office:value="0.035680409615453" calcext:value-type="float">
            <text:p>0.035680409615453</text:p>
          </table:table-cell>
          <table:table-cell table:formula="of:=[.H1133]-PerAnnumRiskFreeRate/TradingDaysPerYear" office:value-type="float" office:value="0.0355216794567229" calcext:value-type="float">
            <text:p>0.0355216794567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26</text:p>
          </table:table-cell>
          <table:table-cell office:value-type="float" office:value="32.509998" calcext:value-type="float">
            <text:p>32.509998</text:p>
          </table:table-cell>
          <table:table-cell office:value-type="float" office:value="32.82" calcext:value-type="float">
            <text:p>32.82</text:p>
          </table:table-cell>
          <table:table-cell office:value-type="float" office:value="32.360001" calcext:value-type="float">
            <text:p>32.360001</text:p>
          </table:table-cell>
          <table:table-cell office:value-type="float" office:value="32.753334" calcext:value-type="float">
            <text:p>32.753334</text:p>
          </table:table-cell>
          <table:table-cell office:value-type="float" office:value="23.398088" calcext:value-type="float">
            <text:p>23.398088</text:p>
          </table:table-cell>
          <table:table-cell office:value-type="float" office:value="273300" calcext:value-type="float">
            <text:p>273300</text:p>
          </table:table-cell>
          <table:table-cell table:formula="of:=([.F1134]-[.F1133])/[.F1133]" office:value-type="float" office:value="0.00748488961347611" calcext:value-type="float">
            <text:p>0.007484889613476</text:p>
          </table:table-cell>
          <table:table-cell table:formula="of:=[.H1134]-PerAnnumRiskFreeRate/TradingDaysPerYear" office:value-type="float" office:value="0.00732615945474595" calcext:value-type="float">
            <text:p>0.0073261594547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30</text:p>
          </table:table-cell>
          <table:table-cell office:value-type="float" office:value="32.799999" calcext:value-type="float">
            <text:p>32.799999</text:p>
          </table:table-cell>
          <table:table-cell office:value-type="float" office:value="33.063332" calcext:value-type="float">
            <text:p>33.063332</text:p>
          </table:table-cell>
          <table:table-cell office:value-type="float" office:value="32.276669" calcext:value-type="float">
            <text:p>32.276669</text:p>
          </table:table-cell>
          <table:table-cell office:value-type="float" office:value="32.286667" calcext:value-type="float">
            <text:p>32.286667</text:p>
          </table:table-cell>
          <table:table-cell office:value-type="float" office:value="23.064718" calcext:value-type="float">
            <text:p>23.064718</text:p>
          </table:table-cell>
          <table:table-cell office:value-type="float" office:value="265800" calcext:value-type="float">
            <text:p>265800</text:p>
          </table:table-cell>
          <table:table-cell table:formula="of:=([.F1135]-[.F1134])/[.F1134]" office:value-type="float" office:value="-0.0142477453713313" calcext:value-type="float">
            <text:p>-0.014247745371331</text:p>
          </table:table-cell>
          <table:table-cell table:formula="of:=[.H1135]-PerAnnumRiskFreeRate/TradingDaysPerYear" office:value-type="float" office:value="-0.0144064755300614" calcext:value-type="float">
            <text:p>-0.0144064755300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5-31</text:p>
          </table:table-cell>
          <table:table-cell office:value-type="float" office:value="32.533333" calcext:value-type="float">
            <text:p>32.533333</text:p>
          </table:table-cell>
          <table:table-cell office:value-type="float" office:value="33" calcext:value-type="float">
            <text:p>33</text:p>
          </table:table-cell>
          <table:table-cell office:value-type="float" office:value="32.293331" calcext:value-type="float">
            <text:p>32.293331</text:p>
          </table:table-cell>
          <table:table-cell office:value-type="float" office:value="33" calcext:value-type="float">
            <text:p>33</text:p>
          </table:table-cell>
          <table:table-cell office:value-type="float" office:value="23.574299" calcext:value-type="float">
            <text:p>23.574299</text:p>
          </table:table-cell>
          <table:table-cell office:value-type="float" office:value="336300" calcext:value-type="float">
            <text:p>336300</text:p>
          </table:table-cell>
          <table:table-cell table:formula="of:=([.F1136]-[.F1135])/[.F1135]" office:value-type="float" office:value="0.022093528305874" calcext:value-type="float">
            <text:p>0.022093528305874</text:p>
          </table:table-cell>
          <table:table-cell table:formula="of:=[.H1136]-PerAnnumRiskFreeRate/TradingDaysPerYear" office:value-type="float" office:value="0.0219347981471438" calcext:value-type="float">
            <text:p>0.0219347981471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01</text:p>
          </table:table-cell>
          <table:table-cell office:value-type="float" office:value="32.616669" calcext:value-type="float">
            <text:p>32.616669</text:p>
          </table:table-cell>
          <table:table-cell office:value-type="float" office:value="33.243332" calcext:value-type="float">
            <text:p>33.243332</text:p>
          </table:table-cell>
          <table:table-cell office:value-type="float" office:value="32.446667" calcext:value-type="float">
            <text:p>32.446667</text:p>
          </table:table-cell>
          <table:table-cell office:value-type="float" office:value="33.07" calcext:value-type="float">
            <text:p>33.07</text:p>
          </table:table-cell>
          <table:table-cell office:value-type="float" office:value="23.624306" calcext:value-type="float">
            <text:p>23.624306</text:p>
          </table:table-cell>
          <table:table-cell office:value-type="float" office:value="470700" calcext:value-type="float">
            <text:p>470700</text:p>
          </table:table-cell>
          <table:table-cell table:formula="of:=([.F1137]-[.F1136])/[.F1136]" office:value-type="float" office:value="0.00212125077398911" calcext:value-type="float">
            <text:p>0.002121250773989</text:p>
          </table:table-cell>
          <table:table-cell table:formula="of:=[.H1137]-PerAnnumRiskFreeRate/TradingDaysPerYear" office:value-type="float" office:value="0.00196252061525896" calcext:value-type="float">
            <text:p>0.0019625206152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02</text:p>
          </table:table-cell>
          <table:table-cell office:value-type="float" office:value="33.586666" calcext:value-type="float">
            <text:p>33.586666</text:p>
          </table:table-cell>
          <table:table-cell office:value-type="float" office:value="33.666668" calcext:value-type="float">
            <text:p>33.666668</text:p>
          </table:table-cell>
          <table:table-cell office:value-type="float" office:value="33.209999" calcext:value-type="float">
            <text:p>33.209999</text:p>
          </table:table-cell>
          <table:table-cell office:value-type="float" office:value="33.643333" calcext:value-type="float">
            <text:p>33.643333</text:p>
          </table:table-cell>
          <table:table-cell office:value-type="float" office:value="24.033886" calcext:value-type="float">
            <text:p>24.033886</text:p>
          </table:table-cell>
          <table:table-cell office:value-type="float" office:value="259800" calcext:value-type="float">
            <text:p>259800</text:p>
          </table:table-cell>
          <table:table-cell table:formula="of:=([.F1138]-[.F1137])/[.F1137]" office:value-type="float" office:value="0.017337228869284" calcext:value-type="float">
            <text:p>0.017337228869284</text:p>
          </table:table-cell>
          <table:table-cell table:formula="of:=[.H1138]-PerAnnumRiskFreeRate/TradingDaysPerYear" office:value-type="float" office:value="0.0171784987105538" calcext:value-type="float">
            <text:p>0.0171784987105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05</text:p>
          </table:table-cell>
          <table:table-cell table:number-columns-repeated="2" office:value-type="float" office:value="33.806667" calcext:value-type="float">
            <text:p>33.806667</text:p>
          </table:table-cell>
          <table:table-cell office:value-type="float" office:value="32.516666" calcext:value-type="float">
            <text:p>32.516666</text:p>
          </table:table-cell>
          <table:table-cell office:value-type="float" office:value="32.523335" calcext:value-type="float">
            <text:p>32.523335</text:p>
          </table:table-cell>
          <table:table-cell office:value-type="float" office:value="23.233784" calcext:value-type="float">
            <text:p>23.233784</text:p>
          </table:table-cell>
          <table:table-cell office:value-type="float" office:value="376800" calcext:value-type="float">
            <text:p>376800</text:p>
          </table:table-cell>
          <table:table-cell table:formula="of:=([.F1139]-[.F1138])/[.F1138]" office:value-type="float" office:value="-0.0332905798088582" calcext:value-type="float">
            <text:p>-0.033290579808858</text:p>
          </table:table-cell>
          <table:table-cell table:formula="of:=[.H1139]-PerAnnumRiskFreeRate/TradingDaysPerYear" office:value-type="float" office:value="-0.0334493099675883" calcext:value-type="float">
            <text:p>-0.0334493099675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06</text:p>
          </table:table-cell>
          <table:table-cell office:value-type="float" office:value="32.466667" calcext:value-type="float">
            <text:p>32.466667</text:p>
          </table:table-cell>
          <table:table-cell office:value-type="float" office:value="32.633331" calcext:value-type="float">
            <text:p>32.633331</text:p>
          </table:table-cell>
          <table:table-cell office:value-type="float" office:value="32" calcext:value-type="float">
            <text:p>32</text:p>
          </table:table-cell>
          <table:table-cell office:value-type="float" office:value="32.303333" calcext:value-type="float">
            <text:p>32.303333</text:p>
          </table:table-cell>
          <table:table-cell office:value-type="float" office:value="23.076624" calcext:value-type="float">
            <text:p>23.076624</text:p>
          </table:table-cell>
          <table:table-cell office:value-type="float" office:value="297900" calcext:value-type="float">
            <text:p>297900</text:p>
          </table:table-cell>
          <table:table-cell table:formula="of:=([.F1140]-[.F1139])/[.F1139]" office:value-type="float" office:value="-0.00676428772859389" calcext:value-type="float">
            <text:p>-0.006764287728594</text:p>
          </table:table-cell>
          <table:table-cell table:formula="of:=[.H1140]-PerAnnumRiskFreeRate/TradingDaysPerYear" office:value-type="float" office:value="-0.00692301788732405" calcext:value-type="float">
            <text:p>-0.0069230178873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07</text:p>
          </table:table-cell>
          <table:table-cell office:value-type="float" office:value="32" calcext:value-type="float">
            <text:p>32</text:p>
          </table:table-cell>
          <table:table-cell office:value-type="float" office:value="32.200001" calcext:value-type="float">
            <text:p>32.200001</text:p>
          </table:table-cell>
          <table:table-cell office:value-type="float" office:value="31.219999" calcext:value-type="float">
            <text:p>31.219999</text:p>
          </table:table-cell>
          <table:table-cell office:value-type="float" office:value="31.236668" calcext:value-type="float">
            <text:p>31.236668</text:p>
          </table:table-cell>
          <table:table-cell office:value-type="float" office:value="22.314623" calcext:value-type="float">
            <text:p>22.314623</text:p>
          </table:table-cell>
          <table:table-cell office:value-type="float" office:value="382800" calcext:value-type="float">
            <text:p>382800</text:p>
          </table:table-cell>
          <table:table-cell table:formula="of:=([.F1141]-[.F1140])/[.F1140]" office:value-type="float" office:value="-0.033020471278641" calcext:value-type="float">
            <text:p>-0.033020471278641</text:p>
          </table:table-cell>
          <table:table-cell table:formula="of:=[.H1141]-PerAnnumRiskFreeRate/TradingDaysPerYear" office:value-type="float" office:value="-0.0331792014373712" calcext:value-type="float">
            <text:p>-0.0331792014373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08</text:p>
          </table:table-cell>
          <table:table-cell office:value-type="float" office:value="30.74" calcext:value-type="float">
            <text:p>30.74</text:p>
          </table:table-cell>
          <table:table-cell office:value-type="float" office:value="31.333332" calcext:value-type="float">
            <text:p>31.333332</text:p>
          </table:table-cell>
          <table:table-cell office:value-type="float" office:value="29.93" calcext:value-type="float">
            <text:p>29.93</text:p>
          </table:table-cell>
          <table:table-cell office:value-type="float" office:value="31.243334" calcext:value-type="float">
            <text:p>31.243334</text:p>
          </table:table-cell>
          <table:table-cell office:value-type="float" office:value="22.319391" calcext:value-type="float">
            <text:p>22.319391</text:p>
          </table:table-cell>
          <table:table-cell office:value-type="float" office:value="775200" calcext:value-type="float">
            <text:p>775200</text:p>
          </table:table-cell>
          <table:table-cell table:formula="of:=([.F1142]-[.F1141])/[.F1141]" office:value-type="float" office:value="0.000213671546232197" calcext:value-type="float">
            <text:p>0.000213671546232</text:p>
          </table:table-cell>
          <table:table-cell table:formula="of:=[.H1142]-PerAnnumRiskFreeRate/TradingDaysPerYear" office:value-type="float" office:value="0.0000549413875020385" calcext:value-type="float">
            <text:p>5.49413875020385E-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09</text:p>
          </table:table-cell>
          <table:table-cell office:value-type="float" office:value="31.266666" calcext:value-type="float">
            <text:p>31.266666</text:p>
          </table:table-cell>
          <table:table-cell office:value-type="float" office:value="31.583332" calcext:value-type="float">
            <text:p>31.583332</text:p>
          </table:table-cell>
          <table:table-cell office:value-type="float" office:value="30.803333" calcext:value-type="float">
            <text:p>30.803333</text:p>
          </table:table-cell>
          <table:table-cell office:value-type="float" office:value="31.123333" calcext:value-type="float">
            <text:p>31.123333</text:p>
          </table:table-cell>
          <table:table-cell office:value-type="float" office:value="22.233665" calcext:value-type="float">
            <text:p>22.233665</text:p>
          </table:table-cell>
          <table:table-cell office:value-type="float" office:value="213600" calcext:value-type="float">
            <text:p>213600</text:p>
          </table:table-cell>
          <table:table-cell table:formula="of:=([.F1143]-[.F1142])/[.F1142]" office:value-type="float" office:value="-0.00384087540739804" calcext:value-type="float">
            <text:p>-0.003840875407398</text:p>
          </table:table-cell>
          <table:table-cell table:formula="of:=[.H1143]-PerAnnumRiskFreeRate/TradingDaysPerYear" office:value-type="float" office:value="-0.0039996055661282" calcext:value-type="float">
            <text:p>-0.0039996055661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12</text:p>
          </table:table-cell>
          <table:table-cell office:value-type="float" office:value="31.333332" calcext:value-type="float">
            <text:p>31.333332</text:p>
          </table:table-cell>
          <table:table-cell office:value-type="float" office:value="31.34" calcext:value-type="float">
            <text:p>31.34</text:p>
          </table:table-cell>
          <table:table-cell table:number-columns-repeated="2" office:value-type="float" office:value="30.223333" calcext:value-type="float">
            <text:p>30.223333</text:p>
          </table:table-cell>
          <table:table-cell office:value-type="float" office:value="21.590721" calcext:value-type="float">
            <text:p>21.590721</text:p>
          </table:table-cell>
          <table:table-cell office:value-type="float" office:value="426000" calcext:value-type="float">
            <text:p>426000</text:p>
          </table:table-cell>
          <table:table-cell table:formula="of:=([.F1144]-[.F1143])/[.F1143]" office:value-type="float" office:value="-0.02891758961017" calcext:value-type="float">
            <text:p>-0.02891758961017</text:p>
          </table:table-cell>
          <table:table-cell table:formula="of:=[.H1144]-PerAnnumRiskFreeRate/TradingDaysPerYear" office:value-type="float" office:value="-0.0290763197689001" calcext:value-type="float">
            <text:p>-0.02907631976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13</text:p>
          </table:table-cell>
          <table:table-cell office:value-type="float" office:value="29.886667" calcext:value-type="float">
            <text:p>29.886667</text:p>
          </table:table-cell>
          <table:table-cell office:value-type="float" office:value="30.256666" calcext:value-type="float">
            <text:p>30.256666</text:p>
          </table:table-cell>
          <table:table-cell office:value-type="float" office:value="29.209999" calcext:value-type="float">
            <text:p>29.209999</text:p>
          </table:table-cell>
          <table:table-cell office:value-type="float" office:value="29.333332" calcext:value-type="float">
            <text:p>29.333332</text:p>
          </table:table-cell>
          <table:table-cell office:value-type="float" office:value="20.954939" calcext:value-type="float">
            <text:p>20.954939</text:p>
          </table:table-cell>
          <table:table-cell office:value-type="float" office:value="1052400" calcext:value-type="float">
            <text:p>1052400</text:p>
          </table:table-cell>
          <table:table-cell table:formula="of:=([.F1145]-[.F1144])/[.F1144]" office:value-type="float" office:value="-0.0294470017930387" calcext:value-type="float">
            <text:p>-0.029447001793039</text:p>
          </table:table-cell>
          <table:table-cell table:formula="of:=[.H1145]-PerAnnumRiskFreeRate/TradingDaysPerYear" office:value-type="float" office:value="-0.0296057319517689" calcext:value-type="float">
            <text:p>-0.0296057319517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14</text:p>
          </table:table-cell>
          <table:table-cell office:value-type="float" office:value="29.709999" calcext:value-type="float">
            <text:p>29.709999</text:p>
          </table:table-cell>
          <table:table-cell office:value-type="float" office:value="30.063334" calcext:value-type="float">
            <text:p>30.063334</text:p>
          </table:table-cell>
          <table:table-cell office:value-type="float" office:value="29.559999" calcext:value-type="float">
            <text:p>29.559999</text:p>
          </table:table-cell>
          <table:table-cell office:value-type="float" office:value="30" calcext:value-type="float">
            <text:p>30</text:p>
          </table:table-cell>
          <table:table-cell office:value-type="float" office:value="21.431179" calcext:value-type="float">
            <text:p>21.431179</text:p>
          </table:table-cell>
          <table:table-cell office:value-type="float" office:value="794700" calcext:value-type="float">
            <text:p>794700</text:p>
          </table:table-cell>
          <table:table-cell table:formula="of:=([.F1146]-[.F1145])/[.F1145]" office:value-type="float" office:value="0.022726861672086" calcext:value-type="float">
            <text:p>0.022726861672086</text:p>
          </table:table-cell>
          <table:table-cell table:formula="of:=[.H1146]-PerAnnumRiskFreeRate/TradingDaysPerYear" office:value-type="float" office:value="0.0225681315133559" calcext:value-type="float">
            <text:p>0.0225681315133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15</text:p>
          </table:table-cell>
          <table:table-cell office:value-type="float" office:value="30.6" calcext:value-type="float">
            <text:p>30.6</text:p>
          </table:table-cell>
          <table:table-cell office:value-type="float" office:value="31.426666" calcext:value-type="float">
            <text:p>31.426666</text:p>
          </table:table-cell>
          <table:table-cell office:value-type="float" office:value="30.59" calcext:value-type="float">
            <text:p>30.59</text:p>
          </table:table-cell>
          <table:table-cell office:value-type="float" office:value="31.243334" calcext:value-type="float">
            <text:p>31.243334</text:p>
          </table:table-cell>
          <table:table-cell office:value-type="float" office:value="22.319391" calcext:value-type="float">
            <text:p>22.319391</text:p>
          </table:table-cell>
          <table:table-cell office:value-type="float" office:value="325200" calcext:value-type="float">
            <text:p>325200</text:p>
          </table:table-cell>
          <table:table-cell table:formula="of:=([.F1147]-[.F1146])/[.F1146]" office:value-type="float" office:value="0.0414448500476805" calcext:value-type="float">
            <text:p>0.041444850047681</text:p>
          </table:table-cell>
          <table:table-cell table:formula="of:=[.H1147]-PerAnnumRiskFreeRate/TradingDaysPerYear" office:value-type="float" office:value="0.0412861198889503" calcext:value-type="float">
            <text:p>0.041286119888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16</text:p>
          </table:table-cell>
          <table:table-cell office:value-type="float" office:value="31.116667" calcext:value-type="float">
            <text:p>31.116667</text:p>
          </table:table-cell>
          <table:table-cell office:value-type="float" office:value="31.286667" calcext:value-type="float">
            <text:p>31.286667</text:p>
          </table:table-cell>
          <table:table-cell office:value-type="float" office:value="30.636667" calcext:value-type="float">
            <text:p>30.636667</text:p>
          </table:table-cell>
          <table:table-cell office:value-type="float" office:value="31.046667" calcext:value-type="float">
            <text:p>31.046667</text:p>
          </table:table-cell>
          <table:table-cell office:value-type="float" office:value="22.1789" calcext:value-type="float">
            <text:p>22.1789</text:p>
          </table:table-cell>
          <table:table-cell office:value-type="float" office:value="326400" calcext:value-type="float">
            <text:p>326400</text:p>
          </table:table-cell>
          <table:table-cell table:formula="of:=([.F1148]-[.F1147])/[.F1147]" office:value-type="float" office:value="-0.00629457138861902" calcext:value-type="float">
            <text:p>-0.006294571388619</text:p>
          </table:table-cell>
          <table:table-cell table:formula="of:=[.H1148]-PerAnnumRiskFreeRate/TradingDaysPerYear" office:value-type="float" office:value="-0.00645330154734918" calcext:value-type="float">
            <text:p>-0.0064533015473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19</text:p>
          </table:table-cell>
          <table:table-cell table:number-columns-repeated="2" office:value-type="float" office:value="30.82" calcext:value-type="float">
            <text:p>30.82</text:p>
          </table:table-cell>
          <table:table-cell office:value-type="float" office:value="29.923332" calcext:value-type="float">
            <text:p>29.923332</text:p>
          </table:table-cell>
          <table:table-cell office:value-type="float" office:value="30.033333" calcext:value-type="float">
            <text:p>30.033333</text:p>
          </table:table-cell>
          <table:table-cell office:value-type="float" office:value="21.454998" calcext:value-type="float">
            <text:p>21.454998</text:p>
          </table:table-cell>
          <table:table-cell office:value-type="float" office:value="784200" calcext:value-type="float">
            <text:p>784200</text:p>
          </table:table-cell>
          <table:table-cell table:formula="of:=([.F1149]-[.F1148])/[.F1148]" office:value-type="float" office:value="-0.0326392201597013" calcext:value-type="float">
            <text:p>-0.032639220159701</text:p>
          </table:table-cell>
          <table:table-cell table:formula="of:=[.H1149]-PerAnnumRiskFreeRate/TradingDaysPerYear" office:value-type="float" office:value="-0.0327979503184314" calcext:value-type="float">
            <text:p>-0.0327979503184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20</text:p>
          </table:table-cell>
          <table:table-cell office:value-type="float" office:value="30.256666" calcext:value-type="float">
            <text:p>30.256666</text:p>
          </table:table-cell>
          <table:table-cell office:value-type="float" office:value="30.540001" calcext:value-type="float">
            <text:p>30.540001</text:p>
          </table:table-cell>
          <table:table-cell office:value-type="float" office:value="29.883333" calcext:value-type="float">
            <text:p>29.883333</text:p>
          </table:table-cell>
          <table:table-cell office:value-type="float" office:value="29.933332" calcext:value-type="float">
            <text:p>29.933332</text:p>
          </table:table-cell>
          <table:table-cell office:value-type="float" office:value="21.38356" calcext:value-type="float">
            <text:p>21.38356</text:p>
          </table:table-cell>
          <table:table-cell office:value-type="float" office:value="766500" calcext:value-type="float">
            <text:p>766500</text:p>
          </table:table-cell>
          <table:table-cell table:formula="of:=([.F1150]-[.F1149])/[.F1149]" office:value-type="float" office:value="-0.00332966705473478" calcext:value-type="float">
            <text:p>-0.003329667054735</text:p>
          </table:table-cell>
          <table:table-cell table:formula="of:=[.H1150]-PerAnnumRiskFreeRate/TradingDaysPerYear" office:value-type="float" office:value="-0.00348839721346494" calcext:value-type="float">
            <text:p>-0.0034883972134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21</text:p>
          </table:table-cell>
          <table:table-cell office:value-type="float" office:value="30.233334" calcext:value-type="float">
            <text:p>30.233334</text:p>
          </table:table-cell>
          <table:table-cell office:value-type="float" office:value="30.963333" calcext:value-type="float">
            <text:p>30.963333</text:p>
          </table:table-cell>
          <table:table-cell office:value-type="float" office:value="30.176666" calcext:value-type="float">
            <text:p>30.176666</text:p>
          </table:table-cell>
          <table:table-cell office:value-type="float" office:value="30.583332" calcext:value-type="float">
            <text:p>30.583332</text:p>
          </table:table-cell>
          <table:table-cell office:value-type="float" office:value="21.8479" calcext:value-type="float">
            <text:p>21.8479</text:p>
          </table:table-cell>
          <table:table-cell office:value-type="float" office:value="150900" calcext:value-type="float">
            <text:p>150900</text:p>
          </table:table-cell>
          <table:table-cell table:formula="of:=([.F1151]-[.F1150])/[.F1150]" office:value-type="float" office:value="0.021714812687878" calcext:value-type="float">
            <text:p>0.021714812687878</text:p>
          </table:table-cell>
          <table:table-cell table:formula="of:=[.H1151]-PerAnnumRiskFreeRate/TradingDaysPerYear" office:value-type="float" office:value="0.0215560825291478" calcext:value-type="float">
            <text:p>0.0215560825291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22</text:p>
          </table:table-cell>
          <table:table-cell office:value-type="float" office:value="30.586666" calcext:value-type="float">
            <text:p>30.586666</text:p>
          </table:table-cell>
          <table:table-cell office:value-type="float" office:value="30.85" calcext:value-type="float">
            <text:p>30.85</text:p>
          </table:table-cell>
          <table:table-cell office:value-type="float" office:value="30.386667" calcext:value-type="float">
            <text:p>30.386667</text:p>
          </table:table-cell>
          <table:table-cell office:value-type="float" office:value="30.733334" calcext:value-type="float">
            <text:p>30.733334</text:p>
          </table:table-cell>
          <table:table-cell office:value-type="float" office:value="21.955061" calcext:value-type="float">
            <text:p>21.955061</text:p>
          </table:table-cell>
          <table:table-cell office:value-type="float" office:value="230400" calcext:value-type="float">
            <text:p>230400</text:p>
          </table:table-cell>
          <table:table-cell table:formula="of:=([.F1152]-[.F1151])/[.F1151]" office:value-type="float" office:value="0.00490486499846674" calcext:value-type="float">
            <text:p>0.004904864998467</text:p>
          </table:table-cell>
          <table:table-cell table:formula="of:=[.H1152]-PerAnnumRiskFreeRate/TradingDaysPerYear" office:value-type="float" office:value="0.00474613483973658" calcext:value-type="float">
            <text:p>0.0047461348397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23</text:p>
          </table:table-cell>
          <table:table-cell office:value-type="float" office:value="31.133333" calcext:value-type="float">
            <text:p>31.133333</text:p>
          </table:table-cell>
          <table:table-cell office:value-type="float" office:value="31.436666" calcext:value-type="float">
            <text:p>31.436666</text:p>
          </table:table-cell>
          <table:table-cell office:value-type="float" office:value="31.049999" calcext:value-type="float">
            <text:p>31.049999</text:p>
          </table:table-cell>
          <table:table-cell office:value-type="float" office:value="31.206667" calcext:value-type="float">
            <text:p>31.206667</text:p>
          </table:table-cell>
          <table:table-cell office:value-type="float" office:value="22.370832" calcext:value-type="float">
            <text:p>22.370832</text:p>
          </table:table-cell>
          <table:table-cell office:value-type="float" office:value="144600" calcext:value-type="float">
            <text:p>144600</text:p>
          </table:table-cell>
          <table:table-cell table:formula="of:=([.F1153]-[.F1152])/[.F1152]" office:value-type="float" office:value="0.0189373648290023" calcext:value-type="float">
            <text:p>0.018937364829002</text:p>
          </table:table-cell>
          <table:table-cell table:formula="of:=[.H1153]-PerAnnumRiskFreeRate/TradingDaysPerYear" office:value-type="float" office:value="0.0187786346702721" calcext:value-type="float">
            <text:p>0.0187786346702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26</text:p>
          </table:table-cell>
          <table:table-cell office:value-type="float" office:value="31.25" calcext:value-type="float">
            <text:p>31.25</text:p>
          </table:table-cell>
          <table:table-cell office:value-type="float" office:value="31.65" calcext:value-type="float">
            <text:p>31.65</text:p>
          </table:table-cell>
          <table:table-cell office:value-type="float" office:value="31.023333" calcext:value-type="float">
            <text:p>31.023333</text:p>
          </table:table-cell>
          <table:table-cell office:value-type="float" office:value="31.573334" calcext:value-type="float">
            <text:p>31.573334</text:p>
          </table:table-cell>
          <table:table-cell office:value-type="float" office:value="22.633686" calcext:value-type="float">
            <text:p>22.633686</text:p>
          </table:table-cell>
          <table:table-cell office:value-type="float" office:value="142500" calcext:value-type="float">
            <text:p>142500</text:p>
          </table:table-cell>
          <table:table-cell table:formula="of:=([.F1154]-[.F1153])/[.F1153]" office:value-type="float" office:value="0.0117498535593133" calcext:value-type="float">
            <text:p>0.011749853559313</text:p>
          </table:table-cell>
          <table:table-cell table:formula="of:=[.H1154]-PerAnnumRiskFreeRate/TradingDaysPerYear" office:value-type="float" office:value="0.0115911234005832" calcext:value-type="float">
            <text:p>0.0115911234005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27</text:p>
          </table:table-cell>
          <table:table-cell office:value-type="float" office:value="31.783333" calcext:value-type="float">
            <text:p>31.783333</text:p>
          </table:table-cell>
          <table:table-cell office:value-type="float" office:value="32.040001" calcext:value-type="float">
            <text:p>32.040001</text:p>
          </table:table-cell>
          <table:table-cell office:value-type="float" office:value="31.456667" calcext:value-type="float">
            <text:p>31.456667</text:p>
          </table:table-cell>
          <table:table-cell office:value-type="float" office:value="31.563334" calcext:value-type="float">
            <text:p>31.563334</text:p>
          </table:table-cell>
          <table:table-cell office:value-type="float" office:value="22.626516" calcext:value-type="float">
            <text:p>22.626516</text:p>
          </table:table-cell>
          <table:table-cell office:value-type="float" office:value="255900" calcext:value-type="float">
            <text:p>255900</text:p>
          </table:table-cell>
          <table:table-cell table:formula="of:=([.F1155]-[.F1154])/[.F1154]" office:value-type="float" office:value="-0.000316784460118521" calcext:value-type="float">
            <text:p>-0.000316784460119</text:p>
          </table:table-cell>
          <table:table-cell table:formula="of:=[.H1155]-PerAnnumRiskFreeRate/TradingDaysPerYear" office:value-type="float" office:value="-0.000475514618848679" calcext:value-type="float">
            <text:p>-0.0004755146188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28</text:p>
          </table:table-cell>
          <table:table-cell office:value-type="float" office:value="31.716667" calcext:value-type="float">
            <text:p>31.716667</text:p>
          </table:table-cell>
          <table:table-cell office:value-type="float" office:value="32.016666" calcext:value-type="float">
            <text:p>32.016666</text:p>
          </table:table-cell>
          <table:table-cell office:value-type="float" office:value="31.626667" calcext:value-type="float">
            <text:p>31.626667</text:p>
          </table:table-cell>
          <table:table-cell office:value-type="float" office:value="31.916668" calcext:value-type="float">
            <text:p>31.916668</text:p>
          </table:table-cell>
          <table:table-cell office:value-type="float" office:value="22.879807" calcext:value-type="float">
            <text:p>22.879807</text:p>
          </table:table-cell>
          <table:table-cell office:value-type="float" office:value="190800" calcext:value-type="float">
            <text:p>190800</text:p>
          </table:table-cell>
          <table:table-cell table:formula="of:=([.F1156]-[.F1155])/[.F1155]" office:value-type="float" office:value="0.0111944322316348" calcext:value-type="float">
            <text:p>0.011194432231635</text:p>
          </table:table-cell>
          <table:table-cell table:formula="of:=[.H1156]-PerAnnumRiskFreeRate/TradingDaysPerYear" office:value-type="float" office:value="0.0110357020729047" calcext:value-type="float">
            <text:p>0.0110357020729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29</text:p>
          </table:table-cell>
          <table:table-cell office:value-type="float" office:value="32.333332" calcext:value-type="float">
            <text:p>32.333332</text:p>
          </table:table-cell>
          <table:table-cell office:value-type="float" office:value="33.053333" calcext:value-type="float">
            <text:p>33.053333</text:p>
          </table:table-cell>
          <table:table-cell office:value-type="float" office:value="32.323334" calcext:value-type="float">
            <text:p>32.323334</text:p>
          </table:table-cell>
          <table:table-cell office:value-type="float" office:value="33.033333" calcext:value-type="float">
            <text:p>33.033333</text:p>
          </table:table-cell>
          <table:table-cell office:value-type="float" office:value="23.680307" calcext:value-type="float">
            <text:p>23.680307</text:p>
          </table:table-cell>
          <table:table-cell office:value-type="float" office:value="196500" calcext:value-type="float">
            <text:p>196500</text:p>
          </table:table-cell>
          <table:table-cell table:formula="of:=([.F1157]-[.F1156])/[.F1156]" office:value-type="float" office:value="0.0349871832397887" calcext:value-type="float">
            <text:p>0.034987183239789</text:p>
          </table:table-cell>
          <table:table-cell table:formula="of:=[.H1157]-PerAnnumRiskFreeRate/TradingDaysPerYear" office:value-type="float" office:value="0.0348284530810585" calcext:value-type="float">
            <text:p>0.0348284530810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6-30</text:p>
          </table:table-cell>
          <table:table-cell office:value-type="float" office:value="33.193333" calcext:value-type="float">
            <text:p>33.193333</text:p>
          </table:table-cell>
          <table:table-cell office:value-type="float" office:value="33.369999" calcext:value-type="float">
            <text:p>33.369999</text:p>
          </table:table-cell>
          <table:table-cell office:value-type="float" office:value="32.970001" calcext:value-type="float">
            <text:p>32.970001</text:p>
          </table:table-cell>
          <table:table-cell office:value-type="float" office:value="33.166668" calcext:value-type="float">
            <text:p>33.166668</text:p>
          </table:table-cell>
          <table:table-cell office:value-type="float" office:value="23.775888" calcext:value-type="float">
            <text:p>23.775888</text:p>
          </table:table-cell>
          <table:table-cell office:value-type="float" office:value="298500" calcext:value-type="float">
            <text:p>298500</text:p>
          </table:table-cell>
          <table:table-cell table:formula="of:=([.F1158]-[.F1157])/[.F1157]" office:value-type="float" office:value="0.00403630746848" calcext:value-type="float">
            <text:p>0.00403630746848</text:p>
          </table:table-cell>
          <table:table-cell table:formula="of:=[.H1158]-PerAnnumRiskFreeRate/TradingDaysPerYear" office:value-type="float" office:value="0.00387757730974984" calcext:value-type="float">
            <text:p>0.003877577309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03</text:p>
          </table:table-cell>
          <table:table-cell office:value-type="float" office:value="33.523335" calcext:value-type="float">
            <text:p>33.523335</text:p>
          </table:table-cell>
          <table:table-cell office:value-type="float" office:value="33.776669" calcext:value-type="float">
            <text:p>33.776669</text:p>
          </table:table-cell>
          <table:table-cell office:value-type="float" office:value="33.423332" calcext:value-type="float">
            <text:p>33.423332</text:p>
          </table:table-cell>
          <table:table-cell office:value-type="float" office:value="33.693333" calcext:value-type="float">
            <text:p>33.693333</text:p>
          </table:table-cell>
          <table:table-cell office:value-type="float" office:value="24.153431" calcext:value-type="float">
            <text:p>24.153431</text:p>
          </table:table-cell>
          <table:table-cell office:value-type="float" office:value="181800" calcext:value-type="float">
            <text:p>181800</text:p>
          </table:table-cell>
          <table:table-cell table:formula="of:=([.F1159]-[.F1158])/[.F1158]" office:value-type="float" office:value="0.0158792386639777" calcext:value-type="float">
            <text:p>0.015879238663978</text:p>
          </table:table-cell>
          <table:table-cell table:formula="of:=[.H1159]-PerAnnumRiskFreeRate/TradingDaysPerYear" office:value-type="float" office:value="0.0157205085052475" calcext:value-type="float">
            <text:p>0.0157205085052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05</text:p>
          </table:table-cell>
          <table:table-cell table:number-columns-repeated="2" office:value-type="float" office:value="33.833332" calcext:value-type="float">
            <text:p>33.833332</text:p>
          </table:table-cell>
          <table:table-cell office:value-type="float" office:value="33.043331" calcext:value-type="float">
            <text:p>33.043331</text:p>
          </table:table-cell>
          <table:table-cell office:value-type="float" office:value="33.596668" calcext:value-type="float">
            <text:p>33.596668</text:p>
          </table:table-cell>
          <table:table-cell office:value-type="float" office:value="24.084141" calcext:value-type="float">
            <text:p>24.084141</text:p>
          </table:table-cell>
          <table:table-cell office:value-type="float" office:value="456900" calcext:value-type="float">
            <text:p>456900</text:p>
          </table:table-cell>
          <table:table-cell table:formula="of:=([.F1160]-[.F1159])/[.F1159]" office:value-type="float" office:value="-0.00286874357518823" calcext:value-type="float">
            <text:p>-0.002868743575188</text:p>
          </table:table-cell>
          <table:table-cell table:formula="of:=[.H1160]-PerAnnumRiskFreeRate/TradingDaysPerYear" office:value-type="float" office:value="-0.00302747373391839" calcext:value-type="float">
            <text:p>-0.0030274737339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06</text:p>
          </table:table-cell>
          <table:table-cell office:value-type="float" office:value="33.703335" calcext:value-type="float">
            <text:p>33.703335</text:p>
          </table:table-cell>
          <table:table-cell office:value-type="float" office:value="33.849998" calcext:value-type="float">
            <text:p>33.849998</text:p>
          </table:table-cell>
          <table:table-cell office:value-type="float" office:value="33.456669" calcext:value-type="float">
            <text:p>33.456669</text:p>
          </table:table-cell>
          <table:table-cell office:value-type="float" office:value="33.560001" calcext:value-type="float">
            <text:p>33.560001</text:p>
          </table:table-cell>
          <table:table-cell office:value-type="float" office:value="24.05785" calcext:value-type="float">
            <text:p>24.05785</text:p>
          </table:table-cell>
          <table:table-cell office:value-type="float" office:value="276600" calcext:value-type="float">
            <text:p>276600</text:p>
          </table:table-cell>
          <table:table-cell table:formula="of:=([.F1161]-[.F1160])/[.F1160]" office:value-type="float" office:value="-0.00109163121076232" calcext:value-type="float">
            <text:p>-0.001091631210762</text:p>
          </table:table-cell>
          <table:table-cell table:formula="of:=[.H1161]-PerAnnumRiskFreeRate/TradingDaysPerYear" office:value-type="float" office:value="-0.00125036136949248" calcext:value-type="float">
            <text:p>-0.0012503613694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07</text:p>
          </table:table-cell>
          <table:table-cell office:value-type="float" office:value="33.783333" calcext:value-type="float">
            <text:p>33.783333</text:p>
          </table:table-cell>
          <table:table-cell office:value-type="float" office:value="33.926666" calcext:value-type="float">
            <text:p>33.926666</text:p>
          </table:table-cell>
          <table:table-cell office:value-type="float" office:value="33.060001" calcext:value-type="float">
            <text:p>33.060001</text:p>
          </table:table-cell>
          <table:table-cell office:value-type="float" office:value="33.209999" calcext:value-type="float">
            <text:p>33.209999</text:p>
          </table:table-cell>
          <table:table-cell office:value-type="float" office:value="23.806953" calcext:value-type="float">
            <text:p>23.806953</text:p>
          </table:table-cell>
          <table:table-cell office:value-type="float" office:value="248400" calcext:value-type="float">
            <text:p>248400</text:p>
          </table:table-cell>
          <table:table-cell table:formula="of:=([.F1162]-[.F1161])/[.F1161]" office:value-type="float" office:value="-0.0104289036634611" calcext:value-type="float">
            <text:p>-0.010428903663461</text:p>
          </table:table-cell>
          <table:table-cell table:formula="of:=[.H1162]-PerAnnumRiskFreeRate/TradingDaysPerYear" office:value-type="float" office:value="-0.0105876338221913" calcext:value-type="float">
            <text:p>-0.0105876338221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10</text:p>
          </table:table-cell>
          <table:table-cell table:number-columns-repeated="2" office:value-type="float" office:value="33.450001" calcext:value-type="float">
            <text:p>33.450001</text:p>
          </table:table-cell>
          <table:table-cell office:value-type="float" office:value="32.966667" calcext:value-type="float">
            <text:p>32.966667</text:p>
          </table:table-cell>
          <table:table-cell office:value-type="float" office:value="33.103333" calcext:value-type="float">
            <text:p>33.103333</text:p>
          </table:table-cell>
          <table:table-cell office:value-type="float" office:value="23.730486" calcext:value-type="float">
            <text:p>23.730486</text:p>
          </table:table-cell>
          <table:table-cell office:value-type="float" office:value="220200" calcext:value-type="float">
            <text:p>220200</text:p>
          </table:table-cell>
          <table:table-cell table:formula="of:=([.F1163]-[.F1162])/[.F1162]" office:value-type="float" office:value="-0.00321196080825635" calcext:value-type="float">
            <text:p>-0.003211960808256</text:p>
          </table:table-cell>
          <table:table-cell table:formula="of:=[.H1163]-PerAnnumRiskFreeRate/TradingDaysPerYear" office:value-type="float" office:value="-0.00337069096698651" calcext:value-type="float">
            <text:p>-0.0033706909669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11</text:p>
          </table:table-cell>
          <table:table-cell office:value-type="float" office:value="33.333332" calcext:value-type="float">
            <text:p>33.333332</text:p>
          </table:table-cell>
          <table:table-cell office:value-type="float" office:value="33.673332" calcext:value-type="float">
            <text:p>33.673332</text:p>
          </table:table-cell>
          <table:table-cell office:value-type="float" office:value="33.139999" calcext:value-type="float">
            <text:p>33.139999</text:p>
          </table:table-cell>
          <table:table-cell office:value-type="float" office:value="33.533333" calcext:value-type="float">
            <text:p>33.533333</text:p>
          </table:table-cell>
          <table:table-cell office:value-type="float" office:value="24.038733" calcext:value-type="float">
            <text:p>24.038733</text:p>
          </table:table-cell>
          <table:table-cell office:value-type="float" office:value="181800" calcext:value-type="float">
            <text:p>181800</text:p>
          </table:table-cell>
          <table:table-cell table:formula="of:=([.F1164]-[.F1163])/[.F1163]" office:value-type="float" office:value="0.0129894937676372" calcext:value-type="float">
            <text:p>0.012989493767637</text:p>
          </table:table-cell>
          <table:table-cell table:formula="of:=[.H1164]-PerAnnumRiskFreeRate/TradingDaysPerYear" office:value-type="float" office:value="0.012830763608907" calcext:value-type="float">
            <text:p>0.0128307636089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12</text:p>
          </table:table-cell>
          <table:table-cell office:value-type="float" office:value="33.723331" calcext:value-type="float">
            <text:p>33.723331</text:p>
          </table:table-cell>
          <table:table-cell office:value-type="float" office:value="33.776669" calcext:value-type="float">
            <text:p>33.776669</text:p>
          </table:table-cell>
          <table:table-cell office:value-type="float" office:value="33.326668" calcext:value-type="float">
            <text:p>33.326668</text:p>
          </table:table-cell>
          <table:table-cell office:value-type="float" office:value="33.453335" calcext:value-type="float">
            <text:p>33.453335</text:p>
          </table:table-cell>
          <table:table-cell office:value-type="float" office:value="23.98139" calcext:value-type="float">
            <text:p>23.98139</text:p>
          </table:table-cell>
          <table:table-cell office:value-type="float" office:value="214200" calcext:value-type="float">
            <text:p>214200</text:p>
          </table:table-cell>
          <table:table-cell table:formula="of:=([.F1165]-[.F1164])/[.F1164]" office:value-type="float" office:value="-0.00238544186168212" calcext:value-type="float">
            <text:p>-0.002385441861682</text:p>
          </table:table-cell>
          <table:table-cell table:formula="of:=[.H1165]-PerAnnumRiskFreeRate/TradingDaysPerYear" office:value-type="float" office:value="-0.00254417202041228" calcext:value-type="float">
            <text:p>-0.0025441720204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13</text:p>
          </table:table-cell>
          <table:table-cell office:value-type="float" office:value="33.48" calcext:value-type="float">
            <text:p>33.48</text:p>
          </table:table-cell>
          <table:table-cell office:value-type="float" office:value="33.533333" calcext:value-type="float">
            <text:p>33.533333</text:p>
          </table:table-cell>
          <table:table-cell office:value-type="float" office:value="32.963333" calcext:value-type="float">
            <text:p>32.963333</text:p>
          </table:table-cell>
          <table:table-cell office:value-type="float" office:value="33.043331" calcext:value-type="float">
            <text:p>33.043331</text:p>
          </table:table-cell>
          <table:table-cell office:value-type="float" office:value="23.687468" calcext:value-type="float">
            <text:p>23.687468</text:p>
          </table:table-cell>
          <table:table-cell office:value-type="float" office:value="189000" calcext:value-type="float">
            <text:p>189000</text:p>
          </table:table-cell>
          <table:table-cell table:formula="of:=([.F1166]-[.F1165])/[.F1165]" office:value-type="float" office:value="-0.0122562537033926" calcext:value-type="float">
            <text:p>-0.012256253703393</text:p>
          </table:table-cell>
          <table:table-cell table:formula="of:=[.H1166]-PerAnnumRiskFreeRate/TradingDaysPerYear" office:value-type="float" office:value="-0.0124149838621227" calcext:value-type="float">
            <text:p>-0.0124149838621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14</text:p>
          </table:table-cell>
          <table:table-cell office:value-type="float" office:value="33.16" calcext:value-type="float">
            <text:p>33.16</text:p>
          </table:table-cell>
          <table:table-cell office:value-type="float" office:value="33.376667" calcext:value-type="float">
            <text:p>33.376667</text:p>
          </table:table-cell>
          <table:table-cell office:value-type="float" office:value="32.66" calcext:value-type="float">
            <text:p>32.66</text:p>
          </table:table-cell>
          <table:table-cell office:value-type="float" office:value="33.363335" calcext:value-type="float">
            <text:p>33.363335</text:p>
          </table:table-cell>
          <table:table-cell office:value-type="float" office:value="23.91687" calcext:value-type="float">
            <text:p>23.91687</text:p>
          </table:table-cell>
          <table:table-cell office:value-type="float" office:value="242400" calcext:value-type="float">
            <text:p>242400</text:p>
          </table:table-cell>
          <table:table-cell table:formula="of:=([.F1167]-[.F1166])/[.F1166]" office:value-type="float" office:value="0.00968453023345511" calcext:value-type="float">
            <text:p>0.009684530233455</text:p>
          </table:table-cell>
          <table:table-cell table:formula="of:=[.H1167]-PerAnnumRiskFreeRate/TradingDaysPerYear" office:value-type="float" office:value="0.00952580007472495" calcext:value-type="float">
            <text:p>0.0095258000747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17</text:p>
          </table:table-cell>
          <table:table-cell office:value-type="float" office:value="33.066666" calcext:value-type="float">
            <text:p>33.066666</text:p>
          </table:table-cell>
          <table:table-cell office:value-type="float" office:value="33.07" calcext:value-type="float">
            <text:p>33.07</text:p>
          </table:table-cell>
          <table:table-cell office:value-type="float" office:value="32.183334" calcext:value-type="float">
            <text:p>32.183334</text:p>
          </table:table-cell>
          <table:table-cell office:value-type="float" office:value="32.366669" calcext:value-type="float">
            <text:p>32.366669</text:p>
          </table:table-cell>
          <table:table-cell office:value-type="float" office:value="23.202396" calcext:value-type="float">
            <text:p>23.202396</text:p>
          </table:table-cell>
          <table:table-cell office:value-type="float" office:value="176100" calcext:value-type="float">
            <text:p>176100</text:p>
          </table:table-cell>
          <table:table-cell table:formula="of:=([.F1168]-[.F1167])/[.F1167]" office:value-type="float" office:value="-0.0298732233774737" calcext:value-type="float">
            <text:p>-0.029873223377474</text:p>
          </table:table-cell>
          <table:table-cell table:formula="of:=[.H1168]-PerAnnumRiskFreeRate/TradingDaysPerYear" office:value-type="float" office:value="-0.0300319535362039" calcext:value-type="float">
            <text:p>-0.0300319535362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18</text:p>
          </table:table-cell>
          <table:table-cell office:value-type="float" office:value="32.606667" calcext:value-type="float">
            <text:p>32.606667</text:p>
          </table:table-cell>
          <table:table-cell office:value-type="float" office:value="32.676666" calcext:value-type="float">
            <text:p>32.676666</text:p>
          </table:table-cell>
          <table:table-cell office:value-type="float" office:value="31.853333" calcext:value-type="float">
            <text:p>31.853333</text:p>
          </table:table-cell>
          <table:table-cell office:value-type="float" office:value="32.386665" calcext:value-type="float">
            <text:p>32.386665</text:p>
          </table:table-cell>
          <table:table-cell office:value-type="float" office:value="23.216734" calcext:value-type="float">
            <text:p>23.216734</text:p>
          </table:table-cell>
          <table:table-cell office:value-type="float" office:value="218700" calcext:value-type="float">
            <text:p>218700</text:p>
          </table:table-cell>
          <table:table-cell table:formula="of:=([.F1169]-[.F1168])/[.F1168]" office:value-type="float" office:value="0.000617953421706906" calcext:value-type="float">
            <text:p>0.000617953421707</text:p>
          </table:table-cell>
          <table:table-cell table:formula="of:=[.H1169]-PerAnnumRiskFreeRate/TradingDaysPerYear" office:value-type="float" office:value="0.000459223262976747" calcext:value-type="float">
            <text:p>0.0004592232629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19</text:p>
          </table:table-cell>
          <table:table-cell office:value-type="float" office:value="32.333332" calcext:value-type="float">
            <text:p>32.333332</text:p>
          </table:table-cell>
          <table:table-cell office:value-type="float" office:value="32.849998" calcext:value-type="float">
            <text:p>32.849998</text:p>
          </table:table-cell>
          <table:table-cell office:value-type="float" office:value="32.276669" calcext:value-type="float">
            <text:p>32.276669</text:p>
          </table:table-cell>
          <table:table-cell office:value-type="float" office:value="32.796665" calcext:value-type="float">
            <text:p>32.796665</text:p>
          </table:table-cell>
          <table:table-cell office:value-type="float" office:value="23.510645" calcext:value-type="float">
            <text:p>23.510645</text:p>
          </table:table-cell>
          <table:table-cell office:value-type="float" office:value="563700" calcext:value-type="float">
            <text:p>563700</text:p>
          </table:table-cell>
          <table:table-cell table:formula="of:=([.F1170]-[.F1169])/[.F1169]" office:value-type="float" office:value="0.0126594464148145" calcext:value-type="float">
            <text:p>0.012659446414815</text:p>
          </table:table-cell>
          <table:table-cell table:formula="of:=[.H1170]-PerAnnumRiskFreeRate/TradingDaysPerYear" office:value-type="float" office:value="0.0125007162560843" calcext:value-type="float">
            <text:p>0.0125007162560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20</text:p>
          </table:table-cell>
          <table:table-cell office:value-type="float" office:value="32.889999" calcext:value-type="float">
            <text:p>32.889999</text:p>
          </table:table-cell>
          <table:table-cell office:value-type="float" office:value="32.916668" calcext:value-type="float">
            <text:p>32.916668</text:p>
          </table:table-cell>
          <table:table-cell table:number-columns-repeated="2" office:value-type="float" office:value="31.926666" calcext:value-type="float">
            <text:p>31.926666</text:p>
          </table:table-cell>
          <table:table-cell office:value-type="float" office:value="22.886976" calcext:value-type="float">
            <text:p>22.886976</text:p>
          </table:table-cell>
          <table:table-cell office:value-type="float" office:value="220500" calcext:value-type="float">
            <text:p>220500</text:p>
          </table:table-cell>
          <table:table-cell table:formula="of:=([.F1171]-[.F1170])/[.F1170]" office:value-type="float" office:value="-0.0265270901755354" calcext:value-type="float">
            <text:p>-0.026527090175535</text:p>
          </table:table-cell>
          <table:table-cell table:formula="of:=[.H1171]-PerAnnumRiskFreeRate/TradingDaysPerYear" office:value-type="float" office:value="-0.0266858203342655" calcext:value-type="float">
            <text:p>-0.0266858203342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21</text:p>
          </table:table-cell>
          <table:table-cell office:value-type="float" office:value="31.903334" calcext:value-type="float">
            <text:p>31.903334</text:p>
          </table:table-cell>
          <table:table-cell office:value-type="float" office:value="31.946667" calcext:value-type="float">
            <text:p>31.946667</text:p>
          </table:table-cell>
          <table:table-cell table:number-columns-repeated="2" office:value-type="float" office:value="31.383333" calcext:value-type="float">
            <text:p>31.383333</text:p>
          </table:table-cell>
          <table:table-cell office:value-type="float" office:value="22.497484" calcext:value-type="float">
            <text:p>22.497484</text:p>
          </table:table-cell>
          <table:table-cell office:value-type="float" office:value="240900" calcext:value-type="float">
            <text:p>240900</text:p>
          </table:table-cell>
          <table:table-cell table:formula="of:=([.F1172]-[.F1171])/[.F1171]" office:value-type="float" office:value="-0.0170180630241409" calcext:value-type="float">
            <text:p>-0.017018063024141</text:p>
          </table:table-cell>
          <table:table-cell table:formula="of:=[.H1172]-PerAnnumRiskFreeRate/TradingDaysPerYear" office:value-type="float" office:value="-0.0171767931828711" calcext:value-type="float">
            <text:p>-0.0171767931828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24</text:p>
          </table:table-cell>
          <table:table-cell office:value-type="float" office:value="31.523333" calcext:value-type="float">
            <text:p>31.523333</text:p>
          </table:table-cell>
          <table:table-cell office:value-type="float" office:value="32.373333" calcext:value-type="float">
            <text:p>32.373333</text:p>
          </table:table-cell>
          <table:table-cell office:value-type="float" office:value="31.523333" calcext:value-type="float">
            <text:p>31.523333</text:p>
          </table:table-cell>
          <table:table-cell office:value-type="float" office:value="32.290001" calcext:value-type="float">
            <text:p>32.290001</text:p>
          </table:table-cell>
          <table:table-cell office:value-type="float" office:value="23.147442" calcext:value-type="float">
            <text:p>23.147442</text:p>
          </table:table-cell>
          <table:table-cell office:value-type="float" office:value="348000" calcext:value-type="float">
            <text:p>348000</text:p>
          </table:table-cell>
          <table:table-cell table:formula="of:=([.F1173]-[.F1172])/[.F1172]" office:value-type="float" office:value="0.0288902527944903" calcext:value-type="float">
            <text:p>0.02889025279449</text:p>
          </table:table-cell>
          <table:table-cell table:formula="of:=[.H1173]-PerAnnumRiskFreeRate/TradingDaysPerYear" office:value-type="float" office:value="0.0287315226357602" calcext:value-type="float">
            <text:p>0.028731522635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25</text:p>
          </table:table-cell>
          <table:table-cell office:value-type="float" office:value="32.573334" calcext:value-type="float">
            <text:p>32.573334</text:p>
          </table:table-cell>
          <table:table-cell office:value-type="float" office:value="32.966667" calcext:value-type="float">
            <text:p>32.966667</text:p>
          </table:table-cell>
          <table:table-cell office:value-type="float" office:value="32.433334" calcext:value-type="float">
            <text:p>32.433334</text:p>
          </table:table-cell>
          <table:table-cell office:value-type="float" office:value="32.933334" calcext:value-type="float">
            <text:p>32.933334</text:p>
          </table:table-cell>
          <table:table-cell office:value-type="float" office:value="23.608618" calcext:value-type="float">
            <text:p>23.608618</text:p>
          </table:table-cell>
          <table:table-cell office:value-type="float" office:value="184800" calcext:value-type="float">
            <text:p>184800</text:p>
          </table:table-cell>
          <table:table-cell table:formula="of:=([.F1174]-[.F1173])/[.F1173]" office:value-type="float" office:value="0.0199234109756058" calcext:value-type="float">
            <text:p>0.019923410975606</text:p>
          </table:table-cell>
          <table:table-cell table:formula="of:=[.H1174]-PerAnnumRiskFreeRate/TradingDaysPerYear" office:value-type="float" office:value="0.0197646808168756" calcext:value-type="float">
            <text:p>0.0197646808168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26</text:p>
          </table:table-cell>
          <table:table-cell office:value-type="float" office:value="32.933334" calcext:value-type="float">
            <text:p>32.933334</text:p>
          </table:table-cell>
          <table:table-cell office:value-type="float" office:value="33.639999" calcext:value-type="float">
            <text:p>33.639999</text:p>
          </table:table-cell>
          <table:table-cell office:value-type="float" office:value="32.706669" calcext:value-type="float">
            <text:p>32.706669</text:p>
          </table:table-cell>
          <table:table-cell office:value-type="float" office:value="33.5" calcext:value-type="float">
            <text:p>33.5</text:p>
          </table:table-cell>
          <table:table-cell office:value-type="float" office:value="24.014833" calcext:value-type="float">
            <text:p>24.014833</text:p>
          </table:table-cell>
          <table:table-cell office:value-type="float" office:value="546900" calcext:value-type="float">
            <text:p>546900</text:p>
          </table:table-cell>
          <table:table-cell table:formula="of:=([.F1175]-[.F1174])/[.F1174]" office:value-type="float" office:value="0.0172062168145547" calcext:value-type="float">
            <text:p>0.017206216814555</text:p>
          </table:table-cell>
          <table:table-cell table:formula="of:=[.H1175]-PerAnnumRiskFreeRate/TradingDaysPerYear" office:value-type="float" office:value="0.0170474866558246" calcext:value-type="float">
            <text:p>0.0170474866558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27</text:p>
          </table:table-cell>
          <table:table-cell office:value-type="float" office:value="33.773335" calcext:value-type="float">
            <text:p>33.773335</text:p>
          </table:table-cell>
          <table:table-cell office:value-type="float" office:value="33.950001" calcext:value-type="float">
            <text:p>33.950001</text:p>
          </table:table-cell>
          <table:table-cell office:value-type="float" office:value="33.139999" calcext:value-type="float">
            <text:p>33.139999</text:p>
          </table:table-cell>
          <table:table-cell office:value-type="float" office:value="33.349998" calcext:value-type="float">
            <text:p>33.349998</text:p>
          </table:table-cell>
          <table:table-cell office:value-type="float" office:value="23.90731" calcext:value-type="float">
            <text:p>23.90731</text:p>
          </table:table-cell>
          <table:table-cell office:value-type="float" office:value="362400" calcext:value-type="float">
            <text:p>362400</text:p>
          </table:table-cell>
          <table:table-cell table:formula="of:=([.F1176]-[.F1175])/[.F1175]" office:value-type="float" office:value="-0.00447735780631914" calcext:value-type="float">
            <text:p>-0.004477357806319</text:p>
          </table:table-cell>
          <table:table-cell table:formula="of:=[.H1176]-PerAnnumRiskFreeRate/TradingDaysPerYear" office:value-type="float" office:value="-0.0046360879650493" calcext:value-type="float">
            <text:p>-0.0046360879650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28</text:p>
          </table:table-cell>
          <table:table-cell office:value-type="float" office:value="33.130001" calcext:value-type="float">
            <text:p>33.130001</text:p>
          </table:table-cell>
          <table:table-cell office:value-type="float" office:value="33.483334" calcext:value-type="float">
            <text:p>33.483334</text:p>
          </table:table-cell>
          <table:table-cell office:value-type="float" office:value="32.946667" calcext:value-type="float">
            <text:p>32.946667</text:p>
          </table:table-cell>
          <table:table-cell office:value-type="float" office:value="33.393333" calcext:value-type="float">
            <text:p>33.393333</text:p>
          </table:table-cell>
          <table:table-cell office:value-type="float" office:value="23.93837" calcext:value-type="float">
            <text:p>23.93837</text:p>
          </table:table-cell>
          <table:table-cell office:value-type="float" office:value="198300" calcext:value-type="float">
            <text:p>198300</text:p>
          </table:table-cell>
          <table:table-cell table:formula="of:=([.F1177]-[.F1176])/[.F1176]" office:value-type="float" office:value="0.00129918422440668" calcext:value-type="float">
            <text:p>0.001299184224407</text:p>
          </table:table-cell>
          <table:table-cell table:formula="of:=[.H1177]-PerAnnumRiskFreeRate/TradingDaysPerYear" office:value-type="float" office:value="0.00114045406567652" calcext:value-type="float">
            <text:p>0.0011404540656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7-31</text:p>
          </table:table-cell>
          <table:table-cell office:value-type="float" office:value="33.423332" calcext:value-type="float">
            <text:p>33.423332</text:p>
          </table:table-cell>
          <table:table-cell office:value-type="float" office:value="34.053333" calcext:value-type="float">
            <text:p>34.053333</text:p>
          </table:table-cell>
          <table:table-cell office:value-type="float" office:value="33.423332" calcext:value-type="float">
            <text:p>33.423332</text:p>
          </table:table-cell>
          <table:table-cell office:value-type="float" office:value="33.919998" calcext:value-type="float">
            <text:p>33.919998</text:p>
          </table:table-cell>
          <table:table-cell office:value-type="float" office:value="24.315922" calcext:value-type="float">
            <text:p>24.315922</text:p>
          </table:table-cell>
          <table:table-cell office:value-type="float" office:value="269100" calcext:value-type="float">
            <text:p>269100</text:p>
          </table:table-cell>
          <table:table-cell table:formula="of:=([.F1178]-[.F1177])/[.F1177]" office:value-type="float" office:value="0.0157718340889543" calcext:value-type="float">
            <text:p>0.015771834088954</text:p>
          </table:table-cell>
          <table:table-cell table:formula="of:=[.H1178]-PerAnnumRiskFreeRate/TradingDaysPerYear" office:value-type="float" office:value="0.0156131039302242" calcext:value-type="float">
            <text:p>0.0156131039302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01</text:p>
          </table:table-cell>
          <table:table-cell office:value-type="float" office:value="33.866669" calcext:value-type="float">
            <text:p>33.866669</text:p>
          </table:table-cell>
          <table:table-cell office:value-type="float" office:value="34.049999" calcext:value-type="float">
            <text:p>34.049999</text:p>
          </table:table-cell>
          <table:table-cell office:value-type="float" office:value="33.483334" calcext:value-type="float">
            <text:p>33.483334</text:p>
          </table:table-cell>
          <table:table-cell office:value-type="float" office:value="34.029999" calcext:value-type="float">
            <text:p>34.029999</text:p>
          </table:table-cell>
          <table:table-cell office:value-type="float" office:value="24.394775" calcext:value-type="float">
            <text:p>24.394775</text:p>
          </table:table-cell>
          <table:table-cell office:value-type="float" office:value="260700" calcext:value-type="float">
            <text:p>260700</text:p>
          </table:table-cell>
          <table:table-cell table:formula="of:=([.F1179]-[.F1178])/[.F1178]" office:value-type="float" office:value="0.00324285462011265" calcext:value-type="float">
            <text:p>0.003242854620113</text:p>
          </table:table-cell>
          <table:table-cell table:formula="of:=[.H1179]-PerAnnumRiskFreeRate/TradingDaysPerYear" office:value-type="float" office:value="0.00308412446138249" calcext:value-type="float">
            <text:p>0.0030841244613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02</text:p>
          </table:table-cell>
          <table:table-cell office:value-type="float" office:value="34.323334" calcext:value-type="float">
            <text:p>34.323334</text:p>
          </table:table-cell>
          <table:table-cell office:value-type="float" office:value="34.650002" calcext:value-type="float">
            <text:p>34.650002</text:p>
          </table:table-cell>
          <table:table-cell office:value-type="float" office:value="33.93" calcext:value-type="float">
            <text:p>33.93</text:p>
          </table:table-cell>
          <table:table-cell office:value-type="float" office:value="34.186668" calcext:value-type="float">
            <text:p>34.186668</text:p>
          </table:table-cell>
          <table:table-cell office:value-type="float" office:value="24.507086" calcext:value-type="float">
            <text:p>24.507086</text:p>
          </table:table-cell>
          <table:table-cell office:value-type="float" office:value="335400" calcext:value-type="float">
            <text:p>335400</text:p>
          </table:table-cell>
          <table:table-cell table:formula="of:=([.F1180]-[.F1179])/[.F1179]" office:value-type="float" office:value="0.00460389571127431" calcext:value-type="float">
            <text:p>0.004603895711274</text:p>
          </table:table-cell>
          <table:table-cell table:formula="of:=[.H1180]-PerAnnumRiskFreeRate/TradingDaysPerYear" office:value-type="float" office:value="0.00444516555254416" calcext:value-type="float">
            <text:p>0.0044451655525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03</text:p>
          </table:table-cell>
          <table:table-cell office:value-type="float" office:value="33.740002" calcext:value-type="float">
            <text:p>33.740002</text:p>
          </table:table-cell>
          <table:table-cell office:value-type="float" office:value="34.186668" calcext:value-type="float">
            <text:p>34.186668</text:p>
          </table:table-cell>
          <table:table-cell office:value-type="float" office:value="33.740002" calcext:value-type="float">
            <text:p>33.740002</text:p>
          </table:table-cell>
          <table:table-cell office:value-type="float" office:value="33.970001" calcext:value-type="float">
            <text:p>33.970001</text:p>
          </table:table-cell>
          <table:table-cell office:value-type="float" office:value="24.351761" calcext:value-type="float">
            <text:p>24.351761</text:p>
          </table:table-cell>
          <table:table-cell office:value-type="float" office:value="242700" calcext:value-type="float">
            <text:p>242700</text:p>
          </table:table-cell>
          <table:table-cell table:formula="of:=([.F1181]-[.F1180])/[.F1180]" office:value-type="float" office:value="-0.00633796282430319" calcext:value-type="float">
            <text:p>-0.006337962824303</text:p>
          </table:table-cell>
          <table:table-cell table:formula="of:=[.H1181]-PerAnnumRiskFreeRate/TradingDaysPerYear" office:value-type="float" office:value="-0.00649669298303335" calcext:value-type="float">
            <text:p>-0.0064966929830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04</text:p>
          </table:table-cell>
          <table:table-cell table:number-columns-repeated="2" office:value-type="float" office:value="34.139999" calcext:value-type="float">
            <text:p>34.139999</text:p>
          </table:table-cell>
          <table:table-cell office:value-type="float" office:value="33.34" calcext:value-type="float">
            <text:p>33.34</text:p>
          </table:table-cell>
          <table:table-cell office:value-type="float" office:value="33.626667" calcext:value-type="float">
            <text:p>33.626667</text:p>
          </table:table-cell>
          <table:table-cell office:value-type="float" office:value="24.105644" calcext:value-type="float">
            <text:p>24.105644</text:p>
          </table:table-cell>
          <table:table-cell office:value-type="float" office:value="142200" calcext:value-type="float">
            <text:p>142200</text:p>
          </table:table-cell>
          <table:table-cell table:formula="of:=([.F1182]-[.F1181])/[.F1181]" office:value-type="float" office:value="-0.0101067434096449" calcext:value-type="float">
            <text:p>-0.010106743409645</text:p>
          </table:table-cell>
          <table:table-cell table:formula="of:=[.H1182]-PerAnnumRiskFreeRate/TradingDaysPerYear" office:value-type="float" office:value="-0.0102654735683751" calcext:value-type="float">
            <text:p>-0.0102654735683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07</text:p>
          </table:table-cell>
          <table:table-cell office:value-type="float" office:value="33.75" calcext:value-type="float">
            <text:p>33.75</text:p>
          </table:table-cell>
          <table:table-cell office:value-type="float" office:value="34.063332" calcext:value-type="float">
            <text:p>34.063332</text:p>
          </table:table-cell>
          <table:table-cell office:value-type="float" office:value="33.523335" calcext:value-type="float">
            <text:p>33.523335</text:p>
          </table:table-cell>
          <table:table-cell office:value-type="float" office:value="33.816666" calcext:value-type="float">
            <text:p>33.816666</text:p>
          </table:table-cell>
          <table:table-cell office:value-type="float" office:value="24.241848" calcext:value-type="float">
            <text:p>24.241848</text:p>
          </table:table-cell>
          <table:table-cell office:value-type="float" office:value="183000" calcext:value-type="float">
            <text:p>183000</text:p>
          </table:table-cell>
          <table:table-cell table:formula="of:=([.F1183]-[.F1182])/[.F1182]" office:value-type="float" office:value="0.00565029500974956" calcext:value-type="float">
            <text:p>0.00565029500975</text:p>
          </table:table-cell>
          <table:table-cell table:formula="of:=[.H1183]-PerAnnumRiskFreeRate/TradingDaysPerYear" office:value-type="float" office:value="0.0054915648510194" calcext:value-type="float">
            <text:p>0.0054915648510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08</text:p>
          </table:table-cell>
          <table:table-cell office:value-type="float" office:value="33.816666" calcext:value-type="float">
            <text:p>33.816666</text:p>
          </table:table-cell>
          <table:table-cell office:value-type="float" office:value="34.099998" calcext:value-type="float">
            <text:p>34.099998</text:p>
          </table:table-cell>
          <table:table-cell office:value-type="float" office:value="33.599998" calcext:value-type="float">
            <text:p>33.599998</text:p>
          </table:table-cell>
          <table:table-cell office:value-type="float" office:value="33.686668" calcext:value-type="float">
            <text:p>33.686668</text:p>
          </table:table-cell>
          <table:table-cell office:value-type="float" office:value="24.148649" calcext:value-type="float">
            <text:p>24.148649</text:p>
          </table:table-cell>
          <table:table-cell office:value-type="float" office:value="154800" calcext:value-type="float">
            <text:p>154800</text:p>
          </table:table-cell>
          <table:table-cell table:formula="of:=([.F1184]-[.F1183])/[.F1183]" office:value-type="float" office:value="-0.00384455013495679" calcext:value-type="float">
            <text:p>-0.003844550134957</text:p>
          </table:table-cell>
          <table:table-cell table:formula="of:=[.H1184]-PerAnnumRiskFreeRate/TradingDaysPerYear" office:value-type="float" office:value="-0.00400328029368695" calcext:value-type="float">
            <text:p>-0.0040032802936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09</text:p>
          </table:table-cell>
          <table:table-cell office:value-type="float" office:value="33.950001" calcext:value-type="float">
            <text:p>33.950001</text:p>
          </table:table-cell>
          <table:table-cell office:value-type="float" office:value="34.333332" calcext:value-type="float">
            <text:p>34.333332</text:p>
          </table:table-cell>
          <table:table-cell office:value-type="float" office:value="33.783333" calcext:value-type="float">
            <text:p>33.783333</text:p>
          </table:table-cell>
          <table:table-cell office:value-type="float" office:value="33.91" calcext:value-type="float">
            <text:p>33.91</text:p>
          </table:table-cell>
          <table:table-cell office:value-type="float" office:value="24.308758" calcext:value-type="float">
            <text:p>24.308758</text:p>
          </table:table-cell>
          <table:table-cell office:value-type="float" office:value="224100" calcext:value-type="float">
            <text:p>224100</text:p>
          </table:table-cell>
          <table:table-cell table:formula="of:=([.F1185]-[.F1184])/[.F1184]" office:value-type="float" office:value="0.00663014316038972" calcext:value-type="float">
            <text:p>0.00663014316039</text:p>
          </table:table-cell>
          <table:table-cell table:formula="of:=[.H1185]-PerAnnumRiskFreeRate/TradingDaysPerYear" office:value-type="float" office:value="0.00647141300165956" calcext:value-type="float">
            <text:p>0.006471413001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10</text:p>
          </table:table-cell>
          <table:table-cell office:value-type="float" office:value="33.646667" calcext:value-type="float">
            <text:p>33.646667</text:p>
          </table:table-cell>
          <table:table-cell office:value-type="float" office:value="33.763332" calcext:value-type="float">
            <text:p>33.763332</text:p>
          </table:table-cell>
          <table:table-cell office:value-type="float" office:value="33.363335" calcext:value-type="float">
            <text:p>33.363335</text:p>
          </table:table-cell>
          <table:table-cell office:value-type="float" office:value="33.723331" calcext:value-type="float">
            <text:p>33.723331</text:p>
          </table:table-cell>
          <table:table-cell office:value-type="float" office:value="24.174936" calcext:value-type="float">
            <text:p>24.174936</text:p>
          </table:table-cell>
          <table:table-cell office:value-type="float" office:value="238500" calcext:value-type="float">
            <text:p>238500</text:p>
          </table:table-cell>
          <table:table-cell table:formula="of:=([.F1186]-[.F1185])/[.F1185]" office:value-type="float" office:value="-0.00550509408995729" calcext:value-type="float">
            <text:p>-0.005505094089957</text:p>
          </table:table-cell>
          <table:table-cell table:formula="of:=[.H1186]-PerAnnumRiskFreeRate/TradingDaysPerYear" office:value-type="float" office:value="-0.00566382424868745" calcext:value-type="float">
            <text:p>-0.0056638242486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11</text:p>
          </table:table-cell>
          <table:table-cell office:value-type="float" office:value="33.686668" calcext:value-type="float">
            <text:p>33.686668</text:p>
          </table:table-cell>
          <table:table-cell office:value-type="float" office:value="33.720001" calcext:value-type="float">
            <text:p>33.720001</text:p>
          </table:table-cell>
          <table:table-cell office:value-type="float" office:value="33.376667" calcext:value-type="float">
            <text:p>33.376667</text:p>
          </table:table-cell>
          <table:table-cell office:value-type="float" office:value="33.549999" calcext:value-type="float">
            <text:p>33.549999</text:p>
          </table:table-cell>
          <table:table-cell office:value-type="float" office:value="24.050678" calcext:value-type="float">
            <text:p>24.050678</text:p>
          </table:table-cell>
          <table:table-cell office:value-type="float" office:value="130500" calcext:value-type="float">
            <text:p>130500</text:p>
          </table:table-cell>
          <table:table-cell table:formula="of:=([.F1187]-[.F1186])/[.F1186]" office:value-type="float" office:value="-0.00513995155974757" calcext:value-type="float">
            <text:p>-0.005139951559748</text:p>
          </table:table-cell>
          <table:table-cell table:formula="of:=[.H1187]-PerAnnumRiskFreeRate/TradingDaysPerYear" office:value-type="float" office:value="-0.00529868171847772" calcext:value-type="float">
            <text:p>-0.0052986817184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14</text:p>
          </table:table-cell>
          <table:table-cell table:number-columns-repeated="2" office:value-type="float" office:value="33.373333" calcext:value-type="float">
            <text:p>33.373333</text:p>
          </table:table-cell>
          <table:table-cell office:value-type="float" office:value="32.853333" calcext:value-type="float">
            <text:p>32.853333</text:p>
          </table:table-cell>
          <table:table-cell office:value-type="float" office:value="32.946667" calcext:value-type="float">
            <text:p>32.946667</text:p>
          </table:table-cell>
          <table:table-cell office:value-type="float" office:value="23.618168" calcext:value-type="float">
            <text:p>23.618168</text:p>
          </table:table-cell>
          <table:table-cell office:value-type="float" office:value="272700" calcext:value-type="float">
            <text:p>272700</text:p>
          </table:table-cell>
          <table:table-cell table:formula="of:=([.F1188]-[.F1187])/[.F1187]" office:value-type="float" office:value="-0.0179832768124042" calcext:value-type="float">
            <text:p>-0.017983276812404</text:p>
          </table:table-cell>
          <table:table-cell table:formula="of:=[.H1188]-PerAnnumRiskFreeRate/TradingDaysPerYear" office:value-type="float" office:value="-0.0181420069711344" calcext:value-type="float">
            <text:p>-0.0181420069711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15</text:p>
          </table:table-cell>
          <table:table-cell office:value-type="float" office:value="33.209999" calcext:value-type="float">
            <text:p>33.209999</text:p>
          </table:table-cell>
          <table:table-cell office:value-type="float" office:value="33.25" calcext:value-type="float">
            <text:p>33.25</text:p>
          </table:table-cell>
          <table:table-cell office:value-type="float" office:value="32.933334" calcext:value-type="float">
            <text:p>32.933334</text:p>
          </table:table-cell>
          <table:table-cell office:value-type="float" office:value="33.213333" calcext:value-type="float">
            <text:p>33.213333</text:p>
          </table:table-cell>
          <table:table-cell office:value-type="float" office:value="23.809332" calcext:value-type="float">
            <text:p>23.809332</text:p>
          </table:table-cell>
          <table:table-cell office:value-type="float" office:value="236400" calcext:value-type="float">
            <text:p>236400</text:p>
          </table:table-cell>
          <table:table-cell table:formula="of:=([.F1189]-[.F1188])/[.F1188]" office:value-type="float" office:value="0.00809393853071079" calcext:value-type="float">
            <text:p>0.008093938530711</text:p>
          </table:table-cell>
          <table:table-cell table:formula="of:=[.H1189]-PerAnnumRiskFreeRate/TradingDaysPerYear" office:value-type="float" office:value="0.00793520837198063" calcext:value-type="float">
            <text:p>0.0079352083719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16</text:p>
          </table:table-cell>
          <table:table-cell office:value-type="float" office:value="33.27" calcext:value-type="float">
            <text:p>33.27</text:p>
          </table:table-cell>
          <table:table-cell office:value-type="float" office:value="33.580002" calcext:value-type="float">
            <text:p>33.580002</text:p>
          </table:table-cell>
          <table:table-cell office:value-type="float" office:value="33.013332" calcext:value-type="float">
            <text:p>33.013332</text:p>
          </table:table-cell>
          <table:table-cell office:value-type="float" office:value="33.166668" calcext:value-type="float">
            <text:p>33.166668</text:p>
          </table:table-cell>
          <table:table-cell office:value-type="float" office:value="23.775888" calcext:value-type="float">
            <text:p>23.775888</text:p>
          </table:table-cell>
          <table:table-cell office:value-type="float" office:value="188400" calcext:value-type="float">
            <text:p>188400</text:p>
          </table:table-cell>
          <table:table-cell table:formula="of:=([.F1190]-[.F1189])/[.F1189]" office:value-type="float" office:value="-0.00140465931593557" calcext:value-type="float">
            <text:p>-0.001404659315936</text:p>
          </table:table-cell>
          <table:table-cell table:formula="of:=[.H1190]-PerAnnumRiskFreeRate/TradingDaysPerYear" office:value-type="float" office:value="-0.00156338947466573" calcext:value-type="float">
            <text:p>-0.0015633894746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17</text:p>
          </table:table-cell>
          <table:table-cell table:number-columns-repeated="2" office:value-type="float" office:value="32.986668" calcext:value-type="float">
            <text:p>32.986668</text:p>
          </table:table-cell>
          <table:table-cell office:value-type="float" office:value="32.606667" calcext:value-type="float">
            <text:p>32.606667</text:p>
          </table:table-cell>
          <table:table-cell office:value-type="float" office:value="32.933334" calcext:value-type="float">
            <text:p>32.933334</text:p>
          </table:table-cell>
          <table:table-cell office:value-type="float" office:value="23.608618" calcext:value-type="float">
            <text:p>23.608618</text:p>
          </table:table-cell>
          <table:table-cell office:value-type="float" office:value="460800" calcext:value-type="float">
            <text:p>460800</text:p>
          </table:table-cell>
          <table:table-cell table:formula="of:=([.F1191]-[.F1190])/[.F1190]" office:value-type="float" office:value="-0.00703527876645442" calcext:value-type="float">
            <text:p>-0.007035278766454</text:p>
          </table:table-cell>
          <table:table-cell table:formula="of:=[.H1191]-PerAnnumRiskFreeRate/TradingDaysPerYear" office:value-type="float" office:value="-0.00719400892518458" calcext:value-type="float">
            <text:p>-0.0071940089251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18</text:p>
          </table:table-cell>
          <table:table-cell office:value-type="float" office:value="32.983334" calcext:value-type="float">
            <text:p>32.983334</text:p>
          </table:table-cell>
          <table:table-cell office:value-type="float" office:value="33.283333" calcext:value-type="float">
            <text:p>33.283333</text:p>
          </table:table-cell>
          <table:table-cell office:value-type="float" office:value="32.756668" calcext:value-type="float">
            <text:p>32.756668</text:p>
          </table:table-cell>
          <table:table-cell office:value-type="float" office:value="33.206669" calcext:value-type="float">
            <text:p>33.206669</text:p>
          </table:table-cell>
          <table:table-cell office:value-type="float" office:value="23.804564" calcext:value-type="float">
            <text:p>23.804564</text:p>
          </table:table-cell>
          <table:table-cell office:value-type="float" office:value="110400" calcext:value-type="float">
            <text:p>110400</text:p>
          </table:table-cell>
          <table:table-cell table:formula="of:=([.F1192]-[.F1191])/[.F1191]" office:value-type="float" office:value="0.00829976578891654" calcext:value-type="float">
            <text:p>0.008299765788917</text:p>
          </table:table-cell>
          <table:table-cell table:formula="of:=[.H1192]-PerAnnumRiskFreeRate/TradingDaysPerYear" office:value-type="float" office:value="0.00814103563018638" calcext:value-type="float">
            <text:p>0.0081410356301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21</text:p>
          </table:table-cell>
          <table:table-cell office:value-type="float" office:value="33.533333" calcext:value-type="float">
            <text:p>33.533333</text:p>
          </table:table-cell>
          <table:table-cell office:value-type="float" office:value="33.633331" calcext:value-type="float">
            <text:p>33.633331</text:p>
          </table:table-cell>
          <table:table-cell office:value-type="float" office:value="33.41" calcext:value-type="float">
            <text:p>33.41</text:p>
          </table:table-cell>
          <table:table-cell office:value-type="float" office:value="33.596668" calcext:value-type="float">
            <text:p>33.596668</text:p>
          </table:table-cell>
          <table:table-cell office:value-type="float" office:value="24.084141" calcext:value-type="float">
            <text:p>24.084141</text:p>
          </table:table-cell>
          <table:table-cell office:value-type="float" office:value="308400" calcext:value-type="float">
            <text:p>308400</text:p>
          </table:table-cell>
          <table:table-cell table:formula="of:=([.F1193]-[.F1192])/[.F1192]" office:value-type="float" office:value="0.0117446805578964" calcext:value-type="float">
            <text:p>0.011744680557896</text:p>
          </table:table-cell>
          <table:table-cell table:formula="of:=[.H1193]-PerAnnumRiskFreeRate/TradingDaysPerYear" office:value-type="float" office:value="0.0115859503991662" calcext:value-type="float">
            <text:p>0.0115859503991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22</text:p>
          </table:table-cell>
          <table:table-cell office:value-type="float" office:value="33.513332" calcext:value-type="float">
            <text:p>33.513332</text:p>
          </table:table-cell>
          <table:table-cell office:value-type="float" office:value="33.783333" calcext:value-type="float">
            <text:p>33.783333</text:p>
          </table:table-cell>
          <table:table-cell office:value-type="float" office:value="33.513332" calcext:value-type="float">
            <text:p>33.513332</text:p>
          </table:table-cell>
          <table:table-cell office:value-type="float" office:value="33.783333" calcext:value-type="float">
            <text:p>33.783333</text:p>
          </table:table-cell>
          <table:table-cell office:value-type="float" office:value="24.217947" calcext:value-type="float">
            <text:p>24.217947</text:p>
          </table:table-cell>
          <table:table-cell office:value-type="float" office:value="227400" calcext:value-type="float">
            <text:p>227400</text:p>
          </table:table-cell>
          <table:table-cell table:formula="of:=([.F1194]-[.F1193])/[.F1193]" office:value-type="float" office:value="0.00555577215728806" calcext:value-type="float">
            <text:p>0.005555772157288</text:p>
          </table:table-cell>
          <table:table-cell table:formula="of:=[.H1194]-PerAnnumRiskFreeRate/TradingDaysPerYear" office:value-type="float" office:value="0.0053970419985579" calcext:value-type="float">
            <text:p>0.0053970419985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23</text:p>
          </table:table-cell>
          <table:table-cell office:value-type="float" office:value="33.700001" calcext:value-type="float">
            <text:p>33.700001</text:p>
          </table:table-cell>
          <table:table-cell office:value-type="float" office:value="33.84" calcext:value-type="float">
            <text:p>33.84</text:p>
          </table:table-cell>
          <table:table-cell office:value-type="float" office:value="33.253334" calcext:value-type="float">
            <text:p>33.253334</text:p>
          </table:table-cell>
          <table:table-cell office:value-type="float" office:value="33.343334" calcext:value-type="float">
            <text:p>33.343334</text:p>
          </table:table-cell>
          <table:table-cell office:value-type="float" office:value="23.902533" calcext:value-type="float">
            <text:p>23.902533</text:p>
          </table:table-cell>
          <table:table-cell office:value-type="float" office:value="345000" calcext:value-type="float">
            <text:p>345000</text:p>
          </table:table-cell>
          <table:table-cell table:formula="of:=([.F1195]-[.F1194])/[.F1194]" office:value-type="float" office:value="-0.0130239776311345" calcext:value-type="float">
            <text:p>-0.013023977631135</text:p>
          </table:table-cell>
          <table:table-cell table:formula="of:=[.H1195]-PerAnnumRiskFreeRate/TradingDaysPerYear" office:value-type="float" office:value="-0.0131827077898646" calcext:value-type="float">
            <text:p>-0.0131827077898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24</text:p>
          </table:table-cell>
          <table:table-cell office:value-type="float" office:value="33.426666" calcext:value-type="float">
            <text:p>33.426666</text:p>
          </table:table-cell>
          <table:table-cell office:value-type="float" office:value="33.470001" calcext:value-type="float">
            <text:p>33.470001</text:p>
          </table:table-cell>
          <table:table-cell office:value-type="float" office:value="33.213333" calcext:value-type="float">
            <text:p>33.213333</text:p>
          </table:table-cell>
          <table:table-cell office:value-type="float" office:value="33.470001" calcext:value-type="float">
            <text:p>33.470001</text:p>
          </table:table-cell>
          <table:table-cell office:value-type="float" office:value="23.993332" calcext:value-type="float">
            <text:p>23.993332</text:p>
          </table:table-cell>
          <table:table-cell office:value-type="float" office:value="132600" calcext:value-type="float">
            <text:p>132600</text:p>
          </table:table-cell>
          <table:table-cell table:formula="of:=([.F1196]-[.F1195])/[.F1195]" office:value-type="float" office:value="0.00379871873830278" calcext:value-type="float">
            <text:p>0.003798718738303</text:p>
          </table:table-cell>
          <table:table-cell table:formula="of:=[.H1196]-PerAnnumRiskFreeRate/TradingDaysPerYear" office:value-type="float" office:value="0.00363998857957262" calcext:value-type="float">
            <text:p>0.0036399885795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25</text:p>
          </table:table-cell>
          <table:table-cell office:value-type="float" office:value="33.523335" calcext:value-type="float">
            <text:p>33.523335</text:p>
          </table:table-cell>
          <table:table-cell office:value-type="float" office:value="33.913334" calcext:value-type="float">
            <text:p>33.913334</text:p>
          </table:table-cell>
          <table:table-cell office:value-type="float" office:value="33.523335" calcext:value-type="float">
            <text:p>33.523335</text:p>
          </table:table-cell>
          <table:table-cell office:value-type="float" office:value="33.666668" calcext:value-type="float">
            <text:p>33.666668</text:p>
          </table:table-cell>
          <table:table-cell office:value-type="float" office:value="24.134325" calcext:value-type="float">
            <text:p>24.134325</text:p>
          </table:table-cell>
          <table:table-cell office:value-type="float" office:value="84000" calcext:value-type="float">
            <text:p>84000</text:p>
          </table:table-cell>
          <table:table-cell table:formula="of:=([.F1197]-[.F1196])/[.F1196]" office:value-type="float" office:value="0.00587634097673477" calcext:value-type="float">
            <text:p>0.005876340976735</text:p>
          </table:table-cell>
          <table:table-cell table:formula="of:=[.H1197]-PerAnnumRiskFreeRate/TradingDaysPerYear" office:value-type="float" office:value="0.00571761081800462" calcext:value-type="float">
            <text:p>0.0057176108180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28</text:p>
          </table:table-cell>
          <table:table-cell office:value-type="float" office:value="33.290001" calcext:value-type="float">
            <text:p>33.290001</text:p>
          </table:table-cell>
          <table:table-cell office:value-type="float" office:value="33.486668" calcext:value-type="float">
            <text:p>33.486668</text:p>
          </table:table-cell>
          <table:table-cell office:value-type="float" office:value="33.176666" calcext:value-type="float">
            <text:p>33.176666</text:p>
          </table:table-cell>
          <table:table-cell office:value-type="float" office:value="33.246666" calcext:value-type="float">
            <text:p>33.246666</text:p>
          </table:table-cell>
          <table:table-cell office:value-type="float" office:value="23.833237" calcext:value-type="float">
            <text:p>23.833237</text:p>
          </table:table-cell>
          <table:table-cell office:value-type="float" office:value="103200" calcext:value-type="float">
            <text:p>103200</text:p>
          </table:table-cell>
          <table:table-cell table:formula="of:=([.F1198]-[.F1197])/[.F1197]" office:value-type="float" office:value="-0.0124755094662892" calcext:value-type="float">
            <text:p>-0.012475509466289</text:p>
          </table:table-cell>
          <table:table-cell table:formula="of:=[.H1198]-PerAnnumRiskFreeRate/TradingDaysPerYear" office:value-type="float" office:value="-0.0126342396250194" calcext:value-type="float">
            <text:p>-0.0126342396250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29</text:p>
          </table:table-cell>
          <table:table-cell office:value-type="float" office:value="33.049999" calcext:value-type="float">
            <text:p>33.049999</text:p>
          </table:table-cell>
          <table:table-cell office:value-type="float" office:value="33.09" calcext:value-type="float">
            <text:p>33.09</text:p>
          </table:table-cell>
          <table:table-cell office:value-type="float" office:value="32.736668" calcext:value-type="float">
            <text:p>32.736668</text:p>
          </table:table-cell>
          <table:table-cell office:value-type="float" office:value="33.09" calcext:value-type="float">
            <text:p>33.09</text:p>
          </table:table-cell>
          <table:table-cell office:value-type="float" office:value="23.720921" calcext:value-type="float">
            <text:p>23.720921</text:p>
          </table:table-cell>
          <table:table-cell office:value-type="float" office:value="837600" calcext:value-type="float">
            <text:p>837600</text:p>
          </table:table-cell>
          <table:table-cell table:formula="of:=([.F1199]-[.F1198])/[.F1198]" office:value-type="float" office:value="-0.00471257848860396" calcext:value-type="float">
            <text:p>-0.004712578488604</text:p>
          </table:table-cell>
          <table:table-cell table:formula="of:=[.H1199]-PerAnnumRiskFreeRate/TradingDaysPerYear" office:value-type="float" office:value="-0.00487130864733411" calcext:value-type="float">
            <text:p>-0.0048713086473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30</text:p>
          </table:table-cell>
          <table:table-cell table:number-columns-repeated="2" office:value-type="float" office:value="33.133331" calcext:value-type="float">
            <text:p>33.133331</text:p>
          </table:table-cell>
          <table:table-cell office:value-type="float" office:value="32.416668" calcext:value-type="float">
            <text:p>32.416668</text:p>
          </table:table-cell>
          <table:table-cell office:value-type="float" office:value="32.689999" calcext:value-type="float">
            <text:p>32.689999</text:p>
          </table:table-cell>
          <table:table-cell office:value-type="float" office:value="23.434177" calcext:value-type="float">
            <text:p>23.434177</text:p>
          </table:table-cell>
          <table:table-cell office:value-type="float" office:value="536400" calcext:value-type="float">
            <text:p>536400</text:p>
          </table:table-cell>
          <table:table-cell table:formula="of:=([.F1200]-[.F1199])/[.F1199]" office:value-type="float" office:value="-0.0120882321559101" calcext:value-type="float">
            <text:p>-0.01208823215591</text:p>
          </table:table-cell>
          <table:table-cell table:formula="of:=[.H1200]-PerAnnumRiskFreeRate/TradingDaysPerYear" office:value-type="float" office:value="-0.0122469623146402" calcext:value-type="float">
            <text:p>-0.012246962314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8-31</text:p>
          </table:table-cell>
          <table:table-cell office:value-type="float" office:value="32.663334" calcext:value-type="float">
            <text:p>32.663334</text:p>
          </table:table-cell>
          <table:table-cell office:value-type="float" office:value="32.913334" calcext:value-type="float">
            <text:p>32.913334</text:p>
          </table:table-cell>
          <table:table-cell office:value-type="float" office:value="32.563332" calcext:value-type="float">
            <text:p>32.563332</text:p>
          </table:table-cell>
          <table:table-cell office:value-type="float" office:value="32.639999" calcext:value-type="float">
            <text:p>32.639999</text:p>
          </table:table-cell>
          <table:table-cell office:value-type="float" office:value="23.398338" calcext:value-type="float">
            <text:p>23.398338</text:p>
          </table:table-cell>
          <table:table-cell office:value-type="float" office:value="144000" calcext:value-type="float">
            <text:p>144000</text:p>
          </table:table-cell>
          <table:table-cell table:formula="of:=([.F1201]-[.F1200])/[.F1200]" office:value-type="float" office:value="-0.00152934749959426" calcext:value-type="float">
            <text:p>-0.001529347499594</text:p>
          </table:table-cell>
          <table:table-cell table:formula="of:=[.H1201]-PerAnnumRiskFreeRate/TradingDaysPerYear" office:value-type="float" office:value="-0.00168807765832442" calcext:value-type="float">
            <text:p>-0.0016880776583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01</text:p>
          </table:table-cell>
          <table:table-cell office:value-type="float" office:value="32.866669" calcext:value-type="float">
            <text:p>32.866669</text:p>
          </table:table-cell>
          <table:table-cell office:value-type="float" office:value="33.066666" calcext:value-type="float">
            <text:p>33.066666</text:p>
          </table:table-cell>
          <table:table-cell office:value-type="float" office:value="32.776669" calcext:value-type="float">
            <text:p>32.776669</text:p>
          </table:table-cell>
          <table:table-cell office:value-type="float" office:value="33.043331" calcext:value-type="float">
            <text:p>33.043331</text:p>
          </table:table-cell>
          <table:table-cell office:value-type="float" office:value="23.687468" calcext:value-type="float">
            <text:p>23.687468</text:p>
          </table:table-cell>
          <table:table-cell office:value-type="float" office:value="123300" calcext:value-type="float">
            <text:p>123300</text:p>
          </table:table-cell>
          <table:table-cell table:formula="of:=([.F1202]-[.F1201])/[.F1201]" office:value-type="float" office:value="0.0123568605599252" calcext:value-type="float">
            <text:p>0.012356860559925</text:p>
          </table:table-cell>
          <table:table-cell table:formula="of:=[.H1202]-PerAnnumRiskFreeRate/TradingDaysPerYear" office:value-type="float" office:value="0.0121981304011951" calcext:value-type="float">
            <text:p>0.0121981304011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05</text:p>
          </table:table-cell>
          <table:table-cell office:value-type="float" office:value="32.873333" calcext:value-type="float">
            <text:p>32.873333</text:p>
          </table:table-cell>
          <table:table-cell office:value-type="float" office:value="33.433334" calcext:value-type="float">
            <text:p>33.433334</text:p>
          </table:table-cell>
          <table:table-cell office:value-type="float" office:value="32.866669" calcext:value-type="float">
            <text:p>32.866669</text:p>
          </table:table-cell>
          <table:table-cell office:value-type="float" office:value="33.326668" calcext:value-type="float">
            <text:p>33.326668</text:p>
          </table:table-cell>
          <table:table-cell office:value-type="float" office:value="23.890579" calcext:value-type="float">
            <text:p>23.890579</text:p>
          </table:table-cell>
          <table:table-cell office:value-type="float" office:value="2608500" calcext:value-type="float">
            <text:p>2608500</text:p>
          </table:table-cell>
          <table:table-cell table:formula="of:=([.F1203]-[.F1202])/[.F1202]" office:value-type="float" office:value="0.00857461844381172" calcext:value-type="float">
            <text:p>0.008574618443812</text:p>
          </table:table-cell>
          <table:table-cell table:formula="of:=[.H1203]-PerAnnumRiskFreeRate/TradingDaysPerYear" office:value-type="float" office:value="0.00841588828508156" calcext:value-type="float">
            <text:p>0.0084158882850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06</text:p>
          </table:table-cell>
          <table:table-cell office:value-type="float" office:value="32.950001" calcext:value-type="float">
            <text:p>32.950001</text:p>
          </table:table-cell>
          <table:table-cell office:value-type="float" office:value="33.086666" calcext:value-type="float">
            <text:p>33.086666</text:p>
          </table:table-cell>
          <table:table-cell office:value-type="float" office:value="32.416668" calcext:value-type="float">
            <text:p>32.416668</text:p>
          </table:table-cell>
          <table:table-cell office:value-type="float" office:value="32.516666" calcext:value-type="float">
            <text:p>32.516666</text:p>
          </table:table-cell>
          <table:table-cell office:value-type="float" office:value="23.309927" calcext:value-type="float">
            <text:p>23.309927</text:p>
          </table:table-cell>
          <table:table-cell office:value-type="float" office:value="243600" calcext:value-type="float">
            <text:p>243600</text:p>
          </table:table-cell>
          <table:table-cell table:formula="of:=([.F1204]-[.F1203])/[.F1203]" office:value-type="float" office:value="-0.0243046432654479" calcext:value-type="float">
            <text:p>-0.024304643265448</text:p>
          </table:table-cell>
          <table:table-cell table:formula="of:=[.H1204]-PerAnnumRiskFreeRate/TradingDaysPerYear" office:value-type="float" office:value="-0.024463373424178" calcext:value-type="float">
            <text:p>-0.0244633734241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07</text:p>
          </table:table-cell>
          <table:table-cell office:value-type="float" office:value="32.133331" calcext:value-type="float">
            <text:p>32.133331</text:p>
          </table:table-cell>
          <table:table-cell office:value-type="float" office:value="32.43" calcext:value-type="float">
            <text:p>32.43</text:p>
          </table:table-cell>
          <table:table-cell office:value-type="float" office:value="32.02" calcext:value-type="float">
            <text:p>32.02</text:p>
          </table:table-cell>
          <table:table-cell office:value-type="float" office:value="32.236668" calcext:value-type="float">
            <text:p>32.236668</text:p>
          </table:table-cell>
          <table:table-cell office:value-type="float" office:value="23.109205" calcext:value-type="float">
            <text:p>23.109205</text:p>
          </table:table-cell>
          <table:table-cell office:value-type="float" office:value="283500" calcext:value-type="float">
            <text:p>283500</text:p>
          </table:table-cell>
          <table:table-cell table:formula="of:=([.F1205]-[.F1204])/[.F1204]" office:value-type="float" office:value="-0.0086110093781074" calcext:value-type="float">
            <text:p>-0.008611009378107</text:p>
          </table:table-cell>
          <table:table-cell table:formula="of:=[.H1205]-PerAnnumRiskFreeRate/TradingDaysPerYear" office:value-type="float" office:value="-0.00876973953683756" calcext:value-type="float">
            <text:p>-0.0087697395368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08</text:p>
          </table:table-cell>
          <table:table-cell office:value-type="float" office:value="32.200001" calcext:value-type="float">
            <text:p>32.200001</text:p>
          </table:table-cell>
          <table:table-cell office:value-type="float" office:value="32.283333" calcext:value-type="float">
            <text:p>32.283333</text:p>
          </table:table-cell>
          <table:table-cell office:value-type="float" office:value="31.563334" calcext:value-type="float">
            <text:p>31.563334</text:p>
          </table:table-cell>
          <table:table-cell office:value-type="float" office:value="31.606667" calcext:value-type="float">
            <text:p>31.606667</text:p>
          </table:table-cell>
          <table:table-cell office:value-type="float" office:value="22.657583" calcext:value-type="float">
            <text:p>22.657583</text:p>
          </table:table-cell>
          <table:table-cell office:value-type="float" office:value="358200" calcext:value-type="float">
            <text:p>358200</text:p>
          </table:table-cell>
          <table:table-cell table:formula="of:=([.F1206]-[.F1205])/[.F1205]" office:value-type="float" office:value="-0.019542948361919" calcext:value-type="float">
            <text:p>-0.019542948361919</text:p>
          </table:table-cell>
          <table:table-cell table:formula="of:=[.H1206]-PerAnnumRiskFreeRate/TradingDaysPerYear" office:value-type="float" office:value="-0.0197016785206492" calcext:value-type="float">
            <text:p>-0.0197016785206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11</text:p>
          </table:table-cell>
          <table:table-cell table:number-columns-repeated="2" office:value-type="float" office:value="30.940001" calcext:value-type="float">
            <text:p>30.940001</text:p>
          </table:table-cell>
          <table:table-cell table:number-columns-repeated="2" office:value-type="float" office:value="30.436666" calcext:value-type="float">
            <text:p>30.436666</text:p>
          </table:table-cell>
          <table:table-cell office:value-type="float" office:value="21.818851" calcext:value-type="float">
            <text:p>21.818851</text:p>
          </table:table-cell>
          <table:table-cell office:value-type="float" office:value="714300" calcext:value-type="float">
            <text:p>714300</text:p>
          </table:table-cell>
          <table:table-cell table:formula="of:=([.F1207]-[.F1206])/[.F1206]" office:value-type="float" office:value="-0.0370177172031103" calcext:value-type="float">
            <text:p>-0.03701771720311</text:p>
          </table:table-cell>
          <table:table-cell table:formula="of:=[.H1207]-PerAnnumRiskFreeRate/TradingDaysPerYear" office:value-type="float" office:value="-0.0371764473618405" calcext:value-type="float">
            <text:p>-0.0371764473618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12</text:p>
          </table:table-cell>
          <table:table-cell office:value-type="float" office:value="30.5" calcext:value-type="float">
            <text:p>30.5</text:p>
          </table:table-cell>
          <table:table-cell office:value-type="float" office:value="30.766666" calcext:value-type="float">
            <text:p>30.766666</text:p>
          </table:table-cell>
          <table:table-cell office:value-type="float" office:value="30.113333" calcext:value-type="float">
            <text:p>30.113333</text:p>
          </table:table-cell>
          <table:table-cell office:value-type="float" office:value="30.276667" calcext:value-type="float">
            <text:p>30.276667</text:p>
          </table:table-cell>
          <table:table-cell office:value-type="float" office:value="21.704157" calcext:value-type="float">
            <text:p>21.704157</text:p>
          </table:table-cell>
          <table:table-cell office:value-type="float" office:value="466200" calcext:value-type="float">
            <text:p>466200</text:p>
          </table:table-cell>
          <table:table-cell table:formula="of:=([.F1208]-[.F1207])/[.F1207]" office:value-type="float" office:value="-0.00525664710758601" calcext:value-type="float">
            <text:p>-0.005256647107586</text:p>
          </table:table-cell>
          <table:table-cell table:formula="of:=[.H1208]-PerAnnumRiskFreeRate/TradingDaysPerYear" office:value-type="float" office:value="-0.00541537726631617" calcext:value-type="float">
            <text:p>-0.0054153772663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13</text:p>
          </table:table-cell>
          <table:table-cell office:value-type="float" office:value="30.616667" calcext:value-type="float">
            <text:p>30.616667</text:p>
          </table:table-cell>
          <table:table-cell office:value-type="float" office:value="31.07" calcext:value-type="float">
            <text:p>31.07</text:p>
          </table:table-cell>
          <table:table-cell office:value-type="float" office:value="30.586666" calcext:value-type="float">
            <text:p>30.586666</text:p>
          </table:table-cell>
          <table:table-cell office:value-type="float" office:value="30.966667" calcext:value-type="float">
            <text:p>30.966667</text:p>
          </table:table-cell>
          <table:table-cell office:value-type="float" office:value="22.19879" calcext:value-type="float">
            <text:p>22.19879</text:p>
          </table:table-cell>
          <table:table-cell office:value-type="float" office:value="407400" calcext:value-type="float">
            <text:p>407400</text:p>
          </table:table-cell>
          <table:table-cell table:formula="of:=([.F1209]-[.F1208])/[.F1208]" office:value-type="float" office:value="0.0227897816994228" calcext:value-type="float">
            <text:p>0.022789781699423</text:p>
          </table:table-cell>
          <table:table-cell table:formula="of:=[.H1209]-PerAnnumRiskFreeRate/TradingDaysPerYear" office:value-type="float" office:value="0.0226310515406927" calcext:value-type="float">
            <text:p>0.0226310515406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14</text:p>
          </table:table-cell>
          <table:table-cell office:value-type="float" office:value="30.983334" calcext:value-type="float">
            <text:p>30.983334</text:p>
          </table:table-cell>
          <table:table-cell office:value-type="float" office:value="31.043333" calcext:value-type="float">
            <text:p>31.043333</text:p>
          </table:table-cell>
          <table:table-cell office:value-type="float" office:value="30.15" calcext:value-type="float">
            <text:p>30.15</text:p>
          </table:table-cell>
          <table:table-cell office:value-type="float" office:value="30.293333" calcext:value-type="float">
            <text:p>30.293333</text:p>
          </table:table-cell>
          <table:table-cell office:value-type="float" office:value="21.716112" calcext:value-type="float">
            <text:p>21.716112</text:p>
          </table:table-cell>
          <table:table-cell office:value-type="float" office:value="289200" calcext:value-type="float">
            <text:p>289200</text:p>
          </table:table-cell>
          <table:table-cell table:formula="of:=([.F1210]-[.F1209])/[.F1209]" office:value-type="float" office:value="-0.0217434373675322" calcext:value-type="float">
            <text:p>-0.021743437367532</text:p>
          </table:table-cell>
          <table:table-cell table:formula="of:=[.H1210]-PerAnnumRiskFreeRate/TradingDaysPerYear" office:value-type="float" office:value="-0.0219021675262624" calcext:value-type="float">
            <text:p>-0.0219021675262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15</text:p>
          </table:table-cell>
          <table:table-cell office:value-type="float" office:value="30.07" calcext:value-type="float">
            <text:p>30.07</text:p>
          </table:table-cell>
          <table:table-cell office:value-type="float" office:value="30.376667" calcext:value-type="float">
            <text:p>30.376667</text:p>
          </table:table-cell>
          <table:table-cell office:value-type="float" office:value="30.043333" calcext:value-type="float">
            <text:p>30.043333</text:p>
          </table:table-cell>
          <table:table-cell office:value-type="float" office:value="30.233334" calcext:value-type="float">
            <text:p>30.233334</text:p>
          </table:table-cell>
          <table:table-cell office:value-type="float" office:value="21.673086" calcext:value-type="float">
            <text:p>21.673086</text:p>
          </table:table-cell>
          <table:table-cell office:value-type="float" office:value="350100" calcext:value-type="float">
            <text:p>350100</text:p>
          </table:table-cell>
          <table:table-cell table:formula="of:=([.F1211]-[.F1210])/[.F1210]" office:value-type="float" office:value="-0.00198129388907174" calcext:value-type="float">
            <text:p>-0.001981293889072</text:p>
          </table:table-cell>
          <table:table-cell table:formula="of:=[.H1211]-PerAnnumRiskFreeRate/TradingDaysPerYear" office:value-type="float" office:value="-0.0021400240478019" calcext:value-type="float">
            <text:p>-0.0021400240478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18</text:p>
          </table:table-cell>
          <table:table-cell office:value-type="float" office:value="30.383333" calcext:value-type="float">
            <text:p>30.383333</text:p>
          </table:table-cell>
          <table:table-cell office:value-type="float" office:value="31.040001" calcext:value-type="float">
            <text:p>31.040001</text:p>
          </table:table-cell>
          <table:table-cell office:value-type="float" office:value="30.383333" calcext:value-type="float">
            <text:p>30.383333</text:p>
          </table:table-cell>
          <table:table-cell office:value-type="float" office:value="30.93" calcext:value-type="float">
            <text:p>30.93</text:p>
          </table:table-cell>
          <table:table-cell office:value-type="float" office:value="22.172512" calcext:value-type="float">
            <text:p>22.172512</text:p>
          </table:table-cell>
          <table:table-cell office:value-type="float" office:value="417600" calcext:value-type="float">
            <text:p>417600</text:p>
          </table:table-cell>
          <table:table-cell table:formula="of:=([.F1212]-[.F1211])/[.F1211]" office:value-type="float" office:value="0.0230436034812947" calcext:value-type="float">
            <text:p>0.023043603481295</text:p>
          </table:table-cell>
          <table:table-cell table:formula="of:=[.H1212]-PerAnnumRiskFreeRate/TradingDaysPerYear" office:value-type="float" office:value="0.0228848733225646" calcext:value-type="float">
            <text:p>0.0228848733225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19</text:p>
          </table:table-cell>
          <table:table-cell table:number-columns-repeated="2" office:value-type="float" office:value="30.936666" calcext:value-type="float">
            <text:p>30.936666</text:p>
          </table:table-cell>
          <table:table-cell office:value-type="float" office:value="30.15" calcext:value-type="float">
            <text:p>30.15</text:p>
          </table:table-cell>
          <table:table-cell office:value-type="float" office:value="30.4" calcext:value-type="float">
            <text:p>30.4</text:p>
          </table:table-cell>
          <table:table-cell office:value-type="float" office:value="21.792568" calcext:value-type="float">
            <text:p>21.792568</text:p>
          </table:table-cell>
          <table:table-cell office:value-type="float" office:value="200400" calcext:value-type="float">
            <text:p>200400</text:p>
          </table:table-cell>
          <table:table-cell table:formula="of:=([.F1213]-[.F1212])/[.F1212]" office:value-type="float" office:value="-0.0171358121262941" calcext:value-type="float">
            <text:p>-0.017135812126294</text:p>
          </table:table-cell>
          <table:table-cell table:formula="of:=[.H1213]-PerAnnumRiskFreeRate/TradingDaysPerYear" office:value-type="float" office:value="-0.0172945422850243" calcext:value-type="float">
            <text:p>-0.0172945422850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20</text:p>
          </table:table-cell>
          <table:table-cell office:value-type="float" office:value="30.35" calcext:value-type="float">
            <text:p>30.35</text:p>
          </table:table-cell>
          <table:table-cell office:value-type="float" office:value="30.466667" calcext:value-type="float">
            <text:p>30.466667</text:p>
          </table:table-cell>
          <table:table-cell office:value-type="float" office:value="29.686666" calcext:value-type="float">
            <text:p>29.686666</text:p>
          </table:table-cell>
          <table:table-cell office:value-type="float" office:value="29.713333" calcext:value-type="float">
            <text:p>29.713333</text:p>
          </table:table-cell>
          <table:table-cell office:value-type="float" office:value="21.300325" calcext:value-type="float">
            <text:p>21.300325</text:p>
          </table:table-cell>
          <table:table-cell office:value-type="float" office:value="382200" calcext:value-type="float">
            <text:p>382200</text:p>
          </table:table-cell>
          <table:table-cell table:formula="of:=([.F1214]-[.F1213])/[.F1213]" office:value-type="float" office:value="-0.0225876546536415" calcext:value-type="float">
            <text:p>-0.022587654653642</text:p>
          </table:table-cell>
          <table:table-cell table:formula="of:=[.H1214]-PerAnnumRiskFreeRate/TradingDaysPerYear" office:value-type="float" office:value="-0.0227463848123716" calcext:value-type="float">
            <text:p>-0.0227463848123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21</text:p>
          </table:table-cell>
          <table:table-cell office:value-type="float" office:value="29.786667" calcext:value-type="float">
            <text:p>29.786667</text:p>
          </table:table-cell>
          <table:table-cell office:value-type="float" office:value="30.346666" calcext:value-type="float">
            <text:p>30.346666</text:p>
          </table:table-cell>
          <table:table-cell office:value-type="float" office:value="29.786667" calcext:value-type="float">
            <text:p>29.786667</text:p>
          </table:table-cell>
          <table:table-cell office:value-type="float" office:value="30.206667" calcext:value-type="float">
            <text:p>30.206667</text:p>
          </table:table-cell>
          <table:table-cell office:value-type="float" office:value="21.653982" calcext:value-type="float">
            <text:p>21.653982</text:p>
          </table:table-cell>
          <table:table-cell office:value-type="float" office:value="690000" calcext:value-type="float">
            <text:p>690000</text:p>
          </table:table-cell>
          <table:table-cell table:formula="of:=([.F1215]-[.F1214])/[.F1214]" office:value-type="float" office:value="0.0166033616857958" calcext:value-type="float">
            <text:p>0.016603361685796</text:p>
          </table:table-cell>
          <table:table-cell table:formula="of:=[.H1215]-PerAnnumRiskFreeRate/TradingDaysPerYear" office:value-type="float" office:value="0.0164446315270656" calcext:value-type="float">
            <text:p>0.0164446315270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22</text:p>
          </table:table-cell>
          <table:table-cell office:value-type="float" office:value="29.333332" calcext:value-type="float">
            <text:p>29.333332</text:p>
          </table:table-cell>
          <table:table-cell office:value-type="float" office:value="30.309999" calcext:value-type="float">
            <text:p>30.309999</text:p>
          </table:table-cell>
          <table:table-cell office:value-type="float" office:value="29.333332" calcext:value-type="float">
            <text:p>29.333332</text:p>
          </table:table-cell>
          <table:table-cell office:value-type="float" office:value="29.973333" calcext:value-type="float">
            <text:p>29.973333</text:p>
          </table:table-cell>
          <table:table-cell office:value-type="float" office:value="21.48671" calcext:value-type="float">
            <text:p>21.48671</text:p>
          </table:table-cell>
          <table:table-cell office:value-type="float" office:value="319800" calcext:value-type="float">
            <text:p>319800</text:p>
          </table:table-cell>
          <table:table-cell table:formula="of:=([.F1216]-[.F1215])/[.F1215]" office:value-type="float" office:value="-0.00772476858990649" calcext:value-type="float">
            <text:p>-0.007724768589906</text:p>
          </table:table-cell>
          <table:table-cell table:formula="of:=[.H1216]-PerAnnumRiskFreeRate/TradingDaysPerYear" office:value-type="float" office:value="-0.00788349874863665" calcext:value-type="float">
            <text:p>-0.0078834987486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25</text:p>
          </table:table-cell>
          <table:table-cell office:value-type="float" office:value="29.566668" calcext:value-type="float">
            <text:p>29.566668</text:p>
          </table:table-cell>
          <table:table-cell office:value-type="float" office:value="30.026667" calcext:value-type="float">
            <text:p>30.026667</text:p>
          </table:table-cell>
          <table:table-cell office:value-type="float" office:value="29.213333" calcext:value-type="float">
            <text:p>29.213333</text:p>
          </table:table-cell>
          <table:table-cell office:value-type="float" office:value="29.913334" calcext:value-type="float">
            <text:p>29.913334</text:p>
          </table:table-cell>
          <table:table-cell office:value-type="float" office:value="21.443697" calcext:value-type="float">
            <text:p>21.443697</text:p>
          </table:table-cell>
          <table:table-cell office:value-type="float" office:value="604800" calcext:value-type="float">
            <text:p>604800</text:p>
          </table:table-cell>
          <table:table-cell table:formula="of:=([.F1217]-[.F1216])/[.F1216]" office:value-type="float" office:value="-0.00200184206888809" calcext:value-type="float">
            <text:p>-0.002001842068888</text:p>
          </table:table-cell>
          <table:table-cell table:formula="of:=[.H1217]-PerAnnumRiskFreeRate/TradingDaysPerYear" office:value-type="float" office:value="-0.00216057222761825" calcext:value-type="float">
            <text:p>-0.0021605722276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26</text:p>
          </table:table-cell>
          <table:table-cell office:value-type="float" office:value="29.889999" calcext:value-type="float">
            <text:p>29.889999</text:p>
          </table:table-cell>
          <table:table-cell office:value-type="float" office:value="30.516666" calcext:value-type="float">
            <text:p>30.516666</text:p>
          </table:table-cell>
          <table:table-cell office:value-type="float" office:value="29.866667" calcext:value-type="float">
            <text:p>29.866667</text:p>
          </table:table-cell>
          <table:table-cell office:value-type="float" office:value="30.51" calcext:value-type="float">
            <text:p>30.51</text:p>
          </table:table-cell>
          <table:table-cell office:value-type="float" office:value="21.871426" calcext:value-type="float">
            <text:p>21.871426</text:p>
          </table:table-cell>
          <table:table-cell office:value-type="float" office:value="223200" calcext:value-type="float">
            <text:p>223200</text:p>
          </table:table-cell>
          <table:table-cell table:formula="of:=([.F1218]-[.F1217])/[.F1217]" office:value-type="float" office:value="0.0199466071545405" calcext:value-type="float">
            <text:p>0.019946607154541</text:p>
          </table:table-cell>
          <table:table-cell table:formula="of:=[.H1218]-PerAnnumRiskFreeRate/TradingDaysPerYear" office:value-type="float" office:value="0.0197878769958104" calcext:value-type="float">
            <text:p>0.019787876995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27</text:p>
          </table:table-cell>
          <table:table-cell office:value-type="float" office:value="30.693333" calcext:value-type="float">
            <text:p>30.693333</text:p>
          </table:table-cell>
          <table:table-cell office:value-type="float" office:value="30.963333" calcext:value-type="float">
            <text:p>30.963333</text:p>
          </table:table-cell>
          <table:table-cell office:value-type="float" office:value="30.373333" calcext:value-type="float">
            <text:p>30.373333</text:p>
          </table:table-cell>
          <table:table-cell office:value-type="float" office:value="30.943333" calcext:value-type="float">
            <text:p>30.943333</text:p>
          </table:table-cell>
          <table:table-cell office:value-type="float" office:value="22.244764" calcext:value-type="float">
            <text:p>22.244764</text:p>
          </table:table-cell>
          <table:table-cell office:value-type="float" office:value="252600" calcext:value-type="float">
            <text:p>252600</text:p>
          </table:table-cell>
          <table:table-cell table:formula="of:=([.F1219]-[.F1218])/[.F1218]" office:value-type="float" office:value="0.017069668891274" calcext:value-type="float">
            <text:p>0.017069668891274</text:p>
          </table:table-cell>
          <table:table-cell table:formula="of:=[.H1219]-PerAnnumRiskFreeRate/TradingDaysPerYear" office:value-type="float" office:value="0.0169109387325438" calcext:value-type="float">
            <text:p>0.0169109387325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28</text:p>
          </table:table-cell>
          <table:table-cell office:value-type="float" office:value="31.066668" calcext:value-type="float">
            <text:p>31.066668</text:p>
          </table:table-cell>
          <table:table-cell office:value-type="float" office:value="31.256666" calcext:value-type="float">
            <text:p>31.256666</text:p>
          </table:table-cell>
          <table:table-cell office:value-type="float" office:value="30.836666" calcext:value-type="float">
            <text:p>30.836666</text:p>
          </table:table-cell>
          <table:table-cell office:value-type="float" office:value="30.889999" calcext:value-type="float">
            <text:p>30.889999</text:p>
          </table:table-cell>
          <table:table-cell office:value-type="float" office:value="22.20643" calcext:value-type="float">
            <text:p>22.20643</text:p>
          </table:table-cell>
          <table:table-cell office:value-type="float" office:value="261900" calcext:value-type="float">
            <text:p>261900</text:p>
          </table:table-cell>
          <table:table-cell table:formula="of:=([.F1220]-[.F1219])/[.F1219]" office:value-type="float" office:value="-0.00172328193726843" calcext:value-type="float">
            <text:p>-0.001723281937268</text:p>
          </table:table-cell>
          <table:table-cell table:formula="of:=[.H1220]-PerAnnumRiskFreeRate/TradingDaysPerYear" office:value-type="float" office:value="-0.00188201209599859" calcext:value-type="float">
            <text:p>-0.0018820120959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09-29</text:p>
          </table:table-cell>
          <table:table-cell office:value-type="float" office:value="30.916668" calcext:value-type="float">
            <text:p>30.916668</text:p>
          </table:table-cell>
          <table:table-cell office:value-type="float" office:value="31.106667" calcext:value-type="float">
            <text:p>31.106667</text:p>
          </table:table-cell>
          <table:table-cell office:value-type="float" office:value="30.613333" calcext:value-type="float">
            <text:p>30.613333</text:p>
          </table:table-cell>
          <table:table-cell office:value-type="float" office:value="31.016666" calcext:value-type="float">
            <text:p>31.016666</text:p>
          </table:table-cell>
          <table:table-cell office:value-type="float" office:value="22.297487" calcext:value-type="float">
            <text:p>22.297487</text:p>
          </table:table-cell>
          <table:table-cell office:value-type="float" office:value="114600" calcext:value-type="float">
            <text:p>114600</text:p>
          </table:table-cell>
          <table:table-cell table:formula="of:=([.F1221]-[.F1220])/[.F1220]" office:value-type="float" office:value="0.00410047900540516" calcext:value-type="float">
            <text:p>0.004100479005405</text:p>
          </table:table-cell>
          <table:table-cell table:formula="of:=[.H1221]-PerAnnumRiskFreeRate/TradingDaysPerYear" office:value-type="float" office:value="0.003941748846675" calcext:value-type="float">
            <text:p>0.0039417488466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02</text:p>
          </table:table-cell>
          <table:table-cell office:value-type="float" office:value="30.933332" calcext:value-type="float">
            <text:p>30.933332</text:p>
          </table:table-cell>
          <table:table-cell office:value-type="float" office:value="31.106667" calcext:value-type="float">
            <text:p>31.106667</text:p>
          </table:table-cell>
          <table:table-cell office:value-type="float" office:value="30.563334" calcext:value-type="float">
            <text:p>30.563334</text:p>
          </table:table-cell>
          <table:table-cell office:value-type="float" office:value="30.676666" calcext:value-type="float">
            <text:p>30.676666</text:p>
          </table:table-cell>
          <table:table-cell office:value-type="float" office:value="22.053062" calcext:value-type="float">
            <text:p>22.053062</text:p>
          </table:table-cell>
          <table:table-cell office:value-type="float" office:value="264000" calcext:value-type="float">
            <text:p>264000</text:p>
          </table:table-cell>
          <table:table-cell table:formula="of:=([.F1222]-[.F1221])/[.F1221]" office:value-type="float" office:value="-0.0109619976457437" calcext:value-type="float">
            <text:p>-0.010961997645744</text:p>
          </table:table-cell>
          <table:table-cell table:formula="of:=[.H1222]-PerAnnumRiskFreeRate/TradingDaysPerYear" office:value-type="float" office:value="-0.0111207278044738" calcext:value-type="float">
            <text:p>-0.0111207278044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03</text:p>
          </table:table-cell>
          <table:table-cell table:number-columns-repeated="2" office:value-type="float" office:value="30.02" calcext:value-type="float">
            <text:p>30.02</text:p>
          </table:table-cell>
          <table:table-cell office:value-type="float" office:value="29.41" calcext:value-type="float">
            <text:p>29.41</text:p>
          </table:table-cell>
          <table:table-cell office:value-type="float" office:value="29.543333" calcext:value-type="float">
            <text:p>29.543333</text:p>
          </table:table-cell>
          <table:table-cell office:value-type="float" office:value="21.238325" calcext:value-type="float">
            <text:p>21.238325</text:p>
          </table:table-cell>
          <table:table-cell office:value-type="float" office:value="318600" calcext:value-type="float">
            <text:p>318600</text:p>
          </table:table-cell>
          <table:table-cell table:formula="of:=([.F1223]-[.F1222])/[.F1222]" office:value-type="float" office:value="-0.0369443934815039" calcext:value-type="float">
            <text:p>-0.036944393481504</text:p>
          </table:table-cell>
          <table:table-cell table:formula="of:=[.H1223]-PerAnnumRiskFreeRate/TradingDaysPerYear" office:value-type="float" office:value="-0.037103123640234" calcext:value-type="float">
            <text:p>-0.0371031236402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04</text:p>
          </table:table-cell>
          <table:table-cell office:value-type="float" office:value="29.5" calcext:value-type="float">
            <text:p>29.5</text:p>
          </table:table-cell>
          <table:table-cell office:value-type="float" office:value="29.843332" calcext:value-type="float">
            <text:p>29.843332</text:p>
          </table:table-cell>
          <table:table-cell office:value-type="float" office:value="28.936666" calcext:value-type="float">
            <text:p>28.936666</text:p>
          </table:table-cell>
          <table:table-cell office:value-type="float" office:value="29.796667" calcext:value-type="float">
            <text:p>29.796667</text:p>
          </table:table-cell>
          <table:table-cell office:value-type="float" office:value="21.420437" calcext:value-type="float">
            <text:p>21.420437</text:p>
          </table:table-cell>
          <table:table-cell office:value-type="float" office:value="623700" calcext:value-type="float">
            <text:p>623700</text:p>
          </table:table-cell>
          <table:table-cell table:formula="of:=([.F1224]-[.F1223])/[.F1223]" office:value-type="float" office:value="0.00857468750478204" calcext:value-type="float">
            <text:p>0.008574687504782</text:p>
          </table:table-cell>
          <table:table-cell table:formula="of:=[.H1224]-PerAnnumRiskFreeRate/TradingDaysPerYear" office:value-type="float" office:value="0.00841595734605188" calcext:value-type="float">
            <text:p>0.0084159573460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05</text:p>
          </table:table-cell>
          <table:table-cell office:value-type="float" office:value="30.266666" calcext:value-type="float">
            <text:p>30.266666</text:p>
          </table:table-cell>
          <table:table-cell office:value-type="float" office:value="30.389999" calcext:value-type="float">
            <text:p>30.389999</text:p>
          </table:table-cell>
          <table:table-cell office:value-type="float" office:value="30.003332" calcext:value-type="float">
            <text:p>30.003332</text:p>
          </table:table-cell>
          <table:table-cell office:value-type="float" office:value="30.376667" calcext:value-type="float">
            <text:p>30.376667</text:p>
          </table:table-cell>
          <table:table-cell office:value-type="float" office:value="21.8374" calcext:value-type="float">
            <text:p>21.8374</text:p>
          </table:table-cell>
          <table:table-cell office:value-type="float" office:value="324600" calcext:value-type="float">
            <text:p>324600</text:p>
          </table:table-cell>
          <table:table-cell table:formula="of:=([.F1225]-[.F1224])/[.F1224]" office:value-type="float" office:value="0.0194656626286382" calcext:value-type="float">
            <text:p>0.019465662628638</text:p>
          </table:table-cell>
          <table:table-cell table:formula="of:=[.H1225]-PerAnnumRiskFreeRate/TradingDaysPerYear" office:value-type="float" office:value="0.019306932469908" calcext:value-type="float">
            <text:p>0.0193069324699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06</text:p>
          </table:table-cell>
          <table:table-cell office:value-type="float" office:value="30.1" calcext:value-type="float">
            <text:p>30.1</text:p>
          </table:table-cell>
          <table:table-cell office:value-type="float" office:value="30.406668" calcext:value-type="float">
            <text:p>30.406668</text:p>
          </table:table-cell>
          <table:table-cell office:value-type="float" office:value="29.916668" calcext:value-type="float">
            <text:p>29.916668</text:p>
          </table:table-cell>
          <table:table-cell office:value-type="float" office:value="30.383333" calcext:value-type="float">
            <text:p>30.383333</text:p>
          </table:table-cell>
          <table:table-cell office:value-type="float" office:value="21.842182" calcext:value-type="float">
            <text:p>21.842182</text:p>
          </table:table-cell>
          <table:table-cell office:value-type="float" office:value="283500" calcext:value-type="float">
            <text:p>283500</text:p>
          </table:table-cell>
          <table:table-cell table:formula="of:=([.F1226]-[.F1225])/[.F1225]" office:value-type="float" office:value="0.000218982113255346" calcext:value-type="float">
            <text:p>0.000218982113255</text:p>
          </table:table-cell>
          <table:table-cell table:formula="of:=[.H1226]-PerAnnumRiskFreeRate/TradingDaysPerYear" office:value-type="float" office:value="0.0000602519545251869" calcext:value-type="float">
            <text:p>6.02519545251869E-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09</text:p>
          </table:table-cell>
          <table:table-cell office:value-type="float" office:value="30.546667" calcext:value-type="float">
            <text:p>30.546667</text:p>
          </table:table-cell>
          <table:table-cell office:value-type="float" office:value="30.696667" calcext:value-type="float">
            <text:p>30.696667</text:p>
          </table:table-cell>
          <table:table-cell office:value-type="float" office:value="30.023333" calcext:value-type="float">
            <text:p>30.023333</text:p>
          </table:table-cell>
          <table:table-cell office:value-type="float" office:value="30.18" calcext:value-type="float">
            <text:p>30.18</text:p>
          </table:table-cell>
          <table:table-cell office:value-type="float" office:value="21.696012" calcext:value-type="float">
            <text:p>21.696012</text:p>
          </table:table-cell>
          <table:table-cell office:value-type="float" office:value="121200" calcext:value-type="float">
            <text:p>121200</text:p>
          </table:table-cell>
          <table:table-cell table:formula="of:=([.F1227]-[.F1226])/[.F1226]" office:value-type="float" office:value="-0.00669209697089794" calcext:value-type="float">
            <text:p>-0.006692096970898</text:p>
          </table:table-cell>
          <table:table-cell table:formula="of:=[.H1227]-PerAnnumRiskFreeRate/TradingDaysPerYear" office:value-type="float" office:value="-0.0068508271296281" calcext:value-type="float">
            <text:p>-0.0068508271296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10</text:p>
          </table:table-cell>
          <table:table-cell office:value-type="float" office:value="30.083332" calcext:value-type="float">
            <text:p>30.083332</text:p>
          </table:table-cell>
          <table:table-cell office:value-type="float" office:value="30.559999" calcext:value-type="float">
            <text:p>30.559999</text:p>
          </table:table-cell>
          <table:table-cell office:value-type="float" office:value="30.083332" calcext:value-type="float">
            <text:p>30.083332</text:p>
          </table:table-cell>
          <table:table-cell office:value-type="float" office:value="30.553333" calcext:value-type="float">
            <text:p>30.553333</text:p>
          </table:table-cell>
          <table:table-cell office:value-type="float" office:value="21.964399" calcext:value-type="float">
            <text:p>21.964399</text:p>
          </table:table-cell>
          <table:table-cell office:value-type="float" office:value="198600" calcext:value-type="float">
            <text:p>198600</text:p>
          </table:table-cell>
          <table:table-cell table:formula="of:=([.F1228]-[.F1227])/[.F1227]" office:value-type="float" office:value="0.0123703379220108" calcext:value-type="float">
            <text:p>0.012370337922011</text:p>
          </table:table-cell>
          <table:table-cell table:formula="of:=[.H1228]-PerAnnumRiskFreeRate/TradingDaysPerYear" office:value-type="float" office:value="0.0122116077632806" calcext:value-type="float">
            <text:p>0.0122116077632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11</text:p>
          </table:table-cell>
          <table:table-cell office:value-type="float" office:value="30.266666" calcext:value-type="float">
            <text:p>30.266666</text:p>
          </table:table-cell>
          <table:table-cell office:value-type="float" office:value="30.476667" calcext:value-type="float">
            <text:p>30.476667</text:p>
          </table:table-cell>
          <table:table-cell office:value-type="float" office:value="30" calcext:value-type="float">
            <text:p>30</text:p>
          </table:table-cell>
          <table:table-cell office:value-type="float" office:value="30.15" calcext:value-type="float">
            <text:p>30.15</text:p>
          </table:table-cell>
          <table:table-cell office:value-type="float" office:value="21.674452" calcext:value-type="float">
            <text:p>21.674452</text:p>
          </table:table-cell>
          <table:table-cell office:value-type="float" office:value="142200" calcext:value-type="float">
            <text:p>142200</text:p>
          </table:table-cell>
          <table:table-cell table:formula="of:=([.F1229]-[.F1228])/[.F1228]" office:value-type="float" office:value="-0.0132007709384628" calcext:value-type="float">
            <text:p>-0.013200770938463</text:p>
          </table:table-cell>
          <table:table-cell table:formula="of:=[.H1229]-PerAnnumRiskFreeRate/TradingDaysPerYear" office:value-type="float" office:value="-0.013359501097193" calcext:value-type="float">
            <text:p>-0.0133595010971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12</text:p>
          </table:table-cell>
          <table:table-cell office:value-type="float" office:value="30.15" calcext:value-type="float">
            <text:p>30.15</text:p>
          </table:table-cell>
          <table:table-cell office:value-type="float" office:value="30.683332" calcext:value-type="float">
            <text:p>30.683332</text:p>
          </table:table-cell>
          <table:table-cell office:value-type="float" office:value="30.15" calcext:value-type="float">
            <text:p>30.15</text:p>
          </table:table-cell>
          <table:table-cell office:value-type="float" office:value="30.683332" calcext:value-type="float">
            <text:p>30.683332</text:p>
          </table:table-cell>
          <table:table-cell office:value-type="float" office:value="22.057854" calcext:value-type="float">
            <text:p>22.057854</text:p>
          </table:table-cell>
          <table:table-cell office:value-type="float" office:value="145200" calcext:value-type="float">
            <text:p>145200</text:p>
          </table:table-cell>
          <table:table-cell table:formula="of:=([.F1230]-[.F1229])/[.F1229]" office:value-type="float" office:value="0.0176891208137581" calcext:value-type="float">
            <text:p>0.017689120813758</text:p>
          </table:table-cell>
          <table:table-cell table:formula="of:=[.H1230]-PerAnnumRiskFreeRate/TradingDaysPerYear" office:value-type="float" office:value="0.0175303906550279" calcext:value-type="float">
            <text:p>0.0175303906550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13</text:p>
          </table:table-cell>
          <table:table-cell office:value-type="float" office:value="30.746668" calcext:value-type="float">
            <text:p>30.746668</text:p>
          </table:table-cell>
          <table:table-cell office:value-type="float" office:value="31.360001" calcext:value-type="float">
            <text:p>31.360001</text:p>
          </table:table-cell>
          <table:table-cell office:value-type="float" office:value="30.746668" calcext:value-type="float">
            <text:p>30.746668</text:p>
          </table:table-cell>
          <table:table-cell office:value-type="float" office:value="31.216667" calcext:value-type="float">
            <text:p>31.216667</text:p>
          </table:table-cell>
          <table:table-cell office:value-type="float" office:value="22.441269" calcext:value-type="float">
            <text:p>22.441269</text:p>
          </table:table-cell>
          <table:table-cell office:value-type="float" office:value="270000" calcext:value-type="float">
            <text:p>270000</text:p>
          </table:table-cell>
          <table:table-cell table:formula="of:=([.F1231]-[.F1230])/[.F1230]" office:value-type="float" office:value="0.0173822439843876" calcext:value-type="float">
            <text:p>0.017382243984388</text:p>
          </table:table-cell>
          <table:table-cell table:formula="of:=[.H1231]-PerAnnumRiskFreeRate/TradingDaysPerYear" office:value-type="float" office:value="0.0172235138256574" calcext:value-type="float">
            <text:p>0.0172235138256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16</text:p>
          </table:table-cell>
          <table:table-cell office:value-type="float" office:value="31.333332" calcext:value-type="float">
            <text:p>31.333332</text:p>
          </table:table-cell>
          <table:table-cell office:value-type="float" office:value="31.906668" calcext:value-type="float">
            <text:p>31.906668</text:p>
          </table:table-cell>
          <table:table-cell office:value-type="float" office:value="31.256666" calcext:value-type="float">
            <text:p>31.256666</text:p>
          </table:table-cell>
          <table:table-cell office:value-type="float" office:value="31.9" calcext:value-type="float">
            <text:p>31.9</text:p>
          </table:table-cell>
          <table:table-cell office:value-type="float" office:value="22.932501" calcext:value-type="float">
            <text:p>22.932501</text:p>
          </table:table-cell>
          <table:table-cell office:value-type="float" office:value="175200" calcext:value-type="float">
            <text:p>175200</text:p>
          </table:table-cell>
          <table:table-cell table:formula="of:=([.F1232]-[.F1231])/[.F1231]" office:value-type="float" office:value="0.0218896712124435" calcext:value-type="float">
            <text:p>0.021889671212444</text:p>
          </table:table-cell>
          <table:table-cell table:formula="of:=[.H1232]-PerAnnumRiskFreeRate/TradingDaysPerYear" office:value-type="float" office:value="0.0217309410537133" calcext:value-type="float">
            <text:p>0.0217309410537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17</text:p>
          </table:table-cell>
          <table:table-cell office:value-type="float" office:value="31.726667" calcext:value-type="float">
            <text:p>31.726667</text:p>
          </table:table-cell>
          <table:table-cell office:value-type="float" office:value="31.766666" calcext:value-type="float">
            <text:p>31.766666</text:p>
          </table:table-cell>
          <table:table-cell office:value-type="float" office:value="31.370001" calcext:value-type="float">
            <text:p>31.370001</text:p>
          </table:table-cell>
          <table:table-cell office:value-type="float" office:value="31.636667" calcext:value-type="float">
            <text:p>31.636667</text:p>
          </table:table-cell>
          <table:table-cell office:value-type="float" office:value="22.743193" calcext:value-type="float">
            <text:p>22.743193</text:p>
          </table:table-cell>
          <table:table-cell office:value-type="float" office:value="312900" calcext:value-type="float">
            <text:p>312900</text:p>
          </table:table-cell>
          <table:table-cell table:formula="of:=([.F1233]-[.F1232])/[.F1232]" office:value-type="float" office:value="-0.00825500890635509" calcext:value-type="float">
            <text:p>-0.008255008906355</text:p>
          </table:table-cell>
          <table:table-cell table:formula="of:=[.H1233]-PerAnnumRiskFreeRate/TradingDaysPerYear" office:value-type="float" office:value="-0.00841373906508525" calcext:value-type="float">
            <text:p>-0.0084137390650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18</text:p>
          </table:table-cell>
          <table:table-cell office:value-type="float" office:value="31.639999" calcext:value-type="float">
            <text:p>31.639999</text:p>
          </table:table-cell>
          <table:table-cell office:value-type="float" office:value="31.806667" calcext:value-type="float">
            <text:p>31.806667</text:p>
          </table:table-cell>
          <table:table-cell office:value-type="float" office:value="31.233334" calcext:value-type="float">
            <text:p>31.233334</text:p>
          </table:table-cell>
          <table:table-cell office:value-type="float" office:value="31.346666" calcext:value-type="float">
            <text:p>31.346666</text:p>
          </table:table-cell>
          <table:table-cell office:value-type="float" office:value="22.534719" calcext:value-type="float">
            <text:p>22.534719</text:p>
          </table:table-cell>
          <table:table-cell office:value-type="float" office:value="248700" calcext:value-type="float">
            <text:p>248700</text:p>
          </table:table-cell>
          <table:table-cell table:formula="of:=([.F1234]-[.F1233])/[.F1233]" office:value-type="float" office:value="-0.00916643498562416" calcext:value-type="float">
            <text:p>-0.009166434985624</text:p>
          </table:table-cell>
          <table:table-cell table:formula="of:=[.H1234]-PerAnnumRiskFreeRate/TradingDaysPerYear" office:value-type="float" office:value="-0.00932516514435432" calcext:value-type="float">
            <text:p>-0.0093251651443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19</text:p>
          </table:table-cell>
          <table:table-cell office:value-type="float" office:value="31.633333" calcext:value-type="float">
            <text:p>31.633333</text:p>
          </table:table-cell>
          <table:table-cell office:value-type="float" office:value="32.116669" calcext:value-type="float">
            <text:p>32.116669</text:p>
          </table:table-cell>
          <table:table-cell office:value-type="float" office:value="31.533333" calcext:value-type="float">
            <text:p>31.533333</text:p>
          </table:table-cell>
          <table:table-cell office:value-type="float" office:value="32.096668" calcext:value-type="float">
            <text:p>32.096668</text:p>
          </table:table-cell>
          <table:table-cell office:value-type="float" office:value="23.073881" calcext:value-type="float">
            <text:p>23.073881</text:p>
          </table:table-cell>
          <table:table-cell office:value-type="float" office:value="130800" calcext:value-type="float">
            <text:p>130800</text:p>
          </table:table-cell>
          <table:table-cell table:formula="of:=([.F1235]-[.F1234])/[.F1234]" office:value-type="float" office:value="0.0239258363949424" calcext:value-type="float">
            <text:p>0.023925836394943</text:p>
          </table:table-cell>
          <table:table-cell table:formula="of:=[.H1235]-PerAnnumRiskFreeRate/TradingDaysPerYear" office:value-type="float" office:value="0.0237671062362123" calcext:value-type="float">
            <text:p>0.0237671062362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20</text:p>
          </table:table-cell>
          <table:table-cell office:value-type="float" office:value="32.096668" calcext:value-type="float">
            <text:p>32.096668</text:p>
          </table:table-cell>
          <table:table-cell office:value-type="float" office:value="32.139999" calcext:value-type="float">
            <text:p>32.139999</text:p>
          </table:table-cell>
          <table:table-cell office:value-type="float" office:value="31.656668" calcext:value-type="float">
            <text:p>31.656668</text:p>
          </table:table-cell>
          <table:table-cell office:value-type="float" office:value="31.803333" calcext:value-type="float">
            <text:p>31.803333</text:p>
          </table:table-cell>
          <table:table-cell office:value-type="float" office:value="22.863008" calcext:value-type="float">
            <text:p>22.863008</text:p>
          </table:table-cell>
          <table:table-cell office:value-type="float" office:value="140100" calcext:value-type="float">
            <text:p>140100</text:p>
          </table:table-cell>
          <table:table-cell table:formula="of:=([.F1236]-[.F1235])/[.F1235]" office:value-type="float" office:value="-0.00913903473802259" calcext:value-type="float">
            <text:p>-0.009139034738023</text:p>
          </table:table-cell>
          <table:table-cell table:formula="of:=[.H1236]-PerAnnumRiskFreeRate/TradingDaysPerYear" office:value-type="float" office:value="-0.00929776489675275" calcext:value-type="float">
            <text:p>-0.0092977648967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23</text:p>
          </table:table-cell>
          <table:table-cell office:value-type="float" office:value="31.4" calcext:value-type="float">
            <text:p>31.4</text:p>
          </table:table-cell>
          <table:table-cell office:value-type="float" office:value="31.846666" calcext:value-type="float">
            <text:p>31.846666</text:p>
          </table:table-cell>
          <table:table-cell office:value-type="float" office:value="31.4" calcext:value-type="float">
            <text:p>31.4</text:p>
          </table:table-cell>
          <table:table-cell office:value-type="float" office:value="31.809999" calcext:value-type="float">
            <text:p>31.809999</text:p>
          </table:table-cell>
          <table:table-cell office:value-type="float" office:value="22.867802" calcext:value-type="float">
            <text:p>22.867802</text:p>
          </table:table-cell>
          <table:table-cell office:value-type="float" office:value="102000" calcext:value-type="float">
            <text:p>102000</text:p>
          </table:table-cell>
          <table:table-cell table:formula="of:=([.F1237]-[.F1236])/[.F1236]" office:value-type="float" office:value="0.000209683695163839" calcext:value-type="float">
            <text:p>0.000209683695164</text:p>
          </table:table-cell>
          <table:table-cell table:formula="of:=[.H1237]-PerAnnumRiskFreeRate/TradingDaysPerYear" office:value-type="float" office:value="0.0000509535364336801" calcext:value-type="float">
            <text:p>5.09535364336801E-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24</text:p>
          </table:table-cell>
          <table:table-cell office:value-type="float" office:value="31.809999" calcext:value-type="float">
            <text:p>31.809999</text:p>
          </table:table-cell>
          <table:table-cell office:value-type="float" office:value="32.316666" calcext:value-type="float">
            <text:p>32.316666</text:p>
          </table:table-cell>
          <table:table-cell office:value-type="float" office:value="31.633333" calcext:value-type="float">
            <text:p>31.633333</text:p>
          </table:table-cell>
          <table:table-cell office:value-type="float" office:value="32.283333" calcext:value-type="float">
            <text:p>32.283333</text:p>
          </table:table-cell>
          <table:table-cell office:value-type="float" office:value="23.208071" calcext:value-type="float">
            <text:p>23.208071</text:p>
          </table:table-cell>
          <table:table-cell office:value-type="float" office:value="153000" calcext:value-type="float">
            <text:p>153000</text:p>
          </table:table-cell>
          <table:table-cell table:formula="of:=([.F1238]-[.F1237])/[.F1237]" office:value-type="float" office:value="0.0148798297274045" calcext:value-type="float">
            <text:p>0.014879829727405</text:p>
          </table:table-cell>
          <table:table-cell table:formula="of:=[.H1238]-PerAnnumRiskFreeRate/TradingDaysPerYear" office:value-type="float" office:value="0.0147210995686743" calcext:value-type="float">
            <text:p>0.0147210995686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25</text:p>
          </table:table-cell>
          <table:table-cell office:value-type="float" office:value="32.266666" calcext:value-type="float">
            <text:p>32.266666</text:p>
          </table:table-cell>
          <table:table-cell office:value-type="float" office:value="32.973331" calcext:value-type="float">
            <text:p>32.973331</text:p>
          </table:table-cell>
          <table:table-cell office:value-type="float" office:value="32.056667" calcext:value-type="float">
            <text:p>32.056667</text:p>
          </table:table-cell>
          <table:table-cell office:value-type="float" office:value="32.833332" calcext:value-type="float">
            <text:p>32.833332</text:p>
          </table:table-cell>
          <table:table-cell office:value-type="float" office:value="23.603464" calcext:value-type="float">
            <text:p>23.603464</text:p>
          </table:table-cell>
          <table:table-cell office:value-type="float" office:value="335100" calcext:value-type="float">
            <text:p>335100</text:p>
          </table:table-cell>
          <table:table-cell table:formula="of:=([.F1239]-[.F1238])/[.F1238]" office:value-type="float" office:value="0.0170368748010121" calcext:value-type="float">
            <text:p>0.017036874801012</text:p>
          </table:table-cell>
          <table:table-cell table:formula="of:=[.H1239]-PerAnnumRiskFreeRate/TradingDaysPerYear" office:value-type="float" office:value="0.0168781446422819" calcext:value-type="float">
            <text:p>0.0168781446422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26</text:p>
          </table:table-cell>
          <table:table-cell office:value-type="float" office:value="32.983334" calcext:value-type="float">
            <text:p>32.983334</text:p>
          </table:table-cell>
          <table:table-cell office:value-type="float" office:value="33.139999" calcext:value-type="float">
            <text:p>33.139999</text:p>
          </table:table-cell>
          <table:table-cell office:value-type="float" office:value="32.533333" calcext:value-type="float">
            <text:p>32.533333</text:p>
          </table:table-cell>
          <table:table-cell office:value-type="float" office:value="32.763332" calcext:value-type="float">
            <text:p>32.763332</text:p>
          </table:table-cell>
          <table:table-cell office:value-type="float" office:value="23.553141" calcext:value-type="float">
            <text:p>23.553141</text:p>
          </table:table-cell>
          <table:table-cell office:value-type="float" office:value="180600" calcext:value-type="float">
            <text:p>180600</text:p>
          </table:table-cell>
          <table:table-cell table:formula="of:=([.F1240]-[.F1239])/[.F1239]" office:value-type="float" office:value="-0.00213201757165807" calcext:value-type="float">
            <text:p>-0.002132017571658</text:p>
          </table:table-cell>
          <table:table-cell table:formula="of:=[.H1240]-PerAnnumRiskFreeRate/TradingDaysPerYear" office:value-type="float" office:value="-0.00229074773038823" calcext:value-type="float">
            <text:p>-0.0022907477303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27</text:p>
          </table:table-cell>
          <table:table-cell office:value-type="float" office:value="32.666668" calcext:value-type="float">
            <text:p>32.666668</text:p>
          </table:table-cell>
          <table:table-cell office:value-type="float" office:value="32.936668" calcext:value-type="float">
            <text:p>32.936668</text:p>
          </table:table-cell>
          <table:table-cell table:number-columns-repeated="2" office:value-type="float" office:value="32.416668" calcext:value-type="float">
            <text:p>32.416668</text:p>
          </table:table-cell>
          <table:table-cell office:value-type="float" office:value="23.303926" calcext:value-type="float">
            <text:p>23.303926</text:p>
          </table:table-cell>
          <table:table-cell office:value-type="float" office:value="315000" calcext:value-type="float">
            <text:p>315000</text:p>
          </table:table-cell>
          <table:table-cell table:formula="of:=([.F1241]-[.F1240])/[.F1240]" office:value-type="float" office:value="-0.010580966674466" calcext:value-type="float">
            <text:p>-0.010580966674466</text:p>
          </table:table-cell>
          <table:table-cell table:formula="of:=[.H1241]-PerAnnumRiskFreeRate/TradingDaysPerYear" office:value-type="float" office:value="-0.0107396968331962" calcext:value-type="float">
            <text:p>-0.0107396968331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30</text:p>
          </table:table-cell>
          <table:table-cell office:value-type="float" office:value="32.333332" calcext:value-type="float">
            <text:p>32.333332</text:p>
          </table:table-cell>
          <table:table-cell office:value-type="float" office:value="32.363335" calcext:value-type="float">
            <text:p>32.363335</text:p>
          </table:table-cell>
          <table:table-cell office:value-type="float" office:value="31.950001" calcext:value-type="float">
            <text:p>31.950001</text:p>
          </table:table-cell>
          <table:table-cell office:value-type="float" office:value="31.966667" calcext:value-type="float">
            <text:p>31.966667</text:p>
          </table:table-cell>
          <table:table-cell office:value-type="float" office:value="22.980427" calcext:value-type="float">
            <text:p>22.980427</text:p>
          </table:table-cell>
          <table:table-cell office:value-type="float" office:value="115500" calcext:value-type="float">
            <text:p>115500</text:p>
          </table:table-cell>
          <table:table-cell table:formula="of:=([.F1242]-[.F1241])/[.F1241]" office:value-type="float" office:value="-0.0138817382101197" calcext:value-type="float">
            <text:p>-0.01388173821012</text:p>
          </table:table-cell>
          <table:table-cell table:formula="of:=[.H1242]-PerAnnumRiskFreeRate/TradingDaysPerYear" office:value-type="float" office:value="-0.0140404683688499" calcext:value-type="float">
            <text:p>-0.014040468368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0-31</text:p>
          </table:table-cell>
          <table:table-cell office:value-type="float" office:value="31.950001" calcext:value-type="float">
            <text:p>31.950001</text:p>
          </table:table-cell>
          <table:table-cell office:value-type="float" office:value="32.386665" calcext:value-type="float">
            <text:p>32.386665</text:p>
          </table:table-cell>
          <table:table-cell office:value-type="float" office:value="31.703333" calcext:value-type="float">
            <text:p>31.703333</text:p>
          </table:table-cell>
          <table:table-cell office:value-type="float" office:value="32.279999" calcext:value-type="float">
            <text:p>32.279999</text:p>
          </table:table-cell>
          <table:table-cell office:value-type="float" office:value="23.205673" calcext:value-type="float">
            <text:p>23.205673</text:p>
          </table:table-cell>
          <table:table-cell office:value-type="float" office:value="291000" calcext:value-type="float">
            <text:p>291000</text:p>
          </table:table-cell>
          <table:table-cell table:formula="of:=([.F1243]-[.F1242])/[.F1242]" office:value-type="float" office:value="0.00980164554818768" calcext:value-type="float">
            <text:p>0.009801645548188</text:p>
          </table:table-cell>
          <table:table-cell table:formula="of:=[.H1243]-PerAnnumRiskFreeRate/TradingDaysPerYear" office:value-type="float" office:value="0.00964291538945752" calcext:value-type="float">
            <text:p>0.0096429153894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01</text:p>
          </table:table-cell>
          <table:table-cell office:value-type="float" office:value="32.316666" calcext:value-type="float">
            <text:p>32.316666</text:p>
          </table:table-cell>
          <table:table-cell office:value-type="float" office:value="32.416668" calcext:value-type="float">
            <text:p>32.416668</text:p>
          </table:table-cell>
          <table:table-cell office:value-type="float" office:value="31.75" calcext:value-type="float">
            <text:p>31.75</text:p>
          </table:table-cell>
          <table:table-cell office:value-type="float" office:value="31.969999" calcext:value-type="float">
            <text:p>31.969999</text:p>
          </table:table-cell>
          <table:table-cell office:value-type="float" office:value="22.982826" calcext:value-type="float">
            <text:p>22.982826</text:p>
          </table:table-cell>
          <table:table-cell office:value-type="float" office:value="223200" calcext:value-type="float">
            <text:p>223200</text:p>
          </table:table-cell>
          <table:table-cell table:formula="of:=([.F1244]-[.F1243])/[.F1243]" office:value-type="float" office:value="-0.00960312592528566" calcext:value-type="float">
            <text:p>-0.009603125925286</text:p>
          </table:table-cell>
          <table:table-cell table:formula="of:=[.H1244]-PerAnnumRiskFreeRate/TradingDaysPerYear" office:value-type="float" office:value="-0.00976185608401582" calcext:value-type="float">
            <text:p>-0.0097618560840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02</text:p>
          </table:table-cell>
          <table:table-cell office:value-type="float" office:value="31.85" calcext:value-type="float">
            <text:p>31.85</text:p>
          </table:table-cell>
          <table:table-cell office:value-type="float" office:value="32.273335" calcext:value-type="float">
            <text:p>32.273335</text:p>
          </table:table-cell>
          <table:table-cell office:value-type="float" office:value="31.713333" calcext:value-type="float">
            <text:p>31.713333</text:p>
          </table:table-cell>
          <table:table-cell office:value-type="float" office:value="32.066666" calcext:value-type="float">
            <text:p>32.066666</text:p>
          </table:table-cell>
          <table:table-cell office:value-type="float" office:value="23.052319" calcext:value-type="float">
            <text:p>23.052319</text:p>
          </table:table-cell>
          <table:table-cell office:value-type="float" office:value="327600" calcext:value-type="float">
            <text:p>327600</text:p>
          </table:table-cell>
          <table:table-cell table:formula="of:=([.F1245]-[.F1244])/[.F1244]" office:value-type="float" office:value="0.00302369256069734" calcext:value-type="float">
            <text:p>0.003023692560697</text:p>
          </table:table-cell>
          <table:table-cell table:formula="of:=[.H1245]-PerAnnumRiskFreeRate/TradingDaysPerYear" office:value-type="float" office:value="0.00286496240196718" calcext:value-type="float">
            <text:p>0.0028649624019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03</text:p>
          </table:table-cell>
          <table:table-cell office:value-type="float" office:value="32.293331" calcext:value-type="float">
            <text:p>32.293331</text:p>
          </table:table-cell>
          <table:table-cell office:value-type="float" office:value="32.73" calcext:value-type="float">
            <text:p>32.73</text:p>
          </table:table-cell>
          <table:table-cell office:value-type="float" office:value="32.293331" calcext:value-type="float">
            <text:p>32.293331</text:p>
          </table:table-cell>
          <table:table-cell office:value-type="float" office:value="32.650002" calcext:value-type="float">
            <text:p>32.650002</text:p>
          </table:table-cell>
          <table:table-cell office:value-type="float" office:value="23.471664" calcext:value-type="float">
            <text:p>23.471664</text:p>
          </table:table-cell>
          <table:table-cell office:value-type="float" office:value="240000" calcext:value-type="float">
            <text:p>240000</text:p>
          </table:table-cell>
          <table:table-cell table:formula="of:=([.F1246]-[.F1245])/[.F1245]" office:value-type="float" office:value="0.0181910114986696" calcext:value-type="float">
            <text:p>0.01819101149867</text:p>
          </table:table-cell>
          <table:table-cell table:formula="of:=[.H1246]-PerAnnumRiskFreeRate/TradingDaysPerYear" office:value-type="float" office:value="0.0180322813399394" calcext:value-type="float">
            <text:p>0.018032281339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06</text:p>
          </table:table-cell>
          <table:table-cell office:value-type="float" office:value="32.623333" calcext:value-type="float">
            <text:p>32.623333</text:p>
          </table:table-cell>
          <table:table-cell office:value-type="float" office:value="33.033333" calcext:value-type="float">
            <text:p>33.033333</text:p>
          </table:table-cell>
          <table:table-cell office:value-type="float" office:value="32.580002" calcext:value-type="float">
            <text:p>32.580002</text:p>
          </table:table-cell>
          <table:table-cell office:value-type="float" office:value="32.983334" calcext:value-type="float">
            <text:p>32.983334</text:p>
          </table:table-cell>
          <table:table-cell office:value-type="float" office:value="23.711298" calcext:value-type="float">
            <text:p>23.711298</text:p>
          </table:table-cell>
          <table:table-cell office:value-type="float" office:value="156600" calcext:value-type="float">
            <text:p>156600</text:p>
          </table:table-cell>
          <table:table-cell table:formula="of:=([.F1247]-[.F1246])/[.F1246]" office:value-type="float" office:value="0.0102095019765109" calcext:value-type="float">
            <text:p>0.010209501976511</text:p>
          </table:table-cell>
          <table:table-cell table:formula="of:=[.H1247]-PerAnnumRiskFreeRate/TradingDaysPerYear" office:value-type="float" office:value="0.0100507718177807" calcext:value-type="float">
            <text:p>0.0100507718177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07</text:p>
          </table:table-cell>
          <table:table-cell office:value-type="float" office:value="33.003334" calcext:value-type="float">
            <text:p>33.003334</text:p>
          </table:table-cell>
          <table:table-cell office:value-type="float" office:value="33.033333" calcext:value-type="float">
            <text:p>33.033333</text:p>
          </table:table-cell>
          <table:table-cell office:value-type="float" office:value="32.57" calcext:value-type="float">
            <text:p>32.57</text:p>
          </table:table-cell>
          <table:table-cell office:value-type="float" office:value="32.713333" calcext:value-type="float">
            <text:p>32.713333</text:p>
          </table:table-cell>
          <table:table-cell office:value-type="float" office:value="23.517195" calcext:value-type="float">
            <text:p>23.517195</text:p>
          </table:table-cell>
          <table:table-cell office:value-type="float" office:value="163800" calcext:value-type="float">
            <text:p>163800</text:p>
          </table:table-cell>
          <table:table-cell table:formula="of:=([.F1248]-[.F1247])/[.F1247]" office:value-type="float" office:value="-0.00818609761473195" calcext:value-type="float">
            <text:p>-0.008186097614732</text:p>
          </table:table-cell>
          <table:table-cell table:formula="of:=[.H1248]-PerAnnumRiskFreeRate/TradingDaysPerYear" office:value-type="float" office:value="-0.0083448277734621" calcext:value-type="float">
            <text:p>-0.0083448277734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08</text:p>
          </table:table-cell>
          <table:table-cell office:value-type="float" office:value="32.650002" calcext:value-type="float">
            <text:p>32.650002</text:p>
          </table:table-cell>
          <table:table-cell office:value-type="float" office:value="33.206669" calcext:value-type="float">
            <text:p>33.206669</text:p>
          </table:table-cell>
          <table:table-cell office:value-type="float" office:value="32.553333" calcext:value-type="float">
            <text:p>32.553333</text:p>
          </table:table-cell>
          <table:table-cell office:value-type="float" office:value="33.200001" calcext:value-type="float">
            <text:p>33.200001</text:p>
          </table:table-cell>
          <table:table-cell office:value-type="float" office:value="23.86705" calcext:value-type="float">
            <text:p>23.86705</text:p>
          </table:table-cell>
          <table:table-cell office:value-type="float" office:value="204600" calcext:value-type="float">
            <text:p>204600</text:p>
          </table:table-cell>
          <table:table-cell table:formula="of:=([.F1249]-[.F1248])/[.F1248]" office:value-type="float" office:value="0.014876561596738" calcext:value-type="float">
            <text:p>0.014876561596738</text:p>
          </table:table-cell>
          <table:table-cell table:formula="of:=[.H1249]-PerAnnumRiskFreeRate/TradingDaysPerYear" office:value-type="float" office:value="0.0147178314380078" calcext:value-type="float">
            <text:p>0.0147178314380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09</text:p>
          </table:table-cell>
          <table:table-cell office:value-type="float" office:value="33.283333" calcext:value-type="float">
            <text:p>33.283333</text:p>
          </table:table-cell>
          <table:table-cell office:value-type="float" office:value="33.823334" calcext:value-type="float">
            <text:p>33.823334</text:p>
          </table:table-cell>
          <table:table-cell office:value-type="float" office:value="33.226665" calcext:value-type="float">
            <text:p>33.226665</text:p>
          </table:table-cell>
          <table:table-cell office:value-type="float" office:value="33.566666" calcext:value-type="float">
            <text:p>33.566666</text:p>
          </table:table-cell>
          <table:table-cell office:value-type="float" office:value="24.130646" calcext:value-type="float">
            <text:p>24.130646</text:p>
          </table:table-cell>
          <table:table-cell office:value-type="float" office:value="130800" calcext:value-type="float">
            <text:p>130800</text:p>
          </table:table-cell>
          <table:table-cell table:formula="of:=([.F1250]-[.F1249])/[.F1249]" office:value-type="float" office:value="0.0110443477513978" calcext:value-type="float">
            <text:p>0.011044347751398</text:p>
          </table:table-cell>
          <table:table-cell table:formula="of:=[.H1250]-PerAnnumRiskFreeRate/TradingDaysPerYear" office:value-type="float" office:value="0.0108856175926677" calcext:value-type="float">
            <text:p>0.0108856175926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10</text:p>
          </table:table-cell>
          <table:table-cell table:number-columns-repeated="2" office:value-type="float" office:value="33.433334" calcext:value-type="float">
            <text:p>33.433334</text:p>
          </table:table-cell>
          <table:table-cell office:value-type="float" office:value="32.896667" calcext:value-type="float">
            <text:p>32.896667</text:p>
          </table:table-cell>
          <table:table-cell office:value-type="float" office:value="33.099998" calcext:value-type="float">
            <text:p>33.099998</text:p>
          </table:table-cell>
          <table:table-cell office:value-type="float" office:value="23.795164" calcext:value-type="float">
            <text:p>23.795164</text:p>
          </table:table-cell>
          <table:table-cell office:value-type="float" office:value="166800" calcext:value-type="float">
            <text:p>166800</text:p>
          </table:table-cell>
          <table:table-cell table:formula="of:=([.F1251]-[.F1250])/[.F1250]" office:value-type="float" office:value="-0.0139027359648805" calcext:value-type="float">
            <text:p>-0.013902735964881</text:p>
          </table:table-cell>
          <table:table-cell table:formula="of:=[.H1251]-PerAnnumRiskFreeRate/TradingDaysPerYear" office:value-type="float" office:value="-0.0140614661236106" calcext:value-type="float">
            <text:p>-0.0140614661236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13</text:p>
          </table:table-cell>
          <table:table-cell office:value-type="float" office:value="32.799999" calcext:value-type="float">
            <text:p>32.799999</text:p>
          </table:table-cell>
          <table:table-cell office:value-type="float" office:value="33.166668" calcext:value-type="float">
            <text:p>33.166668</text:p>
          </table:table-cell>
          <table:table-cell office:value-type="float" office:value="32.796665" calcext:value-type="float">
            <text:p>32.796665</text:p>
          </table:table-cell>
          <table:table-cell office:value-type="float" office:value="33.026669" calcext:value-type="float">
            <text:p>33.026669</text:p>
          </table:table-cell>
          <table:table-cell office:value-type="float" office:value="23.742441" calcext:value-type="float">
            <text:p>23.742441</text:p>
          </table:table-cell>
          <table:table-cell office:value-type="float" office:value="140400" calcext:value-type="float">
            <text:p>140400</text:p>
          </table:table-cell>
          <table:table-cell table:formula="of:=([.F1252]-[.F1251])/[.F1251]" office:value-type="float" office:value="-0.00221570231665562" calcext:value-type="float">
            <text:p>-0.002215702316656</text:p>
          </table:table-cell>
          <table:table-cell table:formula="of:=[.H1252]-PerAnnumRiskFreeRate/TradingDaysPerYear" office:value-type="float" office:value="-0.00237443247538577" calcext:value-type="float">
            <text:p>-0.0023744324753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14</text:p>
          </table:table-cell>
          <table:table-cell office:value-type="float" office:value="33.110001" calcext:value-type="float">
            <text:p>33.110001</text:p>
          </table:table-cell>
          <table:table-cell office:value-type="float" office:value="33.16" calcext:value-type="float">
            <text:p>33.16</text:p>
          </table:table-cell>
          <table:table-cell office:value-type="float" office:value="32.866669" calcext:value-type="float">
            <text:p>32.866669</text:p>
          </table:table-cell>
          <table:table-cell office:value-type="float" office:value="33.080002" calcext:value-type="float">
            <text:p>33.080002</text:p>
          </table:table-cell>
          <table:table-cell office:value-type="float" office:value="23.780787" calcext:value-type="float">
            <text:p>23.780787</text:p>
          </table:table-cell>
          <table:table-cell office:value-type="float" office:value="151800" calcext:value-type="float">
            <text:p>151800</text:p>
          </table:table-cell>
          <table:table-cell table:formula="of:=([.F1253]-[.F1252])/[.F1252]" office:value-type="float" office:value="0.00161508245929728" calcext:value-type="float">
            <text:p>0.001615082459297</text:p>
          </table:table-cell>
          <table:table-cell table:formula="of:=[.H1253]-PerAnnumRiskFreeRate/TradingDaysPerYear" office:value-type="float" office:value="0.00145635230056712" calcext:value-type="float">
            <text:p>0.0014563523005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15</text:p>
          </table:table-cell>
          <table:table-cell office:value-type="float" office:value="32.996666" calcext:value-type="float">
            <text:p>32.996666</text:p>
          </table:table-cell>
          <table:table-cell office:value-type="float" office:value="33.549999" calcext:value-type="float">
            <text:p>33.549999</text:p>
          </table:table-cell>
          <table:table-cell office:value-type="float" office:value="32.970001" calcext:value-type="float">
            <text:p>32.970001</text:p>
          </table:table-cell>
          <table:table-cell office:value-type="float" office:value="33.450001" calcext:value-type="float">
            <text:p>33.450001</text:p>
          </table:table-cell>
          <table:table-cell office:value-type="float" office:value="24.046778" calcext:value-type="float">
            <text:p>24.046778</text:p>
          </table:table-cell>
          <table:table-cell office:value-type="float" office:value="250200" calcext:value-type="float">
            <text:p>250200</text:p>
          </table:table-cell>
          <table:table-cell table:formula="of:=([.F1254]-[.F1253])/[.F1253]" office:value-type="float" office:value="0.0111851218380619" calcext:value-type="float">
            <text:p>0.011185121838062</text:p>
          </table:table-cell>
          <table:table-cell table:formula="of:=[.H1254]-PerAnnumRiskFreeRate/TradingDaysPerYear" office:value-type="float" office:value="0.0110263916793318" calcext:value-type="float">
            <text:p>0.0110263916793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16</text:p>
          </table:table-cell>
          <table:table-cell office:value-type="float" office:value="33.533333" calcext:value-type="float">
            <text:p>33.533333</text:p>
          </table:table-cell>
          <table:table-cell office:value-type="float" office:value="33.57" calcext:value-type="float">
            <text:p>33.57</text:p>
          </table:table-cell>
          <table:table-cell office:value-type="float" office:value="32.526669" calcext:value-type="float">
            <text:p>32.526669</text:p>
          </table:table-cell>
          <table:table-cell office:value-type="float" office:value="32.566666" calcext:value-type="float">
            <text:p>32.566666</text:p>
          </table:table-cell>
          <table:table-cell office:value-type="float" office:value="23.411751" calcext:value-type="float">
            <text:p>23.411751</text:p>
          </table:table-cell>
          <table:table-cell office:value-type="float" office:value="169800" calcext:value-type="float">
            <text:p>169800</text:p>
          </table:table-cell>
          <table:table-cell table:formula="of:=([.F1255]-[.F1254])/[.F1254]" office:value-type="float" office:value="-0.0264079869660709" calcext:value-type="float">
            <text:p>-0.026407986966071</text:p>
          </table:table-cell>
          <table:table-cell table:formula="of:=[.H1255]-PerAnnumRiskFreeRate/TradingDaysPerYear" office:value-type="float" office:value="-0.0265667171248011" calcext:value-type="float">
            <text:p>-0.0265667171248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17</text:p>
          </table:table-cell>
          <table:table-cell office:value-type="float" office:value="32.356667" calcext:value-type="float">
            <text:p>32.356667</text:p>
          </table:table-cell>
          <table:table-cell office:value-type="float" office:value="32.833332" calcext:value-type="float">
            <text:p>32.833332</text:p>
          </table:table-cell>
          <table:table-cell office:value-type="float" office:value="32.136665" calcext:value-type="float">
            <text:p>32.136665</text:p>
          </table:table-cell>
          <table:table-cell office:value-type="float" office:value="32.823334" calcext:value-type="float">
            <text:p>32.823334</text:p>
          </table:table-cell>
          <table:table-cell office:value-type="float" office:value="23.596279" calcext:value-type="float">
            <text:p>23.596279</text:p>
          </table:table-cell>
          <table:table-cell office:value-type="float" office:value="212400" calcext:value-type="float">
            <text:p>212400</text:p>
          </table:table-cell>
          <table:table-cell table:formula="of:=([.F1256]-[.F1255])/[.F1255]" office:value-type="float" office:value="0.0078818538604823" calcext:value-type="float">
            <text:p>0.007881853860482</text:p>
          </table:table-cell>
          <table:table-cell table:formula="of:=[.H1256]-PerAnnumRiskFreeRate/TradingDaysPerYear" office:value-type="float" office:value="0.00772312370175214" calcext:value-type="float">
            <text:p>0.0077231237017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20</text:p>
          </table:table-cell>
          <table:table-cell office:value-type="float" office:value="32.740002" calcext:value-type="float">
            <text:p>32.740002</text:p>
          </table:table-cell>
          <table:table-cell office:value-type="float" office:value="33.096668" calcext:value-type="float">
            <text:p>33.096668</text:p>
          </table:table-cell>
          <table:table-cell office:value-type="float" office:value="32.646667" calcext:value-type="float">
            <text:p>32.646667</text:p>
          </table:table-cell>
          <table:table-cell office:value-type="float" office:value="32.900002" calcext:value-type="float">
            <text:p>32.900002</text:p>
          </table:table-cell>
          <table:table-cell office:value-type="float" office:value="23.651394" calcext:value-type="float">
            <text:p>23.651394</text:p>
          </table:table-cell>
          <table:table-cell office:value-type="float" office:value="229800" calcext:value-type="float">
            <text:p>229800</text:p>
          </table:table-cell>
          <table:table-cell table:formula="of:=([.F1257]-[.F1256])/[.F1256]" office:value-type="float" office:value="0.0023357496323891" calcext:value-type="float">
            <text:p>0.002335749632389</text:p>
          </table:table-cell>
          <table:table-cell table:formula="of:=[.H1257]-PerAnnumRiskFreeRate/TradingDaysPerYear" office:value-type="float" office:value="0.00217701947365894" calcext:value-type="float">
            <text:p>0.0021770194736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21</text:p>
          </table:table-cell>
          <table:table-cell office:value-type="float" office:value="32.880001" calcext:value-type="float">
            <text:p>32.880001</text:p>
          </table:table-cell>
          <table:table-cell office:value-type="float" office:value="33.493332" calcext:value-type="float">
            <text:p>33.493332</text:p>
          </table:table-cell>
          <table:table-cell office:value-type="float" office:value="32.880001" calcext:value-type="float">
            <text:p>32.880001</text:p>
          </table:table-cell>
          <table:table-cell office:value-type="float" office:value="33.416668" calcext:value-type="float">
            <text:p>33.416668</text:p>
          </table:table-cell>
          <table:table-cell office:value-type="float" office:value="24.022825" calcext:value-type="float">
            <text:p>24.022825</text:p>
          </table:table-cell>
          <table:table-cell office:value-type="float" office:value="208500" calcext:value-type="float">
            <text:p>208500</text:p>
          </table:table-cell>
          <table:table-cell table:formula="of:=([.F1258]-[.F1257])/[.F1257]" office:value-type="float" office:value="0.0157044020322862" calcext:value-type="float">
            <text:p>0.015704402032286</text:p>
          </table:table-cell>
          <table:table-cell table:formula="of:=[.H1258]-PerAnnumRiskFreeRate/TradingDaysPerYear" office:value-type="float" office:value="0.015545671873556" calcext:value-type="float">
            <text:p>0.0155456718735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22</text:p>
          </table:table-cell>
          <table:table-cell office:value-type="float" office:value="33.389999" calcext:value-type="float">
            <text:p>33.389999</text:p>
          </table:table-cell>
          <table:table-cell office:value-type="float" office:value="33.59" calcext:value-type="float">
            <text:p>33.59</text:p>
          </table:table-cell>
          <table:table-cell office:value-type="float" office:value="33.026669" calcext:value-type="float">
            <text:p>33.026669</text:p>
          </table:table-cell>
          <table:table-cell office:value-type="float" office:value="33.433334" calcext:value-type="float">
            <text:p>33.433334</text:p>
          </table:table-cell>
          <table:table-cell office:value-type="float" office:value="24.034798" calcext:value-type="float">
            <text:p>24.034798</text:p>
          </table:table-cell>
          <table:table-cell office:value-type="float" office:value="136800" calcext:value-type="float">
            <text:p>136800</text:p>
          </table:table-cell>
          <table:table-cell table:formula="of:=([.F1259]-[.F1258])/[.F1258]" office:value-type="float" office:value="0.000498400999882302" calcext:value-type="float">
            <text:p>0.000498400999882</text:p>
          </table:table-cell>
          <table:table-cell table:formula="of:=[.H1259]-PerAnnumRiskFreeRate/TradingDaysPerYear" office:value-type="float" office:value="0.000339670841152143" calcext:value-type="float">
            <text:p>0.0003396708411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24</text:p>
          </table:table-cell>
          <table:table-cell table:number-columns-repeated="2" office:value-type="float" office:value="33.630001" calcext:value-type="float">
            <text:p>33.630001</text:p>
          </table:table-cell>
          <table:table-cell office:value-type="float" office:value="33.403332" calcext:value-type="float">
            <text:p>33.403332</text:p>
          </table:table-cell>
          <table:table-cell office:value-type="float" office:value="33.483334" calcext:value-type="float">
            <text:p>33.483334</text:p>
          </table:table-cell>
          <table:table-cell office:value-type="float" office:value="24.070738" calcext:value-type="float">
            <text:p>24.070738</text:p>
          </table:table-cell>
          <table:table-cell office:value-type="float" office:value="92400" calcext:value-type="float">
            <text:p>92400</text:p>
          </table:table-cell>
          <table:table-cell table:formula="of:=([.F1260]-[.F1259])/[.F1259]" office:value-type="float" office:value="0.00149533189336561" calcext:value-type="float">
            <text:p>0.001495331893366</text:p>
          </table:table-cell>
          <table:table-cell table:formula="of:=[.H1260]-PerAnnumRiskFreeRate/TradingDaysPerYear" office:value-type="float" office:value="0.00133660173463546" calcext:value-type="float">
            <text:p>0.0013366017346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27</text:p>
          </table:table-cell>
          <table:table-cell office:value-type="float" office:value="33.566666" calcext:value-type="float">
            <text:p>33.566666</text:p>
          </table:table-cell>
          <table:table-cell office:value-type="float" office:value="33.656666" calcext:value-type="float">
            <text:p>33.656666</text:p>
          </table:table-cell>
          <table:table-cell office:value-type="float" office:value="33.143333" calcext:value-type="float">
            <text:p>33.143333</text:p>
          </table:table-cell>
          <table:table-cell office:value-type="float" office:value="33.233334" calcext:value-type="float">
            <text:p>33.233334</text:p>
          </table:table-cell>
          <table:table-cell office:value-type="float" office:value="23.891022" calcext:value-type="float">
            <text:p>23.891022</text:p>
          </table:table-cell>
          <table:table-cell office:value-type="float" office:value="186000" calcext:value-type="float">
            <text:p>186000</text:p>
          </table:table-cell>
          <table:table-cell table:formula="of:=([.F1261]-[.F1260])/[.F1260]" office:value-type="float" office:value="-0.0074661607799478" calcext:value-type="float">
            <text:p>-0.007466160779948</text:p>
          </table:table-cell>
          <table:table-cell table:formula="of:=[.H1261]-PerAnnumRiskFreeRate/TradingDaysPerYear" office:value-type="float" office:value="-0.00762489093867796" calcext:value-type="float">
            <text:p>-0.0076248909386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28</text:p>
          </table:table-cell>
          <table:table-cell office:value-type="float" office:value="33.283333" calcext:value-type="float">
            <text:p>33.283333</text:p>
          </table:table-cell>
          <table:table-cell office:value-type="float" office:value="33.773335" calcext:value-type="float">
            <text:p>33.773335</text:p>
          </table:table-cell>
          <table:table-cell office:value-type="float" office:value="33.283333" calcext:value-type="float">
            <text:p>33.283333</text:p>
          </table:table-cell>
          <table:table-cell office:value-type="float" office:value="33.709999" calcext:value-type="float">
            <text:p>33.709999</text:p>
          </table:table-cell>
          <table:table-cell office:value-type="float" office:value="24.233688" calcext:value-type="float">
            <text:p>24.233688</text:p>
          </table:table-cell>
          <table:table-cell office:value-type="float" office:value="166200" calcext:value-type="float">
            <text:p>166200</text:p>
          </table:table-cell>
          <table:table-cell table:formula="of:=([.F1262]-[.F1261])/[.F1261]" office:value-type="float" office:value="0.0143428774206479" calcext:value-type="float">
            <text:p>0.014342877420648</text:p>
          </table:table-cell>
          <table:table-cell table:formula="of:=[.H1262]-PerAnnumRiskFreeRate/TradingDaysPerYear" office:value-type="float" office:value="0.0141841472619177" calcext:value-type="float">
            <text:p>0.0141841472619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29</text:p>
          </table:table-cell>
          <table:table-cell office:value-type="float" office:value="33.866669" calcext:value-type="float">
            <text:p>33.866669</text:p>
          </table:table-cell>
          <table:table-cell office:value-type="float" office:value="34.66" calcext:value-type="float">
            <text:p>34.66</text:p>
          </table:table-cell>
          <table:table-cell office:value-type="float" office:value="33.799999" calcext:value-type="float">
            <text:p>33.799999</text:p>
          </table:table-cell>
          <table:table-cell office:value-type="float" office:value="34.576668" calcext:value-type="float">
            <text:p>34.576668</text:p>
          </table:table-cell>
          <table:table-cell office:value-type="float" office:value="24.856728" calcext:value-type="float">
            <text:p>24.856728</text:p>
          </table:table-cell>
          <table:table-cell office:value-type="float" office:value="206400" calcext:value-type="float">
            <text:p>206400</text:p>
          </table:table-cell>
          <table:table-cell table:formula="of:=([.F1263]-[.F1262])/[.F1262]" office:value-type="float" office:value="0.0257096649919731" calcext:value-type="float">
            <text:p>0.025709664991973</text:p>
          </table:table-cell>
          <table:table-cell table:formula="of:=[.H1263]-PerAnnumRiskFreeRate/TradingDaysPerYear" office:value-type="float" office:value="0.025550934833243" calcext:value-type="float">
            <text:p>0.0255509348332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1-30</text:p>
          </table:table-cell>
          <table:table-cell office:value-type="float" office:value="34.656666" calcext:value-type="float">
            <text:p>34.656666</text:p>
          </table:table-cell>
          <table:table-cell office:value-type="float" office:value="34.973331" calcext:value-type="float">
            <text:p>34.973331</text:p>
          </table:table-cell>
          <table:table-cell office:value-type="float" office:value="34.459999" calcext:value-type="float">
            <text:p>34.459999</text:p>
          </table:table-cell>
          <table:table-cell office:value-type="float" office:value="34.846668" calcext:value-type="float">
            <text:p>34.846668</text:p>
          </table:table-cell>
          <table:table-cell office:value-type="float" office:value="25.050825" calcext:value-type="float">
            <text:p>25.050825</text:p>
          </table:table-cell>
          <table:table-cell office:value-type="float" office:value="252600" calcext:value-type="float">
            <text:p>252600</text:p>
          </table:table-cell>
          <table:table-cell table:formula="of:=([.F1264]-[.F1263])/[.F1263]" office:value-type="float" office:value="0.00780863032334744" calcext:value-type="float">
            <text:p>0.007808630323347</text:p>
          </table:table-cell>
          <table:table-cell table:formula="of:=[.H1264]-PerAnnumRiskFreeRate/TradingDaysPerYear" office:value-type="float" office:value="0.00764990016461728" calcext:value-type="float">
            <text:p>0.0076499001646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01</text:p>
          </table:table-cell>
          <table:table-cell office:value-type="float" office:value="34.763332" calcext:value-type="float">
            <text:p>34.763332</text:p>
          </table:table-cell>
          <table:table-cell office:value-type="float" office:value="34.983334" calcext:value-type="float">
            <text:p>34.983334</text:p>
          </table:table-cell>
          <table:table-cell office:value-type="float" office:value="34.373333" calcext:value-type="float">
            <text:p>34.373333</text:p>
          </table:table-cell>
          <table:table-cell office:value-type="float" office:value="34.983334" calcext:value-type="float">
            <text:p>34.983334</text:p>
          </table:table-cell>
          <table:table-cell office:value-type="float" office:value="25.149073" calcext:value-type="float">
            <text:p>25.149073</text:p>
          </table:table-cell>
          <table:table-cell office:value-type="float" office:value="1974600" calcext:value-type="float">
            <text:p>1974600</text:p>
          </table:table-cell>
          <table:table-cell table:formula="of:=([.F1265]-[.F1264])/[.F1264]" office:value-type="float" office:value="0.00392194668239476" calcext:value-type="float">
            <text:p>0.003921946682395</text:p>
          </table:table-cell>
          <table:table-cell table:formula="of:=[.H1265]-PerAnnumRiskFreeRate/TradingDaysPerYear" office:value-type="float" office:value="0.0037632165236646" calcext:value-type="float">
            <text:p>0.0037632165236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04</text:p>
          </table:table-cell>
          <table:table-cell office:value-type="float" office:value="34.849998" calcext:value-type="float">
            <text:p>34.849998</text:p>
          </table:table-cell>
          <table:table-cell office:value-type="float" office:value="34.959999" calcext:value-type="float">
            <text:p>34.959999</text:p>
          </table:table-cell>
          <table:table-cell office:value-type="float" office:value="34.599998" calcext:value-type="float">
            <text:p>34.599998</text:p>
          </table:table-cell>
          <table:table-cell office:value-type="float" office:value="34.959999" calcext:value-type="float">
            <text:p>34.959999</text:p>
          </table:table-cell>
          <table:table-cell office:value-type="float" office:value="25.132301" calcext:value-type="float">
            <text:p>25.132301</text:p>
          </table:table-cell>
          <table:table-cell office:value-type="float" office:value="178800" calcext:value-type="float">
            <text:p>178800</text:p>
          </table:table-cell>
          <table:table-cell table:formula="of:=([.F1266]-[.F1265])/[.F1265]" office:value-type="float" office:value="-0.000666903308921292" calcext:value-type="float">
            <text:p>-0.000666903308921</text:p>
          </table:table-cell>
          <table:table-cell table:formula="of:=[.H1266]-PerAnnumRiskFreeRate/TradingDaysPerYear" office:value-type="float" office:value="-0.00082563346765145" calcext:value-type="float">
            <text:p>-0.0008256334676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05</text:p>
          </table:table-cell>
          <table:table-cell table:number-columns-repeated="2" office:value-type="float" office:value="35.266666" calcext:value-type="float">
            <text:p>35.266666</text:p>
          </table:table-cell>
          <table:table-cell office:value-type="float" office:value="34.720001" calcext:value-type="float">
            <text:p>34.720001</text:p>
          </table:table-cell>
          <table:table-cell office:value-type="float" office:value="35.099998" calcext:value-type="float">
            <text:p>35.099998</text:p>
          </table:table-cell>
          <table:table-cell office:value-type="float" office:value="25.232943" calcext:value-type="float">
            <text:p>25.232943</text:p>
          </table:table-cell>
          <table:table-cell office:value-type="float" office:value="180000" calcext:value-type="float">
            <text:p>180000</text:p>
          </table:table-cell>
          <table:table-cell table:formula="of:=([.F1267]-[.F1266])/[.F1266]" office:value-type="float" office:value="0.00400448808885428" calcext:value-type="float">
            <text:p>0.004004488088854</text:p>
          </table:table-cell>
          <table:table-cell table:formula="of:=[.H1267]-PerAnnumRiskFreeRate/TradingDaysPerYear" office:value-type="float" office:value="0.00384575793012412" calcext:value-type="float">
            <text:p>0.0038457579301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06</text:p>
          </table:table-cell>
          <table:table-cell office:value-type="float" office:value="34.856667" calcext:value-type="float">
            <text:p>34.856667</text:p>
          </table:table-cell>
          <table:table-cell office:value-type="float" office:value="35.333332" calcext:value-type="float">
            <text:p>35.333332</text:p>
          </table:table-cell>
          <table:table-cell office:value-type="float" office:value="34.856667" calcext:value-type="float">
            <text:p>34.856667</text:p>
          </table:table-cell>
          <table:table-cell office:value-type="float" office:value="34.990002" calcext:value-type="float">
            <text:p>34.990002</text:p>
          </table:table-cell>
          <table:table-cell office:value-type="float" office:value="25.153868" calcext:value-type="float">
            <text:p>25.153868</text:p>
          </table:table-cell>
          <table:table-cell office:value-type="float" office:value="286800" calcext:value-type="float">
            <text:p>286800</text:p>
          </table:table-cell>
          <table:table-cell table:formula="of:=([.F1268]-[.F1267])/[.F1267]" office:value-type="float" office:value="-0.0031338001278725" calcext:value-type="float">
            <text:p>-0.003133800127873</text:p>
          </table:table-cell>
          <table:table-cell table:formula="of:=[.H1268]-PerAnnumRiskFreeRate/TradingDaysPerYear" office:value-type="float" office:value="-0.00329253028660266" calcext:value-type="float">
            <text:p>-0.0032925302866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07</text:p>
          </table:table-cell>
          <table:table-cell office:value-type="float" office:value="34.91" calcext:value-type="float">
            <text:p>34.91</text:p>
          </table:table-cell>
          <table:table-cell office:value-type="float" office:value="35.073334" calcext:value-type="float">
            <text:p>35.073334</text:p>
          </table:table-cell>
          <table:table-cell office:value-type="float" office:value="34.653332" calcext:value-type="float">
            <text:p>34.653332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25.089159" calcext:value-type="float">
            <text:p>25.089159</text:p>
          </table:table-cell>
          <table:table-cell office:value-type="float" office:value="81000" calcext:value-type="float">
            <text:p>81000</text:p>
          </table:table-cell>
          <table:table-cell table:formula="of:=([.F1269]-[.F1268])/[.F1268]" office:value-type="float" office:value="-0.00257252681774432" calcext:value-type="float">
            <text:p>-0.002572526817744</text:p>
          </table:table-cell>
          <table:table-cell table:formula="of:=[.H1269]-PerAnnumRiskFreeRate/TradingDaysPerYear" office:value-type="float" office:value="-0.00273125697647447" calcext:value-type="float">
            <text:p>-0.0027312569764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08</text:p>
          </table:table-cell>
          <table:table-cell office:value-type="float" office:value="35.040001" calcext:value-type="float">
            <text:p>35.040001</text:p>
          </table:table-cell>
          <table:table-cell office:value-type="float" office:value="35.183334" calcext:value-type="float">
            <text:p>35.183334</text:p>
          </table:table-cell>
          <table:table-cell office:value-type="float" office:value="34.77" calcext:value-type="float">
            <text:p>34.77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25.089159" calcext:value-type="float">
            <text:p>25.089159</text:p>
          </table:table-cell>
          <table:table-cell office:value-type="float" office:value="289200" calcext:value-type="float">
            <text:p>289200</text:p>
          </table:table-cell>
          <table:table-cell table:formula="of:=([.F1270]-[.F1269])/[.F1269]" office:value-type="float" office:value="0" calcext:value-type="float">
            <text:p>0</text:p>
          </table:table-cell>
          <table:table-cell table:formula="of:=[.H1270]-PerAnnumRiskFreeRate/TradingDaysPerYear" office:value-type="float" office:value="-0.000158730158730159" calcext:value-type="float">
            <text:p>-0.000158730158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11</text:p>
          </table:table-cell>
          <table:table-cell office:value-type="float" office:value="34.633331" calcext:value-type="float">
            <text:p>34.633331</text:p>
          </table:table-cell>
          <table:table-cell office:value-type="float" office:value="35" calcext:value-type="float">
            <text:p>35</text:p>
          </table:table-cell>
          <table:table-cell office:value-type="float" office:value="34.549999" calcext:value-type="float">
            <text:p>34.549999</text:p>
          </table:table-cell>
          <table:table-cell office:value-type="float" office:value="34.833332" calcext:value-type="float">
            <text:p>34.833332</text:p>
          </table:table-cell>
          <table:table-cell office:value-type="float" office:value="25.041237" calcext:value-type="float">
            <text:p>25.041237</text:p>
          </table:table-cell>
          <table:table-cell office:value-type="float" office:value="183000" calcext:value-type="float">
            <text:p>183000</text:p>
          </table:table-cell>
          <table:table-cell table:formula="of:=([.F1271]-[.F1270])/[.F1270]" office:value-type="float" office:value="-0.00191006800985238" calcext:value-type="float">
            <text:p>-0.001910068009852</text:p>
          </table:table-cell>
          <table:table-cell table:formula="of:=[.H1271]-PerAnnumRiskFreeRate/TradingDaysPerYear" office:value-type="float" office:value="-0.00206879816858253" calcext:value-type="float">
            <text:p>-0.0020687981685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12</text:p>
          </table:table-cell>
          <table:table-cell office:value-type="float" office:value="34.766666" calcext:value-type="float">
            <text:p>34.766666</text:p>
          </table:table-cell>
          <table:table-cell office:value-type="float" office:value="34.939999" calcext:value-type="float">
            <text:p>34.939999</text:p>
          </table:table-cell>
          <table:table-cell office:value-type="float" office:value="34.526669" calcext:value-type="float">
            <text:p>34.526669</text:p>
          </table:table-cell>
          <table:table-cell office:value-type="float" office:value="34.709999" calcext:value-type="float">
            <text:p>34.709999</text:p>
          </table:table-cell>
          <table:table-cell office:value-type="float" office:value="24.952578" calcext:value-type="float">
            <text:p>24.952578</text:p>
          </table:table-cell>
          <table:table-cell office:value-type="float" office:value="120000" calcext:value-type="float">
            <text:p>120000</text:p>
          </table:table-cell>
          <table:table-cell table:formula="of:=([.F1272]-[.F1271])/[.F1271]" office:value-type="float" office:value="-0.00354051998309827" calcext:value-type="float">
            <text:p>-0.003540519983098</text:p>
          </table:table-cell>
          <table:table-cell table:formula="of:=[.H1272]-PerAnnumRiskFreeRate/TradingDaysPerYear" office:value-type="float" office:value="-0.00369925014182843" calcext:value-type="float">
            <text:p>-0.0036992501418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13</text:p>
          </table:table-cell>
          <table:table-cell office:value-type="float" office:value="34.733334" calcext:value-type="float">
            <text:p>34.733334</text:p>
          </table:table-cell>
          <table:table-cell office:value-type="float" office:value="35.056667" calcext:value-type="float">
            <text:p>35.056667</text:p>
          </table:table-cell>
          <table:table-cell office:value-type="float" office:value="34.683334" calcext:value-type="float">
            <text:p>34.683334</text:p>
          </table:table-cell>
          <table:table-cell office:value-type="float" office:value="34.986668" calcext:value-type="float">
            <text:p>34.986668</text:p>
          </table:table-cell>
          <table:table-cell office:value-type="float" office:value="25.151472" calcext:value-type="float">
            <text:p>25.151472</text:p>
          </table:table-cell>
          <table:table-cell office:value-type="float" office:value="107400" calcext:value-type="float">
            <text:p>107400</text:p>
          </table:table-cell>
          <table:table-cell table:formula="of:=([.F1273]-[.F1272])/[.F1272]" office:value-type="float" office:value="0.0079708798024797" calcext:value-type="float">
            <text:p>0.00797087980248</text:p>
          </table:table-cell>
          <table:table-cell table:formula="of:=[.H1273]-PerAnnumRiskFreeRate/TradingDaysPerYear" office:value-type="float" office:value="0.00781214964374954" calcext:value-type="float">
            <text:p>0.007812149643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14</text:p>
          </table:table-cell>
          <table:table-cell office:value-type="float" office:value="35.066666" calcext:value-type="float">
            <text:p>35.066666</text:p>
          </table:table-cell>
          <table:table-cell office:value-type="float" office:value="35.573334" calcext:value-type="float">
            <text:p>35.573334</text:p>
          </table:table-cell>
          <table:table-cell office:value-type="float" office:value="35.066666" calcext:value-type="float">
            <text:p>35.066666</text:p>
          </table:table-cell>
          <table:table-cell office:value-type="float" office:value="35.483334" calcext:value-type="float">
            <text:p>35.483334</text:p>
          </table:table-cell>
          <table:table-cell office:value-type="float" office:value="25.508514" calcext:value-type="float">
            <text:p>25.508514</text:p>
          </table:table-cell>
          <table:table-cell office:value-type="float" office:value="184200" calcext:value-type="float">
            <text:p>184200</text:p>
          </table:table-cell>
          <table:table-cell table:formula="of:=([.F1274]-[.F1273])/[.F1273]" office:value-type="float" office:value="0.0141956701381137" calcext:value-type="float">
            <text:p>0.014195670138114</text:p>
          </table:table-cell>
          <table:table-cell table:formula="of:=[.H1274]-PerAnnumRiskFreeRate/TradingDaysPerYear" office:value-type="float" office:value="0.0140369399793836" calcext:value-type="float">
            <text:p>0.0140369399793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15</text:p>
          </table:table-cell>
          <table:table-cell table:number-columns-repeated="2" office:value-type="float" office:value="35.439999" calcext:value-type="float">
            <text:p>35.439999</text:p>
          </table:table-cell>
          <table:table-cell office:value-type="float" office:value="34.996666" calcext:value-type="float">
            <text:p>34.996666</text:p>
          </table:table-cell>
          <table:table-cell office:value-type="float" office:value="35.116669" calcext:value-type="float">
            <text:p>35.116669</text:p>
          </table:table-cell>
          <table:table-cell office:value-type="float" office:value="25.244921" calcext:value-type="float">
            <text:p>25.244921</text:p>
          </table:table-cell>
          <table:table-cell office:value-type="float" office:value="187200" calcext:value-type="float">
            <text:p>187200</text:p>
          </table:table-cell>
          <table:table-cell table:formula="of:=([.F1275]-[.F1274])/[.F1274]" office:value-type="float" office:value="-0.0103335302087766" calcext:value-type="float">
            <text:p>-0.010333530208777</text:p>
          </table:table-cell>
          <table:table-cell table:formula="of:=[.H1275]-PerAnnumRiskFreeRate/TradingDaysPerYear" office:value-type="float" office:value="-0.0104922603675067" calcext:value-type="float">
            <text:p>-0.0104922603675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18</text:p>
          </table:table-cell>
          <table:table-cell table:number-columns-repeated="2" office:value-type="float" office:value="34.926666" calcext:value-type="float">
            <text:p>34.926666</text:p>
          </table:table-cell>
          <table:table-cell office:value-type="float" office:value="34.116669" calcext:value-type="float">
            <text:p>34.116669</text:p>
          </table:table-cell>
          <table:table-cell office:value-type="float" office:value="34.146667" calcext:value-type="float">
            <text:p>34.146667</text:p>
          </table:table-cell>
          <table:table-cell office:value-type="float" office:value="24.547598" calcext:value-type="float">
            <text:p>24.547598</text:p>
          </table:table-cell>
          <table:table-cell office:value-type="float" office:value="128400" calcext:value-type="float">
            <text:p>128400</text:p>
          </table:table-cell>
          <table:table-cell table:formula="of:=([.F1276]-[.F1275])/[.F1275]" office:value-type="float" office:value="-0.0276223086616116" calcext:value-type="float">
            <text:p>-0.027622308661612</text:p>
          </table:table-cell>
          <table:table-cell table:formula="of:=[.H1276]-PerAnnumRiskFreeRate/TradingDaysPerYear" office:value-type="float" office:value="-0.0277810388203418" calcext:value-type="float">
            <text:p>-0.0277810388203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19</text:p>
          </table:table-cell>
          <table:table-cell office:value-type="float" office:value="33.946667" calcext:value-type="float">
            <text:p>33.946667</text:p>
          </table:table-cell>
          <table:table-cell office:value-type="float" office:value="34.713333" calcext:value-type="float">
            <text:p>34.713333</text:p>
          </table:table-cell>
          <table:table-cell office:value-type="float" office:value="33.936668" calcext:value-type="float">
            <text:p>33.936668</text:p>
          </table:table-cell>
          <table:table-cell office:value-type="float" office:value="34.650002" calcext:value-type="float">
            <text:p>34.650002</text:p>
          </table:table-cell>
          <table:table-cell office:value-type="float" office:value="24.909443" calcext:value-type="float">
            <text:p>24.909443</text:p>
          </table:table-cell>
          <table:table-cell office:value-type="float" office:value="197700" calcext:value-type="float">
            <text:p>197700</text:p>
          </table:table-cell>
          <table:table-cell table:formula="of:=([.F1277]-[.F1276])/[.F1276]" office:value-type="float" office:value="0.0147405461014963" calcext:value-type="float">
            <text:p>0.014740546101496</text:p>
          </table:table-cell>
          <table:table-cell table:formula="of:=[.H1277]-PerAnnumRiskFreeRate/TradingDaysPerYear" office:value-type="float" office:value="0.0145818159427662" calcext:value-type="float">
            <text:p>0.0145818159427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20</text:p>
          </table:table-cell>
          <table:table-cell office:value-type="float" office:value="34.426666" calcext:value-type="float">
            <text:p>34.426666</text:p>
          </table:table-cell>
          <table:table-cell office:value-type="float" office:value="34.716667" calcext:value-type="float">
            <text:p>34.716667</text:p>
          </table:table-cell>
          <table:table-cell office:value-type="float" office:value="34.189999" calcext:value-type="float">
            <text:p>34.189999</text:p>
          </table:table-cell>
          <table:table-cell office:value-type="float" office:value="34.203335" calcext:value-type="float">
            <text:p>34.203335</text:p>
          </table:table-cell>
          <table:table-cell office:value-type="float" office:value="24.588343" calcext:value-type="float">
            <text:p>24.588343</text:p>
          </table:table-cell>
          <table:table-cell office:value-type="float" office:value="282000" calcext:value-type="float">
            <text:p>282000</text:p>
          </table:table-cell>
          <table:table-cell table:formula="of:=([.F1278]-[.F1277])/[.F1277]" office:value-type="float" office:value="-0.0128906937019829" calcext:value-type="float">
            <text:p>-0.012890693701983</text:p>
          </table:table-cell>
          <table:table-cell table:formula="of:=[.H1278]-PerAnnumRiskFreeRate/TradingDaysPerYear" office:value-type="float" office:value="-0.013049423860713" calcext:value-type="float">
            <text:p>-0.0130494238607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21</text:p>
          </table:table-cell>
          <table:table-cell office:value-type="float" office:value="34.176666" calcext:value-type="float">
            <text:p>34.176666</text:p>
          </table:table-cell>
          <table:table-cell office:value-type="float" office:value="34.193333" calcext:value-type="float">
            <text:p>34.193333</text:p>
          </table:table-cell>
          <table:table-cell office:value-type="float" office:value="33.610001" calcext:value-type="float">
            <text:p>33.610001</text:p>
          </table:table-cell>
          <table:table-cell office:value-type="float" office:value="33.846668" calcext:value-type="float">
            <text:p>33.846668</text:p>
          </table:table-cell>
          <table:table-cell office:value-type="float" office:value="24.408535" calcext:value-type="float">
            <text:p>24.408535</text:p>
          </table:table-cell>
          <table:table-cell office:value-type="float" office:value="183000" calcext:value-type="float">
            <text:p>183000</text:p>
          </table:table-cell>
          <table:table-cell table:formula="of:=([.F1279]-[.F1278])/[.F1278]" office:value-type="float" office:value="-0.0073127335176672" calcext:value-type="float">
            <text:p>-0.007312733517667</text:p>
          </table:table-cell>
          <table:table-cell table:formula="of:=[.H1279]-PerAnnumRiskFreeRate/TradingDaysPerYear" office:value-type="float" office:value="-0.00747146367639736" calcext:value-type="float">
            <text:p>-0.0074714636763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22</text:p>
          </table:table-cell>
          <table:table-cell table:number-columns-repeated="2" office:value-type="float" office:value="33.93" calcext:value-type="float">
            <text:p>33.93</text:p>
          </table:table-cell>
          <table:table-cell table:number-columns-repeated="2" office:value-type="float" office:value="33.586666" calcext:value-type="float">
            <text:p>33.586666</text:p>
          </table:table-cell>
          <table:table-cell office:value-type="float" office:value="24.221035" calcext:value-type="float">
            <text:p>24.221035</text:p>
          </table:table-cell>
          <table:table-cell office:value-type="float" office:value="193500" calcext:value-type="float">
            <text:p>193500</text:p>
          </table:table-cell>
          <table:table-cell table:formula="of:=([.F1280]-[.F1279])/[.F1279]" office:value-type="float" office:value="-0.00768173919491686" calcext:value-type="float">
            <text:p>-0.007681739194917</text:p>
          </table:table-cell>
          <table:table-cell table:formula="of:=[.H1280]-PerAnnumRiskFreeRate/TradingDaysPerYear" office:value-type="float" office:value="-0.00784046935364702" calcext:value-type="float">
            <text:p>-0.0078404693536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26</text:p>
          </table:table-cell>
          <table:table-cell office:value-type="float" office:value="33.666668" calcext:value-type="float">
            <text:p>33.666668</text:p>
          </table:table-cell>
          <table:table-cell office:value-type="float" office:value="33.906666" calcext:value-type="float">
            <text:p>33.906666</text:p>
          </table:table-cell>
          <table:table-cell office:value-type="float" office:value="33.419998" calcext:value-type="float">
            <text:p>33.419998</text:p>
          </table:table-cell>
          <table:table-cell office:value-type="float" office:value="33.593334" calcext:value-type="float">
            <text:p>33.593334</text:p>
          </table:table-cell>
          <table:table-cell office:value-type="float" office:value="24.225838" calcext:value-type="float">
            <text:p>24.225838</text:p>
          </table:table-cell>
          <table:table-cell office:value-type="float" office:value="114600" calcext:value-type="float">
            <text:p>114600</text:p>
          </table:table-cell>
          <table:table-cell table:formula="of:=([.F1281]-[.F1280])/[.F1280]" office:value-type="float" office:value="0.000198298710191328" calcext:value-type="float">
            <text:p>0.000198298710191</text:p>
          </table:table-cell>
          <table:table-cell table:formula="of:=[.H1281]-PerAnnumRiskFreeRate/TradingDaysPerYear" office:value-type="float" office:value="0.0000395685514611689" calcext:value-type="float">
            <text:p>3.95685514611689E-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27</text:p>
          </table:table-cell>
          <table:table-cell office:value-type="float" office:value="33.75" calcext:value-type="float">
            <text:p>33.75</text:p>
          </table:table-cell>
          <table:table-cell office:value-type="float" office:value="34.063332" calcext:value-type="float">
            <text:p>34.063332</text:p>
          </table:table-cell>
          <table:table-cell office:value-type="float" office:value="33.599998" calcext:value-type="float">
            <text:p>33.599998</text:p>
          </table:table-cell>
          <table:table-cell office:value-type="float" office:value="33.966667" calcext:value-type="float">
            <text:p>33.966667</text:p>
          </table:table-cell>
          <table:table-cell office:value-type="float" office:value="24.49507" calcext:value-type="float">
            <text:p>24.49507</text:p>
          </table:table-cell>
          <table:table-cell office:value-type="float" office:value="73800" calcext:value-type="float">
            <text:p>73800</text:p>
          </table:table-cell>
          <table:table-cell table:formula="of:=([.F1282]-[.F1281])/[.F1281]" office:value-type="float" office:value="0.011113423609949" calcext:value-type="float">
            <text:p>0.011113423609949</text:p>
          </table:table-cell>
          <table:table-cell table:formula="of:=[.H1282]-PerAnnumRiskFreeRate/TradingDaysPerYear" office:value-type="float" office:value="0.0109546934512188" calcext:value-type="float">
            <text:p>0.0109546934512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28</text:p>
          </table:table-cell>
          <table:table-cell office:value-type="float" office:value="34.049999" calcext:value-type="float">
            <text:p>34.049999</text:p>
          </table:table-cell>
          <table:table-cell office:value-type="float" office:value="34.113335" calcext:value-type="float">
            <text:p>34.113335</text:p>
          </table:table-cell>
          <table:table-cell office:value-type="float" office:value="33.926666" calcext:value-type="float">
            <text:p>33.926666</text:p>
          </table:table-cell>
          <table:table-cell office:value-type="float" office:value="34.080002" calcext:value-type="float">
            <text:p>34.080002</text:p>
          </table:table-cell>
          <table:table-cell office:value-type="float" office:value="24.576799" calcext:value-type="float">
            <text:p>24.576799</text:p>
          </table:table-cell>
          <table:table-cell office:value-type="float" office:value="100200" calcext:value-type="float">
            <text:p>100200</text:p>
          </table:table-cell>
          <table:table-cell table:formula="of:=([.F1283]-[.F1282])/[.F1282]" office:value-type="float" office:value="0.00333654894637994" calcext:value-type="float">
            <text:p>0.00333654894638</text:p>
          </table:table-cell>
          <table:table-cell table:formula="of:=[.H1283]-PerAnnumRiskFreeRate/TradingDaysPerYear" office:value-type="float" office:value="0.00317781878764978" calcext:value-type="float">
            <text:p>0.003177818787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6-12-29</text:p>
          </table:table-cell>
          <table:table-cell table:number-columns-repeated="2" office:value-type="float" office:value="33.946667" calcext:value-type="float">
            <text:p>33.946667</text:p>
          </table:table-cell>
          <table:table-cell office:value-type="float" office:value="33.746666" calcext:value-type="float">
            <text:p>33.746666</text:p>
          </table:table-cell>
          <table:table-cell office:value-type="float" office:value="33.866669" calcext:value-type="float">
            <text:p>33.866669</text:p>
          </table:table-cell>
          <table:table-cell office:value-type="float" office:value="24.422962" calcext:value-type="float">
            <text:p>24.422962</text:p>
          </table:table-cell>
          <table:table-cell office:value-type="float" office:value="114600" calcext:value-type="float">
            <text:p>114600</text:p>
          </table:table-cell>
          <table:table-cell table:formula="of:=([.F1284]-[.F1283])/[.F1283]" office:value-type="float" office:value="-0.00625944005157071" calcext:value-type="float">
            <text:p>-0.006259440051571</text:p>
          </table:table-cell>
          <table:table-cell table:formula="of:=[.H1284]-PerAnnumRiskFreeRate/TradingDaysPerYear" office:value-type="float" office:value="-0.00641817021030086" calcext:value-type="float">
            <text:p>-0.0064181702103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03</text:p>
          </table:table-cell>
          <table:table-cell table:number-columns-repeated="2" office:value-type="float" office:value="33.32" calcext:value-type="float">
            <text:p>33.32</text:p>
          </table:table-cell>
          <table:table-cell office:value-type="float" office:value="32.366669" calcext:value-type="float">
            <text:p>32.366669</text:p>
          </table:table-cell>
          <table:table-cell office:value-type="float" office:value="32.633331" calcext:value-type="float">
            <text:p>32.633331</text:p>
          </table:table-cell>
          <table:table-cell office:value-type="float" office:value="23.533539" calcext:value-type="float">
            <text:p>23.533539</text:p>
          </table:table-cell>
          <table:table-cell office:value-type="float" office:value="2105400" calcext:value-type="float">
            <text:p>2105400</text:p>
          </table:table-cell>
          <table:table-cell table:formula="of:=([.F1285]-[.F1284])/[.F1284]" office:value-type="float" office:value="-0.0364174910479735" calcext:value-type="float">
            <text:p>-0.036417491047974</text:p>
          </table:table-cell>
          <table:table-cell table:formula="of:=[.H1285]-PerAnnumRiskFreeRate/TradingDaysPerYear" office:value-type="float" office:value="-0.0365762212067037" calcext:value-type="float">
            <text:p>-0.0365762212067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04</text:p>
          </table:table-cell>
          <table:table-cell office:value-type="float" office:value="32.099998" calcext:value-type="float">
            <text:p>32.099998</text:p>
          </table:table-cell>
          <table:table-cell office:value-type="float" office:value="32.380001" calcext:value-type="float">
            <text:p>32.380001</text:p>
          </table:table-cell>
          <table:table-cell office:value-type="float" office:value="31.33" calcext:value-type="float">
            <text:p>31.33</text:p>
          </table:table-cell>
          <table:table-cell office:value-type="float" office:value="31.9" calcext:value-type="float">
            <text:p>31.9</text:p>
          </table:table-cell>
          <table:table-cell office:value-type="float" office:value="23.00469" calcext:value-type="float">
            <text:p>23.00469</text:p>
          </table:table-cell>
          <table:table-cell office:value-type="float" office:value="354300" calcext:value-type="float">
            <text:p>354300</text:p>
          </table:table-cell>
          <table:table-cell table:formula="of:=([.F1286]-[.F1285])/[.F1285]" office:value-type="float" office:value="-0.0224721407179771" calcext:value-type="float">
            <text:p>-0.022472140717977</text:p>
          </table:table-cell>
          <table:table-cell table:formula="of:=[.H1286]-PerAnnumRiskFreeRate/TradingDaysPerYear" office:value-type="float" office:value="-0.0226308708767072" calcext:value-type="float">
            <text:p>-0.0226308708767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05</text:p>
          </table:table-cell>
          <table:table-cell office:value-type="float" office:value="31.950001" calcext:value-type="float">
            <text:p>31.950001</text:p>
          </table:table-cell>
          <table:table-cell office:value-type="float" office:value="32.133331" calcext:value-type="float">
            <text:p>32.133331</text:p>
          </table:table-cell>
          <table:table-cell office:value-type="float" office:value="31.690001" calcext:value-type="float">
            <text:p>31.690001</text:p>
          </table:table-cell>
          <table:table-cell office:value-type="float" office:value="32.126667" calcext:value-type="float">
            <text:p>32.126667</text:p>
          </table:table-cell>
          <table:table-cell office:value-type="float" office:value="23.168152" calcext:value-type="float">
            <text:p>23.168152</text:p>
          </table:table-cell>
          <table:table-cell office:value-type="float" office:value="193800" calcext:value-type="float">
            <text:p>193800</text:p>
          </table:table-cell>
          <table:table-cell table:formula="of:=([.F1287]-[.F1286])/[.F1286]" office:value-type="float" office:value="0.00710559455484943" calcext:value-type="float">
            <text:p>0.007105594554849</text:p>
          </table:table-cell>
          <table:table-cell table:formula="of:=[.H1287]-PerAnnumRiskFreeRate/TradingDaysPerYear" office:value-type="float" office:value="0.00694686439611927" calcext:value-type="float">
            <text:p>0.0069468643961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08</text:p>
          </table:table-cell>
          <table:table-cell office:value-type="float" office:value="32.446667" calcext:value-type="float">
            <text:p>32.446667</text:p>
          </table:table-cell>
          <table:table-cell office:value-type="float" office:value="32.450001" calcext:value-type="float">
            <text:p>32.450001</text:p>
          </table:table-cell>
          <table:table-cell office:value-type="float" office:value="31.886667" calcext:value-type="float">
            <text:p>31.886667</text:p>
          </table:table-cell>
          <table:table-cell office:value-type="float" office:value="32.220001" calcext:value-type="float">
            <text:p>32.220001</text:p>
          </table:table-cell>
          <table:table-cell office:value-type="float" office:value="23.235466" calcext:value-type="float">
            <text:p>23.235466</text:p>
          </table:table-cell>
          <table:table-cell office:value-type="float" office:value="233100" calcext:value-type="float">
            <text:p>233100</text:p>
          </table:table-cell>
          <table:table-cell table:formula="of:=([.F1288]-[.F1287])/[.F1287]" office:value-type="float" office:value="0.00290545400427275" calcext:value-type="float">
            <text:p>0.002905454004273</text:p>
          </table:table-cell>
          <table:table-cell table:formula="of:=[.H1288]-PerAnnumRiskFreeRate/TradingDaysPerYear" office:value-type="float" office:value="0.00274672384554259" calcext:value-type="float">
            <text:p>0.0027467238455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09</text:p>
          </table:table-cell>
          <table:table-cell office:value-type="float" office:value="31.666668" calcext:value-type="float">
            <text:p>31.666668</text:p>
          </table:table-cell>
          <table:table-cell office:value-type="float" office:value="31.99" calcext:value-type="float">
            <text:p>31.99</text:p>
          </table:table-cell>
          <table:table-cell office:value-type="float" office:value="31.43" calcext:value-type="float">
            <text:p>31.43</text:p>
          </table:table-cell>
          <table:table-cell office:value-type="float" office:value="31.866667" calcext:value-type="float">
            <text:p>31.866667</text:p>
          </table:table-cell>
          <table:table-cell office:value-type="float" office:value="22.980656" calcext:value-type="float">
            <text:p>22.980656</text:p>
          </table:table-cell>
          <table:table-cell office:value-type="float" office:value="290400" calcext:value-type="float">
            <text:p>290400</text:p>
          </table:table-cell>
          <table:table-cell table:formula="of:=([.F1289]-[.F1288])/[.F1288]" office:value-type="float" office:value="-0.0109664252053305" calcext:value-type="float">
            <text:p>-0.010966425205331</text:p>
          </table:table-cell>
          <table:table-cell table:formula="of:=[.H1289]-PerAnnumRiskFreeRate/TradingDaysPerYear" office:value-type="float" office:value="-0.0111251553640606" calcext:value-type="float">
            <text:p>-0.0111251553640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10</text:p>
          </table:table-cell>
          <table:table-cell office:value-type="float" office:value="31.58" calcext:value-type="float">
            <text:p>31.58</text:p>
          </table:table-cell>
          <table:table-cell office:value-type="float" office:value="31.686666" calcext:value-type="float">
            <text:p>31.686666</text:p>
          </table:table-cell>
          <table:table-cell office:value-type="float" office:value="31.266666" calcext:value-type="float">
            <text:p>31.266666</text:p>
          </table:table-cell>
          <table:table-cell office:value-type="float" office:value="31.516666" calcext:value-type="float">
            <text:p>31.516666</text:p>
          </table:table-cell>
          <table:table-cell office:value-type="float" office:value="22.728252" calcext:value-type="float">
            <text:p>22.728252</text:p>
          </table:table-cell>
          <table:table-cell office:value-type="float" office:value="335700" calcext:value-type="float">
            <text:p>335700</text:p>
          </table:table-cell>
          <table:table-cell table:formula="of:=([.F1290]-[.F1289])/[.F1289]" office:value-type="float" office:value="-0.0109833244098862" calcext:value-type="float">
            <text:p>-0.010983324409886</text:p>
          </table:table-cell>
          <table:table-cell table:formula="of:=[.H1290]-PerAnnumRiskFreeRate/TradingDaysPerYear" office:value-type="float" office:value="-0.0111420545686164" calcext:value-type="float">
            <text:p>-0.0111420545686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11</text:p>
          </table:table-cell>
          <table:table-cell office:value-type="float" office:value="31.533333" calcext:value-type="float">
            <text:p>31.533333</text:p>
          </table:table-cell>
          <table:table-cell office:value-type="float" office:value="32.093334" calcext:value-type="float">
            <text:p>32.093334</text:p>
          </table:table-cell>
          <table:table-cell office:value-type="float" office:value="31.256666" calcext:value-type="float">
            <text:p>31.256666</text:p>
          </table:table-cell>
          <table:table-cell office:value-type="float" office:value="31.283333" calcext:value-type="float">
            <text:p>31.283333</text:p>
          </table:table-cell>
          <table:table-cell office:value-type="float" office:value="22.559978" calcext:value-type="float">
            <text:p>22.559978</text:p>
          </table:table-cell>
          <table:table-cell office:value-type="float" office:value="157200" calcext:value-type="float">
            <text:p>157200</text:p>
          </table:table-cell>
          <table:table-cell table:formula="of:=([.F1291]-[.F1290])/[.F1290]" office:value-type="float" office:value="-0.00740373698778068" calcext:value-type="float">
            <text:p>-0.007403736987781</text:p>
          </table:table-cell>
          <table:table-cell table:formula="of:=[.H1291]-PerAnnumRiskFreeRate/TradingDaysPerYear" office:value-type="float" office:value="-0.00756246714651084" calcext:value-type="float">
            <text:p>-0.0075624671465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12</text:p>
          </table:table-cell>
          <table:table-cell office:value-type="float" office:value="31.556667" calcext:value-type="float">
            <text:p>31.556667</text:p>
          </table:table-cell>
          <table:table-cell office:value-type="float" office:value="32.233334" calcext:value-type="float">
            <text:p>32.233334</text:p>
          </table:table-cell>
          <table:table-cell office:value-type="float" office:value="31.556667" calcext:value-type="float">
            <text:p>31.556667</text:p>
          </table:table-cell>
          <table:table-cell office:value-type="float" office:value="32.216667" calcext:value-type="float">
            <text:p>32.216667</text:p>
          </table:table-cell>
          <table:table-cell office:value-type="float" office:value="23.233053" calcext:value-type="float">
            <text:p>23.233053</text:p>
          </table:table-cell>
          <table:table-cell office:value-type="float" office:value="538800" calcext:value-type="float">
            <text:p>538800</text:p>
          </table:table-cell>
          <table:table-cell table:formula="of:=([.F1292]-[.F1291])/[.F1291]" office:value-type="float" office:value="0.029834913846104" calcext:value-type="float">
            <text:p>0.029834913846104</text:p>
          </table:table-cell>
          <table:table-cell table:formula="of:=[.H1292]-PerAnnumRiskFreeRate/TradingDaysPerYear" office:value-type="float" office:value="0.0296761836873738" calcext:value-type="float">
            <text:p>0.0296761836873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16</text:p>
          </table:table-cell>
          <table:table-cell office:value-type="float" office:value="32.166668" calcext:value-type="float">
            <text:p>32.166668</text:p>
          </table:table-cell>
          <table:table-cell office:value-type="float" office:value="32.253334" calcext:value-type="float">
            <text:p>32.253334</text:p>
          </table:table-cell>
          <table:table-cell office:value-type="float" office:value="31.709999" calcext:value-type="float">
            <text:p>31.709999</text:p>
          </table:table-cell>
          <table:table-cell office:value-type="float" office:value="31.889999" calcext:value-type="float">
            <text:p>31.889999</text:p>
          </table:table-cell>
          <table:table-cell office:value-type="float" office:value="22.997477" calcext:value-type="float">
            <text:p>22.997477</text:p>
          </table:table-cell>
          <table:table-cell office:value-type="float" office:value="515100" calcext:value-type="float">
            <text:p>515100</text:p>
          </table:table-cell>
          <table:table-cell table:formula="of:=([.F1293]-[.F1292])/[.F1292]" office:value-type="float" office:value="-0.0101396919294249" calcext:value-type="float">
            <text:p>-0.010139691929425</text:p>
          </table:table-cell>
          <table:table-cell table:formula="of:=[.H1293]-PerAnnumRiskFreeRate/TradingDaysPerYear" office:value-type="float" office:value="-0.0102984220881551" calcext:value-type="float">
            <text:p>-0.0102984220881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17</text:p>
          </table:table-cell>
          <table:table-cell office:value-type="float" office:value="31.863333" calcext:value-type="float">
            <text:p>31.863333</text:p>
          </table:table-cell>
          <table:table-cell office:value-type="float" office:value="32.216667" calcext:value-type="float">
            <text:p>32.216667</text:p>
          </table:table-cell>
          <table:table-cell office:value-type="float" office:value="31.796667" calcext:value-type="float">
            <text:p>31.796667</text:p>
          </table:table-cell>
          <table:table-cell office:value-type="float" office:value="32.166668" calcext:value-type="float">
            <text:p>32.166668</text:p>
          </table:table-cell>
          <table:table-cell office:value-type="float" office:value="23.196991" calcext:value-type="float">
            <text:p>23.196991</text:p>
          </table:table-cell>
          <table:table-cell office:value-type="float" office:value="248400" calcext:value-type="float">
            <text:p>248400</text:p>
          </table:table-cell>
          <table:table-cell table:formula="of:=([.F1294]-[.F1293])/[.F1293]" office:value-type="float" office:value="0.00867547340084309" calcext:value-type="float">
            <text:p>0.008675473400843</text:p>
          </table:table-cell>
          <table:table-cell table:formula="of:=[.H1294]-PerAnnumRiskFreeRate/TradingDaysPerYear" office:value-type="float" office:value="0.00851674324211293" calcext:value-type="float">
            <text:p>0.0085167432421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18</text:p>
          </table:table-cell>
          <table:table-cell office:value-type="float" office:value="32.343334" calcext:value-type="float">
            <text:p>32.343334</text:p>
          </table:table-cell>
          <table:table-cell office:value-type="float" office:value="32.413334" calcext:value-type="float">
            <text:p>32.413334</text:p>
          </table:table-cell>
          <table:table-cell office:value-type="float" office:value="31.716667" calcext:value-type="float">
            <text:p>31.716667</text:p>
          </table:table-cell>
          <table:table-cell office:value-type="float" office:value="31.889999" calcext:value-type="float">
            <text:p>31.889999</text:p>
          </table:table-cell>
          <table:table-cell office:value-type="float" office:value="22.997477" calcext:value-type="float">
            <text:p>22.997477</text:p>
          </table:table-cell>
          <table:table-cell office:value-type="float" office:value="1138800" calcext:value-type="float">
            <text:p>1138800</text:p>
          </table:table-cell>
          <table:table-cell table:formula="of:=([.F1295]-[.F1294])/[.F1294]" office:value-type="float" office:value="-0.00860085689562067" calcext:value-type="float">
            <text:p>-0.008600856895621</text:p>
          </table:table-cell>
          <table:table-cell table:formula="of:=[.H1295]-PerAnnumRiskFreeRate/TradingDaysPerYear" office:value-type="float" office:value="-0.00875958705435083" calcext:value-type="float">
            <text:p>-0.0087595870543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19</text:p>
          </table:table-cell>
          <table:table-cell office:value-type="float" office:value="32" calcext:value-type="float">
            <text:p>32</text:p>
          </table:table-cell>
          <table:table-cell office:value-type="float" office:value="32.599998" calcext:value-type="float">
            <text:p>32.599998</text:p>
          </table:table-cell>
          <table:table-cell office:value-type="float" office:value="32" calcext:value-type="float">
            <text:p>32</text:p>
          </table:table-cell>
          <table:table-cell office:value-type="float" office:value="32.599998" calcext:value-type="float">
            <text:p>32.599998</text:p>
          </table:table-cell>
          <table:table-cell office:value-type="float" office:value="23.509501" calcext:value-type="float">
            <text:p>23.509501</text:p>
          </table:table-cell>
          <table:table-cell office:value-type="float" office:value="597600" calcext:value-type="float">
            <text:p>597600</text:p>
          </table:table-cell>
          <table:table-cell table:formula="of:=([.F1296]-[.F1295])/[.F1295]" office:value-type="float" office:value="0.0222643553464582" calcext:value-type="float">
            <text:p>0.022264355346458</text:p>
          </table:table-cell>
          <table:table-cell table:formula="of:=[.H1296]-PerAnnumRiskFreeRate/TradingDaysPerYear" office:value-type="float" office:value="0.0221056251877281" calcext:value-type="float">
            <text:p>0.0221056251877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22</text:p>
          </table:table-cell>
          <table:table-cell office:value-type="float" office:value="32.616669" calcext:value-type="float">
            <text:p>32.616669</text:p>
          </table:table-cell>
          <table:table-cell office:value-type="float" office:value="32.783333" calcext:value-type="float">
            <text:p>32.783333</text:p>
          </table:table-cell>
          <table:table-cell office:value-type="float" office:value="32.226665" calcext:value-type="float">
            <text:p>32.226665</text:p>
          </table:table-cell>
          <table:table-cell office:value-type="float" office:value="32.466667" calcext:value-type="float">
            <text:p>32.466667</text:p>
          </table:table-cell>
          <table:table-cell office:value-type="float" office:value="23.413345" calcext:value-type="float">
            <text:p>23.413345</text:p>
          </table:table-cell>
          <table:table-cell office:value-type="float" office:value="364500" calcext:value-type="float">
            <text:p>364500</text:p>
          </table:table-cell>
          <table:table-cell table:formula="of:=([.F1297]-[.F1296])/[.F1296]" office:value-type="float" office:value="-0.00409009106573553" calcext:value-type="float">
            <text:p>-0.004090091065736</text:p>
          </table:table-cell>
          <table:table-cell table:formula="of:=[.H1297]-PerAnnumRiskFreeRate/TradingDaysPerYear" office:value-type="float" office:value="-0.00424882122446569" calcext:value-type="float">
            <text:p>-0.0042488212244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23</text:p>
          </table:table-cell>
          <table:table-cell office:value-type="float" office:value="32.753334" calcext:value-type="float">
            <text:p>32.753334</text:p>
          </table:table-cell>
          <table:table-cell office:value-type="float" office:value="33.369999" calcext:value-type="float">
            <text:p>33.369999</text:p>
          </table:table-cell>
          <table:table-cell office:value-type="float" office:value="32.753334" calcext:value-type="float">
            <text:p>32.753334</text:p>
          </table:table-cell>
          <table:table-cell office:value-type="float" office:value="33.299999" calcext:value-type="float">
            <text:p>33.299999</text:p>
          </table:table-cell>
          <table:table-cell office:value-type="float" office:value="24.014301" calcext:value-type="float">
            <text:p>24.014301</text:p>
          </table:table-cell>
          <table:table-cell office:value-type="float" office:value="223800" calcext:value-type="float">
            <text:p>223800</text:p>
          </table:table-cell>
          <table:table-cell table:formula="of:=([.F1298]-[.F1297])/[.F1297]" office:value-type="float" office:value="0.0256672423355142" calcext:value-type="float">
            <text:p>0.025667242335514</text:p>
          </table:table-cell>
          <table:table-cell table:formula="of:=[.H1298]-PerAnnumRiskFreeRate/TradingDaysPerYear" office:value-type="float" office:value="0.0255085121767841" calcext:value-type="float">
            <text:p>0.0255085121767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24</text:p>
          </table:table-cell>
          <table:table-cell office:value-type="float" office:value="33.23" calcext:value-type="float">
            <text:p>33.23</text:p>
          </table:table-cell>
          <table:table-cell office:value-type="float" office:value="33.5" calcext:value-type="float">
            <text:p>33.5</text:p>
          </table:table-cell>
          <table:table-cell office:value-type="float" office:value="32.833332" calcext:value-type="float">
            <text:p>32.833332</text:p>
          </table:table-cell>
          <table:table-cell office:value-type="float" office:value="33.5" calcext:value-type="float">
            <text:p>33.5</text:p>
          </table:table-cell>
          <table:table-cell office:value-type="float" office:value="24.158531" calcext:value-type="float">
            <text:p>24.158531</text:p>
          </table:table-cell>
          <table:table-cell office:value-type="float" office:value="244200" calcext:value-type="float">
            <text:p>244200</text:p>
          </table:table-cell>
          <table:table-cell table:formula="of:=([.F1299]-[.F1298])/[.F1298]" office:value-type="float" office:value="0.00600600450539869" calcext:value-type="float">
            <text:p>0.006006004505399</text:p>
          </table:table-cell>
          <table:table-cell table:formula="of:=[.H1299]-PerAnnumRiskFreeRate/TradingDaysPerYear" office:value-type="float" office:value="0.00584727434666853" calcext:value-type="float">
            <text:p>0.0058472743466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25</text:p>
          </table:table-cell>
          <table:table-cell office:value-type="float" office:value="33.326668" calcext:value-type="float">
            <text:p>33.326668</text:p>
          </table:table-cell>
          <table:table-cell office:value-type="float" office:value="33.356667" calcext:value-type="float">
            <text:p>33.356667</text:p>
          </table:table-cell>
          <table:table-cell office:value-type="float" office:value="32.73" calcext:value-type="float">
            <text:p>32.73</text:p>
          </table:table-cell>
          <table:table-cell office:value-type="float" office:value="32.900002" calcext:value-type="float">
            <text:p>32.900002</text:p>
          </table:table-cell>
          <table:table-cell office:value-type="float" office:value="23.725842" calcext:value-type="float">
            <text:p>23.725842</text:p>
          </table:table-cell>
          <table:table-cell office:value-type="float" office:value="174900" calcext:value-type="float">
            <text:p>174900</text:p>
          </table:table-cell>
          <table:table-cell table:formula="of:=([.F1300]-[.F1299])/[.F1299]" office:value-type="float" office:value="-0.0179104019197194" calcext:value-type="float">
            <text:p>-0.017910401919719</text:p>
          </table:table-cell>
          <table:table-cell table:formula="of:=[.H1300]-PerAnnumRiskFreeRate/TradingDaysPerYear" office:value-type="float" office:value="-0.0180691320784495" calcext:value-type="float">
            <text:p>-0.018069132078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26</text:p>
          </table:table-cell>
          <table:table-cell office:value-type="float" office:value="33.009998" calcext:value-type="float">
            <text:p>33.009998</text:p>
          </table:table-cell>
          <table:table-cell office:value-type="float" office:value="33.143333" calcext:value-type="float">
            <text:p>33.143333</text:p>
          </table:table-cell>
          <table:table-cell office:value-type="float" office:value="32.836666" calcext:value-type="float">
            <text:p>32.836666</text:p>
          </table:table-cell>
          <table:table-cell office:value-type="float" office:value="33.033333" calcext:value-type="float">
            <text:p>33.033333</text:p>
          </table:table-cell>
          <table:table-cell office:value-type="float" office:value="23.821999" calcext:value-type="float">
            <text:p>23.821999</text:p>
          </table:table-cell>
          <table:table-cell office:value-type="float" office:value="198000" calcext:value-type="float">
            <text:p>198000</text:p>
          </table:table-cell>
          <table:table-cell table:formula="of:=([.F1301]-[.F1300])/[.F1300]" office:value-type="float" office:value="0.00405283825121998" calcext:value-type="float">
            <text:p>0.00405283825122</text:p>
          </table:table-cell>
          <table:table-cell table:formula="of:=[.H1301]-PerAnnumRiskFreeRate/TradingDaysPerYear" office:value-type="float" office:value="0.00389410809248982" calcext:value-type="float">
            <text:p>0.003894108092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29</text:p>
          </table:table-cell>
          <table:table-cell office:value-type="float" office:value="33.016666" calcext:value-type="float">
            <text:p>33.016666</text:p>
          </table:table-cell>
          <table:table-cell office:value-type="float" office:value="33.203335" calcext:value-type="float">
            <text:p>33.203335</text:p>
          </table:table-cell>
          <table:table-cell office:value-type="float" office:value="32.713333" calcext:value-type="float">
            <text:p>32.713333</text:p>
          </table:table-cell>
          <table:table-cell office:value-type="float" office:value="32.849998" calcext:value-type="float">
            <text:p>32.849998</text:p>
          </table:table-cell>
          <table:table-cell office:value-type="float" office:value="23.689785" calcext:value-type="float">
            <text:p>23.689785</text:p>
          </table:table-cell>
          <table:table-cell office:value-type="float" office:value="120600" calcext:value-type="float">
            <text:p>120600</text:p>
          </table:table-cell>
          <table:table-cell table:formula="of:=([.F1302]-[.F1301])/[.F1301]" office:value-type="float" office:value="-0.00555007999118803" calcext:value-type="float">
            <text:p>-0.005550079991188</text:p>
          </table:table-cell>
          <table:table-cell table:formula="of:=[.H1302]-PerAnnumRiskFreeRate/TradingDaysPerYear" office:value-type="float" office:value="-0.00570881014991818" calcext:value-type="float">
            <text:p>-0.0057088101499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30</text:p>
          </table:table-cell>
          <table:table-cell office:value-type="float" office:value="32.939999" calcext:value-type="float">
            <text:p>32.939999</text:p>
          </table:table-cell>
          <table:table-cell office:value-type="float" office:value="33.516666" calcext:value-type="float">
            <text:p>33.516666</text:p>
          </table:table-cell>
          <table:table-cell office:value-type="float" office:value="32.939999" calcext:value-type="float">
            <text:p>32.939999</text:p>
          </table:table-cell>
          <table:table-cell office:value-type="float" office:value="33.516666" calcext:value-type="float">
            <text:p>33.516666</text:p>
          </table:table-cell>
          <table:table-cell office:value-type="float" office:value="24.170555" calcext:value-type="float">
            <text:p>24.170555</text:p>
          </table:table-cell>
          <table:table-cell office:value-type="float" office:value="173700" calcext:value-type="float">
            <text:p>173700</text:p>
          </table:table-cell>
          <table:table-cell table:formula="of:=([.F1303]-[.F1302])/[.F1302]" office:value-type="float" office:value="0.0202944011522266" calcext:value-type="float">
            <text:p>0.020294401152227</text:p>
          </table:table-cell>
          <table:table-cell table:formula="of:=[.H1303]-PerAnnumRiskFreeRate/TradingDaysPerYear" office:value-type="float" office:value="0.0201356709934964" calcext:value-type="float">
            <text:p>0.0201356709934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1-31</text:p>
          </table:table-cell>
          <table:table-cell office:value-type="float" office:value="33.353333" calcext:value-type="float">
            <text:p>33.353333</text:p>
          </table:table-cell>
          <table:table-cell office:value-type="float" office:value="33.75" calcext:value-type="float">
            <text:p>33.75</text:p>
          </table:table-cell>
          <table:table-cell office:value-type="float" office:value="33.253334" calcext:value-type="float">
            <text:p>33.253334</text:p>
          </table:table-cell>
          <table:table-cell office:value-type="float" office:value="33.666668" calcext:value-type="float">
            <text:p>33.666668</text:p>
          </table:table-cell>
          <table:table-cell office:value-type="float" office:value="24.27873" calcext:value-type="float">
            <text:p>24.27873</text:p>
          </table:table-cell>
          <table:table-cell office:value-type="float" office:value="170700" calcext:value-type="float">
            <text:p>170700</text:p>
          </table:table-cell>
          <table:table-cell table:formula="of:=([.F1304]-[.F1303])/[.F1303]" office:value-type="float" office:value="0.0044754868061573" calcext:value-type="float">
            <text:p>0.004475486806157</text:p>
          </table:table-cell>
          <table:table-cell table:formula="of:=[.H1304]-PerAnnumRiskFreeRate/TradingDaysPerYear" office:value-type="float" office:value="0.00431675664742714" calcext:value-type="float">
            <text:p>0.0043167566474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01</text:p>
          </table:table-cell>
          <table:table-cell office:value-type="float" office:value="33.75" calcext:value-type="float">
            <text:p>33.75</text:p>
          </table:table-cell>
          <table:table-cell office:value-type="float" office:value="33.996666" calcext:value-type="float">
            <text:p>33.996666</text:p>
          </table:table-cell>
          <table:table-cell office:value-type="float" office:value="33.556667" calcext:value-type="float">
            <text:p>33.556667</text:p>
          </table:table-cell>
          <table:table-cell office:value-type="float" office:value="33.963333" calcext:value-type="float">
            <text:p>33.963333</text:p>
          </table:table-cell>
          <table:table-cell office:value-type="float" office:value="24.492666" calcext:value-type="float">
            <text:p>24.492666</text:p>
          </table:table-cell>
          <table:table-cell office:value-type="float" office:value="285300" calcext:value-type="float">
            <text:p>285300</text:p>
          </table:table-cell>
          <table:table-cell table:formula="of:=([.F1305]-[.F1304])/[.F1304]" office:value-type="float" office:value="0.00881166354253292" calcext:value-type="float">
            <text:p>0.008811663542533</text:p>
          </table:table-cell>
          <table:table-cell table:formula="of:=[.H1305]-PerAnnumRiskFreeRate/TradingDaysPerYear" office:value-type="float" office:value="0.00865293338380276" calcext:value-type="float">
            <text:p>0.0086529333838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02</text:p>
          </table:table-cell>
          <table:table-cell office:value-type="float" office:value="33.77" calcext:value-type="float">
            <text:p>33.77</text:p>
          </table:table-cell>
          <table:table-cell office:value-type="float" office:value="33.996666" calcext:value-type="float">
            <text:p>33.996666</text:p>
          </table:table-cell>
          <table:table-cell office:value-type="float" office:value="33.540001" calcext:value-type="float">
            <text:p>33.540001</text:p>
          </table:table-cell>
          <table:table-cell office:value-type="float" office:value="33.933334" calcext:value-type="float">
            <text:p>33.933334</text:p>
          </table:table-cell>
          <table:table-cell office:value-type="float" office:value="24.471035" calcext:value-type="float">
            <text:p>24.471035</text:p>
          </table:table-cell>
          <table:table-cell office:value-type="float" office:value="119700" calcext:value-type="float">
            <text:p>119700</text:p>
          </table:table-cell>
          <table:table-cell table:formula="of:=([.F1306]-[.F1305])/[.F1305]" office:value-type="float" office:value="-0.000883162331123908" calcext:value-type="float">
            <text:p>-0.000883162331124</text:p>
          </table:table-cell>
          <table:table-cell table:formula="of:=[.H1306]-PerAnnumRiskFreeRate/TradingDaysPerYear" office:value-type="float" office:value="-0.00104189248985407" calcext:value-type="float">
            <text:p>-0.0010418924898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05</text:p>
          </table:table-cell>
          <table:table-cell office:value-type="float" office:value="34.049999" calcext:value-type="float">
            <text:p>34.049999</text:p>
          </table:table-cell>
          <table:table-cell office:value-type="float" office:value="34.09" calcext:value-type="float">
            <text:p>34.09</text:p>
          </table:table-cell>
          <table:table-cell office:value-type="float" office:value="33.816666" calcext:value-type="float">
            <text:p>33.816666</text:p>
          </table:table-cell>
          <table:table-cell office:value-type="float" office:value="33.873333" calcext:value-type="float">
            <text:p>33.873333</text:p>
          </table:table-cell>
          <table:table-cell office:value-type="float" office:value="24.427765" calcext:value-type="float">
            <text:p>24.427765</text:p>
          </table:table-cell>
          <table:table-cell office:value-type="float" office:value="306600" calcext:value-type="float">
            <text:p>306600</text:p>
          </table:table-cell>
          <table:table-cell table:formula="of:=([.F1307]-[.F1306])/[.F1306]" office:value-type="float" office:value="-0.00176821290967054" calcext:value-type="float">
            <text:p>-0.001768212909671</text:p>
          </table:table-cell>
          <table:table-cell table:formula="of:=[.H1307]-PerAnnumRiskFreeRate/TradingDaysPerYear" office:value-type="float" office:value="-0.0019269430684007" calcext:value-type="float">
            <text:p>-0.0019269430684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06</text:p>
          </table:table-cell>
          <table:table-cell office:value-type="float" office:value="33.956669" calcext:value-type="float">
            <text:p>33.956669</text:p>
          </table:table-cell>
          <table:table-cell office:value-type="float" office:value="33.986668" calcext:value-type="float">
            <text:p>33.986668</text:p>
          </table:table-cell>
          <table:table-cell office:value-type="float" office:value="33.663334" calcext:value-type="float">
            <text:p>33.663334</text:p>
          </table:table-cell>
          <table:table-cell office:value-type="float" office:value="33.883331" calcext:value-type="float">
            <text:p>33.883331</text:p>
          </table:table-cell>
          <table:table-cell office:value-type="float" office:value="24.434967" calcext:value-type="float">
            <text:p>24.434967</text:p>
          </table:table-cell>
          <table:table-cell office:value-type="float" office:value="113400" calcext:value-type="float">
            <text:p>113400</text:p>
          </table:table-cell>
          <table:table-cell table:formula="of:=([.F1308]-[.F1307])/[.F1307]" office:value-type="float" office:value="0.000294828446237283" calcext:value-type="float">
            <text:p>0.000294828446237</text:p>
          </table:table-cell>
          <table:table-cell table:formula="of:=[.H1308]-PerAnnumRiskFreeRate/TradingDaysPerYear" office:value-type="float" office:value="0.000136098287507124" calcext:value-type="float">
            <text:p>0.0001360982875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07</text:p>
          </table:table-cell>
          <table:table-cell office:value-type="float" office:value="33.91" calcext:value-type="float">
            <text:p>33.91</text:p>
          </table:table-cell>
          <table:table-cell office:value-type="float" office:value="34.026669" calcext:value-type="float">
            <text:p>34.026669</text:p>
          </table:table-cell>
          <table:table-cell office:value-type="float" office:value="33.450001" calcext:value-type="float">
            <text:p>33.450001</text:p>
          </table:table-cell>
          <table:table-cell office:value-type="float" office:value="33.666668" calcext:value-type="float">
            <text:p>33.666668</text:p>
          </table:table-cell>
          <table:table-cell office:value-type="float" office:value="24.27873" calcext:value-type="float">
            <text:p>24.27873</text:p>
          </table:table-cell>
          <table:table-cell office:value-type="float" office:value="169800" calcext:value-type="float">
            <text:p>169800</text:p>
          </table:table-cell>
          <table:table-cell table:formula="of:=([.F1309]-[.F1308])/[.F1308]" office:value-type="float" office:value="-0.00639399267451439" calcext:value-type="float">
            <text:p>-0.006393992674514</text:p>
          </table:table-cell>
          <table:table-cell table:formula="of:=[.H1309]-PerAnnumRiskFreeRate/TradingDaysPerYear" office:value-type="float" office:value="-0.00655272283324455" calcext:value-type="float">
            <text:p>-0.0065527228332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08</text:p>
          </table:table-cell>
          <table:table-cell office:value-type="float" office:value="33.583332" calcext:value-type="float">
            <text:p>33.583332</text:p>
          </table:table-cell>
          <table:table-cell office:value-type="float" office:value="33.986668" calcext:value-type="float">
            <text:p>33.986668</text:p>
          </table:table-cell>
          <table:table-cell office:value-type="float" office:value="33.413334" calcext:value-type="float">
            <text:p>33.413334</text:p>
          </table:table-cell>
          <table:table-cell office:value-type="float" office:value="33.986668" calcext:value-type="float">
            <text:p>33.986668</text:p>
          </table:table-cell>
          <table:table-cell office:value-type="float" office:value="24.509495" calcext:value-type="float">
            <text:p>24.509495</text:p>
          </table:table-cell>
          <table:table-cell office:value-type="float" office:value="180000" calcext:value-type="float">
            <text:p>180000</text:p>
          </table:table-cell>
          <table:table-cell table:formula="of:=([.F1310]-[.F1309])/[.F1309]" office:value-type="float" office:value="0.00950482171019661" calcext:value-type="float">
            <text:p>0.009504821710197</text:p>
          </table:table-cell>
          <table:table-cell table:formula="of:=[.H1310]-PerAnnumRiskFreeRate/TradingDaysPerYear" office:value-type="float" office:value="0.00934609155146645" calcext:value-type="float">
            <text:p>0.0093460915514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09</text:p>
          </table:table-cell>
          <table:table-cell office:value-type="float" office:value="34.006668" calcext:value-type="float">
            <text:p>34.006668</text:p>
          </table:table-cell>
          <table:table-cell office:value-type="float" office:value="34.073334" calcext:value-type="float">
            <text:p>34.073334</text:p>
          </table:table-cell>
          <table:table-cell office:value-type="float" office:value="33.703335" calcext:value-type="float">
            <text:p>33.703335</text:p>
          </table:table-cell>
          <table:table-cell office:value-type="float" office:value="33.853333" calcext:value-type="float">
            <text:p>33.853333</text:p>
          </table:table-cell>
          <table:table-cell office:value-type="float" office:value="24.413338" calcext:value-type="float">
            <text:p>24.413338</text:p>
          </table:table-cell>
          <table:table-cell office:value-type="float" office:value="86400" calcext:value-type="float">
            <text:p>86400</text:p>
          </table:table-cell>
          <table:table-cell table:formula="of:=([.F1311]-[.F1310])/[.F1310]" office:value-type="float" office:value="-0.0039232550487067" calcext:value-type="float">
            <text:p>-0.003923255048707</text:p>
          </table:table-cell>
          <table:table-cell table:formula="of:=[.H1311]-PerAnnumRiskFreeRate/TradingDaysPerYear" office:value-type="float" office:value="-0.00408198520743686" calcext:value-type="float">
            <text:p>-0.0040819852074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12</text:p>
          </table:table-cell>
          <table:table-cell office:value-type="float" office:value="33.533333" calcext:value-type="float">
            <text:p>33.533333</text:p>
          </table:table-cell>
          <table:table-cell office:value-type="float" office:value="33.663334" calcext:value-type="float">
            <text:p>33.663334</text:p>
          </table:table-cell>
          <table:table-cell office:value-type="float" office:value="33.273335" calcext:value-type="float">
            <text:p>33.273335</text:p>
          </table:table-cell>
          <table:table-cell office:value-type="float" office:value="33.483334" calcext:value-type="float">
            <text:p>33.483334</text:p>
          </table:table-cell>
          <table:table-cell office:value-type="float" office:value="24.146519" calcext:value-type="float">
            <text:p>24.146519</text:p>
          </table:table-cell>
          <table:table-cell office:value-type="float" office:value="138600" calcext:value-type="float">
            <text:p>138600</text:p>
          </table:table-cell>
          <table:table-cell table:formula="of:=([.F1312]-[.F1311])/[.F1311]" office:value-type="float" office:value="-0.0109292305706003" calcext:value-type="float">
            <text:p>-0.0109292305706</text:p>
          </table:table-cell>
          <table:table-cell table:formula="of:=[.H1312]-PerAnnumRiskFreeRate/TradingDaysPerYear" office:value-type="float" office:value="-0.0110879607293305" calcext:value-type="float">
            <text:p>-0.0110879607293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13</text:p>
          </table:table-cell>
          <table:table-cell office:value-type="float" office:value="33.720001" calcext:value-type="float">
            <text:p>33.720001</text:p>
          </table:table-cell>
          <table:table-cell office:value-type="float" office:value="34.076668" calcext:value-type="float">
            <text:p>34.076668</text:p>
          </table:table-cell>
          <table:table-cell office:value-type="float" office:value="33.716667" calcext:value-type="float">
            <text:p>33.716667</text:p>
          </table:table-cell>
          <table:table-cell office:value-type="float" office:value="34.066666" calcext:value-type="float">
            <text:p>34.066666</text:p>
          </table:table-cell>
          <table:table-cell office:value-type="float" office:value="24.567179" calcext:value-type="float">
            <text:p>24.567179</text:p>
          </table:table-cell>
          <table:table-cell office:value-type="float" office:value="121500" calcext:value-type="float">
            <text:p>121500</text:p>
          </table:table-cell>
          <table:table-cell table:formula="of:=([.F1313]-[.F1312])/[.F1312]" office:value-type="float" office:value="0.0174211446378668" calcext:value-type="float">
            <text:p>0.017421144637867</text:p>
          </table:table-cell>
          <table:table-cell table:formula="of:=[.H1313]-PerAnnumRiskFreeRate/TradingDaysPerYear" office:value-type="float" office:value="0.0172624144791366" calcext:value-type="float">
            <text:p>0.0172624144791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14</text:p>
          </table:table-cell>
          <table:table-cell office:value-type="float" office:value="34.139999" calcext:value-type="float">
            <text:p>34.139999</text:p>
          </table:table-cell>
          <table:table-cell office:value-type="float" office:value="34.333332" calcext:value-type="float">
            <text:p>34.333332</text:p>
          </table:table-cell>
          <table:table-cell office:value-type="float" office:value="33.903332" calcext:value-type="float">
            <text:p>33.903332</text:p>
          </table:table-cell>
          <table:table-cell office:value-type="float" office:value="34.113335" calcext:value-type="float">
            <text:p>34.113335</text:p>
          </table:table-cell>
          <table:table-cell office:value-type="float" office:value="24.600834" calcext:value-type="float">
            <text:p>24.600834</text:p>
          </table:table-cell>
          <table:table-cell office:value-type="float" office:value="162600" calcext:value-type="float">
            <text:p>162600</text:p>
          </table:table-cell>
          <table:table-cell table:formula="of:=([.F1314]-[.F1313])/[.F1313]" office:value-type="float" office:value="0.00136991715654449" calcext:value-type="float">
            <text:p>0.001369917156545</text:p>
          </table:table-cell>
          <table:table-cell table:formula="of:=[.H1314]-PerAnnumRiskFreeRate/TradingDaysPerYear" office:value-type="float" office:value="0.00121118699781433" calcext:value-type="float">
            <text:p>0.0012111869978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15</text:p>
          </table:table-cell>
          <table:table-cell table:number-columns-repeated="2" office:value-type="float" office:value="34.029999" calcext:value-type="float">
            <text:p>34.029999</text:p>
          </table:table-cell>
          <table:table-cell office:value-type="float" office:value="33.693333" calcext:value-type="float">
            <text:p>33.693333</text:p>
          </table:table-cell>
          <table:table-cell office:value-type="float" office:value="33.913334" calcext:value-type="float">
            <text:p>33.913334</text:p>
          </table:table-cell>
          <table:table-cell office:value-type="float" office:value="24.456602" calcext:value-type="float">
            <text:p>24.456602</text:p>
          </table:table-cell>
          <table:table-cell office:value-type="float" office:value="247200" calcext:value-type="float">
            <text:p>247200</text:p>
          </table:table-cell>
          <table:table-cell table:formula="of:=([.F1315]-[.F1314])/[.F1314]" office:value-type="float" office:value="-0.005862890664601" calcext:value-type="float">
            <text:p>-0.005862890664601</text:p>
          </table:table-cell>
          <table:table-cell table:formula="of:=[.H1315]-PerAnnumRiskFreeRate/TradingDaysPerYear" office:value-type="float" office:value="-0.00602162082333116" calcext:value-type="float">
            <text:p>-0.0060216208233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16</text:p>
          </table:table-cell>
          <table:table-cell office:value-type="float" office:value="33.916668" calcext:value-type="float">
            <text:p>33.916668</text:p>
          </table:table-cell>
          <table:table-cell office:value-type="float" office:value="33.993332" calcext:value-type="float">
            <text:p>33.993332</text:p>
          </table:table-cell>
          <table:table-cell office:value-type="float" office:value="33.810001" calcext:value-type="float">
            <text:p>33.810001</text:p>
          </table:table-cell>
          <table:table-cell office:value-type="float" office:value="33.943333" calcext:value-type="float">
            <text:p>33.943333</text:p>
          </table:table-cell>
          <table:table-cell office:value-type="float" office:value="24.478245" calcext:value-type="float">
            <text:p>24.478245</text:p>
          </table:table-cell>
          <table:table-cell office:value-type="float" office:value="109200" calcext:value-type="float">
            <text:p>109200</text:p>
          </table:table-cell>
          <table:table-cell table:formula="of:=([.F1316]-[.F1315])/[.F1315]" office:value-type="float" office:value="0.000884955317995565" calcext:value-type="float">
            <text:p>0.000884955317996</text:p>
          </table:table-cell>
          <table:table-cell table:formula="of:=[.H1316]-PerAnnumRiskFreeRate/TradingDaysPerYear" office:value-type="float" office:value="0.000726225159265406" calcext:value-type="float">
            <text:p>0.0007262251592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20</text:p>
          </table:table-cell>
          <table:table-cell office:value-type="float" office:value="33.549999" calcext:value-type="float">
            <text:p>33.549999</text:p>
          </table:table-cell>
          <table:table-cell office:value-type="float" office:value="33.643333" calcext:value-type="float">
            <text:p>33.643333</text:p>
          </table:table-cell>
          <table:table-cell office:value-type="float" office:value="33.43" calcext:value-type="float">
            <text:p>33.43</text:p>
          </table:table-cell>
          <table:table-cell office:value-type="float" office:value="33.636665" calcext:value-type="float">
            <text:p>33.636665</text:p>
          </table:table-cell>
          <table:table-cell office:value-type="float" office:value="24.257093" calcext:value-type="float">
            <text:p>24.257093</text:p>
          </table:table-cell>
          <table:table-cell office:value-type="float" office:value="263700" calcext:value-type="float">
            <text:p>263700</text:p>
          </table:table-cell>
          <table:table-cell table:formula="of:=([.F1317]-[.F1316])/[.F1316]" office:value-type="float" office:value="-0.0090346346316903" calcext:value-type="float">
            <text:p>-0.00903463463169</text:p>
          </table:table-cell>
          <table:table-cell table:formula="of:=[.H1317]-PerAnnumRiskFreeRate/TradingDaysPerYear" office:value-type="float" office:value="-0.00919336479042046" calcext:value-type="float">
            <text:p>-0.009193364790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21</text:p>
          </table:table-cell>
          <table:table-cell office:value-type="float" office:value="33.639999" calcext:value-type="float">
            <text:p>33.639999</text:p>
          </table:table-cell>
          <table:table-cell office:value-type="float" office:value="34" calcext:value-type="float">
            <text:p>34</text:p>
          </table:table-cell>
          <table:table-cell office:value-type="float" office:value="33.406666" calcext:value-type="float">
            <text:p>33.406666</text:p>
          </table:table-cell>
          <table:table-cell office:value-type="float" office:value="33.996666" calcext:value-type="float">
            <text:p>33.996666</text:p>
          </table:table-cell>
          <table:table-cell office:value-type="float" office:value="24.516703" calcext:value-type="float">
            <text:p>24.516703</text:p>
          </table:table-cell>
          <table:table-cell office:value-type="float" office:value="173400" calcext:value-type="float">
            <text:p>173400</text:p>
          </table:table-cell>
          <table:table-cell table:formula="of:=([.F1318]-[.F1317])/[.F1317]" office:value-type="float" office:value="0.0107024366027701" calcext:value-type="float">
            <text:p>0.01070243660277</text:p>
          </table:table-cell>
          <table:table-cell table:formula="of:=[.H1318]-PerAnnumRiskFreeRate/TradingDaysPerYear" office:value-type="float" office:value="0.0105437064440399" calcext:value-type="float">
            <text:p>0.010543706444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22</text:p>
          </table:table-cell>
          <table:table-cell office:value-type="float" office:value="34" calcext:value-type="float">
            <text:p>34</text:p>
          </table:table-cell>
          <table:table-cell office:value-type="float" office:value="34.326668" calcext:value-type="float">
            <text:p>34.326668</text:p>
          </table:table-cell>
          <table:table-cell office:value-type="float" office:value="33.82" calcext:value-type="float">
            <text:p>33.82</text:p>
          </table:table-cell>
          <table:table-cell office:value-type="float" office:value="34.326668" calcext:value-type="float">
            <text:p>34.326668</text:p>
          </table:table-cell>
          <table:table-cell office:value-type="float" office:value="24.754686" calcext:value-type="float">
            <text:p>24.754686</text:p>
          </table:table-cell>
          <table:table-cell office:value-type="float" office:value="414900" calcext:value-type="float">
            <text:p>414900</text:p>
          </table:table-cell>
          <table:table-cell table:formula="of:=([.F1319]-[.F1318])/[.F1318]" office:value-type="float" office:value="0.00970697405764551" calcext:value-type="float">
            <text:p>0.009706974057646</text:p>
          </table:table-cell>
          <table:table-cell table:formula="of:=[.H1319]-PerAnnumRiskFreeRate/TradingDaysPerYear" office:value-type="float" office:value="0.00954824389891535" calcext:value-type="float">
            <text:p>0.0095482438989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23</text:p>
          </table:table-cell>
          <table:table-cell office:value-type="float" office:value="34.43" calcext:value-type="float">
            <text:p>34.43</text:p>
          </table:table-cell>
          <table:table-cell office:value-type="float" office:value="34.580002" calcext:value-type="float">
            <text:p>34.580002</text:p>
          </table:table-cell>
          <table:table-cell office:value-type="float" office:value="34.290001" calcext:value-type="float">
            <text:p>34.290001</text:p>
          </table:table-cell>
          <table:table-cell office:value-type="float" office:value="34.406666" calcext:value-type="float">
            <text:p>34.406666</text:p>
          </table:table-cell>
          <table:table-cell office:value-type="float" office:value="24.812374" calcext:value-type="float">
            <text:p>24.812374</text:p>
          </table:table-cell>
          <table:table-cell office:value-type="float" office:value="177900" calcext:value-type="float">
            <text:p>177900</text:p>
          </table:table-cell>
          <table:table-cell table:formula="of:=([.F1320]-[.F1319])/[.F1319]" office:value-type="float" office:value="0.00233038706287766" calcext:value-type="float">
            <text:p>0.002330387062878</text:p>
          </table:table-cell>
          <table:table-cell table:formula="of:=[.H1320]-PerAnnumRiskFreeRate/TradingDaysPerYear" office:value-type="float" office:value="0.00217165690414751" calcext:value-type="float">
            <text:p>0.0021716569041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26</text:p>
          </table:table-cell>
          <table:table-cell office:value-type="float" office:value="34.483334" calcext:value-type="float">
            <text:p>34.483334</text:p>
          </table:table-cell>
          <table:table-cell office:value-type="float" office:value="34.84" calcext:value-type="float">
            <text:p>34.84</text:p>
          </table:table-cell>
          <table:table-cell office:value-type="float" office:value="34.483334" calcext:value-type="float">
            <text:p>34.483334</text:p>
          </table:table-cell>
          <table:table-cell office:value-type="float" office:value="34.663334" calcext:value-type="float">
            <text:p>34.663334</text:p>
          </table:table-cell>
          <table:table-cell office:value-type="float" office:value="24.997469" calcext:value-type="float">
            <text:p>24.997469</text:p>
          </table:table-cell>
          <table:table-cell office:value-type="float" office:value="212700" calcext:value-type="float">
            <text:p>212700</text:p>
          </table:table-cell>
          <table:table-cell table:formula="of:=([.F1321]-[.F1320])/[.F1320]" office:value-type="float" office:value="0.00745978599226339" calcext:value-type="float">
            <text:p>0.007459785992263</text:p>
          </table:table-cell>
          <table:table-cell table:formula="of:=[.H1321]-PerAnnumRiskFreeRate/TradingDaysPerYear" office:value-type="float" office:value="0.00730105583353324" calcext:value-type="float">
            <text:p>0.0073010558335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27</text:p>
          </table:table-cell>
          <table:table-cell office:value-type="float" office:value="33.966667" calcext:value-type="float">
            <text:p>33.966667</text:p>
          </table:table-cell>
          <table:table-cell office:value-type="float" office:value="34.343334" calcext:value-type="float">
            <text:p>34.343334</text:p>
          </table:table-cell>
          <table:table-cell office:value-type="float" office:value="33.07" calcext:value-type="float">
            <text:p>33.07</text:p>
          </table:table-cell>
          <table:table-cell office:value-type="float" office:value="33.333332" calcext:value-type="float">
            <text:p>33.333332</text:p>
          </table:table-cell>
          <table:table-cell office:value-type="float" office:value="24.038332" calcext:value-type="float">
            <text:p>24.038332</text:p>
          </table:table-cell>
          <table:table-cell office:value-type="float" office:value="174600" calcext:value-type="float">
            <text:p>174600</text:p>
          </table:table-cell>
          <table:table-cell table:formula="of:=([.F1322]-[.F1321])/[.F1321]" office:value-type="float" office:value="-0.0383693645144634" calcext:value-type="float">
            <text:p>-0.038369364514463</text:p>
          </table:table-cell>
          <table:table-cell table:formula="of:=[.H1322]-PerAnnumRiskFreeRate/TradingDaysPerYear" office:value-type="float" office:value="-0.0385280946731935" calcext:value-type="float">
            <text:p>-0.0385280946731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2-28</text:p>
          </table:table-cell>
          <table:table-cell office:value-type="float" office:value="33.336666" calcext:value-type="float">
            <text:p>33.336666</text:p>
          </table:table-cell>
          <table:table-cell office:value-type="float" office:value="33.646667" calcext:value-type="float">
            <text:p>33.646667</text:p>
          </table:table-cell>
          <table:table-cell office:value-type="float" office:value="33.213333" calcext:value-type="float">
            <text:p>33.213333</text:p>
          </table:table-cell>
          <table:table-cell office:value-type="float" office:value="33.413334" calcext:value-type="float">
            <text:p>33.413334</text:p>
          </table:table-cell>
          <table:table-cell office:value-type="float" office:value="24.096039" calcext:value-type="float">
            <text:p>24.096039</text:p>
          </table:table-cell>
          <table:table-cell office:value-type="float" office:value="174000" calcext:value-type="float">
            <text:p>174000</text:p>
          </table:table-cell>
          <table:table-cell table:formula="of:=([.F1323]-[.F1322])/[.F1322]" office:value-type="float" office:value="0.00240062413648337" calcext:value-type="float">
            <text:p>0.002400624136483</text:p>
          </table:table-cell>
          <table:table-cell table:formula="of:=[.H1323]-PerAnnumRiskFreeRate/TradingDaysPerYear" office:value-type="float" office:value="0.00224189397775321" calcext:value-type="float">
            <text:p>0.0022418939777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01</text:p>
          </table:table-cell>
          <table:table-cell office:value-type="float" office:value="32.766666" calcext:value-type="float">
            <text:p>32.766666</text:p>
          </table:table-cell>
          <table:table-cell office:value-type="float" office:value="33.603333" calcext:value-type="float">
            <text:p>33.603333</text:p>
          </table:table-cell>
          <table:table-cell office:value-type="float" office:value="32.740002" calcext:value-type="float">
            <text:p>32.740002</text:p>
          </table:table-cell>
          <table:table-cell office:value-type="float" office:value="33.366669" calcext:value-type="float">
            <text:p>33.366669</text:p>
          </table:table-cell>
          <table:table-cell office:value-type="float" office:value="24.062384" calcext:value-type="float">
            <text:p>24.062384</text:p>
          </table:table-cell>
          <table:table-cell office:value-type="float" office:value="224700" calcext:value-type="float">
            <text:p>224700</text:p>
          </table:table-cell>
          <table:table-cell table:formula="of:=([.F1324]-[.F1323])/[.F1323]" office:value-type="float" office:value="-0.00139670258667823" calcext:value-type="float">
            <text:p>-0.001396702586678</text:p>
          </table:table-cell>
          <table:table-cell table:formula="of:=[.H1324]-PerAnnumRiskFreeRate/TradingDaysPerYear" office:value-type="float" office:value="-0.00155543274540839" calcext:value-type="float">
            <text:p>-0.0015554327454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02</text:p>
          </table:table-cell>
          <table:table-cell office:value-type="float" office:value="33.16" calcext:value-type="float">
            <text:p>33.16</text:p>
          </table:table-cell>
          <table:table-cell office:value-type="float" office:value="33.216667" calcext:value-type="float">
            <text:p>33.216667</text:p>
          </table:table-cell>
          <table:table-cell office:value-type="float" office:value="32.616669" calcext:value-type="float">
            <text:p>32.616669</text:p>
          </table:table-cell>
          <table:table-cell office:value-type="float" office:value="32.726665" calcext:value-type="float">
            <text:p>32.726665</text:p>
          </table:table-cell>
          <table:table-cell office:value-type="float" office:value="23.600842" calcext:value-type="float">
            <text:p>23.600842</text:p>
          </table:table-cell>
          <table:table-cell office:value-type="float" office:value="268200" calcext:value-type="float">
            <text:p>268200</text:p>
          </table:table-cell>
          <table:table-cell table:formula="of:=([.F1325]-[.F1324])/[.F1324]" office:value-type="float" office:value="-0.0191810587014155" calcext:value-type="float">
            <text:p>-0.019181058701416</text:p>
          </table:table-cell>
          <table:table-cell table:formula="of:=[.H1325]-PerAnnumRiskFreeRate/TradingDaysPerYear" office:value-type="float" office:value="-0.0193397888601457" calcext:value-type="float">
            <text:p>-0.0193397888601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05</text:p>
          </table:table-cell>
          <table:table-cell office:value-type="float" office:value="32.130001" calcext:value-type="float">
            <text:p>32.130001</text:p>
          </table:table-cell>
          <table:table-cell office:value-type="float" office:value="32.669998" calcext:value-type="float">
            <text:p>32.669998</text:p>
          </table:table-cell>
          <table:table-cell office:value-type="float" office:value="32.130001" calcext:value-type="float">
            <text:p>32.130001</text:p>
          </table:table-cell>
          <table:table-cell office:value-type="float" office:value="32.273335" calcext:value-type="float">
            <text:p>32.273335</text:p>
          </table:table-cell>
          <table:table-cell office:value-type="float" office:value="23.273924" calcext:value-type="float">
            <text:p>23.273924</text:p>
          </table:table-cell>
          <table:table-cell office:value-type="float" office:value="392700" calcext:value-type="float">
            <text:p>392700</text:p>
          </table:table-cell>
          <table:table-cell table:formula="of:=([.F1326]-[.F1325])/[.F1325]" office:value-type="float" office:value="-0.0138519634172374" calcext:value-type="float">
            <text:p>-0.013851963417237</text:p>
          </table:table-cell>
          <table:table-cell table:formula="of:=[.H1326]-PerAnnumRiskFreeRate/TradingDaysPerYear" office:value-type="float" office:value="-0.0140106935759675" calcext:value-type="float">
            <text:p>-0.0140106935759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06</text:p>
          </table:table-cell>
          <table:table-cell office:value-type="float" office:value="32.633331" calcext:value-type="float">
            <text:p>32.633331</text:p>
          </table:table-cell>
          <table:table-cell office:value-type="float" office:value="32.963333" calcext:value-type="float">
            <text:p>32.963333</text:p>
          </table:table-cell>
          <table:table-cell office:value-type="float" office:value="32.576668" calcext:value-type="float">
            <text:p>32.576668</text:p>
          </table:table-cell>
          <table:table-cell office:value-type="float" office:value="32.963333" calcext:value-type="float">
            <text:p>32.963333</text:p>
          </table:table-cell>
          <table:table-cell office:value-type="float" office:value="23.771515" calcext:value-type="float">
            <text:p>23.771515</text:p>
          </table:table-cell>
          <table:table-cell office:value-type="float" office:value="254100" calcext:value-type="float">
            <text:p>254100</text:p>
          </table:table-cell>
          <table:table-cell table:formula="of:=([.F1327]-[.F1326])/[.F1326]" office:value-type="float" office:value="0.0213797638937035" calcext:value-type="float">
            <text:p>0.021379763893704</text:p>
          </table:table-cell>
          <table:table-cell table:formula="of:=[.H1327]-PerAnnumRiskFreeRate/TradingDaysPerYear" office:value-type="float" office:value="0.0212210337349734" calcext:value-type="float">
            <text:p>0.0212210337349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07</text:p>
          </table:table-cell>
          <table:table-cell office:value-type="float" office:value="32.933334" calcext:value-type="float">
            <text:p>32.933334</text:p>
          </table:table-cell>
          <table:table-cell office:value-type="float" office:value="33.716667" calcext:value-type="float">
            <text:p>33.716667</text:p>
          </table:table-cell>
          <table:table-cell office:value-type="float" office:value="32.903332" calcext:value-type="float">
            <text:p>32.903332</text:p>
          </table:table-cell>
          <table:table-cell office:value-type="float" office:value="33.349998" calcext:value-type="float">
            <text:p>33.349998</text:p>
          </table:table-cell>
          <table:table-cell office:value-type="float" office:value="24.05036" calcext:value-type="float">
            <text:p>24.05036</text:p>
          </table:table-cell>
          <table:table-cell office:value-type="float" office:value="521700" calcext:value-type="float">
            <text:p>521700</text:p>
          </table:table-cell>
          <table:table-cell table:formula="of:=([.F1328]-[.F1327])/[.F1327]" office:value-type="float" office:value="0.0117302157645401" calcext:value-type="float">
            <text:p>0.01173021576454</text:p>
          </table:table-cell>
          <table:table-cell table:formula="of:=[.H1328]-PerAnnumRiskFreeRate/TradingDaysPerYear" office:value-type="float" office:value="0.0115714856058099" calcext:value-type="float">
            <text:p>0.011571485605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08</text:p>
          </table:table-cell>
          <table:table-cell office:value-type="float" office:value="33.490002" calcext:value-type="float">
            <text:p>33.490002</text:p>
          </table:table-cell>
          <table:table-cell office:value-type="float" office:value="33.666668" calcext:value-type="float">
            <text:p>33.666668</text:p>
          </table:table-cell>
          <table:table-cell office:value-type="float" office:value="33.366669" calcext:value-type="float">
            <text:p>33.366669</text:p>
          </table:table-cell>
          <table:table-cell office:value-type="float" office:value="33.533333" calcext:value-type="float">
            <text:p>33.533333</text:p>
          </table:table-cell>
          <table:table-cell office:value-type="float" office:value="24.182568" calcext:value-type="float">
            <text:p>24.182568</text:p>
          </table:table-cell>
          <table:table-cell office:value-type="float" office:value="343800" calcext:value-type="float">
            <text:p>343800</text:p>
          </table:table-cell>
          <table:table-cell table:formula="of:=([.F1329]-[.F1328])/[.F1328]" office:value-type="float" office:value="0.00549713185166453" calcext:value-type="float">
            <text:p>0.005497131851665</text:p>
          </table:table-cell>
          <table:table-cell table:formula="of:=[.H1329]-PerAnnumRiskFreeRate/TradingDaysPerYear" office:value-type="float" office:value="0.00533840169293437" calcext:value-type="float">
            <text:p>0.0053384016929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09</text:p>
          </table:table-cell>
          <table:table-cell office:value-type="float" office:value="33.626667" calcext:value-type="float">
            <text:p>33.626667</text:p>
          </table:table-cell>
          <table:table-cell office:value-type="float" office:value="33.746666" calcext:value-type="float">
            <text:p>33.746666</text:p>
          </table:table-cell>
          <table:table-cell office:value-type="float" office:value="33.380001" calcext:value-type="float">
            <text:p>33.380001</text:p>
          </table:table-cell>
          <table:table-cell office:value-type="float" office:value="33.566666" calcext:value-type="float">
            <text:p>33.566666</text:p>
          </table:table-cell>
          <table:table-cell office:value-type="float" office:value="24.206604" calcext:value-type="float">
            <text:p>24.206604</text:p>
          </table:table-cell>
          <table:table-cell office:value-type="float" office:value="90000" calcext:value-type="float">
            <text:p>90000</text:p>
          </table:table-cell>
          <table:table-cell table:formula="of:=([.F1330]-[.F1329])/[.F1329]" office:value-type="float" office:value="0.000993939105226494" calcext:value-type="float">
            <text:p>0.000993939105226</text:p>
          </table:table-cell>
          <table:table-cell table:formula="of:=[.H1330]-PerAnnumRiskFreeRate/TradingDaysPerYear" office:value-type="float" office:value="0.000835208946496335" calcext:value-type="float">
            <text:p>0.0008352089464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12</text:p>
          </table:table-cell>
          <table:table-cell office:value-type="float" office:value="33.246666" calcext:value-type="float">
            <text:p>33.246666</text:p>
          </table:table-cell>
          <table:table-cell office:value-type="float" office:value="33.549999" calcext:value-type="float">
            <text:p>33.549999</text:p>
          </table:table-cell>
          <table:table-cell office:value-type="float" office:value="33.240002" calcext:value-type="float">
            <text:p>33.240002</text:p>
          </table:table-cell>
          <table:table-cell office:value-type="float" office:value="33.493332" calcext:value-type="float">
            <text:p>33.493332</text:p>
          </table:table-cell>
          <table:table-cell office:value-type="float" office:value="24.153725" calcext:value-type="float">
            <text:p>24.153725</text:p>
          </table:table-cell>
          <table:table-cell office:value-type="float" office:value="174000" calcext:value-type="float">
            <text:p>174000</text:p>
          </table:table-cell>
          <table:table-cell table:formula="of:=([.F1331]-[.F1330])/[.F1330]" office:value-type="float" office:value="-0.00218448651450642" calcext:value-type="float">
            <text:p>-0.002184486514506</text:p>
          </table:table-cell>
          <table:table-cell table:formula="of:=[.H1331]-PerAnnumRiskFreeRate/TradingDaysPerYear" office:value-type="float" office:value="-0.00234321667323658" calcext:value-type="float">
            <text:p>-0.0023432166732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13</text:p>
          </table:table-cell>
          <table:table-cell office:value-type="float" office:value="33.366669" calcext:value-type="float">
            <text:p>33.366669</text:p>
          </table:table-cell>
          <table:table-cell office:value-type="float" office:value="33.726665" calcext:value-type="float">
            <text:p>33.726665</text:p>
          </table:table-cell>
          <table:table-cell office:value-type="float" office:value="32.883331" calcext:value-type="float">
            <text:p>32.883331</text:p>
          </table:table-cell>
          <table:table-cell office:value-type="float" office:value="32.933334" calcext:value-type="float">
            <text:p>32.933334</text:p>
          </table:table-cell>
          <table:table-cell office:value-type="float" office:value="23.749886" calcext:value-type="float">
            <text:p>23.749886</text:p>
          </table:table-cell>
          <table:table-cell office:value-type="float" office:value="255900" calcext:value-type="float">
            <text:p>255900</text:p>
          </table:table-cell>
          <table:table-cell table:formula="of:=([.F1332]-[.F1331])/[.F1331]" office:value-type="float" office:value="-0.0167195329084852" calcext:value-type="float">
            <text:p>-0.016719532908485</text:p>
          </table:table-cell>
          <table:table-cell table:formula="of:=[.H1332]-PerAnnumRiskFreeRate/TradingDaysPerYear" office:value-type="float" office:value="-0.0168782630672153" calcext:value-type="float">
            <text:p>-0.0168782630672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14</text:p>
          </table:table-cell>
          <table:table-cell office:value-type="float" office:value="33.003334" calcext:value-type="float">
            <text:p>33.003334</text:p>
          </table:table-cell>
          <table:table-cell office:value-type="float" office:value="33.246666" calcext:value-type="float">
            <text:p>33.246666</text:p>
          </table:table-cell>
          <table:table-cell office:value-type="float" office:value="32.596668" calcext:value-type="float">
            <text:p>32.596668</text:p>
          </table:table-cell>
          <table:table-cell office:value-type="float" office:value="33.203335" calcext:value-type="float">
            <text:p>33.203335</text:p>
          </table:table-cell>
          <table:table-cell office:value-type="float" office:value="23.944588" calcext:value-type="float">
            <text:p>23.944588</text:p>
          </table:table-cell>
          <table:table-cell office:value-type="float" office:value="181200" calcext:value-type="float">
            <text:p>181200</text:p>
          </table:table-cell>
          <table:table-cell table:formula="of:=([.F1333]-[.F1332])/[.F1332]" office:value-type="float" office:value="0.00819801829785623" calcext:value-type="float">
            <text:p>0.008198018297856</text:p>
          </table:table-cell>
          <table:table-cell table:formula="of:=[.H1333]-PerAnnumRiskFreeRate/TradingDaysPerYear" office:value-type="float" office:value="0.00803928813912607" calcext:value-type="float">
            <text:p>0.0080392881391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15</text:p>
          </table:table-cell>
          <table:table-cell office:value-type="float" office:value="33.189999" calcext:value-type="float">
            <text:p>33.189999</text:p>
          </table:table-cell>
          <table:table-cell office:value-type="float" office:value="33.453335" calcext:value-type="float">
            <text:p>33.453335</text:p>
          </table:table-cell>
          <table:table-cell office:value-type="float" office:value="33.150002" calcext:value-type="float">
            <text:p>33.150002</text:p>
          </table:table-cell>
          <table:table-cell office:value-type="float" office:value="33.290001" calcext:value-type="float">
            <text:p>33.290001</text:p>
          </table:table-cell>
          <table:table-cell office:value-type="float" office:value="24.007095" calcext:value-type="float">
            <text:p>24.007095</text:p>
          </table:table-cell>
          <table:table-cell office:value-type="float" office:value="55500" calcext:value-type="float">
            <text:p>55500</text:p>
          </table:table-cell>
          <table:table-cell table:formula="of:=([.F1334]-[.F1333])/[.F1333]" office:value-type="float" office:value="0.00261048550929338" calcext:value-type="float">
            <text:p>0.002610485509293</text:p>
          </table:table-cell>
          <table:table-cell table:formula="of:=[.H1334]-PerAnnumRiskFreeRate/TradingDaysPerYear" office:value-type="float" office:value="0.00245175535056322" calcext:value-type="float">
            <text:p>0.0024517553505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16</text:p>
          </table:table-cell>
          <table:table-cell office:value-type="float" office:value="33.25" calcext:value-type="float">
            <text:p>33.25</text:p>
          </table:table-cell>
          <table:table-cell office:value-type="float" office:value="33.466667" calcext:value-type="float">
            <text:p>33.466667</text:p>
          </table:table-cell>
          <table:table-cell office:value-type="float" office:value="32.913334" calcext:value-type="float">
            <text:p>32.913334</text:p>
          </table:table-cell>
          <table:table-cell office:value-type="float" office:value="33.009998" calcext:value-type="float">
            <text:p>33.009998</text:p>
          </table:table-cell>
          <table:table-cell office:value-type="float" office:value="23.80517" calcext:value-type="float">
            <text:p>23.80517</text:p>
          </table:table-cell>
          <table:table-cell office:value-type="float" office:value="631800" calcext:value-type="float">
            <text:p>631800</text:p>
          </table:table-cell>
          <table:table-cell table:formula="of:=([.F1335]-[.F1334])/[.F1334]" office:value-type="float" office:value="-0.00841105514848836" calcext:value-type="float">
            <text:p>-0.008411055148488</text:p>
          </table:table-cell>
          <table:table-cell table:formula="of:=[.H1335]-PerAnnumRiskFreeRate/TradingDaysPerYear" office:value-type="float" office:value="-0.00856978530721852" calcext:value-type="float">
            <text:p>-0.0085697853072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19</text:p>
          </table:table-cell>
          <table:table-cell office:value-type="float" office:value="33.299999" calcext:value-type="float">
            <text:p>33.299999</text:p>
          </table:table-cell>
          <table:table-cell office:value-type="float" office:value="33.66" calcext:value-type="float">
            <text:p>33.66</text:p>
          </table:table-cell>
          <table:table-cell office:value-type="float" office:value="33.266666" calcext:value-type="float">
            <text:p>33.266666</text:p>
          </table:table-cell>
          <table:table-cell office:value-type="float" office:value="33.66" calcext:value-type="float">
            <text:p>33.66</text:p>
          </table:table-cell>
          <table:table-cell office:value-type="float" office:value="24.273916" calcext:value-type="float">
            <text:p>24.273916</text:p>
          </table:table-cell>
          <table:table-cell office:value-type="float" office:value="78000" calcext:value-type="float">
            <text:p>78000</text:p>
          </table:table-cell>
          <table:table-cell table:formula="of:=([.F1336]-[.F1335])/[.F1335]" office:value-type="float" office:value="0.0196909326839506" calcext:value-type="float">
            <text:p>0.019690932683951</text:p>
          </table:table-cell>
          <table:table-cell table:formula="of:=[.H1336]-PerAnnumRiskFreeRate/TradingDaysPerYear" office:value-type="float" office:value="0.0195322025252204" calcext:value-type="float">
            <text:p>0.019532202525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20</text:p>
          </table:table-cell>
          <table:table-cell office:value-type="float" office:value="33.650002" calcext:value-type="float">
            <text:p>33.650002</text:p>
          </table:table-cell>
          <table:table-cell office:value-type="float" office:value="33.873333" calcext:value-type="float">
            <text:p>33.873333</text:p>
          </table:table-cell>
          <table:table-cell office:value-type="float" office:value="33.523335" calcext:value-type="float">
            <text:p>33.523335</text:p>
          </table:table-cell>
          <table:table-cell office:value-type="float" office:value="33.82" calcext:value-type="float">
            <text:p>33.82</text:p>
          </table:table-cell>
          <table:table-cell office:value-type="float" office:value="24.389303" calcext:value-type="float">
            <text:p>24.389303</text:p>
          </table:table-cell>
          <table:table-cell office:value-type="float" office:value="85500" calcext:value-type="float">
            <text:p>85500</text:p>
          </table:table-cell>
          <table:table-cell table:formula="of:=([.F1337]-[.F1336])/[.F1336]" office:value-type="float" office:value="0.00475353873680711" calcext:value-type="float">
            <text:p>0.004753538736807</text:p>
          </table:table-cell>
          <table:table-cell table:formula="of:=[.H1337]-PerAnnumRiskFreeRate/TradingDaysPerYear" office:value-type="float" office:value="0.00459480857807695" calcext:value-type="float">
            <text:p>0.0045948085780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21</text:p>
          </table:table-cell>
          <table:table-cell office:value-type="float" office:value="33.916668" calcext:value-type="float">
            <text:p>33.916668</text:p>
          </table:table-cell>
          <table:table-cell office:value-type="float" office:value="34.486668" calcext:value-type="float">
            <text:p>34.486668</text:p>
          </table:table-cell>
          <table:table-cell office:value-type="float" office:value="33.916668" calcext:value-type="float">
            <text:p>33.916668</text:p>
          </table:table-cell>
          <table:table-cell office:value-type="float" office:value="34.400002" calcext:value-type="float">
            <text:p>34.400002</text:p>
          </table:table-cell>
          <table:table-cell office:value-type="float" office:value="24.80757" calcext:value-type="float">
            <text:p>24.80757</text:p>
          </table:table-cell>
          <table:table-cell office:value-type="float" office:value="104700" calcext:value-type="float">
            <text:p>104700</text:p>
          </table:table-cell>
          <table:table-cell table:formula="of:=([.F1338]-[.F1337])/[.F1337]" office:value-type="float" office:value="0.0171496085804501" calcext:value-type="float">
            <text:p>0.01714960858045</text:p>
          </table:table-cell>
          <table:table-cell table:formula="of:=[.H1338]-PerAnnumRiskFreeRate/TradingDaysPerYear" office:value-type="float" office:value="0.0169908784217199" calcext:value-type="float">
            <text:p>0.016990878421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22</text:p>
          </table:table-cell>
          <table:table-cell office:value-type="float" office:value="34.636665" calcext:value-type="float">
            <text:p>34.636665</text:p>
          </table:table-cell>
          <table:table-cell office:value-type="float" office:value="34.966667" calcext:value-type="float">
            <text:p>34.966667</text:p>
          </table:table-cell>
          <table:table-cell office:value-type="float" office:value="34.599998" calcext:value-type="float">
            <text:p>34.599998</text:p>
          </table:table-cell>
          <table:table-cell office:value-type="float" office:value="34.803333" calcext:value-type="float">
            <text:p>34.803333</text:p>
          </table:table-cell>
          <table:table-cell office:value-type="float" office:value="25.098438" calcext:value-type="float">
            <text:p>25.098438</text:p>
          </table:table-cell>
          <table:table-cell office:value-type="float" office:value="169200" calcext:value-type="float">
            <text:p>169200</text:p>
          </table:table-cell>
          <table:table-cell table:formula="of:=([.F1339]-[.F1338])/[.F1338]" office:value-type="float" office:value="0.0117249694347332" calcext:value-type="float">
            <text:p>0.011724969434733</text:p>
          </table:table-cell>
          <table:table-cell table:formula="of:=[.H1339]-PerAnnumRiskFreeRate/TradingDaysPerYear" office:value-type="float" office:value="0.011566239276003" calcext:value-type="float">
            <text:p>0.01156623927600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23</text:p>
          </table:table-cell>
          <table:table-cell office:value-type="float" office:value="34.866669" calcext:value-type="float">
            <text:p>34.866669</text:p>
          </table:table-cell>
          <table:table-cell office:value-type="float" office:value="35.053333" calcext:value-type="float">
            <text:p>35.053333</text:p>
          </table:table-cell>
          <table:table-cell office:value-type="float" office:value="34.810001" calcext:value-type="float">
            <text:p>34.810001</text:p>
          </table:table-cell>
          <table:table-cell office:value-type="float" office:value="34.993332" calcext:value-type="float">
            <text:p>34.993332</text:p>
          </table:table-cell>
          <table:table-cell office:value-type="float" office:value="25.235456" calcext:value-type="float">
            <text:p>25.235456</text:p>
          </table:table-cell>
          <table:table-cell office:value-type="float" office:value="162000" calcext:value-type="float">
            <text:p>162000</text:p>
          </table:table-cell>
          <table:table-cell table:formula="of:=([.F1340]-[.F1339])/[.F1339]" office:value-type="float" office:value="0.00545922419554546" calcext:value-type="float">
            <text:p>0.005459224195545</text:p>
          </table:table-cell>
          <table:table-cell table:formula="of:=[.H1340]-PerAnnumRiskFreeRate/TradingDaysPerYear" office:value-type="float" office:value="0.0053004940368153" calcext:value-type="float">
            <text:p>0.0053004940368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26</text:p>
          </table:table-cell>
          <table:table-cell office:value-type="float" office:value="35.106667" calcext:value-type="float">
            <text:p>35.106667</text:p>
          </table:table-cell>
          <table:table-cell office:value-type="float" office:value="35.216667" calcext:value-type="float">
            <text:p>35.216667</text:p>
          </table:table-cell>
          <table:table-cell office:value-type="float" office:value="34.703335" calcext:value-type="float">
            <text:p>34.703335</text:p>
          </table:table-cell>
          <table:table-cell office:value-type="float" office:value="35.130001" calcext:value-type="float">
            <text:p>35.130001</text:p>
          </table:table-cell>
          <table:table-cell office:value-type="float" office:value="25.411953" calcext:value-type="float">
            <text:p>25.411953</text:p>
          </table:table-cell>
          <table:table-cell office:value-type="float" office:value="106800" calcext:value-type="float">
            <text:p>106800</text:p>
          </table:table-cell>
          <table:table-cell table:formula="of:=([.F1341]-[.F1340])/[.F1340]" office:value-type="float" office:value="0.00699400874705816" calcext:value-type="float">
            <text:p>0.006994008747058</text:p>
          </table:table-cell>
          <table:table-cell table:formula="of:=[.H1341]-PerAnnumRiskFreeRate/TradingDaysPerYear" office:value-type="float" office:value="0.006835278588328" calcext:value-type="float">
            <text:p>0.0068352785883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27</text:p>
          </table:table-cell>
          <table:table-cell office:value-type="float" office:value="34.849998" calcext:value-type="float">
            <text:p>34.849998</text:p>
          </table:table-cell>
          <table:table-cell office:value-type="float" office:value="35.150002" calcext:value-type="float">
            <text:p>35.150002</text:p>
          </table:table-cell>
          <table:table-cell office:value-type="float" office:value="34.849998" calcext:value-type="float">
            <text:p>34.849998</text:p>
          </table:table-cell>
          <table:table-cell office:value-type="float" office:value="35.150002" calcext:value-type="float">
            <text:p>35.150002</text:p>
          </table:table-cell>
          <table:table-cell office:value-type="float" office:value="25.426416" calcext:value-type="float">
            <text:p>25.426416</text:p>
          </table:table-cell>
          <table:table-cell office:value-type="float" office:value="160800" calcext:value-type="float">
            <text:p>160800</text:p>
          </table:table-cell>
          <table:table-cell table:formula="of:=([.F1342]-[.F1341])/[.F1341]" office:value-type="float" office:value="0.000569141616152022" calcext:value-type="float">
            <text:p>0.000569141616152</text:p>
          </table:table-cell>
          <table:table-cell table:formula="of:=[.H1342]-PerAnnumRiskFreeRate/TradingDaysPerYear" office:value-type="float" office:value="0.000410411457421863" calcext:value-type="float">
            <text:p>0.0004104114574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28</text:p>
          </table:table-cell>
          <table:table-cell office:value-type="float" office:value="35.203335" calcext:value-type="float">
            <text:p>35.203335</text:p>
          </table:table-cell>
          <table:table-cell office:value-type="float" office:value="35.303333" calcext:value-type="float">
            <text:p>35.303333</text:p>
          </table:table-cell>
          <table:table-cell office:value-type="float" office:value="34.93" calcext:value-type="float">
            <text:p>34.93</text:p>
          </table:table-cell>
          <table:table-cell office:value-type="float" office:value="35.116669" calcext:value-type="float">
            <text:p>35.116669</text:p>
          </table:table-cell>
          <table:table-cell office:value-type="float" office:value="25.402308" calcext:value-type="float">
            <text:p>25.402308</text:p>
          </table:table-cell>
          <table:table-cell office:value-type="float" office:value="76200" calcext:value-type="float">
            <text:p>76200</text:p>
          </table:table-cell>
          <table:table-cell table:formula="of:=([.F1343]-[.F1342])/[.F1342]" office:value-type="float" office:value="-0.000948147784571693" calcext:value-type="float">
            <text:p>-0.000948147784572</text:p>
          </table:table-cell>
          <table:table-cell table:formula="of:=[.H1343]-PerAnnumRiskFreeRate/TradingDaysPerYear" office:value-type="float" office:value="-0.00110687794330185" calcext:value-type="float">
            <text:p>-0.0011068779433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29</text:p>
          </table:table-cell>
          <table:table-cell office:value-type="float" office:value="35.369999" calcext:value-type="float">
            <text:p>35.369999</text:p>
          </table:table-cell>
          <table:table-cell office:value-type="float" office:value="35.400002" calcext:value-type="float">
            <text:p>35.400002</text:p>
          </table:table-cell>
          <table:table-cell office:value-type="float" office:value="35.106667" calcext:value-type="float">
            <text:p>35.106667</text:p>
          </table:table-cell>
          <table:table-cell office:value-type="float" office:value="35.400002" calcext:value-type="float">
            <text:p>35.400002</text:p>
          </table:table-cell>
          <table:table-cell office:value-type="float" office:value="25.607254" calcext:value-type="float">
            <text:p>25.607254</text:p>
          </table:table-cell>
          <table:table-cell office:value-type="float" office:value="238200" calcext:value-type="float">
            <text:p>238200</text:p>
          </table:table-cell>
          <table:table-cell table:formula="of:=([.F1344]-[.F1343])/[.F1343]" office:value-type="float" office:value="0.00806800704880831" calcext:value-type="float">
            <text:p>0.008068007048808</text:p>
          </table:table-cell>
          <table:table-cell table:formula="of:=[.H1344]-PerAnnumRiskFreeRate/TradingDaysPerYear" office:value-type="float" office:value="0.00790927689007815" calcext:value-type="float">
            <text:p>0.0079092768900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3-30</text:p>
          </table:table-cell>
          <table:table-cell table:number-columns-repeated="2" office:value-type="float" office:value="35.380001" calcext:value-type="float">
            <text:p>35.380001</text:p>
          </table:table-cell>
          <table:table-cell office:value-type="float" office:value="34.913334" calcext:value-type="float">
            <text:p>34.913334</text:p>
          </table:table-cell>
          <table:table-cell office:value-type="float" office:value="35.003334" calcext:value-type="float">
            <text:p>35.003334</text:p>
          </table:table-cell>
          <table:table-cell office:value-type="float" office:value="25.320328" calcext:value-type="float">
            <text:p>25.320328</text:p>
          </table:table-cell>
          <table:table-cell office:value-type="float" office:value="87900" calcext:value-type="float">
            <text:p>87900</text:p>
          </table:table-cell>
          <table:table-cell table:formula="of:=([.F1345]-[.F1344])/[.F1344]" office:value-type="float" office:value="-0.0112048718695101" calcext:value-type="float">
            <text:p>-0.01120487186951</text:p>
          </table:table-cell>
          <table:table-cell table:formula="of:=[.H1345]-PerAnnumRiskFreeRate/TradingDaysPerYear" office:value-type="float" office:value="-0.0113636020282403" calcext:value-type="float">
            <text:p>-0.011363602028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02</text:p>
          </table:table-cell>
          <table:table-cell office:value-type="float" office:value="35.16" calcext:value-type="float">
            <text:p>35.16</text:p>
          </table:table-cell>
          <table:table-cell office:value-type="float" office:value="35.396667" calcext:value-type="float">
            <text:p>35.396667</text:p>
          </table:table-cell>
          <table:table-cell office:value-type="float" office:value="35.023335" calcext:value-type="float">
            <text:p>35.023335</text:p>
          </table:table-cell>
          <table:table-cell office:value-type="float" office:value="35.363335" calcext:value-type="float">
            <text:p>35.363335</text:p>
          </table:table-cell>
          <table:table-cell office:value-type="float" office:value="25.580744" calcext:value-type="float">
            <text:p>25.580744</text:p>
          </table:table-cell>
          <table:table-cell office:value-type="float" office:value="471600" calcext:value-type="float">
            <text:p>471600</text:p>
          </table:table-cell>
          <table:table-cell table:formula="of:=([.F1346]-[.F1345])/[.F1345]" office:value-type="float" office:value="0.0102848588691268" calcext:value-type="float">
            <text:p>0.010284858869127</text:p>
          </table:table-cell>
          <table:table-cell table:formula="of:=[.H1346]-PerAnnumRiskFreeRate/TradingDaysPerYear" office:value-type="float" office:value="0.0101261287103966" calcext:value-type="float">
            <text:p>0.0101261287103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03</text:p>
          </table:table-cell>
          <table:table-cell office:value-type="float" office:value="35.333332" calcext:value-type="float">
            <text:p>35.333332</text:p>
          </table:table-cell>
          <table:table-cell office:value-type="float" office:value="35.556667" calcext:value-type="float">
            <text:p>35.556667</text:p>
          </table:table-cell>
          <table:table-cell office:value-type="float" office:value="35.150002" calcext:value-type="float">
            <text:p>35.150002</text:p>
          </table:table-cell>
          <table:table-cell office:value-type="float" office:value="35.540001" calcext:value-type="float">
            <text:p>35.540001</text:p>
          </table:table-cell>
          <table:table-cell office:value-type="float" office:value="25.708532" calcext:value-type="float">
            <text:p>25.708532</text:p>
          </table:table-cell>
          <table:table-cell office:value-type="float" office:value="293700" calcext:value-type="float">
            <text:p>293700</text:p>
          </table:table-cell>
          <table:table-cell table:formula="of:=([.F1347]-[.F1346])/[.F1346]" office:value-type="float" office:value="0.00499547628481808" calcext:value-type="float">
            <text:p>0.004995476284818</text:p>
          </table:table-cell>
          <table:table-cell table:formula="of:=[.H1347]-PerAnnumRiskFreeRate/TradingDaysPerYear" office:value-type="float" office:value="0.00483674612608792" calcext:value-type="float">
            <text:p>0.0048367461260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04</text:p>
          </table:table-cell>
          <table:table-cell office:value-type="float" office:value="35.333332" calcext:value-type="float">
            <text:p>35.333332</text:p>
          </table:table-cell>
          <table:table-cell office:value-type="float" office:value="35.726665" calcext:value-type="float">
            <text:p>35.726665</text:p>
          </table:table-cell>
          <table:table-cell office:value-type="float" office:value="35.276669" calcext:value-type="float">
            <text:p>35.276669</text:p>
          </table:table-cell>
          <table:table-cell office:value-type="float" office:value="35.726665" calcext:value-type="float">
            <text:p>35.726665</text:p>
          </table:table-cell>
          <table:table-cell office:value-type="float" office:value="25.843559" calcext:value-type="float">
            <text:p>25.843559</text:p>
          </table:table-cell>
          <table:table-cell office:value-type="float" office:value="153900" calcext:value-type="float">
            <text:p>153900</text:p>
          </table:table-cell>
          <table:table-cell table:formula="of:=([.F1348]-[.F1347])/[.F1347]" office:value-type="float" office:value="0.00525222521457069" calcext:value-type="float">
            <text:p>0.005252225214571</text:p>
          </table:table-cell>
          <table:table-cell table:formula="of:=[.H1348]-PerAnnumRiskFreeRate/TradingDaysPerYear" office:value-type="float" office:value="0.00509349505584053" calcext:value-type="float">
            <text:p>0.0050934950558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05</text:p>
          </table:table-cell>
          <table:table-cell office:value-type="float" office:value="35.650002" calcext:value-type="float">
            <text:p>35.650002</text:p>
          </table:table-cell>
          <table:table-cell office:value-type="float" office:value="35.91" calcext:value-type="float">
            <text:p>35.91</text:p>
          </table:table-cell>
          <table:table-cell office:value-type="float" office:value="35.650002" calcext:value-type="float">
            <text:p>35.650002</text:p>
          </table:table-cell>
          <table:table-cell office:value-type="float" office:value="35.849998" calcext:value-type="float">
            <text:p>35.849998</text:p>
          </table:table-cell>
          <table:table-cell office:value-type="float" office:value="25.932777" calcext:value-type="float">
            <text:p>25.932777</text:p>
          </table:table-cell>
          <table:table-cell office:value-type="float" office:value="312900" calcext:value-type="float">
            <text:p>312900</text:p>
          </table:table-cell>
          <table:table-cell table:formula="of:=([.F1349]-[.F1348])/[.F1348]" office:value-type="float" office:value="0.00345223349462055" calcext:value-type="float">
            <text:p>0.003452233494621</text:p>
          </table:table-cell>
          <table:table-cell table:formula="of:=[.H1349]-PerAnnumRiskFreeRate/TradingDaysPerYear" office:value-type="float" office:value="0.00329350333589039" calcext:value-type="float">
            <text:p>0.003293503335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09</text:p>
          </table:table-cell>
          <table:table-cell office:value-type="float" office:value="35.763332" calcext:value-type="float">
            <text:p>35.763332</text:p>
          </table:table-cell>
          <table:table-cell office:value-type="float" office:value="36.163334" calcext:value-type="float">
            <text:p>36.163334</text:p>
          </table:table-cell>
          <table:table-cell office:value-type="float" office:value="35.746666" calcext:value-type="float">
            <text:p>35.746666</text:p>
          </table:table-cell>
          <table:table-cell office:value-type="float" office:value="35.799999" calcext:value-type="float">
            <text:p>35.799999</text:p>
          </table:table-cell>
          <table:table-cell office:value-type="float" office:value="25.896605" calcext:value-type="float">
            <text:p>25.896605</text:p>
          </table:table-cell>
          <table:table-cell office:value-type="float" office:value="88500" calcext:value-type="float">
            <text:p>88500</text:p>
          </table:table-cell>
          <table:table-cell table:formula="of:=([.F1350]-[.F1349])/[.F1349]" office:value-type="float" office:value="-0.00139483712060612" calcext:value-type="float">
            <text:p>-0.001394837120606</text:p>
          </table:table-cell>
          <table:table-cell table:formula="of:=[.H1350]-PerAnnumRiskFreeRate/TradingDaysPerYear" office:value-type="float" office:value="-0.00155356727933628" calcext:value-type="float">
            <text:p>-0.0015535672793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10</text:p>
          </table:table-cell>
          <table:table-cell office:value-type="float" office:value="36.003334" calcext:value-type="float">
            <text:p>36.003334</text:p>
          </table:table-cell>
          <table:table-cell office:value-type="float" office:value="36.296665" calcext:value-type="float">
            <text:p>36.296665</text:p>
          </table:table-cell>
          <table:table-cell office:value-type="float" office:value="36.003334" calcext:value-type="float">
            <text:p>36.003334</text:p>
          </table:table-cell>
          <table:table-cell office:value-type="float" office:value="36.296665" calcext:value-type="float">
            <text:p>36.296665</text:p>
          </table:table-cell>
          <table:table-cell office:value-type="float" office:value="26.255888" calcext:value-type="float">
            <text:p>26.255888</text:p>
          </table:table-cell>
          <table:table-cell office:value-type="float" office:value="107700" calcext:value-type="float">
            <text:p>107700</text:p>
          </table:table-cell>
          <table:table-cell table:formula="of:=([.F1351]-[.F1350])/[.F1350]" office:value-type="float" office:value="0.0138737490879595" calcext:value-type="float">
            <text:p>0.01387374908796</text:p>
          </table:table-cell>
          <table:table-cell table:formula="of:=[.H1351]-PerAnnumRiskFreeRate/TradingDaysPerYear" office:value-type="float" office:value="0.0137150189292294" calcext:value-type="float">
            <text:p>0.0137150189292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11</text:p>
          </table:table-cell>
          <table:table-cell office:value-type="float" office:value="36.299999" calcext:value-type="float">
            <text:p>36.299999</text:p>
          </table:table-cell>
          <table:table-cell office:value-type="float" office:value="36.5" calcext:value-type="float">
            <text:p>36.5</text:p>
          </table:table-cell>
          <table:table-cell office:value-type="float" office:value="36.02" calcext:value-type="float">
            <text:p>36.02</text:p>
          </table:table-cell>
          <table:table-cell office:value-type="float" office:value="36.233334" calcext:value-type="float">
            <text:p>36.233334</text:p>
          </table:table-cell>
          <table:table-cell office:value-type="float" office:value="26.210075" calcext:value-type="float">
            <text:p>26.210075</text:p>
          </table:table-cell>
          <table:table-cell office:value-type="float" office:value="1219800" calcext:value-type="float">
            <text:p>1219800</text:p>
          </table:table-cell>
          <table:table-cell table:formula="of:=([.F1352]-[.F1351])/[.F1351]" office:value-type="float" office:value="-0.00174486576115799" calcext:value-type="float">
            <text:p>-0.001744865761158</text:p>
          </table:table-cell>
          <table:table-cell table:formula="of:=[.H1352]-PerAnnumRiskFreeRate/TradingDaysPerYear" office:value-type="float" office:value="-0.00190359591988815" calcext:value-type="float">
            <text:p>-0.0019035959198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12</text:p>
          </table:table-cell>
          <table:table-cell office:value-type="float" office:value="36.333332" calcext:value-type="float">
            <text:p>36.333332</text:p>
          </table:table-cell>
          <table:table-cell office:value-type="float" office:value="36.68" calcext:value-type="float">
            <text:p>36.68</text:p>
          </table:table-cell>
          <table:table-cell office:value-type="float" office:value="36.150002" calcext:value-type="float">
            <text:p>36.150002</text:p>
          </table:table-cell>
          <table:table-cell office:value-type="float" office:value="36.666668" calcext:value-type="float">
            <text:p>36.666668</text:p>
          </table:table-cell>
          <table:table-cell office:value-type="float" office:value="26.523529" calcext:value-type="float">
            <text:p>26.523529</text:p>
          </table:table-cell>
          <table:table-cell office:value-type="float" office:value="84000" calcext:value-type="float">
            <text:p>84000</text:p>
          </table:table-cell>
          <table:table-cell table:formula="of:=([.F1353]-[.F1352])/[.F1352]" office:value-type="float" office:value="0.0119592942790129" calcext:value-type="float">
            <text:p>0.011959294279013</text:p>
          </table:table-cell>
          <table:table-cell table:formula="of:=[.H1353]-PerAnnumRiskFreeRate/TradingDaysPerYear" office:value-type="float" office:value="0.0118005641202828" calcext:value-type="float">
            <text:p>0.0118005641202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13</text:p>
          </table:table-cell>
          <table:table-cell office:value-type="float" office:value="36.743332" calcext:value-type="float">
            <text:p>36.743332</text:p>
          </table:table-cell>
          <table:table-cell office:value-type="float" office:value="36.900002" calcext:value-type="float">
            <text:p>36.900002</text:p>
          </table:table-cell>
          <table:table-cell office:value-type="float" office:value="36.576668" calcext:value-type="float">
            <text:p>36.576668</text:p>
          </table:table-cell>
          <table:table-cell office:value-type="float" office:value="36.900002" calcext:value-type="float">
            <text:p>36.900002</text:p>
          </table:table-cell>
          <table:table-cell office:value-type="float" office:value="26.692314" calcext:value-type="float">
            <text:p>26.692314</text:p>
          </table:table-cell>
          <table:table-cell office:value-type="float" office:value="145800" calcext:value-type="float">
            <text:p>145800</text:p>
          </table:table-cell>
          <table:table-cell table:formula="of:=([.F1354]-[.F1353])/[.F1353]" office:value-type="float" office:value="0.00636359513094957" calcext:value-type="float">
            <text:p>0.00636359513095</text:p>
          </table:table-cell>
          <table:table-cell table:formula="of:=[.H1354]-PerAnnumRiskFreeRate/TradingDaysPerYear" office:value-type="float" office:value="0.00620486497221941" calcext:value-type="float">
            <text:p>0.0062048649722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16</text:p>
          </table:table-cell>
          <table:table-cell office:value-type="float" office:value="36.983334" calcext:value-type="float">
            <text:p>36.983334</text:p>
          </table:table-cell>
          <table:table-cell office:value-type="float" office:value="37.099998" calcext:value-type="float">
            <text:p>37.099998</text:p>
          </table:table-cell>
          <table:table-cell office:value-type="float" office:value="36.666668" calcext:value-type="float">
            <text:p>36.666668</text:p>
          </table:table-cell>
          <table:table-cell office:value-type="float" office:value="37.099998" calcext:value-type="float">
            <text:p>37.099998</text:p>
          </table:table-cell>
          <table:table-cell office:value-type="float" office:value="26.836988" calcext:value-type="float">
            <text:p>26.836988</text:p>
          </table:table-cell>
          <table:table-cell office:value-type="float" office:value="363300" calcext:value-type="float">
            <text:p>363300</text:p>
          </table:table-cell>
          <table:table-cell table:formula="of:=([.F1355]-[.F1354])/[.F1354]" office:value-type="float" office:value="0.00542006211975485" calcext:value-type="float">
            <text:p>0.005420062119755</text:p>
          </table:table-cell>
          <table:table-cell table:formula="of:=[.H1355]-PerAnnumRiskFreeRate/TradingDaysPerYear" office:value-type="float" office:value="0.00526133196102469" calcext:value-type="float">
            <text:p>0.0052613319610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17</text:p>
          </table:table-cell>
          <table:table-cell office:value-type="float" office:value="37.183334" calcext:value-type="float">
            <text:p>37.183334</text:p>
          </table:table-cell>
          <table:table-cell office:value-type="float" office:value="37.216667" calcext:value-type="float">
            <text:p>37.216667</text:p>
          </table:table-cell>
          <table:table-cell office:value-type="float" office:value="36.75" calcext:value-type="float">
            <text:p>36.75</text:p>
          </table:table-cell>
          <table:table-cell office:value-type="float" office:value="36.873333" calcext:value-type="float">
            <text:p>36.873333</text:p>
          </table:table-cell>
          <table:table-cell office:value-type="float" office:value="26.673023" calcext:value-type="float">
            <text:p>26.673023</text:p>
          </table:table-cell>
          <table:table-cell office:value-type="float" office:value="180000" calcext:value-type="float">
            <text:p>180000</text:p>
          </table:table-cell>
          <table:table-cell table:formula="of:=([.F1356]-[.F1355])/[.F1355]" office:value-type="float" office:value="-0.00610966476565854" calcext:value-type="float">
            <text:p>-0.006109664765659</text:p>
          </table:table-cell>
          <table:table-cell table:formula="of:=[.H1356]-PerAnnumRiskFreeRate/TradingDaysPerYear" office:value-type="float" office:value="-0.0062683949243887" calcext:value-type="float">
            <text:p>-0.0062683949243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18</text:p>
          </table:table-cell>
          <table:table-cell table:number-columns-repeated="2" office:value-type="float" office:value="36.75" calcext:value-type="float">
            <text:p>36.75</text:p>
          </table:table-cell>
          <table:table-cell office:value-type="float" office:value="36.509998" calcext:value-type="float">
            <text:p>36.509998</text:p>
          </table:table-cell>
          <table:table-cell office:value-type="float" office:value="36.723331" calcext:value-type="float">
            <text:p>36.723331</text:p>
          </table:table-cell>
          <table:table-cell office:value-type="float" office:value="26.564526" calcext:value-type="float">
            <text:p>26.564526</text:p>
          </table:table-cell>
          <table:table-cell office:value-type="float" office:value="206700" calcext:value-type="float">
            <text:p>206700</text:p>
          </table:table-cell>
          <table:table-cell table:formula="of:=([.F1357]-[.F1356])/[.F1356]" office:value-type="float" office:value="-0.00406766792050529" calcext:value-type="float">
            <text:p>-0.004067667920505</text:p>
          </table:table-cell>
          <table:table-cell table:formula="of:=[.H1357]-PerAnnumRiskFreeRate/TradingDaysPerYear" office:value-type="float" office:value="-0.00422639807923545" calcext:value-type="float">
            <text:p>-0.0042263980792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19</text:p>
          </table:table-cell>
          <table:table-cell office:value-type="float" office:value="36.233334" calcext:value-type="float">
            <text:p>36.233334</text:p>
          </table:table-cell>
          <table:table-cell office:value-type="float" office:value="36.34" calcext:value-type="float">
            <text:p>36.34</text:p>
          </table:table-cell>
          <table:table-cell office:value-type="float" office:value="36.150002" calcext:value-type="float">
            <text:p>36.150002</text:p>
          </table:table-cell>
          <table:table-cell office:value-type="float" office:value="36.286667" calcext:value-type="float">
            <text:p>36.286667</text:p>
          </table:table-cell>
          <table:table-cell office:value-type="float" office:value="26.248653" calcext:value-type="float">
            <text:p>26.248653</text:p>
          </table:table-cell>
          <table:table-cell office:value-type="float" office:value="125100" calcext:value-type="float">
            <text:p>125100</text:p>
          </table:table-cell>
          <table:table-cell table:formula="of:=([.F1358]-[.F1357])/[.F1357]" office:value-type="float" office:value="-0.0118907824668131" calcext:value-type="float">
            <text:p>-0.011890782466813</text:p>
          </table:table-cell>
          <table:table-cell table:formula="of:=[.H1358]-PerAnnumRiskFreeRate/TradingDaysPerYear" office:value-type="float" office:value="-0.0120495126255432" calcext:value-type="float">
            <text:p>-0.0120495126255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20</text:p>
          </table:table-cell>
          <table:table-cell office:value-type="float" office:value="36.583332" calcext:value-type="float">
            <text:p>36.583332</text:p>
          </table:table-cell>
          <table:table-cell office:value-type="float" office:value="36.746666" calcext:value-type="float">
            <text:p>36.746666</text:p>
          </table:table-cell>
          <table:table-cell office:value-type="float" office:value="36.446667" calcext:value-type="float">
            <text:p>36.446667</text:p>
          </table:table-cell>
          <table:table-cell office:value-type="float" office:value="36.746666" calcext:value-type="float">
            <text:p>36.746666</text:p>
          </table:table-cell>
          <table:table-cell office:value-type="float" office:value="26.581388" calcext:value-type="float">
            <text:p>26.581388</text:p>
          </table:table-cell>
          <table:table-cell office:value-type="float" office:value="108900" calcext:value-type="float">
            <text:p>108900</text:p>
          </table:table-cell>
          <table:table-cell table:formula="of:=([.F1359]-[.F1358])/[.F1358]" office:value-type="float" office:value="0.012676269521335" calcext:value-type="float">
            <text:p>0.012676269521335</text:p>
          </table:table-cell>
          <table:table-cell table:formula="of:=[.H1359]-PerAnnumRiskFreeRate/TradingDaysPerYear" office:value-type="float" office:value="0.0125175393626049" calcext:value-type="float">
            <text:p>0.0125175393626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23</text:p>
          </table:table-cell>
          <table:table-cell office:value-type="float" office:value="36.646667" calcext:value-type="float">
            <text:p>36.646667</text:p>
          </table:table-cell>
          <table:table-cell office:value-type="float" office:value="37.033333" calcext:value-type="float">
            <text:p>37.033333</text:p>
          </table:table-cell>
          <table:table-cell office:value-type="float" office:value="36.646667" calcext:value-type="float">
            <text:p>36.646667</text:p>
          </table:table-cell>
          <table:table-cell office:value-type="float" office:value="36.810001" calcext:value-type="float">
            <text:p>36.810001</text:p>
          </table:table-cell>
          <table:table-cell office:value-type="float" office:value="26.627211" calcext:value-type="float">
            <text:p>26.627211</text:p>
          </table:table-cell>
          <table:table-cell office:value-type="float" office:value="138600" calcext:value-type="float">
            <text:p>138600</text:p>
          </table:table-cell>
          <table:table-cell table:formula="of:=([.F1360]-[.F1359])/[.F1359]" office:value-type="float" office:value="0.00172387536723058" calcext:value-type="float">
            <text:p>0.001723875367231</text:p>
          </table:table-cell>
          <table:table-cell table:formula="of:=[.H1360]-PerAnnumRiskFreeRate/TradingDaysPerYear" office:value-type="float" office:value="0.00156514520850042" calcext:value-type="float">
            <text:p>0.00156514520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24</text:p>
          </table:table-cell>
          <table:table-cell office:value-type="float" office:value="36.709999" calcext:value-type="float">
            <text:p>36.709999</text:p>
          </table:table-cell>
          <table:table-cell office:value-type="float" office:value="36.880001" calcext:value-type="float">
            <text:p>36.880001</text:p>
          </table:table-cell>
          <table:table-cell office:value-type="float" office:value="36.529999" calcext:value-type="float">
            <text:p>36.529999</text:p>
          </table:table-cell>
          <table:table-cell office:value-type="float" office:value="36.666668" calcext:value-type="float">
            <text:p>36.666668</text:p>
          </table:table-cell>
          <table:table-cell office:value-type="float" office:value="26.523529" calcext:value-type="float">
            <text:p>26.523529</text:p>
          </table:table-cell>
          <table:table-cell office:value-type="float" office:value="165000" calcext:value-type="float">
            <text:p>165000</text:p>
          </table:table-cell>
          <table:table-cell table:formula="of:=([.F1361]-[.F1360])/[.F1360]" office:value-type="float" office:value="-0.00389383627147429" calcext:value-type="float">
            <text:p>-0.003893836271474</text:p>
          </table:table-cell>
          <table:table-cell table:formula="of:=[.H1361]-PerAnnumRiskFreeRate/TradingDaysPerYear" office:value-type="float" office:value="-0.00405256643020445" calcext:value-type="float">
            <text:p>-0.0040525664302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25</text:p>
          </table:table-cell>
          <table:table-cell office:value-type="float" office:value="36.893333" calcext:value-type="float">
            <text:p>36.893333</text:p>
          </table:table-cell>
          <table:table-cell office:value-type="float" office:value="37.483334" calcext:value-type="float">
            <text:p>37.483334</text:p>
          </table:table-cell>
          <table:table-cell office:value-type="float" office:value="36.849998" calcext:value-type="float">
            <text:p>36.849998</text:p>
          </table:table-cell>
          <table:table-cell office:value-type="float" office:value="37.356667" calcext:value-type="float">
            <text:p>37.356667</text:p>
          </table:table-cell>
          <table:table-cell office:value-type="float" office:value="27.022652" calcext:value-type="float">
            <text:p>27.022652</text:p>
          </table:table-cell>
          <table:table-cell office:value-type="float" office:value="150300" calcext:value-type="float">
            <text:p>150300</text:p>
          </table:table-cell>
          <table:table-cell table:formula="of:=([.F1362]-[.F1361])/[.F1361]" office:value-type="float" office:value="0.0188181218268505" calcext:value-type="float">
            <text:p>0.018818121826851</text:p>
          </table:table-cell>
          <table:table-cell table:formula="of:=[.H1362]-PerAnnumRiskFreeRate/TradingDaysPerYear" office:value-type="float" office:value="0.0186593916681203" calcext:value-type="float">
            <text:p>0.018659391668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26</text:p>
          </table:table-cell>
          <table:table-cell office:value-type="float" office:value="37.243332" calcext:value-type="float">
            <text:p>37.243332</text:p>
          </table:table-cell>
          <table:table-cell office:value-type="float" office:value="37.343334" calcext:value-type="float">
            <text:p>37.343334</text:p>
          </table:table-cell>
          <table:table-cell office:value-type="float" office:value="36.973331" calcext:value-type="float">
            <text:p>36.973331</text:p>
          </table:table-cell>
          <table:table-cell office:value-type="float" office:value="37.266666" calcext:value-type="float">
            <text:p>37.266666</text:p>
          </table:table-cell>
          <table:table-cell office:value-type="float" office:value="26.957552" calcext:value-type="float">
            <text:p>26.957552</text:p>
          </table:table-cell>
          <table:table-cell office:value-type="float" office:value="92400" calcext:value-type="float">
            <text:p>92400</text:p>
          </table:table-cell>
          <table:table-cell table:formula="of:=([.F1363]-[.F1362])/[.F1362]" office:value-type="float" office:value="-0.00240908997384865" calcext:value-type="float">
            <text:p>-0.002409089973849</text:p>
          </table:table-cell>
          <table:table-cell table:formula="of:=[.H1363]-PerAnnumRiskFreeRate/TradingDaysPerYear" office:value-type="float" office:value="-0.0025678201325788" calcext:value-type="float">
            <text:p>-0.0025678201325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27</text:p>
          </table:table-cell>
          <table:table-cell office:value-type="float" office:value="37.150002" calcext:value-type="float">
            <text:p>37.150002</text:p>
          </table:table-cell>
          <table:table-cell office:value-type="float" office:value="37.416668" calcext:value-type="float">
            <text:p>37.416668</text:p>
          </table:table-cell>
          <table:table-cell office:value-type="float" office:value="37.009998" calcext:value-type="float">
            <text:p>37.009998</text:p>
          </table:table-cell>
          <table:table-cell office:value-type="float" office:value="37.310001" calcext:value-type="float">
            <text:p>37.310001</text:p>
          </table:table-cell>
          <table:table-cell office:value-type="float" office:value="26.988899" calcext:value-type="float">
            <text:p>26.988899</text:p>
          </table:table-cell>
          <table:table-cell office:value-type="float" office:value="63900" calcext:value-type="float">
            <text:p>63900</text:p>
          </table:table-cell>
          <table:table-cell table:formula="of:=([.F1364]-[.F1363])/[.F1363]" office:value-type="float" office:value="0.00116282813810394" calcext:value-type="float">
            <text:p>0.001162828138104</text:p>
          </table:table-cell>
          <table:table-cell table:formula="of:=[.H1364]-PerAnnumRiskFreeRate/TradingDaysPerYear" office:value-type="float" office:value="0.00100409797937378" calcext:value-type="float">
            <text:p>0.0010040979793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4-30</text:p>
          </table:table-cell>
          <table:table-cell office:value-type="float" office:value="37.293331" calcext:value-type="float">
            <text:p>37.293331</text:p>
          </table:table-cell>
          <table:table-cell office:value-type="float" office:value="37.453335" calcext:value-type="float">
            <text:p>37.453335</text:p>
          </table:table-cell>
          <table:table-cell office:value-type="float" office:value="36.810001" calcext:value-type="float">
            <text:p>36.810001</text:p>
          </table:table-cell>
          <table:table-cell office:value-type="float" office:value="36.836666" calcext:value-type="float">
            <text:p>36.836666</text:p>
          </table:table-cell>
          <table:table-cell office:value-type="float" office:value="26.646503" calcext:value-type="float">
            <text:p>26.646503</text:p>
          </table:table-cell>
          <table:table-cell office:value-type="float" office:value="83100" calcext:value-type="float">
            <text:p>83100</text:p>
          </table:table-cell>
          <table:table-cell table:formula="of:=([.F1365]-[.F1364])/[.F1364]" office:value-type="float" office:value="-0.0126865493846192" calcext:value-type="float">
            <text:p>-0.012686549384619</text:p>
          </table:table-cell>
          <table:table-cell table:formula="of:=[.H1365]-PerAnnumRiskFreeRate/TradingDaysPerYear" office:value-type="float" office:value="-0.0128452795433494" calcext:value-type="float">
            <text:p>-0.0128452795433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01</text:p>
          </table:table-cell>
          <table:table-cell office:value-type="float" office:value="36.833332" calcext:value-type="float">
            <text:p>36.833332</text:p>
          </table:table-cell>
          <table:table-cell office:value-type="float" office:value="36.919998" calcext:value-type="float">
            <text:p>36.919998</text:p>
          </table:table-cell>
          <table:table-cell office:value-type="float" office:value="36.523335" calcext:value-type="float">
            <text:p>36.523335</text:p>
          </table:table-cell>
          <table:table-cell office:value-type="float" office:value="36.893333" calcext:value-type="float">
            <text:p>36.893333</text:p>
          </table:table-cell>
          <table:table-cell office:value-type="float" office:value="26.687494" calcext:value-type="float">
            <text:p>26.687494</text:p>
          </table:table-cell>
          <table:table-cell office:value-type="float" office:value="192900" calcext:value-type="float">
            <text:p>192900</text:p>
          </table:table-cell>
          <table:table-cell table:formula="of:=([.F1366]-[.F1365])/[.F1365]" office:value-type="float" office:value="0.00153832568573827" calcext:value-type="float">
            <text:p>0.001538325685738</text:p>
          </table:table-cell>
          <table:table-cell table:formula="of:=[.H1366]-PerAnnumRiskFreeRate/TradingDaysPerYear" office:value-type="float" office:value="0.00137959552700811" calcext:value-type="float">
            <text:p>0.0013795955270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02</text:p>
          </table:table-cell>
          <table:table-cell office:value-type="float" office:value="36.990002" calcext:value-type="float">
            <text:p>36.990002</text:p>
          </table:table-cell>
          <table:table-cell office:value-type="float" office:value="37.376667" calcext:value-type="float">
            <text:p>37.376667</text:p>
          </table:table-cell>
          <table:table-cell office:value-type="float" office:value="36.943333" calcext:value-type="float">
            <text:p>36.943333</text:p>
          </table:table-cell>
          <table:table-cell office:value-type="float" office:value="37.266666" calcext:value-type="float">
            <text:p>37.266666</text:p>
          </table:table-cell>
          <table:table-cell office:value-type="float" office:value="26.957552" calcext:value-type="float">
            <text:p>26.957552</text:p>
          </table:table-cell>
          <table:table-cell office:value-type="float" office:value="116100" calcext:value-type="float">
            <text:p>116100</text:p>
          </table:table-cell>
          <table:table-cell table:formula="of:=([.F1367]-[.F1366])/[.F1366]" office:value-type="float" office:value="0.0101192715959018" calcext:value-type="float">
            <text:p>0.010119271595902</text:p>
          </table:table-cell>
          <table:table-cell table:formula="of:=[.H1367]-PerAnnumRiskFreeRate/TradingDaysPerYear" office:value-type="float" office:value="0.00996054143717161" calcext:value-type="float">
            <text:p>0.0099605414371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03</text:p>
          </table:table-cell>
          <table:table-cell office:value-type="float" office:value="37.333332" calcext:value-type="float">
            <text:p>37.333332</text:p>
          </table:table-cell>
          <table:table-cell office:value-type="float" office:value="37.753334" calcext:value-type="float">
            <text:p>37.753334</text:p>
          </table:table-cell>
          <table:table-cell office:value-type="float" office:value="37.259998" calcext:value-type="float">
            <text:p>37.259998</text:p>
          </table:table-cell>
          <table:table-cell office:value-type="float" office:value="37.666668" calcext:value-type="float">
            <text:p>37.666668</text:p>
          </table:table-cell>
          <table:table-cell office:value-type="float" office:value="27.246901" calcext:value-type="float">
            <text:p>27.246901</text:p>
          </table:table-cell>
          <table:table-cell office:value-type="float" office:value="125700" calcext:value-type="float">
            <text:p>125700</text:p>
          </table:table-cell>
          <table:table-cell table:formula="of:=([.F1368]-[.F1367])/[.F1367]" office:value-type="float" office:value="0.01073350428852" calcext:value-type="float">
            <text:p>0.01073350428852</text:p>
          </table:table-cell>
          <table:table-cell table:formula="of:=[.H1368]-PerAnnumRiskFreeRate/TradingDaysPerYear" office:value-type="float" office:value="0.0105747741297899" calcext:value-type="float">
            <text:p>0.010574774129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04</text:p>
          </table:table-cell>
          <table:table-cell office:value-type="float" office:value="37.900002" calcext:value-type="float">
            <text:p>37.900002</text:p>
          </table:table-cell>
          <table:table-cell office:value-type="float" office:value="38.166668" calcext:value-type="float">
            <text:p>38.166668</text:p>
          </table:table-cell>
          <table:table-cell office:value-type="float" office:value="37.650002" calcext:value-type="float">
            <text:p>37.650002</text:p>
          </table:table-cell>
          <table:table-cell office:value-type="float" office:value="37.793331" calcext:value-type="float">
            <text:p>37.793331</text:p>
          </table:table-cell>
          <table:table-cell office:value-type="float" office:value="27.338516" calcext:value-type="float">
            <text:p>27.338516</text:p>
          </table:table-cell>
          <table:table-cell office:value-type="float" office:value="150300" calcext:value-type="float">
            <text:p>150300</text:p>
          </table:table-cell>
          <table:table-cell table:formula="of:=([.F1369]-[.F1368])/[.F1368]" office:value-type="float" office:value="0.00336240073687636" calcext:value-type="float">
            <text:p>0.003362400736876</text:p>
          </table:table-cell>
          <table:table-cell table:formula="of:=[.H1369]-PerAnnumRiskFreeRate/TradingDaysPerYear" office:value-type="float" office:value="0.0032036705781462" calcext:value-type="float">
            <text:p>0.0032036705781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07</text:p>
          </table:table-cell>
          <table:table-cell office:value-type="float" office:value="37.856667" calcext:value-type="float">
            <text:p>37.856667</text:p>
          </table:table-cell>
          <table:table-cell office:value-type="float" office:value="38.07" calcext:value-type="float">
            <text:p>38.07</text:p>
          </table:table-cell>
          <table:table-cell office:value-type="float" office:value="37.836666" calcext:value-type="float">
            <text:p>37.836666</text:p>
          </table:table-cell>
          <table:table-cell office:value-type="float" office:value="38.053333" calcext:value-type="float">
            <text:p>38.053333</text:p>
          </table:table-cell>
          <table:table-cell office:value-type="float" office:value="27.526596" calcext:value-type="float">
            <text:p>27.526596</text:p>
          </table:table-cell>
          <table:table-cell office:value-type="float" office:value="120600" calcext:value-type="float">
            <text:p>120600</text:p>
          </table:table-cell>
          <table:table-cell table:formula="of:=([.F1370]-[.F1369])/[.F1369]" office:value-type="float" office:value="0.0068796711569861" calcext:value-type="float">
            <text:p>0.006879671156986</text:p>
          </table:table-cell>
          <table:table-cell table:formula="of:=[.H1370]-PerAnnumRiskFreeRate/TradingDaysPerYear" office:value-type="float" office:value="0.00672094099825594" calcext:value-type="float">
            <text:p>0.0067209409982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08</text:p>
          </table:table-cell>
          <table:table-cell office:value-type="float" office:value="37.856667" calcext:value-type="float">
            <text:p>37.856667</text:p>
          </table:table-cell>
          <table:table-cell office:value-type="float" office:value="38.046665" calcext:value-type="float">
            <text:p>38.046665</text:p>
          </table:table-cell>
          <table:table-cell office:value-type="float" office:value="37.540001" calcext:value-type="float">
            <text:p>37.540001</text:p>
          </table:table-cell>
          <table:table-cell office:value-type="float" office:value="38.046665" calcext:value-type="float">
            <text:p>38.046665</text:p>
          </table:table-cell>
          <table:table-cell office:value-type="float" office:value="27.521772" calcext:value-type="float">
            <text:p>27.521772</text:p>
          </table:table-cell>
          <table:table-cell office:value-type="float" office:value="96300" calcext:value-type="float">
            <text:p>96300</text:p>
          </table:table-cell>
          <table:table-cell table:formula="of:=([.F1371]-[.F1370])/[.F1370]" office:value-type="float" office:value="-0.000175248694026781" calcext:value-type="float">
            <text:p>-0.000175248694027</text:p>
          </table:table-cell>
          <table:table-cell table:formula="of:=[.H1371]-PerAnnumRiskFreeRate/TradingDaysPerYear" office:value-type="float" office:value="-0.00033397885275694" calcext:value-type="float">
            <text:p>-0.0003339788527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09</text:p>
          </table:table-cell>
          <table:table-cell office:value-type="float" office:value="37.889999" calcext:value-type="float">
            <text:p>37.889999</text:p>
          </table:table-cell>
          <table:table-cell office:value-type="float" office:value="38.056667" calcext:value-type="float">
            <text:p>38.056667</text:p>
          </table:table-cell>
          <table:table-cell office:value-type="float" office:value="37.653332" calcext:value-type="float">
            <text:p>37.653332</text:p>
          </table:table-cell>
          <table:table-cell office:value-type="float" office:value="38.016666" calcext:value-type="float">
            <text:p>38.016666</text:p>
          </table:table-cell>
          <table:table-cell office:value-type="float" office:value="27.500078" calcext:value-type="float">
            <text:p>27.500078</text:p>
          </table:table-cell>
          <table:table-cell office:value-type="float" office:value="149700" calcext:value-type="float">
            <text:p>149700</text:p>
          </table:table-cell>
          <table:table-cell table:formula="of:=([.F1372]-[.F1371])/[.F1371]" office:value-type="float" office:value="-0.00078824866363983" calcext:value-type="float">
            <text:p>-0.00078824866364</text:p>
          </table:table-cell>
          <table:table-cell table:formula="of:=[.H1372]-PerAnnumRiskFreeRate/TradingDaysPerYear" office:value-type="float" office:value="-0.000946978822369989" calcext:value-type="float">
            <text:p>-0.000946978822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10</text:p>
          </table:table-cell>
          <table:table-cell table:number-columns-repeated="2" office:value-type="float" office:value="38.013332" calcext:value-type="float">
            <text:p>38.013332</text:p>
          </table:table-cell>
          <table:table-cell office:value-type="float" office:value="37.290001" calcext:value-type="float">
            <text:p>37.290001</text:p>
          </table:table-cell>
          <table:table-cell office:value-type="float" office:value="37.400002" calcext:value-type="float">
            <text:p>37.400002</text:p>
          </table:table-cell>
          <table:table-cell office:value-type="float" office:value="27.054001" calcext:value-type="float">
            <text:p>27.054001</text:p>
          </table:table-cell>
          <table:table-cell office:value-type="float" office:value="292800" calcext:value-type="float">
            <text:p>292800</text:p>
          </table:table-cell>
          <table:table-cell table:formula="of:=([.F1373]-[.F1372])/[.F1372]" office:value-type="float" office:value="-0.0162209358097093" calcext:value-type="float">
            <text:p>-0.016220935809709</text:p>
          </table:table-cell>
          <table:table-cell table:formula="of:=[.H1373]-PerAnnumRiskFreeRate/TradingDaysPerYear" office:value-type="float" office:value="-0.0163796659684395" calcext:value-type="float">
            <text:p>-0.016379665968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11</text:p>
          </table:table-cell>
          <table:table-cell office:value-type="float" office:value="37.563332" calcext:value-type="float">
            <text:p>37.563332</text:p>
          </table:table-cell>
          <table:table-cell office:value-type="float" office:value="38.153332" calcext:value-type="float">
            <text:p>38.153332</text:p>
          </table:table-cell>
          <table:table-cell office:value-type="float" office:value="37.563332" calcext:value-type="float">
            <text:p>37.563332</text:p>
          </table:table-cell>
          <table:table-cell office:value-type="float" office:value="38.153332" calcext:value-type="float">
            <text:p>38.153332</text:p>
          </table:table-cell>
          <table:table-cell office:value-type="float" office:value="27.598936" calcext:value-type="float">
            <text:p>27.598936</text:p>
          </table:table-cell>
          <table:table-cell office:value-type="float" office:value="238800" calcext:value-type="float">
            <text:p>238800</text:p>
          </table:table-cell>
          <table:table-cell table:formula="of:=([.F1374]-[.F1373])/[.F1373]" office:value-type="float" office:value="0.0201424920476642" calcext:value-type="float">
            <text:p>0.020142492047664</text:p>
          </table:table-cell>
          <table:table-cell table:formula="of:=[.H1374]-PerAnnumRiskFreeRate/TradingDaysPerYear" office:value-type="float" office:value="0.019983761888934" calcext:value-type="float">
            <text:p>0.0199837618889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14</text:p>
          </table:table-cell>
          <table:table-cell office:value-type="float" office:value="38.193333" calcext:value-type="float">
            <text:p>38.193333</text:p>
          </table:table-cell>
          <table:table-cell office:value-type="float" office:value="38.333332" calcext:value-type="float">
            <text:p>38.333332</text:p>
          </table:table-cell>
          <table:table-cell office:value-type="float" office:value="38" calcext:value-type="float">
            <text:p>38</text:p>
          </table:table-cell>
          <table:table-cell office:value-type="float" office:value="38.193333" calcext:value-type="float">
            <text:p>38.193333</text:p>
          </table:table-cell>
          <table:table-cell office:value-type="float" office:value="27.627871" calcext:value-type="float">
            <text:p>27.627871</text:p>
          </table:table-cell>
          <table:table-cell office:value-type="float" office:value="83100" calcext:value-type="float">
            <text:p>83100</text:p>
          </table:table-cell>
          <table:table-cell table:formula="of:=([.F1375]-[.F1374])/[.F1374]" office:value-type="float" office:value="0.00104840998218194" calcext:value-type="float">
            <text:p>0.001048409982182</text:p>
          </table:table-cell>
          <table:table-cell table:formula="of:=[.H1375]-PerAnnumRiskFreeRate/TradingDaysPerYear" office:value-type="float" office:value="0.000889679823451785" calcext:value-type="float">
            <text:p>0.0008896798234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15</text:p>
          </table:table-cell>
          <table:table-cell office:value-type="float" office:value="38.136665" calcext:value-type="float">
            <text:p>38.136665</text:p>
          </table:table-cell>
          <table:table-cell office:value-type="float" office:value="38.543331" calcext:value-type="float">
            <text:p>38.543331</text:p>
          </table:table-cell>
          <table:table-cell office:value-type="float" office:value="38.060001" calcext:value-type="float">
            <text:p>38.060001</text:p>
          </table:table-cell>
          <table:table-cell office:value-type="float" office:value="38.216667" calcext:value-type="float">
            <text:p>38.216667</text:p>
          </table:table-cell>
          <table:table-cell office:value-type="float" office:value="27.644743" calcext:value-type="float">
            <text:p>27.644743</text:p>
          </table:table-cell>
          <table:table-cell office:value-type="float" office:value="421800" calcext:value-type="float">
            <text:p>421800</text:p>
          </table:table-cell>
          <table:table-cell table:formula="of:=([.F1376]-[.F1375])/[.F1375]" office:value-type="float" office:value="0.000610687663917329" calcext:value-type="float">
            <text:p>0.000610687663917</text:p>
          </table:table-cell>
          <table:table-cell table:formula="of:=[.H1376]-PerAnnumRiskFreeRate/TradingDaysPerYear" office:value-type="float" office:value="0.000451957505187171" calcext:value-type="float">
            <text:p>0.0004519575051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16</text:p>
          </table:table-cell>
          <table:table-cell office:value-type="float" office:value="38.166668" calcext:value-type="float">
            <text:p>38.166668</text:p>
          </table:table-cell>
          <table:table-cell office:value-type="float" office:value="38.326668" calcext:value-type="float">
            <text:p>38.326668</text:p>
          </table:table-cell>
          <table:table-cell office:value-type="float" office:value="37.753334" calcext:value-type="float">
            <text:p>37.753334</text:p>
          </table:table-cell>
          <table:table-cell office:value-type="float" office:value="38.326668" calcext:value-type="float">
            <text:p>38.326668</text:p>
          </table:table-cell>
          <table:table-cell office:value-type="float" office:value="27.724329" calcext:value-type="float">
            <text:p>27.724329</text:p>
          </table:table-cell>
          <table:table-cell office:value-type="float" office:value="75900" calcext:value-type="float">
            <text:p>75900</text:p>
          </table:table-cell>
          <table:table-cell table:formula="of:=([.F1377]-[.F1376])/[.F1376]" office:value-type="float" office:value="0.00287888369951577" calcext:value-type="float">
            <text:p>0.002878883699516</text:p>
          </table:table-cell>
          <table:table-cell table:formula="of:=[.H1377]-PerAnnumRiskFreeRate/TradingDaysPerYear" office:value-type="float" office:value="0.00272015354078561" calcext:value-type="float">
            <text:p>0.0027201535407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17</text:p>
          </table:table-cell>
          <table:table-cell office:value-type="float" office:value="38.306667" calcext:value-type="float">
            <text:p>38.306667</text:p>
          </table:table-cell>
          <table:table-cell office:value-type="float" office:value="39" calcext:value-type="float">
            <text:p>39</text:p>
          </table:table-cell>
          <table:table-cell office:value-type="float" office:value="38.099998" calcext:value-type="float">
            <text:p>38.099998</text:p>
          </table:table-cell>
          <table:table-cell office:value-type="float" office:value="38.856667" calcext:value-type="float">
            <text:p>38.856667</text:p>
          </table:table-cell>
          <table:table-cell office:value-type="float" office:value="28.107706" calcext:value-type="float">
            <text:p>28.107706</text:p>
          </table:table-cell>
          <table:table-cell office:value-type="float" office:value="247800" calcext:value-type="float">
            <text:p>247800</text:p>
          </table:table-cell>
          <table:table-cell table:formula="of:=([.F1378]-[.F1377])/[.F1377]" office:value-type="float" office:value="0.0138281795746977" calcext:value-type="float">
            <text:p>0.013828179574698</text:p>
          </table:table-cell>
          <table:table-cell table:formula="of:=[.H1378]-PerAnnumRiskFreeRate/TradingDaysPerYear" office:value-type="float" office:value="0.0136694494159676" calcext:value-type="float">
            <text:p>0.0136694494159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18</text:p>
          </table:table-cell>
          <table:table-cell office:value-type="float" office:value="39.040001" calcext:value-type="float">
            <text:p>39.040001</text:p>
          </table:table-cell>
          <table:table-cell office:value-type="float" office:value="39.400002" calcext:value-type="float">
            <text:p>39.400002</text:p>
          </table:table-cell>
          <table:table-cell office:value-type="float" office:value="39" calcext:value-type="float">
            <text:p>39</text:p>
          </table:table-cell>
          <table:table-cell office:value-type="float" office:value="39.366669" calcext:value-type="float">
            <text:p>39.366669</text:p>
          </table:table-cell>
          <table:table-cell office:value-type="float" office:value="28.476635" calcext:value-type="float">
            <text:p>28.476635</text:p>
          </table:table-cell>
          <table:table-cell office:value-type="float" office:value="115200" calcext:value-type="float">
            <text:p>115200</text:p>
          </table:table-cell>
          <table:table-cell table:formula="of:=([.F1379]-[.F1378])/[.F1378]" office:value-type="float" office:value="0.0131255464248844" calcext:value-type="float">
            <text:p>0.013125546424884</text:p>
          </table:table-cell>
          <table:table-cell table:formula="of:=[.H1379]-PerAnnumRiskFreeRate/TradingDaysPerYear" office:value-type="float" office:value="0.0129668162661542" calcext:value-type="float">
            <text:p>0.0129668162661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21</text:p>
          </table:table-cell>
          <table:table-cell office:value-type="float" office:value="39.686668" calcext:value-type="float">
            <text:p>39.686668</text:p>
          </table:table-cell>
          <table:table-cell office:value-type="float" office:value="40.036667" calcext:value-type="float">
            <text:p>40.036667</text:p>
          </table:table-cell>
          <table:table-cell office:value-type="float" office:value="39.529999" calcext:value-type="float">
            <text:p>39.529999</text:p>
          </table:table-cell>
          <table:table-cell office:value-type="float" office:value="39.773335" calcext:value-type="float">
            <text:p>39.773335</text:p>
          </table:table-cell>
          <table:table-cell office:value-type="float" office:value="28.770784" calcext:value-type="float">
            <text:p>28.770784</text:p>
          </table:table-cell>
          <table:table-cell office:value-type="float" office:value="236400" calcext:value-type="float">
            <text:p>236400</text:p>
          </table:table-cell>
          <table:table-cell table:formula="of:=([.F1380]-[.F1379])/[.F1379]" office:value-type="float" office:value="0.0103294859101153" calcext:value-type="float">
            <text:p>0.010329485910115</text:p>
          </table:table-cell>
          <table:table-cell table:formula="of:=[.H1380]-PerAnnumRiskFreeRate/TradingDaysPerYear" office:value-type="float" office:value="0.0101707557513852" calcext:value-type="float">
            <text:p>0.0101707557513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22</text:p>
          </table:table-cell>
          <table:table-cell office:value-type="float" office:value="39.793331" calcext:value-type="float">
            <text:p>39.793331</text:p>
          </table:table-cell>
          <table:table-cell office:value-type="float" office:value="39.880001" calcext:value-type="float">
            <text:p>39.880001</text:p>
          </table:table-cell>
          <table:table-cell office:value-type="float" office:value="39.360001" calcext:value-type="float">
            <text:p>39.360001</text:p>
          </table:table-cell>
          <table:table-cell office:value-type="float" office:value="39.416668" calcext:value-type="float">
            <text:p>39.416668</text:p>
          </table:table-cell>
          <table:table-cell office:value-type="float" office:value="28.512793" calcext:value-type="float">
            <text:p>28.512793</text:p>
          </table:table-cell>
          <table:table-cell office:value-type="float" office:value="80400" calcext:value-type="float">
            <text:p>80400</text:p>
          </table:table-cell>
          <table:table-cell table:formula="of:=([.F1381]-[.F1380])/[.F1380]" office:value-type="float" office:value="-0.0089671174758394" calcext:value-type="float">
            <text:p>-0.008967117475839</text:p>
          </table:table-cell>
          <table:table-cell table:formula="of:=[.H1381]-PerAnnumRiskFreeRate/TradingDaysPerYear" office:value-type="float" office:value="-0.00912584763456956" calcext:value-type="float">
            <text:p>-0.009125847634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23</text:p>
          </table:table-cell>
          <table:table-cell office:value-type="float" office:value="39.686668" calcext:value-type="float">
            <text:p>39.686668</text:p>
          </table:table-cell>
          <table:table-cell office:value-type="float" office:value="39.959999" calcext:value-type="float">
            <text:p>39.959999</text:p>
          </table:table-cell>
          <table:table-cell office:value-type="float" office:value="39.546665" calcext:value-type="float">
            <text:p>39.546665</text:p>
          </table:table-cell>
          <table:table-cell office:value-type="float" office:value="39.599998" calcext:value-type="float">
            <text:p>39.599998</text:p>
          </table:table-cell>
          <table:table-cell office:value-type="float" office:value="28.645401" calcext:value-type="float">
            <text:p>28.645401</text:p>
          </table:table-cell>
          <table:table-cell office:value-type="float" office:value="197700" calcext:value-type="float">
            <text:p>197700</text:p>
          </table:table-cell>
          <table:table-cell table:formula="of:=([.F1382]-[.F1381])/[.F1381]" office:value-type="float" office:value="0.00465082463159611" calcext:value-type="float">
            <text:p>0.004650824631596</text:p>
          </table:table-cell>
          <table:table-cell table:formula="of:=[.H1382]-PerAnnumRiskFreeRate/TradingDaysPerYear" office:value-type="float" office:value="0.00449209447286595" calcext:value-type="float">
            <text:p>0.0044920944728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24</text:p>
          </table:table-cell>
          <table:table-cell office:value-type="float" office:value="39.66" calcext:value-type="float">
            <text:p>39.66</text:p>
          </table:table-cell>
          <table:table-cell office:value-type="float" office:value="39.826668" calcext:value-type="float">
            <text:p>39.826668</text:p>
          </table:table-cell>
          <table:table-cell office:value-type="float" office:value="38.753334" calcext:value-type="float">
            <text:p>38.753334</text:p>
          </table:table-cell>
          <table:table-cell office:value-type="float" office:value="38.84" calcext:value-type="float">
            <text:p>38.84</text:p>
          </table:table-cell>
          <table:table-cell office:value-type="float" office:value="28.09565" calcext:value-type="float">
            <text:p>28.09565</text:p>
          </table:table-cell>
          <table:table-cell office:value-type="float" office:value="210900" calcext:value-type="float">
            <text:p>210900</text:p>
          </table:table-cell>
          <table:table-cell table:formula="of:=([.F1383]-[.F1382])/[.F1382]" office:value-type="float" office:value="-0.0191915972829286" calcext:value-type="float">
            <text:p>-0.019191597282929</text:p>
          </table:table-cell>
          <table:table-cell table:formula="of:=[.H1383]-PerAnnumRiskFreeRate/TradingDaysPerYear" office:value-type="float" office:value="-0.0193503274416588" calcext:value-type="float">
            <text:p>-0.0193503274416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25</text:p>
          </table:table-cell>
          <table:table-cell office:value-type="float" office:value="39.290001" calcext:value-type="float">
            <text:p>39.290001</text:p>
          </table:table-cell>
          <table:table-cell office:value-type="float" office:value="39.383331" calcext:value-type="float">
            <text:p>39.383331</text:p>
          </table:table-cell>
          <table:table-cell office:value-type="float" office:value="39.083332" calcext:value-type="float">
            <text:p>39.083332</text:p>
          </table:table-cell>
          <table:table-cell office:value-type="float" office:value="39.380001" calcext:value-type="float">
            <text:p>39.380001</text:p>
          </table:table-cell>
          <table:table-cell office:value-type="float" office:value="28.486267" calcext:value-type="float">
            <text:p>28.486267</text:p>
          </table:table-cell>
          <table:table-cell office:value-type="float" office:value="93600" calcext:value-type="float">
            <text:p>93600</text:p>
          </table:table-cell>
          <table:table-cell table:formula="of:=([.F1384]-[.F1383])/[.F1383]" office:value-type="float" office:value="0.0139031131153756" calcext:value-type="float">
            <text:p>0.013903113115376</text:p>
          </table:table-cell>
          <table:table-cell table:formula="of:=[.H1384]-PerAnnumRiskFreeRate/TradingDaysPerYear" office:value-type="float" office:value="0.0137443829566454" calcext:value-type="float">
            <text:p>0.0137443829566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29</text:p>
          </table:table-cell>
          <table:table-cell office:value-type="float" office:value="39.383331" calcext:value-type="float">
            <text:p>39.383331</text:p>
          </table:table-cell>
          <table:table-cell office:value-type="float" office:value="39.419998" calcext:value-type="float">
            <text:p>39.419998</text:p>
          </table:table-cell>
          <table:table-cell office:value-type="float" office:value="38.956669" calcext:value-type="float">
            <text:p>38.956669</text:p>
          </table:table-cell>
          <table:table-cell office:value-type="float" office:value="39.163334" calcext:value-type="float">
            <text:p>39.163334</text:p>
          </table:table-cell>
          <table:table-cell office:value-type="float" office:value="28.329536" calcext:value-type="float">
            <text:p>28.329536</text:p>
          </table:table-cell>
          <table:table-cell office:value-type="float" office:value="72300" calcext:value-type="float">
            <text:p>72300</text:p>
          </table:table-cell>
          <table:table-cell table:formula="of:=([.F1385]-[.F1384])/[.F1384]" office:value-type="float" office:value="-0.00550198451766252" calcext:value-type="float">
            <text:p>-0.005501984517663</text:p>
          </table:table-cell>
          <table:table-cell table:formula="of:=[.H1385]-PerAnnumRiskFreeRate/TradingDaysPerYear" office:value-type="float" office:value="-0.00566071467639267" calcext:value-type="float">
            <text:p>-0.0056607146763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30</text:p>
          </table:table-cell>
          <table:table-cell office:value-type="float" office:value="38.956669" calcext:value-type="float">
            <text:p>38.956669</text:p>
          </table:table-cell>
          <table:table-cell office:value-type="float" office:value="39.853333" calcext:value-type="float">
            <text:p>39.853333</text:p>
          </table:table-cell>
          <table:table-cell office:value-type="float" office:value="38.943333" calcext:value-type="float">
            <text:p>38.943333</text:p>
          </table:table-cell>
          <table:table-cell office:value-type="float" office:value="39.84" calcext:value-type="float">
            <text:p>39.84</text:p>
          </table:table-cell>
          <table:table-cell office:value-type="float" office:value="28.819016" calcext:value-type="float">
            <text:p>28.819016</text:p>
          </table:table-cell>
          <table:table-cell office:value-type="float" office:value="125700" calcext:value-type="float">
            <text:p>125700</text:p>
          </table:table-cell>
          <table:table-cell table:formula="of:=([.F1386]-[.F1385])/[.F1385]" office:value-type="float" office:value="0.0172780803751957" calcext:value-type="float">
            <text:p>0.017278080375196</text:p>
          </table:table-cell>
          <table:table-cell table:formula="of:=[.H1386]-PerAnnumRiskFreeRate/TradingDaysPerYear" office:value-type="float" office:value="0.0171193502164655" calcext:value-type="float">
            <text:p>0.0171193502164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5-31</text:p>
          </table:table-cell>
          <table:table-cell office:value-type="float" office:value="39.986668" calcext:value-type="float">
            <text:p>39.986668</text:p>
          </table:table-cell>
          <table:table-cell office:value-type="float" office:value="40.126667" calcext:value-type="float">
            <text:p>40.126667</text:p>
          </table:table-cell>
          <table:table-cell office:value-type="float" office:value="39.666668" calcext:value-type="float">
            <text:p>39.666668</text:p>
          </table:table-cell>
          <table:table-cell office:value-type="float" office:value="39.803333" calcext:value-type="float">
            <text:p>39.803333</text:p>
          </table:table-cell>
          <table:table-cell office:value-type="float" office:value="28.792496" calcext:value-type="float">
            <text:p>28.792496</text:p>
          </table:table-cell>
          <table:table-cell office:value-type="float" office:value="315300" calcext:value-type="float">
            <text:p>315300</text:p>
          </table:table-cell>
          <table:table-cell table:formula="of:=([.F1387]-[.F1386])/[.F1386]" office:value-type="float" office:value="-0.00092022572873416" calcext:value-type="float">
            <text:p>-0.000920225728734</text:p>
          </table:table-cell>
          <table:table-cell table:formula="of:=[.H1387]-PerAnnumRiskFreeRate/TradingDaysPerYear" office:value-type="float" office:value="-0.00107895588746432" calcext:value-type="float">
            <text:p>-0.0010789558874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01</text:p>
          </table:table-cell>
          <table:table-cell office:value-type="float" office:value="40" calcext:value-type="float">
            <text:p>40</text:p>
          </table:table-cell>
          <table:table-cell office:value-type="float" office:value="40.333332" calcext:value-type="float">
            <text:p>40.333332</text:p>
          </table:table-cell>
          <table:table-cell office:value-type="float" office:value="40" calcext:value-type="float">
            <text:p>40</text:p>
          </table:table-cell>
          <table:table-cell office:value-type="float" office:value="40.25" calcext:value-type="float">
            <text:p>40.25</text:p>
          </table:table-cell>
          <table:table-cell office:value-type="float" office:value="29.115599" calcext:value-type="float">
            <text:p>29.115599</text:p>
          </table:table-cell>
          <table:table-cell office:value-type="float" office:value="237300" calcext:value-type="float">
            <text:p>237300</text:p>
          </table:table-cell>
          <table:table-cell table:formula="of:=([.F1388]-[.F1387])/[.F1387]" office:value-type="float" office:value="0.0112217780632843" calcext:value-type="float">
            <text:p>0.011221778063284</text:p>
          </table:table-cell>
          <table:table-cell table:formula="of:=[.H1388]-PerAnnumRiskFreeRate/TradingDaysPerYear" office:value-type="float" office:value="0.0110630479045541" calcext:value-type="float">
            <text:p>0.0110630479045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04</text:p>
          </table:table-cell>
          <table:table-cell office:value-type="float" office:value="40.220001" calcext:value-type="float">
            <text:p>40.220001</text:p>
          </table:table-cell>
          <table:table-cell office:value-type="float" office:value="40.796665" calcext:value-type="float">
            <text:p>40.796665</text:p>
          </table:table-cell>
          <table:table-cell office:value-type="float" office:value="40.186668" calcext:value-type="float">
            <text:p>40.186668</text:p>
          </table:table-cell>
          <table:table-cell office:value-type="float" office:value="40.776669" calcext:value-type="float">
            <text:p>40.776669</text:p>
          </table:table-cell>
          <table:table-cell office:value-type="float" office:value="29.496571" calcext:value-type="float">
            <text:p>29.496571</text:p>
          </table:table-cell>
          <table:table-cell office:value-type="float" office:value="149400" calcext:value-type="float">
            <text:p>149400</text:p>
          </table:table-cell>
          <table:table-cell table:formula="of:=([.F1389]-[.F1388])/[.F1388]" office:value-type="float" office:value="0.0130848072196626" calcext:value-type="float">
            <text:p>0.013084807219663</text:p>
          </table:table-cell>
          <table:table-cell table:formula="of:=[.H1389]-PerAnnumRiskFreeRate/TradingDaysPerYear" office:value-type="float" office:value="0.0129260770609324" calcext:value-type="float">
            <text:p>0.0129260770609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05</text:p>
          </table:table-cell>
          <table:table-cell office:value-type="float" office:value="40.616669" calcext:value-type="float">
            <text:p>40.616669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40.34" calcext:value-type="float">
            <text:p>40.34</text:p>
          </table:table-cell>
          <table:table-cell office:value-type="float" office:value="40.599998" calcext:value-type="float">
            <text:p>40.599998</text:p>
          </table:table-cell>
          <table:table-cell office:value-type="float" office:value="29.36878" calcext:value-type="float">
            <text:p>29.36878</text:p>
          </table:table-cell>
          <table:table-cell office:value-type="float" office:value="489600" calcext:value-type="float">
            <text:p>489600</text:p>
          </table:table-cell>
          <table:table-cell table:formula="of:=([.F1390]-[.F1389])/[.F1389]" office:value-type="float" office:value="-0.0043324018917317" calcext:value-type="float">
            <text:p>-0.004332401891732</text:p>
          </table:table-cell>
          <table:table-cell table:formula="of:=[.H1390]-PerAnnumRiskFreeRate/TradingDaysPerYear" office:value-type="float" office:value="-0.00449113205046186" calcext:value-type="float">
            <text:p>-0.0044911320504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06</text:p>
          </table:table-cell>
          <table:table-cell office:value-type="float" office:value="40.333332" calcext:value-type="float">
            <text:p>40.333332</text:p>
          </table:table-cell>
          <table:table-cell office:value-type="float" office:value="40.389999" calcext:value-type="float">
            <text:p>40.389999</text:p>
          </table:table-cell>
          <table:table-cell office:value-type="float" office:value="39.876667" calcext:value-type="float">
            <text:p>39.876667</text:p>
          </table:table-cell>
          <table:table-cell office:value-type="float" office:value="39.996666" calcext:value-type="float">
            <text:p>39.996666</text:p>
          </table:table-cell>
          <table:table-cell office:value-type="float" office:value="28.93235" calcext:value-type="float">
            <text:p>28.93235</text:p>
          </table:table-cell>
          <table:table-cell office:value-type="float" office:value="276900" calcext:value-type="float">
            <text:p>276900</text:p>
          </table:table-cell>
          <table:table-cell table:formula="of:=([.F1391]-[.F1390])/[.F1390]" office:value-type="float" office:value="-0.0148603380869073" calcext:value-type="float">
            <text:p>-0.014860338086907</text:p>
          </table:table-cell>
          <table:table-cell table:formula="of:=[.H1391]-PerAnnumRiskFreeRate/TradingDaysPerYear" office:value-type="float" office:value="-0.0150190682456375" calcext:value-type="float">
            <text:p>-0.0150190682456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07</text:p>
          </table:table-cell>
          <table:table-cell office:value-type="float" office:value="39.993332" calcext:value-type="float">
            <text:p>39.993332</text:p>
          </table:table-cell>
          <table:table-cell office:value-type="float" office:value="40.220001" calcext:value-type="float">
            <text:p>40.220001</text:p>
          </table:table-cell>
          <table:table-cell office:value-type="float" office:value="39.153332" calcext:value-type="float">
            <text:p>39.153332</text:p>
          </table:table-cell>
          <table:table-cell office:value-type="float" office:value="39.183334" calcext:value-type="float">
            <text:p>39.183334</text:p>
          </table:table-cell>
          <table:table-cell office:value-type="float" office:value="28.344006" calcext:value-type="float">
            <text:p>28.344006</text:p>
          </table:table-cell>
          <table:table-cell office:value-type="float" office:value="275700" calcext:value-type="float">
            <text:p>275700</text:p>
          </table:table-cell>
          <table:table-cell table:formula="of:=([.F1392]-[.F1391])/[.F1391]" office:value-type="float" office:value="-0.0203351611604311" calcext:value-type="float">
            <text:p>-0.020335161160431</text:p>
          </table:table-cell>
          <table:table-cell table:formula="of:=[.H1392]-PerAnnumRiskFreeRate/TradingDaysPerYear" office:value-type="float" office:value="-0.0204938913191613" calcext:value-type="float">
            <text:p>-0.0204938913191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08</text:p>
          </table:table-cell>
          <table:table-cell office:value-type="float" office:value="39.116669" calcext:value-type="float">
            <text:p>39.116669</text:p>
          </table:table-cell>
          <table:table-cell office:value-type="float" office:value="39.533333" calcext:value-type="float">
            <text:p>39.533333</text:p>
          </table:table-cell>
          <table:table-cell office:value-type="float" office:value="38.610001" calcext:value-type="float">
            <text:p>38.610001</text:p>
          </table:table-cell>
          <table:table-cell office:value-type="float" office:value="39.533333" calcext:value-type="float">
            <text:p>39.533333</text:p>
          </table:table-cell>
          <table:table-cell office:value-type="float" office:value="28.597193" calcext:value-type="float">
            <text:p>28.597193</text:p>
          </table:table-cell>
          <table:table-cell office:value-type="float" office:value="185100" calcext:value-type="float">
            <text:p>185100</text:p>
          </table:table-cell>
          <table:table-cell table:formula="of:=([.F1393]-[.F1392])/[.F1392]" office:value-type="float" office:value="0.00893264699421813" calcext:value-type="float">
            <text:p>0.008932646994218</text:p>
          </table:table-cell>
          <table:table-cell table:formula="of:=[.H1393]-PerAnnumRiskFreeRate/TradingDaysPerYear" office:value-type="float" office:value="0.00877391683548797" calcext:value-type="float">
            <text:p>0.0087739168354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11</text:p>
          </table:table-cell>
          <table:table-cell office:value-type="float" office:value="39.366669" calcext:value-type="float">
            <text:p>39.366669</text:p>
          </table:table-cell>
          <table:table-cell office:value-type="float" office:value="39.936668" calcext:value-type="float">
            <text:p>39.936668</text:p>
          </table:table-cell>
          <table:table-cell office:value-type="float" office:value="39.366669" calcext:value-type="float">
            <text:p>39.366669</text:p>
          </table:table-cell>
          <table:table-cell office:value-type="float" office:value="39.759998" calcext:value-type="float">
            <text:p>39.759998</text:p>
          </table:table-cell>
          <table:table-cell office:value-type="float" office:value="28.761148" calcext:value-type="float">
            <text:p>28.761148</text:p>
          </table:table-cell>
          <table:table-cell office:value-type="float" office:value="272700" calcext:value-type="float">
            <text:p>272700</text:p>
          </table:table-cell>
          <table:table-cell table:formula="of:=([.F1394]-[.F1393])/[.F1393]" office:value-type="float" office:value="0.00573325500862962" calcext:value-type="float">
            <text:p>0.00573325500863</text:p>
          </table:table-cell>
          <table:table-cell table:formula="of:=[.H1394]-PerAnnumRiskFreeRate/TradingDaysPerYear" office:value-type="float" office:value="0.00557452484989946" calcext:value-type="float">
            <text:p>0.0055745248498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12</text:p>
          </table:table-cell>
          <table:table-cell office:value-type="float" office:value="39.66" calcext:value-type="float">
            <text:p>39.66</text:p>
          </table:table-cell>
          <table:table-cell office:value-type="float" office:value="39.796665" calcext:value-type="float">
            <text:p>39.796665</text:p>
          </table:table-cell>
          <table:table-cell office:value-type="float" office:value="39.253334" calcext:value-type="float">
            <text:p>39.253334</text:p>
          </table:table-cell>
          <table:table-cell office:value-type="float" office:value="39.316666" calcext:value-type="float">
            <text:p>39.316666</text:p>
          </table:table-cell>
          <table:table-cell office:value-type="float" office:value="28.440449" calcext:value-type="float">
            <text:p>28.440449</text:p>
          </table:table-cell>
          <table:table-cell office:value-type="float" office:value="413700" calcext:value-type="float">
            <text:p>413700</text:p>
          </table:table-cell>
          <table:table-cell table:formula="of:=([.F1395]-[.F1394])/[.F1394]" office:value-type="float" office:value="-0.0111504241763923" calcext:value-type="float">
            <text:p>-0.011150424176392</text:p>
          </table:table-cell>
          <table:table-cell table:formula="of:=[.H1395]-PerAnnumRiskFreeRate/TradingDaysPerYear" office:value-type="float" office:value="-0.0113091543351225" calcext:value-type="float">
            <text:p>-0.0113091543351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13</text:p>
          </table:table-cell>
          <table:table-cell office:value-type="float" office:value="39.396667" calcext:value-type="float">
            <text:p>39.396667</text:p>
          </table:table-cell>
          <table:table-cell office:value-type="float" office:value="40.106667" calcext:value-type="float">
            <text:p>40.106667</text:p>
          </table:table-cell>
          <table:table-cell office:value-type="float" office:value="39.396667" calcext:value-type="float">
            <text:p>39.396667</text:p>
          </table:table-cell>
          <table:table-cell office:value-type="float" office:value="40.106667" calcext:value-type="float">
            <text:p>40.106667</text:p>
          </table:table-cell>
          <table:table-cell office:value-type="float" office:value="29.011921" calcext:value-type="float">
            <text:p>29.011921</text:p>
          </table:table-cell>
          <table:table-cell office:value-type="float" office:value="96600" calcext:value-type="float">
            <text:p>96600</text:p>
          </table:table-cell>
          <table:table-cell table:formula="of:=([.F1396]-[.F1395])/[.F1395]" office:value-type="float" office:value="0.0200936349492935" calcext:value-type="float">
            <text:p>0.020093634949294</text:p>
          </table:table-cell>
          <table:table-cell table:formula="of:=[.H1396]-PerAnnumRiskFreeRate/TradingDaysPerYear" office:value-type="float" office:value="0.0199349047905634" calcext:value-type="float">
            <text:p>0.0199349047905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14</text:p>
          </table:table-cell>
          <table:table-cell office:value-type="float" office:value="40.296665" calcext:value-type="float">
            <text:p>40.296665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40.279999" calcext:value-type="float">
            <text:p>40.279999</text:p>
          </table:table-cell>
          <table:table-cell office:value-type="float" office:value="40.790001" calcext:value-type="float">
            <text:p>40.790001</text:p>
          </table:table-cell>
          <table:table-cell office:value-type="float" office:value="29.506222" calcext:value-type="float">
            <text:p>29.506222</text:p>
          </table:table-cell>
          <table:table-cell office:value-type="float" office:value="201000" calcext:value-type="float">
            <text:p>201000</text:p>
          </table:table-cell>
          <table:table-cell table:formula="of:=([.F1397]-[.F1396])/[.F1396]" office:value-type="float" office:value="0.0170378583341655" calcext:value-type="float">
            <text:p>0.017037858334166</text:p>
          </table:table-cell>
          <table:table-cell table:formula="of:=[.H1397]-PerAnnumRiskFreeRate/TradingDaysPerYear" office:value-type="float" office:value="0.0168791281754353" calcext:value-type="float">
            <text:p>0.0168791281754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15</text:p>
          </table:table-cell>
          <table:table-cell office:value-type="float" office:value="41.049999" calcext:value-type="float">
            <text:p>41.049999</text:p>
          </table:table-cell>
          <table:table-cell office:value-type="float" office:value="41.323334" calcext:value-type="float">
            <text:p>41.323334</text:p>
          </table:table-cell>
          <table:table-cell office:value-type="float" office:value="41.049999" calcext:value-type="float">
            <text:p>41.049999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29.875143" calcext:value-type="float">
            <text:p>29.875143</text:p>
          </table:table-cell>
          <table:table-cell office:value-type="float" office:value="148500" calcext:value-type="float">
            <text:p>148500</text:p>
          </table:table-cell>
          <table:table-cell table:formula="of:=([.F1398]-[.F1397])/[.F1397]" office:value-type="float" office:value="0.0125031595031041" calcext:value-type="float">
            <text:p>0.012503159503104</text:p>
          </table:table-cell>
          <table:table-cell table:formula="of:=[.H1398]-PerAnnumRiskFreeRate/TradingDaysPerYear" office:value-type="float" office:value="0.012344429344374" calcext:value-type="float">
            <text:p>0.0123444293443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18</text:p>
          </table:table-cell>
          <table:table-cell office:value-type="float" office:value="41.383331" calcext:value-type="float">
            <text:p>41.383331</text:p>
          </table:table-cell>
          <table:table-cell office:value-type="float" office:value="41.503334" calcext:value-type="float">
            <text:p>41.503334</text:p>
          </table:table-cell>
          <table:table-cell office:value-type="float" office:value="41.223331" calcext:value-type="float">
            <text:p>41.223331</text:p>
          </table:table-cell>
          <table:table-cell office:value-type="float" office:value="41.389999" calcext:value-type="float">
            <text:p>41.389999</text:p>
          </table:table-cell>
          <table:table-cell office:value-type="float" office:value="29.940241" calcext:value-type="float">
            <text:p>29.940241</text:p>
          </table:table-cell>
          <table:table-cell office:value-type="float" office:value="150900" calcext:value-type="float">
            <text:p>150900</text:p>
          </table:table-cell>
          <table:table-cell table:formula="of:=([.F1399]-[.F1398])/[.F1398]" office:value-type="float" office:value="0.00217900212226596" calcext:value-type="float">
            <text:p>0.002179002122266</text:p>
          </table:table-cell>
          <table:table-cell table:formula="of:=[.H1399]-PerAnnumRiskFreeRate/TradingDaysPerYear" office:value-type="float" office:value="0.0020202719635358" calcext:value-type="float">
            <text:p>0.0020202719635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19</text:p>
          </table:table-cell>
          <table:table-cell office:value-type="float" office:value="41.400002" calcext:value-type="float">
            <text:p>41.400002</text:p>
          </table:table-cell>
          <table:table-cell office:value-type="float" office:value="41.540001" calcext:value-type="float">
            <text:p>41.540001</text:p>
          </table:table-cell>
          <table:table-cell office:value-type="float" office:value="41.043331" calcext:value-type="float">
            <text:p>41.043331</text:p>
          </table:table-cell>
          <table:table-cell office:value-type="float" office:value="41.376667" calcext:value-type="float">
            <text:p>41.376667</text:p>
          </table:table-cell>
          <table:table-cell office:value-type="float" office:value="29.930609" calcext:value-type="float">
            <text:p>29.930609</text:p>
          </table:table-cell>
          <table:table-cell office:value-type="float" office:value="253800" calcext:value-type="float">
            <text:p>253800</text:p>
          </table:table-cell>
          <table:table-cell table:formula="of:=([.F1400]-[.F1399])/[.F1399]" office:value-type="float" office:value="-0.000321707497277656" calcext:value-type="float">
            <text:p>-0.000321707497278</text:p>
          </table:table-cell>
          <table:table-cell table:formula="of:=[.H1400]-PerAnnumRiskFreeRate/TradingDaysPerYear" office:value-type="float" office:value="-0.000480437656007815" calcext:value-type="float">
            <text:p>-0.0004804376560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20</text:p>
          </table:table-cell>
          <table:table-cell office:value-type="float" office:value="41.376667" calcext:value-type="float">
            <text:p>41.376667</text:p>
          </table:table-cell>
          <table:table-cell office:value-type="float" office:value="41.48" calcext:value-type="float">
            <text:p>41.48</text:p>
          </table:table-cell>
          <table:table-cell office:value-type="float" office:value="40.243332" calcext:value-type="float">
            <text:p>40.243332</text:p>
          </table:table-cell>
          <table:table-cell office:value-type="float" office:value="40.316666" calcext:value-type="float">
            <text:p>40.316666</text:p>
          </table:table-cell>
          <table:table-cell office:value-type="float" office:value="29.163818" calcext:value-type="float">
            <text:p>29.163818</text:p>
          </table:table-cell>
          <table:table-cell office:value-type="float" office:value="352800" calcext:value-type="float">
            <text:p>352800</text:p>
          </table:table-cell>
          <table:table-cell table:formula="of:=([.F1401]-[.F1400])/[.F1400]" office:value-type="float" office:value="-0.025618957502669" calcext:value-type="float">
            <text:p>-0.025618957502669</text:p>
          </table:table-cell>
          <table:table-cell table:formula="of:=[.H1401]-PerAnnumRiskFreeRate/TradingDaysPerYear" office:value-type="float" office:value="-0.0257776876613991" calcext:value-type="float">
            <text:p>-0.0257776876613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21</text:p>
          </table:table-cell>
          <table:table-cell office:value-type="float" office:value="40.506668" calcext:value-type="float">
            <text:p>40.506668</text:p>
          </table:table-cell>
          <table:table-cell office:value-type="float" office:value="41.086666" calcext:value-type="float">
            <text:p>41.086666</text:p>
          </table:table-cell>
          <table:table-cell office:value-type="float" office:value="40.380001" calcext:value-type="float">
            <text:p>40.380001</text:p>
          </table:table-cell>
          <table:table-cell office:value-type="float" office:value="41.086666" calcext:value-type="float">
            <text:p>41.086666</text:p>
          </table:table-cell>
          <table:table-cell office:value-type="float" office:value="29.720823" calcext:value-type="float">
            <text:p>29.720823</text:p>
          </table:table-cell>
          <table:table-cell office:value-type="float" office:value="668700" calcext:value-type="float">
            <text:p>668700</text:p>
          </table:table-cell>
          <table:table-cell table:formula="of:=([.F1402]-[.F1401])/[.F1401]" office:value-type="float" office:value="0.0190991796753086" calcext:value-type="float">
            <text:p>0.019099179675309</text:p>
          </table:table-cell>
          <table:table-cell table:formula="of:=[.H1402]-PerAnnumRiskFreeRate/TradingDaysPerYear" office:value-type="float" office:value="0.0189404495165785" calcext:value-type="float">
            <text:p>0.0189404495165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22</text:p>
          </table:table-cell>
          <table:table-cell office:value-type="float" office:value="41.083332" calcext:value-type="float">
            <text:p>41.083332</text:p>
          </table:table-cell>
          <table:table-cell office:value-type="float" office:value="41.496666" calcext:value-type="float">
            <text:p>41.496666</text:p>
          </table:table-cell>
          <table:table-cell office:value-type="float" office:value="40.336666" calcext:value-type="float">
            <text:p>40.336666</text:p>
          </table:table-cell>
          <table:table-cell office:value-type="float" office:value="40.73" calcext:value-type="float">
            <text:p>40.73</text:p>
          </table:table-cell>
          <table:table-cell office:value-type="float" office:value="29.462828" calcext:value-type="float">
            <text:p>29.462828</text:p>
          </table:table-cell>
          <table:table-cell office:value-type="float" office:value="423600" calcext:value-type="float">
            <text:p>423600</text:p>
          </table:table-cell>
          <table:table-cell table:formula="of:=([.F1403]-[.F1402])/[.F1402]" office:value-type="float" office:value="-0.0086806142615903" calcext:value-type="float">
            <text:p>-0.00868061426159</text:p>
          </table:table-cell>
          <table:table-cell table:formula="of:=[.H1403]-PerAnnumRiskFreeRate/TradingDaysPerYear" office:value-type="float" office:value="-0.00883934442032046" calcext:value-type="float">
            <text:p>-0.008839344420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25</text:p>
          </table:table-cell>
          <table:table-cell office:value-type="float" office:value="40.5" calcext:value-type="float">
            <text:p>40.5</text:p>
          </table:table-cell>
          <table:table-cell office:value-type="float" office:value="40.720001" calcext:value-type="float">
            <text:p>40.720001</text:p>
          </table:table-cell>
          <table:table-cell office:value-type="float" office:value="39.916668" calcext:value-type="float">
            <text:p>39.916668</text:p>
          </table:table-cell>
          <table:table-cell office:value-type="float" office:value="40.166668" calcext:value-type="float">
            <text:p>40.166668</text:p>
          </table:table-cell>
          <table:table-cell office:value-type="float" office:value="29.055326" calcext:value-type="float">
            <text:p>29.055326</text:p>
          </table:table-cell>
          <table:table-cell office:value-type="float" office:value="529500" calcext:value-type="float">
            <text:p>529500</text:p>
          </table:table-cell>
          <table:table-cell table:formula="of:=([.F1404]-[.F1403])/[.F1403]" office:value-type="float" office:value="-0.0138310551858768" calcext:value-type="float">
            <text:p>-0.013831055185877</text:p>
          </table:table-cell>
          <table:table-cell table:formula="of:=[.H1404]-PerAnnumRiskFreeRate/TradingDaysPerYear" office:value-type="float" office:value="-0.013989785344607" calcext:value-type="float">
            <text:p>-0.0139897853446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26</text:p>
          </table:table-cell>
          <table:table-cell table:number-columns-repeated="2" office:value-type="float" office:value="40.366669" calcext:value-type="float">
            <text:p>40.366669</text:p>
          </table:table-cell>
          <table:table-cell office:value-type="float" office:value="39.276669" calcext:value-type="float">
            <text:p>39.276669</text:p>
          </table:table-cell>
          <table:table-cell office:value-type="float" office:value="39.540001" calcext:value-type="float">
            <text:p>39.540001</text:p>
          </table:table-cell>
          <table:table-cell office:value-type="float" office:value="28.602024" calcext:value-type="float">
            <text:p>28.602024</text:p>
          </table:table-cell>
          <table:table-cell office:value-type="float" office:value="405900" calcext:value-type="float">
            <text:p>405900</text:p>
          </table:table-cell>
          <table:table-cell table:formula="of:=([.F1405]-[.F1404])/[.F1404]" office:value-type="float" office:value="-0.0156013393207153" calcext:value-type="float">
            <text:p>-0.015601339320715</text:p>
          </table:table-cell>
          <table:table-cell table:formula="of:=[.H1405]-PerAnnumRiskFreeRate/TradingDaysPerYear" office:value-type="float" office:value="-0.0157600694794454" calcext:value-type="float">
            <text:p>-0.0157600694794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27</text:p>
          </table:table-cell>
          <table:table-cell office:value-type="float" office:value="39.049999" calcext:value-type="float">
            <text:p>39.049999</text:p>
          </table:table-cell>
          <table:table-cell office:value-type="float" office:value="39.936668" calcext:value-type="float">
            <text:p>39.936668</text:p>
          </table:table-cell>
          <table:table-cell office:value-type="float" office:value="38.763332" calcext:value-type="float">
            <text:p>38.763332</text:p>
          </table:table-cell>
          <table:table-cell office:value-type="float" office:value="39.933334" calcext:value-type="float">
            <text:p>39.933334</text:p>
          </table:table-cell>
          <table:table-cell office:value-type="float" office:value="28.886541" calcext:value-type="float">
            <text:p>28.886541</text:p>
          </table:table-cell>
          <table:table-cell office:value-type="float" office:value="297300" calcext:value-type="float">
            <text:p>297300</text:p>
          </table:table-cell>
          <table:table-cell table:formula="of:=([.F1406]-[.F1405])/[.F1405]" office:value-type="float" office:value="0.00994744288026613" calcext:value-type="float">
            <text:p>0.009947442880266</text:p>
          </table:table-cell>
          <table:table-cell table:formula="of:=[.H1406]-PerAnnumRiskFreeRate/TradingDaysPerYear" office:value-type="float" office:value="0.00978871272153597" calcext:value-type="float">
            <text:p>0.0097887127215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28</text:p>
          </table:table-cell>
          <table:table-cell office:value-type="float" office:value="40.283333" calcext:value-type="float">
            <text:p>40.283333</text:p>
          </table:table-cell>
          <table:table-cell office:value-type="float" office:value="40.316666" calcext:value-type="float">
            <text:p>40.316666</text:p>
          </table:table-cell>
          <table:table-cell office:value-type="float" office:value="39.706669" calcext:value-type="float">
            <text:p>39.706669</text:p>
          </table:table-cell>
          <table:table-cell office:value-type="float" office:value="39.813332" calcext:value-type="float">
            <text:p>39.813332</text:p>
          </table:table-cell>
          <table:table-cell office:value-type="float" office:value="28.799732" calcext:value-type="float">
            <text:p>28.799732</text:p>
          </table:table-cell>
          <table:table-cell office:value-type="float" office:value="266700" calcext:value-type="float">
            <text:p>266700</text:p>
          </table:table-cell>
          <table:table-cell table:formula="of:=([.F1407]-[.F1406])/[.F1406]" office:value-type="float" office:value="-0.00300517116258407" calcext:value-type="float">
            <text:p>-0.003005171162584</text:p>
          </table:table-cell>
          <table:table-cell table:formula="of:=[.H1407]-PerAnnumRiskFreeRate/TradingDaysPerYear" office:value-type="float" office:value="-0.00316390132131423" calcext:value-type="float">
            <text:p>-0.0031639013213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6-29</text:p>
          </table:table-cell>
          <table:table-cell office:value-type="float" office:value="40.139999" calcext:value-type="float">
            <text:p>40.139999</text:p>
          </table:table-cell>
          <table:table-cell office:value-type="float" office:value="40.32" calcext:value-type="float">
            <text:p>40.32</text:p>
          </table:table-cell>
          <table:table-cell office:value-type="float" office:value="39.726665" calcext:value-type="float">
            <text:p>39.726665</text:p>
          </table:table-cell>
          <table:table-cell office:value-type="float" office:value="39.946667" calcext:value-type="float">
            <text:p>39.946667</text:p>
          </table:table-cell>
          <table:table-cell office:value-type="float" office:value="28.968939" calcext:value-type="float">
            <text:p>28.968939</text:p>
          </table:table-cell>
          <table:table-cell office:value-type="float" office:value="304200" calcext:value-type="float">
            <text:p>304200</text:p>
          </table:table-cell>
          <table:table-cell table:formula="of:=([.F1408]-[.F1407])/[.F1407]" office:value-type="float" office:value="0.00587529772846498" calcext:value-type="float">
            <text:p>0.005875297728465</text:p>
          </table:table-cell>
          <table:table-cell table:formula="of:=[.H1408]-PerAnnumRiskFreeRate/TradingDaysPerYear" office:value-type="float" office:value="0.00571656756973482" calcext:value-type="float">
            <text:p>0.0057165675697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02</text:p>
          </table:table-cell>
          <table:table-cell office:value-type="float" office:value="40.266666" calcext:value-type="float">
            <text:p>40.266666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40.076668" calcext:value-type="float">
            <text:p>40.076668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29.478996" calcext:value-type="float">
            <text:p>29.478996</text:p>
          </table:table-cell>
          <table:table-cell office:value-type="float" office:value="170400" calcext:value-type="float">
            <text:p>170400</text:p>
          </table:table-cell>
          <table:table-cell table:formula="of:=([.F1409]-[.F1408])/[.F1408]" office:value-type="float" office:value="0.0176070307580129" calcext:value-type="float">
            <text:p>0.017607030758013</text:p>
          </table:table-cell>
          <table:table-cell table:formula="of:=[.H1409]-PerAnnumRiskFreeRate/TradingDaysPerYear" office:value-type="float" office:value="0.0174483005992828" calcext:value-type="float">
            <text:p>0.0174483005992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03</text:p>
          </table:table-cell>
          <table:table-cell office:value-type="float" office:value="40.683334" calcext:value-type="float">
            <text:p>40.683334</text:p>
          </table:table-cell>
          <table:table-cell office:value-type="float" office:value="40.880001" calcext:value-type="float">
            <text:p>40.880001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40.833332" calcext:value-type="float">
            <text:p>40.833332</text:p>
          </table:table-cell>
          <table:table-cell office:value-type="float" office:value="29.611937" calcext:value-type="float">
            <text:p>29.611937</text:p>
          </table:table-cell>
          <table:table-cell office:value-type="float" office:value="119400" calcext:value-type="float">
            <text:p>119400</text:p>
          </table:table-cell>
          <table:table-cell table:formula="of:=([.F1410]-[.F1409])/[.F1409]" office:value-type="float" office:value="0.00450968547232757" calcext:value-type="float">
            <text:p>0.004509685472328</text:p>
          </table:table-cell>
          <table:table-cell table:formula="of:=[.H1410]-PerAnnumRiskFreeRate/TradingDaysPerYear" office:value-type="float" office:value="0.00435095531359741" calcext:value-type="float">
            <text:p>0.0043509553135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05</text:p>
          </table:table-cell>
          <table:table-cell office:value-type="float" office:value="40.766666" calcext:value-type="float">
            <text:p>40.766666</text:p>
          </table:table-cell>
          <table:table-cell office:value-type="float" office:value="41.073334" calcext:value-type="float">
            <text:p>41.073334</text:p>
          </table:table-cell>
          <table:table-cell office:value-type="float" office:value="40.476665" calcext:value-type="float">
            <text:p>40.476665</text:p>
          </table:table-cell>
          <table:table-cell office:value-type="float" office:value="40.896667" calcext:value-type="float">
            <text:p>40.896667</text:p>
          </table:table-cell>
          <table:table-cell office:value-type="float" office:value="29.657873" calcext:value-type="float">
            <text:p>29.657873</text:p>
          </table:table-cell>
          <table:table-cell office:value-type="float" office:value="297000" calcext:value-type="float">
            <text:p>297000</text:p>
          </table:table-cell>
          <table:table-cell table:formula="of:=([.F1411]-[.F1410])/[.F1410]" office:value-type="float" office:value="0.00155126630182948" calcext:value-type="float">
            <text:p>0.001551266301829</text:p>
          </table:table-cell>
          <table:table-cell table:formula="of:=[.H1411]-PerAnnumRiskFreeRate/TradingDaysPerYear" office:value-type="float" office:value="0.00139253614309932" calcext:value-type="float">
            <text:p>0.0013925361430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06</text:p>
          </table:table-cell>
          <table:table-cell office:value-type="float" office:value="41.016666" calcext:value-type="float">
            <text:p>41.016666</text:p>
          </table:table-cell>
          <table:table-cell office:value-type="float" office:value="41.393333" calcext:value-type="float">
            <text:p>41.393333</text:p>
          </table:table-cell>
          <table:table-cell office:value-type="float" office:value="41.016666" calcext:value-type="float">
            <text:p>41.016666</text:p>
          </table:table-cell>
          <table:table-cell office:value-type="float" office:value="41.266666" calcext:value-type="float">
            <text:p>41.266666</text:p>
          </table:table-cell>
          <table:table-cell office:value-type="float" office:value="29.926178" calcext:value-type="float">
            <text:p>29.926178</text:p>
          </table:table-cell>
          <table:table-cell office:value-type="float" office:value="147300" calcext:value-type="float">
            <text:p>147300</text:p>
          </table:table-cell>
          <table:table-cell table:formula="of:=([.F1412]-[.F1411])/[.F1411]" office:value-type="float" office:value="0.00904667033944078" calcext:value-type="float">
            <text:p>0.009046670339441</text:p>
          </table:table-cell>
          <table:table-cell table:formula="of:=[.H1412]-PerAnnumRiskFreeRate/TradingDaysPerYear" office:value-type="float" office:value="0.00888794018071062" calcext:value-type="float">
            <text:p>0.0088879401807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09</text:p>
          </table:table-cell>
          <table:table-cell office:value-type="float" office:value="41.459999" calcext:value-type="float">
            <text:p>41.459999</text:p>
          </table:table-cell>
          <table:table-cell office:value-type="float" office:value="41.84" calcext:value-type="float">
            <text:p>41.84</text:p>
          </table:table-cell>
          <table:table-cell office:value-type="float" office:value="41.393333" calcext:value-type="float">
            <text:p>41.393333</text:p>
          </table:table-cell>
          <table:table-cell office:value-type="float" office:value="41.709999" calcext:value-type="float">
            <text:p>41.709999</text:p>
          </table:table-cell>
          <table:table-cell office:value-type="float" office:value="30.247702" calcext:value-type="float">
            <text:p>30.247702</text:p>
          </table:table-cell>
          <table:table-cell office:value-type="float" office:value="176400" calcext:value-type="float">
            <text:p>176400</text:p>
          </table:table-cell>
          <table:table-cell table:formula="of:=([.F1413]-[.F1412])/[.F1412]" office:value-type="float" office:value="0.0107439045507248" calcext:value-type="float">
            <text:p>0.010743904550725</text:p>
          </table:table-cell>
          <table:table-cell table:formula="of:=[.H1413]-PerAnnumRiskFreeRate/TradingDaysPerYear" office:value-type="float" office:value="0.0105851743919946" calcext:value-type="float">
            <text:p>0.0105851743919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10</text:p>
          </table:table-cell>
          <table:table-cell office:value-type="float" office:value="41.453335" calcext:value-type="float">
            <text:p>41.453335</text:p>
          </table:table-cell>
          <table:table-cell office:value-type="float" office:value="41.906666" calcext:value-type="float">
            <text:p>41.906666</text:p>
          </table:table-cell>
          <table:table-cell office:value-type="float" office:value="41.253334" calcext:value-type="float">
            <text:p>41.253334</text:p>
          </table:table-cell>
          <table:table-cell office:value-type="float" office:value="41.490002" calcext:value-type="float">
            <text:p>41.490002</text:p>
          </table:table-cell>
          <table:table-cell office:value-type="float" office:value="30.088154" calcext:value-type="float">
            <text:p>30.088154</text:p>
          </table:table-cell>
          <table:table-cell office:value-type="float" office:value="134400" calcext:value-type="float">
            <text:p>134400</text:p>
          </table:table-cell>
          <table:table-cell table:formula="of:=([.F1414]-[.F1413])/[.F1413]" office:value-type="float" office:value="-0.00527471475353734" calcext:value-type="float">
            <text:p>-0.005274714753537</text:p>
          </table:table-cell>
          <table:table-cell table:formula="of:=[.H1414]-PerAnnumRiskFreeRate/TradingDaysPerYear" office:value-type="float" office:value="-0.0054334449122675" calcext:value-type="float">
            <text:p>-0.0054334449122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11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41.596668" calcext:value-type="float">
            <text:p>41.596668</text:p>
          </table:table-cell>
          <table:table-cell office:value-type="float" office:value="41.166668" calcext:value-type="float">
            <text:p>41.166668</text:p>
          </table:table-cell>
          <table:table-cell office:value-type="float" office:value="41.563332" calcext:value-type="float">
            <text:p>41.563332</text:p>
          </table:table-cell>
          <table:table-cell office:value-type="float" office:value="30.141346" calcext:value-type="float">
            <text:p>30.141346</text:p>
          </table:table-cell>
          <table:table-cell office:value-type="float" office:value="253200" calcext:value-type="float">
            <text:p>253200</text:p>
          </table:table-cell>
          <table:table-cell table:formula="of:=([.F1415]-[.F1414])/[.F1414]" office:value-type="float" office:value="0.00176787183421087" calcext:value-type="float">
            <text:p>0.001767871834211</text:p>
          </table:table-cell>
          <table:table-cell table:formula="of:=[.H1415]-PerAnnumRiskFreeRate/TradingDaysPerYear" office:value-type="float" office:value="0.00160914167548072" calcext:value-type="float">
            <text:p>0.0016091416754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12</text:p>
          </table:table-cell>
          <table:table-cell office:value-type="float" office:value="41.983334" calcext:value-type="float">
            <text:p>41.983334</text:p>
          </table:table-cell>
          <table:table-cell office:value-type="float" office:value="42.41" calcext:value-type="float">
            <text:p>42.41</text:p>
          </table:table-cell>
          <table:table-cell office:value-type="float" office:value="41.983334" calcext:value-type="float">
            <text:p>41.983334</text:p>
          </table:table-cell>
          <table:table-cell office:value-type="float" office:value="42.406666" calcext:value-type="float">
            <text:p>42.406666</text:p>
          </table:table-cell>
          <table:table-cell office:value-type="float" office:value="30.752903" calcext:value-type="float">
            <text:p>30.752903</text:p>
          </table:table-cell>
          <table:table-cell office:value-type="float" office:value="296400" calcext:value-type="float">
            <text:p>296400</text:p>
          </table:table-cell>
          <table:table-cell table:formula="of:=([.F1416]-[.F1415])/[.F1415]" office:value-type="float" office:value="0.0202896380274458" calcext:value-type="float">
            <text:p>0.020289638027446</text:p>
          </table:table-cell>
          <table:table-cell table:formula="of:=[.H1416]-PerAnnumRiskFreeRate/TradingDaysPerYear" office:value-type="float" office:value="0.0201309078687156" calcext:value-type="float">
            <text:p>0.0201309078687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13</text:p>
          </table:table-cell>
          <table:table-cell office:value-type="float" office:value="42.503334" calcext:value-type="float">
            <text:p>42.503334</text:p>
          </table:table-cell>
          <table:table-cell office:value-type="float" office:value="42.950001" calcext:value-type="float">
            <text:p>42.950001</text:p>
          </table:table-cell>
          <table:table-cell office:value-type="float" office:value="42.466667" calcext:value-type="float">
            <text:p>42.466667</text:p>
          </table:table-cell>
          <table:table-cell office:value-type="float" office:value="42.82" calcext:value-type="float">
            <text:p>42.82</text:p>
          </table:table-cell>
          <table:table-cell office:value-type="float" office:value="31.052652" calcext:value-type="float">
            <text:p>31.052652</text:p>
          </table:table-cell>
          <table:table-cell office:value-type="float" office:value="213600" calcext:value-type="float">
            <text:p>213600</text:p>
          </table:table-cell>
          <table:table-cell table:formula="of:=([.F1417]-[.F1416])/[.F1416]" office:value-type="float" office:value="0.00974701477775931" calcext:value-type="float">
            <text:p>0.009747014777759</text:p>
          </table:table-cell>
          <table:table-cell table:formula="of:=[.H1417]-PerAnnumRiskFreeRate/TradingDaysPerYear" office:value-type="float" office:value="0.00958828461902915" calcext:value-type="float">
            <text:p>0.0095882846190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16</text:p>
          </table:table-cell>
          <table:table-cell table:number-columns-repeated="2" office:value-type="float" office:value="42.779999" calcext:value-type="float">
            <text:p>42.779999</text:p>
          </table:table-cell>
          <table:table-cell office:value-type="float" office:value="41.813332" calcext:value-type="float">
            <text:p>41.813332</text:p>
          </table:table-cell>
          <table:table-cell office:value-type="float" office:value="42.146667" calcext:value-type="float">
            <text:p>42.146667</text:p>
          </table:table-cell>
          <table:table-cell office:value-type="float" office:value="30.564363" calcext:value-type="float">
            <text:p>30.564363</text:p>
          </table:table-cell>
          <table:table-cell office:value-type="float" office:value="245100" calcext:value-type="float">
            <text:p>245100</text:p>
          </table:table-cell>
          <table:table-cell table:formula="of:=([.F1418]-[.F1417])/[.F1417]" office:value-type="float" office:value="-0.0157245506760581" calcext:value-type="float">
            <text:p>-0.015724550676058</text:p>
          </table:table-cell>
          <table:table-cell table:formula="of:=[.H1418]-PerAnnumRiskFreeRate/TradingDaysPerYear" office:value-type="float" office:value="-0.0158832808347883" calcext:value-type="float">
            <text:p>-0.0158832808347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17</text:p>
          </table:table-cell>
          <table:table-cell office:value-type="float" office:value="42.34" calcext:value-type="float">
            <text:p>42.34</text:p>
          </table:table-cell>
          <table:table-cell office:value-type="float" office:value="42.606667" calcext:value-type="float">
            <text:p>42.606667</text:p>
          </table:table-cell>
          <table:table-cell office:value-type="float" office:value="41.763332" calcext:value-type="float">
            <text:p>41.763332</text:p>
          </table:table-cell>
          <table:table-cell office:value-type="float" office:value="41.833332" calcext:value-type="float">
            <text:p>41.833332</text:p>
          </table:table-cell>
          <table:table-cell office:value-type="float" office:value="30.337137" calcext:value-type="float">
            <text:p>30.337137</text:p>
          </table:table-cell>
          <table:table-cell office:value-type="float" office:value="208500" calcext:value-type="float">
            <text:p>208500</text:p>
          </table:table-cell>
          <table:table-cell table:formula="of:=([.F1419]-[.F1418])/[.F1418]" office:value-type="float" office:value="-0.00743434437027206" calcext:value-type="float">
            <text:p>-0.007434344370272</text:p>
          </table:table-cell>
          <table:table-cell table:formula="of:=[.H1419]-PerAnnumRiskFreeRate/TradingDaysPerYear" office:value-type="float" office:value="-0.00759307452900222" calcext:value-type="float">
            <text:p>-0.0075930745290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18</text:p>
          </table:table-cell>
          <table:table-cell office:value-type="float" office:value="41.860001" calcext:value-type="float">
            <text:p>41.860001</text:p>
          </table:table-cell>
          <table:table-cell office:value-type="float" office:value="42.643333" calcext:value-type="float">
            <text:p>42.643333</text:p>
          </table:table-cell>
          <table:table-cell office:value-type="float" office:value="41.776669" calcext:value-type="float">
            <text:p>41.776669</text:p>
          </table:table-cell>
          <table:table-cell office:value-type="float" office:value="42.623333" calcext:value-type="float">
            <text:p>42.623333</text:p>
          </table:table-cell>
          <table:table-cell office:value-type="float" office:value="30.91003" calcext:value-type="float">
            <text:p>30.91003</text:p>
          </table:table-cell>
          <table:table-cell office:value-type="float" office:value="187200" calcext:value-type="float">
            <text:p>187200</text:p>
          </table:table-cell>
          <table:table-cell table:formula="of:=([.F1420]-[.F1419])/[.F1419]" office:value-type="float" office:value="0.0188842144201017" calcext:value-type="float">
            <text:p>0.018884214420102</text:p>
          </table:table-cell>
          <table:table-cell table:formula="of:=[.H1420]-PerAnnumRiskFreeRate/TradingDaysPerYear" office:value-type="float" office:value="0.0187254842613715" calcext:value-type="float">
            <text:p>0.0187254842613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19</text:p>
          </table:table-cell>
          <table:table-cell office:value-type="float" office:value="42.926666" calcext:value-type="float">
            <text:p>42.926666</text:p>
          </table:table-cell>
          <table:table-cell office:value-type="float" office:value="43.049999" calcext:value-type="float">
            <text:p>43.049999</text:p>
          </table:table-cell>
          <table:table-cell office:value-type="float" office:value="42.813332" calcext:value-type="float">
            <text:p>42.813332</text:p>
          </table:table-cell>
          <table:table-cell office:value-type="float" office:value="43.026669" calcext:value-type="float">
            <text:p>43.026669</text:p>
          </table:table-cell>
          <table:table-cell office:value-type="float" office:value="31.202513" calcext:value-type="float">
            <text:p>31.202513</text:p>
          </table:table-cell>
          <table:table-cell office:value-type="float" office:value="160500" calcext:value-type="float">
            <text:p>160500</text:p>
          </table:table-cell>
          <table:table-cell table:formula="of:=([.F1421]-[.F1420])/[.F1420]" office:value-type="float" office:value="0.00946239780420791" calcext:value-type="float">
            <text:p>0.009462397804208</text:p>
          </table:table-cell>
          <table:table-cell table:formula="of:=[.H1421]-PerAnnumRiskFreeRate/TradingDaysPerYear" office:value-type="float" office:value="0.00930366764547775" calcext:value-type="float">
            <text:p>0.0093036676454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20</text:p>
          </table:table-cell>
          <table:table-cell table:number-columns-repeated="2" office:value-type="float" office:value="43.130001" calcext:value-type="float">
            <text:p>43.130001</text:p>
          </table:table-cell>
          <table:table-cell office:value-type="float" office:value="42.453335" calcext:value-type="float">
            <text:p>42.453335</text:p>
          </table:table-cell>
          <table:table-cell office:value-type="float" office:value="42.766666" calcext:value-type="float">
            <text:p>42.766666</text:p>
          </table:table-cell>
          <table:table-cell office:value-type="float" office:value="31.013975" calcext:value-type="float">
            <text:p>31.013975</text:p>
          </table:table-cell>
          <table:table-cell office:value-type="float" office:value="138900" calcext:value-type="float">
            <text:p>138900</text:p>
          </table:table-cell>
          <table:table-cell table:formula="of:=([.F1422]-[.F1421])/[.F1421]" office:value-type="float" office:value="-0.00604239793121795" calcext:value-type="float">
            <text:p>-0.006042397931218</text:p>
          </table:table-cell>
          <table:table-cell table:formula="of:=[.H1422]-PerAnnumRiskFreeRate/TradingDaysPerYear" office:value-type="float" office:value="-0.00620112808994811" calcext:value-type="float">
            <text:p>-0.0062011280899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2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.450001" calcext:value-type="float">
            <text:p>42.450001</text:p>
          </table:table-cell>
          <table:table-cell office:value-type="float" office:value="42.626667" calcext:value-type="float">
            <text:p>42.626667</text:p>
          </table:table-cell>
          <table:table-cell office:value-type="float" office:value="30.912462" calcext:value-type="float">
            <text:p>30.912462</text:p>
          </table:table-cell>
          <table:table-cell office:value-type="float" office:value="149400" calcext:value-type="float">
            <text:p>149400</text:p>
          </table:table-cell>
          <table:table-cell table:formula="of:=([.F1423]-[.F1422])/[.F1422]" office:value-type="float" office:value="-0.00327313735179051" calcext:value-type="float">
            <text:p>-0.003273137351791</text:p>
          </table:table-cell>
          <table:table-cell table:formula="of:=[.H1423]-PerAnnumRiskFreeRate/TradingDaysPerYear" office:value-type="float" office:value="-0.00343186751052067" calcext:value-type="float">
            <text:p>-0.0034318675105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24</text:p>
          </table:table-cell>
          <table:table-cell office:value-type="float" office:value="42.176666" calcext:value-type="float">
            <text:p>42.176666</text:p>
          </table:table-cell>
          <table:table-cell office:value-type="float" office:value="42.25" calcext:value-type="float">
            <text:p>42.25</text:p>
          </table:table-cell>
          <table:table-cell office:value-type="float" office:value="41.286667" calcext:value-type="float">
            <text:p>41.286667</text:p>
          </table:table-cell>
          <table:table-cell office:value-type="float" office:value="41.560001" calcext:value-type="float">
            <text:p>41.560001</text:p>
          </table:table-cell>
          <table:table-cell office:value-type="float" office:value="30.138912" calcext:value-type="float">
            <text:p>30.138912</text:p>
          </table:table-cell>
          <table:table-cell office:value-type="float" office:value="200100" calcext:value-type="float">
            <text:p>200100</text:p>
          </table:table-cell>
          <table:table-cell table:formula="of:=([.F1424]-[.F1423])/[.F1423]" office:value-type="float" office:value="-0.0250238884240278" calcext:value-type="float">
            <text:p>-0.025023888424028</text:p>
          </table:table-cell>
          <table:table-cell table:formula="of:=[.H1424]-PerAnnumRiskFreeRate/TradingDaysPerYear" office:value-type="float" office:value="-0.025182618582758" calcext:value-type="float">
            <text:p>-0.0251826185827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25</text:p>
          </table:table-cell>
          <table:table-cell office:value-type="float" office:value="41.650002" calcext:value-type="float">
            <text:p>41.650002</text:p>
          </table:table-cell>
          <table:table-cell office:value-type="float" office:value="41.959999" calcext:value-type="float">
            <text:p>41.959999</text:p>
          </table:table-cell>
          <table:table-cell office:value-type="float" office:value="40.763332" calcext:value-type="float">
            <text:p>40.763332</text:p>
          </table:table-cell>
          <table:table-cell office:value-type="float" office:value="41.880001" calcext:value-type="float">
            <text:p>41.880001</text:p>
          </table:table-cell>
          <table:table-cell office:value-type="float" office:value="30.37097" calcext:value-type="float">
            <text:p>30.37097</text:p>
          </table:table-cell>
          <table:table-cell office:value-type="float" office:value="346800" calcext:value-type="float">
            <text:p>346800</text:p>
          </table:table-cell>
          <table:table-cell table:formula="of:=([.F1425]-[.F1424])/[.F1424]" office:value-type="float" office:value="0.00769961437227722" calcext:value-type="float">
            <text:p>0.007699614372277</text:p>
          </table:table-cell>
          <table:table-cell table:formula="of:=[.H1425]-PerAnnumRiskFreeRate/TradingDaysPerYear" office:value-type="float" office:value="0.00754088421354707" calcext:value-type="float">
            <text:p>0.0075408842135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26</text:p>
          </table:table-cell>
          <table:table-cell office:value-type="float" office:value="41.233334" calcext:value-type="float">
            <text:p>41.233334</text:p>
          </table:table-cell>
          <table:table-cell office:value-type="float" office:value="41.376667" calcext:value-type="float">
            <text:p>41.376667</text:p>
          </table:table-cell>
          <table:table-cell office:value-type="float" office:value="39.723331" calcext:value-type="float">
            <text:p>39.723331</text:p>
          </table:table-cell>
          <table:table-cell office:value-type="float" office:value="40.536667" calcext:value-type="float">
            <text:p>40.536667</text:p>
          </table:table-cell>
          <table:table-cell office:value-type="float" office:value="29.396811" calcext:value-type="float">
            <text:p>29.396811</text:p>
          </table:table-cell>
          <table:table-cell office:value-type="float" office:value="550500" calcext:value-type="float">
            <text:p>550500</text:p>
          </table:table-cell>
          <table:table-cell table:formula="of:=([.F1426]-[.F1425])/[.F1425]" office:value-type="float" office:value="-0.0320753337809099" calcext:value-type="float">
            <text:p>-0.03207533378091</text:p>
          </table:table-cell>
          <table:table-cell table:formula="of:=[.H1426]-PerAnnumRiskFreeRate/TradingDaysPerYear" office:value-type="float" office:value="-0.03223406393964" calcext:value-type="float">
            <text:p>-0.032234063939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27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40.77" calcext:value-type="float">
            <text:p>40.77</text:p>
          </table:table-cell>
          <table:table-cell office:value-type="float" office:value="39.463333" calcext:value-type="float">
            <text:p>39.463333</text:p>
          </table:table-cell>
          <table:table-cell office:value-type="float" office:value="39.826668" calcext:value-type="float">
            <text:p>39.826668</text:p>
          </table:table-cell>
          <table:table-cell office:value-type="float" office:value="28.881929" calcext:value-type="float">
            <text:p>28.881929</text:p>
          </table:table-cell>
          <table:table-cell office:value-type="float" office:value="247500" calcext:value-type="float">
            <text:p>247500</text:p>
          </table:table-cell>
          <table:table-cell table:formula="of:=([.F1427]-[.F1426])/[.F1426]" office:value-type="float" office:value="-0.0175148930270022" calcext:value-type="float">
            <text:p>-0.017514893027002</text:p>
          </table:table-cell>
          <table:table-cell table:formula="of:=[.H1427]-PerAnnumRiskFreeRate/TradingDaysPerYear" office:value-type="float" office:value="-0.0176736231857323" calcext:value-type="float">
            <text:p>-0.0176736231857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30</text:p>
          </table:table-cell>
          <table:table-cell office:value-type="float" office:value="40.116669" calcext:value-type="float">
            <text:p>40.116669</text:p>
          </table:table-cell>
          <table:table-cell office:value-type="float" office:value="40.416668" calcext:value-type="float">
            <text:p>40.416668</text:p>
          </table:table-cell>
          <table:table-cell office:value-type="float" office:value="39.456669" calcext:value-type="float">
            <text:p>39.456669</text:p>
          </table:table-cell>
          <table:table-cell office:value-type="float" office:value="40.259998" calcext:value-type="float">
            <text:p>40.259998</text:p>
          </table:table-cell>
          <table:table-cell office:value-type="float" office:value="29.196171" calcext:value-type="float">
            <text:p>29.196171</text:p>
          </table:table-cell>
          <table:table-cell office:value-type="float" office:value="182700" calcext:value-type="float">
            <text:p>182700</text:p>
          </table:table-cell>
          <table:table-cell table:formula="of:=([.F1428]-[.F1427])/[.F1427]" office:value-type="float" office:value="0.0108802289486966" calcext:value-type="float">
            <text:p>0.010880228948697</text:p>
          </table:table-cell>
          <table:table-cell table:formula="of:=[.H1428]-PerAnnumRiskFreeRate/TradingDaysPerYear" office:value-type="float" office:value="0.0107214987899665" calcext:value-type="float">
            <text:p>0.0107214987899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7-31</text:p>
          </table:table-cell>
          <table:table-cell office:value-type="float" office:value="40.713333" calcext:value-type="float">
            <text:p>40.713333</text:p>
          </table:table-cell>
          <table:table-cell office:value-type="float" office:value="41.029999" calcext:value-type="float">
            <text:p>41.029999</text:p>
          </table:table-cell>
          <table:table-cell office:value-type="float" office:value="40.033333" calcext:value-type="float">
            <text:p>40.033333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29.080141" calcext:value-type="float">
            <text:p>29.080141</text:p>
          </table:table-cell>
          <table:table-cell office:value-type="float" office:value="506100" calcext:value-type="float">
            <text:p>506100</text:p>
          </table:table-cell>
          <table:table-cell table:formula="of:=([.F1429]-[.F1428])/[.F1428]" office:value-type="float" office:value="-0.00397415126798643" calcext:value-type="float">
            <text:p>-0.003974151267986</text:p>
          </table:table-cell>
          <table:table-cell table:formula="of:=[.H1429]-PerAnnumRiskFreeRate/TradingDaysPerYear" office:value-type="float" office:value="-0.00413288142671658" calcext:value-type="float">
            <text:p>-0.0041328814267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01</text:p>
          </table:table-cell>
          <table:table-cell office:value-type="float" office:value="40.166668" calcext:value-type="float">
            <text:p>40.166668</text:p>
          </table:table-cell>
          <table:table-cell office:value-type="float" office:value="40.386665" calcext:value-type="float">
            <text:p>40.386665</text:p>
          </table:table-cell>
          <table:table-cell office:value-type="float" office:value="38.883331" calcext:value-type="float">
            <text:p>38.883331</text:p>
          </table:table-cell>
          <table:table-cell office:value-type="float" office:value="39.790001" calcext:value-type="float">
            <text:p>39.790001</text:p>
          </table:table-cell>
          <table:table-cell office:value-type="float" office:value="28.85533" calcext:value-type="float">
            <text:p>28.85533</text:p>
          </table:table-cell>
          <table:table-cell office:value-type="float" office:value="313500" calcext:value-type="float">
            <text:p>313500</text:p>
          </table:table-cell>
          <table:table-cell table:formula="of:=([.F1430]-[.F1429])/[.F1429]" office:value-type="float" office:value="-0.00773073968245211" calcext:value-type="float">
            <text:p>-0.007730739682452</text:p>
          </table:table-cell>
          <table:table-cell table:formula="of:=[.H1430]-PerAnnumRiskFreeRate/TradingDaysPerYear" office:value-type="float" office:value="-0.00788946984118227" calcext:value-type="float">
            <text:p>-0.0078894698411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02</text:p>
          </table:table-cell>
          <table:table-cell office:value-type="float" office:value="39.933334" calcext:value-type="float">
            <text:p>39.933334</text:p>
          </table:table-cell>
          <table:table-cell office:value-type="float" office:value="40.123333" calcext:value-type="float">
            <text:p>40.123333</text:p>
          </table:table-cell>
          <table:table-cell office:value-type="float" office:value="39.126667" calcext:value-type="float">
            <text:p>39.126667</text:p>
          </table:table-cell>
          <table:table-cell office:value-type="float" office:value="39.693333" calcext:value-type="float">
            <text:p>39.693333</text:p>
          </table:table-cell>
          <table:table-cell office:value-type="float" office:value="28.785225" calcext:value-type="float">
            <text:p>28.785225</text:p>
          </table:table-cell>
          <table:table-cell office:value-type="float" office:value="258600" calcext:value-type="float">
            <text:p>258600</text:p>
          </table:table-cell>
          <table:table-cell table:formula="of:=([.F1431]-[.F1430])/[.F1430]" office:value-type="float" office:value="-0.00242953381576291" calcext:value-type="float">
            <text:p>-0.002429533815763</text:p>
          </table:table-cell>
          <table:table-cell table:formula="of:=[.H1431]-PerAnnumRiskFreeRate/TradingDaysPerYear" office:value-type="float" office:value="-0.00258826397449307" calcext:value-type="float">
            <text:p>-0.0025882639744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03</text:p>
          </table:table-cell>
          <table:table-cell office:value-type="float" office:value="39.599998" calcext:value-type="float">
            <text:p>39.599998</text:p>
          </table:table-cell>
          <table:table-cell office:value-type="float" office:value="39.900002" calcext:value-type="float">
            <text:p>39.900002</text:p>
          </table:table-cell>
          <table:table-cell table:number-columns-repeated="2" office:value-type="float" office:value="38.236668" calcext:value-type="float">
            <text:p>38.236668</text:p>
          </table:table-cell>
          <table:table-cell office:value-type="float" office:value="27.728861" calcext:value-type="float">
            <text:p>27.728861</text:p>
          </table:table-cell>
          <table:table-cell office:value-type="float" office:value="339900" calcext:value-type="float">
            <text:p>339900</text:p>
          </table:table-cell>
          <table:table-cell table:formula="of:=([.F1432]-[.F1431])/[.F1431]" office:value-type="float" office:value="-0.0366981324620531" calcext:value-type="float">
            <text:p>-0.036698132462053</text:p>
          </table:table-cell>
          <table:table-cell table:formula="of:=[.H1432]-PerAnnumRiskFreeRate/TradingDaysPerYear" office:value-type="float" office:value="-0.0368568626207832" calcext:value-type="float">
            <text:p>-0.0368568626207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06</text:p>
          </table:table-cell>
          <table:table-cell office:value-type="float" office:value="38.266666" calcext:value-type="float">
            <text:p>38.266666</text:p>
          </table:table-cell>
          <table:table-cell office:value-type="float" office:value="38.413334" calcext:value-type="float">
            <text:p>38.413334</text:p>
          </table:table-cell>
          <table:table-cell office:value-type="float" office:value="37.290001" calcext:value-type="float">
            <text:p>37.290001</text:p>
          </table:table-cell>
          <table:table-cell office:value-type="float" office:value="38.363335" calcext:value-type="float">
            <text:p>38.363335</text:p>
          </table:table-cell>
          <table:table-cell office:value-type="float" office:value="27.820713" calcext:value-type="float">
            <text:p>27.820713</text:p>
          </table:table-cell>
          <table:table-cell office:value-type="float" office:value="971100" calcext:value-type="float">
            <text:p>971100</text:p>
          </table:table-cell>
          <table:table-cell table:formula="of:=([.F1433]-[.F1432])/[.F1432]" office:value-type="float" office:value="0.00331250533514532" calcext:value-type="float">
            <text:p>0.003312505335145</text:p>
          </table:table-cell>
          <table:table-cell table:formula="of:=[.H1433]-PerAnnumRiskFreeRate/TradingDaysPerYear" office:value-type="float" office:value="0.00315377517641516" calcext:value-type="float">
            <text:p>0.0031537751764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07</text:p>
          </table:table-cell>
          <table:table-cell office:value-type="float" office:value="38.083332" calcext:value-type="float">
            <text:p>38.083332</text:p>
          </table:table-cell>
          <table:table-cell office:value-type="float" office:value="39.310001" calcext:value-type="float">
            <text:p>39.310001</text:p>
          </table:table-cell>
          <table:table-cell office:value-type="float" office:value="38.033333" calcext:value-type="float">
            <text:p>38.033333</text:p>
          </table:table-cell>
          <table:table-cell office:value-type="float" office:value="39.063332" calcext:value-type="float">
            <text:p>39.063332</text:p>
          </table:table-cell>
          <table:table-cell office:value-type="float" office:value="28.328352" calcext:value-type="float">
            <text:p>28.328352</text:p>
          </table:table-cell>
          <table:table-cell office:value-type="float" office:value="277500" calcext:value-type="float">
            <text:p>277500</text:p>
          </table:table-cell>
          <table:table-cell table:formula="of:=([.F1434]-[.F1433])/[.F1433]" office:value-type="float" office:value="0.0182468005043579" calcext:value-type="float">
            <text:p>0.018246800504358</text:p>
          </table:table-cell>
          <table:table-cell table:formula="of:=[.H1434]-PerAnnumRiskFreeRate/TradingDaysPerYear" office:value-type="float" office:value="0.0180880703456278" calcext:value-type="float">
            <text:p>0.0180880703456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08</text:p>
          </table:table-cell>
          <table:table-cell office:value-type="float" office:value="39.416668" calcext:value-type="float">
            <text:p>39.416668</text:p>
          </table:table-cell>
          <table:table-cell office:value-type="float" office:value="40.326668" calcext:value-type="float">
            <text:p>40.326668</text:p>
          </table:table-cell>
          <table:table-cell office:value-type="float" office:value="39.323334" calcext:value-type="float">
            <text:p>39.323334</text:p>
          </table:table-cell>
          <table:table-cell office:value-type="float" office:value="39.990002" calcext:value-type="float">
            <text:p>39.990002</text:p>
          </table:table-cell>
          <table:table-cell office:value-type="float" office:value="29.00037" calcext:value-type="float">
            <text:p>29.00037</text:p>
          </table:table-cell>
          <table:table-cell office:value-type="float" office:value="1195500" calcext:value-type="float">
            <text:p>1195500</text:p>
          </table:table-cell>
          <table:table-cell table:formula="of:=([.F1435]-[.F1434])/[.F1434]" office:value-type="float" office:value="0.0237224530392732" calcext:value-type="float">
            <text:p>0.023722453039273</text:p>
          </table:table-cell>
          <table:table-cell table:formula="of:=[.H1435]-PerAnnumRiskFreeRate/TradingDaysPerYear" office:value-type="float" office:value="0.0235637228805431" calcext:value-type="float">
            <text:p>0.0235637228805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09</text:p>
          </table:table-cell>
          <table:table-cell office:value-type="float" office:value="39.093334" calcext:value-type="float">
            <text:p>39.093334</text:p>
          </table:table-cell>
          <table:table-cell office:value-type="float" office:value="39.773335" calcext:value-type="float">
            <text:p>39.773335</text:p>
          </table:table-cell>
          <table:table-cell office:value-type="float" office:value="38.663334" calcext:value-type="float">
            <text:p>38.663334</text:p>
          </table:table-cell>
          <table:table-cell office:value-type="float" office:value="38.776669" calcext:value-type="float">
            <text:p>38.776669</text:p>
          </table:table-cell>
          <table:table-cell office:value-type="float" office:value="28.120468" calcext:value-type="float">
            <text:p>28.120468</text:p>
          </table:table-cell>
          <table:table-cell office:value-type="float" office:value="1296000" calcext:value-type="float">
            <text:p>1296000</text:p>
          </table:table-cell>
          <table:table-cell table:formula="of:=([.F1436]-[.F1435])/[.F1435]" office:value-type="float" office:value="-0.0303410611657714" calcext:value-type="float">
            <text:p>-0.030341061165771</text:p>
          </table:table-cell>
          <table:table-cell table:formula="of:=[.H1436]-PerAnnumRiskFreeRate/TradingDaysPerYear" office:value-type="float" office:value="-0.0304997913245015" calcext:value-type="float">
            <text:p>-0.03049979132450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10</text:p>
          </table:table-cell>
          <table:table-cell office:value-type="float" office:value="37.766666" calcext:value-type="float">
            <text:p>37.766666</text:p>
          </table:table-cell>
          <table:table-cell office:value-type="float" office:value="39.290001" calcext:value-type="float">
            <text:p>39.290001</text:p>
          </table:table-cell>
          <table:table-cell office:value-type="float" office:value="37.666668" calcext:value-type="float">
            <text:p>37.666668</text:p>
          </table:table-cell>
          <table:table-cell office:value-type="float" office:value="39.110001" calcext:value-type="float">
            <text:p>39.110001</text:p>
          </table:table-cell>
          <table:table-cell office:value-type="float" office:value="28.3622" calcext:value-type="float">
            <text:p>28.3622</text:p>
          </table:table-cell>
          <table:table-cell office:value-type="float" office:value="283800" calcext:value-type="float">
            <text:p>283800</text:p>
          </table:table-cell>
          <table:table-cell table:formula="of:=([.F1437]-[.F1436])/[.F1436]" office:value-type="float" office:value="0.0085963007443547" calcext:value-type="float">
            <text:p>0.008596300744355</text:p>
          </table:table-cell>
          <table:table-cell table:formula="of:=[.H1437]-PerAnnumRiskFreeRate/TradingDaysPerYear" office:value-type="float" office:value="0.00843757058562454" calcext:value-type="float">
            <text:p>0.0084375705856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13</text:p>
          </table:table-cell>
          <table:table-cell office:value-type="float" office:value="39.666668" calcext:value-type="float">
            <text:p>39.666668</text:p>
          </table:table-cell>
          <table:table-cell office:value-type="float" office:value="39.743332" calcext:value-type="float">
            <text:p>39.743332</text:p>
          </table:table-cell>
          <table:table-cell table:number-columns-repeated="2" office:value-type="float" office:value="39.016666" calcext:value-type="float">
            <text:p>39.016666</text:p>
          </table:table-cell>
          <table:table-cell office:value-type="float" office:value="28.294518" calcext:value-type="float">
            <text:p>28.294518</text:p>
          </table:table-cell>
          <table:table-cell office:value-type="float" office:value="289800" calcext:value-type="float">
            <text:p>289800</text:p>
          </table:table-cell>
          <table:table-cell table:formula="of:=([.F1438]-[.F1437])/[.F1437]" office:value-type="float" office:value="-0.00238634520594317" calcext:value-type="float">
            <text:p>-0.002386345205943</text:p>
          </table:table-cell>
          <table:table-cell table:formula="of:=[.H1438]-PerAnnumRiskFreeRate/TradingDaysPerYear" office:value-type="float" office:value="-0.00254507536467333" calcext:value-type="float">
            <text:p>-0.0025450753646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14</text:p>
          </table:table-cell>
          <table:table-cell table:number-columns-repeated="2" office:value-type="float" office:value="39.333332" calcext:value-type="float">
            <text:p>39.333332</text:p>
          </table:table-cell>
          <table:table-cell office:value-type="float" office:value="38.433334" calcext:value-type="float">
            <text:p>38.433334</text:p>
          </table:table-cell>
          <table:table-cell office:value-type="float" office:value="38.486668" calcext:value-type="float">
            <text:p>38.486668</text:p>
          </table:table-cell>
          <table:table-cell office:value-type="float" office:value="27.91016" calcext:value-type="float">
            <text:p>27.91016</text:p>
          </table:table-cell>
          <table:table-cell office:value-type="float" office:value="142800" calcext:value-type="float">
            <text:p>142800</text:p>
          </table:table-cell>
          <table:table-cell table:formula="of:=([.F1439]-[.F1438])/[.F1438]" office:value-type="float" office:value="-0.0135841861663803" calcext:value-type="float">
            <text:p>-0.01358418616638</text:p>
          </table:table-cell>
          <table:table-cell table:formula="of:=[.H1439]-PerAnnumRiskFreeRate/TradingDaysPerYear" office:value-type="float" office:value="-0.0137429163251105" calcext:value-type="float">
            <text:p>-0.0137429163251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15</text:p>
          </table:table-cell>
          <table:table-cell office:value-type="float" office:value="38.336666" calcext:value-type="float">
            <text:p>38.336666</text:p>
          </table:table-cell>
          <table:table-cell office:value-type="float" office:value="38.723331" calcext:value-type="float">
            <text:p>38.723331</text:p>
          </table:table-cell>
          <table:table-cell office:value-type="float" office:value="37.353333" calcext:value-type="float">
            <text:p>37.353333</text:p>
          </table:table-cell>
          <table:table-cell office:value-type="float" office:value="37.403332" calcext:value-type="float">
            <text:p>37.403332</text:p>
          </table:table-cell>
          <table:table-cell office:value-type="float" office:value="27.124538" calcext:value-type="float">
            <text:p>27.124538</text:p>
          </table:table-cell>
          <table:table-cell office:value-type="float" office:value="160500" calcext:value-type="float">
            <text:p>160500</text:p>
          </table:table-cell>
          <table:table-cell table:formula="of:=([.F1440]-[.F1439])/[.F1439]" office:value-type="float" office:value="-0.0281482442236089" calcext:value-type="float">
            <text:p>-0.028148244223609</text:p>
          </table:table-cell>
          <table:table-cell table:formula="of:=[.H1440]-PerAnnumRiskFreeRate/TradingDaysPerYear" office:value-type="float" office:value="-0.0283069743823391" calcext:value-type="float">
            <text:p>-0.0283069743823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16</text:p>
          </table:table-cell>
          <table:table-cell office:value-type="float" office:value="36.763332" calcext:value-type="float">
            <text:p>36.763332</text:p>
          </table:table-cell>
          <table:table-cell office:value-type="float" office:value="37.353333" calcext:value-type="float">
            <text:p>37.353333</text:p>
          </table:table-cell>
          <table:table-cell office:value-type="float" office:value="35.513332" calcext:value-type="float">
            <text:p>35.513332</text:p>
          </table:table-cell>
          <table:table-cell office:value-type="float" office:value="37.099998" calcext:value-type="float">
            <text:p>37.099998</text:p>
          </table:table-cell>
          <table:table-cell office:value-type="float" office:value="26.904564" calcext:value-type="float">
            <text:p>26.904564</text:p>
          </table:table-cell>
          <table:table-cell office:value-type="float" office:value="898500" calcext:value-type="float">
            <text:p>898500</text:p>
          </table:table-cell>
          <table:table-cell table:formula="of:=([.F1441]-[.F1440])/[.F1440]" office:value-type="float" office:value="-0.00810977868083875" calcext:value-type="float">
            <text:p>-0.008109778680839</text:p>
          </table:table-cell>
          <table:table-cell table:formula="of:=[.H1441]-PerAnnumRiskFreeRate/TradingDaysPerYear" office:value-type="float" office:value="-0.00826850883956891" calcext:value-type="float">
            <text:p>-0.0082685088395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17</text:p>
          </table:table-cell>
          <table:table-cell table:number-columns-repeated="2" office:value-type="float" office:value="38.400002" calcext:value-type="float">
            <text:p>38.400002</text:p>
          </table:table-cell>
          <table:table-cell office:value-type="float" office:value="37.373333" calcext:value-type="float">
            <text:p>37.373333</text:p>
          </table:table-cell>
          <table:table-cell office:value-type="float" office:value="38.003334" calcext:value-type="float">
            <text:p>38.003334</text:p>
          </table:table-cell>
          <table:table-cell office:value-type="float" office:value="27.559654" calcext:value-type="float">
            <text:p>27.559654</text:p>
          </table:table-cell>
          <table:table-cell office:value-type="float" office:value="225000" calcext:value-type="float">
            <text:p>225000</text:p>
          </table:table-cell>
          <table:table-cell table:formula="of:=([.F1442]-[.F1441])/[.F1441]" office:value-type="float" office:value="0.0243486569787935" calcext:value-type="float">
            <text:p>0.024348656978794</text:p>
          </table:table-cell>
          <table:table-cell table:formula="of:=[.H1442]-PerAnnumRiskFreeRate/TradingDaysPerYear" office:value-type="float" office:value="0.0241899268200634" calcext:value-type="float">
            <text:p>0.0241899268200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20</text:p>
          </table:table-cell>
          <table:table-cell office:value-type="float" office:value="38.033333" calcext:value-type="float">
            <text:p>38.033333</text:p>
          </table:table-cell>
          <table:table-cell office:value-type="float" office:value="38.333332" calcext:value-type="float">
            <text:p>38.333332</text:p>
          </table:table-cell>
          <table:table-cell office:value-type="float" office:value="37.476665" calcext:value-type="float">
            <text:p>37.476665</text:p>
          </table:table-cell>
          <table:table-cell office:value-type="float" office:value="38.166668" calcext:value-type="float">
            <text:p>38.166668</text:p>
          </table:table-cell>
          <table:table-cell office:value-type="float" office:value="27.678101" calcext:value-type="float">
            <text:p>27.678101</text:p>
          </table:table-cell>
          <table:table-cell office:value-type="float" office:value="173700" calcext:value-type="float">
            <text:p>173700</text:p>
          </table:table-cell>
          <table:table-cell table:formula="of:=([.F1443]-[.F1442])/[.F1442]" office:value-type="float" office:value="0.00429784060423993" calcext:value-type="float">
            <text:p>0.00429784060424</text:p>
          </table:table-cell>
          <table:table-cell table:formula="of:=[.H1443]-PerAnnumRiskFreeRate/TradingDaysPerYear" office:value-type="float" office:value="0.00413911044550977" calcext:value-type="float">
            <text:p>0.004139110445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21</text:p>
          </table:table-cell>
          <table:table-cell office:value-type="float" office:value="38.029999" calcext:value-type="float">
            <text:p>38.029999</text:p>
          </table:table-cell>
          <table:table-cell office:value-type="float" office:value="38.296665" calcext:value-type="float">
            <text:p>38.296665</text:p>
          </table:table-cell>
          <table:table-cell office:value-type="float" office:value="37.630001" calcext:value-type="float">
            <text:p>37.630001</text:p>
          </table:table-cell>
          <table:table-cell office:value-type="float" office:value="37.833332" calcext:value-type="float">
            <text:p>37.833332</text:p>
          </table:table-cell>
          <table:table-cell office:value-type="float" office:value="27.436365" calcext:value-type="float">
            <text:p>27.436365</text:p>
          </table:table-cell>
          <table:table-cell office:value-type="float" office:value="103500" calcext:value-type="float">
            <text:p>103500</text:p>
          </table:table-cell>
          <table:table-cell table:formula="of:=([.F1444]-[.F1443])/[.F1443]" office:value-type="float" office:value="-0.00873383618334231" calcext:value-type="float">
            <text:p>-0.008733836183342</text:p>
          </table:table-cell>
          <table:table-cell table:formula="of:=[.H1444]-PerAnnumRiskFreeRate/TradingDaysPerYear" office:value-type="float" office:value="-0.00889256634207247" calcext:value-type="float">
            <text:p>-0.0088925663420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22</text:p>
          </table:table-cell>
          <table:table-cell office:value-type="float" office:value="38.16" calcext:value-type="float">
            <text:p>38.16</text:p>
          </table:table-cell>
          <table:table-cell office:value-type="float" office:value="38.513332" calcext:value-type="float">
            <text:p>38.513332</text:p>
          </table:table-cell>
          <table:table-cell office:value-type="float" office:value="38.153332" calcext:value-type="float">
            <text:p>38.153332</text:p>
          </table:table-cell>
          <table:table-cell office:value-type="float" office:value="38.459999" calcext:value-type="float">
            <text:p>38.459999</text:p>
          </table:table-cell>
          <table:table-cell office:value-type="float" office:value="27.890823" calcext:value-type="float">
            <text:p>27.890823</text:p>
          </table:table-cell>
          <table:table-cell office:value-type="float" office:value="186900" calcext:value-type="float">
            <text:p>186900</text:p>
          </table:table-cell>
          <table:table-cell table:formula="of:=([.F1445]-[.F1444])/[.F1444]" office:value-type="float" office:value="0.0165640747234556" calcext:value-type="float">
            <text:p>0.016564074723456</text:p>
          </table:table-cell>
          <table:table-cell table:formula="of:=[.H1445]-PerAnnumRiskFreeRate/TradingDaysPerYear" office:value-type="float" office:value="0.0164053445647255" calcext:value-type="float">
            <text:p>0.0164053445647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23</text:p>
          </table:table-cell>
          <table:table-cell office:value-type="float" office:value="38.996666" calcext:value-type="float">
            <text:p>38.996666</text:p>
          </table:table-cell>
          <table:table-cell office:value-type="float" office:value="39.046665" calcext:value-type="float">
            <text:p>39.046665</text:p>
          </table:table-cell>
          <table:table-cell office:value-type="float" office:value="38.263332" calcext:value-type="float">
            <text:p>38.263332</text:p>
          </table:table-cell>
          <table:table-cell office:value-type="float" office:value="38.746666" calcext:value-type="float">
            <text:p>38.746666</text:p>
          </table:table-cell>
          <table:table-cell office:value-type="float" office:value="28.098713" calcext:value-type="float">
            <text:p>28.098713</text:p>
          </table:table-cell>
          <table:table-cell office:value-type="float" office:value="222900" calcext:value-type="float">
            <text:p>222900</text:p>
          </table:table-cell>
          <table:table-cell table:formula="of:=([.F1446]-[.F1445])/[.F1445]" office:value-type="float" office:value="0.0074537061885911" calcext:value-type="float">
            <text:p>0.007453706188591</text:p>
          </table:table-cell>
          <table:table-cell table:formula="of:=[.H1446]-PerAnnumRiskFreeRate/TradingDaysPerYear" office:value-type="float" office:value="0.00729497602986094" calcext:value-type="float">
            <text:p>0.0072949760298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24</text:p>
          </table:table-cell>
          <table:table-cell office:value-type="float" office:value="38.93" calcext:value-type="float">
            <text:p>38.93</text:p>
          </table:table-cell>
          <table:table-cell office:value-type="float" office:value="39.453335" calcext:value-type="float">
            <text:p>39.453335</text:p>
          </table:table-cell>
          <table:table-cell office:value-type="float" office:value="38.849998" calcext:value-type="float">
            <text:p>38.849998</text:p>
          </table:table-cell>
          <table:table-cell office:value-type="float" office:value="39.433334" calcext:value-type="float">
            <text:p>39.433334</text:p>
          </table:table-cell>
          <table:table-cell office:value-type="float" office:value="28.596676" calcext:value-type="float">
            <text:p>28.596676</text:p>
          </table:table-cell>
          <table:table-cell office:value-type="float" office:value="93900" calcext:value-type="float">
            <text:p>93900</text:p>
          </table:table-cell>
          <table:table-cell table:formula="of:=([.F1447]-[.F1446])/[.F1446]" office:value-type="float" office:value="0.0177219148791619" calcext:value-type="float">
            <text:p>0.017721914879162</text:p>
          </table:table-cell>
          <table:table-cell table:formula="of:=[.H1447]-PerAnnumRiskFreeRate/TradingDaysPerYear" office:value-type="float" office:value="0.0175631847204317" calcext:value-type="float">
            <text:p>0.0175631847204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27</text:p>
          </table:table-cell>
          <table:table-cell office:value-type="float" office:value="39.093334" calcext:value-type="float">
            <text:p>39.093334</text:p>
          </table:table-cell>
          <table:table-cell office:value-type="float" office:value="39.299999" calcext:value-type="float">
            <text:p>39.299999</text:p>
          </table:table-cell>
          <table:table-cell office:value-type="float" office:value="38.826668" calcext:value-type="float">
            <text:p>38.826668</text:p>
          </table:table-cell>
          <table:table-cell office:value-type="float" office:value="39.099998" calcext:value-type="float">
            <text:p>39.099998</text:p>
          </table:table-cell>
          <table:table-cell office:value-type="float" office:value="28.354942" calcext:value-type="float">
            <text:p>28.354942</text:p>
          </table:table-cell>
          <table:table-cell office:value-type="float" office:value="423300" calcext:value-type="float">
            <text:p>423300</text:p>
          </table:table-cell>
          <table:table-cell table:formula="of:=([.F1448]-[.F1447])/[.F1447]" office:value-type="float" office:value="-0.00845322022741376" calcext:value-type="float">
            <text:p>-0.008453220227414</text:p>
          </table:table-cell>
          <table:table-cell table:formula="of:=[.H1448]-PerAnnumRiskFreeRate/TradingDaysPerYear" office:value-type="float" office:value="-0.00861195038614391" calcext:value-type="float">
            <text:p>-0.0086119503861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28</text:p>
          </table:table-cell>
          <table:table-cell office:value-type="float" office:value="38.66" calcext:value-type="float">
            <text:p>38.66</text:p>
          </table:table-cell>
          <table:table-cell office:value-type="float" office:value="38.756668" calcext:value-type="float">
            <text:p>38.756668</text:p>
          </table:table-cell>
          <table:table-cell office:value-type="float" office:value="37.963333" calcext:value-type="float">
            <text:p>37.963333</text:p>
          </table:table-cell>
          <table:table-cell office:value-type="float" office:value="38.073334" calcext:value-type="float">
            <text:p>38.073334</text:p>
          </table:table-cell>
          <table:table-cell office:value-type="float" office:value="27.610422" calcext:value-type="float">
            <text:p>27.610422</text:p>
          </table:table-cell>
          <table:table-cell office:value-type="float" office:value="136800" calcext:value-type="float">
            <text:p>136800</text:p>
          </table:table-cell>
          <table:table-cell table:formula="of:=([.F1449]-[.F1448])/[.F1448]" office:value-type="float" office:value="-0.0262571512225277" calcext:value-type="float">
            <text:p>-0.026257151222528</text:p>
          </table:table-cell>
          <table:table-cell table:formula="of:=[.H1449]-PerAnnumRiskFreeRate/TradingDaysPerYear" office:value-type="float" office:value="-0.0264158813812578" calcext:value-type="float">
            <text:p>-0.0264158813812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29</text:p>
          </table:table-cell>
          <table:table-cell office:value-type="float" office:value="38.330002" calcext:value-type="float">
            <text:p>38.330002</text:p>
          </table:table-cell>
          <table:table-cell office:value-type="float" office:value="39.233334" calcext:value-type="float">
            <text:p>39.233334</text:p>
          </table:table-cell>
          <table:table-cell office:value-type="float" office:value="38.290001" calcext:value-type="float">
            <text:p>38.290001</text:p>
          </table:table-cell>
          <table:table-cell office:value-type="float" office:value="39.213333" calcext:value-type="float">
            <text:p>39.213333</text:p>
          </table:table-cell>
          <table:table-cell office:value-type="float" office:value="28.437128" calcext:value-type="float">
            <text:p>28.437128</text:p>
          </table:table-cell>
          <table:table-cell office:value-type="float" office:value="81600" calcext:value-type="float">
            <text:p>81600</text:p>
          </table:table-cell>
          <table:table-cell table:formula="of:=([.F1450]-[.F1449])/[.F1449]" office:value-type="float" office:value="0.02994180965434" calcext:value-type="float">
            <text:p>0.02994180965434</text:p>
          </table:table-cell>
          <table:table-cell table:formula="of:=[.H1450]-PerAnnumRiskFreeRate/TradingDaysPerYear" office:value-type="float" office:value="0.0297830794956098" calcext:value-type="float">
            <text:p>0.029783079495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30</text:p>
          </table:table-cell>
          <table:table-cell office:value-type="float" office:value="38.836666" calcext:value-type="float">
            <text:p>38.836666</text:p>
          </table:table-cell>
          <table:table-cell office:value-type="float" office:value="39.376667" calcext:value-type="float">
            <text:p>39.376667</text:p>
          </table:table-cell>
          <table:table-cell office:value-type="float" office:value="38.836666" calcext:value-type="float">
            <text:p>38.836666</text:p>
          </table:table-cell>
          <table:table-cell office:value-type="float" office:value="39.113335" calcext:value-type="float">
            <text:p>39.113335</text:p>
          </table:table-cell>
          <table:table-cell office:value-type="float" office:value="28.364626" calcext:value-type="float">
            <text:p>28.364626</text:p>
          </table:table-cell>
          <table:table-cell office:value-type="float" office:value="151200" calcext:value-type="float">
            <text:p>151200</text:p>
          </table:table-cell>
          <table:table-cell table:formula="of:=([.F1451]-[.F1450])/[.F1450]" office:value-type="float" office:value="-0.00254955423065227" calcext:value-type="float">
            <text:p>-0.002549554230652</text:p>
          </table:table-cell>
          <table:table-cell table:formula="of:=[.H1451]-PerAnnumRiskFreeRate/TradingDaysPerYear" office:value-type="float" office:value="-0.00270828438938243" calcext:value-type="float">
            <text:p>-0.0027082843893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8-31</text:p>
          </table:table-cell>
          <table:table-cell office:value-type="float" office:value="39.830002" calcext:value-type="float">
            <text:p>39.830002</text:p>
          </table:table-cell>
          <table:table-cell office:value-type="float" office:value="39.923332" calcext:value-type="float">
            <text:p>39.923332</text:p>
          </table:table-cell>
          <table:table-cell office:value-type="float" office:value="39.529999" calcext:value-type="float">
            <text:p>39.529999</text:p>
          </table:table-cell>
          <table:table-cell office:value-type="float" office:value="39.666668" calcext:value-type="float">
            <text:p>39.666668</text:p>
          </table:table-cell>
          <table:table-cell office:value-type="float" office:value="28.765896" calcext:value-type="float">
            <text:p>28.765896</text:p>
          </table:table-cell>
          <table:table-cell office:value-type="float" office:value="88500" calcext:value-type="float">
            <text:p>88500</text:p>
          </table:table-cell>
          <table:table-cell table:formula="of:=([.F1452]-[.F1451])/[.F1451]" office:value-type="float" office:value="0.0141468461456181" calcext:value-type="float">
            <text:p>0.014146846145618</text:p>
          </table:table-cell>
          <table:table-cell table:formula="of:=[.H1452]-PerAnnumRiskFreeRate/TradingDaysPerYear" office:value-type="float" office:value="0.013988115986888" calcext:value-type="float">
            <text:p>0.0139881159868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04</text:p>
          </table:table-cell>
          <table:table-cell office:value-type="float" office:value="39.763332" calcext:value-type="float">
            <text:p>39.763332</text:p>
          </table:table-cell>
          <table:table-cell office:value-type="float" office:value="40.796665" calcext:value-type="float">
            <text:p>40.796665</text:p>
          </table:table-cell>
          <table:table-cell office:value-type="float" office:value="39.700001" calcext:value-type="float">
            <text:p>39.700001</text:p>
          </table:table-cell>
          <table:table-cell office:value-type="float" office:value="40.526669" calcext:value-type="float">
            <text:p>40.526669</text:p>
          </table:table-cell>
          <table:table-cell office:value-type="float" office:value="29.389551" calcext:value-type="float">
            <text:p>29.389551</text:p>
          </table:table-cell>
          <table:table-cell office:value-type="float" office:value="464400" calcext:value-type="float">
            <text:p>464400</text:p>
          </table:table-cell>
          <table:table-cell table:formula="of:=([.F1453]-[.F1452])/[.F1452]" office:value-type="float" office:value="0.0216803606604154" calcext:value-type="float">
            <text:p>0.021680360660415</text:p>
          </table:table-cell>
          <table:table-cell table:formula="of:=[.H1453]-PerAnnumRiskFreeRate/TradingDaysPerYear" office:value-type="float" office:value="0.0215216305016852" calcext:value-type="float">
            <text:p>0.0215216305016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05</text:p>
          </table:table-cell>
          <table:table-cell office:value-type="float" office:value="40.396667" calcext:value-type="float">
            <text:p>40.396667</text:p>
          </table:table-cell>
          <table:table-cell office:value-type="float" office:value="40.48" calcext:value-type="float">
            <text:p>40.48</text:p>
          </table:table-cell>
          <table:table-cell office:value-type="float" office:value="40.133331" calcext:value-type="float">
            <text:p>40.133331</text:p>
          </table:table-cell>
          <table:table-cell office:value-type="float" office:value="40.396667" calcext:value-type="float">
            <text:p>40.396667</text:p>
          </table:table-cell>
          <table:table-cell office:value-type="float" office:value="29.295284" calcext:value-type="float">
            <text:p>29.295284</text:p>
          </table:table-cell>
          <table:table-cell office:value-type="float" office:value="322500" calcext:value-type="float">
            <text:p>322500</text:p>
          </table:table-cell>
          <table:table-cell table:formula="of:=([.F1454]-[.F1453])/[.F1453]" office:value-type="float" office:value="-0.00320750051608485" calcext:value-type="float">
            <text:p>-0.003207500516085</text:p>
          </table:table-cell>
          <table:table-cell table:formula="of:=[.H1454]-PerAnnumRiskFreeRate/TradingDaysPerYear" office:value-type="float" office:value="-0.00336623067481501" calcext:value-type="float">
            <text:p>-0.0033662306748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06</text:p>
          </table:table-cell>
          <table:table-cell office:value-type="float" office:value="40.846668" calcext:value-type="float">
            <text:p>40.846668</text:p>
          </table:table-cell>
          <table:table-cell office:value-type="float" office:value="40.963333" calcext:value-type="float">
            <text:p>40.963333</text:p>
          </table:table-cell>
          <table:table-cell office:value-type="float" office:value="40.549999" calcext:value-type="float">
            <text:p>40.549999</text:p>
          </table:table-cell>
          <table:table-cell office:value-type="float" office:value="40.880001" calcext:value-type="float">
            <text:p>40.880001</text:p>
          </table:table-cell>
          <table:table-cell office:value-type="float" office:value="29.645784" calcext:value-type="float">
            <text:p>29.645784</text:p>
          </table:table-cell>
          <table:table-cell office:value-type="float" office:value="197700" calcext:value-type="float">
            <text:p>197700</text:p>
          </table:table-cell>
          <table:table-cell table:formula="of:=([.F1455]-[.F1454])/[.F1454]" office:value-type="float" office:value="0.0119643830727157" calcext:value-type="float">
            <text:p>0.011964383072716</text:p>
          </table:table-cell>
          <table:table-cell table:formula="of:=[.H1455]-PerAnnumRiskFreeRate/TradingDaysPerYear" office:value-type="float" office:value="0.0118056529139856" calcext:value-type="float">
            <text:p>0.0118056529139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07</text:p>
          </table:table-cell>
          <table:table-cell office:value-type="float" office:value="40.363335" calcext:value-type="float">
            <text:p>40.363335</text:p>
          </table:table-cell>
          <table:table-cell office:value-type="float" office:value="40.486668" calcext:value-type="float">
            <text:p>40.486668</text:p>
          </table:table-cell>
          <table:table-cell office:value-type="float" office:value="40.040001" calcext:value-type="float">
            <text:p>40.040001</text:p>
          </table:table-cell>
          <table:table-cell office:value-type="float" office:value="40.433334" calcext:value-type="float">
            <text:p>40.433334</text:p>
          </table:table-cell>
          <table:table-cell office:value-type="float" office:value="29.321863" calcext:value-type="float">
            <text:p>29.321863</text:p>
          </table:table-cell>
          <table:table-cell office:value-type="float" office:value="205800" calcext:value-type="float">
            <text:p>205800</text:p>
          </table:table-cell>
          <table:table-cell table:formula="of:=([.F1456]-[.F1455])/[.F1455]" office:value-type="float" office:value="-0.0109263765802246" calcext:value-type="float">
            <text:p>-0.010926376580225</text:p>
          </table:table-cell>
          <table:table-cell table:formula="of:=[.H1456]-PerAnnumRiskFreeRate/TradingDaysPerYear" office:value-type="float" office:value="-0.0110851067389548" calcext:value-type="float">
            <text:p>-0.0110851067389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10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40.376667" calcext:value-type="float">
            <text:p>40.376667</text:p>
          </table:table-cell>
          <table:table-cell office:value-type="float" office:value="39.34" calcext:value-type="float">
            <text:p>39.34</text:p>
          </table:table-cell>
          <table:table-cell office:value-type="float" office:value="40.18" calcext:value-type="float">
            <text:p>40.18</text:p>
          </table:table-cell>
          <table:table-cell office:value-type="float" office:value="29.138157" calcext:value-type="float">
            <text:p>29.138157</text:p>
          </table:table-cell>
          <table:table-cell office:value-type="float" office:value="205500" calcext:value-type="float">
            <text:p>205500</text:p>
          </table:table-cell>
          <table:table-cell table:formula="of:=([.F1457]-[.F1456])/[.F1456]" office:value-type="float" office:value="-0.00626515443442324" calcext:value-type="float">
            <text:p>-0.006265154434423</text:p>
          </table:table-cell>
          <table:table-cell table:formula="of:=[.H1457]-PerAnnumRiskFreeRate/TradingDaysPerYear" office:value-type="float" office:value="-0.0064238845931534" calcext:value-type="float">
            <text:p>-0.0064238845931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11</text:p>
          </table:table-cell>
          <table:table-cell office:value-type="float" office:value="40.296665" calcext:value-type="float">
            <text:p>40.296665</text:p>
          </table:table-cell>
          <table:table-cell office:value-type="float" office:value="40.813332" calcext:value-type="float">
            <text:p>40.813332</text:p>
          </table:table-cell>
          <table:table-cell office:value-type="float" office:value="39.953335" calcext:value-type="float">
            <text:p>39.953335</text:p>
          </table:table-cell>
          <table:table-cell office:value-type="float" office:value="40.813332" calcext:value-type="float">
            <text:p>40.813332</text:p>
          </table:table-cell>
          <table:table-cell office:value-type="float" office:value="29.597433" calcext:value-type="float">
            <text:p>29.597433</text:p>
          </table:table-cell>
          <table:table-cell office:value-type="float" office:value="291300" calcext:value-type="float">
            <text:p>291300</text:p>
          </table:table-cell>
          <table:table-cell table:formula="of:=([.F1458]-[.F1457])/[.F1457]" office:value-type="float" office:value="0.0157620126763679" calcext:value-type="float">
            <text:p>0.015762012676368</text:p>
          </table:table-cell>
          <table:table-cell table:formula="of:=[.H1458]-PerAnnumRiskFreeRate/TradingDaysPerYear" office:value-type="float" office:value="0.0156032825176378" calcext:value-type="float">
            <text:p>0.0156032825176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12</text:p>
          </table:table-cell>
          <table:table-cell office:value-type="float" office:value="40.733334" calcext:value-type="float">
            <text:p>40.733334</text:p>
          </table:table-cell>
          <table:table-cell office:value-type="float" office:value="41.23" calcext:value-type="float">
            <text:p>41.23</text:p>
          </table:table-cell>
          <table:table-cell office:value-type="float" office:value="40.733334" calcext:value-type="float">
            <text:p>40.733334</text:p>
          </table:table-cell>
          <table:table-cell office:value-type="float" office:value="41.043331" calcext:value-type="float">
            <text:p>41.043331</text:p>
          </table:table-cell>
          <table:table-cell office:value-type="float" office:value="29.764238" calcext:value-type="float">
            <text:p>29.764238</text:p>
          </table:table-cell>
          <table:table-cell office:value-type="float" office:value="135000" calcext:value-type="float">
            <text:p>135000</text:p>
          </table:table-cell>
          <table:table-cell table:formula="of:=([.F1459]-[.F1458])/[.F1458]" office:value-type="float" office:value="0.00563579280676132" calcext:value-type="float">
            <text:p>0.005635792806761</text:p>
          </table:table-cell>
          <table:table-cell table:formula="of:=[.H1459]-PerAnnumRiskFreeRate/TradingDaysPerYear" office:value-type="float" office:value="0.00547706264803116" calcext:value-type="float">
            <text:p>0.0054770626480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13</text:p>
          </table:table-cell>
          <table:table-cell office:value-type="float" office:value="41.233334" calcext:value-type="float">
            <text:p>41.233334</text:p>
          </table:table-cell>
          <table:table-cell office:value-type="float" office:value="41.616669" calcext:value-type="float">
            <text:p>41.616669</text:p>
          </table:table-cell>
          <table:table-cell office:value-type="float" office:value="41.233334" calcext:value-type="float">
            <text:p>41.233334</text:p>
          </table:table-cell>
          <table:table-cell office:value-type="float" office:value="41.423332" calcext:value-type="float">
            <text:p>41.423332</text:p>
          </table:table-cell>
          <table:table-cell office:value-type="float" office:value="30.039818" calcext:value-type="float">
            <text:p>30.039818</text:p>
          </table:table-cell>
          <table:table-cell office:value-type="float" office:value="143700" calcext:value-type="float">
            <text:p>143700</text:p>
          </table:table-cell>
          <table:table-cell table:formula="of:=([.F1460]-[.F1459])/[.F1459]" office:value-type="float" office:value="0.0092587621426761" calcext:value-type="float">
            <text:p>0.009258762142676</text:p>
          </table:table-cell>
          <table:table-cell table:formula="of:=[.H1460]-PerAnnumRiskFreeRate/TradingDaysPerYear" office:value-type="float" office:value="0.00910003198394595" calcext:value-type="float">
            <text:p>0.0091000319839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14</text:p>
          </table:table-cell>
          <table:table-cell office:value-type="float" office:value="41.25" calcext:value-type="float">
            <text:p>41.25</text:p>
          </table:table-cell>
          <table:table-cell office:value-type="float" office:value="41.703335" calcext:value-type="float">
            <text:p>41.703335</text:p>
          </table:table-cell>
          <table:table-cell office:value-type="float" office:value="41.25" calcext:value-type="float">
            <text:p>41.25</text:p>
          </table:table-cell>
          <table:table-cell office:value-type="float" office:value="41.536667" calcext:value-type="float">
            <text:p>41.536667</text:p>
          </table:table-cell>
          <table:table-cell office:value-type="float" office:value="30.12199" calcext:value-type="float">
            <text:p>30.12199</text:p>
          </table:table-cell>
          <table:table-cell office:value-type="float" office:value="96900" calcext:value-type="float">
            <text:p>96900</text:p>
          </table:table-cell>
          <table:table-cell table:formula="of:=([.F1461]-[.F1460])/[.F1460]" office:value-type="float" office:value="0.00273543601362698" calcext:value-type="float">
            <text:p>0.002735436013627</text:p>
          </table:table-cell>
          <table:table-cell table:formula="of:=[.H1461]-PerAnnumRiskFreeRate/TradingDaysPerYear" office:value-type="float" office:value="0.00257670585489682" calcext:value-type="float">
            <text:p>0.0025767058548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17</text:p>
          </table:table-cell>
          <table:table-cell office:value-type="float" office:value="41.529999" calcext:value-type="float">
            <text:p>41.529999</text:p>
          </table:table-cell>
          <table:table-cell office:value-type="float" office:value="42.470001" calcext:value-type="float">
            <text:p>42.470001</text:p>
          </table:table-cell>
          <table:table-cell office:value-type="float" office:value="41.283333" calcext:value-type="float">
            <text:p>41.283333</text:p>
          </table:table-cell>
          <table:table-cell office:value-type="float" office:value="41.426666" calcext:value-type="float">
            <text:p>41.426666</text:p>
          </table:table-cell>
          <table:table-cell office:value-type="float" office:value="30.042215" calcext:value-type="float">
            <text:p>30.042215</text:p>
          </table:table-cell>
          <table:table-cell office:value-type="float" office:value="396600" calcext:value-type="float">
            <text:p>396600</text:p>
          </table:table-cell>
          <table:table-cell table:formula="of:=([.F1462]-[.F1461])/[.F1461]" office:value-type="float" office:value="-0.00264839740003902" calcext:value-type="float">
            <text:p>-0.002648397400039</text:p>
          </table:table-cell>
          <table:table-cell table:formula="of:=[.H1462]-PerAnnumRiskFreeRate/TradingDaysPerYear" office:value-type="float" office:value="-0.00280712755876918" calcext:value-type="float">
            <text:p>-0.0028071275587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18</text:p>
          </table:table-cell>
          <table:table-cell office:value-type="float" office:value="41.66" calcext:value-type="float">
            <text:p>41.66</text:p>
          </table:table-cell>
          <table:table-cell office:value-type="float" office:value="42.84" calcext:value-type="float">
            <text:p>42.84</text:p>
          </table:table-cell>
          <table:table-cell office:value-type="float" office:value="41.353333" calcext:value-type="float">
            <text:p>41.353333</text:p>
          </table:table-cell>
          <table:table-cell office:value-type="float" office:value="42.773335" calcext:value-type="float">
            <text:p>42.773335</text:p>
          </table:table-cell>
          <table:table-cell office:value-type="float" office:value="31.018822" calcext:value-type="float">
            <text:p>31.018822</text:p>
          </table:table-cell>
          <table:table-cell office:value-type="float" office:value="127500" calcext:value-type="float">
            <text:p>127500</text:p>
          </table:table-cell>
          <table:table-cell table:formula="of:=([.F1463]-[.F1462])/[.F1462]" office:value-type="float" office:value="0.0325078227420981" calcext:value-type="float">
            <text:p>0.032507822742098</text:p>
          </table:table-cell>
          <table:table-cell table:formula="of:=[.H1463]-PerAnnumRiskFreeRate/TradingDaysPerYear" office:value-type="float" office:value="0.032349092583368" calcext:value-type="float">
            <text:p>0.0323490925833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19</text:p>
          </table:table-cell>
          <table:table-cell office:value-type="float" office:value="43.146667" calcext:value-type="float">
            <text:p>43.146667</text:p>
          </table:table-cell>
          <table:table-cell office:value-type="float" office:value="43.333332" calcext:value-type="float">
            <text:p>43.333332</text:p>
          </table:table-cell>
          <table:table-cell office:value-type="float" office:value="42.726665" calcext:value-type="float">
            <text:p>42.726665</text:p>
          </table:table-cell>
          <table:table-cell office:value-type="float" office:value="42.900002" calcext:value-type="float">
            <text:p>42.900002</text:p>
          </table:table-cell>
          <table:table-cell office:value-type="float" office:value="31.110676" calcext:value-type="float">
            <text:p>31.110676</text:p>
          </table:table-cell>
          <table:table-cell office:value-type="float" office:value="274800" calcext:value-type="float">
            <text:p>274800</text:p>
          </table:table-cell>
          <table:table-cell table:formula="of:=([.F1464]-[.F1463])/[.F1463]" office:value-type="float" office:value="0.00296123431121921" calcext:value-type="float">
            <text:p>0.002961234311219</text:p>
          </table:table-cell>
          <table:table-cell table:formula="of:=[.H1464]-PerAnnumRiskFreeRate/TradingDaysPerYear" office:value-type="float" office:value="0.00280250415248906" calcext:value-type="float">
            <text:p>0.0028025041524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20</text:p>
          </table:table-cell>
          <table:table-cell office:value-type="float" office:value="43.156666" calcext:value-type="float">
            <text:p>43.156666</text:p>
          </table:table-cell>
          <table:table-cell office:value-type="float" office:value="43.186668" calcext:value-type="float">
            <text:p>43.186668</text:p>
          </table:table-cell>
          <table:table-cell office:value-type="float" office:value="42.866669" calcext:value-type="float">
            <text:p>42.866669</text:p>
          </table:table-cell>
          <table:table-cell office:value-type="float" office:value="43.126667" calcext:value-type="float">
            <text:p>43.126667</text:p>
          </table:table-cell>
          <table:table-cell office:value-type="float" office:value="31.275053" calcext:value-type="float">
            <text:p>31.275053</text:p>
          </table:table-cell>
          <table:table-cell office:value-type="float" office:value="142200" calcext:value-type="float">
            <text:p>142200</text:p>
          </table:table-cell>
          <table:table-cell table:formula="of:=([.F1465]-[.F1464])/[.F1464]" office:value-type="float" office:value="0.00528362032377561" calcext:value-type="float">
            <text:p>0.005283620323776</text:p>
          </table:table-cell>
          <table:table-cell table:formula="of:=[.H1465]-PerAnnumRiskFreeRate/TradingDaysPerYear" office:value-type="float" office:value="0.00512489016504545" calcext:value-type="float">
            <text:p>0.0051248901650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21</text:p>
          </table:table-cell>
          <table:table-cell office:value-type="float" office:value="43.243332" calcext:value-type="float">
            <text:p>43.243332</text:p>
          </table:table-cell>
          <table:table-cell office:value-type="float" office:value="43.606667" calcext:value-type="float">
            <text:p>43.606667</text:p>
          </table:table-cell>
          <table:table-cell office:value-type="float" office:value="43.243332" calcext:value-type="float">
            <text:p>43.243332</text:p>
          </table:table-cell>
          <table:table-cell office:value-type="float" office:value="43.343334" calcext:value-type="float">
            <text:p>43.343334</text:p>
          </table:table-cell>
          <table:table-cell office:value-type="float" office:value="31.432167" calcext:value-type="float">
            <text:p>31.432167</text:p>
          </table:table-cell>
          <table:table-cell office:value-type="float" office:value="161100" calcext:value-type="float">
            <text:p>161100</text:p>
          </table:table-cell>
          <table:table-cell table:formula="of:=([.F1466]-[.F1465])/[.F1465]" office:value-type="float" office:value="0.00502362058347271" calcext:value-type="float">
            <text:p>0.005023620583473</text:p>
          </table:table-cell>
          <table:table-cell table:formula="of:=[.H1466]-PerAnnumRiskFreeRate/TradingDaysPerYear" office:value-type="float" office:value="0.00486489042474255" calcext:value-type="float">
            <text:p>0.0048648904247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24</text:p>
          </table:table-cell>
          <table:table-cell table:number-columns-repeated="2" office:value-type="float" office:value="43.43" calcext:value-type="float">
            <text:p>43.43</text:p>
          </table:table-cell>
          <table:table-cell office:value-type="float" office:value="42.98" calcext:value-type="float">
            <text:p>42.98</text:p>
          </table:table-cell>
          <table:table-cell office:value-type="float" office:value="43.16" calcext:value-type="float">
            <text:p>43.16</text:p>
          </table:table-cell>
          <table:table-cell office:value-type="float" office:value="31.299225" calcext:value-type="float">
            <text:p>31.299225</text:p>
          </table:table-cell>
          <table:table-cell office:value-type="float" office:value="284400" calcext:value-type="float">
            <text:p>284400</text:p>
          </table:table-cell>
          <table:table-cell table:formula="of:=([.F1467]-[.F1466])/[.F1466]" office:value-type="float" office:value="-0.00422948885452282" calcext:value-type="float">
            <text:p>-0.004229488854523</text:p>
          </table:table-cell>
          <table:table-cell table:formula="of:=[.H1467]-PerAnnumRiskFreeRate/TradingDaysPerYear" office:value-type="float" office:value="-0.00438821901325298" calcext:value-type="float">
            <text:p>-0.0043882190132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25</text:p>
          </table:table-cell>
          <table:table-cell table:number-columns-repeated="2" office:value-type="float" office:value="42.693333" calcext:value-type="float">
            <text:p>42.693333</text:p>
          </table:table-cell>
          <table:table-cell office:value-type="float" office:value="42.336666" calcext:value-type="float">
            <text:p>42.336666</text:p>
          </table:table-cell>
          <table:table-cell office:value-type="float" office:value="42.693333" calcext:value-type="float">
            <text:p>42.693333</text:p>
          </table:table-cell>
          <table:table-cell office:value-type="float" office:value="30.960794" calcext:value-type="float">
            <text:p>30.960794</text:p>
          </table:table-cell>
          <table:table-cell office:value-type="float" office:value="238800" calcext:value-type="float">
            <text:p>238800</text:p>
          </table:table-cell>
          <table:table-cell table:formula="of:=([.F1468]-[.F1467])/[.F1467]" office:value-type="float" office:value="-0.0108127597408562" calcext:value-type="float">
            <text:p>-0.010812759740856</text:p>
          </table:table-cell>
          <table:table-cell table:formula="of:=[.H1468]-PerAnnumRiskFreeRate/TradingDaysPerYear" office:value-type="float" office:value="-0.0109714898995864" calcext:value-type="float">
            <text:p>-0.0109714898995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26</text:p>
          </table:table-cell>
          <table:table-cell table:number-columns-repeated="2" office:value-type="float" office:value="42.996666" calcext:value-type="float">
            <text:p>42.996666</text:p>
          </table:table-cell>
          <table:table-cell office:value-type="float" office:value="42.046665" calcext:value-type="float">
            <text:p>42.046665</text:p>
          </table:table-cell>
          <table:table-cell office:value-type="float" office:value="42.669998" calcext:value-type="float">
            <text:p>42.669998</text:p>
          </table:table-cell>
          <table:table-cell office:value-type="float" office:value="30.986692" calcext:value-type="float">
            <text:p>30.986692</text:p>
          </table:table-cell>
          <table:table-cell office:value-type="float" office:value="231600" calcext:value-type="float">
            <text:p>231600</text:p>
          </table:table-cell>
          <table:table-cell table:formula="of:=([.F1469]-[.F1468])/[.F1468]" office:value-type="float" office:value="0.000836477255719008" calcext:value-type="float">
            <text:p>0.000836477255719</text:p>
          </table:table-cell>
          <table:table-cell table:formula="of:=[.H1469]-PerAnnumRiskFreeRate/TradingDaysPerYear" office:value-type="float" office:value="0.000677747096988849" calcext:value-type="float">
            <text:p>0.0006777470969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27</text:p>
          </table:table-cell>
          <table:table-cell office:value-type="float" office:value="42.996666" calcext:value-type="float">
            <text:p>42.996666</text:p>
          </table:table-cell>
          <table:table-cell office:value-type="float" office:value="43.136665" calcext:value-type="float">
            <text:p>43.136665</text:p>
          </table:table-cell>
          <table:table-cell office:value-type="float" office:value="42.746666" calcext:value-type="float">
            <text:p>42.746666</text:p>
          </table:table-cell>
          <table:table-cell office:value-type="float" office:value="43.099998" calcext:value-type="float">
            <text:p>43.099998</text:p>
          </table:table-cell>
          <table:table-cell office:value-type="float" office:value="31.298958" calcext:value-type="float">
            <text:p>31.298958</text:p>
          </table:table-cell>
          <table:table-cell office:value-type="float" office:value="126000" calcext:value-type="float">
            <text:p>126000</text:p>
          </table:table-cell>
          <table:table-cell table:formula="of:=([.F1470]-[.F1469])/[.F1469]" office:value-type="float" office:value="0.0100774229143271" calcext:value-type="float">
            <text:p>0.010077422914327</text:p>
          </table:table-cell>
          <table:table-cell table:formula="of:=[.H1470]-PerAnnumRiskFreeRate/TradingDaysPerYear" office:value-type="float" office:value="0.00991869275559698" calcext:value-type="float">
            <text:p>0.0099186927555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09-28</text:p>
          </table:table-cell>
          <table:table-cell office:value-type="float" office:value="43.376667" calcext:value-type="float">
            <text:p>43.376667</text:p>
          </table:table-cell>
          <table:table-cell office:value-type="float" office:value="43.433334" calcext:value-type="float">
            <text:p>43.433334</text:p>
          </table:table-cell>
          <table:table-cell office:value-type="float" office:value="42.783333" calcext:value-type="float">
            <text:p>42.783333</text:p>
          </table:table-cell>
          <table:table-cell office:value-type="float" office:value="42.916668" calcext:value-type="float">
            <text:p>42.916668</text:p>
          </table:table-cell>
          <table:table-cell office:value-type="float" office:value="31.165836" calcext:value-type="float">
            <text:p>31.165836</text:p>
          </table:table-cell>
          <table:table-cell office:value-type="float" office:value="137700" calcext:value-type="float">
            <text:p>137700</text:p>
          </table:table-cell>
          <table:table-cell table:formula="of:=([.F1471]-[.F1470])/[.F1470]" office:value-type="float" office:value="-0.00425324063503968" calcext:value-type="float">
            <text:p>-0.00425324063504</text:p>
          </table:table-cell>
          <table:table-cell table:formula="of:=[.H1471]-PerAnnumRiskFreeRate/TradingDaysPerYear" office:value-type="float" office:value="-0.00441197079376984" calcext:value-type="float">
            <text:p>-0.004411970793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01</text:p>
          </table:table-cell>
          <table:table-cell office:value-type="float" office:value="42.826668" calcext:value-type="float">
            <text:p>42.826668</text:p>
          </table:table-cell>
          <table:table-cell office:value-type="float" office:value="43.57" calcext:value-type="float">
            <text:p>43.57</text:p>
          </table:table-cell>
          <table:table-cell office:value-type="float" office:value="42.826668" calcext:value-type="float">
            <text:p>42.826668</text:p>
          </table:table-cell>
          <table:table-cell office:value-type="float" office:value="43.466667" calcext:value-type="float">
            <text:p>43.466667</text:p>
          </table:table-cell>
          <table:table-cell office:value-type="float" office:value="31.565239" calcext:value-type="float">
            <text:p>31.565239</text:p>
          </table:table-cell>
          <table:table-cell office:value-type="float" office:value="172500" calcext:value-type="float">
            <text:p>172500</text:p>
          </table:table-cell>
          <table:table-cell table:formula="of:=([.F1472]-[.F1471])/[.F1471]" office:value-type="float" office:value="0.0128154110802611" calcext:value-type="float">
            <text:p>0.012815411080261</text:p>
          </table:table-cell>
          <table:table-cell table:formula="of:=[.H1472]-PerAnnumRiskFreeRate/TradingDaysPerYear" office:value-type="float" office:value="0.0126566809215309" calcext:value-type="float">
            <text:p>0.0126566809215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02</text:p>
          </table:table-cell>
          <table:table-cell table:number-columns-repeated="2" office:value-type="float" office:value="43.296665" calcext:value-type="float">
            <text:p>43.296665</text:p>
          </table:table-cell>
          <table:table-cell office:value-type="float" office:value="42.586666" calcext:value-type="float">
            <text:p>42.586666</text:p>
          </table:table-cell>
          <table:table-cell office:value-type="float" office:value="43.166668" calcext:value-type="float">
            <text:p>43.166668</text:p>
          </table:table-cell>
          <table:table-cell office:value-type="float" office:value="31.347376" calcext:value-type="float">
            <text:p>31.347376</text:p>
          </table:table-cell>
          <table:table-cell office:value-type="float" office:value="593100" calcext:value-type="float">
            <text:p>593100</text:p>
          </table:table-cell>
          <table:table-cell table:formula="of:=([.F1473]-[.F1472])/[.F1472]" office:value-type="float" office:value="-0.00690199114285172" calcext:value-type="float">
            <text:p>-0.006901991142852</text:p>
          </table:table-cell>
          <table:table-cell table:formula="of:=[.H1473]-PerAnnumRiskFreeRate/TradingDaysPerYear" office:value-type="float" office:value="-0.00706072130158188" calcext:value-type="float">
            <text:p>-0.0070607213015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03</text:p>
          </table:table-cell>
          <table:table-cell table:number-columns-repeated="2" office:value-type="float" office:value="42.996666" calcext:value-type="float">
            <text:p>42.996666</text:p>
          </table:table-cell>
          <table:table-cell office:value-type="float" office:value="42.57" calcext:value-type="float">
            <text:p>42.57</text:p>
          </table:table-cell>
          <table:table-cell office:value-type="float" office:value="42.733334" calcext:value-type="float">
            <text:p>42.733334</text:p>
          </table:table-cell>
          <table:table-cell office:value-type="float" office:value="31.032682" calcext:value-type="float">
            <text:p>31.032682</text:p>
          </table:table-cell>
          <table:table-cell office:value-type="float" office:value="107700" calcext:value-type="float">
            <text:p>107700</text:p>
          </table:table-cell>
          <table:table-cell table:formula="of:=([.F1474]-[.F1473])/[.F1473]" office:value-type="float" office:value="-0.0100389263841414" calcext:value-type="float">
            <text:p>-0.010038926384141</text:p>
          </table:table-cell>
          <table:table-cell table:formula="of:=[.H1474]-PerAnnumRiskFreeRate/TradingDaysPerYear" office:value-type="float" office:value="-0.0101976565428715" calcext:value-type="float">
            <text:p>-0.0101976565428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04</text:p>
          </table:table-cell>
          <table:table-cell office:value-type="float" office:value="42.720001" calcext:value-type="float">
            <text:p>42.720001</text:p>
          </table:table-cell>
          <table:table-cell office:value-type="float" office:value="43.073334" calcext:value-type="float">
            <text:p>43.073334</text:p>
          </table:table-cell>
          <table:table-cell office:value-type="float" office:value="42.223331" calcext:value-type="float">
            <text:p>42.223331</text:p>
          </table:table-cell>
          <table:table-cell office:value-type="float" office:value="43.006668" calcext:value-type="float">
            <text:p>43.006668</text:p>
          </table:table-cell>
          <table:table-cell office:value-type="float" office:value="31.23118" calcext:value-type="float">
            <text:p>31.23118</text:p>
          </table:table-cell>
          <table:table-cell office:value-type="float" office:value="167100" calcext:value-type="float">
            <text:p>167100</text:p>
          </table:table-cell>
          <table:table-cell table:formula="of:=([.F1475]-[.F1474])/[.F1474]" office:value-type="float" office:value="0.00639641781525674" calcext:value-type="float">
            <text:p>0.006396417815257</text:p>
          </table:table-cell>
          <table:table-cell table:formula="of:=[.H1475]-PerAnnumRiskFreeRate/TradingDaysPerYear" office:value-type="float" office:value="0.00623768765652658" calcext:value-type="float">
            <text:p>0.0062376876565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05</text:p>
          </table:table-cell>
          <table:table-cell office:value-type="float" office:value="43.153332" calcext:value-type="float">
            <text:p>43.153332</text:p>
          </table:table-cell>
          <table:table-cell office:value-type="float" office:value="43.373333" calcext:value-type="float">
            <text:p>43.373333</text:p>
          </table:table-cell>
          <table:table-cell office:value-type="float" office:value="42.91" calcext:value-type="float">
            <text:p>42.91</text:p>
          </table:table-cell>
          <table:table-cell office:value-type="float" office:value="43.32" calcext:value-type="float">
            <text:p>43.32</text:p>
          </table:table-cell>
          <table:table-cell office:value-type="float" office:value="31.458714" calcext:value-type="float">
            <text:p>31.458714</text:p>
          </table:table-cell>
          <table:table-cell office:value-type="float" office:value="144900" calcext:value-type="float">
            <text:p>144900</text:p>
          </table:table-cell>
          <table:table-cell table:formula="of:=([.F1476]-[.F1475])/[.F1475]" office:value-type="float" office:value="0.00728547560482832" calcext:value-type="float">
            <text:p>0.007285475604828</text:p>
          </table:table-cell>
          <table:table-cell table:formula="of:=[.H1476]-PerAnnumRiskFreeRate/TradingDaysPerYear" office:value-type="float" office:value="0.00712674544609816" calcext:value-type="float">
            <text:p>0.0071267454460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08</text:p>
          </table:table-cell>
          <table:table-cell office:value-type="float" office:value="42.959999" calcext:value-type="float">
            <text:p>42.959999</text:p>
          </table:table-cell>
          <table:table-cell office:value-type="float" office:value="43.096668" calcext:value-type="float">
            <text:p>43.096668</text:p>
          </table:table-cell>
          <table:table-cell office:value-type="float" office:value="42.753334" calcext:value-type="float">
            <text:p>42.753334</text:p>
          </table:table-cell>
          <table:table-cell office:value-type="float" office:value="42.833332" calcext:value-type="float">
            <text:p>42.833332</text:p>
          </table:table-cell>
          <table:table-cell office:value-type="float" office:value="31.105316" calcext:value-type="float">
            <text:p>31.105316</text:p>
          </table:table-cell>
          <table:table-cell office:value-type="float" office:value="113400" calcext:value-type="float">
            <text:p>113400</text:p>
          </table:table-cell>
          <table:table-cell table:formula="of:=([.F1477]-[.F1476])/[.F1476]" office:value-type="float" office:value="-0.0112337077733057" calcext:value-type="float">
            <text:p>-0.011233707773306</text:p>
          </table:table-cell>
          <table:table-cell table:formula="of:=[.H1477]-PerAnnumRiskFreeRate/TradingDaysPerYear" office:value-type="float" office:value="-0.0113924379320359" calcext:value-type="float">
            <text:p>-0.0113924379320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09</text:p>
          </table:table-cell>
          <table:table-cell office:value-type="float" office:value="42.933334" calcext:value-type="float">
            <text:p>42.933334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42.933334" calcext:value-type="float">
            <text:p>42.933334</text:p>
          </table:table-cell>
          <table:table-cell office:value-type="float" office:value="43.59" calcext:value-type="float">
            <text:p>43.59</text:p>
          </table:table-cell>
          <table:table-cell office:value-type="float" office:value="31.654791" calcext:value-type="float">
            <text:p>31.654791</text:p>
          </table:table-cell>
          <table:table-cell office:value-type="float" office:value="181800" calcext:value-type="float">
            <text:p>181800</text:p>
          </table:table-cell>
          <table:table-cell table:formula="of:=([.F1478]-[.F1477])/[.F1477]" office:value-type="float" office:value="0.0176649869109191" calcext:value-type="float">
            <text:p>0.017664986910919</text:p>
          </table:table-cell>
          <table:table-cell table:formula="of:=[.H1478]-PerAnnumRiskFreeRate/TradingDaysPerYear" office:value-type="float" office:value="0.0175062567521889" calcext:value-type="float">
            <text:p>0.0175062567521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10</text:p>
          </table:table-cell>
          <table:table-cell office:value-type="float" office:value="43.406666" calcext:value-type="float">
            <text:p>43.406666</text:p>
          </table:table-cell>
          <table:table-cell office:value-type="float" office:value="44.156666" calcext:value-type="float">
            <text:p>44.156666</text:p>
          </table:table-cell>
          <table:table-cell office:value-type="float" office:value="43.169998" calcext:value-type="float">
            <text:p>43.169998</text:p>
          </table:table-cell>
          <table:table-cell office:value-type="float" office:value="43.990002" calcext:value-type="float">
            <text:p>43.990002</text:p>
          </table:table-cell>
          <table:table-cell office:value-type="float" office:value="31.945272" calcext:value-type="float">
            <text:p>31.945272</text:p>
          </table:table-cell>
          <table:table-cell office:value-type="float" office:value="252900" calcext:value-type="float">
            <text:p>252900</text:p>
          </table:table-cell>
          <table:table-cell table:formula="of:=([.F1479]-[.F1478])/[.F1478]" office:value-type="float" office:value="0.00917652560081663" calcext:value-type="float">
            <text:p>0.009176525600817</text:p>
          </table:table-cell>
          <table:table-cell table:formula="of:=[.H1479]-PerAnnumRiskFreeRate/TradingDaysPerYear" office:value-type="float" office:value="0.00901779544208647" calcext:value-type="float">
            <text:p>0.0090177954420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11</text:p>
          </table:table-cell>
          <table:table-cell office:value-type="float" office:value="44.5" calcext:value-type="float">
            <text:p>44.5</text:p>
          </table:table-cell>
          <table:table-cell office:value-type="float" office:value="44.913334" calcext:value-type="float">
            <text:p>44.913334</text:p>
          </table:table-cell>
          <table:table-cell office:value-type="float" office:value="43.560001" calcext:value-type="float">
            <text:p>43.560001</text:p>
          </table:table-cell>
          <table:table-cell office:value-type="float" office:value="44.053333" calcext:value-type="float">
            <text:p>44.053333</text:p>
          </table:table-cell>
          <table:table-cell office:value-type="float" office:value="31.991264" calcext:value-type="float">
            <text:p>31.991264</text:p>
          </table:table-cell>
          <table:table-cell office:value-type="float" office:value="327000" calcext:value-type="float">
            <text:p>327000</text:p>
          </table:table-cell>
          <table:table-cell table:formula="of:=([.F1480]-[.F1479])/[.F1479]" office:value-type="float" office:value="0.00143971226790624" calcext:value-type="float">
            <text:p>0.001439712267906</text:p>
          </table:table-cell>
          <table:table-cell table:formula="of:=[.H1480]-PerAnnumRiskFreeRate/TradingDaysPerYear" office:value-type="float" office:value="0.00128098210917608" calcext:value-type="float">
            <text:p>0.0012809821091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12</text:p>
          </table:table-cell>
          <table:table-cell office:value-type="float" office:value="44.206669" calcext:value-type="float">
            <text:p>44.206669</text:p>
          </table:table-cell>
          <table:table-cell office:value-type="float" office:value="44.41" calcext:value-type="float">
            <text:p>44.41</text:p>
          </table:table-cell>
          <table:table-cell office:value-type="float" office:value="43.990002" calcext:value-type="float">
            <text:p>43.990002</text:p>
          </table:table-cell>
          <table:table-cell office:value-type="float" office:value="44.290001" calcext:value-type="float">
            <text:p>44.290001</text:p>
          </table:table-cell>
          <table:table-cell office:value-type="float" office:value="32.163143" calcext:value-type="float">
            <text:p>32.163143</text:p>
          </table:table-cell>
          <table:table-cell office:value-type="float" office:value="108000" calcext:value-type="float">
            <text:p>108000</text:p>
          </table:table-cell>
          <table:table-cell table:formula="of:=([.F1481]-[.F1480])/[.F1480]" office:value-type="float" office:value="0.00537268549313953" calcext:value-type="float">
            <text:p>0.00537268549314</text:p>
          </table:table-cell>
          <table:table-cell table:formula="of:=[.H1481]-PerAnnumRiskFreeRate/TradingDaysPerYear" office:value-type="float" office:value="0.00521395533440937" calcext:value-type="float">
            <text:p>0.0052139553344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15</text:p>
          </table:table-cell>
          <table:table-cell office:value-type="float" office:value="44.959999" calcext:value-type="float">
            <text:p>44.959999</text:p>
          </table:table-cell>
          <table:table-cell office:value-type="float" office:value="45.073334" calcext:value-type="float">
            <text:p>45.073334</text:p>
          </table:table-cell>
          <table:table-cell office:value-type="float" office:value="44.466667" calcext:value-type="float">
            <text:p>44.466667</text:p>
          </table:table-cell>
          <table:table-cell office:value-type="float" office:value="44.773335" calcext:value-type="float">
            <text:p>44.773335</text:p>
          </table:table-cell>
          <table:table-cell office:value-type="float" office:value="32.51413" calcext:value-type="float">
            <text:p>32.51413</text:p>
          </table:table-cell>
          <table:table-cell office:value-type="float" office:value="179400" calcext:value-type="float">
            <text:p>179400</text:p>
          </table:table-cell>
          <table:table-cell table:formula="of:=([.F1482]-[.F1481])/[.F1481]" office:value-type="float" office:value="0.0109127083755466" calcext:value-type="float">
            <text:p>0.010912708375547</text:p>
          </table:table-cell>
          <table:table-cell table:formula="of:=[.H1482]-PerAnnumRiskFreeRate/TradingDaysPerYear" office:value-type="float" office:value="0.0107539782168165" calcext:value-type="float">
            <text:p>0.0107539782168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16</text:p>
          </table:table-cell>
          <table:table-cell office:value-type="float" office:value="44.610001" calcext:value-type="float">
            <text:p>44.610001</text:p>
          </table:table-cell>
          <table:table-cell office:value-type="float" office:value="44.743332" calcext:value-type="float">
            <text:p>44.743332</text:p>
          </table:table-cell>
          <table:table-cell office:value-type="float" office:value="44.360001" calcext:value-type="float">
            <text:p>44.360001</text:p>
          </table:table-cell>
          <table:table-cell office:value-type="float" office:value="44.636665" calcext:value-type="float">
            <text:p>44.636665</text:p>
          </table:table-cell>
          <table:table-cell office:value-type="float" office:value="32.414879" calcext:value-type="float">
            <text:p>32.414879</text:p>
          </table:table-cell>
          <table:table-cell office:value-type="float" office:value="130200" calcext:value-type="float">
            <text:p>130200</text:p>
          </table:table-cell>
          <table:table-cell table:formula="of:=([.F1483]-[.F1482])/[.F1482]" office:value-type="float" office:value="-0.00305254976836232" calcext:value-type="float">
            <text:p>-0.003052549768362</text:p>
          </table:table-cell>
          <table:table-cell table:formula="of:=[.H1483]-PerAnnumRiskFreeRate/TradingDaysPerYear" office:value-type="float" office:value="-0.00321127992709248" calcext:value-type="float">
            <text:p>-0.0032112799270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17</text:p>
          </table:table-cell>
          <table:table-cell office:value-type="float" office:value="44.863335" calcext:value-type="float">
            <text:p>44.863335</text:p>
          </table:table-cell>
          <table:table-cell office:value-type="float" office:value="44.93" calcext:value-type="float">
            <text:p>44.93</text:p>
          </table:table-cell>
          <table:table-cell office:value-type="float" office:value="44.053333" calcext:value-type="float">
            <text:p>44.053333</text:p>
          </table:table-cell>
          <table:table-cell office:value-type="float" office:value="44.533333" calcext:value-type="float">
            <text:p>44.533333</text:p>
          </table:table-cell>
          <table:table-cell office:value-type="float" office:value="32.339836" calcext:value-type="float">
            <text:p>32.339836</text:p>
          </table:table-cell>
          <table:table-cell office:value-type="float" office:value="534900" calcext:value-type="float">
            <text:p>534900</text:p>
          </table:table-cell>
          <table:table-cell table:formula="of:=([.F1484]-[.F1483])/[.F1483]" office:value-type="float" office:value="-0.00231507882537525" calcext:value-type="float">
            <text:p>-0.002315078825375</text:p>
          </table:table-cell>
          <table:table-cell table:formula="of:=[.H1484]-PerAnnumRiskFreeRate/TradingDaysPerYear" office:value-type="float" office:value="-0.00247380898410541" calcext:value-type="float">
            <text:p>-0.0024738089841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18</text:p>
          </table:table-cell>
          <table:table-cell office:value-type="float" office:value="44.529999" calcext:value-type="float">
            <text:p>44.529999</text:p>
          </table:table-cell>
          <table:table-cell office:value-type="float" office:value="44.900002" calcext:value-type="float">
            <text:p>44.900002</text:p>
          </table:table-cell>
          <table:table-cell office:value-type="float" office:value="44.376667" calcext:value-type="float">
            <text:p>44.376667</text:p>
          </table:table-cell>
          <table:table-cell office:value-type="float" office:value="44.900002" calcext:value-type="float">
            <text:p>44.900002</text:p>
          </table:table-cell>
          <table:table-cell office:value-type="float" office:value="32.606117" calcext:value-type="float">
            <text:p>32.606117</text:p>
          </table:table-cell>
          <table:table-cell office:value-type="float" office:value="465900" calcext:value-type="float">
            <text:p>465900</text:p>
          </table:table-cell>
          <table:table-cell table:formula="of:=([.F1485]-[.F1484])/[.F1484]" office:value-type="float" office:value="0.00823383891000558" calcext:value-type="float">
            <text:p>0.008233838910006</text:p>
          </table:table-cell>
          <table:table-cell table:formula="of:=[.H1485]-PerAnnumRiskFreeRate/TradingDaysPerYear" office:value-type="float" office:value="0.00807510875127542" calcext:value-type="float">
            <text:p>0.0080751087512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19</text:p>
          </table:table-cell>
          <table:table-cell table:number-columns-repeated="2" office:value-type="float" office:value="44.57" calcext:value-type="float">
            <text:p>44.57</text:p>
          </table:table-cell>
          <table:table-cell table:number-columns-repeated="2" office:value-type="float" office:value="43.093334" calcext:value-type="float">
            <text:p>43.093334</text:p>
          </table:table-cell>
          <table:table-cell office:value-type="float" office:value="31.294113" calcext:value-type="float">
            <text:p>31.294113</text:p>
          </table:table-cell>
          <table:table-cell office:value-type="float" office:value="328500" calcext:value-type="float">
            <text:p>328500</text:p>
          </table:table-cell>
          <table:table-cell table:formula="of:=([.F1486]-[.F1485])/[.F1485]" office:value-type="float" office:value="-0.0402379712984529" calcext:value-type="float">
            <text:p>-0.040237971298453</text:p>
          </table:table-cell>
          <table:table-cell table:formula="of:=[.H1486]-PerAnnumRiskFreeRate/TradingDaysPerYear" office:value-type="float" office:value="-0.0403967014571831" calcext:value-type="float">
            <text:p>-0.0403967014571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22</text:p>
          </table:table-cell>
          <table:table-cell office:value-type="float" office:value="42.306667" calcext:value-type="float">
            <text:p>42.306667</text:p>
          </table:table-cell>
          <table:table-cell office:value-type="float" office:value="42.656666" calcext:value-type="float">
            <text:p>42.656666</text:p>
          </table:table-cell>
          <table:table-cell office:value-type="float" office:value="41.953335" calcext:value-type="float">
            <text:p>41.953335</text:p>
          </table:table-cell>
          <table:table-cell office:value-type="float" office:value="42.656666" calcext:value-type="float">
            <text:p>42.656666</text:p>
          </table:table-cell>
          <table:table-cell office:value-type="float" office:value="30.977015" calcext:value-type="float">
            <text:p>30.977015</text:p>
          </table:table-cell>
          <table:table-cell office:value-type="float" office:value="307200" calcext:value-type="float">
            <text:p>307200</text:p>
          </table:table-cell>
          <table:table-cell table:formula="of:=([.F1487]-[.F1486])/[.F1486]" office:value-type="float" office:value="-0.0101328323317551" calcext:value-type="float">
            <text:p>-0.010132832331755</text:p>
          </table:table-cell>
          <table:table-cell table:formula="of:=[.H1487]-PerAnnumRiskFreeRate/TradingDaysPerYear" office:value-type="float" office:value="-0.0102915624904853" calcext:value-type="float">
            <text:p>-0.0102915624904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23</text:p>
          </table:table-cell>
          <table:table-cell office:value-type="float" office:value="42.933334" calcext:value-type="float">
            <text:p>42.933334</text:p>
          </table:table-cell>
          <table:table-cell office:value-type="float" office:value="43.256668" calcext:value-type="float">
            <text:p>43.256668</text:p>
          </table:table-cell>
          <table:table-cell office:value-type="float" office:value="42.433334" calcext:value-type="float">
            <text:p>42.433334</text:p>
          </table:table-cell>
          <table:table-cell office:value-type="float" office:value="43.256668" calcext:value-type="float">
            <text:p>43.256668</text:p>
          </table:table-cell>
          <table:table-cell office:value-type="float" office:value="31.412735" calcext:value-type="float">
            <text:p>31.412735</text:p>
          </table:table-cell>
          <table:table-cell office:value-type="float" office:value="212700" calcext:value-type="float">
            <text:p>212700</text:p>
          </table:table-cell>
          <table:table-cell table:formula="of:=([.F1488]-[.F1487])/[.F1487]" office:value-type="float" office:value="0.0140659130648967" calcext:value-type="float">
            <text:p>0.014065913064897</text:p>
          </table:table-cell>
          <table:table-cell table:formula="of:=[.H1488]-PerAnnumRiskFreeRate/TradingDaysPerYear" office:value-type="float" office:value="0.0139071829061665" calcext:value-type="float">
            <text:p>0.0139071829061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24</text:p>
          </table:table-cell>
          <table:table-cell office:value-type="float" office:value="43.033333" calcext:value-type="float">
            <text:p>43.033333</text:p>
          </table:table-cell>
          <table:table-cell office:value-type="float" office:value="43.52" calcext:value-type="float">
            <text:p>43.52</text:p>
          </table:table-cell>
          <table:table-cell office:value-type="float" office:value="42.666668" calcext:value-type="float">
            <text:p>42.666668</text:p>
          </table:table-cell>
          <table:table-cell office:value-type="float" office:value="43.423332" calcext:value-type="float">
            <text:p>43.423332</text:p>
          </table:table-cell>
          <table:table-cell office:value-type="float" office:value="31.533758" calcext:value-type="float">
            <text:p>31.533758</text:p>
          </table:table-cell>
          <table:table-cell office:value-type="float" office:value="229500" calcext:value-type="float">
            <text:p>229500</text:p>
          </table:table-cell>
          <table:table-cell table:formula="of:=([.F1489]-[.F1488])/[.F1488]" office:value-type="float" office:value="0.0038526731276343" calcext:value-type="float">
            <text:p>0.003852673127634</text:p>
          </table:table-cell>
          <table:table-cell table:formula="of:=[.H1489]-PerAnnumRiskFreeRate/TradingDaysPerYear" office:value-type="float" office:value="0.00369394296890414" calcext:value-type="float">
            <text:p>0.0036939429689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25</text:p>
          </table:table-cell>
          <table:table-cell office:value-type="float" office:value="43.669998" calcext:value-type="float">
            <text:p>43.669998</text:p>
          </table:table-cell>
          <table:table-cell office:value-type="float" office:value="43.983334" calcext:value-type="float">
            <text:p>43.983334</text:p>
          </table:table-cell>
          <table:table-cell office:value-type="float" office:value="43.360001" calcext:value-type="float">
            <text:p>43.360001</text:p>
          </table:table-cell>
          <table:table-cell office:value-type="float" office:value="43.936668" calcext:value-type="float">
            <text:p>43.936668</text:p>
          </table:table-cell>
          <table:table-cell office:value-type="float" office:value="31.906546" calcext:value-type="float">
            <text:p>31.906546</text:p>
          </table:table-cell>
          <table:table-cell office:value-type="float" office:value="173400" calcext:value-type="float">
            <text:p>173400</text:p>
          </table:table-cell>
          <table:table-cell table:formula="of:=([.F1490]-[.F1489])/[.F1489]" office:value-type="float" office:value="0.0118218703904558" calcext:value-type="float">
            <text:p>0.011821870390456</text:p>
          </table:table-cell>
          <table:table-cell table:formula="of:=[.H1490]-PerAnnumRiskFreeRate/TradingDaysPerYear" office:value-type="float" office:value="0.0116631402317257" calcext:value-type="float">
            <text:p>0.0116631402317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26</text:p>
          </table:table-cell>
          <table:table-cell office:value-type="float" office:value="44.326668" calcext:value-type="float">
            <text:p>44.326668</text:p>
          </table:table-cell>
          <table:table-cell office:value-type="float" office:value="44.546665" calcext:value-type="float">
            <text:p>44.546665</text:p>
          </table:table-cell>
          <table:table-cell office:value-type="float" office:value="44.150002" calcext:value-type="float">
            <text:p>44.150002</text:p>
          </table:table-cell>
          <table:table-cell office:value-type="float" office:value="44.546665" calcext:value-type="float">
            <text:p>44.546665</text:p>
          </table:table-cell>
          <table:table-cell office:value-type="float" office:value="32.349529" calcext:value-type="float">
            <text:p>32.349529</text:p>
          </table:table-cell>
          <table:table-cell office:value-type="float" office:value="149400" calcext:value-type="float">
            <text:p>149400</text:p>
          </table:table-cell>
          <table:table-cell table:formula="of:=([.F1491]-[.F1490])/[.F1490]" office:value-type="float" office:value="0.0138837654191713" calcext:value-type="float">
            <text:p>0.013883765419171</text:p>
          </table:table-cell>
          <table:table-cell table:formula="of:=[.H1491]-PerAnnumRiskFreeRate/TradingDaysPerYear" office:value-type="float" office:value="0.0137250352604411" calcext:value-type="float">
            <text:p>0.0137250352604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29</text:p>
          </table:table-cell>
          <table:table-cell office:value-type="float" office:value="44.816666" calcext:value-type="float">
            <text:p>44.816666</text:p>
          </table:table-cell>
          <table:table-cell office:value-type="float" office:value="44.966667" calcext:value-type="float">
            <text:p>44.966667</text:p>
          </table:table-cell>
          <table:table-cell office:value-type="float" office:value="44.666668" calcext:value-type="float">
            <text:p>44.666668</text:p>
          </table:table-cell>
          <table:table-cell office:value-type="float" office:value="44.886665" calcext:value-type="float">
            <text:p>44.886665</text:p>
          </table:table-cell>
          <table:table-cell office:value-type="float" office:value="32.596416" calcext:value-type="float">
            <text:p>32.596416</text:p>
          </table:table-cell>
          <table:table-cell office:value-type="float" office:value="159000" calcext:value-type="float">
            <text:p>159000</text:p>
          </table:table-cell>
          <table:table-cell table:formula="of:=([.F1492]-[.F1491])/[.F1491]" office:value-type="float" office:value="0.00763185763848373" calcext:value-type="float">
            <text:p>0.007631857638484</text:p>
          </table:table-cell>
          <table:table-cell table:formula="of:=[.H1492]-PerAnnumRiskFreeRate/TradingDaysPerYear" office:value-type="float" office:value="0.00747312747975357" calcext:value-type="float">
            <text:p>0.0074731274797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30</text:p>
          </table:table-cell>
          <table:table-cell table:number-columns-repeated="2" office:value-type="float" office:value="44.496666" calcext:value-type="float">
            <text:p>44.496666</text:p>
          </table:table-cell>
          <table:table-cell office:value-type="float" office:value="43.529999" calcext:value-type="float">
            <text:p>43.529999</text:p>
          </table:table-cell>
          <table:table-cell office:value-type="float" office:value="43.630001" calcext:value-type="float">
            <text:p>43.630001</text:p>
          </table:table-cell>
          <table:table-cell office:value-type="float" office:value="31.68384" calcext:value-type="float">
            <text:p>31.68384</text:p>
          </table:table-cell>
          <table:table-cell office:value-type="float" office:value="229200" calcext:value-type="float">
            <text:p>229200</text:p>
          </table:table-cell>
          <table:table-cell table:formula="of:=([.F1493]-[.F1492])/[.F1492]" office:value-type="float" office:value="-0.027996206699534" calcext:value-type="float">
            <text:p>-0.027996206699534</text:p>
          </table:table-cell>
          <table:table-cell table:formula="of:=[.H1493]-PerAnnumRiskFreeRate/TradingDaysPerYear" office:value-type="float" office:value="-0.0281549368582642" calcext:value-type="float">
            <text:p>-0.0281549368582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0-31</text:p>
          </table:table-cell>
          <table:table-cell office:value-type="float" office:value="44.063332" calcext:value-type="float">
            <text:p>44.063332</text:p>
          </table:table-cell>
          <table:table-cell office:value-type="float" office:value="44.84" calcext:value-type="float">
            <text:p>44.84</text:p>
          </table:table-cell>
          <table:table-cell office:value-type="float" office:value="43.799999" calcext:value-type="float">
            <text:p>43.799999</text:p>
          </table:table-cell>
          <table:table-cell office:value-type="float" office:value="44.773335" calcext:value-type="float">
            <text:p>44.773335</text:p>
          </table:table-cell>
          <table:table-cell office:value-type="float" office:value="32.51413" calcext:value-type="float">
            <text:p>32.51413</text:p>
          </table:table-cell>
          <table:table-cell office:value-type="float" office:value="302400" calcext:value-type="float">
            <text:p>302400</text:p>
          </table:table-cell>
          <table:table-cell table:formula="of:=([.F1494]-[.F1493])/[.F1493]" office:value-type="float" office:value="0.0262054725689816" calcext:value-type="float">
            <text:p>0.026205472568982</text:p>
          </table:table-cell>
          <table:table-cell table:formula="of:=[.H1494]-PerAnnumRiskFreeRate/TradingDaysPerYear" office:value-type="float" office:value="0.0260467424102514" calcext:value-type="float">
            <text:p>0.0260467424102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1-01</text:p>
          </table:table-cell>
          <table:table-cell office:value-type="float" office:value="44.16" calcext:value-type="float">
            <text:p>44.16</text:p>
          </table:table-cell>
          <table:table-cell office:value-type="float" office:value="44.733334" calcext:value-type="float">
            <text:p>44.733334</text:p>
          </table:table-cell>
          <table:table-cell office:value-type="float" office:value="43.566666" calcext:value-type="float">
            <text:p>43.566666</text:p>
          </table:table-cell>
          <table:table-cell office:value-type="float" office:value="43.776669" calcext:value-type="float">
            <text:p>43.776669</text:p>
          </table:table-cell>
          <table:table-cell office:value-type="float" office:value="31.790352" calcext:value-type="float">
            <text:p>31.790352</text:p>
          </table:table-cell>
          <table:table-cell office:value-type="float" office:value="280200" calcext:value-type="float">
            <text:p>280200</text:p>
          </table:table-cell>
          <table:table-cell table:formula="of:=([.F1495]-[.F1494])/[.F1494]" office:value-type="float" office:value="-0.0222604141645495" calcext:value-type="float">
            <text:p>-0.02226041416455</text:p>
          </table:table-cell>
          <table:table-cell table:formula="of:=[.H1495]-PerAnnumRiskFreeRate/TradingDaysPerYear" office:value-type="float" office:value="-0.0224191443232796" calcext:value-type="float">
            <text:p>-0.022419144323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1-02</text:p>
          </table:table-cell>
          <table:table-cell office:value-type="float" office:value="44.163334" calcext:value-type="float">
            <text:p>44.163334</text:p>
          </table:table-cell>
          <table:table-cell office:value-type="float" office:value="44.533333" calcext:value-type="float">
            <text:p>44.533333</text:p>
          </table:table-cell>
          <table:table-cell office:value-type="float" office:value="43.506668" calcext:value-type="float">
            <text:p>43.506668</text:p>
          </table:table-cell>
          <table:table-cell office:value-type="float" office:value="44.533333" calcext:value-type="float">
            <text:p>44.533333</text:p>
          </table:table-cell>
          <table:table-cell office:value-type="float" office:value="32.339836" calcext:value-type="float">
            <text:p>32.339836</text:p>
          </table:table-cell>
          <table:table-cell office:value-type="float" office:value="219900" calcext:value-type="float">
            <text:p>219900</text:p>
          </table:table-cell>
          <table:table-cell table:formula="of:=([.F1496]-[.F1495])/[.F1495]" office:value-type="float" office:value="0.0172846151561958" calcext:value-type="float">
            <text:p>0.017284615156196</text:p>
          </table:table-cell>
          <table:table-cell table:formula="of:=[.H1496]-PerAnnumRiskFreeRate/TradingDaysPerYear" office:value-type="float" office:value="0.0171258849974656" calcext:value-type="float">
            <text:p>0.0171258849974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1-05</text:p>
          </table:table-cell>
          <table:table-cell office:value-type="float" office:value="44.333332" calcext:value-type="float">
            <text:p>44.333332</text:p>
          </table:table-cell>
          <table:table-cell office:value-type="float" office:value="44.376667" calcext:value-type="float">
            <text:p>44.376667</text:p>
          </table:table-cell>
          <table:table-cell office:value-type="float" office:value="43.733334" calcext:value-type="float">
            <text:p>43.733334</text:p>
          </table:table-cell>
          <table:table-cell office:value-type="float" office:value="44.166668" calcext:value-type="float">
            <text:p>44.166668</text:p>
          </table:table-cell>
          <table:table-cell office:value-type="float" office:value="32.073578" calcext:value-type="float">
            <text:p>32.073578</text:p>
          </table:table-cell>
          <table:table-cell office:value-type="float" office:value="141300" calcext:value-type="float">
            <text:p>141300</text:p>
          </table:table-cell>
          <table:table-cell table:formula="of:=([.F1497]-[.F1496])/[.F1496]" office:value-type="float" office:value="-0.00823312771283072" calcext:value-type="float">
            <text:p>-0.008233127712831</text:p>
          </table:table-cell>
          <table:table-cell table:formula="of:=[.H1497]-PerAnnumRiskFreeRate/TradingDaysPerYear" office:value-type="float" office:value="-0.00839185787156088" calcext:value-type="float">
            <text:p>-0.0083918578715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1-06</text:p>
          </table:table-cell>
          <table:table-cell office:value-type="float" office:value="44.303333" calcext:value-type="float">
            <text:p>44.303333</text:p>
          </table:table-cell>
          <table:table-cell office:value-type="float" office:value="45.383331" calcext:value-type="float">
            <text:p>45.383331</text:p>
          </table:table-cell>
          <table:table-cell office:value-type="float" office:value="44.303333" calcext:value-type="float">
            <text:p>44.303333</text:p>
          </table:table-cell>
          <table:table-cell office:value-type="float" office:value="45.360001" calcext:value-type="float">
            <text:p>45.360001</text:p>
          </table:table-cell>
          <table:table-cell office:value-type="float" office:value="32.940174" calcext:value-type="float">
            <text:p>32.940174</text:p>
          </table:table-cell>
          <table:table-cell office:value-type="float" office:value="180300" calcext:value-type="float">
            <text:p>180300</text:p>
          </table:table-cell>
          <table:table-cell table:formula="of:=([.F1498]-[.F1497])/[.F1497]" office:value-type="float" office:value="0.027018999875848" calcext:value-type="float">
            <text:p>0.027018999875848</text:p>
          </table:table-cell>
          <table:table-cell table:formula="of:=[.H1498]-PerAnnumRiskFreeRate/TradingDaysPerYear" office:value-type="float" office:value="0.0268602697171178" calcext:value-type="float">
            <text:p>0.0268602697171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1-07</text:p>
          </table:table-cell>
          <table:table-cell office:value-type="float" office:value="45.333332" calcext:value-type="float">
            <text:p>45.333332</text:p>
          </table:table-cell>
          <table:table-cell office:value-type="float" office:value="45.509998" calcext:value-type="float">
            <text:p>45.509998</text:p>
          </table:table-cell>
          <table:table-cell office:value-type="float" office:value="44.143333" calcext:value-type="float">
            <text:p>44.143333</text:p>
          </table:table-cell>
          <table:table-cell office:value-type="float" office:value="44.166668" calcext:value-type="float">
            <text:p>44.166668</text:p>
          </table:table-cell>
          <table:table-cell office:value-type="float" office:value="32.073578" calcext:value-type="float">
            <text:p>32.073578</text:p>
          </table:table-cell>
          <table:table-cell office:value-type="float" office:value="276600" calcext:value-type="float">
            <text:p>276600</text:p>
          </table:table-cell>
          <table:table-cell table:formula="of:=([.F1499]-[.F1498])/[.F1498]" office:value-type="float" office:value="-0.0263081791856959" calcext:value-type="float">
            <text:p>-0.026308179185696</text:p>
          </table:table-cell>
          <table:table-cell table:formula="of:=[.H1499]-PerAnnumRiskFreeRate/TradingDaysPerYear" office:value-type="float" office:value="-0.0264669093444261" calcext:value-type="float">
            <text:p>-0.0264669093444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1-08</text:p>
          </table:table-cell>
          <table:table-cell office:value-type="float" office:value="44.496666" calcext:value-type="float">
            <text:p>44.496666</text:p>
          </table:table-cell>
          <table:table-cell office:value-type="float" office:value="45.046665" calcext:value-type="float">
            <text:p>45.046665</text:p>
          </table:table-cell>
          <table:table-cell office:value-type="float" office:value="43.666668" calcext:value-type="float">
            <text:p>43.666668</text:p>
          </table:table-cell>
          <table:table-cell office:value-type="float" office:value="44.453335" calcext:value-type="float">
            <text:p>44.453335</text:p>
          </table:table-cell>
          <table:table-cell office:value-type="float" office:value="32.281757" calcext:value-type="float">
            <text:p>32.281757</text:p>
          </table:table-cell>
          <table:table-cell office:value-type="float" office:value="316800" calcext:value-type="float">
            <text:p>316800</text:p>
          </table:table-cell>
          <table:table-cell table:formula="of:=([.F1500]-[.F1499])/[.F1499]" office:value-type="float" office:value="0.00649066967208963" calcext:value-type="float">
            <text:p>0.00649066967209</text:p>
          </table:table-cell>
          <table:table-cell table:formula="of:=[.H1500]-PerAnnumRiskFreeRate/TradingDaysPerYear" office:value-type="float" office:value="0.00633193951335947" calcext:value-type="float">
            <text:p>0.0063319395133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1-09</text:p>
          </table:table-cell>
          <table:table-cell table:number-columns-repeated="2" office:value-type="float" office:value="44.366669" calcext:value-type="float">
            <text:p>44.366669</text:p>
          </table:table-cell>
          <table:table-cell office:value-type="float" office:value="43.416668" calcext:value-type="float">
            <text:p>43.416668</text:p>
          </table:table-cell>
          <table:table-cell office:value-type="float" office:value="43.673332" calcext:value-type="float">
            <text:p>43.673332</text:p>
          </table:table-cell>
          <table:table-cell office:value-type="float" office:value="31.715315" calcext:value-type="float">
            <text:p>31.715315</text:p>
          </table:table-cell>
          <table:table-cell office:value-type="float" office:value="162000" calcext:value-type="float">
            <text:p>162000</text:p>
          </table:table-cell>
          <table:table-cell table:formula="of:=([.F1501]-[.F1500])/[.F1500]" office:value-type="float" office:value="-0.0175468144438358" calcext:value-type="float">
            <text:p>-0.017546814443836</text:p>
          </table:table-cell>
          <table:table-cell table:formula="of:=[.H1501]-PerAnnumRiskFreeRate/TradingDaysPerYear" office:value-type="float" office:value="-0.017705544602566" calcext:value-type="float">
            <text:p>-0.0177055446025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1-12</text:p>
          </table:table-cell>
          <table:table-cell table:number-columns-repeated="2" office:value-type="float" office:value="44.006668" calcext:value-type="float">
            <text:p>44.006668</text:p>
          </table:table-cell>
          <table:table-cell office:value-type="float" office:value="41.616669" calcext:value-type="float">
            <text:p>41.616669</text:p>
          </table:table-cell>
          <table:table-cell office:value-type="float" office:value="41.626667" calcext:value-type="float">
            <text:p>41.626667</text:p>
          </table:table-cell>
          <table:table-cell office:value-type="float" office:value="30.229057" calcext:value-type="float">
            <text:p>30.229057</text:p>
          </table:table-cell>
          <table:table-cell office:value-type="float" office:value="295800" calcext:value-type="float">
            <text:p>295800</text:p>
          </table:table-cell>
          <table:table-cell table:formula="of:=([.F1502]-[.F1501])/[.F1501]" office:value-type="float" office:value="-0.0468624700716357" calcext:value-type="float">
            <text:p>-0.046862470071636</text:p>
          </table:table-cell>
          <table:table-cell table:formula="of:=[.H1502]-PerAnnumRiskFreeRate/TradingDaysPerYear" office:value-type="float" office:value="-0.0470212002303659" calcext:value-type="float">
            <text:p>-0.0470212002303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7-11-13</text:p>
          </table:table-cell>
          <table:table-cell office:value-type="float" office:value="41.586666" calcext:value-type="float">
            <text:p>41.586666</text:p>
          </table:table-cell>
          <table:table-cell office:value-type="float" office:value="42.439999" calcext:value-type="float">
            <text:p>42.439999</text:p>
          </table:table-cell>
          <table:table-cell office:value-type="float" office:value="41.293331" calcext:value-type="float">
            <text:p>41.293331</text:p>
          </table:table-cell>
          <table:table-cell office:value-type="float" office:value="42.433334" calcext:value-type="float">
            <text:p>42.433334</text:p>
          </table:table-cell>
          <table:table-cell office:value-type="float" office:value="30.814837" calcext:value-type="float">
            <text:p>30.814837</text:p>
          </table:table-cell>
          <table:table-cell office:value-type="float" office:value="219900" calcext:value-type="float">
            <text:p>219900</text:p>
          </table:table-cell>
          <table:table-cell table:formula="of:=([.F1503]-[.F1502])/[.F1502]" office:value-type="float" office:value="0.0193780441116638" calcext:value-type="float">
            <text:p>0.019378044111664</text:p>
          </table:table-cell>
          <table:table-cell table:formula="of:=[.H1503]-PerAnnumRiskFreeRate/TradingDaysPerYear" office:value-type="float" office:value="0.0192193139529337" calcext:value-type="float">
            <text:p>0.019219313952934</text:p>
          </table:table-cell>
          <table:table-cell table:number-columns-repeated="55"/>
        </table:table-row>
        <table:table-row table:style-name="ro1" table:number-rows-repeated="10470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stants" table:style-name="ta2">
        <table:table-column table:style-name="co7" table:default-cell-style-name="ce5"/>
        <table:table-column table:style-name="co8" table:default-cell-style-name="Default"/>
        <table:table-row table:style-name="ro1">
          <table:table-cell office:value-type="string" calcext:value-type="string">
            <text:p>TradingDaysPerYear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PerAnnumRiskFreeRate</text:p>
          </table:table-cell>
          <table:table-cell table:style-name="ce6" office:value-type="percentage" office:value="0.04" calcext:value-type="percentage">
            <text:p>4.00%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PerAnnumRiskFreeRate" table:base-cell-address="$Constants.$B$2" table:cell-range-address="$Constants.$B$2"/>
        <table:named-range table:name="TradingDaysPerYear" table:base-cell-address="$Constants.$B$1" table:cell-range-address="$Constants.$B$1"/>
      </table:named-expressions>
      <table:database-ranges>
        <table:database-range table:name="__Anonymous_Sheet_DB__0" table:target-range-address="IGE.A1:IGE.G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9:37:01.447149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GE" style:display-name="PageStyle_I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14</meta:editing-cycles>
    <meta:editing-duration>PT20M12S</meta:editing-duration>
    <meta:generator>LibreOffice/7.0.4.2$Linux_X86_64 LibreOffice_project/00$Build-2</meta:generator>
    <dc:date>2022-05-02T19:37:33.231641869</dc:date>
    <meta:document-statistic meta:table-count="2" meta:cell-count="13531" meta:object-count="0"/>
    <meta:user-defined meta:name="AppVersion">15.0000</meta:user-defined>
  </office:meta>
</office:document-meta>
</file>